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file-entry manifest:full-path="Object 1/styles.xml" manifest:media-type="text/xml"/>
  <manifest:file-entry manifest:full-path="Object 1/content.xml" manifest:media-type="text/xml"/>
  <manifest:file-entry manifest:full-path="Object 1/meta.xml" manifest:media-type="text/xml"/>
  <manifest:file-entry manifest:full-path="Object 1/settings.xml" manifest:media-type="text/xml"/>
  <manifest:file-entry manifest:full-path="Object 1/" manifest:media-type="application/vnd.oasis.opendocument.char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F" svg:font-family="F"/>
    <style:font-face style:name="Liberation Serif" svg:font-family="Liberation Serif"/>
    <style:font-face style:name="'Liberation Sans'" svg:font-family="'Liberation Sans'"/>
    <style:font-face style:name="Calibri" svg:font-family="Calibri"/>
    <style:font-face style:name="Liberation Sans" svg:font-family="Liberation Sans"/>
  </office:font-face-decls>
  <office:automatic-styles>
    <style:style style:parent-style-name="Default" style:data-style-name="" style:family="table-cell" style:name="ce5">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6">
      <style:table-cell-properties style:text-align-source="fix" fo:background-color="#CCCCCC"/>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7">
      <style:table-cell-properties style:text-align-source="fix" fo:background-color="#FFF5CE"/>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8">
      <style:table-cell-properties fo:background-color="#DEE6E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9">
      <style:table-cell-properties fo:background-color="#CCCCCC"/>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0">
      <style:table-cell-properties fo:background-color="#FFF5CE"/>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1">
      <style:table-cell-properties fo:background-color="#CCCCCC"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2">
      <style:table-cell-properties fo:background-color="#FFF5CE"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3">
      <style:table-cell-properties fo:background-color="#DEE6EF"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4">
      <style:table-cell-properties fo:background-color="#CCCCCC"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5">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6">
      <style:table-cell-properties fo:background-color="#D8D8D8"/>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7">
      <style:table-cell-properties fo:background-color="#FFBFB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8">
      <style:table-cell-properties fo:background-color="#D8D8D8"/>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9">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0">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1">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2">
      <style:table-cell-properties fo:background-color="transparent" style:cell-protect="protected"/>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3">
      <style:table-cell-properties fo:background-color="#D8D8D8"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4">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5">
      <style:table-cell-properties fo:background-color="transparent"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1" style:family="table-cell" style:name="ce26">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7">
      <style:table-cell-properties fo:background-color="#7F7F7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8">
      <style:table-cell-properties fo:background-color="#CCCCCC"/>
      <style:paragraph-properties style:writing-mode="page"/>
      <style:text-properties fo:font-family="Liberation Serif" style:font-family-asian="Liberation Serif" style:font-family-complex="Liberation Serif" fo:font-size="10pt" style:font-size-asian="10pt" style:font-size-complex="10pt" fo:font-style="normal" fo:font-weight="normal"/>
    </style:style>
    <style:style style:parent-style-name="Default" style:data-style-name="" style:family="table-cell" style:name="ce29">
      <style:table-cell-properties fo:background-color="#CCCCCC"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0">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31">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32">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33">
      <style:table-cell-properties fo:background-color="transparent"/>
      <style:paragraph-properties style:writing-mode="page"/>
      <style:text-properties fo:font-family="F" style:font-family-asian="F" style:font-family-complex="F" fo:font-size="10pt" style:font-size-asian="10pt" style:font-size-complex="10pt" fo:font-style="normal" fo:font-weight="normal"/>
    </style:style>
    <style:style style:parent-style-name="Default" style:data-style-name="" style:family="table-cell" style:name="ce34">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5">
      <style:table-cell-properties style:vertical-align="middle" style:text-align-source="fix" fo:background-color="#CCCCCC"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6">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3" style:family="table-cell" style:name="ce37">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8">
      <style:table-cell-properties style:vertical-align="middle" style:text-align-source="fix" fo:background-color="transparent" fo:wrap-option="wrap"/>
      <style:paragraph-properties fo:text-align="end"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9">
      <style:table-cell-properties style:text-align-source="fix" fo:background-color="transparent"/>
      <style:paragraph-properties fo:text-align="end"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4" style:family="table-cell" style:name="ce40">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1">
      <style:table-cell-properties style:text-align-source="fix" fo:background-color="transparent"/>
      <style:paragraph-properties fo:text-align="end"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master-page-name="MasterPage1" style:family="table" style:name="ta1">
      <style:table-properties table:display="true"/>
    </style:style>
    <style:style style:family="table-column" style:name="co1">
      <style:table-column-properties style:column-width="1.746cm" loext:column-width-sym="8.664" fo:break-before="auto"/>
    </style:style>
    <style:style style:family="table-row" style:name="ro1">
      <style:table-row-properties style:row-height="0.4234cm" fo:break-before="auto"/>
    </style:style>
    <style:style style:family="table-column" style:name="co2">
      <style:table-column-properties style:column-width="1.773cm" style:use-optimal-column-width="false" loext:column-width-sym="8.8102" fo:break-before="auto"/>
    </style:style>
    <style:style style:family="table-column" style:name="co3">
      <style:table-column-properties style:column-width="1.588cm" style:use-optimal-column-width="false" loext:column-width-sym="7.8988" fo:break-before="auto"/>
    </style:style>
    <style:style style:family="table-row" style:name="ro2">
      <style:table-row-properties style:row-height="12.8pt" style:use-optimal-row-height="false" fo:break-before="auto"/>
    </style:style>
    <style:style style:family="text" style:name="T1">
      <style:text-properties fo:font-family="'Liberation Sans'" fo:font-size="10pt" fo:font-style="normal" style:text-underline-type="none" fo:font-weight="normal"/>
    </style:style>
    <style:style style:family="text" style:name="T2">
      <style:text-properties fo:font-family="'Liberation Sans'" fo:font-size="10pt" fo:font-style="normal" style:text-underline-type="none" fo:font-weight="normal"/>
    </style:style>
    <style:style style:family="text" style:name="T3">
      <style:text-properties fo:font-family="'Liberation Sans'" fo:font-size="10pt" fo:font-style="normal" style:text-underline-type="none" fo:font-weight="normal"/>
    </style:style>
    <style:style style:family="table-row" style:name="ro3">
      <style:table-row-properties style:row-height="12.8pt" style:use-optimal-row-height="false" fo:break-before="auto"/>
    </style:style>
    <style:style style:family="text" style:name="T4">
      <style:text-properties fo:font-family="'Liberation Sans'" fo:font-size="10pt" fo:font-style="normal" style:text-underline-type="none" fo:font-weight="normal"/>
    </style:style>
    <style:style style:family="text" style:name="T5">
      <style:text-properties fo:font-family="'Liberation Sans'" fo:font-size="10pt" fo:font-style="normal" style:text-underline-type="none" fo:font-weight="normal"/>
    </style:style>
    <style:style style:family="text" style:name="T6">
      <style:text-properties fo:font-family="'Liberation Sans'" fo:font-size="10pt" fo:font-style="normal" style:text-underline-type="none" fo:font-weight="normal"/>
    </style:style>
    <style:style style:family="text" style:name="T7">
      <style:text-properties fo:font-family="'Liberation Sans'" fo:font-size="10pt" fo:font-style="normal" style:text-underline-type="none" fo:font-weight="normal"/>
    </style:style>
    <style:style style:family="table-row" style:name="ro4">
      <style:table-row-properties style:row-height="12.8pt" style:use-optimal-row-height="false" fo:break-before="auto"/>
    </style:style>
    <style:style style:family="table-row" style:name="ro5">
      <style:table-row-properties style:row-height="12.8pt" style:use-optimal-row-height="false" fo:break-before="auto"/>
    </style:style>
    <style:style style:family="graphic" style:name="gr1">
      <style:graphic-properties fo:background-color="transparent"/>
    </style:style>
    <style:style style:master-page-name="MasterPage2" style:family="table" style:name="ta2">
      <style:table-properties table:display="true"/>
    </style:style>
    <style:style style:family="table-column" style:name="co4">
      <style:table-column-properties style:column-width="1.746cm" loext:column-width-sym="8.664" fo:break-before="auto"/>
    </style:style>
    <style:style style:family="table-row" style:name="ro6">
      <style:table-row-properties style:row-height="0.4234cm" fo:break-before="auto"/>
    </style:style>
    <style:style style:family="table-column" style:name="co5">
      <style:table-column-properties style:column-width="5.345cm" style:use-optimal-column-width="false" loext:column-width-sym="28.1406" fo:break-before="auto"/>
    </style:style>
    <style:style style:family="table-column" style:name="co6">
      <style:table-column-properties style:column-width="4.287cm" style:use-optimal-column-width="false" loext:column-width-sym="22.4219" fo:break-before="auto"/>
    </style:style>
    <style:style style:family="table-column" style:name="co7">
      <style:table-column-properties style:column-width="1.508cm" style:use-optimal-column-width="true" loext:column-width-sym="7.50391" fo:break-before="auto"/>
    </style:style>
    <style:style style:family="table-column" style:name="co8">
      <style:table-column-properties style:column-width="1.614cm" style:use-optimal-column-width="true" loext:column-width-sym="7.97266" fo:break-before="auto"/>
    </style:style>
    <style:style style:family="table-column" style:name="co9">
      <style:table-column-properties style:column-width="1.641cm" style:use-optimal-column-width="true" loext:column-width-sym="8.09375" fo:break-before="auto"/>
    </style:style>
    <style:style style:family="table-column" style:name="co10">
      <style:table-column-properties style:column-width="1.72cm" style:use-optimal-column-width="true" loext:column-width-sym="8.57422" fo:break-before="auto"/>
    </style:style>
    <style:style style:family="table-column" style:name="co11">
      <style:table-column-properties style:column-width="1.164cm" style:use-optimal-column-width="true" loext:column-width-sym="5.59375" fo:break-before="auto"/>
    </style:style>
    <style:style style:family="table-column" style:name="co12">
      <style:table-column-properties style:column-width="1.455cm" style:use-optimal-column-width="true" loext:column-width-sym="7.14062" fo:break-before="auto"/>
    </style:style>
    <style:style style:family="table-column" style:name="co13">
      <style:table-column-properties style:column-width="1.27cm" style:use-optimal-column-width="true" loext:column-width-sym="6.19141" fo:break-before="auto"/>
    </style:style>
    <style:style style:family="table-column" style:name="co14">
      <style:table-column-properties style:column-width="1.561cm" style:use-optimal-column-width="true" loext:column-width-sym="7.73047" fo:break-before="auto"/>
    </style:style>
    <style:style style:family="table-column" style:name="co15">
      <style:table-column-properties style:column-width="0.7409cm" style:use-optimal-column-width="true" loext:column-width-sym="3.33203" fo:break-before="auto"/>
    </style:style>
    <style:style style:family="table-column" style:name="co16">
      <style:table-column-properties style:column-width="0.8996cm" style:use-optimal-column-width="true" loext:column-width-sym="4.16406" fo:break-before="auto"/>
    </style:style>
    <style:style style:family="table-column" style:name="co17">
      <style:table-column-properties style:column-width="1.032cm" style:use-optimal-column-width="true" loext:column-width-sym="4.88281" fo:break-before="auto"/>
    </style:style>
    <style:style style:family="table-column" style:name="co18">
      <style:table-column-properties style:column-width="0.9261cm" style:use-optimal-column-width="true" loext:column-width-sym="4.28125" fo:break-before="auto"/>
    </style:style>
    <style:style style:family="table-column" style:name="co19">
      <style:table-column-properties style:column-width="0.8467cm" style:use-optimal-column-width="true" loext:column-width-sym="3.92188" fo:break-before="auto"/>
    </style:style>
    <style:style style:family="table-column" style:name="co20">
      <style:table-column-properties style:column-width="1.005cm" style:use-optimal-column-width="true" loext:column-width-sym="4.76172" fo:break-before="auto"/>
    </style:style>
    <style:style style:family="table-column" style:name="co21">
      <style:table-column-properties style:column-width="1.138cm" style:use-optimal-column-width="true" loext:column-width-sym="5.47266" fo:break-before="auto"/>
    </style:style>
    <style:style style:family="table-column" style:name="co22">
      <style:table-column-properties style:column-width="1.032cm" style:use-optimal-column-width="true" loext:column-width-sym="4.88281" fo:break-before="auto"/>
    </style:style>
    <style:style style:family="table-column" style:name="co23">
      <style:table-column-properties style:column-width="1.164cm" style:use-optimal-column-width="false" loext:column-width-sym="5.57422" fo:break-before="auto"/>
    </style:style>
    <style:style style:family="table-column" style:name="co24">
      <style:table-column-properties style:column-width="1.508cm" style:use-optimal-column-width="true" loext:column-width-sym="7.50391" fo:break-before="auto"/>
    </style:style>
    <style:style style:family="table-column" style:name="co25">
      <style:table-column-properties style:column-width="1.27cm" style:use-optimal-column-width="false" loext:column-width-sym="6.0858" fo:break-before="auto"/>
    </style:style>
    <style:style style:family="table-column" style:name="co26">
      <style:table-column-properties style:column-width="1.058cm" style:use-optimal-column-width="false" loext:column-width-sym="5.047" fo:break-before="auto"/>
    </style:style>
    <style:style style:family="table-column" style:name="co27">
      <style:table-column-properties style:column-width="8.732cm" style:use-optimal-column-width="false" loext:column-width-sym="46.4219" fo:break-before="auto"/>
    </style:style>
    <style:style style:family="table-column" style:name="co28">
      <style:table-column-properties style:column-width="19.61cm" style:use-optimal-column-width="false" loext:column-width-sym="105.141" fo:break-before="auto"/>
    </style:style>
    <style:style style:family="table-column" style:name="co29">
      <style:table-column-properties style:column-width="1.773cm" style:use-optimal-column-width="false" loext:column-width-sym="8.8102" fo:break-before="auto"/>
    </style:style>
    <style:style style:family="table-column" style:name="co30">
      <style:table-column-properties style:column-width="1.588cm" style:use-optimal-column-width="false" loext:column-width-sym="7.8988" fo:break-before="auto"/>
    </style:style>
    <style:style style:family="table-row" style:name="ro7">
      <style:table-row-properties style:row-height="35pt" style:use-optimal-row-height="false" fo:break-before="auto"/>
    </style:style>
    <style:style style:family="text" style:name="T8">
      <style:text-properties fo:font-family="'Liberation Sans'" fo:font-size="10pt" fo:font-style="normal" style:text-underline-type="none" fo:font-weight="normal"/>
    </style:style>
    <style:style style:family="text" style:name="T9">
      <style:text-properties fo:font-family="'Liberation Sans'" fo:font-size="10pt" fo:font-style="normal" style:text-underline-type="none" fo:font-weight="normal"/>
    </style:style>
    <style:style style:family="text" style:name="T10">
      <style:text-properties fo:font-family="'Liberation Sans'" fo:font-size="10pt" fo:font-style="normal" style:text-underline-type="none" fo:font-weight="normal"/>
    </style:style>
    <style:style style:family="text" style:name="T11">
      <style:text-properties fo:font-family="'Liberation Sans'" fo:font-size="10pt" fo:font-style="normal" style:text-underline-type="none" fo:font-weight="normal"/>
    </style:style>
    <style:style style:family="text" style:name="T12">
      <style:text-properties fo:font-family="'Liberation Sans'" fo:font-size="10pt" fo:font-style="normal" style:text-underline-type="none" fo:font-weight="normal"/>
    </style:style>
    <style:style style:family="text" style:name="T13">
      <style:text-properties fo:font-family="'Liberation Sans'" fo:font-size="10pt" fo:font-style="normal" style:text-underline-type="none" fo:font-weight="normal"/>
    </style:style>
    <style:style style:family="text" style:name="T14">
      <style:text-properties fo:font-family="'Liberation Sans'" fo:font-size="10pt" fo:font-style="normal" style:text-underline-type="none" fo:font-weight="normal"/>
    </style:style>
    <style:style style:family="text" style:name="T15">
      <style:text-properties fo:font-family="'Liberation Sans'" fo:font-size="10pt" fo:font-style="normal" style:text-underline-type="none" fo:font-weight="normal"/>
    </style:style>
    <style:style style:family="text" style:name="T16">
      <style:text-properties fo:font-family="'Liberation Sans'" fo:font-size="10pt" fo:font-style="normal" style:text-underline-type="none" fo:font-weight="normal"/>
    </style:style>
    <style:style style:family="text" style:name="T17">
      <style:text-properties fo:font-family="'Liberation Sans'" fo:font-size="10pt" fo:font-style="normal" style:text-underline-type="none" fo:font-weight="normal"/>
    </style:style>
    <style:style style:family="text" style:name="T18">
      <style:text-properties fo:font-family="'Liberation Sans'" fo:font-size="10pt" fo:font-style="normal" style:text-underline-type="none" fo:font-weight="normal"/>
    </style:style>
    <style:style style:family="text" style:name="T19">
      <style:text-properties fo:font-family="'Liberation Sans'" fo:font-size="10pt" fo:font-style="normal" style:text-underline-type="none" fo:font-weight="normal"/>
    </style:style>
    <style:style style:family="text" style:name="T20">
      <style:text-properties fo:font-family="'Liberation Sans'" fo:font-size="10pt" fo:font-style="normal" style:text-underline-type="none" fo:font-weight="normal"/>
    </style:style>
    <style:style style:family="text" style:name="T21">
      <style:text-properties fo:font-family="'Liberation Sans'" fo:font-size="10pt" fo:font-style="normal" style:text-underline-type="none" fo:font-weight="normal"/>
    </style:style>
    <style:style style:family="text" style:name="T22">
      <style:text-properties fo:font-family="'Liberation Sans'" fo:font-size="10pt" fo:font-style="normal" style:text-underline-type="none" fo:font-weight="normal"/>
    </style:style>
    <style:style style:family="text" style:name="T23">
      <style:text-properties fo:font-family="'Liberation Sans'" fo:font-size="10pt" fo:font-style="normal" style:text-underline-type="none" fo:font-weight="normal"/>
    </style:style>
    <style:style style:family="text" style:name="T24">
      <style:text-properties fo:font-family="'Liberation Sans'" fo:font-size="10pt" fo:font-style="normal" style:text-underline-type="none" fo:font-weight="normal"/>
    </style:style>
    <style:style style:family="text" style:name="T25">
      <style:text-properties fo:font-family="'Liberation Sans'" fo:font-size="10pt" fo:font-style="normal" style:text-underline-type="none" fo:font-weight="normal"/>
    </style:style>
    <style:style style:family="text" style:name="T26">
      <style:text-properties fo:font-family="'Liberation Sans'" fo:font-size="10pt" fo:font-style="normal" style:text-underline-type="none" fo:font-weight="normal"/>
    </style:style>
    <style:style style:family="text" style:name="T27">
      <style:text-properties fo:font-family="'Liberation Sans'" fo:font-size="10pt" fo:font-style="normal" style:text-underline-type="none" fo:font-weight="normal"/>
    </style:style>
    <style:style style:family="text" style:name="T28">
      <style:text-properties fo:font-family="'Liberation Sans'" fo:font-size="10pt" fo:font-style="normal" style:text-underline-type="none" fo:font-weight="normal"/>
    </style:style>
    <style:style style:family="text" style:name="T29">
      <style:text-properties fo:font-family="'Liberation Sans'" fo:font-size="10pt" fo:font-style="normal" style:text-underline-type="none" fo:font-weight="normal"/>
    </style:style>
    <style:style style:family="text" style:name="T30">
      <style:text-properties fo:font-family="'Liberation Sans'" fo:font-size="10pt" fo:font-style="normal" style:text-underline-type="none" fo:font-weight="normal"/>
    </style:style>
    <style:style style:family="text" style:name="T31">
      <style:text-properties fo:font-family="'Liberation Sans'" fo:font-size="10pt" fo:font-style="normal" style:text-underline-type="none" fo:font-weight="normal"/>
    </style:style>
    <style:style style:family="text" style:name="T32">
      <style:text-properties fo:font-family="'Liberation Sans'" fo:font-size="10pt" fo:font-style="normal" style:text-underline-type="none" fo:font-weight="normal"/>
    </style:style>
    <style:style style:family="text" style:name="T33">
      <style:text-properties fo:font-family="'Liberation Sans'" fo:font-size="10pt" fo:font-style="normal" style:text-underline-type="none" fo:font-weight="normal"/>
    </style:style>
    <style:style style:family="text" style:name="T34">
      <style:text-properties fo:font-family="'Liberation Sans'" fo:font-size="10pt" fo:font-style="normal" style:text-underline-type="none" fo:font-weight="normal"/>
    </style:style>
    <style:style style:family="table-row" style:name="ro8">
      <style:table-row-properties style:row-height="13.15pt" style:use-optimal-row-height="false" fo:break-before="auto"/>
    </style:style>
    <style:style style:family="text" style:name="T35">
      <style:text-properties fo:font-family="'Liberation Sans'" fo:font-size="10pt" fo:font-style="normal" style:text-underline-type="none" fo:font-weight="normal"/>
    </style:style>
    <style:style style:family="text" style:name="T36">
      <style:text-properties fo:font-family="'Liberation Sans'" fo:font-size="10pt" fo:font-style="normal" style:text-underline-type="none" fo:font-weight="normal"/>
    </style:style>
    <style:style style:family="text" style:name="T37">
      <style:text-properties fo:font-family="'Liberation Sans'" fo:font-size="10pt" fo:font-style="normal" style:text-underline-type="none" fo:font-weight="normal"/>
    </style:style>
    <style:style style:family="text" style:name="T38">
      <style:text-properties fo:font-family="'Liberation Sans'" fo:font-size="10pt" fo:font-style="normal" style:text-underline-type="none" fo:font-weight="normal"/>
    </style:style>
    <style:style style:family="table-row" style:name="ro9">
      <style:table-row-properties style:row-height="13.15pt" style:use-optimal-row-height="false" fo:break-before="auto"/>
    </style:style>
    <style:style style:family="text" style:name="T39">
      <style:text-properties fo:font-family="'Liberation Sans'" fo:font-size="10pt" fo:font-style="normal" style:text-underline-type="none" fo:font-weight="normal"/>
    </style:style>
    <style:style style:family="text" style:name="T40">
      <style:text-properties fo:font-family="'Liberation Sans'" fo:font-size="10pt" fo:font-style="normal" style:text-underline-type="none" fo:font-weight="normal"/>
    </style:style>
    <style:style style:family="text" style:name="T41">
      <style:text-properties fo:font-family="'Liberation Sans'" fo:font-size="10pt" fo:font-style="normal" style:text-underline-type="none" fo:font-weight="normal"/>
    </style:style>
    <style:style style:family="text" style:name="T42">
      <style:text-properties fo:font-family="'Liberation Sans'" fo:font-size="10pt" fo:font-style="normal" style:text-underline-type="none" fo:font-weight="normal"/>
    </style:style>
    <style:style style:family="table-row" style:name="ro10">
      <style:table-row-properties style:row-height="13.15pt" style:use-optimal-row-height="false" fo:break-before="auto"/>
    </style:style>
    <style:style style:family="text" style:name="T43">
      <style:text-properties fo:font-family="'Liberation Sans'" fo:font-size="10pt" fo:font-style="normal" style:text-underline-type="none" fo:font-weight="normal"/>
    </style:style>
    <style:style style:family="text" style:name="T44">
      <style:text-properties fo:font-family="'Liberation Sans'" fo:font-size="10pt" fo:font-style="normal" style:text-underline-type="none" fo:font-weight="normal"/>
    </style:style>
    <style:style style:family="text" style:name="T45">
      <style:text-properties fo:font-family="'Liberation Sans'" fo:font-size="10pt" fo:font-style="normal" style:text-underline-type="none" fo:font-weight="normal"/>
    </style:style>
    <style:style style:family="text" style:name="T46">
      <style:text-properties fo:font-family="'Liberation Sans'" fo:font-size="10pt" fo:font-style="normal" style:text-underline-type="none" fo:font-weight="normal"/>
    </style:style>
    <style:style style:family="table-row" style:name="ro11">
      <style:table-row-properties style:row-height="13.15pt" style:use-optimal-row-height="false" fo:break-before="auto"/>
    </style:style>
    <style:style style:family="text" style:name="T47">
      <style:text-properties fo:font-family="'Liberation Sans'" fo:font-size="10pt" fo:font-style="normal" style:text-underline-type="none" fo:font-weight="normal"/>
    </style:style>
    <style:style style:family="text" style:name="T48">
      <style:text-properties fo:font-family="'Liberation Sans'" fo:font-size="10pt" fo:font-style="normal" style:text-underline-type="none" fo:font-weight="normal"/>
    </style:style>
    <style:style style:family="text" style:name="T49">
      <style:text-properties fo:font-family="'Liberation Sans'" fo:font-size="10pt" fo:font-style="normal" style:text-underline-type="none" fo:font-weight="normal"/>
    </style:style>
    <style:style style:family="text" style:name="T50">
      <style:text-properties fo:font-family="'Liberation Sans'" fo:font-size="10pt" fo:font-style="normal" style:text-underline-type="none" fo:font-weight="normal"/>
    </style:style>
    <style:style style:family="table-row" style:name="ro12">
      <style:table-row-properties style:row-height="13.15pt" style:use-optimal-row-height="false" fo:break-before="auto"/>
    </style:style>
    <style:style style:family="text" style:name="T51">
      <style:text-properties fo:font-family="'Liberation Sans'" fo:font-size="10pt" fo:font-style="normal" style:text-underline-type="none" fo:font-weight="normal"/>
    </style:style>
    <style:style style:family="text" style:name="T52">
      <style:text-properties fo:font-family="'Liberation Sans'" fo:font-size="10pt" fo:font-style="normal" style:text-underline-type="none" fo:font-weight="normal"/>
    </style:style>
    <style:style style:family="text" style:name="T53">
      <style:text-properties fo:font-family="'Liberation Sans'" fo:font-size="10pt" fo:font-style="normal" style:text-underline-type="none" fo:font-weight="normal"/>
    </style:style>
    <style:style style:family="table-row" style:name="ro13">
      <style:table-row-properties style:row-height="13.15pt" style:use-optimal-row-height="false" fo:break-before="auto"/>
    </style:style>
    <style:style style:family="text" style:name="T54">
      <style:text-properties fo:font-family="'Liberation Sans'" fo:font-size="10pt" fo:font-style="normal" style:text-underline-type="none" fo:font-weight="normal"/>
    </style:style>
    <style:style style:family="text" style:name="T55">
      <style:text-properties fo:font-family="'Liberation Sans'" fo:font-size="10pt" fo:font-style="normal" style:text-underline-type="none" fo:font-weight="normal"/>
    </style:style>
    <style:style style:family="text" style:name="T56">
      <style:text-properties fo:font-family="'Liberation Sans'" fo:font-size="10pt" fo:font-style="normal" style:text-underline-type="none" fo:font-weight="normal"/>
    </style:style>
    <style:style style:family="table-row" style:name="ro14">
      <style:table-row-properties style:row-height="13.15pt" style:use-optimal-row-height="false" fo:break-before="auto"/>
    </style:style>
    <style:style style:family="text" style:name="T57">
      <style:text-properties fo:font-family="'Liberation Sans'" fo:font-size="10pt" fo:font-style="normal" style:text-underline-type="none" fo:font-weight="normal"/>
    </style:style>
    <style:style style:family="text" style:name="T58">
      <style:text-properties fo:font-family="'Liberation Sans'" fo:font-size="10pt" fo:font-style="normal" style:text-underline-type="none" fo:font-weight="normal"/>
    </style:style>
    <style:style style:family="text" style:name="T59">
      <style:text-properties fo:font-family="'Liberation Sans'" fo:font-size="10pt" fo:font-style="normal" style:text-underline-type="none" fo:font-weight="normal"/>
    </style:style>
    <style:style style:family="table-row" style:name="ro15">
      <style:table-row-properties style:row-height="13.15pt" style:use-optimal-row-height="false" fo:break-before="auto"/>
    </style:style>
    <style:style style:family="text" style:name="T60">
      <style:text-properties fo:font-family="'Liberation Sans'" fo:font-size="10pt" fo:font-style="normal" style:text-underline-type="none" fo:font-weight="normal"/>
    </style:style>
    <style:style style:family="text" style:name="T61">
      <style:text-properties fo:font-family="'Liberation Sans'" fo:font-size="10pt" fo:font-style="normal" style:text-underline-type="none" fo:font-weight="normal"/>
    </style:style>
    <style:style style:family="text" style:name="T62">
      <style:text-properties fo:font-family="'Liberation Sans'" fo:font-size="10pt" fo:font-style="normal" style:text-underline-type="none" fo:font-weight="normal"/>
    </style:style>
    <style:style style:family="table-row" style:name="ro16">
      <style:table-row-properties style:row-height="13.15pt" style:use-optimal-row-height="false" fo:break-before="auto"/>
    </style:style>
    <style:style style:family="text" style:name="T63">
      <style:text-properties fo:font-family="'Liberation Sans'" fo:font-size="10pt" fo:font-style="normal" style:text-underline-type="none" fo:font-weight="normal"/>
    </style:style>
    <style:style style:family="text" style:name="T64">
      <style:text-properties fo:font-family="'Liberation Sans'" fo:font-size="10pt" fo:font-style="normal" style:text-underline-type="none" fo:font-weight="normal"/>
    </style:style>
    <style:style style:family="text" style:name="T65">
      <style:text-properties fo:font-family="'Liberation Sans'" fo:font-size="10pt" fo:font-style="normal" style:text-underline-type="none" fo:font-weight="normal"/>
    </style:style>
    <style:style style:family="text" style:name="T66">
      <style:text-properties fo:font-family="'Liberation Sans'" fo:font-size="10pt" fo:font-style="normal" style:text-underline-type="none" fo:font-weight="normal"/>
    </style:style>
    <style:style style:family="table-row" style:name="ro17">
      <style:table-row-properties style:row-height="13.15pt" style:use-optimal-row-height="false" fo:break-before="auto"/>
    </style:style>
    <style:style style:family="text" style:name="T67">
      <style:text-properties fo:font-family="'Liberation Sans'" fo:font-size="10pt" fo:font-style="normal" style:text-underline-type="none" fo:font-weight="normal"/>
    </style:style>
    <style:style style:family="text" style:name="T68">
      <style:text-properties fo:font-family="'Liberation Sans'" fo:font-size="10pt" fo:font-style="normal" style:text-underline-type="none" fo:font-weight="normal"/>
    </style:style>
    <style:style style:family="text" style:name="T69">
      <style:text-properties fo:font-family="'Liberation Sans'" fo:font-size="10pt" fo:font-style="normal" style:text-underline-type="none" fo:font-weight="normal"/>
    </style:style>
    <style:style style:family="text" style:name="T70">
      <style:text-properties fo:font-family="'Liberation Sans'" fo:font-size="10pt" fo:font-style="normal" style:text-underline-type="none" fo:font-weight="normal"/>
    </style:style>
    <style:style style:family="table-row" style:name="ro18">
      <style:table-row-properties style:row-height="13.15pt" style:use-optimal-row-height="false" fo:break-before="auto"/>
    </style:style>
    <style:style style:family="text" style:name="T71">
      <style:text-properties fo:font-family="'Liberation Sans'" fo:font-size="10pt" fo:font-style="normal" style:text-underline-type="none" fo:font-weight="normal"/>
    </style:style>
    <style:style style:family="text" style:name="T72">
      <style:text-properties fo:font-family="'Liberation Sans'" fo:font-size="10pt" fo:font-style="normal" style:text-underline-type="none" fo:font-weight="normal"/>
    </style:style>
    <style:style style:family="text" style:name="T73">
      <style:text-properties fo:font-family="'Liberation Sans'" fo:font-size="10pt" fo:font-style="normal" style:text-underline-type="none" fo:font-weight="normal"/>
    </style:style>
    <style:style style:family="text" style:name="T74">
      <style:text-properties fo:font-family="'Liberation Sans'" fo:font-size="10pt" fo:font-style="normal" style:text-underline-type="none" fo:font-weight="normal"/>
    </style:style>
    <style:style style:family="table-row" style:name="ro19">
      <style:table-row-properties style:row-height="13.15pt" style:use-optimal-row-height="false" fo:break-before="auto"/>
    </style:style>
    <style:style style:family="text" style:name="T75">
      <style:text-properties fo:font-family="'Liberation Sans'" fo:font-size="10pt" fo:font-style="normal" style:text-underline-type="none" fo:font-weight="normal"/>
    </style:style>
    <style:style style:family="text" style:name="T76">
      <style:text-properties fo:font-family="'Liberation Sans'" fo:font-size="10pt" fo:font-style="normal" style:text-underline-type="none" fo:font-weight="normal"/>
    </style:style>
    <style:style style:family="text" style:name="T77">
      <style:text-properties fo:font-family="'Liberation Sans'" fo:font-size="10pt" fo:font-style="normal" style:text-underline-type="none" fo:font-weight="normal"/>
    </style:style>
    <style:style style:family="text" style:name="T78">
      <style:text-properties fo:font-family="'Liberation Sans'" fo:font-size="10pt" fo:font-style="normal" style:text-underline-type="none" fo:font-weight="normal"/>
    </style:style>
    <style:style style:family="table-row" style:name="ro20">
      <style:table-row-properties style:row-height="13.15pt" style:use-optimal-row-height="false" fo:break-before="auto"/>
    </style:style>
    <style:style style:family="text" style:name="T79">
      <style:text-properties fo:font-family="'Liberation Sans'" fo:font-size="10pt" fo:font-style="normal" style:text-underline-type="none" fo:font-weight="normal"/>
    </style:style>
    <style:style style:family="text" style:name="T80">
      <style:text-properties fo:font-family="'Liberation Sans'" fo:font-size="10pt" fo:font-style="normal" style:text-underline-type="none" fo:font-weight="normal"/>
    </style:style>
    <style:style style:family="text" style:name="T81">
      <style:text-properties fo:font-family="'Liberation Sans'" fo:font-size="10pt" fo:font-style="normal" style:text-underline-type="none" fo:font-weight="normal"/>
    </style:style>
    <style:style style:family="text" style:name="T82">
      <style:text-properties fo:font-family="'Liberation Sans'" fo:font-size="10pt" fo:font-style="normal" style:text-underline-type="none" fo:font-weight="normal"/>
    </style:style>
    <style:style style:family="table-row" style:name="ro21">
      <style:table-row-properties style:row-height="13.15pt" style:use-optimal-row-height="false" fo:break-before="auto"/>
    </style:style>
    <style:style style:family="text" style:name="T83">
      <style:text-properties fo:font-family="'Liberation Sans'" fo:font-size="10pt" fo:font-style="normal" style:text-underline-type="none" fo:font-weight="normal"/>
    </style:style>
    <style:style style:family="text" style:name="T84">
      <style:text-properties fo:font-family="'Liberation Sans'" fo:font-size="10pt" fo:font-style="normal" style:text-underline-type="none" fo:font-weight="normal"/>
    </style:style>
    <style:style style:family="text" style:name="T85">
      <style:text-properties fo:font-family="'Liberation Sans'" fo:font-size="10pt" fo:font-style="normal" style:text-underline-type="none" fo:font-weight="normal"/>
    </style:style>
    <style:style style:family="text" style:name="T86">
      <style:text-properties fo:font-family="'Liberation Sans'" fo:font-size="10pt" fo:font-style="normal" style:text-underline-type="none" fo:font-weight="normal"/>
    </style:style>
    <style:style style:family="table-row" style:name="ro22">
      <style:table-row-properties style:row-height="13.15pt" style:use-optimal-row-height="false" fo:break-before="auto"/>
    </style:style>
    <style:style style:family="text" style:name="T87">
      <style:text-properties fo:font-family="'Liberation Sans'" fo:font-size="10pt" fo:font-style="normal" style:text-underline-type="none" fo:font-weight="normal"/>
    </style:style>
    <style:style style:family="text" style:name="T88">
      <style:text-properties fo:font-family="'Liberation Sans'" fo:font-size="10pt" fo:font-style="normal" style:text-underline-type="none" fo:font-weight="normal"/>
    </style:style>
    <style:style style:family="text" style:name="T89">
      <style:text-properties fo:font-family="'Liberation Sans'" fo:font-size="10pt" fo:font-style="normal" style:text-underline-type="none" fo:font-weight="normal"/>
    </style:style>
    <style:style style:family="text" style:name="T90">
      <style:text-properties fo:font-family="'Liberation Sans'" fo:font-size="10pt" fo:font-style="normal" style:text-underline-type="none" fo:font-weight="normal"/>
    </style:style>
    <style:style style:family="table-row" style:name="ro23">
      <style:table-row-properties style:row-height="13.15pt" style:use-optimal-row-height="false" fo:break-before="auto"/>
    </style:style>
    <style:style style:family="text" style:name="T91">
      <style:text-properties fo:font-family="'Liberation Sans'" fo:font-size="10pt" fo:font-style="normal" style:text-underline-type="none" fo:font-weight="normal"/>
    </style:style>
    <style:style style:family="text" style:name="T92">
      <style:text-properties fo:font-family="'Liberation Sans'" fo:font-size="10pt" fo:font-style="normal" style:text-underline-type="none" fo:font-weight="normal"/>
    </style:style>
    <style:style style:family="text" style:name="T93">
      <style:text-properties fo:font-family="'Liberation Sans'" fo:font-size="10pt" fo:font-style="normal" style:text-underline-type="none" fo:font-weight="normal"/>
    </style:style>
    <style:style style:family="text" style:name="T94">
      <style:text-properties fo:font-family="'Liberation Sans'" fo:font-size="10pt" fo:font-style="normal" style:text-underline-type="none" fo:font-weight="normal"/>
    </style:style>
    <style:style style:family="table-row" style:name="ro24">
      <style:table-row-properties style:row-height="13.15pt" style:use-optimal-row-height="false" fo:break-before="auto"/>
    </style:style>
    <style:style style:family="text" style:name="T95">
      <style:text-properties fo:font-family="'Liberation Sans'" fo:font-size="10pt" fo:font-style="normal" style:text-underline-type="none" fo:font-weight="normal"/>
    </style:style>
    <style:style style:family="text" style:name="T96">
      <style:text-properties fo:font-family="'Liberation Sans'" fo:font-size="10pt" fo:font-style="normal" style:text-underline-type="none" fo:font-weight="normal"/>
    </style:style>
    <style:style style:family="text" style:name="T97">
      <style:text-properties fo:font-family="'Liberation Sans'" fo:font-size="10pt" fo:font-style="normal" style:text-underline-type="none" fo:font-weight="normal"/>
    </style:style>
    <style:style style:family="text" style:name="T98">
      <style:text-properties fo:font-family="'Liberation Sans'" fo:font-size="10pt" fo:font-style="normal" style:text-underline-type="none" fo:font-weight="normal"/>
    </style:style>
    <style:style style:family="table-row" style:name="ro25">
      <style:table-row-properties style:row-height="13.15pt" style:use-optimal-row-height="false" fo:break-before="auto"/>
    </style:style>
    <style:style style:family="text" style:name="T99">
      <style:text-properties fo:font-family="'Liberation Sans'" fo:font-size="10pt" fo:font-style="normal" style:text-underline-type="none" fo:font-weight="normal"/>
    </style:style>
    <style:style style:family="text" style:name="T100">
      <style:text-properties fo:font-family="'Liberation Sans'" fo:font-size="10pt" fo:font-style="normal" style:text-underline-type="none" fo:font-weight="normal"/>
    </style:style>
    <style:style style:family="text" style:name="T101">
      <style:text-properties fo:font-family="'Liberation Sans'" fo:font-size="10pt" fo:font-style="normal" style:text-underline-type="none" fo:font-weight="normal"/>
    </style:style>
    <style:style style:family="text" style:name="T102">
      <style:text-properties fo:font-family="'Liberation Sans'" fo:font-size="10pt" fo:font-style="normal" style:text-underline-type="none" fo:font-weight="normal"/>
    </style:style>
    <style:style style:family="table-row" style:name="ro26">
      <style:table-row-properties style:row-height="13.15pt" style:use-optimal-row-height="false" fo:break-before="auto"/>
    </style:style>
    <style:style style:family="text" style:name="T103">
      <style:text-properties fo:font-family="'Liberation Sans'" fo:font-size="10pt" fo:font-style="normal" style:text-underline-type="none" fo:font-weight="normal"/>
    </style:style>
    <style:style style:family="text" style:name="T104">
      <style:text-properties fo:font-family="'Liberation Sans'" fo:font-size="10pt" fo:font-style="normal" style:text-underline-type="none" fo:font-weight="normal"/>
    </style:style>
    <style:style style:family="text" style:name="T105">
      <style:text-properties fo:font-family="'Liberation Sans'" fo:font-size="10pt" fo:font-style="normal" style:text-underline-type="none" fo:font-weight="normal"/>
    </style:style>
    <style:style style:family="text" style:name="T106">
      <style:text-properties fo:font-family="'Liberation Sans'" fo:font-size="10pt" fo:font-style="normal" style:text-underline-type="none" fo:font-weight="normal"/>
    </style:style>
    <style:style style:family="table-row" style:name="ro27">
      <style:table-row-properties style:row-height="12.8pt" style:use-optimal-row-height="false" fo:break-before="auto"/>
    </style:style>
    <style:style style:family="text" style:name="T107">
      <style:text-properties fo:font-family="'Liberation Sans'" fo:font-size="10pt" fo:font-style="normal" style:text-underline-type="none" fo:font-weight="normal"/>
    </style:style>
    <style:style style:family="text" style:name="T108">
      <style:text-properties fo:font-family="'Liberation Sans'" fo:font-size="10pt" fo:font-style="normal" style:text-underline-type="none" fo:font-weight="normal"/>
    </style:style>
    <style:style style:family="text" style:name="T109">
      <style:text-properties fo:font-family="'Liberation Sans'" fo:font-size="10pt" fo:font-style="normal" style:text-underline-type="none" fo:font-weight="normal"/>
    </style:style>
    <style:style style:family="text" style:name="T110">
      <style:text-properties fo:font-family="'Liberation Sans'" fo:font-size="10pt" fo:font-style="normal" style:text-underline-type="none" fo:font-weight="normal"/>
    </style:style>
    <style:style style:family="table-row" style:name="ro28">
      <style:table-row-properties style:row-height="12.8pt" style:use-optimal-row-height="false" fo:break-before="auto"/>
    </style:style>
    <style:style style:family="text" style:name="T111">
      <style:text-properties fo:font-family="'Liberation Sans'" fo:font-size="10pt" fo:font-style="normal" style:text-underline-type="none" fo:font-weight="normal"/>
    </style:style>
    <style:style style:family="text" style:name="T112">
      <style:text-properties fo:font-family="'Liberation Sans'" fo:font-size="10pt" fo:font-style="normal" style:text-underline-type="none" fo:font-weight="normal"/>
    </style:style>
    <style:style style:family="text" style:name="T113">
      <style:text-properties fo:font-family="'Liberation Sans'" fo:font-size="10pt" fo:font-style="normal" style:text-underline-type="none" fo:font-weight="normal"/>
    </style:style>
    <style:style style:family="text" style:name="T114">
      <style:text-properties fo:font-family="'Liberation Sans'" fo:font-size="10pt" fo:font-style="normal" style:text-underline-type="none" fo:font-weight="normal"/>
    </style:style>
    <style:style style:family="table-row" style:name="ro29">
      <style:table-row-properties style:row-height="12.8pt" style:use-optimal-row-height="false" fo:break-before="auto"/>
    </style:style>
    <style:style style:family="text" style:name="T115">
      <style:text-properties fo:font-family="'Liberation Sans'" fo:font-size="10pt" fo:font-style="normal" style:text-underline-type="none" fo:font-weight="normal"/>
    </style:style>
    <style:style style:family="text" style:name="T116">
      <style:text-properties fo:font-family="'Liberation Sans'" fo:font-size="10pt" fo:font-style="normal" style:text-underline-type="none" fo:font-weight="normal"/>
    </style:style>
    <style:style style:family="text" style:name="T117">
      <style:text-properties fo:font-family="'Liberation Sans'" fo:font-size="10pt" fo:font-style="normal" style:text-underline-type="none" fo:font-weight="normal"/>
    </style:style>
    <style:style style:family="text" style:name="T118">
      <style:text-properties fo:font-family="'Liberation Sans'" fo:font-size="10pt" fo:font-style="normal" style:text-underline-type="none" fo:font-weight="normal"/>
    </style:style>
    <style:style style:family="table-row" style:name="ro30">
      <style:table-row-properties style:row-height="12.8pt" style:use-optimal-row-height="false" fo:break-before="auto"/>
    </style:style>
    <style:style style:family="text" style:name="T119">
      <style:text-properties fo:font-family="'Liberation Sans'" fo:font-size="10pt" fo:font-style="normal" style:text-underline-type="none" fo:font-weight="normal"/>
    </style:style>
    <style:style style:family="text" style:name="T120">
      <style:text-properties fo:font-family="'Liberation Sans'" fo:font-size="10pt" fo:font-style="normal" style:text-underline-type="none" fo:font-weight="normal"/>
    </style:style>
    <style:style style:family="text" style:name="T121">
      <style:text-properties fo:font-family="'Liberation Sans'" fo:font-size="10pt" fo:font-style="normal" style:text-underline-type="none" fo:font-weight="normal"/>
    </style:style>
    <style:style style:family="text" style:name="T122">
      <style:text-properties fo:font-family="'Liberation Sans'" fo:font-size="10pt" fo:font-style="normal" style:text-underline-type="none" fo:font-weight="normal"/>
    </style:style>
    <style:style style:family="table-row" style:name="ro31">
      <style:table-row-properties style:row-height="12.8pt" style:use-optimal-row-height="false" fo:break-before="auto"/>
    </style:style>
    <style:style style:family="text" style:name="T123">
      <style:text-properties fo:font-family="'Liberation Sans'" fo:font-size="10pt" fo:font-style="normal" style:text-underline-type="none" fo:font-weight="normal"/>
    </style:style>
    <style:style style:family="text" style:name="T124">
      <style:text-properties fo:font-family="'Liberation Sans'" fo:font-size="10pt" fo:font-style="normal" style:text-underline-type="none" fo:font-weight="normal"/>
    </style:style>
    <style:style style:family="text" style:name="T125">
      <style:text-properties fo:font-family="'Liberation Sans'" fo:font-size="10pt" fo:font-style="normal" style:text-underline-type="none" fo:font-weight="normal"/>
    </style:style>
    <style:style style:family="text" style:name="T126">
      <style:text-properties fo:font-family="'Liberation Sans'" fo:font-size="10pt" fo:font-style="normal" style:text-underline-type="none" fo:font-weight="normal"/>
    </style:style>
    <style:style style:family="table-row" style:name="ro32">
      <style:table-row-properties style:row-height="12.8pt" style:use-optimal-row-height="false" fo:break-before="auto"/>
    </style:style>
    <style:style style:family="text" style:name="T127">
      <style:text-properties fo:font-family="'Liberation Sans'" fo:font-size="10pt" fo:font-style="normal" style:text-underline-type="none" fo:font-weight="normal"/>
    </style:style>
    <style:style style:family="text" style:name="T128">
      <style:text-properties fo:font-family="'Liberation Sans'" fo:font-size="10pt" fo:font-style="normal" style:text-underline-type="none" fo:font-weight="normal"/>
    </style:style>
    <style:style style:family="text" style:name="T129">
      <style:text-properties fo:font-family="'Liberation Sans'" fo:font-size="10pt" fo:font-style="normal" style:text-underline-type="none" fo:font-weight="normal"/>
    </style:style>
    <style:style style:family="text" style:name="T130">
      <style:text-properties fo:font-family="'Liberation Sans'" fo:font-size="10pt" fo:font-style="normal" style:text-underline-type="none" fo:font-weight="normal"/>
    </style:style>
    <style:style style:family="table-row" style:name="ro33">
      <style:table-row-properties style:row-height="12.8pt" style:use-optimal-row-height="false" fo:break-before="auto"/>
    </style:style>
    <style:style style:family="text" style:name="T131">
      <style:text-properties fo:font-family="'Liberation Sans'" fo:font-size="10pt" fo:font-style="normal" style:text-underline-type="none" fo:font-weight="normal"/>
    </style:style>
    <style:style style:family="text" style:name="T132">
      <style:text-properties fo:font-family="'Liberation Sans'" fo:font-size="10pt" fo:font-style="normal" style:text-underline-type="none" fo:font-weight="normal"/>
    </style:style>
    <style:style style:family="text" style:name="T133">
      <style:text-properties fo:font-family="'Liberation Sans'" fo:font-size="10pt" fo:font-style="normal" style:text-underline-type="none" fo:font-weight="normal"/>
    </style:style>
    <style:style style:family="text" style:name="T134">
      <style:text-properties fo:font-family="'Liberation Sans'" fo:font-size="10pt" fo:font-style="normal" style:text-underline-type="none" fo:font-weight="normal"/>
    </style:style>
    <style:style style:family="table-row" style:name="ro34">
      <style:table-row-properties style:row-height="12.8pt" style:use-optimal-row-height="false" fo:break-before="auto"/>
    </style:style>
    <style:style style:family="text" style:name="T135">
      <style:text-properties fo:font-family="'Liberation Sans'" fo:font-size="10pt" fo:font-style="normal" style:text-underline-type="none" fo:font-weight="normal"/>
    </style:style>
    <style:style style:family="text" style:name="T136">
      <style:text-properties fo:font-family="'Liberation Sans'" fo:font-size="10pt" fo:font-style="normal" style:text-underline-type="none" fo:font-weight="normal"/>
    </style:style>
    <style:style style:family="text" style:name="T137">
      <style:text-properties fo:font-family="'Liberation Sans'" fo:font-size="10pt" fo:font-style="normal" style:text-underline-type="none" fo:font-weight="normal"/>
    </style:style>
    <style:style style:family="text" style:name="T138">
      <style:text-properties fo:font-family="'Liberation Sans'" fo:font-size="10pt" fo:font-style="normal" style:text-underline-type="none" fo:font-weight="normal"/>
    </style:style>
    <style:style style:family="table-row" style:name="ro35">
      <style:table-row-properties style:row-height="12.8pt" style:use-optimal-row-height="false" fo:break-before="auto"/>
    </style:style>
    <style:style style:family="text" style:name="T139">
      <style:text-properties fo:font-family="'Liberation Sans'" fo:font-size="10pt" fo:font-style="normal" style:text-underline-type="none" fo:font-weight="normal"/>
    </style:style>
    <style:style style:family="text" style:name="T140">
      <style:text-properties fo:font-family="'Liberation Sans'" fo:font-size="10pt" fo:font-style="normal" style:text-underline-type="none" fo:font-weight="normal"/>
    </style:style>
    <style:style style:family="text" style:name="T141">
      <style:text-properties fo:font-family="'Liberation Sans'" fo:font-size="10pt" fo:font-style="normal" style:text-underline-type="none" fo:font-weight="normal"/>
    </style:style>
    <style:style style:family="text" style:name="T142">
      <style:text-properties fo:font-family="'Liberation Sans'" fo:font-size="10pt" fo:font-style="normal" style:text-underline-type="none" fo:font-weight="normal"/>
    </style:style>
    <style:style style:family="table-row" style:name="ro36">
      <style:table-row-properties style:row-height="12.8pt" style:use-optimal-row-height="false" fo:break-before="auto"/>
    </style:style>
    <style:style style:family="text" style:name="T143">
      <style:text-properties fo:font-family="'Liberation Sans'" fo:font-size="10pt" fo:font-style="normal" style:text-underline-type="none" fo:font-weight="normal"/>
    </style:style>
    <style:style style:family="table-row" style:name="ro37">
      <style:table-row-properties style:row-height="12.8pt" style:use-optimal-row-height="false" fo:break-before="auto"/>
    </style:style>
    <style:style style:family="text" style:name="T144">
      <style:text-properties fo:font-family="'Liberation Sans'" fo:font-size="10pt" fo:font-style="normal" style:text-underline-type="none" fo:font-weight="normal"/>
    </style:style>
    <style:style style:family="table-row" style:name="ro38">
      <style:table-row-properties style:row-height="12.8pt" style:use-optimal-row-height="false" fo:break-before="auto"/>
    </style:style>
    <style:style style:family="text" style:name="T145">
      <style:text-properties fo:font-family="'Liberation Sans'" fo:font-size="10pt" fo:font-style="normal" style:text-underline-type="none" fo:font-weight="normal"/>
    </style:style>
    <style:style style:family="table-row" style:name="ro39">
      <style:table-row-properties style:row-height="12.8pt" style:use-optimal-row-height="false" fo:break-before="auto"/>
    </style:style>
    <style:style style:family="text" style:name="T146">
      <style:text-properties fo:font-family="'Liberation Sans'" fo:font-size="10pt" fo:font-style="normal" style:text-underline-type="none" fo:font-weight="normal"/>
    </style:style>
    <style:style style:family="table-row" style:name="ro40">
      <style:table-row-properties style:row-height="12.8pt" style:use-optimal-row-height="false" fo:break-before="auto"/>
    </style:style>
    <style:style style:family="text" style:name="T147">
      <style:text-properties fo:font-family="'Liberation Sans'" fo:font-size="10pt" fo:font-style="normal" style:text-underline-type="none" fo:font-weight="normal"/>
    </style:style>
    <style:style style:family="table-row" style:name="ro41">
      <style:table-row-properties style:row-height="12.8pt" style:use-optimal-row-height="false" fo:break-before="auto"/>
    </style:style>
    <style:style style:family="text" style:name="T148">
      <style:text-properties fo:font-family="'Liberation Sans'" fo:font-size="10pt" fo:font-style="normal" style:text-underline-type="none" fo:font-weight="normal"/>
    </style:style>
    <style:style style:family="text" style:name="T149">
      <style:text-properties fo:font-family="'Liberation Sans'" fo:font-size="10pt" fo:font-style="normal" style:text-underline-type="none" fo:font-weight="normal"/>
    </style:style>
    <style:style style:family="text" style:name="T150">
      <style:text-properties fo:font-family="'Liberation Sans'" fo:font-size="10pt" fo:font-style="normal" style:text-underline-type="none" fo:font-weight="normal"/>
    </style:style>
    <style:style style:family="text" style:name="T151">
      <style:text-properties fo:font-family="'Liberation Sans'" fo:font-size="10pt" fo:font-style="normal" style:text-underline-type="none" fo:font-weight="normal"/>
    </style:style>
    <style:style style:family="table-row" style:name="ro42">
      <style:table-row-properties style:row-height="12.8pt" style:use-optimal-row-height="false" fo:break-before="auto"/>
    </style:style>
    <style:style style:family="text" style:name="T152">
      <style:text-properties fo:font-family="'Liberation Sans'" fo:font-size="10pt" fo:font-style="normal" style:text-underline-type="none" fo:font-weight="normal"/>
    </style:style>
    <style:style style:family="text" style:name="T153">
      <style:text-properties fo:font-family="'Liberation Sans'" fo:font-size="10pt" fo:font-style="normal" style:text-underline-type="none" fo:font-weight="normal"/>
    </style:style>
    <style:style style:family="text" style:name="T154">
      <style:text-properties fo:font-family="'Liberation Sans'" fo:font-size="10pt" fo:font-style="normal" style:text-underline-type="none" fo:font-weight="normal"/>
    </style:style>
    <style:style style:family="text" style:name="T155">
      <style:text-properties fo:font-family="'Liberation Sans'" fo:font-size="10pt" fo:font-style="normal" style:text-underline-type="none" fo:font-weight="normal"/>
    </style:style>
    <style:style style:family="table-row" style:name="ro43">
      <style:table-row-properties style:row-height="12.8pt" style:use-optimal-row-height="false" fo:break-before="auto"/>
    </style:style>
    <style:style style:family="text" style:name="T156">
      <style:text-properties fo:font-family="'Liberation Sans'" fo:font-size="10pt" fo:font-style="normal" style:text-underline-type="none" fo:font-weight="normal"/>
    </style:style>
    <style:style style:family="text" style:name="T157">
      <style:text-properties fo:font-family="'Liberation Sans'" fo:font-size="10pt" fo:font-style="normal" style:text-underline-type="none" fo:font-weight="normal"/>
    </style:style>
    <style:style style:family="text" style:name="T158">
      <style:text-properties fo:font-family="'Liberation Sans'" fo:font-size="10pt" fo:font-style="normal" style:text-underline-type="none" fo:font-weight="normal"/>
    </style:style>
    <style:style style:family="text" style:name="T159">
      <style:text-properties fo:font-family="'Liberation Sans'" fo:font-size="10pt" fo:font-style="normal" style:text-underline-type="none" fo:font-weight="normal"/>
    </style:style>
    <style:style style:family="table-row" style:name="ro44">
      <style:table-row-properties style:row-height="12.8pt" style:use-optimal-row-height="false" fo:break-before="auto"/>
    </style:style>
    <style:style style:family="text" style:name="T160">
      <style:text-properties fo:font-family="'Liberation Sans'" fo:font-size="10pt" fo:font-style="normal" style:text-underline-type="none" fo:font-weight="normal"/>
    </style:style>
    <style:style style:family="text" style:name="T161">
      <style:text-properties fo:font-family="'Liberation Sans'" fo:font-size="10pt" fo:font-style="normal" style:text-underline-type="none" fo:font-weight="normal"/>
    </style:style>
    <style:style style:family="text" style:name="T162">
      <style:text-properties fo:font-family="'Liberation Sans'" fo:font-size="10pt" fo:font-style="normal" style:text-underline-type="none" fo:font-weight="normal"/>
    </style:style>
    <style:style style:family="text" style:name="T163">
      <style:text-properties fo:font-family="'Liberation Sans'" fo:font-size="10pt" fo:font-style="normal" style:text-underline-type="none" fo:font-weight="normal"/>
    </style:style>
    <style:style style:family="table-row" style:name="ro45">
      <style:table-row-properties style:row-height="12.8pt" style:use-optimal-row-height="false" fo:break-before="auto"/>
    </style:style>
    <style:style style:family="text" style:name="T164">
      <style:text-properties fo:font-family="'Liberation Sans'" fo:font-size="10pt" fo:font-style="normal" style:text-underline-type="none" fo:font-weight="normal"/>
    </style:style>
    <style:style style:family="text" style:name="T165">
      <style:text-properties fo:font-family="'Liberation Sans'" fo:font-size="10pt" fo:font-style="normal" style:text-underline-type="none" fo:font-weight="normal"/>
    </style:style>
    <style:style style:family="text" style:name="T166">
      <style:text-properties fo:font-family="'Liberation Sans'" fo:font-size="10pt" fo:font-style="normal" style:text-underline-type="none" fo:font-weight="normal"/>
    </style:style>
    <style:style style:family="text" style:name="T167">
      <style:text-properties fo:font-family="'Liberation Sans'" fo:font-size="10pt" fo:font-style="normal" style:text-underline-type="none" fo:font-weight="normal"/>
    </style:style>
    <style:style style:family="table-row" style:name="ro46">
      <style:table-row-properties style:row-height="12.8pt" style:use-optimal-row-height="false" fo:break-before="auto"/>
    </style:style>
    <style:style style:family="text" style:name="T168">
      <style:text-properties fo:font-family="'Liberation Sans'" fo:font-size="10pt" fo:font-style="normal" style:text-underline-type="none" fo:font-weight="normal"/>
    </style:style>
    <style:style style:family="text" style:name="T169">
      <style:text-properties fo:font-family="'Liberation Sans'" fo:font-size="10pt" fo:font-style="normal" style:text-underline-type="none" fo:font-weight="normal"/>
    </style:style>
    <style:style style:family="text" style:name="T170">
      <style:text-properties fo:font-family="'Liberation Sans'" fo:font-size="10pt" fo:font-style="normal" style:text-underline-type="none" fo:font-weight="normal"/>
    </style:style>
    <style:style style:family="text" style:name="T171">
      <style:text-properties fo:font-family="'Liberation Sans'" fo:font-size="10pt" fo:font-style="normal" style:text-underline-type="none" fo:font-weight="normal"/>
    </style:style>
    <style:style style:family="table-row" style:name="ro47">
      <style:table-row-properties style:row-height="12.8pt" style:use-optimal-row-height="false" fo:break-before="auto"/>
    </style:style>
    <style:style style:family="text" style:name="T172">
      <style:text-properties fo:font-family="'Liberation Sans'" fo:font-size="10pt" fo:font-style="normal" style:text-underline-type="none" fo:font-weight="normal"/>
    </style:style>
    <style:style style:family="text" style:name="T173">
      <style:text-properties fo:font-family="'Liberation Sans'" fo:font-size="10pt" fo:font-style="normal" style:text-underline-type="none" fo:font-weight="normal"/>
    </style:style>
    <style:style style:family="text" style:name="T174">
      <style:text-properties fo:font-family="'Liberation Sans'" fo:font-size="10pt" fo:font-style="normal" style:text-underline-type="none" fo:font-weight="normal"/>
    </style:style>
    <style:style style:family="text" style:name="T175">
      <style:text-properties fo:font-family="'Liberation Sans'" fo:font-size="10pt" fo:font-style="normal" style:text-underline-type="none" fo:font-weight="normal"/>
    </style:style>
    <style:style style:family="table-row" style:name="ro48">
      <style:table-row-properties style:row-height="12.8pt" style:use-optimal-row-height="false" fo:break-before="auto"/>
    </style:style>
    <style:style style:family="text" style:name="T176">
      <style:text-properties fo:font-family="'Liberation Sans'" fo:font-size="10pt" fo:font-style="normal" style:text-underline-type="none" fo:font-weight="normal"/>
    </style:style>
    <style:style style:family="text" style:name="T177">
      <style:text-properties fo:font-family="'Liberation Sans'" fo:font-size="10pt" fo:font-style="normal" style:text-underline-type="none" fo:font-weight="normal"/>
    </style:style>
    <style:style style:family="text" style:name="T178">
      <style:text-properties fo:font-family="'Liberation Sans'" fo:font-size="10pt" fo:font-style="normal" style:text-underline-type="none" fo:font-weight="normal"/>
    </style:style>
    <style:style style:family="text" style:name="T179">
      <style:text-properties fo:font-family="'Liberation Sans'" fo:font-size="10pt" fo:font-style="normal" style:text-underline-type="none" fo:font-weight="normal"/>
    </style:style>
    <style:style style:family="table-row" style:name="ro49">
      <style:table-row-properties style:row-height="12.8pt" style:use-optimal-row-height="false" fo:break-before="auto"/>
    </style:style>
    <style:style style:family="text" style:name="T180">
      <style:text-properties fo:font-family="'Liberation Sans'" fo:font-size="10pt" fo:font-style="normal" style:text-underline-type="none" fo:font-weight="normal"/>
    </style:style>
    <style:style style:family="text" style:name="T181">
      <style:text-properties fo:font-family="'Liberation Sans'" fo:font-size="10pt" fo:font-style="normal" style:text-underline-type="none" fo:font-weight="normal"/>
    </style:style>
    <style:style style:family="text" style:name="T182">
      <style:text-properties fo:font-family="'Liberation Sans'" fo:font-size="10pt" fo:font-style="normal" style:text-underline-type="none" fo:font-weight="normal"/>
    </style:style>
    <style:style style:family="text" style:name="T183">
      <style:text-properties fo:font-family="'Liberation Sans'" fo:font-size="10pt" fo:font-style="normal" style:text-underline-type="none" fo:font-weight="normal"/>
    </style:style>
    <style:style style:family="table-row" style:name="ro50">
      <style:table-row-properties style:row-height="12.8pt" style:use-optimal-row-height="false" fo:break-before="auto"/>
    </style:style>
    <style:style style:family="text" style:name="T184">
      <style:text-properties fo:font-family="'Liberation Sans'" fo:font-size="10pt" fo:font-style="normal" style:text-underline-type="none" fo:font-weight="normal"/>
    </style:style>
    <style:style style:family="text" style:name="T185">
      <style:text-properties fo:font-family="'Liberation Sans'" fo:font-size="10pt" fo:font-style="normal" style:text-underline-type="none" fo:font-weight="normal"/>
    </style:style>
    <style:style style:family="text" style:name="T186">
      <style:text-properties fo:font-family="'Liberation Sans'" fo:font-size="10pt" fo:font-style="normal" style:text-underline-type="none" fo:font-weight="normal"/>
    </style:style>
    <style:style style:family="text" style:name="T187">
      <style:text-properties fo:font-family="'Liberation Sans'" fo:font-size="10pt" fo:font-style="normal" style:text-underline-type="none" fo:font-weight="normal"/>
    </style:style>
    <style:style style:family="table-row" style:name="ro51">
      <style:table-row-properties style:row-height="12.8pt" style:use-optimal-row-height="false" fo:break-before="auto"/>
    </style:style>
    <style:style style:family="text" style:name="T188">
      <style:text-properties fo:font-family="'Liberation Sans'" fo:font-size="10pt" fo:font-style="normal" style:text-underline-type="none" fo:font-weight="normal"/>
    </style:style>
    <style:style style:family="text" style:name="T189">
      <style:text-properties fo:font-family="'Liberation Sans'" fo:font-size="10pt" fo:font-style="normal" style:text-underline-type="none" fo:font-weight="normal"/>
    </style:style>
    <style:style style:family="text" style:name="T190">
      <style:text-properties fo:font-family="'Liberation Sans'" fo:font-size="10pt" fo:font-style="normal" style:text-underline-type="none" fo:font-weight="normal"/>
    </style:style>
    <style:style style:family="text" style:name="T191">
      <style:text-properties fo:font-family="'Liberation Sans'" fo:font-size="10pt" fo:font-style="normal" style:text-underline-type="none" fo:font-weight="normal"/>
    </style:style>
    <style:style style:family="table-row" style:name="ro52">
      <style:table-row-properties style:row-height="12.8pt" style:use-optimal-row-height="false" fo:break-before="auto"/>
    </style:style>
    <style:style style:family="text" style:name="T192">
      <style:text-properties fo:font-family="'Liberation Sans'" fo:font-size="10pt" fo:font-style="normal" style:text-underline-type="none" fo:font-weight="normal"/>
    </style:style>
    <style:style style:family="text" style:name="T193">
      <style:text-properties fo:font-family="'Liberation Sans'" fo:font-size="10pt" fo:font-style="normal" style:text-underline-type="none" fo:font-weight="normal"/>
    </style:style>
    <style:style style:family="text" style:name="T194">
      <style:text-properties fo:font-family="'Liberation Sans'" fo:font-size="10pt" fo:font-style="normal" style:text-underline-type="none" fo:font-weight="normal"/>
    </style:style>
    <style:style style:family="text" style:name="T195">
      <style:text-properties fo:font-family="'Liberation Sans'" fo:font-size="10pt" fo:font-style="normal" style:text-underline-type="none" fo:font-weight="normal"/>
    </style:style>
    <style:style style:family="table-row" style:name="ro53">
      <style:table-row-properties style:row-height="12.8pt" style:use-optimal-row-height="false" fo:break-before="auto"/>
    </style:style>
    <style:style style:family="text" style:name="T196">
      <style:text-properties fo:font-family="'Liberation Sans'" fo:font-size="10pt" fo:font-style="normal" style:text-underline-type="none" fo:font-weight="normal"/>
    </style:style>
    <style:style style:family="text" style:name="T197">
      <style:text-properties fo:font-family="'Liberation Sans'" fo:font-size="10pt" fo:font-style="normal" style:text-underline-type="none" fo:font-weight="normal"/>
    </style:style>
    <style:style style:family="text" style:name="T198">
      <style:text-properties fo:font-family="'Liberation Sans'" fo:font-size="10pt" fo:font-style="normal" style:text-underline-type="none" fo:font-weight="normal"/>
    </style:style>
    <style:style style:family="text" style:name="T199">
      <style:text-properties fo:font-family="'Liberation Sans'" fo:font-size="10pt" fo:font-style="normal" style:text-underline-type="none" fo:font-weight="normal"/>
    </style:style>
    <style:style style:family="table-row" style:name="ro54">
      <style:table-row-properties style:row-height="12.8pt" style:use-optimal-row-height="false" fo:break-before="auto"/>
    </style:style>
    <style:style style:family="text" style:name="T200">
      <style:text-properties fo:font-family="'Liberation Sans'" fo:font-size="10pt" fo:font-style="normal" style:text-underline-type="none" fo:font-weight="normal"/>
    </style:style>
    <style:style style:family="text" style:name="T201">
      <style:text-properties fo:font-family="'Liberation Sans'" fo:font-size="10pt" fo:font-style="normal" style:text-underline-type="none" fo:font-weight="normal"/>
    </style:style>
    <style:style style:family="text" style:name="T202">
      <style:text-properties fo:font-family="'Liberation Sans'" fo:font-size="10pt" fo:font-style="normal" style:text-underline-type="none" fo:font-weight="normal"/>
    </style:style>
    <style:style style:family="text" style:name="T203">
      <style:text-properties fo:font-family="'Liberation Sans'" fo:font-size="10pt" fo:font-style="normal" style:text-underline-type="none" fo:font-weight="normal"/>
    </style:style>
    <style:style style:family="table-row" style:name="ro55">
      <style:table-row-properties style:row-height="12.8pt" style:use-optimal-row-height="false" fo:break-before="auto"/>
    </style:style>
    <style:style style:family="text" style:name="T204">
      <style:text-properties fo:font-family="'Liberation Sans'" fo:font-size="10pt" fo:font-style="normal" style:text-underline-type="none" fo:font-weight="normal"/>
    </style:style>
    <style:style style:family="text" style:name="T205">
      <style:text-properties fo:font-family="'Liberation Sans'" fo:font-size="10pt" fo:font-style="normal" style:text-underline-type="none" fo:font-weight="normal"/>
    </style:style>
    <style:style style:family="text" style:name="T206">
      <style:text-properties fo:font-family="'Liberation Sans'" fo:font-size="10pt" fo:font-style="normal" style:text-underline-type="none" fo:font-weight="normal"/>
    </style:style>
    <style:style style:family="text" style:name="T207">
      <style:text-properties fo:font-family="'Liberation Sans'" fo:font-size="10pt" fo:font-style="normal" style:text-underline-type="none" fo:font-weight="normal"/>
    </style:style>
    <style:style style:family="table-row" style:name="ro56">
      <style:table-row-properties style:row-height="12.8pt" style:use-optimal-row-height="false" fo:break-before="auto"/>
    </style:style>
    <style:style style:family="text" style:name="T208">
      <style:text-properties fo:font-family="'Liberation Sans'" fo:font-size="10pt" fo:font-style="normal" style:text-underline-type="none" fo:font-weight="normal"/>
    </style:style>
    <style:style style:family="text" style:name="T209">
      <style:text-properties fo:font-family="'Liberation Sans'" fo:font-size="10pt" fo:font-style="normal" style:text-underline-type="none" fo:font-weight="normal"/>
    </style:style>
    <style:style style:family="text" style:name="T210">
      <style:text-properties fo:font-family="'Liberation Sans'" fo:font-size="10pt" fo:font-style="normal" style:text-underline-type="none" fo:font-weight="normal"/>
    </style:style>
    <style:style style:family="text" style:name="T211">
      <style:text-properties fo:font-family="'Liberation Sans'" fo:font-size="10pt" fo:font-style="normal" style:text-underline-type="none" fo:font-weight="normal"/>
    </style:style>
    <style:style style:family="table-row" style:name="ro57">
      <style:table-row-properties style:row-height="12.8pt" style:use-optimal-row-height="false" fo:break-before="auto"/>
    </style:style>
    <style:style style:family="text" style:name="T212">
      <style:text-properties fo:font-family="'Liberation Sans'" fo:font-size="10pt" fo:font-style="normal" style:text-underline-type="none" fo:font-weight="normal"/>
    </style:style>
    <style:style style:family="text" style:name="T213">
      <style:text-properties fo:font-family="'Liberation Sans'" fo:font-size="10pt" fo:font-style="normal" style:text-underline-type="none" fo:font-weight="normal"/>
    </style:style>
    <style:style style:family="text" style:name="T214">
      <style:text-properties fo:font-family="'Liberation Sans'" fo:font-size="10pt" fo:font-style="normal" style:text-underline-type="none" fo:font-weight="normal"/>
    </style:style>
    <style:style style:family="text" style:name="T215">
      <style:text-properties fo:font-family="'Liberation Sans'" fo:font-size="10pt" fo:font-style="normal" style:text-underline-type="none" fo:font-weight="normal"/>
    </style:style>
    <style:style style:family="table-row" style:name="ro58">
      <style:table-row-properties style:row-height="12.8pt" style:use-optimal-row-height="false" fo:break-before="auto"/>
    </style:style>
    <style:style style:family="text" style:name="T216">
      <style:text-properties fo:font-family="'Liberation Sans'" fo:font-size="10pt" fo:font-style="normal" style:text-underline-type="none" fo:font-weight="normal"/>
    </style:style>
    <style:style style:family="text" style:name="T217">
      <style:text-properties fo:font-family="'Liberation Sans'" fo:font-size="10pt" fo:font-style="normal" style:text-underline-type="none" fo:font-weight="normal"/>
    </style:style>
    <style:style style:family="text" style:name="T218">
      <style:text-properties fo:font-family="'Liberation Sans'" fo:font-size="10pt" fo:font-style="normal" style:text-underline-type="none" fo:font-weight="normal"/>
    </style:style>
    <style:style style:family="text" style:name="T219">
      <style:text-properties fo:font-family="'Liberation Sans'" fo:font-size="10pt" fo:font-style="normal" style:text-underline-type="none" fo:font-weight="normal"/>
    </style:style>
    <style:style style:family="table-row" style:name="ro59">
      <style:table-row-properties style:row-height="12.8pt" style:use-optimal-row-height="false" fo:break-before="auto"/>
    </style:style>
    <style:style style:family="text" style:name="T220">
      <style:text-properties fo:font-family="'Liberation Sans'" fo:font-size="10pt" fo:font-style="normal" style:text-underline-type="none" fo:font-weight="normal"/>
    </style:style>
    <style:style style:family="text" style:name="T221">
      <style:text-properties fo:font-family="'Liberation Sans'" fo:font-size="10pt" fo:font-style="normal" style:text-underline-type="none" fo:font-weight="normal"/>
    </style:style>
    <style:style style:family="text" style:name="T222">
      <style:text-properties fo:font-family="'Liberation Sans'" fo:font-size="10pt" fo:font-style="normal" style:text-underline-type="none" fo:font-weight="normal"/>
    </style:style>
    <style:style style:family="text" style:name="T223">
      <style:text-properties fo:font-family="'Liberation Sans'" fo:font-size="10pt" fo:font-style="normal" style:text-underline-type="none" fo:font-weight="normal"/>
    </style:style>
    <style:style style:family="table-row" style:name="ro60">
      <style:table-row-properties style:row-height="12.8pt" style:use-optimal-row-height="false" fo:break-before="auto"/>
    </style:style>
    <style:style style:family="text" style:name="T224">
      <style:text-properties fo:font-family="'Liberation Sans'" fo:font-size="10pt" fo:font-style="normal" style:text-underline-type="none" fo:font-weight="normal"/>
    </style:style>
    <style:style style:family="text" style:name="T225">
      <style:text-properties fo:font-family="'Liberation Sans'" fo:font-size="10pt" fo:font-style="normal" style:text-underline-type="none" fo:font-weight="normal"/>
    </style:style>
    <style:style style:family="text" style:name="T226">
      <style:text-properties fo:font-family="'Liberation Sans'" fo:font-size="10pt" fo:font-style="normal" style:text-underline-type="none" fo:font-weight="normal"/>
    </style:style>
    <style:style style:family="text" style:name="T227">
      <style:text-properties fo:font-family="'Liberation Sans'" fo:font-size="10pt" fo:font-style="normal" style:text-underline-type="none" fo:font-weight="normal"/>
    </style:style>
    <style:style style:family="table-row" style:name="ro61">
      <style:table-row-properties style:row-height="12.8pt" style:use-optimal-row-height="false" fo:break-before="auto"/>
    </style:style>
    <style:style style:family="text" style:name="T228">
      <style:text-properties fo:font-family="'Liberation Sans'" fo:font-size="10pt" fo:font-style="normal" style:text-underline-type="none" fo:font-weight="normal"/>
    </style:style>
    <style:style style:family="text" style:name="T229">
      <style:text-properties fo:font-family="'Liberation Sans'" fo:font-size="10pt" fo:font-style="normal" style:text-underline-type="none" fo:font-weight="normal"/>
    </style:style>
    <style:style style:family="text" style:name="T230">
      <style:text-properties fo:font-family="'Liberation Sans'" fo:font-size="10pt" fo:font-style="normal" style:text-underline-type="none" fo:font-weight="normal"/>
    </style:style>
    <style:style style:family="text" style:name="T231">
      <style:text-properties fo:font-family="'Liberation Sans'" fo:font-size="10pt" fo:font-style="normal" style:text-underline-type="none" fo:font-weight="normal"/>
    </style:style>
    <style:style style:family="table-row" style:name="ro62">
      <style:table-row-properties style:row-height="12.8pt" style:use-optimal-row-height="false" fo:break-before="auto"/>
    </style:style>
    <style:style style:family="text" style:name="T232">
      <style:text-properties fo:font-family="'Liberation Sans'" fo:font-size="10pt" fo:font-style="normal" style:text-underline-type="none" fo:font-weight="normal"/>
    </style:style>
    <style:style style:family="text" style:name="T233">
      <style:text-properties fo:font-family="'Liberation Sans'" fo:font-size="10pt" fo:font-style="normal" style:text-underline-type="none" fo:font-weight="normal"/>
    </style:style>
    <style:style style:family="text" style:name="T234">
      <style:text-properties fo:font-family="'Liberation Sans'" fo:font-size="10pt" fo:font-style="normal" style:text-underline-type="none" fo:font-weight="normal"/>
    </style:style>
    <style:style style:family="text" style:name="T235">
      <style:text-properties fo:font-family="'Liberation Sans'" fo:font-size="10pt" fo:font-style="normal" style:text-underline-type="none" fo:font-weight="normal"/>
    </style:style>
    <style:style style:family="table-row" style:name="ro63">
      <style:table-row-properties style:row-height="12.8pt" style:use-optimal-row-height="false" fo:break-before="auto"/>
    </style:style>
    <style:style style:family="text" style:name="T236">
      <style:text-properties fo:font-family="'Liberation Sans'" fo:font-size="10pt" fo:font-style="normal" style:text-underline-type="none" fo:font-weight="normal"/>
    </style:style>
    <style:style style:family="text" style:name="T237">
      <style:text-properties fo:font-family="'Liberation Sans'" fo:font-size="10pt" fo:font-style="normal" style:text-underline-type="none" fo:font-weight="normal"/>
    </style:style>
    <style:style style:family="text" style:name="T238">
      <style:text-properties fo:font-family="'Liberation Sans'" fo:font-size="10pt" fo:font-style="normal" style:text-underline-type="none" fo:font-weight="normal"/>
    </style:style>
    <style:style style:family="text" style:name="T239">
      <style:text-properties fo:font-family="'Liberation Sans'" fo:font-size="10pt" fo:font-style="normal" style:text-underline-type="none" fo:font-weight="normal"/>
    </style:style>
    <style:style style:family="table-row" style:name="ro64">
      <style:table-row-properties style:row-height="12.8pt" style:use-optimal-row-height="false" fo:break-before="auto"/>
    </style:style>
    <style:style style:family="text" style:name="T240">
      <style:text-properties fo:font-family="'Liberation Sans'" fo:font-size="10pt" fo:font-style="normal" style:text-underline-type="none" fo:font-weight="normal"/>
    </style:style>
    <style:style style:family="text" style:name="T241">
      <style:text-properties fo:font-family="'Liberation Sans'" fo:font-size="10pt" fo:font-style="normal" style:text-underline-type="none" fo:font-weight="normal"/>
    </style:style>
    <style:style style:family="text" style:name="T242">
      <style:text-properties fo:font-family="'Liberation Sans'" fo:font-size="10pt" fo:font-style="normal" style:text-underline-type="none" fo:font-weight="normal"/>
    </style:style>
    <style:style style:family="text" style:name="T243">
      <style:text-properties fo:font-family="'Liberation Sans'" fo:font-size="10pt" fo:font-style="normal" style:text-underline-type="none" fo:font-weight="normal"/>
    </style:style>
    <style:style style:family="table-row" style:name="ro65">
      <style:table-row-properties style:row-height="12.8pt" style:use-optimal-row-height="false" fo:break-before="auto"/>
    </style:style>
    <style:style style:family="text" style:name="T244">
      <style:text-properties fo:font-family="'Liberation Sans'" fo:font-size="10pt" fo:font-style="normal" style:text-underline-type="none" fo:font-weight="normal"/>
    </style:style>
    <style:style style:family="text" style:name="T245">
      <style:text-properties fo:font-family="'Liberation Sans'" fo:font-size="10pt" fo:font-style="normal" style:text-underline-type="none" fo:font-weight="normal"/>
    </style:style>
    <style:style style:family="text" style:name="T246">
      <style:text-properties fo:font-family="'Liberation Sans'" fo:font-size="10pt" fo:font-style="normal" style:text-underline-type="none" fo:font-weight="normal"/>
    </style:style>
    <style:style style:family="text" style:name="T247">
      <style:text-properties fo:font-family="'Liberation Sans'" fo:font-size="10pt" fo:font-style="normal" style:text-underline-type="none" fo:font-weight="normal"/>
    </style:style>
    <style:style style:family="table-row" style:name="ro66">
      <style:table-row-properties style:row-height="12.8pt" style:use-optimal-row-height="false" fo:break-before="auto"/>
    </style:style>
    <style:style style:family="text" style:name="T248">
      <style:text-properties fo:font-family="'Liberation Sans'" fo:font-size="10pt" fo:font-style="normal" style:text-underline-type="none" fo:font-weight="normal"/>
    </style:style>
    <style:style style:family="text" style:name="T249">
      <style:text-properties fo:font-family="'Liberation Sans'" fo:font-size="10pt" fo:font-style="normal" style:text-underline-type="none" fo:font-weight="normal"/>
    </style:style>
    <style:style style:family="text" style:name="T250">
      <style:text-properties fo:font-family="'Liberation Sans'" fo:font-size="10pt" fo:font-style="normal" style:text-underline-type="none" fo:font-weight="normal"/>
    </style:style>
    <style:style style:family="text" style:name="T251">
      <style:text-properties fo:font-family="'Liberation Sans'" fo:font-size="10pt" fo:font-style="normal" style:text-underline-type="none" fo:font-weight="normal"/>
    </style:style>
    <style:style style:family="table-row" style:name="ro67">
      <style:table-row-properties style:row-height="12.8pt" style:use-optimal-row-height="false" fo:break-before="auto"/>
    </style:style>
    <style:style style:family="text" style:name="T252">
      <style:text-properties fo:font-family="'Liberation Sans'" fo:font-size="10pt" fo:font-style="normal" style:text-underline-type="none" fo:font-weight="normal"/>
    </style:style>
    <style:style style:family="text" style:name="T253">
      <style:text-properties fo:font-family="'Liberation Sans'" fo:font-size="10pt" fo:font-style="normal" style:text-underline-type="none" fo:font-weight="normal"/>
    </style:style>
    <style:style style:family="text" style:name="T254">
      <style:text-properties fo:font-family="'Liberation Sans'" fo:font-size="10pt" fo:font-style="normal" style:text-underline-type="none" fo:font-weight="normal"/>
    </style:style>
    <style:style style:family="text" style:name="T255">
      <style:text-properties fo:font-family="'Liberation Sans'" fo:font-size="10pt" fo:font-style="normal" style:text-underline-type="none" fo:font-weight="normal"/>
    </style:style>
    <style:style style:family="table-row" style:name="ro68">
      <style:table-row-properties style:row-height="12.8pt" style:use-optimal-row-height="false" fo:break-before="auto"/>
    </style:style>
    <style:style style:family="text" style:name="T256">
      <style:text-properties fo:font-family="'Liberation Sans'" fo:font-size="10pt" fo:font-style="normal" style:text-underline-type="none" fo:font-weight="normal"/>
    </style:style>
    <style:style style:family="text" style:name="T257">
      <style:text-properties fo:font-family="'Liberation Sans'" fo:font-size="10pt" fo:font-style="normal" style:text-underline-type="none" fo:font-weight="normal"/>
    </style:style>
    <style:style style:family="text" style:name="T258">
      <style:text-properties fo:font-family="'Liberation Sans'" fo:font-size="10pt" fo:font-style="normal" style:text-underline-type="none" fo:font-weight="normal"/>
    </style:style>
    <style:style style:family="text" style:name="T259">
      <style:text-properties fo:font-family="'Liberation Sans'" fo:font-size="10pt" fo:font-style="normal" style:text-underline-type="none" fo:font-weight="normal"/>
    </style:style>
    <style:style style:family="table-row" style:name="ro69">
      <style:table-row-properties style:row-height="12.8pt" style:use-optimal-row-height="false" fo:break-before="auto"/>
    </style:style>
    <style:style style:family="text" style:name="T260">
      <style:text-properties fo:font-family="'Liberation Sans'" fo:font-size="10pt" fo:font-style="normal" style:text-underline-type="none" fo:font-weight="normal"/>
    </style:style>
    <style:style style:family="table-row" style:name="ro70">
      <style:table-row-properties style:row-height="12.8pt" style:use-optimal-row-height="false" fo:break-before="auto"/>
    </style:style>
    <style:style style:family="text" style:name="T261">
      <style:text-properties fo:font-family="'Liberation Sans'" fo:font-size="10pt" fo:font-style="normal" style:text-underline-type="none" fo:font-weight="normal"/>
    </style:style>
    <style:style style:family="table-row" style:name="ro71">
      <style:table-row-properties style:row-height="12.8pt" style:use-optimal-row-height="false" fo:break-before="auto"/>
    </style:style>
    <style:style style:family="text" style:name="T262">
      <style:text-properties fo:font-family="'Liberation Sans'" fo:font-size="10pt" fo:font-style="normal" style:text-underline-type="none" fo:font-weight="normal"/>
    </style:style>
    <style:style style:family="table-row" style:name="ro72">
      <style:table-row-properties style:row-height="12.8pt" style:use-optimal-row-height="false" fo:break-before="auto"/>
    </style:style>
    <style:style style:family="text" style:name="T263">
      <style:text-properties fo:font-family="'Liberation Sans'" fo:font-size="10pt" fo:font-style="normal" style:text-underline-type="none" fo:font-weight="normal"/>
    </style:style>
    <style:style style:family="table-row" style:name="ro73">
      <style:table-row-properties style:row-height="12.8pt" style:use-optimal-row-height="false" fo:break-before="auto"/>
    </style:style>
    <style:style style:family="text" style:name="T264">
      <style:text-properties fo:font-family="'Liberation Sans'" fo:font-size="10pt" fo:font-style="normal" style:text-underline-type="none" fo:font-weight="normal"/>
    </style:style>
    <style:style style:family="table-row" style:name="ro74">
      <style:table-row-properties style:row-height="12.8pt" style:use-optimal-row-height="false" fo:break-before="auto"/>
    </style:style>
    <style:style style:family="text" style:name="T265">
      <style:text-properties fo:font-family="'Liberation Sans'" fo:font-size="10pt" fo:font-style="normal" style:text-underline-type="none" fo:font-weight="normal"/>
    </style:style>
    <style:style style:family="text" style:name="T266">
      <style:text-properties fo:font-family="'Liberation Sans'" fo:font-size="10pt" fo:font-style="normal" style:text-underline-type="none" fo:font-weight="normal"/>
    </style:style>
    <style:style style:family="text" style:name="T267">
      <style:text-properties fo:font-family="'Liberation Sans'" fo:font-size="10pt" fo:font-style="normal" style:text-underline-type="none" fo:font-weight="normal"/>
    </style:style>
    <style:style style:family="text" style:name="T268">
      <style:text-properties fo:font-family="'Liberation Sans'" fo:font-size="10pt" fo:font-style="normal" style:text-underline-type="none" fo:font-weight="normal"/>
    </style:style>
    <style:style style:family="table-row" style:name="ro75">
      <style:table-row-properties style:row-height="12.8pt" style:use-optimal-row-height="false" fo:break-before="auto"/>
    </style:style>
    <style:style style:family="text" style:name="T269">
      <style:text-properties fo:font-family="'Liberation Sans'" fo:font-size="10pt" fo:font-style="normal" style:text-underline-type="none" fo:font-weight="normal"/>
    </style:style>
    <style:style style:family="text" style:name="T270">
      <style:text-properties fo:font-family="'Liberation Sans'" fo:font-size="10pt" fo:font-style="normal" style:text-underline-type="none" fo:font-weight="normal"/>
    </style:style>
    <style:style style:family="text" style:name="T271">
      <style:text-properties fo:font-family="'Liberation Sans'" fo:font-size="10pt" fo:font-style="normal" style:text-underline-type="none" fo:font-weight="normal"/>
    </style:style>
    <style:style style:family="text" style:name="T272">
      <style:text-properties fo:font-family="'Liberation Sans'" fo:font-size="10pt" fo:font-style="normal" style:text-underline-type="none" fo:font-weight="normal"/>
    </style:style>
    <style:style style:family="table-row" style:name="ro76">
      <style:table-row-properties style:row-height="12.8pt" style:use-optimal-row-height="false" fo:break-before="auto"/>
    </style:style>
    <style:style style:family="text" style:name="T273">
      <style:text-properties fo:font-family="'Liberation Sans'" fo:font-size="10pt" fo:font-style="normal" style:text-underline-type="none" fo:font-weight="normal"/>
    </style:style>
    <style:style style:family="text" style:name="T274">
      <style:text-properties fo:font-family="'Liberation Sans'" fo:font-size="10pt" fo:font-style="normal" style:text-underline-type="none" fo:font-weight="normal"/>
    </style:style>
    <style:style style:family="text" style:name="T275">
      <style:text-properties fo:font-family="'Liberation Sans'" fo:font-size="10pt" fo:font-style="normal" style:text-underline-type="none" fo:font-weight="normal"/>
    </style:style>
    <style:style style:family="text" style:name="T276">
      <style:text-properties fo:font-family="'Liberation Sans'" fo:font-size="10pt" fo:font-style="normal" style:text-underline-type="none" fo:font-weight="normal"/>
    </style:style>
    <style:style style:family="table-row" style:name="ro77">
      <style:table-row-properties style:row-height="12.8pt" style:use-optimal-row-height="false" fo:break-before="auto"/>
    </style:style>
    <style:style style:family="text" style:name="T277">
      <style:text-properties fo:font-family="'Liberation Sans'" fo:font-size="10pt" fo:font-style="normal" style:text-underline-type="none" fo:font-weight="normal"/>
    </style:style>
    <style:style style:family="text" style:name="T278">
      <style:text-properties fo:font-family="'Liberation Sans'" fo:font-size="10pt" fo:font-style="normal" style:text-underline-type="none" fo:font-weight="normal"/>
    </style:style>
    <style:style style:family="text" style:name="T279">
      <style:text-properties fo:font-family="'Liberation Sans'" fo:font-size="10pt" fo:font-style="normal" style:text-underline-type="none" fo:font-weight="normal"/>
    </style:style>
    <style:style style:family="text" style:name="T280">
      <style:text-properties fo:font-family="'Liberation Sans'" fo:font-size="10pt" fo:font-style="normal" style:text-underline-type="none" fo:font-weight="normal"/>
    </style:style>
    <style:style style:family="table-row" style:name="ro78">
      <style:table-row-properties style:row-height="12.8pt" style:use-optimal-row-height="false" fo:break-before="auto"/>
    </style:style>
    <style:style style:family="text" style:name="T281">
      <style:text-properties fo:font-family="'Liberation Sans'" fo:font-size="10pt" fo:font-style="normal" style:text-underline-type="none" fo:font-weight="normal"/>
    </style:style>
    <style:style style:family="text" style:name="T282">
      <style:text-properties fo:font-family="'Liberation Sans'" fo:font-size="10pt" fo:font-style="normal" style:text-underline-type="none" fo:font-weight="normal"/>
    </style:style>
    <style:style style:family="text" style:name="T283">
      <style:text-properties fo:font-family="'Liberation Sans'" fo:font-size="10pt" fo:font-style="normal" style:text-underline-type="none" fo:font-weight="normal"/>
    </style:style>
    <style:style style:family="text" style:name="T284">
      <style:text-properties fo:font-family="'Liberation Sans'" fo:font-size="10pt" fo:font-style="normal" style:text-underline-type="none" fo:font-weight="normal"/>
    </style:style>
    <style:style style:family="table-row" style:name="ro79">
      <style:table-row-properties style:row-height="12.8pt" style:use-optimal-row-height="false" fo:break-before="auto"/>
    </style:style>
    <style:style style:family="text" style:name="T285">
      <style:text-properties fo:font-family="'Liberation Sans'" fo:font-size="10pt" fo:font-style="normal" style:text-underline-type="none" fo:font-weight="normal"/>
    </style:style>
    <style:style style:family="text" style:name="T286">
      <style:text-properties fo:font-family="'Liberation Sans'" fo:font-size="10pt" fo:font-style="normal" style:text-underline-type="none" fo:font-weight="normal"/>
    </style:style>
    <style:style style:family="text" style:name="T287">
      <style:text-properties fo:font-family="'Liberation Sans'" fo:font-size="10pt" fo:font-style="normal" style:text-underline-type="none" fo:font-weight="normal"/>
    </style:style>
    <style:style style:family="text" style:name="T288">
      <style:text-properties fo:font-family="'Liberation Sans'" fo:font-size="10pt" fo:font-style="normal" style:text-underline-type="none" fo:font-weight="normal"/>
    </style:style>
    <style:style style:family="table-row" style:name="ro80">
      <style:table-row-properties style:row-height="12.8pt" style:use-optimal-row-height="false" fo:break-before="auto"/>
    </style:style>
    <style:style style:family="text" style:name="T289">
      <style:text-properties fo:font-family="'Liberation Sans'" fo:font-size="10pt" fo:font-style="normal" style:text-underline-type="none" fo:font-weight="normal"/>
    </style:style>
    <style:style style:family="text" style:name="T290">
      <style:text-properties fo:font-family="'Liberation Sans'" fo:font-size="10pt" fo:font-style="normal" style:text-underline-type="none" fo:font-weight="normal"/>
    </style:style>
    <style:style style:family="text" style:name="T291">
      <style:text-properties fo:font-family="'Liberation Sans'" fo:font-size="10pt" fo:font-style="normal" style:text-underline-type="none" fo:font-weight="normal"/>
    </style:style>
    <style:style style:family="text" style:name="T292">
      <style:text-properties fo:font-family="'Liberation Sans'" fo:font-size="10pt" fo:font-style="normal" style:text-underline-type="none" fo:font-weight="normal"/>
    </style:style>
    <style:style style:family="table-row" style:name="ro81">
      <style:table-row-properties style:row-height="12.8pt" style:use-optimal-row-height="false" fo:break-before="auto"/>
    </style:style>
    <style:style style:family="text" style:name="T293">
      <style:text-properties fo:font-family="'Liberation Sans'" fo:font-size="10pt" fo:font-style="normal" style:text-underline-type="none" fo:font-weight="normal"/>
    </style:style>
    <style:style style:family="text" style:name="T294">
      <style:text-properties fo:font-family="'Liberation Sans'" fo:font-size="10pt" fo:font-style="normal" style:text-underline-type="none" fo:font-weight="normal"/>
    </style:style>
    <style:style style:family="text" style:name="T295">
      <style:text-properties fo:font-family="'Liberation Sans'" fo:font-size="10pt" fo:font-style="normal" style:text-underline-type="none" fo:font-weight="normal"/>
    </style:style>
    <style:style style:family="text" style:name="T296">
      <style:text-properties fo:font-family="'Liberation Sans'" fo:font-size="10pt" fo:font-style="normal" style:text-underline-type="none" fo:font-weight="normal"/>
    </style:style>
    <style:style style:family="table-row" style:name="ro82">
      <style:table-row-properties style:row-height="12.8pt" style:use-optimal-row-height="false" fo:break-before="auto"/>
    </style:style>
    <style:style style:family="text" style:name="T297">
      <style:text-properties fo:font-family="'Liberation Sans'" fo:font-size="10pt" fo:font-style="normal" style:text-underline-type="none" fo:font-weight="normal"/>
    </style:style>
    <style:style style:family="text" style:name="T298">
      <style:text-properties fo:font-family="'Liberation Sans'" fo:font-size="10pt" fo:font-style="normal" style:text-underline-type="none" fo:font-weight="normal"/>
    </style:style>
    <style:style style:family="text" style:name="T299">
      <style:text-properties fo:font-family="'Liberation Sans'" fo:font-size="10pt" fo:font-style="normal" style:text-underline-type="none" fo:font-weight="normal"/>
    </style:style>
    <style:style style:family="text" style:name="T300">
      <style:text-properties fo:font-family="'Liberation Sans'" fo:font-size="10pt" fo:font-style="normal" style:text-underline-type="none" fo:font-weight="normal"/>
    </style:style>
    <style:style style:family="table-row" style:name="ro83">
      <style:table-row-properties style:row-height="12.8pt" style:use-optimal-row-height="false" fo:break-before="auto"/>
    </style:style>
    <style:style style:family="text" style:name="T301">
      <style:text-properties fo:font-family="'Liberation Sans'" fo:font-size="10pt" fo:font-style="normal" style:text-underline-type="none" fo:font-weight="normal"/>
    </style:style>
    <style:style style:family="text" style:name="T302">
      <style:text-properties fo:font-family="'Liberation Sans'" fo:font-size="10pt" fo:font-style="normal" style:text-underline-type="none" fo:font-weight="normal"/>
    </style:style>
    <style:style style:family="text" style:name="T303">
      <style:text-properties fo:font-family="'Liberation Sans'" fo:font-size="10pt" fo:font-style="normal" style:text-underline-type="none" fo:font-weight="normal"/>
    </style:style>
    <style:style style:family="text" style:name="T304">
      <style:text-properties fo:font-family="'Liberation Sans'" fo:font-size="10pt" fo:font-style="normal" style:text-underline-type="none" fo:font-weight="normal"/>
    </style:style>
    <style:style style:family="table-row" style:name="ro84">
      <style:table-row-properties style:row-height="12.8pt" style:use-optimal-row-height="false" fo:break-before="auto"/>
    </style:style>
    <style:style style:family="text" style:name="T305">
      <style:text-properties fo:font-family="'Liberation Sans'" fo:font-size="10pt" fo:font-style="normal" style:text-underline-type="none" fo:font-weight="normal"/>
    </style:style>
    <style:style style:family="text" style:name="T306">
      <style:text-properties fo:font-family="'Liberation Sans'" fo:font-size="10pt" fo:font-style="normal" style:text-underline-type="none" fo:font-weight="normal"/>
    </style:style>
    <style:style style:family="text" style:name="T307">
      <style:text-properties fo:font-family="'Liberation Sans'" fo:font-size="10pt" fo:font-style="normal" style:text-underline-type="none" fo:font-weight="normal"/>
    </style:style>
    <style:style style:family="text" style:name="T308">
      <style:text-properties fo:font-family="'Liberation Sans'" fo:font-size="10pt" fo:font-style="normal" style:text-underline-type="none" fo:font-weight="normal"/>
    </style:style>
    <style:style style:family="table-row" style:name="ro85">
      <style:table-row-properties style:row-height="12.8pt" style:use-optimal-row-height="false" fo:break-before="auto"/>
    </style:style>
    <style:style style:family="text" style:name="T309">
      <style:text-properties fo:font-family="'Liberation Sans'" fo:font-size="10pt" fo:font-style="normal" style:text-underline-type="none" fo:font-weight="normal"/>
    </style:style>
    <style:style style:family="text" style:name="T310">
      <style:text-properties fo:font-family="'Liberation Sans'" fo:font-size="10pt" fo:font-style="normal" style:text-underline-type="none" fo:font-weight="normal"/>
    </style:style>
    <style:style style:family="text" style:name="T311">
      <style:text-properties fo:font-family="'Liberation Sans'" fo:font-size="10pt" fo:font-style="normal" style:text-underline-type="none" fo:font-weight="normal"/>
    </style:style>
    <style:style style:family="text" style:name="T312">
      <style:text-properties fo:font-family="'Liberation Sans'" fo:font-size="10pt" fo:font-style="normal" style:text-underline-type="none" fo:font-weight="normal"/>
    </style:style>
    <style:style style:family="table-row" style:name="ro86">
      <style:table-row-properties style:row-height="12.8pt" style:use-optimal-row-height="false" fo:break-before="auto"/>
    </style:style>
    <style:style style:family="text" style:name="T313">
      <style:text-properties fo:font-family="'Liberation Sans'" fo:font-size="10pt" fo:font-style="normal" style:text-underline-type="none" fo:font-weight="normal"/>
    </style:style>
    <style:style style:family="text" style:name="T314">
      <style:text-properties fo:font-family="'Liberation Sans'" fo:font-size="10pt" fo:font-style="normal" style:text-underline-type="none" fo:font-weight="normal"/>
    </style:style>
    <style:style style:family="text" style:name="T315">
      <style:text-properties fo:font-family="'Liberation Sans'" fo:font-size="10pt" fo:font-style="normal" style:text-underline-type="none" fo:font-weight="normal"/>
    </style:style>
    <style:style style:family="text" style:name="T316">
      <style:text-properties fo:font-family="'Liberation Sans'" fo:font-size="10pt" fo:font-style="normal" style:text-underline-type="none" fo:font-weight="normal"/>
    </style:style>
    <style:style style:family="table-row" style:name="ro87">
      <style:table-row-properties style:row-height="12.8pt" style:use-optimal-row-height="false" fo:break-before="auto"/>
    </style:style>
    <style:style style:family="text" style:name="T317">
      <style:text-properties fo:font-family="'Liberation Sans'" fo:font-size="10pt" fo:font-style="normal" style:text-underline-type="none" fo:font-weight="normal"/>
    </style:style>
    <style:style style:family="text" style:name="T318">
      <style:text-properties fo:font-family="'Liberation Sans'" fo:font-size="10pt" fo:font-style="normal" style:text-underline-type="none" fo:font-weight="normal"/>
    </style:style>
    <style:style style:family="text" style:name="T319">
      <style:text-properties fo:font-family="'Liberation Sans'" fo:font-size="10pt" fo:font-style="normal" style:text-underline-type="none" fo:font-weight="normal"/>
    </style:style>
    <style:style style:family="text" style:name="T320">
      <style:text-properties fo:font-family="'Liberation Sans'" fo:font-size="10pt" fo:font-style="normal" style:text-underline-type="none" fo:font-weight="normal"/>
    </style:style>
    <style:style style:family="table-row" style:name="ro88">
      <style:table-row-properties style:row-height="12.8pt" style:use-optimal-row-height="false" fo:break-before="auto"/>
    </style:style>
    <style:style style:family="text" style:name="T321">
      <style:text-properties fo:font-family="'Liberation Sans'" fo:font-size="10pt" fo:font-style="normal" style:text-underline-type="none" fo:font-weight="normal"/>
    </style:style>
    <style:style style:family="text" style:name="T322">
      <style:text-properties fo:font-family="'Liberation Sans'" fo:font-size="10pt" fo:font-style="normal" style:text-underline-type="none" fo:font-weight="normal"/>
    </style:style>
    <style:style style:family="text" style:name="T323">
      <style:text-properties fo:font-family="'Liberation Sans'" fo:font-size="10pt" fo:font-style="normal" style:text-underline-type="none" fo:font-weight="normal"/>
    </style:style>
    <style:style style:family="text" style:name="T324">
      <style:text-properties fo:font-family="'Liberation Sans'" fo:font-size="10pt" fo:font-style="normal" style:text-underline-type="none" fo:font-weight="normal"/>
    </style:style>
    <style:style style:family="table-row" style:name="ro89">
      <style:table-row-properties style:row-height="12.8pt" style:use-optimal-row-height="false" fo:break-before="auto"/>
    </style:style>
    <style:style style:family="text" style:name="T325">
      <style:text-properties fo:font-family="'Liberation Sans'" fo:font-size="10pt" fo:font-style="normal" style:text-underline-type="none" fo:font-weight="normal"/>
    </style:style>
    <style:style style:family="text" style:name="T326">
      <style:text-properties fo:font-family="'Liberation Sans'" fo:font-size="10pt" fo:font-style="normal" style:text-underline-type="none" fo:font-weight="normal"/>
    </style:style>
    <style:style style:family="text" style:name="T327">
      <style:text-properties fo:font-family="'Liberation Sans'" fo:font-size="10pt" fo:font-style="normal" style:text-underline-type="none" fo:font-weight="normal"/>
    </style:style>
    <style:style style:family="text" style:name="T328">
      <style:text-properties fo:font-family="'Liberation Sans'" fo:font-size="10pt" fo:font-style="normal" style:text-underline-type="none" fo:font-weight="normal"/>
    </style:style>
    <style:style style:family="table-row" style:name="ro90">
      <style:table-row-properties style:row-height="12.8pt" style:use-optimal-row-height="false" fo:break-before="auto"/>
    </style:style>
    <style:style style:family="text" style:name="T329">
      <style:text-properties fo:font-family="'Liberation Sans'" fo:font-size="10pt" fo:font-style="normal" style:text-underline-type="none" fo:font-weight="normal"/>
    </style:style>
    <style:style style:family="text" style:name="T330">
      <style:text-properties fo:font-family="'Liberation Sans'" fo:font-size="10pt" fo:font-style="normal" style:text-underline-type="none" fo:font-weight="normal"/>
    </style:style>
    <style:style style:family="text" style:name="T331">
      <style:text-properties fo:font-family="'Liberation Sans'" fo:font-size="10pt" fo:font-style="normal" style:text-underline-type="none" fo:font-weight="normal"/>
    </style:style>
    <style:style style:family="table-row" style:name="ro91">
      <style:table-row-properties style:row-height="12.8pt" style:use-optimal-row-height="false" fo:break-before="auto"/>
    </style:style>
    <style:style style:family="text" style:name="T332">
      <style:text-properties fo:font-family="'Liberation Sans'" fo:font-size="10pt" fo:font-style="normal" style:text-underline-type="none" fo:font-weight="normal"/>
    </style:style>
    <style:style style:family="text" style:name="T333">
      <style:text-properties fo:font-family="'Liberation Sans'" fo:font-size="10pt" fo:font-style="normal" style:text-underline-type="none" fo:font-weight="normal"/>
    </style:style>
    <style:style style:family="text" style:name="T334">
      <style:text-properties fo:font-family="'Liberation Sans'" fo:font-size="10pt" fo:font-style="normal" style:text-underline-type="none" fo:font-weight="normal"/>
    </style:style>
    <style:style style:family="text" style:name="T335">
      <style:text-properties fo:font-family="'Liberation Sans'" fo:font-size="10pt" fo:font-style="normal" style:text-underline-type="none" fo:font-weight="normal"/>
    </style:style>
    <style:style style:family="table-row" style:name="ro92">
      <style:table-row-properties style:row-height="12.8pt" style:use-optimal-row-height="false" fo:break-before="auto"/>
    </style:style>
    <style:style style:family="text" style:name="T336">
      <style:text-properties fo:font-family="'Liberation Sans'" fo:font-size="10pt" fo:font-style="normal" style:text-underline-type="none" fo:font-weight="normal"/>
    </style:style>
    <style:style style:family="text" style:name="T337">
      <style:text-properties fo:font-family="'Liberation Sans'" fo:font-size="10pt" fo:font-style="normal" style:text-underline-type="none" fo:font-weight="normal"/>
    </style:style>
    <style:style style:family="text" style:name="T338">
      <style:text-properties fo:font-family="'Liberation Sans'" fo:font-size="10pt" fo:font-style="normal" style:text-underline-type="none" fo:font-weight="normal"/>
    </style:style>
    <style:style style:family="text" style:name="T339">
      <style:text-properties fo:font-family="'Liberation Sans'" fo:font-size="10pt" fo:font-style="normal" style:text-underline-type="none" fo:font-weight="normal"/>
    </style:style>
    <style:style style:family="table-row" style:name="ro93">
      <style:table-row-properties style:row-height="12.8pt" style:use-optimal-row-height="false" fo:break-before="auto"/>
    </style:style>
    <style:style style:family="text" style:name="T340">
      <style:text-properties fo:font-family="'Liberation Sans'" fo:font-size="10pt" fo:font-style="normal" style:text-underline-type="none" fo:font-weight="normal"/>
    </style:style>
    <style:style style:family="text" style:name="T341">
      <style:text-properties fo:font-family="'Liberation Sans'" fo:font-size="10pt" fo:font-style="normal" style:text-underline-type="none" fo:font-weight="normal"/>
    </style:style>
    <style:style style:family="text" style:name="T342">
      <style:text-properties fo:font-family="'Liberation Sans'" fo:font-size="10pt" fo:font-style="normal" style:text-underline-type="none" fo:font-weight="normal"/>
    </style:style>
    <style:style style:family="text" style:name="T343">
      <style:text-properties fo:font-family="'Liberation Sans'" fo:font-size="10pt" fo:font-style="normal" style:text-underline-type="none" fo:font-weight="normal"/>
    </style:style>
    <style:style style:family="table-row" style:name="ro94">
      <style:table-row-properties style:row-height="12.8pt" style:use-optimal-row-height="false" fo:break-before="auto"/>
    </style:style>
    <style:style style:family="text" style:name="T344">
      <style:text-properties fo:font-family="'Liberation Sans'" fo:font-size="10pt" fo:font-style="normal" style:text-underline-type="none" fo:font-weight="normal"/>
    </style:style>
    <style:style style:family="text" style:name="T345">
      <style:text-properties fo:font-family="'Liberation Sans'" fo:font-size="10pt" fo:font-style="normal" style:text-underline-type="none" fo:font-weight="normal"/>
    </style:style>
    <style:style style:family="text" style:name="T346">
      <style:text-properties fo:font-family="'Liberation Sans'" fo:font-size="10pt" fo:font-style="normal" style:text-underline-type="none" fo:font-weight="normal"/>
    </style:style>
    <style:style style:family="text" style:name="T347">
      <style:text-properties fo:font-family="'Liberation Sans'" fo:font-size="10pt" fo:font-style="normal" style:text-underline-type="none" fo:font-weight="normal"/>
    </style:style>
    <style:style style:family="table-row" style:name="ro95">
      <style:table-row-properties style:row-height="12.8pt" style:use-optimal-row-height="false" fo:break-before="auto"/>
    </style:style>
    <style:style style:family="text" style:name="T348">
      <style:text-properties fo:font-family="'Liberation Sans'" fo:font-size="10pt" fo:font-style="normal" style:text-underline-type="none" fo:font-weight="normal"/>
    </style:style>
    <style:style style:family="text" style:name="T349">
      <style:text-properties fo:font-family="'Liberation Sans'" fo:font-size="10pt" fo:font-style="normal" style:text-underline-type="none" fo:font-weight="normal"/>
    </style:style>
    <style:style style:family="text" style:name="T350">
      <style:text-properties fo:font-family="'Liberation Sans'" fo:font-size="10pt" fo:font-style="normal" style:text-underline-type="none" fo:font-weight="normal"/>
    </style:style>
    <style:style style:family="text" style:name="T351">
      <style:text-properties fo:font-family="'Liberation Sans'" fo:font-size="10pt" fo:font-style="normal" style:text-underline-type="none" fo:font-weight="normal"/>
    </style:style>
    <style:style style:family="table-row" style:name="ro96">
      <style:table-row-properties style:row-height="12.8pt" style:use-optimal-row-height="false" fo:break-before="auto"/>
    </style:style>
    <style:style style:family="text" style:name="T352">
      <style:text-properties fo:font-family="'Liberation Sans'" fo:font-size="10pt" fo:font-style="normal" style:text-underline-type="none" fo:font-weight="normal"/>
    </style:style>
    <style:style style:family="text" style:name="T353">
      <style:text-properties fo:font-family="'Liberation Sans'" fo:font-size="10pt" fo:font-style="normal" style:text-underline-type="none" fo:font-weight="normal"/>
    </style:style>
    <style:style style:family="text" style:name="T354">
      <style:text-properties fo:font-family="'Liberation Sans'" fo:font-size="10pt" fo:font-style="normal" style:text-underline-type="none" fo:font-weight="normal"/>
    </style:style>
    <style:style style:family="text" style:name="T355">
      <style:text-properties fo:font-family="'Liberation Sans'" fo:font-size="10pt" fo:font-style="normal" style:text-underline-type="none" fo:font-weight="normal"/>
    </style:style>
    <style:style style:family="table-row" style:name="ro97">
      <style:table-row-properties style:row-height="12.8pt" style:use-optimal-row-height="false" fo:break-before="auto"/>
    </style:style>
    <style:style style:family="text" style:name="T356">
      <style:text-properties fo:font-family="'Liberation Sans'" fo:font-size="10pt" fo:font-style="normal" style:text-underline-type="none" fo:font-weight="normal"/>
    </style:style>
    <style:style style:family="text" style:name="T357">
      <style:text-properties fo:font-family="'Liberation Sans'" fo:font-size="10pt" fo:font-style="normal" style:text-underline-type="none" fo:font-weight="normal"/>
    </style:style>
    <style:style style:family="text" style:name="T358">
      <style:text-properties fo:font-family="'Liberation Sans'" fo:font-size="10pt" fo:font-style="normal" style:text-underline-type="none" fo:font-weight="normal"/>
    </style:style>
    <style:style style:family="text" style:name="T359">
      <style:text-properties fo:font-family="'Liberation Sans'" fo:font-size="10pt" fo:font-style="normal" style:text-underline-type="none" fo:font-weight="normal"/>
    </style:style>
    <style:style style:family="table-row" style:name="ro98">
      <style:table-row-properties style:row-height="12.8pt" style:use-optimal-row-height="false" fo:break-before="auto"/>
    </style:style>
    <style:style style:family="text" style:name="T360">
      <style:text-properties fo:font-family="'Liberation Sans'" fo:font-size="10pt" fo:font-style="normal" style:text-underline-type="none" fo:font-weight="normal"/>
    </style:style>
    <style:style style:family="text" style:name="T361">
      <style:text-properties fo:font-family="'Liberation Sans'" fo:font-size="10pt" fo:font-style="normal" style:text-underline-type="none" fo:font-weight="normal"/>
    </style:style>
    <style:style style:family="text" style:name="T362">
      <style:text-properties fo:font-family="'Liberation Sans'" fo:font-size="10pt" fo:font-style="normal" style:text-underline-type="none" fo:font-weight="normal"/>
    </style:style>
    <style:style style:family="text" style:name="T363">
      <style:text-properties fo:font-family="'Liberation Sans'" fo:font-size="10pt" fo:font-style="normal" style:text-underline-type="none" fo:font-weight="normal"/>
    </style:style>
    <style:style style:family="table-row" style:name="ro99">
      <style:table-row-properties style:row-height="12.8pt" style:use-optimal-row-height="false" fo:break-before="auto"/>
    </style:style>
    <style:style style:family="text" style:name="T364">
      <style:text-properties fo:font-family="'Liberation Sans'" fo:font-size="10pt" fo:font-style="normal" style:text-underline-type="none" fo:font-weight="normal"/>
    </style:style>
    <style:style style:family="table-row" style:name="ro100">
      <style:table-row-properties style:row-height="12.8pt" style:use-optimal-row-height="false" fo:break-before="auto"/>
    </style:style>
    <style:style style:family="text" style:name="T365">
      <style:text-properties fo:font-family="'Liberation Sans'" fo:font-size="10pt" fo:font-style="normal" style:text-underline-type="none" fo:font-weight="normal"/>
    </style:style>
    <style:style style:family="text" style:name="T366">
      <style:text-properties fo:font-family="'Liberation Sans'" fo:font-size="10pt" fo:font-style="normal" style:text-underline-type="none" fo:font-weight="normal"/>
    </style:style>
    <style:style style:family="text" style:name="T367">
      <style:text-properties fo:font-family="'Liberation Sans'" fo:font-size="10pt" fo:font-style="normal" style:text-underline-type="none" fo:font-weight="normal"/>
    </style:style>
    <style:style style:family="table-row" style:name="ro101">
      <style:table-row-properties style:row-height="12.8pt" style:use-optimal-row-height="false" fo:break-before="auto"/>
    </style:style>
    <style:style style:family="text" style:name="T368">
      <style:text-properties fo:font-family="'Liberation Sans'" fo:font-size="10pt" fo:font-style="normal" style:text-underline-type="none" fo:font-weight="normal"/>
    </style:style>
    <style:style style:family="text" style:name="T369">
      <style:text-properties fo:font-family="'Liberation Sans'" fo:font-size="10pt" fo:font-style="normal" style:text-underline-type="none" fo:font-weight="normal"/>
    </style:style>
    <style:style style:family="text" style:name="T370">
      <style:text-properties fo:font-family="'Liberation Sans'" fo:font-size="10pt" fo:font-style="normal" style:text-underline-type="none" fo:font-weight="normal"/>
    </style:style>
    <style:style style:family="table-row" style:name="ro102">
      <style:table-row-properties style:row-height="12.8pt" style:use-optimal-row-height="false" fo:break-before="auto"/>
    </style:style>
    <style:style style:family="text" style:name="T371">
      <style:text-properties fo:font-family="'Liberation Sans'" fo:font-size="10pt" fo:font-style="normal" style:text-underline-type="none" fo:font-weight="normal"/>
    </style:style>
    <style:style style:family="text" style:name="T372">
      <style:text-properties fo:font-family="'Liberation Sans'" fo:font-size="10pt" fo:font-style="normal" style:text-underline-type="none" fo:font-weight="normal"/>
    </style:style>
    <style:style style:family="text" style:name="T373">
      <style:text-properties fo:font-family="'Liberation Sans'" fo:font-size="10pt" fo:font-style="normal" style:text-underline-type="none" fo:font-weight="normal"/>
    </style:style>
    <style:style style:family="table-row" style:name="ro103">
      <style:table-row-properties style:row-height="12.8pt" style:use-optimal-row-height="false" fo:break-before="auto"/>
    </style:style>
    <style:style style:family="text" style:name="T374">
      <style:text-properties fo:font-family="'Liberation Sans'" fo:font-size="10pt" fo:font-style="normal" style:text-underline-type="none" fo:font-weight="normal"/>
    </style:style>
    <style:style style:family="table-row" style:name="ro104">
      <style:table-row-properties style:row-height="12.8pt" style:use-optimal-row-height="false" fo:break-before="auto"/>
    </style:style>
    <style:style style:family="text" style:name="T375">
      <style:text-properties fo:font-family="'Liberation Sans'" fo:font-size="10pt" fo:font-style="normal" style:text-underline-type="none" fo:font-weight="normal"/>
    </style:style>
    <style:style style:family="table-row" style:name="ro105">
      <style:table-row-properties style:row-height="13.15pt" style:use-optimal-row-height="false" fo:break-before="auto"/>
    </style:style>
    <style:style style:family="text" style:name="T376">
      <style:text-properties fo:font-family="'Liberation Sans'" fo:font-size="10pt" fo:font-style="normal" style:text-underline-type="none" fo:font-weight="normal"/>
    </style:style>
    <style:style style:family="table-row" style:name="ro106">
      <style:table-row-properties style:row-height="12.8pt" style:use-optimal-row-height="false" fo:break-before="auto"/>
    </style:style>
    <style:style style:family="text" style:name="T377">
      <style:text-properties fo:font-family="'Liberation Sans'" fo:font-size="10pt" fo:font-style="normal" style:text-underline-type="none" fo:font-weight="normal"/>
    </style:style>
    <style:style style:family="table-row" style:name="ro107">
      <style:table-row-properties style:row-height="12.8pt" style:use-optimal-row-height="false" fo:break-before="auto"/>
    </style:style>
    <style:style style:family="text" style:name="T378">
      <style:text-properties fo:font-family="'Liberation Sans'" fo:font-size="10pt" fo:font-style="normal" style:text-underline-type="none" fo:font-weight="normal"/>
    </style:style>
    <style:style style:family="table-row" style:name="ro108">
      <style:table-row-properties style:row-height="12.8pt" style:use-optimal-row-height="false" fo:break-before="auto"/>
    </style:style>
    <style:style style:family="text" style:name="T379">
      <style:text-properties fo:font-family="'Liberation Sans'" fo:font-size="10pt" fo:font-style="normal" style:text-underline-type="none" fo:font-weight="normal"/>
    </style:style>
    <style:style style:family="table-row" style:name="ro109">
      <style:table-row-properties style:row-height="13.15pt" style:use-optimal-row-height="false" fo:break-before="auto"/>
    </style:style>
    <style:style style:family="text" style:name="T380">
      <style:text-properties fo:font-family="'Liberation Sans'" fo:font-size="10pt" fo:font-style="normal" style:text-underline-type="none" fo:font-weight="normal"/>
    </style:style>
    <style:style style:family="text" style:name="T381">
      <style:text-properties fo:font-family="'Liberation Sans'" fo:font-size="10pt" fo:font-style="normal" style:text-underline-type="none" fo:font-weight="normal"/>
    </style:style>
    <style:style style:family="text" style:name="T382">
      <style:text-properties fo:font-family="'Liberation Sans'" fo:font-size="10pt" fo:font-style="normal" style:text-underline-type="none" fo:font-weight="normal"/>
    </style:style>
    <style:style style:family="text" style:name="T383">
      <style:text-properties fo:font-family="'Liberation Sans'" fo:font-size="10pt" fo:font-style="normal" style:text-underline-type="none" fo:font-weight="normal"/>
    </style:style>
    <style:style style:family="table-row" style:name="ro110">
      <style:table-row-properties style:row-height="12.8pt" style:use-optimal-row-height="false" fo:break-before="auto"/>
    </style:style>
    <style:style style:family="text" style:name="T384">
      <style:text-properties fo:font-family="'Liberation Sans'" fo:font-size="10pt" fo:font-style="normal" style:text-underline-type="none" fo:font-weight="normal"/>
    </style:style>
    <style:style style:family="text" style:name="T385">
      <style:text-properties fo:font-family="'Liberation Sans'" fo:font-size="10pt" fo:font-style="normal" style:text-underline-type="none" fo:font-weight="normal"/>
    </style:style>
    <style:style style:family="text" style:name="T386">
      <style:text-properties fo:font-family="'Liberation Sans'" fo:font-size="10pt" fo:font-style="normal" style:text-underline-type="none" fo:font-weight="normal"/>
    </style:style>
    <style:style style:family="text" style:name="T387">
      <style:text-properties fo:font-family="'Liberation Sans'" fo:font-size="10pt" fo:font-style="normal" style:text-underline-type="none" fo:font-weight="normal"/>
    </style:style>
    <style:style style:family="table-row" style:name="ro111">
      <style:table-row-properties style:row-height="12.8pt" style:use-optimal-row-height="false" fo:break-before="auto"/>
    </style:style>
    <style:style style:family="text" style:name="T388">
      <style:text-properties fo:font-family="'Liberation Sans'" fo:font-size="10pt" fo:font-style="normal" style:text-underline-type="none" fo:font-weight="normal"/>
    </style:style>
    <style:style style:family="text" style:name="T389">
      <style:text-properties fo:font-family="'Liberation Sans'" fo:font-size="10pt" fo:font-style="normal" style:text-underline-type="none" fo:font-weight="normal"/>
    </style:style>
    <style:style style:family="text" style:name="T390">
      <style:text-properties fo:font-family="'Liberation Sans'" fo:font-size="10pt" fo:font-style="normal" style:text-underline-type="none" fo:font-weight="normal"/>
    </style:style>
    <style:style style:family="text" style:name="T391">
      <style:text-properties fo:font-family="'Liberation Sans'" fo:font-size="10pt" fo:font-style="normal" style:text-underline-type="none" fo:font-weight="normal"/>
    </style:style>
    <style:style style:family="table-row" style:name="ro112">
      <style:table-row-properties style:row-height="12.8pt" style:use-optimal-row-height="false" fo:break-before="auto"/>
    </style:style>
    <style:style style:family="text" style:name="T392">
      <style:text-properties fo:font-family="'Liberation Sans'" fo:font-size="10pt" fo:font-style="normal" style:text-underline-type="none" fo:font-weight="normal"/>
    </style:style>
    <style:style style:family="text" style:name="T393">
      <style:text-properties fo:font-family="'Liberation Sans'" fo:font-size="10pt" fo:font-style="normal" style:text-underline-type="none" fo:font-weight="normal"/>
    </style:style>
    <style:style style:family="text" style:name="T394">
      <style:text-properties fo:font-family="'Liberation Sans'" fo:font-size="10pt" fo:font-style="normal" style:text-underline-type="none" fo:font-weight="normal"/>
    </style:style>
    <style:style style:family="text" style:name="T395">
      <style:text-properties fo:font-family="'Liberation Sans'" fo:font-size="10pt" fo:font-style="normal" style:text-underline-type="none" fo:font-weight="normal"/>
    </style:style>
    <style:style style:family="table-row" style:name="ro113">
      <style:table-row-properties style:row-height="13.15pt" style:use-optimal-row-height="false" fo:break-before="auto"/>
    </style:style>
    <style:style style:family="text" style:name="T396">
      <style:text-properties fo:font-family="'Liberation Sans'" fo:font-size="10pt" fo:font-style="normal" style:text-underline-type="none" fo:font-weight="normal"/>
    </style:style>
    <style:style style:family="text" style:name="T397">
      <style:text-properties fo:font-family="'Liberation Sans'" fo:font-size="10pt" fo:font-style="normal" style:text-underline-type="none" fo:font-weight="normal"/>
    </style:style>
    <style:style style:family="text" style:name="T398">
      <style:text-properties fo:font-family="'Liberation Sans'" fo:font-size="10pt" fo:font-style="normal" style:text-underline-type="none" fo:font-weight="normal"/>
    </style:style>
    <style:style style:family="text" style:name="T399">
      <style:text-properties fo:font-family="'Liberation Sans'" fo:font-size="10pt" fo:font-style="normal" style:text-underline-type="none" fo:font-weight="normal"/>
    </style:style>
    <style:style style:family="table-row" style:name="ro114">
      <style:table-row-properties style:row-height="12.8pt" style:use-optimal-row-height="false" fo:break-before="auto"/>
    </style:style>
    <style:style style:family="text" style:name="T400">
      <style:text-properties fo:font-family="'Liberation Sans'" fo:font-size="10pt" fo:font-style="normal" style:text-underline-type="none" fo:font-weight="normal"/>
    </style:style>
    <style:style style:family="text" style:name="T401">
      <style:text-properties fo:font-family="'Liberation Sans'" fo:font-size="10pt" fo:font-style="normal" style:text-underline-type="none" fo:font-weight="normal"/>
    </style:style>
    <style:style style:family="text" style:name="T402">
      <style:text-properties fo:font-family="'Liberation Sans'" fo:font-size="10pt" fo:font-style="normal" style:text-underline-type="none" fo:font-weight="normal"/>
    </style:style>
    <style:style style:family="text" style:name="T403">
      <style:text-properties fo:font-family="'Liberation Sans'" fo:font-size="10pt" fo:font-style="normal" style:text-underline-type="none" fo:font-weight="normal"/>
    </style:style>
    <style:style style:family="table-row" style:name="ro115">
      <style:table-row-properties style:row-height="12.8pt" style:use-optimal-row-height="false" fo:break-before="auto"/>
    </style:style>
    <style:style style:family="text" style:name="T404">
      <style:text-properties fo:font-family="'Liberation Sans'" fo:font-size="10pt" fo:font-style="normal" style:text-underline-type="none" fo:font-weight="normal"/>
    </style:style>
    <style:style style:family="text" style:name="T405">
      <style:text-properties fo:font-family="'Liberation Sans'" fo:font-size="10pt" fo:font-style="normal" style:text-underline-type="none" fo:font-weight="normal"/>
    </style:style>
    <style:style style:family="text" style:name="T406">
      <style:text-properties fo:font-family="'Liberation Sans'" fo:font-size="10pt" fo:font-style="normal" style:text-underline-type="none" fo:font-weight="normal"/>
    </style:style>
    <style:style style:family="text" style:name="T407">
      <style:text-properties fo:font-family="'Liberation Sans'" fo:font-size="10pt" fo:font-style="normal" style:text-underline-type="none" fo:font-weight="normal"/>
    </style:style>
    <style:style style:family="table-row" style:name="ro116">
      <style:table-row-properties style:row-height="12.8pt" style:use-optimal-row-height="false" fo:break-before="auto"/>
    </style:style>
    <style:style style:family="text" style:name="T408">
      <style:text-properties fo:font-family="'Liberation Sans'" fo:font-size="10pt" fo:font-style="normal" style:text-underline-type="none" fo:font-weight="normal"/>
    </style:style>
    <style:style style:family="text" style:name="T409">
      <style:text-properties fo:font-family="'Liberation Sans'" fo:font-size="10pt" fo:font-style="normal" style:text-underline-type="none" fo:font-weight="normal"/>
    </style:style>
    <style:style style:family="text" style:name="T410">
      <style:text-properties fo:font-family="'Liberation Sans'" fo:font-size="10pt" fo:font-style="normal" style:text-underline-type="none" fo:font-weight="normal"/>
    </style:style>
    <style:style style:family="text" style:name="T411">
      <style:text-properties fo:font-family="'Liberation Sans'" fo:font-size="10pt" fo:font-style="normal" style:text-underline-type="none" fo:font-weight="normal"/>
    </style:style>
    <style:style style:family="table-row" style:name="ro117">
      <style:table-row-properties style:row-height="13.15pt" style:use-optimal-row-height="false" fo:break-before="auto"/>
    </style:style>
    <style:style style:family="text" style:name="T412">
      <style:text-properties fo:font-family="'Liberation Sans'" fo:font-size="10pt" fo:font-style="normal" style:text-underline-type="none" fo:font-weight="normal"/>
    </style:style>
    <style:style style:family="text" style:name="T413">
      <style:text-properties fo:font-family="'Liberation Sans'" fo:font-size="10pt" fo:font-style="normal" style:text-underline-type="none" fo:font-weight="normal"/>
    </style:style>
    <style:style style:family="text" style:name="T414">
      <style:text-properties fo:font-family="'Liberation Sans'" fo:font-size="10pt" fo:font-style="normal" style:text-underline-type="none" fo:font-weight="normal"/>
    </style:style>
    <style:style style:family="table-row" style:name="ro118">
      <style:table-row-properties style:row-height="12.8pt" style:use-optimal-row-height="false" fo:break-before="auto"/>
    </style:style>
    <style:style style:family="text" style:name="T415">
      <style:text-properties fo:font-family="'Liberation Sans'" fo:font-size="10pt" fo:font-style="normal" style:text-underline-type="none" fo:font-weight="normal"/>
    </style:style>
    <style:style style:family="text" style:name="T416">
      <style:text-properties fo:font-family="'Liberation Sans'" fo:font-size="10pt" fo:font-style="normal" style:text-underline-type="none" fo:font-weight="normal"/>
    </style:style>
    <style:style style:family="text" style:name="T417">
      <style:text-properties fo:font-family="'Liberation Sans'" fo:font-size="10pt" fo:font-style="normal" style:text-underline-type="none" fo:font-weight="normal"/>
    </style:style>
    <style:style style:family="text" style:name="T418">
      <style:text-properties fo:font-family="'Liberation Sans'" fo:font-size="10pt" fo:font-style="normal" style:text-underline-type="none" fo:font-weight="normal"/>
    </style:style>
    <style:style style:family="table-row" style:name="ro119">
      <style:table-row-properties style:row-height="12.8pt" style:use-optimal-row-height="false" fo:break-before="auto"/>
    </style:style>
    <style:style style:family="text" style:name="T419">
      <style:text-properties fo:font-family="'Liberation Sans'" fo:font-size="10pt" fo:font-style="normal" style:text-underline-type="none" fo:font-weight="normal"/>
    </style:style>
    <style:style style:family="text" style:name="T420">
      <style:text-properties fo:font-family="'Liberation Sans'" fo:font-size="10pt" fo:font-style="normal" style:text-underline-type="none" fo:font-weight="normal"/>
    </style:style>
    <style:style style:family="text" style:name="T421">
      <style:text-properties fo:font-family="'Liberation Sans'" fo:font-size="10pt" fo:font-style="normal" style:text-underline-type="none" fo:font-weight="normal"/>
    </style:style>
    <style:style style:family="text" style:name="T422">
      <style:text-properties fo:font-family="'Liberation Sans'" fo:font-size="10pt" fo:font-style="normal" style:text-underline-type="none" fo:font-weight="normal"/>
    </style:style>
    <style:style style:family="table-row" style:name="ro120">
      <style:table-row-properties style:row-height="12.8pt" style:use-optimal-row-height="false" fo:break-before="auto"/>
    </style:style>
    <style:style style:family="text" style:name="T423">
      <style:text-properties fo:font-family="'Liberation Sans'" fo:font-size="10pt" fo:font-style="normal" style:text-underline-type="none" fo:font-weight="normal"/>
    </style:style>
    <style:style style:family="text" style:name="T424">
      <style:text-properties fo:font-family="'Liberation Sans'" fo:font-size="10pt" fo:font-style="normal" style:text-underline-type="none" fo:font-weight="normal"/>
    </style:style>
    <style:style style:family="text" style:name="T425">
      <style:text-properties fo:font-family="'Liberation Sans'" fo:font-size="10pt" fo:font-style="normal" style:text-underline-type="none" fo:font-weight="normal"/>
    </style:style>
    <style:style style:family="text" style:name="T426">
      <style:text-properties fo:font-family="'Liberation Sans'" fo:font-size="10pt" fo:font-style="normal" style:text-underline-type="none" fo:font-weight="normal"/>
    </style:style>
    <style:style style:family="table-row" style:name="ro121">
      <style:table-row-properties style:row-height="12.8pt" style:use-optimal-row-height="false" fo:break-before="auto"/>
    </style:style>
    <style:style style:family="text" style:name="T427">
      <style:text-properties fo:font-family="'Liberation Sans'" fo:font-size="10pt" fo:font-style="normal" style:text-underline-type="none" fo:font-weight="normal"/>
    </style:style>
    <style:style style:family="text" style:name="T428">
      <style:text-properties fo:font-family="'Liberation Sans'" fo:font-size="10pt" fo:font-style="normal" style:text-underline-type="none" fo:font-weight="normal"/>
    </style:style>
    <style:style style:family="text" style:name="T429">
      <style:text-properties fo:font-family="'Liberation Sans'" fo:font-size="10pt" fo:font-style="normal" style:text-underline-type="none" fo:font-weight="normal"/>
    </style:style>
    <style:style style:family="text" style:name="T430">
      <style:text-properties fo:font-family="'Liberation Sans'" fo:font-size="10pt" fo:font-style="normal" style:text-underline-type="none" fo:font-weight="normal"/>
    </style:style>
    <style:style style:family="table-row" style:name="ro122">
      <style:table-row-properties style:row-height="12.8pt" style:use-optimal-row-height="false" fo:break-before="auto"/>
    </style:style>
    <style:style style:family="text" style:name="T431">
      <style:text-properties fo:font-family="'Liberation Sans'" fo:font-size="10pt" fo:font-style="normal" style:text-underline-type="none" fo:font-weight="normal"/>
    </style:style>
    <style:style style:family="text" style:name="T432">
      <style:text-properties fo:font-family="'Liberation Sans'" fo:font-size="10pt" fo:font-style="normal" style:text-underline-type="none" fo:font-weight="normal"/>
    </style:style>
    <style:style style:family="text" style:name="T433">
      <style:text-properties fo:font-family="'Liberation Sans'" fo:font-size="10pt" fo:font-style="normal" style:text-underline-type="none" fo:font-weight="normal"/>
    </style:style>
    <style:style style:family="text" style:name="T434">
      <style:text-properties fo:font-family="'Liberation Sans'" fo:font-size="10pt" fo:font-style="normal" style:text-underline-type="none" fo:font-weight="normal"/>
    </style:style>
    <style:style style:family="table-row" style:name="ro123">
      <style:table-row-properties style:row-height="11.95pt" style:use-optimal-row-height="false" fo:break-before="auto"/>
    </style:style>
    <style:style style:family="text" style:name="T435">
      <style:text-properties fo:font-family="'Liberation Sans'" fo:font-size="10pt" fo:font-style="normal" style:text-underline-type="none" fo:font-weight="normal"/>
    </style:style>
    <style:style style:family="text" style:name="T436">
      <style:text-properties fo:font-family="'Liberation Sans'" fo:font-size="10pt" fo:font-style="normal" style:text-underline-type="none" fo:font-weight="normal"/>
    </style:style>
    <style:style style:family="text" style:name="T437">
      <style:text-properties fo:font-family="'Liberation Sans'" fo:font-size="10pt" fo:font-style="normal" style:text-underline-type="none" fo:font-weight="normal"/>
    </style:style>
    <style:style style:family="text" style:name="T438">
      <style:text-properties fo:font-family="'Liberation Sans'" fo:font-size="10pt" fo:font-style="normal" style:text-underline-type="none" fo:font-weight="normal"/>
    </style:style>
    <style:style style:family="table-row" style:name="ro124">
      <style:table-row-properties style:row-height="11.95pt" style:use-optimal-row-height="false" fo:break-before="auto"/>
    </style:style>
    <style:style style:family="text" style:name="T439">
      <style:text-properties fo:font-family="'Liberation Sans'" fo:font-size="10pt" fo:font-style="normal" style:text-underline-type="none" fo:font-weight="normal"/>
    </style:style>
    <style:style style:family="text" style:name="T440">
      <style:text-properties fo:font-family="'Liberation Sans'" fo:font-size="10pt" fo:font-style="normal" style:text-underline-type="none" fo:font-weight="normal"/>
    </style:style>
    <style:style style:family="text" style:name="T441">
      <style:text-properties fo:font-family="'Liberation Sans'" fo:font-size="10pt" fo:font-style="normal" style:text-underline-type="none" fo:font-weight="normal"/>
    </style:style>
    <style:style style:family="text" style:name="T442">
      <style:text-properties fo:font-family="'Liberation Sans'" fo:font-size="10pt" fo:font-style="normal" style:text-underline-type="none" fo:font-weight="normal"/>
    </style:style>
    <style:style style:family="table-row" style:name="ro125">
      <style:table-row-properties style:row-height="12.8pt" style:use-optimal-row-height="false" fo:break-before="auto"/>
    </style:style>
    <style:style style:family="text" style:name="T443">
      <style:text-properties fo:font-family="'Liberation Sans'" fo:font-size="10pt" fo:font-style="normal" style:text-underline-type="none" fo:font-weight="normal"/>
    </style:style>
    <style:style style:family="text" style:name="T444">
      <style:text-properties fo:font-family="'Liberation Sans'" fo:font-size="10pt" fo:font-style="normal" style:text-underline-type="none" fo:font-weight="normal"/>
    </style:style>
    <style:style style:family="text" style:name="T445">
      <style:text-properties fo:font-family="'Liberation Sans'" fo:font-size="10pt" fo:font-style="normal" style:text-underline-type="none" fo:font-weight="normal"/>
    </style:style>
    <style:style style:family="text" style:name="T446">
      <style:text-properties fo:font-family="'Liberation Sans'" fo:font-size="10pt" fo:font-style="normal" style:text-underline-type="none" fo:font-weight="normal"/>
    </style:style>
    <style:style style:family="table-row" style:name="ro126">
      <style:table-row-properties style:row-height="12.8pt" style:use-optimal-row-height="false" fo:break-before="auto"/>
    </style:style>
    <style:style style:family="text" style:name="T447">
      <style:text-properties fo:font-family="'Liberation Sans'" fo:font-size="10pt" fo:font-style="normal" style:text-underline-type="none" fo:font-weight="normal"/>
    </style:style>
    <style:style style:family="text" style:name="T448">
      <style:text-properties fo:font-family="'Liberation Sans'" fo:font-size="10pt" fo:font-style="normal" style:text-underline-type="none" fo:font-weight="normal"/>
    </style:style>
    <style:style style:family="text" style:name="T449">
      <style:text-properties fo:font-family="'Liberation Sans'" fo:font-size="10pt" fo:font-style="normal" style:text-underline-type="none" fo:font-weight="normal"/>
    </style:style>
    <style:style style:family="text" style:name="T450">
      <style:text-properties fo:font-family="'Liberation Sans'" fo:font-size="10pt" fo:font-style="normal" style:text-underline-type="none" fo:font-weight="normal"/>
    </style:style>
    <style:style style:family="table-row" style:name="ro127">
      <style:table-row-properties style:row-height="11.95pt" style:use-optimal-row-height="false" fo:break-before="auto"/>
    </style:style>
    <style:style style:family="text" style:name="T451">
      <style:text-properties fo:font-family="'Liberation Sans'" fo:font-size="10pt" fo:font-style="normal" style:text-underline-type="none" fo:font-weight="normal"/>
    </style:style>
    <style:style style:family="text" style:name="T452">
      <style:text-properties fo:font-family="'Liberation Sans'" fo:font-size="10pt" fo:font-style="normal" style:text-underline-type="none" fo:font-weight="normal"/>
    </style:style>
    <style:style style:family="text" style:name="T453">
      <style:text-properties fo:font-family="'Liberation Sans'" fo:font-size="10pt" fo:font-style="normal" style:text-underline-type="none" fo:font-weight="normal"/>
    </style:style>
    <style:style style:family="text" style:name="T454">
      <style:text-properties fo:font-family="'Liberation Sans'" fo:font-size="10pt" fo:font-style="normal" style:text-underline-type="none" fo:font-weight="normal"/>
    </style:style>
    <style:style style:family="table-row" style:name="ro128">
      <style:table-row-properties style:row-height="12.75pt" style:use-optimal-row-height="true" fo:break-before="auto"/>
    </style:style>
    <style:style style:family="text" style:name="T455">
      <style:text-properties fo:font-family="'Liberation Sans'" fo:font-size="10pt" fo:font-style="normal" style:text-underline-type="none" fo:font-weight="normal"/>
    </style:style>
    <style:style style:family="text" style:name="T456">
      <style:text-properties fo:font-family="'Liberation Sans'" fo:font-size="10pt" fo:font-style="normal" style:text-underline-type="none" fo:font-weight="normal"/>
    </style:style>
    <style:style style:family="text" style:name="T457">
      <style:text-properties fo:font-family="'Liberation Sans'" fo:font-size="10pt" fo:font-style="normal" style:text-underline-type="none" fo:font-weight="normal"/>
    </style:style>
    <style:style style:family="text" style:name="T458">
      <style:text-properties fo:font-family="'Liberation Sans'" fo:font-size="10pt" fo:font-style="normal" style:text-underline-type="none" fo:font-weight="normal"/>
    </style:style>
    <style:style style:family="table-row" style:name="ro129">
      <style:table-row-properties style:row-height="12.75pt" style:use-optimal-row-height="true" fo:break-before="auto"/>
    </style:style>
    <style:style style:family="text" style:name="T459">
      <style:text-properties fo:font-family="'Liberation Sans'" fo:font-size="10pt" fo:font-style="normal" style:text-underline-type="none" fo:font-weight="normal"/>
    </style:style>
    <style:style style:family="text" style:name="T460">
      <style:text-properties fo:font-family="'Liberation Sans'" fo:font-size="10pt" fo:font-style="normal" style:text-underline-type="none" fo:font-weight="normal"/>
    </style:style>
    <style:style style:family="text" style:name="T461">
      <style:text-properties fo:font-family="'Liberation Sans'" fo:font-size="10pt" fo:font-style="normal" style:text-underline-type="none" fo:font-weight="normal"/>
    </style:style>
    <style:style style:family="text" style:name="T462">
      <style:text-properties fo:font-family="'Liberation Sans'" fo:font-size="10pt" fo:font-style="normal" style:text-underline-type="none" fo:font-weight="normal"/>
    </style:style>
    <style:style style:family="table-row" style:name="ro130">
      <style:table-row-properties style:row-height="12.75pt" style:use-optimal-row-height="true" fo:break-before="auto"/>
    </style:style>
    <style:style style:family="text" style:name="T463">
      <style:text-properties fo:font-family="'Liberation Sans'" fo:font-size="10pt" fo:font-style="normal" style:text-underline-type="none" fo:font-weight="normal"/>
    </style:style>
    <style:style style:family="text" style:name="T464">
      <style:text-properties fo:font-family="'Liberation Sans'" fo:font-size="10pt" fo:font-style="normal" style:text-underline-type="none" fo:font-weight="normal"/>
    </style:style>
    <style:style style:family="text" style:name="T465">
      <style:text-properties fo:font-family="'Liberation Sans'" fo:font-size="10pt" fo:font-style="normal" style:text-underline-type="none" fo:font-weight="normal"/>
    </style:style>
    <style:style style:family="table-row" style:name="ro131">
      <style:table-row-properties style:row-height="12.75pt" style:use-optimal-row-height="true" fo:break-before="auto"/>
    </style:style>
    <style:style style:family="text" style:name="T466">
      <style:text-properties fo:font-family="'Liberation Sans'" fo:font-size="10pt" fo:font-style="normal" style:text-underline-type="none" fo:font-weight="normal"/>
    </style:style>
    <style:style style:family="text" style:name="T467">
      <style:text-properties fo:font-family="'Liberation Sans'" fo:font-size="10pt" fo:font-style="normal" style:text-underline-type="none" fo:font-weight="normal"/>
    </style:style>
    <style:style style:family="text" style:name="T468">
      <style:text-properties fo:font-family="'Liberation Sans'" fo:font-size="10pt" fo:font-style="normal" style:text-underline-type="none" fo:font-weight="normal"/>
    </style:style>
    <style:style style:family="table-row" style:name="ro132">
      <style:table-row-properties style:row-height="12.75pt" style:use-optimal-row-height="true" fo:break-before="auto"/>
    </style:style>
    <style:style style:family="text" style:name="T469">
      <style:text-properties fo:font-family="'Liberation Sans'" fo:font-size="10pt" fo:font-style="normal" style:text-underline-type="none" fo:font-weight="normal"/>
    </style:style>
    <style:style style:family="text" style:name="T470">
      <style:text-properties fo:font-family="'Liberation Sans'" fo:font-size="10pt" fo:font-style="normal" style:text-underline-type="none" fo:font-weight="normal"/>
    </style:style>
    <style:style style:family="text" style:name="T471">
      <style:text-properties fo:font-family="'Liberation Sans'" fo:font-size="10pt" fo:font-style="normal" style:text-underline-type="none" fo:font-weight="normal"/>
    </style:style>
    <style:style style:family="table-row" style:name="ro133">
      <style:table-row-properties style:row-height="12.75pt" style:use-optimal-row-height="true" fo:break-before="auto"/>
    </style:style>
    <style:style style:family="text" style:name="T472">
      <style:text-properties fo:font-family="'Liberation Sans'" fo:font-size="10pt" fo:font-style="normal" style:text-underline-type="none" fo:font-weight="normal"/>
    </style:style>
    <style:style style:family="text" style:name="T473">
      <style:text-properties fo:font-family="'Liberation Sans'" fo:font-size="10pt" fo:font-style="normal" style:text-underline-type="none" fo:font-weight="normal"/>
    </style:style>
    <style:style style:family="text" style:name="T474">
      <style:text-properties fo:font-family="'Liberation Sans'" fo:font-size="10pt" fo:font-style="normal" style:text-underline-type="none" fo:font-weight="normal"/>
    </style:style>
    <style:style style:family="table-row" style:name="ro134">
      <style:table-row-properties style:row-height="12.75pt" style:use-optimal-row-height="true" fo:break-before="auto"/>
    </style:style>
    <style:style style:family="text" style:name="T475">
      <style:text-properties fo:font-family="'Liberation Sans'" fo:font-size="10pt" fo:font-style="normal" style:text-underline-type="none" fo:font-weight="normal"/>
    </style:style>
    <style:style style:family="text" style:name="T476">
      <style:text-properties fo:font-family="'Liberation Sans'" fo:font-size="10pt" fo:font-style="normal" style:text-underline-type="none" fo:font-weight="normal"/>
    </style:style>
    <style:style style:family="text" style:name="T477">
      <style:text-properties fo:font-family="'Liberation Sans'" fo:font-size="10pt" fo:font-style="normal" style:text-underline-type="none" fo:font-weight="normal"/>
    </style:style>
    <style:style style:family="text" style:name="T478">
      <style:text-properties fo:font-family="'Liberation Sans'" fo:font-size="10pt" fo:font-style="normal" style:text-underline-type="none" fo:font-weight="normal"/>
    </style:style>
    <style:style style:family="table-row" style:name="ro135">
      <style:table-row-properties style:row-height="12.75pt" style:use-optimal-row-height="true" fo:break-before="auto"/>
    </style:style>
    <style:style style:family="text" style:name="T479">
      <style:text-properties fo:font-family="'Liberation Sans'" fo:font-size="10pt" fo:font-style="normal" style:text-underline-type="none" fo:font-weight="normal"/>
    </style:style>
    <style:style style:family="text" style:name="T480">
      <style:text-properties fo:font-family="'Liberation Sans'" fo:font-size="10pt" fo:font-style="normal" style:text-underline-type="none" fo:font-weight="normal"/>
    </style:style>
    <style:style style:family="text" style:name="T481">
      <style:text-properties fo:font-family="'Liberation Sans'" fo:font-size="10pt" fo:font-style="normal" style:text-underline-type="none" fo:font-weight="normal"/>
    </style:style>
    <style:style style:family="table-row" style:name="ro136">
      <style:table-row-properties style:row-height="12.75pt" style:use-optimal-row-height="true" fo:break-before="auto"/>
    </style:style>
    <style:style style:family="text" style:name="T482">
      <style:text-properties fo:font-family="'Liberation Sans'" fo:font-size="10pt" fo:font-style="normal" style:text-underline-type="none" fo:font-weight="normal"/>
    </style:style>
    <style:style style:family="text" style:name="T483">
      <style:text-properties fo:font-family="'Liberation Sans'" fo:font-size="10pt" fo:font-style="normal" style:text-underline-type="none" fo:font-weight="normal"/>
    </style:style>
    <style:style style:family="table-row" style:name="ro137">
      <style:table-row-properties style:row-height="12.75pt" style:use-optimal-row-height="true" fo:break-before="auto"/>
    </style:style>
    <style:style style:family="text" style:name="T484">
      <style:text-properties fo:font-family="'Liberation Sans'" fo:font-size="10pt" fo:font-style="normal" style:text-underline-type="none" fo:font-weight="normal"/>
    </style:style>
    <style:style style:family="table-row" style:name="ro138">
      <style:table-row-properties style:row-height="12.75pt" style:use-optimal-row-height="true" fo:break-before="auto"/>
    </style:style>
    <style:style style:family="text" style:name="T485">
      <style:text-properties fo:font-family="'Liberation Sans'" fo:font-size="10pt" fo:font-style="normal" style:text-underline-type="none" fo:font-weight="normal"/>
    </style:style>
    <style:style style:family="table-row" style:name="ro139">
      <style:table-row-properties style:row-height="12.75pt" style:use-optimal-row-height="true" fo:break-before="auto"/>
    </style:style>
    <style:style style:family="text" style:name="T486">
      <style:text-properties fo:font-family="'Liberation Sans'" fo:font-size="10pt" fo:font-style="normal" style:text-underline-type="none" fo:font-weight="normal"/>
    </style:style>
    <style:style style:family="table-row" style:name="ro140">
      <style:table-row-properties style:row-height="12.75pt" style:use-optimal-row-height="true" fo:break-before="auto"/>
    </style:style>
    <style:style style:family="text" style:name="T487">
      <style:text-properties fo:font-family="'Liberation Sans'" fo:font-size="10pt" fo:font-style="normal" style:text-underline-type="none" fo:font-weight="normal"/>
    </style:style>
    <style:style style:family="table-row" style:name="ro141">
      <style:table-row-properties style:row-height="12.75pt" style:use-optimal-row-height="true" fo:break-before="auto"/>
    </style:style>
    <style:style style:family="text" style:name="T488">
      <style:text-properties fo:font-family="'Liberation Sans'" fo:font-size="10pt" fo:font-style="normal" style:text-underline-type="none" fo:font-weight="normal"/>
    </style:style>
    <style:style style:family="table-row" style:name="ro142">
      <style:table-row-properties style:row-height="12.75pt" style:use-optimal-row-height="true" fo:break-before="auto"/>
    </style:style>
    <style:style style:family="text" style:name="T489">
      <style:text-properties fo:font-family="'Liberation Sans'" fo:font-size="10pt" fo:font-style="normal" style:text-underline-type="none" fo:font-weight="normal"/>
    </style:style>
    <style:style style:family="table-row" style:name="ro143">
      <style:table-row-properties style:row-height="12.75pt" style:use-optimal-row-height="true" fo:break-before="auto"/>
    </style:style>
    <style:style style:family="text" style:name="T490">
      <style:text-properties fo:font-family="'Liberation Sans'" fo:font-size="10pt" fo:font-style="normal" style:text-underline-type="none" fo:font-weight="normal"/>
    </style:style>
    <style:style style:family="table-row" style:name="ro144">
      <style:table-row-properties style:row-height="12.75pt" style:use-optimal-row-height="true" fo:break-before="auto"/>
    </style:style>
    <style:style style:family="text" style:name="T491">
      <style:text-properties fo:font-family="'Liberation Sans'" fo:font-size="10pt" fo:font-style="normal" style:text-underline-type="none" fo:font-weight="normal"/>
    </style:style>
    <style:style style:family="table-row" style:name="ro145">
      <style:table-row-properties style:row-height="12.75pt" style:use-optimal-row-height="true" fo:break-before="auto"/>
    </style:style>
    <style:style style:family="table-row" style:name="ro146">
      <style:table-row-properties style:row-height="12.75pt" style:use-optimal-row-height="true" fo:break-before="auto"/>
    </style:style>
    <style:style style:family="table-row" style:name="ro147">
      <style:table-row-properties style:row-height="12.75pt" style:use-optimal-row-height="true" fo:break-before="auto"/>
    </style:style>
    <style:style style:master-page-name="MasterPage3" style:family="table" style:name="ta3">
      <style:table-properties table:display="true"/>
    </style:style>
    <style:style style:family="table-column" style:name="co31">
      <style:table-column-properties style:column-width="1.746cm" loext:column-width-sym="8.664" fo:break-before="auto"/>
    </style:style>
    <style:style style:family="table-row" style:name="ro148">
      <style:table-row-properties style:row-height="0.4498cm" fo:break-before="auto"/>
    </style:style>
    <style:style style:family="table-column" style:name="co32">
      <style:table-column-properties style:column-width="2.328cm" style:use-optimal-column-width="false" loext:column-width-sym="11.9168" fo:break-before="auto"/>
    </style:style>
    <style:style style:family="table-column" style:name="co33">
      <style:table-column-properties style:column-width="2.487cm" style:use-optimal-column-width="false" loext:column-width-sym="12.691" fo:break-before="auto"/>
    </style:style>
    <style:style style:family="table-column" style:name="co34">
      <style:table-column-properties style:column-width="2.355cm" style:use-optimal-column-width="false" loext:column-width-sym="12.0442" fo:break-before="auto"/>
    </style:style>
    <style:style style:family="table-column" style:name="co35">
      <style:table-column-properties style:column-width="2.302cm" style:use-optimal-column-width="false" loext:column-width-sym="11.7894" fo:break-before="auto"/>
    </style:style>
    <style:style style:family="table-column" style:name="co36">
      <style:table-column-properties style:column-width="3.122cm" style:use-optimal-column-width="false" loext:column-width-sym="16.1994" fo:break-before="auto"/>
    </style:style>
    <style:style style:family="table-column" style:name="co37">
      <style:table-column-properties style:column-width="3.969cm" style:use-optimal-column-width="false" loext:column-width-sym="20.7109" fo:break-before="auto"/>
    </style:style>
    <style:style style:family="table-column" style:name="co38">
      <style:table-column-properties style:column-width="1.561cm" style:use-optimal-column-width="false" loext:column-width-sym="7.7714" fo:break-before="auto"/>
    </style:style>
    <style:style style:family="table-column" style:name="co39">
      <style:table-column-properties style:column-width="1.773cm" style:use-optimal-column-width="false" loext:column-width-sym="8.8102" fo:break-before="auto"/>
    </style:style>
    <style:style style:family="table-column" style:name="co40">
      <style:table-column-properties style:column-width="1.588cm" style:use-optimal-column-width="false" loext:column-width-sym="7.8988" fo:break-before="auto"/>
    </style:style>
    <style:style style:family="table-row" style:name="ro149">
      <style:table-row-properties style:row-height="35pt" style:use-optimal-row-height="false" fo:break-before="auto"/>
    </style:style>
    <style:style style:family="text" style:name="T492">
      <style:text-properties fo:font-family="'Liberation Sans'" fo:font-size="10pt" fo:font-style="normal" style:text-underline-type="none" fo:font-weight="normal"/>
    </style:style>
    <style:style style:family="text" style:name="T493">
      <style:text-properties fo:font-family="'Liberation Sans'" fo:font-size="10pt" fo:font-style="normal" style:text-underline-type="none" fo:font-weight="normal"/>
    </style:style>
    <style:style style:family="text" style:name="T494">
      <style:text-properties fo:font-family="'Liberation Sans'" fo:font-size="10pt" fo:font-style="normal" style:text-underline-type="none" fo:font-weight="normal"/>
    </style:style>
    <style:style style:family="text" style:name="T495">
      <style:text-properties fo:font-family="'Liberation Sans'" fo:font-size="10pt" fo:font-style="normal" style:text-underline-type="none" fo:font-weight="normal"/>
    </style:style>
    <style:style style:family="text" style:name="T496">
      <style:text-properties fo:font-family="'Liberation Sans'" fo:font-size="10pt" fo:font-style="normal" style:text-underline-type="none" fo:font-weight="normal"/>
    </style:style>
    <style:style style:family="text" style:name="T497">
      <style:text-properties fo:font-family="'Liberation Sans'" fo:font-size="10pt" fo:font-style="normal" style:text-underline-type="none" fo:font-weight="normal"/>
    </style:style>
    <style:style style:family="text" style:name="T498">
      <style:text-properties fo:font-family="'Liberation Sans'" fo:font-size="10pt" fo:font-style="normal" style:text-underline-type="none" fo:font-weight="normal"/>
    </style:style>
    <style:style style:family="text" style:name="T499">
      <style:text-properties fo:font-family="'Liberation Sans'" fo:font-size="10pt" fo:font-style="normal" style:text-underline-type="none" fo:font-weight="normal"/>
    </style:style>
    <style:style style:family="text" style:name="T500">
      <style:text-properties fo:font-family="'Liberation Sans'" fo:font-size="10pt" fo:font-style="normal" style:text-underline-type="none" fo:font-weight="normal"/>
    </style:style>
    <style:style style:family="text" style:name="T501">
      <style:text-properties fo:font-family="'Liberation Sans'" fo:font-size="10pt" fo:font-style="normal" style:text-underline-type="none" fo:font-weight="normal"/>
    </style:style>
    <style:style style:family="text" style:name="T502">
      <style:text-properties fo:font-family="'Liberation Sans'" fo:font-size="10pt" fo:font-style="normal" style:text-underline-type="none" fo:font-weight="normal"/>
    </style:style>
    <style:style style:family="text" style:name="T503">
      <style:text-properties fo:font-family="'Liberation Sans'" fo:font-size="10pt" fo:font-style="normal" style:text-underline-type="none" fo:font-weight="normal"/>
    </style:style>
    <style:style style:family="table-row" style:name="ro150">
      <style:table-row-properties style:row-height="12.8pt" style:use-optimal-row-height="false" fo:break-before="auto"/>
    </style:style>
    <style:style style:family="text" style:name="T504">
      <style:text-properties fo:font-family="'Liberation Sans'" fo:font-size="10pt" fo:font-style="normal" style:text-underline-type="none" fo:font-weight="normal"/>
    </style:style>
    <style:style style:family="text" style:name="T505">
      <style:text-properties fo:font-family="'Liberation Sans'" fo:font-size="10pt" fo:font-style="normal" style:text-underline-type="none" fo:font-weight="normal"/>
    </style:style>
    <style:style style:family="text" style:name="T506">
      <style:text-properties fo:font-family="'Liberation Sans'" fo:font-size="10pt" fo:font-style="normal" style:text-underline-type="none" fo:font-weight="normal"/>
    </style:style>
    <style:style style:family="text" style:name="T507">
      <style:text-properties fo:font-family="'Liberation Sans'" fo:font-size="10pt" fo:font-style="normal" style:text-underline-type="none" fo:font-weight="normal"/>
    </style:style>
    <style:style style:family="text" style:name="T508">
      <style:text-properties fo:font-family="'Liberation Sans'" fo:font-size="10pt" fo:font-style="normal" style:text-underline-type="none" fo:font-weight="normal"/>
    </style:style>
    <style:style style:family="table-row" style:name="ro151">
      <style:table-row-properties style:row-height="12.8pt" style:use-optimal-row-height="false" fo:break-before="auto"/>
    </style:style>
    <style:style style:family="text" style:name="T509">
      <style:text-properties fo:font-family="'Liberation Sans'" fo:font-size="10pt" fo:font-style="normal" style:text-underline-type="none" fo:font-weight="normal"/>
    </style:style>
    <style:style style:family="text" style:name="T510">
      <style:text-properties fo:font-family="'Liberation Sans'" fo:font-size="10pt" fo:font-style="normal" style:text-underline-type="none" fo:font-weight="normal"/>
    </style:style>
    <style:style style:family="text" style:name="T511">
      <style:text-properties fo:font-family="'Liberation Sans'" fo:font-size="10pt" fo:font-style="normal" style:text-underline-type="none" fo:font-weight="normal"/>
    </style:style>
    <style:style style:family="text" style:name="T512">
      <style:text-properties fo:font-family="'Liberation Sans'" fo:font-size="10pt" fo:font-style="normal" style:text-underline-type="none" fo:font-weight="normal"/>
    </style:style>
    <style:style style:family="text" style:name="T513">
      <style:text-properties fo:font-family="'Liberation Sans'" fo:font-size="10pt" fo:font-style="normal" style:text-underline-type="none" fo:font-weight="normal"/>
    </style:style>
    <style:style style:family="table-row" style:name="ro152">
      <style:table-row-properties style:row-height="12.8pt" style:use-optimal-row-height="false" fo:break-before="auto"/>
    </style:style>
    <style:style style:family="text" style:name="T514">
      <style:text-properties fo:font-family="'Liberation Sans'" fo:font-size="10pt" fo:font-style="normal" style:text-underline-type="none" fo:font-weight="normal"/>
    </style:style>
    <style:style style:family="text" style:name="T515">
      <style:text-properties fo:font-family="'Liberation Sans'" fo:font-size="10pt" fo:font-style="normal" style:text-underline-type="none" fo:font-weight="normal"/>
    </style:style>
    <style:style style:family="text" style:name="T516">
      <style:text-properties fo:font-family="'Liberation Sans'" fo:font-size="10pt" fo:font-style="normal" style:text-underline-type="none" fo:font-weight="normal"/>
    </style:style>
    <style:style style:family="text" style:name="T517">
      <style:text-properties fo:font-family="'Liberation Sans'" fo:font-size="10pt" fo:font-style="normal" style:text-underline-type="none" fo:font-weight="normal"/>
    </style:style>
    <style:style style:family="text" style:name="T518">
      <style:text-properties fo:font-family="'Liberation Sans'" fo:font-size="10pt" fo:font-style="normal" style:text-underline-type="none" fo:font-weight="normal"/>
    </style:style>
    <style:style style:family="table-row" style:name="ro153">
      <style:table-row-properties style:row-height="12.8pt" style:use-optimal-row-height="false" fo:break-before="auto"/>
    </style:style>
    <style:style style:family="table-row" style:name="ro154">
      <style:table-row-properties style:row-height="12.8pt" style:use-optimal-row-height="false" fo:break-before="auto"/>
    </style:style>
    <style:style style:family="table-row" style:name="ro155">
      <style:table-row-properties style:row-height="12.8pt" style:use-optimal-row-height="false" fo:break-before="auto"/>
    </style:style>
    <style:style style:family="table-row" style:name="ro156">
      <style:table-row-properties style:row-height="12.8pt" style:use-optimal-row-height="false" fo:break-before="auto"/>
    </style:style>
    <style:style style:family="table-row" style:name="ro157">
      <style:table-row-properties style:row-height="12.8pt" style:use-optimal-row-height="false" fo:break-before="auto"/>
    </style:style>
    <style:style style:family="table-row" style:name="ro158">
      <style:table-row-properties style:row-height="12.8pt" style:use-optimal-row-height="false" fo:break-before="auto"/>
    </style:style>
    <style:style style:family="table-row" style:name="ro159">
      <style:table-row-properties style:row-height="12.8pt" style:use-optimal-row-height="false" fo:break-before="auto"/>
    </style:style>
    <style:style style:family="table-row" style:name="ro160">
      <style:table-row-properties style:row-height="12.8pt" style:use-optimal-row-height="false" fo:break-before="auto"/>
    </style:style>
    <style:style style:family="table-row" style:name="ro161">
      <style:table-row-properties style:row-height="12.8pt" style:use-optimal-row-height="false" fo:break-before="auto"/>
    </style:style>
    <style:style style:family="table-row" style:name="ro162">
      <style:table-row-properties style:row-height="14.9pt" style:use-optimal-row-height="false" fo:break-before="auto"/>
    </style:style>
    <style:style style:master-page-name="MasterPage4" style:family="table" style:name="ta4">
      <style:table-properties table:display="true"/>
    </style:style>
    <style:style style:family="table-column" style:name="co41">
      <style:table-column-properties style:column-width="1.746cm" loext:column-width-sym="8.664" fo:break-before="auto"/>
    </style:style>
    <style:style style:family="table-row" style:name="ro163">
      <style:table-row-properties style:row-height="0.4234cm" fo:break-before="auto"/>
    </style:style>
    <style:style style:family="table-column" style:name="co42">
      <style:table-column-properties style:column-width="5.266cm" style:use-optimal-column-width="false" loext:column-width-sym="27.7109" fo:break-before="auto"/>
    </style:style>
    <style:style style:family="table-column" style:name="co43">
      <style:table-column-properties style:column-width="3.228cm" style:use-optimal-column-width="false" loext:column-width-sym="16.709" fo:break-before="auto"/>
    </style:style>
    <style:style style:family="table-column" style:name="co44">
      <style:table-column-properties style:column-width="1.561cm" style:use-optimal-column-width="false" loext:column-width-sym="7.7714" fo:break-before="auto"/>
    </style:style>
    <style:style style:family="table-column" style:name="co45">
      <style:table-column-properties style:column-width="9.076cm" style:use-optimal-column-width="false" loext:column-width-sym="48.314" fo:break-before="auto"/>
    </style:style>
    <style:style style:family="table-column" style:name="co46">
      <style:table-column-properties style:column-width="1.773cm" style:use-optimal-column-width="false" loext:column-width-sym="8.8102" fo:break-before="auto"/>
    </style:style>
    <style:style style:family="table-column" style:name="co47">
      <style:table-column-properties style:column-width="1.588cm" style:use-optimal-column-width="false" loext:column-width-sym="7.8988" fo:break-before="auto"/>
    </style:style>
    <style:style style:family="table-row" style:name="ro164">
      <style:table-row-properties style:row-height="35pt" style:use-optimal-row-height="false" fo:break-before="auto"/>
    </style:style>
    <style:style style:family="text" style:name="T519">
      <style:text-properties fo:font-family="'Liberation Sans'" fo:font-size="10pt" fo:font-style="normal" style:text-underline-type="none" fo:font-weight="normal"/>
    </style:style>
    <style:style style:family="text" style:name="T520">
      <style:text-properties fo:font-family="'Liberation Sans'" fo:font-size="10pt" fo:font-style="normal" style:text-underline-type="none" fo:font-weight="normal"/>
    </style:style>
    <style:style style:family="text" style:name="T521">
      <style:text-properties fo:font-family="'Liberation Sans'" fo:font-size="10pt" fo:font-style="normal" style:text-underline-type="none" fo:font-weight="normal"/>
    </style:style>
    <style:style style:family="text" style:name="T522">
      <style:text-properties fo:font-family="'Liberation Sans'" fo:font-size="10pt" fo:font-style="normal" style:text-underline-type="none" fo:font-weight="normal"/>
    </style:style>
    <style:style style:family="text" style:name="T523">
      <style:text-properties fo:font-family="'Liberation Sans'" fo:font-size="10pt" fo:font-style="normal" style:text-underline-type="none" fo:font-weight="normal"/>
    </style:style>
    <style:style style:family="text" style:name="T524">
      <style:text-properties fo:font-family="'Liberation Sans'" fo:font-size="10pt" fo:font-style="normal" style:text-underline-type="none" fo:font-weight="normal"/>
    </style:style>
    <style:style style:family="text" style:name="T525">
      <style:text-properties fo:font-family="'Liberation Sans'" fo:font-size="10pt" fo:font-style="normal" style:text-underline-type="none" fo:font-weight="normal"/>
    </style:style>
    <style:style style:family="text" style:name="T526">
      <style:text-properties fo:font-family="'Liberation Sans'" fo:font-size="10pt" fo:font-style="normal" style:text-underline-type="none" fo:font-weight="normal"/>
    </style:style>
    <style:style style:family="table-row" style:name="ro165">
      <style:table-row-properties style:row-height="12.8pt" style:use-optimal-row-height="false" fo:break-before="auto"/>
    </style:style>
    <style:style style:family="text" style:name="T527">
      <style:text-properties fo:font-family="'Liberation Sans'" fo:font-size="10pt" fo:font-style="normal" style:text-underline-type="none" fo:font-weight="normal"/>
    </style:style>
    <style:style style:family="text" style:name="T528">
      <style:text-properties fo:font-family="'Liberation Sans'" fo:font-size="10pt" fo:font-style="normal" style:text-underline-type="none" fo:font-weight="normal"/>
    </style:style>
    <style:style style:family="text" style:name="T529">
      <style:text-properties fo:font-family="'Liberation Sans'" fo:font-size="10pt" fo:font-style="normal" style:text-underline-type="none" fo:font-weight="normal"/>
    </style:style>
    <style:style style:family="table-row" style:name="ro166">
      <style:table-row-properties style:row-height="23.8pt" style:use-optimal-row-height="false" fo:break-before="auto"/>
    </style:style>
    <style:style style:family="text" style:name="T530">
      <style:text-properties fo:font-family="'Liberation Sans'" fo:font-size="10pt" fo:font-style="normal" style:text-underline-type="none" fo:font-weight="normal"/>
    </style:style>
    <style:style style:family="text" style:name="T531">
      <style:text-properties fo:font-family="'Liberation Sans'" fo:font-size="10pt" fo:font-style="normal" style:text-underline-type="none" fo:font-weight="normal"/>
    </style:style>
    <style:style style:family="text" style:name="T532">
      <style:text-properties fo:font-family="'Liberation Sans'" fo:font-size="10pt" fo:font-style="normal" style:text-underline-type="none" fo:font-weight="normal"/>
    </style:style>
    <style:style style:family="text" style:name="T533">
      <style:text-properties fo:font-family="'Liberation Sans'" fo:font-size="10pt" fo:font-style="normal" style:text-underline-type="none" fo:font-weight="normal"/>
    </style:style>
    <style:style style:family="text" style:name="T534">
      <style:text-properties fo:font-family="'Liberation Sans'" fo:font-size="10pt" fo:font-style="normal" style:text-underline-type="none" fo:font-weight="normal"/>
    </style:style>
    <style:style style:family="table-row" style:name="ro167">
      <style:table-row-properties style:row-height="46.25pt" style:use-optimal-row-height="false" fo:break-before="auto"/>
    </style:style>
    <style:style style:family="text" style:name="T535">
      <style:text-properties fo:font-family="'Liberation Sans'" fo:font-size="10pt" fo:font-style="normal" style:text-underline-type="none" fo:font-weight="normal"/>
    </style:style>
    <style:style style:family="text" style:name="T536">
      <style:text-properties fo:font-family="'Liberation Sans'" fo:font-size="10pt" fo:font-style="normal" style:text-underline-type="none" fo:font-weight="normal"/>
    </style:style>
    <style:style style:family="text" style:name="T537">
      <style:text-properties fo:font-family="'Liberation Sans'" fo:font-size="10pt" fo:font-style="normal" style:text-underline-type="none" fo:font-weight="normal"/>
    </style:style>
    <style:style style:family="text" style:name="T538">
      <style:text-properties fo:font-family="'Liberation Sans'" fo:font-size="10pt" fo:font-style="normal" style:text-underline-type="none" fo:font-weight="normal"/>
    </style:style>
    <style:style style:family="text" style:name="T539">
      <style:text-properties fo:font-family="'Liberation Sans'" fo:font-size="10pt" fo:font-style="normal" style:text-underline-type="none" fo:font-weight="normal"/>
    </style:style>
    <style:style style:family="text" style:name="T540">
      <style:text-properties fo:font-family="'Liberation Sans'" fo:font-size="10pt" fo:font-style="normal" style:text-underline-type="none" fo:font-weight="normal"/>
    </style:style>
    <style:style style:family="text" style:name="T541">
      <style:text-properties fo:font-family="'Liberation Sans'" fo:font-size="10pt" fo:font-style="normal" style:text-underline-type="none" fo:font-weight="normal"/>
    </style:style>
    <style:style style:family="text" style:name="T542">
      <style:text-properties fo:font-family="'Liberation Sans'" fo:font-size="10pt" fo:font-style="normal" style:text-underline-type="none" fo:font-weight="normal"/>
    </style:style>
    <style:style style:family="text" style:name="T543">
      <style:text-properties fo:font-family="'Liberation Sans'" fo:font-size="10pt" fo:font-style="normal" style:text-underline-type="none" fo:font-weight="normal"/>
    </style:style>
    <style:style style:family="table-row" style:name="ro168">
      <style:table-row-properties style:row-height="12.8pt" style:use-optimal-row-height="false" fo:break-before="auto"/>
    </style:style>
    <style:style style:family="text" style:name="T544">
      <style:text-properties fo:font-family="'Liberation Sans'" fo:font-size="10pt" fo:font-style="normal" style:text-underline-type="none" fo:font-weight="normal"/>
    </style:style>
    <style:style style:family="text" style:name="T545">
      <style:text-properties fo:font-family="'Liberation Sans'" fo:font-size="10pt" fo:font-style="normal" style:text-underline-type="none" fo:font-weight="normal"/>
    </style:style>
    <style:style style:family="text" style:name="T546">
      <style:text-properties fo:font-family="'Liberation Sans'" fo:font-size="10pt" fo:font-style="normal" style:text-underline-type="none" fo:font-weight="normal"/>
    </style:style>
    <style:style style:family="table-row" style:name="ro169">
      <style:table-row-properties style:row-height="12.8pt" style:use-optimal-row-height="false" fo:break-before="auto"/>
    </style:style>
    <style:style style:family="text" style:name="T547">
      <style:text-properties fo:font-family="'Liberation Sans'" fo:font-size="10pt" fo:font-style="normal" style:text-underline-type="none" fo:font-weight="normal"/>
    </style:style>
    <style:style style:family="table-row" style:name="ro170">
      <style:table-row-properties style:row-height="12.8pt" style:use-optimal-row-height="false" fo:break-before="auto"/>
    </style:style>
    <style:style style:family="table-row" style:name="ro171">
      <style:table-row-properties style:row-height="12.8pt" style:use-optimal-row-height="false" fo:break-before="auto"/>
    </style:style>
    <style:style style:family="table-row" style:name="ro172">
      <style:table-row-properties style:row-height="12.8pt" style:use-optimal-row-height="false" fo:break-before="auto"/>
    </style:style>
    <style:style style:family="table-row" style:name="ro173">
      <style:table-row-properties style:row-height="12.8pt" style:use-optimal-row-height="false" fo:break-before="auto"/>
    </style:style>
    <style:style style:family="table-row" style:name="ro174">
      <style:table-row-properties style:row-height="12.8pt" style:use-optimal-row-height="false" fo:break-before="auto"/>
    </style:style>
    <style:style style:family="table-row" style:name="ro175">
      <style:table-row-properties style:row-height="12.8pt" style:use-optimal-row-height="false" fo:break-before="auto"/>
    </style:style>
    <style:style style:family="table-row" style:name="ro176">
      <style:table-row-properties style:row-height="12.8pt" style:use-optimal-row-height="false" fo:break-before="auto"/>
    </style:style>
    <style:style style:family="table-row" style:name="ro177">
      <style:table-row-properties style:row-height="12.8pt" style:use-optimal-row-height="false" fo:break-before="auto"/>
    </style:style>
    <style:style style:family="table-row" style:name="ro178">
      <style:table-row-properties style:row-height="12.8pt" style:use-optimal-row-height="false" fo:break-before="auto"/>
    </style:style>
    <style:style style:family="table-row" style:name="ro179">
      <style:table-row-properties style:row-height="12.8pt" style:use-optimal-row-height="false" fo:break-before="auto"/>
    </style:style>
    <style:style style:family="table-row" style:name="ro180">
      <style:table-row-properties style:row-height="12.8pt" style:use-optimal-row-height="false" fo:break-before="auto"/>
    </style:style>
    <style:style style:family="table-row" style:name="ro181">
      <style:table-row-properties style:row-height="12.8pt" style:use-optimal-row-height="false" fo:break-before="auto"/>
    </style:style>
    <style:style style:family="table-row" style:name="ro182">
      <style:table-row-properties style:row-height="12.8pt" style:use-optimal-row-height="false" fo:break-before="auto"/>
    </style:style>
    <style:style style:family="text" style:name="T548">
      <style:text-properties fo:font-family="'Liberation Sans'" fo:font-size="10pt" fo:font-style="normal" style:text-underline-type="none" fo:font-weight="normal"/>
    </style:style>
    <style:style style:family="text" style:name="T549">
      <style:text-properties fo:font-family="'Liberation Sans'" fo:font-size="10pt" fo:font-style="normal" style:text-underline-type="none" fo:font-weight="normal"/>
    </style:style>
    <style:style style:family="text" style:name="T550">
      <style:text-properties fo:font-family="'Liberation Sans'" fo:font-size="10pt" fo:font-style="normal" style:text-underline-type="none" fo:font-weight="normal"/>
    </style:style>
    <style:style style:family="table-row" style:name="ro183">
      <style:table-row-properties style:row-height="12.8pt" style:use-optimal-row-height="false" fo:break-before="auto"/>
    </style:style>
    <style:style style:family="text" style:name="T551">
      <style:text-properties fo:font-family="'Liberation Sans'" fo:font-size="10pt" fo:font-style="normal" style:text-underline-type="none" fo:font-weight="normal"/>
    </style:style>
    <style:style style:family="text" style:name="T552">
      <style:text-properties fo:font-family="'Liberation Sans'" fo:font-size="10pt" fo:font-style="normal" style:text-underline-type="none" fo:font-weight="normal"/>
    </style:style>
    <style:style style:family="table-row" style:name="ro184">
      <style:table-row-properties style:row-height="12.8pt" style:use-optimal-row-height="false" fo:break-before="auto"/>
    </style:style>
    <style:style style:family="table-row" style:name="ro185">
      <style:table-row-properties style:row-height="12.8pt" style:use-optimal-row-height="false" fo:break-before="auto"/>
    </style:style>
    <style:style style:family="table-row" style:name="ro186">
      <style:table-row-properties style:row-height="12.8pt" style:use-optimal-row-height="false" fo:break-before="auto"/>
    </style:style>
    <style:style style:family="table-row" style:name="ro187">
      <style:table-row-properties style:row-height="12.8pt" style:use-optimal-row-height="false" fo:break-before="auto"/>
    </style:style>
    <style:style style:family="table-row" style:name="ro188">
      <style:table-row-properties style:row-height="12.8pt" style:use-optimal-row-height="false" fo:break-before="auto"/>
    </style:style>
    <style:style style:family="table-row" style:name="ro189">
      <style:table-row-properties style:row-height="12.8pt" style:use-optimal-row-height="false" fo:break-before="auto"/>
    </style:style>
    <style:style style:family="table-row" style:name="ro190">
      <style:table-row-properties style:row-height="12.8pt" style:use-optimal-row-height="false" fo:break-before="auto"/>
    </style:style>
    <style:style style:family="table-row" style:name="ro191">
      <style:table-row-properties style:row-height="12.8pt" style:use-optimal-row-height="false" fo:break-before="auto"/>
    </style:style>
    <style:style style:family="table-row" style:name="ro192">
      <style:table-row-properties style:row-height="12.8pt" style:use-optimal-row-height="false" fo:break-before="auto"/>
    </style:style>
    <style:style style:family="table-row" style:name="ro193">
      <style:table-row-properties style:row-height="12.8pt" style:use-optimal-row-height="false" fo:break-before="auto"/>
    </style:style>
    <style:style style:family="table-row" style:name="ro194">
      <style:table-row-properties style:row-height="12.8pt" style:use-optimal-row-height="false" fo:break-before="auto"/>
    </style:style>
    <style:style style:family="table-row" style:name="ro195">
      <style:table-row-properties style:row-height="12.8pt" style:use-optimal-row-height="false" fo:break-before="auto"/>
    </style:style>
    <style:style style:family="table-row" style:name="ro196">
      <style:table-row-properties style:row-height="12.8pt" style:use-optimal-row-height="false" fo:break-before="auto"/>
    </style:style>
    <style:style style:family="text" style:name="T553">
      <style:text-properties fo:font-family="'Liberation Sans'" fo:font-size="10pt" fo:font-style="normal" style:text-underline-type="none" fo:font-weight="normal"/>
    </style:style>
    <style:style style:family="text" style:name="T554">
      <style:text-properties fo:font-family="'Liberation Sans'" fo:font-size="10pt" fo:font-style="normal" style:text-underline-type="none" fo:font-weight="normal"/>
    </style:style>
    <style:style style:family="text" style:name="T555">
      <style:text-properties fo:font-family="'Liberation Sans'" fo:font-size="10pt" fo:font-style="normal" style:text-underline-type="none" fo:font-weight="normal"/>
    </style:style>
    <style:style style:family="table-row" style:name="ro197">
      <style:table-row-properties style:row-height="12.8pt" style:use-optimal-row-height="false" fo:break-before="auto"/>
    </style:style>
    <style:style style:family="text" style:name="T556">
      <style:text-properties fo:font-family="'Liberation Sans'" fo:font-size="10pt" fo:font-style="normal" style:text-underline-type="none" fo:font-weight="normal"/>
    </style:style>
    <style:style style:family="text" style:name="T557">
      <style:text-properties fo:font-family="'Liberation Sans'" fo:font-size="10pt" fo:font-style="normal" style:text-underline-type="none" fo:font-weight="normal"/>
    </style:style>
    <style:style style:family="text" style:name="T558">
      <style:text-properties fo:font-family="'Liberation Sans'" fo:font-size="10pt" fo:font-style="normal" style:text-underline-type="none" fo:font-weight="normal"/>
    </style:style>
    <style:style style:family="table-row" style:name="ro198">
      <style:table-row-properties style:row-height="12.8pt" style:use-optimal-row-height="false" fo:break-before="auto"/>
    </style:style>
    <style:style style:family="text" style:name="T559">
      <style:text-properties fo:font-family="'Liberation Sans'" fo:font-size="10pt" fo:font-style="normal" style:text-underline-type="none" fo:font-weight="normal"/>
    </style:style>
    <style:style style:family="text" style:name="T560">
      <style:text-properties fo:font-family="'Liberation Sans'" fo:font-size="10pt" fo:font-style="normal" style:text-underline-type="none" fo:font-weight="normal"/>
    </style:style>
    <style:style style:family="text" style:name="T561">
      <style:text-properties fo:font-family="'Liberation Sans'" fo:font-size="10pt" fo:font-style="normal" style:text-underline-type="none" fo:font-weight="normal"/>
    </style:style>
    <style:style style:family="table-row" style:name="ro199">
      <style:table-row-properties style:row-height="12.8pt" style:use-optimal-row-height="false" fo:break-before="auto"/>
    </style:style>
    <style:style style:family="text" style:name="T562">
      <style:text-properties fo:font-family="'Liberation Sans'" fo:font-size="10pt" fo:font-style="normal" style:text-underline-type="none" fo:font-weight="normal"/>
    </style:style>
    <style:style style:family="text" style:name="T563">
      <style:text-properties fo:font-family="'Liberation Sans'" fo:font-size="10pt" fo:font-style="normal" style:text-underline-type="none" fo:font-weight="normal"/>
    </style:style>
    <style:style style:family="text" style:name="T564">
      <style:text-properties fo:font-family="'Liberation Sans'" fo:font-size="10pt" fo:font-style="normal" style:text-underline-type="none" fo:font-weight="normal"/>
    </style:style>
    <style:style style:family="table-row" style:name="ro200">
      <style:table-row-properties style:row-height="12.8pt" style:use-optimal-row-height="false" fo:break-before="auto"/>
    </style:style>
    <style:style style:family="text" style:name="T565">
      <style:text-properties fo:font-family="'Liberation Sans'" fo:font-size="10pt" fo:font-style="normal" style:text-underline-type="none" fo:font-weight="normal"/>
    </style:style>
    <style:style style:family="text" style:name="T566">
      <style:text-properties fo:font-family="'Liberation Sans'" fo:font-size="10pt" fo:font-style="normal" style:text-underline-type="none" fo:font-weight="normal"/>
    </style:style>
    <style:style style:family="text" style:name="T567">
      <style:text-properties fo:font-family="'Liberation Sans'" fo:font-size="10pt" fo:font-style="normal" style:text-underline-type="none" fo:font-weight="normal"/>
    </style:style>
    <style:style style:family="table-row" style:name="ro201">
      <style:table-row-properties style:row-height="12.8pt" style:use-optimal-row-height="false" fo:break-before="auto"/>
    </style:style>
    <style:style style:family="text" style:name="T568">
      <style:text-properties fo:font-family="'Liberation Sans'" fo:font-size="10pt" fo:font-style="normal" style:text-underline-type="none" fo:font-weight="normal"/>
    </style:style>
    <style:style style:family="text" style:name="T569">
      <style:text-properties fo:font-family="'Liberation Sans'" fo:font-size="10pt" fo:font-style="normal" style:text-underline-type="none" fo:font-weight="normal"/>
    </style:style>
    <style:style style:family="text" style:name="T570">
      <style:text-properties fo:font-family="'Liberation Sans'" fo:font-size="10pt" fo:font-style="normal" style:text-underline-type="none" fo:font-weight="normal"/>
    </style:style>
    <style:style style:family="table-row" style:name="ro202">
      <style:table-row-properties style:row-height="12.8pt" style:use-optimal-row-height="false" fo:break-before="auto"/>
    </style:style>
    <style:style style:family="text" style:name="T571">
      <style:text-properties fo:font-family="'Liberation Sans'" fo:font-size="10pt" fo:font-style="normal" style:text-underline-type="none" fo:font-weight="normal"/>
    </style:style>
    <style:style style:family="text" style:name="T572">
      <style:text-properties fo:font-family="'Liberation Sans'" fo:font-size="10pt" fo:font-style="normal" style:text-underline-type="none" fo:font-weight="normal"/>
    </style:style>
    <style:style style:family="text" style:name="T573">
      <style:text-properties fo:font-family="'Liberation Sans'" fo:font-size="10pt" fo:font-style="normal" style:text-underline-type="none" fo:font-weight="normal"/>
    </style:style>
    <style:style style:family="table-row" style:name="ro203">
      <style:table-row-properties style:row-height="12.8pt" style:use-optimal-row-height="false" fo:break-before="auto"/>
    </style:style>
    <style:style style:family="text" style:name="T574">
      <style:text-properties fo:font-family="'Liberation Sans'" fo:font-size="10pt" fo:font-style="normal" style:text-underline-type="none" fo:font-weight="normal"/>
    </style:style>
    <style:style style:family="text" style:name="T575">
      <style:text-properties fo:font-family="'Liberation Sans'" fo:font-size="10pt" fo:font-style="normal" style:text-underline-type="none" fo:font-weight="normal"/>
    </style:style>
    <style:style style:family="text" style:name="T576">
      <style:text-properties fo:font-family="'Liberation Sans'" fo:font-size="10pt" fo:font-style="normal" style:text-underline-type="none" fo:font-weight="normal"/>
    </style:style>
    <style:style style:family="table-row" style:name="ro204">
      <style:table-row-properties style:row-height="12.8pt" style:use-optimal-row-height="false" fo:break-before="auto"/>
    </style:style>
    <style:style style:family="text" style:name="T577">
      <style:text-properties fo:font-family="'Liberation Sans'" fo:font-size="10pt" fo:font-style="normal" style:text-underline-type="none" fo:font-weight="normal"/>
    </style:style>
    <style:style style:family="text" style:name="T578">
      <style:text-properties fo:font-family="'Liberation Sans'" fo:font-size="10pt" fo:font-style="normal" style:text-underline-type="none" fo:font-weight="normal"/>
    </style:style>
    <style:style style:family="text" style:name="T579">
      <style:text-properties fo:font-family="'Liberation Sans'" fo:font-size="10pt" fo:font-style="normal" style:text-underline-type="none" fo:font-weight="normal"/>
    </style:style>
    <style:style style:family="table-row" style:name="ro205">
      <style:table-row-properties style:row-height="12.8pt" style:use-optimal-row-height="false" fo:break-before="auto"/>
    </style:style>
    <style:style style:family="text" style:name="T580">
      <style:text-properties fo:font-family="'Liberation Sans'" fo:font-size="10pt" fo:font-style="normal" style:text-underline-type="none" fo:font-weight="normal"/>
    </style:style>
    <style:style style:family="text" style:name="T581">
      <style:text-properties fo:font-family="'Liberation Sans'" fo:font-size="10pt" fo:font-style="normal" style:text-underline-type="none" fo:font-weight="normal"/>
    </style:style>
    <style:style style:family="text" style:name="T582">
      <style:text-properties fo:font-family="'Liberation Sans'" fo:font-size="10pt" fo:font-style="normal" style:text-underline-type="none" fo:font-weight="normal"/>
    </style:style>
    <style:style style:family="table-row" style:name="ro206">
      <style:table-row-properties style:row-height="12.8pt" style:use-optimal-row-height="false" fo:break-before="auto"/>
    </style:style>
    <style:style style:family="text" style:name="T583">
      <style:text-properties fo:font-family="'Liberation Sans'" fo:font-size="10pt" fo:font-style="normal" style:text-underline-type="none" fo:font-weight="normal"/>
    </style:style>
    <style:style style:family="text" style:name="T584">
      <style:text-properties fo:font-family="'Liberation Sans'" fo:font-size="10pt" fo:font-style="normal" style:text-underline-type="none" fo:font-weight="normal"/>
    </style:style>
    <style:style style:family="text" style:name="T585">
      <style:text-properties fo:font-family="'Liberation Sans'" fo:font-size="10pt" fo:font-style="normal" style:text-underline-type="none" fo:font-weight="normal"/>
    </style:style>
    <style:style style:family="table-row" style:name="ro207">
      <style:table-row-properties style:row-height="12.8pt" style:use-optimal-row-height="false" fo:break-before="auto"/>
    </style:style>
    <style:style style:family="text" style:name="T586">
      <style:text-properties fo:font-family="'Liberation Sans'" fo:font-size="10pt" fo:font-style="normal" style:text-underline-type="none" fo:font-weight="normal"/>
    </style:style>
    <style:style style:family="text" style:name="T587">
      <style:text-properties fo:font-family="'Liberation Sans'" fo:font-size="10pt" fo:font-style="normal" style:text-underline-type="none" fo:font-weight="normal"/>
    </style:style>
    <style:style style:family="text" style:name="T588">
      <style:text-properties fo:font-family="'Liberation Sans'" fo:font-size="10pt" fo:font-style="normal" style:text-underline-type="none" fo:font-weight="normal"/>
    </style:style>
    <style:style style:family="table-row" style:name="ro208">
      <style:table-row-properties style:row-height="12.8pt" style:use-optimal-row-height="false" fo:break-before="auto"/>
    </style:style>
    <style:style style:family="text" style:name="T589">
      <style:text-properties fo:font-family="'Liberation Sans'" fo:font-size="10pt" fo:font-style="normal" style:text-underline-type="none" fo:font-weight="normal"/>
    </style:style>
    <style:style style:family="text" style:name="T590">
      <style:text-properties fo:font-family="'Liberation Sans'" fo:font-size="10pt" fo:font-style="normal" style:text-underline-type="none" fo:font-weight="normal"/>
    </style:style>
    <style:style style:family="text" style:name="T591">
      <style:text-properties fo:font-family="'Liberation Sans'" fo:font-size="10pt" fo:font-style="normal" style:text-underline-type="none" fo:font-weight="normal"/>
    </style:style>
    <style:style style:family="table-row" style:name="ro209">
      <style:table-row-properties style:row-height="12.8pt" style:use-optimal-row-height="false" fo:break-before="auto"/>
    </style:style>
    <style:style style:family="text" style:name="T592">
      <style:text-properties fo:font-family="'Liberation Sans'" fo:font-size="10pt" fo:font-style="normal" style:text-underline-type="none" fo:font-weight="normal"/>
    </style:style>
    <style:style style:family="text" style:name="T593">
      <style:text-properties fo:font-family="'Liberation Sans'" fo:font-size="10pt" fo:font-style="normal" style:text-underline-type="none" fo:font-weight="normal"/>
    </style:style>
    <style:style style:family="text" style:name="T594">
      <style:text-properties fo:font-family="'Liberation Sans'" fo:font-size="10pt" fo:font-style="normal" style:text-underline-type="none" fo:font-weight="normal"/>
    </style:style>
    <style:style style:family="table-row" style:name="ro210">
      <style:table-row-properties style:row-height="12.8pt" style:use-optimal-row-height="false" fo:break-before="auto"/>
    </style:style>
    <style:style style:family="text" style:name="T595">
      <style:text-properties fo:font-family="'Liberation Sans'" fo:font-size="10pt" fo:font-style="normal" style:text-underline-type="none" fo:font-weight="normal"/>
    </style:style>
    <style:style style:family="text" style:name="T596">
      <style:text-properties fo:font-family="'Liberation Sans'" fo:font-size="10pt" fo:font-style="normal" style:text-underline-type="none" fo:font-weight="normal"/>
    </style:style>
    <style:style style:family="text" style:name="T597">
      <style:text-properties fo:font-family="'Liberation Sans'" fo:font-size="10pt" fo:font-style="normal" style:text-underline-type="none" fo:font-weight="normal"/>
    </style:style>
    <style:style style:family="table-row" style:name="ro211">
      <style:table-row-properties style:row-height="12.8pt" style:use-optimal-row-height="false" fo:break-before="auto"/>
    </style:style>
    <style:style style:family="text" style:name="T598">
      <style:text-properties fo:font-family="'Liberation Sans'" fo:font-size="10pt" fo:font-style="normal" style:text-underline-type="none" fo:font-weight="normal"/>
    </style:style>
    <style:style style:family="text" style:name="T599">
      <style:text-properties fo:font-family="'Liberation Sans'" fo:font-size="10pt" fo:font-style="normal" style:text-underline-type="none" fo:font-weight="normal"/>
    </style:style>
    <style:style style:family="text" style:name="T600">
      <style:text-properties fo:font-family="'Liberation Sans'" fo:font-size="10pt" fo:font-style="normal" style:text-underline-type="none" fo:font-weight="normal"/>
    </style:style>
    <style:style style:family="table-row" style:name="ro212">
      <style:table-row-properties style:row-height="12.8pt" style:use-optimal-row-height="false" fo:break-before="auto"/>
    </style:style>
    <style:style style:family="text" style:name="T601">
      <style:text-properties fo:font-family="'Liberation Sans'" fo:font-size="10pt" fo:font-style="normal" style:text-underline-type="none" fo:font-weight="normal"/>
    </style:style>
    <style:style style:family="text" style:name="T602">
      <style:text-properties fo:font-family="'Liberation Sans'" fo:font-size="10pt" fo:font-style="normal" style:text-underline-type="none" fo:font-weight="normal"/>
    </style:style>
    <style:style style:family="text" style:name="T603">
      <style:text-properties fo:font-family="'Liberation Sans'" fo:font-size="10pt" fo:font-style="normal" style:text-underline-type="none" fo:font-weight="normal"/>
    </style:style>
    <style:style style:family="table-row" style:name="ro213">
      <style:table-row-properties style:row-height="12.75pt" style:use-optimal-row-height="false" fo:break-before="auto"/>
    </style:style>
    <style:style style:family="text" style:name="T604">
      <style:text-properties fo:font-family="'Liberation Sans'" fo:font-size="10pt" fo:font-style="normal" style:text-underline-type="none" fo:font-weight="normal"/>
    </style:style>
    <style:style style:family="text" style:name="T605">
      <style:text-properties fo:font-family="'Liberation Sans'" fo:font-size="10pt" fo:font-style="normal" style:text-underline-type="none" fo:font-weight="normal"/>
    </style:style>
    <style:style style:family="text" style:name="T606">
      <style:text-properties fo:font-family="'Liberation Sans'" fo:font-size="10pt" fo:font-style="normal" style:text-underline-type="none" fo:font-weight="normal"/>
    </style:style>
    <style:style style:family="table-row" style:name="ro214">
      <style:table-row-properties style:row-height="14.95pt" style:use-optimal-row-height="false" fo:break-before="auto"/>
    </style:style>
    <style:style style:family="text" style:name="T607">
      <style:text-properties fo:font-family="'Liberation Sans'" fo:font-size="10pt" fo:font-style="normal" style:text-underline-type="none" fo:font-weight="normal"/>
    </style:style>
    <style:style style:family="text" style:name="T608">
      <style:text-properties fo:font-family="'Liberation Sans'" fo:font-size="10pt" fo:font-style="normal" style:text-underline-type="none" fo:font-weight="normal"/>
    </style:style>
    <style:style style:family="text" style:name="T609">
      <style:text-properties fo:font-family="'Liberation Sans'" fo:font-size="10pt" fo:font-style="normal" style:text-underline-type="none" fo:font-weight="normal"/>
    </style:style>
    <style:style style:family="table-row" style:name="ro215">
      <style:table-row-properties style:row-height="14.95pt" style:use-optimal-row-height="false" fo:break-before="auto"/>
    </style:style>
    <style:style style:family="text" style:name="T610">
      <style:text-properties fo:font-family="'Liberation Sans'" fo:font-size="10pt" fo:font-style="normal" style:text-underline-type="none" fo:font-weight="normal"/>
    </style:style>
    <style:style style:family="text" style:name="T611">
      <style:text-properties fo:font-family="'Liberation Sans'" fo:font-size="10pt" fo:font-style="normal" style:text-underline-type="none" fo:font-weight="normal"/>
    </style:style>
    <style:style style:family="text" style:name="T612">
      <style:text-properties fo:font-family="'Liberation Sans'" fo:font-size="10pt" fo:font-style="normal" style:text-underline-type="none" fo:font-weight="normal"/>
    </style:style>
    <style:style style:family="table-row" style:name="ro216">
      <style:table-row-properties style:row-height="14.95pt" style:use-optimal-row-height="false" fo:break-before="auto"/>
    </style:style>
    <style:style style:family="text" style:name="T613">
      <style:text-properties fo:font-family="'Liberation Sans'" fo:font-size="10pt" fo:font-style="normal" style:text-underline-type="none" fo:font-weight="normal"/>
    </style:style>
    <style:style style:family="text" style:name="T614">
      <style:text-properties fo:font-family="'Liberation Sans'" fo:font-size="10pt" fo:font-style="normal" style:text-underline-type="none" fo:font-weight="normal"/>
    </style:style>
    <style:style style:family="text" style:name="T615">
      <style:text-properties fo:font-family="'Liberation Sans'" fo:font-size="10pt" fo:font-style="normal" style:text-underline-type="none" fo:font-weight="normal"/>
    </style:style>
    <style:style style:family="table-row" style:name="ro217">
      <style:table-row-properties style:row-height="14.95pt" style:use-optimal-row-height="false" fo:break-before="auto"/>
    </style:style>
    <style:style style:family="text" style:name="T616">
      <style:text-properties fo:font-family="'Liberation Sans'" fo:font-size="10pt" fo:font-style="normal" style:text-underline-type="none" fo:font-weight="normal"/>
    </style:style>
    <style:style style:family="text" style:name="T617">
      <style:text-properties fo:font-family="'Liberation Sans'" fo:font-size="10pt" fo:font-style="normal" style:text-underline-type="none" fo:font-weight="normal"/>
    </style:style>
    <style:style style:family="text" style:name="T618">
      <style:text-properties fo:font-family="'Liberation Sans'" fo:font-size="10pt" fo:font-style="normal" style:text-underline-type="none" fo:font-weight="normal"/>
    </style:style>
    <style:style style:family="table-row" style:name="ro218">
      <style:table-row-properties style:row-height="14.95pt" style:use-optimal-row-height="false" fo:break-before="auto"/>
    </style:style>
    <style:style style:family="text" style:name="T619">
      <style:text-properties fo:font-family="'Liberation Sans'" fo:font-size="10pt" fo:font-style="normal" style:text-underline-type="none" fo:font-weight="normal"/>
    </style:style>
    <style:style style:family="text" style:name="T620">
      <style:text-properties fo:font-family="'Liberation Sans'" fo:font-size="10pt" fo:font-style="normal" style:text-underline-type="none" fo:font-weight="normal"/>
    </style:style>
    <style:style style:family="text" style:name="T621">
      <style:text-properties fo:font-family="'Liberation Sans'" fo:font-size="10pt" fo:font-style="normal" style:text-underline-type="none" fo:font-weight="normal"/>
    </style:style>
    <style:style style:family="table-row" style:name="ro219">
      <style:table-row-properties style:row-height="14.95pt" style:use-optimal-row-height="false" fo:break-before="auto"/>
    </style:style>
    <style:style style:family="text" style:name="T622">
      <style:text-properties fo:font-family="'Liberation Sans'" fo:font-size="10pt" fo:font-style="normal" style:text-underline-type="none" fo:font-weight="normal"/>
    </style:style>
    <style:style style:family="text" style:name="T623">
      <style:text-properties fo:font-family="'Liberation Sans'" fo:font-size="10pt" fo:font-style="normal" style:text-underline-type="none" fo:font-weight="normal"/>
    </style:style>
    <style:style style:family="text" style:name="T624">
      <style:text-properties fo:font-family="'Liberation Sans'" fo:font-size="10pt" fo:font-style="normal" style:text-underline-type="none" fo:font-weight="normal"/>
    </style:style>
    <style:style style:family="table-row" style:name="ro220">
      <style:table-row-properties style:row-height="14.95pt" style:use-optimal-row-height="false" fo:break-before="auto"/>
    </style:style>
    <style:style style:family="text" style:name="T625">
      <style:text-properties fo:font-family="'Liberation Sans'" fo:font-size="10pt" fo:font-style="normal" style:text-underline-type="none" fo:font-weight="normal"/>
    </style:style>
    <style:style style:family="text" style:name="T626">
      <style:text-properties fo:font-family="'Liberation Sans'" fo:font-size="10pt" fo:font-style="normal" style:text-underline-type="none" fo:font-weight="normal"/>
    </style:style>
    <style:style style:family="text" style:name="T627">
      <style:text-properties fo:font-family="'Liberation Sans'" fo:font-size="10pt" fo:font-style="normal" style:text-underline-type="none" fo:font-weight="normal"/>
    </style:style>
    <style:style style:family="table-row" style:name="ro221">
      <style:table-row-properties style:row-height="14.95pt" style:use-optimal-row-height="false" fo:break-before="auto"/>
    </style:style>
    <style:style style:family="text" style:name="T628">
      <style:text-properties fo:font-family="'Liberation Sans'" fo:font-size="10pt" fo:font-style="normal" style:text-underline-type="none" fo:font-weight="normal"/>
    </style:style>
    <style:style style:family="text" style:name="T629">
      <style:text-properties fo:font-family="'Liberation Sans'" fo:font-size="10pt" fo:font-style="normal" style:text-underline-type="none" fo:font-weight="normal"/>
    </style:style>
    <style:style style:family="text" style:name="T630">
      <style:text-properties fo:font-family="'Liberation Sans'" fo:font-size="10pt" fo:font-style="normal" style:text-underline-type="none" fo:font-weight="normal"/>
    </style:style>
    <style:style style:family="table-row" style:name="ro222">
      <style:table-row-properties style:row-height="14.95pt" style:use-optimal-row-height="false" fo:break-before="auto"/>
    </style:style>
    <style:style style:family="text" style:name="T631">
      <style:text-properties fo:font-family="'Liberation Sans'" fo:font-size="10pt" fo:font-style="normal" style:text-underline-type="none" fo:font-weight="normal"/>
    </style:style>
    <style:style style:family="text" style:name="T632">
      <style:text-properties fo:font-family="'Liberation Sans'" fo:font-size="10pt" fo:font-style="normal" style:text-underline-type="none" fo:font-weight="normal"/>
    </style:style>
    <style:style style:family="text" style:name="T633">
      <style:text-properties fo:font-family="'Liberation Sans'" fo:font-size="10pt" fo:font-style="normal" style:text-underline-type="none" fo:font-weight="normal"/>
    </style:style>
    <style:style style:family="table-row" style:name="ro223">
      <style:table-row-properties style:row-height="14.95pt" style:use-optimal-row-height="false" fo:break-before="auto"/>
    </style:style>
    <style:style style:family="text" style:name="T634">
      <style:text-properties fo:font-family="'Liberation Sans'" fo:font-size="10pt" fo:font-style="normal" style:text-underline-type="none" fo:font-weight="normal"/>
    </style:style>
    <style:style style:family="text" style:name="T635">
      <style:text-properties fo:font-family="'Liberation Sans'" fo:font-size="10pt" fo:font-style="normal" style:text-underline-type="none" fo:font-weight="normal"/>
    </style:style>
    <style:style style:family="text" style:name="T636">
      <style:text-properties fo:font-family="'Liberation Sans'" fo:font-size="10pt" fo:font-style="normal" style:text-underline-type="none" fo:font-weight="normal"/>
    </style:style>
    <style:style style:family="table-row" style:name="ro224">
      <style:table-row-properties style:row-height="14.95pt" style:use-optimal-row-height="false" fo:break-before="auto"/>
    </style:style>
    <style:style style:family="text" style:name="T637">
      <style:text-properties fo:font-family="'Liberation Sans'" fo:font-size="10pt" fo:font-style="normal" style:text-underline-type="none" fo:font-weight="normal"/>
    </style:style>
    <style:style style:family="text" style:name="T638">
      <style:text-properties fo:font-family="'Liberation Sans'" fo:font-size="10pt" fo:font-style="normal" style:text-underline-type="none" fo:font-weight="normal"/>
    </style:style>
    <style:style style:family="text" style:name="T639">
      <style:text-properties fo:font-family="'Liberation Sans'" fo:font-size="10pt" fo:font-style="normal" style:text-underline-type="none" fo:font-weight="normal"/>
    </style:style>
    <style:style style:family="table-row" style:name="ro225">
      <style:table-row-properties style:row-height="14.95pt" style:use-optimal-row-height="false" fo:break-before="auto"/>
    </style:style>
    <style:style style:family="text" style:name="T640">
      <style:text-properties fo:font-family="'Liberation Sans'" fo:font-size="10pt" fo:font-style="normal" style:text-underline-type="none" fo:font-weight="normal"/>
    </style:style>
    <style:style style:family="text" style:name="T641">
      <style:text-properties fo:font-family="'Liberation Sans'" fo:font-size="10pt" fo:font-style="normal" style:text-underline-type="none" fo:font-weight="normal"/>
    </style:style>
    <style:style style:family="text" style:name="T642">
      <style:text-properties fo:font-family="'Liberation Sans'" fo:font-size="10pt" fo:font-style="normal" style:text-underline-type="none" fo:font-weight="normal"/>
    </style:style>
    <style:style style:family="table-row" style:name="ro226">
      <style:table-row-properties style:row-height="14.95pt" style:use-optimal-row-height="false" fo:break-before="auto"/>
    </style:style>
    <style:style style:family="text" style:name="T643">
      <style:text-properties fo:font-family="'Liberation Sans'" fo:font-size="10pt" fo:font-style="normal" style:text-underline-type="none" fo:font-weight="normal"/>
    </style:style>
    <style:style style:family="text" style:name="T644">
      <style:text-properties fo:font-family="'Liberation Sans'" fo:font-size="10pt" fo:font-style="normal" style:text-underline-type="none" fo:font-weight="normal"/>
    </style:style>
    <style:style style:family="text" style:name="T645">
      <style:text-properties fo:font-family="'Liberation Sans'" fo:font-size="10pt" fo:font-style="normal" style:text-underline-type="none" fo:font-weight="normal"/>
    </style:style>
    <style:style style:family="table-row" style:name="ro227">
      <style:table-row-properties style:row-height="14.95pt" style:use-optimal-row-height="false" fo:break-before="auto"/>
    </style:style>
    <style:style style:family="text" style:name="T646">
      <style:text-properties fo:font-family="'Liberation Sans'" fo:font-size="10pt" fo:font-style="normal" style:text-underline-type="none" fo:font-weight="normal"/>
    </style:style>
    <style:style style:family="text" style:name="T647">
      <style:text-properties fo:font-family="'Liberation Sans'" fo:font-size="10pt" fo:font-style="normal" style:text-underline-type="none" fo:font-weight="normal"/>
    </style:style>
    <style:style style:family="text" style:name="T648">
      <style:text-properties fo:font-family="'Liberation Sans'" fo:font-size="10pt" fo:font-style="normal" style:text-underline-type="none" fo:font-weight="normal"/>
    </style:style>
    <style:style style:family="table-row" style:name="ro228">
      <style:table-row-properties style:row-height="12pt" style:use-optimal-row-height="true" fo:break-before="auto"/>
    </style:style>
    <style:style style:family="text" style:name="T649">
      <style:text-properties fo:font-family="'Liberation Sans'" fo:font-size="10pt" fo:font-style="normal" style:text-underline-type="none" fo:font-weight="normal"/>
    </style:style>
    <style:style style:family="text" style:name="T650">
      <style:text-properties fo:font-family="'Liberation Sans'" fo:font-size="10pt" fo:font-style="normal" style:text-underline-type="none" fo:font-weight="normal"/>
    </style:style>
    <style:style style:family="text" style:name="T651">
      <style:text-properties fo:font-family="'Liberation Sans'" fo:font-size="10pt" fo:font-style="normal" style:text-underline-type="none" fo:font-weight="normal"/>
    </style:style>
    <style:style style:family="table-row" style:name="ro229">
      <style:table-row-properties style:row-height="12pt" style:use-optimal-row-height="true" fo:break-before="auto"/>
    </style:style>
    <style:style style:family="text" style:name="T652">
      <style:text-properties fo:font-family="'Liberation Sans'" fo:font-size="10pt" fo:font-style="normal" style:text-underline-type="none" fo:font-weight="normal"/>
    </style:style>
    <style:style style:family="text" style:name="T653">
      <style:text-properties fo:font-family="'Liberation Sans'" fo:font-size="10pt" fo:font-style="normal" style:text-underline-type="none" fo:font-weight="normal"/>
    </style:style>
    <style:style style:family="text" style:name="T654">
      <style:text-properties fo:font-family="'Liberation Sans'" fo:font-size="10pt" fo:font-style="normal" style:text-underline-type="none" fo:font-weight="normal"/>
    </style:style>
    <style:style style:family="table-row" style:name="ro230">
      <style:table-row-properties style:row-height="12pt" style:use-optimal-row-height="true" fo:break-before="auto"/>
    </style:style>
    <style:style style:family="text" style:name="T655">
      <style:text-properties fo:font-family="'Liberation Sans'" fo:font-size="10pt" fo:font-style="normal" style:text-underline-type="none" fo:font-weight="normal"/>
    </style:style>
    <style:style style:family="text" style:name="T656">
      <style:text-properties fo:font-family="'Liberation Sans'" fo:font-size="10pt" fo:font-style="normal" style:text-underline-type="none" fo:font-weight="normal"/>
    </style:style>
    <style:style style:family="text" style:name="T657">
      <style:text-properties fo:font-family="'Liberation Sans'" fo:font-size="10pt" fo:font-style="normal" style:text-underline-type="none" fo:font-weight="normal"/>
    </style:style>
    <style:style style:family="table-row" style:name="ro231">
      <style:table-row-properties style:row-height="12pt" style:use-optimal-row-height="true" fo:break-before="auto"/>
    </style:style>
    <style:style style:family="text" style:name="T658">
      <style:text-properties fo:font-family="'Liberation Sans'" fo:font-size="10pt" fo:font-style="normal" style:text-underline-type="none" fo:font-weight="normal"/>
    </style:style>
    <style:style style:family="text" style:name="T659">
      <style:text-properties fo:font-family="'Liberation Sans'" fo:font-size="10pt" fo:font-style="normal" style:text-underline-type="none" fo:font-weight="normal"/>
    </style:style>
    <style:style style:family="text" style:name="T660">
      <style:text-properties fo:font-family="'Liberation Sans'" fo:font-size="10pt" fo:font-style="normal" style:text-underline-type="none" fo:font-weight="normal"/>
    </style:style>
    <style:style style:family="table-row" style:name="ro232">
      <style:table-row-properties style:row-height="12pt" style:use-optimal-row-height="true" fo:break-before="auto"/>
    </style:style>
    <style:style style:family="text" style:name="T661">
      <style:text-properties fo:font-family="'Liberation Sans'" fo:font-size="10pt" fo:font-style="normal" style:text-underline-type="none" fo:font-weight="normal"/>
    </style:style>
    <style:style style:family="text" style:name="T662">
      <style:text-properties fo:font-family="'Liberation Sans'" fo:font-size="10pt" fo:font-style="normal" style:text-underline-type="none" fo:font-weight="normal"/>
    </style:style>
    <style:style style:family="text" style:name="T663">
      <style:text-properties fo:font-family="'Liberation Sans'" fo:font-size="10pt" fo:font-style="normal" style:text-underline-type="none" fo:font-weight="normal"/>
    </style:style>
    <style:style style:family="table-row" style:name="ro233">
      <style:table-row-properties style:row-height="12pt" style:use-optimal-row-height="true" fo:break-before="auto"/>
    </style:style>
    <style:style style:family="text" style:name="T664">
      <style:text-properties fo:font-family="'Liberation Sans'" fo:font-size="10pt" fo:font-style="normal" style:text-underline-type="none" fo:font-weight="normal"/>
    </style:style>
    <style:style style:family="text" style:name="T665">
      <style:text-properties fo:font-family="'Liberation Sans'" fo:font-size="10pt" fo:font-style="normal" style:text-underline-type="none" fo:font-weight="normal"/>
    </style:style>
    <style:style style:family="text" style:name="T666">
      <style:text-properties fo:font-family="'Liberation Sans'" fo:font-size="10pt" fo:font-style="normal" style:text-underline-type="none" fo:font-weight="normal"/>
    </style:style>
    <style:style style:family="table-row" style:name="ro234">
      <style:table-row-properties style:row-height="12pt" style:use-optimal-row-height="true" fo:break-before="auto"/>
    </style:style>
    <style:style style:family="text" style:name="T667">
      <style:text-properties fo:font-family="'Liberation Sans'" fo:font-size="10pt" fo:font-style="normal" style:text-underline-type="none" fo:font-weight="normal"/>
    </style:style>
    <style:style style:family="text" style:name="T668">
      <style:text-properties fo:font-family="'Liberation Sans'" fo:font-size="10pt" fo:font-style="normal" style:text-underline-type="none" fo:font-weight="normal"/>
    </style:style>
    <style:style style:family="text" style:name="T669">
      <style:text-properties fo:font-family="'Liberation Sans'" fo:font-size="10pt" fo:font-style="normal" style:text-underline-type="none" fo:font-weight="normal"/>
    </style:style>
    <style:style style:family="table-row" style:name="ro235">
      <style:table-row-properties style:row-height="12pt" style:use-optimal-row-height="true" fo:break-before="auto"/>
    </style:style>
    <style:style style:family="text" style:name="T670">
      <style:text-properties fo:font-family="'Liberation Sans'" fo:font-size="10pt" fo:font-style="normal" style:text-underline-type="none" fo:font-weight="normal"/>
    </style:style>
    <style:style style:family="text" style:name="T671">
      <style:text-properties fo:font-family="'Liberation Sans'" fo:font-size="10pt" fo:font-style="normal" style:text-underline-type="none" fo:font-weight="normal"/>
    </style:style>
    <style:style style:family="text" style:name="T672">
      <style:text-properties fo:font-family="'Liberation Sans'" fo:font-size="10pt" fo:font-style="normal" style:text-underline-type="none" fo:font-weight="normal"/>
    </style:style>
    <style:style style:family="table-row" style:name="ro236">
      <style:table-row-properties style:row-height="12pt" style:use-optimal-row-height="true" fo:break-before="auto"/>
    </style:style>
    <style:style style:family="text" style:name="T673">
      <style:text-properties fo:font-family="'Liberation Sans'" fo:font-size="10pt" fo:font-style="normal" style:text-underline-type="none" fo:font-weight="normal"/>
    </style:style>
    <style:style style:family="text" style:name="T674">
      <style:text-properties fo:font-family="'Liberation Sans'" fo:font-size="10pt" fo:font-style="normal" style:text-underline-type="none" fo:font-weight="normal"/>
    </style:style>
    <style:style style:family="text" style:name="T675">
      <style:text-properties fo:font-family="'Liberation Sans'" fo:font-size="10pt" fo:font-style="normal" style:text-underline-type="none" fo:font-weight="normal"/>
    </style:style>
    <style:style style:family="table-row" style:name="ro237">
      <style:table-row-properties style:row-height="12pt" style:use-optimal-row-height="true" fo:break-before="auto"/>
    </style:style>
    <style:style style:master-page-name="MasterPage5" style:family="table" style:name="ta5">
      <style:table-properties table:display="true"/>
    </style:style>
    <style:style style:family="table-column" style:name="co48">
      <style:table-column-properties style:column-width="1.746cm" loext:column-width-sym="8.664" fo:break-before="auto"/>
    </style:style>
    <style:style style:family="table-row" style:name="ro238">
      <style:table-row-properties style:row-height="0.4234cm" fo:break-before="auto"/>
    </style:style>
    <style:style style:family="table-column" style:name="co49">
      <style:table-column-properties style:column-width="3.281cm" style:use-optimal-column-width="false" loext:column-width-sym="16.9736" fo:break-before="auto"/>
    </style:style>
    <style:style style:family="table-column" style:name="co50">
      <style:table-column-properties style:column-width="4.181cm" style:use-optimal-column-width="false" loext:column-width-sym="21.8516" fo:break-before="auto"/>
    </style:style>
    <style:style style:family="table-column" style:name="co51">
      <style:table-column-properties style:column-width="3.678cm" style:use-optimal-column-width="false" loext:column-width-sym="19.1406" fo:break-before="auto"/>
    </style:style>
    <style:style style:family="table-column" style:name="co52">
      <style:table-column-properties style:column-width="3.228cm" style:use-optimal-column-width="true" loext:column-width-sym="16.6719" fo:break-before="auto"/>
    </style:style>
    <style:style style:family="table-column" style:name="co53">
      <style:table-column-properties style:column-width="2.646cm" style:use-optimal-column-width="false" loext:column-width-sym="13.6024" fo:break-before="auto"/>
    </style:style>
    <style:style style:family="table-column" style:name="co54">
      <style:table-column-properties style:column-width="1.773cm" style:use-optimal-column-width="false" loext:column-width-sym="8.8102" fo:break-before="auto"/>
    </style:style>
    <style:style style:family="table-column" style:name="co55">
      <style:table-column-properties style:column-width="1.588cm" style:use-optimal-column-width="false" loext:column-width-sym="7.8988" fo:break-before="auto"/>
    </style:style>
    <style:style style:family="table-row" style:name="ro239">
      <style:table-row-properties style:row-height="12.8pt" style:use-optimal-row-height="false" fo:break-before="auto"/>
    </style:style>
    <style:style style:family="text" style:name="T676">
      <style:text-properties fo:font-family="'Liberation Sans'" fo:font-size="10pt" fo:font-style="normal" style:text-underline-type="none" fo:font-weight="normal"/>
    </style:style>
    <style:style style:family="text" style:name="T677">
      <style:text-properties fo:font-family="'Liberation Sans'" fo:font-size="10pt" fo:font-style="normal" style:text-underline-type="none" fo:font-weight="normal"/>
    </style:style>
    <style:style style:family="text" style:name="T678">
      <style:text-properties fo:font-family="'Liberation Sans'" fo:font-size="10pt" fo:font-style="normal" style:text-underline-type="none" fo:font-weight="normal"/>
    </style:style>
    <style:style style:family="text" style:name="T679">
      <style:text-properties fo:font-family="'Liberation Sans'" fo:font-size="10pt" fo:font-style="normal" style:text-underline-type="none" fo:font-weight="normal"/>
    </style:style>
    <style:style style:family="table-row" style:name="ro240">
      <style:table-row-properties style:row-height="12.8pt" style:use-optimal-row-height="false" fo:break-before="auto"/>
    </style:style>
    <style:style style:family="text" style:name="T680">
      <style:text-properties fo:font-family="'Liberation Sans'" fo:font-size="10pt" fo:font-style="normal" style:text-underline-type="none" fo:font-weight="normal"/>
    </style:style>
    <style:style style:family="table-row" style:name="ro241">
      <style:table-row-properties style:row-height="12.8pt" style:use-optimal-row-height="false" fo:break-before="auto"/>
    </style:style>
    <style:style style:family="text" style:name="T681">
      <style:text-properties fo:font-family="'Liberation Sans'" fo:font-size="10pt" fo:font-style="normal" style:text-underline-type="none" fo:font-weight="normal"/>
    </style:style>
    <style:style style:family="table-row" style:name="ro242">
      <style:table-row-properties style:row-height="12.8pt" style:use-optimal-row-height="false" fo:break-before="auto"/>
    </style:style>
    <style:style style:family="text" style:name="T682">
      <style:text-properties fo:font-family="'Liberation Sans'" fo:font-size="10pt" fo:font-style="normal" style:text-underline-type="none" fo:font-weight="normal"/>
    </style:style>
    <style:style style:family="table-row" style:name="ro243">
      <style:table-row-properties style:row-height="12.8pt" style:use-optimal-row-height="false" fo:break-before="auto"/>
    </style:style>
    <style:style style:family="text" style:name="T683">
      <style:text-properties fo:font-family="'Liberation Sans'" fo:font-size="10pt" fo:font-style="normal" style:text-underline-type="none" fo:font-weight="normal"/>
    </style:style>
    <style:style style:family="table-row" style:name="ro244">
      <style:table-row-properties style:row-height="12.8pt" style:use-optimal-row-height="false" fo:break-before="auto"/>
    </style:style>
    <style:style style:family="text" style:name="T684">
      <style:text-properties fo:font-family="'Liberation Sans'" fo:font-size="10pt" fo:font-style="normal" style:text-underline-type="none" fo:font-weight="normal"/>
    </style:style>
    <style:style style:family="table-row" style:name="ro245">
      <style:table-row-properties style:row-height="12.8pt" style:use-optimal-row-height="false" fo:break-before="auto"/>
    </style:style>
    <style:style style:family="text" style:name="T685">
      <style:text-properties fo:font-family="'Liberation Sans'" fo:font-size="10pt" fo:font-style="normal" style:text-underline-type="none" fo:font-weight="normal"/>
    </style:style>
    <style:style style:family="table-row" style:name="ro246">
      <style:table-row-properties style:row-height="12.8pt" style:use-optimal-row-height="false" fo:break-before="auto"/>
    </style:style>
    <style:style style:family="text" style:name="T686">
      <style:text-properties fo:font-family="'Liberation Sans'" fo:font-size="10pt" fo:font-style="normal" style:text-underline-type="none" fo:font-weight="normal"/>
    </style:style>
    <style:style style:family="table-row" style:name="ro247">
      <style:table-row-properties style:row-height="12.8pt" style:use-optimal-row-height="false" fo:break-before="auto"/>
    </style:style>
    <style:style style:family="text" style:name="T687">
      <style:text-properties fo:font-family="'Liberation Sans'" fo:font-size="10pt" fo:font-style="normal" style:text-underline-type="none" fo:font-weight="normal"/>
    </style:style>
    <style:style style:family="table-row" style:name="ro248">
      <style:table-row-properties style:row-height="12.8pt" style:use-optimal-row-height="false" fo:break-before="auto"/>
    </style:style>
    <style:style style:family="text" style:name="T688">
      <style:text-properties fo:font-family="'Liberation Sans'" fo:font-size="10pt" fo:font-style="normal" style:text-underline-type="none" fo:font-weight="normal"/>
    </style:style>
    <style:style style:family="table-row" style:name="ro249">
      <style:table-row-properties style:row-height="12.8pt" style:use-optimal-row-height="false" fo:break-before="auto"/>
    </style:style>
    <style:style style:family="text" style:name="T689">
      <style:text-properties fo:font-family="'Liberation Sans'" fo:font-size="10pt" fo:font-style="normal" style:text-underline-type="none" fo:font-weight="normal"/>
    </style:style>
    <style:style style:family="table-row" style:name="ro250">
      <style:table-row-properties style:row-height="12.8pt" style:use-optimal-row-height="false" fo:break-before="auto"/>
    </style:style>
    <style:style style:family="text" style:name="T690">
      <style:text-properties fo:font-family="'Liberation Sans'" fo:font-size="10pt" fo:font-style="normal" style:text-underline-type="none" fo:font-weight="normal"/>
    </style:style>
    <style:style style:family="table-row" style:name="ro251">
      <style:table-row-properties style:row-height="12.8pt" style:use-optimal-row-height="false" fo:break-before="auto"/>
    </style:style>
    <style:style style:family="text" style:name="T691">
      <style:text-properties fo:font-family="'Liberation Sans'" fo:font-size="10pt" fo:font-style="normal" style:text-underline-type="none" fo:font-weight="normal"/>
    </style:style>
    <style:style style:family="table-row" style:name="ro252">
      <style:table-row-properties style:row-height="12.8pt" style:use-optimal-row-height="false" fo:break-before="auto"/>
    </style:style>
    <style:style style:family="text" style:name="T692">
      <style:text-properties fo:font-family="'Liberation Sans'" fo:font-size="10pt" fo:font-style="normal" style:text-underline-type="none" fo:font-weight="normal"/>
    </style:style>
    <style:style style:family="table-row" style:name="ro253">
      <style:table-row-properties style:row-height="12.8pt" style:use-optimal-row-height="false" fo:break-before="auto"/>
    </style:style>
    <style:style style:family="text" style:name="T693">
      <style:text-properties fo:font-family="'Liberation Sans'" fo:font-size="10pt" fo:font-style="normal" style:text-underline-type="none" fo:font-weight="normal"/>
    </style:style>
    <style:style style:family="table-row" style:name="ro254">
      <style:table-row-properties style:row-height="12.8pt" style:use-optimal-row-height="false" fo:break-before="auto"/>
    </style:style>
    <style:style style:family="text" style:name="T694">
      <style:text-properties fo:font-family="'Liberation Sans'" fo:font-size="10pt" fo:font-style="normal" style:text-underline-type="none" fo:font-weight="normal"/>
    </style:style>
    <style:style style:family="table-row" style:name="ro255">
      <style:table-row-properties style:row-height="12.8pt" style:use-optimal-row-height="false" fo:break-before="auto"/>
    </style:style>
    <style:style style:family="text" style:name="T695">
      <style:text-properties fo:font-family="'Liberation Sans'" fo:font-size="10pt" fo:font-style="normal" style:text-underline-type="none" fo:font-weight="normal"/>
    </style:style>
    <style:style style:family="table-row" style:name="ro256">
      <style:table-row-properties style:row-height="12.8pt" style:use-optimal-row-height="false" fo:break-before="auto"/>
    </style:style>
    <style:style style:family="text" style:name="T696">
      <style:text-properties fo:font-family="'Liberation Sans'" fo:font-size="10pt" fo:font-style="normal" style:text-underline-type="none" fo:font-weight="normal"/>
    </style:style>
    <style:style style:family="table-row" style:name="ro257">
      <style:table-row-properties style:row-height="12.8pt" style:use-optimal-row-height="false" fo:break-before="auto"/>
    </style:style>
    <style:style style:family="text" style:name="T697">
      <style:text-properties fo:font-family="'Liberation Sans'" fo:font-size="10pt" fo:font-style="normal" style:text-underline-type="none" fo:font-weight="normal"/>
    </style:style>
    <style:style style:family="table-row" style:name="ro258">
      <style:table-row-properties style:row-height="12.8pt" style:use-optimal-row-height="false" fo:break-before="auto"/>
    </style:style>
    <style:style style:family="text" style:name="T698">
      <style:text-properties fo:font-family="'Liberation Sans'" fo:font-size="10pt" fo:font-style="normal" style:text-underline-type="none" fo:font-weight="normal"/>
    </style:style>
    <style:style style:family="table-row" style:name="ro259">
      <style:table-row-properties style:row-height="12.8pt" style:use-optimal-row-height="false" fo:break-before="auto"/>
    </style:style>
    <style:style style:family="text" style:name="T699">
      <style:text-properties fo:font-family="'Liberation Sans'" fo:font-size="10pt" fo:font-style="normal" style:text-underline-type="none" fo:font-weight="normal"/>
    </style:style>
    <style:style style:family="table-row" style:name="ro260">
      <style:table-row-properties style:row-height="12.8pt" style:use-optimal-row-height="false" fo:break-before="auto"/>
    </style:style>
    <style:style style:family="text" style:name="T700">
      <style:text-properties fo:font-family="'Liberation Sans'" fo:font-size="10pt" fo:font-style="normal" style:text-underline-type="none" fo:font-weight="normal"/>
    </style:style>
    <style:style style:family="table-row" style:name="ro261">
      <style:table-row-properties style:row-height="12.8pt" style:use-optimal-row-height="false" fo:break-before="auto"/>
    </style:style>
    <style:style style:family="text" style:name="T701">
      <style:text-properties fo:font-family="'Liberation Sans'" fo:font-size="10pt" fo:font-style="normal" style:text-underline-type="none" fo:font-weight="normal"/>
    </style:style>
    <style:style style:family="table-row" style:name="ro262">
      <style:table-row-properties style:row-height="12.8pt" style:use-optimal-row-height="false" fo:break-before="auto"/>
    </style:style>
    <style:style style:family="text" style:name="T702">
      <style:text-properties fo:font-family="'Liberation Sans'" fo:font-size="10pt" fo:font-style="normal" style:text-underline-type="none" fo:font-weight="normal"/>
    </style:style>
    <style:style style:family="table-row" style:name="ro263">
      <style:table-row-properties style:row-height="12.8pt" style:use-optimal-row-height="false" fo:break-before="auto"/>
    </style:style>
    <style:style style:family="text" style:name="T703">
      <style:text-properties fo:font-family="'Liberation Sans'" fo:font-size="10pt" fo:font-style="normal" style:text-underline-type="none" fo:font-weight="normal"/>
    </style:style>
    <style:style style:family="table-row" style:name="ro264">
      <style:table-row-properties style:row-height="12.8pt" style:use-optimal-row-height="false" fo:break-before="auto"/>
    </style:style>
    <style:style style:family="text" style:name="T704">
      <style:text-properties fo:font-family="'Liberation Sans'" fo:font-size="10pt" fo:font-style="normal" style:text-underline-type="none" fo:font-weight="normal"/>
    </style:style>
    <style:style style:family="table-row" style:name="ro265">
      <style:table-row-properties style:row-height="12.8pt" style:use-optimal-row-height="false" fo:break-before="auto"/>
    </style:style>
    <style:style style:family="text" style:name="T705">
      <style:text-properties fo:font-family="'Liberation Sans'" fo:font-size="10pt" fo:font-style="normal" style:text-underline-type="none" fo:font-weight="normal"/>
    </style:style>
    <style:style style:family="table-row" style:name="ro266">
      <style:table-row-properties style:row-height="12.8pt" style:use-optimal-row-height="false" fo:break-before="auto"/>
    </style:style>
    <style:style style:family="text" style:name="T706">
      <style:text-properties fo:font-family="'Liberation Sans'" fo:font-size="10pt" fo:font-style="normal" style:text-underline-type="none" fo:font-weight="normal"/>
    </style:style>
    <style:style style:family="table-row" style:name="ro267">
      <style:table-row-properties style:row-height="12.8pt" style:use-optimal-row-height="false" fo:break-before="auto"/>
    </style:style>
    <style:style style:family="text" style:name="T707">
      <style:text-properties fo:font-family="'Liberation Sans'" fo:font-size="10pt" fo:font-style="normal" style:text-underline-type="none" fo:font-weight="normal"/>
    </style:style>
    <style:style style:family="table-row" style:name="ro268">
      <style:table-row-properties style:row-height="12.8pt" style:use-optimal-row-height="false" fo:break-before="auto"/>
    </style:style>
    <style:style style:family="text" style:name="T708">
      <style:text-properties fo:font-family="'Liberation Sans'" fo:font-size="10pt" fo:font-style="normal" style:text-underline-type="none" fo:font-weight="normal"/>
    </style:style>
    <style:style style:family="table-row" style:name="ro269">
      <style:table-row-properties style:row-height="12.8pt" style:use-optimal-row-height="false" fo:break-before="auto"/>
    </style:style>
    <style:style style:family="text" style:name="T709">
      <style:text-properties fo:font-family="'Liberation Sans'" fo:font-size="10pt" fo:font-style="normal" style:text-underline-type="none" fo:font-weight="normal"/>
    </style:style>
    <style:style style:family="table-row" style:name="ro270">
      <style:table-row-properties style:row-height="12.8pt" style:use-optimal-row-height="false" fo:break-before="auto"/>
    </style:style>
    <style:style style:family="text" style:name="T710">
      <style:text-properties fo:font-family="'Liberation Sans'" fo:font-size="10pt" fo:font-style="normal" style:text-underline-type="none" fo:font-weight="normal"/>
    </style:style>
    <style:style style:family="table-row" style:name="ro271">
      <style:table-row-properties style:row-height="12.8pt" style:use-optimal-row-height="false" fo:break-before="auto"/>
    </style:style>
    <style:style style:family="text" style:name="T711">
      <style:text-properties fo:font-family="'Liberation Sans'" fo:font-size="10pt" fo:font-style="normal" style:text-underline-type="none" fo:font-weight="normal"/>
    </style:style>
    <style:style style:family="table-row" style:name="ro272">
      <style:table-row-properties style:row-height="12.8pt" style:use-optimal-row-height="false" fo:break-before="auto"/>
    </style:style>
    <style:style style:family="text" style:name="T712">
      <style:text-properties fo:font-family="'Liberation Sans'" fo:font-size="10pt" fo:font-style="normal" style:text-underline-type="none" fo:font-weight="normal"/>
    </style:style>
    <style:style style:family="table-row" style:name="ro273">
      <style:table-row-properties style:row-height="12.8pt" style:use-optimal-row-height="false" fo:break-before="auto"/>
    </style:style>
    <style:style style:family="text" style:name="T713">
      <style:text-properties fo:font-family="'Liberation Sans'" fo:font-size="10pt" fo:font-style="normal" style:text-underline-type="none" fo:font-weight="normal"/>
    </style:style>
    <style:style style:family="table-row" style:name="ro274">
      <style:table-row-properties style:row-height="12.8pt" style:use-optimal-row-height="false" fo:break-before="auto"/>
    </style:style>
    <style:style style:family="text" style:name="T714">
      <style:text-properties fo:font-family="'Liberation Sans'" fo:font-size="10pt" fo:font-style="normal" style:text-underline-type="none" fo:font-weight="normal"/>
    </style:style>
    <style:style style:family="table-row" style:name="ro275">
      <style:table-row-properties style:row-height="12.8pt" style:use-optimal-row-height="false" fo:break-before="auto"/>
    </style:style>
    <style:style style:family="text" style:name="T715">
      <style:text-properties fo:font-family="'Liberation Sans'" fo:font-size="10pt" fo:font-style="normal" style:text-underline-type="none" fo:font-weight="normal"/>
    </style:style>
    <style:style style:family="table-row" style:name="ro276">
      <style:table-row-properties style:row-height="12.8pt" style:use-optimal-row-height="false" fo:break-before="auto"/>
    </style:style>
    <style:style style:family="text" style:name="T716">
      <style:text-properties fo:font-family="'Liberation Sans'" fo:font-size="10pt" fo:font-style="normal" style:text-underline-type="none" fo:font-weight="normal"/>
    </style:style>
    <style:style style:family="table-row" style:name="ro277">
      <style:table-row-properties style:row-height="12.8pt" style:use-optimal-row-height="false" fo:break-before="auto"/>
    </style:style>
    <style:style style:family="text" style:name="T717">
      <style:text-properties fo:font-family="'Liberation Sans'" fo:font-size="10pt" fo:font-style="normal" style:text-underline-type="none" fo:font-weight="normal"/>
    </style:style>
    <style:style style:family="table-row" style:name="ro278">
      <style:table-row-properties style:row-height="12.8pt" style:use-optimal-row-height="false" fo:break-before="auto"/>
    </style:style>
    <style:style style:family="text" style:name="T718">
      <style:text-properties fo:font-family="'Liberation Sans'" fo:font-size="10pt" fo:font-style="normal" style:text-underline-type="none" fo:font-weight="normal"/>
    </style:style>
    <style:style style:family="table-row" style:name="ro279">
      <style:table-row-properties style:row-height="12.8pt" style:use-optimal-row-height="false" fo:break-before="auto"/>
    </style:style>
    <style:style style:family="text" style:name="T719">
      <style:text-properties fo:font-family="'Liberation Sans'" fo:font-size="10pt" fo:font-style="normal" style:text-underline-type="none" fo:font-weight="normal"/>
    </style:style>
    <style:style style:family="table-row" style:name="ro280">
      <style:table-row-properties style:row-height="12.8pt" style:use-optimal-row-height="false" fo:break-before="auto"/>
    </style:style>
    <style:style style:family="text" style:name="T720">
      <style:text-properties fo:font-family="'Liberation Sans'" fo:font-size="10pt" fo:font-style="normal" style:text-underline-type="none" fo:font-weight="normal"/>
    </style:style>
    <style:style style:family="table-row" style:name="ro281">
      <style:table-row-properties style:row-height="12.8pt" style:use-optimal-row-height="false" fo:break-before="auto"/>
    </style:style>
    <style:style style:family="text" style:name="T721">
      <style:text-properties fo:font-family="'Liberation Sans'" fo:font-size="10pt" fo:font-style="normal" style:text-underline-type="none" fo:font-weight="normal"/>
    </style:style>
    <style:style style:family="table-row" style:name="ro282">
      <style:table-row-properties style:row-height="12.8pt" style:use-optimal-row-height="false" fo:break-before="auto"/>
    </style:style>
    <style:style style:family="text" style:name="T722">
      <style:text-properties fo:font-family="'Liberation Sans'" fo:font-size="10pt" fo:font-style="normal" style:text-underline-type="none" fo:font-weight="normal"/>
    </style:style>
    <style:style style:family="table-row" style:name="ro283">
      <style:table-row-properties style:row-height="12.8pt" style:use-optimal-row-height="false" fo:break-before="auto"/>
    </style:style>
    <style:style style:family="text" style:name="T723">
      <style:text-properties fo:font-family="'Liberation Sans'" fo:font-size="10pt" fo:font-style="normal" style:text-underline-type="none" fo:font-weight="normal"/>
    </style:style>
    <style:style style:family="table-row" style:name="ro284">
      <style:table-row-properties style:row-height="12.8pt" style:use-optimal-row-height="false" fo:break-before="auto"/>
    </style:style>
    <style:style style:family="text" style:name="T724">
      <style:text-properties fo:font-family="'Liberation Sans'" fo:font-size="10pt" fo:font-style="normal" style:text-underline-type="none" fo:font-weight="normal"/>
    </style:style>
    <style:style style:family="table-row" style:name="ro285">
      <style:table-row-properties style:row-height="12.8pt" style:use-optimal-row-height="false" fo:break-before="auto"/>
    </style:style>
    <style:style style:family="text" style:name="T725">
      <style:text-properties fo:font-family="'Liberation Sans'" fo:font-size="10pt" fo:font-style="normal" style:text-underline-type="none" fo:font-weight="normal"/>
    </style:style>
    <style:style style:family="table-row" style:name="ro286">
      <style:table-row-properties style:row-height="12.8pt" style:use-optimal-row-height="false" fo:break-before="auto"/>
    </style:style>
    <style:style style:family="text" style:name="T726">
      <style:text-properties fo:font-family="'Liberation Sans'" fo:font-size="10pt" fo:font-style="normal" style:text-underline-type="none" fo:font-weight="normal"/>
    </style:style>
    <style:style style:family="table-row" style:name="ro287">
      <style:table-row-properties style:row-height="12.8pt" style:use-optimal-row-height="false" fo:break-before="auto"/>
    </style:style>
    <style:style style:family="text" style:name="T727">
      <style:text-properties fo:font-family="'Liberation Sans'" fo:font-size="10pt" fo:font-style="normal" style:text-underline-type="none" fo:font-weight="normal"/>
    </style:style>
    <style:style style:family="table-row" style:name="ro288">
      <style:table-row-properties style:row-height="12.8pt" style:use-optimal-row-height="false" fo:break-before="auto"/>
    </style:style>
    <style:style style:family="text" style:name="T728">
      <style:text-properties fo:font-family="'Liberation Sans'" fo:font-size="10pt" fo:font-style="normal" style:text-underline-type="none" fo:font-weight="normal"/>
    </style:style>
    <style:style style:family="table-row" style:name="ro289">
      <style:table-row-properties style:row-height="12.8pt" style:use-optimal-row-height="false" fo:break-before="auto"/>
    </style:style>
    <style:style style:family="text" style:name="T729">
      <style:text-properties fo:font-family="'Liberation Sans'" fo:font-size="10pt" fo:font-style="normal" style:text-underline-type="none" fo:font-weight="normal"/>
    </style:style>
    <style:style style:family="table-row" style:name="ro290">
      <style:table-row-properties style:row-height="12.8pt" style:use-optimal-row-height="false" fo:break-before="auto"/>
    </style:style>
    <style:style style:family="text" style:name="T730">
      <style:text-properties fo:font-family="'Liberation Sans'" fo:font-size="10pt" fo:font-style="normal" style:text-underline-type="none" fo:font-weight="normal"/>
    </style:style>
    <style:style style:family="table-row" style:name="ro291">
      <style:table-row-properties style:row-height="12.8pt" style:use-optimal-row-height="false" fo:break-before="auto"/>
    </style:style>
    <style:style style:family="text" style:name="T731">
      <style:text-properties fo:font-family="'Liberation Sans'" fo:font-size="10pt" fo:font-style="normal" style:text-underline-type="none" fo:font-weight="normal"/>
    </style:style>
    <style:style style:family="table-row" style:name="ro292">
      <style:table-row-properties style:row-height="12.8pt" style:use-optimal-row-height="false" fo:break-before="auto"/>
    </style:style>
    <style:style style:family="text" style:name="T732">
      <style:text-properties fo:font-family="'Liberation Sans'" fo:font-size="10pt" fo:font-style="normal" style:text-underline-type="none" fo:font-weight="normal"/>
    </style:style>
    <style:style style:family="table-row" style:name="ro293">
      <style:table-row-properties style:row-height="12.8pt" style:use-optimal-row-height="false" fo:break-before="auto"/>
    </style:style>
    <style:style style:family="text" style:name="T733">
      <style:text-properties fo:font-family="'Liberation Sans'" fo:font-size="10pt" fo:font-style="normal" style:text-underline-type="none" fo:font-weight="normal"/>
    </style:style>
    <style:style style:family="table-row" style:name="ro294">
      <style:table-row-properties style:row-height="12.8pt" style:use-optimal-row-height="false" fo:break-before="auto"/>
    </style:style>
    <style:style style:family="text" style:name="T734">
      <style:text-properties fo:font-family="'Liberation Sans'" fo:font-size="10pt" fo:font-style="normal" style:text-underline-type="none" fo:font-weight="normal"/>
    </style:style>
    <style:style style:family="table-row" style:name="ro295">
      <style:table-row-properties style:row-height="12.8pt" style:use-optimal-row-height="false" fo:break-before="auto"/>
    </style:style>
    <style:style style:family="text" style:name="T735">
      <style:text-properties fo:font-family="'Liberation Sans'" fo:font-size="10pt" fo:font-style="normal" style:text-underline-type="none" fo:font-weight="normal"/>
    </style:style>
    <style:style style:family="table-row" style:name="ro296">
      <style:table-row-properties style:row-height="12.8pt" style:use-optimal-row-height="false" fo:break-before="auto"/>
    </style:style>
    <style:style style:family="text" style:name="T736">
      <style:text-properties fo:font-family="'Liberation Sans'" fo:font-size="10pt" fo:font-style="normal" style:text-underline-type="none" fo:font-weight="normal"/>
    </style:style>
    <style:style style:family="table-row" style:name="ro297">
      <style:table-row-properties style:row-height="12.8pt" style:use-optimal-row-height="false" fo:break-before="auto"/>
    </style:style>
    <style:style style:family="text" style:name="T737">
      <style:text-properties fo:font-family="'Liberation Sans'" fo:font-size="10pt" fo:font-style="normal" style:text-underline-type="none" fo:font-weight="normal"/>
    </style:style>
    <style:style style:family="table-row" style:name="ro298">
      <style:table-row-properties style:row-height="12.8pt" style:use-optimal-row-height="false" fo:break-before="auto"/>
    </style:style>
    <style:style style:family="text" style:name="T738">
      <style:text-properties fo:font-family="'Liberation Sans'" fo:font-size="10pt" fo:font-style="normal" style:text-underline-type="none" fo:font-weight="normal"/>
    </style:style>
    <style:style style:family="table-row" style:name="ro299">
      <style:table-row-properties style:row-height="12.8pt" style:use-optimal-row-height="false" fo:break-before="auto"/>
    </style:style>
    <style:style style:family="text" style:name="T739">
      <style:text-properties fo:font-family="'Liberation Sans'" fo:font-size="10pt" fo:font-style="normal" style:text-underline-type="none" fo:font-weight="normal"/>
    </style:style>
    <style:style style:family="table-row" style:name="ro300">
      <style:table-row-properties style:row-height="12.8pt" style:use-optimal-row-height="false" fo:break-before="auto"/>
    </style:style>
    <style:style style:family="text" style:name="T740">
      <style:text-properties fo:font-family="'Liberation Sans'" fo:font-size="10pt" fo:font-style="normal" style:text-underline-type="none" fo:font-weight="normal"/>
    </style:style>
    <style:style style:family="table-row" style:name="ro301">
      <style:table-row-properties style:row-height="12.8pt" style:use-optimal-row-height="false" fo:break-before="auto"/>
    </style:style>
    <style:style style:family="text" style:name="T741">
      <style:text-properties fo:font-family="'Liberation Sans'" fo:font-size="10pt" fo:font-style="normal" style:text-underline-type="none" fo:font-weight="normal"/>
    </style:style>
    <style:style style:family="table-row" style:name="ro302">
      <style:table-row-properties style:row-height="12.8pt" style:use-optimal-row-height="false" fo:break-before="auto"/>
    </style:style>
    <style:style style:family="text" style:name="T742">
      <style:text-properties fo:font-family="'Liberation Sans'" fo:font-size="10pt" fo:font-style="normal" style:text-underline-type="none" fo:font-weight="normal"/>
    </style:style>
    <style:style style:family="table-row" style:name="ro303">
      <style:table-row-properties style:row-height="12.8pt" style:use-optimal-row-height="false" fo:break-before="auto"/>
    </style:style>
    <style:style style:family="text" style:name="T743">
      <style:text-properties fo:font-family="'Liberation Sans'" fo:font-size="10pt" fo:font-style="normal" style:text-underline-type="none" fo:font-weight="normal"/>
    </style:style>
    <style:style style:family="table-row" style:name="ro304">
      <style:table-row-properties style:row-height="12.8pt" style:use-optimal-row-height="false" fo:break-before="auto"/>
    </style:style>
    <style:style style:family="text" style:name="T744">
      <style:text-properties fo:font-family="'Liberation Sans'" fo:font-size="10pt" fo:font-style="normal" style:text-underline-type="none" fo:font-weight="normal"/>
    </style:style>
    <style:style style:family="table-row" style:name="ro305">
      <style:table-row-properties style:row-height="12.8pt" style:use-optimal-row-height="false" fo:break-before="auto"/>
    </style:style>
    <style:style style:family="text" style:name="T745">
      <style:text-properties fo:font-family="'Liberation Sans'" fo:font-size="10pt" fo:font-style="normal" style:text-underline-type="none" fo:font-weight="normal"/>
    </style:style>
    <style:style style:family="table-row" style:name="ro306">
      <style:table-row-properties style:row-height="12.8pt" style:use-optimal-row-height="false" fo:break-before="auto"/>
    </style:style>
    <style:style style:family="text" style:name="T746">
      <style:text-properties fo:font-family="'Liberation Sans'" fo:font-size="10pt" fo:font-style="normal" style:text-underline-type="none" fo:font-weight="normal"/>
    </style:style>
    <style:style style:family="table-row" style:name="ro307">
      <style:table-row-properties style:row-height="12.8pt" style:use-optimal-row-height="false" fo:break-before="auto"/>
    </style:style>
    <style:style style:family="text" style:name="T747">
      <style:text-properties fo:font-family="'Liberation Sans'" fo:font-size="10pt" fo:font-style="normal" style:text-underline-type="none" fo:font-weight="normal"/>
    </style:style>
    <style:style style:family="table-row" style:name="ro308">
      <style:table-row-properties style:row-height="12.8pt" style:use-optimal-row-height="false" fo:break-before="auto"/>
    </style:style>
    <style:style style:family="text" style:name="T748">
      <style:text-properties fo:font-family="'Liberation Sans'" fo:font-size="10pt" fo:font-style="normal" style:text-underline-type="none" fo:font-weight="normal"/>
    </style:style>
    <style:style style:family="table-row" style:name="ro309">
      <style:table-row-properties style:row-height="12.8pt" style:use-optimal-row-height="false" fo:break-before="auto"/>
    </style:style>
    <style:style style:family="text" style:name="T749">
      <style:text-properties fo:font-family="'Liberation Sans'" fo:font-size="10pt" fo:font-style="normal" style:text-underline-type="none" fo:font-weight="normal"/>
    </style:style>
    <style:style style:family="table-row" style:name="ro310">
      <style:table-row-properties style:row-height="12.8pt" style:use-optimal-row-height="false" fo:break-before="auto"/>
    </style:style>
    <style:style style:family="text" style:name="T750">
      <style:text-properties fo:font-family="'Liberation Sans'" fo:font-size="10pt" fo:font-style="normal" style:text-underline-type="none" fo:font-weight="normal"/>
    </style:style>
    <style:style style:family="table-row" style:name="ro311">
      <style:table-row-properties style:row-height="12.8pt" style:use-optimal-row-height="false" fo:break-before="auto"/>
    </style:style>
    <style:style style:family="text" style:name="T751">
      <style:text-properties fo:font-family="'Liberation Sans'" fo:font-size="10pt" fo:font-style="normal" style:text-underline-type="none" fo:font-weight="normal"/>
    </style:style>
    <style:style style:family="table-row" style:name="ro312">
      <style:table-row-properties style:row-height="12.8pt" style:use-optimal-row-height="false" fo:break-before="auto"/>
    </style:style>
    <style:style style:family="text" style:name="T752">
      <style:text-properties fo:font-family="'Liberation Sans'" fo:font-size="10pt" fo:font-style="normal" style:text-underline-type="none" fo:font-weight="normal"/>
    </style:style>
    <style:style style:family="table-row" style:name="ro313">
      <style:table-row-properties style:row-height="12.8pt" style:use-optimal-row-height="false" fo:break-before="auto"/>
    </style:style>
    <style:style style:family="text" style:name="T753">
      <style:text-properties fo:font-family="'Liberation Sans'" fo:font-size="10pt" fo:font-style="normal" style:text-underline-type="none" fo:font-weight="normal"/>
    </style:style>
    <style:style style:family="table-row" style:name="ro314">
      <style:table-row-properties style:row-height="12.8pt" style:use-optimal-row-height="false" fo:break-before="auto"/>
    </style:style>
    <style:style style:family="text" style:name="T754">
      <style:text-properties fo:font-family="'Liberation Sans'" fo:font-size="10pt" fo:font-style="normal" style:text-underline-type="none" fo:font-weight="normal"/>
    </style:style>
    <style:style style:family="table-row" style:name="ro315">
      <style:table-row-properties style:row-height="12.8pt" style:use-optimal-row-height="false" fo:break-before="auto"/>
    </style:style>
    <style:style style:family="text" style:name="T755">
      <style:text-properties fo:font-family="'Liberation Sans'" fo:font-size="10pt" fo:font-style="normal" style:text-underline-type="none" fo:font-weight="normal"/>
    </style:style>
    <style:style style:family="table-row" style:name="ro316">
      <style:table-row-properties style:row-height="12.8pt" style:use-optimal-row-height="false" fo:break-before="auto"/>
    </style:style>
    <style:style style:family="text" style:name="T756">
      <style:text-properties fo:font-family="'Liberation Sans'" fo:font-size="10pt" fo:font-style="normal" style:text-underline-type="none" fo:font-weight="normal"/>
    </style:style>
    <style:style style:family="table-row" style:name="ro317">
      <style:table-row-properties style:row-height="12.8pt" style:use-optimal-row-height="false" fo:break-before="auto"/>
    </style:style>
    <style:style style:family="text" style:name="T757">
      <style:text-properties fo:font-family="'Liberation Sans'" fo:font-size="10pt" fo:font-style="normal" style:text-underline-type="none" fo:font-weight="normal"/>
    </style:style>
    <style:style style:family="table-row" style:name="ro318">
      <style:table-row-properties style:row-height="12.8pt" style:use-optimal-row-height="false" fo:break-before="auto"/>
    </style:style>
    <style:style style:family="text" style:name="T758">
      <style:text-properties fo:font-family="'Liberation Sans'" fo:font-size="10pt" fo:font-style="normal" style:text-underline-type="none" fo:font-weight="normal"/>
    </style:style>
    <style:style style:family="table-row" style:name="ro319">
      <style:table-row-properties style:row-height="12.8pt" style:use-optimal-row-height="false" fo:break-before="auto"/>
    </style:style>
    <style:style style:family="text" style:name="T759">
      <style:text-properties fo:font-family="'Liberation Sans'" fo:font-size="10pt" fo:font-style="normal" style:text-underline-type="none" fo:font-weight="normal"/>
    </style:style>
    <style:style style:family="table-row" style:name="ro320">
      <style:table-row-properties style:row-height="12.8pt" style:use-optimal-row-height="false" fo:break-before="auto"/>
    </style:style>
    <style:style style:family="text" style:name="T760">
      <style:text-properties fo:font-family="'Liberation Sans'" fo:font-size="10pt" fo:font-style="normal" style:text-underline-type="none" fo:font-weight="normal"/>
    </style:style>
    <style:style style:family="table-row" style:name="ro321">
      <style:table-row-properties style:row-height="12.8pt" style:use-optimal-row-height="false" fo:break-before="auto"/>
    </style:style>
    <style:style style:family="text" style:name="T761">
      <style:text-properties fo:font-family="'Liberation Sans'" fo:font-size="10pt" fo:font-style="normal" style:text-underline-type="none" fo:font-weight="normal"/>
    </style:style>
    <style:style style:family="table-row" style:name="ro322">
      <style:table-row-properties style:row-height="12.8pt" style:use-optimal-row-height="false" fo:break-before="auto"/>
    </style:style>
    <style:style style:family="text" style:name="T762">
      <style:text-properties fo:font-family="'Liberation Sans'" fo:font-size="10pt" fo:font-style="normal" style:text-underline-type="none" fo:font-weight="normal"/>
    </style:style>
    <style:style style:family="table-row" style:name="ro323">
      <style:table-row-properties style:row-height="12.8pt" style:use-optimal-row-height="false" fo:break-before="auto"/>
    </style:style>
    <style:style style:family="text" style:name="T763">
      <style:text-properties fo:font-family="'Liberation Sans'" fo:font-size="10pt" fo:font-style="normal" style:text-underline-type="none" fo:font-weight="normal"/>
    </style:style>
    <style:style style:family="table-row" style:name="ro324">
      <style:table-row-properties style:row-height="12.8pt" style:use-optimal-row-height="false" fo:break-before="auto"/>
    </style:style>
    <style:style style:family="text" style:name="T764">
      <style:text-properties fo:font-family="'Liberation Sans'" fo:font-size="10pt" fo:font-style="normal" style:text-underline-type="none" fo:font-weight="normal"/>
    </style:style>
    <style:style style:family="table-row" style:name="ro325">
      <style:table-row-properties style:row-height="12.8pt" style:use-optimal-row-height="false" fo:break-before="auto"/>
    </style:style>
    <style:style style:family="text" style:name="T765">
      <style:text-properties fo:font-family="'Liberation Sans'" fo:font-size="10pt" fo:font-style="normal" style:text-underline-type="none" fo:font-weight="normal"/>
    </style:style>
    <style:style style:family="table-row" style:name="ro326">
      <style:table-row-properties style:row-height="12.8pt" style:use-optimal-row-height="false" fo:break-before="auto"/>
    </style:style>
    <style:style style:family="text" style:name="T766">
      <style:text-properties fo:font-family="'Liberation Sans'" fo:font-size="10pt" fo:font-style="normal" style:text-underline-type="none" fo:font-weight="normal"/>
    </style:style>
    <style:style style:family="table-row" style:name="ro327">
      <style:table-row-properties style:row-height="12.8pt" style:use-optimal-row-height="false" fo:break-before="auto"/>
    </style:style>
    <style:style style:family="text" style:name="T767">
      <style:text-properties fo:font-family="'Liberation Sans'" fo:font-size="10pt" fo:font-style="normal" style:text-underline-type="none" fo:font-weight="normal"/>
    </style:style>
    <style:style style:family="table-row" style:name="ro328">
      <style:table-row-properties style:row-height="12.8pt" style:use-optimal-row-height="false" fo:break-before="auto"/>
    </style:style>
    <style:style style:family="text" style:name="T768">
      <style:text-properties fo:font-family="'Liberation Sans'" fo:font-size="10pt" fo:font-style="normal" style:text-underline-type="none" fo:font-weight="normal"/>
    </style:style>
    <style:style style:family="table-row" style:name="ro329">
      <style:table-row-properties style:row-height="12.8pt" style:use-optimal-row-height="false" fo:break-before="auto"/>
    </style:style>
    <style:style style:family="text" style:name="T769">
      <style:text-properties fo:font-family="'Liberation Sans'" fo:font-size="10pt" fo:font-style="normal" style:text-underline-type="none" fo:font-weight="normal"/>
    </style:style>
    <style:style style:family="table-row" style:name="ro330">
      <style:table-row-properties style:row-height="12.8pt" style:use-optimal-row-height="false" fo:break-before="auto"/>
    </style:style>
    <style:style style:family="text" style:name="T770">
      <style:text-properties fo:font-family="'Liberation Sans'" fo:font-size="10pt" fo:font-style="normal" style:text-underline-type="none" fo:font-weight="normal"/>
    </style:style>
    <style:style style:family="table-row" style:name="ro331">
      <style:table-row-properties style:row-height="12.8pt" style:use-optimal-row-height="false" fo:break-before="auto"/>
    </style:style>
    <style:style style:family="text" style:name="T771">
      <style:text-properties fo:font-family="'Liberation Sans'" fo:font-size="10pt" fo:font-style="normal" style:text-underline-type="none" fo:font-weight="normal"/>
    </style:style>
    <style:style style:family="table-row" style:name="ro332">
      <style:table-row-properties style:row-height="12.8pt" style:use-optimal-row-height="false" fo:break-before="auto"/>
    </style:style>
    <style:style style:family="text" style:name="T772">
      <style:text-properties fo:font-family="'Liberation Sans'" fo:font-size="10pt" fo:font-style="normal" style:text-underline-type="none" fo:font-weight="normal"/>
    </style:style>
    <style:style style:family="table-row" style:name="ro333">
      <style:table-row-properties style:row-height="12.8pt" style:use-optimal-row-height="false" fo:break-before="auto"/>
    </style:style>
    <style:style style:family="text" style:name="T773">
      <style:text-properties fo:font-family="'Liberation Sans'" fo:font-size="10pt" fo:font-style="normal" style:text-underline-type="none" fo:font-weight="normal"/>
    </style:style>
    <style:style style:family="table-row" style:name="ro334">
      <style:table-row-properties style:row-height="12.8pt" style:use-optimal-row-height="false" fo:break-before="auto"/>
    </style:style>
    <style:style style:family="text" style:name="T774">
      <style:text-properties fo:font-family="'Liberation Sans'" fo:font-size="10pt" fo:font-style="normal" style:text-underline-type="none" fo:font-weight="normal"/>
    </style:style>
    <style:style style:family="table-row" style:name="ro335">
      <style:table-row-properties style:row-height="12.8pt" style:use-optimal-row-height="false" fo:break-before="auto"/>
    </style:style>
    <style:style style:family="text" style:name="T775">
      <style:text-properties fo:font-family="'Liberation Sans'" fo:font-size="10pt" fo:font-style="normal" style:text-underline-type="none" fo:font-weight="normal"/>
    </style:style>
    <style:style style:family="table-row" style:name="ro336">
      <style:table-row-properties style:row-height="12.8pt" style:use-optimal-row-height="false" fo:break-before="auto"/>
    </style:style>
    <style:style style:family="text" style:name="T776">
      <style:text-properties fo:font-family="'Liberation Sans'" fo:font-size="10pt" fo:font-style="normal" style:text-underline-type="none" fo:font-weight="normal"/>
    </style:style>
    <style:style style:family="table-row" style:name="ro337">
      <style:table-row-properties style:row-height="12.8pt" style:use-optimal-row-height="false" fo:break-before="auto"/>
    </style:style>
    <style:style style:family="text" style:name="T777">
      <style:text-properties fo:font-family="'Liberation Sans'" fo:font-size="10pt" fo:font-style="normal" style:text-underline-type="none" fo:font-weight="normal"/>
    </style:style>
    <style:style style:family="table-row" style:name="ro338">
      <style:table-row-properties style:row-height="12.8pt" style:use-optimal-row-height="false" fo:break-before="auto"/>
    </style:style>
    <style:style style:family="text" style:name="T778">
      <style:text-properties fo:font-family="'Liberation Sans'" fo:font-size="10pt" fo:font-style="normal" style:text-underline-type="none" fo:font-weight="normal"/>
    </style:style>
    <style:style style:family="table-row" style:name="ro339">
      <style:table-row-properties style:row-height="12.8pt" style:use-optimal-row-height="false" fo:break-before="auto"/>
    </style:style>
    <style:style style:family="text" style:name="T779">
      <style:text-properties fo:font-family="'Liberation Sans'" fo:font-size="10pt" fo:font-style="normal" style:text-underline-type="none" fo:font-weight="normal"/>
    </style:style>
    <style:style style:family="table-row" style:name="ro340">
      <style:table-row-properties style:row-height="12.8pt" style:use-optimal-row-height="false" fo:break-before="auto"/>
    </style:style>
    <style:style style:family="text" style:name="T780">
      <style:text-properties fo:font-family="'Liberation Sans'" fo:font-size="10pt" fo:font-style="normal" style:text-underline-type="none" fo:font-weight="normal"/>
    </style:style>
    <style:style style:family="table-row" style:name="ro341">
      <style:table-row-properties style:row-height="12.8pt" style:use-optimal-row-height="false" fo:break-before="auto"/>
    </style:style>
    <style:style style:family="text" style:name="T781">
      <style:text-properties fo:font-family="'Liberation Sans'" fo:font-size="10pt" fo:font-style="normal" style:text-underline-type="none" fo:font-weight="normal"/>
    </style:style>
    <style:style style:family="table-row" style:name="ro342">
      <style:table-row-properties style:row-height="12.8pt" style:use-optimal-row-height="false" fo:break-before="auto"/>
    </style:style>
    <style:style style:family="text" style:name="T782">
      <style:text-properties fo:font-family="'Liberation Sans'" fo:font-size="10pt" fo:font-style="normal" style:text-underline-type="none" fo:font-weight="normal"/>
    </style:style>
    <style:style style:family="table-row" style:name="ro343">
      <style:table-row-properties style:row-height="12.8pt" style:use-optimal-row-height="false" fo:break-before="auto"/>
    </style:style>
    <style:style style:family="text" style:name="T783">
      <style:text-properties fo:font-family="'Liberation Sans'" fo:font-size="10pt" fo:font-style="normal" style:text-underline-type="none" fo:font-weight="normal"/>
    </style:style>
    <style:style style:family="table-row" style:name="ro344">
      <style:table-row-properties style:row-height="12.8pt" style:use-optimal-row-height="false" fo:break-before="auto"/>
    </style:style>
    <style:style style:family="text" style:name="T784">
      <style:text-properties fo:font-family="'Liberation Sans'" fo:font-size="10pt" fo:font-style="normal" style:text-underline-type="none" fo:font-weight="normal"/>
    </style:style>
    <style:style style:family="table-row" style:name="ro345">
      <style:table-row-properties style:row-height="12.8pt" style:use-optimal-row-height="false" fo:break-before="auto"/>
    </style:style>
    <style:style style:family="text" style:name="T785">
      <style:text-properties fo:font-family="'Liberation Sans'" fo:font-size="10pt" fo:font-style="normal" style:text-underline-type="none" fo:font-weight="normal"/>
    </style:style>
    <style:style style:family="table-row" style:name="ro346">
      <style:table-row-properties style:row-height="12.8pt" style:use-optimal-row-height="false" fo:break-before="auto"/>
    </style:style>
    <style:style style:family="text" style:name="T786">
      <style:text-properties fo:font-family="'Liberation Sans'" fo:font-size="10pt" fo:font-style="normal" style:text-underline-type="none" fo:font-weight="normal"/>
    </style:style>
    <style:style style:family="table-row" style:name="ro347">
      <style:table-row-properties style:row-height="12.8pt" style:use-optimal-row-height="false" fo:break-before="auto"/>
    </style:style>
    <style:style style:family="text" style:name="T787">
      <style:text-properties fo:font-family="'Liberation Sans'" fo:font-size="10pt" fo:font-style="normal" style:text-underline-type="none" fo:font-weight="normal"/>
    </style:style>
    <style:style style:family="table-row" style:name="ro348">
      <style:table-row-properties style:row-height="12.8pt" style:use-optimal-row-height="false" fo:break-before="auto"/>
    </style:style>
    <style:style style:family="text" style:name="T788">
      <style:text-properties fo:font-family="'Liberation Sans'" fo:font-size="10pt" fo:font-style="normal" style:text-underline-type="none" fo:font-weight="normal"/>
    </style:style>
    <style:style style:family="table-row" style:name="ro349">
      <style:table-row-properties style:row-height="12.8pt" style:use-optimal-row-height="false" fo:break-before="auto"/>
    </style:style>
    <style:style style:family="text" style:name="T789">
      <style:text-properties fo:font-family="'Liberation Sans'" fo:font-size="10pt" fo:font-style="normal" style:text-underline-type="none" fo:font-weight="normal"/>
    </style:style>
    <style:style style:family="table-row" style:name="ro350">
      <style:table-row-properties style:row-height="12.8pt" style:use-optimal-row-height="false" fo:break-before="auto"/>
    </style:style>
    <style:style style:family="text" style:name="T790">
      <style:text-properties fo:font-family="'Liberation Sans'" fo:font-size="10pt" fo:font-style="normal" style:text-underline-type="none" fo:font-weight="normal"/>
    </style:style>
    <style:style style:family="table-row" style:name="ro351">
      <style:table-row-properties style:row-height="12.8pt" style:use-optimal-row-height="false" fo:break-before="auto"/>
    </style:style>
    <style:style style:family="text" style:name="T791">
      <style:text-properties fo:font-family="'Liberation Sans'" fo:font-size="10pt" fo:font-style="normal" style:text-underline-type="none" fo:font-weight="normal"/>
    </style:style>
    <style:style style:family="table-row" style:name="ro352">
      <style:table-row-properties style:row-height="12.8pt" style:use-optimal-row-height="false" fo:break-before="auto"/>
    </style:style>
    <style:style style:family="text" style:name="T792">
      <style:text-properties fo:font-family="'Liberation Sans'" fo:font-size="10pt" fo:font-style="normal" style:text-underline-type="none" fo:font-weight="normal"/>
    </style:style>
    <style:style style:family="table-row" style:name="ro353">
      <style:table-row-properties style:row-height="12.8pt" style:use-optimal-row-height="false" fo:break-before="auto"/>
    </style:style>
    <style:style style:family="text" style:name="T793">
      <style:text-properties fo:font-family="'Liberation Sans'" fo:font-size="10pt" fo:font-style="normal" style:text-underline-type="none" fo:font-weight="normal"/>
    </style:style>
    <style:style style:family="table-row" style:name="ro354">
      <style:table-row-properties style:row-height="12.8pt" style:use-optimal-row-height="false" fo:break-before="auto"/>
    </style:style>
    <style:style style:family="text" style:name="T794">
      <style:text-properties fo:font-family="'Liberation Sans'" fo:font-size="10pt" fo:font-style="normal" style:text-underline-type="none" fo:font-weight="normal"/>
    </style:style>
    <style:style style:family="table-row" style:name="ro355">
      <style:table-row-properties style:row-height="12.8pt" style:use-optimal-row-height="false" fo:break-before="auto"/>
    </style:style>
    <style:style style:family="text" style:name="T795">
      <style:text-properties fo:font-family="'Liberation Sans'" fo:font-size="10pt" fo:font-style="normal" style:text-underline-type="none" fo:font-weight="normal"/>
    </style:style>
    <style:style style:family="table-row" style:name="ro356">
      <style:table-row-properties style:row-height="12.8pt" style:use-optimal-row-height="false" fo:break-before="auto"/>
    </style:style>
    <style:style style:family="text" style:name="T796">
      <style:text-properties fo:font-family="'Liberation Sans'" fo:font-size="10pt" fo:font-style="normal" style:text-underline-type="none" fo:font-weight="normal"/>
    </style:style>
    <style:style style:family="table-row" style:name="ro357">
      <style:table-row-properties style:row-height="12.8pt" style:use-optimal-row-height="false" fo:break-before="auto"/>
    </style:style>
    <style:style style:family="text" style:name="T797">
      <style:text-properties fo:font-family="'Liberation Sans'" fo:font-size="10pt" fo:font-style="normal" style:text-underline-type="none" fo:font-weight="normal"/>
    </style:style>
    <style:style style:family="table-row" style:name="ro358">
      <style:table-row-properties style:row-height="12.8pt" style:use-optimal-row-height="false" fo:break-before="auto"/>
    </style:style>
    <style:style style:family="text" style:name="T798">
      <style:text-properties fo:font-family="'Liberation Sans'" fo:font-size="10pt" fo:font-style="normal" style:text-underline-type="none" fo:font-weight="normal"/>
    </style:style>
    <style:style style:family="table-row" style:name="ro359">
      <style:table-row-properties style:row-height="12.8pt" style:use-optimal-row-height="false" fo:break-before="auto"/>
    </style:style>
    <style:style style:family="text" style:name="T799">
      <style:text-properties fo:font-family="'Liberation Sans'" fo:font-size="10pt" fo:font-style="normal" style:text-underline-type="none" fo:font-weight="normal"/>
    </style:style>
    <style:style style:family="table-row" style:name="ro360">
      <style:table-row-properties style:row-height="12.8pt" style:use-optimal-row-height="false" fo:break-before="auto"/>
    </style:style>
    <style:style style:family="text" style:name="T800">
      <style:text-properties fo:font-family="'Liberation Sans'" fo:font-size="10pt" fo:font-style="normal" style:text-underline-type="none" fo:font-weight="normal"/>
    </style:style>
    <style:style style:family="table-row" style:name="ro361">
      <style:table-row-properties style:row-height="12.8pt" style:use-optimal-row-height="false" fo:break-before="auto"/>
    </style:style>
    <style:style style:family="text" style:name="T801">
      <style:text-properties fo:font-family="'Liberation Sans'" fo:font-size="10pt" fo:font-style="normal" style:text-underline-type="none" fo:font-weight="normal"/>
    </style:style>
    <style:style style:family="table-row" style:name="ro362">
      <style:table-row-properties style:row-height="12.8pt" style:use-optimal-row-height="false" fo:break-before="auto"/>
    </style:style>
    <style:style style:family="text" style:name="T802">
      <style:text-properties fo:font-family="'Liberation Sans'" fo:font-size="10pt" fo:font-style="normal" style:text-underline-type="none" fo:font-weight="normal"/>
    </style:style>
    <style:style style:family="table-row" style:name="ro363">
      <style:table-row-properties style:row-height="12.8pt" style:use-optimal-row-height="false" fo:break-before="auto"/>
    </style:style>
    <style:style style:family="text" style:name="T803">
      <style:text-properties fo:font-family="'Liberation Sans'" fo:font-size="10pt" fo:font-style="normal" style:text-underline-type="none" fo:font-weight="normal"/>
    </style:style>
    <style:style style:family="table-row" style:name="ro364">
      <style:table-row-properties style:row-height="12.8pt" style:use-optimal-row-height="false" fo:break-before="auto"/>
    </style:style>
    <style:style style:family="text" style:name="T804">
      <style:text-properties fo:font-family="'Liberation Sans'" fo:font-size="10pt" fo:font-style="normal" style:text-underline-type="none" fo:font-weight="normal"/>
    </style:style>
    <style:style style:family="table-row" style:name="ro365">
      <style:table-row-properties style:row-height="12.8pt" style:use-optimal-row-height="false" fo:break-before="auto"/>
    </style:style>
    <style:style style:family="text" style:name="T805">
      <style:text-properties fo:font-family="'Liberation Sans'" fo:font-size="10pt" fo:font-style="normal" style:text-underline-type="none" fo:font-weight="normal"/>
    </style:style>
    <style:style style:family="table-row" style:name="ro366">
      <style:table-row-properties style:row-height="12.8pt" style:use-optimal-row-height="false" fo:break-before="auto"/>
    </style:style>
    <style:style style:family="text" style:name="T806">
      <style:text-properties fo:font-family="'Liberation Sans'" fo:font-size="10pt" fo:font-style="normal" style:text-underline-type="none" fo:font-weight="normal"/>
    </style:style>
    <style:style style:family="table-row" style:name="ro367">
      <style:table-row-properties style:row-height="12.8pt" style:use-optimal-row-height="false" fo:break-before="auto"/>
    </style:style>
    <style:style style:family="text" style:name="T807">
      <style:text-properties fo:font-family="'Liberation Sans'" fo:font-size="10pt" fo:font-style="normal" style:text-underline-type="none" fo:font-weight="normal"/>
    </style:style>
    <style:style style:family="table-row" style:name="ro368">
      <style:table-row-properties style:row-height="12.8pt" style:use-optimal-row-height="false" fo:break-before="auto"/>
    </style:style>
    <style:style style:family="text" style:name="T808">
      <style:text-properties fo:font-family="'Liberation Sans'" fo:font-size="10pt" fo:font-style="normal" style:text-underline-type="none" fo:font-weight="normal"/>
    </style:style>
    <style:style style:family="table-row" style:name="ro369">
      <style:table-row-properties style:row-height="12.8pt" style:use-optimal-row-height="false" fo:break-before="auto"/>
    </style:style>
    <style:style style:family="text" style:name="T809">
      <style:text-properties fo:font-family="'Liberation Sans'" fo:font-size="10pt" fo:font-style="normal" style:text-underline-type="none" fo:font-weight="normal"/>
    </style:style>
    <style:style style:family="table-row" style:name="ro370">
      <style:table-row-properties style:row-height="12.8pt" style:use-optimal-row-height="false" fo:break-before="auto"/>
    </style:style>
    <style:style style:family="text" style:name="T810">
      <style:text-properties fo:font-family="'Liberation Sans'" fo:font-size="10pt" fo:font-style="normal" style:text-underline-type="none" fo:font-weight="normal"/>
    </style:style>
    <style:style style:family="table-row" style:name="ro371">
      <style:table-row-properties style:row-height="12.8pt" style:use-optimal-row-height="false" fo:break-before="auto"/>
    </style:style>
    <style:style style:family="text" style:name="T811">
      <style:text-properties fo:font-family="'Liberation Sans'" fo:font-size="10pt" fo:font-style="normal" style:text-underline-type="none" fo:font-weight="normal"/>
    </style:style>
    <style:style style:family="table-row" style:name="ro372">
      <style:table-row-properties style:row-height="12.8pt" style:use-optimal-row-height="false" fo:break-before="auto"/>
    </style:style>
    <style:style style:family="text" style:name="T812">
      <style:text-properties fo:font-family="'Liberation Sans'" fo:font-size="10pt" fo:font-style="normal" style:text-underline-type="none" fo:font-weight="normal"/>
    </style:style>
    <style:style style:family="table-row" style:name="ro373">
      <style:table-row-properties style:row-height="12.8pt" style:use-optimal-row-height="false" fo:break-before="auto"/>
    </style:style>
    <style:style style:family="text" style:name="T813">
      <style:text-properties fo:font-family="'Liberation Sans'" fo:font-size="10pt" fo:font-style="normal" style:text-underline-type="none" fo:font-weight="normal"/>
    </style:style>
    <style:style style:family="table-row" style:name="ro374">
      <style:table-row-properties style:row-height="12.8pt" style:use-optimal-row-height="false" fo:break-before="auto"/>
    </style:style>
    <style:style style:family="text" style:name="T814">
      <style:text-properties fo:font-family="'Liberation Sans'" fo:font-size="10pt" fo:font-style="normal" style:text-underline-type="none" fo:font-weight="normal"/>
    </style:style>
    <style:style style:family="table-row" style:name="ro375">
      <style:table-row-properties style:row-height="12.8pt" style:use-optimal-row-height="false" fo:break-before="auto"/>
    </style:style>
    <style:style style:family="text" style:name="T815">
      <style:text-properties fo:font-family="'Liberation Sans'" fo:font-size="10pt" fo:font-style="normal" style:text-underline-type="none" fo:font-weight="normal"/>
    </style:style>
    <style:style style:family="table-row" style:name="ro376">
      <style:table-row-properties style:row-height="12.8pt" style:use-optimal-row-height="false" fo:break-before="auto"/>
    </style:style>
    <style:style style:family="text" style:name="T816">
      <style:text-properties fo:font-family="'Liberation Sans'" fo:font-size="10pt" fo:font-style="normal" style:text-underline-type="none" fo:font-weight="normal"/>
    </style:style>
    <style:style style:family="table-row" style:name="ro377">
      <style:table-row-properties style:row-height="12.8pt" style:use-optimal-row-height="false" fo:break-before="auto"/>
    </style:style>
    <style:style style:family="text" style:name="T817">
      <style:text-properties fo:font-family="'Liberation Sans'" fo:font-size="10pt" fo:font-style="normal" style:text-underline-type="none" fo:font-weight="normal"/>
    </style:style>
    <style:style style:family="table-row" style:name="ro378">
      <style:table-row-properties style:row-height="12.8pt" style:use-optimal-row-height="false" fo:break-before="auto"/>
    </style:style>
    <style:style style:family="text" style:name="T818">
      <style:text-properties fo:font-family="'Liberation Sans'" fo:font-size="10pt" fo:font-style="normal" style:text-underline-type="none" fo:font-weight="normal"/>
    </style:style>
    <style:style style:family="table-row" style:name="ro379">
      <style:table-row-properties style:row-height="12.8pt" style:use-optimal-row-height="false" fo:break-before="auto"/>
    </style:style>
    <style:style style:family="text" style:name="T819">
      <style:text-properties fo:font-family="'Liberation Sans'" fo:font-size="10pt" fo:font-style="normal" style:text-underline-type="none" fo:font-weight="normal"/>
    </style:style>
    <style:style style:family="table-row" style:name="ro380">
      <style:table-row-properties style:row-height="12.8pt" style:use-optimal-row-height="false" fo:break-before="auto"/>
    </style:style>
    <style:style style:family="text" style:name="T820">
      <style:text-properties fo:font-family="'Liberation Sans'" fo:font-size="10pt" fo:font-style="normal" style:text-underline-type="none" fo:font-weight="normal"/>
    </style:style>
    <style:style style:family="table-row" style:name="ro381">
      <style:table-row-properties style:row-height="12.8pt" style:use-optimal-row-height="false" fo:break-before="auto"/>
    </style:style>
    <style:style style:family="text" style:name="T821">
      <style:text-properties fo:font-family="'Liberation Sans'" fo:font-size="10pt" fo:font-style="normal" style:text-underline-type="none" fo:font-weight="normal"/>
    </style:style>
    <style:style style:family="table-row" style:name="ro382">
      <style:table-row-properties style:row-height="12.8pt" style:use-optimal-row-height="false" fo:break-before="auto"/>
    </style:style>
    <style:style style:family="text" style:name="T822">
      <style:text-properties fo:font-family="'Liberation Sans'" fo:font-size="10pt" fo:font-style="normal" style:text-underline-type="none" fo:font-weight="normal"/>
    </style:style>
    <style:style style:family="table-row" style:name="ro383">
      <style:table-row-properties style:row-height="12.8pt" style:use-optimal-row-height="false" fo:break-before="auto"/>
    </style:style>
    <style:style style:family="text" style:name="T823">
      <style:text-properties fo:font-family="'Liberation Sans'" fo:font-size="10pt" fo:font-style="normal" style:text-underline-type="none" fo:font-weight="normal"/>
    </style:style>
    <style:style style:family="table-row" style:name="ro384">
      <style:table-row-properties style:row-height="12.8pt" style:use-optimal-row-height="false" fo:break-before="auto"/>
    </style:style>
    <style:style style:family="text" style:name="T824">
      <style:text-properties fo:font-family="'Liberation Sans'" fo:font-size="10pt" fo:font-style="normal" style:text-underline-type="none" fo:font-weight="normal"/>
    </style:style>
    <style:style style:family="table-row" style:name="ro385">
      <style:table-row-properties style:row-height="12.8pt" style:use-optimal-row-height="false" fo:break-before="auto"/>
    </style:style>
    <style:style style:family="text" style:name="T825">
      <style:text-properties fo:font-family="'Liberation Sans'" fo:font-size="10pt" fo:font-style="normal" style:text-underline-type="none" fo:font-weight="normal"/>
    </style:style>
    <style:style style:family="table-row" style:name="ro386">
      <style:table-row-properties style:row-height="12.8pt" style:use-optimal-row-height="false" fo:break-before="auto"/>
    </style:style>
    <style:style style:family="text" style:name="T826">
      <style:text-properties fo:font-family="'Liberation Sans'" fo:font-size="10pt" fo:font-style="normal" style:text-underline-type="none" fo:font-weight="normal"/>
    </style:style>
    <style:style style:family="table-row" style:name="ro387">
      <style:table-row-properties style:row-height="12.8pt" style:use-optimal-row-height="false" fo:break-before="auto"/>
    </style:style>
    <style:style style:family="text" style:name="T827">
      <style:text-properties fo:font-family="'Liberation Sans'" fo:font-size="10pt" fo:font-style="normal" style:text-underline-type="none" fo:font-weight="normal"/>
    </style:style>
    <style:style style:family="table-row" style:name="ro388">
      <style:table-row-properties style:row-height="12.8pt" style:use-optimal-row-height="false" fo:break-before="auto"/>
    </style:style>
    <style:style style:family="text" style:name="T828">
      <style:text-properties fo:font-family="'Liberation Sans'" fo:font-size="10pt" fo:font-style="normal" style:text-underline-type="none" fo:font-weight="normal"/>
    </style:style>
    <style:style style:family="table-row" style:name="ro389">
      <style:table-row-properties style:row-height="12.8pt" style:use-optimal-row-height="false" fo:break-before="auto"/>
    </style:style>
    <style:style style:family="text" style:name="T829">
      <style:text-properties fo:font-family="'Liberation Sans'" fo:font-size="10pt" fo:font-style="normal" style:text-underline-type="none" fo:font-weight="normal"/>
    </style:style>
    <style:style style:family="table-row" style:name="ro390">
      <style:table-row-properties style:row-height="12.8pt" style:use-optimal-row-height="false" fo:break-before="auto"/>
    </style:style>
    <style:style style:family="text" style:name="T830">
      <style:text-properties fo:font-family="'Liberation Sans'" fo:font-size="10pt" fo:font-style="normal" style:text-underline-type="none" fo:font-weight="normal"/>
    </style:style>
    <style:style style:family="table-row" style:name="ro391">
      <style:table-row-properties style:row-height="12.8pt" style:use-optimal-row-height="false" fo:break-before="auto"/>
    </style:style>
    <style:style style:family="text" style:name="T831">
      <style:text-properties fo:font-family="'Liberation Sans'" fo:font-size="10pt" fo:font-style="normal" style:text-underline-type="none" fo:font-weight="normal"/>
    </style:style>
    <style:style style:family="table-row" style:name="ro392">
      <style:table-row-properties style:row-height="12.8pt" style:use-optimal-row-height="false" fo:break-before="auto"/>
    </style:style>
    <style:style style:family="text" style:name="T832">
      <style:text-properties fo:font-family="'Liberation Sans'" fo:font-size="10pt" fo:font-style="normal" style:text-underline-type="none" fo:font-weight="normal"/>
    </style:style>
    <style:style style:family="table-row" style:name="ro393">
      <style:table-row-properties style:row-height="12.8pt" style:use-optimal-row-height="false" fo:break-before="auto"/>
    </style:style>
    <style:style style:family="text" style:name="T833">
      <style:text-properties fo:font-family="'Liberation Sans'" fo:font-size="10pt" fo:font-style="normal" style:text-underline-type="none" fo:font-weight="normal"/>
    </style:style>
    <style:style style:family="table-row" style:name="ro394">
      <style:table-row-properties style:row-height="12.8pt" style:use-optimal-row-height="false" fo:break-before="auto"/>
    </style:style>
    <style:style style:family="text" style:name="T834">
      <style:text-properties fo:font-family="'Liberation Sans'" fo:font-size="10pt" fo:font-style="normal" style:text-underline-type="none" fo:font-weight="normal"/>
    </style:style>
    <style:style style:family="table-row" style:name="ro395">
      <style:table-row-properties style:row-height="12.8pt" style:use-optimal-row-height="false" fo:break-before="auto"/>
    </style:style>
    <style:style style:family="text" style:name="T835">
      <style:text-properties fo:font-family="'Liberation Sans'" fo:font-size="10pt" fo:font-style="normal" style:text-underline-type="none" fo:font-weight="normal"/>
    </style:style>
    <style:style style:family="table-row" style:name="ro396">
      <style:table-row-properties style:row-height="12.8pt" style:use-optimal-row-height="false" fo:break-before="auto"/>
    </style:style>
    <style:style style:family="text" style:name="T836">
      <style:text-properties fo:font-family="'Liberation Sans'" fo:font-size="10pt" fo:font-style="normal" style:text-underline-type="none" fo:font-weight="normal"/>
    </style:style>
    <style:style style:family="table-row" style:name="ro397">
      <style:table-row-properties style:row-height="12.8pt" style:use-optimal-row-height="false" fo:break-before="auto"/>
    </style:style>
    <style:style style:family="text" style:name="T837">
      <style:text-properties fo:font-family="'Liberation Sans'" fo:font-size="10pt" fo:font-style="normal" style:text-underline-type="none" fo:font-weight="normal"/>
    </style:style>
    <style:style style:family="table-row" style:name="ro398">
      <style:table-row-properties style:row-height="12.8pt" style:use-optimal-row-height="false" fo:break-before="auto"/>
    </style:style>
    <style:style style:family="text" style:name="T838">
      <style:text-properties fo:font-family="'Liberation Sans'" fo:font-size="10pt" fo:font-style="normal" style:text-underline-type="none" fo:font-weight="normal"/>
    </style:style>
    <style:style style:family="table-row" style:name="ro399">
      <style:table-row-properties style:row-height="12.8pt" style:use-optimal-row-height="false" fo:break-before="auto"/>
    </style:style>
    <style:style style:family="text" style:name="T839">
      <style:text-properties fo:font-family="'Liberation Sans'" fo:font-size="10pt" fo:font-style="normal" style:text-underline-type="none" fo:font-weight="normal"/>
    </style:style>
    <style:style style:family="table-row" style:name="ro400">
      <style:table-row-properties style:row-height="12.8pt" style:use-optimal-row-height="false" fo:break-before="auto"/>
    </style:style>
    <style:style style:family="text" style:name="T840">
      <style:text-properties fo:font-family="'Liberation Sans'" fo:font-size="10pt" fo:font-style="normal" style:text-underline-type="none" fo:font-weight="normal"/>
    </style:style>
    <style:style style:family="table-row" style:name="ro401">
      <style:table-row-properties style:row-height="12.8pt" style:use-optimal-row-height="false" fo:break-before="auto"/>
    </style:style>
    <style:style style:family="text" style:name="T841">
      <style:text-properties fo:font-family="'Liberation Sans'" fo:font-size="10pt" fo:font-style="normal" style:text-underline-type="none" fo:font-weight="normal"/>
    </style:style>
    <style:style style:family="table-row" style:name="ro402">
      <style:table-row-properties style:row-height="12.8pt" style:use-optimal-row-height="false" fo:break-before="auto"/>
    </style:style>
    <style:style style:family="text" style:name="T842">
      <style:text-properties fo:font-family="'Liberation Sans'" fo:font-size="10pt" fo:font-style="normal" style:text-underline-type="none" fo:font-weight="normal"/>
    </style:style>
    <style:style style:family="table-row" style:name="ro403">
      <style:table-row-properties style:row-height="12.8pt" style:use-optimal-row-height="false" fo:break-before="auto"/>
    </style:style>
    <style:style style:family="text" style:name="T843">
      <style:text-properties fo:font-family="'Liberation Sans'" fo:font-size="10pt" fo:font-style="normal" style:text-underline-type="none" fo:font-weight="normal"/>
    </style:style>
    <style:style style:family="table-row" style:name="ro404">
      <style:table-row-properties style:row-height="12.8pt" style:use-optimal-row-height="false" fo:break-before="auto"/>
    </style:style>
    <style:style style:family="text" style:name="T844">
      <style:text-properties fo:font-family="'Liberation Sans'" fo:font-size="10pt" fo:font-style="normal" style:text-underline-type="none" fo:font-weight="normal"/>
    </style:style>
    <style:style style:family="table-row" style:name="ro405">
      <style:table-row-properties style:row-height="12.8pt" style:use-optimal-row-height="false" fo:break-before="auto"/>
    </style:style>
    <style:style style:family="text" style:name="T845">
      <style:text-properties fo:font-family="'Liberation Sans'" fo:font-size="10pt" fo:font-style="normal" style:text-underline-type="none" fo:font-weight="normal"/>
    </style:style>
    <style:style style:family="table-row" style:name="ro406">
      <style:table-row-properties style:row-height="12.8pt" style:use-optimal-row-height="false" fo:break-before="auto"/>
    </style:style>
    <style:style style:family="text" style:name="T846">
      <style:text-properties fo:font-family="'Liberation Sans'" fo:font-size="10pt" fo:font-style="normal" style:text-underline-type="none" fo:font-weight="normal"/>
    </style:style>
    <style:style style:family="table-row" style:name="ro407">
      <style:table-row-properties style:row-height="12.8pt" style:use-optimal-row-height="false" fo:break-before="auto"/>
    </style:style>
    <style:style style:family="text" style:name="T847">
      <style:text-properties fo:font-family="'Liberation Sans'" fo:font-size="10pt" fo:font-style="normal" style:text-underline-type="none" fo:font-weight="normal"/>
    </style:style>
    <style:style style:family="table-row" style:name="ro408">
      <style:table-row-properties style:row-height="12.8pt" style:use-optimal-row-height="false" fo:break-before="auto"/>
    </style:style>
    <style:style style:family="text" style:name="T848">
      <style:text-properties fo:font-family="'Liberation Sans'" fo:font-size="10pt" fo:font-style="normal" style:text-underline-type="none" fo:font-weight="normal"/>
    </style:style>
    <style:style style:family="table-row" style:name="ro409">
      <style:table-row-properties style:row-height="12.8pt" style:use-optimal-row-height="false" fo:break-before="auto"/>
    </style:style>
    <style:style style:family="text" style:name="T849">
      <style:text-properties fo:font-family="'Liberation Sans'" fo:font-size="10pt" fo:font-style="normal" style:text-underline-type="none" fo:font-weight="normal"/>
    </style:style>
    <style:style style:family="table-row" style:name="ro410">
      <style:table-row-properties style:row-height="12.8pt" style:use-optimal-row-height="false" fo:break-before="auto"/>
    </style:style>
    <style:style style:family="text" style:name="T850">
      <style:text-properties fo:font-family="'Liberation Sans'" fo:font-size="10pt" fo:font-style="normal" style:text-underline-type="none" fo:font-weight="normal"/>
    </style:style>
    <style:style style:family="table-row" style:name="ro411">
      <style:table-row-properties style:row-height="12.8pt" style:use-optimal-row-height="false" fo:break-before="auto"/>
    </style:style>
    <style:style style:family="text" style:name="T851">
      <style:text-properties fo:font-family="'Liberation Sans'" fo:font-size="10pt" fo:font-style="normal" style:text-underline-type="none" fo:font-weight="normal"/>
    </style:style>
    <style:style style:family="table-row" style:name="ro412">
      <style:table-row-properties style:row-height="12.8pt" style:use-optimal-row-height="false" fo:break-before="auto"/>
    </style:style>
    <style:style style:family="text" style:name="T852">
      <style:text-properties fo:font-family="'Liberation Sans'" fo:font-size="10pt" fo:font-style="normal" style:text-underline-type="none" fo:font-weight="normal"/>
    </style:style>
    <style:style style:family="table-row" style:name="ro413">
      <style:table-row-properties style:row-height="12.8pt" style:use-optimal-row-height="false" fo:break-before="auto"/>
    </style:style>
    <style:style style:family="text" style:name="T853">
      <style:text-properties fo:font-family="'Liberation Sans'" fo:font-size="10pt" fo:font-style="normal" style:text-underline-type="none" fo:font-weight="normal"/>
    </style:style>
    <style:style style:family="table-row" style:name="ro414">
      <style:table-row-properties style:row-height="12.8pt" style:use-optimal-row-height="false" fo:break-before="auto"/>
    </style:style>
    <style:style style:family="text" style:name="T854">
      <style:text-properties fo:font-family="'Liberation Sans'" fo:font-size="10pt" fo:font-style="normal" style:text-underline-type="none" fo:font-weight="normal"/>
    </style:style>
    <style:style style:family="table-row" style:name="ro415">
      <style:table-row-properties style:row-height="12.8pt" style:use-optimal-row-height="false" fo:break-before="auto"/>
    </style:style>
    <style:style style:family="text" style:name="T855">
      <style:text-properties fo:font-family="'Liberation Sans'" fo:font-size="10pt" fo:font-style="normal" style:text-underline-type="none" fo:font-weight="normal"/>
    </style:style>
    <style:style style:family="table-row" style:name="ro416">
      <style:table-row-properties style:row-height="12.8pt" style:use-optimal-row-height="false" fo:break-before="auto"/>
    </style:style>
    <style:style style:family="text" style:name="T856">
      <style:text-properties fo:font-family="'Liberation Sans'" fo:font-size="10pt" fo:font-style="normal" style:text-underline-type="none" fo:font-weight="normal"/>
    </style:style>
    <style:style style:family="table-row" style:name="ro417">
      <style:table-row-properties style:row-height="12.8pt" style:use-optimal-row-height="false" fo:break-before="auto"/>
    </style:style>
    <style:style style:family="text" style:name="T857">
      <style:text-properties fo:font-family="'Liberation Sans'" fo:font-size="10pt" fo:font-style="normal" style:text-underline-type="none" fo:font-weight="normal"/>
    </style:style>
    <style:style style:family="table-row" style:name="ro418">
      <style:table-row-properties style:row-height="12.8pt" style:use-optimal-row-height="false" fo:break-before="auto"/>
    </style:style>
    <style:style style:family="text" style:name="T858">
      <style:text-properties fo:font-family="'Liberation Sans'" fo:font-size="10pt" fo:font-style="normal" style:text-underline-type="none" fo:font-weight="normal"/>
    </style:style>
    <style:style style:family="table-row" style:name="ro419">
      <style:table-row-properties style:row-height="12.8pt" style:use-optimal-row-height="false" fo:break-before="auto"/>
    </style:style>
    <style:style style:family="text" style:name="T859">
      <style:text-properties fo:font-family="'Liberation Sans'" fo:font-size="10pt" fo:font-style="normal" style:text-underline-type="none" fo:font-weight="normal"/>
    </style:style>
    <style:style style:family="table-row" style:name="ro420">
      <style:table-row-properties style:row-height="12.8pt" style:use-optimal-row-height="false" fo:break-before="auto"/>
    </style:style>
    <style:style style:family="text" style:name="T860">
      <style:text-properties fo:font-family="'Liberation Sans'" fo:font-size="10pt" fo:font-style="normal" style:text-underline-type="none" fo:font-weight="normal"/>
    </style:style>
    <style:style style:family="table-row" style:name="ro421">
      <style:table-row-properties style:row-height="12.8pt" style:use-optimal-row-height="false" fo:break-before="auto"/>
    </style:style>
    <style:style style:family="text" style:name="T861">
      <style:text-properties fo:font-family="'Liberation Sans'" fo:font-size="10pt" fo:font-style="normal" style:text-underline-type="none" fo:font-weight="normal"/>
    </style:style>
    <style:style style:family="table-row" style:name="ro422">
      <style:table-row-properties style:row-height="12.8pt" style:use-optimal-row-height="false" fo:break-before="auto"/>
    </style:style>
    <style:style style:family="text" style:name="T862">
      <style:text-properties fo:font-family="'Liberation Sans'" fo:font-size="10pt" fo:font-style="normal" style:text-underline-type="none" fo:font-weight="normal"/>
    </style:style>
    <style:style style:family="table-row" style:name="ro423">
      <style:table-row-properties style:row-height="12.8pt" style:use-optimal-row-height="false" fo:break-before="auto"/>
    </style:style>
    <style:style style:family="text" style:name="T863">
      <style:text-properties fo:font-family="'Liberation Sans'" fo:font-size="10pt" fo:font-style="normal" style:text-underline-type="none" fo:font-weight="normal"/>
    </style:style>
    <style:style style:family="table-row" style:name="ro424">
      <style:table-row-properties style:row-height="12.8pt" style:use-optimal-row-height="false" fo:break-before="auto"/>
    </style:style>
    <style:style style:family="text" style:name="T864">
      <style:text-properties fo:font-family="'Liberation Sans'" fo:font-size="10pt" fo:font-style="normal" style:text-underline-type="none" fo:font-weight="normal"/>
    </style:style>
    <style:style style:family="table-row" style:name="ro425">
      <style:table-row-properties style:row-height="12.8pt" style:use-optimal-row-height="false" fo:break-before="auto"/>
    </style:style>
    <style:style style:family="text" style:name="T865">
      <style:text-properties fo:font-family="'Liberation Sans'" fo:font-size="10pt" fo:font-style="normal" style:text-underline-type="none" fo:font-weight="normal"/>
    </style:style>
    <style:style style:family="table-row" style:name="ro426">
      <style:table-row-properties style:row-height="12.8pt" style:use-optimal-row-height="false" fo:break-before="auto"/>
    </style:style>
    <style:style style:family="text" style:name="T866">
      <style:text-properties fo:font-family="'Liberation Sans'" fo:font-size="10pt" fo:font-style="normal" style:text-underline-type="none" fo:font-weight="normal"/>
    </style:style>
    <style:style style:family="table-row" style:name="ro427">
      <style:table-row-properties style:row-height="12.8pt" style:use-optimal-row-height="false" fo:break-before="auto"/>
    </style:style>
    <style:style style:family="text" style:name="T867">
      <style:text-properties fo:font-family="'Liberation Sans'" fo:font-size="10pt" fo:font-style="normal" style:text-underline-type="none" fo:font-weight="normal"/>
    </style:style>
    <style:style style:family="table-row" style:name="ro428">
      <style:table-row-properties style:row-height="12.8pt" style:use-optimal-row-height="false" fo:break-before="auto"/>
    </style:style>
    <style:style style:family="text" style:name="T868">
      <style:text-properties fo:font-family="'Liberation Sans'" fo:font-size="10pt" fo:font-style="normal" style:text-underline-type="none" fo:font-weight="normal"/>
    </style:style>
    <style:style style:family="table-row" style:name="ro429">
      <style:table-row-properties style:row-height="12.8pt" style:use-optimal-row-height="false" fo:break-before="auto"/>
    </style:style>
    <style:style style:family="text" style:name="T869">
      <style:text-properties fo:font-family="'Liberation Sans'" fo:font-size="10pt" fo:font-style="normal" style:text-underline-type="none" fo:font-weight="normal"/>
    </style:style>
    <style:style style:family="table-row" style:name="ro430">
      <style:table-row-properties style:row-height="12.8pt" style:use-optimal-row-height="false" fo:break-before="auto"/>
    </style:style>
    <style:style style:family="text" style:name="T870">
      <style:text-properties fo:font-family="'Liberation Sans'" fo:font-size="10pt" fo:font-style="normal" style:text-underline-type="none" fo:font-weight="normal"/>
    </style:style>
    <style:style style:family="table-row" style:name="ro431">
      <style:table-row-properties style:row-height="12.8pt" style:use-optimal-row-height="false" fo:break-before="auto"/>
    </style:style>
    <style:style style:family="text" style:name="T871">
      <style:text-properties fo:font-family="'Liberation Sans'" fo:font-size="10pt" fo:font-style="normal" style:text-underline-type="none" fo:font-weight="normal"/>
    </style:style>
    <style:style style:family="table-row" style:name="ro432">
      <style:table-row-properties style:row-height="12.8pt" style:use-optimal-row-height="false" fo:break-before="auto"/>
    </style:style>
    <style:style style:family="text" style:name="T872">
      <style:text-properties fo:font-family="'Liberation Sans'" fo:font-size="10pt" fo:font-style="normal" style:text-underline-type="none" fo:font-weight="normal"/>
    </style:style>
    <style:style style:family="table-row" style:name="ro433">
      <style:table-row-properties style:row-height="12.8pt" style:use-optimal-row-height="false" fo:break-before="auto"/>
    </style:style>
    <style:style style:family="text" style:name="T873">
      <style:text-properties fo:font-family="'Liberation Sans'" fo:font-size="10pt" fo:font-style="normal" style:text-underline-type="none" fo:font-weight="normal"/>
    </style:style>
    <style:style style:family="table-row" style:name="ro434">
      <style:table-row-properties style:row-height="12.8pt" style:use-optimal-row-height="false" fo:break-before="auto"/>
    </style:style>
    <style:style style:family="text" style:name="T874">
      <style:text-properties fo:font-family="'Liberation Sans'" fo:font-size="10pt" fo:font-style="normal" style:text-underline-type="none" fo:font-weight="normal"/>
    </style:style>
    <style:style style:family="table-row" style:name="ro435">
      <style:table-row-properties style:row-height="12.8pt" style:use-optimal-row-height="false" fo:break-before="auto"/>
    </style:style>
    <style:style style:family="text" style:name="T875">
      <style:text-properties fo:font-family="'Liberation Sans'" fo:font-size="10pt" fo:font-style="normal" style:text-underline-type="none" fo:font-weight="normal"/>
    </style:style>
    <style:style style:family="table-row" style:name="ro436">
      <style:table-row-properties style:row-height="12.8pt" style:use-optimal-row-height="false" fo:break-before="auto"/>
    </style:style>
    <style:style style:family="text" style:name="T876">
      <style:text-properties fo:font-family="'Liberation Sans'" fo:font-size="10pt" fo:font-style="normal" style:text-underline-type="none" fo:font-weight="normal"/>
    </style:style>
    <style:style style:family="table-row" style:name="ro437">
      <style:table-row-properties style:row-height="12.8pt" style:use-optimal-row-height="false" fo:break-before="auto"/>
    </style:style>
    <style:style style:family="text" style:name="T877">
      <style:text-properties fo:font-family="'Liberation Sans'" fo:font-size="10pt" fo:font-style="normal" style:text-underline-type="none" fo:font-weight="normal"/>
    </style:style>
    <style:style style:family="table-row" style:name="ro438">
      <style:table-row-properties style:row-height="12.8pt" style:use-optimal-row-height="false" fo:break-before="auto"/>
    </style:style>
    <style:style style:family="text" style:name="T878">
      <style:text-properties fo:font-family="'Liberation Sans'" fo:font-size="10pt" fo:font-style="normal" style:text-underline-type="none" fo:font-weight="normal"/>
    </style:style>
    <style:style style:family="table-row" style:name="ro439">
      <style:table-row-properties style:row-height="12.8pt" style:use-optimal-row-height="false" fo:break-before="auto"/>
    </style:style>
    <style:style style:family="text" style:name="T879">
      <style:text-properties fo:font-family="'Liberation Sans'" fo:font-size="10pt" fo:font-style="normal" style:text-underline-type="none" fo:font-weight="normal"/>
    </style:style>
    <style:style style:family="table-row" style:name="ro440">
      <style:table-row-properties style:row-height="12.8pt" style:use-optimal-row-height="false" fo:break-before="auto"/>
    </style:style>
    <style:style style:family="text" style:name="T880">
      <style:text-properties fo:font-family="'Liberation Sans'" fo:font-size="10pt" fo:font-style="normal" style:text-underline-type="none" fo:font-weight="normal"/>
    </style:style>
    <style:style style:family="table-row" style:name="ro441">
      <style:table-row-properties style:row-height="12.8pt" style:use-optimal-row-height="false" fo:break-before="auto"/>
    </style:style>
    <style:style style:family="text" style:name="T881">
      <style:text-properties fo:font-family="'Liberation Sans'" fo:font-size="10pt" fo:font-style="normal" style:text-underline-type="none" fo:font-weight="normal"/>
    </style:style>
    <style:style style:family="table-row" style:name="ro442">
      <style:table-row-properties style:row-height="12.8pt" style:use-optimal-row-height="false" fo:break-before="auto"/>
    </style:style>
    <style:style style:family="text" style:name="T882">
      <style:text-properties fo:font-family="'Liberation Sans'" fo:font-size="10pt" fo:font-style="normal" style:text-underline-type="none" fo:font-weight="normal"/>
    </style:style>
    <style:style style:family="table-row" style:name="ro443">
      <style:table-row-properties style:row-height="12.8pt" style:use-optimal-row-height="false" fo:break-before="auto"/>
    </style:style>
    <style:style style:family="text" style:name="T883">
      <style:text-properties fo:font-family="'Liberation Sans'" fo:font-size="10pt" fo:font-style="normal" style:text-underline-type="none" fo:font-weight="normal"/>
    </style:style>
    <style:style style:family="table-row" style:name="ro444">
      <style:table-row-properties style:row-height="12.8pt" style:use-optimal-row-height="false" fo:break-before="auto"/>
    </style:style>
    <style:style style:family="text" style:name="T884">
      <style:text-properties fo:font-family="'Liberation Sans'" fo:font-size="10pt" fo:font-style="normal" style:text-underline-type="none" fo:font-weight="normal"/>
    </style:style>
    <style:style style:family="table-row" style:name="ro445">
      <style:table-row-properties style:row-height="12.8pt" style:use-optimal-row-height="false" fo:break-before="auto"/>
    </style:style>
    <style:style style:family="text" style:name="T885">
      <style:text-properties fo:font-family="'Liberation Sans'" fo:font-size="10pt" fo:font-style="normal" style:text-underline-type="none" fo:font-weight="normal"/>
    </style:style>
    <style:style style:family="table-row" style:name="ro446">
      <style:table-row-properties style:row-height="12.8pt" style:use-optimal-row-height="false" fo:break-before="auto"/>
    </style:style>
    <style:style style:family="text" style:name="T886">
      <style:text-properties fo:font-family="'Liberation Sans'" fo:font-size="10pt" fo:font-style="normal" style:text-underline-type="none" fo:font-weight="normal"/>
    </style:style>
    <style:style style:family="table-row" style:name="ro447">
      <style:table-row-properties style:row-height="12.8pt" style:use-optimal-row-height="false" fo:break-before="auto"/>
    </style:style>
    <style:style style:family="text" style:name="T887">
      <style:text-properties fo:font-family="'Liberation Sans'" fo:font-size="10pt" fo:font-style="normal" style:text-underline-type="none" fo:font-weight="normal"/>
    </style:style>
    <style:style style:family="table-row" style:name="ro448">
      <style:table-row-properties style:row-height="12.8pt" style:use-optimal-row-height="false" fo:break-before="auto"/>
    </style:style>
    <style:style style:family="text" style:name="T888">
      <style:text-properties fo:font-family="'Liberation Sans'" fo:font-size="10pt" fo:font-style="normal" style:text-underline-type="none" fo:font-weight="normal"/>
    </style:style>
    <style:style style:family="table-row" style:name="ro449">
      <style:table-row-properties style:row-height="12.8pt" style:use-optimal-row-height="false" fo:break-before="auto"/>
    </style:style>
    <style:style style:family="text" style:name="T889">
      <style:text-properties fo:font-family="'Liberation Sans'" fo:font-size="10pt" fo:font-style="normal" style:text-underline-type="none" fo:font-weight="normal"/>
    </style:style>
    <style:style style:family="table-row" style:name="ro450">
      <style:table-row-properties style:row-height="12.8pt" style:use-optimal-row-height="false" fo:break-before="auto"/>
    </style:style>
    <style:style style:family="text" style:name="T890">
      <style:text-properties fo:font-family="'Liberation Sans'" fo:font-size="10pt" fo:font-style="normal" style:text-underline-type="none" fo:font-weight="normal"/>
    </style:style>
    <style:style style:family="table-row" style:name="ro451">
      <style:table-row-properties style:row-height="12.8pt" style:use-optimal-row-height="false" fo:break-before="auto"/>
    </style:style>
    <style:style style:family="text" style:name="T891">
      <style:text-properties fo:font-family="'Liberation Sans'" fo:font-size="10pt" fo:font-style="normal" style:text-underline-type="none" fo:font-weight="normal"/>
    </style:style>
    <style:style style:family="table-row" style:name="ro452">
      <style:table-row-properties style:row-height="12.8pt" style:use-optimal-row-height="false" fo:break-before="auto"/>
    </style:style>
    <style:style style:family="text" style:name="T892">
      <style:text-properties fo:font-family="'Liberation Sans'" fo:font-size="10pt" fo:font-style="normal" style:text-underline-type="none" fo:font-weight="normal"/>
    </style:style>
    <style:style style:family="table-row" style:name="ro453">
      <style:table-row-properties style:row-height="12.8pt" style:use-optimal-row-height="false" fo:break-before="auto"/>
    </style:style>
    <style:style style:family="text" style:name="T893">
      <style:text-properties fo:font-family="'Liberation Sans'" fo:font-size="10pt" fo:font-style="normal" style:text-underline-type="none" fo:font-weight="normal"/>
    </style:style>
    <style:style style:family="table-row" style:name="ro454">
      <style:table-row-properties style:row-height="12.8pt" style:use-optimal-row-height="false" fo:break-before="auto"/>
    </style:style>
    <style:style style:family="text" style:name="T894">
      <style:text-properties fo:font-family="'Liberation Sans'" fo:font-size="10pt" fo:font-style="normal" style:text-underline-type="none" fo:font-weight="normal"/>
    </style:style>
    <style:style style:family="table-row" style:name="ro455">
      <style:table-row-properties style:row-height="12.8pt" style:use-optimal-row-height="false" fo:break-before="auto"/>
    </style:style>
    <style:style style:family="text" style:name="T895">
      <style:text-properties fo:font-family="'Liberation Sans'" fo:font-size="10pt" fo:font-style="normal" style:text-underline-type="none" fo:font-weight="normal"/>
    </style:style>
    <style:style style:family="table-row" style:name="ro456">
      <style:table-row-properties style:row-height="12.8pt" style:use-optimal-row-height="false" fo:break-before="auto"/>
    </style:style>
    <style:style style:family="text" style:name="T896">
      <style:text-properties fo:font-family="'Liberation Sans'" fo:font-size="10pt" fo:font-style="normal" style:text-underline-type="none" fo:font-weight="normal"/>
    </style:style>
    <style:style style:family="table-row" style:name="ro457">
      <style:table-row-properties style:row-height="12.8pt" style:use-optimal-row-height="false" fo:break-before="auto"/>
    </style:style>
    <style:style style:family="text" style:name="T897">
      <style:text-properties fo:font-family="'Liberation Sans'" fo:font-size="10pt" fo:font-style="normal" style:text-underline-type="none" fo:font-weight="normal"/>
    </style:style>
    <style:style style:family="table-row" style:name="ro458">
      <style:table-row-properties style:row-height="12.8pt" style:use-optimal-row-height="false" fo:break-before="auto"/>
    </style:style>
    <style:style style:family="text" style:name="T898">
      <style:text-properties fo:font-family="'Liberation Sans'" fo:font-size="10pt" fo:font-style="normal" style:text-underline-type="none" fo:font-weight="normal"/>
    </style:style>
    <style:style style:family="table-row" style:name="ro459">
      <style:table-row-properties style:row-height="12.8pt" style:use-optimal-row-height="false" fo:break-before="auto"/>
    </style:style>
    <style:style style:family="text" style:name="T899">
      <style:text-properties fo:font-family="'Liberation Sans'" fo:font-size="10pt" fo:font-style="normal" style:text-underline-type="none" fo:font-weight="normal"/>
    </style:style>
    <style:style style:family="table-row" style:name="ro460">
      <style:table-row-properties style:row-height="12.8pt" style:use-optimal-row-height="false" fo:break-before="auto"/>
    </style:style>
    <style:style style:family="text" style:name="T900">
      <style:text-properties fo:font-family="'Liberation Sans'" fo:font-size="10pt" fo:font-style="normal" style:text-underline-type="none" fo:font-weight="normal"/>
    </style:style>
    <style:style style:family="table-row" style:name="ro461">
      <style:table-row-properties style:row-height="12.8pt" style:use-optimal-row-height="false" fo:break-before="auto"/>
    </style:style>
    <style:style style:family="text" style:name="T901">
      <style:text-properties fo:font-family="'Liberation Sans'" fo:font-size="10pt" fo:font-style="normal" style:text-underline-type="none" fo:font-weight="normal"/>
    </style:style>
    <style:style style:family="table-row" style:name="ro462">
      <style:table-row-properties style:row-height="12.8pt" style:use-optimal-row-height="false" fo:break-before="auto"/>
    </style:style>
    <style:style style:family="text" style:name="T902">
      <style:text-properties fo:font-family="'Liberation Sans'" fo:font-size="10pt" fo:font-style="normal" style:text-underline-type="none" fo:font-weight="normal"/>
    </style:style>
    <style:style style:family="table-row" style:name="ro463">
      <style:table-row-properties style:row-height="12.8pt" style:use-optimal-row-height="false" fo:break-before="auto"/>
    </style:style>
    <style:style style:family="text" style:name="T903">
      <style:text-properties fo:font-family="'Liberation Sans'" fo:font-size="10pt" fo:font-style="normal" style:text-underline-type="none" fo:font-weight="normal"/>
    </style:style>
    <style:style style:family="table-row" style:name="ro464">
      <style:table-row-properties style:row-height="12.8pt" style:use-optimal-row-height="false" fo:break-before="auto"/>
    </style:style>
    <style:style style:family="text" style:name="T904">
      <style:text-properties fo:font-family="'Liberation Sans'" fo:font-size="10pt" fo:font-style="normal" style:text-underline-type="none" fo:font-weight="normal"/>
    </style:style>
    <style:style style:family="table-row" style:name="ro465">
      <style:table-row-properties style:row-height="12.8pt" style:use-optimal-row-height="false" fo:break-before="auto"/>
    </style:style>
    <style:style style:family="text" style:name="T905">
      <style:text-properties fo:font-family="'Liberation Sans'" fo:font-size="10pt" fo:font-style="normal" style:text-underline-type="none" fo:font-weight="normal"/>
    </style:style>
    <style:style style:family="table-row" style:name="ro466">
      <style:table-row-properties style:row-height="12.8pt" style:use-optimal-row-height="false" fo:break-before="auto"/>
    </style:style>
    <style:style style:family="text" style:name="T906">
      <style:text-properties fo:font-family="'Liberation Sans'" fo:font-size="10pt" fo:font-style="normal" style:text-underline-type="none" fo:font-weight="normal"/>
    </style:style>
    <style:style style:family="table-row" style:name="ro467">
      <style:table-row-properties style:row-height="12.8pt" style:use-optimal-row-height="false" fo:break-before="auto"/>
    </style:style>
    <style:style style:family="text" style:name="T907">
      <style:text-properties fo:font-family="'Liberation Sans'" fo:font-size="10pt" fo:font-style="normal" style:text-underline-type="none" fo:font-weight="normal"/>
    </style:style>
    <style:style style:family="table-row" style:name="ro468">
      <style:table-row-properties style:row-height="12.8pt" style:use-optimal-row-height="false" fo:break-before="auto"/>
    </style:style>
    <style:style style:family="text" style:name="T908">
      <style:text-properties fo:font-family="'Liberation Sans'" fo:font-size="10pt" fo:font-style="normal" style:text-underline-type="none" fo:font-weight="normal"/>
    </style:style>
    <style:style style:family="table-row" style:name="ro469">
      <style:table-row-properties style:row-height="12.8pt" style:use-optimal-row-height="false" fo:break-before="auto"/>
    </style:style>
    <style:style style:family="text" style:name="T909">
      <style:text-properties fo:font-family="'Liberation Sans'" fo:font-size="10pt" fo:font-style="normal" style:text-underline-type="none" fo:font-weight="normal"/>
    </style:style>
    <style:style style:family="table-row" style:name="ro470">
      <style:table-row-properties style:row-height="12.8pt" style:use-optimal-row-height="false" fo:break-before="auto"/>
    </style:style>
    <style:style style:family="text" style:name="T910">
      <style:text-properties fo:font-family="'Liberation Sans'" fo:font-size="10pt" fo:font-style="normal" style:text-underline-type="none" fo:font-weight="normal"/>
    </style:style>
    <style:style style:family="table-row" style:name="ro471">
      <style:table-row-properties style:row-height="12.8pt" style:use-optimal-row-height="false" fo:break-before="auto"/>
    </style:style>
    <style:style style:family="text" style:name="T911">
      <style:text-properties fo:font-family="'Liberation Sans'" fo:font-size="10pt" fo:font-style="normal" style:text-underline-type="none" fo:font-weight="normal"/>
    </style:style>
    <style:style style:family="table-row" style:name="ro472">
      <style:table-row-properties style:row-height="12.8pt" style:use-optimal-row-height="false" fo:break-before="auto"/>
    </style:style>
    <style:style style:family="text" style:name="T912">
      <style:text-properties fo:font-family="'Liberation Sans'" fo:font-size="10pt" fo:font-style="normal" style:text-underline-type="none" fo:font-weight="normal"/>
    </style:style>
    <style:style style:family="table-row" style:name="ro473">
      <style:table-row-properties style:row-height="12.8pt" style:use-optimal-row-height="false" fo:break-before="auto"/>
    </style:style>
    <style:style style:family="text" style:name="T913">
      <style:text-properties fo:font-family="'Liberation Sans'" fo:font-size="10pt" fo:font-style="normal" style:text-underline-type="none" fo:font-weight="normal"/>
    </style:style>
    <style:style style:family="table-row" style:name="ro474">
      <style:table-row-properties style:row-height="12.8pt" style:use-optimal-row-height="false" fo:break-before="auto"/>
    </style:style>
    <style:style style:family="text" style:name="T914">
      <style:text-properties fo:font-family="'Liberation Sans'" fo:font-size="10pt" fo:font-style="normal" style:text-underline-type="none" fo:font-weight="normal"/>
    </style:style>
    <style:style style:family="table-row" style:name="ro475">
      <style:table-row-properties style:row-height="12.8pt" style:use-optimal-row-height="false" fo:break-before="auto"/>
    </style:style>
    <style:style style:family="text" style:name="T915">
      <style:text-properties fo:font-family="'Liberation Sans'" fo:font-size="10pt" fo:font-style="normal" style:text-underline-type="none" fo:font-weight="normal"/>
    </style:style>
    <style:style style:family="table-row" style:name="ro476">
      <style:table-row-properties style:row-height="12.8pt" style:use-optimal-row-height="false" fo:break-before="auto"/>
    </style:style>
    <style:style style:family="text" style:name="T916">
      <style:text-properties fo:font-family="'Liberation Sans'" fo:font-size="10pt" fo:font-style="normal" style:text-underline-type="none" fo:font-weight="normal"/>
    </style:style>
    <style:style style:family="table-row" style:name="ro477">
      <style:table-row-properties style:row-height="12.8pt" style:use-optimal-row-height="false" fo:break-before="auto"/>
    </style:style>
    <style:style style:family="text" style:name="T917">
      <style:text-properties fo:font-family="'Liberation Sans'" fo:font-size="10pt" fo:font-style="normal" style:text-underline-type="none" fo:font-weight="normal"/>
    </style:style>
    <style:style style:family="table-row" style:name="ro478">
      <style:table-row-properties style:row-height="12.8pt" style:use-optimal-row-height="false" fo:break-before="auto"/>
    </style:style>
    <style:style style:family="text" style:name="T918">
      <style:text-properties fo:font-family="'Liberation Sans'" fo:font-size="10pt" fo:font-style="normal" style:text-underline-type="none" fo:font-weight="normal"/>
    </style:style>
    <style:style style:family="table-row" style:name="ro479">
      <style:table-row-properties style:row-height="12.8pt" style:use-optimal-row-height="false" fo:break-before="auto"/>
    </style:style>
    <style:style style:family="text" style:name="T919">
      <style:text-properties fo:font-family="'Liberation Sans'" fo:font-size="10pt" fo:font-style="normal" style:text-underline-type="none" fo:font-weight="normal"/>
    </style:style>
    <style:style style:family="table-row" style:name="ro480">
      <style:table-row-properties style:row-height="12.8pt" style:use-optimal-row-height="false" fo:break-before="auto"/>
    </style:style>
    <style:style style:family="text" style:name="T920">
      <style:text-properties fo:font-family="'Liberation Sans'" fo:font-size="10pt" fo:font-style="normal" style:text-underline-type="none" fo:font-weight="normal"/>
    </style:style>
    <style:style style:family="table-row" style:name="ro481">
      <style:table-row-properties style:row-height="12.8pt" style:use-optimal-row-height="false" fo:break-before="auto"/>
    </style:style>
    <style:style style:family="text" style:name="T921">
      <style:text-properties fo:font-family="'Liberation Sans'" fo:font-size="10pt" fo:font-style="normal" style:text-underline-type="none" fo:font-weight="normal"/>
    </style:style>
    <style:style style:family="table-row" style:name="ro482">
      <style:table-row-properties style:row-height="12.8pt" style:use-optimal-row-height="false" fo:break-before="auto"/>
    </style:style>
    <style:style style:family="text" style:name="T922">
      <style:text-properties fo:font-family="'Liberation Sans'" fo:font-size="10pt" fo:font-style="normal" style:text-underline-type="none" fo:font-weight="normal"/>
    </style:style>
    <style:style style:family="table-row" style:name="ro483">
      <style:table-row-properties style:row-height="12.8pt" style:use-optimal-row-height="false" fo:break-before="auto"/>
    </style:style>
    <style:style style:family="text" style:name="T923">
      <style:text-properties fo:font-family="'Liberation Sans'" fo:font-size="10pt" fo:font-style="normal" style:text-underline-type="none" fo:font-weight="normal"/>
    </style:style>
    <style:style style:family="table-row" style:name="ro484">
      <style:table-row-properties style:row-height="12.8pt" style:use-optimal-row-height="false" fo:break-before="auto"/>
    </style:style>
    <style:style style:family="text" style:name="T924">
      <style:text-properties fo:font-family="'Liberation Sans'" fo:font-size="10pt" fo:font-style="normal" style:text-underline-type="none" fo:font-weight="normal"/>
    </style:style>
    <style:style style:family="table-row" style:name="ro485">
      <style:table-row-properties style:row-height="12.8pt" style:use-optimal-row-height="false" fo:break-before="auto"/>
    </style:style>
    <style:style style:family="text" style:name="T925">
      <style:text-properties fo:font-family="'Liberation Sans'" fo:font-size="10pt" fo:font-style="normal" style:text-underline-type="none" fo:font-weight="normal"/>
    </style:style>
    <style:style style:family="table-row" style:name="ro486">
      <style:table-row-properties style:row-height="12.8pt" style:use-optimal-row-height="false" fo:break-before="auto"/>
    </style:style>
    <style:style style:family="text" style:name="T926">
      <style:text-properties fo:font-family="'Liberation Sans'" fo:font-size="10pt" fo:font-style="normal" style:text-underline-type="none" fo:font-weight="normal"/>
    </style:style>
    <style:style style:family="table-row" style:name="ro487">
      <style:table-row-properties style:row-height="12.8pt" style:use-optimal-row-height="false" fo:break-before="auto"/>
    </style:style>
    <style:style style:family="text" style:name="T927">
      <style:text-properties fo:font-family="'Liberation Sans'" fo:font-size="10pt" fo:font-style="normal" style:text-underline-type="none" fo:font-weight="normal"/>
    </style:style>
    <style:style style:family="table-row" style:name="ro488">
      <style:table-row-properties style:row-height="12.8pt" style:use-optimal-row-height="false" fo:break-before="auto"/>
    </style:style>
    <style:style style:family="text" style:name="T928">
      <style:text-properties fo:font-family="'Liberation Sans'" fo:font-size="10pt" fo:font-style="normal" style:text-underline-type="none" fo:font-weight="normal"/>
    </style:style>
    <style:style style:family="table-row" style:name="ro489">
      <style:table-row-properties style:row-height="12.8pt" style:use-optimal-row-height="false" fo:break-before="auto"/>
    </style:style>
    <style:style style:family="text" style:name="T929">
      <style:text-properties fo:font-family="'Liberation Sans'" fo:font-size="10pt" fo:font-style="normal" style:text-underline-type="none" fo:font-weight="normal"/>
    </style:style>
    <style:style style:family="table-row" style:name="ro490">
      <style:table-row-properties style:row-height="12.8pt" style:use-optimal-row-height="false" fo:break-before="auto"/>
    </style:style>
    <style:style style:family="text" style:name="T930">
      <style:text-properties fo:font-family="'Liberation Sans'" fo:font-size="10pt" fo:font-style="normal" style:text-underline-type="none" fo:font-weight="normal"/>
    </style:style>
    <style:style style:family="table-row" style:name="ro491">
      <style:table-row-properties style:row-height="12.8pt" style:use-optimal-row-height="false" fo:break-before="auto"/>
    </style:style>
    <style:style style:family="text" style:name="T931">
      <style:text-properties fo:font-family="'Liberation Sans'" fo:font-size="10pt" fo:font-style="normal" style:text-underline-type="none" fo:font-weight="normal"/>
    </style:style>
    <style:style style:family="table-row" style:name="ro492">
      <style:table-row-properties style:row-height="12.8pt" style:use-optimal-row-height="false" fo:break-before="auto"/>
    </style:style>
    <style:style style:family="text" style:name="T932">
      <style:text-properties fo:font-family="'Liberation Sans'" fo:font-size="10pt" fo:font-style="normal" style:text-underline-type="none" fo:font-weight="normal"/>
    </style:style>
    <style:style style:family="table-row" style:name="ro493">
      <style:table-row-properties style:row-height="12.8pt" style:use-optimal-row-height="false" fo:break-before="auto"/>
    </style:style>
    <style:style style:family="text" style:name="T933">
      <style:text-properties fo:font-family="'Liberation Sans'" fo:font-size="10pt" fo:font-style="normal" style:text-underline-type="none" fo:font-weight="normal"/>
    </style:style>
    <style:style style:family="table-row" style:name="ro494">
      <style:table-row-properties style:row-height="12.8pt" style:use-optimal-row-height="false" fo:break-before="auto"/>
    </style:style>
    <style:style style:family="text" style:name="T934">
      <style:text-properties fo:font-family="'Liberation Sans'" fo:font-size="10pt" fo:font-style="normal" style:text-underline-type="none" fo:font-weight="normal"/>
    </style:style>
    <style:style style:family="table-row" style:name="ro495">
      <style:table-row-properties style:row-height="12.8pt" style:use-optimal-row-height="false" fo:break-before="auto"/>
    </style:style>
    <style:style style:family="text" style:name="T935">
      <style:text-properties fo:font-family="'Liberation Sans'" fo:font-size="10pt" fo:font-style="normal" style:text-underline-type="none" fo:font-weight="normal"/>
    </style:style>
    <style:style style:family="table-row" style:name="ro496">
      <style:table-row-properties style:row-height="12.8pt" style:use-optimal-row-height="false" fo:break-before="auto"/>
    </style:style>
    <style:style style:family="text" style:name="T936">
      <style:text-properties fo:font-family="'Liberation Sans'" fo:font-size="10pt" fo:font-style="normal" style:text-underline-type="none" fo:font-weight="normal"/>
    </style:style>
    <style:style style:family="table-row" style:name="ro497">
      <style:table-row-properties style:row-height="12.8pt" style:use-optimal-row-height="false" fo:break-before="auto"/>
    </style:style>
    <style:style style:family="text" style:name="T937">
      <style:text-properties fo:font-family="'Liberation Sans'" fo:font-size="10pt" fo:font-style="normal" style:text-underline-type="none" fo:font-weight="normal"/>
    </style:style>
    <style:style style:family="table-row" style:name="ro498">
      <style:table-row-properties style:row-height="12.8pt" style:use-optimal-row-height="false" fo:break-before="auto"/>
    </style:style>
    <style:style style:family="text" style:name="T938">
      <style:text-properties fo:font-family="'Liberation Sans'" fo:font-size="10pt" fo:font-style="normal" style:text-underline-type="none" fo:font-weight="normal"/>
    </style:style>
    <style:style style:family="table-row" style:name="ro499">
      <style:table-row-properties style:row-height="12.8pt" style:use-optimal-row-height="false" fo:break-before="auto"/>
    </style:style>
    <style:style style:family="text" style:name="T939">
      <style:text-properties fo:font-family="'Liberation Sans'" fo:font-size="10pt" fo:font-style="normal" style:text-underline-type="none" fo:font-weight="normal"/>
    </style:style>
    <style:style style:family="table-row" style:name="ro500">
      <style:table-row-properties style:row-height="12.8pt" style:use-optimal-row-height="false" fo:break-before="auto"/>
    </style:style>
    <style:style style:family="text" style:name="T940">
      <style:text-properties fo:font-family="'Liberation Sans'" fo:font-size="10pt" fo:font-style="normal" style:text-underline-type="none" fo:font-weight="normal"/>
    </style:style>
    <style:style style:family="table-row" style:name="ro501">
      <style:table-row-properties style:row-height="12.8pt" style:use-optimal-row-height="false" fo:break-before="auto"/>
    </style:style>
    <style:style style:family="text" style:name="T941">
      <style:text-properties fo:font-family="'Liberation Sans'" fo:font-size="10pt" fo:font-style="normal" style:text-underline-type="none" fo:font-weight="normal"/>
    </style:style>
    <style:style style:family="table-row" style:name="ro502">
      <style:table-row-properties style:row-height="12.8pt" style:use-optimal-row-height="false" fo:break-before="auto"/>
    </style:style>
    <style:style style:family="text" style:name="T942">
      <style:text-properties fo:font-family="'Liberation Sans'" fo:font-size="10pt" fo:font-style="normal" style:text-underline-type="none" fo:font-weight="normal"/>
    </style:style>
    <style:style style:family="table-row" style:name="ro503">
      <style:table-row-properties style:row-height="12.8pt" style:use-optimal-row-height="false" fo:break-before="auto"/>
    </style:style>
    <style:style style:family="text" style:name="T943">
      <style:text-properties fo:font-family="'Liberation Sans'" fo:font-size="10pt" fo:font-style="normal" style:text-underline-type="none" fo:font-weight="normal"/>
    </style:style>
    <style:style style:family="table-row" style:name="ro504">
      <style:table-row-properties style:row-height="12.8pt" style:use-optimal-row-height="false" fo:break-before="auto"/>
    </style:style>
    <style:style style:family="text" style:name="T944">
      <style:text-properties fo:font-family="'Liberation Sans'" fo:font-size="10pt" fo:font-style="normal" style:text-underline-type="none" fo:font-weight="normal"/>
    </style:style>
    <style:style style:family="table-row" style:name="ro505">
      <style:table-row-properties style:row-height="12.8pt" style:use-optimal-row-height="false" fo:break-before="auto"/>
    </style:style>
    <style:style style:family="text" style:name="T945">
      <style:text-properties fo:font-family="'Liberation Sans'" fo:font-size="10pt" fo:font-style="normal" style:text-underline-type="none" fo:font-weight="normal"/>
    </style:style>
    <style:style style:family="table-row" style:name="ro506">
      <style:table-row-properties style:row-height="12.8pt" style:use-optimal-row-height="false" fo:break-before="auto"/>
    </style:style>
    <style:style style:family="text" style:name="T946">
      <style:text-properties fo:font-family="'Liberation Sans'" fo:font-size="10pt" fo:font-style="normal" style:text-underline-type="none" fo:font-weight="normal"/>
    </style:style>
    <style:style style:family="table-row" style:name="ro507">
      <style:table-row-properties style:row-height="12.8pt" style:use-optimal-row-height="false" fo:break-before="auto"/>
    </style:style>
    <style:style style:family="text" style:name="T947">
      <style:text-properties fo:font-family="'Liberation Sans'" fo:font-size="10pt" fo:font-style="normal" style:text-underline-type="none" fo:font-weight="normal"/>
    </style:style>
    <style:style style:family="table-row" style:name="ro508">
      <style:table-row-properties style:row-height="12.8pt" style:use-optimal-row-height="false" fo:break-before="auto"/>
    </style:style>
    <style:style style:family="text" style:name="T948">
      <style:text-properties fo:font-family="'Liberation Sans'" fo:font-size="10pt" fo:font-style="normal" style:text-underline-type="none" fo:font-weight="normal"/>
    </style:style>
    <style:style style:family="table-row" style:name="ro509">
      <style:table-row-properties style:row-height="12.8pt" style:use-optimal-row-height="false" fo:break-before="auto"/>
    </style:style>
    <style:style style:family="text" style:name="T949">
      <style:text-properties fo:font-family="'Liberation Sans'" fo:font-size="10pt" fo:font-style="normal" style:text-underline-type="none" fo:font-weight="normal"/>
    </style:style>
    <style:style style:family="table-row" style:name="ro510">
      <style:table-row-properties style:row-height="12.8pt" style:use-optimal-row-height="false" fo:break-before="auto"/>
    </style:style>
    <style:style style:family="text" style:name="T950">
      <style:text-properties fo:font-family="'Liberation Sans'" fo:font-size="10pt" fo:font-style="normal" style:text-underline-type="none" fo:font-weight="normal"/>
    </style:style>
    <style:style style:family="table-row" style:name="ro511">
      <style:table-row-properties style:row-height="12.8pt" style:use-optimal-row-height="false" fo:break-before="auto"/>
    </style:style>
    <style:style style:family="text" style:name="T951">
      <style:text-properties fo:font-family="'Liberation Sans'" fo:font-size="10pt" fo:font-style="normal" style:text-underline-type="none" fo:font-weight="normal"/>
    </style:style>
    <style:style style:family="table-row" style:name="ro512">
      <style:table-row-properties style:row-height="12.8pt" style:use-optimal-row-height="false" fo:break-before="auto"/>
    </style:style>
    <style:style style:family="text" style:name="T952">
      <style:text-properties fo:font-family="'Liberation Sans'" fo:font-size="10pt" fo:font-style="normal" style:text-underline-type="none" fo:font-weight="normal"/>
    </style:style>
    <style:style style:family="table-row" style:name="ro513">
      <style:table-row-properties style:row-height="12.8pt" style:use-optimal-row-height="false" fo:break-before="auto"/>
    </style:style>
    <style:style style:family="text" style:name="T953">
      <style:text-properties fo:font-family="'Liberation Sans'" fo:font-size="10pt" fo:font-style="normal" style:text-underline-type="none" fo:font-weight="normal"/>
    </style:style>
    <style:style style:family="table-row" style:name="ro514">
      <style:table-row-properties style:row-height="12.8pt" style:use-optimal-row-height="false" fo:break-before="auto"/>
    </style:style>
    <style:style style:family="text" style:name="T954">
      <style:text-properties fo:font-family="'Liberation Sans'" fo:font-size="10pt" fo:font-style="normal" style:text-underline-type="none" fo:font-weight="normal"/>
    </style:style>
    <style:style style:family="table-row" style:name="ro515">
      <style:table-row-properties style:row-height="12.8pt" style:use-optimal-row-height="false" fo:break-before="auto"/>
    </style:style>
    <style:style style:family="text" style:name="T955">
      <style:text-properties fo:font-family="'Liberation Sans'" fo:font-size="10pt" fo:font-style="normal" style:text-underline-type="none" fo:font-weight="normal"/>
    </style:style>
    <style:style style:family="table-row" style:name="ro516">
      <style:table-row-properties style:row-height="12.8pt" style:use-optimal-row-height="false" fo:break-before="auto"/>
    </style:style>
    <style:style style:family="text" style:name="T956">
      <style:text-properties fo:font-family="'Liberation Sans'" fo:font-size="10pt" fo:font-style="normal" style:text-underline-type="none" fo:font-weight="normal"/>
    </style:style>
    <style:style style:family="table-row" style:name="ro517">
      <style:table-row-properties style:row-height="12.8pt" style:use-optimal-row-height="false" fo:break-before="auto"/>
    </style:style>
    <style:style style:family="text" style:name="T957">
      <style:text-properties fo:font-family="'Liberation Sans'" fo:font-size="10pt" fo:font-style="normal" style:text-underline-type="none" fo:font-weight="normal"/>
    </style:style>
    <style:style style:family="table-row" style:name="ro518">
      <style:table-row-properties style:row-height="12.8pt" style:use-optimal-row-height="false" fo:break-before="auto"/>
    </style:style>
    <style:style style:family="text" style:name="T958">
      <style:text-properties fo:font-family="'Liberation Sans'" fo:font-size="10pt" fo:font-style="normal" style:text-underline-type="none" fo:font-weight="normal"/>
    </style:style>
    <style:style style:family="table-row" style:name="ro519">
      <style:table-row-properties style:row-height="12.8pt" style:use-optimal-row-height="false" fo:break-before="auto"/>
    </style:style>
    <style:style style:family="text" style:name="T959">
      <style:text-properties fo:font-family="'Liberation Sans'" fo:font-size="10pt" fo:font-style="normal" style:text-underline-type="none" fo:font-weight="normal"/>
    </style:style>
    <style:style style:family="table-row" style:name="ro520">
      <style:table-row-properties style:row-height="12.8pt" style:use-optimal-row-height="false" fo:break-before="auto"/>
    </style:style>
    <style:style style:family="text" style:name="T960">
      <style:text-properties fo:font-family="'Liberation Sans'" fo:font-size="10pt" fo:font-style="normal" style:text-underline-type="none" fo:font-weight="normal"/>
    </style:style>
    <style:style style:family="table-row" style:name="ro521">
      <style:table-row-properties style:row-height="12.8pt" style:use-optimal-row-height="false" fo:break-before="auto"/>
    </style:style>
    <style:style style:family="text" style:name="T961">
      <style:text-properties fo:font-family="'Liberation Sans'" fo:font-size="10pt" fo:font-style="normal" style:text-underline-type="none" fo:font-weight="normal"/>
    </style:style>
    <style:style style:family="table-row" style:name="ro522">
      <style:table-row-properties style:row-height="12.8pt" style:use-optimal-row-height="false" fo:break-before="auto"/>
    </style:style>
    <style:style style:family="text" style:name="T962">
      <style:text-properties fo:font-family="'Liberation Sans'" fo:font-size="10pt" fo:font-style="normal" style:text-underline-type="none" fo:font-weight="normal"/>
    </style:style>
    <style:style style:family="table-row" style:name="ro523">
      <style:table-row-properties style:row-height="12.8pt" style:use-optimal-row-height="false" fo:break-before="auto"/>
    </style:style>
    <style:style style:family="text" style:name="T963">
      <style:text-properties fo:font-family="'Liberation Sans'" fo:font-size="10pt" fo:font-style="normal" style:text-underline-type="none" fo:font-weight="normal"/>
    </style:style>
    <style:style style:family="table-row" style:name="ro524">
      <style:table-row-properties style:row-height="12.8pt" style:use-optimal-row-height="false" fo:break-before="auto"/>
    </style:style>
    <style:style style:family="text" style:name="T964">
      <style:text-properties fo:font-family="'Liberation Sans'" fo:font-size="10pt" fo:font-style="normal" style:text-underline-type="none" fo:font-weight="normal"/>
    </style:style>
    <style:style style:family="table-row" style:name="ro525">
      <style:table-row-properties style:row-height="12.8pt" style:use-optimal-row-height="false" fo:break-before="auto"/>
    </style:style>
    <style:style style:family="text" style:name="T965">
      <style:text-properties fo:font-family="'Liberation Sans'" fo:font-size="10pt" fo:font-style="normal" style:text-underline-type="none" fo:font-weight="normal"/>
    </style:style>
    <style:style style:family="table-row" style:name="ro526">
      <style:table-row-properties style:row-height="12.8pt" style:use-optimal-row-height="false" fo:break-before="auto"/>
    </style:style>
    <style:style style:family="text" style:name="T966">
      <style:text-properties fo:font-family="'Liberation Sans'" fo:font-size="10pt" fo:font-style="normal" style:text-underline-type="none" fo:font-weight="normal"/>
    </style:style>
    <style:style style:family="table-row" style:name="ro527">
      <style:table-row-properties style:row-height="12.8pt" style:use-optimal-row-height="false" fo:break-before="auto"/>
    </style:style>
    <style:style style:family="text" style:name="T967">
      <style:text-properties fo:font-family="'Liberation Sans'" fo:font-size="10pt" fo:font-style="normal" style:text-underline-type="none" fo:font-weight="normal"/>
    </style:style>
    <style:style style:family="table-row" style:name="ro528">
      <style:table-row-properties style:row-height="12.8pt" style:use-optimal-row-height="false" fo:break-before="auto"/>
    </style:style>
    <style:style style:family="text" style:name="T968">
      <style:text-properties fo:font-family="'Liberation Sans'" fo:font-size="10pt" fo:font-style="normal" style:text-underline-type="none" fo:font-weight="normal"/>
    </style:style>
    <style:style style:family="table-row" style:name="ro529">
      <style:table-row-properties style:row-height="12.8pt" style:use-optimal-row-height="false" fo:break-before="auto"/>
    </style:style>
    <style:style style:family="text" style:name="T969">
      <style:text-properties fo:font-family="'Liberation Sans'" fo:font-size="10pt" fo:font-style="normal" style:text-underline-type="none" fo:font-weight="normal"/>
    </style:style>
    <style:style style:family="table-row" style:name="ro530">
      <style:table-row-properties style:row-height="12.8pt" style:use-optimal-row-height="false" fo:break-before="auto"/>
    </style:style>
    <style:style style:family="text" style:name="T970">
      <style:text-properties fo:font-family="'Liberation Sans'" fo:font-size="10pt" fo:font-style="normal" style:text-underline-type="none" fo:font-weight="normal"/>
    </style:style>
    <style:style style:family="table-row" style:name="ro531">
      <style:table-row-properties style:row-height="12.8pt" style:use-optimal-row-height="false" fo:break-before="auto"/>
    </style:style>
    <style:style style:family="text" style:name="T971">
      <style:text-properties fo:font-family="'Liberation Sans'" fo:font-size="10pt" fo:font-style="normal" style:text-underline-type="none" fo:font-weight="normal"/>
    </style:style>
    <style:style style:family="table-row" style:name="ro532">
      <style:table-row-properties style:row-height="12.8pt" style:use-optimal-row-height="false" fo:break-before="auto"/>
    </style:style>
    <style:style style:family="text" style:name="T972">
      <style:text-properties fo:font-family="'Liberation Sans'" fo:font-size="10pt" fo:font-style="normal" style:text-underline-type="none" fo:font-weight="normal"/>
    </style:style>
    <style:style style:family="table-row" style:name="ro533">
      <style:table-row-properties style:row-height="12.8pt" style:use-optimal-row-height="false" fo:break-before="auto"/>
    </style:style>
    <style:style style:family="text" style:name="T973">
      <style:text-properties fo:font-family="'Liberation Sans'" fo:font-size="10pt" fo:font-style="normal" style:text-underline-type="none" fo:font-weight="normal"/>
    </style:style>
    <style:style style:family="table-row" style:name="ro534">
      <style:table-row-properties style:row-height="12.8pt" style:use-optimal-row-height="false" fo:break-before="auto"/>
    </style:style>
    <style:style style:family="text" style:name="T974">
      <style:text-properties fo:font-family="'Liberation Sans'" fo:font-size="10pt" fo:font-style="normal" style:text-underline-type="none" fo:font-weight="normal"/>
    </style:style>
    <style:style style:family="table-row" style:name="ro535">
      <style:table-row-properties style:row-height="12.8pt" style:use-optimal-row-height="false" fo:break-before="auto"/>
    </style:style>
    <style:style style:family="text" style:name="T975">
      <style:text-properties fo:font-family="'Liberation Sans'" fo:font-size="10pt" fo:font-style="normal" style:text-underline-type="none" fo:font-weight="normal"/>
    </style:style>
    <style:style style:family="table-row" style:name="ro536">
      <style:table-row-properties style:row-height="12.8pt" style:use-optimal-row-height="false" fo:break-before="auto"/>
    </style:style>
    <style:style style:family="text" style:name="T976">
      <style:text-properties fo:font-family="'Liberation Sans'" fo:font-size="10pt" fo:font-style="normal" style:text-underline-type="none" fo:font-weight="normal"/>
    </style:style>
    <style:style style:family="table-row" style:name="ro537">
      <style:table-row-properties style:row-height="12.8pt" style:use-optimal-row-height="false" fo:break-before="auto"/>
    </style:style>
    <style:style style:family="text" style:name="T977">
      <style:text-properties fo:font-family="'Liberation Sans'" fo:font-size="10pt" fo:font-style="normal" style:text-underline-type="none" fo:font-weight="normal"/>
    </style:style>
    <style:style style:family="table-row" style:name="ro538">
      <style:table-row-properties style:row-height="12.8pt" style:use-optimal-row-height="false" fo:break-before="auto"/>
    </style:style>
    <style:style style:family="text" style:name="T978">
      <style:text-properties fo:font-family="'Liberation Sans'" fo:font-size="10pt" fo:font-style="normal" style:text-underline-type="none" fo:font-weight="normal"/>
    </style:style>
    <style:style style:family="table-row" style:name="ro539">
      <style:table-row-properties style:row-height="12.8pt" style:use-optimal-row-height="false" fo:break-before="auto"/>
    </style:style>
    <style:style style:family="text" style:name="T979">
      <style:text-properties fo:font-family="'Liberation Sans'" fo:font-size="10pt" fo:font-style="normal" style:text-underline-type="none" fo:font-weight="normal"/>
    </style:style>
    <style:style style:family="table-row" style:name="ro540">
      <style:table-row-properties style:row-height="12.8pt" style:use-optimal-row-height="false" fo:break-before="auto"/>
    </style:style>
    <style:style style:family="text" style:name="T980">
      <style:text-properties fo:font-family="'Liberation Sans'" fo:font-size="10pt" fo:font-style="normal" style:text-underline-type="none" fo:font-weight="normal"/>
    </style:style>
    <style:style style:family="table-row" style:name="ro541">
      <style:table-row-properties style:row-height="12.8pt" style:use-optimal-row-height="false" fo:break-before="auto"/>
    </style:style>
    <style:style style:family="text" style:name="T981">
      <style:text-properties fo:font-family="'Liberation Sans'" fo:font-size="10pt" fo:font-style="normal" style:text-underline-type="none" fo:font-weight="normal"/>
    </style:style>
    <style:style style:family="table-row" style:name="ro542">
      <style:table-row-properties style:row-height="12.8pt" style:use-optimal-row-height="false" fo:break-before="auto"/>
    </style:style>
    <style:style style:family="text" style:name="T982">
      <style:text-properties fo:font-family="'Liberation Sans'" fo:font-size="10pt" fo:font-style="normal" style:text-underline-type="none" fo:font-weight="normal"/>
    </style:style>
    <style:style style:family="table-row" style:name="ro543">
      <style:table-row-properties style:row-height="12.8pt" style:use-optimal-row-height="false" fo:break-before="auto"/>
    </style:style>
    <style:style style:family="text" style:name="T983">
      <style:text-properties fo:font-family="'Liberation Sans'" fo:font-size="10pt" fo:font-style="normal" style:text-underline-type="none" fo:font-weight="normal"/>
    </style:style>
    <style:style style:family="table-row" style:name="ro544">
      <style:table-row-properties style:row-height="12.8pt" style:use-optimal-row-height="false" fo:break-before="auto"/>
    </style:style>
    <style:style style:family="text" style:name="T984">
      <style:text-properties fo:font-family="'Liberation Sans'" fo:font-size="10pt" fo:font-style="normal" style:text-underline-type="none" fo:font-weight="normal"/>
    </style:style>
    <style:style style:family="table-row" style:name="ro545">
      <style:table-row-properties style:row-height="12.8pt" style:use-optimal-row-height="false" fo:break-before="auto"/>
    </style:style>
    <style:style style:family="text" style:name="T985">
      <style:text-properties fo:font-family="'Liberation Sans'" fo:font-size="10pt" fo:font-style="normal" style:text-underline-type="none" fo:font-weight="normal"/>
    </style:style>
    <style:style style:family="table-row" style:name="ro546">
      <style:table-row-properties style:row-height="12.8pt" style:use-optimal-row-height="false" fo:break-before="auto"/>
    </style:style>
    <style:style style:family="text" style:name="T986">
      <style:text-properties fo:font-family="'Liberation Sans'" fo:font-size="10pt" fo:font-style="normal" style:text-underline-type="none" fo:font-weight="normal"/>
    </style:style>
    <style:style style:family="table-row" style:name="ro547">
      <style:table-row-properties style:row-height="12.8pt" style:use-optimal-row-height="false" fo:break-before="auto"/>
    </style:style>
    <style:style style:family="text" style:name="T987">
      <style:text-properties fo:font-family="'Liberation Sans'" fo:font-size="10pt" fo:font-style="normal" style:text-underline-type="none" fo:font-weight="normal"/>
    </style:style>
    <style:style style:family="table-row" style:name="ro548">
      <style:table-row-properties style:row-height="12.8pt" style:use-optimal-row-height="false" fo:break-before="auto"/>
    </style:style>
    <style:style style:family="text" style:name="T988">
      <style:text-properties fo:font-family="'Liberation Sans'" fo:font-size="10pt" fo:font-style="normal" style:text-underline-type="none" fo:font-weight="normal"/>
    </style:style>
    <style:style style:family="table-row" style:name="ro549">
      <style:table-row-properties style:row-height="12.8pt" style:use-optimal-row-height="false" fo:break-before="auto"/>
    </style:style>
    <style:style style:family="text" style:name="T989">
      <style:text-properties fo:font-family="'Liberation Sans'" fo:font-size="10pt" fo:font-style="normal" style:text-underline-type="none" fo:font-weight="normal"/>
    </style:style>
    <style:style style:family="table-row" style:name="ro550">
      <style:table-row-properties style:row-height="12.8pt" style:use-optimal-row-height="false" fo:break-before="auto"/>
    </style:style>
    <style:style style:family="text" style:name="T990">
      <style:text-properties fo:font-family="'Liberation Sans'" fo:font-size="10pt" fo:font-style="normal" style:text-underline-type="none" fo:font-weight="normal"/>
    </style:style>
    <style:style style:family="table-row" style:name="ro551">
      <style:table-row-properties style:row-height="12.8pt" style:use-optimal-row-height="false" fo:break-before="auto"/>
    </style:style>
    <style:style style:family="text" style:name="T991">
      <style:text-properties fo:font-family="'Liberation Sans'" fo:font-size="10pt" fo:font-style="normal" style:text-underline-type="none" fo:font-weight="normal"/>
    </style:style>
    <style:style style:family="table-row" style:name="ro552">
      <style:table-row-properties style:row-height="12.8pt" style:use-optimal-row-height="false" fo:break-before="auto"/>
    </style:style>
    <style:style style:family="text" style:name="T992">
      <style:text-properties fo:font-family="'Liberation Sans'" fo:font-size="10pt" fo:font-style="normal" style:text-underline-type="none" fo:font-weight="normal"/>
    </style:style>
    <style:style style:family="table-row" style:name="ro553">
      <style:table-row-properties style:row-height="12.8pt" style:use-optimal-row-height="false" fo:break-before="auto"/>
    </style:style>
    <style:style style:family="text" style:name="T993">
      <style:text-properties fo:font-family="'Liberation Sans'" fo:font-size="10pt" fo:font-style="normal" style:text-underline-type="none" fo:font-weight="normal"/>
    </style:style>
    <style:style style:family="table-row" style:name="ro554">
      <style:table-row-properties style:row-height="12.8pt" style:use-optimal-row-height="false" fo:break-before="auto"/>
    </style:style>
    <style:style style:family="text" style:name="T994">
      <style:text-properties fo:font-family="'Liberation Sans'" fo:font-size="10pt" fo:font-style="normal" style:text-underline-type="none" fo:font-weight="normal"/>
    </style:style>
    <style:style style:family="table-row" style:name="ro555">
      <style:table-row-properties style:row-height="12.8pt" style:use-optimal-row-height="false" fo:break-before="auto"/>
    </style:style>
    <style:style style:family="text" style:name="T995">
      <style:text-properties fo:font-family="'Liberation Sans'" fo:font-size="10pt" fo:font-style="normal" style:text-underline-type="none" fo:font-weight="normal"/>
    </style:style>
    <style:style style:family="table-row" style:name="ro556">
      <style:table-row-properties style:row-height="12.8pt" style:use-optimal-row-height="false" fo:break-before="auto"/>
    </style:style>
    <style:style style:family="text" style:name="T996">
      <style:text-properties fo:font-family="'Liberation Sans'" fo:font-size="10pt" fo:font-style="normal" style:text-underline-type="none" fo:font-weight="normal"/>
    </style:style>
    <style:style style:family="table-row" style:name="ro557">
      <style:table-row-properties style:row-height="12.8pt" style:use-optimal-row-height="false" fo:break-before="auto"/>
    </style:style>
    <style:style style:family="text" style:name="T997">
      <style:text-properties fo:font-family="'Liberation Sans'" fo:font-size="10pt" fo:font-style="normal" style:text-underline-type="none" fo:font-weight="normal"/>
    </style:style>
    <style:style style:family="table-row" style:name="ro558">
      <style:table-row-properties style:row-height="12.8pt" style:use-optimal-row-height="false" fo:break-before="auto"/>
    </style:style>
    <style:style style:family="text" style:name="T998">
      <style:text-properties fo:font-family="'Liberation Sans'" fo:font-size="10pt" fo:font-style="normal" style:text-underline-type="none" fo:font-weight="normal"/>
    </style:style>
    <style:style style:family="table-row" style:name="ro559">
      <style:table-row-properties style:row-height="12.8pt" style:use-optimal-row-height="false" fo:break-before="auto"/>
    </style:style>
    <style:style style:family="text" style:name="T999">
      <style:text-properties fo:font-family="'Liberation Sans'" fo:font-size="10pt" fo:font-style="normal" style:text-underline-type="none" fo:font-weight="normal"/>
    </style:style>
    <style:style style:family="table-row" style:name="ro560">
      <style:table-row-properties style:row-height="12.8pt" style:use-optimal-row-height="false" fo:break-before="auto"/>
    </style:style>
    <style:style style:family="text" style:name="T1000">
      <style:text-properties fo:font-family="'Liberation Sans'" fo:font-size="10pt" fo:font-style="normal" style:text-underline-type="none" fo:font-weight="normal"/>
    </style:style>
    <style:style style:family="table-row" style:name="ro561">
      <style:table-row-properties style:row-height="12.8pt" style:use-optimal-row-height="false" fo:break-before="auto"/>
    </style:style>
    <style:style style:family="text" style:name="T1001">
      <style:text-properties fo:font-family="'Liberation Sans'" fo:font-size="10pt" fo:font-style="normal" style:text-underline-type="none" fo:font-weight="normal"/>
    </style:style>
    <style:style style:family="table-row" style:name="ro562">
      <style:table-row-properties style:row-height="12.8pt" style:use-optimal-row-height="false" fo:break-before="auto"/>
    </style:style>
    <style:style style:family="text" style:name="T1002">
      <style:text-properties fo:font-family="'Liberation Sans'" fo:font-size="10pt" fo:font-style="normal" style:text-underline-type="none" fo:font-weight="normal"/>
    </style:style>
    <style:style style:family="table-row" style:name="ro563">
      <style:table-row-properties style:row-height="12.8pt" style:use-optimal-row-height="false" fo:break-before="auto"/>
    </style:style>
    <style:style style:family="text" style:name="T1003">
      <style:text-properties fo:font-family="'Liberation Sans'" fo:font-size="10pt" fo:font-style="normal" style:text-underline-type="none" fo:font-weight="normal"/>
    </style:style>
    <style:style style:family="table-row" style:name="ro564">
      <style:table-row-properties style:row-height="12.8pt" style:use-optimal-row-height="false" fo:break-before="auto"/>
    </style:style>
    <style:style style:family="text" style:name="T1004">
      <style:text-properties fo:font-family="'Liberation Sans'" fo:font-size="10pt" fo:font-style="normal" style:text-underline-type="none" fo:font-weight="normal"/>
    </style:style>
    <style:style style:family="table-row" style:name="ro565">
      <style:table-row-properties style:row-height="12.8pt" style:use-optimal-row-height="false" fo:break-before="auto"/>
    </style:style>
    <style:style style:family="text" style:name="T1005">
      <style:text-properties fo:font-family="'Liberation Sans'" fo:font-size="10pt" fo:font-style="normal" style:text-underline-type="none" fo:font-weight="normal"/>
    </style:style>
    <style:style style:family="table-row" style:name="ro566">
      <style:table-row-properties style:row-height="12.8pt" style:use-optimal-row-height="false" fo:break-before="auto"/>
    </style:style>
    <style:style style:family="text" style:name="T1006">
      <style:text-properties fo:font-family="'Liberation Sans'" fo:font-size="10pt" fo:font-style="normal" style:text-underline-type="none" fo:font-weight="normal"/>
    </style:style>
    <style:style style:family="table-row" style:name="ro567">
      <style:table-row-properties style:row-height="12.8pt" style:use-optimal-row-height="false" fo:break-before="auto"/>
    </style:style>
    <style:style style:family="text" style:name="T1007">
      <style:text-properties fo:font-family="'Liberation Sans'" fo:font-size="10pt" fo:font-style="normal" style:text-underline-type="none" fo:font-weight="normal"/>
    </style:style>
    <style:style style:family="table-row" style:name="ro568">
      <style:table-row-properties style:row-height="12.8pt" style:use-optimal-row-height="false" fo:break-before="auto"/>
    </style:style>
    <style:style style:family="text" style:name="T1008">
      <style:text-properties fo:font-family="'Liberation Sans'" fo:font-size="10pt" fo:font-style="normal" style:text-underline-type="none" fo:font-weight="normal"/>
    </style:style>
    <style:style style:family="table-row" style:name="ro569">
      <style:table-row-properties style:row-height="12.8pt" style:use-optimal-row-height="false" fo:break-before="auto"/>
    </style:style>
    <style:style style:family="text" style:name="T1009">
      <style:text-properties fo:font-family="'Liberation Sans'" fo:font-size="10pt" fo:font-style="normal" style:text-underline-type="none" fo:font-weight="normal"/>
    </style:style>
    <style:style style:family="table-row" style:name="ro570">
      <style:table-row-properties style:row-height="12.8pt" style:use-optimal-row-height="false" fo:break-before="auto"/>
    </style:style>
    <style:style style:family="text" style:name="T1010">
      <style:text-properties fo:font-family="'Liberation Sans'" fo:font-size="10pt" fo:font-style="normal" style:text-underline-type="none" fo:font-weight="normal"/>
    </style:style>
    <style:style style:family="table-row" style:name="ro571">
      <style:table-row-properties style:row-height="12.8pt" style:use-optimal-row-height="false" fo:break-before="auto"/>
    </style:style>
    <style:style style:family="text" style:name="T1011">
      <style:text-properties fo:font-family="'Liberation Sans'" fo:font-size="10pt" fo:font-style="normal" style:text-underline-type="none" fo:font-weight="normal"/>
    </style:style>
    <style:style style:family="table-row" style:name="ro572">
      <style:table-row-properties style:row-height="12.8pt" style:use-optimal-row-height="false" fo:break-before="auto"/>
    </style:style>
    <style:style style:family="text" style:name="T1012">
      <style:text-properties fo:font-family="'Liberation Sans'" fo:font-size="10pt" fo:font-style="normal" style:text-underline-type="none" fo:font-weight="normal"/>
    </style:style>
    <style:style style:family="table-row" style:name="ro573">
      <style:table-row-properties style:row-height="12.8pt" style:use-optimal-row-height="false" fo:break-before="auto"/>
    </style:style>
    <style:style style:family="text" style:name="T1013">
      <style:text-properties fo:font-family="'Liberation Sans'" fo:font-size="10pt" fo:font-style="normal" style:text-underline-type="none" fo:font-weight="normal"/>
    </style:style>
    <style:style style:family="table-row" style:name="ro574">
      <style:table-row-properties style:row-height="12.8pt" style:use-optimal-row-height="false" fo:break-before="auto"/>
    </style:style>
    <style:style style:family="text" style:name="T1014">
      <style:text-properties fo:font-family="'Liberation Sans'" fo:font-size="10pt" fo:font-style="normal" style:text-underline-type="none" fo:font-weight="normal"/>
    </style:style>
    <style:style style:family="table-row" style:name="ro575">
      <style:table-row-properties style:row-height="12.8pt" style:use-optimal-row-height="false" fo:break-before="auto"/>
    </style:style>
    <style:style style:family="text" style:name="T1015">
      <style:text-properties fo:font-family="'Liberation Sans'" fo:font-size="10pt" fo:font-style="normal" style:text-underline-type="none" fo:font-weight="normal"/>
    </style:style>
    <style:style style:family="table-row" style:name="ro576">
      <style:table-row-properties style:row-height="12.8pt" style:use-optimal-row-height="false" fo:break-before="auto"/>
    </style:style>
    <style:style style:family="text" style:name="T1016">
      <style:text-properties fo:font-family="'Liberation Sans'" fo:font-size="10pt" fo:font-style="normal" style:text-underline-type="none" fo:font-weight="normal"/>
    </style:style>
    <style:style style:family="table-row" style:name="ro577">
      <style:table-row-properties style:row-height="12.8pt" style:use-optimal-row-height="false" fo:break-before="auto"/>
    </style:style>
    <style:style style:family="text" style:name="T1017">
      <style:text-properties fo:font-family="'Liberation Sans'" fo:font-size="10pt" fo:font-style="normal" style:text-underline-type="none" fo:font-weight="normal"/>
    </style:style>
    <style:style style:family="table-row" style:name="ro578">
      <style:table-row-properties style:row-height="12.8pt" style:use-optimal-row-height="false" fo:break-before="auto"/>
    </style:style>
    <style:style style:family="text" style:name="T1018">
      <style:text-properties fo:font-family="'Liberation Sans'" fo:font-size="10pt" fo:font-style="normal" style:text-underline-type="none" fo:font-weight="normal"/>
    </style:style>
    <style:style style:family="table-row" style:name="ro579">
      <style:table-row-properties style:row-height="12.8pt" style:use-optimal-row-height="false" fo:break-before="auto"/>
    </style:style>
    <style:style style:family="text" style:name="T1019">
      <style:text-properties fo:font-family="'Liberation Sans'" fo:font-size="10pt" fo:font-style="normal" style:text-underline-type="none" fo:font-weight="normal"/>
    </style:style>
    <style:style style:family="table-row" style:name="ro580">
      <style:table-row-properties style:row-height="12.75pt" style:use-optimal-row-height="false" fo:break-before="auto"/>
    </style:style>
    <style:style style:family="text" style:name="T1020">
      <style:text-properties fo:font-family="'Liberation Sans'" fo:font-size="10pt" fo:font-style="normal" style:text-underline-type="none" fo:font-weight="normal"/>
    </style:style>
    <style:style style:family="table-row" style:name="ro581">
      <style:table-row-properties style:row-height="12.75pt" style:use-optimal-row-height="false" fo:break-before="auto"/>
    </style:style>
    <style:style style:family="text" style:name="T1021">
      <style:text-properties fo:font-family="'Liberation Sans'" fo:font-size="10pt" fo:font-style="normal" style:text-underline-type="none" fo:font-weight="normal"/>
    </style:style>
    <style:style style:family="table-row" style:name="ro582">
      <style:table-row-properties style:row-height="12.75pt" style:use-optimal-row-height="false" fo:break-before="auto"/>
    </style:style>
    <style:style style:family="text" style:name="T1022">
      <style:text-properties fo:font-family="'Liberation Sans'" fo:font-size="10pt" fo:font-style="normal" style:text-underline-type="none" fo:font-weight="normal"/>
    </style:style>
    <style:style style:family="table-row" style:name="ro583">
      <style:table-row-properties style:row-height="12.75pt" style:use-optimal-row-height="false" fo:break-before="auto"/>
    </style:style>
    <style:style style:family="text" style:name="T1023">
      <style:text-properties fo:font-family="'Liberation Sans'" fo:font-size="10pt" fo:font-style="normal" style:text-underline-type="none" fo:font-weight="normal"/>
    </style:style>
    <style:style style:family="table-row" style:name="ro584">
      <style:table-row-properties style:row-height="12.75pt" style:use-optimal-row-height="false" fo:break-before="auto"/>
    </style:style>
    <style:style style:family="text" style:name="T1024">
      <style:text-properties fo:font-family="'Liberation Sans'" fo:font-size="10pt" fo:font-style="normal" style:text-underline-type="none" fo:font-weight="normal"/>
    </style:style>
    <style:style style:family="table-row" style:name="ro585">
      <style:table-row-properties style:row-height="12.75pt" style:use-optimal-row-height="false" fo:break-before="auto"/>
    </style:style>
    <style:style style:family="text" style:name="T1025">
      <style:text-properties fo:font-family="'Liberation Sans'" fo:font-size="10pt" fo:font-style="normal" style:text-underline-type="none" fo:font-weight="normal"/>
    </style:style>
    <style:style style:family="table-row" style:name="ro586">
      <style:table-row-properties style:row-height="12.75pt" style:use-optimal-row-height="false" fo:break-before="auto"/>
    </style:style>
    <style:style style:family="text" style:name="T1026">
      <style:text-properties fo:font-family="'Liberation Sans'" fo:font-size="10pt" fo:font-style="normal" style:text-underline-type="none" fo:font-weight="normal"/>
    </style:style>
    <style:style style:family="table-row" style:name="ro587">
      <style:table-row-properties style:row-height="12.75pt" style:use-optimal-row-height="false" fo:break-before="auto"/>
    </style:style>
    <style:style style:family="text" style:name="T1027">
      <style:text-properties fo:font-family="'Liberation Sans'" fo:font-size="10pt" fo:font-style="normal" style:text-underline-type="none" fo:font-weight="normal"/>
    </style:style>
    <style:style style:family="table-row" style:name="ro588">
      <style:table-row-properties style:row-height="12.75pt" style:use-optimal-row-height="false" fo:break-before="auto"/>
    </style:style>
    <style:style style:family="text" style:name="T1028">
      <style:text-properties fo:font-family="'Liberation Sans'" fo:font-size="10pt" fo:font-style="normal" style:text-underline-type="none" fo:font-weight="normal"/>
    </style:style>
    <style:style style:family="table-row" style:name="ro589">
      <style:table-row-properties style:row-height="12.75pt" style:use-optimal-row-height="false" fo:break-before="auto"/>
    </style:style>
    <style:style style:family="text" style:name="T1029">
      <style:text-properties fo:font-family="'Liberation Sans'" fo:font-size="10pt" fo:font-style="normal" style:text-underline-type="none" fo:font-weight="normal"/>
    </style:style>
    <style:style style:family="table-row" style:name="ro590">
      <style:table-row-properties style:row-height="12.75pt" style:use-optimal-row-height="false" fo:break-before="auto"/>
    </style:style>
    <style:style style:family="text" style:name="T1030">
      <style:text-properties fo:font-family="'Liberation Sans'" fo:font-size="10pt" fo:font-style="normal" style:text-underline-type="none" fo:font-weight="normal"/>
    </style:style>
    <style:style style:family="table-row" style:name="ro591">
      <style:table-row-properties style:row-height="12.75pt" style:use-optimal-row-height="false" fo:break-before="auto"/>
    </style:style>
    <style:style style:family="text" style:name="T1031">
      <style:text-properties fo:font-family="'Liberation Sans'" fo:font-size="10pt" fo:font-style="normal" style:text-underline-type="none" fo:font-weight="normal"/>
    </style:style>
    <style:style style:family="table-row" style:name="ro592">
      <style:table-row-properties style:row-height="12.75pt" style:use-optimal-row-height="false" fo:break-before="auto"/>
    </style:style>
    <style:style style:family="text" style:name="T1032">
      <style:text-properties fo:font-family="'Liberation Sans'" fo:font-size="10pt" fo:font-style="normal" style:text-underline-type="none" fo:font-weight="normal"/>
    </style:style>
    <style:style style:family="table-row" style:name="ro593">
      <style:table-row-properties style:row-height="12.75pt" style:use-optimal-row-height="false" fo:break-before="auto"/>
    </style:style>
    <style:style style:family="text" style:name="T1033">
      <style:text-properties fo:font-family="'Liberation Sans'" fo:font-size="10pt" fo:font-style="normal" style:text-underline-type="none" fo:font-weight="normal"/>
    </style:style>
    <style:style style:family="table-row" style:name="ro594">
      <style:table-row-properties style:row-height="12.75pt" style:use-optimal-row-height="false" fo:break-before="auto"/>
    </style:style>
    <style:style style:family="text" style:name="T1034">
      <style:text-properties fo:font-family="'Liberation Sans'" fo:font-size="10pt" fo:font-style="normal" style:text-underline-type="none" fo:font-weight="normal"/>
    </style:style>
    <style:style style:family="table-row" style:name="ro595">
      <style:table-row-properties style:row-height="12.75pt" style:use-optimal-row-height="false" fo:break-before="auto"/>
    </style:style>
    <style:style style:family="text" style:name="T1035">
      <style:text-properties fo:font-family="'Liberation Sans'" fo:font-size="10pt" fo:font-style="normal" style:text-underline-type="none" fo:font-weight="normal"/>
    </style:style>
    <style:style style:family="table-row" style:name="ro596">
      <style:table-row-properties style:row-height="12.75pt" style:use-optimal-row-height="false" fo:break-before="auto"/>
    </style:style>
    <style:style style:family="text" style:name="T1036">
      <style:text-properties fo:font-family="'Liberation Sans'" fo:font-size="10pt" fo:font-style="normal" style:text-underline-type="none" fo:font-weight="normal"/>
    </style:style>
    <style:style style:family="table-row" style:name="ro597">
      <style:table-row-properties style:row-height="12.75pt" style:use-optimal-row-height="false" fo:break-before="auto"/>
    </style:style>
    <style:style style:family="text" style:name="T1037">
      <style:text-properties fo:font-family="'Liberation Sans'" fo:font-size="10pt" fo:font-style="normal" style:text-underline-type="none" fo:font-weight="normal"/>
    </style:style>
    <style:style style:family="table-row" style:name="ro598">
      <style:table-row-properties style:row-height="12.75pt" style:use-optimal-row-height="false" fo:break-before="auto"/>
    </style:style>
    <style:style style:family="text" style:name="T1038">
      <style:text-properties fo:font-family="'Liberation Sans'" fo:font-size="10pt" fo:font-style="normal" style:text-underline-type="none" fo:font-weight="normal"/>
    </style:style>
    <style:style style:family="table-row" style:name="ro599">
      <style:table-row-properties style:row-height="12.75pt" style:use-optimal-row-height="false" fo:break-before="auto"/>
    </style:style>
    <style:style style:family="text" style:name="T1039">
      <style:text-properties fo:font-family="'Liberation Sans'" fo:font-size="10pt" fo:font-style="normal" style:text-underline-type="none" fo:font-weight="normal"/>
    </style:style>
    <style:style style:family="table-row" style:name="ro600">
      <style:table-row-properties style:row-height="12.75pt" style:use-optimal-row-height="false" fo:break-before="auto"/>
    </style:style>
    <style:style style:family="text" style:name="T1040">
      <style:text-properties fo:font-family="'Liberation Sans'" fo:font-size="10pt" fo:font-style="normal" style:text-underline-type="none" fo:font-weight="normal"/>
    </style:style>
    <style:style style:family="table-row" style:name="ro601">
      <style:table-row-properties style:row-height="12.75pt" style:use-optimal-row-height="false" fo:break-before="auto"/>
    </style:style>
    <style:style style:family="text" style:name="T1041">
      <style:text-properties fo:font-family="'Liberation Sans'" fo:font-size="10pt" fo:font-style="normal" style:text-underline-type="none" fo:font-weight="normal"/>
    </style:style>
    <style:style style:family="table-row" style:name="ro602">
      <style:table-row-properties style:row-height="12.75pt" style:use-optimal-row-height="false" fo:break-before="auto"/>
    </style:style>
    <style:style style:family="text" style:name="T1042">
      <style:text-properties fo:font-family="'Liberation Sans'" fo:font-size="10pt" fo:font-style="normal" style:text-underline-type="none" fo:font-weight="normal"/>
    </style:style>
    <style:style style:family="table-row" style:name="ro603">
      <style:table-row-properties style:row-height="12.75pt" style:use-optimal-row-height="false" fo:break-before="auto"/>
    </style:style>
    <style:style style:family="text" style:name="T1043">
      <style:text-properties fo:font-family="'Liberation Sans'" fo:font-size="10pt" fo:font-style="normal" style:text-underline-type="none" fo:font-weight="normal"/>
    </style:style>
    <style:style style:family="table-row" style:name="ro604">
      <style:table-row-properties style:row-height="12.75pt" style:use-optimal-row-height="false" fo:break-before="auto"/>
    </style:style>
    <style:style style:family="text" style:name="T1044">
      <style:text-properties fo:font-family="'Liberation Sans'" fo:font-size="10pt" fo:font-style="normal" style:text-underline-type="none" fo:font-weight="normal"/>
    </style:style>
    <style:style style:family="table-row" style:name="ro605">
      <style:table-row-properties style:row-height="12.75pt" style:use-optimal-row-height="false" fo:break-before="auto"/>
    </style:style>
    <style:style style:family="table-row" style:name="ro606">
      <style:table-row-properties style:row-height="12.75pt" style:use-optimal-row-height="false" fo:break-before="auto"/>
    </style:style>
    <style:style style:family="table-row" style:name="ro607">
      <style:table-row-properties style:row-height="12.75pt" style:use-optimal-row-height="false" fo:break-before="auto"/>
    </style:style>
    <style:style style:family="text" style:name="T1045">
      <style:text-properties fo:font-family="'Liberation Sans'" fo:font-size="10pt" fo:font-style="normal" style:text-underline-type="none" fo:font-weight="normal"/>
    </style:style>
    <style:style style:family="table-row" style:name="ro608">
      <style:table-row-properties style:row-height="12.75pt" style:use-optimal-row-height="false" fo:break-before="auto"/>
    </style:style>
    <style:style style:family="text" style:name="T1046">
      <style:text-properties fo:font-family="'Liberation Sans'" fo:font-size="10pt" fo:font-style="normal" style:text-underline-type="none" fo:font-weight="normal"/>
    </style:style>
    <style:style style:family="table-row" style:name="ro609">
      <style:table-row-properties style:row-height="12.75pt" style:use-optimal-row-height="false" fo:break-before="auto"/>
    </style:style>
    <style:style style:family="text" style:name="T1047">
      <style:text-properties fo:font-family="'Liberation Sans'" fo:font-size="10pt" fo:font-style="normal" style:text-underline-type="none" fo:font-weight="normal"/>
    </style:style>
    <style:style style:family="table-row" style:name="ro610">
      <style:table-row-properties style:row-height="12.75pt" style:use-optimal-row-height="false" fo:break-before="auto"/>
    </style:style>
    <style:style style:family="text" style:name="T1048">
      <style:text-properties fo:font-family="'Liberation Sans'" fo:font-size="10pt" fo:font-style="normal" style:text-underline-type="none" fo:font-weight="normal"/>
    </style:style>
    <style:style style:family="table-row" style:name="ro611">
      <style:table-row-properties style:row-height="12.75pt" style:use-optimal-row-height="false" fo:break-before="auto"/>
    </style:style>
    <style:style style:family="text" style:name="T1049">
      <style:text-properties fo:font-family="'Liberation Sans'" fo:font-size="10pt" fo:font-style="normal" style:text-underline-type="none" fo:font-weight="normal"/>
    </style:style>
    <style:style style:family="table-row" style:name="ro612">
      <style:table-row-properties style:row-height="12.75pt" style:use-optimal-row-height="false" fo:break-before="auto"/>
    </style:style>
    <style:style style:family="text" style:name="T1050">
      <style:text-properties fo:font-family="'Liberation Sans'" fo:font-size="10pt" fo:font-style="normal" style:text-underline-type="none" fo:font-weight="normal"/>
    </style:style>
    <style:style style:family="table-row" style:name="ro613">
      <style:table-row-properties style:row-height="12.75pt" style:use-optimal-row-height="false" fo:break-before="auto"/>
    </style:style>
    <style:style style:family="text" style:name="T1051">
      <style:text-properties fo:font-family="'Liberation Sans'" fo:font-size="10pt" fo:font-style="normal" style:text-underline-type="none" fo:font-weight="normal"/>
    </style:style>
    <style:style style:family="table-row" style:name="ro614">
      <style:table-row-properties style:row-height="12.75pt" style:use-optimal-row-height="false" fo:break-before="auto"/>
    </style:style>
    <style:style style:family="text" style:name="T1052">
      <style:text-properties fo:font-family="'Liberation Sans'" fo:font-size="10pt" fo:font-style="normal" style:text-underline-type="none" fo:font-weight="normal"/>
    </style:style>
    <style:style style:family="table-row" style:name="ro615">
      <style:table-row-properties style:row-height="12.75pt" style:use-optimal-row-height="false" fo:break-before="auto"/>
    </style:style>
    <style:style style:family="text" style:name="T1053">
      <style:text-properties fo:font-family="'Liberation Sans'" fo:font-size="10pt" fo:font-style="normal" style:text-underline-type="none" fo:font-weight="normal"/>
    </style:style>
    <style:style style:family="table-row" style:name="ro616">
      <style:table-row-properties style:row-height="12.75pt" style:use-optimal-row-height="false" fo:break-before="auto"/>
    </style:style>
    <style:style style:family="text" style:name="T1054">
      <style:text-properties fo:font-family="'Liberation Sans'" fo:font-size="10pt" fo:font-style="normal" style:text-underline-type="none" fo:font-weight="normal"/>
    </style:style>
    <style:style style:family="table-row" style:name="ro617">
      <style:table-row-properties style:row-height="12.75pt" style:use-optimal-row-height="false" fo:break-before="auto"/>
    </style:style>
    <style:style style:family="text" style:name="T1055">
      <style:text-properties fo:font-family="'Liberation Sans'" fo:font-size="10pt" fo:font-style="normal" style:text-underline-type="none" fo:font-weight="normal"/>
    </style:style>
    <style:style style:family="table-row" style:name="ro618">
      <style:table-row-properties style:row-height="12.75pt" style:use-optimal-row-height="false" fo:break-before="auto"/>
    </style:style>
    <style:style style:family="text" style:name="T1056">
      <style:text-properties fo:font-family="'Liberation Sans'" fo:font-size="10pt" fo:font-style="normal" style:text-underline-type="none" fo:font-weight="normal"/>
    </style:style>
    <style:style style:family="table-row" style:name="ro619">
      <style:table-row-properties style:row-height="12.75pt" style:use-optimal-row-height="false" fo:break-before="auto"/>
    </style:style>
    <style:style style:family="text" style:name="T1057">
      <style:text-properties fo:font-family="'Liberation Sans'" fo:font-size="10pt" fo:font-style="normal" style:text-underline-type="none" fo:font-weight="normal"/>
    </style:style>
    <style:style style:family="table-row" style:name="ro620">
      <style:table-row-properties style:row-height="12.75pt" style:use-optimal-row-height="false" fo:break-before="auto"/>
    </style:style>
    <style:style style:family="text" style:name="T1058">
      <style:text-properties fo:font-family="'Liberation Sans'" fo:font-size="10pt" fo:font-style="normal" style:text-underline-type="none" fo:font-weight="normal"/>
    </style:style>
    <style:style style:family="table-row" style:name="ro621">
      <style:table-row-properties style:row-height="12.75pt" style:use-optimal-row-height="false" fo:break-before="auto"/>
    </style:style>
    <style:style style:family="text" style:name="T1059">
      <style:text-properties fo:font-family="'Liberation Sans'" fo:font-size="10pt" fo:font-style="normal" style:text-underline-type="none" fo:font-weight="normal"/>
    </style:style>
    <style:style style:family="table-row" style:name="ro622">
      <style:table-row-properties style:row-height="12.75pt" style:use-optimal-row-height="false" fo:break-before="auto"/>
    </style:style>
    <style:style style:family="table-row" style:name="ro623">
      <style:table-row-properties style:row-height="12.75pt" style:use-optimal-row-height="false" fo:break-before="auto"/>
    </style:style>
    <style:style style:family="table-row" style:name="ro624">
      <style:table-row-properties style:row-height="12.75pt" style:use-optimal-row-height="false" fo:break-before="auto"/>
    </style:style>
    <style:style style:family="text" style:name="T1060">
      <style:text-properties fo:font-family="'Liberation Sans'" fo:font-size="10pt" fo:font-style="normal" style:text-underline-type="none" fo:font-weight="normal"/>
    </style:style>
    <style:style style:family="table-row" style:name="ro625">
      <style:table-row-properties style:row-height="12.75pt" style:use-optimal-row-height="false" fo:break-before="auto"/>
    </style:style>
    <style:style style:family="text" style:name="T1061">
      <style:text-properties fo:font-family="'Liberation Sans'" fo:font-size="10pt" fo:font-style="normal" style:text-underline-type="none" fo:font-weight="normal"/>
    </style:style>
    <style:style style:family="table-row" style:name="ro626">
      <style:table-row-properties style:row-height="12.75pt" style:use-optimal-row-height="false" fo:break-before="auto"/>
    </style:style>
    <style:style style:family="text" style:name="T1062">
      <style:text-properties fo:font-family="'Liberation Sans'" fo:font-size="10pt" fo:font-style="normal" style:text-underline-type="none" fo:font-weight="normal"/>
    </style:style>
    <style:style style:family="table-row" style:name="ro627">
      <style:table-row-properties style:row-height="12.75pt" style:use-optimal-row-height="false" fo:break-before="auto"/>
    </style:style>
    <style:style style:family="text" style:name="T1063">
      <style:text-properties fo:font-family="'Liberation Sans'" fo:font-size="10pt" fo:font-style="normal" style:text-underline-type="none" fo:font-weight="normal"/>
    </style:style>
    <style:style style:family="table-row" style:name="ro628">
      <style:table-row-properties style:row-height="12.75pt" style:use-optimal-row-height="false" fo:break-before="auto"/>
    </style:style>
    <style:style style:family="text" style:name="T1064">
      <style:text-properties fo:font-family="'Liberation Sans'" fo:font-size="10pt" fo:font-style="normal" style:text-underline-type="none" fo:font-weight="normal"/>
    </style:style>
    <style:style style:family="table-row" style:name="ro629">
      <style:table-row-properties style:row-height="12.75pt" style:use-optimal-row-height="false" fo:break-before="auto"/>
    </style:style>
    <style:style style:family="text" style:name="T1065">
      <style:text-properties fo:font-family="'Liberation Sans'" fo:font-size="10pt" fo:font-style="normal" style:text-underline-type="none" fo:font-weight="normal"/>
    </style:style>
    <style:style style:family="table-row" style:name="ro630">
      <style:table-row-properties style:row-height="12.75pt" style:use-optimal-row-height="false" fo:break-before="auto"/>
    </style:style>
    <style:style style:family="text" style:name="T1066">
      <style:text-properties fo:font-family="'Liberation Sans'" fo:font-size="10pt" fo:font-style="normal" style:text-underline-type="none" fo:font-weight="normal"/>
    </style:style>
    <style:style style:family="table-row" style:name="ro631">
      <style:table-row-properties style:row-height="12.75pt" style:use-optimal-row-height="false" fo:break-before="auto"/>
    </style:style>
    <style:style style:family="text" style:name="T1067">
      <style:text-properties fo:font-family="'Liberation Sans'" fo:font-size="10pt" fo:font-style="normal" style:text-underline-type="none" fo:font-weight="normal"/>
    </style:style>
    <style:style style:family="table-row" style:name="ro632">
      <style:table-row-properties style:row-height="12.75pt" style:use-optimal-row-height="false" fo:break-before="auto"/>
    </style:style>
    <style:style style:family="text" style:name="T1068">
      <style:text-properties fo:font-family="'Liberation Sans'" fo:font-size="10pt" fo:font-style="normal" style:text-underline-type="none" fo:font-weight="normal"/>
    </style:style>
    <style:style style:family="table-row" style:name="ro633">
      <style:table-row-properties style:row-height="12.75pt" style:use-optimal-row-height="false" fo:break-before="auto"/>
    </style:style>
    <style:style style:family="text" style:name="T1069">
      <style:text-properties fo:font-family="'Liberation Sans'" fo:font-size="10pt" fo:font-style="normal" style:text-underline-type="none" fo:font-weight="normal"/>
    </style:style>
    <style:style style:family="table-row" style:name="ro634">
      <style:table-row-properties style:row-height="12.75pt" style:use-optimal-row-height="false" fo:break-before="auto"/>
    </style:style>
    <style:style style:family="text" style:name="T1070">
      <style:text-properties fo:font-family="'Liberation Sans'" fo:font-size="10pt" fo:font-style="normal" style:text-underline-type="none" fo:font-weight="normal"/>
    </style:style>
    <style:style style:family="table-row" style:name="ro635">
      <style:table-row-properties style:row-height="12.75pt" style:use-optimal-row-height="false" fo:break-before="auto"/>
    </style:style>
    <style:style style:family="text" style:name="T1071">
      <style:text-properties fo:font-family="'Liberation Sans'" fo:font-size="10pt" fo:font-style="normal" style:text-underline-type="none" fo:font-weight="normal"/>
    </style:style>
    <style:style style:family="table-row" style:name="ro636">
      <style:table-row-properties style:row-height="12.75pt" style:use-optimal-row-height="false" fo:break-before="auto"/>
    </style:style>
    <style:style style:family="text" style:name="T1072">
      <style:text-properties fo:font-family="'Liberation Sans'" fo:font-size="10pt" fo:font-style="normal" style:text-underline-type="none" fo:font-weight="normal"/>
    </style:style>
    <style:style style:family="table-row" style:name="ro637">
      <style:table-row-properties style:row-height="12.75pt" style:use-optimal-row-height="false" fo:break-before="auto"/>
    </style:style>
    <style:style style:family="text" style:name="T1073">
      <style:text-properties fo:font-family="'Liberation Sans'" fo:font-size="10pt" fo:font-style="normal" style:text-underline-type="none" fo:font-weight="normal"/>
    </style:style>
    <style:style style:family="table-row" style:name="ro638">
      <style:table-row-properties style:row-height="12.75pt" style:use-optimal-row-height="false" fo:break-before="auto"/>
    </style:style>
    <style:style style:family="text" style:name="T1074">
      <style:text-properties fo:font-family="'Liberation Sans'" fo:font-size="10pt" fo:font-style="normal" style:text-underline-type="none" fo:font-weight="normal"/>
    </style:style>
    <style:style style:family="table-row" style:name="ro639">
      <style:table-row-properties style:row-height="12.75pt" style:use-optimal-row-height="false" fo:break-before="auto"/>
    </style:style>
    <style:style style:family="table-row" style:name="ro640">
      <style:table-row-properties style:row-height="12.75pt" style:use-optimal-row-height="false" fo:break-before="auto"/>
    </style:style>
    <style:style style:family="table-row" style:name="ro641">
      <style:table-row-properties style:row-height="12.75pt" style:use-optimal-row-height="false" fo:break-before="auto"/>
    </style:style>
    <style:style style:family="text" style:name="T1075">
      <style:text-properties fo:font-family="'Liberation Sans'" fo:font-size="10pt" fo:font-style="normal" style:text-underline-type="none" fo:font-weight="normal"/>
    </style:style>
    <style:style style:family="table-row" style:name="ro642">
      <style:table-row-properties style:row-height="12.75pt" style:use-optimal-row-height="false" fo:break-before="auto"/>
    </style:style>
    <style:style style:family="text" style:name="T1076">
      <style:text-properties fo:font-family="'Liberation Sans'" fo:font-size="10pt" fo:font-style="normal" style:text-underline-type="none" fo:font-weight="normal"/>
    </style:style>
    <style:style style:family="table-row" style:name="ro643">
      <style:table-row-properties style:row-height="12.75pt" style:use-optimal-row-height="false" fo:break-before="auto"/>
    </style:style>
    <style:style style:family="text" style:name="T1077">
      <style:text-properties fo:font-family="'Liberation Sans'" fo:font-size="10pt" fo:font-style="normal" style:text-underline-type="none" fo:font-weight="normal"/>
    </style:style>
    <style:style style:family="table-row" style:name="ro644">
      <style:table-row-properties style:row-height="12.75pt" style:use-optimal-row-height="false" fo:break-before="auto"/>
    </style:style>
    <style:style style:family="text" style:name="T1078">
      <style:text-properties fo:font-family="'Liberation Sans'" fo:font-size="10pt" fo:font-style="normal" style:text-underline-type="none" fo:font-weight="normal"/>
    </style:style>
    <style:style style:family="table-row" style:name="ro645">
      <style:table-row-properties style:row-height="12.75pt" style:use-optimal-row-height="false" fo:break-before="auto"/>
    </style:style>
    <style:style style:family="text" style:name="T1079">
      <style:text-properties fo:font-family="'Liberation Sans'" fo:font-size="10pt" fo:font-style="normal" style:text-underline-type="none" fo:font-weight="normal"/>
    </style:style>
    <style:style style:family="table-row" style:name="ro646">
      <style:table-row-properties style:row-height="12.75pt" style:use-optimal-row-height="false" fo:break-before="auto"/>
    </style:style>
    <style:style style:family="text" style:name="T1080">
      <style:text-properties fo:font-family="'Liberation Sans'" fo:font-size="10pt" fo:font-style="normal" style:text-underline-type="none" fo:font-weight="normal"/>
    </style:style>
    <style:style style:family="table-row" style:name="ro647">
      <style:table-row-properties style:row-height="12.75pt" style:use-optimal-row-height="false" fo:break-before="auto"/>
    </style:style>
    <style:style style:family="text" style:name="T1081">
      <style:text-properties fo:font-family="'Liberation Sans'" fo:font-size="10pt" fo:font-style="normal" style:text-underline-type="none" fo:font-weight="normal"/>
    </style:style>
    <style:style style:family="table-row" style:name="ro648">
      <style:table-row-properties style:row-height="12.75pt" style:use-optimal-row-height="false" fo:break-before="auto"/>
    </style:style>
    <style:style style:family="text" style:name="T1082">
      <style:text-properties fo:font-family="'Liberation Sans'" fo:font-size="10pt" fo:font-style="normal" style:text-underline-type="none" fo:font-weight="normal"/>
    </style:style>
    <style:style style:family="table-row" style:name="ro649">
      <style:table-row-properties style:row-height="12.75pt" style:use-optimal-row-height="false" fo:break-before="auto"/>
    </style:style>
    <style:style style:family="text" style:name="T1083">
      <style:text-properties fo:font-family="'Liberation Sans'" fo:font-size="10pt" fo:font-style="normal" style:text-underline-type="none" fo:font-weight="normal"/>
    </style:style>
    <style:style style:family="table-row" style:name="ro650">
      <style:table-row-properties style:row-height="12.75pt" style:use-optimal-row-height="false" fo:break-before="auto"/>
    </style:style>
    <style:style style:family="text" style:name="T1084">
      <style:text-properties fo:font-family="'Liberation Sans'" fo:font-size="10pt" fo:font-style="normal" style:text-underline-type="none" fo:font-weight="normal"/>
    </style:style>
    <style:style style:family="table-row" style:name="ro651">
      <style:table-row-properties style:row-height="12.75pt" style:use-optimal-row-height="false" fo:break-before="auto"/>
    </style:style>
    <style:style style:family="text" style:name="T1085">
      <style:text-properties fo:font-family="'Liberation Sans'" fo:font-size="10pt" fo:font-style="normal" style:text-underline-type="none" fo:font-weight="normal"/>
    </style:style>
    <style:style style:family="table-row" style:name="ro652">
      <style:table-row-properties style:row-height="12.75pt" style:use-optimal-row-height="false" fo:break-before="auto"/>
    </style:style>
    <style:style style:family="text" style:name="T1086">
      <style:text-properties fo:font-family="'Liberation Sans'" fo:font-size="10pt" fo:font-style="normal" style:text-underline-type="none" fo:font-weight="normal"/>
    </style:style>
    <style:style style:family="table-row" style:name="ro653">
      <style:table-row-properties style:row-height="12.75pt" style:use-optimal-row-height="false" fo:break-before="auto"/>
    </style:style>
    <style:style style:family="text" style:name="T1087">
      <style:text-properties fo:font-family="'Liberation Sans'" fo:font-size="10pt" fo:font-style="normal" style:text-underline-type="none" fo:font-weight="normal"/>
    </style:style>
    <style:style style:family="table-row" style:name="ro654">
      <style:table-row-properties style:row-height="12.75pt" style:use-optimal-row-height="false" fo:break-before="auto"/>
    </style:style>
    <style:style style:family="text" style:name="T1088">
      <style:text-properties fo:font-family="'Liberation Sans'" fo:font-size="10pt" fo:font-style="normal" style:text-underline-type="none" fo:font-weight="normal"/>
    </style:style>
    <style:style style:family="table-row" style:name="ro655">
      <style:table-row-properties style:row-height="12.75pt" style:use-optimal-row-height="false" fo:break-before="auto"/>
    </style:style>
    <style:style style:family="text" style:name="T1089">
      <style:text-properties fo:font-family="'Liberation Sans'" fo:font-size="10pt" fo:font-style="normal" style:text-underline-type="none" fo:font-weight="normal"/>
    </style:style>
    <style:style style:family="table-row" style:name="ro656">
      <style:table-row-properties style:row-height="12.75pt" style:use-optimal-row-height="false" fo:break-before="auto"/>
    </style:style>
    <style:style style:family="table-row" style:name="ro657">
      <style:table-row-properties style:row-height="12.75pt" style:use-optimal-row-height="false" fo:break-before="auto"/>
    </style:style>
    <style:style style:family="table-row" style:name="ro658">
      <style:table-row-properties style:row-height="12.75pt" style:use-optimal-row-height="false" fo:break-before="auto"/>
    </style:style>
    <style:style style:family="text" style:name="T1090">
      <style:text-properties fo:font-family="'Liberation Sans'" fo:font-size="10pt" fo:font-style="normal" style:text-underline-type="none" fo:font-weight="normal"/>
    </style:style>
    <style:style style:family="table-row" style:name="ro659">
      <style:table-row-properties style:row-height="12.75pt" style:use-optimal-row-height="false" fo:break-before="auto"/>
    </style:style>
    <style:style style:family="text" style:name="T1091">
      <style:text-properties fo:font-family="'Liberation Sans'" fo:font-size="10pt" fo:font-style="normal" style:text-underline-type="none" fo:font-weight="normal"/>
    </style:style>
    <style:style style:family="table-row" style:name="ro660">
      <style:table-row-properties style:row-height="12.75pt" style:use-optimal-row-height="false" fo:break-before="auto"/>
    </style:style>
    <style:style style:family="text" style:name="T1092">
      <style:text-properties fo:font-family="'Liberation Sans'" fo:font-size="10pt" fo:font-style="normal" style:text-underline-type="none" fo:font-weight="normal"/>
    </style:style>
    <style:style style:family="table-row" style:name="ro661">
      <style:table-row-properties style:row-height="12.75pt" style:use-optimal-row-height="false" fo:break-before="auto"/>
    </style:style>
    <style:style style:family="text" style:name="T1093">
      <style:text-properties fo:font-family="'Liberation Sans'" fo:font-size="10pt" fo:font-style="normal" style:text-underline-type="none" fo:font-weight="normal"/>
    </style:style>
    <style:style style:family="table-row" style:name="ro662">
      <style:table-row-properties style:row-height="12.75pt" style:use-optimal-row-height="false" fo:break-before="auto"/>
    </style:style>
    <style:style style:family="text" style:name="T1094">
      <style:text-properties fo:font-family="'Liberation Sans'" fo:font-size="10pt" fo:font-style="normal" style:text-underline-type="none" fo:font-weight="normal"/>
    </style:style>
    <style:style style:family="table-row" style:name="ro663">
      <style:table-row-properties style:row-height="12.75pt" style:use-optimal-row-height="false" fo:break-before="auto"/>
    </style:style>
    <style:style style:family="text" style:name="T1095">
      <style:text-properties fo:font-family="'Liberation Sans'" fo:font-size="10pt" fo:font-style="normal" style:text-underline-type="none" fo:font-weight="normal"/>
    </style:style>
    <style:style style:family="table-row" style:name="ro664">
      <style:table-row-properties style:row-height="12.75pt" style:use-optimal-row-height="false" fo:break-before="auto"/>
    </style:style>
    <style:style style:family="text" style:name="T1096">
      <style:text-properties fo:font-family="'Liberation Sans'" fo:font-size="10pt" fo:font-style="normal" style:text-underline-type="none" fo:font-weight="normal"/>
    </style:style>
    <style:style style:family="table-row" style:name="ro665">
      <style:table-row-properties style:row-height="12.75pt" style:use-optimal-row-height="false" fo:break-before="auto"/>
    </style:style>
    <style:style style:family="text" style:name="T1097">
      <style:text-properties fo:font-family="'Liberation Sans'" fo:font-size="10pt" fo:font-style="normal" style:text-underline-type="none" fo:font-weight="normal"/>
    </style:style>
    <style:style style:family="table-row" style:name="ro666">
      <style:table-row-properties style:row-height="12.75pt" style:use-optimal-row-height="false" fo:break-before="auto"/>
    </style:style>
    <style:style style:family="text" style:name="T1098">
      <style:text-properties fo:font-family="'Liberation Sans'" fo:font-size="10pt" fo:font-style="normal" style:text-underline-type="none" fo:font-weight="normal"/>
    </style:style>
    <style:style style:family="table-row" style:name="ro667">
      <style:table-row-properties style:row-height="12.75pt" style:use-optimal-row-height="false" fo:break-before="auto"/>
    </style:style>
    <style:style style:family="text" style:name="T1099">
      <style:text-properties fo:font-family="'Liberation Sans'" fo:font-size="10pt" fo:font-style="normal" style:text-underline-type="none" fo:font-weight="normal"/>
    </style:style>
    <style:style style:family="table-row" style:name="ro668">
      <style:table-row-properties style:row-height="12.75pt" style:use-optimal-row-height="false" fo:break-before="auto"/>
    </style:style>
    <style:style style:family="text" style:name="T1100">
      <style:text-properties fo:font-family="'Liberation Sans'" fo:font-size="10pt" fo:font-style="normal" style:text-underline-type="none" fo:font-weight="normal"/>
    </style:style>
    <style:style style:family="table-row" style:name="ro669">
      <style:table-row-properties style:row-height="12.75pt" style:use-optimal-row-height="false" fo:break-before="auto"/>
    </style:style>
    <style:style style:family="text" style:name="T1101">
      <style:text-properties fo:font-family="'Liberation Sans'" fo:font-size="10pt" fo:font-style="normal" style:text-underline-type="none" fo:font-weight="normal"/>
    </style:style>
    <style:style style:family="table-row" style:name="ro670">
      <style:table-row-properties style:row-height="12.75pt" style:use-optimal-row-height="false" fo:break-before="auto"/>
    </style:style>
    <style:style style:family="text" style:name="T1102">
      <style:text-properties fo:font-family="'Liberation Sans'" fo:font-size="10pt" fo:font-style="normal" style:text-underline-type="none" fo:font-weight="normal"/>
    </style:style>
    <style:style style:family="table-row" style:name="ro671">
      <style:table-row-properties style:row-height="12.75pt" style:use-optimal-row-height="false" fo:break-before="auto"/>
    </style:style>
    <style:style style:family="text" style:name="T1103">
      <style:text-properties fo:font-family="'Liberation Sans'" fo:font-size="10pt" fo:font-style="normal" style:text-underline-type="none" fo:font-weight="normal"/>
    </style:style>
    <style:style style:family="table-row" style:name="ro672">
      <style:table-row-properties style:row-height="12.75pt" style:use-optimal-row-height="false" fo:break-before="auto"/>
    </style:style>
    <style:style style:family="text" style:name="T1104">
      <style:text-properties fo:font-family="'Liberation Sans'" fo:font-size="10pt" fo:font-style="normal" style:text-underline-type="none" fo:font-weight="normal"/>
    </style:style>
    <style:style style:family="table-row" style:name="ro673">
      <style:table-row-properties style:row-height="12.75pt" style:use-optimal-row-height="false" fo:break-before="auto"/>
    </style:style>
    <style:style style:family="table-row" style:name="ro674">
      <style:table-row-properties style:row-height="12.75pt" style:use-optimal-row-height="false" fo:break-before="auto"/>
    </style:style>
    <style:style style:family="table-row" style:name="ro675">
      <style:table-row-properties style:row-height="12.75pt" style:use-optimal-row-height="false" fo:break-before="auto"/>
    </style:style>
    <style:style style:family="text" style:name="T1105">
      <style:text-properties fo:font-family="'Liberation Sans'" fo:font-size="10pt" fo:font-style="normal" style:text-underline-type="none" fo:font-weight="normal"/>
    </style:style>
    <style:style style:family="table-row" style:name="ro676">
      <style:table-row-properties style:row-height="12.75pt" style:use-optimal-row-height="false" fo:break-before="auto"/>
    </style:style>
    <style:style style:family="text" style:name="T1106">
      <style:text-properties fo:font-family="'Liberation Sans'" fo:font-size="10pt" fo:font-style="normal" style:text-underline-type="none" fo:font-weight="normal"/>
    </style:style>
    <style:style style:family="table-row" style:name="ro677">
      <style:table-row-properties style:row-height="12.75pt" style:use-optimal-row-height="false" fo:break-before="auto"/>
    </style:style>
    <style:style style:family="text" style:name="T1107">
      <style:text-properties fo:font-family="'Liberation Sans'" fo:font-size="10pt" fo:font-style="normal" style:text-underline-type="none" fo:font-weight="normal"/>
    </style:style>
    <style:style style:family="table-row" style:name="ro678">
      <style:table-row-properties style:row-height="12.75pt" style:use-optimal-row-height="false" fo:break-before="auto"/>
    </style:style>
    <style:style style:family="text" style:name="T1108">
      <style:text-properties fo:font-family="'Liberation Sans'" fo:font-size="10pt" fo:font-style="normal" style:text-underline-type="none" fo:font-weight="normal"/>
    </style:style>
    <style:style style:family="table-row" style:name="ro679">
      <style:table-row-properties style:row-height="12.75pt" style:use-optimal-row-height="false" fo:break-before="auto"/>
    </style:style>
    <style:style style:family="text" style:name="T1109">
      <style:text-properties fo:font-family="'Liberation Sans'" fo:font-size="10pt" fo:font-style="normal" style:text-underline-type="none" fo:font-weight="normal"/>
    </style:style>
    <style:style style:family="table-row" style:name="ro680">
      <style:table-row-properties style:row-height="12.75pt" style:use-optimal-row-height="false" fo:break-before="auto"/>
    </style:style>
    <style:style style:family="text" style:name="T1110">
      <style:text-properties fo:font-family="'Liberation Sans'" fo:font-size="10pt" fo:font-style="normal" style:text-underline-type="none" fo:font-weight="normal"/>
    </style:style>
    <style:style style:family="table-row" style:name="ro681">
      <style:table-row-properties style:row-height="12.75pt" style:use-optimal-row-height="false" fo:break-before="auto"/>
    </style:style>
    <style:style style:family="text" style:name="T1111">
      <style:text-properties fo:font-family="'Liberation Sans'" fo:font-size="10pt" fo:font-style="normal" style:text-underline-type="none" fo:font-weight="normal"/>
    </style:style>
    <style:style style:family="table-row" style:name="ro682">
      <style:table-row-properties style:row-height="12.75pt" style:use-optimal-row-height="false" fo:break-before="auto"/>
    </style:style>
    <style:style style:family="text" style:name="T1112">
      <style:text-properties fo:font-family="'Liberation Sans'" fo:font-size="10pt" fo:font-style="normal" style:text-underline-type="none" fo:font-weight="normal"/>
    </style:style>
    <style:style style:family="table-row" style:name="ro683">
      <style:table-row-properties style:row-height="12.75pt" style:use-optimal-row-height="false" fo:break-before="auto"/>
    </style:style>
    <style:style style:family="text" style:name="T1113">
      <style:text-properties fo:font-family="'Liberation Sans'" fo:font-size="10pt" fo:font-style="normal" style:text-underline-type="none" fo:font-weight="normal"/>
    </style:style>
    <style:style style:family="table-row" style:name="ro684">
      <style:table-row-properties style:row-height="12.75pt" style:use-optimal-row-height="false" fo:break-before="auto"/>
    </style:style>
    <style:style style:family="text" style:name="T1114">
      <style:text-properties fo:font-family="'Liberation Sans'" fo:font-size="10pt" fo:font-style="normal" style:text-underline-type="none" fo:font-weight="normal"/>
    </style:style>
    <style:style style:family="table-row" style:name="ro685">
      <style:table-row-properties style:row-height="12.75pt" style:use-optimal-row-height="false" fo:break-before="auto"/>
    </style:style>
    <style:style style:family="text" style:name="T1115">
      <style:text-properties fo:font-family="'Liberation Sans'" fo:font-size="10pt" fo:font-style="normal" style:text-underline-type="none" fo:font-weight="normal"/>
    </style:style>
    <style:style style:family="table-row" style:name="ro686">
      <style:table-row-properties style:row-height="12.75pt" style:use-optimal-row-height="false" fo:break-before="auto"/>
    </style:style>
    <style:style style:family="text" style:name="T1116">
      <style:text-properties fo:font-family="'Liberation Sans'" fo:font-size="10pt" fo:font-style="normal" style:text-underline-type="none" fo:font-weight="normal"/>
    </style:style>
    <style:style style:family="table-row" style:name="ro687">
      <style:table-row-properties style:row-height="12.75pt" style:use-optimal-row-height="false" fo:break-before="auto"/>
    </style:style>
    <style:style style:family="text" style:name="T1117">
      <style:text-properties fo:font-family="'Liberation Sans'" fo:font-size="10pt" fo:font-style="normal" style:text-underline-type="none" fo:font-weight="normal"/>
    </style:style>
    <style:style style:family="table-row" style:name="ro688">
      <style:table-row-properties style:row-height="12.75pt" style:use-optimal-row-height="false" fo:break-before="auto"/>
    </style:style>
    <style:style style:family="text" style:name="T1118">
      <style:text-properties fo:font-family="'Liberation Sans'" fo:font-size="10pt" fo:font-style="normal" style:text-underline-type="none" fo:font-weight="normal"/>
    </style:style>
    <style:style style:family="table-row" style:name="ro689">
      <style:table-row-properties style:row-height="14.95pt" style:use-optimal-row-height="false" fo:break-before="auto"/>
    </style:style>
    <style:style style:family="text" style:name="T1119">
      <style:text-properties fo:font-family="'Liberation Sans'" fo:font-size="10pt" fo:font-style="normal" style:text-underline-type="none" fo:font-weight="normal"/>
    </style:style>
    <style:style style:family="table-row" style:name="ro690">
      <style:table-row-properties style:row-height="12.75pt" style:use-optimal-row-height="true" fo:break-before="auto"/>
    </style:style>
    <style:style style:family="text" style:name="T1120">
      <style:text-properties fo:font-family="'Liberation Sans'" fo:font-size="10pt" fo:font-style="normal" style:text-underline-type="none" fo:font-weight="normal"/>
    </style:style>
    <style:style style:family="table-row" style:name="ro691">
      <style:table-row-properties style:row-height="12.75pt" style:use-optimal-row-height="true" fo:break-before="auto"/>
    </style:style>
    <style:style style:family="text" style:name="T1121">
      <style:text-properties fo:font-family="'Liberation Sans'" fo:font-size="10pt" fo:font-style="normal" style:text-underline-type="none" fo:font-weight="normal"/>
    </style:style>
    <style:style style:family="table-row" style:name="ro692">
      <style:table-row-properties style:row-height="12.75pt" style:use-optimal-row-height="true" fo:break-before="auto"/>
    </style:style>
    <style:style style:family="text" style:name="T1122">
      <style:text-properties fo:font-family="'Liberation Sans'" fo:font-size="10pt" fo:font-style="normal" style:text-underline-type="none" fo:font-weight="normal"/>
    </style:style>
    <style:style style:family="table-row" style:name="ro693">
      <style:table-row-properties style:row-height="12.75pt" style:use-optimal-row-height="true" fo:break-before="auto"/>
    </style:style>
    <style:style style:family="table-row" style:name="ro694">
      <style:table-row-properties style:row-height="12.75pt" style:use-optimal-row-height="true" fo:break-before="auto"/>
    </style:style>
    <style:style style:family="table-row" style:name="ro695">
      <style:table-row-properties style:row-height="12.75pt" style:use-optimal-row-height="true" fo:break-before="auto"/>
    </style:style>
    <style:style style:family="table-row" style:name="ro696">
      <style:table-row-properties style:row-height="12.75pt" style:use-optimal-row-height="true" fo:break-before="auto"/>
    </style:style>
    <style:style style:family="table-row" style:name="ro697">
      <style:table-row-properties style:row-height="12.75pt" style:use-optimal-row-height="true" fo:break-before="auto"/>
    </style:style>
    <style:style style:family="table-row" style:name="ro698">
      <style:table-row-properties style:row-height="12.75pt" style:use-optimal-row-height="true" fo:break-before="auto"/>
    </style:style>
    <style:style style:family="table-row" style:name="ro699">
      <style:table-row-properties style:row-height="12.75pt" style:use-optimal-row-height="true" fo:break-before="auto"/>
    </style:style>
    <style:style style:family="table-row" style:name="ro700">
      <style:table-row-properties style:row-height="12.75pt" style:use-optimal-row-height="true" fo:break-before="auto"/>
    </style:style>
    <style:style style:family="table-row" style:name="ro701">
      <style:table-row-properties style:row-height="12.75pt" style:use-optimal-row-height="true" fo:break-before="auto"/>
    </style:style>
    <style:style style:family="table-row" style:name="ro702">
      <style:table-row-properties style:row-height="12.75pt" style:use-optimal-row-height="true" fo:break-before="auto"/>
    </style:style>
    <style:style style:family="table-row" style:name="ro703">
      <style:table-row-properties style:row-height="12.75pt" style:use-optimal-row-height="true" fo:break-before="auto"/>
    </style:style>
    <style:style style:family="table-row" style:name="ro704">
      <style:table-row-properties style:row-height="12.75pt" style:use-optimal-row-height="true" fo:break-before="auto"/>
    </style:style>
    <style:style style:family="table-row" style:name="ro705">
      <style:table-row-properties style:row-height="12.75pt" style:use-optimal-row-height="true" fo:break-before="auto"/>
    </style:style>
    <style:style style:family="graphic" style:name="gr2">
      <style:graphic-properties draw:fill="none" draw:auto-grow-height="false" draw:auto-grow-width="false" draw:stroke="none" fo:background-color="transparent"/>
    </style:style>
    <style:style style:family="paragraph" style:name="P1">
      <style:paragraph-properties fo:text-align="left"/>
      <style:text-properties/>
    </style:style>
    <style:style style:family="text" style:name="T1123">
      <style:text-properties fo:font-family="Liberation Sans" fo:font-size="10pt" style:font-size-asian="10pt" style:font-size-complex="10pt" fo:language="en" fo:country="GB" style:text-underline-type="none"/>
    </style:style>
    <style:style style:family="text" style:name="T1124">
      <style:text-properties fo:color="#0000FF" fo:font-family="Liberation Sans" fo:font-size="10pt" style:font-size-asian="10pt" style:font-size-complex="10pt" fo:language="en" fo:country="GB" style:text-underline-type="none"/>
    </style:style>
    <style:style style:family="text" style:name="T1125">
      <style:text-properties fo:font-family="Liberation Sans" fo:font-size="10pt" style:font-size-asian="10pt" style:font-size-complex="10pt" fo:language="en" fo:country="GB" style:text-underline-type="none"/>
    </style:style>
    <style:style style:family="text" style:name="T1126">
      <style:text-properties fo:color="#FF0000" fo:font-family="Liberation Sans" fo:font-size="10pt" style:font-size-asian="10pt" style:font-size-complex="10pt" fo:language="en" fo:country="GB" style:text-underline-type="none"/>
    </style:style>
    <style:style style:family="text" style:name="T1127">
      <style:text-properties fo:font-family="Liberation Sans" fo:font-size="10pt" style:font-size-asian="10pt" style:font-size-complex="10pt" fo:language="en" fo:country="GB" style:text-underline-type="none"/>
    </style:style>
    <style:style style:family="text" style:name="T1128">
      <style:text-properties fo:color="#0000FF" fo:font-family="Liberation Sans" fo:font-size="10pt" style:font-size-asian="10pt" style:font-size-complex="10pt" fo:language="en" fo:country="GB" style:text-underline-type="none"/>
    </style:style>
    <style:style style:family="text" style:name="T1129">
      <style:text-properties fo:font-family="Liberation Sans" fo:font-size="10pt" style:font-size-asian="10pt" style:font-size-complex="10pt" fo:language="en" fo:country="GB" style:text-underline-type="none"/>
    </style:style>
    <style:style style:family="text" style:name="T1130">
      <style:text-properties fo:color="#008000" fo:font-family="Liberation Sans" fo:font-size="10pt" style:font-size-asian="10pt" style:font-size-complex="10pt" fo:language="en" fo:country="GB" style:text-underline-type="none"/>
    </style:style>
    <style:style style:family="text" style:name="T1131">
      <style:text-properties fo:font-family="Liberation Sans" fo:font-size="10pt" style:font-size-asian="10pt" style:font-size-complex="10pt" fo:language="en" fo:country="GB" style:text-underline-type="none"/>
    </style:style>
    <style:style style:family="text" style:name="T1132">
      <style:text-properties fo:color="#0000FF" fo:font-family="Liberation Sans" fo:font-size="10pt" style:font-size-asian="10pt" style:font-size-complex="10pt" fo:language="en" fo:country="GB" style:text-underline-type="none"/>
    </style:style>
    <style:style style:family="text" style:name="T1133">
      <style:text-properties fo:font-family="Liberation Sans" fo:font-size="10pt" style:font-size-asian="10pt" style:font-size-complex="10pt" fo:language="en" fo:country="GB" style:text-underline-type="none"/>
    </style:style>
    <style:style style:family="text" style:name="T1134">
      <style:text-properties fo:color="#800000" fo:font-family="Liberation Sans" fo:font-size="10pt" style:font-size-asian="10pt" style:font-size-complex="10pt" fo:language="en" fo:country="GB" style:text-underline-type="none"/>
    </style:style>
    <style:style style:family="text" style:name="T1135">
      <style:text-properties fo:font-family="Liberation Sans" fo:font-size="10pt" style:font-size-asian="10pt" style:font-size-complex="10pt" fo:language="en" fo:country="GB" style:text-underline-type="none"/>
    </style:style>
    <style:style style:family="paragraph" style:name="P2">
      <style:paragraph-properties fo:text-align="left"/>
      <style:text-properties/>
    </style:style>
    <style:style style:master-page-name="MasterPage6" style:family="table" style:name="ta6">
      <style:table-properties table:display="true"/>
    </style:style>
    <style:style style:family="table-column" style:name="co56">
      <style:table-column-properties style:column-width="1.746cm" loext:column-width-sym="8.664" fo:break-before="auto"/>
    </style:style>
    <style:style style:family="table-row" style:name="ro706">
      <style:table-row-properties style:row-height="0.4234cm" fo:break-before="auto"/>
    </style:style>
    <style:style style:family="table-column" style:name="co57">
      <style:table-column-properties style:column-width="3.651cm" style:use-optimal-column-width="false" loext:column-width-sym="19.0039" fo:break-before="auto"/>
    </style:style>
    <style:style style:family="table-column" style:name="co58">
      <style:table-column-properties style:column-width="2.672cm" style:use-optimal-column-width="false" loext:column-width-sym="13.7298" fo:break-before="auto"/>
    </style:style>
    <style:style style:family="table-column" style:name="co59">
      <style:table-column-properties style:column-width="2.62cm" style:use-optimal-column-width="false" loext:column-width-sym="13.475" fo:break-before="auto"/>
    </style:style>
    <style:style style:family="table-column" style:name="co60">
      <style:table-column-properties style:column-width="1.191cm" style:use-optimal-column-width="false" loext:column-width-sym="5.6938" fo:break-before="auto"/>
    </style:style>
    <style:style style:family="table-column" style:name="co61">
      <style:table-column-properties style:column-width="1.27cm" style:use-optimal-column-width="false" loext:column-width-sym="6.0858" fo:break-before="auto"/>
    </style:style>
    <style:style style:family="table-column" style:name="co62">
      <style:table-column-properties style:column-width="0.635cm" style:use-optimal-column-width="false" loext:column-width-sym="2.7244" fo:break-before="auto"/>
    </style:style>
    <style:style style:family="table-column" style:name="co63">
      <style:table-column-properties style:column-width="0.7144cm" style:use-optimal-column-width="false" loext:column-width-sym="3.1066" fo:break-before="auto"/>
    </style:style>
    <style:style style:family="table-column" style:name="co64">
      <style:table-column-properties style:column-width="0.8203cm" style:use-optimal-column-width="false" loext:column-width-sym="3.7632" fo:break-before="auto"/>
    </style:style>
    <style:style style:family="table-column" style:name="co65">
      <style:table-column-properties style:column-width="0.7409cm" style:use-optimal-column-width="false" loext:column-width-sym="3.2438" fo:break-before="auto"/>
    </style:style>
    <style:style style:family="table-column" style:name="co66">
      <style:table-column-properties style:column-width="0.9526cm" style:use-optimal-column-width="false" loext:column-width-sym="4.41" fo:break-before="auto"/>
    </style:style>
    <style:style style:family="table-column" style:name="co67">
      <style:table-column-properties style:column-width="1.164cm" style:use-optimal-column-width="false" loext:column-width-sym="5.5664" fo:break-before="auto"/>
    </style:style>
    <style:style style:family="table-column" style:name="co68">
      <style:table-column-properties style:column-width="0.688cm" style:use-optimal-column-width="false" loext:column-width-sym="2.9792" fo:break-before="auto"/>
    </style:style>
    <style:style style:family="table-column" style:name="co69">
      <style:table-column-properties style:column-width="1.773cm" style:use-optimal-column-width="false" loext:column-width-sym="8.85156" fo:break-before="auto"/>
    </style:style>
    <style:style style:family="table-column" style:name="co70">
      <style:table-column-properties style:column-width="1.799cm" style:use-optimal-column-width="false" loext:column-width-sym="9.00391" fo:break-before="auto"/>
    </style:style>
    <style:style style:family="table-column" style:name="co71">
      <style:table-column-properties style:column-width="2.064cm" style:use-optimal-column-width="false" loext:column-width-sym="10.3684" fo:break-before="auto"/>
    </style:style>
    <style:style style:family="table-column" style:name="co72">
      <style:table-column-properties style:column-width="9.684cm" style:use-optimal-column-width="false" loext:column-width-sym="51.548" fo:break-before="auto"/>
    </style:style>
    <style:style style:family="table-column" style:name="co73">
      <style:table-column-properties style:column-width="1.773cm" style:use-optimal-column-width="false" loext:column-width-sym="8.8102" fo:break-before="auto"/>
    </style:style>
    <style:style style:family="table-column" style:name="co74">
      <style:table-column-properties style:column-width="1.588cm" style:use-optimal-column-width="false" loext:column-width-sym="7.8988" fo:break-before="auto"/>
    </style:style>
    <style:style style:family="table-row" style:name="ro707">
      <style:table-row-properties style:row-height="35pt" style:use-optimal-row-height="false" fo:break-before="auto"/>
    </style:style>
    <style:style style:family="text" style:name="T1136">
      <style:text-properties fo:font-family="'Liberation Sans'" fo:font-size="10pt" fo:font-style="normal" style:text-underline-type="none" fo:font-weight="normal"/>
    </style:style>
    <style:style style:family="text" style:name="T1137">
      <style:text-properties fo:font-family="'Liberation Sans'" fo:font-size="10pt" fo:font-style="normal" style:text-underline-type="none" fo:font-weight="normal"/>
    </style:style>
    <style:style style:family="text" style:name="T1138">
      <style:text-properties fo:font-family="'Liberation Sans'" fo:font-size="10pt" fo:font-style="normal" style:text-underline-type="none" fo:font-weight="normal"/>
    </style:style>
    <style:style style:family="text" style:name="T1139">
      <style:text-properties fo:font-family="'Liberation Sans'" fo:font-size="10pt" fo:font-style="normal" style:text-underline-type="none" fo:font-weight="normal"/>
    </style:style>
    <style:style style:family="text" style:name="T1140">
      <style:text-properties fo:font-family="'Liberation Sans'" fo:font-size="10pt" fo:font-style="normal" style:text-underline-type="none" fo:font-weight="normal"/>
    </style:style>
    <style:style style:family="text" style:name="T1141">
      <style:text-properties fo:font-family="'Liberation Sans'" fo:font-size="10pt" fo:font-style="normal" style:text-underline-type="none" fo:font-weight="normal"/>
    </style:style>
    <style:style style:family="text" style:name="T1142">
      <style:text-properties fo:font-family="'Liberation Sans'" fo:font-size="10pt" fo:font-style="normal" style:text-underline-type="none" fo:font-weight="normal"/>
    </style:style>
    <style:style style:family="text" style:name="T1143">
      <style:text-properties fo:font-family="'Liberation Sans'" fo:font-size="10pt" fo:font-style="normal" style:text-underline-type="none" fo:font-weight="normal"/>
    </style:style>
    <style:style style:family="text" style:name="T1144">
      <style:text-properties fo:font-family="'Liberation Sans'" fo:font-size="10pt" fo:font-style="normal" style:text-underline-type="none" fo:font-weight="normal"/>
    </style:style>
    <style:style style:family="text" style:name="T1145">
      <style:text-properties fo:font-family="'Liberation Sans'" fo:font-size="10pt" fo:font-style="normal" style:text-underline-type="none" fo:font-weight="normal"/>
    </style:style>
    <style:style style:family="text" style:name="T1146">
      <style:text-properties fo:font-family="'Liberation Sans'" fo:font-size="10pt" fo:font-style="normal" style:text-underline-type="none" fo:font-weight="normal"/>
    </style:style>
    <style:style style:family="text" style:name="T1147">
      <style:text-properties fo:font-family="'Liberation Sans'" fo:font-size="10pt" fo:font-style="normal" style:text-underline-type="none" fo:font-weight="normal"/>
    </style:style>
    <style:style style:family="text" style:name="T1148">
      <style:text-properties fo:font-family="'Liberation Sans'" fo:font-size="10pt" fo:font-style="normal" style:text-underline-type="none" fo:font-weight="normal"/>
    </style:style>
    <style:style style:family="text" style:name="T1149">
      <style:text-properties fo:font-family="'Liberation Sans'" fo:font-size="10pt" fo:font-style="normal" style:text-underline-type="none" fo:font-weight="normal"/>
    </style:style>
    <style:style style:family="text" style:name="T1150">
      <style:text-properties fo:font-family="'Liberation Sans'" fo:font-size="10pt" fo:font-style="normal" style:text-underline-type="none" fo:font-weight="normal"/>
    </style:style>
    <style:style style:family="text" style:name="T1151">
      <style:text-properties fo:font-family="'Liberation Sans'" fo:font-size="10pt" fo:font-style="normal" style:text-underline-type="none" fo:font-weight="normal"/>
    </style:style>
    <style:style style:family="table-row" style:name="ro708">
      <style:table-row-properties style:row-height="12.8pt" style:use-optimal-row-height="false" fo:break-before="auto"/>
    </style:style>
    <style:style style:family="text" style:name="T1152">
      <style:text-properties fo:font-family="'Liberation Sans'" fo:font-size="10pt" fo:font-style="normal" style:text-underline-type="none" fo:font-weight="normal"/>
    </style:style>
    <style:style style:family="text" style:name="T1153">
      <style:text-properties fo:font-family="'Liberation Sans'" fo:font-size="10pt" fo:font-style="normal" style:text-underline-type="none" fo:font-weight="normal"/>
    </style:style>
    <style:style style:family="text" style:name="T1154">
      <style:text-properties fo:font-family="'Liberation Sans'" fo:font-size="10pt" fo:font-style="normal" style:text-underline-type="none" fo:font-weight="normal"/>
    </style:style>
    <style:style style:family="table-row" style:name="ro709">
      <style:table-row-properties style:row-height="12.8pt" style:use-optimal-row-height="false" fo:break-before="auto"/>
    </style:style>
    <style:style style:family="text" style:name="T1155">
      <style:text-properties fo:font-family="'Liberation Sans'" fo:font-size="10pt" fo:font-style="normal" style:text-underline-type="none" fo:font-weight="normal"/>
    </style:style>
    <style:style style:family="text" style:name="T1156">
      <style:text-properties fo:font-family="'Liberation Sans'" fo:font-size="10pt" fo:font-style="normal" style:text-underline-type="none" fo:font-weight="normal"/>
    </style:style>
    <style:style style:family="text" style:name="T1157">
      <style:text-properties fo:font-family="'Liberation Sans'" fo:font-size="10pt" fo:font-style="normal" style:text-underline-type="none" fo:font-weight="normal"/>
    </style:style>
    <style:style style:family="table-row" style:name="ro710">
      <style:table-row-properties style:row-height="12.8pt" style:use-optimal-row-height="false" fo:break-before="auto"/>
    </style:style>
    <style:style style:family="text" style:name="T1158">
      <style:text-properties fo:font-family="'Liberation Sans'" fo:font-size="10pt" fo:font-style="normal" style:text-underline-type="none" fo:font-weight="normal"/>
    </style:style>
    <style:style style:family="text" style:name="T1159">
      <style:text-properties fo:font-family="'Liberation Sans'" fo:font-size="10pt" fo:font-style="normal" style:text-underline-type="none" fo:font-weight="normal"/>
    </style:style>
    <style:style style:family="text" style:name="T1160">
      <style:text-properties fo:font-family="'Liberation Sans'" fo:font-size="10pt" fo:font-style="normal" style:text-underline-type="none" fo:font-weight="normal"/>
    </style:style>
    <style:style style:family="table-row" style:name="ro711">
      <style:table-row-properties style:row-height="12.8pt" style:use-optimal-row-height="false" fo:break-before="auto"/>
    </style:style>
    <style:style style:family="text" style:name="T1161">
      <style:text-properties fo:font-family="'Liberation Sans'" fo:font-size="10pt" fo:font-style="normal" style:text-underline-type="none" fo:font-weight="normal"/>
    </style:style>
    <style:style style:family="text" style:name="T1162">
      <style:text-properties fo:font-family="'Liberation Sans'" fo:font-size="10pt" fo:font-style="normal" style:text-underline-type="none" fo:font-weight="normal"/>
    </style:style>
    <style:style style:family="text" style:name="T1163">
      <style:text-properties fo:font-family="'Liberation Sans'" fo:font-size="10pt" fo:font-style="normal" style:text-underline-type="none" fo:font-weight="normal"/>
    </style:style>
    <style:style style:family="table-row" style:name="ro712">
      <style:table-row-properties style:row-height="12.8pt" style:use-optimal-row-height="false" fo:break-before="auto"/>
    </style:style>
    <style:style style:family="text" style:name="T1164">
      <style:text-properties fo:font-family="'Liberation Sans'" fo:font-size="10pt" fo:font-style="normal" style:text-underline-type="none" fo:font-weight="normal"/>
    </style:style>
    <style:style style:family="text" style:name="T1165">
      <style:text-properties fo:font-family="'Liberation Sans'" fo:font-size="10pt" fo:font-style="normal" style:text-underline-type="none" fo:font-weight="normal"/>
    </style:style>
    <style:style style:family="table-row" style:name="ro713">
      <style:table-row-properties style:row-height="12.8pt" style:use-optimal-row-height="false" fo:break-before="auto"/>
    </style:style>
    <style:style style:family="text" style:name="T1166">
      <style:text-properties fo:font-family="'Liberation Sans'" fo:font-size="10pt" fo:font-style="normal" style:text-underline-type="none" fo:font-weight="normal"/>
    </style:style>
    <style:style style:family="text" style:name="T1167">
      <style:text-properties fo:font-family="'Liberation Sans'" fo:font-size="10pt" fo:font-style="normal" style:text-underline-type="none" fo:font-weight="normal"/>
    </style:style>
    <style:style style:family="text" style:name="T1168">
      <style:text-properties fo:font-family="'Liberation Sans'" fo:font-size="10pt" fo:font-style="normal" style:text-underline-type="none" fo:font-weight="normal"/>
    </style:style>
    <style:style style:family="table-row" style:name="ro714">
      <style:table-row-properties style:row-height="12.8pt" style:use-optimal-row-height="false" fo:break-before="auto"/>
    </style:style>
    <style:style style:family="text" style:name="T1169">
      <style:text-properties fo:font-family="'Liberation Sans'" fo:font-size="10pt" fo:font-style="normal" style:text-underline-type="none" fo:font-weight="normal"/>
    </style:style>
    <style:style style:family="text" style:name="T1170">
      <style:text-properties fo:font-family="'Liberation Sans'" fo:font-size="10pt" fo:font-style="normal" style:text-underline-type="none" fo:font-weight="normal"/>
    </style:style>
    <style:style style:family="text" style:name="T1171">
      <style:text-properties fo:font-family="'Liberation Sans'" fo:font-size="10pt" fo:font-style="normal" style:text-underline-type="none" fo:font-weight="normal"/>
    </style:style>
    <style:style style:family="table-row" style:name="ro715">
      <style:table-row-properties style:row-height="12.8pt" style:use-optimal-row-height="false" fo:break-before="auto"/>
    </style:style>
    <style:style style:family="text" style:name="T1172">
      <style:text-properties fo:font-family="'Liberation Sans'" fo:font-size="10pt" fo:font-style="normal" style:text-underline-type="none" fo:font-weight="normal"/>
    </style:style>
    <style:style style:family="text" style:name="T1173">
      <style:text-properties fo:font-family="'Liberation Sans'" fo:font-size="10pt" fo:font-style="normal" style:text-underline-type="none" fo:font-weight="normal"/>
    </style:style>
    <style:style style:family="text" style:name="T1174">
      <style:text-properties fo:font-family="'Liberation Sans'" fo:font-size="10pt" fo:font-style="normal" style:text-underline-type="none" fo:font-weight="normal"/>
    </style:style>
    <style:style style:family="table-row" style:name="ro716">
      <style:table-row-properties style:row-height="12.8pt" style:use-optimal-row-height="false" fo:break-before="auto"/>
    </style:style>
    <style:style style:family="text" style:name="T1175">
      <style:text-properties fo:font-family="'Liberation Sans'" fo:font-size="10pt" fo:font-style="normal" style:text-underline-type="none" fo:font-weight="normal"/>
    </style:style>
    <style:style style:family="text" style:name="T1176">
      <style:text-properties fo:font-family="'Liberation Sans'" fo:font-size="10pt" fo:font-style="normal" style:text-underline-type="none" fo:font-weight="normal"/>
    </style:style>
    <style:style style:family="text" style:name="T1177">
      <style:text-properties fo:font-family="'Liberation Sans'" fo:font-size="10pt" fo:font-style="normal" style:text-underline-type="none" fo:font-weight="normal"/>
    </style:style>
    <style:style style:family="table-row" style:name="ro717">
      <style:table-row-properties style:row-height="12.8pt" style:use-optimal-row-height="false" fo:break-before="auto"/>
    </style:style>
    <style:style style:family="text" style:name="T1178">
      <style:text-properties fo:font-family="'Liberation Sans'" fo:font-size="10pt" fo:font-style="normal" style:text-underline-type="none" fo:font-weight="normal"/>
    </style:style>
    <style:style style:family="text" style:name="T1179">
      <style:text-properties fo:font-family="'Liberation Sans'" fo:font-size="10pt" fo:font-style="normal" style:text-underline-type="none" fo:font-weight="normal"/>
    </style:style>
    <style:style style:family="text" style:name="T1180">
      <style:text-properties fo:font-family="'Liberation Sans'" fo:font-size="10pt" fo:font-style="normal" style:text-underline-type="none" fo:font-weight="normal"/>
    </style:style>
    <style:style style:family="table-row" style:name="ro718">
      <style:table-row-properties style:row-height="12.8pt" style:use-optimal-row-height="false" fo:break-before="auto"/>
    </style:style>
    <style:style style:family="text" style:name="T1181">
      <style:text-properties fo:font-family="'Liberation Sans'" fo:font-size="10pt" fo:font-style="normal" style:text-underline-type="none" fo:font-weight="normal"/>
    </style:style>
    <style:style style:family="text" style:name="T1182">
      <style:text-properties fo:font-family="'Liberation Sans'" fo:font-size="10pt" fo:font-style="normal" style:text-underline-type="none" fo:font-weight="normal"/>
    </style:style>
    <style:style style:family="text" style:name="T1183">
      <style:text-properties fo:font-family="'Liberation Sans'" fo:font-size="10pt" fo:font-style="normal" style:text-underline-type="none" fo:font-weight="normal"/>
    </style:style>
    <style:style style:family="table-row" style:name="ro719">
      <style:table-row-properties style:row-height="12.8pt" style:use-optimal-row-height="false" fo:break-before="auto"/>
    </style:style>
    <style:style style:family="text" style:name="T1184">
      <style:text-properties fo:font-family="'Liberation Sans'" fo:font-size="10pt" fo:font-style="normal" style:text-underline-type="none" fo:font-weight="normal"/>
    </style:style>
    <style:style style:family="text" style:name="T1185">
      <style:text-properties fo:font-family="'Liberation Sans'" fo:font-size="10pt" fo:font-style="normal" style:text-underline-type="none" fo:font-weight="normal"/>
    </style:style>
    <style:style style:family="text" style:name="T1186">
      <style:text-properties fo:font-family="'Liberation Sans'" fo:font-size="10pt" fo:font-style="normal" style:text-underline-type="none" fo:font-weight="normal"/>
    </style:style>
    <style:style style:family="table-row" style:name="ro720">
      <style:table-row-properties style:row-height="12.8pt" style:use-optimal-row-height="false" fo:break-before="auto"/>
    </style:style>
    <style:style style:family="text" style:name="T1187">
      <style:text-properties fo:font-family="'Liberation Sans'" fo:font-size="10pt" fo:font-style="normal" style:text-underline-type="none" fo:font-weight="normal"/>
    </style:style>
    <style:style style:family="text" style:name="T1188">
      <style:text-properties fo:font-family="'Liberation Sans'" fo:font-size="10pt" fo:font-style="normal" style:text-underline-type="none" fo:font-weight="normal"/>
    </style:style>
    <style:style style:family="text" style:name="T1189">
      <style:text-properties fo:font-family="'Liberation Sans'" fo:font-size="10pt" fo:font-style="normal" style:text-underline-type="none" fo:font-weight="normal"/>
    </style:style>
    <style:style style:family="table-row" style:name="ro721">
      <style:table-row-properties style:row-height="12.8pt" style:use-optimal-row-height="false" fo:break-before="auto"/>
    </style:style>
    <style:style style:family="text" style:name="T1190">
      <style:text-properties fo:font-family="'Liberation Sans'" fo:font-size="10pt" fo:font-style="normal" style:text-underline-type="none" fo:font-weight="normal"/>
    </style:style>
    <style:style style:family="text" style:name="T1191">
      <style:text-properties fo:font-family="'Liberation Sans'" fo:font-size="10pt" fo:font-style="normal" style:text-underline-type="none" fo:font-weight="normal"/>
    </style:style>
    <style:style style:family="text" style:name="T1192">
      <style:text-properties fo:font-family="'Liberation Sans'" fo:font-size="10pt" fo:font-style="normal" style:text-underline-type="none" fo:font-weight="normal"/>
    </style:style>
    <style:style style:family="table-row" style:name="ro722">
      <style:table-row-properties style:row-height="12.8pt" style:use-optimal-row-height="false" fo:break-before="auto"/>
    </style:style>
    <style:style style:family="text" style:name="T1193">
      <style:text-properties fo:font-family="'Liberation Sans'" fo:font-size="10pt" fo:font-style="normal" style:text-underline-type="none" fo:font-weight="normal"/>
    </style:style>
    <style:style style:family="text" style:name="T1194">
      <style:text-properties fo:font-family="'Liberation Sans'" fo:font-size="10pt" fo:font-style="normal" style:text-underline-type="none" fo:font-weight="normal"/>
    </style:style>
    <style:style style:family="text" style:name="T1195">
      <style:text-properties fo:font-family="'Liberation Sans'" fo:font-size="10pt" fo:font-style="normal" style:text-underline-type="none" fo:font-weight="normal"/>
    </style:style>
    <style:style style:family="table-row" style:name="ro723">
      <style:table-row-properties style:row-height="12.8pt" style:use-optimal-row-height="false" fo:break-before="auto"/>
    </style:style>
    <style:style style:family="text" style:name="T1196">
      <style:text-properties fo:font-family="'Liberation Sans'" fo:font-size="10pt" fo:font-style="normal" style:text-underline-type="none" fo:font-weight="normal"/>
    </style:style>
    <style:style style:family="text" style:name="T1197">
      <style:text-properties fo:font-family="'Liberation Sans'" fo:font-size="10pt" fo:font-style="normal" style:text-underline-type="none" fo:font-weight="normal"/>
    </style:style>
    <style:style style:family="text" style:name="T1198">
      <style:text-properties fo:font-family="'Liberation Sans'" fo:font-size="10pt" fo:font-style="normal" style:text-underline-type="none" fo:font-weight="normal"/>
    </style:style>
    <style:style style:family="table-row" style:name="ro724">
      <style:table-row-properties style:row-height="12.8pt" style:use-optimal-row-height="false" fo:break-before="auto"/>
    </style:style>
    <style:style style:family="text" style:name="T1199">
      <style:text-properties fo:font-family="'Liberation Sans'" fo:font-size="10pt" fo:font-style="normal" style:text-underline-type="none" fo:font-weight="normal"/>
    </style:style>
    <style:style style:family="text" style:name="T1200">
      <style:text-properties fo:font-family="'Liberation Sans'" fo:font-size="10pt" fo:font-style="normal" style:text-underline-type="none" fo:font-weight="normal"/>
    </style:style>
    <style:style style:family="text" style:name="T1201">
      <style:text-properties fo:font-family="'Liberation Sans'" fo:font-size="10pt" fo:font-style="normal" style:text-underline-type="none" fo:font-weight="normal"/>
    </style:style>
    <style:style style:family="table-row" style:name="ro725">
      <style:table-row-properties style:row-height="12.8pt" style:use-optimal-row-height="false" fo:break-before="auto"/>
    </style:style>
    <style:style style:family="text" style:name="T1202">
      <style:text-properties fo:font-family="'Liberation Sans'" fo:font-size="10pt" fo:font-style="normal" style:text-underline-type="none" fo:font-weight="normal"/>
    </style:style>
    <style:style style:family="text" style:name="T1203">
      <style:text-properties fo:font-family="'Liberation Sans'" fo:font-size="10pt" fo:font-style="normal" style:text-underline-type="none" fo:font-weight="normal"/>
    </style:style>
    <style:style style:family="text" style:name="T1204">
      <style:text-properties fo:font-family="'Liberation Sans'" fo:font-size="10pt" fo:font-style="normal" style:text-underline-type="none" fo:font-weight="normal"/>
    </style:style>
    <style:style style:family="table-row" style:name="ro726">
      <style:table-row-properties style:row-height="12.8pt" style:use-optimal-row-height="false" fo:break-before="auto"/>
    </style:style>
    <style:style style:family="text" style:name="T1205">
      <style:text-properties fo:font-family="'Liberation Sans'" fo:font-size="10pt" fo:font-style="normal" style:text-underline-type="none" fo:font-weight="normal"/>
    </style:style>
    <style:style style:family="text" style:name="T1206">
      <style:text-properties fo:font-family="'Liberation Sans'" fo:font-size="10pt" fo:font-style="normal" style:text-underline-type="none" fo:font-weight="normal"/>
    </style:style>
    <style:style style:family="text" style:name="T1207">
      <style:text-properties fo:font-family="'Liberation Sans'" fo:font-size="10pt" fo:font-style="normal" style:text-underline-type="none" fo:font-weight="normal"/>
    </style:style>
    <style:style style:family="table-row" style:name="ro727">
      <style:table-row-properties style:row-height="12.8pt" style:use-optimal-row-height="false" fo:break-before="auto"/>
    </style:style>
    <style:style style:family="text" style:name="T1208">
      <style:text-properties fo:font-family="'Liberation Sans'" fo:font-size="10pt" fo:font-style="normal" style:text-underline-type="none" fo:font-weight="normal"/>
    </style:style>
    <style:style style:family="text" style:name="T1209">
      <style:text-properties fo:font-family="'Liberation Sans'" fo:font-size="10pt" fo:font-style="normal" style:text-underline-type="none" fo:font-weight="normal"/>
    </style:style>
    <style:style style:family="text" style:name="T1210">
      <style:text-properties fo:font-family="'Liberation Sans'" fo:font-size="10pt" fo:font-style="normal" style:text-underline-type="none" fo:font-weight="normal"/>
    </style:style>
    <style:style style:family="table-row" style:name="ro728">
      <style:table-row-properties style:row-height="12.8pt" style:use-optimal-row-height="false" fo:break-before="auto"/>
    </style:style>
    <style:style style:family="text" style:name="T1211">
      <style:text-properties fo:font-family="'Liberation Sans'" fo:font-size="10pt" fo:font-style="normal" style:text-underline-type="none" fo:font-weight="normal"/>
    </style:style>
    <style:style style:family="text" style:name="T1212">
      <style:text-properties fo:font-family="'Liberation Sans'" fo:font-size="10pt" fo:font-style="normal" style:text-underline-type="none" fo:font-weight="normal"/>
    </style:style>
    <style:style style:family="text" style:name="T1213">
      <style:text-properties fo:font-family="'Liberation Sans'" fo:font-size="10pt" fo:font-style="normal" style:text-underline-type="none" fo:font-weight="normal"/>
    </style:style>
    <style:style style:family="table-row" style:name="ro729">
      <style:table-row-properties style:row-height="12.8pt" style:use-optimal-row-height="false" fo:break-before="auto"/>
    </style:style>
    <style:style style:family="text" style:name="T1214">
      <style:text-properties fo:font-family="'Liberation Sans'" fo:font-size="10pt" fo:font-style="normal" style:text-underline-type="none" fo:font-weight="normal"/>
    </style:style>
    <style:style style:family="text" style:name="T1215">
      <style:text-properties fo:font-family="'Liberation Sans'" fo:font-size="10pt" fo:font-style="normal" style:text-underline-type="none" fo:font-weight="normal"/>
    </style:style>
    <style:style style:family="text" style:name="T1216">
      <style:text-properties fo:font-family="'Liberation Sans'" fo:font-size="10pt" fo:font-style="normal" style:text-underline-type="none" fo:font-weight="normal"/>
    </style:style>
    <style:style style:family="table-row" style:name="ro730">
      <style:table-row-properties style:row-height="12.8pt" style:use-optimal-row-height="false" fo:break-before="auto"/>
    </style:style>
    <style:style style:family="text" style:name="T1217">
      <style:text-properties fo:font-family="'Liberation Sans'" fo:font-size="10pt" fo:font-style="normal" style:text-underline-type="none" fo:font-weight="normal"/>
    </style:style>
    <style:style style:family="text" style:name="T1218">
      <style:text-properties fo:font-family="'Liberation Sans'" fo:font-size="10pt" fo:font-style="normal" style:text-underline-type="none" fo:font-weight="normal"/>
    </style:style>
    <style:style style:family="text" style:name="T1219">
      <style:text-properties fo:font-family="'Liberation Sans'" fo:font-size="10pt" fo:font-style="normal" style:text-underline-type="none" fo:font-weight="normal"/>
    </style:style>
    <style:style style:family="table-row" style:name="ro731">
      <style:table-row-properties style:row-height="12.8pt" style:use-optimal-row-height="false" fo:break-before="auto"/>
    </style:style>
    <style:style style:family="text" style:name="T1220">
      <style:text-properties fo:font-family="'Liberation Sans'" fo:font-size="10pt" fo:font-style="normal" style:text-underline-type="none" fo:font-weight="normal"/>
    </style:style>
    <style:style style:family="text" style:name="T1221">
      <style:text-properties fo:font-family="'Liberation Sans'" fo:font-size="10pt" fo:font-style="normal" style:text-underline-type="none" fo:font-weight="normal"/>
    </style:style>
    <style:style style:family="text" style:name="T1222">
      <style:text-properties fo:font-family="'Liberation Sans'" fo:font-size="10pt" fo:font-style="normal" style:text-underline-type="none" fo:font-weight="normal"/>
    </style:style>
    <style:style style:family="table-row" style:name="ro732">
      <style:table-row-properties style:row-height="12.8pt" style:use-optimal-row-height="false" fo:break-before="auto"/>
    </style:style>
    <style:style style:family="text" style:name="T1223">
      <style:text-properties fo:font-family="'Liberation Sans'" fo:font-size="10pt" fo:font-style="normal" style:text-underline-type="none" fo:font-weight="normal"/>
    </style:style>
    <style:style style:family="text" style:name="T1224">
      <style:text-properties fo:font-family="'Liberation Sans'" fo:font-size="10pt" fo:font-style="normal" style:text-underline-type="none" fo:font-weight="normal"/>
    </style:style>
    <style:style style:family="text" style:name="T1225">
      <style:text-properties fo:font-family="'Liberation Sans'" fo:font-size="10pt" fo:font-style="normal" style:text-underline-type="none" fo:font-weight="normal"/>
    </style:style>
    <style:style style:family="table-row" style:name="ro733">
      <style:table-row-properties style:row-height="12.8pt" style:use-optimal-row-height="false" fo:break-before="auto"/>
    </style:style>
    <style:style style:family="text" style:name="T1226">
      <style:text-properties fo:font-family="'Liberation Sans'" fo:font-size="10pt" fo:font-style="normal" style:text-underline-type="none" fo:font-weight="normal"/>
    </style:style>
    <style:style style:family="text" style:name="T1227">
      <style:text-properties fo:font-family="'Liberation Sans'" fo:font-size="10pt" fo:font-style="normal" style:text-underline-type="none" fo:font-weight="normal"/>
    </style:style>
    <style:style style:family="text" style:name="T1228">
      <style:text-properties fo:font-family="'Liberation Sans'" fo:font-size="10pt" fo:font-style="normal" style:text-underline-type="none" fo:font-weight="normal"/>
    </style:style>
    <style:style style:family="table-row" style:name="ro734">
      <style:table-row-properties style:row-height="12.8pt" style:use-optimal-row-height="false" fo:break-before="auto"/>
    </style:style>
    <style:style style:family="text" style:name="T1229">
      <style:text-properties fo:font-family="'Liberation Sans'" fo:font-size="10pt" fo:font-style="normal" style:text-underline-type="none" fo:font-weight="normal"/>
    </style:style>
    <style:style style:family="text" style:name="T1230">
      <style:text-properties fo:font-family="'Liberation Sans'" fo:font-size="10pt" fo:font-style="normal" style:text-underline-type="none" fo:font-weight="normal"/>
    </style:style>
    <style:style style:family="text" style:name="T1231">
      <style:text-properties fo:font-family="'Liberation Sans'" fo:font-size="10pt" fo:font-style="normal" style:text-underline-type="none" fo:font-weight="normal"/>
    </style:style>
    <style:style style:family="table-row" style:name="ro735">
      <style:table-row-properties style:row-height="12.8pt" style:use-optimal-row-height="false" fo:break-before="auto"/>
    </style:style>
    <style:style style:family="text" style:name="T1232">
      <style:text-properties fo:font-family="'Liberation Sans'" fo:font-size="10pt" fo:font-style="normal" style:text-underline-type="none" fo:font-weight="normal"/>
    </style:style>
    <style:style style:family="text" style:name="T1233">
      <style:text-properties fo:font-family="'Liberation Sans'" fo:font-size="10pt" fo:font-style="normal" style:text-underline-type="none" fo:font-weight="normal"/>
    </style:style>
    <style:style style:family="text" style:name="T1234">
      <style:text-properties fo:font-family="'Liberation Sans'" fo:font-size="10pt" fo:font-style="normal" style:text-underline-type="none" fo:font-weight="normal"/>
    </style:style>
    <style:style style:family="table-row" style:name="ro736">
      <style:table-row-properties style:row-height="12.8pt" style:use-optimal-row-height="false" fo:break-before="auto"/>
    </style:style>
    <style:style style:family="text" style:name="T1235">
      <style:text-properties fo:font-family="'Liberation Sans'" fo:font-size="10pt" fo:font-style="normal" style:text-underline-type="none" fo:font-weight="normal"/>
    </style:style>
    <style:style style:family="text" style:name="T1236">
      <style:text-properties fo:font-family="'Liberation Sans'" fo:font-size="10pt" fo:font-style="normal" style:text-underline-type="none" fo:font-weight="normal"/>
    </style:style>
    <style:style style:family="text" style:name="T1237">
      <style:text-properties fo:font-family="'Liberation Sans'" fo:font-size="10pt" fo:font-style="normal" style:text-underline-type="none" fo:font-weight="normal"/>
    </style:style>
    <style:style style:family="table-row" style:name="ro737">
      <style:table-row-properties style:row-height="12.8pt" style:use-optimal-row-height="false" fo:break-before="auto"/>
    </style:style>
    <style:style style:family="text" style:name="T1238">
      <style:text-properties fo:font-family="'Liberation Sans'" fo:font-size="10pt" fo:font-style="normal" style:text-underline-type="none" fo:font-weight="normal"/>
    </style:style>
    <style:style style:family="table-row" style:name="ro738">
      <style:table-row-properties style:row-height="12.75pt" style:use-optimal-row-height="false" fo:break-before="auto"/>
    </style:style>
    <style:style style:family="table-row" style:name="ro739">
      <style:table-row-properties style:row-height="12pt" style:use-optimal-row-height="true" fo:break-before="auto"/>
    </style:style>
    <style:style style:master-page-name="MasterPage7" style:family="table" style:name="ta7">
      <style:table-properties table:display="true"/>
    </style:style>
    <style:style style:family="table-column" style:name="co75">
      <style:table-column-properties style:column-width="1.746cm" loext:column-width-sym="8.664" fo:break-before="auto"/>
    </style:style>
    <style:style style:family="table-row" style:name="ro740">
      <style:table-row-properties style:row-height="0.4498cm" fo:break-before="auto"/>
    </style:style>
    <style:style style:family="table-column" style:name="co76">
      <style:table-column-properties style:column-width="3.149cm" style:use-optimal-column-width="false" loext:column-width-sym="16.2812" fo:break-before="auto"/>
    </style:style>
    <style:style style:family="table-column" style:name="co77">
      <style:table-column-properties style:column-width="3.281cm" style:use-optimal-column-width="false" loext:column-width-sym="16.9736" fo:break-before="auto"/>
    </style:style>
    <style:style style:family="table-column" style:name="co78">
      <style:table-column-properties style:column-width="1.058cm" style:use-optimal-column-width="false" loext:column-width-sym="5.047" fo:break-before="auto"/>
    </style:style>
    <style:style style:family="table-column" style:name="co79">
      <style:table-column-properties style:column-width="2.699cm" style:use-optimal-column-width="false" loext:column-width-sym="13.8572" fo:break-before="auto"/>
    </style:style>
    <style:style style:family="table-column" style:name="co80">
      <style:table-column-properties style:column-width="3.122cm" style:use-optimal-column-width="false" loext:column-width-sym="16.1994" fo:break-before="auto"/>
    </style:style>
    <style:style style:family="table-column" style:name="co81">
      <style:table-column-properties style:column-width="1.773cm" style:use-optimal-column-width="false" loext:column-width-sym="8.8102" fo:break-before="auto"/>
    </style:style>
    <style:style style:family="table-column" style:name="co82">
      <style:table-column-properties style:column-width="1.588cm" style:use-optimal-column-width="false" loext:column-width-sym="7.8988" fo:break-before="auto"/>
    </style:style>
    <style:style style:family="table-row" style:name="ro741">
      <style:table-row-properties style:row-height="12.8pt" style:use-optimal-row-height="false" fo:break-before="auto"/>
    </style:style>
    <style:style style:family="text" style:name="T1239">
      <style:text-properties fo:font-family="'Liberation Sans'" fo:font-size="10pt" fo:font-style="normal" style:text-underline-type="none" fo:font-weight="normal"/>
    </style:style>
    <style:style style:family="text" style:name="T1240">
      <style:text-properties fo:font-family="'Liberation Sans'" fo:font-size="10pt" fo:font-style="normal" style:text-underline-type="none" fo:font-weight="normal"/>
    </style:style>
    <style:style style:family="text" style:name="T1241">
      <style:text-properties fo:font-family="'Liberation Sans'" fo:font-size="10pt" fo:font-style="normal" style:text-underline-type="none" fo:font-weight="normal"/>
    </style:style>
    <style:style style:family="text" style:name="T1242">
      <style:text-properties fo:font-family="'Liberation Sans'" fo:font-size="10pt" fo:font-style="normal" style:text-underline-type="none" fo:font-weight="normal"/>
    </style:style>
    <style:style style:family="text" style:name="T1243">
      <style:text-properties fo:font-family="'Liberation Sans'" fo:font-size="10pt" fo:font-style="normal" style:text-underline-type="none" fo:font-weight="normal"/>
    </style:style>
    <style:style style:family="table-row" style:name="ro742">
      <style:table-row-properties style:row-height="12.8pt" style:use-optimal-row-height="false" fo:break-before="auto"/>
    </style:style>
    <style:style style:family="text" style:name="T1244">
      <style:text-properties fo:font-family="'Liberation Sans'" fo:font-size="10pt" fo:font-style="normal" style:text-underline-type="none" fo:font-weight="normal"/>
    </style:style>
    <style:style style:family="table-row" style:name="ro743">
      <style:table-row-properties style:row-height="12.8pt" style:use-optimal-row-height="false" fo:break-before="auto"/>
    </style:style>
    <style:style style:family="text" style:name="T1245">
      <style:text-properties fo:font-family="'Liberation Sans'" fo:font-size="10pt" fo:font-style="normal" style:text-underline-type="none" fo:font-weight="normal"/>
    </style:style>
    <style:style style:family="table-row" style:name="ro744">
      <style:table-row-properties style:row-height="12.8pt" style:use-optimal-row-height="false" fo:break-before="auto"/>
    </style:style>
    <style:style style:family="text" style:name="T1246">
      <style:text-properties fo:font-family="'Liberation Sans'" fo:font-size="10pt" fo:font-style="normal" style:text-underline-type="none" fo:font-weight="normal"/>
    </style:style>
    <style:style style:family="table-row" style:name="ro745">
      <style:table-row-properties style:row-height="12.8pt" style:use-optimal-row-height="false" fo:break-before="auto"/>
    </style:style>
    <style:style style:family="text" style:name="T1247">
      <style:text-properties fo:font-family="'Liberation Sans'" fo:font-size="10pt" fo:font-style="normal" style:text-underline-type="none" fo:font-weight="normal"/>
    </style:style>
    <style:style style:family="table-row" style:name="ro746">
      <style:table-row-properties style:row-height="12.8pt" style:use-optimal-row-height="false" fo:break-before="auto"/>
    </style:style>
    <style:style style:family="text" style:name="T1248">
      <style:text-properties fo:font-family="'Liberation Sans'" fo:font-size="10pt" fo:font-style="normal" style:text-underline-type="none" fo:font-weight="normal"/>
    </style:style>
    <style:style style:family="table-row" style:name="ro747">
      <style:table-row-properties style:row-height="12.8pt" style:use-optimal-row-height="false" fo:break-before="auto"/>
    </style:style>
    <style:style style:family="text" style:name="T1249">
      <style:text-properties fo:font-family="'Liberation Sans'" fo:font-size="10pt" fo:font-style="normal" style:text-underline-type="none" fo:font-weight="normal"/>
    </style:style>
    <style:style style:family="table-row" style:name="ro748">
      <style:table-row-properties style:row-height="12.8pt" style:use-optimal-row-height="false" fo:break-before="auto"/>
    </style:style>
    <style:style style:family="text" style:name="T1250">
      <style:text-properties fo:font-family="'Liberation Sans'" fo:font-size="10pt" fo:font-style="normal" style:text-underline-type="none" fo:font-weight="normal"/>
    </style:style>
    <style:style style:family="table-row" style:name="ro749">
      <style:table-row-properties style:row-height="12.8pt" style:use-optimal-row-height="false" fo:break-before="auto"/>
    </style:style>
    <style:style style:family="text" style:name="T1251">
      <style:text-properties fo:font-family="'Liberation Sans'" fo:font-size="10pt" fo:font-style="normal" style:text-underline-type="none" fo:font-weight="normal"/>
    </style:style>
    <style:style style:family="table-row" style:name="ro750">
      <style:table-row-properties style:row-height="12.8pt" style:use-optimal-row-height="false" fo:break-before="auto"/>
    </style:style>
    <style:style style:family="text" style:name="T1252">
      <style:text-properties fo:font-family="'Liberation Sans'" fo:font-size="10pt" fo:font-style="normal" style:text-underline-type="none" fo:font-weight="normal"/>
    </style:style>
    <style:style style:family="table-row" style:name="ro751">
      <style:table-row-properties style:row-height="12.8pt" style:use-optimal-row-height="false" fo:break-before="auto"/>
    </style:style>
    <style:style style:family="text" style:name="T1253">
      <style:text-properties fo:font-family="'Liberation Sans'" fo:font-size="10pt" fo:font-style="normal" style:text-underline-type="none" fo:font-weight="normal"/>
    </style:style>
    <style:style style:family="table-row" style:name="ro752">
      <style:table-row-properties style:row-height="12.8pt" style:use-optimal-row-height="false" fo:break-before="auto"/>
    </style:style>
    <style:style style:family="text" style:name="T1254">
      <style:text-properties fo:font-family="'Liberation Sans'" fo:font-size="10pt" fo:font-style="normal" style:text-underline-type="none" fo:font-weight="normal"/>
    </style:style>
    <style:style style:family="table-row" style:name="ro753">
      <style:table-row-properties style:row-height="12.8pt" style:use-optimal-row-height="false" fo:break-before="auto"/>
    </style:style>
    <style:style style:family="text" style:name="T1255">
      <style:text-properties fo:font-family="'Liberation Sans'" fo:font-size="10pt" fo:font-style="normal" style:text-underline-type="none" fo:font-weight="normal"/>
    </style:style>
    <style:style style:family="table-row" style:name="ro754">
      <style:table-row-properties style:row-height="12.8pt" style:use-optimal-row-height="false" fo:break-before="auto"/>
    </style:style>
    <style:style style:family="text" style:name="T1256">
      <style:text-properties fo:font-family="'Liberation Sans'" fo:font-size="10pt" fo:font-style="normal" style:text-underline-type="none" fo:font-weight="normal"/>
    </style:style>
    <style:style style:family="table-row" style:name="ro755">
      <style:table-row-properties style:row-height="12.8pt" style:use-optimal-row-height="false" fo:break-before="auto"/>
    </style:style>
    <style:style style:family="text" style:name="T1257">
      <style:text-properties fo:font-family="'Liberation Sans'" fo:font-size="10pt" fo:font-style="normal" style:text-underline-type="none" fo:font-weight="normal"/>
    </style:style>
    <style:style style:family="table-row" style:name="ro756">
      <style:table-row-properties style:row-height="12.8pt" style:use-optimal-row-height="false" fo:break-before="auto"/>
    </style:style>
    <style:style style:family="text" style:name="T1258">
      <style:text-properties fo:font-family="'Liberation Sans'" fo:font-size="10pt" fo:font-style="normal" style:text-underline-type="none" fo:font-weight="normal"/>
    </style:style>
    <style:style style:family="table-row" style:name="ro757">
      <style:table-row-properties style:row-height="12.8pt" style:use-optimal-row-height="false" fo:break-before="auto"/>
    </style:style>
    <style:style style:family="text" style:name="T1259">
      <style:text-properties fo:font-family="'Liberation Sans'" fo:font-size="10pt" fo:font-style="normal" style:text-underline-type="none" fo:font-weight="normal"/>
    </style:style>
    <style:style style:family="table-row" style:name="ro758">
      <style:table-row-properties style:row-height="12.8pt" style:use-optimal-row-height="false" fo:break-before="auto"/>
    </style:style>
    <style:style style:family="text" style:name="T1260">
      <style:text-properties fo:font-family="'Liberation Sans'" fo:font-size="10pt" fo:font-style="normal" style:text-underline-type="none" fo:font-weight="normal"/>
    </style:style>
    <style:style style:family="table-row" style:name="ro759">
      <style:table-row-properties style:row-height="12.8pt" style:use-optimal-row-height="false" fo:break-before="auto"/>
    </style:style>
    <style:style style:family="text" style:name="T1261">
      <style:text-properties fo:font-family="'Liberation Sans'" fo:font-size="10pt" fo:font-style="normal" style:text-underline-type="none" fo:font-weight="normal"/>
    </style:style>
    <style:style style:family="table-row" style:name="ro760">
      <style:table-row-properties style:row-height="12.8pt" style:use-optimal-row-height="false" fo:break-before="auto"/>
    </style:style>
    <style:style style:family="text" style:name="T1262">
      <style:text-properties fo:font-family="'Liberation Sans'" fo:font-size="10pt" fo:font-style="normal" style:text-underline-type="none" fo:font-weight="normal"/>
    </style:style>
    <style:style style:family="table-row" style:name="ro761">
      <style:table-row-properties style:row-height="12.8pt" style:use-optimal-row-height="false" fo:break-before="auto"/>
    </style:style>
    <style:style style:family="text" style:name="T1263">
      <style:text-properties fo:font-family="'Liberation Sans'" fo:font-size="10pt" fo:font-style="normal" style:text-underline-type="none" fo:font-weight="normal"/>
    </style:style>
    <style:style style:family="table-row" style:name="ro762">
      <style:table-row-properties style:row-height="12.8pt" style:use-optimal-row-height="false" fo:break-before="auto"/>
    </style:style>
    <style:style style:family="text" style:name="T1264">
      <style:text-properties fo:font-family="'Liberation Sans'" fo:font-size="10pt" fo:font-style="normal" style:text-underline-type="none" fo:font-weight="normal"/>
    </style:style>
    <style:style style:family="table-row" style:name="ro763">
      <style:table-row-properties style:row-height="12.8pt" style:use-optimal-row-height="false" fo:break-before="auto"/>
    </style:style>
    <style:style style:family="text" style:name="T1265">
      <style:text-properties fo:font-family="'Liberation Sans'" fo:font-size="10pt" fo:font-style="normal" style:text-underline-type="none" fo:font-weight="normal"/>
    </style:style>
    <style:style style:family="table-row" style:name="ro764">
      <style:table-row-properties style:row-height="12.8pt" style:use-optimal-row-height="false" fo:break-before="auto"/>
    </style:style>
    <style:style style:family="text" style:name="T1266">
      <style:text-properties fo:font-family="'Liberation Sans'" fo:font-size="10pt" fo:font-style="normal" style:text-underline-type="none" fo:font-weight="normal"/>
    </style:style>
    <style:style style:family="table-row" style:name="ro765">
      <style:table-row-properties style:row-height="12.8pt" style:use-optimal-row-height="false" fo:break-before="auto"/>
    </style:style>
    <style:style style:family="text" style:name="T1267">
      <style:text-properties fo:font-family="'Liberation Sans'" fo:font-size="10pt" fo:font-style="normal" style:text-underline-type="none" fo:font-weight="normal"/>
    </style:style>
    <style:style style:family="table-row" style:name="ro766">
      <style:table-row-properties style:row-height="12.8pt" style:use-optimal-row-height="false" fo:break-before="auto"/>
    </style:style>
    <style:style style:family="text" style:name="T1268">
      <style:text-properties fo:font-family="'Liberation Sans'" fo:font-size="10pt" fo:font-style="normal" style:text-underline-type="none" fo:font-weight="normal"/>
    </style:style>
    <style:style style:family="table-row" style:name="ro767">
      <style:table-row-properties style:row-height="12.8pt" style:use-optimal-row-height="false" fo:break-before="auto"/>
    </style:style>
    <style:style style:family="text" style:name="T1269">
      <style:text-properties fo:font-family="'Liberation Sans'" fo:font-size="10pt" fo:font-style="normal" style:text-underline-type="none" fo:font-weight="normal"/>
    </style:style>
    <style:style style:family="table-row" style:name="ro768">
      <style:table-row-properties style:row-height="12.8pt" style:use-optimal-row-height="false" fo:break-before="auto"/>
    </style:style>
    <style:style style:family="text" style:name="T1270">
      <style:text-properties fo:font-family="'Liberation Sans'" fo:font-size="10pt" fo:font-style="normal" style:text-underline-type="none" fo:font-weight="normal"/>
    </style:style>
    <style:style style:family="table-row" style:name="ro769">
      <style:table-row-properties style:row-height="12.8pt" style:use-optimal-row-height="false" fo:break-before="auto"/>
    </style:style>
    <style:style style:family="text" style:name="T1271">
      <style:text-properties fo:font-family="'Liberation Sans'" fo:font-size="10pt" fo:font-style="normal" style:text-underline-type="none" fo:font-weight="normal"/>
    </style:style>
    <style:style style:family="table-row" style:name="ro770">
      <style:table-row-properties style:row-height="12.8pt" style:use-optimal-row-height="false" fo:break-before="auto"/>
    </style:style>
    <style:style style:family="text" style:name="T1272">
      <style:text-properties fo:font-family="'Liberation Sans'" fo:font-size="10pt" fo:font-style="normal" style:text-underline-type="none" fo:font-weight="normal"/>
    </style:style>
    <style:style style:family="table-row" style:name="ro771">
      <style:table-row-properties style:row-height="12.8pt" style:use-optimal-row-height="false" fo:break-before="auto"/>
    </style:style>
    <style:style style:family="text" style:name="T1273">
      <style:text-properties fo:font-family="'Liberation Sans'" fo:font-size="10pt" fo:font-style="normal" style:text-underline-type="none" fo:font-weight="normal"/>
    </style:style>
    <style:style style:family="table-row" style:name="ro772">
      <style:table-row-properties style:row-height="12.8pt" style:use-optimal-row-height="false" fo:break-before="auto"/>
    </style:style>
    <style:style style:family="text" style:name="T1274">
      <style:text-properties fo:font-family="'Liberation Sans'" fo:font-size="10pt" fo:font-style="normal" style:text-underline-type="none" fo:font-weight="normal"/>
    </style:style>
    <style:style style:family="table-row" style:name="ro773">
      <style:table-row-properties style:row-height="12.8pt" style:use-optimal-row-height="false" fo:break-before="auto"/>
    </style:style>
    <style:style style:family="text" style:name="T1275">
      <style:text-properties fo:font-family="'Liberation Sans'" fo:font-size="10pt" fo:font-style="normal" style:text-underline-type="none" fo:font-weight="normal"/>
    </style:style>
    <style:style style:family="table-row" style:name="ro774">
      <style:table-row-properties style:row-height="12.8pt" style:use-optimal-row-height="false" fo:break-before="auto"/>
    </style:style>
    <style:style style:family="table-row" style:name="ro775">
      <style:table-row-properties style:row-height="14.95pt" style:use-optimal-row-height="false" fo:break-before="auto"/>
    </style:style>
    <style:style style:family="table-row" style:name="ro776">
      <style:table-row-properties style:row-height="11.95pt" style:use-optimal-row-height="false" fo:break-before="auto"/>
    </style:style>
    <style:style style:family="table-row" style:name="ro777">
      <style:table-row-properties style:row-height="12.8pt" style:use-optimal-row-height="false" fo:break-before="auto"/>
    </style:style>
    <style:style style:family="table-row" style:name="ro778">
      <style:table-row-properties style:row-height="11.95pt" style:use-optimal-row-height="false" fo:break-before="auto"/>
    </style:style>
    <style:style style:family="table-row" style:name="ro779">
      <style:table-row-properties style:row-height="12.8pt" style:use-optimal-row-height="false" fo:break-before="auto"/>
    </style:style>
    <style:style style:family="table-row" style:name="ro780">
      <style:table-row-properties style:row-height="14.95pt" style:use-optimal-row-height="false" fo:break-before="auto"/>
    </style:style>
    <style:style style:family="table-row" style:name="ro781">
      <style:table-row-properties style:row-height="11.95pt" style:use-optimal-row-height="false" fo:break-before="auto"/>
    </style:style>
    <style:style style:family="table-row" style:name="ro782">
      <style:table-row-properties style:row-height="14.95pt" style:use-optimal-row-height="false" fo:break-before="auto"/>
    </style:style>
    <style:style style:family="table-row" style:name="ro783">
      <style:table-row-properties style:row-height="12.8pt" style:use-optimal-row-height="false" fo:break-before="auto"/>
    </style:style>
    <style:style style:family="table-row" style:name="ro784">
      <style:table-row-properties style:row-height="11.95pt" style:use-optimal-row-height="false" fo:break-before="auto"/>
    </style:style>
    <style:style style:family="table-row" style:name="ro785">
      <style:table-row-properties style:row-height="14.95pt" style:use-optimal-row-height="false" fo:break-before="auto"/>
    </style:style>
    <style:style style:master-page-name="MasterPage8" style:family="table" style:name="ta8">
      <style:table-properties table:display="true"/>
    </style:style>
    <style:style style:family="table-column" style:name="co83">
      <style:table-column-properties style:column-width="1.746cm" loext:column-width-sym="8.664" fo:break-before="auto"/>
    </style:style>
    <style:style style:family="table-row" style:name="ro786">
      <style:table-row-properties style:row-height="0.5292cm" fo:break-before="auto"/>
    </style:style>
    <style:style style:family="table-column" style:name="co84">
      <style:table-column-properties style:column-width="2.937cm" style:use-optimal-column-width="false" loext:column-width-sym="15.1606" fo:break-before="auto"/>
    </style:style>
    <style:style style:family="table-column" style:name="co85">
      <style:table-column-properties style:column-width="3.255cm" style:use-optimal-column-width="false" loext:column-width-sym="16.8462" fo:break-before="auto"/>
    </style:style>
    <style:style style:family="table-column" style:name="co86">
      <style:table-column-properties style:column-width="2.831cm" style:use-optimal-column-width="false" loext:column-width-sym="14.6412" fo:break-before="auto"/>
    </style:style>
    <style:style style:family="table-column" style:name="co87">
      <style:table-column-properties style:column-width="1.932cm" style:use-optimal-column-width="false" loext:column-width-sym="9.7216" fo:break-before="auto"/>
    </style:style>
    <style:style style:family="table-column" style:name="co88">
      <style:table-column-properties style:column-width="0.9526cm" style:use-optimal-column-width="false" loext:column-width-sym="4.41" fo:break-before="auto"/>
    </style:style>
    <style:style style:family="table-column" style:name="co89">
      <style:table-column-properties style:column-width="0.8996cm" style:use-optimal-column-width="false" loext:column-width-sym="4.1454" fo:break-before="auto"/>
    </style:style>
    <style:style style:family="table-column" style:name="co90">
      <style:table-column-properties style:column-width="1.773cm" style:use-optimal-column-width="false" loext:column-width-sym="8.8102" fo:break-before="auto"/>
    </style:style>
    <style:style style:family="table-column" style:name="co91">
      <style:table-column-properties style:column-width="1.588cm" style:use-optimal-column-width="false" loext:column-width-sym="7.8988" fo:break-before="auto"/>
    </style:style>
    <style:style style:family="table-row" style:name="ro787">
      <style:table-row-properties style:row-height="12.8pt" style:use-optimal-row-height="false" fo:break-before="auto"/>
    </style:style>
    <style:style style:family="text" style:name="T1276">
      <style:text-properties fo:font-family="'Liberation Sans'" fo:font-size="10pt" fo:font-style="normal" style:text-underline-type="none" fo:font-weight="normal"/>
    </style:style>
    <style:style style:family="text" style:name="T1277">
      <style:text-properties fo:font-family="'Liberation Sans'" fo:font-size="10pt" fo:font-style="normal" style:text-underline-type="none" fo:font-weight="normal"/>
    </style:style>
    <style:style style:family="text" style:name="T1278">
      <style:text-properties fo:font-family="'Liberation Sans'" fo:font-size="10pt" fo:font-style="normal" style:text-underline-type="none" fo:font-weight="normal"/>
    </style:style>
    <style:style style:family="text" style:name="T1279">
      <style:text-properties fo:font-family="'Liberation Sans'" fo:font-size="10pt" fo:font-style="normal" style:text-underline-type="none" fo:font-weight="normal"/>
    </style:style>
    <style:style style:family="text" style:name="T1280">
      <style:text-properties fo:font-family="'Liberation Sans'" fo:font-size="10pt" fo:font-style="normal" style:text-underline-type="none" fo:font-weight="normal"/>
    </style:style>
    <style:style style:family="text" style:name="T1281">
      <style:text-properties fo:font-family="'Liberation Sans'" fo:font-size="10pt" fo:font-style="normal" style:text-underline-type="none" fo:font-weight="normal"/>
    </style:style>
    <style:style style:family="table-row" style:name="ro788">
      <style:table-row-properties style:row-height="12.8pt" style:use-optimal-row-height="false" fo:break-before="auto"/>
    </style:style>
    <style:style style:family="text" style:name="T1282">
      <style:text-properties fo:font-family="'Liberation Sans'" fo:font-size="10pt" fo:font-style="normal" style:text-underline-type="none" fo:font-weight="normal"/>
    </style:style>
    <style:style style:family="text" style:name="T1283">
      <style:text-properties fo:font-family="'Liberation Sans'" fo:font-size="10pt" fo:font-style="normal" style:text-underline-type="none" fo:font-weight="normal"/>
    </style:style>
    <style:style style:family="text" style:name="T1284">
      <style:text-properties fo:font-family="'Liberation Sans'" fo:font-size="10pt" fo:font-style="normal" style:text-underline-type="none" fo:font-weight="normal"/>
    </style:style>
    <style:style style:family="table-row" style:name="ro789">
      <style:table-row-properties style:row-height="12.8pt" style:use-optimal-row-height="false" fo:break-before="auto"/>
    </style:style>
    <style:style style:family="text" style:name="T1285">
      <style:text-properties fo:font-family="'Liberation Sans'" fo:font-size="10pt" fo:font-style="normal" style:text-underline-type="none" fo:font-weight="normal"/>
    </style:style>
    <style:style style:family="text" style:name="T1286">
      <style:text-properties fo:font-family="'Liberation Sans'" fo:font-size="10pt" fo:font-style="normal" style:text-underline-type="none" fo:font-weight="normal"/>
    </style:style>
    <style:style style:family="text" style:name="T1287">
      <style:text-properties fo:font-family="'Liberation Sans'" fo:font-size="10pt" fo:font-style="normal" style:text-underline-type="none" fo:font-weight="normal"/>
    </style:style>
    <style:style style:family="table-row" style:name="ro790">
      <style:table-row-properties style:row-height="12.8pt" style:use-optimal-row-height="false" fo:break-before="auto"/>
    </style:style>
    <style:style style:family="text" style:name="T1288">
      <style:text-properties fo:font-family="'Liberation Sans'" fo:font-size="10pt" fo:font-style="normal" style:text-underline-type="none" fo:font-weight="normal"/>
    </style:style>
    <style:style style:family="text" style:name="T1289">
      <style:text-properties fo:font-family="'Liberation Sans'" fo:font-size="10pt" fo:font-style="normal" style:text-underline-type="none" fo:font-weight="normal"/>
    </style:style>
    <style:style style:family="text" style:name="T1290">
      <style:text-properties fo:font-family="'Liberation Sans'" fo:font-size="10pt" fo:font-style="normal" style:text-underline-type="none" fo:font-weight="normal"/>
    </style:style>
    <style:style style:family="table-row" style:name="ro791">
      <style:table-row-properties style:row-height="12.8pt" style:use-optimal-row-height="false" fo:break-before="auto"/>
    </style:style>
    <style:style style:family="text" style:name="T1291">
      <style:text-properties fo:font-family="'Liberation Sans'" fo:font-size="10pt" fo:font-style="normal" style:text-underline-type="none" fo:font-weight="normal"/>
    </style:style>
    <style:style style:family="text" style:name="T1292">
      <style:text-properties fo:font-family="'Liberation Sans'" fo:font-size="10pt" fo:font-style="normal" style:text-underline-type="none" fo:font-weight="normal"/>
    </style:style>
    <style:style style:family="text" style:name="T1293">
      <style:text-properties fo:font-family="'Liberation Sans'" fo:font-size="10pt" fo:font-style="normal" style:text-underline-type="none" fo:font-weight="normal"/>
    </style:style>
    <style:style style:family="table-row" style:name="ro792">
      <style:table-row-properties style:row-height="12.8pt" style:use-optimal-row-height="false" fo:break-before="auto"/>
    </style:style>
    <style:style style:family="text" style:name="T1294">
      <style:text-properties fo:font-family="'Liberation Sans'" fo:font-size="10pt" fo:font-style="normal" style:text-underline-type="none" fo:font-weight="normal"/>
    </style:style>
    <style:style style:family="text" style:name="T1295">
      <style:text-properties fo:font-family="'Liberation Sans'" fo:font-size="10pt" fo:font-style="normal" style:text-underline-type="none" fo:font-weight="normal"/>
    </style:style>
    <style:style style:family="text" style:name="T1296">
      <style:text-properties fo:font-family="'Liberation Sans'" fo:font-size="10pt" fo:font-style="normal" style:text-underline-type="none" fo:font-weight="normal"/>
    </style:style>
    <style:style style:family="table-row" style:name="ro793">
      <style:table-row-properties style:row-height="12.8pt" style:use-optimal-row-height="false" fo:break-before="auto"/>
    </style:style>
    <style:style style:family="text" style:name="T1297">
      <style:text-properties fo:font-family="'Liberation Sans'" fo:font-size="10pt" fo:font-style="normal" style:text-underline-type="none" fo:font-weight="normal"/>
    </style:style>
    <style:style style:family="text" style:name="T1298">
      <style:text-properties fo:font-family="'Liberation Sans'" fo:font-size="10pt" fo:font-style="normal" style:text-underline-type="none" fo:font-weight="normal"/>
    </style:style>
    <style:style style:family="text" style:name="T1299">
      <style:text-properties fo:font-family="'Liberation Sans'" fo:font-size="10pt" fo:font-style="normal" style:text-underline-type="none" fo:font-weight="normal"/>
    </style:style>
    <style:style style:family="table-row" style:name="ro794">
      <style:table-row-properties style:row-height="12.8pt" style:use-optimal-row-height="false" fo:break-before="auto"/>
    </style:style>
    <style:style style:family="text" style:name="T1300">
      <style:text-properties fo:font-family="'Liberation Sans'" fo:font-size="10pt" fo:font-style="normal" style:text-underline-type="none" fo:font-weight="normal"/>
    </style:style>
    <style:style style:family="text" style:name="T1301">
      <style:text-properties fo:font-family="'Liberation Sans'" fo:font-size="10pt" fo:font-style="normal" style:text-underline-type="none" fo:font-weight="normal"/>
    </style:style>
    <style:style style:family="text" style:name="T1302">
      <style:text-properties fo:font-family="'Liberation Sans'" fo:font-size="10pt" fo:font-style="normal" style:text-underline-type="none" fo:font-weight="normal"/>
    </style:style>
    <style:style style:family="table-row" style:name="ro795">
      <style:table-row-properties style:row-height="12.8pt" style:use-optimal-row-height="false" fo:break-before="auto"/>
    </style:style>
    <style:style style:family="text" style:name="T1303">
      <style:text-properties fo:font-family="'Liberation Sans'" fo:font-size="10pt" fo:font-style="normal" style:text-underline-type="none" fo:font-weight="normal"/>
    </style:style>
    <style:style style:family="text" style:name="T1304">
      <style:text-properties fo:font-family="'Liberation Sans'" fo:font-size="10pt" fo:font-style="normal" style:text-underline-type="none" fo:font-weight="normal"/>
    </style:style>
    <style:style style:family="text" style:name="T1305">
      <style:text-properties fo:font-family="'Liberation Sans'" fo:font-size="10pt" fo:font-style="normal" style:text-underline-type="none" fo:font-weight="normal"/>
    </style:style>
    <style:style style:family="table-row" style:name="ro796">
      <style:table-row-properties style:row-height="12.8pt" style:use-optimal-row-height="false" fo:break-before="auto"/>
    </style:style>
    <style:style style:family="text" style:name="T1306">
      <style:text-properties fo:font-family="'Liberation Sans'" fo:font-size="10pt" fo:font-style="normal" style:text-underline-type="none" fo:font-weight="normal"/>
    </style:style>
    <style:style style:family="text" style:name="T1307">
      <style:text-properties fo:font-family="'Liberation Sans'" fo:font-size="10pt" fo:font-style="normal" style:text-underline-type="none" fo:font-weight="normal"/>
    </style:style>
    <style:style style:family="text" style:name="T1308">
      <style:text-properties fo:font-family="'Liberation Sans'" fo:font-size="10pt" fo:font-style="normal" style:text-underline-type="none" fo:font-weight="normal"/>
    </style:style>
    <style:style style:family="table-row" style:name="ro797">
      <style:table-row-properties style:row-height="12.8pt" style:use-optimal-row-height="false" fo:break-before="auto"/>
    </style:style>
    <style:style style:family="text" style:name="T1309">
      <style:text-properties fo:font-family="'Liberation Sans'" fo:font-size="10pt" fo:font-style="normal" style:text-underline-type="none" fo:font-weight="normal"/>
    </style:style>
    <style:style style:family="text" style:name="T1310">
      <style:text-properties fo:font-family="'Liberation Sans'" fo:font-size="10pt" fo:font-style="normal" style:text-underline-type="none" fo:font-weight="normal"/>
    </style:style>
    <style:style style:family="text" style:name="T1311">
      <style:text-properties fo:font-family="'Liberation Sans'" fo:font-size="10pt" fo:font-style="normal" style:text-underline-type="none" fo:font-weight="normal"/>
    </style:style>
    <style:style style:family="table-row" style:name="ro798">
      <style:table-row-properties style:row-height="12.8pt" style:use-optimal-row-height="false" fo:break-before="auto"/>
    </style:style>
    <style:style style:family="text" style:name="T1312">
      <style:text-properties fo:font-family="'Liberation Sans'" fo:font-size="10pt" fo:font-style="normal" style:text-underline-type="none" fo:font-weight="normal"/>
    </style:style>
    <style:style style:family="text" style:name="T1313">
      <style:text-properties fo:font-family="'Liberation Sans'" fo:font-size="10pt" fo:font-style="normal" style:text-underline-type="none" fo:font-weight="normal"/>
    </style:style>
    <style:style style:family="text" style:name="T1314">
      <style:text-properties fo:font-family="'Liberation Sans'" fo:font-size="10pt" fo:font-style="normal" style:text-underline-type="none" fo:font-weight="normal"/>
    </style:style>
    <style:style style:family="table-row" style:name="ro799">
      <style:table-row-properties style:row-height="12.8pt" style:use-optimal-row-height="false" fo:break-before="auto"/>
    </style:style>
    <style:style style:family="text" style:name="T1315">
      <style:text-properties fo:font-family="'Liberation Sans'" fo:font-size="10pt" fo:font-style="normal" style:text-underline-type="none" fo:font-weight="normal"/>
    </style:style>
    <style:style style:family="text" style:name="T1316">
      <style:text-properties fo:font-family="'Liberation Sans'" fo:font-size="10pt" fo:font-style="normal" style:text-underline-type="none" fo:font-weight="normal"/>
    </style:style>
    <style:style style:family="text" style:name="T1317">
      <style:text-properties fo:font-family="'Liberation Sans'" fo:font-size="10pt" fo:font-style="normal" style:text-underline-type="none" fo:font-weight="normal"/>
    </style:style>
    <style:style style:family="table-row" style:name="ro800">
      <style:table-row-properties style:row-height="12.8pt" style:use-optimal-row-height="false" fo:break-before="auto"/>
    </style:style>
    <style:style style:family="text" style:name="T1318">
      <style:text-properties fo:font-family="'Liberation Sans'" fo:font-size="10pt" fo:font-style="normal" style:text-underline-type="none" fo:font-weight="normal"/>
    </style:style>
    <style:style style:family="text" style:name="T1319">
      <style:text-properties fo:font-family="'Liberation Sans'" fo:font-size="10pt" fo:font-style="normal" style:text-underline-type="none" fo:font-weight="normal"/>
    </style:style>
    <style:style style:family="text" style:name="T1320">
      <style:text-properties fo:font-family="'Liberation Sans'" fo:font-size="10pt" fo:font-style="normal" style:text-underline-type="none" fo:font-weight="normal"/>
    </style:style>
    <style:style style:family="table-row" style:name="ro801">
      <style:table-row-properties style:row-height="12.8pt" style:use-optimal-row-height="false" fo:break-before="auto"/>
    </style:style>
    <style:style style:family="text" style:name="T1321">
      <style:text-properties fo:font-family="'Liberation Sans'" fo:font-size="10pt" fo:font-style="normal" style:text-underline-type="none" fo:font-weight="normal"/>
    </style:style>
    <style:style style:family="text" style:name="T1322">
      <style:text-properties fo:font-family="'Liberation Sans'" fo:font-size="10pt" fo:font-style="normal" style:text-underline-type="none" fo:font-weight="normal"/>
    </style:style>
    <style:style style:family="text" style:name="T1323">
      <style:text-properties fo:font-family="'Liberation Sans'" fo:font-size="10pt" fo:font-style="normal" style:text-underline-type="none" fo:font-weight="normal"/>
    </style:style>
    <style:style style:family="table-row" style:name="ro802">
      <style:table-row-properties style:row-height="12.8pt" style:use-optimal-row-height="false" fo:break-before="auto"/>
    </style:style>
    <style:style style:family="text" style:name="T1324">
      <style:text-properties fo:font-family="'Liberation Sans'" fo:font-size="10pt" fo:font-style="normal" style:text-underline-type="none" fo:font-weight="normal"/>
    </style:style>
    <style:style style:family="text" style:name="T1325">
      <style:text-properties fo:font-family="'Liberation Sans'" fo:font-size="10pt" fo:font-style="normal" style:text-underline-type="none" fo:font-weight="normal"/>
    </style:style>
    <style:style style:family="text" style:name="T1326">
      <style:text-properties fo:font-family="'Liberation Sans'" fo:font-size="10pt" fo:font-style="normal" style:text-underline-type="none" fo:font-weight="normal"/>
    </style:style>
    <style:style style:family="table-row" style:name="ro803">
      <style:table-row-properties style:row-height="12.8pt" style:use-optimal-row-height="false" fo:break-before="auto"/>
    </style:style>
    <style:style style:family="text" style:name="T1327">
      <style:text-properties fo:font-family="'Liberation Sans'" fo:font-size="10pt" fo:font-style="normal" style:text-underline-type="none" fo:font-weight="normal"/>
    </style:style>
    <style:style style:family="text" style:name="T1328">
      <style:text-properties fo:font-family="'Liberation Sans'" fo:font-size="10pt" fo:font-style="normal" style:text-underline-type="none" fo:font-weight="normal"/>
    </style:style>
    <style:style style:family="text" style:name="T1329">
      <style:text-properties fo:font-family="'Liberation Sans'" fo:font-size="10pt" fo:font-style="normal" style:text-underline-type="none" fo:font-weight="normal"/>
    </style:style>
    <style:style style:family="table-row" style:name="ro804">
      <style:table-row-properties style:row-height="12.8pt" style:use-optimal-row-height="false" fo:break-before="auto"/>
    </style:style>
    <style:style style:family="text" style:name="T1330">
      <style:text-properties fo:font-family="'Liberation Sans'" fo:font-size="10pt" fo:font-style="normal" style:text-underline-type="none" fo:font-weight="normal"/>
    </style:style>
    <style:style style:family="text" style:name="T1331">
      <style:text-properties fo:font-family="'Liberation Sans'" fo:font-size="10pt" fo:font-style="normal" style:text-underline-type="none" fo:font-weight="normal"/>
    </style:style>
    <style:style style:family="text" style:name="T1332">
      <style:text-properties fo:font-family="'Liberation Sans'" fo:font-size="10pt" fo:font-style="normal" style:text-underline-type="none" fo:font-weight="normal"/>
    </style:style>
    <style:style style:family="table-row" style:name="ro805">
      <style:table-row-properties style:row-height="12.8pt" style:use-optimal-row-height="false" fo:break-before="auto"/>
    </style:style>
    <style:style style:family="text" style:name="T1333">
      <style:text-properties fo:font-family="'Liberation Sans'" fo:font-size="10pt" fo:font-style="normal" style:text-underline-type="none" fo:font-weight="normal"/>
    </style:style>
    <style:style style:family="text" style:name="T1334">
      <style:text-properties fo:font-family="'Liberation Sans'" fo:font-size="10pt" fo:font-style="normal" style:text-underline-type="none" fo:font-weight="normal"/>
    </style:style>
    <style:style style:family="text" style:name="T1335">
      <style:text-properties fo:font-family="'Liberation Sans'" fo:font-size="10pt" fo:font-style="normal" style:text-underline-type="none" fo:font-weight="normal"/>
    </style:style>
    <style:style style:family="table-row" style:name="ro806">
      <style:table-row-properties style:row-height="12.8pt" style:use-optimal-row-height="false" fo:break-before="auto"/>
    </style:style>
    <style:style style:family="text" style:name="T1336">
      <style:text-properties fo:font-family="'Liberation Sans'" fo:font-size="10pt" fo:font-style="normal" style:text-underline-type="none" fo:font-weight="normal"/>
    </style:style>
    <style:style style:family="text" style:name="T1337">
      <style:text-properties fo:font-family="'Liberation Sans'" fo:font-size="10pt" fo:font-style="normal" style:text-underline-type="none" fo:font-weight="normal"/>
    </style:style>
    <style:style style:family="text" style:name="T1338">
      <style:text-properties fo:font-family="'Liberation Sans'" fo:font-size="10pt" fo:font-style="normal" style:text-underline-type="none" fo:font-weight="normal"/>
    </style:style>
    <style:style style:family="table-row" style:name="ro807">
      <style:table-row-properties style:row-height="12.8pt" style:use-optimal-row-height="false" fo:break-before="auto"/>
    </style:style>
    <style:style style:family="text" style:name="T1339">
      <style:text-properties fo:font-family="'Liberation Sans'" fo:font-size="10pt" fo:font-style="normal" style:text-underline-type="none" fo:font-weight="normal"/>
    </style:style>
    <style:style style:family="text" style:name="T1340">
      <style:text-properties fo:font-family="'Liberation Sans'" fo:font-size="10pt" fo:font-style="normal" style:text-underline-type="none" fo:font-weight="normal"/>
    </style:style>
    <style:style style:family="text" style:name="T1341">
      <style:text-properties fo:font-family="'Liberation Sans'" fo:font-size="10pt" fo:font-style="normal" style:text-underline-type="none" fo:font-weight="normal"/>
    </style:style>
    <style:style style:family="table-row" style:name="ro808">
      <style:table-row-properties style:row-height="12.8pt" style:use-optimal-row-height="false" fo:break-before="auto"/>
    </style:style>
    <style:style style:family="text" style:name="T1342">
      <style:text-properties fo:font-family="'Liberation Sans'" fo:font-size="10pt" fo:font-style="normal" style:text-underline-type="none" fo:font-weight="normal"/>
    </style:style>
    <style:style style:family="text" style:name="T1343">
      <style:text-properties fo:font-family="'Liberation Sans'" fo:font-size="10pt" fo:font-style="normal" style:text-underline-type="none" fo:font-weight="normal"/>
    </style:style>
    <style:style style:family="text" style:name="T1344">
      <style:text-properties fo:font-family="'Liberation Sans'" fo:font-size="10pt" fo:font-style="normal" style:text-underline-type="none" fo:font-weight="normal"/>
    </style:style>
    <style:style style:family="table-row" style:name="ro809">
      <style:table-row-properties style:row-height="12.8pt" style:use-optimal-row-height="false" fo:break-before="auto"/>
    </style:style>
    <style:style style:family="text" style:name="T1345">
      <style:text-properties fo:font-family="'Liberation Sans'" fo:font-size="10pt" fo:font-style="normal" style:text-underline-type="none" fo:font-weight="normal"/>
    </style:style>
    <style:style style:family="text" style:name="T1346">
      <style:text-properties fo:font-family="'Liberation Sans'" fo:font-size="10pt" fo:font-style="normal" style:text-underline-type="none" fo:font-weight="normal"/>
    </style:style>
    <style:style style:family="text" style:name="T1347">
      <style:text-properties fo:font-family="'Liberation Sans'" fo:font-size="10pt" fo:font-style="normal" style:text-underline-type="none" fo:font-weight="normal"/>
    </style:style>
    <style:style style:family="table-row" style:name="ro810">
      <style:table-row-properties style:row-height="12.8pt" style:use-optimal-row-height="false" fo:break-before="auto"/>
    </style:style>
    <style:style style:family="text" style:name="T1348">
      <style:text-properties fo:font-family="'Liberation Sans'" fo:font-size="10pt" fo:font-style="normal" style:text-underline-type="none" fo:font-weight="normal"/>
    </style:style>
    <style:style style:family="text" style:name="T1349">
      <style:text-properties fo:font-family="'Liberation Sans'" fo:font-size="10pt" fo:font-style="normal" style:text-underline-type="none" fo:font-weight="normal"/>
    </style:style>
    <style:style style:family="text" style:name="T1350">
      <style:text-properties fo:font-family="'Liberation Sans'" fo:font-size="10pt" fo:font-style="normal" style:text-underline-type="none" fo:font-weight="normal"/>
    </style:style>
    <style:style style:family="table-row" style:name="ro811">
      <style:table-row-properties style:row-height="12.8pt" style:use-optimal-row-height="false" fo:break-before="auto"/>
    </style:style>
    <style:style style:family="text" style:name="T1351">
      <style:text-properties fo:font-family="'Liberation Sans'" fo:font-size="10pt" fo:font-style="normal" style:text-underline-type="none" fo:font-weight="normal"/>
    </style:style>
    <style:style style:family="text" style:name="T1352">
      <style:text-properties fo:font-family="'Liberation Sans'" fo:font-size="10pt" fo:font-style="normal" style:text-underline-type="none" fo:font-weight="normal"/>
    </style:style>
    <style:style style:family="text" style:name="T1353">
      <style:text-properties fo:font-family="'Liberation Sans'" fo:font-size="10pt" fo:font-style="normal" style:text-underline-type="none" fo:font-weight="normal"/>
    </style:style>
    <style:style style:family="table-row" style:name="ro812">
      <style:table-row-properties style:row-height="12.8pt" style:use-optimal-row-height="false" fo:break-before="auto"/>
    </style:style>
    <style:style style:family="text" style:name="T1354">
      <style:text-properties fo:font-family="'Liberation Sans'" fo:font-size="10pt" fo:font-style="normal" style:text-underline-type="none" fo:font-weight="normal"/>
    </style:style>
    <style:style style:family="text" style:name="T1355">
      <style:text-properties fo:font-family="'Liberation Sans'" fo:font-size="10pt" fo:font-style="normal" style:text-underline-type="none" fo:font-weight="normal"/>
    </style:style>
    <style:style style:family="text" style:name="T1356">
      <style:text-properties fo:font-family="'Liberation Sans'" fo:font-size="10pt" fo:font-style="normal" style:text-underline-type="none" fo:font-weight="normal"/>
    </style:style>
    <style:style style:family="table-row" style:name="ro813">
      <style:table-row-properties style:row-height="12.8pt" style:use-optimal-row-height="false" fo:break-before="auto"/>
    </style:style>
    <style:style style:family="text" style:name="T1357">
      <style:text-properties fo:font-family="'Liberation Sans'" fo:font-size="10pt" fo:font-style="normal" style:text-underline-type="none" fo:font-weight="normal"/>
    </style:style>
    <style:style style:family="text" style:name="T1358">
      <style:text-properties fo:font-family="'Liberation Sans'" fo:font-size="10pt" fo:font-style="normal" style:text-underline-type="none" fo:font-weight="normal"/>
    </style:style>
    <style:style style:family="text" style:name="T1359">
      <style:text-properties fo:font-family="'Liberation Sans'" fo:font-size="10pt" fo:font-style="normal" style:text-underline-type="none" fo:font-weight="normal"/>
    </style:style>
    <style:style style:family="table-row" style:name="ro814">
      <style:table-row-properties style:row-height="12.8pt" style:use-optimal-row-height="false" fo:break-before="auto"/>
    </style:style>
    <style:style style:family="text" style:name="T1360">
      <style:text-properties fo:font-family="'Liberation Sans'" fo:font-size="10pt" fo:font-style="normal" style:text-underline-type="none" fo:font-weight="normal"/>
    </style:style>
    <style:style style:family="text" style:name="T1361">
      <style:text-properties fo:font-family="'Liberation Sans'" fo:font-size="10pt" fo:font-style="normal" style:text-underline-type="none" fo:font-weight="normal"/>
    </style:style>
    <style:style style:family="text" style:name="T1362">
      <style:text-properties fo:font-family="'Liberation Sans'" fo:font-size="10pt" fo:font-style="normal" style:text-underline-type="none" fo:font-weight="normal"/>
    </style:style>
    <style:style style:family="table-row" style:name="ro815">
      <style:table-row-properties style:row-height="12.8pt" style:use-optimal-row-height="false" fo:break-before="auto"/>
    </style:style>
    <style:style style:family="text" style:name="T1363">
      <style:text-properties fo:font-family="'Liberation Sans'" fo:font-size="10pt" fo:font-style="normal" style:text-underline-type="none" fo:font-weight="normal"/>
    </style:style>
    <style:style style:family="text" style:name="T1364">
      <style:text-properties fo:font-family="'Liberation Sans'" fo:font-size="10pt" fo:font-style="normal" style:text-underline-type="none" fo:font-weight="normal"/>
    </style:style>
    <style:style style:family="text" style:name="T1365">
      <style:text-properties fo:font-family="'Liberation Sans'" fo:font-size="10pt" fo:font-style="normal" style:text-underline-type="none" fo:font-weight="normal"/>
    </style:style>
    <style:style style:family="table-row" style:name="ro816">
      <style:table-row-properties style:row-height="12.8pt" style:use-optimal-row-height="false" fo:break-before="auto"/>
    </style:style>
    <style:style style:family="text" style:name="T1366">
      <style:text-properties fo:font-family="'Liberation Sans'" fo:font-size="10pt" fo:font-style="normal" style:text-underline-type="none" fo:font-weight="normal"/>
    </style:style>
    <style:style style:family="text" style:name="T1367">
      <style:text-properties fo:font-family="'Liberation Sans'" fo:font-size="10pt" fo:font-style="normal" style:text-underline-type="none" fo:font-weight="normal"/>
    </style:style>
    <style:style style:family="text" style:name="T1368">
      <style:text-properties fo:font-family="'Liberation Sans'" fo:font-size="10pt" fo:font-style="normal" style:text-underline-type="none" fo:font-weight="normal"/>
    </style:style>
    <style:style style:family="table-row" style:name="ro817">
      <style:table-row-properties style:row-height="12.8pt" style:use-optimal-row-height="false" fo:break-before="auto"/>
    </style:style>
    <style:style style:master-page-name="MasterPage9" style:family="table" style:name="ta9">
      <style:table-properties table:display="true"/>
    </style:style>
    <style:style style:family="table-column" style:name="co92">
      <style:table-column-properties style:column-width="1.746cm" loext:column-width-sym="8.664" fo:break-before="auto"/>
    </style:style>
    <style:style style:family="table-row" style:name="ro818">
      <style:table-row-properties style:row-height="0.4498cm" fo:break-before="auto"/>
    </style:style>
    <style:style style:family="table-column" style:name="co93">
      <style:table-column-properties style:column-width="3.202cm" style:use-optimal-column-width="false" loext:column-width-sym="16.5816" fo:break-before="auto"/>
    </style:style>
    <style:style style:family="table-column" style:name="co94">
      <style:table-column-properties style:column-width="2.567cm" style:use-optimal-column-width="false" loext:column-width-sym="13.2104" fo:break-before="auto"/>
    </style:style>
    <style:style style:family="table-column" style:name="co95">
      <style:table-column-properties style:column-width="3.122cm" style:use-optimal-column-width="false" loext:column-width-sym="16.1994" fo:break-before="auto"/>
    </style:style>
    <style:style style:family="table-column" style:name="co96">
      <style:table-column-properties style:column-width="2.355cm" style:use-optimal-column-width="false" loext:column-width-sym="12.0148" fo:break-before="auto"/>
    </style:style>
    <style:style style:family="table-column" style:name="co97">
      <style:table-column-properties style:column-width="2.778cm" style:use-optimal-column-width="false" loext:column-width-sym="14.2492" fo:break-before="auto"/>
    </style:style>
    <style:style style:family="table-column" style:name="co98">
      <style:table-column-properties style:column-width="2.884cm" style:use-optimal-column-width="false" loext:column-width-sym="14.896" fo:break-before="auto"/>
    </style:style>
    <style:style style:family="table-column" style:name="co99">
      <style:table-column-properties style:column-width="3.175cm" style:use-optimal-column-width="false" loext:column-width-sym="16.4542" fo:break-before="auto"/>
    </style:style>
    <style:style style:family="table-column" style:name="co100">
      <style:table-column-properties style:column-width="4.128cm" style:use-optimal-column-width="false" loext:column-width-sym="21.5992" fo:break-before="auto"/>
    </style:style>
    <style:style style:family="table-column" style:name="co101">
      <style:table-column-properties style:column-width="2.752cm" style:use-optimal-column-width="false" loext:column-width-sym="14.1218" fo:break-before="auto"/>
    </style:style>
    <style:style style:family="table-column" style:name="co102">
      <style:table-column-properties style:column-width="3.096cm" style:use-optimal-column-width="false" loext:column-width-sym="15.9348" fo:break-before="auto"/>
    </style:style>
    <style:style style:family="table-column" style:name="co103">
      <style:table-column-properties style:column-width="2.461cm" style:use-optimal-column-width="false" loext:column-width-sym="12.5636" fo:break-before="auto"/>
    </style:style>
    <style:style style:family="table-column" style:name="co104">
      <style:table-column-properties style:column-width="2.567cm" style:use-optimal-column-width="false" loext:column-width-sym="13.083" fo:break-before="auto"/>
    </style:style>
    <style:style style:family="table-column" style:name="co105">
      <style:table-column-properties style:column-width="1.323cm" style:use-optimal-column-width="false" loext:column-width-sym="6.4778" fo:break-before="auto"/>
    </style:style>
    <style:style style:family="table-column" style:name="co106">
      <style:table-column-properties style:column-width="2.831cm" style:use-optimal-column-width="false" loext:column-width-sym="14.5138" fo:break-before="auto"/>
    </style:style>
    <style:style style:family="table-column" style:name="co107">
      <style:table-column-properties style:column-width="3.069cm" style:use-optimal-column-width="false" loext:column-width-sym="15.8074" fo:break-before="auto"/>
    </style:style>
    <style:style style:family="table-column" style:name="co108">
      <style:table-column-properties style:column-width="8.308cm" style:use-optimal-column-width="false" loext:column-width-sym="44.1784" fo:break-before="auto"/>
    </style:style>
    <style:style style:family="table-column" style:name="co109">
      <style:table-column-properties style:column-width="1.773cm" style:use-optimal-column-width="false" loext:column-width-sym="8.8102" fo:break-before="auto"/>
    </style:style>
    <style:style style:family="table-column" style:name="co110">
      <style:table-column-properties style:column-width="1.588cm" style:use-optimal-column-width="false" loext:column-width-sym="7.8988" fo:break-before="auto"/>
    </style:style>
    <style:style style:family="table-row" style:name="ro819">
      <style:table-row-properties style:row-height="12.8pt" style:use-optimal-row-height="false" fo:break-before="auto"/>
    </style:style>
    <style:style style:family="text" style:name="T1369">
      <style:text-properties fo:font-family="'Liberation Sans'" fo:font-size="10pt" fo:font-style="normal" style:text-underline-type="none" fo:font-weight="normal"/>
    </style:style>
    <style:style style:family="text" style:name="T1370">
      <style:text-properties fo:font-family="'Liberation Sans'" fo:font-size="10pt" fo:font-style="normal" style:text-underline-type="none" fo:font-weight="normal"/>
    </style:style>
    <style:style style:family="text" style:name="T1371">
      <style:text-properties fo:font-family="'Liberation Sans'" fo:font-size="10pt" fo:font-style="normal" style:text-underline-type="none" fo:font-weight="normal"/>
    </style:style>
    <style:style style:family="text" style:name="T1372">
      <style:text-properties fo:font-family="'Liberation Sans'" fo:font-size="10pt" fo:font-style="normal" style:text-underline-type="none" fo:font-weight="normal"/>
    </style:style>
    <style:style style:family="text" style:name="T1373">
      <style:text-properties fo:font-family="'Liberation Sans'" fo:font-size="10pt" fo:font-style="normal" style:text-underline-type="none" fo:font-weight="normal"/>
    </style:style>
    <style:style style:family="text" style:name="T1374">
      <style:text-properties fo:font-family="'Liberation Sans'" fo:font-size="10pt" fo:font-style="normal" style:text-underline-type="none" fo:font-weight="normal"/>
    </style:style>
    <style:style style:family="text" style:name="T1375">
      <style:text-properties fo:font-family="'Liberation Sans'" fo:font-size="10pt" fo:font-style="normal" style:text-underline-type="none" fo:font-weight="normal"/>
    </style:style>
    <style:style style:family="text" style:name="T1376">
      <style:text-properties fo:font-family="'Liberation Sans'" fo:font-size="10pt" fo:font-style="normal" style:text-underline-type="none" fo:font-weight="normal"/>
    </style:style>
    <style:style style:family="text" style:name="T1377">
      <style:text-properties fo:font-family="'Liberation Sans'" fo:font-size="10pt" fo:font-style="normal" style:text-underline-type="none" fo:font-weight="normal"/>
    </style:style>
    <style:style style:family="text" style:name="T1378">
      <style:text-properties fo:font-family="'Liberation Sans'" fo:font-size="10pt" fo:font-style="normal" style:text-underline-type="none" fo:font-weight="normal"/>
    </style:style>
    <style:style style:family="text" style:name="T1379">
      <style:text-properties fo:font-family="'Liberation Sans'" fo:font-size="10pt" fo:font-style="normal" style:text-underline-type="none" fo:font-weight="normal"/>
    </style:style>
    <style:style style:family="text" style:name="T1380">
      <style:text-properties fo:font-family="'Liberation Sans'" fo:font-size="10pt" fo:font-style="normal" style:text-underline-type="none" fo:font-weight="normal"/>
    </style:style>
    <style:style style:family="table-row" style:name="ro820">
      <style:table-row-properties style:row-height="12.8pt" style:use-optimal-row-height="false" fo:break-before="auto"/>
    </style:style>
    <style:style style:family="text" style:name="T1381">
      <style:text-properties fo:color="#9C0006" fo:font-family="'Liberation Sans'" fo:font-size="11pt" fo:font-style="normal" style:text-underline-type="none" fo:font-weight="normal"/>
    </style:style>
    <style:style style:family="text" style:name="T1382">
      <style:text-properties fo:color="#9C0006" fo:font-family="'Liberation Sans'" fo:font-size="11pt" fo:font-style="normal" style:text-underline-type="none" fo:font-weight="normal"/>
    </style:style>
    <style:style style:family="text" style:name="T1383">
      <style:text-properties fo:color="#9C0006" fo:font-family="'Liberation Sans'" fo:font-size="11pt" fo:font-style="normal" style:text-underline-type="none" fo:font-weight="normal"/>
    </style:style>
    <style:style style:family="text" style:name="T1384">
      <style:text-properties fo:font-family="'Liberation Sans'" fo:font-size="10pt" fo:font-style="normal" style:text-underline-type="none" fo:font-weight="normal"/>
    </style:style>
    <style:style style:family="text" style:name="T1385">
      <style:text-properties fo:font-family="'Liberation Sans'" fo:font-size="10pt" fo:font-style="normal" style:text-underline-type="none" fo:font-weight="normal"/>
    </style:style>
    <style:style style:family="table-row" style:name="ro821">
      <style:table-row-properties style:row-height="12.8pt" style:use-optimal-row-height="false" fo:break-before="auto"/>
    </style:style>
    <style:style style:family="text" style:name="T1386">
      <style:text-properties fo:color="#9C6500" fo:font-family="'Liberation Sans'" fo:font-size="11pt" fo:font-style="normal" style:text-underline-type="none" fo:font-weight="normal"/>
    </style:style>
    <style:style style:family="text" style:name="T1387">
      <style:text-properties fo:color="#9C6500" fo:font-family="'Liberation Sans'" fo:font-size="11pt" fo:font-style="normal" style:text-underline-type="none" fo:font-weight="normal"/>
    </style:style>
    <style:style style:family="text" style:name="T1388">
      <style:text-properties fo:color="#9C6500" fo:font-family="'Liberation Sans'" fo:font-size="11pt" fo:font-style="normal" style:text-underline-type="none" fo:font-weight="normal"/>
    </style:style>
    <style:style style:family="text" style:name="T1389">
      <style:text-properties fo:font-family="'Liberation Sans'" fo:font-size="10pt" fo:font-style="normal" style:text-underline-type="none" fo:font-weight="normal"/>
    </style:style>
    <style:style style:family="text" style:name="T1390">
      <style:text-properties fo:font-family="'Liberation Sans'" fo:font-size="10pt" fo:font-style="normal" style:text-underline-type="none" fo:font-weight="normal"/>
    </style:style>
    <style:style style:family="table-row" style:name="ro822">
      <style:table-row-properties style:row-height="12.8pt" style:use-optimal-row-height="false" fo:break-before="auto"/>
    </style:style>
    <style:style style:family="text" style:name="T1391">
      <style:text-properties fo:color="#006100" fo:font-family="'Liberation Sans'" fo:font-size="11pt" fo:font-style="normal" style:text-underline-type="none" fo:font-weight="normal"/>
    </style:style>
    <style:style style:family="text" style:name="T1392">
      <style:text-properties fo:color="#006100" fo:font-family="'Liberation Sans'" fo:font-size="11pt" fo:font-style="normal" style:text-underline-type="none" fo:font-weight="normal"/>
    </style:style>
    <style:style style:family="text" style:name="T1393">
      <style:text-properties fo:color="#006100" fo:font-family="'Liberation Sans'" fo:font-size="11pt" fo:font-style="normal" style:text-underline-type="none" fo:font-weight="normal"/>
    </style:style>
    <style:style style:family="text" style:name="T1394">
      <style:text-properties fo:font-family="'Liberation Sans'" fo:font-size="10pt" fo:font-style="normal" style:text-underline-type="none" fo:font-weight="normal"/>
    </style:style>
    <style:style style:family="text" style:name="T1395">
      <style:text-properties fo:font-family="'Liberation Sans'" fo:font-size="10pt" fo:font-style="normal" style:text-underline-type="none" fo:font-weight="normal"/>
    </style:style>
    <style:style style:family="table-row" style:name="ro823">
      <style:table-row-properties style:row-height="12.8pt" style:use-optimal-row-height="false" fo:break-before="auto"/>
    </style:style>
    <style:style style:family="text" style:name="T1396">
      <style:text-properties fo:font-family="'Liberation Sans'" fo:font-size="10pt" fo:font-style="normal" style:text-underline-type="none" fo:font-weight="normal"/>
    </style:style>
    <style:style style:family="text" style:name="T1397">
      <style:text-properties fo:font-family="'Liberation Sans'" fo:font-size="10pt" fo:font-style="normal" style:text-underline-type="none" fo:font-weight="normal"/>
    </style:style>
    <style:style style:family="text" style:name="T1398">
      <style:text-properties fo:font-family="'Liberation Sans'" fo:font-size="10pt" fo:font-style="normal" style:text-underline-type="none" fo:font-weight="normal"/>
    </style:style>
    <style:style style:family="text" style:name="T1399">
      <style:text-properties fo:font-family="'Liberation Sans'" fo:font-size="10pt" fo:font-style="normal" style:text-underline-type="none" fo:font-weight="normal"/>
    </style:style>
    <style:style style:family="text" style:name="T1400">
      <style:text-properties fo:font-family="'Liberation Sans'" fo:font-size="10pt" fo:font-style="normal" style:text-underline-type="none" fo:font-weight="normal"/>
    </style:style>
    <style:style style:family="table-row" style:name="ro824">
      <style:table-row-properties style:row-height="12.8pt" style:use-optimal-row-height="false" fo:break-before="auto"/>
    </style:style>
    <style:style style:family="text" style:name="T1401">
      <style:text-properties fo:font-family="'Liberation Sans'" fo:font-size="10pt" fo:font-style="normal" style:text-underline-type="none" fo:font-weight="normal"/>
    </style:style>
    <style:style style:family="text" style:name="T1402">
      <style:text-properties fo:font-family="'Liberation Sans'" fo:font-size="10pt" fo:font-style="normal" style:text-underline-type="none" fo:font-weight="normal"/>
    </style:style>
    <style:style style:family="text" style:name="T1403">
      <style:text-properties fo:font-family="'Liberation Sans'" fo:font-size="10pt" fo:font-style="normal" style:text-underline-type="none" fo:font-weight="normal"/>
    </style:style>
    <style:style style:family="text" style:name="T1404">
      <style:text-properties fo:font-family="'Liberation Sans'" fo:font-size="10pt" fo:font-style="normal" style:text-underline-type="none" fo:font-weight="normal"/>
    </style:style>
    <style:style style:family="text" style:name="T1405">
      <style:text-properties fo:font-family="'Liberation Sans'" fo:font-size="10pt" fo:font-style="normal" style:text-underline-type="none" fo:font-weight="normal"/>
    </style:style>
    <style:style style:family="table-row" style:name="ro825">
      <style:table-row-properties style:row-height="12.8pt" style:use-optimal-row-height="false" fo:break-before="auto"/>
    </style:style>
    <style:style style:family="text" style:name="T1406">
      <style:text-properties fo:font-family="'Liberation Sans'" fo:font-size="10pt" fo:font-style="normal" style:text-underline-type="none" fo:font-weight="normal"/>
    </style:style>
    <style:style style:family="text" style:name="T1407">
      <style:text-properties fo:font-family="'Liberation Sans'" fo:font-size="10pt" fo:font-style="normal" style:text-underline-type="none" fo:font-weight="normal"/>
    </style:style>
    <style:style style:family="text" style:name="T1408">
      <style:text-properties fo:font-family="'Liberation Sans'" fo:font-size="10pt" fo:font-style="normal" style:text-underline-type="none" fo:font-weight="normal"/>
    </style:style>
    <style:style style:family="text" style:name="T1409">
      <style:text-properties fo:font-family="'Liberation Sans'" fo:font-size="10pt" fo:font-style="normal" style:text-underline-type="none" fo:font-weight="normal"/>
    </style:style>
    <style:style style:family="text" style:name="T1410">
      <style:text-properties fo:font-family="'Liberation Sans'" fo:font-size="10pt" fo:font-style="normal" style:text-underline-type="none" fo:font-weight="normal"/>
    </style:style>
    <style:style style:family="table-row" style:name="ro826">
      <style:table-row-properties style:row-height="12.8pt" style:use-optimal-row-height="false" fo:break-before="auto"/>
    </style:style>
    <style:style style:family="text" style:name="T1411">
      <style:text-properties fo:font-family="'Liberation Sans'" fo:font-size="10pt" fo:font-style="normal" style:text-underline-type="none" fo:font-weight="normal"/>
    </style:style>
    <style:style style:family="text" style:name="T1412">
      <style:text-properties fo:font-family="'Liberation Sans'" fo:font-size="10pt" fo:font-style="normal" style:text-underline-type="none" fo:font-weight="normal"/>
    </style:style>
    <style:style style:family="text" style:name="T1413">
      <style:text-properties fo:font-family="'Liberation Sans'" fo:font-size="10pt" fo:font-style="normal" style:text-underline-type="none" fo:font-weight="normal"/>
    </style:style>
    <style:style style:family="text" style:name="T1414">
      <style:text-properties fo:font-family="'Liberation Sans'" fo:font-size="10pt" fo:font-style="normal" style:text-underline-type="none" fo:font-weight="normal"/>
    </style:style>
    <style:style style:family="text" style:name="T1415">
      <style:text-properties fo:font-family="'Liberation Sans'" fo:font-size="10pt" fo:font-style="normal" style:text-underline-type="none" fo:font-weight="normal"/>
    </style:style>
    <style:style style:family="table-row" style:name="ro827">
      <style:table-row-properties style:row-height="12.8pt" style:use-optimal-row-height="false" fo:break-before="auto"/>
    </style:style>
    <style:style style:family="text" style:name="T1416">
      <style:text-properties fo:font-family="'Liberation Sans'" fo:font-size="10pt" fo:font-style="normal" style:text-underline-type="none" fo:font-weight="normal"/>
    </style:style>
    <style:style style:family="text" style:name="T1417">
      <style:text-properties fo:font-family="'Liberation Sans'" fo:font-size="10pt" fo:font-style="normal" style:text-underline-type="none" fo:font-weight="normal"/>
    </style:style>
    <style:style style:family="text" style:name="T1418">
      <style:text-properties fo:font-family="'Liberation Sans'" fo:font-size="10pt" fo:font-style="normal" style:text-underline-type="none" fo:font-weight="normal"/>
    </style:style>
    <style:style style:family="text" style:name="T1419">
      <style:text-properties fo:font-family="'Liberation Sans'" fo:font-size="10pt" fo:font-style="normal" style:text-underline-type="none" fo:font-weight="normal"/>
    </style:style>
    <style:style style:family="text" style:name="T1420">
      <style:text-properties fo:font-family="'Liberation Sans'" fo:font-size="10pt" fo:font-style="normal" style:text-underline-type="none" fo:font-weight="normal"/>
    </style:style>
    <style:style style:family="table-row" style:name="ro828">
      <style:table-row-properties style:row-height="12.8pt" style:use-optimal-row-height="false" fo:break-before="auto"/>
    </style:style>
    <style:style style:family="text" style:name="T1421">
      <style:text-properties fo:color="#9C0006" fo:font-family="'Liberation Sans'" fo:font-size="11pt" fo:font-style="normal" style:text-underline-type="none" fo:font-weight="normal"/>
    </style:style>
    <style:style style:family="text" style:name="T1422">
      <style:text-properties fo:color="#9C0006" fo:font-family="'Liberation Sans'" fo:font-size="11pt" fo:font-style="normal" style:text-underline-type="none" fo:font-weight="normal"/>
    </style:style>
    <style:style style:family="text" style:name="T1423">
      <style:text-properties fo:color="#9C0006" fo:font-family="'Liberation Sans'" fo:font-size="11pt" fo:font-style="normal" style:text-underline-type="none" fo:font-weight="normal"/>
    </style:style>
    <style:style style:family="text" style:name="T1424">
      <style:text-properties fo:font-family="'Liberation Sans'" fo:font-size="10pt" fo:font-style="normal" style:text-underline-type="none" fo:font-weight="normal"/>
    </style:style>
    <style:style style:family="text" style:name="T1425">
      <style:text-properties fo:font-family="'Liberation Sans'" fo:font-size="10pt" fo:font-style="normal" style:text-underline-type="none" fo:font-weight="normal"/>
    </style:style>
    <style:style style:family="table-row" style:name="ro829">
      <style:table-row-properties style:row-height="12.8pt" style:use-optimal-row-height="false" fo:break-before="auto"/>
    </style:style>
    <style:style style:family="text" style:name="T1426">
      <style:text-properties fo:color="#006100" fo:font-family="'Liberation Sans'" fo:font-size="11pt" fo:font-style="normal" style:text-underline-type="none" fo:font-weight="normal"/>
    </style:style>
    <style:style style:family="text" style:name="T1427">
      <style:text-properties fo:color="#006100" fo:font-family="'Liberation Sans'" fo:font-size="11pt" fo:font-style="normal" style:text-underline-type="none" fo:font-weight="normal"/>
    </style:style>
    <style:style style:family="text" style:name="T1428">
      <style:text-properties fo:color="#006100" fo:font-family="'Liberation Sans'" fo:font-size="11pt" fo:font-style="normal" style:text-underline-type="none" fo:font-weight="normal"/>
    </style:style>
    <style:style style:family="text" style:name="T1429">
      <style:text-properties fo:font-family="'Liberation Sans'" fo:font-size="10pt" fo:font-style="normal" style:text-underline-type="none" fo:font-weight="normal"/>
    </style:style>
    <style:style style:family="text" style:name="T1430">
      <style:text-properties fo:font-family="'Liberation Sans'" fo:font-size="10pt" fo:font-style="normal" style:text-underline-type="none" fo:font-weight="normal"/>
    </style:style>
    <style:style style:family="table-row" style:name="ro830">
      <style:table-row-properties style:row-height="12.8pt" style:use-optimal-row-height="false" fo:break-before="auto"/>
    </style:style>
    <style:style style:family="text" style:name="T1431">
      <style:text-properties fo:font-family="'Liberation Sans'" fo:font-size="10pt" fo:font-style="normal" style:text-underline-type="none" fo:font-weight="normal"/>
    </style:style>
    <style:style style:family="text" style:name="T1432">
      <style:text-properties fo:font-family="'Liberation Sans'" fo:font-size="10pt" fo:font-style="normal" style:text-underline-type="none" fo:font-weight="normal"/>
    </style:style>
    <style:style style:family="text" style:name="T1433">
      <style:text-properties fo:font-family="'Liberation Sans'" fo:font-size="10pt" fo:font-style="normal" style:text-underline-type="none" fo:font-weight="normal"/>
    </style:style>
    <style:style style:family="text" style:name="T1434">
      <style:text-properties fo:font-family="'Liberation Sans'" fo:font-size="10pt" fo:font-style="normal" style:text-underline-type="none" fo:font-weight="normal"/>
    </style:style>
    <style:style style:family="text" style:name="T1435">
      <style:text-properties fo:font-family="'Liberation Sans'" fo:font-size="10pt" fo:font-style="normal" style:text-underline-type="none" fo:font-weight="normal"/>
    </style:style>
    <style:style style:family="table-row" style:name="ro831">
      <style:table-row-properties style:row-height="12.8pt" style:use-optimal-row-height="false" fo:break-before="auto"/>
    </style:style>
    <style:style style:family="text" style:name="T1436">
      <style:text-properties fo:font-family="'Liberation Sans'" fo:font-size="10pt" fo:font-style="normal" style:text-underline-type="none" fo:font-weight="normal"/>
    </style:style>
    <style:style style:family="text" style:name="T1437">
      <style:text-properties fo:font-family="'Liberation Sans'" fo:font-size="10pt" fo:font-style="normal" style:text-underline-type="none" fo:font-weight="normal"/>
    </style:style>
    <style:style style:family="text" style:name="T1438">
      <style:text-properties fo:font-family="'Liberation Sans'" fo:font-size="10pt" fo:font-style="normal" style:text-underline-type="none" fo:font-weight="normal"/>
    </style:style>
    <style:style style:family="text" style:name="T1439">
      <style:text-properties fo:font-family="'Liberation Sans'" fo:font-size="10pt" fo:font-style="normal" style:text-underline-type="none" fo:font-weight="normal"/>
    </style:style>
    <style:style style:family="text" style:name="T1440">
      <style:text-properties fo:font-family="'Liberation Sans'" fo:font-size="10pt" fo:font-style="normal" style:text-underline-type="none" fo:font-weight="normal"/>
    </style:style>
    <style:style style:family="table-row" style:name="ro832">
      <style:table-row-properties style:row-height="12.8pt" style:use-optimal-row-height="false" fo:break-before="auto"/>
    </style:style>
    <style:style style:family="text" style:name="T1441">
      <style:text-properties fo:font-family="'Liberation Sans'" fo:font-size="10pt" fo:font-style="normal" style:text-underline-type="none" fo:font-weight="normal"/>
    </style:style>
    <style:style style:family="text" style:name="T1442">
      <style:text-properties fo:font-family="'Liberation Sans'" fo:font-size="10pt" fo:font-style="normal" style:text-underline-type="none" fo:font-weight="normal"/>
    </style:style>
    <style:style style:family="text" style:name="T1443">
      <style:text-properties fo:font-family="'Liberation Sans'" fo:font-size="10pt" fo:font-style="normal" style:text-underline-type="none" fo:font-weight="normal"/>
    </style:style>
    <style:style style:family="text" style:name="T1444">
      <style:text-properties fo:font-family="'Liberation Sans'" fo:font-size="10pt" fo:font-style="normal" style:text-underline-type="none" fo:font-weight="normal"/>
    </style:style>
    <style:style style:family="text" style:name="T1445">
      <style:text-properties fo:font-family="'Liberation Sans'" fo:font-size="10pt" fo:font-style="normal" style:text-underline-type="none" fo:font-weight="normal"/>
    </style:style>
    <style:style style:family="table-row" style:name="ro833">
      <style:table-row-properties style:row-height="12.8pt" style:use-optimal-row-height="false" fo:break-before="auto"/>
    </style:style>
    <style:style style:family="text" style:name="T1446">
      <style:text-properties fo:font-family="'Liberation Sans'" fo:font-size="10pt" fo:font-style="normal" style:text-underline-type="none" fo:font-weight="normal"/>
    </style:style>
    <style:style style:family="text" style:name="T1447">
      <style:text-properties fo:font-family="'Liberation Sans'" fo:font-size="10pt" fo:font-style="normal" style:text-underline-type="none" fo:font-weight="normal"/>
    </style:style>
    <style:style style:family="text" style:name="T1448">
      <style:text-properties fo:font-family="'Liberation Sans'" fo:font-size="10pt" fo:font-style="normal" style:text-underline-type="none" fo:font-weight="normal"/>
    </style:style>
    <style:style style:family="text" style:name="T1449">
      <style:text-properties fo:font-family="'Liberation Sans'" fo:font-size="10pt" fo:font-style="normal" style:text-underline-type="none" fo:font-weight="normal"/>
    </style:style>
    <style:style style:family="text" style:name="T1450">
      <style:text-properties fo:font-family="'Liberation Sans'" fo:font-size="10pt" fo:font-style="normal" style:text-underline-type="none" fo:font-weight="normal"/>
    </style:style>
    <style:style style:family="table-row" style:name="ro834">
      <style:table-row-properties style:row-height="12.8pt" style:use-optimal-row-height="false" fo:break-before="auto"/>
    </style:style>
    <style:style style:family="text" style:name="T1451">
      <style:text-properties fo:font-family="'Liberation Sans'" fo:font-size="10pt" fo:font-style="normal" style:text-underline-type="none" fo:font-weight="normal"/>
    </style:style>
    <style:style style:family="text" style:name="T1452">
      <style:text-properties fo:font-family="'Liberation Sans'" fo:font-size="10pt" fo:font-style="normal" style:text-underline-type="none" fo:font-weight="normal"/>
    </style:style>
    <style:style style:family="text" style:name="T1453">
      <style:text-properties fo:font-family="'Liberation Sans'" fo:font-size="10pt" fo:font-style="normal" style:text-underline-type="none" fo:font-weight="normal"/>
    </style:style>
    <style:style style:family="text" style:name="T1454">
      <style:text-properties fo:font-family="'Liberation Sans'" fo:font-size="10pt" fo:font-style="normal" style:text-underline-type="none" fo:font-weight="normal"/>
    </style:style>
    <style:style style:family="text" style:name="T1455">
      <style:text-properties fo:font-family="'Liberation Sans'" fo:font-size="10pt" fo:font-style="normal" style:text-underline-type="none" fo:font-weight="normal"/>
    </style:style>
    <style:style style:family="table-row" style:name="ro835">
      <style:table-row-properties style:row-height="13.85pt" style:use-optimal-row-height="false" fo:break-before="auto"/>
    </style:style>
    <style:style style:family="text" style:name="T1456">
      <style:text-properties fo:color="#9C6500" fo:font-family="'Liberation Sans'" fo:font-size="11pt" fo:font-style="normal" style:text-underline-type="none" fo:font-weight="normal"/>
    </style:style>
    <style:style style:family="text" style:name="T1457">
      <style:text-properties fo:color="#9C6500" fo:font-family="'Liberation Sans'" fo:font-size="11pt" fo:font-style="normal" style:text-underline-type="none" fo:font-weight="normal"/>
    </style:style>
    <style:style style:family="text" style:name="T1458">
      <style:text-properties fo:color="#9C6500" fo:font-family="'Liberation Sans'" fo:font-size="11pt" fo:font-style="normal" style:text-underline-type="none" fo:font-weight="normal"/>
    </style:style>
    <style:style style:family="text" style:name="T1459">
      <style:text-properties fo:font-family="'Liberation Sans'" fo:font-size="10pt" fo:font-style="normal" style:text-underline-type="none" fo:font-weight="normal"/>
    </style:style>
    <style:style style:family="text" style:name="T1460">
      <style:text-properties fo:font-family="'Liberation Sans'" fo:font-size="10pt" fo:font-style="normal" style:text-underline-type="none" fo:font-weight="normal"/>
    </style:style>
    <style:style style:family="table-row" style:name="ro836">
      <style:table-row-properties style:row-height="12.8pt" style:use-optimal-row-height="false" fo:break-before="auto"/>
    </style:style>
    <style:style style:family="text" style:name="T1461">
      <style:text-properties fo:font-family="'Liberation Sans'" fo:font-size="10pt" fo:font-style="normal" style:text-underline-type="none" fo:font-weight="normal"/>
    </style:style>
    <style:style style:family="text" style:name="T1462">
      <style:text-properties fo:font-family="'Liberation Sans'" fo:font-size="10pt" fo:font-style="normal" style:text-underline-type="none" fo:font-weight="normal"/>
    </style:style>
    <style:style style:family="text" style:name="T1463">
      <style:text-properties fo:font-family="'Liberation Sans'" fo:font-size="10pt" fo:font-style="normal" style:text-underline-type="none" fo:font-weight="normal"/>
    </style:style>
    <style:style style:family="text" style:name="T1464">
      <style:text-properties fo:font-family="'Liberation Sans'" fo:font-size="10pt" fo:font-style="normal" style:text-underline-type="none" fo:font-weight="normal"/>
    </style:style>
    <style:style style:family="table-row" style:name="ro837">
      <style:table-row-properties style:row-height="13.85pt" style:use-optimal-row-height="false" fo:break-before="auto"/>
    </style:style>
    <style:style style:family="text" style:name="T1465">
      <style:text-properties fo:color="#006100" fo:font-family="'Liberation Sans'" fo:font-size="11pt" fo:font-style="normal" style:text-underline-type="none" fo:font-weight="normal"/>
    </style:style>
    <style:style style:family="text" style:name="T1466">
      <style:text-properties fo:color="#006100" fo:font-family="'Liberation Sans'" fo:font-size="11pt" fo:font-style="normal" style:text-underline-type="none" fo:font-weight="normal"/>
    </style:style>
    <style:style style:family="text" style:name="T1467">
      <style:text-properties fo:color="#006100" fo:font-family="'Liberation Sans'" fo:font-size="11pt" fo:font-style="normal" style:text-underline-type="none" fo:font-weight="normal"/>
    </style:style>
    <style:style style:family="text" style:name="T1468">
      <style:text-properties fo:font-family="'Liberation Sans'" fo:font-size="10pt" fo:font-style="normal" style:text-underline-type="none" fo:font-weight="normal"/>
    </style:style>
    <style:style style:family="table-row" style:name="ro838">
      <style:table-row-properties style:row-height="13.85pt" style:use-optimal-row-height="false" fo:break-before="auto"/>
    </style:style>
    <style:style style:family="text" style:name="T1469">
      <style:text-properties fo:color="#9C6500" fo:font-family="'Liberation Sans'" fo:font-size="11pt" fo:font-style="normal" style:text-underline-type="none" fo:font-weight="normal"/>
    </style:style>
    <style:style style:family="text" style:name="T1470">
      <style:text-properties fo:color="#9C6500" fo:font-family="'Liberation Sans'" fo:font-size="11pt" fo:font-style="normal" style:text-underline-type="none" fo:font-weight="normal"/>
    </style:style>
    <style:style style:family="text" style:name="T1471">
      <style:text-properties fo:color="#9C6500" fo:font-family="'Liberation Sans'" fo:font-size="11pt" fo:font-style="normal" style:text-underline-type="none" fo:font-weight="normal"/>
    </style:style>
    <style:style style:family="text" style:name="T1472">
      <style:text-properties fo:font-family="'Liberation Sans'" fo:font-size="10pt" fo:font-style="normal" style:text-underline-type="none" fo:font-weight="normal"/>
    </style:style>
    <style:style style:family="table-row" style:name="ro839">
      <style:table-row-properties style:row-height="11.95pt" style:use-optimal-row-height="false" fo:break-before="auto"/>
    </style:style>
    <style:style style:master-page-name="MasterPage10" style:family="table" style:name="ta10">
      <style:table-properties table:display="true"/>
    </style:style>
    <style:style style:family="table-column" style:name="co111">
      <style:table-column-properties style:column-width="1.746cm" loext:column-width-sym="8.664" fo:break-before="auto"/>
    </style:style>
    <style:style style:family="table-row" style:name="ro840">
      <style:table-row-properties style:row-height="0.4234cm" fo:break-before="auto"/>
    </style:style>
    <style:style style:family="table-column" style:name="co112">
      <style:table-column-properties style:column-width="6.139cm" style:use-optimal-column-width="false" loext:column-width-sym="32.4674" fo:break-before="auto"/>
    </style:style>
    <style:style style:family="table-column" style:name="co113">
      <style:table-column-properties style:column-width="4.604cm" style:use-optimal-column-width="false" loext:column-width-sym="24.0982" fo:break-before="auto"/>
    </style:style>
    <style:style style:family="table-column" style:name="co114">
      <style:table-column-properties style:column-width="1.879cm" style:use-optimal-column-width="false" loext:column-width-sym="9.457" fo:break-before="auto"/>
    </style:style>
    <style:style style:family="table-column" style:name="co115">
      <style:table-column-properties style:column-width="1.773cm" style:use-optimal-column-width="false" loext:column-width-sym="8.8102" fo:break-before="auto"/>
    </style:style>
    <style:style style:family="table-column" style:name="co116">
      <style:table-column-properties style:column-width="1.588cm" style:use-optimal-column-width="false" loext:column-width-sym="7.8988" fo:break-before="auto"/>
    </style:style>
    <style:style style:family="table-row" style:name="ro841">
      <style:table-row-properties style:row-height="12.8pt" style:use-optimal-row-height="false" fo:break-before="auto"/>
    </style:style>
    <style:style style:family="text" style:name="T1473">
      <style:text-properties fo:font-family="'Liberation Sans'" fo:font-size="10pt" fo:font-style="normal" style:text-underline-type="none" fo:font-weight="normal"/>
    </style:style>
    <style:style style:family="text" style:name="T1474">
      <style:text-properties fo:font-family="'Liberation Sans'" fo:font-size="10pt" fo:font-style="normal" style:text-underline-type="none" fo:font-weight="normal"/>
    </style:style>
    <style:style style:family="text" style:name="T1475">
      <style:text-properties fo:font-family="'Liberation Sans'" fo:font-size="10pt" fo:font-style="normal" style:text-underline-type="none" fo:font-weight="normal"/>
    </style:style>
    <style:style style:family="text" style:name="T1476">
      <style:text-properties fo:font-family="'Liberation Sans'" fo:font-size="10pt" fo:font-style="normal" style:text-underline-type="none" fo:font-weight="normal"/>
    </style:style>
    <style:style style:family="text" style:name="T1477">
      <style:text-properties fo:font-family="'Liberation Sans'" fo:font-size="10pt" fo:font-style="normal" style:text-underline-type="none" fo:font-weight="normal"/>
    </style:style>
    <style:style style:family="text" style:name="T1478">
      <style:text-properties fo:font-family="'Liberation Sans'" fo:font-size="10pt" fo:font-style="normal" style:text-underline-type="none" fo:font-weight="normal"/>
    </style:style>
    <style:style style:family="text" style:name="T1479">
      <style:text-properties fo:font-family="'Liberation Sans'" fo:font-size="10pt" fo:font-style="normal" style:text-underline-type="none" fo:font-weight="normal"/>
    </style:style>
    <style:style style:family="text" style:name="T1480">
      <style:text-properties fo:font-family="'Liberation Sans'" fo:font-size="10pt" fo:font-style="normal" style:text-underline-type="none" fo:font-weight="normal"/>
    </style:style>
    <style:style style:family="text" style:name="T1481">
      <style:text-properties fo:font-family="'Liberation Sans'" fo:font-size="10pt" fo:font-style="normal" style:text-underline-type="none" fo:font-weight="normal"/>
    </style:style>
    <style:style style:family="text" style:name="T1482">
      <style:text-properties fo:font-family="'Liberation Sans'" fo:font-size="10pt" fo:font-style="normal" style:text-underline-type="none" fo:font-weight="normal"/>
    </style:style>
    <style:style style:family="text" style:name="T1483">
      <style:text-properties fo:font-family="'Liberation Sans'" fo:font-size="10pt" fo:font-style="normal" style:text-underline-type="none" fo:font-weight="normal"/>
    </style:style>
    <style:style style:family="text" style:name="T1484">
      <style:text-properties fo:font-family="'Liberation Sans'" fo:font-size="10pt" fo:font-style="normal" style:text-underline-type="none" fo:font-weight="normal"/>
    </style:style>
    <style:style style:family="text" style:name="T1485">
      <style:text-properties fo:font-family="'Liberation Sans'" fo:font-size="10pt" fo:font-style="normal" style:text-underline-type="none" fo:font-weight="normal"/>
    </style:style>
    <style:style style:family="table-row" style:name="ro842">
      <style:table-row-properties style:row-height="12.8pt" style:use-optimal-row-height="false" fo:break-before="auto"/>
    </style:style>
    <style:style style:family="text" style:name="T1486">
      <style:text-properties fo:font-family="'Liberation Sans'" fo:font-size="10pt" fo:font-style="normal" style:text-underline-type="none" fo:font-weight="normal"/>
    </style:style>
    <style:style style:family="text" style:name="T1487">
      <style:text-properties fo:font-family="'Liberation Sans'" fo:font-size="10pt" fo:font-style="normal" style:text-underline-type="none" fo:font-weight="normal"/>
    </style:style>
    <style:style style:family="table-row" style:name="ro843">
      <style:table-row-properties style:row-height="12.8pt" style:use-optimal-row-height="false" fo:break-before="auto"/>
    </style:style>
    <style:style style:family="text" style:name="T1488">
      <style:text-properties fo:font-family="'Liberation Sans'" fo:font-size="10pt" fo:font-style="normal" style:text-underline-type="none" fo:font-weight="normal"/>
    </style:style>
    <style:style style:family="text" style:name="T1489">
      <style:text-properties fo:font-family="'Liberation Sans'" fo:font-size="10pt" fo:font-style="normal" style:text-underline-type="none" fo:font-weight="normal"/>
    </style:style>
    <style:style style:family="table-row" style:name="ro844">
      <style:table-row-properties style:row-height="12.8pt" style:use-optimal-row-height="false" fo:break-before="auto"/>
    </style:style>
    <style:style style:family="text" style:name="T1490">
      <style:text-properties fo:font-family="'Liberation Sans'" fo:font-size="10pt" fo:font-style="normal" style:text-underline-type="none" fo:font-weight="normal"/>
    </style:style>
    <style:style style:family="text" style:name="T1491">
      <style:text-properties fo:font-family="'Liberation Sans'" fo:font-size="10pt" fo:font-style="normal" style:text-underline-type="none" fo:font-weight="normal"/>
    </style:style>
    <style:style style:family="table-row" style:name="ro845">
      <style:table-row-properties style:row-height="12.8pt" style:use-optimal-row-height="false" fo:break-before="auto"/>
    </style:style>
    <style:style style:family="text" style:name="T1492">
      <style:text-properties fo:font-family="'Liberation Sans'" fo:font-size="10pt" fo:font-style="normal" style:text-underline-type="none" fo:font-weight="normal"/>
    </style:style>
    <style:style style:family="text" style:name="T1493">
      <style:text-properties fo:font-family="'Liberation Sans'" fo:font-size="10pt" fo:font-style="normal" style:text-underline-type="none" fo:font-weight="normal"/>
    </style:style>
    <style:style style:family="text" style:name="T1494">
      <style:text-properties fo:font-family="'Liberation Sans'" fo:font-size="10pt" fo:font-style="normal" style:text-underline-type="none" fo:font-weight="normal"/>
    </style:style>
    <style:style style:family="text" style:name="T1495">
      <style:text-properties fo:font-family="'Liberation Sans'" fo:font-size="10pt" fo:font-style="normal" style:text-underline-type="none" fo:font-weight="normal"/>
    </style:style>
    <style:style style:family="text" style:name="T1496">
      <style:text-properties fo:font-family="'Liberation Sans'" fo:font-size="10pt" fo:font-style="normal" style:text-underline-type="none" fo:font-weight="normal"/>
    </style:style>
    <style:style style:family="text" style:name="T1497">
      <style:text-properties fo:font-family="'Liberation Sans'" fo:font-size="10pt" fo:font-style="normal" style:text-underline-type="none" fo:font-weight="normal"/>
    </style:style>
    <style:style style:family="text" style:name="T1498">
      <style:text-properties fo:font-family="'Liberation Sans'" fo:font-size="10pt" fo:font-style="normal" style:text-underline-type="none" fo:font-weight="normal"/>
    </style:style>
    <style:style style:family="text" style:name="T1499">
      <style:text-properties fo:font-family="'Liberation Sans'" fo:font-size="10pt" fo:font-style="normal" style:text-underline-type="none" fo:font-weight="normal"/>
    </style:style>
    <style:style style:family="text" style:name="T1500">
      <style:text-properties fo:font-family="'Liberation Sans'" fo:font-size="10pt" fo:font-style="normal" style:text-underline-type="none" fo:font-weight="normal"/>
    </style:style>
    <style:style style:family="text" style:name="T1501">
      <style:text-properties fo:font-family="'Liberation Sans'" fo:font-size="10pt" fo:font-style="normal" style:text-underline-type="none" fo:font-weight="normal"/>
    </style:style>
    <style:style style:family="text" style:name="T1502">
      <style:text-properties fo:font-family="'Liberation Sans'" fo:font-size="10pt" fo:font-style="normal" style:text-underline-type="none" fo:font-weight="normal"/>
    </style:style>
    <style:style style:family="text" style:name="T1503">
      <style:text-properties fo:font-family="'Liberation Sans'" fo:font-size="10pt" fo:font-style="normal" style:text-underline-type="none" fo:font-weight="normal"/>
    </style:style>
    <style:style style:family="table-row" style:name="ro846">
      <style:table-row-properties style:row-height="12.8pt" style:use-optimal-row-height="false" fo:break-before="auto"/>
    </style:style>
    <style:style style:family="text" style:name="T1504">
      <style:text-properties fo:font-family="'Liberation Sans'" fo:font-size="10pt" fo:font-style="normal" style:text-underline-type="none" fo:font-weight="normal"/>
    </style:style>
    <style:style style:family="text" style:name="T1505">
      <style:text-properties fo:font-family="'Liberation Sans'" fo:font-size="10pt" fo:font-style="normal" style:text-underline-type="none" fo:font-weight="normal"/>
    </style:style>
    <style:style style:family="table-row" style:name="ro847">
      <style:table-row-properties style:row-height="12.8pt" style:use-optimal-row-height="false" fo:break-before="auto"/>
    </style:style>
    <style:style style:family="text" style:name="T1506">
      <style:text-properties fo:font-family="'Liberation Sans'" fo:font-size="10pt" fo:font-style="normal" style:text-underline-type="none" fo:font-weight="normal"/>
    </style:style>
    <style:style style:family="text" style:name="T1507">
      <style:text-properties fo:font-family="'Liberation Sans'" fo:font-size="10pt" fo:font-style="normal" style:text-underline-type="none" fo:font-weight="normal"/>
    </style:style>
    <style:style style:family="text" style:name="T1508">
      <style:text-properties fo:font-family="'Liberation Sans'" fo:font-size="10pt" fo:font-style="normal" style:text-underline-type="none" fo:font-weight="normal"/>
    </style:style>
    <style:style style:family="text" style:name="T1509">
      <style:text-properties fo:font-family="'Liberation Sans'" fo:font-size="10pt" fo:font-style="normal" style:text-underline-type="none" fo:font-weight="normal"/>
    </style:style>
    <style:style style:family="text" style:name="T1510">
      <style:text-properties fo:font-family="'Liberation Sans'" fo:font-size="10pt" fo:font-style="normal" style:text-underline-type="none" fo:font-weight="normal"/>
    </style:style>
    <style:style style:family="text" style:name="T1511">
      <style:text-properties fo:font-family="'Liberation Sans'" fo:font-size="10pt" fo:font-style="normal" style:text-underline-type="none" fo:font-weight="normal"/>
    </style:style>
    <style:style style:family="text" style:name="T1512">
      <style:text-properties fo:font-family="'Liberation Sans'" fo:font-size="10pt" fo:font-style="normal" style:text-underline-type="none" fo:font-weight="normal"/>
    </style:style>
    <style:style style:family="text" style:name="T1513">
      <style:text-properties fo:font-family="'Liberation Sans'" fo:font-size="10pt" fo:font-style="normal" style:text-underline-type="none" fo:font-weight="normal"/>
    </style:style>
    <style:style style:family="table-row" style:name="ro848">
      <style:table-row-properties style:row-height="12.8pt" style:use-optimal-row-height="false" fo:break-before="auto"/>
    </style:style>
    <style:style style:family="text" style:name="T1514">
      <style:text-properties fo:font-family="'Liberation Sans'" fo:font-size="10pt" fo:font-style="normal" style:text-underline-type="none" fo:font-weight="normal"/>
    </style:style>
    <style:style style:family="text" style:name="T1515">
      <style:text-properties fo:font-family="'Liberation Sans'" fo:font-size="10pt" fo:font-style="normal" style:text-underline-type="none" fo:font-weight="normal"/>
    </style:style>
    <style:style style:family="table-row" style:name="ro849">
      <style:table-row-properties style:row-height="12.8pt" style:use-optimal-row-height="false" fo:break-before="auto"/>
    </style:style>
    <style:style style:family="text" style:name="T1516">
      <style:text-properties fo:font-family="'Liberation Sans'" fo:font-size="10pt" fo:font-style="normal" style:text-underline-type="none" fo:font-weight="normal"/>
    </style:style>
    <style:style style:family="text" style:name="T1517">
      <style:text-properties fo:font-family="'Liberation Sans'" fo:font-size="10pt" fo:font-style="normal" style:text-underline-type="none" fo:font-weight="normal"/>
    </style:style>
    <style:style style:family="table-row" style:name="ro850">
      <style:table-row-properties style:row-height="12.8pt" style:use-optimal-row-height="false" fo:break-before="auto"/>
    </style:style>
    <style:style style:family="text" style:name="T1518">
      <style:text-properties fo:font-family="'Liberation Sans'" fo:font-size="10pt" fo:font-style="normal" style:text-underline-type="none" fo:font-weight="normal"/>
    </style:style>
    <style:style style:family="text" style:name="T1519">
      <style:text-properties fo:font-family="'Liberation Sans'" fo:font-size="10pt" fo:font-style="normal" style:text-underline-type="none" fo:font-weight="normal"/>
    </style:style>
    <style:style style:family="table-row" style:name="ro851">
      <style:table-row-properties style:row-height="12.8pt" style:use-optimal-row-height="false" fo:break-before="auto"/>
    </style:style>
    <style:style style:family="text" style:name="T1520">
      <style:text-properties fo:font-family="'Liberation Sans'" fo:font-size="10pt" fo:font-style="normal" style:text-underline-type="none" fo:font-weight="normal"/>
    </style:style>
    <style:style style:family="text" style:name="T1521">
      <style:text-properties fo:font-family="'Liberation Sans'" fo:font-size="10pt" fo:font-style="normal" style:text-underline-type="none" fo:font-weight="normal"/>
    </style:style>
    <style:style style:family="table-row" style:name="ro852">
      <style:table-row-properties style:row-height="12.8pt" style:use-optimal-row-height="false" fo:break-before="auto"/>
    </style:style>
    <style:style style:family="text" style:name="T1522">
      <style:text-properties fo:font-family="'Liberation Sans'" fo:font-size="10pt" fo:font-style="normal" style:text-underline-type="none" fo:font-weight="normal"/>
    </style:style>
    <style:style style:family="text" style:name="T1523">
      <style:text-properties fo:font-family="'Liberation Sans'" fo:font-size="10pt" fo:font-style="normal" style:text-underline-type="none" fo:font-weight="normal"/>
    </style:style>
    <style:style style:family="table-row" style:name="ro853">
      <style:table-row-properties style:row-height="12.8pt" style:use-optimal-row-height="false" fo:break-before="auto"/>
    </style:style>
    <style:style style:family="text" style:name="T1524">
      <style:text-properties fo:font-family="'Liberation Sans'" fo:font-size="10pt" fo:font-style="normal" style:text-underline-type="none" fo:font-weight="normal"/>
    </style:style>
    <style:style style:family="text" style:name="T1525">
      <style:text-properties fo:font-family="'Liberation Sans'" fo:font-size="10pt" fo:font-style="normal" style:text-underline-type="none" fo:font-weight="normal"/>
    </style:style>
    <style:style style:family="text" style:name="T1526">
      <style:text-properties fo:font-family="'Liberation Sans'" fo:font-size="10pt" fo:font-style="normal" style:text-underline-type="none" fo:font-weight="normal"/>
    </style:style>
    <style:style style:family="text" style:name="T1527">
      <style:text-properties fo:font-family="'Liberation Sans'" fo:font-size="10pt" fo:font-style="normal" style:text-underline-type="none" fo:font-weight="normal"/>
    </style:style>
    <style:style style:family="text" style:name="T1528">
      <style:text-properties fo:font-family="'Liberation Sans'" fo:font-size="10pt" fo:font-style="normal" style:text-underline-type="none" fo:font-weight="normal"/>
    </style:style>
    <style:style style:family="text" style:name="T1529">
      <style:text-properties fo:font-family="'Liberation Sans'" fo:font-size="10pt" fo:font-style="normal" style:text-underline-type="none" fo:font-weight="normal"/>
    </style:style>
    <style:style style:family="text" style:name="T1530">
      <style:text-properties fo:font-family="'Liberation Sans'" fo:font-size="10pt" fo:font-style="normal" style:text-underline-type="none" fo:font-weight="normal"/>
    </style:style>
    <style:style style:family="text" style:name="T1531">
      <style:text-properties fo:font-family="'Liberation Sans'" fo:font-size="10pt" fo:font-style="normal" style:text-underline-type="none" fo:font-weight="normal"/>
    </style:style>
    <style:style style:family="table-row" style:name="ro854">
      <style:table-row-properties style:row-height="12.8pt" style:use-optimal-row-height="false" fo:break-before="auto"/>
    </style:style>
    <style:style style:family="text" style:name="T1532">
      <style:text-properties fo:font-family="'Liberation Sans'" fo:font-size="10pt" fo:font-style="normal" style:text-underline-type="none" fo:font-weight="normal"/>
    </style:style>
    <style:style style:family="text" style:name="T1533">
      <style:text-properties fo:font-family="'Liberation Sans'" fo:font-size="10pt" fo:font-style="normal" style:text-underline-type="none" fo:font-weight="normal"/>
    </style:style>
    <style:style style:family="table-row" style:name="ro855">
      <style:table-row-properties style:row-height="12.8pt" style:use-optimal-row-height="false" fo:break-before="auto"/>
    </style:style>
    <style:style style:family="text" style:name="T1534">
      <style:text-properties fo:font-family="'Liberation Sans'" fo:font-size="10pt" fo:font-style="normal" style:text-underline-type="none" fo:font-weight="normal"/>
    </style:style>
    <style:style style:family="text" style:name="T1535">
      <style:text-properties fo:font-family="'Liberation Sans'" fo:font-size="10pt" fo:font-style="normal" style:text-underline-type="none" fo:font-weight="normal"/>
    </style:style>
    <style:style style:family="table-row" style:name="ro856">
      <style:table-row-properties style:row-height="12.8pt" style:use-optimal-row-height="false" fo:break-before="auto"/>
    </style:style>
    <style:style style:family="text" style:name="T1536">
      <style:text-properties fo:font-family="'Liberation Sans'" fo:font-size="10pt" fo:font-style="normal" style:text-underline-type="none" fo:font-weight="normal"/>
    </style:style>
    <style:style style:family="text" style:name="T1537">
      <style:text-properties fo:font-family="'Liberation Sans'" fo:font-size="10pt" fo:font-style="normal" style:text-underline-type="none" fo:font-weight="normal"/>
    </style:style>
    <style:style style:family="table-row" style:name="ro857">
      <style:table-row-properties style:row-height="12.8pt" style:use-optimal-row-height="false" fo:break-before="auto"/>
    </style:style>
    <style:style style:family="text" style:name="T1538">
      <style:text-properties fo:font-family="'Liberation Sans'" fo:font-size="10pt" fo:font-style="normal" style:text-underline-type="none" fo:font-weight="normal"/>
    </style:style>
    <style:style style:family="text" style:name="T1539">
      <style:text-properties fo:font-family="'Liberation Sans'" fo:font-size="10pt" fo:font-style="normal" style:text-underline-type="none" fo:font-weight="normal"/>
    </style:style>
    <style:style style:family="table-row" style:name="ro858">
      <style:table-row-properties style:row-height="12.8pt" style:use-optimal-row-height="false" fo:break-before="auto"/>
    </style:style>
    <style:style style:family="text" style:name="T1540">
      <style:text-properties fo:font-family="'Liberation Sans'" fo:font-size="10pt" fo:font-style="normal" style:text-underline-type="none" fo:font-weight="normal"/>
    </style:style>
    <style:style style:family="text" style:name="T1541">
      <style:text-properties fo:font-family="'Liberation Sans'" fo:font-size="10pt" fo:font-style="normal" style:text-underline-type="none" fo:font-weight="normal"/>
    </style:style>
    <style:style style:family="table-row" style:name="ro859">
      <style:table-row-properties style:row-height="12.8pt" style:use-optimal-row-height="false" fo:break-before="auto"/>
    </style:style>
    <style:style style:family="text" style:name="T1542">
      <style:text-properties fo:font-family="'Liberation Sans'" fo:font-size="10pt" fo:font-style="normal" style:text-underline-type="none" fo:font-weight="normal"/>
    </style:style>
    <style:style style:family="text" style:name="T1543">
      <style:text-properties fo:font-family="'Liberation Sans'" fo:font-size="10pt" fo:font-style="normal" style:text-underline-type="none" fo:font-weight="normal"/>
    </style:style>
    <style:style style:family="table-row" style:name="ro860">
      <style:table-row-properties style:row-height="12.8pt" style:use-optimal-row-height="false" fo:break-before="auto"/>
    </style:style>
    <style:style style:family="text" style:name="T1544">
      <style:text-properties fo:font-family="'Liberation Sans'" fo:font-size="10pt" fo:font-style="normal" style:text-underline-type="none" fo:font-weight="normal"/>
    </style:style>
    <style:style style:family="text" style:name="T1545">
      <style:text-properties fo:font-family="'Liberation Sans'" fo:font-size="10pt" fo:font-style="normal" style:text-underline-type="none" fo:font-weight="normal"/>
    </style:style>
    <style:style style:family="table-row" style:name="ro861">
      <style:table-row-properties style:row-height="12.8pt" style:use-optimal-row-height="false" fo:break-before="auto"/>
    </style:style>
    <style:style style:family="text" style:name="T1546">
      <style:text-properties fo:font-family="'Liberation Sans'" fo:font-size="10pt" fo:font-style="normal" style:text-underline-type="none" fo:font-weight="normal"/>
    </style:style>
    <style:style style:family="text" style:name="T1547">
      <style:text-properties fo:font-family="'Liberation Sans'" fo:font-size="10pt" fo:font-style="normal" style:text-underline-type="none" fo:font-weight="normal"/>
    </style:style>
    <style:style style:family="table-row" style:name="ro862">
      <style:table-row-properties style:row-height="12.8pt" style:use-optimal-row-height="false" fo:break-before="auto"/>
    </style:style>
    <style:style style:family="text" style:name="T1548">
      <style:text-properties fo:font-family="'Liberation Sans'" fo:font-size="10pt" fo:font-style="normal" style:text-underline-type="none" fo:font-weight="normal"/>
    </style:style>
    <style:style style:family="text" style:name="T1549">
      <style:text-properties fo:font-family="'Liberation Sans'" fo:font-size="10pt" fo:font-style="normal" style:text-underline-type="none" fo:font-weight="normal"/>
    </style:style>
    <style:style style:family="text" style:name="T1550">
      <style:text-properties fo:font-family="'Liberation Sans'" fo:font-size="10pt" fo:font-style="normal" style:text-underline-type="none" fo:font-weight="normal"/>
    </style:style>
    <style:style style:family="text" style:name="T1551">
      <style:text-properties fo:font-family="'Liberation Sans'" fo:font-size="10pt" fo:font-style="normal" style:text-underline-type="none" fo:font-weight="normal"/>
    </style:style>
    <style:style style:family="text" style:name="T1552">
      <style:text-properties fo:font-family="'Liberation Sans'" fo:font-size="10pt" fo:font-style="normal" style:text-underline-type="none" fo:font-weight="normal"/>
    </style:style>
    <style:style style:family="text" style:name="T1553">
      <style:text-properties fo:font-family="'Liberation Sans'" fo:font-size="10pt" fo:font-style="normal" style:text-underline-type="none" fo:font-weight="normal"/>
    </style:style>
    <style:style style:family="text" style:name="T1554">
      <style:text-properties fo:font-family="'Liberation Sans'" fo:font-size="10pt" fo:font-style="normal" style:text-underline-type="none" fo:font-weight="normal"/>
    </style:style>
    <style:style style:family="text" style:name="T1555">
      <style:text-properties fo:font-family="'Liberation Sans'" fo:font-size="10pt" fo:font-style="normal" style:text-underline-type="none" fo:font-weight="normal"/>
    </style:style>
    <style:style style:family="table-row" style:name="ro863">
      <style:table-row-properties style:row-height="12.8pt" style:use-optimal-row-height="false" fo:break-before="auto"/>
    </style:style>
    <style:style style:family="text" style:name="T1556">
      <style:text-properties fo:font-family="'Liberation Sans'" fo:font-size="10pt" fo:font-style="normal" style:text-underline-type="none" fo:font-weight="normal"/>
    </style:style>
    <style:style style:family="text" style:name="T1557">
      <style:text-properties fo:font-family="'Liberation Sans'" fo:font-size="10pt" fo:font-style="normal" style:text-underline-type="none" fo:font-weight="normal"/>
    </style:style>
    <style:style style:family="table-row" style:name="ro864">
      <style:table-row-properties style:row-height="12.8pt" style:use-optimal-row-height="false" fo:break-before="auto"/>
    </style:style>
    <style:style style:family="text" style:name="T1558">
      <style:text-properties fo:font-family="'Liberation Sans'" fo:font-size="10pt" fo:font-style="normal" style:text-underline-type="none" fo:font-weight="normal"/>
    </style:style>
    <style:style style:family="text" style:name="T1559">
      <style:text-properties fo:font-family="'Liberation Sans'" fo:font-size="10pt" fo:font-style="normal" style:text-underline-type="none" fo:font-weight="normal"/>
    </style:style>
    <style:style style:family="table-row" style:name="ro865">
      <style:table-row-properties style:row-height="12.8pt" style:use-optimal-row-height="false" fo:break-before="auto"/>
    </style:style>
    <style:style style:family="text" style:name="T1560">
      <style:text-properties fo:font-family="'Liberation Sans'" fo:font-size="10pt" fo:font-style="normal" style:text-underline-type="none" fo:font-weight="normal"/>
    </style:style>
    <style:style style:family="text" style:name="T1561">
      <style:text-properties fo:font-family="'Liberation Sans'" fo:font-size="10pt" fo:font-style="normal" style:text-underline-type="none" fo:font-weight="normal"/>
    </style:style>
    <style:style style:family="table-row" style:name="ro866">
      <style:table-row-properties style:row-height="12.8pt" style:use-optimal-row-height="false" fo:break-before="auto"/>
    </style:style>
    <style:style style:family="text" style:name="T1562">
      <style:text-properties fo:font-family="'Liberation Sans'" fo:font-size="10pt" fo:font-style="normal" style:text-underline-type="none" fo:font-weight="normal"/>
    </style:style>
    <style:style style:family="text" style:name="T1563">
      <style:text-properties fo:font-family="'Liberation Sans'" fo:font-size="10pt" fo:font-style="normal" style:text-underline-type="none" fo:font-weight="normal"/>
    </style:style>
    <style:style style:family="table-row" style:name="ro867">
      <style:table-row-properties style:row-height="12.8pt" style:use-optimal-row-height="false" fo:break-before="auto"/>
    </style:style>
    <style:style style:family="text" style:name="T1564">
      <style:text-properties fo:font-family="'Liberation Sans'" fo:font-size="10pt" fo:font-style="normal" style:text-underline-type="none" fo:font-weight="normal"/>
    </style:style>
    <style:style style:family="text" style:name="T1565">
      <style:text-properties fo:font-family="'Liberation Sans'" fo:font-size="10pt" fo:font-style="normal" style:text-underline-type="none" fo:font-weight="normal"/>
    </style:style>
    <style:style style:family="table-row" style:name="ro868">
      <style:table-row-properties style:row-height="12.8pt" style:use-optimal-row-height="false" fo:break-before="auto"/>
    </style:style>
    <style:style style:family="text" style:name="T1566">
      <style:text-properties fo:font-family="'Liberation Sans'" fo:font-size="10pt" fo:font-style="normal" style:text-underline-type="none" fo:font-weight="normal"/>
    </style:style>
    <style:style style:family="text" style:name="T1567">
      <style:text-properties fo:font-family="'Liberation Sans'" fo:font-size="10pt" fo:font-style="normal" style:text-underline-type="none" fo:font-weight="normal"/>
    </style:style>
    <style:style style:family="table-row" style:name="ro869">
      <style:table-row-properties style:row-height="12.8pt" style:use-optimal-row-height="false" fo:break-before="auto"/>
    </style:style>
    <style:style style:family="text" style:name="T1568">
      <style:text-properties fo:font-family="'Liberation Sans'" fo:font-size="10pt" fo:font-style="normal" style:text-underline-type="none" fo:font-weight="normal"/>
    </style:style>
    <style:style style:family="text" style:name="T1569">
      <style:text-properties fo:font-family="'Liberation Sans'" fo:font-size="10pt" fo:font-style="normal" style:text-underline-type="none" fo:font-weight="normal"/>
    </style:style>
    <style:style style:family="table-row" style:name="ro870">
      <style:table-row-properties style:row-height="12.8pt" style:use-optimal-row-height="false" fo:break-before="auto"/>
    </style:style>
    <style:style style:family="text" style:name="T1570">
      <style:text-properties fo:font-family="'Liberation Sans'" fo:font-size="10pt" fo:font-style="normal" style:text-underline-type="none" fo:font-weight="normal"/>
    </style:style>
    <style:style style:family="text" style:name="T1571">
      <style:text-properties fo:font-family="'Liberation Sans'" fo:font-size="10pt" fo:font-style="normal" style:text-underline-type="none" fo:font-weight="normal"/>
    </style:style>
    <style:style style:family="table-row" style:name="ro871">
      <style:table-row-properties style:row-height="12.8pt" style:use-optimal-row-height="false" fo:break-before="auto"/>
    </style:style>
    <style:style style:family="text" style:name="T1572">
      <style:text-properties fo:font-family="'Liberation Sans'" fo:font-size="10pt" fo:font-style="normal" style:text-underline-type="none" fo:font-weight="normal"/>
    </style:style>
    <style:style style:family="text" style:name="T1573">
      <style:text-properties fo:font-family="'Liberation Sans'" fo:font-size="10pt" fo:font-style="normal" style:text-underline-type="none" fo:font-weight="normal"/>
    </style:style>
    <style:style style:family="text" style:name="T1574">
      <style:text-properties fo:font-family="'Liberation Sans'" fo:font-size="10pt" fo:font-style="normal" style:text-underline-type="none" fo:font-weight="normal"/>
    </style:style>
    <style:style style:family="text" style:name="T1575">
      <style:text-properties fo:font-family="'Liberation Sans'" fo:font-size="10pt" fo:font-style="normal" style:text-underline-type="none" fo:font-weight="normal"/>
    </style:style>
    <style:style style:family="text" style:name="T1576">
      <style:text-properties fo:font-family="'Liberation Sans'" fo:font-size="10pt" fo:font-style="normal" style:text-underline-type="none" fo:font-weight="normal"/>
    </style:style>
    <style:style style:family="table-row" style:name="ro872">
      <style:table-row-properties style:row-height="12.8pt" style:use-optimal-row-height="false" fo:break-before="auto"/>
    </style:style>
    <style:style style:family="text" style:name="T1577">
      <style:text-properties fo:font-family="'Liberation Sans'" fo:font-size="10pt" fo:font-style="normal" style:text-underline-type="none" fo:font-weight="normal"/>
    </style:style>
    <style:style style:family="text" style:name="T1578">
      <style:text-properties fo:font-family="'Liberation Sans'" fo:font-size="10pt" fo:font-style="normal" style:text-underline-type="none" fo:font-weight="normal"/>
    </style:style>
    <style:style style:family="table-row" style:name="ro873">
      <style:table-row-properties style:row-height="12.8pt" style:use-optimal-row-height="false" fo:break-before="auto"/>
    </style:style>
    <style:style style:family="text" style:name="T1579">
      <style:text-properties fo:font-family="'Liberation Sans'" fo:font-size="10pt" fo:font-style="normal" style:text-underline-type="none" fo:font-weight="normal"/>
    </style:style>
    <style:style style:family="text" style:name="T1580">
      <style:text-properties fo:font-family="'Liberation Sans'" fo:font-size="10pt" fo:font-style="normal" style:text-underline-type="none" fo:font-weight="normal"/>
    </style:style>
    <style:style style:family="table-row" style:name="ro874">
      <style:table-row-properties style:row-height="12.8pt" style:use-optimal-row-height="false" fo:break-before="auto"/>
    </style:style>
    <style:style style:family="text" style:name="T1581">
      <style:text-properties fo:font-family="'Liberation Sans'" fo:font-size="10pt" fo:font-style="normal" style:text-underline-type="none" fo:font-weight="normal"/>
    </style:style>
    <style:style style:family="text" style:name="T1582">
      <style:text-properties fo:font-family="'Liberation Sans'" fo:font-size="10pt" fo:font-style="normal" style:text-underline-type="none" fo:font-weight="normal"/>
    </style:style>
    <style:style style:family="table-row" style:name="ro875">
      <style:table-row-properties style:row-height="12.8pt" style:use-optimal-row-height="false" fo:break-before="auto"/>
    </style:style>
    <style:style style:family="text" style:name="T1583">
      <style:text-properties fo:font-family="'Liberation Sans'" fo:font-size="10pt" fo:font-style="normal" style:text-underline-type="none" fo:font-weight="normal"/>
    </style:style>
    <style:style style:family="text" style:name="T1584">
      <style:text-properties fo:font-family="'Liberation Sans'" fo:font-size="10pt" fo:font-style="normal" style:text-underline-type="none" fo:font-weight="normal"/>
    </style:style>
    <style:style style:family="table-row" style:name="ro876">
      <style:table-row-properties style:row-height="12.8pt" style:use-optimal-row-height="false" fo:break-before="auto"/>
    </style:style>
    <style:style style:family="text" style:name="T1585">
      <style:text-properties fo:font-family="'Liberation Sans'" fo:font-size="10pt" fo:font-style="normal" style:text-underline-type="none" fo:font-weight="normal"/>
    </style:style>
    <style:style style:family="text" style:name="T1586">
      <style:text-properties fo:font-family="'Liberation Sans'" fo:font-size="10pt" fo:font-style="normal" style:text-underline-type="none" fo:font-weight="normal"/>
    </style:style>
    <style:style style:family="table-row" style:name="ro877">
      <style:table-row-properties style:row-height="12.8pt" style:use-optimal-row-height="false" fo:break-before="auto"/>
    </style:style>
    <style:style style:family="text" style:name="T1587">
      <style:text-properties fo:font-family="'Liberation Sans'" fo:font-size="10pt" fo:font-style="normal" style:text-underline-type="none" fo:font-weight="normal"/>
    </style:style>
    <style:style style:family="text" style:name="T1588">
      <style:text-properties fo:font-family="'Liberation Sans'" fo:font-size="10pt" fo:font-style="normal" style:text-underline-type="none" fo:font-weight="normal"/>
    </style:style>
    <style:style style:family="text" style:name="T1589">
      <style:text-properties fo:font-family="'Liberation Sans'" fo:font-size="10pt" fo:font-style="normal" style:text-underline-type="none" fo:font-weight="normal"/>
    </style:style>
    <style:style style:family="text" style:name="T1590">
      <style:text-properties fo:font-family="'Liberation Sans'" fo:font-size="10pt" fo:font-style="normal" style:text-underline-type="none" fo:font-weight="normal"/>
    </style:style>
    <style:style style:family="text" style:name="T1591">
      <style:text-properties fo:font-family="'Liberation Sans'" fo:font-size="10pt" fo:font-style="normal" style:text-underline-type="none" fo:font-weight="normal"/>
    </style:style>
    <style:style style:family="text" style:name="T1592">
      <style:text-properties fo:font-family="'Liberation Sans'" fo:font-size="10pt" fo:font-style="normal" style:text-underline-type="none" fo:font-weight="normal"/>
    </style:style>
    <style:style style:family="text" style:name="T1593">
      <style:text-properties fo:font-family="'Liberation Sans'" fo:font-size="10pt" fo:font-style="normal" style:text-underline-type="none" fo:font-weight="normal"/>
    </style:style>
    <style:style style:family="text" style:name="T1594">
      <style:text-properties fo:font-family="'Liberation Sans'" fo:font-size="10pt" fo:font-style="normal" style:text-underline-type="none" fo:font-weight="normal"/>
    </style:style>
    <style:style style:family="table-row" style:name="ro878">
      <style:table-row-properties style:row-height="12.8pt" style:use-optimal-row-height="false" fo:break-before="auto"/>
    </style:style>
    <style:style style:family="text" style:name="T1595">
      <style:text-properties fo:font-family="'Liberation Sans'" fo:font-size="10pt" fo:font-style="normal" style:text-underline-type="none" fo:font-weight="normal"/>
    </style:style>
    <style:style style:family="text" style:name="T1596">
      <style:text-properties fo:font-family="'Liberation Sans'" fo:font-size="10pt" fo:font-style="normal" style:text-underline-type="none" fo:font-weight="normal"/>
    </style:style>
    <style:style style:family="table-row" style:name="ro879">
      <style:table-row-properties style:row-height="12.8pt" style:use-optimal-row-height="false" fo:break-before="auto"/>
    </style:style>
    <style:style style:family="text" style:name="T1597">
      <style:text-properties fo:font-family="'Liberation Sans'" fo:font-size="10pt" fo:font-style="normal" style:text-underline-type="none" fo:font-weight="normal"/>
    </style:style>
    <style:style style:family="text" style:name="T1598">
      <style:text-properties fo:font-family="'Liberation Sans'" fo:font-size="10pt" fo:font-style="normal" style:text-underline-type="none" fo:font-weight="normal"/>
    </style:style>
    <style:style style:family="table-row" style:name="ro880">
      <style:table-row-properties style:row-height="12.8pt" style:use-optimal-row-height="false" fo:break-before="auto"/>
    </style:style>
    <style:style style:family="text" style:name="T1599">
      <style:text-properties fo:font-family="'Liberation Sans'" fo:font-size="10pt" fo:font-style="normal" style:text-underline-type="none" fo:font-weight="normal"/>
    </style:style>
    <style:style style:family="text" style:name="T1600">
      <style:text-properties fo:font-family="'Liberation Sans'" fo:font-size="10pt" fo:font-style="normal" style:text-underline-type="none" fo:font-weight="normal"/>
    </style:style>
    <style:style style:family="table-row" style:name="ro881">
      <style:table-row-properties style:row-height="12.8pt" style:use-optimal-row-height="false" fo:break-before="auto"/>
    </style:style>
    <style:style style:family="text" style:name="T1601">
      <style:text-properties fo:font-family="'Liberation Sans'" fo:font-size="10pt" fo:font-style="normal" style:text-underline-type="none" fo:font-weight="normal"/>
    </style:style>
    <style:style style:family="text" style:name="T1602">
      <style:text-properties fo:font-family="'Liberation Sans'" fo:font-size="10pt" fo:font-style="normal" style:text-underline-type="none" fo:font-weight="normal"/>
    </style:style>
    <style:style style:family="text" style:name="T1603">
      <style:text-properties fo:font-family="'Liberation Sans'" fo:font-size="10pt" fo:font-style="normal" style:text-underline-type="none" fo:font-weight="normal"/>
    </style:style>
    <style:style style:family="text" style:name="T1604">
      <style:text-properties fo:font-family="'Liberation Sans'" fo:font-size="10pt" fo:font-style="normal" style:text-underline-type="none" fo:font-weight="normal"/>
    </style:style>
    <style:style style:family="text" style:name="T1605">
      <style:text-properties fo:font-family="'Liberation Sans'" fo:font-size="10pt" fo:font-style="normal" style:text-underline-type="none" fo:font-weight="normal"/>
    </style:style>
    <style:style style:family="text" style:name="T1606">
      <style:text-properties fo:font-family="'Liberation Sans'" fo:font-size="10pt" fo:font-style="normal" style:text-underline-type="none" fo:font-weight="normal"/>
    </style:style>
    <style:style style:family="text" style:name="T1607">
      <style:text-properties fo:font-family="'Liberation Sans'" fo:font-size="10pt" fo:font-style="normal" style:text-underline-type="none" fo:font-weight="normal"/>
    </style:style>
    <style:style style:family="text" style:name="T1608">
      <style:text-properties fo:font-family="'Liberation Sans'" fo:font-size="10pt" fo:font-style="normal" style:text-underline-type="none" fo:font-weight="normal"/>
    </style:style>
    <style:style style:family="table-row" style:name="ro882">
      <style:table-row-properties style:row-height="12.8pt" style:use-optimal-row-height="false" fo:break-before="auto"/>
    </style:style>
    <style:style style:family="text" style:name="T1609">
      <style:text-properties fo:font-family="'Liberation Sans'" fo:font-size="10pt" fo:font-style="normal" style:text-underline-type="none" fo:font-weight="normal"/>
    </style:style>
    <style:style style:family="text" style:name="T1610">
      <style:text-properties fo:font-family="'Liberation Sans'" fo:font-size="10pt" fo:font-style="normal" style:text-underline-type="none" fo:font-weight="normal"/>
    </style:style>
    <style:style style:family="table-row" style:name="ro883">
      <style:table-row-properties style:row-height="12.8pt" style:use-optimal-row-height="false" fo:break-before="auto"/>
    </style:style>
    <style:style style:family="text" style:name="T1611">
      <style:text-properties fo:font-family="'Liberation Sans'" fo:font-size="10pt" fo:font-style="normal" style:text-underline-type="none" fo:font-weight="normal"/>
    </style:style>
    <style:style style:family="text" style:name="T1612">
      <style:text-properties fo:font-family="'Liberation Sans'" fo:font-size="10pt" fo:font-style="normal" style:text-underline-type="none" fo:font-weight="normal"/>
    </style:style>
    <style:style style:family="table-row" style:name="ro884">
      <style:table-row-properties style:row-height="12.8pt" style:use-optimal-row-height="false" fo:break-before="auto"/>
    </style:style>
    <style:style style:family="text" style:name="T1613">
      <style:text-properties fo:font-family="'Liberation Sans'" fo:font-size="10pt" fo:font-style="normal" style:text-underline-type="none" fo:font-weight="normal"/>
    </style:style>
    <style:style style:family="text" style:name="T1614">
      <style:text-properties fo:font-family="'Liberation Sans'" fo:font-size="10pt" fo:font-style="normal" style:text-underline-type="none" fo:font-weight="normal"/>
    </style:style>
    <style:style style:family="table-row" style:name="ro885">
      <style:table-row-properties style:row-height="12.8pt" style:use-optimal-row-height="false" fo:break-before="auto"/>
    </style:style>
    <style:style style:family="text" style:name="T1615">
      <style:text-properties fo:font-family="'Liberation Sans'" fo:font-size="10pt" fo:font-style="normal" style:text-underline-type="none" fo:font-weight="normal"/>
    </style:style>
    <style:style style:family="text" style:name="T1616">
      <style:text-properties fo:font-family="'Liberation Sans'" fo:font-size="10pt" fo:font-style="normal" style:text-underline-type="none" fo:font-weight="normal"/>
    </style:style>
    <style:style style:family="text" style:name="T1617">
      <style:text-properties fo:font-family="'Liberation Sans'" fo:font-size="10pt" fo:font-style="normal" style:text-underline-type="none" fo:font-weight="normal"/>
    </style:style>
    <style:style style:family="text" style:name="T1618">
      <style:text-properties fo:font-family="'Liberation Sans'" fo:font-size="10pt" fo:font-style="normal" style:text-underline-type="none" fo:font-weight="normal"/>
    </style:style>
    <style:style style:family="text" style:name="T1619">
      <style:text-properties fo:font-family="'Liberation Sans'" fo:font-size="10pt" fo:font-style="normal" style:text-underline-type="none" fo:font-weight="normal"/>
    </style:style>
    <style:style style:family="text" style:name="T1620">
      <style:text-properties fo:font-family="'Liberation Sans'" fo:font-size="10pt" fo:font-style="normal" style:text-underline-type="none" fo:font-weight="normal"/>
    </style:style>
    <style:style style:family="text" style:name="T1621">
      <style:text-properties fo:font-family="'Liberation Sans'" fo:font-size="10pt" fo:font-style="normal" style:text-underline-type="none" fo:font-weight="normal"/>
    </style:style>
    <style:style style:family="text" style:name="T1622">
      <style:text-properties fo:font-family="'Liberation Sans'" fo:font-size="10pt" fo:font-style="normal" style:text-underline-type="none" fo:font-weight="normal"/>
    </style:style>
    <style:style style:family="table-row" style:name="ro886">
      <style:table-row-properties style:row-height="12.8pt" style:use-optimal-row-height="false" fo:break-before="auto"/>
    </style:style>
    <style:style style:family="text" style:name="T1623">
      <style:text-properties fo:font-family="'Liberation Sans'" fo:font-size="10pt" fo:font-style="normal" style:text-underline-type="none" fo:font-weight="normal"/>
    </style:style>
    <style:style style:family="text" style:name="T1624">
      <style:text-properties fo:font-family="'Liberation Sans'" fo:font-size="10pt" fo:font-style="normal" style:text-underline-type="none" fo:font-weight="normal"/>
    </style:style>
    <style:style style:family="table-row" style:name="ro887">
      <style:table-row-properties style:row-height="12.8pt" style:use-optimal-row-height="false" fo:break-before="auto"/>
    </style:style>
    <style:style style:family="text" style:name="T1625">
      <style:text-properties fo:font-family="'Liberation Sans'" fo:font-size="10pt" fo:font-style="normal" style:text-underline-type="none" fo:font-weight="normal"/>
    </style:style>
    <style:style style:family="text" style:name="T1626">
      <style:text-properties fo:font-family="'Liberation Sans'" fo:font-size="10pt" fo:font-style="normal" style:text-underline-type="none" fo:font-weight="normal"/>
    </style:style>
    <style:style style:family="table-row" style:name="ro888">
      <style:table-row-properties style:row-height="12.8pt" style:use-optimal-row-height="false" fo:break-before="auto"/>
    </style:style>
    <style:style style:family="text" style:name="T1627">
      <style:text-properties fo:font-family="'Liberation Sans'" fo:font-size="10pt" fo:font-style="normal" style:text-underline-type="none" fo:font-weight="normal"/>
    </style:style>
    <style:style style:family="text" style:name="T1628">
      <style:text-properties fo:font-family="'Liberation Sans'" fo:font-size="10pt" fo:font-style="normal" style:text-underline-type="none" fo:font-weight="normal"/>
    </style:style>
    <style:style style:family="table-row" style:name="ro889">
      <style:table-row-properties style:row-height="12.8pt" style:use-optimal-row-height="false" fo:break-before="auto"/>
    </style:style>
    <style:style style:family="text" style:name="T1629">
      <style:text-properties fo:font-family="'Liberation Sans'" fo:font-size="10pt" fo:font-style="normal" style:text-underline-type="none" fo:font-weight="normal"/>
    </style:style>
    <style:style style:family="text" style:name="T1630">
      <style:text-properties fo:font-family="'Liberation Sans'" fo:font-size="10pt" fo:font-style="normal" style:text-underline-type="none" fo:font-weight="normal"/>
    </style:style>
    <style:style style:family="table-row" style:name="ro890">
      <style:table-row-properties style:row-height="12.8pt" style:use-optimal-row-height="false" fo:break-before="auto"/>
    </style:style>
    <style:style style:family="text" style:name="T1631">
      <style:text-properties fo:font-family="'Liberation Sans'" fo:font-size="10pt" fo:font-style="normal" style:text-underline-type="none" fo:font-weight="normal"/>
    </style:style>
    <style:style style:family="text" style:name="T1632">
      <style:text-properties fo:font-family="'Liberation Sans'" fo:font-size="10pt" fo:font-style="normal" style:text-underline-type="none" fo:font-weight="normal"/>
    </style:style>
    <style:style style:family="table-row" style:name="ro891">
      <style:table-row-properties style:row-height="12.8pt" style:use-optimal-row-height="false" fo:break-before="auto"/>
    </style:style>
    <style:style style:family="text" style:name="T1633">
      <style:text-properties fo:font-family="'Liberation Sans'" fo:font-size="10pt" fo:font-style="normal" style:text-underline-type="none" fo:font-weight="normal"/>
    </style:style>
    <style:style style:family="text" style:name="T1634">
      <style:text-properties fo:font-family="'Liberation Sans'" fo:font-size="10pt" fo:font-style="normal" style:text-underline-type="none" fo:font-weight="normal"/>
    </style:style>
    <style:style style:family="table-row" style:name="ro892">
      <style:table-row-properties style:row-height="12.8pt" style:use-optimal-row-height="false" fo:break-before="auto"/>
    </style:style>
    <style:style style:family="text" style:name="T1635">
      <style:text-properties fo:font-family="'Liberation Sans'" fo:font-size="10pt" fo:font-style="normal" style:text-underline-type="none" fo:font-weight="normal"/>
    </style:style>
    <style:style style:family="text" style:name="T1636">
      <style:text-properties fo:font-family="'Liberation Sans'" fo:font-size="10pt" fo:font-style="normal" style:text-underline-type="none" fo:font-weight="normal"/>
    </style:style>
    <style:style style:family="table-row" style:name="ro893">
      <style:table-row-properties style:row-height="12.8pt" style:use-optimal-row-height="false" fo:break-before="auto"/>
    </style:style>
    <style:style style:family="text" style:name="T1637">
      <style:text-properties fo:font-family="'Liberation Sans'" fo:font-size="10pt" fo:font-style="normal" style:text-underline-type="none" fo:font-weight="normal"/>
    </style:style>
    <style:style style:family="text" style:name="T1638">
      <style:text-properties fo:font-family="'Liberation Sans'" fo:font-size="10pt" fo:font-style="normal" style:text-underline-type="none" fo:font-weight="normal"/>
    </style:style>
    <style:style style:family="text" style:name="T1639">
      <style:text-properties fo:font-family="'Liberation Sans'" fo:font-size="10pt" fo:font-style="normal" style:text-underline-type="none" fo:font-weight="normal"/>
    </style:style>
    <style:style style:family="text" style:name="T1640">
      <style:text-properties fo:font-family="'Liberation Sans'" fo:font-size="10pt" fo:font-style="normal" style:text-underline-type="none" fo:font-weight="normal"/>
    </style:style>
    <style:style style:family="text" style:name="T1641">
      <style:text-properties fo:font-family="'Liberation Sans'" fo:font-size="10pt" fo:font-style="normal" style:text-underline-type="none" fo:font-weight="normal"/>
    </style:style>
    <style:style style:family="table-row" style:name="ro894">
      <style:table-row-properties style:row-height="12.8pt" style:use-optimal-row-height="false" fo:break-before="auto"/>
    </style:style>
    <style:style style:family="text" style:name="T1642">
      <style:text-properties fo:font-family="'Liberation Sans'" fo:font-size="10pt" fo:font-style="normal" style:text-underline-type="none" fo:font-weight="normal"/>
    </style:style>
    <style:style style:family="text" style:name="T1643">
      <style:text-properties fo:font-family="'Liberation Sans'" fo:font-size="10pt" fo:font-style="normal" style:text-underline-type="none" fo:font-weight="normal"/>
    </style:style>
    <style:style style:family="table-row" style:name="ro895">
      <style:table-row-properties style:row-height="12.8pt" style:use-optimal-row-height="false" fo:break-before="auto"/>
    </style:style>
    <style:style style:family="text" style:name="T1644">
      <style:text-properties fo:font-family="'Liberation Sans'" fo:font-size="10pt" fo:font-style="normal" style:text-underline-type="none" fo:font-weight="normal"/>
    </style:style>
    <style:style style:family="text" style:name="T1645">
      <style:text-properties fo:font-family="'Liberation Sans'" fo:font-size="10pt" fo:font-style="normal" style:text-underline-type="none" fo:font-weight="normal"/>
    </style:style>
    <style:style style:family="table-row" style:name="ro896">
      <style:table-row-properties style:row-height="11.95pt" style:use-optimal-row-height="false" fo:break-before="auto"/>
    </style:style>
    <style:style style:family="text" style:name="T1646">
      <style:text-properties fo:font-family="'Liberation Sans'" fo:font-size="10pt" fo:font-style="normal" style:text-underline-type="none" fo:font-weight="normal"/>
    </style:style>
    <style:style style:family="text" style:name="T1647">
      <style:text-properties fo:font-family="'Liberation Sans'" fo:font-size="10pt" fo:font-style="normal" style:text-underline-type="none" fo:font-weight="normal"/>
    </style:style>
    <style:style style:family="table-row" style:name="ro897">
      <style:table-row-properties style:row-height="12.8pt" style:use-optimal-row-height="false" fo:break-before="auto"/>
    </style:style>
    <style:style style:family="text" style:name="T1648">
      <style:text-properties fo:font-family="'Liberation Sans'" fo:font-size="10pt" fo:font-style="normal" style:text-underline-type="none" fo:font-weight="normal"/>
    </style:style>
    <style:style style:family="text" style:name="T1649">
      <style:text-properties fo:font-family="'Liberation Sans'" fo:font-size="10pt" fo:font-style="normal" style:text-underline-type="none" fo:font-weight="normal"/>
    </style:style>
    <style:style style:family="table-row" style:name="ro898">
      <style:table-row-properties style:row-height="12.8pt" style:use-optimal-row-height="false" fo:break-before="auto"/>
    </style:style>
    <style:style style:family="text" style:name="T1650">
      <style:text-properties fo:font-family="'Liberation Sans'" fo:font-size="10pt" fo:font-style="normal" style:text-underline-type="none" fo:font-weight="normal"/>
    </style:style>
    <style:style style:family="text" style:name="T1651">
      <style:text-properties fo:font-family="'Liberation Sans'" fo:font-size="10pt" fo:font-style="normal" style:text-underline-type="none" fo:font-weight="normal"/>
    </style:style>
    <style:style style:family="table-row" style:name="ro899">
      <style:table-row-properties style:row-height="12.8pt" style:use-optimal-row-height="false" fo:break-before="auto"/>
    </style:style>
    <style:style style:family="text" style:name="T1652">
      <style:text-properties fo:font-family="'Liberation Sans'" fo:font-size="10pt" fo:font-style="normal" style:text-underline-type="none" fo:font-weight="normal"/>
    </style:style>
    <style:style style:family="text" style:name="T1653">
      <style:text-properties fo:font-family="'Liberation Sans'" fo:font-size="10pt" fo:font-style="normal" style:text-underline-type="none" fo:font-weight="normal"/>
    </style:style>
    <style:style style:family="text" style:name="T1654">
      <style:text-properties fo:font-family="'Liberation Sans'" fo:font-size="10pt" fo:font-style="normal" style:text-underline-type="none" fo:font-weight="normal"/>
    </style:style>
    <style:style style:family="text" style:name="T1655">
      <style:text-properties fo:font-family="'Liberation Sans'" fo:font-size="10pt" fo:font-style="normal" style:text-underline-type="none" fo:font-weight="normal"/>
    </style:style>
    <style:style style:family="text" style:name="T1656">
      <style:text-properties fo:font-family="'Liberation Sans'" fo:font-size="10pt" fo:font-style="normal" style:text-underline-type="none" fo:font-weight="normal"/>
    </style:style>
    <style:style style:family="text" style:name="T1657">
      <style:text-properties fo:font-family="'Liberation Sans'" fo:font-size="10pt" fo:font-style="normal" style:text-underline-type="none" fo:font-weight="normal"/>
    </style:style>
    <style:style style:family="text" style:name="T1658">
      <style:text-properties fo:font-family="'Liberation Sans'" fo:font-size="10pt" fo:font-style="normal" style:text-underline-type="none" fo:font-weight="normal"/>
    </style:style>
    <style:style style:family="text" style:name="T1659">
      <style:text-properties fo:font-family="'Liberation Sans'" fo:font-size="10pt" fo:font-style="normal" style:text-underline-type="none" fo:font-weight="normal"/>
    </style:style>
    <style:style style:family="table-row" style:name="ro900">
      <style:table-row-properties style:row-height="12.8pt" style:use-optimal-row-height="false" fo:break-before="auto"/>
    </style:style>
    <style:style style:family="text" style:name="T1660">
      <style:text-properties fo:font-family="'Liberation Sans'" fo:font-size="10pt" fo:font-style="normal" style:text-underline-type="none" fo:font-weight="normal"/>
    </style:style>
    <style:style style:family="text" style:name="T1661">
      <style:text-properties fo:font-family="'Liberation Sans'" fo:font-size="10pt" fo:font-style="normal" style:text-underline-type="none" fo:font-weight="normal"/>
    </style:style>
    <style:style style:family="table-row" style:name="ro901">
      <style:table-row-properties style:row-height="12.8pt" style:use-optimal-row-height="false" fo:break-before="auto"/>
    </style:style>
    <style:style style:family="text" style:name="T1662">
      <style:text-properties fo:font-family="'Liberation Sans'" fo:font-size="10pt" fo:font-style="normal" style:text-underline-type="none" fo:font-weight="normal"/>
    </style:style>
    <style:style style:family="text" style:name="T1663">
      <style:text-properties fo:font-family="'Liberation Sans'" fo:font-size="10pt" fo:font-style="normal" style:text-underline-type="none" fo:font-weight="normal"/>
    </style:style>
    <style:style style:family="table-row" style:name="ro902">
      <style:table-row-properties style:row-height="12.8pt" style:use-optimal-row-height="false" fo:break-before="auto"/>
    </style:style>
    <style:style style:family="text" style:name="T1664">
      <style:text-properties fo:font-family="'Liberation Sans'" fo:font-size="10pt" fo:font-style="normal" style:text-underline-type="none" fo:font-weight="normal"/>
    </style:style>
    <style:style style:family="text" style:name="T1665">
      <style:text-properties fo:font-family="'Liberation Sans'" fo:font-size="10pt" fo:font-style="normal" style:text-underline-type="none" fo:font-weight="normal"/>
    </style:style>
    <style:style style:family="table-row" style:name="ro903">
      <style:table-row-properties style:row-height="12.8pt" style:use-optimal-row-height="false" fo:break-before="auto"/>
    </style:style>
    <style:style style:family="text" style:name="T1666">
      <style:text-properties fo:font-family="'Liberation Sans'" fo:font-size="10pt" fo:font-style="normal" style:text-underline-type="none" fo:font-weight="normal"/>
    </style:style>
    <style:style style:family="text" style:name="T1667">
      <style:text-properties fo:font-family="'Liberation Sans'" fo:font-size="10pt" fo:font-style="normal" style:text-underline-type="none" fo:font-weight="normal"/>
    </style:style>
    <style:style style:family="table-row" style:name="ro904">
      <style:table-row-properties style:row-height="12.8pt" style:use-optimal-row-height="false" fo:break-before="auto"/>
    </style:style>
    <style:style style:family="text" style:name="T1668">
      <style:text-properties fo:font-family="'Liberation Sans'" fo:font-size="10pt" fo:font-style="normal" style:text-underline-type="none" fo:font-weight="normal"/>
    </style:style>
    <style:style style:family="text" style:name="T1669">
      <style:text-properties fo:font-family="'Liberation Sans'" fo:font-size="10pt" fo:font-style="normal" style:text-underline-type="none" fo:font-weight="normal"/>
    </style:style>
    <style:style style:family="text" style:name="T1670">
      <style:text-properties fo:font-family="'Liberation Sans'" fo:font-size="10pt" fo:font-style="normal" style:text-underline-type="none" fo:font-weight="normal"/>
    </style:style>
    <style:style style:family="text" style:name="T1671">
      <style:text-properties fo:font-family="'Liberation Sans'" fo:font-size="10pt" fo:font-style="normal" style:text-underline-type="none" fo:font-weight="normal"/>
    </style:style>
    <style:style style:family="text" style:name="T1672">
      <style:text-properties fo:font-family="'Liberation Sans'" fo:font-size="10pt" fo:font-style="normal" style:text-underline-type="none" fo:font-weight="normal"/>
    </style:style>
    <style:style style:family="text" style:name="T1673">
      <style:text-properties fo:font-family="'Liberation Sans'" fo:font-size="10pt" fo:font-style="normal" style:text-underline-type="none" fo:font-weight="normal"/>
    </style:style>
    <style:style style:family="text" style:name="T1674">
      <style:text-properties fo:font-family="'Liberation Sans'" fo:font-size="10pt" fo:font-style="normal" style:text-underline-type="none" fo:font-weight="normal"/>
    </style:style>
    <style:style style:family="text" style:name="T1675">
      <style:text-properties fo:font-family="'Liberation Sans'" fo:font-size="10pt" fo:font-style="normal" style:text-underline-type="none" fo:font-weight="normal"/>
    </style:style>
    <style:style style:family="table-row" style:name="ro905">
      <style:table-row-properties style:row-height="12.8pt" style:use-optimal-row-height="false" fo:break-before="auto"/>
    </style:style>
    <style:style style:family="text" style:name="T1676">
      <style:text-properties fo:font-family="'Liberation Sans'" fo:font-size="10pt" fo:font-style="normal" style:text-underline-type="none" fo:font-weight="normal"/>
    </style:style>
    <style:style style:family="text" style:name="T1677">
      <style:text-properties fo:font-family="'Liberation Sans'" fo:font-size="10pt" fo:font-style="normal" style:text-underline-type="none" fo:font-weight="normal"/>
    </style:style>
    <style:style style:family="table-row" style:name="ro906">
      <style:table-row-properties style:row-height="12.8pt" style:use-optimal-row-height="false" fo:break-before="auto"/>
    </style:style>
    <style:style style:family="text" style:name="T1678">
      <style:text-properties fo:font-family="'Liberation Sans'" fo:font-size="10pt" fo:font-style="normal" style:text-underline-type="none" fo:font-weight="normal"/>
    </style:style>
    <style:style style:family="text" style:name="T1679">
      <style:text-properties fo:font-family="'Liberation Sans'" fo:font-size="10pt" fo:font-style="normal" style:text-underline-type="none" fo:font-weight="normal"/>
    </style:style>
    <style:style style:family="table-row" style:name="ro907">
      <style:table-row-properties style:row-height="12.8pt" style:use-optimal-row-height="false" fo:break-before="auto"/>
    </style:style>
    <style:style style:family="text" style:name="T1680">
      <style:text-properties fo:font-family="'Liberation Sans'" fo:font-size="10pt" fo:font-style="normal" style:text-underline-type="none" fo:font-weight="normal"/>
    </style:style>
    <style:style style:family="text" style:name="T1681">
      <style:text-properties fo:font-family="'Liberation Sans'" fo:font-size="10pt" fo:font-style="normal" style:text-underline-type="none" fo:font-weight="normal"/>
    </style:style>
    <style:style style:family="table-row" style:name="ro908">
      <style:table-row-properties style:row-height="12.8pt" style:use-optimal-row-height="false" fo:break-before="auto"/>
    </style:style>
    <style:style style:family="text" style:name="T1682">
      <style:text-properties fo:font-family="'Liberation Sans'" fo:font-size="10pt" fo:font-style="normal" style:text-underline-type="none" fo:font-weight="normal"/>
    </style:style>
    <style:style style:family="text" style:name="T1683">
      <style:text-properties fo:font-family="'Liberation Sans'" fo:font-size="10pt" fo:font-style="normal" style:text-underline-type="none" fo:font-weight="normal"/>
    </style:style>
    <style:style style:family="table-row" style:name="ro909">
      <style:table-row-properties style:row-height="12.8pt" style:use-optimal-row-height="false" fo:break-before="auto"/>
    </style:style>
    <style:style style:family="text" style:name="T1684">
      <style:text-properties fo:font-family="'Liberation Sans'" fo:font-size="10pt" fo:font-style="normal" style:text-underline-type="none" fo:font-weight="normal"/>
    </style:style>
    <style:style style:family="text" style:name="T1685">
      <style:text-properties fo:font-family="'Liberation Sans'" fo:font-size="10pt" fo:font-style="normal" style:text-underline-type="none" fo:font-weight="normal"/>
    </style:style>
    <style:style style:family="table-row" style:name="ro910">
      <style:table-row-properties style:row-height="12.8pt" style:use-optimal-row-height="false" fo:break-before="auto"/>
    </style:style>
    <style:style style:family="text" style:name="T1686">
      <style:text-properties fo:font-family="'Liberation Sans'" fo:font-size="10pt" fo:font-style="normal" style:text-underline-type="none" fo:font-weight="normal"/>
    </style:style>
    <style:style style:family="text" style:name="T1687">
      <style:text-properties fo:font-family="'Liberation Sans'" fo:font-size="10pt" fo:font-style="normal" style:text-underline-type="none" fo:font-weight="normal"/>
    </style:style>
    <style:style style:family="table-row" style:name="ro911">
      <style:table-row-properties style:row-height="12.8pt" style:use-optimal-row-height="false" fo:break-before="auto"/>
    </style:style>
    <style:style style:family="text" style:name="T1688">
      <style:text-properties fo:font-family="'Liberation Sans'" fo:font-size="10pt" fo:font-style="normal" style:text-underline-type="none" fo:font-weight="normal"/>
    </style:style>
    <style:style style:family="text" style:name="T1689">
      <style:text-properties fo:font-family="'Liberation Sans'" fo:font-size="10pt" fo:font-style="normal" style:text-underline-type="none" fo:font-weight="normal"/>
    </style:style>
    <style:style style:family="table-row" style:name="ro912">
      <style:table-row-properties style:row-height="12.8pt" style:use-optimal-row-height="false" fo:break-before="auto"/>
    </style:style>
    <style:style style:family="text" style:name="T1690">
      <style:text-properties fo:font-family="'Liberation Sans'" fo:font-size="10pt" fo:font-style="normal" style:text-underline-type="none" fo:font-weight="normal"/>
    </style:style>
    <style:style style:family="text" style:name="T1691">
      <style:text-properties fo:font-family="'Liberation Sans'" fo:font-size="10pt" fo:font-style="normal" style:text-underline-type="none" fo:font-weight="normal"/>
    </style:style>
    <style:style style:family="table-row" style:name="ro913">
      <style:table-row-properties style:row-height="12.8pt" style:use-optimal-row-height="false" fo:break-before="auto"/>
    </style:style>
    <style:style style:family="text" style:name="T1692">
      <style:text-properties fo:font-family="'Liberation Sans'" fo:font-size="10pt" fo:font-style="normal" style:text-underline-type="none" fo:font-weight="normal"/>
    </style:style>
    <style:style style:family="text" style:name="T1693">
      <style:text-properties fo:font-family="'Liberation Sans'" fo:font-size="10pt" fo:font-style="normal" style:text-underline-type="none" fo:font-weight="normal"/>
    </style:style>
    <style:style style:family="text" style:name="T1694">
      <style:text-properties fo:font-family="'Liberation Sans'" fo:font-size="10pt" fo:font-style="normal" style:text-underline-type="none" fo:font-weight="normal"/>
    </style:style>
    <style:style style:family="text" style:name="T1695">
      <style:text-properties fo:font-family="'Liberation Sans'" fo:font-size="10pt" fo:font-style="normal" style:text-underline-type="none" fo:font-weight="normal"/>
    </style:style>
    <style:style style:family="text" style:name="T1696">
      <style:text-properties fo:font-family="'Liberation Sans'" fo:font-size="10pt" fo:font-style="normal" style:text-underline-type="none" fo:font-weight="normal"/>
    </style:style>
    <style:style style:family="text" style:name="T1697">
      <style:text-properties fo:font-family="'Liberation Sans'" fo:font-size="10pt" fo:font-style="normal" style:text-underline-type="none" fo:font-weight="normal"/>
    </style:style>
    <style:style style:family="text" style:name="T1698">
      <style:text-properties fo:font-family="'Liberation Sans'" fo:font-size="10pt" fo:font-style="normal" style:text-underline-type="none" fo:font-weight="normal"/>
    </style:style>
    <style:style style:family="text" style:name="T1699">
      <style:text-properties fo:font-family="'Liberation Sans'" fo:font-size="10pt" fo:font-style="normal" style:text-underline-type="none" fo:font-weight="normal"/>
    </style:style>
    <style:style style:family="table-row" style:name="ro914">
      <style:table-row-properties style:row-height="12.8pt" style:use-optimal-row-height="false" fo:break-before="auto"/>
    </style:style>
    <style:style style:family="text" style:name="T1700">
      <style:text-properties fo:font-family="'Liberation Sans'" fo:font-size="10pt" fo:font-style="normal" style:text-underline-type="none" fo:font-weight="normal"/>
    </style:style>
    <style:style style:family="text" style:name="T1701">
      <style:text-properties fo:font-family="'Liberation Sans'" fo:font-size="10pt" fo:font-style="normal" style:text-underline-type="none" fo:font-weight="normal"/>
    </style:style>
    <style:style style:family="table-row" style:name="ro915">
      <style:table-row-properties style:row-height="12.8pt" style:use-optimal-row-height="false" fo:break-before="auto"/>
    </style:style>
    <style:style style:family="text" style:name="T1702">
      <style:text-properties fo:font-family="'Liberation Sans'" fo:font-size="10pt" fo:font-style="normal" style:text-underline-type="none" fo:font-weight="normal"/>
    </style:style>
    <style:style style:family="text" style:name="T1703">
      <style:text-properties fo:font-family="'Liberation Sans'" fo:font-size="10pt" fo:font-style="normal" style:text-underline-type="none" fo:font-weight="normal"/>
    </style:style>
    <style:style style:family="table-row" style:name="ro916">
      <style:table-row-properties style:row-height="12.8pt" style:use-optimal-row-height="false" fo:break-before="auto"/>
    </style:style>
    <style:style style:family="text" style:name="T1704">
      <style:text-properties fo:font-family="'Liberation Sans'" fo:font-size="10pt" fo:font-style="normal" style:text-underline-type="none" fo:font-weight="normal"/>
    </style:style>
    <style:style style:family="text" style:name="T1705">
      <style:text-properties fo:font-family="'Liberation Sans'" fo:font-size="10pt" fo:font-style="normal" style:text-underline-type="none" fo:font-weight="normal"/>
    </style:style>
    <style:style style:family="table-row" style:name="ro917">
      <style:table-row-properties style:row-height="12.8pt" style:use-optimal-row-height="false" fo:break-before="auto"/>
    </style:style>
    <style:style style:family="text" style:name="T1706">
      <style:text-properties fo:font-family="'Liberation Sans'" fo:font-size="10pt" fo:font-style="normal" style:text-underline-type="none" fo:font-weight="normal"/>
    </style:style>
    <style:style style:family="text" style:name="T1707">
      <style:text-properties fo:font-family="'Liberation Sans'" fo:font-size="10pt" fo:font-style="normal" style:text-underline-type="none" fo:font-weight="normal"/>
    </style:style>
    <style:style style:family="table-row" style:name="ro918">
      <style:table-row-properties style:row-height="12.8pt" style:use-optimal-row-height="false" fo:break-before="auto"/>
    </style:style>
    <style:style style:family="text" style:name="T1708">
      <style:text-properties fo:font-family="'Liberation Sans'" fo:font-size="10pt" fo:font-style="normal" style:text-underline-type="none" fo:font-weight="normal"/>
    </style:style>
    <style:style style:family="text" style:name="T1709">
      <style:text-properties fo:font-family="'Liberation Sans'" fo:font-size="10pt" fo:font-style="normal" style:text-underline-type="none" fo:font-weight="normal"/>
    </style:style>
    <style:style style:family="text" style:name="T1710">
      <style:text-properties fo:font-family="'Liberation Sans'" fo:font-size="10pt" fo:font-style="normal" style:text-underline-type="none" fo:font-weight="normal"/>
    </style:style>
    <style:style style:family="text" style:name="T1711">
      <style:text-properties fo:font-family="'Liberation Sans'" fo:font-size="10pt" fo:font-style="normal" style:text-underline-type="none" fo:font-weight="normal"/>
    </style:style>
    <style:style style:family="text" style:name="T1712">
      <style:text-properties fo:font-family="'Liberation Sans'" fo:font-size="10pt" fo:font-style="normal" style:text-underline-type="none" fo:font-weight="normal"/>
    </style:style>
    <style:style style:family="text" style:name="T1713">
      <style:text-properties fo:font-family="'Liberation Sans'" fo:font-size="10pt" fo:font-style="normal" style:text-underline-type="none" fo:font-weight="normal"/>
    </style:style>
    <style:style style:family="text" style:name="T1714">
      <style:text-properties fo:font-family="'Liberation Sans'" fo:font-size="10pt" fo:font-style="normal" style:text-underline-type="none" fo:font-weight="normal"/>
    </style:style>
    <style:style style:family="text" style:name="T1715">
      <style:text-properties fo:font-family="'Liberation Sans'" fo:font-size="10pt" fo:font-style="normal" style:text-underline-type="none" fo:font-weight="normal"/>
    </style:style>
    <style:style style:family="table-row" style:name="ro919">
      <style:table-row-properties style:row-height="12.8pt" style:use-optimal-row-height="false" fo:break-before="auto"/>
    </style:style>
    <style:style style:family="text" style:name="T1716">
      <style:text-properties fo:font-family="'Liberation Sans'" fo:font-size="10pt" fo:font-style="normal" style:text-underline-type="none" fo:font-weight="normal"/>
    </style:style>
    <style:style style:family="text" style:name="T1717">
      <style:text-properties fo:font-family="'Liberation Sans'" fo:font-size="10pt" fo:font-style="normal" style:text-underline-type="none" fo:font-weight="normal"/>
    </style:style>
    <style:style style:family="table-row" style:name="ro920">
      <style:table-row-properties style:row-height="12.8pt" style:use-optimal-row-height="false" fo:break-before="auto"/>
    </style:style>
    <style:style style:family="text" style:name="T1718">
      <style:text-properties fo:font-family="'Liberation Sans'" fo:font-size="10pt" fo:font-style="normal" style:text-underline-type="none" fo:font-weight="normal"/>
    </style:style>
    <style:style style:family="text" style:name="T1719">
      <style:text-properties fo:font-family="'Liberation Sans'" fo:font-size="10pt" fo:font-style="normal" style:text-underline-type="none" fo:font-weight="normal"/>
    </style:style>
    <style:style style:family="table-row" style:name="ro921">
      <style:table-row-properties style:row-height="12.8pt" style:use-optimal-row-height="false" fo:break-before="auto"/>
    </style:style>
    <style:style style:family="text" style:name="T1720">
      <style:text-properties fo:font-family="'Liberation Sans'" fo:font-size="10pt" fo:font-style="normal" style:text-underline-type="none" fo:font-weight="normal"/>
    </style:style>
    <style:style style:family="text" style:name="T1721">
      <style:text-properties fo:font-family="'Liberation Sans'" fo:font-size="10pt" fo:font-style="normal" style:text-underline-type="none" fo:font-weight="normal"/>
    </style:style>
    <style:style style:family="table-row" style:name="ro922">
      <style:table-row-properties style:row-height="12.8pt" style:use-optimal-row-height="false" fo:break-before="auto"/>
    </style:style>
    <style:style style:family="text" style:name="T1722">
      <style:text-properties fo:font-family="'Liberation Sans'" fo:font-size="10pt" fo:font-style="normal" style:text-underline-type="none" fo:font-weight="normal"/>
    </style:style>
    <style:style style:family="text" style:name="T1723">
      <style:text-properties fo:font-family="'Liberation Sans'" fo:font-size="10pt" fo:font-style="normal" style:text-underline-type="none" fo:font-weight="normal"/>
    </style:style>
    <style:style style:family="table-row" style:name="ro923">
      <style:table-row-properties style:row-height="12.8pt" style:use-optimal-row-height="false" fo:break-before="auto"/>
    </style:style>
    <style:style style:family="text" style:name="T1724">
      <style:text-properties fo:font-family="'Liberation Sans'" fo:font-size="10pt" fo:font-style="normal" style:text-underline-type="none" fo:font-weight="normal"/>
    </style:style>
    <style:style style:family="text" style:name="T1725">
      <style:text-properties fo:font-family="'Liberation Sans'" fo:font-size="10pt" fo:font-style="normal" style:text-underline-type="none" fo:font-weight="normal"/>
    </style:style>
    <style:style style:family="table-row" style:name="ro924">
      <style:table-row-properties style:row-height="12.8pt" style:use-optimal-row-height="false" fo:break-before="auto"/>
    </style:style>
    <style:style style:family="text" style:name="T1726">
      <style:text-properties fo:font-family="'Liberation Sans'" fo:font-size="10pt" fo:font-style="normal" style:text-underline-type="none" fo:font-weight="normal"/>
    </style:style>
    <style:style style:family="text" style:name="T1727">
      <style:text-properties fo:font-family="'Liberation Sans'" fo:font-size="10pt" fo:font-style="normal" style:text-underline-type="none" fo:font-weight="normal"/>
    </style:style>
    <style:style style:family="table-row" style:name="ro925">
      <style:table-row-properties style:row-height="12.8pt" style:use-optimal-row-height="false" fo:break-before="auto"/>
    </style:style>
    <style:style style:family="table-row" style:name="ro926">
      <style:table-row-properties style:row-height="12.8pt" style:use-optimal-row-height="false" fo:break-before="auto"/>
    </style:style>
    <style:style style:family="table-row" style:name="ro927">
      <style:table-row-properties style:row-height="12.8pt" style:use-optimal-row-height="false" fo:break-before="auto"/>
    </style:style>
    <style:style style:family="table-row" style:name="ro928">
      <style:table-row-properties style:row-height="12.8pt" style:use-optimal-row-height="false" fo:break-before="auto"/>
    </style:style>
    <style:style style:family="table-row" style:name="ro929">
      <style:table-row-properties style:row-height="12.8pt" style:use-optimal-row-height="false" fo:break-before="auto"/>
    </style:style>
    <style:style style:family="table-row" style:name="ro930">
      <style:table-row-properties style:row-height="11.95pt" style:use-optimal-row-height="false" fo:break-before="auto"/>
    </style:style>
    <style:style style:family="table-row" style:name="ro931">
      <style:table-row-properties style:row-height="12.75pt" style:use-optimal-row-height="false" fo:break-before="auto"/>
    </style:style>
    <style:style style:master-page-name="MasterPage11" style:family="table" style:name="ta11">
      <style:table-properties table:display="true"/>
    </style:style>
    <style:style style:family="table-column" style:name="co117">
      <style:table-column-properties style:column-width="1.746cm" loext:column-width-sym="8.664" fo:break-before="auto"/>
    </style:style>
    <style:style style:family="table-row" style:name="ro932">
      <style:table-row-properties style:row-height="0.5292cm" fo:break-before="auto"/>
    </style:style>
    <style:style style:family="table-column" style:name="co118">
      <style:table-column-properties style:column-width="3.069cm" style:use-optimal-column-width="false" loext:column-width-sym="15.8074" fo:break-before="auto"/>
    </style:style>
    <style:style style:family="table-column" style:name="co119">
      <style:table-column-properties style:column-width="3.255cm" style:use-optimal-column-width="false" loext:column-width-sym="16.8462" fo:break-before="auto"/>
    </style:style>
    <style:style style:family="table-column" style:name="co120">
      <style:table-column-properties style:column-width="3.228cm" style:use-optimal-column-width="false" loext:column-width-sym="16.709" fo:break-before="auto"/>
    </style:style>
    <style:style style:family="table-column" style:name="co121">
      <style:table-column-properties style:column-width="2.328cm" style:use-optimal-column-width="false" loext:column-width-sym="11.9168" fo:break-before="auto"/>
    </style:style>
    <style:style style:family="table-column" style:name="co122">
      <style:table-column-properties style:column-width="1.773cm" style:use-optimal-column-width="false" loext:column-width-sym="8.8102" fo:break-before="auto"/>
    </style:style>
    <style:style style:family="table-column" style:name="co123">
      <style:table-column-properties style:column-width="1.588cm" style:use-optimal-column-width="false" loext:column-width-sym="7.8988" fo:break-before="auto"/>
    </style:style>
    <style:style style:family="table-row" style:name="ro933">
      <style:table-row-properties style:row-height="12.8pt" style:use-optimal-row-height="false" fo:break-before="auto"/>
    </style:style>
    <style:style style:family="text" style:name="T1728">
      <style:text-properties fo:font-family="'Liberation Sans'" fo:font-size="10pt" fo:font-style="normal" style:text-underline-type="none" fo:font-weight="normal"/>
    </style:style>
    <style:style style:family="text" style:name="T1729">
      <style:text-properties fo:font-family="'Liberation Sans'" fo:font-size="10pt" fo:font-style="normal" style:text-underline-type="none" fo:font-weight="normal"/>
    </style:style>
    <style:style style:family="text" style:name="T1730">
      <style:text-properties fo:font-family="'Liberation Sans'" fo:font-size="10pt" fo:font-style="normal" style:text-underline-type="none" fo:font-weight="normal"/>
    </style:style>
    <style:style style:family="text" style:name="T1731">
      <style:text-properties fo:font-family="'Liberation Sans'" fo:font-size="10pt" fo:font-style="normal" style:text-underline-type="none" fo:font-weight="normal"/>
    </style:style>
    <style:style style:family="table-row" style:name="ro934">
      <style:table-row-properties style:row-height="12.8pt" style:use-optimal-row-height="false" fo:break-before="auto"/>
    </style:style>
    <style:style style:family="text" style:name="T1732">
      <style:text-properties fo:font-family="'Liberation Sans'" fo:font-size="10pt" fo:font-style="normal" style:text-underline-type="none" fo:font-weight="normal"/>
    </style:style>
    <style:style style:family="text" style:name="T1733">
      <style:text-properties fo:font-family="'Liberation Sans'" fo:font-size="10pt" fo:font-style="normal" style:text-underline-type="none" fo:font-weight="normal"/>
    </style:style>
    <style:style style:family="text" style:name="T1734">
      <style:text-properties fo:font-family="'Liberation Sans'" fo:font-size="10pt" fo:font-style="normal" style:text-underline-type="none" fo:font-weight="normal"/>
    </style:style>
    <style:style style:family="text" style:name="T1735">
      <style:text-properties fo:font-family="'Liberation Sans'" fo:font-size="10pt" fo:font-style="normal" style:text-underline-type="none" fo:font-weight="normal"/>
    </style:style>
    <style:style style:family="table-row" style:name="ro935">
      <style:table-row-properties style:row-height="12.8pt" style:use-optimal-row-height="false" fo:break-before="auto"/>
    </style:style>
    <style:style style:family="text" style:name="T1736">
      <style:text-properties fo:font-family="'Liberation Sans'" fo:font-size="10pt" fo:font-style="normal" style:text-underline-type="none" fo:font-weight="normal"/>
    </style:style>
    <style:style style:family="text" style:name="T1737">
      <style:text-properties fo:font-family="'Liberation Sans'" fo:font-size="10pt" fo:font-style="normal" style:text-underline-type="none" fo:font-weight="normal"/>
    </style:style>
    <style:style style:family="text" style:name="T1738">
      <style:text-properties fo:font-family="'Liberation Sans'" fo:font-size="10pt" fo:font-style="normal" style:text-underline-type="none" fo:font-weight="normal"/>
    </style:style>
    <style:style style:family="text" style:name="T1739">
      <style:text-properties fo:font-family="'Liberation Sans'" fo:font-size="10pt" fo:font-style="normal" style:text-underline-type="none" fo:font-weight="normal"/>
    </style:style>
    <style:style style:family="table-row" style:name="ro936">
      <style:table-row-properties style:row-height="12.8pt" style:use-optimal-row-height="false" fo:break-before="auto"/>
    </style:style>
    <style:style style:family="text" style:name="T1740">
      <style:text-properties fo:font-family="'Liberation Sans'" fo:font-size="10pt" fo:font-style="normal" style:text-underline-type="none" fo:font-weight="normal"/>
    </style:style>
    <style:style style:family="text" style:name="T1741">
      <style:text-properties fo:font-family="'Liberation Sans'" fo:font-size="10pt" fo:font-style="normal" style:text-underline-type="none" fo:font-weight="normal"/>
    </style:style>
    <style:style style:family="text" style:name="T1742">
      <style:text-properties fo:font-family="'Liberation Sans'" fo:font-size="10pt" fo:font-style="normal" style:text-underline-type="none" fo:font-weight="normal"/>
    </style:style>
    <style:style style:family="text" style:name="T1743">
      <style:text-properties fo:font-family="'Liberation Sans'" fo:font-size="10pt" fo:font-style="normal" style:text-underline-type="none" fo:font-weight="normal"/>
    </style:style>
    <style:style style:family="table-row" style:name="ro937">
      <style:table-row-properties style:row-height="12.8pt" style:use-optimal-row-height="false" fo:break-before="auto"/>
    </style:style>
    <style:style style:family="text" style:name="T1744">
      <style:text-properties fo:font-family="'Liberation Sans'" fo:font-size="10pt" fo:font-style="normal" style:text-underline-type="none" fo:font-weight="normal"/>
    </style:style>
    <style:style style:family="text" style:name="T1745">
      <style:text-properties fo:font-family="'Liberation Sans'" fo:font-size="10pt" fo:font-style="normal" style:text-underline-type="none" fo:font-weight="normal"/>
    </style:style>
    <style:style style:family="text" style:name="T1746">
      <style:text-properties fo:font-family="'Liberation Sans'" fo:font-size="10pt" fo:font-style="normal" style:text-underline-type="none" fo:font-weight="normal"/>
    </style:style>
    <style:style style:family="text" style:name="T1747">
      <style:text-properties fo:font-family="'Liberation Sans'" fo:font-size="10pt" fo:font-style="normal" style:text-underline-type="none" fo:font-weight="normal"/>
    </style:style>
    <style:style style:family="table-row" style:name="ro938">
      <style:table-row-properties style:row-height="12.8pt" style:use-optimal-row-height="false" fo:break-before="auto"/>
    </style:style>
    <style:style style:family="text" style:name="T1748">
      <style:text-properties fo:font-family="'Liberation Sans'" fo:font-size="10pt" fo:font-style="normal" style:text-underline-type="none" fo:font-weight="normal"/>
    </style:style>
    <style:style style:family="text" style:name="T1749">
      <style:text-properties fo:font-family="'Liberation Sans'" fo:font-size="10pt" fo:font-style="normal" style:text-underline-type="none" fo:font-weight="normal"/>
    </style:style>
    <style:style style:family="text" style:name="T1750">
      <style:text-properties fo:font-family="'Liberation Sans'" fo:font-size="10pt" fo:font-style="normal" style:text-underline-type="none" fo:font-weight="normal"/>
    </style:style>
    <style:style style:family="text" style:name="T1751">
      <style:text-properties fo:font-family="'Liberation Sans'" fo:font-size="10pt" fo:font-style="normal" style:text-underline-type="none" fo:font-weight="normal"/>
    </style:style>
    <style:style style:family="table-row" style:name="ro939">
      <style:table-row-properties style:row-height="12.8pt" style:use-optimal-row-height="false" fo:break-before="auto"/>
    </style:style>
    <style:style style:family="text" style:name="T1752">
      <style:text-properties fo:font-family="'Liberation Sans'" fo:font-size="10pt" fo:font-style="normal" style:text-underline-type="none" fo:font-weight="normal"/>
    </style:style>
    <style:style style:family="text" style:name="T1753">
      <style:text-properties fo:font-family="'Liberation Sans'" fo:font-size="10pt" fo:font-style="normal" style:text-underline-type="none" fo:font-weight="normal"/>
    </style:style>
    <style:style style:family="text" style:name="T1754">
      <style:text-properties fo:font-family="'Liberation Sans'" fo:font-size="10pt" fo:font-style="normal" style:text-underline-type="none" fo:font-weight="normal"/>
    </style:style>
    <style:style style:family="text" style:name="T1755">
      <style:text-properties fo:font-family="'Liberation Sans'" fo:font-size="10pt" fo:font-style="normal" style:text-underline-type="none" fo:font-weight="normal"/>
    </style:style>
    <style:style style:family="table-row" style:name="ro940">
      <style:table-row-properties style:row-height="12.8pt" style:use-optimal-row-height="false" fo:break-before="auto"/>
    </style:style>
    <style:style style:family="text" style:name="T1756">
      <style:text-properties fo:font-family="'Liberation Sans'" fo:font-size="10pt" fo:font-style="normal" style:text-underline-type="none" fo:font-weight="normal"/>
    </style:style>
    <style:style style:family="text" style:name="T1757">
      <style:text-properties fo:font-family="'Liberation Sans'" fo:font-size="10pt" fo:font-style="normal" style:text-underline-type="none" fo:font-weight="normal"/>
    </style:style>
    <style:style style:family="text" style:name="T1758">
      <style:text-properties fo:font-family="'Liberation Sans'" fo:font-size="10pt" fo:font-style="normal" style:text-underline-type="none" fo:font-weight="normal"/>
    </style:style>
    <style:style style:family="text" style:name="T1759">
      <style:text-properties fo:font-family="'Liberation Sans'" fo:font-size="10pt" fo:font-style="normal" style:text-underline-type="none" fo:font-weight="normal"/>
    </style:style>
    <style:style style:family="table-row" style:name="ro941">
      <style:table-row-properties style:row-height="12.8pt" style:use-optimal-row-height="false" fo:break-before="auto"/>
    </style:style>
    <style:style style:family="text" style:name="T1760">
      <style:text-properties fo:font-family="'Liberation Sans'" fo:font-size="10pt" fo:font-style="normal" style:text-underline-type="none" fo:font-weight="normal"/>
    </style:style>
    <style:style style:family="text" style:name="T1761">
      <style:text-properties fo:font-family="'Liberation Sans'" fo:font-size="10pt" fo:font-style="normal" style:text-underline-type="none" fo:font-weight="normal"/>
    </style:style>
    <style:style style:family="text" style:name="T1762">
      <style:text-properties fo:font-family="'Liberation Sans'" fo:font-size="10pt" fo:font-style="normal" style:text-underline-type="none" fo:font-weight="normal"/>
    </style:style>
    <style:style style:family="text" style:name="T1763">
      <style:text-properties fo:font-family="'Liberation Sans'" fo:font-size="10pt" fo:font-style="normal" style:text-underline-type="none" fo:font-weight="normal"/>
    </style:style>
    <style:style style:family="table-row" style:name="ro942">
      <style:table-row-properties style:row-height="12.8pt" style:use-optimal-row-height="false" fo:break-before="auto"/>
    </style:style>
    <style:style style:family="text" style:name="T1764">
      <style:text-properties fo:font-family="'Liberation Sans'" fo:font-size="10pt" fo:font-style="normal" style:text-underline-type="none" fo:font-weight="normal"/>
    </style:style>
    <style:style style:family="text" style:name="T1765">
      <style:text-properties fo:font-family="'Liberation Sans'" fo:font-size="10pt" fo:font-style="normal" style:text-underline-type="none" fo:font-weight="normal"/>
    </style:style>
    <style:style style:family="text" style:name="T1766">
      <style:text-properties fo:font-family="'Liberation Sans'" fo:font-size="10pt" fo:font-style="normal" style:text-underline-type="none" fo:font-weight="normal"/>
    </style:style>
    <style:style style:family="text" style:name="T1767">
      <style:text-properties fo:font-family="'Liberation Sans'" fo:font-size="10pt" fo:font-style="normal" style:text-underline-type="none" fo:font-weight="normal"/>
    </style:style>
    <style:style style:family="table-row" style:name="ro943">
      <style:table-row-properties style:row-height="12.8pt" style:use-optimal-row-height="false" fo:break-before="auto"/>
    </style:style>
    <style:style style:family="text" style:name="T1768">
      <style:text-properties fo:font-family="'Liberation Sans'" fo:font-size="10pt" fo:font-style="normal" style:text-underline-type="none" fo:font-weight="normal"/>
    </style:style>
    <style:style style:family="text" style:name="T1769">
      <style:text-properties fo:font-family="'Liberation Sans'" fo:font-size="10pt" fo:font-style="normal" style:text-underline-type="none" fo:font-weight="normal"/>
    </style:style>
    <style:style style:family="text" style:name="T1770">
      <style:text-properties fo:font-family="'Liberation Sans'" fo:font-size="10pt" fo:font-style="normal" style:text-underline-type="none" fo:font-weight="normal"/>
    </style:style>
    <style:style style:family="text" style:name="T1771">
      <style:text-properties fo:font-family="'Liberation Sans'" fo:font-size="10pt" fo:font-style="normal" style:text-underline-type="none" fo:font-weight="normal"/>
    </style:style>
    <style:style style:family="table-row" style:name="ro944">
      <style:table-row-properties style:row-height="12.8pt" style:use-optimal-row-height="false" fo:break-before="auto"/>
    </style:style>
    <style:style style:family="text" style:name="T1772">
      <style:text-properties fo:font-family="'Liberation Sans'" fo:font-size="10pt" fo:font-style="normal" style:text-underline-type="none" fo:font-weight="normal"/>
    </style:style>
    <style:style style:family="text" style:name="T1773">
      <style:text-properties fo:font-family="'Liberation Sans'" fo:font-size="10pt" fo:font-style="normal" style:text-underline-type="none" fo:font-weight="normal"/>
    </style:style>
    <style:style style:family="text" style:name="T1774">
      <style:text-properties fo:font-family="'Liberation Sans'" fo:font-size="10pt" fo:font-style="normal" style:text-underline-type="none" fo:font-weight="normal"/>
    </style:style>
    <style:style style:family="text" style:name="T1775">
      <style:text-properties fo:font-family="'Liberation Sans'" fo:font-size="10pt" fo:font-style="normal" style:text-underline-type="none" fo:font-weight="normal"/>
    </style:style>
    <style:style style:family="table-row" style:name="ro945">
      <style:table-row-properties style:row-height="12.8pt" style:use-optimal-row-height="false" fo:break-before="auto"/>
    </style:style>
    <style:style style:family="text" style:name="T1776">
      <style:text-properties fo:font-family="'Liberation Sans'" fo:font-size="10pt" fo:font-style="normal" style:text-underline-type="none" fo:font-weight="normal"/>
    </style:style>
    <style:style style:family="text" style:name="T1777">
      <style:text-properties fo:font-family="'Liberation Sans'" fo:font-size="10pt" fo:font-style="normal" style:text-underline-type="none" fo:font-weight="normal"/>
    </style:style>
    <style:style style:family="text" style:name="T1778">
      <style:text-properties fo:font-family="'Liberation Sans'" fo:font-size="10pt" fo:font-style="normal" style:text-underline-type="none" fo:font-weight="normal"/>
    </style:style>
    <style:style style:family="text" style:name="T1779">
      <style:text-properties fo:font-family="'Liberation Sans'" fo:font-size="10pt" fo:font-style="normal" style:text-underline-type="none" fo:font-weight="normal"/>
    </style:style>
    <style:style style:family="table-row" style:name="ro946">
      <style:table-row-properties style:row-height="12.8pt" style:use-optimal-row-height="false" fo:break-before="auto"/>
    </style:style>
    <style:style style:family="text" style:name="T1780">
      <style:text-properties fo:font-family="'Liberation Sans'" fo:font-size="10pt" fo:font-style="normal" style:text-underline-type="none" fo:font-weight="normal"/>
    </style:style>
    <style:style style:family="text" style:name="T1781">
      <style:text-properties fo:font-family="'Liberation Sans'" fo:font-size="10pt" fo:font-style="normal" style:text-underline-type="none" fo:font-weight="normal"/>
    </style:style>
    <style:style style:family="text" style:name="T1782">
      <style:text-properties fo:font-family="'Liberation Sans'" fo:font-size="10pt" fo:font-style="normal" style:text-underline-type="none" fo:font-weight="normal"/>
    </style:style>
    <style:style style:family="text" style:name="T1783">
      <style:text-properties fo:font-family="'Liberation Sans'" fo:font-size="10pt" fo:font-style="normal" style:text-underline-type="none" fo:font-weight="normal"/>
    </style:style>
    <style:style style:family="table-row" style:name="ro947">
      <style:table-row-properties style:row-height="12.8pt" style:use-optimal-row-height="false" fo:break-before="auto"/>
    </style:style>
    <style:style style:family="text" style:name="T1784">
      <style:text-properties fo:font-family="'Liberation Sans'" fo:font-size="10pt" fo:font-style="normal" style:text-underline-type="none" fo:font-weight="normal"/>
    </style:style>
    <style:style style:family="text" style:name="T1785">
      <style:text-properties fo:font-family="'Liberation Sans'" fo:font-size="10pt" fo:font-style="normal" style:text-underline-type="none" fo:font-weight="normal"/>
    </style:style>
    <style:style style:family="text" style:name="T1786">
      <style:text-properties fo:font-family="'Liberation Sans'" fo:font-size="10pt" fo:font-style="normal" style:text-underline-type="none" fo:font-weight="normal"/>
    </style:style>
    <style:style style:family="text" style:name="T1787">
      <style:text-properties fo:font-family="'Liberation Sans'" fo:font-size="10pt" fo:font-style="normal" style:text-underline-type="none" fo:font-weight="normal"/>
    </style:style>
    <style:style style:family="table-row" style:name="ro948">
      <style:table-row-properties style:row-height="12.8pt" style:use-optimal-row-height="false" fo:break-before="auto"/>
    </style:style>
    <style:style style:family="text" style:name="T1788">
      <style:text-properties fo:font-family="'Liberation Sans'" fo:font-size="10pt" fo:font-style="normal" style:text-underline-type="none" fo:font-weight="normal"/>
    </style:style>
    <style:style style:family="text" style:name="T1789">
      <style:text-properties fo:font-family="'Liberation Sans'" fo:font-size="10pt" fo:font-style="normal" style:text-underline-type="none" fo:font-weight="normal"/>
    </style:style>
    <style:style style:family="text" style:name="T1790">
      <style:text-properties fo:font-family="'Liberation Sans'" fo:font-size="10pt" fo:font-style="normal" style:text-underline-type="none" fo:font-weight="normal"/>
    </style:style>
    <style:style style:family="text" style:name="T1791">
      <style:text-properties fo:font-family="'Liberation Sans'" fo:font-size="10pt" fo:font-style="normal" style:text-underline-type="none" fo:font-weight="normal"/>
    </style:style>
    <style:style style:family="table-row" style:name="ro949">
      <style:table-row-properties style:row-height="12.8pt" style:use-optimal-row-height="false" fo:break-before="auto"/>
    </style:style>
    <style:style style:family="text" style:name="T1792">
      <style:text-properties fo:font-family="'Liberation Sans'" fo:font-size="10pt" fo:font-style="normal" style:text-underline-type="none" fo:font-weight="normal"/>
    </style:style>
    <style:style style:family="text" style:name="T1793">
      <style:text-properties fo:font-family="'Liberation Sans'" fo:font-size="10pt" fo:font-style="normal" style:text-underline-type="none" fo:font-weight="normal"/>
    </style:style>
    <style:style style:family="text" style:name="T1794">
      <style:text-properties fo:font-family="'Liberation Sans'" fo:font-size="10pt" fo:font-style="normal" style:text-underline-type="none" fo:font-weight="normal"/>
    </style:style>
    <style:style style:family="text" style:name="T1795">
      <style:text-properties fo:font-family="'Liberation Sans'" fo:font-size="10pt" fo:font-style="normal" style:text-underline-type="none" fo:font-weight="normal"/>
    </style:style>
    <style:style style:family="table-row" style:name="ro950">
      <style:table-row-properties style:row-height="12.8pt" style:use-optimal-row-height="false" fo:break-before="auto"/>
    </style:style>
    <style:style style:family="text" style:name="T1796">
      <style:text-properties fo:font-family="'Liberation Sans'" fo:font-size="10pt" fo:font-style="normal" style:text-underline-type="none" fo:font-weight="normal"/>
    </style:style>
    <style:style style:family="text" style:name="T1797">
      <style:text-properties fo:font-family="'Liberation Sans'" fo:font-size="10pt" fo:font-style="normal" style:text-underline-type="none" fo:font-weight="normal"/>
    </style:style>
    <style:style style:family="text" style:name="T1798">
      <style:text-properties fo:font-family="'Liberation Sans'" fo:font-size="10pt" fo:font-style="normal" style:text-underline-type="none" fo:font-weight="normal"/>
    </style:style>
    <style:style style:family="text" style:name="T1799">
      <style:text-properties fo:font-family="'Liberation Sans'" fo:font-size="10pt" fo:font-style="normal" style:text-underline-type="none" fo:font-weight="normal"/>
    </style:style>
    <style:style style:family="table-row" style:name="ro951">
      <style:table-row-properties style:row-height="12.8pt" style:use-optimal-row-height="false" fo:break-before="auto"/>
    </style:style>
    <style:style style:family="text" style:name="T1800">
      <style:text-properties fo:font-family="'Liberation Sans'" fo:font-size="10pt" fo:font-style="normal" style:text-underline-type="none" fo:font-weight="normal"/>
    </style:style>
    <style:style style:family="text" style:name="T1801">
      <style:text-properties fo:font-family="'Liberation Sans'" fo:font-size="10pt" fo:font-style="normal" style:text-underline-type="none" fo:font-weight="normal"/>
    </style:style>
    <style:style style:family="text" style:name="T1802">
      <style:text-properties fo:font-family="'Liberation Sans'" fo:font-size="10pt" fo:font-style="normal" style:text-underline-type="none" fo:font-weight="normal"/>
    </style:style>
    <style:style style:family="text" style:name="T1803">
      <style:text-properties fo:font-family="'Liberation Sans'" fo:font-size="10pt" fo:font-style="normal" style:text-underline-type="none" fo:font-weight="normal"/>
    </style:style>
    <style:style style:family="table-row" style:name="ro952">
      <style:table-row-properties style:row-height="12.8pt" style:use-optimal-row-height="false" fo:break-before="auto"/>
    </style:style>
    <style:style style:family="text" style:name="T1804">
      <style:text-properties fo:font-family="'Liberation Sans'" fo:font-size="10pt" fo:font-style="normal" style:text-underline-type="none" fo:font-weight="normal"/>
    </style:style>
    <style:style style:family="text" style:name="T1805">
      <style:text-properties fo:font-family="'Liberation Sans'" fo:font-size="10pt" fo:font-style="normal" style:text-underline-type="none" fo:font-weight="normal"/>
    </style:style>
    <style:style style:family="text" style:name="T1806">
      <style:text-properties fo:font-family="'Liberation Sans'" fo:font-size="10pt" fo:font-style="normal" style:text-underline-type="none" fo:font-weight="normal"/>
    </style:style>
    <style:style style:family="text" style:name="T1807">
      <style:text-properties fo:font-family="'Liberation Sans'" fo:font-size="10pt" fo:font-style="normal" style:text-underline-type="none" fo:font-weight="normal"/>
    </style:style>
    <style:style style:family="table-row" style:name="ro953">
      <style:table-row-properties style:row-height="12.8pt" style:use-optimal-row-height="false" fo:break-before="auto"/>
    </style:style>
    <style:style style:family="text" style:name="T1808">
      <style:text-properties fo:font-family="'Liberation Sans'" fo:font-size="10pt" fo:font-style="normal" style:text-underline-type="none" fo:font-weight="normal"/>
    </style:style>
    <style:style style:family="text" style:name="T1809">
      <style:text-properties fo:font-family="'Liberation Sans'" fo:font-size="10pt" fo:font-style="normal" style:text-underline-type="none" fo:font-weight="normal"/>
    </style:style>
    <style:style style:family="text" style:name="T1810">
      <style:text-properties fo:font-family="'Liberation Sans'" fo:font-size="10pt" fo:font-style="normal" style:text-underline-type="none" fo:font-weight="normal"/>
    </style:style>
    <style:style style:family="text" style:name="T1811">
      <style:text-properties fo:font-family="'Liberation Sans'" fo:font-size="10pt" fo:font-style="normal" style:text-underline-type="none" fo:font-weight="normal"/>
    </style:style>
    <style:style style:family="table-row" style:name="ro954">
      <style:table-row-properties style:row-height="12.8pt" style:use-optimal-row-height="false" fo:break-before="auto"/>
    </style:style>
    <style:style style:family="text" style:name="T1812">
      <style:text-properties fo:font-family="'Liberation Sans'" fo:font-size="10pt" fo:font-style="normal" style:text-underline-type="none" fo:font-weight="normal"/>
    </style:style>
    <style:style style:family="text" style:name="T1813">
      <style:text-properties fo:font-family="'Liberation Sans'" fo:font-size="10pt" fo:font-style="normal" style:text-underline-type="none" fo:font-weight="normal"/>
    </style:style>
    <style:style style:family="text" style:name="T1814">
      <style:text-properties fo:font-family="'Liberation Sans'" fo:font-size="10pt" fo:font-style="normal" style:text-underline-type="none" fo:font-weight="normal"/>
    </style:style>
    <style:style style:family="text" style:name="T1815">
      <style:text-properties fo:font-family="'Liberation Sans'" fo:font-size="10pt" fo:font-style="normal" style:text-underline-type="none" fo:font-weight="normal"/>
    </style:style>
    <style:style style:family="table-row" style:name="ro955">
      <style:table-row-properties style:row-height="12.8pt" style:use-optimal-row-height="false" fo:break-before="auto"/>
    </style:style>
    <style:style style:family="text" style:name="T1816">
      <style:text-properties fo:font-family="'Liberation Sans'" fo:font-size="10pt" fo:font-style="normal" style:text-underline-type="none" fo:font-weight="normal"/>
    </style:style>
    <style:style style:family="text" style:name="T1817">
      <style:text-properties fo:font-family="'Liberation Sans'" fo:font-size="10pt" fo:font-style="normal" style:text-underline-type="none" fo:font-weight="normal"/>
    </style:style>
    <style:style style:family="text" style:name="T1818">
      <style:text-properties fo:font-family="'Liberation Sans'" fo:font-size="10pt" fo:font-style="normal" style:text-underline-type="none" fo:font-weight="normal"/>
    </style:style>
    <style:style style:family="text" style:name="T1819">
      <style:text-properties fo:font-family="'Liberation Sans'" fo:font-size="10pt" fo:font-style="normal" style:text-underline-type="none" fo:font-weight="normal"/>
    </style:style>
    <style:style style:family="table-row" style:name="ro956">
      <style:table-row-properties style:row-height="12.8pt" style:use-optimal-row-height="false" fo:break-before="auto"/>
    </style:style>
    <style:style style:family="text" style:name="T1820">
      <style:text-properties fo:font-family="'Liberation Sans'" fo:font-size="10pt" fo:font-style="normal" style:text-underline-type="none" fo:font-weight="normal"/>
    </style:style>
    <style:style style:family="text" style:name="T1821">
      <style:text-properties fo:font-family="'Liberation Sans'" fo:font-size="10pt" fo:font-style="normal" style:text-underline-type="none" fo:font-weight="normal"/>
    </style:style>
    <style:style style:family="text" style:name="T1822">
      <style:text-properties fo:font-family="'Liberation Sans'" fo:font-size="10pt" fo:font-style="normal" style:text-underline-type="none" fo:font-weight="normal"/>
    </style:style>
    <style:style style:family="text" style:name="T1823">
      <style:text-properties fo:font-family="'Liberation Sans'" fo:font-size="10pt" fo:font-style="normal" style:text-underline-type="none" fo:font-weight="normal"/>
    </style:style>
    <style:style style:family="table-row" style:name="ro957">
      <style:table-row-properties style:row-height="12.8pt" style:use-optimal-row-height="false" fo:break-before="auto"/>
    </style:style>
    <style:style style:family="text" style:name="T1824">
      <style:text-properties fo:font-family="'Liberation Sans'" fo:font-size="10pt" fo:font-style="normal" style:text-underline-type="none" fo:font-weight="normal"/>
    </style:style>
    <style:style style:family="text" style:name="T1825">
      <style:text-properties fo:font-family="'Liberation Sans'" fo:font-size="10pt" fo:font-style="normal" style:text-underline-type="none" fo:font-weight="normal"/>
    </style:style>
    <style:style style:family="text" style:name="T1826">
      <style:text-properties fo:font-family="'Liberation Sans'" fo:font-size="10pt" fo:font-style="normal" style:text-underline-type="none" fo:font-weight="normal"/>
    </style:style>
    <style:style style:family="text" style:name="T1827">
      <style:text-properties fo:font-family="'Liberation Sans'" fo:font-size="10pt" fo:font-style="normal" style:text-underline-type="none" fo:font-weight="normal"/>
    </style:style>
    <style:style style:family="table-row" style:name="ro958">
      <style:table-row-properties style:row-height="12.8pt" style:use-optimal-row-height="false" fo:break-before="auto"/>
    </style:style>
    <style:style style:family="text" style:name="T1828">
      <style:text-properties fo:font-family="'Liberation Sans'" fo:font-size="10pt" fo:font-style="normal" style:text-underline-type="none" fo:font-weight="normal"/>
    </style:style>
    <style:style style:family="text" style:name="T1829">
      <style:text-properties fo:font-family="'Liberation Sans'" fo:font-size="10pt" fo:font-style="normal" style:text-underline-type="none" fo:font-weight="normal"/>
    </style:style>
    <style:style style:family="text" style:name="T1830">
      <style:text-properties fo:font-family="'Liberation Sans'" fo:font-size="10pt" fo:font-style="normal" style:text-underline-type="none" fo:font-weight="normal"/>
    </style:style>
    <style:style style:family="text" style:name="T1831">
      <style:text-properties fo:font-family="'Liberation Sans'" fo:font-size="10pt" fo:font-style="normal" style:text-underline-type="none" fo:font-weight="normal"/>
    </style:style>
    <style:style style:family="table-row" style:name="ro959">
      <style:table-row-properties style:row-height="12.8pt" style:use-optimal-row-height="false" fo:break-before="auto"/>
    </style:style>
    <style:style style:family="text" style:name="T1832">
      <style:text-properties fo:font-family="'Liberation Sans'" fo:font-size="10pt" fo:font-style="normal" style:text-underline-type="none" fo:font-weight="normal"/>
    </style:style>
    <style:style style:family="text" style:name="T1833">
      <style:text-properties fo:font-family="'Liberation Sans'" fo:font-size="10pt" fo:font-style="normal" style:text-underline-type="none" fo:font-weight="normal"/>
    </style:style>
    <style:style style:family="text" style:name="T1834">
      <style:text-properties fo:font-family="'Liberation Sans'" fo:font-size="10pt" fo:font-style="normal" style:text-underline-type="none" fo:font-weight="normal"/>
    </style:style>
    <style:style style:family="text" style:name="T1835">
      <style:text-properties fo:font-family="'Liberation Sans'" fo:font-size="10pt" fo:font-style="normal" style:text-underline-type="none" fo:font-weight="normal"/>
    </style:style>
    <style:style style:family="table-row" style:name="ro960">
      <style:table-row-properties style:row-height="12.8pt" style:use-optimal-row-height="false" fo:break-before="auto"/>
    </style:style>
    <style:style style:family="text" style:name="T1836">
      <style:text-properties fo:font-family="'Liberation Sans'" fo:font-size="10pt" fo:font-style="normal" style:text-underline-type="none" fo:font-weight="normal"/>
    </style:style>
    <style:style style:family="text" style:name="T1837">
      <style:text-properties fo:font-family="'Liberation Sans'" fo:font-size="10pt" fo:font-style="normal" style:text-underline-type="none" fo:font-weight="normal"/>
    </style:style>
    <style:style style:family="text" style:name="T1838">
      <style:text-properties fo:font-family="'Liberation Sans'" fo:font-size="10pt" fo:font-style="normal" style:text-underline-type="none" fo:font-weight="normal"/>
    </style:style>
    <style:style style:family="text" style:name="T1839">
      <style:text-properties fo:font-family="'Liberation Sans'" fo:font-size="10pt" fo:font-style="normal" style:text-underline-type="none" fo:font-weight="normal"/>
    </style:style>
    <style:style style:family="table-row" style:name="ro961">
      <style:table-row-properties style:row-height="12.8pt" style:use-optimal-row-height="false" fo:break-before="auto"/>
    </style:style>
    <style:style style:family="text" style:name="T1840">
      <style:text-properties fo:font-family="'Liberation Sans'" fo:font-size="10pt" fo:font-style="normal" style:text-underline-type="none" fo:font-weight="normal"/>
    </style:style>
    <style:style style:family="text" style:name="T1841">
      <style:text-properties fo:font-family="'Liberation Sans'" fo:font-size="10pt" fo:font-style="normal" style:text-underline-type="none" fo:font-weight="normal"/>
    </style:style>
    <style:style style:family="text" style:name="T1842">
      <style:text-properties fo:font-family="'Liberation Sans'" fo:font-size="10pt" fo:font-style="normal" style:text-underline-type="none" fo:font-weight="normal"/>
    </style:style>
    <style:style style:family="text" style:name="T1843">
      <style:text-properties fo:font-family="'Liberation Sans'" fo:font-size="10pt" fo:font-style="normal" style:text-underline-type="none" fo:font-weight="normal"/>
    </style:style>
    <style:style style:family="table-row" style:name="ro962">
      <style:table-row-properties style:row-height="12.8pt" style:use-optimal-row-height="false" fo:break-before="auto"/>
    </style:style>
    <style:style style:family="text" style:name="T1844">
      <style:text-properties fo:font-family="'Liberation Sans'" fo:font-size="10pt" fo:font-style="normal" style:text-underline-type="none" fo:font-weight="normal"/>
    </style:style>
    <style:style style:family="text" style:name="T1845">
      <style:text-properties fo:font-family="'Liberation Sans'" fo:font-size="10pt" fo:font-style="normal" style:text-underline-type="none" fo:font-weight="normal"/>
    </style:style>
    <style:style style:family="text" style:name="T1846">
      <style:text-properties fo:font-family="'Liberation Sans'" fo:font-size="10pt" fo:font-style="normal" style:text-underline-type="none" fo:font-weight="normal"/>
    </style:style>
    <style:style style:family="text" style:name="T1847">
      <style:text-properties fo:font-family="'Liberation Sans'" fo:font-size="10pt" fo:font-style="normal" style:text-underline-type="none" fo:font-weight="normal"/>
    </style:style>
    <style:style style:family="table-row" style:name="ro963">
      <style:table-row-properties style:row-height="12.8pt" style:use-optimal-row-height="false" fo:break-before="auto"/>
    </style:style>
    <style:style style:family="text" style:name="T1848">
      <style:text-properties fo:font-family="'Liberation Sans'" fo:font-size="10pt" fo:font-style="normal" style:text-underline-type="none" fo:font-weight="normal"/>
    </style:style>
    <style:style style:family="text" style:name="T1849">
      <style:text-properties fo:font-family="'Liberation Sans'" fo:font-size="10pt" fo:font-style="normal" style:text-underline-type="none" fo:font-weight="normal"/>
    </style:style>
    <style:style style:family="text" style:name="T1850">
      <style:text-properties fo:font-family="'Liberation Sans'" fo:font-size="10pt" fo:font-style="normal" style:text-underline-type="none" fo:font-weight="normal"/>
    </style:style>
    <style:style style:family="text" style:name="T1851">
      <style:text-properties fo:font-family="'Liberation Sans'" fo:font-size="10pt" fo:font-style="normal" style:text-underline-type="none" fo:font-weight="normal"/>
    </style:style>
    <style:style style:family="table-row" style:name="ro964">
      <style:table-row-properties style:row-height="12.8pt" style:use-optimal-row-height="false" fo:break-before="auto"/>
    </style:style>
    <style:style style:family="text" style:name="T1852">
      <style:text-properties fo:font-family="'Liberation Sans'" fo:font-size="10pt" fo:font-style="normal" style:text-underline-type="none" fo:font-weight="normal"/>
    </style:style>
    <style:style style:family="text" style:name="T1853">
      <style:text-properties fo:font-family="'Liberation Sans'" fo:font-size="10pt" fo:font-style="normal" style:text-underline-type="none" fo:font-weight="normal"/>
    </style:style>
    <style:style style:family="text" style:name="T1854">
      <style:text-properties fo:font-family="'Liberation Sans'" fo:font-size="10pt" fo:font-style="normal" style:text-underline-type="none" fo:font-weight="normal"/>
    </style:style>
    <style:style style:family="text" style:name="T1855">
      <style:text-properties fo:font-family="'Liberation Sans'" fo:font-size="10pt" fo:font-style="normal" style:text-underline-type="none" fo:font-weight="normal"/>
    </style:style>
    <style:style style:family="table-row" style:name="ro965">
      <style:table-row-properties style:row-height="12.8pt" style:use-optimal-row-height="false" fo:break-before="auto"/>
    </style:style>
    <style:style style:family="text" style:name="T1856">
      <style:text-properties fo:font-family="'Liberation Sans'" fo:font-size="10pt" fo:font-style="normal" style:text-underline-type="none" fo:font-weight="normal"/>
    </style:style>
    <style:style style:family="text" style:name="T1857">
      <style:text-properties fo:font-family="'Liberation Sans'" fo:font-size="10pt" fo:font-style="normal" style:text-underline-type="none" fo:font-weight="normal"/>
    </style:style>
    <style:style style:family="text" style:name="T1858">
      <style:text-properties fo:font-family="'Liberation Sans'" fo:font-size="10pt" fo:font-style="normal" style:text-underline-type="none" fo:font-weight="normal"/>
    </style:style>
    <style:style style:family="text" style:name="T1859">
      <style:text-properties fo:font-family="'Liberation Sans'" fo:font-size="10pt" fo:font-style="normal" style:text-underline-type="none" fo:font-weight="normal"/>
    </style:style>
    <style:style style:family="table-row" style:name="ro966">
      <style:table-row-properties style:row-height="12.8pt" style:use-optimal-row-height="false" fo:break-before="auto"/>
    </style:style>
    <style:style style:family="text" style:name="T1860">
      <style:text-properties fo:font-family="'Liberation Sans'" fo:font-size="10pt" fo:font-style="normal" style:text-underline-type="none" fo:font-weight="normal"/>
    </style:style>
    <style:style style:family="text" style:name="T1861">
      <style:text-properties fo:font-family="'Liberation Sans'" fo:font-size="10pt" fo:font-style="normal" style:text-underline-type="none" fo:font-weight="normal"/>
    </style:style>
    <style:style style:family="text" style:name="T1862">
      <style:text-properties fo:font-family="'Liberation Sans'" fo:font-size="10pt" fo:font-style="normal" style:text-underline-type="none" fo:font-weight="normal"/>
    </style:style>
    <style:style style:family="text" style:name="T1863">
      <style:text-properties fo:font-family="'Liberation Sans'" fo:font-size="10pt" fo:font-style="normal" style:text-underline-type="none" fo:font-weight="normal"/>
    </style:style>
    <style:style style:family="table-row" style:name="ro967">
      <style:table-row-properties style:row-height="12.8pt" style:use-optimal-row-height="false" fo:break-before="auto"/>
    </style:style>
    <style:style style:family="text" style:name="T1864">
      <style:text-properties fo:font-family="'Liberation Sans'" fo:font-size="10pt" fo:font-style="normal" style:text-underline-type="none" fo:font-weight="normal"/>
    </style:style>
    <style:style style:family="text" style:name="T1865">
      <style:text-properties fo:font-family="'Liberation Sans'" fo:font-size="10pt" fo:font-style="normal" style:text-underline-type="none" fo:font-weight="normal"/>
    </style:style>
    <style:style style:family="text" style:name="T1866">
      <style:text-properties fo:font-family="'Liberation Sans'" fo:font-size="10pt" fo:font-style="normal" style:text-underline-type="none" fo:font-weight="normal"/>
    </style:style>
    <style:style style:family="text" style:name="T1867">
      <style:text-properties fo:font-family="'Liberation Sans'" fo:font-size="10pt" fo:font-style="normal" style:text-underline-type="none" fo:font-weight="normal"/>
    </style:style>
    <style:style style:family="table-row" style:name="ro968">
      <style:table-row-properties style:row-height="12.8pt" style:use-optimal-row-height="false" fo:break-before="auto"/>
    </style:style>
    <style:style style:family="text" style:name="T1868">
      <style:text-properties fo:font-family="'Liberation Sans'" fo:font-size="10pt" fo:font-style="normal" style:text-underline-type="none" fo:font-weight="normal"/>
    </style:style>
    <style:style style:family="text" style:name="T1869">
      <style:text-properties fo:font-family="'Liberation Sans'" fo:font-size="10pt" fo:font-style="normal" style:text-underline-type="none" fo:font-weight="normal"/>
    </style:style>
    <style:style style:family="text" style:name="T1870">
      <style:text-properties fo:font-family="'Liberation Sans'" fo:font-size="10pt" fo:font-style="normal" style:text-underline-type="none" fo:font-weight="normal"/>
    </style:style>
    <style:style style:family="text" style:name="T1871">
      <style:text-properties fo:font-family="'Liberation Sans'" fo:font-size="10pt" fo:font-style="normal" style:text-underline-type="none" fo:font-weight="normal"/>
    </style:style>
    <style:style style:family="table-row" style:name="ro969">
      <style:table-row-properties style:row-height="12.8pt" style:use-optimal-row-height="false" fo:break-before="auto"/>
    </style:style>
    <style:style style:family="text" style:name="T1872">
      <style:text-properties fo:font-family="'Liberation Sans'" fo:font-size="10pt" fo:font-style="normal" style:text-underline-type="none" fo:font-weight="normal"/>
    </style:style>
    <style:style style:family="text" style:name="T1873">
      <style:text-properties fo:font-family="'Liberation Sans'" fo:font-size="10pt" fo:font-style="normal" style:text-underline-type="none" fo:font-weight="normal"/>
    </style:style>
    <style:style style:family="text" style:name="T1874">
      <style:text-properties fo:font-family="'Liberation Sans'" fo:font-size="10pt" fo:font-style="normal" style:text-underline-type="none" fo:font-weight="normal"/>
    </style:style>
    <style:style style:family="text" style:name="T1875">
      <style:text-properties fo:font-family="'Liberation Sans'" fo:font-size="10pt" fo:font-style="normal" style:text-underline-type="none" fo:font-weight="normal"/>
    </style:style>
    <style:style style:family="table-row" style:name="ro970">
      <style:table-row-properties style:row-height="12.8pt" style:use-optimal-row-height="false" fo:break-before="auto"/>
    </style:style>
    <style:style style:family="text" style:name="T1876">
      <style:text-properties fo:font-family="'Liberation Sans'" fo:font-size="10pt" fo:font-style="normal" style:text-underline-type="none" fo:font-weight="normal"/>
    </style:style>
    <style:style style:family="text" style:name="T1877">
      <style:text-properties fo:font-family="'Liberation Sans'" fo:font-size="10pt" fo:font-style="normal" style:text-underline-type="none" fo:font-weight="normal"/>
    </style:style>
    <style:style style:family="text" style:name="T1878">
      <style:text-properties fo:font-family="'Liberation Sans'" fo:font-size="10pt" fo:font-style="normal" style:text-underline-type="none" fo:font-weight="normal"/>
    </style:style>
    <style:style style:family="text" style:name="T1879">
      <style:text-properties fo:font-family="'Liberation Sans'" fo:font-size="10pt" fo:font-style="normal" style:text-underline-type="none" fo:font-weight="normal"/>
    </style:style>
    <style:style style:family="table-row" style:name="ro971">
      <style:table-row-properties style:row-height="12.8pt" style:use-optimal-row-height="false" fo:break-before="auto"/>
    </style:style>
    <style:style style:family="text" style:name="T1880">
      <style:text-properties fo:font-family="'Liberation Sans'" fo:font-size="10pt" fo:font-style="normal" style:text-underline-type="none" fo:font-weight="normal"/>
    </style:style>
    <style:style style:family="text" style:name="T1881">
      <style:text-properties fo:font-family="'Liberation Sans'" fo:font-size="10pt" fo:font-style="normal" style:text-underline-type="none" fo:font-weight="normal"/>
    </style:style>
    <style:style style:family="text" style:name="T1882">
      <style:text-properties fo:font-family="'Liberation Sans'" fo:font-size="10pt" fo:font-style="normal" style:text-underline-type="none" fo:font-weight="normal"/>
    </style:style>
    <style:style style:family="text" style:name="T1883">
      <style:text-properties fo:font-family="'Liberation Sans'" fo:font-size="10pt" fo:font-style="normal" style:text-underline-type="none" fo:font-weight="normal"/>
    </style:style>
    <style:style style:family="table-row" style:name="ro972">
      <style:table-row-properties style:row-height="12.8pt" style:use-optimal-row-height="false" fo:break-before="auto"/>
    </style:style>
    <style:style style:family="text" style:name="T1884">
      <style:text-properties fo:font-family="'Liberation Sans'" fo:font-size="10pt" fo:font-style="normal" style:text-underline-type="none" fo:font-weight="normal"/>
    </style:style>
    <style:style style:family="text" style:name="T1885">
      <style:text-properties fo:font-family="'Liberation Sans'" fo:font-size="10pt" fo:font-style="normal" style:text-underline-type="none" fo:font-weight="normal"/>
    </style:style>
    <style:style style:family="text" style:name="T1886">
      <style:text-properties fo:font-family="'Liberation Sans'" fo:font-size="10pt" fo:font-style="normal" style:text-underline-type="none" fo:font-weight="normal"/>
    </style:style>
    <style:style style:family="text" style:name="T1887">
      <style:text-properties fo:font-family="'Liberation Sans'" fo:font-size="10pt" fo:font-style="normal" style:text-underline-type="none" fo:font-weight="normal"/>
    </style:style>
    <style:style style:family="table-row" style:name="ro973">
      <style:table-row-properties style:row-height="12.8pt" style:use-optimal-row-height="false" fo:break-before="auto"/>
    </style:style>
    <style:style style:family="text" style:name="T1888">
      <style:text-properties fo:font-family="'Liberation Sans'" fo:font-size="10pt" fo:font-style="normal" style:text-underline-type="none" fo:font-weight="normal"/>
    </style:style>
    <style:style style:family="text" style:name="T1889">
      <style:text-properties fo:font-family="'Liberation Sans'" fo:font-size="10pt" fo:font-style="normal" style:text-underline-type="none" fo:font-weight="normal"/>
    </style:style>
    <style:style style:family="text" style:name="T1890">
      <style:text-properties fo:font-family="'Liberation Sans'" fo:font-size="10pt" fo:font-style="normal" style:text-underline-type="none" fo:font-weight="normal"/>
    </style:style>
    <style:style style:family="text" style:name="T1891">
      <style:text-properties fo:font-family="'Liberation Sans'" fo:font-size="10pt" fo:font-style="normal" style:text-underline-type="none" fo:font-weight="normal"/>
    </style:style>
    <style:style style:family="table-row" style:name="ro974">
      <style:table-row-properties style:row-height="12.8pt" style:use-optimal-row-height="false" fo:break-before="auto"/>
    </style:style>
    <style:style style:family="text" style:name="T1892">
      <style:text-properties fo:font-family="'Liberation Sans'" fo:font-size="10pt" fo:font-style="normal" style:text-underline-type="none" fo:font-weight="normal"/>
    </style:style>
    <style:style style:family="text" style:name="T1893">
      <style:text-properties fo:font-family="'Liberation Sans'" fo:font-size="10pt" fo:font-style="normal" style:text-underline-type="none" fo:font-weight="normal"/>
    </style:style>
    <style:style style:family="text" style:name="T1894">
      <style:text-properties fo:font-family="'Liberation Sans'" fo:font-size="10pt" fo:font-style="normal" style:text-underline-type="none" fo:font-weight="normal"/>
    </style:style>
    <style:style style:family="text" style:name="T1895">
      <style:text-properties fo:font-family="'Liberation Sans'" fo:font-size="10pt" fo:font-style="normal" style:text-underline-type="none" fo:font-weight="normal"/>
    </style:style>
    <style:style style:family="table-row" style:name="ro975">
      <style:table-row-properties style:row-height="12.8pt" style:use-optimal-row-height="false" fo:break-before="auto"/>
    </style:style>
    <style:style style:family="text" style:name="T1896">
      <style:text-properties fo:font-family="'Liberation Sans'" fo:font-size="10pt" fo:font-style="normal" style:text-underline-type="none" fo:font-weight="normal"/>
    </style:style>
    <style:style style:family="text" style:name="T1897">
      <style:text-properties fo:font-family="'Liberation Sans'" fo:font-size="10pt" fo:font-style="normal" style:text-underline-type="none" fo:font-weight="normal"/>
    </style:style>
    <style:style style:family="text" style:name="T1898">
      <style:text-properties fo:font-family="'Liberation Sans'" fo:font-size="10pt" fo:font-style="normal" style:text-underline-type="none" fo:font-weight="normal"/>
    </style:style>
    <style:style style:family="text" style:name="T1899">
      <style:text-properties fo:font-family="'Liberation Sans'" fo:font-size="10pt" fo:font-style="normal" style:text-underline-type="none" fo:font-weight="normal"/>
    </style:style>
    <style:style style:family="table-row" style:name="ro976">
      <style:table-row-properties style:row-height="12.8pt" style:use-optimal-row-height="false" fo:break-before="auto"/>
    </style:style>
    <style:style style:family="text" style:name="T1900">
      <style:text-properties fo:font-family="'Liberation Sans'" fo:font-size="10pt" fo:font-style="normal" style:text-underline-type="none" fo:font-weight="normal"/>
    </style:style>
    <style:style style:family="text" style:name="T1901">
      <style:text-properties fo:font-family="'Liberation Sans'" fo:font-size="10pt" fo:font-style="normal" style:text-underline-type="none" fo:font-weight="normal"/>
    </style:style>
    <style:style style:family="text" style:name="T1902">
      <style:text-properties fo:font-family="'Liberation Sans'" fo:font-size="10pt" fo:font-style="normal" style:text-underline-type="none" fo:font-weight="normal"/>
    </style:style>
    <style:style style:family="text" style:name="T1903">
      <style:text-properties fo:font-family="'Liberation Sans'" fo:font-size="10pt" fo:font-style="normal" style:text-underline-type="none" fo:font-weight="normal"/>
    </style:style>
    <style:style style:family="table-row" style:name="ro977">
      <style:table-row-properties style:row-height="12.8pt" style:use-optimal-row-height="false" fo:break-before="auto"/>
    </style:style>
    <style:style style:family="text" style:name="T1904">
      <style:text-properties fo:font-family="'Liberation Sans'" fo:font-size="10pt" fo:font-style="normal" style:text-underline-type="none" fo:font-weight="normal"/>
    </style:style>
    <style:style style:family="text" style:name="T1905">
      <style:text-properties fo:font-family="'Liberation Sans'" fo:font-size="10pt" fo:font-style="normal" style:text-underline-type="none" fo:font-weight="normal"/>
    </style:style>
    <style:style style:family="text" style:name="T1906">
      <style:text-properties fo:font-family="'Liberation Sans'" fo:font-size="10pt" fo:font-style="normal" style:text-underline-type="none" fo:font-weight="normal"/>
    </style:style>
    <style:style style:family="text" style:name="T1907">
      <style:text-properties fo:font-family="'Liberation Sans'" fo:font-size="10pt" fo:font-style="normal" style:text-underline-type="none" fo:font-weight="normal"/>
    </style:style>
    <style:style style:family="table-row" style:name="ro978">
      <style:table-row-properties style:row-height="12.8pt" style:use-optimal-row-height="false" fo:break-before="auto"/>
    </style:style>
    <style:style style:family="text" style:name="T1908">
      <style:text-properties fo:font-family="'Liberation Sans'" fo:font-size="10pt" fo:font-style="normal" style:text-underline-type="none" fo:font-weight="normal"/>
    </style:style>
    <style:style style:family="text" style:name="T1909">
      <style:text-properties fo:font-family="'Liberation Sans'" fo:font-size="10pt" fo:font-style="normal" style:text-underline-type="none" fo:font-weight="normal"/>
    </style:style>
    <style:style style:family="text" style:name="T1910">
      <style:text-properties fo:font-family="'Liberation Sans'" fo:font-size="10pt" fo:font-style="normal" style:text-underline-type="none" fo:font-weight="normal"/>
    </style:style>
    <style:style style:family="text" style:name="T1911">
      <style:text-properties fo:font-family="'Liberation Sans'" fo:font-size="10pt" fo:font-style="normal" style:text-underline-type="none" fo:font-weight="normal"/>
    </style:style>
    <style:style style:family="table-row" style:name="ro979">
      <style:table-row-properties style:row-height="12.8pt" style:use-optimal-row-height="false" fo:break-before="auto"/>
    </style:style>
    <style:style style:family="text" style:name="T1912">
      <style:text-properties fo:font-family="'Liberation Sans'" fo:font-size="10pt" fo:font-style="normal" style:text-underline-type="none" fo:font-weight="normal"/>
    </style:style>
    <style:style style:family="text" style:name="T1913">
      <style:text-properties fo:font-family="'Liberation Sans'" fo:font-size="10pt" fo:font-style="normal" style:text-underline-type="none" fo:font-weight="normal"/>
    </style:style>
    <style:style style:family="text" style:name="T1914">
      <style:text-properties fo:font-family="'Liberation Sans'" fo:font-size="10pt" fo:font-style="normal" style:text-underline-type="none" fo:font-weight="normal"/>
    </style:style>
    <style:style style:family="text" style:name="T1915">
      <style:text-properties fo:font-family="'Liberation Sans'" fo:font-size="10pt" fo:font-style="normal" style:text-underline-type="none" fo:font-weight="normal"/>
    </style:style>
    <style:style style:family="table-row" style:name="ro980">
      <style:table-row-properties style:row-height="12.8pt" style:use-optimal-row-height="false" fo:break-before="auto"/>
    </style:style>
    <style:style style:family="text" style:name="T1916">
      <style:text-properties fo:font-family="'Liberation Sans'" fo:font-size="10pt" fo:font-style="normal" style:text-underline-type="none" fo:font-weight="normal"/>
    </style:style>
    <style:style style:family="text" style:name="T1917">
      <style:text-properties fo:font-family="'Liberation Sans'" fo:font-size="10pt" fo:font-style="normal" style:text-underline-type="none" fo:font-weight="normal"/>
    </style:style>
    <style:style style:family="text" style:name="T1918">
      <style:text-properties fo:font-family="'Liberation Sans'" fo:font-size="10pt" fo:font-style="normal" style:text-underline-type="none" fo:font-weight="normal"/>
    </style:style>
    <style:style style:family="text" style:name="T1919">
      <style:text-properties fo:font-family="'Liberation Sans'" fo:font-size="10pt" fo:font-style="normal" style:text-underline-type="none" fo:font-weight="normal"/>
    </style:style>
    <style:style style:family="table-row" style:name="ro981">
      <style:table-row-properties style:row-height="12.8pt" style:use-optimal-row-height="false" fo:break-before="auto"/>
    </style:style>
    <style:style style:family="text" style:name="T1920">
      <style:text-properties fo:font-family="'Liberation Sans'" fo:font-size="10pt" fo:font-style="normal" style:text-underline-type="none" fo:font-weight="normal"/>
    </style:style>
    <style:style style:family="text" style:name="T1921">
      <style:text-properties fo:font-family="'Liberation Sans'" fo:font-size="10pt" fo:font-style="normal" style:text-underline-type="none" fo:font-weight="normal"/>
    </style:style>
    <style:style style:family="text" style:name="T1922">
      <style:text-properties fo:font-family="'Liberation Sans'" fo:font-size="10pt" fo:font-style="normal" style:text-underline-type="none" fo:font-weight="normal"/>
    </style:style>
    <style:style style:family="text" style:name="T1923">
      <style:text-properties fo:font-family="'Liberation Sans'" fo:font-size="10pt" fo:font-style="normal" style:text-underline-type="none" fo:font-weight="normal"/>
    </style:style>
    <style:style style:family="table-row" style:name="ro982">
      <style:table-row-properties style:row-height="12.8pt" style:use-optimal-row-height="false" fo:break-before="auto"/>
    </style:style>
    <style:style style:family="text" style:name="T1924">
      <style:text-properties fo:font-family="'Liberation Sans'" fo:font-size="10pt" fo:font-style="normal" style:text-underline-type="none" fo:font-weight="normal"/>
    </style:style>
    <style:style style:family="text" style:name="T1925">
      <style:text-properties fo:font-family="'Liberation Sans'" fo:font-size="10pt" fo:font-style="normal" style:text-underline-type="none" fo:font-weight="normal"/>
    </style:style>
    <style:style style:family="text" style:name="T1926">
      <style:text-properties fo:font-family="'Liberation Sans'" fo:font-size="10pt" fo:font-style="normal" style:text-underline-type="none" fo:font-weight="normal"/>
    </style:style>
    <style:style style:family="text" style:name="T1927">
      <style:text-properties fo:font-family="'Liberation Sans'" fo:font-size="10pt" fo:font-style="normal" style:text-underline-type="none" fo:font-weight="normal"/>
    </style:style>
    <style:style style:family="table-row" style:name="ro983">
      <style:table-row-properties style:row-height="12.8pt" style:use-optimal-row-height="false" fo:break-before="auto"/>
    </style:style>
    <style:style style:family="text" style:name="T1928">
      <style:text-properties fo:font-family="'Liberation Sans'" fo:font-size="10pt" fo:font-style="normal" style:text-underline-type="none" fo:font-weight="normal"/>
    </style:style>
    <style:style style:family="text" style:name="T1929">
      <style:text-properties fo:font-family="'Liberation Sans'" fo:font-size="10pt" fo:font-style="normal" style:text-underline-type="none" fo:font-weight="normal"/>
    </style:style>
    <style:style style:family="text" style:name="T1930">
      <style:text-properties fo:font-family="'Liberation Sans'" fo:font-size="10pt" fo:font-style="normal" style:text-underline-type="none" fo:font-weight="normal"/>
    </style:style>
    <style:style style:family="text" style:name="T1931">
      <style:text-properties fo:font-family="'Liberation Sans'" fo:font-size="10pt" fo:font-style="normal" style:text-underline-type="none" fo:font-weight="normal"/>
    </style:style>
    <style:style style:family="table-row" style:name="ro984">
      <style:table-row-properties style:row-height="12.8pt" style:use-optimal-row-height="false" fo:break-before="auto"/>
    </style:style>
    <style:style style:family="text" style:name="T1932">
      <style:text-properties fo:font-family="'Liberation Sans'" fo:font-size="10pt" fo:font-style="normal" style:text-underline-type="none" fo:font-weight="normal"/>
    </style:style>
    <style:style style:family="text" style:name="T1933">
      <style:text-properties fo:font-family="'Liberation Sans'" fo:font-size="10pt" fo:font-style="normal" style:text-underline-type="none" fo:font-weight="normal"/>
    </style:style>
    <style:style style:family="text" style:name="T1934">
      <style:text-properties fo:font-family="'Liberation Sans'" fo:font-size="10pt" fo:font-style="normal" style:text-underline-type="none" fo:font-weight="normal"/>
    </style:style>
    <style:style style:family="text" style:name="T1935">
      <style:text-properties fo:font-family="'Liberation Sans'" fo:font-size="10pt" fo:font-style="normal" style:text-underline-type="none" fo:font-weight="normal"/>
    </style:style>
    <style:style style:family="table-row" style:name="ro985">
      <style:table-row-properties style:row-height="12.8pt" style:use-optimal-row-height="false" fo:break-before="auto"/>
    </style:style>
    <style:style style:family="text" style:name="T1936">
      <style:text-properties fo:font-family="'Liberation Sans'" fo:font-size="10pt" fo:font-style="normal" style:text-underline-type="none" fo:font-weight="normal"/>
    </style:style>
    <style:style style:family="text" style:name="T1937">
      <style:text-properties fo:font-family="'Liberation Sans'" fo:font-size="10pt" fo:font-style="normal" style:text-underline-type="none" fo:font-weight="normal"/>
    </style:style>
    <style:style style:family="text" style:name="T1938">
      <style:text-properties fo:font-family="'Liberation Sans'" fo:font-size="10pt" fo:font-style="normal" style:text-underline-type="none" fo:font-weight="normal"/>
    </style:style>
    <style:style style:family="text" style:name="T1939">
      <style:text-properties fo:font-family="'Liberation Sans'" fo:font-size="10pt" fo:font-style="normal" style:text-underline-type="none" fo:font-weight="normal"/>
    </style:style>
    <style:style style:family="table-row" style:name="ro986">
      <style:table-row-properties style:row-height="12.8pt" style:use-optimal-row-height="false" fo:break-before="auto"/>
    </style:style>
    <style:style style:family="text" style:name="T1940">
      <style:text-properties fo:font-family="'Liberation Sans'" fo:font-size="10pt" fo:font-style="normal" style:text-underline-type="none" fo:font-weight="normal"/>
    </style:style>
    <style:style style:family="text" style:name="T1941">
      <style:text-properties fo:font-family="'Liberation Sans'" fo:font-size="10pt" fo:font-style="normal" style:text-underline-type="none" fo:font-weight="normal"/>
    </style:style>
    <style:style style:family="text" style:name="T1942">
      <style:text-properties fo:font-family="'Liberation Sans'" fo:font-size="10pt" fo:font-style="normal" style:text-underline-type="none" fo:font-weight="normal"/>
    </style:style>
    <style:style style:family="text" style:name="T1943">
      <style:text-properties fo:font-family="'Liberation Sans'" fo:font-size="10pt" fo:font-style="normal" style:text-underline-type="none" fo:font-weight="normal"/>
    </style:style>
    <style:style style:family="table-row" style:name="ro987">
      <style:table-row-properties style:row-height="12.8pt" style:use-optimal-row-height="false" fo:break-before="auto"/>
    </style:style>
    <style:style style:family="text" style:name="T1944">
      <style:text-properties fo:font-family="'Liberation Sans'" fo:font-size="10pt" fo:font-style="normal" style:text-underline-type="none" fo:font-weight="normal"/>
    </style:style>
    <style:style style:family="text" style:name="T1945">
      <style:text-properties fo:font-family="'Liberation Sans'" fo:font-size="10pt" fo:font-style="normal" style:text-underline-type="none" fo:font-weight="normal"/>
    </style:style>
    <style:style style:family="text" style:name="T1946">
      <style:text-properties fo:font-family="'Liberation Sans'" fo:font-size="10pt" fo:font-style="normal" style:text-underline-type="none" fo:font-weight="normal"/>
    </style:style>
    <style:style style:family="text" style:name="T1947">
      <style:text-properties fo:font-family="'Liberation Sans'" fo:font-size="10pt" fo:font-style="normal" style:text-underline-type="none" fo:font-weight="normal"/>
    </style:style>
    <style:style style:family="table-row" style:name="ro988">
      <style:table-row-properties style:row-height="12.8pt" style:use-optimal-row-height="false" fo:break-before="auto"/>
    </style:style>
    <style:style style:family="text" style:name="T1948">
      <style:text-properties fo:font-family="'Liberation Sans'" fo:font-size="10pt" fo:font-style="normal" style:text-underline-type="none" fo:font-weight="normal"/>
    </style:style>
    <style:style style:family="text" style:name="T1949">
      <style:text-properties fo:font-family="'Liberation Sans'" fo:font-size="10pt" fo:font-style="normal" style:text-underline-type="none" fo:font-weight="normal"/>
    </style:style>
    <style:style style:family="text" style:name="T1950">
      <style:text-properties fo:font-family="'Liberation Sans'" fo:font-size="10pt" fo:font-style="normal" style:text-underline-type="none" fo:font-weight="normal"/>
    </style:style>
    <style:style style:family="text" style:name="T1951">
      <style:text-properties fo:font-family="'Liberation Sans'" fo:font-size="10pt" fo:font-style="normal" style:text-underline-type="none" fo:font-weight="normal"/>
    </style:style>
    <style:style style:family="table-row" style:name="ro989">
      <style:table-row-properties style:row-height="12.8pt" style:use-optimal-row-height="false" fo:break-before="auto"/>
    </style:style>
    <style:style style:family="text" style:name="T1952">
      <style:text-properties fo:font-family="'Liberation Sans'" fo:font-size="10pt" fo:font-style="normal" style:text-underline-type="none" fo:font-weight="normal"/>
    </style:style>
    <style:style style:family="text" style:name="T1953">
      <style:text-properties fo:font-family="'Liberation Sans'" fo:font-size="10pt" fo:font-style="normal" style:text-underline-type="none" fo:font-weight="normal"/>
    </style:style>
    <style:style style:family="text" style:name="T1954">
      <style:text-properties fo:font-family="'Liberation Sans'" fo:font-size="10pt" fo:font-style="normal" style:text-underline-type="none" fo:font-weight="normal"/>
    </style:style>
    <style:style style:family="text" style:name="T1955">
      <style:text-properties fo:font-family="'Liberation Sans'" fo:font-size="10pt" fo:font-style="normal" style:text-underline-type="none" fo:font-weight="normal"/>
    </style:style>
    <style:style style:family="table-row" style:name="ro990">
      <style:table-row-properties style:row-height="12.8pt" style:use-optimal-row-height="false" fo:break-before="auto"/>
    </style:style>
    <style:style style:family="text" style:name="T1956">
      <style:text-properties fo:font-family="'Liberation Sans'" fo:font-size="10pt" fo:font-style="normal" style:text-underline-type="none" fo:font-weight="normal"/>
    </style:style>
    <style:style style:family="text" style:name="T1957">
      <style:text-properties fo:font-family="'Liberation Sans'" fo:font-size="10pt" fo:font-style="normal" style:text-underline-type="none" fo:font-weight="normal"/>
    </style:style>
    <style:style style:family="text" style:name="T1958">
      <style:text-properties fo:font-family="'Liberation Sans'" fo:font-size="10pt" fo:font-style="normal" style:text-underline-type="none" fo:font-weight="normal"/>
    </style:style>
    <style:style style:family="text" style:name="T1959">
      <style:text-properties fo:font-family="'Liberation Sans'" fo:font-size="10pt" fo:font-style="normal" style:text-underline-type="none" fo:font-weight="normal"/>
    </style:style>
    <style:style style:family="table-row" style:name="ro991">
      <style:table-row-properties style:row-height="12.8pt" style:use-optimal-row-height="false" fo:break-before="auto"/>
    </style:style>
    <style:style style:family="text" style:name="T1960">
      <style:text-properties fo:font-family="'Liberation Sans'" fo:font-size="10pt" fo:font-style="normal" style:text-underline-type="none" fo:font-weight="normal"/>
    </style:style>
    <style:style style:family="text" style:name="T1961">
      <style:text-properties fo:font-family="'Liberation Sans'" fo:font-size="10pt" fo:font-style="normal" style:text-underline-type="none" fo:font-weight="normal"/>
    </style:style>
    <style:style style:family="text" style:name="T1962">
      <style:text-properties fo:font-family="'Liberation Sans'" fo:font-size="10pt" fo:font-style="normal" style:text-underline-type="none" fo:font-weight="normal"/>
    </style:style>
    <style:style style:family="text" style:name="T1963">
      <style:text-properties fo:font-family="'Liberation Sans'" fo:font-size="10pt" fo:font-style="normal" style:text-underline-type="none" fo:font-weight="normal"/>
    </style:style>
    <style:style style:family="table-row" style:name="ro992">
      <style:table-row-properties style:row-height="12.8pt" style:use-optimal-row-height="false" fo:break-before="auto"/>
    </style:style>
    <style:style style:family="text" style:name="T1964">
      <style:text-properties fo:font-family="'Liberation Sans'" fo:font-size="10pt" fo:font-style="normal" style:text-underline-type="none" fo:font-weight="normal"/>
    </style:style>
    <style:style style:family="text" style:name="T1965">
      <style:text-properties fo:font-family="'Liberation Sans'" fo:font-size="10pt" fo:font-style="normal" style:text-underline-type="none" fo:font-weight="normal"/>
    </style:style>
    <style:style style:family="text" style:name="T1966">
      <style:text-properties fo:font-family="'Liberation Sans'" fo:font-size="10pt" fo:font-style="normal" style:text-underline-type="none" fo:font-weight="normal"/>
    </style:style>
    <style:style style:family="text" style:name="T1967">
      <style:text-properties fo:font-family="'Liberation Sans'" fo:font-size="10pt" fo:font-style="normal" style:text-underline-type="none" fo:font-weight="normal"/>
    </style:style>
    <style:style style:family="table-row" style:name="ro993">
      <style:table-row-properties style:row-height="12.8pt" style:use-optimal-row-height="false" fo:break-before="auto"/>
    </style:style>
    <style:style style:family="text" style:name="T1968">
      <style:text-properties fo:font-family="'Liberation Sans'" fo:font-size="10pt" fo:font-style="normal" style:text-underline-type="none" fo:font-weight="normal"/>
    </style:style>
    <style:style style:family="text" style:name="T1969">
      <style:text-properties fo:font-family="'Liberation Sans'" fo:font-size="10pt" fo:font-style="normal" style:text-underline-type="none" fo:font-weight="normal"/>
    </style:style>
    <style:style style:family="text" style:name="T1970">
      <style:text-properties fo:font-family="'Liberation Sans'" fo:font-size="10pt" fo:font-style="normal" style:text-underline-type="none" fo:font-weight="normal"/>
    </style:style>
    <style:style style:family="text" style:name="T1971">
      <style:text-properties fo:font-family="'Liberation Sans'" fo:font-size="10pt" fo:font-style="normal" style:text-underline-type="none" fo:font-weight="normal"/>
    </style:style>
    <style:style style:family="table-row" style:name="ro994">
      <style:table-row-properties style:row-height="12.8pt" style:use-optimal-row-height="false" fo:break-before="auto"/>
    </style:style>
    <style:style style:family="text" style:name="T1972">
      <style:text-properties fo:font-family="'Liberation Sans'" fo:font-size="10pt" fo:font-style="normal" style:text-underline-type="none" fo:font-weight="normal"/>
    </style:style>
    <style:style style:family="text" style:name="T1973">
      <style:text-properties fo:font-family="'Liberation Sans'" fo:font-size="10pt" fo:font-style="normal" style:text-underline-type="none" fo:font-weight="normal"/>
    </style:style>
    <style:style style:family="text" style:name="T1974">
      <style:text-properties fo:font-family="'Liberation Sans'" fo:font-size="10pt" fo:font-style="normal" style:text-underline-type="none" fo:font-weight="normal"/>
    </style:style>
    <style:style style:family="text" style:name="T1975">
      <style:text-properties fo:font-family="'Liberation Sans'" fo:font-size="10pt" fo:font-style="normal" style:text-underline-type="none" fo:font-weight="normal"/>
    </style:style>
    <style:style style:family="table-row" style:name="ro995">
      <style:table-row-properties style:row-height="12.8pt" style:use-optimal-row-height="false" fo:break-before="auto"/>
    </style:style>
    <style:style style:family="text" style:name="T1976">
      <style:text-properties fo:font-family="'Liberation Sans'" fo:font-size="10pt" fo:font-style="normal" style:text-underline-type="none" fo:font-weight="normal"/>
    </style:style>
    <style:style style:family="text" style:name="T1977">
      <style:text-properties fo:font-family="'Liberation Sans'" fo:font-size="10pt" fo:font-style="normal" style:text-underline-type="none" fo:font-weight="normal"/>
    </style:style>
    <style:style style:family="text" style:name="T1978">
      <style:text-properties fo:font-family="'Liberation Sans'" fo:font-size="10pt" fo:font-style="normal" style:text-underline-type="none" fo:font-weight="normal"/>
    </style:style>
    <style:style style:family="text" style:name="T1979">
      <style:text-properties fo:font-family="'Liberation Sans'" fo:font-size="10pt" fo:font-style="normal" style:text-underline-type="none" fo:font-weight="normal"/>
    </style:style>
    <style:style style:family="table-row" style:name="ro996">
      <style:table-row-properties style:row-height="12.8pt" style:use-optimal-row-height="false" fo:break-before="auto"/>
    </style:style>
    <style:style style:family="text" style:name="T1980">
      <style:text-properties fo:font-family="'Liberation Sans'" fo:font-size="10pt" fo:font-style="normal" style:text-underline-type="none" fo:font-weight="normal"/>
    </style:style>
    <style:style style:family="text" style:name="T1981">
      <style:text-properties fo:font-family="'Liberation Sans'" fo:font-size="10pt" fo:font-style="normal" style:text-underline-type="none" fo:font-weight="normal"/>
    </style:style>
    <style:style style:family="text" style:name="T1982">
      <style:text-properties fo:font-family="'Liberation Sans'" fo:font-size="10pt" fo:font-style="normal" style:text-underline-type="none" fo:font-weight="normal"/>
    </style:style>
    <style:style style:family="text" style:name="T1983">
      <style:text-properties fo:font-family="'Liberation Sans'" fo:font-size="10pt" fo:font-style="normal" style:text-underline-type="none" fo:font-weight="normal"/>
    </style:style>
    <style:style style:family="table-row" style:name="ro997">
      <style:table-row-properties style:row-height="12.8pt" style:use-optimal-row-height="false" fo:break-before="auto"/>
    </style:style>
    <style:style style:family="text" style:name="T1984">
      <style:text-properties fo:font-family="'Liberation Sans'" fo:font-size="10pt" fo:font-style="normal" style:text-underline-type="none" fo:font-weight="normal"/>
    </style:style>
    <style:style style:family="text" style:name="T1985">
      <style:text-properties fo:font-family="'Liberation Sans'" fo:font-size="10pt" fo:font-style="normal" style:text-underline-type="none" fo:font-weight="normal"/>
    </style:style>
    <style:style style:family="text" style:name="T1986">
      <style:text-properties fo:font-family="'Liberation Sans'" fo:font-size="10pt" fo:font-style="normal" style:text-underline-type="none" fo:font-weight="normal"/>
    </style:style>
    <style:style style:family="text" style:name="T1987">
      <style:text-properties fo:font-family="'Liberation Sans'" fo:font-size="10pt" fo:font-style="normal" style:text-underline-type="none" fo:font-weight="normal"/>
    </style:style>
    <style:style style:family="table-row" style:name="ro998">
      <style:table-row-properties style:row-height="12.8pt" style:use-optimal-row-height="false" fo:break-before="auto"/>
    </style:style>
    <style:style style:family="text" style:name="T1988">
      <style:text-properties fo:font-family="'Liberation Sans'" fo:font-size="10pt" fo:font-style="normal" style:text-underline-type="none" fo:font-weight="normal"/>
    </style:style>
    <style:style style:family="text" style:name="T1989">
      <style:text-properties fo:font-family="'Liberation Sans'" fo:font-size="10pt" fo:font-style="normal" style:text-underline-type="none" fo:font-weight="normal"/>
    </style:style>
    <style:style style:family="text" style:name="T1990">
      <style:text-properties fo:font-family="'Liberation Sans'" fo:font-size="10pt" fo:font-style="normal" style:text-underline-type="none" fo:font-weight="normal"/>
    </style:style>
    <style:style style:family="text" style:name="T1991">
      <style:text-properties fo:font-family="'Liberation Sans'" fo:font-size="10pt" fo:font-style="normal" style:text-underline-type="none" fo:font-weight="normal"/>
    </style:style>
    <style:style style:family="table-row" style:name="ro999">
      <style:table-row-properties style:row-height="12.8pt" style:use-optimal-row-height="false" fo:break-before="auto"/>
    </style:style>
    <style:style style:family="text" style:name="T1992">
      <style:text-properties fo:font-family="'Liberation Sans'" fo:font-size="10pt" fo:font-style="normal" style:text-underline-type="none" fo:font-weight="normal"/>
    </style:style>
    <style:style style:family="text" style:name="T1993">
      <style:text-properties fo:font-family="'Liberation Sans'" fo:font-size="10pt" fo:font-style="normal" style:text-underline-type="none" fo:font-weight="normal"/>
    </style:style>
    <style:style style:family="text" style:name="T1994">
      <style:text-properties fo:font-family="'Liberation Sans'" fo:font-size="10pt" fo:font-style="normal" style:text-underline-type="none" fo:font-weight="normal"/>
    </style:style>
    <style:style style:family="text" style:name="T1995">
      <style:text-properties fo:font-family="'Liberation Sans'" fo:font-size="10pt" fo:font-style="normal" style:text-underline-type="none" fo:font-weight="normal"/>
    </style:style>
    <style:style style:family="table-row" style:name="ro1000">
      <style:table-row-properties style:row-height="12.8pt" style:use-optimal-row-height="false" fo:break-before="auto"/>
    </style:style>
    <style:style style:family="text" style:name="T1996">
      <style:text-properties fo:font-family="'Liberation Sans'" fo:font-size="10pt" fo:font-style="normal" style:text-underline-type="none" fo:font-weight="normal"/>
    </style:style>
    <style:style style:family="text" style:name="T1997">
      <style:text-properties fo:font-family="'Liberation Sans'" fo:font-size="10pt" fo:font-style="normal" style:text-underline-type="none" fo:font-weight="normal"/>
    </style:style>
    <style:style style:family="text" style:name="T1998">
      <style:text-properties fo:font-family="'Liberation Sans'" fo:font-size="10pt" fo:font-style="normal" style:text-underline-type="none" fo:font-weight="normal"/>
    </style:style>
    <style:style style:family="text" style:name="T1999">
      <style:text-properties fo:font-family="'Liberation Sans'" fo:font-size="10pt" fo:font-style="normal" style:text-underline-type="none" fo:font-weight="normal"/>
    </style:style>
    <style:style style:family="table-row" style:name="ro1001">
      <style:table-row-properties style:row-height="12.8pt" style:use-optimal-row-height="false" fo:break-before="auto"/>
    </style:style>
    <style:style style:family="text" style:name="T2000">
      <style:text-properties fo:font-family="'Liberation Sans'" fo:font-size="10pt" fo:font-style="normal" style:text-underline-type="none" fo:font-weight="normal"/>
    </style:style>
    <style:style style:family="text" style:name="T2001">
      <style:text-properties fo:font-family="'Liberation Sans'" fo:font-size="10pt" fo:font-style="normal" style:text-underline-type="none" fo:font-weight="normal"/>
    </style:style>
    <style:style style:family="text" style:name="T2002">
      <style:text-properties fo:font-family="'Liberation Sans'" fo:font-size="10pt" fo:font-style="normal" style:text-underline-type="none" fo:font-weight="normal"/>
    </style:style>
    <style:style style:family="text" style:name="T2003">
      <style:text-properties fo:font-family="'Liberation Sans'" fo:font-size="10pt" fo:font-style="normal" style:text-underline-type="none" fo:font-weight="normal"/>
    </style:style>
    <style:style style:family="table-row" style:name="ro1002">
      <style:table-row-properties style:row-height="12.8pt" style:use-optimal-row-height="false" fo:break-before="auto"/>
    </style:style>
    <style:style style:family="text" style:name="T2004">
      <style:text-properties fo:font-family="'Liberation Sans'" fo:font-size="10pt" fo:font-style="normal" style:text-underline-type="none" fo:font-weight="normal"/>
    </style:style>
    <style:style style:family="text" style:name="T2005">
      <style:text-properties fo:font-family="'Liberation Sans'" fo:font-size="10pt" fo:font-style="normal" style:text-underline-type="none" fo:font-weight="normal"/>
    </style:style>
    <style:style style:family="text" style:name="T2006">
      <style:text-properties fo:font-family="'Liberation Sans'" fo:font-size="10pt" fo:font-style="normal" style:text-underline-type="none" fo:font-weight="normal"/>
    </style:style>
    <style:style style:family="text" style:name="T2007">
      <style:text-properties fo:font-family="'Liberation Sans'" fo:font-size="10pt" fo:font-style="normal" style:text-underline-type="none" fo:font-weight="normal"/>
    </style:style>
    <style:style style:family="table-row" style:name="ro1003">
      <style:table-row-properties style:row-height="12.8pt" style:use-optimal-row-height="false" fo:break-before="auto"/>
    </style:style>
    <style:style style:family="text" style:name="T2008">
      <style:text-properties fo:font-family="'Liberation Sans'" fo:font-size="10pt" fo:font-style="normal" style:text-underline-type="none" fo:font-weight="normal"/>
    </style:style>
    <style:style style:family="text" style:name="T2009">
      <style:text-properties fo:font-family="'Liberation Sans'" fo:font-size="10pt" fo:font-style="normal" style:text-underline-type="none" fo:font-weight="normal"/>
    </style:style>
    <style:style style:family="text" style:name="T2010">
      <style:text-properties fo:font-family="'Liberation Sans'" fo:font-size="10pt" fo:font-style="normal" style:text-underline-type="none" fo:font-weight="normal"/>
    </style:style>
    <style:style style:family="text" style:name="T2011">
      <style:text-properties fo:font-family="'Liberation Sans'" fo:font-size="10pt" fo:font-style="normal" style:text-underline-type="none" fo:font-weight="normal"/>
    </style:style>
    <style:style style:family="table-row" style:name="ro1004">
      <style:table-row-properties style:row-height="12.8pt" style:use-optimal-row-height="false" fo:break-before="auto"/>
    </style:style>
    <style:style style:family="text" style:name="T2012">
      <style:text-properties fo:font-family="'Liberation Sans'" fo:font-size="10pt" fo:font-style="normal" style:text-underline-type="none" fo:font-weight="normal"/>
    </style:style>
    <style:style style:family="text" style:name="T2013">
      <style:text-properties fo:font-family="'Liberation Sans'" fo:font-size="10pt" fo:font-style="normal" style:text-underline-type="none" fo:font-weight="normal"/>
    </style:style>
    <style:style style:family="text" style:name="T2014">
      <style:text-properties fo:font-family="'Liberation Sans'" fo:font-size="10pt" fo:font-style="normal" style:text-underline-type="none" fo:font-weight="normal"/>
    </style:style>
    <style:style style:family="text" style:name="T2015">
      <style:text-properties fo:font-family="'Liberation Sans'" fo:font-size="10pt" fo:font-style="normal" style:text-underline-type="none" fo:font-weight="normal"/>
    </style:style>
    <style:style style:family="table-row" style:name="ro1005">
      <style:table-row-properties style:row-height="12.8pt" style:use-optimal-row-height="false" fo:break-before="auto"/>
    </style:style>
    <style:style style:family="text" style:name="T2016">
      <style:text-properties fo:font-family="'Liberation Sans'" fo:font-size="10pt" fo:font-style="normal" style:text-underline-type="none" fo:font-weight="normal"/>
    </style:style>
    <style:style style:family="text" style:name="T2017">
      <style:text-properties fo:font-family="'Liberation Sans'" fo:font-size="10pt" fo:font-style="normal" style:text-underline-type="none" fo:font-weight="normal"/>
    </style:style>
    <style:style style:family="text" style:name="T2018">
      <style:text-properties fo:font-family="'Liberation Sans'" fo:font-size="10pt" fo:font-style="normal" style:text-underline-type="none" fo:font-weight="normal"/>
    </style:style>
    <style:style style:family="text" style:name="T2019">
      <style:text-properties fo:font-family="'Liberation Sans'" fo:font-size="10pt" fo:font-style="normal" style:text-underline-type="none" fo:font-weight="normal"/>
    </style:style>
    <style:style style:family="table-row" style:name="ro1006">
      <style:table-row-properties style:row-height="12.8pt" style:use-optimal-row-height="false" fo:break-before="auto"/>
    </style:style>
    <style:style style:family="text" style:name="T2020">
      <style:text-properties fo:font-family="'Liberation Sans'" fo:font-size="10pt" fo:font-style="normal" style:text-underline-type="none" fo:font-weight="normal"/>
    </style:style>
    <style:style style:family="text" style:name="T2021">
      <style:text-properties fo:font-family="'Liberation Sans'" fo:font-size="10pt" fo:font-style="normal" style:text-underline-type="none" fo:font-weight="normal"/>
    </style:style>
    <style:style style:family="text" style:name="T2022">
      <style:text-properties fo:font-family="'Liberation Sans'" fo:font-size="10pt" fo:font-style="normal" style:text-underline-type="none" fo:font-weight="normal"/>
    </style:style>
    <style:style style:family="text" style:name="T2023">
      <style:text-properties fo:font-family="'Liberation Sans'" fo:font-size="10pt" fo:font-style="normal" style:text-underline-type="none" fo:font-weight="normal"/>
    </style:style>
    <style:style style:family="table-row" style:name="ro1007">
      <style:table-row-properties style:row-height="12.8pt" style:use-optimal-row-height="false" fo:break-before="auto"/>
    </style:style>
    <style:style style:family="text" style:name="T2024">
      <style:text-properties fo:font-family="'Liberation Sans'" fo:font-size="10pt" fo:font-style="normal" style:text-underline-type="none" fo:font-weight="normal"/>
    </style:style>
    <style:style style:family="text" style:name="T2025">
      <style:text-properties fo:font-family="'Liberation Sans'" fo:font-size="10pt" fo:font-style="normal" style:text-underline-type="none" fo:font-weight="normal"/>
    </style:style>
    <style:style style:family="text" style:name="T2026">
      <style:text-properties fo:font-family="'Liberation Sans'" fo:font-size="10pt" fo:font-style="normal" style:text-underline-type="none" fo:font-weight="normal"/>
    </style:style>
    <style:style style:family="text" style:name="T2027">
      <style:text-properties fo:font-family="'Liberation Sans'" fo:font-size="10pt" fo:font-style="normal" style:text-underline-type="none" fo:font-weight="normal"/>
    </style:style>
    <style:style style:family="table-row" style:name="ro1008">
      <style:table-row-properties style:row-height="12.8pt" style:use-optimal-row-height="false" fo:break-before="auto"/>
    </style:style>
    <style:style style:family="text" style:name="T2028">
      <style:text-properties fo:font-family="'Liberation Sans'" fo:font-size="10pt" fo:font-style="normal" style:text-underline-type="none" fo:font-weight="normal"/>
    </style:style>
    <style:style style:family="text" style:name="T2029">
      <style:text-properties fo:font-family="'Liberation Sans'" fo:font-size="10pt" fo:font-style="normal" style:text-underline-type="none" fo:font-weight="normal"/>
    </style:style>
    <style:style style:family="text" style:name="T2030">
      <style:text-properties fo:font-family="'Liberation Sans'" fo:font-size="10pt" fo:font-style="normal" style:text-underline-type="none" fo:font-weight="normal"/>
    </style:style>
    <style:style style:family="text" style:name="T2031">
      <style:text-properties fo:font-family="'Liberation Sans'" fo:font-size="10pt" fo:font-style="normal" style:text-underline-type="none" fo:font-weight="normal"/>
    </style:style>
    <style:style style:family="table-row" style:name="ro1009">
      <style:table-row-properties style:row-height="12.8pt" style:use-optimal-row-height="false" fo:break-before="auto"/>
    </style:style>
    <style:style style:family="text" style:name="T2032">
      <style:text-properties fo:font-family="'Liberation Sans'" fo:font-size="10pt" fo:font-style="normal" style:text-underline-type="none" fo:font-weight="normal"/>
    </style:style>
    <style:style style:family="text" style:name="T2033">
      <style:text-properties fo:font-family="'Liberation Sans'" fo:font-size="10pt" fo:font-style="normal" style:text-underline-type="none" fo:font-weight="normal"/>
    </style:style>
    <style:style style:family="text" style:name="T2034">
      <style:text-properties fo:font-family="'Liberation Sans'" fo:font-size="10pt" fo:font-style="normal" style:text-underline-type="none" fo:font-weight="normal"/>
    </style:style>
    <style:style style:family="text" style:name="T2035">
      <style:text-properties fo:font-family="'Liberation Sans'" fo:font-size="10pt" fo:font-style="normal" style:text-underline-type="none" fo:font-weight="normal"/>
    </style:style>
    <style:style style:family="table-row" style:name="ro1010">
      <style:table-row-properties style:row-height="12.8pt" style:use-optimal-row-height="false" fo:break-before="auto"/>
    </style:style>
    <style:style style:family="text" style:name="T2036">
      <style:text-properties fo:font-family="'Liberation Sans'" fo:font-size="10pt" fo:font-style="normal" style:text-underline-type="none" fo:font-weight="normal"/>
    </style:style>
    <style:style style:family="text" style:name="T2037">
      <style:text-properties fo:font-family="'Liberation Sans'" fo:font-size="10pt" fo:font-style="normal" style:text-underline-type="none" fo:font-weight="normal"/>
    </style:style>
    <style:style style:family="text" style:name="T2038">
      <style:text-properties fo:font-family="'Liberation Sans'" fo:font-size="10pt" fo:font-style="normal" style:text-underline-type="none" fo:font-weight="normal"/>
    </style:style>
    <style:style style:family="text" style:name="T2039">
      <style:text-properties fo:font-family="'Liberation Sans'" fo:font-size="10pt" fo:font-style="normal" style:text-underline-type="none" fo:font-weight="normal"/>
    </style:style>
    <style:style style:family="table-row" style:name="ro1011">
      <style:table-row-properties style:row-height="12.8pt" style:use-optimal-row-height="false" fo:break-before="auto"/>
    </style:style>
    <style:style style:family="text" style:name="T2040">
      <style:text-properties fo:font-family="'Liberation Sans'" fo:font-size="10pt" fo:font-style="normal" style:text-underline-type="none" fo:font-weight="normal"/>
    </style:style>
    <style:style style:family="text" style:name="T2041">
      <style:text-properties fo:font-family="'Liberation Sans'" fo:font-size="10pt" fo:font-style="normal" style:text-underline-type="none" fo:font-weight="normal"/>
    </style:style>
    <style:style style:family="text" style:name="T2042">
      <style:text-properties fo:font-family="'Liberation Sans'" fo:font-size="10pt" fo:font-style="normal" style:text-underline-type="none" fo:font-weight="normal"/>
    </style:style>
    <style:style style:family="text" style:name="T2043">
      <style:text-properties fo:font-family="'Liberation Sans'" fo:font-size="10pt" fo:font-style="normal" style:text-underline-type="none" fo:font-weight="normal"/>
    </style:style>
    <style:style style:family="table-row" style:name="ro1012">
      <style:table-row-properties style:row-height="12.8pt" style:use-optimal-row-height="false" fo:break-before="auto"/>
    </style:style>
    <style:style style:family="text" style:name="T2044">
      <style:text-properties fo:font-family="'Liberation Sans'" fo:font-size="10pt" fo:font-style="normal" style:text-underline-type="none" fo:font-weight="normal"/>
    </style:style>
    <style:style style:family="text" style:name="T2045">
      <style:text-properties fo:font-family="'Liberation Sans'" fo:font-size="10pt" fo:font-style="normal" style:text-underline-type="none" fo:font-weight="normal"/>
    </style:style>
    <style:style style:family="text" style:name="T2046">
      <style:text-properties fo:font-family="'Liberation Sans'" fo:font-size="10pt" fo:font-style="normal" style:text-underline-type="none" fo:font-weight="normal"/>
    </style:style>
    <style:style style:family="text" style:name="T2047">
      <style:text-properties fo:font-family="'Liberation Sans'" fo:font-size="10pt" fo:font-style="normal" style:text-underline-type="none" fo:font-weight="normal"/>
    </style:style>
    <style:style style:family="table-row" style:name="ro1013">
      <style:table-row-properties style:row-height="12.8pt" style:use-optimal-row-height="false" fo:break-before="auto"/>
    </style:style>
    <style:style style:family="text" style:name="T2048">
      <style:text-properties fo:font-family="'Liberation Sans'" fo:font-size="10pt" fo:font-style="normal" style:text-underline-type="none" fo:font-weight="normal"/>
    </style:style>
    <style:style style:family="text" style:name="T2049">
      <style:text-properties fo:font-family="'Liberation Sans'" fo:font-size="10pt" fo:font-style="normal" style:text-underline-type="none" fo:font-weight="normal"/>
    </style:style>
    <style:style style:family="text" style:name="T2050">
      <style:text-properties fo:font-family="'Liberation Sans'" fo:font-size="10pt" fo:font-style="normal" style:text-underline-type="none" fo:font-weight="normal"/>
    </style:style>
    <style:style style:family="text" style:name="T2051">
      <style:text-properties fo:font-family="'Liberation Sans'" fo:font-size="10pt" fo:font-style="normal" style:text-underline-type="none" fo:font-weight="normal"/>
    </style:style>
    <style:style style:family="table-row" style:name="ro1014">
      <style:table-row-properties style:row-height="12.8pt" style:use-optimal-row-height="false" fo:break-before="auto"/>
    </style:style>
    <style:style style:family="text" style:name="T2052">
      <style:text-properties fo:font-family="'Liberation Sans'" fo:font-size="10pt" fo:font-style="normal" style:text-underline-type="none" fo:font-weight="normal"/>
    </style:style>
    <style:style style:family="text" style:name="T2053">
      <style:text-properties fo:font-family="'Liberation Sans'" fo:font-size="10pt" fo:font-style="normal" style:text-underline-type="none" fo:font-weight="normal"/>
    </style:style>
    <style:style style:family="text" style:name="T2054">
      <style:text-properties fo:font-family="'Liberation Sans'" fo:font-size="10pt" fo:font-style="normal" style:text-underline-type="none" fo:font-weight="normal"/>
    </style:style>
    <style:style style:family="text" style:name="T2055">
      <style:text-properties fo:font-family="'Liberation Sans'" fo:font-size="10pt" fo:font-style="normal" style:text-underline-type="none" fo:font-weight="normal"/>
    </style:style>
    <style:style style:family="table-row" style:name="ro1015">
      <style:table-row-properties style:row-height="12.8pt" style:use-optimal-row-height="false" fo:break-before="auto"/>
    </style:style>
    <style:style style:family="text" style:name="T2056">
      <style:text-properties fo:font-family="'Liberation Sans'" fo:font-size="10pt" fo:font-style="normal" style:text-underline-type="none" fo:font-weight="normal"/>
    </style:style>
    <style:style style:family="text" style:name="T2057">
      <style:text-properties fo:font-family="'Liberation Sans'" fo:font-size="10pt" fo:font-style="normal" style:text-underline-type="none" fo:font-weight="normal"/>
    </style:style>
    <style:style style:family="text" style:name="T2058">
      <style:text-properties fo:font-family="'Liberation Sans'" fo:font-size="10pt" fo:font-style="normal" style:text-underline-type="none" fo:font-weight="normal"/>
    </style:style>
    <style:style style:family="text" style:name="T2059">
      <style:text-properties fo:font-family="'Liberation Sans'" fo:font-size="10pt" fo:font-style="normal" style:text-underline-type="none" fo:font-weight="normal"/>
    </style:style>
    <style:style style:family="table-row" style:name="ro1016">
      <style:table-row-properties style:row-height="12.8pt" style:use-optimal-row-height="false" fo:break-before="auto"/>
    </style:style>
    <style:style style:family="text" style:name="T2060">
      <style:text-properties fo:font-family="'Liberation Sans'" fo:font-size="10pt" fo:font-style="normal" style:text-underline-type="none" fo:font-weight="normal"/>
    </style:style>
    <style:style style:family="text" style:name="T2061">
      <style:text-properties fo:font-family="'Liberation Sans'" fo:font-size="10pt" fo:font-style="normal" style:text-underline-type="none" fo:font-weight="normal"/>
    </style:style>
    <style:style style:family="text" style:name="T2062">
      <style:text-properties fo:font-family="'Liberation Sans'" fo:font-size="10pt" fo:font-style="normal" style:text-underline-type="none" fo:font-weight="normal"/>
    </style:style>
    <style:style style:family="text" style:name="T2063">
      <style:text-properties fo:font-family="'Liberation Sans'" fo:font-size="10pt" fo:font-style="normal" style:text-underline-type="none" fo:font-weight="normal"/>
    </style:style>
    <style:style style:family="table-row" style:name="ro1017">
      <style:table-row-properties style:row-height="12.8pt" style:use-optimal-row-height="false" fo:break-before="auto"/>
    </style:style>
    <style:style style:family="text" style:name="T2064">
      <style:text-properties fo:font-family="'Liberation Sans'" fo:font-size="10pt" fo:font-style="normal" style:text-underline-type="none" fo:font-weight="normal"/>
    </style:style>
    <style:style style:family="text" style:name="T2065">
      <style:text-properties fo:font-family="'Liberation Sans'" fo:font-size="10pt" fo:font-style="normal" style:text-underline-type="none" fo:font-weight="normal"/>
    </style:style>
    <style:style style:family="text" style:name="T2066">
      <style:text-properties fo:font-family="'Liberation Sans'" fo:font-size="10pt" fo:font-style="normal" style:text-underline-type="none" fo:font-weight="normal"/>
    </style:style>
    <style:style style:family="text" style:name="T2067">
      <style:text-properties fo:font-family="'Liberation Sans'" fo:font-size="10pt" fo:font-style="normal" style:text-underline-type="none" fo:font-weight="normal"/>
    </style:style>
    <style:style style:family="table-row" style:name="ro1018">
      <style:table-row-properties style:row-height="12.8pt" style:use-optimal-row-height="false" fo:break-before="auto"/>
    </style:style>
    <style:style style:family="text" style:name="T2068">
      <style:text-properties fo:font-family="'Liberation Sans'" fo:font-size="10pt" fo:font-style="normal" style:text-underline-type="none" fo:font-weight="normal"/>
    </style:style>
    <style:style style:family="text" style:name="T2069">
      <style:text-properties fo:font-family="'Liberation Sans'" fo:font-size="10pt" fo:font-style="normal" style:text-underline-type="none" fo:font-weight="normal"/>
    </style:style>
    <style:style style:family="text" style:name="T2070">
      <style:text-properties fo:font-family="'Liberation Sans'" fo:font-size="10pt" fo:font-style="normal" style:text-underline-type="none" fo:font-weight="normal"/>
    </style:style>
    <style:style style:family="text" style:name="T2071">
      <style:text-properties fo:font-family="'Liberation Sans'" fo:font-size="10pt" fo:font-style="normal" style:text-underline-type="none" fo:font-weight="normal"/>
    </style:style>
    <style:style style:family="table-row" style:name="ro1019">
      <style:table-row-properties style:row-height="12.8pt" style:use-optimal-row-height="false" fo:break-before="auto"/>
    </style:style>
    <style:style style:family="text" style:name="T2072">
      <style:text-properties fo:font-family="'Liberation Sans'" fo:font-size="10pt" fo:font-style="normal" style:text-underline-type="none" fo:font-weight="normal"/>
    </style:style>
    <style:style style:family="text" style:name="T2073">
      <style:text-properties fo:font-family="'Liberation Sans'" fo:font-size="10pt" fo:font-style="normal" style:text-underline-type="none" fo:font-weight="normal"/>
    </style:style>
    <style:style style:family="text" style:name="T2074">
      <style:text-properties fo:font-family="'Liberation Sans'" fo:font-size="10pt" fo:font-style="normal" style:text-underline-type="none" fo:font-weight="normal"/>
    </style:style>
    <style:style style:family="text" style:name="T2075">
      <style:text-properties fo:font-family="'Liberation Sans'" fo:font-size="10pt" fo:font-style="normal" style:text-underline-type="none" fo:font-weight="normal"/>
    </style:style>
    <style:style style:family="table-row" style:name="ro1020">
      <style:table-row-properties style:row-height="12.8pt" style:use-optimal-row-height="false" fo:break-before="auto"/>
    </style:style>
    <style:style style:family="text" style:name="T2076">
      <style:text-properties fo:font-family="'Liberation Sans'" fo:font-size="10pt" fo:font-style="normal" style:text-underline-type="none" fo:font-weight="normal"/>
    </style:style>
    <style:style style:family="text" style:name="T2077">
      <style:text-properties fo:font-family="'Liberation Sans'" fo:font-size="10pt" fo:font-style="normal" style:text-underline-type="none" fo:font-weight="normal"/>
    </style:style>
    <style:style style:family="text" style:name="T2078">
      <style:text-properties fo:font-family="'Liberation Sans'" fo:font-size="10pt" fo:font-style="normal" style:text-underline-type="none" fo:font-weight="normal"/>
    </style:style>
    <style:style style:family="text" style:name="T2079">
      <style:text-properties fo:font-family="'Liberation Sans'" fo:font-size="10pt" fo:font-style="normal" style:text-underline-type="none" fo:font-weight="normal"/>
    </style:style>
    <style:style style:family="table-row" style:name="ro1021">
      <style:table-row-properties style:row-height="12.8pt" style:use-optimal-row-height="false" fo:break-before="auto"/>
    </style:style>
    <style:style style:family="text" style:name="T2080">
      <style:text-properties fo:font-family="'Liberation Sans'" fo:font-size="10pt" fo:font-style="normal" style:text-underline-type="none" fo:font-weight="normal"/>
    </style:style>
    <style:style style:family="text" style:name="T2081">
      <style:text-properties fo:font-family="'Liberation Sans'" fo:font-size="10pt" fo:font-style="normal" style:text-underline-type="none" fo:font-weight="normal"/>
    </style:style>
    <style:style style:family="text" style:name="T2082">
      <style:text-properties fo:font-family="'Liberation Sans'" fo:font-size="10pt" fo:font-style="normal" style:text-underline-type="none" fo:font-weight="normal"/>
    </style:style>
    <style:style style:family="text" style:name="T2083">
      <style:text-properties fo:font-family="'Liberation Sans'" fo:font-size="10pt" fo:font-style="normal" style:text-underline-type="none" fo:font-weight="normal"/>
    </style:style>
    <style:style style:family="table-row" style:name="ro1022">
      <style:table-row-properties style:row-height="12.8pt" style:use-optimal-row-height="false" fo:break-before="auto"/>
    </style:style>
    <style:style style:family="text" style:name="T2084">
      <style:text-properties fo:font-family="'Liberation Sans'" fo:font-size="10pt" fo:font-style="normal" style:text-underline-type="none" fo:font-weight="normal"/>
    </style:style>
    <style:style style:family="text" style:name="T2085">
      <style:text-properties fo:font-family="'Liberation Sans'" fo:font-size="10pt" fo:font-style="normal" style:text-underline-type="none" fo:font-weight="normal"/>
    </style:style>
    <style:style style:family="text" style:name="T2086">
      <style:text-properties fo:font-family="'Liberation Sans'" fo:font-size="10pt" fo:font-style="normal" style:text-underline-type="none" fo:font-weight="normal"/>
    </style:style>
    <style:style style:family="text" style:name="T2087">
      <style:text-properties fo:font-family="'Liberation Sans'" fo:font-size="10pt" fo:font-style="normal" style:text-underline-type="none" fo:font-weight="normal"/>
    </style:style>
    <style:style style:family="table-row" style:name="ro1023">
      <style:table-row-properties style:row-height="12.8pt" style:use-optimal-row-height="false" fo:break-before="auto"/>
    </style:style>
    <style:style style:family="text" style:name="T2088">
      <style:text-properties fo:font-family="'Liberation Sans'" fo:font-size="10pt" fo:font-style="normal" style:text-underline-type="none" fo:font-weight="normal"/>
    </style:style>
    <style:style style:family="text" style:name="T2089">
      <style:text-properties fo:font-family="'Liberation Sans'" fo:font-size="10pt" fo:font-style="normal" style:text-underline-type="none" fo:font-weight="normal"/>
    </style:style>
    <style:style style:family="text" style:name="T2090">
      <style:text-properties fo:font-family="'Liberation Sans'" fo:font-size="10pt" fo:font-style="normal" style:text-underline-type="none" fo:font-weight="normal"/>
    </style:style>
    <style:style style:family="text" style:name="T2091">
      <style:text-properties fo:font-family="'Liberation Sans'" fo:font-size="10pt" fo:font-style="normal" style:text-underline-type="none" fo:font-weight="normal"/>
    </style:style>
    <style:style style:family="table-row" style:name="ro1024">
      <style:table-row-properties style:row-height="12.8pt" style:use-optimal-row-height="false" fo:break-before="auto"/>
    </style:style>
    <style:style style:family="text" style:name="T2092">
      <style:text-properties fo:font-family="'Liberation Sans'" fo:font-size="10pt" fo:font-style="normal" style:text-underline-type="none" fo:font-weight="normal"/>
    </style:style>
    <style:style style:family="text" style:name="T2093">
      <style:text-properties fo:font-family="'Liberation Sans'" fo:font-size="10pt" fo:font-style="normal" style:text-underline-type="none" fo:font-weight="normal"/>
    </style:style>
    <style:style style:family="text" style:name="T2094">
      <style:text-properties fo:font-family="'Liberation Sans'" fo:font-size="10pt" fo:font-style="normal" style:text-underline-type="none" fo:font-weight="normal"/>
    </style:style>
    <style:style style:family="text" style:name="T2095">
      <style:text-properties fo:font-family="'Liberation Sans'" fo:font-size="10pt" fo:font-style="normal" style:text-underline-type="none" fo:font-weight="normal"/>
    </style:style>
    <style:style style:family="table-row" style:name="ro1025">
      <style:table-row-properties style:row-height="12.8pt" style:use-optimal-row-height="false" fo:break-before="auto"/>
    </style:style>
    <style:style style:family="text" style:name="T2096">
      <style:text-properties fo:font-family="'Liberation Sans'" fo:font-size="10pt" fo:font-style="normal" style:text-underline-type="none" fo:font-weight="normal"/>
    </style:style>
    <style:style style:family="text" style:name="T2097">
      <style:text-properties fo:font-family="'Liberation Sans'" fo:font-size="10pt" fo:font-style="normal" style:text-underline-type="none" fo:font-weight="normal"/>
    </style:style>
    <style:style style:family="text" style:name="T2098">
      <style:text-properties fo:font-family="'Liberation Sans'" fo:font-size="10pt" fo:font-style="normal" style:text-underline-type="none" fo:font-weight="normal"/>
    </style:style>
    <style:style style:family="text" style:name="T2099">
      <style:text-properties fo:font-family="'Liberation Sans'" fo:font-size="10pt" fo:font-style="normal" style:text-underline-type="none" fo:font-weight="normal"/>
    </style:style>
    <style:style style:family="table-row" style:name="ro1026">
      <style:table-row-properties style:row-height="12.8pt" style:use-optimal-row-height="false" fo:break-before="auto"/>
    </style:style>
    <style:style style:family="text" style:name="T2100">
      <style:text-properties fo:font-family="'Liberation Sans'" fo:font-size="10pt" fo:font-style="normal" style:text-underline-type="none" fo:font-weight="normal"/>
    </style:style>
    <style:style style:family="text" style:name="T2101">
      <style:text-properties fo:font-family="'Liberation Sans'" fo:font-size="10pt" fo:font-style="normal" style:text-underline-type="none" fo:font-weight="normal"/>
    </style:style>
    <style:style style:family="text" style:name="T2102">
      <style:text-properties fo:font-family="'Liberation Sans'" fo:font-size="10pt" fo:font-style="normal" style:text-underline-type="none" fo:font-weight="normal"/>
    </style:style>
    <style:style style:family="text" style:name="T2103">
      <style:text-properties fo:font-family="'Liberation Sans'" fo:font-size="10pt" fo:font-style="normal" style:text-underline-type="none" fo:font-weight="normal"/>
    </style:style>
    <style:style style:family="table-row" style:name="ro1027">
      <style:table-row-properties style:row-height="12.8pt" style:use-optimal-row-height="false" fo:break-before="auto"/>
    </style:style>
    <style:style style:family="text" style:name="T2104">
      <style:text-properties fo:font-family="'Liberation Sans'" fo:font-size="10pt" fo:font-style="normal" style:text-underline-type="none" fo:font-weight="normal"/>
    </style:style>
    <style:style style:family="text" style:name="T2105">
      <style:text-properties fo:font-family="'Liberation Sans'" fo:font-size="10pt" fo:font-style="normal" style:text-underline-type="none" fo:font-weight="normal"/>
    </style:style>
    <style:style style:family="text" style:name="T2106">
      <style:text-properties fo:font-family="'Liberation Sans'" fo:font-size="10pt" fo:font-style="normal" style:text-underline-type="none" fo:font-weight="normal"/>
    </style:style>
    <style:style style:family="text" style:name="T2107">
      <style:text-properties fo:font-family="'Liberation Sans'" fo:font-size="10pt" fo:font-style="normal" style:text-underline-type="none" fo:font-weight="normal"/>
    </style:style>
    <style:style style:family="table-row" style:name="ro1028">
      <style:table-row-properties style:row-height="12.8pt" style:use-optimal-row-height="false" fo:break-before="auto"/>
    </style:style>
    <style:style style:family="text" style:name="T2108">
      <style:text-properties fo:font-family="'Liberation Sans'" fo:font-size="10pt" fo:font-style="normal" style:text-underline-type="none" fo:font-weight="normal"/>
    </style:style>
    <style:style style:family="text" style:name="T2109">
      <style:text-properties fo:font-family="'Liberation Sans'" fo:font-size="10pt" fo:font-style="normal" style:text-underline-type="none" fo:font-weight="normal"/>
    </style:style>
    <style:style style:family="text" style:name="T2110">
      <style:text-properties fo:font-family="'Liberation Sans'" fo:font-size="10pt" fo:font-style="normal" style:text-underline-type="none" fo:font-weight="normal"/>
    </style:style>
    <style:style style:family="text" style:name="T2111">
      <style:text-properties fo:font-family="'Liberation Sans'" fo:font-size="10pt" fo:font-style="normal" style:text-underline-type="none" fo:font-weight="normal"/>
    </style:style>
    <style:style style:family="table-row" style:name="ro1029">
      <style:table-row-properties style:row-height="12.8pt" style:use-optimal-row-height="false" fo:break-before="auto"/>
    </style:style>
    <style:style style:family="text" style:name="T2112">
      <style:text-properties fo:font-family="'Liberation Sans'" fo:font-size="10pt" fo:font-style="normal" style:text-underline-type="none" fo:font-weight="normal"/>
    </style:style>
    <style:style style:family="text" style:name="T2113">
      <style:text-properties fo:font-family="'Liberation Sans'" fo:font-size="10pt" fo:font-style="normal" style:text-underline-type="none" fo:font-weight="normal"/>
    </style:style>
    <style:style style:family="text" style:name="T2114">
      <style:text-properties fo:font-family="'Liberation Sans'" fo:font-size="10pt" fo:font-style="normal" style:text-underline-type="none" fo:font-weight="normal"/>
    </style:style>
    <style:style style:family="text" style:name="T2115">
      <style:text-properties fo:font-family="'Liberation Sans'" fo:font-size="10pt" fo:font-style="normal" style:text-underline-type="none" fo:font-weight="normal"/>
    </style:style>
    <style:style style:family="table-row" style:name="ro1030">
      <style:table-row-properties style:row-height="12.8pt" style:use-optimal-row-height="false" fo:break-before="auto"/>
    </style:style>
    <style:style style:family="text" style:name="T2116">
      <style:text-properties fo:font-family="'Liberation Sans'" fo:font-size="10pt" fo:font-style="normal" style:text-underline-type="none" fo:font-weight="normal"/>
    </style:style>
    <style:style style:family="text" style:name="T2117">
      <style:text-properties fo:font-family="'Liberation Sans'" fo:font-size="10pt" fo:font-style="normal" style:text-underline-type="none" fo:font-weight="normal"/>
    </style:style>
    <style:style style:family="text" style:name="T2118">
      <style:text-properties fo:font-family="'Liberation Sans'" fo:font-size="10pt" fo:font-style="normal" style:text-underline-type="none" fo:font-weight="normal"/>
    </style:style>
    <style:style style:family="text" style:name="T2119">
      <style:text-properties fo:font-family="'Liberation Sans'" fo:font-size="10pt" fo:font-style="normal" style:text-underline-type="none" fo:font-weight="normal"/>
    </style:style>
    <style:style style:family="table-row" style:name="ro1031">
      <style:table-row-properties style:row-height="12.8pt" style:use-optimal-row-height="false" fo:break-before="auto"/>
    </style:style>
    <style:style style:family="text" style:name="T2120">
      <style:text-properties fo:font-family="'Liberation Sans'" fo:font-size="10pt" fo:font-style="normal" style:text-underline-type="none" fo:font-weight="normal"/>
    </style:style>
    <style:style style:family="text" style:name="T2121">
      <style:text-properties fo:font-family="'Liberation Sans'" fo:font-size="10pt" fo:font-style="normal" style:text-underline-type="none" fo:font-weight="normal"/>
    </style:style>
    <style:style style:family="text" style:name="T2122">
      <style:text-properties fo:font-family="'Liberation Sans'" fo:font-size="10pt" fo:font-style="normal" style:text-underline-type="none" fo:font-weight="normal"/>
    </style:style>
    <style:style style:family="text" style:name="T2123">
      <style:text-properties fo:font-family="'Liberation Sans'" fo:font-size="10pt" fo:font-style="normal" style:text-underline-type="none" fo:font-weight="normal"/>
    </style:style>
    <style:style style:family="table-row" style:name="ro1032">
      <style:table-row-properties style:row-height="12.8pt" style:use-optimal-row-height="false" fo:break-before="auto"/>
    </style:style>
    <style:style style:family="text" style:name="T2124">
      <style:text-properties fo:font-family="'Liberation Sans'" fo:font-size="10pt" fo:font-style="normal" style:text-underline-type="none" fo:font-weight="normal"/>
    </style:style>
    <style:style style:family="text" style:name="T2125">
      <style:text-properties fo:font-family="'Liberation Sans'" fo:font-size="10pt" fo:font-style="normal" style:text-underline-type="none" fo:font-weight="normal"/>
    </style:style>
    <style:style style:family="text" style:name="T2126">
      <style:text-properties fo:font-family="'Liberation Sans'" fo:font-size="10pt" fo:font-style="normal" style:text-underline-type="none" fo:font-weight="normal"/>
    </style:style>
    <style:style style:family="text" style:name="T2127">
      <style:text-properties fo:font-family="'Liberation Sans'" fo:font-size="10pt" fo:font-style="normal" style:text-underline-type="none" fo:font-weight="normal"/>
    </style:style>
    <style:style style:family="table-row" style:name="ro1033">
      <style:table-row-properties style:row-height="12.8pt" style:use-optimal-row-height="false" fo:break-before="auto"/>
    </style:style>
    <style:style style:family="text" style:name="T2128">
      <style:text-properties fo:font-family="'Liberation Sans'" fo:font-size="10pt" fo:font-style="normal" style:text-underline-type="none" fo:font-weight="normal"/>
    </style:style>
    <style:style style:family="text" style:name="T2129">
      <style:text-properties fo:font-family="'Liberation Sans'" fo:font-size="10pt" fo:font-style="normal" style:text-underline-type="none" fo:font-weight="normal"/>
    </style:style>
    <style:style style:family="text" style:name="T2130">
      <style:text-properties fo:font-family="'Liberation Sans'" fo:font-size="10pt" fo:font-style="normal" style:text-underline-type="none" fo:font-weight="normal"/>
    </style:style>
    <style:style style:family="text" style:name="T2131">
      <style:text-properties fo:font-family="'Liberation Sans'" fo:font-size="10pt" fo:font-style="normal" style:text-underline-type="none" fo:font-weight="normal"/>
    </style:style>
    <style:style style:family="table-row" style:name="ro1034">
      <style:table-row-properties style:row-height="12.8pt" style:use-optimal-row-height="false" fo:break-before="auto"/>
    </style:style>
    <style:style style:family="text" style:name="T2132">
      <style:text-properties fo:font-family="'Liberation Sans'" fo:font-size="10pt" fo:font-style="normal" style:text-underline-type="none" fo:font-weight="normal"/>
    </style:style>
    <style:style style:family="text" style:name="T2133">
      <style:text-properties fo:font-family="'Liberation Sans'" fo:font-size="10pt" fo:font-style="normal" style:text-underline-type="none" fo:font-weight="normal"/>
    </style:style>
    <style:style style:family="text" style:name="T2134">
      <style:text-properties fo:font-family="'Liberation Sans'" fo:font-size="10pt" fo:font-style="normal" style:text-underline-type="none" fo:font-weight="normal"/>
    </style:style>
    <style:style style:family="text" style:name="T2135">
      <style:text-properties fo:font-family="'Liberation Sans'" fo:font-size="10pt" fo:font-style="normal" style:text-underline-type="none" fo:font-weight="normal"/>
    </style:style>
    <style:style style:family="table-row" style:name="ro1035">
      <style:table-row-properties style:row-height="12.8pt" style:use-optimal-row-height="false" fo:break-before="auto"/>
    </style:style>
    <style:style style:family="text" style:name="T2136">
      <style:text-properties fo:font-family="'Liberation Sans'" fo:font-size="10pt" fo:font-style="normal" style:text-underline-type="none" fo:font-weight="normal"/>
    </style:style>
    <style:style style:family="text" style:name="T2137">
      <style:text-properties fo:font-family="'Liberation Sans'" fo:font-size="10pt" fo:font-style="normal" style:text-underline-type="none" fo:font-weight="normal"/>
    </style:style>
    <style:style style:family="text" style:name="T2138">
      <style:text-properties fo:font-family="'Liberation Sans'" fo:font-size="10pt" fo:font-style="normal" style:text-underline-type="none" fo:font-weight="normal"/>
    </style:style>
    <style:style style:family="text" style:name="T2139">
      <style:text-properties fo:font-family="'Liberation Sans'" fo:font-size="10pt" fo:font-style="normal" style:text-underline-type="none" fo:font-weight="normal"/>
    </style:style>
    <style:style style:family="table-row" style:name="ro1036">
      <style:table-row-properties style:row-height="12.8pt" style:use-optimal-row-height="false" fo:break-before="auto"/>
    </style:style>
    <style:style style:family="text" style:name="T2140">
      <style:text-properties fo:font-family="'Liberation Sans'" fo:font-size="10pt" fo:font-style="normal" style:text-underline-type="none" fo:font-weight="normal"/>
    </style:style>
    <style:style style:family="text" style:name="T2141">
      <style:text-properties fo:font-family="'Liberation Sans'" fo:font-size="10pt" fo:font-style="normal" style:text-underline-type="none" fo:font-weight="normal"/>
    </style:style>
    <style:style style:family="text" style:name="T2142">
      <style:text-properties fo:font-family="'Liberation Sans'" fo:font-size="10pt" fo:font-style="normal" style:text-underline-type="none" fo:font-weight="normal"/>
    </style:style>
    <style:style style:family="text" style:name="T2143">
      <style:text-properties fo:font-family="'Liberation Sans'" fo:font-size="10pt" fo:font-style="normal" style:text-underline-type="none" fo:font-weight="normal"/>
    </style:style>
    <style:style style:family="table-row" style:name="ro1037">
      <style:table-row-properties style:row-height="12.8pt" style:use-optimal-row-height="false" fo:break-before="auto"/>
    </style:style>
    <style:style style:family="text" style:name="T2144">
      <style:text-properties fo:font-family="'Liberation Sans'" fo:font-size="10pt" fo:font-style="normal" style:text-underline-type="none" fo:font-weight="normal"/>
    </style:style>
    <style:style style:family="text" style:name="T2145">
      <style:text-properties fo:font-family="'Liberation Sans'" fo:font-size="10pt" fo:font-style="normal" style:text-underline-type="none" fo:font-weight="normal"/>
    </style:style>
    <style:style style:family="text" style:name="T2146">
      <style:text-properties fo:font-family="'Liberation Sans'" fo:font-size="10pt" fo:font-style="normal" style:text-underline-type="none" fo:font-weight="normal"/>
    </style:style>
    <style:style style:family="text" style:name="T2147">
      <style:text-properties fo:font-family="'Liberation Sans'" fo:font-size="10pt" fo:font-style="normal" style:text-underline-type="none" fo:font-weight="normal"/>
    </style:style>
    <style:style style:family="table-row" style:name="ro1038">
      <style:table-row-properties style:row-height="12.8pt" style:use-optimal-row-height="false" fo:break-before="auto"/>
    </style:style>
    <style:style style:family="text" style:name="T2148">
      <style:text-properties fo:font-family="'Liberation Sans'" fo:font-size="10pt" fo:font-style="normal" style:text-underline-type="none" fo:font-weight="normal"/>
    </style:style>
    <style:style style:family="text" style:name="T2149">
      <style:text-properties fo:font-family="'Liberation Sans'" fo:font-size="10pt" fo:font-style="normal" style:text-underline-type="none" fo:font-weight="normal"/>
    </style:style>
    <style:style style:family="text" style:name="T2150">
      <style:text-properties fo:font-family="'Liberation Sans'" fo:font-size="10pt" fo:font-style="normal" style:text-underline-type="none" fo:font-weight="normal"/>
    </style:style>
    <style:style style:family="text" style:name="T2151">
      <style:text-properties fo:font-family="'Liberation Sans'" fo:font-size="10pt" fo:font-style="normal" style:text-underline-type="none" fo:font-weight="normal"/>
    </style:style>
    <style:style style:family="table-row" style:name="ro1039">
      <style:table-row-properties style:row-height="12.8pt" style:use-optimal-row-height="false" fo:break-before="auto"/>
    </style:style>
    <style:style style:family="text" style:name="T2152">
      <style:text-properties fo:font-family="'Liberation Sans'" fo:font-size="10pt" fo:font-style="normal" style:text-underline-type="none" fo:font-weight="normal"/>
    </style:style>
    <style:style style:family="text" style:name="T2153">
      <style:text-properties fo:font-family="'Liberation Sans'" fo:font-size="10pt" fo:font-style="normal" style:text-underline-type="none" fo:font-weight="normal"/>
    </style:style>
    <style:style style:family="text" style:name="T2154">
      <style:text-properties fo:font-family="'Liberation Sans'" fo:font-size="10pt" fo:font-style="normal" style:text-underline-type="none" fo:font-weight="normal"/>
    </style:style>
    <style:style style:family="text" style:name="T2155">
      <style:text-properties fo:font-family="'Liberation Sans'" fo:font-size="10pt" fo:font-style="normal" style:text-underline-type="none" fo:font-weight="normal"/>
    </style:style>
    <style:style style:family="table-row" style:name="ro1040">
      <style:table-row-properties style:row-height="12.8pt" style:use-optimal-row-height="false" fo:break-before="auto"/>
    </style:style>
    <style:style style:family="text" style:name="T2156">
      <style:text-properties fo:font-family="'Liberation Sans'" fo:font-size="10pt" fo:font-style="normal" style:text-underline-type="none" fo:font-weight="normal"/>
    </style:style>
    <style:style style:family="text" style:name="T2157">
      <style:text-properties fo:font-family="'Liberation Sans'" fo:font-size="10pt" fo:font-style="normal" style:text-underline-type="none" fo:font-weight="normal"/>
    </style:style>
    <style:style style:family="text" style:name="T2158">
      <style:text-properties fo:font-family="'Liberation Sans'" fo:font-size="10pt" fo:font-style="normal" style:text-underline-type="none" fo:font-weight="normal"/>
    </style:style>
    <style:style style:family="text" style:name="T2159">
      <style:text-properties fo:font-family="'Liberation Sans'" fo:font-size="10pt" fo:font-style="normal" style:text-underline-type="none" fo:font-weight="normal"/>
    </style:style>
    <style:style style:family="table-row" style:name="ro1041">
      <style:table-row-properties style:row-height="12.8pt" style:use-optimal-row-height="false" fo:break-before="auto"/>
    </style:style>
    <style:style style:family="text" style:name="T2160">
      <style:text-properties fo:font-family="'Liberation Sans'" fo:font-size="10pt" fo:font-style="normal" style:text-underline-type="none" fo:font-weight="normal"/>
    </style:style>
    <style:style style:family="text" style:name="T2161">
      <style:text-properties fo:font-family="'Liberation Sans'" fo:font-size="10pt" fo:font-style="normal" style:text-underline-type="none" fo:font-weight="normal"/>
    </style:style>
    <style:style style:family="text" style:name="T2162">
      <style:text-properties fo:font-family="'Liberation Sans'" fo:font-size="10pt" fo:font-style="normal" style:text-underline-type="none" fo:font-weight="normal"/>
    </style:style>
    <style:style style:family="text" style:name="T2163">
      <style:text-properties fo:font-family="'Liberation Sans'" fo:font-size="10pt" fo:font-style="normal" style:text-underline-type="none" fo:font-weight="normal"/>
    </style:style>
    <style:style style:family="table-row" style:name="ro1042">
      <style:table-row-properties style:row-height="12.8pt" style:use-optimal-row-height="false" fo:break-before="auto"/>
    </style:style>
    <style:style style:family="text" style:name="T2164">
      <style:text-properties fo:font-family="'Liberation Sans'" fo:font-size="10pt" fo:font-style="normal" style:text-underline-type="none" fo:font-weight="normal"/>
    </style:style>
    <style:style style:family="text" style:name="T2165">
      <style:text-properties fo:font-family="'Liberation Sans'" fo:font-size="10pt" fo:font-style="normal" style:text-underline-type="none" fo:font-weight="normal"/>
    </style:style>
    <style:style style:family="text" style:name="T2166">
      <style:text-properties fo:font-family="'Liberation Sans'" fo:font-size="10pt" fo:font-style="normal" style:text-underline-type="none" fo:font-weight="normal"/>
    </style:style>
    <style:style style:family="text" style:name="T2167">
      <style:text-properties fo:font-family="'Liberation Sans'" fo:font-size="10pt" fo:font-style="normal" style:text-underline-type="none" fo:font-weight="normal"/>
    </style:style>
    <style:style style:family="table-row" style:name="ro1043">
      <style:table-row-properties style:row-height="12.8pt" style:use-optimal-row-height="false" fo:break-before="auto"/>
    </style:style>
    <style:style style:family="text" style:name="T2168">
      <style:text-properties fo:font-family="'Liberation Sans'" fo:font-size="10pt" fo:font-style="normal" style:text-underline-type="none" fo:font-weight="normal"/>
    </style:style>
    <style:style style:family="text" style:name="T2169">
      <style:text-properties fo:font-family="'Liberation Sans'" fo:font-size="10pt" fo:font-style="normal" style:text-underline-type="none" fo:font-weight="normal"/>
    </style:style>
    <style:style style:family="text" style:name="T2170">
      <style:text-properties fo:font-family="'Liberation Sans'" fo:font-size="10pt" fo:font-style="normal" style:text-underline-type="none" fo:font-weight="normal"/>
    </style:style>
    <style:style style:family="text" style:name="T2171">
      <style:text-properties fo:font-family="'Liberation Sans'" fo:font-size="10pt" fo:font-style="normal" style:text-underline-type="none" fo:font-weight="normal"/>
    </style:style>
    <style:style style:family="table-row" style:name="ro1044">
      <style:table-row-properties style:row-height="13.15pt" style:use-optimal-row-height="false" fo:break-before="auto"/>
    </style:style>
    <style:style style:family="text" style:name="T2172">
      <style:text-properties fo:font-family="'Liberation Sans'" fo:font-size="10pt" fo:font-style="normal" style:text-underline-type="none" fo:font-weight="normal"/>
    </style:style>
    <style:style style:family="text" style:name="T2173">
      <style:text-properties fo:font-family="'Liberation Sans'" fo:font-size="10pt" fo:font-style="normal" style:text-underline-type="none" fo:font-weight="normal"/>
    </style:style>
    <style:style style:family="text" style:name="T2174">
      <style:text-properties fo:font-family="'Liberation Sans'" fo:font-size="10pt" fo:font-style="normal" style:text-underline-type="none" fo:font-weight="normal"/>
    </style:style>
    <style:style style:family="text" style:name="T2175">
      <style:text-properties fo:font-family="'Liberation Sans'" fo:font-size="10pt" fo:font-style="normal" style:text-underline-type="none" fo:font-weight="normal"/>
    </style:style>
    <style:style style:family="table-row" style:name="ro1045">
      <style:table-row-properties style:row-height="13.15pt" style:use-optimal-row-height="false" fo:break-before="auto"/>
    </style:style>
    <style:style style:family="text" style:name="T2176">
      <style:text-properties fo:font-family="'Liberation Sans'" fo:font-size="10pt" fo:font-style="normal" style:text-underline-type="none" fo:font-weight="normal"/>
    </style:style>
    <style:style style:family="text" style:name="T2177">
      <style:text-properties fo:font-family="'Liberation Sans'" fo:font-size="10pt" fo:font-style="normal" style:text-underline-type="none" fo:font-weight="normal"/>
    </style:style>
    <style:style style:family="text" style:name="T2178">
      <style:text-properties fo:font-family="'Liberation Sans'" fo:font-size="10pt" fo:font-style="normal" style:text-underline-type="none" fo:font-weight="normal"/>
    </style:style>
    <style:style style:family="text" style:name="T2179">
      <style:text-properties fo:font-family="'Liberation Sans'" fo:font-size="10pt" fo:font-style="normal" style:text-underline-type="none" fo:font-weight="normal"/>
    </style:style>
    <style:style style:family="table-row" style:name="ro1046">
      <style:table-row-properties style:row-height="13.15pt" style:use-optimal-row-height="false" fo:break-before="auto"/>
    </style:style>
    <style:style style:family="text" style:name="T2180">
      <style:text-properties fo:font-family="'Liberation Sans'" fo:font-size="10pt" fo:font-style="normal" style:text-underline-type="none" fo:font-weight="normal"/>
    </style:style>
    <style:style style:family="text" style:name="T2181">
      <style:text-properties fo:font-family="'Liberation Sans'" fo:font-size="10pt" fo:font-style="normal" style:text-underline-type="none" fo:font-weight="normal"/>
    </style:style>
    <style:style style:family="text" style:name="T2182">
      <style:text-properties fo:font-family="'Liberation Sans'" fo:font-size="10pt" fo:font-style="normal" style:text-underline-type="none" fo:font-weight="normal"/>
    </style:style>
    <style:style style:family="text" style:name="T2183">
      <style:text-properties fo:font-family="'Liberation Sans'" fo:font-size="10pt" fo:font-style="normal" style:text-underline-type="none" fo:font-weight="normal"/>
    </style:style>
    <style:style style:family="table-row" style:name="ro1047">
      <style:table-row-properties style:row-height="13.15pt" style:use-optimal-row-height="false" fo:break-before="auto"/>
    </style:style>
    <style:style style:family="text" style:name="T2184">
      <style:text-properties fo:font-family="'Liberation Sans'" fo:font-size="10pt" fo:font-style="normal" style:text-underline-type="none" fo:font-weight="normal"/>
    </style:style>
    <style:style style:family="text" style:name="T2185">
      <style:text-properties fo:font-family="'Liberation Sans'" fo:font-size="10pt" fo:font-style="normal" style:text-underline-type="none" fo:font-weight="normal"/>
    </style:style>
    <style:style style:family="text" style:name="T2186">
      <style:text-properties fo:font-family="'Liberation Sans'" fo:font-size="10pt" fo:font-style="normal" style:text-underline-type="none" fo:font-weight="normal"/>
    </style:style>
    <style:style style:family="text" style:name="T2187">
      <style:text-properties fo:font-family="'Liberation Sans'" fo:font-size="10pt" fo:font-style="normal" style:text-underline-type="none" fo:font-weight="normal"/>
    </style:style>
    <style:style style:family="table-row" style:name="ro1048">
      <style:table-row-properties style:row-height="13.15pt" style:use-optimal-row-height="false" fo:break-before="auto"/>
    </style:style>
    <style:style style:family="text" style:name="T2188">
      <style:text-properties fo:font-family="'Liberation Sans'" fo:font-size="10pt" fo:font-style="normal" style:text-underline-type="none" fo:font-weight="normal"/>
    </style:style>
    <style:style style:family="text" style:name="T2189">
      <style:text-properties fo:font-family="'Liberation Sans'" fo:font-size="10pt" fo:font-style="normal" style:text-underline-type="none" fo:font-weight="normal"/>
    </style:style>
    <style:style style:family="text" style:name="T2190">
      <style:text-properties fo:font-family="'Liberation Sans'" fo:font-size="10pt" fo:font-style="normal" style:text-underline-type="none" fo:font-weight="normal"/>
    </style:style>
    <style:style style:family="text" style:name="T2191">
      <style:text-properties fo:font-family="'Liberation Sans'" fo:font-size="10pt" fo:font-style="normal" style:text-underline-type="none" fo:font-weight="normal"/>
    </style:style>
    <style:style style:family="table-row" style:name="ro1049">
      <style:table-row-properties style:row-height="13.15pt" style:use-optimal-row-height="false" fo:break-before="auto"/>
    </style:style>
    <style:style style:family="text" style:name="T2192">
      <style:text-properties fo:font-family="'Liberation Sans'" fo:font-size="10pt" fo:font-style="normal" style:text-underline-type="none" fo:font-weight="normal"/>
    </style:style>
    <style:style style:family="text" style:name="T2193">
      <style:text-properties fo:font-family="'Liberation Sans'" fo:font-size="10pt" fo:font-style="normal" style:text-underline-type="none" fo:font-weight="normal"/>
    </style:style>
    <style:style style:family="text" style:name="T2194">
      <style:text-properties fo:font-family="'Liberation Sans'" fo:font-size="10pt" fo:font-style="normal" style:text-underline-type="none" fo:font-weight="normal"/>
    </style:style>
    <style:style style:family="text" style:name="T2195">
      <style:text-properties fo:font-family="'Liberation Sans'" fo:font-size="10pt" fo:font-style="normal" style:text-underline-type="none" fo:font-weight="normal"/>
    </style:style>
    <style:style style:family="table-row" style:name="ro1050">
      <style:table-row-properties style:row-height="13.15pt" style:use-optimal-row-height="false" fo:break-before="auto"/>
    </style:style>
    <style:style style:family="text" style:name="T2196">
      <style:text-properties fo:font-family="'Liberation Sans'" fo:font-size="10pt" fo:font-style="normal" style:text-underline-type="none" fo:font-weight="normal"/>
    </style:style>
    <style:style style:family="text" style:name="T2197">
      <style:text-properties fo:font-family="'Liberation Sans'" fo:font-size="10pt" fo:font-style="normal" style:text-underline-type="none" fo:font-weight="normal"/>
    </style:style>
    <style:style style:family="text" style:name="T2198">
      <style:text-properties fo:font-family="'Liberation Sans'" fo:font-size="10pt" fo:font-style="normal" style:text-underline-type="none" fo:font-weight="normal"/>
    </style:style>
    <style:style style:family="text" style:name="T2199">
      <style:text-properties fo:font-family="'Liberation Sans'" fo:font-size="10pt" fo:font-style="normal" style:text-underline-type="none" fo:font-weight="normal"/>
    </style:style>
    <style:style style:family="table-row" style:name="ro1051">
      <style:table-row-properties style:row-height="13.15pt" style:use-optimal-row-height="false" fo:break-before="auto"/>
    </style:style>
    <style:style style:family="text" style:name="T2200">
      <style:text-properties fo:font-family="'Liberation Sans'" fo:font-size="10pt" fo:font-style="normal" style:text-underline-type="none" fo:font-weight="normal"/>
    </style:style>
    <style:style style:family="text" style:name="T2201">
      <style:text-properties fo:font-family="'Liberation Sans'" fo:font-size="10pt" fo:font-style="normal" style:text-underline-type="none" fo:font-weight="normal"/>
    </style:style>
    <style:style style:family="text" style:name="T2202">
      <style:text-properties fo:font-family="'Liberation Sans'" fo:font-size="10pt" fo:font-style="normal" style:text-underline-type="none" fo:font-weight="normal"/>
    </style:style>
    <style:style style:family="text" style:name="T2203">
      <style:text-properties fo:font-family="'Liberation Sans'" fo:font-size="10pt" fo:font-style="normal" style:text-underline-type="none" fo:font-weight="normal"/>
    </style:style>
    <style:style style:family="table-row" style:name="ro1052">
      <style:table-row-properties style:row-height="13.15pt" style:use-optimal-row-height="false" fo:break-before="auto"/>
    </style:style>
    <style:style style:family="text" style:name="T2204">
      <style:text-properties fo:font-family="'Liberation Sans'" fo:font-size="10pt" fo:font-style="normal" style:text-underline-type="none" fo:font-weight="normal"/>
    </style:style>
    <style:style style:family="text" style:name="T2205">
      <style:text-properties fo:font-family="'Liberation Sans'" fo:font-size="10pt" fo:font-style="normal" style:text-underline-type="none" fo:font-weight="normal"/>
    </style:style>
    <style:style style:family="text" style:name="T2206">
      <style:text-properties fo:font-family="'Liberation Sans'" fo:font-size="10pt" fo:font-style="normal" style:text-underline-type="none" fo:font-weight="normal"/>
    </style:style>
    <style:style style:family="text" style:name="T2207">
      <style:text-properties fo:font-family="'Liberation Sans'" fo:font-size="10pt" fo:font-style="normal" style:text-underline-type="none" fo:font-weight="normal"/>
    </style:style>
    <style:style style:family="table-row" style:name="ro1053">
      <style:table-row-properties style:row-height="13.15pt" style:use-optimal-row-height="false" fo:break-before="auto"/>
    </style:style>
    <style:style style:family="text" style:name="T2208">
      <style:text-properties fo:font-family="'Liberation Sans'" fo:font-size="10pt" fo:font-style="normal" style:text-underline-type="none" fo:font-weight="normal"/>
    </style:style>
    <style:style style:family="text" style:name="T2209">
      <style:text-properties fo:font-family="'Liberation Sans'" fo:font-size="10pt" fo:font-style="normal" style:text-underline-type="none" fo:font-weight="normal"/>
    </style:style>
    <style:style style:family="text" style:name="T2210">
      <style:text-properties fo:font-family="'Liberation Sans'" fo:font-size="10pt" fo:font-style="normal" style:text-underline-type="none" fo:font-weight="normal"/>
    </style:style>
    <style:style style:family="text" style:name="T2211">
      <style:text-properties fo:font-family="'Liberation Sans'" fo:font-size="10pt" fo:font-style="normal" style:text-underline-type="none" fo:font-weight="normal"/>
    </style:style>
    <style:style style:family="table-row" style:name="ro1054">
      <style:table-row-properties style:row-height="13.15pt" style:use-optimal-row-height="false" fo:break-before="auto"/>
    </style:style>
    <style:style style:family="text" style:name="T2212">
      <style:text-properties fo:font-family="'Liberation Sans'" fo:font-size="10pt" fo:font-style="normal" style:text-underline-type="none" fo:font-weight="normal"/>
    </style:style>
    <style:style style:family="text" style:name="T2213">
      <style:text-properties fo:font-family="'Liberation Sans'" fo:font-size="10pt" fo:font-style="normal" style:text-underline-type="none" fo:font-weight="normal"/>
    </style:style>
    <style:style style:family="text" style:name="T2214">
      <style:text-properties fo:font-family="'Liberation Sans'" fo:font-size="10pt" fo:font-style="normal" style:text-underline-type="none" fo:font-weight="normal"/>
    </style:style>
    <style:style style:family="text" style:name="T2215">
      <style:text-properties fo:font-family="'Liberation Sans'" fo:font-size="10pt" fo:font-style="normal" style:text-underline-type="none" fo:font-weight="normal"/>
    </style:style>
    <style:style style:family="table-row" style:name="ro1055">
      <style:table-row-properties style:row-height="13.15pt" style:use-optimal-row-height="false" fo:break-before="auto"/>
    </style:style>
    <style:style style:family="text" style:name="T2216">
      <style:text-properties fo:font-family="'Liberation Sans'" fo:font-size="10pt" fo:font-style="normal" style:text-underline-type="none" fo:font-weight="normal"/>
    </style:style>
    <style:style style:family="text" style:name="T2217">
      <style:text-properties fo:font-family="'Liberation Sans'" fo:font-size="10pt" fo:font-style="normal" style:text-underline-type="none" fo:font-weight="normal"/>
    </style:style>
    <style:style style:family="text" style:name="T2218">
      <style:text-properties fo:font-family="'Liberation Sans'" fo:font-size="10pt" fo:font-style="normal" style:text-underline-type="none" fo:font-weight="normal"/>
    </style:style>
    <style:style style:family="text" style:name="T2219">
      <style:text-properties fo:font-family="'Liberation Sans'" fo:font-size="10pt" fo:font-style="normal" style:text-underline-type="none" fo:font-weight="normal"/>
    </style:style>
    <style:style style:family="table-row" style:name="ro1056">
      <style:table-row-properties style:row-height="13.15pt" style:use-optimal-row-height="false" fo:break-before="auto"/>
    </style:style>
    <style:style style:family="text" style:name="T2220">
      <style:text-properties fo:font-family="'Liberation Sans'" fo:font-size="10pt" fo:font-style="normal" style:text-underline-type="none" fo:font-weight="normal"/>
    </style:style>
    <style:style style:family="text" style:name="T2221">
      <style:text-properties fo:font-family="'Liberation Sans'" fo:font-size="10pt" fo:font-style="normal" style:text-underline-type="none" fo:font-weight="normal"/>
    </style:style>
    <style:style style:family="text" style:name="T2222">
      <style:text-properties fo:font-family="'Liberation Sans'" fo:font-size="10pt" fo:font-style="normal" style:text-underline-type="none" fo:font-weight="normal"/>
    </style:style>
    <style:style style:family="text" style:name="T2223">
      <style:text-properties fo:font-family="'Liberation Sans'" fo:font-size="10pt" fo:font-style="normal" style:text-underline-type="none" fo:font-weight="normal"/>
    </style:style>
    <style:style style:family="table-row" style:name="ro1057">
      <style:table-row-properties style:row-height="13.15pt" style:use-optimal-row-height="false" fo:break-before="auto"/>
    </style:style>
    <style:style style:family="text" style:name="T2224">
      <style:text-properties fo:font-family="'Liberation Sans'" fo:font-size="10pt" fo:font-style="normal" style:text-underline-type="none" fo:font-weight="normal"/>
    </style:style>
    <style:style style:family="text" style:name="T2225">
      <style:text-properties fo:font-family="'Liberation Sans'" fo:font-size="10pt" fo:font-style="normal" style:text-underline-type="none" fo:font-weight="normal"/>
    </style:style>
    <style:style style:family="text" style:name="T2226">
      <style:text-properties fo:font-family="'Liberation Sans'" fo:font-size="10pt" fo:font-style="normal" style:text-underline-type="none" fo:font-weight="normal"/>
    </style:style>
    <style:style style:family="text" style:name="T2227">
      <style:text-properties fo:font-family="'Liberation Sans'" fo:font-size="10pt" fo:font-style="normal" style:text-underline-type="none" fo:font-weight="normal"/>
    </style:style>
    <style:style style:family="table-row" style:name="ro1058">
      <style:table-row-properties style:row-height="13.15pt" style:use-optimal-row-height="false" fo:break-before="auto"/>
    </style:style>
    <style:style style:family="text" style:name="T2228">
      <style:text-properties fo:font-family="'Liberation Sans'" fo:font-size="10pt" fo:font-style="normal" style:text-underline-type="none" fo:font-weight="normal"/>
    </style:style>
    <style:style style:family="text" style:name="T2229">
      <style:text-properties fo:font-family="'Liberation Sans'" fo:font-size="10pt" fo:font-style="normal" style:text-underline-type="none" fo:font-weight="normal"/>
    </style:style>
    <style:style style:family="text" style:name="T2230">
      <style:text-properties fo:font-family="'Liberation Sans'" fo:font-size="10pt" fo:font-style="normal" style:text-underline-type="none" fo:font-weight="normal"/>
    </style:style>
    <style:style style:family="text" style:name="T2231">
      <style:text-properties fo:font-family="'Liberation Sans'" fo:font-size="10pt" fo:font-style="normal" style:text-underline-type="none" fo:font-weight="normal"/>
    </style:style>
    <style:style style:family="table-row" style:name="ro1059">
      <style:table-row-properties style:row-height="13.15pt" style:use-optimal-row-height="false" fo:break-before="auto"/>
    </style:style>
    <style:style style:family="text" style:name="T2232">
      <style:text-properties fo:font-family="'Liberation Sans'" fo:font-size="10pt" fo:font-style="normal" style:text-underline-type="none" fo:font-weight="normal"/>
    </style:style>
    <style:style style:family="text" style:name="T2233">
      <style:text-properties fo:font-family="'Liberation Sans'" fo:font-size="10pt" fo:font-style="normal" style:text-underline-type="none" fo:font-weight="normal"/>
    </style:style>
    <style:style style:family="text" style:name="T2234">
      <style:text-properties fo:font-family="'Liberation Sans'" fo:font-size="10pt" fo:font-style="normal" style:text-underline-type="none" fo:font-weight="normal"/>
    </style:style>
    <style:style style:family="text" style:name="T2235">
      <style:text-properties fo:font-family="'Liberation Sans'" fo:font-size="10pt" fo:font-style="normal" style:text-underline-type="none" fo:font-weight="normal"/>
    </style:style>
    <style:style style:family="table-row" style:name="ro1060">
      <style:table-row-properties style:row-height="13.15pt" style:use-optimal-row-height="false" fo:break-before="auto"/>
    </style:style>
    <style:style style:family="text" style:name="T2236">
      <style:text-properties fo:font-family="'Liberation Sans'" fo:font-size="10pt" fo:font-style="normal" style:text-underline-type="none" fo:font-weight="normal"/>
    </style:style>
    <style:style style:family="text" style:name="T2237">
      <style:text-properties fo:font-family="'Liberation Sans'" fo:font-size="10pt" fo:font-style="normal" style:text-underline-type="none" fo:font-weight="normal"/>
    </style:style>
    <style:style style:family="text" style:name="T2238">
      <style:text-properties fo:font-family="'Liberation Sans'" fo:font-size="10pt" fo:font-style="normal" style:text-underline-type="none" fo:font-weight="normal"/>
    </style:style>
    <style:style style:family="text" style:name="T2239">
      <style:text-properties fo:font-family="'Liberation Sans'" fo:font-size="10pt" fo:font-style="normal" style:text-underline-type="none" fo:font-weight="normal"/>
    </style:style>
    <style:style style:family="table-row" style:name="ro1061">
      <style:table-row-properties style:row-height="13.15pt" style:use-optimal-row-height="false" fo:break-before="auto"/>
    </style:style>
    <style:style style:family="text" style:name="T2240">
      <style:text-properties fo:font-family="'Liberation Sans'" fo:font-size="10pt" fo:font-style="normal" style:text-underline-type="none" fo:font-weight="normal"/>
    </style:style>
    <style:style style:family="text" style:name="T2241">
      <style:text-properties fo:font-family="'Liberation Sans'" fo:font-size="10pt" fo:font-style="normal" style:text-underline-type="none" fo:font-weight="normal"/>
    </style:style>
    <style:style style:family="text" style:name="T2242">
      <style:text-properties fo:font-family="'Liberation Sans'" fo:font-size="10pt" fo:font-style="normal" style:text-underline-type="none" fo:font-weight="normal"/>
    </style:style>
    <style:style style:family="text" style:name="T2243">
      <style:text-properties fo:font-family="'Liberation Sans'" fo:font-size="10pt" fo:font-style="normal" style:text-underline-type="none" fo:font-weight="normal"/>
    </style:style>
    <style:style style:family="table-row" style:name="ro1062">
      <style:table-row-properties style:row-height="13.15pt" style:use-optimal-row-height="false" fo:break-before="auto"/>
    </style:style>
    <style:style style:family="text" style:name="T2244">
      <style:text-properties fo:font-family="'Liberation Sans'" fo:font-size="10pt" fo:font-style="normal" style:text-underline-type="none" fo:font-weight="normal"/>
    </style:style>
    <style:style style:family="text" style:name="T2245">
      <style:text-properties fo:font-family="'Liberation Sans'" fo:font-size="10pt" fo:font-style="normal" style:text-underline-type="none" fo:font-weight="normal"/>
    </style:style>
    <style:style style:family="text" style:name="T2246">
      <style:text-properties fo:font-family="'Liberation Sans'" fo:font-size="10pt" fo:font-style="normal" style:text-underline-type="none" fo:font-weight="normal"/>
    </style:style>
    <style:style style:family="text" style:name="T2247">
      <style:text-properties fo:font-family="'Liberation Sans'" fo:font-size="10pt" fo:font-style="normal" style:text-underline-type="none" fo:font-weight="normal"/>
    </style:style>
    <style:style style:family="table-row" style:name="ro1063">
      <style:table-row-properties style:row-height="12.8pt" style:use-optimal-row-height="false" fo:break-before="auto"/>
    </style:style>
    <style:style style:family="text" style:name="T2248">
      <style:text-properties fo:font-family="'Liberation Sans'" fo:font-size="10pt" fo:font-style="normal" style:text-underline-type="none" fo:font-weight="normal"/>
    </style:style>
    <style:style style:family="text" style:name="T2249">
      <style:text-properties fo:font-family="'Liberation Sans'" fo:font-size="10pt" fo:font-style="normal" style:text-underline-type="none" fo:font-weight="normal"/>
    </style:style>
    <style:style style:family="text" style:name="T2250">
      <style:text-properties fo:font-family="'Liberation Sans'" fo:font-size="10pt" fo:font-style="normal" style:text-underline-type="none" fo:font-weight="normal"/>
    </style:style>
    <style:style style:family="text" style:name="T2251">
      <style:text-properties fo:font-family="'Liberation Sans'" fo:font-size="10pt" fo:font-style="normal" style:text-underline-type="none" fo:font-weight="normal"/>
    </style:style>
    <style:style style:family="table-row" style:name="ro1064">
      <style:table-row-properties style:row-height="13.15pt" style:use-optimal-row-height="false" fo:break-before="auto"/>
    </style:style>
    <style:style style:family="text" style:name="T2252">
      <style:text-properties fo:font-family="'Liberation Sans'" fo:font-size="10pt" fo:font-style="normal" style:text-underline-type="none" fo:font-weight="normal"/>
    </style:style>
    <style:style style:family="text" style:name="T2253">
      <style:text-properties fo:font-family="'Liberation Sans'" fo:font-size="10pt" fo:font-style="normal" style:text-underline-type="none" fo:font-weight="normal"/>
    </style:style>
    <style:style style:family="text" style:name="T2254">
      <style:text-properties fo:font-family="'Liberation Sans'" fo:font-size="10pt" fo:font-style="normal" style:text-underline-type="none" fo:font-weight="normal"/>
    </style:style>
    <style:style style:family="text" style:name="T2255">
      <style:text-properties fo:font-family="'Liberation Sans'" fo:font-size="10pt" fo:font-style="normal" style:text-underline-type="none" fo:font-weight="normal"/>
    </style:style>
    <style:style style:family="table-row" style:name="ro1065">
      <style:table-row-properties style:row-height="13.15pt" style:use-optimal-row-height="false" fo:break-before="auto"/>
    </style:style>
    <style:style style:family="text" style:name="T2256">
      <style:text-properties fo:font-family="'Liberation Sans'" fo:font-size="10pt" fo:font-style="normal" style:text-underline-type="none" fo:font-weight="normal"/>
    </style:style>
    <style:style style:family="text" style:name="T2257">
      <style:text-properties fo:font-family="'Liberation Sans'" fo:font-size="10pt" fo:font-style="normal" style:text-underline-type="none" fo:font-weight="normal"/>
    </style:style>
    <style:style style:family="text" style:name="T2258">
      <style:text-properties fo:font-family="'Liberation Sans'" fo:font-size="10pt" fo:font-style="normal" style:text-underline-type="none" fo:font-weight="normal"/>
    </style:style>
    <style:style style:family="text" style:name="T2259">
      <style:text-properties fo:font-family="'Liberation Sans'" fo:font-size="10pt" fo:font-style="normal" style:text-underline-type="none" fo:font-weight="normal"/>
    </style:style>
    <style:style style:family="table-row" style:name="ro1066">
      <style:table-row-properties style:row-height="13.15pt" style:use-optimal-row-height="false" fo:break-before="auto"/>
    </style:style>
    <style:style style:family="text" style:name="T2260">
      <style:text-properties fo:font-family="'Liberation Sans'" fo:font-size="10pt" fo:font-style="normal" style:text-underline-type="none" fo:font-weight="normal"/>
    </style:style>
    <style:style style:family="text" style:name="T2261">
      <style:text-properties fo:font-family="'Liberation Sans'" fo:font-size="10pt" fo:font-style="normal" style:text-underline-type="none" fo:font-weight="normal"/>
    </style:style>
    <style:style style:family="text" style:name="T2262">
      <style:text-properties fo:font-family="'Liberation Sans'" fo:font-size="10pt" fo:font-style="normal" style:text-underline-type="none" fo:font-weight="normal"/>
    </style:style>
    <style:style style:family="text" style:name="T2263">
      <style:text-properties fo:font-family="'Liberation Sans'" fo:font-size="10pt" fo:font-style="normal" style:text-underline-type="none" fo:font-weight="normal"/>
    </style:style>
    <style:style style:family="table-row" style:name="ro1067">
      <style:table-row-properties style:row-height="13.15pt" style:use-optimal-row-height="false" fo:break-before="auto"/>
    </style:style>
    <style:style style:family="text" style:name="T2264">
      <style:text-properties fo:font-family="'Liberation Sans'" fo:font-size="10pt" fo:font-style="normal" style:text-underline-type="none" fo:font-weight="normal"/>
    </style:style>
    <style:style style:family="text" style:name="T2265">
      <style:text-properties fo:font-family="'Liberation Sans'" fo:font-size="10pt" fo:font-style="normal" style:text-underline-type="none" fo:font-weight="normal"/>
    </style:style>
    <style:style style:family="text" style:name="T2266">
      <style:text-properties fo:font-family="'Liberation Sans'" fo:font-size="10pt" fo:font-style="normal" style:text-underline-type="none" fo:font-weight="normal"/>
    </style:style>
    <style:style style:family="text" style:name="T2267">
      <style:text-properties fo:font-family="'Liberation Sans'" fo:font-size="10pt" fo:font-style="normal" style:text-underline-type="none" fo:font-weight="normal"/>
    </style:style>
    <style:style style:family="table-row" style:name="ro1068">
      <style:table-row-properties style:row-height="13.15pt" style:use-optimal-row-height="false" fo:break-before="auto"/>
    </style:style>
    <style:style style:family="text" style:name="T2268">
      <style:text-properties fo:font-family="'Liberation Sans'" fo:font-size="10pt" fo:font-style="normal" style:text-underline-type="none" fo:font-weight="normal"/>
    </style:style>
    <style:style style:family="text" style:name="T2269">
      <style:text-properties fo:font-family="'Liberation Sans'" fo:font-size="10pt" fo:font-style="normal" style:text-underline-type="none" fo:font-weight="normal"/>
    </style:style>
    <style:style style:family="text" style:name="T2270">
      <style:text-properties fo:font-family="'Liberation Sans'" fo:font-size="10pt" fo:font-style="normal" style:text-underline-type="none" fo:font-weight="normal"/>
    </style:style>
    <style:style style:family="text" style:name="T2271">
      <style:text-properties fo:font-family="'Liberation Sans'" fo:font-size="10pt" fo:font-style="normal" style:text-underline-type="none" fo:font-weight="normal"/>
    </style:style>
    <style:style style:family="table-row" style:name="ro1069">
      <style:table-row-properties style:row-height="13.15pt" style:use-optimal-row-height="false" fo:break-before="auto"/>
    </style:style>
    <style:style style:family="text" style:name="T2272">
      <style:text-properties fo:font-family="'Liberation Sans'" fo:font-size="10pt" fo:font-style="normal" style:text-underline-type="none" fo:font-weight="normal"/>
    </style:style>
    <style:style style:family="text" style:name="T2273">
      <style:text-properties fo:font-family="'Liberation Sans'" fo:font-size="10pt" fo:font-style="normal" style:text-underline-type="none" fo:font-weight="normal"/>
    </style:style>
    <style:style style:family="text" style:name="T2274">
      <style:text-properties fo:font-family="'Liberation Sans'" fo:font-size="10pt" fo:font-style="normal" style:text-underline-type="none" fo:font-weight="normal"/>
    </style:style>
    <style:style style:family="text" style:name="T2275">
      <style:text-properties fo:font-family="'Liberation Sans'" fo:font-size="10pt" fo:font-style="normal" style:text-underline-type="none" fo:font-weight="normal"/>
    </style:style>
    <style:style style:family="table-row" style:name="ro1070">
      <style:table-row-properties style:row-height="13.15pt" style:use-optimal-row-height="false" fo:break-before="auto"/>
    </style:style>
    <style:style style:family="text" style:name="T2276">
      <style:text-properties fo:font-family="'Liberation Sans'" fo:font-size="10pt" fo:font-style="normal" style:text-underline-type="none" fo:font-weight="normal"/>
    </style:style>
    <style:style style:family="text" style:name="T2277">
      <style:text-properties fo:font-family="'Liberation Sans'" fo:font-size="10pt" fo:font-style="normal" style:text-underline-type="none" fo:font-weight="normal"/>
    </style:style>
    <style:style style:family="text" style:name="T2278">
      <style:text-properties fo:font-family="'Liberation Sans'" fo:font-size="10pt" fo:font-style="normal" style:text-underline-type="none" fo:font-weight="normal"/>
    </style:style>
    <style:style style:family="text" style:name="T2279">
      <style:text-properties fo:font-family="'Liberation Sans'" fo:font-size="10pt" fo:font-style="normal" style:text-underline-type="none" fo:font-weight="normal"/>
    </style:style>
    <style:style style:family="table-row" style:name="ro1071">
      <style:table-row-properties style:row-height="13.15pt" style:use-optimal-row-height="false" fo:break-before="auto"/>
    </style:style>
    <style:style style:family="text" style:name="T2280">
      <style:text-properties fo:font-family="'Liberation Sans'" fo:font-size="10pt" fo:font-style="normal" style:text-underline-type="none" fo:font-weight="normal"/>
    </style:style>
    <style:style style:family="text" style:name="T2281">
      <style:text-properties fo:font-family="'Liberation Sans'" fo:font-size="10pt" fo:font-style="normal" style:text-underline-type="none" fo:font-weight="normal"/>
    </style:style>
    <style:style style:family="text" style:name="T2282">
      <style:text-properties fo:font-family="'Liberation Sans'" fo:font-size="10pt" fo:font-style="normal" style:text-underline-type="none" fo:font-weight="normal"/>
    </style:style>
    <style:style style:family="text" style:name="T2283">
      <style:text-properties fo:font-family="'Liberation Sans'" fo:font-size="10pt" fo:font-style="normal" style:text-underline-type="none" fo:font-weight="normal"/>
    </style:style>
    <style:style style:family="table-row" style:name="ro1072">
      <style:table-row-properties style:row-height="13.15pt" style:use-optimal-row-height="false" fo:break-before="auto"/>
    </style:style>
    <style:style style:family="text" style:name="T2284">
      <style:text-properties fo:font-family="'Liberation Sans'" fo:font-size="10pt" fo:font-style="normal" style:text-underline-type="none" fo:font-weight="normal"/>
    </style:style>
    <style:style style:family="text" style:name="T2285">
      <style:text-properties fo:font-family="'Liberation Sans'" fo:font-size="10pt" fo:font-style="normal" style:text-underline-type="none" fo:font-weight="normal"/>
    </style:style>
    <style:style style:family="text" style:name="T2286">
      <style:text-properties fo:font-family="'Liberation Sans'" fo:font-size="10pt" fo:font-style="normal" style:text-underline-type="none" fo:font-weight="normal"/>
    </style:style>
    <style:style style:family="text" style:name="T2287">
      <style:text-properties fo:font-family="'Liberation Sans'" fo:font-size="10pt" fo:font-style="normal" style:text-underline-type="none" fo:font-weight="normal"/>
    </style:style>
    <style:style style:family="table-row" style:name="ro1073">
      <style:table-row-properties style:row-height="12.8pt" style:use-optimal-row-height="false" fo:break-before="auto"/>
    </style:style>
    <style:style style:family="text" style:name="T2288">
      <style:text-properties fo:font-family="'Liberation Sans'" fo:font-size="10pt" fo:font-style="normal" style:text-underline-type="none" fo:font-weight="normal"/>
    </style:style>
    <style:style style:family="text" style:name="T2289">
      <style:text-properties fo:font-family="'Liberation Sans'" fo:font-size="10pt" fo:font-style="normal" style:text-underline-type="none" fo:font-weight="normal"/>
    </style:style>
    <style:style style:family="text" style:name="T2290">
      <style:text-properties fo:font-family="'Liberation Sans'" fo:font-size="10pt" fo:font-style="normal" style:text-underline-type="none" fo:font-weight="normal"/>
    </style:style>
    <style:style style:family="text" style:name="T2291">
      <style:text-properties fo:font-family="'Liberation Sans'" fo:font-size="10pt" fo:font-style="normal" style:text-underline-type="none" fo:font-weight="normal"/>
    </style:style>
    <style:style style:family="table-row" style:name="ro1074">
      <style:table-row-properties style:row-height="12.8pt" style:use-optimal-row-height="false" fo:break-before="auto"/>
    </style:style>
    <style:style style:family="text" style:name="T2292">
      <style:text-properties fo:font-family="'Liberation Sans'" fo:font-size="10pt" fo:font-style="normal" style:text-underline-type="none" fo:font-weight="normal"/>
    </style:style>
    <style:style style:family="table-row" style:name="ro1075">
      <style:table-row-properties style:row-height="12.8pt" style:use-optimal-row-height="false" fo:break-before="auto"/>
    </style:style>
    <style:style style:family="text" style:name="T2293">
      <style:text-properties fo:font-family="'Liberation Sans'" fo:font-size="10pt" fo:font-style="normal" style:text-underline-type="none" fo:font-weight="normal"/>
    </style:style>
    <style:style style:family="table-row" style:name="ro1076">
      <style:table-row-properties style:row-height="12.8pt" style:use-optimal-row-height="false" fo:break-before="auto"/>
    </style:style>
    <style:style style:family="text" style:name="T2294">
      <style:text-properties fo:font-family="'Liberation Sans'" fo:font-size="10pt" fo:font-style="normal" style:text-underline-type="none" fo:font-weight="normal"/>
    </style:style>
    <style:style style:family="table-row" style:name="ro1077">
      <style:table-row-properties style:row-height="12.8pt" style:use-optimal-row-height="false" fo:break-before="auto"/>
    </style:style>
    <style:style style:family="text" style:name="T2295">
      <style:text-properties fo:font-family="'Liberation Sans'" fo:font-size="10pt" fo:font-style="normal" style:text-underline-type="none" fo:font-weight="normal"/>
    </style:style>
    <style:style style:family="table-row" style:name="ro1078">
      <style:table-row-properties style:row-height="12.8pt" style:use-optimal-row-height="false" fo:break-before="auto"/>
    </style:style>
    <style:style style:family="text" style:name="T2296">
      <style:text-properties fo:font-family="'Liberation Sans'" fo:font-size="10pt" fo:font-style="normal" style:text-underline-type="none" fo:font-weight="normal"/>
    </style:style>
    <style:style style:family="table-row" style:name="ro1079">
      <style:table-row-properties style:row-height="12.8pt" style:use-optimal-row-height="false" fo:break-before="auto"/>
    </style:style>
    <style:style style:family="text" style:name="T2297">
      <style:text-properties fo:font-family="'Liberation Sans'" fo:font-size="10pt" fo:font-style="normal" style:text-underline-type="none" fo:font-weight="normal"/>
    </style:style>
    <style:style style:family="table-row" style:name="ro1080">
      <style:table-row-properties style:row-height="12.75pt" style:use-optimal-row-height="false" fo:break-before="auto"/>
    </style:style>
    <style:style style:family="text" style:name="T2298">
      <style:text-properties fo:font-family="'Liberation Sans'" fo:font-size="10pt" fo:font-style="normal" style:text-underline-type="none" fo:font-weight="normal"/>
    </style:style>
    <style:style style:family="table-row" style:name="ro1081">
      <style:table-row-properties style:row-height="15pt" style:use-optimal-row-height="true" fo:break-before="auto"/>
    </style:style>
    <style:style style:family="text" style:name="T2299">
      <style:text-properties fo:font-family="'Liberation Sans'" fo:font-size="10pt" fo:font-style="normal" style:text-underline-type="none" fo:font-weight="normal"/>
    </style:style>
    <style:style style:family="table-row" style:name="ro1082">
      <style:table-row-properties style:row-height="15pt" style:use-optimal-row-height="true" fo:break-before="auto"/>
    </style:style>
    <style:style style:family="text" style:name="T2300">
      <style:text-properties fo:font-family="'Liberation Sans'" fo:font-size="10pt" fo:font-style="normal" style:text-underline-type="none" fo:font-weight="normal"/>
    </style:style>
    <style:style style:family="table-row" style:name="ro1083">
      <style:table-row-properties style:row-height="15pt" style:use-optimal-row-height="true" fo:break-before="auto"/>
    </style:style>
    <style:style style:family="text" style:name="T2301">
      <style:text-properties fo:font-family="'Liberation Sans'" fo:font-size="10pt" fo:font-style="normal" style:text-underline-type="none" fo:font-weight="normal"/>
    </style:style>
    <text:list-style style:name="L1"/>
  </office:automatic-styles>
  <office:body>
    <office:spreadsheet>
      <table:table table:name="overlook" table:style-name="ta1">
        <table:shapes>
          <draw:frame draw:name="Object_ch1" draw:style-name="gr1" svg:width="7.766cm" svg:height="4.067cm" svg:x="0.251cm" svg:y="1.569cm">
            <draw:object xlink:href="./Object 1" xlink:type="simple" xlink:show="embed" xlink:actuate="onLoad"/>
          </draw:frame>
        </table:shapes>
        <table:table-column table:number-columns-repeated="1023" table:style-name="co2" table:default-cell-style-name="Default"/>
        <table:table-header-columns/>
        <table:table-column table:number-columns-repeated="101" table:style-name="co3" table:default-cell-style-name="Default"/>
        <table:table-header-columns/>
        <table:table-column table:style-name="co1" table:default-cell-style-name="Default"/>
        <table:table-header-columns/>
        <table:table-row table:style-name="ro2">
          <table:table-cell table:style-name="ce6" office:value-type="string" calcext:value-type="string" table:number-columns-spanned="4" table:number-rows-spanned="1">
            <text:p><text:span text:style-name="T1">Items</text:span></text:p>
          </table:table-cell>
          <table:table-cell table:number-columns-repeated="3"/>
          <table:table-cell table:style-name="ce7" office:value-type="string" calcext:value-type="string" table:number-columns-spanned="1" table:number-rows-spanned="2">
            <text:p><text:span text:style-name="T2">Enemies</text:span></text:p>
          </table:table-cell>
          <table:table-cell table:style-name="ce8" office:value-type="string" calcext:value-type="string" table:number-columns-spanned="1" table:number-rows-spanned="2">
            <text:p><text:span text:style-name="T3">Skills</text:span></text:p>
          </table:table-cell>
          <table:table-cell table:number-columns-repeated="1024"/>
        </table:table-row>
        <table:table-row table:style-name="ro3">
          <table:table-cell table:style-name="ce9" office:value-type="string" calcext:value-type="string">
            <text:p><text:span text:style-name="T4">Equipment</text:span></text:p>
          </table:table-cell>
          <table:table-cell table:style-name="ce9" office:value-type="string" calcext:value-type="string">
            <text:p><text:span text:style-name="T5">Consumable</text:span></text:p>
          </table:table-cell>
          <table:table-cell table:style-name="ce9" office:value-type="string" calcext:value-type="string">
            <text:p><text:span text:style-name="T6">Misc</text:span></text:p>
          </table:table-cell>
          <table:table-cell table:style-name="ce9" office:value-type="string" calcext:value-type="string">
            <text:p><text:span text:style-name="T7">Total items</text:span></text:p>
          </table:table-cell>
          <table:table-cell table:style-name="ce10"/>
          <table:table-cell table:style-name="ce8"/>
          <table:table-cell table:number-columns-repeated="1024"/>
        </table:table-row>
        <table:table-row table:style-name="ro4">
          <table:table-cell table:style-name="ce11" table:formula="of:=COUNTA([$items_equipment.$A:$items_equipment.$A])-1" office:value-type="float" calcext:value-type="float" office:value="138">
            <text:p>138</text:p>
          </table:table-cell>
          <table:table-cell table:style-name="ce11" table:formula="of:=COUNTA([$items_consumable.$A$1:$items_consumable.$A$1048576])-1" office:value-type="float" calcext:value-type="float" office:value="3">
            <text:p>3</text:p>
          </table:table-cell>
          <table:table-cell table:style-name="ce11" table:formula="of:=COUNTA([$items_misc.$A:$items_misc.$A])-1" office:value-type="float" calcext:value-type="float" office:value="72">
            <text:p>72</text:p>
          </table:table-cell>
          <table:table-cell table:style-name="ce11" table:formula="of:=SUM([.A3:.C3])" office:value-type="float" calcext:value-type="float" office:value="213">
            <text:p>213</text:p>
          </table:table-cell>
          <table:table-cell table:style-name="ce12" table:formula="of:=COUNTA([$enemies.$A$1:$enemies.$A$1048576])-1" office:value-type="float" calcext:value-type="float" office:value="32">
            <text:p>32</text:p>
          </table:table-cell>
          <table:table-cell table:style-name="ce13" table:formula="of:=COUNTA([$skills.$A$1:$skills.$A$1048576])-1" office:value-type="float" calcext:value-type="float" office:value="19">
            <text:p>19</text:p>
          </table:table-cell>
          <table:table-cell table:number-columns-repeated="1024"/>
        </table:table-row>
        <table:table-row table:style-name="ro5">
          <table:table-cell table:number-columns-repeated="1024"/>
        </table:table-row>
        <table:table-row table:number-rows-repeated="60" table:style-name="ro1">
          <table:table-cell table:number-columns-repeated="1024"/>
        </table:table-row>
      </table:table>
      <table:table table:name="items_equipment" table:style-name="ta2">
        <table:table-column table:style-name="co5" table:default-cell-style-name="Default"/>
        <table:table-header-columns/>
        <table:table-column table:style-name="co6" table:default-cell-style-name="Default"/>
        <table:table-header-columns/>
        <table:table-column table:style-name="co7" table:default-cell-style-name="Default"/>
        <table:table-header-columns/>
        <table:table-column table:style-name="co8" table:default-cell-style-name="Default"/>
        <table:table-header-columns/>
        <table:table-column table:style-name="co9" table:default-cell-style-name="Default"/>
        <table:table-header-columns/>
        <table:table-column table:style-name="co10" table:default-cell-style-name="Default"/>
        <table:table-header-columns/>
        <table:table-column table:style-name="co11" table:default-cell-style-name="Default"/>
        <table:table-header-columns/>
        <table:table-column table:style-name="co12" table:default-cell-style-name="Default"/>
        <table:table-header-columns/>
        <table:table-column table:style-name="co13" table:default-cell-style-name="Default"/>
        <table:table-header-columns/>
        <table:table-column table:style-name="co14" table:default-cell-style-name="Default"/>
        <table:table-header-columns/>
        <table:table-column table:style-name="co15" table:default-cell-style-name="Default"/>
        <table:table-header-columns/>
        <table:table-column table:style-name="co16" table:default-cell-style-name="Default"/>
        <table:table-header-columns/>
        <table:table-column table:style-name="co17" table:default-cell-style-name="Default"/>
        <table:table-header-columns/>
        <table:table-column table:style-name="co18" table:default-cell-style-name="Default"/>
        <table:table-header-columns/>
        <table:table-column table:style-name="co19" table:default-cell-style-name="Default"/>
        <table:table-header-columns/>
        <table:table-column table:style-name="co20" table:default-cell-style-name="Default"/>
        <table:table-header-columns/>
        <table:table-column table:style-name="co21" table:default-cell-style-name="Default"/>
        <table:table-header-columns/>
        <table:table-column table:style-name="co22" table:default-cell-style-name="Default"/>
        <table:table-header-columns/>
        <table:table-column table:style-name="co23" table:default-cell-style-name="Default"/>
        <table:table-header-columns/>
        <table:table-column table:style-name="co24" table:default-cell-style-name="Default"/>
        <table:table-header-columns/>
        <table:table-column table:style-name="co25" table:default-cell-style-name="Default"/>
        <table:table-header-columns/>
        <table:table-column table:style-name="co26" table:default-cell-style-name="Default"/>
        <table:table-header-columns/>
        <table:table-column table:style-name="co27" table:default-cell-style-name="Default"/>
        <table:table-header-columns/>
        <table:table-column table:style-name="co28" table:default-cell-style-name="Default"/>
        <table:table-header-columns/>
        <table:table-column table:number-columns-repeated="998" table:style-name="co29" table:default-cell-style-name="Default"/>
        <table:table-header-columns/>
        <table:table-column table:number-columns-repeated="101" table:style-name="co30" table:default-cell-style-name="Default"/>
        <table:table-header-columns/>
        <table:table-column table:style-name="co4" table:default-cell-style-name="Default"/>
        <table:table-header-columns/>
        <table:table-row table:style-name="ro7">
          <table:table-cell office:value-type="string" calcext:value-type="string">
            <text:p><text:span text:style-name="T8">premade_id</text:span></text:p>
          </table:table-cell>
          <table:table-cell office:value-type="string" calcext:value-type="string">
            <text:p><text:span text:style-name="T9">name</text:span></text:p>
          </table:table-cell>
          <table:table-cell office:value-type="string" calcext:value-type="string">
            <text:p><text:span text:style-name="T10">hp_max</text:span></text:p>
          </table:table-cell>
          <table:table-cell office:value-type="string" calcext:value-type="string">
            <text:p><text:span text:style-name="T11">mp_max</text:span></text:p>
          </table:table-cell>
          <table:table-cell office:value-type="string" calcext:value-type="string">
            <text:p><text:span text:style-name="T12">rhp_max</text:span></text:p>
          </table:table-cell>
          <table:table-cell office:value-type="string" calcext:value-type="string">
            <text:p><text:span text:style-name="T13">rmp_max</text:span></text:p>
          </table:table-cell>
          <table:table-cell office:value-type="string" calcext:value-type="string">
            <text:p><text:span text:style-name="T14">armor</text:span></text:p>
          </table:table-cell>
          <table:table-cell office:value-type="string" calcext:value-type="string">
            <text:p><text:span text:style-name="T15">marmor</text:span></text:p>
          </table:table-cell>
          <table:table-cell office:value-type="string" calcext:value-type="string">
            <text:p><text:span text:style-name="T16">rarmor</text:span></text:p>
          </table:table-cell>
          <table:table-cell office:value-type="string" calcext:value-type="string">
            <text:p><text:span text:style-name="T17">rmarmor</text:span></text:p>
          </table:table-cell>
          <table:table-cell office:value-type="string" calcext:value-type="string">
            <text:p><text:span text:style-name="T18">grit</text:span></text:p>
          </table:table-cell>
          <table:table-cell office:value-type="string" calcext:value-type="string">
            <text:p><text:span text:style-name="T19">flow</text:span></text:p>
          </table:table-cell>
          <table:table-cell office:value-type="string" calcext:value-type="string">
            <text:p><text:span text:style-name="T20">mind</text:span></text:p>
          </table:table-cell>
          <table:table-cell office:value-type="string" calcext:value-type="string">
            <text:p><text:span text:style-name="T21">soul</text:span></text:p>
          </table:table-cell>
          <table:table-cell office:value-type="string" calcext:value-type="string">
            <text:p><text:span text:style-name="T22">rgrit</text:span></text:p>
          </table:table-cell>
          <table:table-cell office:value-type="string" calcext:value-type="string">
            <text:p><text:span text:style-name="T23">rflow</text:span></text:p>
          </table:table-cell>
          <table:table-cell office:value-type="string" calcext:value-type="string">
            <text:p><text:span text:style-name="T24">rmind</text:span></text:p>
          </table:table-cell>
          <table:table-cell office:value-type="string" calcext:value-type="string">
            <text:p><text:span text:style-name="T25">rsoul</text:span></text:p>
          </table:table-cell>
          <table:table-cell office:value-type="string" calcext:value-type="string">
            <text:p><text:span text:style-name="T26">lvl</text:span></text:p>
          </table:table-cell>
          <table:table-cell office:value-type="string" calcext:value-type="string">
            <text:p><text:span text:style-name="T27">slot</text:span></text:p>
          </table:table-cell>
          <table:table-cell office:value-type="string" calcext:value-type="string">
            <text:p><text:span text:style-name="T28">legacy</text:span></text:p>
          </table:table-cell>
          <table:table-cell table:style-name="ce14" office:value-type="string" calcext:value-type="string">
            <text:p><text:span text:style-name="T29">DROPPED</text:span><text:span text:style-name="T30">
</text:span><text:span text:style-name="T31">BY X </text:span><text:span text:style-name="T32">
</text:span><text:span text:style-name="T33">MOBS</text:span></text:p>
          </table:table-cell>
          <table:table-cell table:style-name="ce15" office:value-type="string" calcext:value-type="string">
            <text:p>bonuses</text:p>
          </table:table-cell>
          <table:table-cell table:style-name="ce16" office:value-type="string" calcext:value-type="string">
            <text:p><text:span text:style-name="T34">description</text:span></text:p>
          </table:table-cell>
          <table:table-cell table:number-columns-repeated="1024"/>
        </table:table-row>
        <table:table-row table:style-name="ro8">
          <table:table-cell table:style-name="ce17" office:value-type="string" calcext:value-type="string">
            <text:p><text:span text:style-name="T35">red t-shirt</text:span></text:p>
          </table:table-cell>
          <table:table-cell table:style-name="ce17" office:value-type="string" calcext:value-type="string">
            <text:p><text:span text:style-name="T36">Red t-shirt</text:span></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string" calcext:value-type="string">
            <text:p><text:span text:style-name="T37">body</text:span></text:p>
          </table:table-cell>
          <table:table-cell table:style-name="ce17" office:value-type="float" calcext:value-type="float" office:value="1">
            <text:p>1</text:p>
          </table:table-cell>
          <table:table-cell table:style-name="ce9" table:formula="of:=COUNTIF([loot.A:loot.A];[.A2])" office:value-type="float" calcext:value-type="float" office:value="0">
            <text:p>0</text:p>
          </table:table-cell>
          <table:table-cell office:value-type="float" calcext:value-type="float" office:value="0">
            <text:p>0</text:p>
          </table:table-cell>
          <table:table-cell table:style-name="ce17" office:value-type="string" calcext:value-type="string">
            <text:p><text:span text:style-name="T38">A casual t-shirt, more for fashion than function</text:span></text:p>
          </table:table-cell>
          <table:table-cell table:style-name="ce17"/>
          <table:table-cell table:number-columns-repeated="1024"/>
        </table:table-row>
        <table:table-row table:style-name="ro9">
          <table:table-cell table:style-name="ce17" office:value-type="string" calcext:value-type="string">
            <text:p><text:span text:style-name="T39">brown wizard robe</text:span></text:p>
          </table:table-cell>
          <table:table-cell table:style-name="ce17" office:value-type="string" calcext:value-type="string">
            <text:p><text:span text:style-name="T40">Brown robe</text:span></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string" calcext:value-type="string">
            <text:p><text:span text:style-name="T41">body</text:span></text:p>
          </table:table-cell>
          <table:table-cell table:style-name="ce17" office:value-type="float" calcext:value-type="float" office:value="1">
            <text:p>1</text:p>
          </table:table-cell>
          <table:table-cell table:style-name="ce9" table:formula="of:=COUNTIF([loot.A:loot.A];[.A3])" office:value-type="float" calcext:value-type="float" office:value="0">
            <text:p>0</text:p>
          </table:table-cell>
          <table:table-cell office:value-type="float" calcext:value-type="float" office:value="0">
            <text:p>0</text:p>
          </table:table-cell>
          <table:table-cell table:style-name="ce17" office:value-type="string" calcext:value-type="string">
            <text:p><text:span text:style-name="T42">A flowing robe, perfect for those seeking to channel magical energy</text:span></text:p>
          </table:table-cell>
          <table:table-cell table:style-name="ce17"/>
          <table:table-cell table:number-columns-repeated="1024"/>
        </table:table-row>
        <table:table-row table:style-name="ro10">
          <table:table-cell table:style-name="ce17" office:value-type="string" calcext:value-type="string">
            <text:p><text:span text:style-name="T43">black raincoat</text:span></text:p>
          </table:table-cell>
          <table:table-cell table:style-name="ce17" office:value-type="string" calcext:value-type="string">
            <text:p><text:span text:style-name="T44">Black raincoat</text:span></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1">
            <text:p>1</text:p>
          </table:table-cell>
          <table:table-cell table:style-name="ce17" office:value-type="string" calcext:value-type="string">
            <text:p><text:span text:style-name="T45">body</text:span></text:p>
          </table:table-cell>
          <table:table-cell table:style-name="ce17" office:value-type="float" calcext:value-type="float" office:value="1">
            <text:p>1</text:p>
          </table:table-cell>
          <table:table-cell table:style-name="ce9" table:formula="of:=COUNTIF([loot.A:loot.A];[.A4])" office:value-type="float" calcext:value-type="float" office:value="0">
            <text:p>0</text:p>
          </table:table-cell>
          <table:table-cell office:value-type="float" calcext:value-type="float" office:value="0">
            <text:p>0</text:p>
          </table:table-cell>
          <table:table-cell table:style-name="ce17" office:value-type="string" calcext:value-type="string">
            <text:p><text:span text:style-name="T46">A waterproof coat for braving harsh weather conditions</text:span></text:p>
          </table:table-cell>
          <table:table-cell table:style-name="ce17"/>
          <table:table-cell table:number-columns-repeated="1024"/>
        </table:table-row>
        <table:table-row table:style-name="ro11">
          <table:table-cell table:style-name="ce17" office:value-type="string" calcext:value-type="string">
            <text:p><text:span text:style-name="T47">bronze chainmail</text:span></text:p>
          </table:table-cell>
          <table:table-cell table:style-name="ce17" office:value-type="string" calcext:value-type="string">
            <text:p><text:span text:style-name="T48">Bronze chainmail</text:span></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string" calcext:value-type="string">
            <text:p><text:span text:style-name="T49">body</text:span></text:p>
          </table:table-cell>
          <table:table-cell table:style-name="ce17" office:value-type="float" calcext:value-type="float" office:value="1">
            <text:p>1</text:p>
          </table:table-cell>
          <table:table-cell table:style-name="ce9" table:formula="of:=COUNTIF([loot.A:loot.A];[.A5])" office:value-type="float" calcext:value-type="float" office:value="0">
            <text:p>0</text:p>
          </table:table-cell>
          <table:table-cell office:value-type="float" calcext:value-type="float" office:value="0">
            <text:p>0</text:p>
          </table:table-cell>
          <table:table-cell table:style-name="ce17" office:value-type="string" calcext:value-type="string">
            <text:p><text:span text:style-name="T50">A robust chainmail offering solid defense against attacks</text:span></text:p>
          </table:table-cell>
          <table:table-cell table:style-name="ce17"/>
          <table:table-cell table:number-columns-repeated="1024"/>
        </table:table-row>
        <table:table-row table:style-name="ro12">
          <table:table-cell office:value-type="string" calcext:value-type="string">
            <text:p><text:span text:style-name="T51">soul body 1</text:span></text:p>
          </table:table-cell>
          <table:table-cell office:value-type="string" calcext:value-type="string">
            <text:p><text:span text:style-name="T52">Brown monk rob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3">body</text:span></text:p>
          </table:table-cell>
          <table:table-cell office:value-type="float" calcext:value-type="float" office:value="0">
            <text:p>0</text:p>
          </table:table-cell>
          <table:table-cell table:style-name="ce9" table:formula="of:=COUNTIF([loot.A:loot.A];[.A6])" office:value-type="float" calcext:value-type="float" office:value="5">
            <text:p>5</text:p>
          </table:table-cell>
          <table:table-cell office:value-type="string" calcext:value-type="string">
            <text:p>skill_level:cure light wounds=1</text:p>
          </table:table-cell>
          <table:table-cell table:style-name="ce18" office:value-type="string" calcext:value-type="string">
            <text:p>A brown robe with a hint of orange.</text:p>
          </table:table-cell>
          <table:table-cell table:style-name="ce17"/>
          <table:table-cell table:number-columns-repeated="1024"/>
        </table:table-row>
        <table:table-row table:style-name="ro13">
          <table:table-cell office:value-type="string" calcext:value-type="string">
            <text:p><text:span text:style-name="T54">mind body 1</text:span></text:p>
          </table:table-cell>
          <table:table-cell office:value-type="string" calcext:value-type="string">
            <text:p><text:span text:style-name="T55">Robe</text:span></text:p>
          </table:table-cell>
          <table:table-cell office:value-type="float" calcext:value-type="float" office:value="5">
            <text:p>5</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6">body</text:span></text:p>
          </table:table-cell>
          <table:table-cell office:value-type="float" calcext:value-type="float" office:value="0">
            <text:p>0</text:p>
          </table:table-cell>
          <table:table-cell table:style-name="ce9" table:formula="of:=COUNTIF([loot.A:loot.A];[.A7])" office:value-type="float" calcext:value-type="float" office:value="5">
            <text:p>5</text:p>
          </table:table-cell>
          <table:table-cell table:style-name="ce15" office:value-type="string" calcext:value-type="string">
            <text:p>skill_level:mage armor=1</text:p>
          </table:table-cell>
          <table:table-cell table:style-name="ce18" office:value-type="string" calcext:value-type="string">
            <text:p>A long thin dark gray robe.</text:p>
          </table:table-cell>
          <table:table-cell table:style-name="ce17"/>
          <table:table-cell table:number-columns-repeated="1024"/>
        </table:table-row>
        <table:table-row table:style-name="ro14">
          <table:table-cell office:value-type="string" calcext:value-type="string">
            <text:p><text:span text:style-name="T57">grit body 1</text:span></text:p>
          </table:table-cell>
          <table:table-cell office:value-type="string" calcext:value-type="string">
            <text:p><text:span text:style-name="T58">Leather tunic</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9">body</text:span></text:p>
          </table:table-cell>
          <table:table-cell office:value-type="float" calcext:value-type="float" office:value="0">
            <text:p>0</text:p>
          </table:table-cell>
          <table:table-cell table:style-name="ce9" table:formula="of:=COUNTIF([loot.A:loot.A];[.A8])" office:value-type="float" calcext:value-type="float" office:value="5">
            <text:p>5</text:p>
          </table:table-cell>
          <table:table-cell office:value-type="string" calcext:value-type="string">
            <text:p>skill_level:swing=1</text:p>
          </table:table-cell>
          <table:table-cell table:style-name="ce18" office:value-type="string" calcext:value-type="string">
            <text:p>A tunic made of cow hide, you count six spots!</text:p>
          </table:table-cell>
          <table:table-cell table:style-name="ce17"/>
          <table:table-cell table:number-columns-repeated="1024"/>
        </table:table-row>
        <table:table-row table:style-name="ro15">
          <table:table-cell office:value-type="string" calcext:value-type="string">
            <text:p><text:span text:style-name="T60">flow body 1</text:span></text:p>
          </table:table-cell>
          <table:table-cell office:value-type="string" calcext:value-type="string">
            <text:p><text:span text:style-name="T61">Ragged shirt</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62">body</text:span></text:p>
          </table:table-cell>
          <table:table-cell office:value-type="float" calcext:value-type="float" office:value="0">
            <text:p>0</text:p>
          </table:table-cell>
          <table:table-cell table:style-name="ce9" table:formula="of:=COUNTIF([loot.A:loot.A];[.A9])" office:value-type="float" calcext:value-type="float" office:value="5">
            <text:p>5</text:p>
          </table:table-cell>
          <table:table-cell office:value-type="string" calcext:value-type="string">
            <text:p>skill_level:swing=1</text:p>
          </table:table-cell>
          <table:table-cell table:style-name="ce18" office:value-type="string" calcext:value-type="string">
            <text:p>A once fine common shirt, probably endured a dozen different owners.</text:p>
          </table:table-cell>
          <table:table-cell table:style-name="ce17"/>
          <table:table-cell table:number-columns-repeated="1024"/>
        </table:table-row>
        <table:table-row table:style-name="ro16">
          <table:table-cell office:value-type="string" calcext:value-type="string">
            <text:p><text:span text:style-name="T63">soul body 3</text:span></text:p>
          </table:table-cell>
          <table:table-cell office:value-type="string" calcext:value-type="string">
            <text:p><text:span text:style-name="T64">Fine silk rob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65">body</text:span></text:p>
          </table:table-cell>
          <table:table-cell office:value-type="float" calcext:value-type="float" office:value="0">
            <text:p>0</text:p>
          </table:table-cell>
          <table:table-cell table:style-name="ce9" table:formula="of:=COUNTIF([loot.A:loot.A];[.A10])" office:value-type="float" calcext:value-type="float" office:value="5">
            <text:p>5</text:p>
          </table:table-cell>
          <table:table-cell table:style-name="ce19" office:value-type="string" calcext:value-type="string">
            <text:p>skill_level:cure light wounds=1</text:p>
          </table:table-cell>
          <table:table-cell table:style-name="ce16" office:value-type="string" calcext:value-type="string">
            <text:p><text:span text:style-name="T66">A robe made of the finest silk</text:span></text:p>
          </table:table-cell>
          <table:table-cell table:number-columns-repeated="1024"/>
        </table:table-row>
        <table:table-row table:style-name="ro17">
          <table:table-cell office:value-type="string" calcext:value-type="string">
            <text:p><text:span text:style-name="T67">mind body 3</text:span></text:p>
          </table:table-cell>
          <table:table-cell office:value-type="string" calcext:value-type="string">
            <text:p><text:span text:style-name="T68">Fine robe</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69">body</text:span></text:p>
          </table:table-cell>
          <table:table-cell office:value-type="float" calcext:value-type="float" office:value="0">
            <text:p>0</text:p>
          </table:table-cell>
          <table:table-cell table:style-name="ce9" table:formula="of:=COUNTIF([loot.A:loot.A];[.A11])" office:value-type="float" calcext:value-type="float" office:value="6">
            <text:p>6</text:p>
          </table:table-cell>
          <table:table-cell table:style-name="ce15" office:value-type="string" calcext:value-type="string">
            <text:p>skill_level:mage armor=1</text:p>
          </table:table-cell>
          <table:table-cell table:style-name="ce16" office:value-type="string" calcext:value-type="string">
            <text:p><text:span text:style-name="T70">A light blue tinted robe</text:span></text:p>
          </table:table-cell>
          <table:table-cell table:number-columns-repeated="1024"/>
        </table:table-row>
        <table:table-row table:style-name="ro18">
          <table:table-cell office:value-type="string" calcext:value-type="string">
            <text:p><text:span text:style-name="T71">grit body 3</text:span></text:p>
          </table:table-cell>
          <table:table-cell office:value-type="string" calcext:value-type="string">
            <text:p><text:span text:style-name="T72">Hard leather tunic</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73">body</text:span></text:p>
          </table:table-cell>
          <table:table-cell office:value-type="float" calcext:value-type="float" office:value="0">
            <text:p>0</text:p>
          </table:table-cell>
          <table:table-cell table:style-name="ce9" table:formula="of:=COUNTIF([loot.A:loot.A];[.A12])" office:value-type="float" calcext:value-type="float" office:value="5">
            <text:p>5</text:p>
          </table:table-cell>
          <table:table-cell office:value-type="string" calcext:value-type="string">
            <text:p>skill_level:swing=1</text:p>
          </table:table-cell>
          <table:table-cell table:style-name="ce16" office:value-type="string" calcext:value-type="string">
            <text:p><text:span text:style-name="T74">A thick tunic with fastened straps</text:span></text:p>
          </table:table-cell>
          <table:table-cell table:number-columns-repeated="1024"/>
        </table:table-row>
        <table:table-row table:style-name="ro19">
          <table:table-cell office:value-type="string" calcext:value-type="string">
            <text:p><text:span text:style-name="T75">flow body 3</text:span></text:p>
          </table:table-cell>
          <table:table-cell office:value-type="string" calcext:value-type="string">
            <text:p><text:span text:style-name="T76">Cloth shirt</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77">body</text:span></text:p>
          </table:table-cell>
          <table:table-cell office:value-type="float" calcext:value-type="float" office:value="0">
            <text:p>0</text:p>
          </table:table-cell>
          <table:table-cell table:style-name="ce9" table:formula="of:=COUNTIF([loot.A:loot.A];[.A13])" office:value-type="float" calcext:value-type="float" office:value="5">
            <text:p>5</text:p>
          </table:table-cell>
          <table:table-cell office:value-type="string" calcext:value-type="string">
            <text:p>skill_level:swing=1</text:p>
          </table:table-cell>
          <table:table-cell table:style-name="ce16" office:value-type="string" calcext:value-type="string">
            <text:p><text:span text:style-name="T78">A simple shirt dark shirt</text:span></text:p>
          </table:table-cell>
          <table:table-cell table:number-columns-repeated="1024"/>
        </table:table-row>
        <table:table-row table:style-name="ro20">
          <table:table-cell office:value-type="string" calcext:value-type="string">
            <text:p><text:span text:style-name="T79">soul body 6</text:span></text:p>
          </table:table-cell>
          <table:table-cell office:value-type="string" calcext:value-type="string">
            <text:p><text:span text:style-name="T80">White robe</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81">body</text:span></text:p>
          </table:table-cell>
          <table:table-cell office:value-type="float" calcext:value-type="float" office:value="0">
            <text:p>0</text:p>
          </table:table-cell>
          <table:table-cell table:style-name="ce9" table:formula="of:=COUNTIF([loot.A:loot.A];[.A14])" office:value-type="float" calcext:value-type="float" office:value="5">
            <text:p>5</text:p>
          </table:table-cell>
          <table:table-cell table:style-name="ce19" office:value-type="string" calcext:value-type="string">
            <text:p>skill_level:cure light wounds=1</text:p>
          </table:table-cell>
          <table:table-cell table:style-name="ce16" office:value-type="string" calcext:value-type="string">
            <text:p><text:span text:style-name="T82">A blindingly white robe of silk</text:span></text:p>
          </table:table-cell>
          <table:table-cell table:number-columns-repeated="1024"/>
        </table:table-row>
        <table:table-row table:style-name="ro21">
          <table:table-cell office:value-type="string" calcext:value-type="string">
            <text:p><text:span text:style-name="T83">flow body 6</text:span></text:p>
          </table:table-cell>
          <table:table-cell office:value-type="string" calcext:value-type="string">
            <text:p><text:span text:style-name="T84">Fine cloth cloak</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85">body</text:span></text:p>
          </table:table-cell>
          <table:table-cell office:value-type="float" calcext:value-type="float" office:value="0">
            <text:p>0</text:p>
          </table:table-cell>
          <table:table-cell table:style-name="ce9" table:formula="of:=COUNTIF([loot.A:loot.A];[.A15])" office:value-type="float" calcext:value-type="float" office:value="5">
            <text:p>5</text:p>
          </table:table-cell>
          <table:table-cell table:style-name="ce19" office:value-type="string" calcext:value-type="string">
            <text:p>skill_level:fast strike=1</text:p>
          </table:table-cell>
          <table:table-cell table:style-name="ce16" office:value-type="string" calcext:value-type="string">
            <text:p><text:span text:style-name="T86">A long black cloak of excellent quality</text:span></text:p>
          </table:table-cell>
          <table:table-cell table:number-columns-repeated="1024"/>
        </table:table-row>
        <table:table-row table:style-name="ro22">
          <table:table-cell office:value-type="string" calcext:value-type="string">
            <text:p><text:span text:style-name="T87">mind body 6</text:span></text:p>
          </table:table-cell>
          <table:table-cell office:value-type="string" calcext:value-type="string">
            <text:p><text:span text:style-name="T88">Apprentice robe</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89">body</text:span></text:p>
          </table:table-cell>
          <table:table-cell office:value-type="float" calcext:value-type="float" office:value="0">
            <text:p>0</text:p>
          </table:table-cell>
          <table:table-cell table:style-name="ce9" table:formula="of:=COUNTIF([loot.A:loot.A];[.A16])" office:value-type="float" calcext:value-type="float" office:value="5">
            <text:p>5</text:p>
          </table:table-cell>
          <table:table-cell table:style-name="ce19" office:value-type="string" calcext:value-type="string">
            <text:p>skill_level:mage armor=1</text:p>
          </table:table-cell>
          <table:table-cell table:style-name="ce16" office:value-type="string" calcext:value-type="string">
            <text:p><text:span text:style-name="T90">A blue robe with golden threads</text:span></text:p>
          </table:table-cell>
          <table:table-cell table:number-columns-repeated="1024"/>
        </table:table-row>
        <table:table-row table:style-name="ro23">
          <table:table-cell office:value-type="string" calcext:value-type="string">
            <text:p><text:span text:style-name="T91">grit body 6</text:span></text:p>
          </table:table-cell>
          <table:table-cell office:value-type="string" calcext:value-type="string">
            <text:p><text:span text:style-name="T92">Iron chainmail</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93">body</text:span></text:p>
          </table:table-cell>
          <table:table-cell office:value-type="float" calcext:value-type="float" office:value="0">
            <text:p>0</text:p>
          </table:table-cell>
          <table:table-cell table:style-name="ce9" table:formula="of:=COUNTIF([loot.A:loot.A];[.A17])" office:value-type="float" calcext:value-type="float" office:value="5">
            <text:p>5</text:p>
          </table:table-cell>
          <table:table-cell table:style-name="ce20" office:value-type="string" calcext:value-type="string">
            <text:p>skill_level:swing=1</text:p>
          </table:table-cell>
          <table:table-cell table:style-name="ce16" office:value-type="string" calcext:value-type="string">
            <text:p><text:span text:style-name="T94">A long shirt made of small iron rings</text:span></text:p>
          </table:table-cell>
          <table:table-cell table:number-columns-repeated="1024"/>
        </table:table-row>
        <table:table-row table:style-name="ro24">
          <table:table-cell office:value-type="string" calcext:value-type="string">
            <text:p><text:span text:style-name="T95">flow body 9</text:span></text:p>
          </table:table-cell>
          <table:table-cell office:value-type="string" calcext:value-type="string">
            <text:p><text:span text:style-name="T96">Rogue uniform</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97">body</text:span></text:p>
          </table:table-cell>
          <table:table-cell office:value-type="float" calcext:value-type="float" office:value="0">
            <text:p>0</text:p>
          </table:table-cell>
          <table:table-cell table:style-name="ce9" table:formula="of:=COUNTIF([loot.A:loot.A];[.A18])" office:value-type="float" calcext:value-type="float" office:value="4">
            <text:p>4</text:p>
          </table:table-cell>
          <table:table-cell table:style-name="ce21" office:value-type="string" calcext:value-type="string">
            <text:p>skill_level:fast strike=1</text:p>
          </table:table-cell>
          <table:table-cell table:style-name="ce16" office:value-type="string" calcext:value-type="string">
            <text:p><text:span text:style-name="T98">An iconic piece of cloth specialized for ease of movement utilizing leather straps and buckles</text:span></text:p>
          </table:table-cell>
          <table:table-cell table:number-columns-repeated="1024"/>
        </table:table-row>
        <table:table-row table:style-name="ro25">
          <table:table-cell office:value-type="string" calcext:value-type="string">
            <text:p><text:span text:style-name="T99">soul body 9</text:span></text:p>
          </table:table-cell>
          <table:table-cell office:value-type="string" calcext:value-type="string">
            <text:p><text:span text:style-name="T100">White cloak</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101">body</text:span></text:p>
          </table:table-cell>
          <table:table-cell office:value-type="float" calcext:value-type="float" office:value="0">
            <text:p>0</text:p>
          </table:table-cell>
          <table:table-cell table:style-name="ce9" table:formula="of:=COUNTIF([loot.A:loot.A];[.A19])" office:value-type="float" calcext:value-type="float" office:value="5">
            <text:p>5</text:p>
          </table:table-cell>
          <table:table-cell table:style-name="ce21" office:value-type="string" calcext:value-type="string">
            <text:p>skill_level:holy arrow=1</text:p>
          </table:table-cell>
          <table:table-cell table:style-name="ce16" office:value-type="string" calcext:value-type="string">
            <text:p><text:span text:style-name="T102">A fine white cloak with gold linings</text:span></text:p>
          </table:table-cell>
          <table:table-cell table:number-columns-repeated="1024"/>
        </table:table-row>
        <table:table-row table:style-name="ro26">
          <table:table-cell office:value-type="string" calcext:value-type="string">
            <text:p><text:span text:style-name="T103">mind body 9</text:span></text:p>
          </table:table-cell>
          <table:table-cell office:value-type="string" calcext:value-type="string">
            <text:p><text:span text:style-name="T104">Mage robe</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105">body</text:span></text:p>
          </table:table-cell>
          <table:table-cell office:value-type="float" calcext:value-type="float" office:value="0">
            <text:p>0</text:p>
          </table:table-cell>
          <table:table-cell table:style-name="ce9" table:formula="of:=COUNTIF([loot.A:loot.A];[.A20])" office:value-type="float" calcext:value-type="float" office:value="4">
            <text:p>4</text:p>
          </table:table-cell>
          <table:table-cell table:style-name="ce21" office:value-type="string" calcext:value-type="string">
            <text:p>skill_level:mana bolt=1</text:p>
          </table:table-cell>
          <table:table-cell table:style-name="ce16" office:value-type="string" calcext:value-type="string">
            <text:p><text:span text:style-name="T106">A deep blue robe with gold engraved patterns having jewels neatly embellished </text:span></text:p>
          </table:table-cell>
          <table:table-cell table:number-columns-repeated="1024"/>
        </table:table-row>
        <table:table-row table:style-name="ro27">
          <table:table-cell office:value-type="string" calcext:value-type="string">
            <text:p><text:span text:style-name="T107">grit body 9</text:span></text:p>
          </table:table-cell>
          <table:table-cell office:value-type="string" calcext:value-type="string">
            <text:p><text:span text:style-name="T108">Steel chestplate</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109">body</text:span></text:p>
          </table:table-cell>
          <table:table-cell office:value-type="float" calcext:value-type="float" office:value="0">
            <text:p>0</text:p>
          </table:table-cell>
          <table:table-cell table:style-name="ce9" table:formula="of:=COUNTIF([loot.A:loot.A];[.A21])" office:value-type="float" calcext:value-type="float" office:value="4">
            <text:p>4</text:p>
          </table:table-cell>
          <table:table-cell table:style-name="ce15" office:value-type="string" calcext:value-type="string">
            <text:p>skill_level:swing=1</text:p>
          </table:table-cell>
          <table:table-cell table:style-name="ce16" office:value-type="string" calcext:value-type="string">
            <text:p><text:span text:style-name="T110">A solid steel chestplate, glad it fits so well</text:span></text:p>
          </table:table-cell>
          <table:table-cell table:number-columns-repeated="1024"/>
        </table:table-row>
        <table:table-row table:style-name="ro28">
          <table:table-cell office:value-type="string" calcext:value-type="string">
            <text:p><text:span text:style-name="T111">grit body 9 bone</text:span></text:p>
          </table:table-cell>
          <table:table-cell office:value-type="string" calcext:value-type="string">
            <text:p><text:span text:style-name="T112">Bonemail</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13">body</text:span></text:p>
          </table:table-cell>
          <table:table-cell office:value-type="float" calcext:value-type="float" office:value="0">
            <text:p>0</text:p>
          </table:table-cell>
          <table:table-cell table:style-name="ce9" table:formula="of:=COUNTIF([loot.A:loot.A];[.A22])" office:value-type="float" calcext:value-type="float" office:value="2">
            <text:p>2</text:p>
          </table:table-cell>
          <table:table-cell table:style-name="ce19" office:value-type="string" calcext:value-type="string">
            <text:p>skill_level:bash=1</text:p>
          </table:table-cell>
          <table:table-cell table:style-name="ce16" office:value-type="string" calcext:value-type="string">
            <text:p><text:span text:style-name="T114">The ribcage of a large animal that elegantly envelopes the user.</text:span></text:p>
          </table:table-cell>
          <table:table-cell table:number-columns-repeated="1024"/>
        </table:table-row>
        <table:table-row table:style-name="ro29">
          <table:table-cell office:value-type="string" calcext:value-type="string">
            <text:p><text:span text:style-name="T115">soul body 12</text:span></text:p>
          </table:table-cell>
          <table:table-cell office:value-type="string" calcext:value-type="string">
            <text:p><text:span text:style-name="T116">Plastic wings</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117">body</text:span></text:p>
          </table:table-cell>
          <table:table-cell office:value-type="float" calcext:value-type="float" office:value="0">
            <text:p>0</text:p>
          </table:table-cell>
          <table:table-cell table:style-name="ce9" table:formula="of:=COUNTIF([loot.A:loot.A];[.A23])" office:value-type="float" calcext:value-type="float" office:value="5">
            <text:p>5</text:p>
          </table:table-cell>
          <table:table-cell office:value-type="string" calcext:value-type="string">
            <text:p>skill_level:cure light wounds=1</text:p>
          </table:table-cell>
          <table:table-cell table:style-name="ce16" office:value-type="string" calcext:value-type="string">
            <text:p><text:span text:style-name="T118">Plastic wings that are somehow better than the fine white robes.</text:span></text:p>
          </table:table-cell>
          <table:table-cell table:number-columns-repeated="1024"/>
        </table:table-row>
        <table:table-row table:style-name="ro30">
          <table:table-cell office:value-type="string" calcext:value-type="string">
            <text:p><text:span text:style-name="T119">flow body 12</text:span></text:p>
          </table:table-cell>
          <table:table-cell office:value-type="string" calcext:value-type="string">
            <text:p><text:span text:style-name="T120">Night cloth uniform</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1">body</text:span></text:p>
          </table:table-cell>
          <table:table-cell office:value-type="float" calcext:value-type="float" office:value="0">
            <text:p>0</text:p>
          </table:table-cell>
          <table:table-cell table:style-name="ce9" table:formula="of:=COUNTIF([loot.A:loot.A];[.A24])" office:value-type="float" calcext:value-type="float" office:value="5">
            <text:p>5</text:p>
          </table:table-cell>
          <table:table-cell table:style-name="ce21" office:value-type="string" calcext:value-type="string">
            <text:p>skill_level:fast strike=1</text:p>
          </table:table-cell>
          <table:table-cell table:style-name="ce16" office:value-type="string" calcext:value-type="string">
            <text:p><text:span text:style-name="T122">Night cloth absorbs 80% of all light this dose not cover your big 4head..</text:span></text:p>
          </table:table-cell>
          <table:table-cell table:number-columns-repeated="1024"/>
        </table:table-row>
        <table:table-row table:style-name="ro31">
          <table:table-cell office:value-type="string" calcext:value-type="string">
            <text:p><text:span text:style-name="T123">flow body 9 bone</text:span></text:p>
          </table:table-cell>
          <table:table-cell office:value-type="string" calcext:value-type="string">
            <text:p><text:span text:style-name="T124">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5">body</text:span></text:p>
          </table:table-cell>
          <table:table-cell office:value-type="float" calcext:value-type="float" office:value="0">
            <text:p>0</text:p>
          </table:table-cell>
          <table:table-cell table:style-name="ce9" table:formula="of:=COUNTIF([loot.A:loot.A];[.A25])" office:value-type="float" calcext:value-type="float" office:value="0">
            <text:p>0</text:p>
          </table:table-cell>
          <table:table-cell office:value-type="string" calcext:value-type="string">
            <text:p>skill_level:leech=1</text:p>
          </table:table-cell>
          <table:table-cell table:style-name="ce16" office:value-type="string" calcext:value-type="string">
            <text:p><text:span text:style-name="T126">pee</text:span></text:p>
          </table:table-cell>
          <table:table-cell table:number-columns-repeated="1024"/>
        </table:table-row>
        <table:table-row table:style-name="ro32">
          <table:table-cell office:value-type="string" calcext:value-type="string">
            <text:p><text:span text:style-name="T127">mind body 9 bone</text:span></text:p>
          </table:table-cell>
          <table:table-cell office:value-type="string" calcext:value-type="string">
            <text:p><text:span text:style-name="T128">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9">body</text:span></text:p>
          </table:table-cell>
          <table:table-cell office:value-type="float" calcext:value-type="float" office:value="0">
            <text:p>0</text:p>
          </table:table-cell>
          <table:table-cell table:style-name="ce9" table:formula="of:=COUNTIF([loot.A:loot.A];[.A26])" office:value-type="float" calcext:value-type="float" office:value="0">
            <text:p>0</text:p>
          </table:table-cell>
          <table:table-cell office:value-type="string" calcext:value-type="string">
            <text:p>skill_level:leech=1</text:p>
          </table:table-cell>
          <table:table-cell table:style-name="ce16" office:value-type="string" calcext:value-type="string">
            <text:p><text:span text:style-name="T130">pee</text:span></text:p>
          </table:table-cell>
          <table:table-cell table:number-columns-repeated="1024"/>
        </table:table-row>
        <table:table-row table:style-name="ro33">
          <table:table-cell office:value-type="string" calcext:value-type="string">
            <text:p><text:span text:style-name="T131">soul body 9 bone</text:span></text:p>
          </table:table-cell>
          <table:table-cell office:value-type="string" calcext:value-type="string">
            <text:p><text:span text:style-name="T132">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33">body</text:span></text:p>
          </table:table-cell>
          <table:table-cell office:value-type="float" calcext:value-type="float" office:value="0">
            <text:p>0</text:p>
          </table:table-cell>
          <table:table-cell table:style-name="ce9" table:formula="of:=COUNTIF([loot.A:loot.A];[.A27])" office:value-type="float" calcext:value-type="float" office:value="0">
            <text:p>0</text:p>
          </table:table-cell>
          <table:table-cell office:value-type="string" calcext:value-type="string">
            <text:p>skill_level:leech=1</text:p>
          </table:table-cell>
          <table:table-cell table:style-name="ce16" office:value-type="string" calcext:value-type="string">
            <text:p><text:span text:style-name="T134">pee</text:span></text:p>
          </table:table-cell>
          <table:table-cell table:number-columns-repeated="1024"/>
        </table:table-row>
        <table:table-row table:style-name="ro34">
          <table:table-cell office:value-type="string" calcext:value-type="string">
            <text:p><text:span text:style-name="T135">mind body 12</text:span></text:p>
          </table:table-cell>
          <table:table-cell office:value-type="string" calcext:value-type="string">
            <text:p><text:span text:style-name="T136">Enchanted mage sui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37">body</text:span></text:p>
          </table:table-cell>
          <table:table-cell office:value-type="float" calcext:value-type="float" office:value="0">
            <text:p>0</text:p>
          </table:table-cell>
          <table:table-cell table:style-name="ce9" table:formula="of:=COUNTIF([loot.A:loot.A];[.A28])" office:value-type="float" calcext:value-type="float" office:value="5">
            <text:p>5</text:p>
          </table:table-cell>
          <table:table-cell office:value-type="string" calcext:value-type="string">
            <text:p>skill_level:mage armor=1</text:p>
          </table:table-cell>
          <table:table-cell table:style-name="ce16" office:value-type="string" calcext:value-type="string">
            <text:p><text:span text:style-name="T138">A light purple suit with night black buttons, very stylish.</text:span></text:p>
          </table:table-cell>
          <table:table-cell table:number-columns-repeated="1024"/>
        </table:table-row>
        <table:table-row table:style-name="ro35">
          <table:table-cell office:value-type="string" calcext:value-type="string">
            <text:p><text:span text:style-name="T139">grit body 12</text:span></text:p>
          </table:table-cell>
          <table:table-cell office:value-type="string" calcext:value-type="string">
            <text:p><text:span text:style-name="T140">Plate armour</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41">body</text:span></text:p>
          </table:table-cell>
          <table:table-cell office:value-type="float" calcext:value-type="float" office:value="0">
            <text:p>0</text:p>
          </table:table-cell>
          <table:table-cell table:style-name="ce9" table:formula="of:=COUNTIF([loot.A:loot.A];[.A29])" office:value-type="float" calcext:value-type="float" office:value="5">
            <text:p>5</text:p>
          </table:table-cell>
          <table:table-cell table:style-name="ce15" office:value-type="string" calcext:value-type="string">
            <text:p>skill_level:swing=1</text:p>
          </table:table-cell>
          <table:table-cell table:style-name="ce16" office:value-type="string" calcext:value-type="string">
            <text:p><text:span text:style-name="T142">Solid metal plates for chest, back, arms, and legs, thank god they have some padding.</text:span></text:p>
          </table:table-cell>
          <table:table-cell table:number-columns-repeated="1024"/>
        </table:table-row>
        <table:table-row table:style-name="ro36">
          <table:table-cell table:style-name="ce22" office:value-type="string" calcext:value-type="string">
            <text:p>flow body 15</text:p>
          </table:table-cell>
          <table:table-cell office:value-type="string" calcext:value-type="string">
            <text:p>Bee outfit</text:p>
          </table:table-cell>
          <table:table-cell table:style-name="ce20" office:value-type="float" calcext:value-type="float" office:value="50">
            <text:p>50</text:p>
          </table:table-cell>
          <table:table-cell table:style-name="ce20" office:value-type="float" calcext:value-type="float" office:value="40">
            <text:p>4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4">
            <text:p>4</text:p>
          </table:table-cell>
          <table:table-cell table:style-name="ce20" office:value-type="float" calcext:value-type="float" office:value="4">
            <text:p>4</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2">
            <text:p>2</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5">
            <text:p>15</text:p>
          </table:table-cell>
          <table:table-cell table:style-name="ce20" office:value-type="string" calcext:value-type="string">
            <text:p><text:span text:style-name="T143">body</text:span></text:p>
          </table:table-cell>
          <table:table-cell office:value-type="float" calcext:value-type="float" office:value="0">
            <text:p>0</text:p>
          </table:table-cell>
          <table:table-cell table:style-name="ce9" table:formula="of:=COUNTIF([loot.A:loot.A];[.A30])" office:value-type="float" calcext:value-type="float" office:value="0">
            <text:p>0</text:p>
          </table:table-cell>
          <table:table-cell table:style-name="ce21" office:value-type="string" calcext:value-type="string">
            <text:p>skill_level:fast strike=1</text:p>
          </table:table-cell>
          <table:table-cell table:style-name="ce16"/>
          <table:table-cell table:number-columns-repeated="1024"/>
        </table:table-row>
        <table:table-row table:style-name="ro37">
          <table:table-cell table:style-name="ce22" office:value-type="string" calcext:value-type="string">
            <text:p>grit body 15 ant</text:p>
          </table:table-cell>
          <table:table-cell office:value-type="string" calcext:value-type="string">
            <text:p>Ant armor</text:p>
          </table:table-cell>
          <table:table-cell table:style-name="ce20" office:value-type="float" calcext:value-type="float" office:value="85">
            <text:p>85</text:p>
          </table:table-cell>
          <table:table-cell table:style-name="ce20" office:value-type="float" calcext:value-type="float" office:value="-30">
            <text:p>-30</text:p>
          </table:table-cell>
          <table:table-cell table:style-name="ce20" office:value-type="float" calcext:value-type="float" office:value="0">
            <text:p>0</text:p>
          </table:table-cell>
          <table:table-cell table:style-name="ce20" office:value-type="float" calcext:value-type="float" office:value="30">
            <text:p>30</text:p>
          </table:table-cell>
          <table:table-cell table:style-name="ce20" office:value-type="float" calcext:value-type="float" office:value="8">
            <text:p>8</text:p>
          </table:table-cell>
          <table:table-cell table:style-name="ce20" office:value-type="float" calcext:value-type="float" office:value="6">
            <text:p>6</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2">
            <text:p>2</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5">
            <text:p>15</text:p>
          </table:table-cell>
          <table:table-cell table:style-name="ce20" office:value-type="string" calcext:value-type="string">
            <text:p><text:span text:style-name="T144">body</text:span></text:p>
          </table:table-cell>
          <table:table-cell office:value-type="float" calcext:value-type="float" office:value="0">
            <text:p>0</text:p>
          </table:table-cell>
          <table:table-cell table:style-name="ce9" table:formula="of:=COUNTIF([loot.A:loot.A];[.A31])" office:value-type="float" calcext:value-type="float" office:value="0">
            <text:p>0</text:p>
          </table:table-cell>
          <table:table-cell table:style-name="ce22" office:value-type="string" calcext:value-type="string">
            <text:p>skill_level:heavy hit=1</text:p>
          </table:table-cell>
          <table:table-cell table:style-name="ce16"/>
          <table:table-cell table:number-columns-repeated="1024"/>
        </table:table-row>
        <table:table-row table:style-name="ro38">
          <table:table-cell office:value-type="string" calcext:value-type="string">
            <text:p>grit body 15 golem</text:p>
          </table:table-cell>
          <table:table-cell office:value-type="string" calcext:value-type="string">
            <text:p>Golem armor</text:p>
          </table:table-cell>
          <table:table-cell table:style-name="ce20" office:value-type="float" calcext:value-type="float" office:value="120">
            <text:p>120</text:p>
          </table:table-cell>
          <table:table-cell table:style-name="ce20" office:value-type="float" calcext:value-type="float" office:value="-50">
            <text:p>-50</text:p>
          </table:table-cell>
          <table:table-cell table:style-name="ce20" office:value-type="float" calcext:value-type="float" office:value="0">
            <text:p>0</text:p>
          </table:table-cell>
          <table:table-cell table:style-name="ce20" office:value-type="float" calcext:value-type="float" office:value="50">
            <text:p>50</text:p>
          </table:table-cell>
          <table:table-cell table:style-name="ce20" office:value-type="float" calcext:value-type="float" office:value="10">
            <text:p>10</text:p>
          </table:table-cell>
          <table:table-cell table:style-name="ce20" office:value-type="float" calcext:value-type="float" office:value="5">
            <text:p>5</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5">
            <text:p>15</text:p>
          </table:table-cell>
          <table:table-cell table:style-name="ce20" office:value-type="string" calcext:value-type="string">
            <text:p><text:span text:style-name="T145">body</text:span></text:p>
          </table:table-cell>
          <table:table-cell office:value-type="float" calcext:value-type="float" office:value="0">
            <text:p>0</text:p>
          </table:table-cell>
          <table:table-cell table:style-name="ce9" table:formula="of:=COUNTIF([loot.A:loot.A];[.A32])" office:value-type="float" calcext:value-type="float" office:value="0">
            <text:p>0</text:p>
          </table:table-cell>
          <table:table-cell table:style-name="ce22" office:value-type="string" calcext:value-type="string">
            <text:p>skill_level:heavy hit=1</text:p>
          </table:table-cell>
          <table:table-cell table:style-name="ce16"/>
          <table:table-cell table:number-columns-repeated="1024"/>
        </table:table-row>
        <table:table-row table:style-name="ro39">
          <table:table-cell table:style-name="ce22" office:value-type="string" calcext:value-type="string">
            <text:p>soul body 15</text:p>
          </table:table-cell>
          <table:table-cell office:value-type="string" calcext:value-type="string">
            <text:p>Bishop robe</text:p>
          </table:table-cell>
          <table:table-cell table:style-name="ce20" office:value-type="float" calcext:value-type="float" office:value="60">
            <text:p>60</text:p>
          </table:table-cell>
          <table:table-cell table:style-name="ce20" office:value-type="float" calcext:value-type="float" office:value="60">
            <text:p>6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5">
            <text:p>5</text:p>
          </table:table-cell>
          <table:table-cell table:style-name="ce20" office:value-type="float" calcext:value-type="float" office:value="5">
            <text:p>5</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2">
            <text:p>2</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15">
            <text:p>15</text:p>
          </table:table-cell>
          <table:table-cell table:style-name="ce20" office:value-type="string" calcext:value-type="string">
            <text:p><text:span text:style-name="T146">body</text:span></text:p>
          </table:table-cell>
          <table:table-cell office:value-type="float" calcext:value-type="float" office:value="0">
            <text:p>0</text:p>
          </table:table-cell>
          <table:table-cell table:style-name="ce9" table:formula="of:=COUNTIF([loot.A:loot.A];[.A33])" office:value-type="float" calcext:value-type="float" office:value="0">
            <text:p>0</text:p>
          </table:table-cell>
          <table:table-cell table:style-name="ce21" office:value-type="string" calcext:value-type="string">
            <text:p>skill_level:holy arrow=1</text:p>
          </table:table-cell>
          <table:table-cell table:style-name="ce16"/>
          <table:table-cell table:number-columns-repeated="1024"/>
        </table:table-row>
        <table:table-row table:style-name="ro40">
          <table:table-cell table:style-name="ce22" office:value-type="string" calcext:value-type="string">
            <text:p>mind body 15</text:p>
          </table:table-cell>
          <table:table-cell office:value-type="string" calcext:value-type="string">
            <text:p>Pixie outfit</text:p>
          </table:table-cell>
          <table:table-cell table:style-name="ce20" office:value-type="float" calcext:value-type="float" office:value="30">
            <text:p>30</text:p>
          </table:table-cell>
          <table:table-cell table:style-name="ce20" office:value-type="float" calcext:value-type="float" office:value="80">
            <text:p>8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4">
            <text:p>4</text:p>
          </table:table-cell>
          <table:table-cell table:style-name="ce20" office:value-type="float" calcext:value-type="float" office:value="6">
            <text:p>6</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2">
            <text:p>2</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0">
            <text:p>0</text:p>
          </table:table-cell>
          <table:table-cell table:style-name="ce20" office:value-type="float" calcext:value-type="float" office:value="15">
            <text:p>15</text:p>
          </table:table-cell>
          <table:table-cell table:style-name="ce20" office:value-type="string" calcext:value-type="string">
            <text:p><text:span text:style-name="T147">body</text:span></text:p>
          </table:table-cell>
          <table:table-cell office:value-type="float" calcext:value-type="float" office:value="0">
            <text:p>0</text:p>
          </table:table-cell>
          <table:table-cell table:style-name="ce9" table:formula="of:=COUNTIF([loot.A:loot.A];[.A34])" office:value-type="float" calcext:value-type="float" office:value="0">
            <text:p>0</text:p>
          </table:table-cell>
          <table:table-cell table:style-name="ce21" office:value-type="string" calcext:value-type="string">
            <text:p>skill_level:mana bolt=1</text:p>
          </table:table-cell>
          <table:table-cell table:style-name="ce16"/>
          <table:table-cell table:number-columns-repeated="1024"/>
        </table:table-row>
        <table:table-row table:style-name="ro41">
          <table:table-cell table:style-name="ce17" office:value-type="string" calcext:value-type="string">
            <text:p><text:span text:style-name="T148">red cap</text:span></text:p>
          </table:table-cell>
          <table:table-cell table:style-name="ce17" office:value-type="string" calcext:value-type="string">
            <text:p><text:span text:style-name="T149">Red cap</text:span></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string" calcext:value-type="string">
            <text:p><text:span text:style-name="T150">head</text:span></text:p>
          </table:table-cell>
          <table:table-cell table:style-name="ce17" office:value-type="float" calcext:value-type="float" office:value="1">
            <text:p>1</text:p>
          </table:table-cell>
          <table:table-cell table:style-name="ce9" table:formula="of:=COUNTIF([loot.A:loot.A];[.A35])" office:value-type="float" calcext:value-type="float" office:value="0">
            <text:p>0</text:p>
          </table:table-cell>
          <table:table-cell office:value-type="float" calcext:value-type="float" office:value="0">
            <text:p>0</text:p>
          </table:table-cell>
          <table:table-cell table:style-name="ce17" office:value-type="string" calcext:value-type="string">
            <text:p><text:span text:style-name="T151">A stylish red cap that adds a dash of flair to your attire</text:span></text:p>
          </table:table-cell>
          <table:table-cell table:number-columns-repeated="1024"/>
        </table:table-row>
        <table:table-row table:style-name="ro42">
          <table:table-cell table:style-name="ce17" office:value-type="string" calcext:value-type="string">
            <text:p><text:span text:style-name="T152">brown wizard hat</text:span></text:p>
          </table:table-cell>
          <table:table-cell table:style-name="ce17" office:value-type="string" calcext:value-type="string">
            <text:p><text:span text:style-name="T153">Brown pointy hat</text:span></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string" calcext:value-type="string">
            <text:p><text:span text:style-name="T154">head</text:span></text:p>
          </table:table-cell>
          <table:table-cell table:style-name="ce17" office:value-type="float" calcext:value-type="float" office:value="1">
            <text:p>1</text:p>
          </table:table-cell>
          <table:table-cell table:style-name="ce9" table:formula="of:=COUNTIF([loot.A:loot.A];[.A36])" office:value-type="float" calcext:value-type="float" office:value="0">
            <text:p>0</text:p>
          </table:table-cell>
          <table:table-cell office:value-type="float" calcext:value-type="float" office:value="0">
            <text:p>0</text:p>
          </table:table-cell>
          <table:table-cell table:style-name="ce17" office:value-type="string" calcext:value-type="string">
            <text:p><text:span text:style-name="T155">A pointy hat favored by novice spellcasters</text:span></text:p>
          </table:table-cell>
          <table:table-cell table:number-columns-repeated="1024"/>
        </table:table-row>
        <table:table-row table:style-name="ro43">
          <table:table-cell table:style-name="ce17" office:value-type="string" calcext:value-type="string">
            <text:p><text:span text:style-name="T156">plague doctor mask</text:span></text:p>
          </table:table-cell>
          <table:table-cell table:style-name="ce17" office:value-type="string" calcext:value-type="string">
            <text:p><text:span text:style-name="T157">Plague doctor mask</text:span></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1">
            <text:p>1</text:p>
          </table:table-cell>
          <table:table-cell table:style-name="ce17" office:value-type="string" calcext:value-type="string">
            <text:p><text:span text:style-name="T158">head</text:span></text:p>
          </table:table-cell>
          <table:table-cell table:style-name="ce17" office:value-type="float" calcext:value-type="float" office:value="1">
            <text:p>1</text:p>
          </table:table-cell>
          <table:table-cell table:style-name="ce9" table:formula="of:=COUNTIF([loot.A:loot.A];[.A37])" office:value-type="float" calcext:value-type="float" office:value="0">
            <text:p>0</text:p>
          </table:table-cell>
          <table:table-cell office:value-type="float" calcext:value-type="float" office:value="0">
            <text:p>0</text:p>
          </table:table-cell>
          <table:table-cell table:style-name="ce17" office:value-type="string" calcext:value-type="string">
            <text:p><text:span text:style-name="T159">A mysterious mask with eerie overtones, often worn by healers</text:span></text:p>
          </table:table-cell>
          <table:table-cell table:number-columns-repeated="1024"/>
        </table:table-row>
        <table:table-row table:style-name="ro44">
          <table:table-cell table:style-name="ce17" office:value-type="string" calcext:value-type="string">
            <text:p><text:span text:style-name="T160">bronze koif</text:span></text:p>
          </table:table-cell>
          <table:table-cell table:style-name="ce17" office:value-type="string" calcext:value-type="string">
            <text:p><text:span text:style-name="T161">Bronze koif</text:span></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string" calcext:value-type="string">
            <text:p><text:span text:style-name="T162">head</text:span></text:p>
          </table:table-cell>
          <table:table-cell table:style-name="ce17" office:value-type="float" calcext:value-type="float" office:value="1">
            <text:p>1</text:p>
          </table:table-cell>
          <table:table-cell table:style-name="ce9" table:formula="of:=COUNTIF([loot.A:loot.A];[.A38])" office:value-type="float" calcext:value-type="float" office:value="0">
            <text:p>0</text:p>
          </table:table-cell>
          <table:table-cell office:value-type="float" calcext:value-type="float" office:value="0">
            <text:p>0</text:p>
          </table:table-cell>
          <table:table-cell table:style-name="ce17" office:value-type="string" calcext:value-type="string">
            <text:p><text:span text:style-name="T163">A durable koif that offers basic protection for the head</text:span></text:p>
          </table:table-cell>
          <table:table-cell table:number-columns-repeated="1024"/>
        </table:table-row>
        <table:table-row table:style-name="ro45">
          <table:table-cell office:value-type="string" calcext:value-type="string">
            <text:p><text:span text:style-name="T164">grit head 1</text:span></text:p>
          </table:table-cell>
          <table:table-cell office:value-type="string" calcext:value-type="string">
            <text:p><text:span text:style-name="T165">Leather hat</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66">head</text:span></text:p>
          </table:table-cell>
          <table:table-cell office:value-type="float" calcext:value-type="float" office:value="0">
            <text:p>0</text:p>
          </table:table-cell>
          <table:table-cell table:style-name="ce9" table:formula="of:=COUNTIF([loot.A:loot.A];[.A39])" office:value-type="float" calcext:value-type="float" office:value="5">
            <text:p>5</text:p>
          </table:table-cell>
          <table:table-cell table:style-name="ce15" office:value-type="string" calcext:value-type="string">
            <text:p>skill_level:enrage=1</text:p>
          </table:table-cell>
          <table:table-cell table:style-name="ce16" office:value-type="string" calcext:value-type="string">
            <text:p><text:span text:style-name="T167">A hat made of cow hide.. moo!</text:span></text:p>
          </table:table-cell>
          <table:table-cell table:style-name="ce17"/>
          <table:table-cell table:number-columns-repeated="1024"/>
        </table:table-row>
        <table:table-row table:style-name="ro46">
          <table:table-cell office:value-type="string" calcext:value-type="string">
            <text:p><text:span text:style-name="T168">soul head 1</text:span></text:p>
          </table:table-cell>
          <table:table-cell office:value-type="string" calcext:value-type="string">
            <text:p><text:span text:style-name="T169">Bald cap</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0">head</text:span></text:p>
          </table:table-cell>
          <table:table-cell office:value-type="float" calcext:value-type="float" office:value="0">
            <text:p>0</text:p>
          </table:table-cell>
          <table:table-cell table:style-name="ce9" table:formula="of:=COUNTIF([loot.A:loot.A];[.A40])" office:value-type="float" calcext:value-type="float" office:value="5">
            <text:p>5</text:p>
          </table:table-cell>
          <table:table-cell office:value-type="string" calcext:value-type="string">
            <text:p>skill_level:ethereal=1</text:p>
          </table:table-cell>
          <table:table-cell table:style-name="ce16" office:value-type="string" calcext:value-type="string">
            <text:p><text:span text:style-name="T171">Baldy!</text:span></text:p>
          </table:table-cell>
          <table:table-cell table:style-name="ce17"/>
          <table:table-cell table:number-columns-repeated="1024"/>
        </table:table-row>
        <table:table-row table:style-name="ro47">
          <table:table-cell office:value-type="string" calcext:value-type="string">
            <text:p><text:span text:style-name="T172">flow head 1</text:span></text:p>
          </table:table-cell>
          <table:table-cell office:value-type="string" calcext:value-type="string">
            <text:p><text:span text:style-name="T173">Ragged hood</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4">head</text:span></text:p>
          </table:table-cell>
          <table:table-cell office:value-type="float" calcext:value-type="float" office:value="0">
            <text:p>0</text:p>
          </table:table-cell>
          <table:table-cell table:style-name="ce9" table:formula="of:=COUNTIF([loot.A:loot.A];[.A41])" office:value-type="float" calcext:value-type="float" office:value="5">
            <text:p>5</text:p>
          </table:table-cell>
          <table:table-cell office:value-type="string" calcext:value-type="string">
            <text:p>skill_level:leech=1</text:p>
          </table:table-cell>
          <table:table-cell table:style-name="ce16" office:value-type="string" calcext:value-type="string">
            <text:p><text:span text:style-name="T175">A ragged hood, its so beat up it looks like a mesh</text:span></text:p>
          </table:table-cell>
          <table:table-cell table:style-name="ce17"/>
          <table:table-cell table:number-columns-repeated="1024"/>
        </table:table-row>
        <table:table-row table:style-name="ro48">
          <table:table-cell office:value-type="string" calcext:value-type="string">
            <text:p><text:span text:style-name="T176">mind head 1</text:span></text:p>
          </table:table-cell>
          <table:table-cell office:value-type="string" calcext:value-type="string">
            <text:p><text:span text:style-name="T177">Pointy hat</text:span></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8">head</text:span></text:p>
          </table:table-cell>
          <table:table-cell office:value-type="float" calcext:value-type="float" office:value="0">
            <text:p>0</text:p>
          </table:table-cell>
          <table:table-cell table:style-name="ce9" table:formula="of:=COUNTIF([loot.A:loot.A];[.A42])" office:value-type="float" calcext:value-type="float" office:value="5">
            <text:p>5</text:p>
          </table:table-cell>
          <table:table-cell office:value-type="string" calcext:value-type="string">
            <text:p>skill_level:mage armor=1</text:p>
          </table:table-cell>
          <table:table-cell table:style-name="ce16" office:value-type="string" calcext:value-type="string">
            <text:p><text:span text:style-name="T179">A oversized pointed hat, a little crooked at the tip</text:span></text:p>
          </table:table-cell>
          <table:table-cell table:style-name="ce17"/>
          <table:table-cell table:number-columns-repeated="1024"/>
        </table:table-row>
        <table:table-row table:style-name="ro49">
          <table:table-cell office:value-type="string" calcext:value-type="string">
            <text:p><text:span text:style-name="T180">grit head 3</text:span></text:p>
          </table:table-cell>
          <table:table-cell office:value-type="string" calcext:value-type="string">
            <text:p><text:span text:style-name="T181">Hard leather helmet</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182">head</text:span></text:p>
          </table:table-cell>
          <table:table-cell office:value-type="float" calcext:value-type="float" office:value="0">
            <text:p>0</text:p>
          </table:table-cell>
          <table:table-cell table:style-name="ce9" table:formula="of:=COUNTIF([loot.A:loot.A];[.A43])" office:value-type="float" calcext:value-type="float" office:value="5">
            <text:p>5</text:p>
          </table:table-cell>
          <table:table-cell table:style-name="ce22" office:value-type="string" calcext:value-type="string">
            <text:p>skill_level:enrage=1</text:p>
          </table:table-cell>
          <table:table-cell table:style-name="ce16" office:value-type="string" calcext:value-type="string">
            <text:p><text:span text:style-name="T183">The leather covers the face, kinky</text:span></text:p>
          </table:table-cell>
          <table:table-cell table:number-columns-repeated="1024"/>
        </table:table-row>
        <table:table-row table:style-name="ro50">
          <table:table-cell office:value-type="string" calcext:value-type="string">
            <text:p><text:span text:style-name="T184">soul head 3</text:span></text:p>
          </table:table-cell>
          <table:table-cell office:value-type="string" calcext:value-type="string">
            <text:p><text:span text:style-name="T185">Fine silk hood</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186">head</text:span></text:p>
          </table:table-cell>
          <table:table-cell office:value-type="float" calcext:value-type="float" office:value="0">
            <text:p>0</text:p>
          </table:table-cell>
          <table:table-cell table:style-name="ce9" table:formula="of:=COUNTIF([loot.A:loot.A];[.A44])" office:value-type="float" calcext:value-type="float" office:value="5">
            <text:p>5</text:p>
          </table:table-cell>
          <table:table-cell office:value-type="string" calcext:value-type="string">
            <text:p>skill_level:ethereal=1</text:p>
          </table:table-cell>
          <table:table-cell table:style-name="ce16" office:value-type="string" calcext:value-type="string">
            <text:p><text:span text:style-name="T187">A hood made of the finest silk</text:span></text:p>
          </table:table-cell>
          <table:table-cell table:number-columns-repeated="1024"/>
        </table:table-row>
        <table:table-row table:style-name="ro51">
          <table:table-cell office:value-type="string" calcext:value-type="string">
            <text:p><text:span text:style-name="T188">flow head 3</text:span></text:p>
          </table:table-cell>
          <table:table-cell office:value-type="string" calcext:value-type="string">
            <text:p><text:span text:style-name="T189">Cloth hood</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190">head</text:span></text:p>
          </table:table-cell>
          <table:table-cell office:value-type="float" calcext:value-type="float" office:value="0">
            <text:p>0</text:p>
          </table:table-cell>
          <table:table-cell table:style-name="ce9" table:formula="of:=COUNTIF([loot.A:loot.A];[.A45])" office:value-type="float" calcext:value-type="float" office:value="5">
            <text:p>5</text:p>
          </table:table-cell>
          <table:table-cell office:value-type="string" calcext:value-type="string">
            <text:p>skill_level:leech=1</text:p>
          </table:table-cell>
          <table:table-cell table:style-name="ce16" office:value-type="string" calcext:value-type="string">
            <text:p><text:span text:style-name="T191">A cloth hood dyed a dark gray color</text:span></text:p>
          </table:table-cell>
          <table:table-cell table:number-columns-repeated="1024"/>
        </table:table-row>
        <table:table-row table:style-name="ro52">
          <table:table-cell office:value-type="string" calcext:value-type="string">
            <text:p><text:span text:style-name="T192">mind head 3</text:span></text:p>
          </table:table-cell>
          <table:table-cell office:value-type="string" calcext:value-type="string">
            <text:p><text:span text:style-name="T193">Fine pointy hat</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194">head</text:span></text:p>
          </table:table-cell>
          <table:table-cell office:value-type="float" calcext:value-type="float" office:value="0">
            <text:p>0</text:p>
          </table:table-cell>
          <table:table-cell table:style-name="ce9" table:formula="of:=COUNTIF([loot.A:loot.A];[.A46])" office:value-type="float" calcext:value-type="float" office:value="6">
            <text:p>6</text:p>
          </table:table-cell>
          <table:table-cell office:value-type="string" calcext:value-type="string">
            <text:p>skill_level:mage armor=1</text:p>
          </table:table-cell>
          <table:table-cell table:style-name="ce16" office:value-type="string" calcext:value-type="string">
            <text:p><text:span text:style-name="T195">A light blue tinted pointed hat</text:span></text:p>
          </table:table-cell>
          <table:table-cell table:number-columns-repeated="1024"/>
        </table:table-row>
        <table:table-row table:style-name="ro53">
          <table:table-cell office:value-type="string" calcext:value-type="string">
            <text:p><text:span text:style-name="T196">grit head 6</text:span></text:p>
          </table:table-cell>
          <table:table-cell office:value-type="string" calcext:value-type="string">
            <text:p><text:span text:style-name="T197">Iron cap</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198">head</text:span></text:p>
          </table:table-cell>
          <table:table-cell office:value-type="float" calcext:value-type="float" office:value="0">
            <text:p>0</text:p>
          </table:table-cell>
          <table:table-cell table:style-name="ce9" table:formula="of:=COUNTIF([loot.A:loot.A];[.A47])" office:value-type="float" calcext:value-type="float" office:value="5">
            <text:p>5</text:p>
          </table:table-cell>
          <table:table-cell table:style-name="ce22" office:value-type="string" calcext:value-type="string">
            <text:p>skill_level:enrage=1</text:p>
          </table:table-cell>
          <table:table-cell table:style-name="ce16" office:value-type="string" calcext:value-type="string">
            <text:p><text:span text:style-name="T199">A polished iron cap, it distorts your face when you use it like a mirror</text:span></text:p>
          </table:table-cell>
          <table:table-cell table:number-columns-repeated="1024"/>
        </table:table-row>
        <table:table-row table:style-name="ro54">
          <table:table-cell office:value-type="string" calcext:value-type="string">
            <text:p><text:span text:style-name="T200">soul head 6</text:span></text:p>
          </table:table-cell>
          <table:table-cell office:value-type="string" calcext:value-type="string">
            <text:p><text:span text:style-name="T201">Circlet</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202">head</text:span></text:p>
          </table:table-cell>
          <table:table-cell office:value-type="float" calcext:value-type="float" office:value="0">
            <text:p>0</text:p>
          </table:table-cell>
          <table:table-cell table:style-name="ce9" table:formula="of:=COUNTIF([loot.A:loot.A];[.A48])" office:value-type="float" calcext:value-type="float" office:value="5">
            <text:p>5</text:p>
          </table:table-cell>
          <table:table-cell office:value-type="string" calcext:value-type="string">
            <text:p>skill_level:ethereal=1</text:p>
          </table:table-cell>
          <table:table-cell table:style-name="ce16" office:value-type="string" calcext:value-type="string">
            <text:p><text:span text:style-name="T203">A circlet made of silver</text:span></text:p>
          </table:table-cell>
          <table:table-cell table:number-columns-repeated="1024"/>
        </table:table-row>
        <table:table-row table:style-name="ro55">
          <table:table-cell office:value-type="string" calcext:value-type="string">
            <text:p><text:span text:style-name="T204">flow head 6</text:span></text:p>
          </table:table-cell>
          <table:table-cell office:value-type="string" calcext:value-type="string">
            <text:p><text:span text:style-name="T205">Fine cloth hood</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06">head</text:span></text:p>
          </table:table-cell>
          <table:table-cell office:value-type="float" calcext:value-type="float" office:value="0">
            <text:p>0</text:p>
          </table:table-cell>
          <table:table-cell table:style-name="ce9" table:formula="of:=COUNTIF([loot.A:loot.A];[.A49])" office:value-type="float" calcext:value-type="float" office:value="5">
            <text:p>5</text:p>
          </table:table-cell>
          <table:table-cell office:value-type="string" calcext:value-type="string">
            <text:p>skill_level:leech=1</text:p>
          </table:table-cell>
          <table:table-cell table:style-name="ce16" office:value-type="string" calcext:value-type="string">
            <text:p><text:span text:style-name="T207">A black hood of excellent quality</text:span></text:p>
          </table:table-cell>
          <table:table-cell table:number-columns-repeated="1024"/>
        </table:table-row>
        <table:table-row table:style-name="ro56">
          <table:table-cell office:value-type="string" calcext:value-type="string">
            <text:p><text:span text:style-name="T208">mind head 6</text:span></text:p>
          </table:table-cell>
          <table:table-cell office:value-type="string" calcext:value-type="string">
            <text:p><text:span text:style-name="T209">Apprentice hat</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10">head</text:span></text:p>
          </table:table-cell>
          <table:table-cell office:value-type="float" calcext:value-type="float" office:value="0">
            <text:p>0</text:p>
          </table:table-cell>
          <table:table-cell table:style-name="ce9" table:formula="of:=COUNTIF([loot.A:loot.A];[.A50])" office:value-type="float" calcext:value-type="float" office:value="5">
            <text:p>5</text:p>
          </table:table-cell>
          <table:table-cell office:value-type="string" calcext:value-type="string">
            <text:p>skill_level:mage armor=1</text:p>
          </table:table-cell>
          <table:table-cell table:style-name="ce16" office:value-type="string" calcext:value-type="string">
            <text:p><text:span text:style-name="T211">A blue pointed hat</text:span></text:p>
          </table:table-cell>
          <table:table-cell table:number-columns-repeated="1024"/>
        </table:table-row>
        <table:table-row table:style-name="ro57">
          <table:table-cell office:value-type="string" calcext:value-type="string">
            <text:p><text:span text:style-name="T212">grit head 9</text:span></text:p>
          </table:table-cell>
          <table:table-cell office:value-type="string" calcext:value-type="string">
            <text:p><text:span text:style-name="T213">Steel helmet</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14">head</text:span></text:p>
          </table:table-cell>
          <table:table-cell office:value-type="float" calcext:value-type="float" office:value="0">
            <text:p>0</text:p>
          </table:table-cell>
          <table:table-cell table:style-name="ce9" table:formula="of:=COUNTIF([loot.A:loot.A];[.A51])" office:value-type="float" calcext:value-type="float" office:value="4">
            <text:p>4</text:p>
          </table:table-cell>
          <table:table-cell table:style-name="ce22" office:value-type="string" calcext:value-type="string">
            <text:p>skill_level:enrage=1</text:p>
          </table:table-cell>
          <table:table-cell table:style-name="ce16" office:value-type="string" calcext:value-type="string">
            <text:p><text:span text:style-name="T215">A steel helmet fit for a knight</text:span></text:p>
          </table:table-cell>
          <table:table-cell table:number-columns-repeated="1024"/>
        </table:table-row>
        <table:table-row table:style-name="ro58">
          <table:table-cell office:value-type="string" calcext:value-type="string">
            <text:p><text:span text:style-name="T216">soul head 9</text:span></text:p>
          </table:table-cell>
          <table:table-cell office:value-type="string" calcext:value-type="string">
            <text:p><text:span text:style-name="T217">Mitre</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218">head</text:span></text:p>
          </table:table-cell>
          <table:table-cell office:value-type="float" calcext:value-type="float" office:value="0">
            <text:p>0</text:p>
          </table:table-cell>
          <table:table-cell table:style-name="ce9" table:formula="of:=COUNTIF([loot.A:loot.A];[.A52])" office:value-type="float" calcext:value-type="float" office:value="5">
            <text:p>5</text:p>
          </table:table-cell>
          <table:table-cell office:value-type="string" calcext:value-type="string">
            <text:p>skill_level:ethereal=1</text:p>
          </table:table-cell>
          <table:table-cell table:style-name="ce16" office:value-type="string" calcext:value-type="string">
            <text:p><text:span text:style-name="T219">A hat symbolizing faith</text:span></text:p>
          </table:table-cell>
          <table:table-cell table:number-columns-repeated="1024"/>
        </table:table-row>
        <table:table-row table:style-name="ro59">
          <table:table-cell office:value-type="string" calcext:value-type="string">
            <text:p><text:span text:style-name="T220">flow head 9</text:span></text:p>
          </table:table-cell>
          <table:table-cell office:value-type="string" calcext:value-type="string">
            <text:p><text:span text:style-name="T221">Rogue hood</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22">head</text:span></text:p>
          </table:table-cell>
          <table:table-cell office:value-type="float" calcext:value-type="float" office:value="0">
            <text:p>0</text:p>
          </table:table-cell>
          <table:table-cell table:style-name="ce9" table:formula="of:=COUNTIF([loot.A:loot.A];[.A53])" office:value-type="float" calcext:value-type="float" office:value="4">
            <text:p>4</text:p>
          </table:table-cell>
          <table:table-cell office:value-type="string" calcext:value-type="string">
            <text:p>skill_level:leech=1</text:p>
          </table:table-cell>
          <table:table-cell table:style-name="ce16" office:value-type="string" calcext:value-type="string">
            <text:p><text:span text:style-name="T223">Now you can look cool whilst brooding in the corner of the tavern</text:span></text:p>
          </table:table-cell>
          <table:table-cell table:number-columns-repeated="1024"/>
        </table:table-row>
        <table:table-row table:style-name="ro60">
          <table:table-cell office:value-type="string" calcext:value-type="string">
            <text:p><text:span text:style-name="T224">mind head 9</text:span></text:p>
          </table:table-cell>
          <table:table-cell office:value-type="string" calcext:value-type="string">
            <text:p><text:span text:style-name="T225">Mage hat</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26">head</text:span></text:p>
          </table:table-cell>
          <table:table-cell office:value-type="float" calcext:value-type="float" office:value="0">
            <text:p>0</text:p>
          </table:table-cell>
          <table:table-cell table:style-name="ce9" table:formula="of:=COUNTIF([loot.A:loot.A];[.A54])" office:value-type="float" calcext:value-type="float" office:value="4">
            <text:p>4</text:p>
          </table:table-cell>
          <table:table-cell office:value-type="string" calcext:value-type="string">
            <text:p>skill_level:mage armor=1</text:p>
          </table:table-cell>
          <table:table-cell table:style-name="ce16" office:value-type="string" calcext:value-type="string">
            <text:p><text:span text:style-name="T227">A deep blue pointy hat with a wide brim embellished with gold and a sapphire connected to the tip, making it curve back</text:span></text:p>
          </table:table-cell>
          <table:table-cell table:number-columns-repeated="1024"/>
        </table:table-row>
        <table:table-row table:style-name="ro61">
          <table:table-cell office:value-type="string" calcext:value-type="string">
            <text:p><text:span text:style-name="T228">grit head 9 bone</text:span></text:p>
          </table:table-cell>
          <table:table-cell office:value-type="string" calcext:value-type="string">
            <text:p><text:span text:style-name="T229">Skullcap</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30">head</text:span></text:p>
          </table:table-cell>
          <table:table-cell office:value-type="float" calcext:value-type="float" office:value="0">
            <text:p>0</text:p>
          </table:table-cell>
          <table:table-cell table:style-name="ce9" table:formula="of:=COUNTIF([loot.A:loot.A];[.A55])" office:value-type="float" calcext:value-type="float" office:value="2">
            <text:p>2</text:p>
          </table:table-cell>
          <table:table-cell table:style-name="ce22" office:value-type="string" calcext:value-type="string">
            <text:p>skill_level:enrage=1</text:p>
          </table:table-cell>
          <table:table-cell table:style-name="ce16" office:value-type="string" calcext:value-type="string">
            <text:p><text:span text:style-name="T231">This macabre helmet is made of the skull of a unidentifiable creature.</text:span></text:p>
          </table:table-cell>
          <table:table-cell table:style-name="ce17"/>
          <table:table-cell table:number-columns-repeated="1024"/>
        </table:table-row>
        <table:table-row table:style-name="ro62">
          <table:table-cell office:value-type="string" calcext:value-type="string">
            <text:p><text:span text:style-name="T232">grit head 12</text:span></text:p>
          </table:table-cell>
          <table:table-cell office:value-type="string" calcext:value-type="string">
            <text:p><text:span text:style-name="T233">Bucket helmet</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34">head</text:span></text:p>
          </table:table-cell>
          <table:table-cell office:value-type="float" calcext:value-type="float" office:value="0">
            <text:p>0</text:p>
          </table:table-cell>
          <table:table-cell table:style-name="ce9" table:formula="of:=COUNTIF([loot.A:loot.A];[.A56])" office:value-type="float" calcext:value-type="float" office:value="5">
            <text:p>5</text:p>
          </table:table-cell>
          <table:table-cell table:style-name="ce22" office:value-type="string" calcext:value-type="string">
            <text:p>skill_level:enrage=1</text:p>
          </table:table-cell>
          <table:table-cell table:style-name="ce16" office:value-type="string" calcext:value-type="string">
            <text:p><text:span text:style-name="T235">A metal box with some eyeholes</text:span></text:p>
          </table:table-cell>
          <table:table-cell table:style-name="ce17"/>
          <table:table-cell table:number-columns-repeated="1024"/>
        </table:table-row>
        <table:table-row table:style-name="ro63">
          <table:table-cell office:value-type="string" calcext:value-type="string">
            <text:p><text:span text:style-name="T236">soul head 9 bone</text:span></text:p>
          </table:table-cell>
          <table:table-cell office:value-type="string" calcext:value-type="string">
            <text:p><text:span text:style-name="T237">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38">head</text:span></text:p>
          </table:table-cell>
          <table:table-cell office:value-type="float" calcext:value-type="float" office:value="0">
            <text:p>0</text:p>
          </table:table-cell>
          <table:table-cell table:style-name="ce9" table:formula="of:=COUNTIF([loot.A:loot.A];[.A57])" office:value-type="float" calcext:value-type="float" office:value="0">
            <text:p>0</text:p>
          </table:table-cell>
          <table:table-cell office:value-type="string" calcext:value-type="string">
            <text:p>skill_level:ethereal=1</text:p>
          </table:table-cell>
          <table:table-cell table:style-name="ce16" office:value-type="string" calcext:value-type="string">
            <text:p><text:span text:style-name="T239">pee</text:span></text:p>
          </table:table-cell>
          <table:table-cell table:style-name="ce17"/>
          <table:table-cell table:number-columns-repeated="1024"/>
        </table:table-row>
        <table:table-row table:style-name="ro64">
          <table:table-cell office:value-type="string" calcext:value-type="string">
            <text:p><text:span text:style-name="T240">soul head 12</text:span></text:p>
          </table:table-cell>
          <table:table-cell office:value-type="string" calcext:value-type="string">
            <text:p><text:span text:style-name="T241">Plastic halo</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242">head</text:span></text:p>
          </table:table-cell>
          <table:table-cell office:value-type="float" calcext:value-type="float" office:value="0">
            <text:p>0</text:p>
          </table:table-cell>
          <table:table-cell table:style-name="ce9" table:formula="of:=COUNTIF([loot.A:loot.A];[.A58])" office:value-type="float" calcext:value-type="float" office:value="5">
            <text:p>5</text:p>
          </table:table-cell>
          <table:table-cell office:value-type="string" calcext:value-type="string">
            <text:p>skill_level:ethereal=1</text:p>
          </table:table-cell>
          <table:table-cell table:style-name="ce16" office:value-type="string" calcext:value-type="string">
            <text:p><text:span text:style-name="T243">A shiny warm to the touch halo that somehow stays atop your head.</text:span></text:p>
          </table:table-cell>
          <table:table-cell table:style-name="ce17"/>
          <table:table-cell table:number-columns-repeated="1024"/>
        </table:table-row>
        <table:table-row table:style-name="ro65">
          <table:table-cell office:value-type="string" calcext:value-type="string">
            <text:p><text:span text:style-name="T244">flow head 9 bone</text:span></text:p>
          </table:table-cell>
          <table:table-cell office:value-type="string" calcext:value-type="string">
            <text:p><text:span text:style-name="T245">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46">head</text:span></text:p>
          </table:table-cell>
          <table:table-cell office:value-type="float" calcext:value-type="float" office:value="0">
            <text:p>0</text:p>
          </table:table-cell>
          <table:table-cell table:style-name="ce9" table:formula="of:=COUNTIF([loot.A:loot.A];[.A59])" office:value-type="float" calcext:value-type="float" office:value="0">
            <text:p>0</text:p>
          </table:table-cell>
          <table:table-cell office:value-type="string" calcext:value-type="string">
            <text:p>skill_level:leech=1</text:p>
          </table:table-cell>
          <table:table-cell table:style-name="ce16" office:value-type="string" calcext:value-type="string">
            <text:p><text:span text:style-name="T247">pee</text:span></text:p>
          </table:table-cell>
          <table:table-cell table:number-columns-repeated="1024"/>
        </table:table-row>
        <table:table-row table:style-name="ro66">
          <table:table-cell office:value-type="string" calcext:value-type="string">
            <text:p><text:span text:style-name="T248">flow head 12</text:span></text:p>
          </table:table-cell>
          <table:table-cell office:value-type="string" calcext:value-type="string">
            <text:p><text:span text:style-name="T249">Night cloth hood</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50">head</text:span></text:p>
          </table:table-cell>
          <table:table-cell office:value-type="float" calcext:value-type="float" office:value="0">
            <text:p>0</text:p>
          </table:table-cell>
          <table:table-cell table:style-name="ce9" table:formula="of:=COUNTIF([loot.A:loot.A];[.A60])" office:value-type="float" calcext:value-type="float" office:value="5">
            <text:p>5</text:p>
          </table:table-cell>
          <table:table-cell office:value-type="string" calcext:value-type="string">
            <text:p>skill_level:leech=1</text:p>
          </table:table-cell>
          <table:table-cell table:style-name="ce16" office:value-type="string" calcext:value-type="string">
            <text:p><text:span text:style-name="T251">Night cloth absorbs 80% of all light this is only the hood tho.</text:span></text:p>
          </table:table-cell>
          <table:table-cell table:number-columns-repeated="1024"/>
        </table:table-row>
        <table:table-row table:style-name="ro67">
          <table:table-cell office:value-type="string" calcext:value-type="string">
            <text:p><text:span text:style-name="T252">mind head 9 bone</text:span></text:p>
          </table:table-cell>
          <table:table-cell office:value-type="string" calcext:value-type="string">
            <text:p><text:span text:style-name="T253">Bone headdress</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54">head</text:span></text:p>
          </table:table-cell>
          <table:table-cell office:value-type="float" calcext:value-type="float" office:value="0">
            <text:p>0</text:p>
          </table:table-cell>
          <table:table-cell table:style-name="ce9" table:formula="of:=COUNTIF([loot.A:loot.A];[.A61])" office:value-type="float" calcext:value-type="float" office:value="2">
            <text:p>2</text:p>
          </table:table-cell>
          <table:table-cell office:value-type="string" calcext:value-type="string">
            <text:p>skill_level:mage armor=1</text:p>
          </table:table-cell>
          <table:table-cell table:style-name="ce16" office:value-type="string" calcext:value-type="string">
            <text:p><text:span text:style-name="T255">The skull of a deer, with flowers and beautiful colorful rocks attached with a series of strings made from blonde hair.</text:span></text:p>
          </table:table-cell>
          <table:table-cell table:number-columns-repeated="1024"/>
        </table:table-row>
        <table:table-row table:style-name="ro68">
          <table:table-cell office:value-type="string" calcext:value-type="string">
            <text:p><text:span text:style-name="T256">mind head 12</text:span></text:p>
          </table:table-cell>
          <table:table-cell office:value-type="string" calcext:value-type="string">
            <text:p><text:span text:style-name="T257">Enchanted mage ha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58">head</text:span></text:p>
          </table:table-cell>
          <table:table-cell office:value-type="float" calcext:value-type="float" office:value="0">
            <text:p>0</text:p>
          </table:table-cell>
          <table:table-cell table:style-name="ce9" table:formula="of:=COUNTIF([loot.A:loot.A];[.A62])" office:value-type="float" calcext:value-type="float" office:value="5">
            <text:p>5</text:p>
          </table:table-cell>
          <table:table-cell office:value-type="string" calcext:value-type="string">
            <text:p>skill_level:mage armor=1</text:p>
          </table:table-cell>
          <table:table-cell table:style-name="ce16" office:value-type="string" calcext:value-type="string">
            <text:p><text:span text:style-name="T259">A light purple top hat for the smartest and finest of gentlemen.</text:span></text:p>
          </table:table-cell>
          <table:table-cell table:number-columns-repeated="1024"/>
        </table:table-row>
        <table:table-row table:style-name="ro69">
          <table:table-cell table:style-name="ce22" office:value-type="string" calcext:value-type="string">
            <text:p>flow head 15</text:p>
          </table:table-cell>
          <table:table-cell office:value-type="string" calcext:value-type="string">
            <text:p>Bee mask</text:p>
          </table:table-cell>
          <table:table-cell table:style-name="ce20" office:value-type="float" calcext:value-type="float" office:value="45">
            <text:p>45</text:p>
          </table:table-cell>
          <table:table-cell table:style-name="ce20" office:value-type="float" calcext:value-type="float" office:value="45">
            <text:p>45</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4">
            <text:p>4</text:p>
          </table:table-cell>
          <table:table-cell table:style-name="ce20" office:value-type="float" calcext:value-type="float" office:value="4">
            <text:p>4</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2">
            <text:p>2</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5">
            <text:p>15</text:p>
          </table:table-cell>
          <table:table-cell table:style-name="ce20" office:value-type="string" calcext:value-type="string">
            <text:p><text:span text:style-name="T260">head</text:span></text:p>
          </table:table-cell>
          <table:table-cell office:value-type="float" calcext:value-type="float" office:value="0">
            <text:p>0</text:p>
          </table:table-cell>
          <table:table-cell table:style-name="ce9" table:formula="of:=COUNTIF([loot.A:loot.A];[.A63])" office:value-type="float" calcext:value-type="float" office:value="0">
            <text:p>0</text:p>
          </table:table-cell>
          <table:table-cell table:style-name="ce21" office:value-type="string" calcext:value-type="string">
            <text:p>skill_level:fast strike=1</text:p>
          </table:table-cell>
          <table:table-cell table:style-name="ce16"/>
          <table:table-cell table:number-columns-repeated="1024"/>
        </table:table-row>
        <table:table-row table:style-name="ro70">
          <table:table-cell table:style-name="ce22" office:value-type="string" calcext:value-type="string">
            <text:p>grit head 15 ant</text:p>
          </table:table-cell>
          <table:table-cell office:value-type="string" calcext:value-type="string">
            <text:p>Ant helm</text:p>
          </table:table-cell>
          <table:table-cell table:style-name="ce20" office:value-type="float" calcext:value-type="float" office:value="80">
            <text:p>80</text:p>
          </table:table-cell>
          <table:table-cell table:style-name="ce20" office:value-type="float" calcext:value-type="float" office:value="-30">
            <text:p>-30</text:p>
          </table:table-cell>
          <table:table-cell table:style-name="ce20" office:value-type="float" calcext:value-type="float" office:value="0">
            <text:p>0</text:p>
          </table:table-cell>
          <table:table-cell table:style-name="ce20" office:value-type="float" calcext:value-type="float" office:value="30">
            <text:p>30</text:p>
          </table:table-cell>
          <table:table-cell table:style-name="ce20" office:value-type="float" calcext:value-type="float" office:value="8">
            <text:p>8</text:p>
          </table:table-cell>
          <table:table-cell table:style-name="ce20" office:value-type="float" calcext:value-type="float" office:value="6">
            <text:p>6</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2">
            <text:p>2</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5">
            <text:p>15</text:p>
          </table:table-cell>
          <table:table-cell table:style-name="ce20" office:value-type="string" calcext:value-type="string">
            <text:p><text:span text:style-name="T261">head</text:span></text:p>
          </table:table-cell>
          <table:table-cell office:value-type="float" calcext:value-type="float" office:value="0">
            <text:p>0</text:p>
          </table:table-cell>
          <table:table-cell table:style-name="ce9" table:formula="of:=COUNTIF([loot.A:loot.A];[.A64])" office:value-type="float" calcext:value-type="float" office:value="0">
            <text:p>0</text:p>
          </table:table-cell>
          <table:table-cell table:style-name="ce22" office:value-type="string" calcext:value-type="string">
            <text:p>skill_level:heavy hit=1</text:p>
          </table:table-cell>
          <table:table-cell table:style-name="ce16"/>
          <table:table-cell table:number-columns-repeated="1024"/>
        </table:table-row>
        <table:table-row table:style-name="ro71">
          <table:table-cell office:value-type="string" calcext:value-type="string">
            <text:p>grit head 15 golem</text:p>
          </table:table-cell>
          <table:table-cell office:value-type="string" calcext:value-type="string">
            <text:p>Golem helm</text:p>
          </table:table-cell>
          <table:table-cell table:style-name="ce20" office:value-type="float" calcext:value-type="float" office:value="100">
            <text:p>100</text:p>
          </table:table-cell>
          <table:table-cell table:style-name="ce20" office:value-type="float" calcext:value-type="float" office:value="-40">
            <text:p>-40</text:p>
          </table:table-cell>
          <table:table-cell table:style-name="ce20" office:value-type="float" calcext:value-type="float" office:value="0">
            <text:p>0</text:p>
          </table:table-cell>
          <table:table-cell table:style-name="ce20" office:value-type="float" calcext:value-type="float" office:value="40">
            <text:p>40</text:p>
          </table:table-cell>
          <table:table-cell table:style-name="ce20" office:value-type="float" calcext:value-type="float" office:value="10">
            <text:p>10</text:p>
          </table:table-cell>
          <table:table-cell table:style-name="ce20" office:value-type="float" calcext:value-type="float" office:value="5">
            <text:p>5</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5">
            <text:p>15</text:p>
          </table:table-cell>
          <table:table-cell table:style-name="ce20" office:value-type="string" calcext:value-type="string">
            <text:p><text:span text:style-name="T262">head</text:span></text:p>
          </table:table-cell>
          <table:table-cell office:value-type="float" calcext:value-type="float" office:value="0">
            <text:p>0</text:p>
          </table:table-cell>
          <table:table-cell table:style-name="ce9" table:formula="of:=COUNTIF([loot.A:loot.A];[.A65])" office:value-type="float" calcext:value-type="float" office:value="0">
            <text:p>0</text:p>
          </table:table-cell>
          <table:table-cell table:style-name="ce22" office:value-type="string" calcext:value-type="string">
            <text:p>skill_level:heavy hit=1</text:p>
          </table:table-cell>
          <table:table-cell table:style-name="ce16"/>
          <table:table-cell table:number-columns-repeated="1024"/>
        </table:table-row>
        <table:table-row table:style-name="ro72">
          <table:table-cell table:style-name="ce22" office:value-type="string" calcext:value-type="string">
            <text:p>soul head 15</text:p>
          </table:table-cell>
          <table:table-cell office:value-type="string" calcext:value-type="string">
            <text:p>Bishop hat</text:p>
          </table:table-cell>
          <table:table-cell table:style-name="ce20" office:value-type="float" calcext:value-type="float" office:value="50">
            <text:p>50</text:p>
          </table:table-cell>
          <table:table-cell table:style-name="ce20" office:value-type="float" calcext:value-type="float" office:value="50">
            <text:p>5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5">
            <text:p>5</text:p>
          </table:table-cell>
          <table:table-cell table:style-name="ce20" office:value-type="float" calcext:value-type="float" office:value="5">
            <text:p>5</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2">
            <text:p>2</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15">
            <text:p>15</text:p>
          </table:table-cell>
          <table:table-cell table:style-name="ce20" office:value-type="string" calcext:value-type="string">
            <text:p><text:span text:style-name="T263">head</text:span></text:p>
          </table:table-cell>
          <table:table-cell office:value-type="float" calcext:value-type="float" office:value="0">
            <text:p>0</text:p>
          </table:table-cell>
          <table:table-cell table:style-name="ce9" table:formula="of:=COUNTIF([loot.A:loot.A];[.A66])" office:value-type="float" calcext:value-type="float" office:value="0">
            <text:p>0</text:p>
          </table:table-cell>
          <table:table-cell table:style-name="ce21" office:value-type="string" calcext:value-type="string">
            <text:p>skill_level:holy arrow=1</text:p>
          </table:table-cell>
          <table:table-cell table:style-name="ce16"/>
          <table:table-cell table:number-columns-repeated="1024"/>
        </table:table-row>
        <table:table-row table:style-name="ro73">
          <table:table-cell table:style-name="ce22" office:value-type="string" calcext:value-type="string">
            <text:p>mind head 15</text:p>
          </table:table-cell>
          <table:table-cell office:value-type="string" calcext:value-type="string">
            <text:p>Pixie mask</text:p>
          </table:table-cell>
          <table:table-cell table:style-name="ce20" office:value-type="float" calcext:value-type="float" office:value="40">
            <text:p>40</text:p>
          </table:table-cell>
          <table:table-cell table:style-name="ce20" office:value-type="float" calcext:value-type="float" office:value="70">
            <text:p>7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4">
            <text:p>4</text:p>
          </table:table-cell>
          <table:table-cell table:style-name="ce20" office:value-type="float" calcext:value-type="float" office:value="6">
            <text:p>6</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2">
            <text:p>2</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0">
            <text:p>0</text:p>
          </table:table-cell>
          <table:table-cell table:style-name="ce20" office:value-type="float" calcext:value-type="float" office:value="15">
            <text:p>15</text:p>
          </table:table-cell>
          <table:table-cell table:style-name="ce20" office:value-type="string" calcext:value-type="string">
            <text:p><text:span text:style-name="T264">head</text:span></text:p>
          </table:table-cell>
          <table:table-cell office:value-type="float" calcext:value-type="float" office:value="0">
            <text:p>0</text:p>
          </table:table-cell>
          <table:table-cell table:style-name="ce9" table:formula="of:=COUNTIF([loot.A:loot.A];[.A67])" office:value-type="float" calcext:value-type="float" office:value="0">
            <text:p>0</text:p>
          </table:table-cell>
          <table:table-cell table:style-name="ce21" office:value-type="string" calcext:value-type="string">
            <text:p>skill_level:mana bolt=1</text:p>
          </table:table-cell>
          <table:table-cell table:style-name="ce16"/>
          <table:table-cell table:number-columns-repeated="1024"/>
        </table:table-row>
        <table:table-row table:style-name="ro74">
          <table:table-cell table:style-name="ce17" office:value-type="string" calcext:value-type="string">
            <text:p><text:span text:style-name="T265">event_1</text:span></text:p>
          </table:table-cell>
          <table:table-cell table:style-name="ce17" office:value-type="string" calcext:value-type="string">
            <text:p><text:span text:style-name="T266">Old coin</text:span></text:p>
          </table:table-cell>
          <table:table-cell table:style-name="ce17" office:value-type="float" calcext:value-type="float" office:value="10">
            <text:p>10</text:p>
          </table:table-cell>
          <table:table-cell table:style-name="ce17" office:value-type="float" calcext:value-type="float" office:value="10">
            <text:p>1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1">
            <text:p>1</text:p>
          </table:table-cell>
          <table:table-cell table:style-name="ce17" office:value-type="float" calcext:value-type="float" office:value="1">
            <text:p>1</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string" calcext:value-type="string">
            <text:p><text:span text:style-name="T267">relic</text:span></text:p>
          </table:table-cell>
          <table:table-cell table:style-name="ce17" office:value-type="float" calcext:value-type="float" office:value="1">
            <text:p>1</text:p>
          </table:table-cell>
          <table:table-cell table:style-name="ce9" table:formula="of:=COUNTIF([loot.A:loot.A];[.A68])" office:value-type="float" calcext:value-type="float" office:value="0">
            <text:p>0</text:p>
          </table:table-cell>
          <table:table-cell office:value-type="float" calcext:value-type="float" office:value="0">
            <text:p>0</text:p>
          </table:table-cell>
          <table:table-cell table:style-name="ce17" office:value-type="string" calcext:value-type="string">
            <text:p><text:span text:style-name="T268">Holding this tarnished coin fills you with an unsettling sense of both luck and dread.#END#«And he who sailed never reached the harbor, for the harbor was yet to come in a future patch.»#END#<text:s text:c="4"/>- kuro february 3rd 2025</text:span></text:p>
          </table:table-cell>
          <table:table-cell table:number-columns-repeated="1024"/>
        </table:table-row>
        <table:table-row table:style-name="ro75">
          <table:table-cell office:value-type="string" calcext:value-type="string">
            <text:p><text:span text:style-name="T269">grit relic 1</text:span></text:p>
          </table:table-cell>
          <table:table-cell office:value-type="string" calcext:value-type="string">
            <text:p><text:span text:style-name="T270">Apprentice fighter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71">relic</text:span></text:p>
          </table:table-cell>
          <table:table-cell office:value-type="float" calcext:value-type="float" office:value="0">
            <text:p>0</text:p>
          </table:table-cell>
          <table:table-cell table:style-name="ce9" table:formula="of:=COUNTIF([loot.A:loot.A];[.A69])" office:value-type="float" calcext:value-type="float" office:value="0">
            <text:p>0</text:p>
          </table:table-cell>
          <table:table-cell table:style-name="ce22" office:value-type="string" calcext:value-type="string">
            <text:p>skill_level:enrage=1</text:p>
          </table:table-cell>
          <table:table-cell table:style-name="ce16" office:value-type="string" calcext:value-type="string">
            <text:p><text:span text:style-name="T272">You have proved your worth, and are now an apprentice fighter</text:span></text:p>
          </table:table-cell>
          <table:table-cell table:number-columns-repeated="1024"/>
        </table:table-row>
        <table:table-row table:style-name="ro76">
          <table:table-cell office:value-type="string" calcext:value-type="string">
            <text:p><text:span text:style-name="T273">soul relic 1</text:span></text:p>
          </table:table-cell>
          <table:table-cell office:value-type="string" calcext:value-type="string">
            <text:p><text:span text:style-name="T274">Apprentice cleric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75">relic</text:span></text:p>
          </table:table-cell>
          <table:table-cell office:value-type="float" calcext:value-type="float" office:value="0">
            <text:p>0</text:p>
          </table:table-cell>
          <table:table-cell table:style-name="ce9" table:formula="of:=COUNTIF([loot.A:loot.A];[.A70])" office:value-type="float" calcext:value-type="float" office:value="0">
            <text:p>0</text:p>
          </table:table-cell>
          <table:table-cell office:value-type="string" calcext:value-type="string">
            <text:p>skill_level:ethereal=1</text:p>
          </table:table-cell>
          <table:table-cell table:style-name="ce16" office:value-type="string" calcext:value-type="string">
            <text:p><text:span text:style-name="T276">You have proved your worth, and are now an apprentice fighter</text:span></text:p>
          </table:table-cell>
          <table:table-cell table:number-columns-repeated="1024"/>
        </table:table-row>
        <table:table-row table:style-name="ro77">
          <table:table-cell office:value-type="string" calcext:value-type="string">
            <text:p><text:span text:style-name="T277">flow relic 1</text:span></text:p>
          </table:table-cell>
          <table:table-cell office:value-type="string" calcext:value-type="string">
            <text:p><text:span text:style-name="T278">Apprentice rogu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79">relic</text:span></text:p>
          </table:table-cell>
          <table:table-cell office:value-type="float" calcext:value-type="float" office:value="0">
            <text:p>0</text:p>
          </table:table-cell>
          <table:table-cell table:style-name="ce9" table:formula="of:=COUNTIF([loot.A:loot.A];[.A71])" office:value-type="float" calcext:value-type="float" office:value="0">
            <text:p>0</text:p>
          </table:table-cell>
          <table:table-cell office:value-type="string" calcext:value-type="string">
            <text:p>skill_level:leech=1</text:p>
          </table:table-cell>
          <table:table-cell table:style-name="ce16" office:value-type="string" calcext:value-type="string">
            <text:p><text:span text:style-name="T280">You have proved your worth, and are now an apprentice fighter</text:span></text:p>
          </table:table-cell>
          <table:table-cell table:style-name="ce17"/>
          <table:table-cell table:number-columns-repeated="1024"/>
        </table:table-row>
        <table:table-row table:style-name="ro78">
          <table:table-cell office:value-type="string" calcext:value-type="string">
            <text:p><text:span text:style-name="T281">mind relic 1</text:span></text:p>
          </table:table-cell>
          <table:table-cell office:value-type="string" calcext:value-type="string">
            <text:p><text:span text:style-name="T282">Apprentice mag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83">relic</text:span></text:p>
          </table:table-cell>
          <table:table-cell office:value-type="float" calcext:value-type="float" office:value="0">
            <text:p>0</text:p>
          </table:table-cell>
          <table:table-cell table:style-name="ce9" table:formula="of:=COUNTIF([loot.A:loot.A];[.A72])" office:value-type="float" calcext:value-type="float" office:value="0">
            <text:p>0</text:p>
          </table:table-cell>
          <table:table-cell office:value-type="string" calcext:value-type="string">
            <text:p>skill_level:mage armor=1</text:p>
          </table:table-cell>
          <table:table-cell table:style-name="ce16" office:value-type="string" calcext:value-type="string">
            <text:p><text:span text:style-name="T284">You have proved your worth, and are now an apprentice fighter</text:span></text:p>
          </table:table-cell>
          <table:table-cell table:number-columns-repeated="1024"/>
        </table:table-row>
        <table:table-row table:style-name="ro79">
          <table:table-cell table:style-name="ce17" office:value-type="string" calcext:value-type="string">
            <text:p><text:span text:style-name="T285">red scarf</text:span></text:p>
          </table:table-cell>
          <table:table-cell table:style-name="ce17" office:value-type="string" calcext:value-type="string">
            <text:p><text:span text:style-name="T286">Red scarf</text:span></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string" calcext:value-type="string">
            <text:p><text:span text:style-name="T287">trinket</text:span></text:p>
          </table:table-cell>
          <table:table-cell table:style-name="ce17" office:value-type="float" calcext:value-type="float" office:value="1">
            <text:p>1</text:p>
          </table:table-cell>
          <table:table-cell table:style-name="ce9" table:formula="of:=COUNTIF([loot.A:loot.A];[.A73])" office:value-type="float" calcext:value-type="float" office:value="0">
            <text:p>0</text:p>
          </table:table-cell>
          <table:table-cell office:value-type="float" calcext:value-type="float" office:value="0">
            <text:p>0</text:p>
          </table:table-cell>
          <table:table-cell table:style-name="ce17" office:value-type="string" calcext:value-type="string">
            <text:p><text:span text:style-name="T288">A scarf made of red silk</text:span></text:p>
          </table:table-cell>
          <table:table-cell table:number-columns-repeated="1024"/>
        </table:table-row>
        <table:table-row table:style-name="ro80">
          <table:table-cell table:style-name="ce17" office:value-type="string" calcext:value-type="string">
            <text:p><text:span text:style-name="T289">notebook</text:span></text:p>
          </table:table-cell>
          <table:table-cell table:style-name="ce17" office:value-type="string" calcext:value-type="string">
            <text:p><text:span text:style-name="T290">Notebook</text:span></text:p>
          </table:table-cell>
          <table:table-cell table:style-name="ce17" office:value-type="float" calcext:value-type="float" office:value="0">
            <text:p>0</text:p>
          </table:table-cell>
          <table:table-cell table:style-name="ce17" office:value-type="float" calcext:value-type="float" office:value="15">
            <text:p>15</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string" calcext:value-type="string">
            <text:p><text:span text:style-name="T291">trinket</text:span></text:p>
          </table:table-cell>
          <table:table-cell table:style-name="ce17" office:value-type="float" calcext:value-type="float" office:value="1">
            <text:p>1</text:p>
          </table:table-cell>
          <table:table-cell table:style-name="ce9" table:formula="of:=COUNTIF([loot.A:loot.A];[.A74])" office:value-type="float" calcext:value-type="float" office:value="0">
            <text:p>0</text:p>
          </table:table-cell>
          <table:table-cell office:value-type="float" calcext:value-type="float" office:value="0">
            <text:p>0</text:p>
          </table:table-cell>
          <table:table-cell table:style-name="ce17" office:value-type="string" calcext:value-type="string">
            <text:p><text:span text:style-name="T292">A bound notebook for jotting down spells or thoughts</text:span></text:p>
          </table:table-cell>
          <table:table-cell table:number-columns-repeated="1024"/>
        </table:table-row>
        <table:table-row table:style-name="ro81">
          <table:table-cell table:style-name="ce17" office:value-type="string" calcext:value-type="string">
            <text:p><text:span text:style-name="T293">prayer beads</text:span></text:p>
          </table:table-cell>
          <table:table-cell table:style-name="ce17" office:value-type="string" calcext:value-type="string">
            <text:p><text:span text:style-name="T294">Prayer beads</text:span></text:p>
          </table:table-cell>
          <table:table-cell table:style-name="ce17" office:value-type="float" calcext:value-type="float" office:value="10">
            <text:p>10</text:p>
          </table:table-cell>
          <table:table-cell table:style-name="ce17" office:value-type="float" calcext:value-type="float" office:value="10">
            <text:p>1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1">
            <text:p>1</text:p>
          </table:table-cell>
          <table:table-cell table:style-name="ce17" office:value-type="string" calcext:value-type="string">
            <text:p><text:span text:style-name="T295">trinket</text:span></text:p>
          </table:table-cell>
          <table:table-cell table:style-name="ce17" office:value-type="float" calcext:value-type="float" office:value="1">
            <text:p>1</text:p>
          </table:table-cell>
          <table:table-cell table:style-name="ce9" table:formula="of:=COUNTIF([loot.A:loot.A];[.A75])" office:value-type="float" calcext:value-type="float" office:value="0">
            <text:p>0</text:p>
          </table:table-cell>
          <table:table-cell office:value-type="float" calcext:value-type="float" office:value="0">
            <text:p>0</text:p>
          </table:table-cell>
          <table:table-cell table:style-name="ce17" office:value-type="string" calcext:value-type="string">
            <text:p><text:span text:style-name="T296">A string of beads for meditation and spiritual focus</text:span></text:p>
          </table:table-cell>
          <table:table-cell table:number-columns-repeated="1024"/>
        </table:table-row>
        <table:table-row table:style-name="ro82">
          <table:table-cell table:style-name="ce17" office:value-type="string" calcext:value-type="string">
            <text:p><text:span text:style-name="T297">single earing</text:span></text:p>
          </table:table-cell>
          <table:table-cell table:style-name="ce17" office:value-type="string" calcext:value-type="string">
            <text:p><text:span text:style-name="T298">Single earing</text:span></text:p>
          </table:table-cell>
          <table:table-cell table:style-name="ce17" office:value-type="float" calcext:value-type="float" office:value="15">
            <text:p>15</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string" calcext:value-type="string">
            <text:p><text:span text:style-name="T299">trinket</text:span></text:p>
          </table:table-cell>
          <table:table-cell table:style-name="ce17" office:value-type="float" calcext:value-type="float" office:value="1">
            <text:p>1</text:p>
          </table:table-cell>
          <table:table-cell table:style-name="ce9" table:formula="of:=COUNTIF([loot.A:loot.A];[.A76])" office:value-type="float" calcext:value-type="float" office:value="0">
            <text:p>0</text:p>
          </table:table-cell>
          <table:table-cell office:value-type="float" calcext:value-type="float" office:value="0">
            <text:p>0</text:p>
          </table:table-cell>
          <table:table-cell table:style-name="ce17" office:value-type="string" calcext:value-type="string">
            <text:p><text:span text:style-name="T300">A single earing, kinda quirky to only wear one</text:span></text:p>
          </table:table-cell>
          <table:table-cell table:number-columns-repeated="1024"/>
        </table:table-row>
        <table:table-row table:style-name="ro83">
          <table:table-cell office:value-type="string" calcext:value-type="string">
            <text:p><text:span text:style-name="T301">mind trinket 1</text:span></text:p>
          </table:table-cell>
          <table:table-cell office:value-type="string" calcext:value-type="string">
            <text:p><text:span text:style-name="T302">Piece of paper</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03">trinket</text:span></text:p>
          </table:table-cell>
          <table:table-cell office:value-type="float" calcext:value-type="float" office:value="0">
            <text:p>0</text:p>
          </table:table-cell>
          <table:table-cell table:style-name="ce9" table:formula="of:=COUNTIF([loot.A:loot.A];[.A77])" office:value-type="float" calcext:value-type="float" office:value="5">
            <text:p>5</text:p>
          </table:table-cell>
          <table:table-cell office:value-type="string" calcext:value-type="string">
            <text:p>skill_level:magic missile=1</text:p>
          </table:table-cell>
          <table:table-cell table:style-name="ce16" office:value-type="string" calcext:value-type="string">
            <text:p><text:span text:style-name="T304">Now you can write down your spells</text:span></text:p>
          </table:table-cell>
          <table:table-cell table:number-columns-repeated="1024"/>
        </table:table-row>
        <table:table-row table:style-name="ro84">
          <table:table-cell office:value-type="string" calcext:value-type="string">
            <text:p><text:span text:style-name="T305">soul trinket 1</text:span></text:p>
          </table:table-cell>
          <table:table-cell office:value-type="string" calcext:value-type="string">
            <text:p><text:span text:style-name="T306">Tiny bell</text:span></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07">trinket</text:span></text:p>
          </table:table-cell>
          <table:table-cell office:value-type="float" calcext:value-type="float" office:value="0">
            <text:p>0</text:p>
          </table:table-cell>
          <table:table-cell table:style-name="ce9" table:formula="of:=COUNTIF([loot.A:loot.A];[.A78])" office:value-type="float" calcext:value-type="float" office:value="5">
            <text:p>5</text:p>
          </table:table-cell>
          <table:table-cell table:style-name="ce15" office:value-type="string" calcext:value-type="string">
            <text:p>skill_level:smite=1</text:p>
          </table:table-cell>
          <table:table-cell table:style-name="ce16" office:value-type="string" calcext:value-type="string">
            <text:p><text:span text:style-name="T308">Doesn't sound quite right</text:span></text:p>
          </table:table-cell>
          <table:table-cell table:number-columns-repeated="1024"/>
        </table:table-row>
        <table:table-row table:style-name="ro85">
          <table:table-cell office:value-type="string" calcext:value-type="string">
            <text:p><text:span text:style-name="T309">flow trinket 1</text:span></text:p>
          </table:table-cell>
          <table:table-cell office:value-type="string" calcext:value-type="string">
            <text:p><text:span text:style-name="T310">Pocket knife</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11">trinket</text:span></text:p>
          </table:table-cell>
          <table:table-cell office:value-type="float" calcext:value-type="float" office:value="0">
            <text:p>0</text:p>
          </table:table-cell>
          <table:table-cell table:style-name="ce9" table:formula="of:=COUNTIF([loot.A:loot.A];[.A79])" office:value-type="float" calcext:value-type="float" office:value="5">
            <text:p>5</text:p>
          </table:table-cell>
          <table:table-cell office:value-type="string" calcext:value-type="string">
            <text:p>skill_level:swing=1</text:p>
          </table:table-cell>
          <table:table-cell table:style-name="ce16" office:value-type="string" calcext:value-type="string">
            <text:p><text:span text:style-name="T312">A campers favoret tool</text:span></text:p>
          </table:table-cell>
          <table:table-cell table:number-columns-repeated="1024"/>
        </table:table-row>
        <table:table-row table:style-name="ro86">
          <table:table-cell office:value-type="string" calcext:value-type="string">
            <text:p><text:span text:style-name="T313">grit trinket 1</text:span></text:p>
          </table:table-cell>
          <table:table-cell office:value-type="string" calcext:value-type="string">
            <text:p><text:span text:style-name="T314">Wood shiel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15">trinket</text:span></text:p>
          </table:table-cell>
          <table:table-cell office:value-type="float" calcext:value-type="float" office:value="0">
            <text:p>0</text:p>
          </table:table-cell>
          <table:table-cell table:style-name="ce9" table:formula="of:=COUNTIF([loot.A:loot.A];[.A80])" office:value-type="float" calcext:value-type="float" office:value="5">
            <text:p>5</text:p>
          </table:table-cell>
          <table:table-cell office:value-type="string" calcext:value-type="string">
            <text:p>skill_level:swing=1</text:p>
          </table:table-cell>
          <table:table-cell table:style-name="ce16" office:value-type="string" calcext:value-type="string">
            <text:p><text:span text:style-name="T316">A plank with a handle</text:span></text:p>
          </table:table-cell>
          <table:table-cell table:number-columns-repeated="1024"/>
        </table:table-row>
        <table:table-row table:style-name="ro87">
          <table:table-cell office:value-type="string" calcext:value-type="string">
            <text:p><text:span text:style-name="T317">soul trinket 3</text:span></text:p>
          </table:table-cell>
          <table:table-cell office:value-type="string" calcext:value-type="string">
            <text:p><text:span text:style-name="T318">Sigil</text:span></text:p>
          </table:table-cell>
          <table:table-cell office:value-type="float" calcext:value-type="float" office:value="5">
            <text:p>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319">trinket</text:span></text:p>
          </table:table-cell>
          <table:table-cell office:value-type="float" calcext:value-type="float" office:value="0">
            <text:p>0</text:p>
          </table:table-cell>
          <table:table-cell table:style-name="ce9" table:formula="of:=COUNTIF([loot.A:loot.A];[.A81])" office:value-type="float" calcext:value-type="float" office:value="5">
            <text:p>5</text:p>
          </table:table-cell>
          <table:table-cell table:style-name="ce19" office:value-type="string" calcext:value-type="string">
            <text:p>skill_level:cure light wounds=1</text:p>
          </table:table-cell>
          <table:table-cell table:style-name="ce16" office:value-type="string" calcext:value-type="string">
            <text:p><text:span text:style-name="T320">May your faith protect you</text:span></text:p>
          </table:table-cell>
          <table:table-cell table:number-columns-repeated="1024"/>
        </table:table-row>
        <table:table-row table:style-name="ro88">
          <table:table-cell office:value-type="string" calcext:value-type="string">
            <text:p><text:span text:style-name="T321">mind trinket 3</text:span></text:p>
          </table:table-cell>
          <table:table-cell office:value-type="string" calcext:value-type="string">
            <text:p><text:span text:style-name="T322">Notebook</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23">trinket</text:span></text:p>
          </table:table-cell>
          <table:table-cell office:value-type="float" calcext:value-type="float" office:value="0">
            <text:p>0</text:p>
          </table:table-cell>
          <table:table-cell table:style-name="ce9" table:formula="of:=COUNTIF([loot.A:loot.A];[.A82])" office:value-type="float" calcext:value-type="float" office:value="6">
            <text:p>6</text:p>
          </table:table-cell>
          <table:table-cell office:value-type="string" calcext:value-type="string">
            <text:p>skill_level:magic missile=1</text:p>
          </table:table-cell>
          <table:table-cell table:style-name="ce16" office:value-type="string" calcext:value-type="string">
            <text:p><text:span text:style-name="T324">Now you can write down lots of spells</text:span></text:p>
          </table:table-cell>
          <table:table-cell table:number-columns-repeated="1024"/>
        </table:table-row>
        <table:table-row table:style-name="ro89">
          <table:table-cell office:value-type="string" calcext:value-type="string">
            <text:p><text:span text:style-name="T325">flow trinket 3</text:span></text:p>
          </table:table-cell>
          <table:table-cell office:value-type="string" calcext:value-type="string">
            <text:p><text:span text:style-name="T326">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27">trinket</text:span></text:p>
          </table:table-cell>
          <table:table-cell office:value-type="float" calcext:value-type="float" office:value="0">
            <text:p>0</text:p>
          </table:table-cell>
          <table:table-cell table:style-name="ce9" table:formula="of:=COUNTIF([loot.A:loot.A];[.A83])" office:value-type="float" calcext:value-type="float" office:value="5">
            <text:p>5</text:p>
          </table:table-cell>
          <table:table-cell table:style-name="ce20" office:value-type="string" calcext:value-type="string">
            <text:p>skill_level:swing=1</text:p>
          </table:table-cell>
          <table:table-cell table:style-name="ce16" office:value-type="string" calcext:value-type="string">
            <text:p><text:span text:style-name="T328">A small knife perfect for offhand</text:span></text:p>
          </table:table-cell>
          <table:table-cell table:number-columns-repeated="1024"/>
        </table:table-row>
        <table:table-row table:style-name="ro90">
          <table:table-cell office:value-type="string" calcext:value-type="string">
            <text:p><text:span text:style-name="T329">grit trinket 3</text:span></text:p>
          </table:table-cell>
          <table:table-cell office:value-type="string" calcext:value-type="string">
            <text:p><text:span text:style-name="T330">Shield</text:span></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31">trinket</text:span></text:p>
          </table:table-cell>
          <table:table-cell office:value-type="float" calcext:value-type="float" office:value="0">
            <text:p>0</text:p>
          </table:table-cell>
          <table:table-cell table:style-name="ce9" table:formula="of:=COUNTIF([loot.A:loot.A];[.A84])" office:value-type="float" calcext:value-type="float" office:value="5">
            <text:p>5</text:p>
          </table:table-cell>
          <table:table-cell table:style-name="ce20" office:value-type="string" calcext:value-type="string">
            <text:p>skill_level:swing=1</text:p>
          </table:table-cell>
          <table:table-cell table:style-name="ce18" office:value-type="string" calcext:value-type="string">
            <text:p>A wooden shield.</text:p>
          </table:table-cell>
          <table:table-cell table:number-columns-repeated="1024"/>
        </table:table-row>
        <table:table-row table:style-name="ro91">
          <table:table-cell office:value-type="string" calcext:value-type="string">
            <text:p><text:span text:style-name="T332">soul trinket 6</text:span></text:p>
          </table:table-cell>
          <table:table-cell office:value-type="string" calcext:value-type="string">
            <text:p><text:span text:style-name="T333">Embellished Sigil</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334">trinket</text:span></text:p>
          </table:table-cell>
          <table:table-cell office:value-type="float" calcext:value-type="float" office:value="0">
            <text:p>0</text:p>
          </table:table-cell>
          <table:table-cell table:style-name="ce9" table:formula="of:=COUNTIF([loot.A:loot.A];[.A85])" office:value-type="float" calcext:value-type="float" office:value="5">
            <text:p>5</text:p>
          </table:table-cell>
          <table:table-cell office:value-type="string" calcext:value-type="string">
            <text:p>skill_level:cure light wounds=1</text:p>
          </table:table-cell>
          <table:table-cell table:style-name="ce16" office:value-type="string" calcext:value-type="string">
            <text:p><text:span text:style-name="T335">An intricately designed symbol with both elegance and power</text:span></text:p>
          </table:table-cell>
          <table:table-cell table:number-columns-repeated="1024"/>
        </table:table-row>
        <table:table-row table:style-name="ro92">
          <table:table-cell office:value-type="string" calcext:value-type="string">
            <text:p><text:span text:style-name="T336">flow trinket 6</text:span></text:p>
          </table:table-cell>
          <table:table-cell office:value-type="string" calcext:value-type="string">
            <text:p><text:span text:style-name="T337">Field 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38">trinket</text:span></text:p>
          </table:table-cell>
          <table:table-cell office:value-type="float" calcext:value-type="float" office:value="0">
            <text:p>0</text:p>
          </table:table-cell>
          <table:table-cell table:style-name="ce9" table:formula="of:=COUNTIF([loot.A:loot.A];[.A86])" office:value-type="float" calcext:value-type="float" office:value="5">
            <text:p>5</text:p>
          </table:table-cell>
          <table:table-cell table:style-name="ce20" office:value-type="string" calcext:value-type="string">
            <text:p>skill_level:swing=1</text:p>
          </table:table-cell>
          <table:table-cell table:style-name="ce16" office:value-type="string" calcext:value-type="string">
            <text:p><text:span text:style-name="T339">A lightweight dagger, perfect for quick, precise strikes</text:span></text:p>
          </table:table-cell>
          <table:table-cell table:number-columns-repeated="1024"/>
        </table:table-row>
        <table:table-row table:style-name="ro93">
          <table:table-cell office:value-type="string" calcext:value-type="string">
            <text:p><text:span text:style-name="T340">mind trinket 6</text:span></text:p>
          </table:table-cell>
          <table:table-cell office:value-type="string" calcext:value-type="string">
            <text:p><text:span text:style-name="T341">Book</text:span></text:p>
          </table:table-cell>
          <table:table-cell office:value-type="float" calcext:value-type="float" office:value="5">
            <text:p>5</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42">trinket</text:span></text:p>
          </table:table-cell>
          <table:table-cell office:value-type="float" calcext:value-type="float" office:value="0">
            <text:p>0</text:p>
          </table:table-cell>
          <table:table-cell table:style-name="ce9" table:formula="of:=COUNTIF([loot.A:loot.A];[.A87])" office:value-type="float" calcext:value-type="float" office:value="5">
            <text:p>5</text:p>
          </table:table-cell>
          <table:table-cell office:value-type="string" calcext:value-type="string">
            <text:p>skill_level:swing=1</text:p>
          </table:table-cell>
          <table:table-cell table:style-name="ce16" office:value-type="string" calcext:value-type="string">
            <text:p><text:span text:style-name="T343">A hard leather book with quality paper</text:span></text:p>
          </table:table-cell>
          <table:table-cell table:number-columns-repeated="1024"/>
        </table:table-row>
        <table:table-row table:style-name="ro94">
          <table:table-cell office:value-type="string" calcext:value-type="string">
            <text:p><text:span text:style-name="T344">grit trinket 6</text:span></text:p>
          </table:table-cell>
          <table:table-cell office:value-type="string" calcext:value-type="string">
            <text:p><text:span text:style-name="T345">Iron shield</text:span></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46">trinket</text:span></text:p>
          </table:table-cell>
          <table:table-cell office:value-type="float" calcext:value-type="float" office:value="0">
            <text:p>0</text:p>
          </table:table-cell>
          <table:table-cell table:style-name="ce9" table:formula="of:=COUNTIF([loot.A:loot.A];[.A88])" office:value-type="float" calcext:value-type="float" office:value="5">
            <text:p>5</text:p>
          </table:table-cell>
          <table:table-cell office:value-type="string" calcext:value-type="string">
            <text:p>skill_level:swing=1</text:p>
          </table:table-cell>
          <table:table-cell table:style-name="ce16" office:value-type="string" calcext:value-type="string">
            <text:p><text:span text:style-name="T347">An iron shield, strong yet balanced. It feels solid in hand</text:span></text:p>
          </table:table-cell>
          <table:table-cell table:number-columns-repeated="1024"/>
        </table:table-row>
        <table:table-row table:style-name="ro95">
          <table:table-cell office:value-type="string" calcext:value-type="string">
            <text:p><text:span text:style-name="T348">soul trinket 9</text:span></text:p>
          </table:table-cell>
          <table:table-cell office:value-type="string" calcext:value-type="string">
            <text:p><text:span text:style-name="T349">Totem of undying</text:span></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350">trinket</text:span></text:p>
          </table:table-cell>
          <table:table-cell office:value-type="float" calcext:value-type="float" office:value="0">
            <text:p>0</text:p>
          </table:table-cell>
          <table:table-cell table:style-name="ce9" table:formula="of:=COUNTIF([loot.A:loot.A];[.A89])" office:value-type="float" calcext:value-type="float" office:value="5">
            <text:p>5</text:p>
          </table:table-cell>
          <table:table-cell office:value-type="string" calcext:value-type="string">
            <text:p>skill_level:cure light wounds=1</text:p>
          </table:table-cell>
          <table:table-cell table:style-name="ce16" office:value-type="string" calcext:value-type="string">
            <text:p><text:span text:style-name="T351">It looks like a mandrake</text:span></text:p>
          </table:table-cell>
          <table:table-cell table:number-columns-repeated="1024"/>
        </table:table-row>
        <table:table-row table:style-name="ro96">
          <table:table-cell office:value-type="string" calcext:value-type="string">
            <text:p><text:span text:style-name="T352">flow trinket 9</text:span></text:p>
          </table:table-cell>
          <table:table-cell office:value-type="string" calcext:value-type="string">
            <text:p><text:span text:style-name="T353">Bag of marbles</text:span></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54">trinket</text:span></text:p>
          </table:table-cell>
          <table:table-cell office:value-type="float" calcext:value-type="float" office:value="0">
            <text:p>0</text:p>
          </table:table-cell>
          <table:table-cell table:style-name="ce9" table:formula="of:=COUNTIF([loot.A:loot.A];[.A90])" office:value-type="float" calcext:value-type="float" office:value="4">
            <text:p>4</text:p>
          </table:table-cell>
          <table:table-cell office:value-type="string" calcext:value-type="string">
            <text:p>skill_level:double whack=1</text:p>
          </table:table-cell>
          <table:table-cell table:style-name="ce16" office:value-type="string" calcext:value-type="string">
            <text:p><text:span text:style-name="T355">A leather bag full of glass marbles</text:span></text:p>
          </table:table-cell>
          <table:table-cell table:number-columns-repeated="1024"/>
        </table:table-row>
        <table:table-row table:style-name="ro97">
          <table:table-cell office:value-type="string" calcext:value-type="string">
            <text:p><text:span text:style-name="T356">mind trinket 9</text:span></text:p>
          </table:table-cell>
          <table:table-cell office:value-type="string" calcext:value-type="string">
            <text:p><text:span text:style-name="T357">Ink and quill</text:span></text:p>
          </table:table-cell>
          <table:table-cell office:value-type="float" calcext:value-type="float" office:value="0">
            <text:p>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58">trinket</text:span></text:p>
          </table:table-cell>
          <table:table-cell office:value-type="float" calcext:value-type="float" office:value="0">
            <text:p>0</text:p>
          </table:table-cell>
          <table:table-cell table:style-name="ce9" table:formula="of:=COUNTIF([loot.A:loot.A];[.A91])" office:value-type="float" calcext:value-type="float" office:value="4">
            <text:p>4</text:p>
          </table:table-cell>
          <table:table-cell table:style-name="ce21" office:value-type="string" calcext:value-type="string">
            <text:p>skill_level:mana bolt=1</text:p>
          </table:table-cell>
          <table:table-cell table:style-name="ce16" office:value-type="string" calcext:value-type="string">
            <text:p><text:span text:style-name="T359">A bottle of magic ink and a quill made with a large colorful feather</text:span></text:p>
          </table:table-cell>
          <table:table-cell table:number-columns-repeated="1024"/>
        </table:table-row>
        <table:table-row table:style-name="ro98">
          <table:table-cell office:value-type="string" calcext:value-type="string">
            <text:p><text:span text:style-name="T360">grit trinket 9</text:span></text:p>
          </table:table-cell>
          <table:table-cell office:value-type="string" calcext:value-type="string">
            <text:p><text:span text:style-name="T361">Steel Buckler</text:span></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62">trinket</text:span></text:p>
          </table:table-cell>
          <table:table-cell office:value-type="float" calcext:value-type="float" office:value="0">
            <text:p>0</text:p>
          </table:table-cell>
          <table:table-cell table:style-name="ce9" table:formula="of:=COUNTIF([loot.A:loot.A];[.A92])" office:value-type="float" calcext:value-type="float" office:value="4">
            <text:p>4</text:p>
          </table:table-cell>
          <table:table-cell table:style-name="ce15" office:value-type="string" calcext:value-type="string">
            <text:p>skill_level:swing=1</text:p>
          </table:table-cell>
          <table:table-cell table:style-name="ce16" office:value-type="string" calcext:value-type="string">
            <text:p><text:span text:style-name="T363">The pan lid of a skilled armor smith</text:span></text:p>
          </table:table-cell>
          <table:table-cell table:number-columns-repeated="1024"/>
        </table:table-row>
        <table:table-row table:style-name="ro99">
          <table:table-cell table:style-name="ce15" office:value-type="string" calcext:value-type="string">
            <text:p>grit trinket 12 sword</text:p>
          </table:table-cell>
          <table:table-cell table:style-name="ce15" office:value-type="string" calcext:value-type="string">
            <text:p>Sword necklac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364">trinket</text:span></text:p>
          </table:table-cell>
          <table:table-cell office:value-type="float" calcext:value-type="float" office:value="0">
            <text:p>0</text:p>
          </table:table-cell>
          <table:table-cell table:style-name="ce9" table:formula="of:=COUNTIF([loot.A:loot.A];[.A93])" office:value-type="float" calcext:value-type="float" office:value="5">
            <text:p>5</text:p>
          </table:table-cell>
          <table:table-cell table:style-name="ce19" office:value-type="string" calcext:value-type="string">
            <text:p>skill_level:bash=1</text:p>
          </table:table-cell>
          <table:table-cell table:style-name="ce18" office:value-type="string" calcext:value-type="string">
            <text:p>A protective charm shaped like a shield, symbolizing defense and resilience.</text:p>
          </table:table-cell>
          <table:table-cell table:number-columns-repeated="1024"/>
        </table:table-row>
        <table:table-row table:style-name="ro100">
          <table:table-cell office:value-type="string" calcext:value-type="string">
            <text:p><text:span text:style-name="T365">soul trinket 12</text:span></text:p>
          </table:table-cell>
          <table:table-cell office:value-type="string" calcext:value-type="string">
            <text:p><text:span text:style-name="T366">Holy necklac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367">trinket</text:span></text:p>
          </table:table-cell>
          <table:table-cell office:value-type="float" calcext:value-type="float" office:value="0">
            <text:p>0</text:p>
          </table:table-cell>
          <table:table-cell table:style-name="ce9" table:formula="of:=COUNTIF([loot.A:loot.A];[.A94])" office:value-type="float" calcext:value-type="float" office:value="5">
            <text:p>5</text:p>
          </table:table-cell>
          <table:table-cell office:value-type="string" calcext:value-type="string">
            <text:p>skill_level:cure light wounds=1</text:p>
          </table:table-cell>
          <table:table-cell table:style-name="ce23" office:value-type="string" calcext:value-type="string">
            <text:p>A sacred pendant blessed with divine energy, offering protection and guidance.</text:p>
          </table:table-cell>
          <table:table-cell table:number-columns-repeated="1024"/>
        </table:table-row>
        <table:table-row table:style-name="ro101">
          <table:table-cell office:value-type="string" calcext:value-type="string">
            <text:p><text:span text:style-name="T368">flow trinket 12</text:span></text:p>
          </table:table-cell>
          <table:table-cell office:value-type="string" calcext:value-type="string">
            <text:p><text:span text:style-name="T369">Dagger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370">trinket</text:span></text:p>
          </table:table-cell>
          <table:table-cell office:value-type="float" calcext:value-type="float" office:value="0">
            <text:p>0</text:p>
          </table:table-cell>
          <table:table-cell table:style-name="ce9" table:formula="of:=COUNTIF([loot.A:loot.A];[.A95])" office:value-type="float" calcext:value-type="float" office:value="5">
            <text:p>5</text:p>
          </table:table-cell>
          <table:table-cell office:value-type="string" calcext:value-type="string">
            <text:p>skill_level:double whack=1</text:p>
          </table:table-cell>
          <table:table-cell table:style-name="ce18" office:value-type="string" calcext:value-type="string">
            <text:p>A sleek pendant shaped like a dagger, symbolizing stealth and precision.</text:p>
          </table:table-cell>
          <table:table-cell table:number-columns-repeated="1024"/>
        </table:table-row>
        <table:table-row table:style-name="ro102">
          <table:table-cell office:value-type="string" calcext:value-type="string">
            <text:p><text:span text:style-name="T371">mind trinket 12</text:span></text:p>
          </table:table-cell>
          <table:table-cell office:value-type="string" calcext:value-type="string">
            <text:p><text:span text:style-name="T372">Enchanted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373">trinket</text:span></text:p>
          </table:table-cell>
          <table:table-cell office:value-type="float" calcext:value-type="float" office:value="0">
            <text:p>0</text:p>
          </table:table-cell>
          <table:table-cell table:style-name="ce9" table:formula="of:=COUNTIF([loot.A:loot.A];[.A96])" office:value-type="float" calcext:value-type="float" office:value="5">
            <text:p>5</text:p>
          </table:table-cell>
          <table:table-cell table:style-name="ce21" office:value-type="string" calcext:value-type="string">
            <text:p>skill_level:mana bolt=1</text:p>
          </table:table-cell>
          <table:table-cell table:style-name="ce18" office:value-type="string" calcext:value-type="string">
            <text:p>An enchanted pendant imbued with arcane energy, enhancing mystical powers.</text:p>
          </table:table-cell>
          <table:table-cell table:number-columns-repeated="1024"/>
        </table:table-row>
        <table:table-row table:style-name="ro103">
          <table:table-cell table:style-name="ce15" office:value-type="string" calcext:value-type="string">
            <text:p>grit trinket 12 shield </text:p>
          </table:table-cell>
          <table:table-cell table:style-name="ce15" office:value-type="string" calcext:value-type="string">
            <text:p>Shield necklace</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374">trinket</text:span></text:p>
          </table:table-cell>
          <table:table-cell office:value-type="float" calcext:value-type="float" office:value="0">
            <text:p>0</text:p>
          </table:table-cell>
          <table:table-cell table:style-name="ce9" table:formula="of:=COUNTIF([loot.A:loot.A];[.A97])" office:value-type="float" calcext:value-type="float" office:value="5">
            <text:p>5</text:p>
          </table:table-cell>
          <table:table-cell table:style-name="ce15" office:value-type="string" calcext:value-type="string">
            <text:p>skill_level:swing=1</text:p>
          </table:table-cell>
          <table:table-cell table:style-name="ce18" office:value-type="string" calcext:value-type="string">
            <text:p>A pendant shaped like a sword, representing strength and valor.</text:p>
          </table:table-cell>
          <table:table-cell table:number-columns-repeated="1024"/>
        </table:table-row>
        <table:table-row table:style-name="ro104">
          <table:table-cell table:style-name="ce22" office:value-type="string" calcext:value-type="string">
            <text:p>soul trinket 15</text:p>
          </table:table-cell>
          <table:table-cell office:value-type="string" calcext:value-type="string">
            <text:p>Bishop medallion</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
            <text:p>1</text:p>
          </table:table-cell>
          <table:table-cell table:style-name="ce20" office:value-type="float" calcext:value-type="float" office:value="1">
            <text:p>1</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7">
            <text:p>7</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15">
            <text:p>15</text:p>
          </table:table-cell>
          <table:table-cell table:style-name="ce20" office:value-type="string" calcext:value-type="string">
            <text:p><text:span text:style-name="T375">trinket</text:span></text:p>
          </table:table-cell>
          <table:table-cell office:value-type="float" calcext:value-type="float" office:value="0">
            <text:p>0</text:p>
          </table:table-cell>
          <table:table-cell table:style-name="ce9" table:formula="of:=COUNTIF([loot.A:loot.A];[.A98])" office:value-type="float" calcext:value-type="float" office:value="0">
            <text:p>0</text:p>
          </table:table-cell>
          <table:table-cell office:value-type="string" calcext:value-type="string">
            <text:p>skill_level:cure light wounds=1</text:p>
          </table:table-cell>
          <table:table-cell table:style-name="ce16"/>
          <table:table-cell table:number-columns-repeated="1024"/>
        </table:table-row>
        <table:table-row table:style-name="ro105">
          <table:table-cell table:style-name="ce22" office:value-type="string" calcext:value-type="string">
            <text:p>flow trinket 15</text:p>
          </table:table-cell>
          <table:table-cell office:value-type="string" calcext:value-type="string">
            <text:p>Bee medallion</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
            <text:p>1</text:p>
          </table:table-cell>
          <table:table-cell table:style-name="ce20" office:value-type="float" calcext:value-type="float" office:value="1">
            <text:p>1</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7">
            <text:p>7</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5">
            <text:p>15</text:p>
          </table:table-cell>
          <table:table-cell table:style-name="ce20" office:value-type="string" calcext:value-type="string">
            <text:p><text:span text:style-name="T376">trinket</text:span></text:p>
          </table:table-cell>
          <table:table-cell office:value-type="float" calcext:value-type="float" office:value="0">
            <text:p>0</text:p>
          </table:table-cell>
          <table:table-cell table:style-name="ce9" table:formula="of:=COUNTIF([loot.A:loot.A];[.A99])" office:value-type="float" calcext:value-type="float" office:value="0">
            <text:p>0</text:p>
          </table:table-cell>
          <table:table-cell office:value-type="string" calcext:value-type="string">
            <text:p>skill_level:double whack=1</text:p>
          </table:table-cell>
          <table:table-cell table:style-name="ce16"/>
          <table:table-cell table:number-columns-repeated="1024"/>
        </table:table-row>
        <table:table-row table:style-name="ro106">
          <table:table-cell table:style-name="ce22" office:value-type="string" calcext:value-type="string">
            <text:p>grit trinket 15 ant</text:p>
          </table:table-cell>
          <table:table-cell office:value-type="string" calcext:value-type="string">
            <text:p>Ant medallion</text:p>
          </table:table-cell>
          <table:table-cell table:style-name="ce20" office:value-type="float" calcext:value-type="float" office:value="10">
            <text:p>1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
            <text:p>1</text:p>
          </table:table-cell>
          <table:table-cell table:style-name="ce20" office:value-type="float" calcext:value-type="float" office:value="1">
            <text:p>1</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7">
            <text:p>7</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5">
            <text:p>15</text:p>
          </table:table-cell>
          <table:table-cell table:style-name="ce20" office:value-type="string" calcext:value-type="string">
            <text:p><text:span text:style-name="T377">trinket</text:span></text:p>
          </table:table-cell>
          <table:table-cell office:value-type="float" calcext:value-type="float" office:value="0">
            <text:p>0</text:p>
          </table:table-cell>
          <table:table-cell table:style-name="ce9" table:formula="of:=COUNTIF([loot.A:loot.A];[.A100])" office:value-type="float" calcext:value-type="float" office:value="0">
            <text:p>0</text:p>
          </table:table-cell>
          <table:table-cell table:style-name="ce22" office:value-type="string" calcext:value-type="string">
            <text:p>skill_level:heavy hit=1</text:p>
          </table:table-cell>
          <table:table-cell table:style-name="ce16"/>
          <table:table-cell table:number-columns-repeated="1024"/>
        </table:table-row>
        <table:table-row table:style-name="ro107">
          <table:table-cell office:value-type="string" calcext:value-type="string">
            <text:p>grit trinket 15 golem</text:p>
          </table:table-cell>
          <table:table-cell office:value-type="string" calcext:value-type="string">
            <text:p>Golem medallion</text:p>
          </table:table-cell>
          <table:table-cell table:style-name="ce20" office:value-type="float" calcext:value-type="float" office:value="30">
            <text:p>3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5">
            <text:p>5</text:p>
          </table:table-cell>
          <table:table-cell table:style-name="ce20" office:value-type="float" calcext:value-type="float" office:value="2">
            <text:p>2</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6">
            <text:p>6</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5">
            <text:p>15</text:p>
          </table:table-cell>
          <table:table-cell table:style-name="ce20" office:value-type="string" calcext:value-type="string">
            <text:p><text:span text:style-name="T378">trinket</text:span></text:p>
          </table:table-cell>
          <table:table-cell office:value-type="float" calcext:value-type="float" office:value="0">
            <text:p>0</text:p>
          </table:table-cell>
          <table:table-cell table:style-name="ce9" table:formula="of:=COUNTIF([loot.A:loot.A];[.A101])" office:value-type="float" calcext:value-type="float" office:value="0">
            <text:p>0</text:p>
          </table:table-cell>
          <table:table-cell table:style-name="ce22" office:value-type="string" calcext:value-type="string">
            <text:p>skill_level:heavy hit=1</text:p>
          </table:table-cell>
          <table:table-cell table:style-name="ce16"/>
          <table:table-cell table:number-columns-repeated="1024"/>
        </table:table-row>
        <table:table-row table:style-name="ro108">
          <table:table-cell table:style-name="ce22" office:value-type="string" calcext:value-type="string">
            <text:p>mind trinket 15</text:p>
          </table:table-cell>
          <table:table-cell office:value-type="string" calcext:value-type="string">
            <text:p>Pixie medallion</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3">
            <text:p>3</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7">
            <text:p>7</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0">
            <text:p>0</text:p>
          </table:table-cell>
          <table:table-cell table:style-name="ce20" office:value-type="float" calcext:value-type="float" office:value="15">
            <text:p>15</text:p>
          </table:table-cell>
          <table:table-cell table:style-name="ce20" office:value-type="string" calcext:value-type="string">
            <text:p><text:span text:style-name="T379">trinket</text:span></text:p>
          </table:table-cell>
          <table:table-cell office:value-type="float" calcext:value-type="float" office:value="0">
            <text:p>0</text:p>
          </table:table-cell>
          <table:table-cell table:style-name="ce9" table:formula="of:=COUNTIF([loot.A:loot.A];[.A102])" office:value-type="float" calcext:value-type="float" office:value="0">
            <text:p>0</text:p>
          </table:table-cell>
          <table:table-cell table:style-name="ce21" office:value-type="string" calcext:value-type="string">
            <text:p>skill_level:mana bolt=1</text:p>
          </table:table-cell>
          <table:table-cell table:style-name="ce16"/>
          <table:table-cell table:number-columns-repeated="1024"/>
        </table:table-row>
        <table:table-row table:style-name="ro109">
          <table:table-cell office:value-type="string" calcext:value-type="string">
            <text:p><text:span text:style-name="T380">mind weapon 1</text:span></text:p>
          </table:table-cell>
          <table:table-cell office:value-type="string" calcext:value-type="string">
            <text:p><text:span text:style-name="T381">Stic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82">weapon</text:span></text:p>
          </table:table-cell>
          <table:table-cell office:value-type="float" calcext:value-type="float" office:value="0">
            <text:p>0</text:p>
          </table:table-cell>
          <table:table-cell table:style-name="ce9" table:formula="of:=COUNTIF([loot.A:loot.A];[.A103])" office:value-type="float" calcext:value-type="float" office:value="5">
            <text:p>5</text:p>
          </table:table-cell>
          <table:table-cell table:style-name="ce15" office:value-type="string" calcext:value-type="string">
            <text:p>skill_level:swing=-1,skill_level:magic missile=1</text:p>
          </table:table-cell>
          <table:table-cell table:style-name="ce16" office:value-type="string" calcext:value-type="string">
            <text:p><text:span text:style-name="T383">Nothing more magical than finding a cool stick</text:span></text:p>
          </table:table-cell>
          <table:table-cell table:number-columns-repeated="1024"/>
        </table:table-row>
        <table:table-row table:style-name="ro110">
          <table:table-cell office:value-type="string" calcext:value-type="string">
            <text:p><text:span text:style-name="T384">soul weapon 1</text:span></text:p>
          </table:table-cell>
          <table:table-cell office:value-type="string" calcext:value-type="string">
            <text:p><text:span text:style-name="T385">Prayer beads</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86">weapon</text:span></text:p>
          </table:table-cell>
          <table:table-cell office:value-type="float" calcext:value-type="float" office:value="0">
            <text:p>0</text:p>
          </table:table-cell>
          <table:table-cell table:style-name="ce9" table:formula="of:=COUNTIF([loot.A:loot.A];[.A104])" office:value-type="float" calcext:value-type="float" office:value="5">
            <text:p>5</text:p>
          </table:table-cell>
          <table:table-cell table:style-name="ce15" office:value-type="string" calcext:value-type="string">
            <text:p>skill_level:swing=-1,skill_level:smite=1</text:p>
          </table:table-cell>
          <table:table-cell table:style-name="ce16" office:value-type="string" calcext:value-type="string">
            <text:p><text:span text:style-name="T387">Wooden beads on a thin thread</text:span></text:p>
          </table:table-cell>
          <table:table-cell table:number-columns-repeated="1024"/>
        </table:table-row>
        <table:table-row table:style-name="ro111">
          <table:table-cell table:style-name="ce17" office:value-type="string" calcext:value-type="string">
            <text:p><text:span text:style-name="T388">field dagger</text:span></text:p>
          </table:table-cell>
          <table:table-cell table:style-name="ce17" office:value-type="string" calcext:value-type="string">
            <text:p><text:span text:style-name="T389">Field dagger</text:span></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string" calcext:value-type="string">
            <text:p><text:span text:style-name="T390">weapon</text:span></text:p>
          </table:table-cell>
          <table:table-cell table:style-name="ce17" office:value-type="float" calcext:value-type="float" office:value="1">
            <text:p>1</text:p>
          </table:table-cell>
          <table:table-cell table:style-name="ce9" table:formula="of:=COUNTIF([loot.A:loot.A];[.A105])" office:value-type="float" calcext:value-type="float" office:value="0">
            <text:p>0</text:p>
          </table:table-cell>
          <table:table-cell office:value-type="string" calcext:value-type="string">
            <text:p>skill_level:swing=1</text:p>
          </table:table-cell>
          <table:table-cell table:style-name="ce17" office:value-type="string" calcext:value-type="string">
            <text:p><text:span text:style-name="T391">A lightweight dagger, perfect for quick, precise strikes</text:span></text:p>
          </table:table-cell>
          <table:table-cell table:number-columns-repeated="1024"/>
        </table:table-row>
        <table:table-row table:style-name="ro112">
          <table:table-cell table:style-name="ce17" office:value-type="string" calcext:value-type="string">
            <text:p><text:span text:style-name="T392">curved stick</text:span></text:p>
          </table:table-cell>
          <table:table-cell table:style-name="ce17" office:value-type="string" calcext:value-type="string">
            <text:p><text:span text:style-name="T393">Curved stick</text:span></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string" calcext:value-type="string">
            <text:p><text:span text:style-name="T394">weapon</text:span></text:p>
          </table:table-cell>
          <table:table-cell table:style-name="ce17" office:value-type="float" calcext:value-type="float" office:value="1">
            <text:p>1</text:p>
          </table:table-cell>
          <table:table-cell table:style-name="ce9" table:formula="of:=COUNTIF([loot.A:loot.A];[.A106])" office:value-type="float" calcext:value-type="float" office:value="0">
            <text:p>0</text:p>
          </table:table-cell>
          <table:table-cell office:value-type="string" calcext:value-type="string">
            <text:p>skill_level:swing=1</text:p>
          </table:table-cell>
          <table:table-cell table:style-name="ce17" office:value-type="string" calcext:value-type="string">
            <text:p><text:span text:style-name="T395">A simple stick with a curved end, useful for training or basic combat</text:span></text:p>
          </table:table-cell>
          <table:table-cell table:number-columns-repeated="1024"/>
        </table:table-row>
        <table:table-row table:style-name="ro113">
          <table:table-cell table:style-name="ce17" office:value-type="string" calcext:value-type="string">
            <text:p><text:span text:style-name="T396">wooden mallet</text:span></text:p>
          </table:table-cell>
          <table:table-cell table:style-name="ce17" office:value-type="string" calcext:value-type="string">
            <text:p><text:span text:style-name="T397">Wooden mallet</text:span></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1">
            <text:p>1</text:p>
          </table:table-cell>
          <table:table-cell table:style-name="ce17" office:value-type="string" calcext:value-type="string">
            <text:p><text:span text:style-name="T398">weapon</text:span></text:p>
          </table:table-cell>
          <table:table-cell table:style-name="ce17" office:value-type="float" calcext:value-type="float" office:value="1">
            <text:p>1</text:p>
          </table:table-cell>
          <table:table-cell table:style-name="ce9" table:formula="of:=COUNTIF([loot.A:loot.A];[.A107])" office:value-type="float" calcext:value-type="float" office:value="0">
            <text:p>0</text:p>
          </table:table-cell>
          <table:table-cell office:value-type="string" calcext:value-type="string">
            <text:p>skill_level:swing=1</text:p>
          </table:table-cell>
          <table:table-cell table:style-name="ce17" office:value-type="string" calcext:value-type="string">
            <text:p><text:span text:style-name="T399">BONK!</text:span></text:p>
          </table:table-cell>
          <table:table-cell table:number-columns-repeated="1024"/>
        </table:table-row>
        <table:table-row table:style-name="ro114">
          <table:table-cell table:style-name="ce17" office:value-type="string" calcext:value-type="string">
            <text:p><text:span text:style-name="T400">axe</text:span></text:p>
          </table:table-cell>
          <table:table-cell table:style-name="ce17" office:value-type="string" calcext:value-type="string">
            <text:p><text:span text:style-name="T401">Axe</text:span></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string" calcext:value-type="string">
            <text:p><text:span text:style-name="T402">weapon</text:span></text:p>
          </table:table-cell>
          <table:table-cell table:style-name="ce17" office:value-type="float" calcext:value-type="float" office:value="1">
            <text:p>1</text:p>
          </table:table-cell>
          <table:table-cell table:style-name="ce9" table:formula="of:=COUNTIF([loot.A:loot.A];[.A108])" office:value-type="float" calcext:value-type="float" office:value="0">
            <text:p>0</text:p>
          </table:table-cell>
          <table:table-cell office:value-type="string" calcext:value-type="string">
            <text:p>skill_level:swing=1</text:p>
          </table:table-cell>
          <table:table-cell table:style-name="ce17" office:value-type="string" calcext:value-type="string">
            <text:p><text:span text:style-name="T403">A heavy axe, ideal for chopping wood or foes</text:span></text:p>
          </table:table-cell>
          <table:table-cell table:number-columns-repeated="1024"/>
        </table:table-row>
        <table:table-row table:style-name="ro115">
          <table:table-cell office:value-type="string" calcext:value-type="string">
            <text:p><text:span text:style-name="T404">flow weapon 1</text:span></text:p>
          </table:table-cell>
          <table:table-cell office:value-type="string" calcext:value-type="string">
            <text:p><text:span text:style-name="T405">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06">weapon</text:span></text:p>
          </table:table-cell>
          <table:table-cell office:value-type="float" calcext:value-type="float" office:value="0">
            <text:p>0</text:p>
          </table:table-cell>
          <table:table-cell table:style-name="ce9" table:formula="of:=COUNTIF([loot.A:loot.A];[.A109])" office:value-type="float" calcext:value-type="float" office:value="5">
            <text:p>5</text:p>
          </table:table-cell>
          <table:table-cell office:value-type="string" calcext:value-type="string">
            <text:p>skill_level:swing=1</text:p>
          </table:table-cell>
          <table:table-cell table:style-name="ce16" office:value-type="string" calcext:value-type="string">
            <text:p><text:span text:style-name="T407">All stabby no slashy</text:span></text:p>
          </table:table-cell>
          <table:table-cell table:number-columns-repeated="1024"/>
        </table:table-row>
        <table:table-row table:style-name="ro116">
          <table:table-cell office:value-type="string" calcext:value-type="string">
            <text:p><text:span text:style-name="T408">grit weapon 1</text:span></text:p>
          </table:table-cell>
          <table:table-cell office:value-type="string" calcext:value-type="string">
            <text:p><text:span text:style-name="T409">Pitchfo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10">weapon</text:span></text:p>
          </table:table-cell>
          <table:table-cell office:value-type="float" calcext:value-type="float" office:value="0">
            <text:p>0</text:p>
          </table:table-cell>
          <table:table-cell table:style-name="ce9" table:formula="of:=COUNTIF([loot.A:loot.A];[.A110])" office:value-type="float" calcext:value-type="float" office:value="5">
            <text:p>5</text:p>
          </table:table-cell>
          <table:table-cell office:value-type="string" calcext:value-type="string">
            <text:p>skill_level:swing=1</text:p>
          </table:table-cell>
          <table:table-cell table:style-name="ce16" office:value-type="string" calcext:value-type="string">
            <text:p><text:span text:style-name="T411">Landlubber trident</text:span></text:p>
          </table:table-cell>
          <table:table-cell table:number-columns-repeated="1024"/>
        </table:table-row>
        <table:table-row table:style-name="ro117">
          <table:table-cell office:value-type="string" calcext:value-type="string">
            <text:p><text:span text:style-name="T412">mind weapon 3</text:span></text:p>
          </table:table-cell>
          <table:table-cell office:value-type="string" calcext:value-type="string">
            <text:p><text:span text:style-name="T413">Simpl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414">weapon</text:span></text:p>
          </table:table-cell>
          <table:table-cell office:value-type="float" calcext:value-type="float" office:value="0">
            <text:p>0</text:p>
          </table:table-cell>
          <table:table-cell table:style-name="ce9" table:formula="of:=COUNTIF([loot.A:loot.A];[.A111])" office:value-type="float" calcext:value-type="float" office:value="6">
            <text:p>6</text:p>
          </table:table-cell>
          <table:table-cell office:value-type="string" calcext:value-type="string">
            <text:p>skill_level:swing=-1,skill_level:magic missile=1</text:p>
          </table:table-cell>
          <table:table-cell table:style-name="ce18" office:value-type="string" calcext:value-type="string">
            <text:p>A piece of driftwood that has been cleaned and carved into a wand.</text:p>
          </table:table-cell>
          <table:table-cell table:number-columns-repeated="1024"/>
        </table:table-row>
        <table:table-row table:style-name="ro118">
          <table:table-cell office:value-type="string" calcext:value-type="string">
            <text:p><text:span text:style-name="T415">soul weapon 3</text:span></text:p>
          </table:table-cell>
          <table:table-cell office:value-type="string" calcext:value-type="string">
            <text:p><text:span text:style-name="T416">Holy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417">weapon</text:span></text:p>
          </table:table-cell>
          <table:table-cell office:value-type="float" calcext:value-type="float" office:value="0">
            <text:p>0</text:p>
          </table:table-cell>
          <table:table-cell table:style-name="ce9" table:formula="of:=COUNTIF([loot.A:loot.A];[.A112])" office:value-type="float" calcext:value-type="float" office:value="5">
            <text:p>5</text:p>
          </table:table-cell>
          <table:table-cell table:style-name="ce15" office:value-type="string" calcext:value-type="string">
            <text:p>skill_level:swing=-1,skill_level:smite=1</text:p>
          </table:table-cell>
          <table:table-cell table:style-name="ce16" office:value-type="string" calcext:value-type="string">
            <text:p><text:span text:style-name="T418">The emblem of a long forgotten god, whether they exist or not.. only god knows</text:span></text:p>
          </table:table-cell>
          <table:table-cell table:number-columns-repeated="1024"/>
        </table:table-row>
        <table:table-row table:style-name="ro119">
          <table:table-cell office:value-type="string" calcext:value-type="string">
            <text:p><text:span text:style-name="T419">flow weapon 3</text:span></text:p>
          </table:table-cell>
          <table:table-cell office:value-type="string" calcext:value-type="string">
            <text:p><text:span text:style-name="T420">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421">weapon</text:span></text:p>
          </table:table-cell>
          <table:table-cell office:value-type="float" calcext:value-type="float" office:value="0">
            <text:p>0</text:p>
          </table:table-cell>
          <table:table-cell table:style-name="ce9" table:formula="of:=COUNTIF([loot.A:loot.A];[.A113])" office:value-type="float" calcext:value-type="float" office:value="5">
            <text:p>5</text:p>
          </table:table-cell>
          <table:table-cell table:style-name="ce20" office:value-type="string" calcext:value-type="string">
            <text:p>skill_level:swing=1</text:p>
          </table:table-cell>
          <table:table-cell table:style-name="ce16" office:value-type="string" calcext:value-type="string">
            <text:p><text:span text:style-name="T422">Both stabby and slashy</text:span></text:p>
          </table:table-cell>
          <table:table-cell table:number-columns-repeated="1024"/>
        </table:table-row>
        <table:table-row table:style-name="ro120">
          <table:table-cell office:value-type="string" calcext:value-type="string">
            <text:p><text:span text:style-name="T423">grit weapon 3</text:span></text:p>
          </table:table-cell>
          <table:table-cell office:value-type="string" calcext:value-type="string">
            <text:p><text:span text:style-name="T424">Spe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425">weapon</text:span></text:p>
          </table:table-cell>
          <table:table-cell office:value-type="float" calcext:value-type="float" office:value="0">
            <text:p>0</text:p>
          </table:table-cell>
          <table:table-cell table:style-name="ce9" table:formula="of:=COUNTIF([loot.A:loot.A];[.A114])" office:value-type="float" calcext:value-type="float" office:value="5">
            <text:p>5</text:p>
          </table:table-cell>
          <table:table-cell table:style-name="ce20" office:value-type="string" calcext:value-type="string">
            <text:p>skill_level:swing=1</text:p>
          </table:table-cell>
          <table:table-cell table:style-name="ce16" office:value-type="string" calcext:value-type="string">
            <text:p><text:span text:style-name="T426">A long stick with a triangular steel tip</text:span></text:p>
          </table:table-cell>
          <table:table-cell table:number-columns-repeated="1024"/>
        </table:table-row>
        <table:table-row table:style-name="ro121">
          <table:table-cell office:value-type="string" calcext:value-type="string">
            <text:p><text:span text:style-name="T427">soul weapon 6</text:span></text:p>
          </table:table-cell>
          <table:table-cell office:value-type="string" calcext:value-type="string">
            <text:p><text:span text:style-name="T428">Clerics mac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429">weapon</text:span></text:p>
          </table:table-cell>
          <table:table-cell office:value-type="float" calcext:value-type="float" office:value="0">
            <text:p>0</text:p>
          </table:table-cell>
          <table:table-cell table:style-name="ce9" table:formula="of:=COUNTIF([loot.A:loot.A];[.A115])" office:value-type="float" calcext:value-type="float" office:value="5">
            <text:p>5</text:p>
          </table:table-cell>
          <table:table-cell table:style-name="ce15" office:value-type="string" calcext:value-type="string">
            <text:p>skill_level:bash=1</text:p>
          </table:table-cell>
          <table:table-cell table:style-name="ce16" office:value-type="string" calcext:value-type="string">
            <text:p><text:span text:style-name="T430">Who is cleric?</text:span></text:p>
          </table:table-cell>
          <table:table-cell table:number-columns-repeated="1024"/>
        </table:table-row>
        <table:table-row table:style-name="ro122">
          <table:table-cell office:value-type="string" calcext:value-type="string">
            <text:p><text:span text:style-name="T431">flow weapon 6</text:span></text:p>
          </table:table-cell>
          <table:table-cell office:value-type="string" calcext:value-type="string">
            <text:p><text:span text:style-name="T432">Short 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33">weapon</text:span></text:p>
          </table:table-cell>
          <table:table-cell office:value-type="float" calcext:value-type="float" office:value="0">
            <text:p>0</text:p>
          </table:table-cell>
          <table:table-cell table:style-name="ce9" table:formula="of:=COUNTIF([loot.A:loot.A];[.A116])" office:value-type="float" calcext:value-type="float" office:value="5">
            <text:p>5</text:p>
          </table:table-cell>
          <table:table-cell table:style-name="ce15" office:value-type="string" calcext:value-type="string">
            <text:p>skill_level:fast strike=1</text:p>
          </table:table-cell>
          <table:table-cell table:style-name="ce16" office:value-type="string" calcext:value-type="string">
            <text:p><text:span text:style-name="T434">A perfect weapon for close combat</text:span></text:p>
          </table:table-cell>
          <table:table-cell table:number-columns-repeated="1024"/>
        </table:table-row>
        <table:table-row table:style-name="ro123">
          <table:table-cell office:value-type="string" calcext:value-type="string">
            <text:p><text:span text:style-name="T435">mind weapon 6</text:span></text:p>
          </table:table-cell>
          <table:table-cell office:value-type="string" calcext:value-type="string">
            <text:p><text:span text:style-name="T436">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37">weapon</text:span></text:p>
          </table:table-cell>
          <table:table-cell office:value-type="float" calcext:value-type="float" office:value="0">
            <text:p>0</text:p>
          </table:table-cell>
          <table:table-cell table:style-name="ce9" table:formula="of:=COUNTIF([loot.A:loot.A];[.A117])" office:value-type="float" calcext:value-type="float" office:value="5">
            <text:p>5</text:p>
          </table:table-cell>
          <table:table-cell table:style-name="ce15" office:value-type="string" calcext:value-type="string">
            <text:p>skill_level:swing=-1,skill_level:mana bolt=1</text:p>
          </table:table-cell>
          <table:table-cell table:style-name="ce16" office:value-type="string" calcext:value-type="string">
            <text:p><text:span text:style-name="T438">A silver engraved copper rod with strange symbols engraved in the silver</text:span></text:p>
          </table:table-cell>
          <table:table-cell table:number-columns-repeated="1024"/>
        </table:table-row>
        <table:table-row table:style-name="ro124">
          <table:table-cell office:value-type="string" calcext:value-type="string">
            <text:p><text:span text:style-name="T439">grit weapon 6</text:span></text:p>
          </table:table-cell>
          <table:table-cell office:value-type="string" calcext:value-type="string">
            <text:p><text:span text:style-name="T440">Long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41">weapon</text:span></text:p>
          </table:table-cell>
          <table:table-cell office:value-type="float" calcext:value-type="float" office:value="0">
            <text:p>0</text:p>
          </table:table-cell>
          <table:table-cell table:style-name="ce9" table:formula="of:=COUNTIF([loot.A:loot.A];[.A118])" office:value-type="float" calcext:value-type="float" office:value="5">
            <text:p>5</text:p>
          </table:table-cell>
          <table:table-cell table:style-name="ce15" office:value-type="string" calcext:value-type="string">
            <text:p>skill_level:swing=1</text:p>
          </table:table-cell>
          <table:table-cell table:style-name="ce16" office:value-type="string" calcext:value-type="string">
            <text:p><text:span text:style-name="T442">A sword forged of iron with a handle wrapped in a red cloth</text:span></text:p>
          </table:table-cell>
          <table:table-cell table:number-columns-repeated="1024"/>
        </table:table-row>
        <table:table-row table:style-name="ro125">
          <table:table-cell office:value-type="string" calcext:value-type="string">
            <text:p><text:span text:style-name="T443">flow weapon 9</text:span></text:p>
          </table:table-cell>
          <table:table-cell office:value-type="string" calcext:value-type="string">
            <text:p><text:span text:style-name="T444">Rogue 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45">weapon</text:span></text:p>
          </table:table-cell>
          <table:table-cell office:value-type="float" calcext:value-type="float" office:value="0">
            <text:p>0</text:p>
          </table:table-cell>
          <table:table-cell table:style-name="ce9" table:formula="of:=COUNTIF([loot.A:loot.A];[.A119])" office:value-type="float" calcext:value-type="float" office:value="4">
            <text:p>4</text:p>
          </table:table-cell>
          <table:table-cell table:style-name="ce21" office:value-type="string" calcext:value-type="string">
            <text:p>skill_level:fast strike=1</text:p>
          </table:table-cell>
          <table:table-cell table:style-name="ce16" office:value-type="string" calcext:value-type="string">
            <text:p><text:span text:style-name="T446">A high-quality tactical knife with a tanto blade</text:span></text:p>
          </table:table-cell>
          <table:table-cell table:number-columns-repeated="1024"/>
        </table:table-row>
        <table:table-row table:style-name="ro126">
          <table:table-cell office:value-type="string" calcext:value-type="string">
            <text:p><text:span text:style-name="T447">soul weapon 9</text:span></text:p>
          </table:table-cell>
          <table:table-cell office:value-type="string" calcext:value-type="string">
            <text:p><text:span text:style-name="T448">White scepte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449">weapon</text:span></text:p>
          </table:table-cell>
          <table:table-cell office:value-type="float" calcext:value-type="float" office:value="0">
            <text:p>0</text:p>
          </table:table-cell>
          <table:table-cell table:style-name="ce9" table:formula="of:=COUNTIF([loot.A:loot.A];[.A120])" office:value-type="float" calcext:value-type="float" office:value="5">
            <text:p>5</text:p>
          </table:table-cell>
          <table:table-cell table:style-name="ce21" office:value-type="string" calcext:value-type="string">
            <text:p>skill_level:swing=-1,skill_level:holy arrow=1</text:p>
          </table:table-cell>
          <table:table-cell table:style-name="ce16" office:value-type="string" calcext:value-type="string">
            <text:p><text:span text:style-name="T450">A silver staff with an emblem of the sun on top</text:span></text:p>
          </table:table-cell>
          <table:table-cell table:number-columns-repeated="1024"/>
        </table:table-row>
        <table:table-row table:style-name="ro127">
          <table:table-cell office:value-type="string" calcext:value-type="string">
            <text:p><text:span text:style-name="T451">mind weapon 9</text:span></text:p>
          </table:table-cell>
          <table:table-cell office:value-type="string" calcext:value-type="string">
            <text:p><text:span text:style-name="T452">Mag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53">weapon</text:span></text:p>
          </table:table-cell>
          <table:table-cell office:value-type="float" calcext:value-type="float" office:value="0">
            <text:p>0</text:p>
          </table:table-cell>
          <table:table-cell table:style-name="ce9" table:formula="of:=COUNTIF([loot.A:loot.A];[.A121])" office:value-type="float" calcext:value-type="float" office:value="4">
            <text:p>4</text:p>
          </table:table-cell>
          <table:table-cell table:style-name="ce21" office:value-type="string" calcext:value-type="string">
            <text:p>skill_level:swing=-1,skill_level:mana bolt=1</text:p>
          </table:table-cell>
          <table:table-cell table:style-name="ce16" office:value-type="string" calcext:value-type="string">
            <text:p><text:span text:style-name="T454">A gold engraved sliver rod with strange symbols engraved in the gold</text:span></text:p>
          </table:table-cell>
          <table:table-cell table:number-columns-repeated="1024"/>
        </table:table-row>
        <table:table-row table:style-name="ro128">
          <table:table-cell office:value-type="string" calcext:value-type="string">
            <text:p><text:span text:style-name="T455">grit weapon 9</text:span></text:p>
          </table:table-cell>
          <table:table-cell office:value-type="string" calcext:value-type="string">
            <text:p><text:span text:style-name="T456">Steel longsword</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57">weapon</text:span></text:p>
          </table:table-cell>
          <table:table-cell office:value-type="float" calcext:value-type="float" office:value="0">
            <text:p>0</text:p>
          </table:table-cell>
          <table:table-cell table:style-name="ce9" table:formula="of:=COUNTIF([loot.A:loot.A];[.A122])" office:value-type="float" calcext:value-type="float" office:value="4">
            <text:p>4</text:p>
          </table:table-cell>
          <table:table-cell table:style-name="ce15" office:value-type="string" calcext:value-type="string">
            <text:p>skill_level:swing=1</text:p>
          </table:table-cell>
          <table:table-cell table:style-name="ce16" office:value-type="string" calcext:value-type="string">
            <text:p><text:span text:style-name="T458">The steel sword a knights favored instrument</text:span></text:p>
          </table:table-cell>
          <table:table-cell table:number-columns-repeated="1024"/>
        </table:table-row>
        <table:table-row table:style-name="ro129">
          <table:table-cell office:value-type="string" calcext:value-type="string">
            <text:p><text:span text:style-name="T459">mind weapon 9 bone</text:span></text:p>
          </table:table-cell>
          <table:table-cell office:value-type="string" calcext:value-type="string">
            <text:p><text:span text:style-name="T460">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1">weapon</text:span></text:p>
          </table:table-cell>
          <table:table-cell office:value-type="float" calcext:value-type="float" office:value="0">
            <text:p>0</text:p>
          </table:table-cell>
          <table:table-cell table:style-name="ce9" table:formula="of:=COUNTIF([loot.A:loot.A];[.A123])" office:value-type="float" calcext:value-type="float" office:value="0">
            <text:p>0</text:p>
          </table:table-cell>
          <table:table-cell office:value-type="float" calcext:value-type="float" office:value="0">
            <text:p>0</text:p>
          </table:table-cell>
          <table:table-cell table:style-name="ce16" office:value-type="string" calcext:value-type="string">
            <text:p><text:span text:style-name="T462">pee</text:span></text:p>
          </table:table-cell>
          <table:table-cell table:number-columns-repeated="1024"/>
        </table:table-row>
        <table:table-row table:style-name="ro130">
          <table:table-cell office:value-type="string" calcext:value-type="string">
            <text:p><text:span text:style-name="T463">grit weapon 9 bone</text:span></text:p>
          </table:table-cell>
          <table:table-cell office:value-type="string" calcext:value-type="string">
            <text:p><text:span text:style-name="T464">Skull flail</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5">weapon</text:span></text:p>
          </table:table-cell>
          <table:table-cell office:value-type="float" calcext:value-type="float" office:value="0">
            <text:p>0</text:p>
          </table:table-cell>
          <table:table-cell table:style-name="ce9" table:formula="of:=COUNTIF([loot.A:loot.A];[.A124])" office:value-type="float" calcext:value-type="float" office:value="3">
            <text:p>3</text:p>
          </table:table-cell>
          <table:table-cell table:style-name="ce19" office:value-type="string" calcext:value-type="string">
            <text:p>skill_level:bash=1</text:p>
          </table:table-cell>
          <table:table-cell table:style-name="ce18" office:value-type="string" calcext:value-type="string">
            <text:p>A spiked flail with a skull as its head, striking fear and bone-crushing blows.</text:p>
          </table:table-cell>
          <table:table-cell table:number-columns-repeated="1024"/>
        </table:table-row>
        <table:table-row table:style-name="ro131">
          <table:table-cell office:value-type="string" calcext:value-type="string">
            <text:p><text:span text:style-name="T466">flow weapon 12</text:span></text:p>
          </table:table-cell>
          <table:table-cell office:value-type="string" calcext:value-type="string">
            <text:p><text:span text:style-name="T467">Scimit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8">weapon</text:span></text:p>
          </table:table-cell>
          <table:table-cell office:value-type="float" calcext:value-type="float" office:value="0">
            <text:p>0</text:p>
          </table:table-cell>
          <table:table-cell table:style-name="ce9" table:formula="of:=COUNTIF([loot.A:loot.A];[.A125])" office:value-type="float" calcext:value-type="float" office:value="5">
            <text:p>5</text:p>
          </table:table-cell>
          <table:table-cell table:style-name="ce21" office:value-type="string" calcext:value-type="string">
            <text:p>skill_level:fast strike=1</text:p>
          </table:table-cell>
          <table:table-cell table:style-name="ce18" office:value-type="string" calcext:value-type="string">
            <text:p>A curved, single-edged sword known for swift and deadly slashes.</text:p>
          </table:table-cell>
          <table:table-cell table:number-columns-repeated="1024"/>
        </table:table-row>
        <table:table-row table:style-name="ro132">
          <table:table-cell office:value-type="string" calcext:value-type="string">
            <text:p><text:span text:style-name="T469">soul wepaon 9 bone</text:span></text:p>
          </table:table-cell>
          <table:table-cell office:value-type="string" calcext:value-type="string">
            <text:p><text:span text:style-name="T470">Femur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12">
            <text:p>12</text:p>
          </table:table-cell>
          <table:table-cell office:value-type="string" calcext:value-type="string">
            <text:p><text:span text:style-name="T471">weapon</text:span></text:p>
          </table:table-cell>
          <table:table-cell office:value-type="float" calcext:value-type="float" office:value="0">
            <text:p>0</text:p>
          </table:table-cell>
          <table:table-cell table:style-name="ce9" table:formula="of:=COUNTIF([loot.A:loot.A];[.A126])" office:value-type="float" calcext:value-type="float" office:value="2">
            <text:p>2</text:p>
          </table:table-cell>
          <table:table-cell table:style-name="ce21" office:value-type="string" calcext:value-type="string">
            <text:p>skill_level:swing=-1,skill_level:holy arrow=1</text:p>
          </table:table-cell>
          <table:table-cell table:style-name="ce18" office:value-type="string" calcext:value-type="string">
            <text:p>A heavy mace crafted from a reinforced femur, brutal in combat.</text:p>
          </table:table-cell>
          <table:table-cell table:number-columns-repeated="1024"/>
        </table:table-row>
        <table:table-row table:style-name="ro133">
          <table:table-cell office:value-type="string" calcext:value-type="string">
            <text:p><text:span text:style-name="T472">soul weapon 12</text:span></text:p>
          </table:table-cell>
          <table:table-cell office:value-type="string" calcext:value-type="string">
            <text:p><text:span text:style-name="T473">Holy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474">weapon</text:span></text:p>
          </table:table-cell>
          <table:table-cell office:value-type="float" calcext:value-type="float" office:value="0">
            <text:p>0</text:p>
          </table:table-cell>
          <table:table-cell table:style-name="ce9" table:formula="of:=COUNTIF([loot.A:loot.A];[.A127])" office:value-type="float" calcext:value-type="float" office:value="5">
            <text:p>5</text:p>
          </table:table-cell>
          <table:table-cell table:style-name="ce21" office:value-type="string" calcext:value-type="string">
            <text:p>skill_level:swing=-1,skill_level:holy arrow=1</text:p>
          </table:table-cell>
          <table:table-cell table:style-name="ce18" office:value-type="string" calcext:value-type="string">
            <text:p>A sanctified mace imbued with divine power to smite the wicked.</text:p>
          </table:table-cell>
          <table:table-cell table:number-columns-repeated="1024"/>
        </table:table-row>
        <table:table-row table:style-name="ro134">
          <table:table-cell office:value-type="string" calcext:value-type="string">
            <text:p><text:span text:style-name="T475">mind weapon 12</text:span></text:p>
          </table:table-cell>
          <table:table-cell office:value-type="string" calcext:value-type="string">
            <text:p><text:span text:style-name="T476">Staff</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77">weapon</text:span></text:p>
          </table:table-cell>
          <table:table-cell office:value-type="float" calcext:value-type="float" office:value="0">
            <text:p>0</text:p>
          </table:table-cell>
          <table:table-cell table:style-name="ce9" table:formula="of:=COUNTIF([loot.A:loot.A];[.A128])" office:value-type="float" calcext:value-type="float" office:value="5">
            <text:p>5</text:p>
          </table:table-cell>
          <table:table-cell table:style-name="ce21" office:value-type="string" calcext:value-type="string">
            <text:p>skill_level:swing=-1,skill_level:mana bolt=1</text:p>
          </table:table-cell>
          <table:table-cell table:style-name="ce16" office:value-type="string" calcext:value-type="string">
            <text:p><text:span text:style-name="T478">A long slender stick adorned with intricate carvings, glowing runes and a gemstone at the top.</text:span></text:p>
          </table:table-cell>
          <table:table-cell table:number-columns-repeated="1024"/>
        </table:table-row>
        <table:table-row table:style-name="ro135">
          <table:table-cell office:value-type="string" calcext:value-type="string">
            <text:p><text:span text:style-name="T479">flow weapon 9 bone</text:span></text:p>
          </table:table-cell>
          <table:table-cell office:value-type="string" calcext:value-type="string">
            <text:p><text:span text:style-name="T480">Bone 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81">weapon</text:span></text:p>
          </table:table-cell>
          <table:table-cell office:value-type="float" calcext:value-type="float" office:value="0">
            <text:p>0</text:p>
          </table:table-cell>
          <table:table-cell table:style-name="ce9" table:formula="of:=COUNTIF([loot.A:loot.A];[.A129])" office:value-type="float" calcext:value-type="float" office:value="2">
            <text:p>2</text:p>
          </table:table-cell>
          <table:table-cell table:style-name="ce15" office:value-type="string" calcext:value-type="string">
            <text:p>skill_level:swing=1</text:p>
          </table:table-cell>
          <table:table-cell table:style-name="ce18" office:value-type="string" calcext:value-type="string">
            <text:p>A dagger carved from bone, lightweight yet deadly in skilled hands.</text:p>
          </table:table-cell>
          <table:table-cell table:number-columns-repeated="1024"/>
        </table:table-row>
        <table:table-row table:style-name="ro136">
          <table:table-cell office:value-type="string" calcext:value-type="string">
            <text:p><text:span text:style-name="T482">grit weapon 12</text:span></text:p>
          </table:table-cell>
          <table:table-cell table:style-name="ce15" office:value-type="string" calcext:value-type="string">
            <text:p>Halberd</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83">weapon</text:span></text:p>
          </table:table-cell>
          <table:table-cell office:value-type="float" calcext:value-type="float" office:value="0">
            <text:p>0</text:p>
          </table:table-cell>
          <table:table-cell table:style-name="ce9" table:formula="of:=COUNTIF([loot.A:loot.A];[.A130])" office:value-type="float" calcext:value-type="float" office:value="5">
            <text:p>5</text:p>
          </table:table-cell>
          <table:table-cell table:style-name="ce15" office:value-type="string" calcext:value-type="string">
            <text:p>skill_level:swing=1</text:p>
          </table:table-cell>
          <table:table-cell table:style-name="ce18" office:value-type="string" calcext:value-type="string">
            <text:p>A polearm with an axe blade and spear tip, perfect for versatile strikes.</text:p>
          </table:table-cell>
          <table:table-cell table:number-columns-repeated="1024"/>
        </table:table-row>
        <table:table-row table:style-name="ro137">
          <table:table-cell table:style-name="ce22" office:value-type="string" calcext:value-type="string">
            <text:p>flow weapon 15</text:p>
          </table:table-cell>
          <table:table-cell office:value-type="string" calcext:value-type="string">
            <text:p>Bee stinger</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3">
            <text:p>13</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5">
            <text:p>15</text:p>
          </table:table-cell>
          <table:table-cell table:style-name="ce20" office:value-type="string" calcext:value-type="string">
            <text:p><text:span text:style-name="T484">weapon</text:span></text:p>
          </table:table-cell>
          <table:table-cell office:value-type="float" calcext:value-type="float" office:value="0">
            <text:p>0</text:p>
          </table:table-cell>
          <table:table-cell table:style-name="ce9" table:formula="of:=COUNTIF([loot.A:loot.A];[.A131])" office:value-type="float" calcext:value-type="float" office:value="0">
            <text:p>0</text:p>
          </table:table-cell>
          <table:table-cell table:style-name="ce21" office:value-type="string" calcext:value-type="string">
            <text:p>skill_level:fast strike=1</text:p>
          </table:table-cell>
          <table:table-cell table:style-name="ce16"/>
          <table:table-cell table:number-columns-repeated="1024"/>
        </table:table-row>
        <table:table-row table:style-name="ro138">
          <table:table-cell table:style-name="ce22" office:value-type="string" calcext:value-type="string">
            <text:p>grit weapon 15 ant</text:p>
          </table:table-cell>
          <table:table-cell office:value-type="string" calcext:value-type="string">
            <text:p>Ant mandible</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3">
            <text:p>13</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5">
            <text:p>15</text:p>
          </table:table-cell>
          <table:table-cell table:style-name="ce20" office:value-type="string" calcext:value-type="string">
            <text:p><text:span text:style-name="T485">weapon</text:span></text:p>
          </table:table-cell>
          <table:table-cell office:value-type="float" calcext:value-type="float" office:value="0">
            <text:p>0</text:p>
          </table:table-cell>
          <table:table-cell table:style-name="ce9" table:formula="of:=COUNTIF([loot.A:loot.A];[.A132])" office:value-type="float" calcext:value-type="float" office:value="0">
            <text:p>0</text:p>
          </table:table-cell>
          <table:table-cell table:style-name="ce22" office:value-type="string" calcext:value-type="string">
            <text:p>skill_level:heavy hit=1</text:p>
          </table:table-cell>
          <table:table-cell table:style-name="ce16"/>
          <table:table-cell table:number-columns-repeated="1024"/>
        </table:table-row>
        <table:table-row table:style-name="ro139">
          <table:table-cell office:value-type="string" calcext:value-type="string">
            <text:p>grit weapon 15 golem</text:p>
          </table:table-cell>
          <table:table-cell office:value-type="string" calcext:value-type="string">
            <text:p>Golem gauntlets</text:p>
          </table:table-cell>
          <table:table-cell table:style-name="ce20" office:value-type="float" calcext:value-type="float" office:value="20">
            <text:p>20</text:p>
          </table:table-cell>
          <table:table-cell table:style-name="ce20" office:value-type="float" calcext:value-type="float" office:value="-20">
            <text:p>-20</text:p>
          </table:table-cell>
          <table:table-cell table:style-name="ce20" office:value-type="float" calcext:value-type="float" office:value="0">
            <text:p>0</text:p>
          </table:table-cell>
          <table:table-cell table:style-name="ce20" office:value-type="float" calcext:value-type="float" office:value="20">
            <text:p>20</text:p>
          </table:table-cell>
          <table:table-cell table:style-name="ce20" office:value-type="float" calcext:value-type="float" office:value="3">
            <text:p>3</text:p>
          </table:table-cell>
          <table:table-cell table:style-name="ce20" office:value-type="float" calcext:value-type="float" office:value="2">
            <text:p>2</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1">
            <text:p>11</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5">
            <text:p>15</text:p>
          </table:table-cell>
          <table:table-cell table:style-name="ce20" office:value-type="string" calcext:value-type="string">
            <text:p><text:span text:style-name="T486">weapon</text:span></text:p>
          </table:table-cell>
          <table:table-cell office:value-type="float" calcext:value-type="float" office:value="0">
            <text:p>0</text:p>
          </table:table-cell>
          <table:table-cell table:style-name="ce9" table:formula="of:=COUNTIF([loot.A:loot.A];[.A133])" office:value-type="float" calcext:value-type="float" office:value="0">
            <text:p>0</text:p>
          </table:table-cell>
          <table:table-cell table:style-name="ce22" office:value-type="string" calcext:value-type="string">
            <text:p>skill_level:heavy hit=1</text:p>
          </table:table-cell>
          <table:table-cell table:style-name="ce16"/>
          <table:table-cell table:number-columns-repeated="1024"/>
        </table:table-row>
        <table:table-row table:style-name="ro140">
          <table:table-cell table:style-name="ce22" office:value-type="string" calcext:value-type="string">
            <text:p>soul weapon 15</text:p>
          </table:table-cell>
          <table:table-cell office:value-type="string" calcext:value-type="string">
            <text:p>Bishop staff</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3">
            <text:p>13</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15">
            <text:p>15</text:p>
          </table:table-cell>
          <table:table-cell table:style-name="ce20" office:value-type="string" calcext:value-type="string">
            <text:p><text:span text:style-name="T487">weapon</text:span></text:p>
          </table:table-cell>
          <table:table-cell office:value-type="float" calcext:value-type="float" office:value="0">
            <text:p>0</text:p>
          </table:table-cell>
          <table:table-cell table:style-name="ce9" table:formula="of:=COUNTIF([loot.A:loot.A];[.A134])" office:value-type="float" calcext:value-type="float" office:value="0">
            <text:p>0</text:p>
          </table:table-cell>
          <table:table-cell table:style-name="ce21" office:value-type="string" calcext:value-type="string">
            <text:p>skill_level:swing=-1,skill_level:holy arrow=1</text:p>
          </table:table-cell>
          <table:table-cell table:style-name="ce16"/>
          <table:table-cell table:number-columns-repeated="1024"/>
        </table:table-row>
        <table:table-row table:style-name="ro141">
          <table:table-cell table:style-name="ce22" office:value-type="string" calcext:value-type="string">
            <text:p>mind weapon 15</text:p>
          </table:table-cell>
          <table:table-cell office:value-type="string" calcext:value-type="string">
            <text:p>Pixie wand</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3">
            <text:p>13</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0">
            <text:p>0</text:p>
          </table:table-cell>
          <table:table-cell table:style-name="ce20" office:value-type="float" calcext:value-type="float" office:value="15">
            <text:p>15</text:p>
          </table:table-cell>
          <table:table-cell table:style-name="ce20" office:value-type="string" calcext:value-type="string">
            <text:p><text:span text:style-name="T488">weapon</text:span></text:p>
          </table:table-cell>
          <table:table-cell office:value-type="float" calcext:value-type="float" office:value="0">
            <text:p>0</text:p>
          </table:table-cell>
          <table:table-cell table:style-name="ce9" table:formula="of:=COUNTIF([loot.A:loot.A];[.A135])" office:value-type="float" calcext:value-type="float" office:value="0">
            <text:p>0</text:p>
          </table:table-cell>
          <table:table-cell table:style-name="ce21" office:value-type="string" calcext:value-type="string">
            <text:p>skill_level:swing=-1,skill_level:mana bolt=1</text:p>
          </table:table-cell>
          <table:table-cell table:style-name="ce16"/>
          <table:table-cell table:number-columns-repeated="1024"/>
        </table:table-row>
        <table:table-row table:style-name="ro142">
          <table:table-cell table:style-name="ce22" office:value-type="string" calcext:value-type="string">
            <text:p>ellinia_shop_weapon_quest_1</text:p>
          </table:table-cell>
          <table:table-cell table:style-name="ce22" office:value-type="string" calcext:value-type="string">
            <text:p>Branchy wand</text:p>
          </table:table-cell>
          <table:table-cell table:style-name="ce20" office:value-type="float" calcext:value-type="float" office:value="0">
            <text:p>0</text:p>
          </table:table-cell>
          <table:table-cell table:style-name="ce20" office:value-type="float" calcext:value-type="float" office:value="35">
            <text:p>35</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4">
            <text:p>4</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1">
            <text:p>11</text:p>
          </table:table-cell>
          <table:table-cell table:style-name="ce20" office:value-type="float" calcext:value-type="float" office:value="0">
            <text:p>0</text:p>
          </table:table-cell>
          <table:table-cell table:style-name="ce20" office:value-type="float" calcext:value-type="float" office:value="3">
            <text:p>3</text:p>
          </table:table-cell>
          <table:table-cell table:style-name="ce20" office:value-type="string" calcext:value-type="string">
            <text:p><text:span text:style-name="T489">weapon</text:span></text:p>
          </table:table-cell>
          <table:table-cell table:style-name="ce20" office:value-type="float" calcext:value-type="float" office:value="0">
            <text:p>0</text:p>
          </table:table-cell>
          <table:table-cell table:style-name="ce9" table:formula="of:=COUNTIF([loot.A:loot.A];[.A136])" office:value-type="float" calcext:value-type="float" office:value="0">
            <text:p>0</text:p>
          </table:table-cell>
          <table:table-cell table:style-name="ce15" office:value-type="string" calcext:value-type="string">
            <text:p>skill_level:swing=-1,skill_level:magic missile=1</text:p>
          </table:table-cell>
          <table:table-cell table:style-name="ce16" office:value-type="string" calcext:value-type="string">
            <text:p>Made from several tree branches fused together, its perfect for a beginner mage.</text:p>
          </table:table-cell>
          <table:table-cell table:number-columns-repeated="1024"/>
        </table:table-row>
        <table:table-row table:style-name="ro143">
          <table:table-cell table:style-name="ce22" office:value-type="string" calcext:value-type="string">
            <text:p>ellinia_shop_weapon_quest_2</text:p>
          </table:table-cell>
          <table:table-cell table:style-name="ce22" office:value-type="string" calcext:value-type="string">
            <text:p>Refined branchy wand</text:p>
          </table:table-cell>
          <table:table-cell table:style-name="ce20" office:value-type="float" calcext:value-type="float" office:value="0">
            <text:p>0</text:p>
          </table:table-cell>
          <table:table-cell table:style-name="ce20" office:value-type="float" calcext:value-type="float" office:value="65">
            <text:p>65</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6">
            <text:p>6</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3">
            <text:p>13</text:p>
          </table:table-cell>
          <table:table-cell table:style-name="ce20" office:value-type="float" calcext:value-type="float" office:value="0">
            <text:p>0</text:p>
          </table:table-cell>
          <table:table-cell table:style-name="ce20" office:value-type="float" calcext:value-type="float" office:value="6">
            <text:p>6</text:p>
          </table:table-cell>
          <table:table-cell table:style-name="ce20" office:value-type="string" calcext:value-type="string">
            <text:p><text:span text:style-name="T490">weapon</text:span></text:p>
          </table:table-cell>
          <table:table-cell table:style-name="ce20" office:value-type="float" calcext:value-type="float" office:value="0">
            <text:p>0</text:p>
          </table:table-cell>
          <table:table-cell table:style-name="ce9" table:formula="of:=COUNTIF([loot.A:loot.A];[.A137])" office:value-type="float" calcext:value-type="float" office:value="0">
            <text:p>0</text:p>
          </table:table-cell>
          <table:table-cell table:style-name="ce15" office:value-type="string" calcext:value-type="string">
            <text:p>skill_level:swing=-1,skill_level:magic missile=2</text:p>
          </table:table-cell>
          <table:table-cell table:style-name="ce16" office:value-type="string" calcext:value-type="string">
            <text:p>Made from several tree branches fused together, its perfect for intermediate mages.</text:p>
          </table:table-cell>
          <table:table-cell table:number-columns-repeated="1024"/>
        </table:table-row>
        <table:table-row table:style-name="ro144">
          <table:table-cell office:value-type="string" calcext:value-type="string">
            <text:p>ellinia_shop_weapon_quest_3</text:p>
          </table:table-cell>
          <table:table-cell table:style-name="ce24" office:value-type="string" calcext:value-type="string">
            <text:p>Tree root wand</text:p>
          </table:table-cell>
          <table:table-cell table:style-name="ce20" office:value-type="float" calcext:value-type="float" office:value="0">
            <text:p>0</text:p>
          </table:table-cell>
          <table:table-cell table:style-name="ce20" office:value-type="float" calcext:value-type="float" office:value="100">
            <text:p>10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8">
            <text:p>8</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5">
            <text:p>15</text:p>
          </table:table-cell>
          <table:table-cell table:style-name="ce20" office:value-type="float" calcext:value-type="float" office:value="0">
            <text:p>0</text:p>
          </table:table-cell>
          <table:table-cell table:style-name="ce20" office:value-type="float" calcext:value-type="float" office:value="9">
            <text:p>9</text:p>
          </table:table-cell>
          <table:table-cell table:style-name="ce20" office:value-type="string" calcext:value-type="string">
            <text:p><text:span text:style-name="T491">weapon</text:span></text:p>
          </table:table-cell>
          <table:table-cell table:style-name="ce20" office:value-type="float" calcext:value-type="float" office:value="0">
            <text:p>0</text:p>
          </table:table-cell>
          <table:table-cell table:style-name="ce9" table:formula="of:=COUNTIF([loot.A:loot.A];[.A138])" office:value-type="float" calcext:value-type="float" office:value="0">
            <text:p>0</text:p>
          </table:table-cell>
          <table:table-cell table:style-name="ce15" office:value-type="string" calcext:value-type="string">
            <text:p>skill_level:swing=-1,skill_level:magic missile=3</text:p>
          </table:table-cell>
          <table:table-cell table:style-name="ce16" office:value-type="string" calcext:value-type="string">
            <text:p>Masterfully crafted from the roots of a tree, this wand is perfect for adept mages.</text:p>
          </table:table-cell>
          <table:table-cell table:number-columns-repeated="1024"/>
        </table:table-row>
        <table:table-row table:style-name="ro145">
          <table:table-cell table:style-name="ce22" office:value-type="string" calcext:value-type="string">
            <text:p>rusty_axe</text:p>
          </table:table-cell>
          <table:table-cell office:value-type="string" calcext:value-type="string">
            <text:p>Rusty ax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weapon</text:p>
          </table:table-cell>
          <table:table-cell office:value-type="float" calcext:value-type="float" office:value="0">
            <text:p>0</text:p>
          </table:table-cell>
          <table:table-cell table:style-name="ce9" table:formula="of:=COUNTIF([loot.A:loot.A];[.A139])" office:value-type="float" calcext:value-type="float" office:value="1">
            <text:p>1</text:p>
          </table:table-cell>
          <table:table-cell office:value-type="string" calcext:value-type="string">
            <text:p>skill_level:swing=2,skill_level:enrage=1</text:p>
          </table:table-cell>
          <table:table-cell office:value-type="string" calcext:value-type="string">
            <text:p>This massive axe is rusted at its blade, yet sharper than most swords, your face distorts in the reflection of its rusted blade.</text:p>
          </table:table-cell>
          <table:table-cell table:number-columns-repeated="1024"/>
        </table:table-row>
        <table:table-row table:style-name="ro146">
          <table:table-cell table:style-name="ce22"/>
          <table:table-cell table:style-name="ce24"/>
          <table:table-cell table:number-columns-repeated="19"/>
          <table:table-cell table:style-name="ce9"/>
          <table:table-cell table:style-name="ce24"/>
          <table:table-cell table:style-name="ce16"/>
          <table:table-cell table:number-columns-repeated="1024"/>
        </table:table-row>
        <table:table-row table:style-name="ro147">
          <table:table-cell table:style-name="ce20"/>
          <table:table-cell table:number-columns-repeated="1024"/>
        </table:table-row>
        <table:table-row table:style-name="ro6">
          <table:table-cell table:number-columns-repeated="1024"/>
        </table:table-row>
        <calcext:conditional-formats>
          <calcext:conditional-format calcext:target-range-address="A1:S99 C100:S110 C116:S116 A139:B139 A140:S1048576 U116:U117 U140:U1048576 A100:B111 A111:S111 U1:U111 X1:X111 X116:X120 X140:X1048576 B117 B119:B121 A123:B123 A125:B127 A129:B129 A135:B135 A131:B133 A139:B139 A139:B139 A139:B139 A139:B139 A139:B139 A139:B139 A139:B139 A137:B139 U118 U119 U120 U121 U123 U124 U125 U126 U127 U129 U130 U131 U132 U133 U135 U136 U137 U138 U139 X121 X122 X123 X124 X125 X126 X127 X128 X129 X130 X131 X132 X133 X134 X135 X136 X137 X138 X139">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C116:S116 U116">
            <calcext:condition calcext:base-cell-address="items_equipment.C116" calcext:value="formula-is( ISEVEN(ROW()))"/>
          </calcext:conditional-format>
          <calcext:conditional-format calcext:target-range-address="U136 B136">
            <calcext:condition calcext:base-cell-address="items_equipment.U B136136" calcext:value="formula-is( ISEVEN(ROW()))"/>
          </calcext:conditional-format>
          <calcext:conditional-format calcext:target-range-address="U137">
            <calcext:condition calcext:base-cell-address="items_equipment.U137" calcext:value="formula-is( ISEVEN(ROW()))"/>
          </calcext:conditional-format>
          <calcext:conditional-format calcext:target-range-address="U137 B137">
            <calcext:condition calcext:base-cell-address="items_equipment.U B137137" calcext:value="formula-is( ISEVEN(ROW()))"/>
          </calcext:conditional-format>
          <calcext:conditional-format calcext:target-range-address="X137">
            <calcext:condition calcext:base-cell-address="items_equipment.X137" calcext:value="formula-is( ISEVEN(ROW()))"/>
          </calcext:conditional-format>
          <calcext:conditional-format calcext:target-range-address="U138">
            <calcext:condition calcext:base-cell-address="items_equipment.U138" calcext:value="formula-is( ISEVEN(ROW()))"/>
          </calcext:conditional-format>
          <calcext:conditional-format calcext:target-range-address="U138">
            <calcext:condition calcext:base-cell-address="items_equipment.U138" calcext:value="formula-is( ISEVEN(ROW()))"/>
          </calcext:conditional-format>
          <calcext:conditional-format calcext:target-range-address="U138">
            <calcext:condition calcext:base-cell-address="items_equipment.U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C83:R83">
            <calcext:condition calcext:base-cell-address="items_equipment.C83" calcext:value="formula-is( ISEVEN(ROW()))"/>
          </calcext:conditional-format>
          <calcext:conditional-format calcext:target-range-address="C84:S84 S87 S90 S93">
            <calcext:condition calcext:base-cell-address="items_equipment.C84" calcext:value="formula-is( ISEVEN(ROW()))"/>
          </calcext:conditional-format>
          <calcext:conditional-format calcext:target-range-address="C85:S85 S88 S91 S94">
            <calcext:condition calcext:base-cell-address="items_equipment.C85" calcext:value="formula-is( ISEVEN(ROW()))"/>
          </calcext:conditional-format>
          <calcext:conditional-format calcext:target-range-address="C94:R94">
            <calcext:condition calcext:base-cell-address="items_equipment.C94" calcext:value="formula-is( ISEVEN(ROW()))"/>
          </calcext:conditional-format>
          <calcext:conditional-format calcext:target-range-address="C89:R89">
            <calcext:condition calcext:base-cell-address="items_equipment.C89" calcext:value="formula-is( ISEVEN(ROW()))"/>
          </calcext:conditional-format>
          <calcext:conditional-format calcext:target-range-address="C88:R88">
            <calcext:condition calcext:base-cell-address="items_equipment.C88" calcext:value="formula-is( ISEVEN(ROW()))"/>
          </calcext:conditional-format>
          <calcext:conditional-format calcext:target-range-address="C90:R91">
            <calcext:condition calcext:base-cell-address="items_equipment.C90" calcext:value="formula-is( ISEVEN(ROW()))"/>
          </calcext:conditional-format>
          <calcext:conditional-format calcext:target-range-address="C92:R93">
            <calcext:condition calcext:base-cell-address="items_equipment.C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C95:C99">
            <calcext:condition calcext:base-cell-address="items_equipment.C95" calcext:value="formula-is( ISEVEN(ROW()))"/>
          </calcext:conditional-format>
          <calcext:conditional-format calcext:target-range-address="C99">
            <calcext:condition calcext:base-cell-address="items_equipment.C99" calcext:value="formula-is( ISEVEN(ROW()))"/>
          </calcext:conditional-format>
          <calcext:conditional-format calcext:target-range-address="C95:C96">
            <calcext:condition calcext:base-cell-address="items_equipment.C95" calcext:value="formula-is( ISEVEN(ROW()))"/>
          </calcext:conditional-format>
          <calcext:conditional-format calcext:target-range-address="C97:C98">
            <calcext:condition calcext:base-cell-address="items_equipment.C97"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M95:M99">
            <calcext:condition calcext:base-cell-address="items_equipment.M95" calcext:value="formula-is( ISEVEN(ROW()))"/>
          </calcext:conditional-format>
          <calcext:conditional-format calcext:target-range-address="M99">
            <calcext:condition calcext:base-cell-address="items_equipment.M99" calcext:value="formula-is( ISEVEN(ROW()))"/>
          </calcext:conditional-format>
          <calcext:conditional-format calcext:target-range-address="M95:M96">
            <calcext:condition calcext:base-cell-address="items_equipment.M95" calcext:value="formula-is( ISEVEN(ROW()))"/>
          </calcext:conditional-format>
          <calcext:conditional-format calcext:target-range-address="M97:M98">
            <calcext:condition calcext:base-cell-address="items_equipment.M97" calcext:value="formula-is( ISEVEN(ROW()))"/>
          </calcext:conditional-format>
          <calcext:conditional-format calcext:target-range-address="C100:K100 M100:O100 C101:O102 C103:K103 M103:O103 Q100:R103">
            <calcext:condition calcext:base-cell-address="items_equipment.C100" calcext:value="formula-is( ISEVEN(ROW()))"/>
          </calcext:conditional-format>
          <calcext:conditional-format calcext:target-range-address="C100:C103">
            <calcext:condition calcext:base-cell-address="items_equipment.C100" calcext:value="formula-is( ISEVEN(ROW()))"/>
          </calcext:conditional-format>
          <calcext:conditional-format calcext:target-range-address="C100:C101">
            <calcext:condition calcext:base-cell-address="items_equipment.C100" calcext:value="formula-is( ISEVEN(ROW()))"/>
          </calcext:conditional-format>
          <calcext:conditional-format calcext:target-range-address="C102:C103">
            <calcext:condition calcext:base-cell-address="items_equipment.C102"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M100:M103">
            <calcext:condition calcext:base-cell-address="items_equipment.M100" calcext:value="formula-is( ISEVEN(ROW()))"/>
          </calcext:conditional-format>
          <calcext:conditional-format calcext:target-range-address="M100:M101">
            <calcext:condition calcext:base-cell-address="items_equipment.M100" calcext:value="formula-is( ISEVEN(ROW()))"/>
          </calcext:conditional-format>
          <calcext:conditional-format calcext:target-range-address="M102:M103">
            <calcext:condition calcext:base-cell-address="items_equipment.M102" calcext:value="formula-is( ISEVEN(ROW()))"/>
          </calcext:conditional-format>
          <calcext:conditional-format calcext:target-range-address="C104:L104 N104:P104 D105:F106 H105:P106 C107:L107 N107:P107 R104:R107">
            <calcext:condition calcext:base-cell-address="items_equipment.C104" calcext:value="formula-is( ISEVEN(ROW()))"/>
          </calcext:conditional-format>
          <calcext:conditional-format calcext:target-range-address="C104 C107">
            <calcext:condition calcext:base-cell-address="items_equipment.C C104107" calcext:value="formula-is( ISEVEN(ROW()))"/>
          </calcext:conditional-format>
          <calcext:conditional-format calcext:target-range-address="C104">
            <calcext:condition calcext:base-cell-address="items_equipment.C104" calcext:value="formula-is( ISEVEN(ROW()))"/>
          </calcext:conditional-format>
          <calcext:conditional-format calcext:target-range-address="C107">
            <calcext:condition calcext:base-cell-address="items_equipment.C107" calcext:value="formula-is( ISEVEN(ROW()))"/>
          </calcext:conditional-format>
          <calcext:conditional-format calcext:target-range-address="D104:D107">
            <calcext:condition calcext:base-cell-address="items_equipment.D104" calcext:value="formula-is( ISEVEN(ROW()))"/>
          </calcext:conditional-format>
          <calcext:conditional-format calcext:target-range-address="D104:D105">
            <calcext:condition calcext:base-cell-address="items_equipment.D104" calcext:value="formula-is( ISEVEN(ROW()))"/>
          </calcext:conditional-format>
          <calcext:conditional-format calcext:target-range-address="D106:D107">
            <calcext:condition calcext:base-cell-address="items_equipment.D106"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 G107">
            <calcext:condition calcext:base-cell-address="items_equipment.G G104107" calcext:value="formula-is( ISEVEN(ROW()))"/>
          </calcext:conditional-format>
          <calcext:conditional-format calcext:target-range-address="G104">
            <calcext:condition calcext:base-cell-address="items_equipment.G104" calcext:value="formula-is( ISEVEN(ROW()))"/>
          </calcext:conditional-format>
          <calcext:conditional-format calcext:target-range-address="G107">
            <calcext:condition calcext:base-cell-address="items_equipment.G107" calcext:value="formula-is( ISEVEN(ROW()))"/>
          </calcext:conditional-format>
          <calcext:conditional-format calcext:target-range-address="H104:H107">
            <calcext:condition calcext:base-cell-address="items_equipment.H104" calcext:value="formula-is( ISEVEN(ROW()))"/>
          </calcext:conditional-format>
          <calcext:conditional-format calcext:target-range-address="H104:H105">
            <calcext:condition calcext:base-cell-address="items_equipment.H104" calcext:value="formula-is( ISEVEN(ROW()))"/>
          </calcext:conditional-format>
          <calcext:conditional-format calcext:target-range-address="H106:H107">
            <calcext:condition calcext:base-cell-address="items_equipment.H106"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M105:M106">
            <calcext:condition calcext:base-cell-address="items_equipment.M105" calcext:value="formula-is( ISEVEN(ROW()))"/>
          </calcext:conditional-format>
          <calcext:conditional-format calcext:target-range-address="M105">
            <calcext:condition calcext:base-cell-address="items_equipment.M105" calcext:value="formula-is( ISEVEN(ROW()))"/>
          </calcext:conditional-format>
          <calcext:conditional-format calcext:target-range-address="M106">
            <calcext:condition calcext:base-cell-address="items_equipment.M106"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C111">
            <calcext:condition calcext:base-cell-address="items_equipment.C108" calcext:value="formula-is( ISEVEN(ROW()))"/>
          </calcext:conditional-format>
          <calcext:conditional-format calcext:target-range-address="C108:C109">
            <calcext:condition calcext:base-cell-address="items_equipment.C108" calcext:value="formula-is( ISEVEN(ROW()))"/>
          </calcext:conditional-format>
          <calcext:conditional-format calcext:target-range-address="C111">
            <calcext:condition calcext:base-cell-address="items_equipment.C111" calcext:value="formula-is( ISEVEN(ROW()))"/>
          </calcext:conditional-format>
          <calcext:conditional-format calcext:target-range-address="D108 D111">
            <calcext:condition calcext:base-cell-address="items_equipment.D D108111" calcext:value="formula-is( ISEVEN(ROW()))"/>
          </calcext:conditional-format>
          <calcext:conditional-format calcext:target-range-address="D108">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E111">
            <calcext:condition calcext:base-cell-address="items_equipment.E108" calcext:value="formula-is( ISEVEN(ROW()))"/>
          </calcext:conditional-format>
          <calcext:conditional-format calcext:target-range-address="E108:E109">
            <calcext:condition calcext:base-cell-address="items_equipment.E108" calcext:value="formula-is( ISEVEN(ROW()))"/>
          </calcext:conditional-format>
          <calcext:conditional-format calcext:target-range-address="E110:E111">
            <calcext:condition calcext:base-cell-address="items_equipment.E110"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 G111">
            <calcext:condition calcext:base-cell-address="items_equipment.G G108111" calcext:value="formula-is( ISEVEN(ROW()))"/>
          </calcext:conditional-format>
          <calcext:conditional-format calcext:target-range-address="G108">
            <calcext:condition calcext:base-cell-address="items_equipment.G108" calcext:value="formula-is( ISEVEN(ROW()))"/>
          </calcext:conditional-format>
          <calcext:conditional-format calcext:target-range-address="G111">
            <calcext:condition calcext:base-cell-address="items_equipment.G111"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I111">
            <calcext:condition calcext:base-cell-address="items_equipment.I108" calcext:value="formula-is( ISEVEN(ROW()))"/>
          </calcext:conditional-format>
          <calcext:conditional-format calcext:target-range-address="I108:I109">
            <calcext:condition calcext:base-cell-address="items_equipment.I108" calcext:value="formula-is( ISEVEN(ROW()))"/>
          </calcext:conditional-format>
          <calcext:conditional-format calcext:target-range-address="I110:I111">
            <calcext:condition calcext:base-cell-address="items_equipment.I110"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M108:M111">
            <calcext:condition calcext:base-cell-address="items_equipment.M108" calcext:value="formula-is( ISEVEN(ROW()))"/>
          </calcext:conditional-format>
          <calcext:conditional-format calcext:target-range-address="M108:M109">
            <calcext:condition calcext:base-cell-address="items_equipment.M108" calcext:value="formula-is( ISEVEN(ROW()))"/>
          </calcext:conditional-format>
          <calcext:conditional-format calcext:target-range-address="M110:M111">
            <calcext:condition calcext:base-cell-address="items_equipment.M110" calcext:value="formula-is( ISEVEN(ROW()))"/>
          </calcext:conditional-format>
          <calcext:conditional-format calcext:target-range-address="O96">
            <calcext:condition calcext:base-cell-address="items_equipment.O96" calcext:value="formula-is( ISEVEN(ROW()))"/>
          </calcext:conditional-format>
          <calcext:conditional-format calcext:target-range-address="P100">
            <calcext:condition calcext:base-cell-address="items_equipment.P100" calcext:value="formula-is( ISEVEN(ROW()))"/>
          </calcext:conditional-format>
          <calcext:conditional-format calcext:target-range-address="Q104">
            <calcext:condition calcext:base-cell-address="items_equipment.Q104" calcext:value="formula-is( ISEVEN(ROW()))"/>
          </calcext:conditional-format>
          <calcext:conditional-format calcext:target-range-address="R108">
            <calcext:condition calcext:base-cell-address="items_equipment.R108" calcext:value="formula-is( ISEVEN(ROW()))"/>
          </calcext:conditional-format>
          <calcext:conditional-format calcext:target-range-address="S95">
            <calcext:condition calcext:base-cell-address="items_equipment.S95" calcext:value="formula-is( ISEVEN(ROW()))"/>
          </calcext:conditional-format>
          <calcext:conditional-format calcext:target-range-address="S95">
            <calcext:condition calcext:base-cell-address="items_equipment.S95"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S108">
            <calcext:condition calcext:base-cell-address="items_equipment.S108"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A1:U94 A95:T99 C100:T110 C116:U116 U117 T123 T124:T127 T129:T131 T132 T133 T135 T136 T137 T138 A139:B139 T139 A140:U1048576 A100:B111 A111:T111 U95:U111 X1:AMI120 Y121:AMI121 Y122:AMI139 X140:AMI1048576 B117 B119:B121 A123:B123 A125:B127 A129:B129 A135:B135 A131:B133 A139:B139 A139:B139 A139:B139 A139:B139 A139:B139 A139:B139 A139:B139 A137:B139 U118 U119 U120 U121 U123 U124 U125 U126 U127 U129 U130 U131 U132 U133 U135 U136 U137 U138 U139 X121 X122 X123 X124 X125 X126 X127 X128 X129 X130 X131 X132 X133 X134 X135 X136 X137 X138 X139">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C116:U116">
            <calcext:condition calcext:base-cell-address="items_equipment.C116" calcext:value="formula-is( ISEVEN(ROW(())))"/>
          </calcext:conditional-format>
          <calcext:conditional-format calcext:target-range-address="T123">
            <calcext:condition calcext:base-cell-address="items_equipment.T123" calcext:value="formula-is( ISEVEN(ROW(())))"/>
          </calcext:conditional-format>
          <calcext:conditional-format calcext:target-range-address="T129">
            <calcext:condition calcext:base-cell-address="items_equipment.T129" calcext:value="formula-is( ISEVEN(ROW(())))"/>
          </calcext:conditional-format>
          <calcext:conditional-format calcext:target-range-address="T135">
            <calcext:condition calcext:base-cell-address="items_equipment.T135" calcext:value="formula-is( ISEVEN(ROW(())))"/>
          </calcext:conditional-format>
          <calcext:conditional-format calcext:target-range-address="U136 B136">
            <calcext:condition calcext:base-cell-address="items_equipment.U B136136" calcext:value="formula-is( ISEVEN(ROW(())))"/>
          </calcext:conditional-format>
          <calcext:conditional-format calcext:target-range-address="T137 U137">
            <calcext:condition calcext:base-cell-address="items_equipment.T U137137" calcext:value="formula-is( ISEVEN(ROW(())))"/>
          </calcext:conditional-format>
          <calcext:conditional-format calcext:target-range-address="U137 B137">
            <calcext:condition calcext:base-cell-address="items_equipment.U B137137" calcext:value="formula-is( ISEVEN(ROW(())))"/>
          </calcext:conditional-format>
          <calcext:conditional-format calcext:target-range-address="X137">
            <calcext:condition calcext:base-cell-address="items_equipment.X137" calcext:value="formula-is( ISEVEN(ROW(())))"/>
          </calcext:conditional-format>
          <calcext:conditional-format calcext:target-range-address="T138 U138">
            <calcext:condition calcext:base-cell-address="items_equipment.T U138138" calcext:value="formula-is( ISEVEN(ROW(())))"/>
          </calcext:conditional-format>
          <calcext:conditional-format calcext:target-range-address="T138 U138">
            <calcext:condition calcext:base-cell-address="items_equipment.T U138138" calcext:value="formula-is( ISEVEN(ROW(())))"/>
          </calcext:conditional-format>
          <calcext:conditional-format calcext:target-range-address="U138">
            <calcext:condition calcext:base-cell-address="items_equipment.U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C83:R83">
            <calcext:condition calcext:base-cell-address="items_equipment.C83" calcext:value="formula-is( ISEVEN(ROW(())))"/>
          </calcext:conditional-format>
          <calcext:conditional-format calcext:target-range-address="C84:S84 S87 S90 S93">
            <calcext:condition calcext:base-cell-address="items_equipment.C84" calcext:value="formula-is( ISEVEN(ROW(())))"/>
          </calcext:conditional-format>
          <calcext:conditional-format calcext:target-range-address="C85:S85 S88 S91 S94">
            <calcext:condition calcext:base-cell-address="items_equipment.C85" calcext:value="formula-is( ISEVEN(ROW(())))"/>
          </calcext:conditional-format>
          <calcext:conditional-format calcext:target-range-address="C94:R94">
            <calcext:condition calcext:base-cell-address="items_equipment.C94" calcext:value="formula-is( ISEVEN(ROW(())))"/>
          </calcext:conditional-format>
          <calcext:conditional-format calcext:target-range-address="C89:R89">
            <calcext:condition calcext:base-cell-address="items_equipment.C89" calcext:value="formula-is( ISEVEN(ROW(())))"/>
          </calcext:conditional-format>
          <calcext:conditional-format calcext:target-range-address="C88:R88">
            <calcext:condition calcext:base-cell-address="items_equipment.C88" calcext:value="formula-is( ISEVEN(ROW(())))"/>
          </calcext:conditional-format>
          <calcext:conditional-format calcext:target-range-address="C90:R91">
            <calcext:condition calcext:base-cell-address="items_equipment.C90" calcext:value="formula-is( ISEVEN(ROW(())))"/>
          </calcext:conditional-format>
          <calcext:conditional-format calcext:target-range-address="C92:R93">
            <calcext:condition calcext:base-cell-address="items_equipment.C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C95:C99">
            <calcext:condition calcext:base-cell-address="items_equipment.C95" calcext:value="formula-is( ISEVEN(ROW(())))"/>
          </calcext:conditional-format>
          <calcext:conditional-format calcext:target-range-address="C99">
            <calcext:condition calcext:base-cell-address="items_equipment.C99" calcext:value="formula-is( ISEVEN(ROW(())))"/>
          </calcext:conditional-format>
          <calcext:conditional-format calcext:target-range-address="C95:C96">
            <calcext:condition calcext:base-cell-address="items_equipment.C95" calcext:value="formula-is( ISEVEN(ROW(())))"/>
          </calcext:conditional-format>
          <calcext:conditional-format calcext:target-range-address="C97:C98">
            <calcext:condition calcext:base-cell-address="items_equipment.C97"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M95:M99">
            <calcext:condition calcext:base-cell-address="items_equipment.M95" calcext:value="formula-is( ISEVEN(ROW(())))"/>
          </calcext:conditional-format>
          <calcext:conditional-format calcext:target-range-address="M99">
            <calcext:condition calcext:base-cell-address="items_equipment.M99" calcext:value="formula-is( ISEVEN(ROW(())))"/>
          </calcext:conditional-format>
          <calcext:conditional-format calcext:target-range-address="M95:M96">
            <calcext:condition calcext:base-cell-address="items_equipment.M95" calcext:value="formula-is( ISEVEN(ROW(())))"/>
          </calcext:conditional-format>
          <calcext:conditional-format calcext:target-range-address="M97:M98">
            <calcext:condition calcext:base-cell-address="items_equipment.M97" calcext:value="formula-is( ISEVEN(ROW(())))"/>
          </calcext:conditional-format>
          <calcext:conditional-format calcext:target-range-address="C100:K100 M100:O100 C101:O102 C103:K103 M103:O103 Q100:R103">
            <calcext:condition calcext:base-cell-address="items_equipment.C100" calcext:value="formula-is( ISEVEN(ROW(())))"/>
          </calcext:conditional-format>
          <calcext:conditional-format calcext:target-range-address="C100:C103">
            <calcext:condition calcext:base-cell-address="items_equipment.C100" calcext:value="formula-is( ISEVEN(ROW(())))"/>
          </calcext:conditional-format>
          <calcext:conditional-format calcext:target-range-address="C100:C101">
            <calcext:condition calcext:base-cell-address="items_equipment.C100" calcext:value="formula-is( ISEVEN(ROW(())))"/>
          </calcext:conditional-format>
          <calcext:conditional-format calcext:target-range-address="C102:C103">
            <calcext:condition calcext:base-cell-address="items_equipment.C102"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M100:M103">
            <calcext:condition calcext:base-cell-address="items_equipment.M100" calcext:value="formula-is( ISEVEN(ROW(())))"/>
          </calcext:conditional-format>
          <calcext:conditional-format calcext:target-range-address="M100:M101">
            <calcext:condition calcext:base-cell-address="items_equipment.M100" calcext:value="formula-is( ISEVEN(ROW(())))"/>
          </calcext:conditional-format>
          <calcext:conditional-format calcext:target-range-address="M102:M103">
            <calcext:condition calcext:base-cell-address="items_equipment.M102" calcext:value="formula-is( ISEVEN(ROW(())))"/>
          </calcext:conditional-format>
          <calcext:conditional-format calcext:target-range-address="C104:L104 N104:P104 D105:F106 H105:P106 C107:L107 N107:P107 R104:R107">
            <calcext:condition calcext:base-cell-address="items_equipment.C104" calcext:value="formula-is( ISEVEN(ROW(())))"/>
          </calcext:conditional-format>
          <calcext:conditional-format calcext:target-range-address="C104 C107">
            <calcext:condition calcext:base-cell-address="items_equipment.C C104107" calcext:value="formula-is( ISEVEN(ROW(())))"/>
          </calcext:conditional-format>
          <calcext:conditional-format calcext:target-range-address="C104">
            <calcext:condition calcext:base-cell-address="items_equipment.C104" calcext:value="formula-is( ISEVEN(ROW(())))"/>
          </calcext:conditional-format>
          <calcext:conditional-format calcext:target-range-address="C107">
            <calcext:condition calcext:base-cell-address="items_equipment.C107" calcext:value="formula-is( ISEVEN(ROW(())))"/>
          </calcext:conditional-format>
          <calcext:conditional-format calcext:target-range-address="D104:D107">
            <calcext:condition calcext:base-cell-address="items_equipment.D104" calcext:value="formula-is( ISEVEN(ROW(())))"/>
          </calcext:conditional-format>
          <calcext:conditional-format calcext:target-range-address="D104:D105">
            <calcext:condition calcext:base-cell-address="items_equipment.D104" calcext:value="formula-is( ISEVEN(ROW(())))"/>
          </calcext:conditional-format>
          <calcext:conditional-format calcext:target-range-address="D106:D107">
            <calcext:condition calcext:base-cell-address="items_equipment.D106"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 G107">
            <calcext:condition calcext:base-cell-address="items_equipment.G G104107" calcext:value="formula-is( ISEVEN(ROW(())))"/>
          </calcext:conditional-format>
          <calcext:conditional-format calcext:target-range-address="G104">
            <calcext:condition calcext:base-cell-address="items_equipment.G104" calcext:value="formula-is( ISEVEN(ROW(())))"/>
          </calcext:conditional-format>
          <calcext:conditional-format calcext:target-range-address="G107">
            <calcext:condition calcext:base-cell-address="items_equipment.G107" calcext:value="formula-is( ISEVEN(ROW(())))"/>
          </calcext:conditional-format>
          <calcext:conditional-format calcext:target-range-address="H104:H107">
            <calcext:condition calcext:base-cell-address="items_equipment.H104" calcext:value="formula-is( ISEVEN(ROW(())))"/>
          </calcext:conditional-format>
          <calcext:conditional-format calcext:target-range-address="H104:H105">
            <calcext:condition calcext:base-cell-address="items_equipment.H104" calcext:value="formula-is( ISEVEN(ROW(())))"/>
          </calcext:conditional-format>
          <calcext:conditional-format calcext:target-range-address="H106:H107">
            <calcext:condition calcext:base-cell-address="items_equipment.H106"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M105:M106">
            <calcext:condition calcext:base-cell-address="items_equipment.M105" calcext:value="formula-is( ISEVEN(ROW(())))"/>
          </calcext:conditional-format>
          <calcext:conditional-format calcext:target-range-address="M105">
            <calcext:condition calcext:base-cell-address="items_equipment.M105" calcext:value="formula-is( ISEVEN(ROW(())))"/>
          </calcext:conditional-format>
          <calcext:conditional-format calcext:target-range-address="M106">
            <calcext:condition calcext:base-cell-address="items_equipment.M106"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C111">
            <calcext:condition calcext:base-cell-address="items_equipment.C108" calcext:value="formula-is( ISEVEN(ROW(())))"/>
          </calcext:conditional-format>
          <calcext:conditional-format calcext:target-range-address="C108:C109">
            <calcext:condition calcext:base-cell-address="items_equipment.C108" calcext:value="formula-is( ISEVEN(ROW(())))"/>
          </calcext:conditional-format>
          <calcext:conditional-format calcext:target-range-address="C111">
            <calcext:condition calcext:base-cell-address="items_equipment.C111" calcext:value="formula-is( ISEVEN(ROW(())))"/>
          </calcext:conditional-format>
          <calcext:conditional-format calcext:target-range-address="D108 D111">
            <calcext:condition calcext:base-cell-address="items_equipment.D D108111" calcext:value="formula-is( ISEVEN(ROW(())))"/>
          </calcext:conditional-format>
          <calcext:conditional-format calcext:target-range-address="D108">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E111">
            <calcext:condition calcext:base-cell-address="items_equipment.E108" calcext:value="formula-is( ISEVEN(ROW(())))"/>
          </calcext:conditional-format>
          <calcext:conditional-format calcext:target-range-address="E108:E109">
            <calcext:condition calcext:base-cell-address="items_equipment.E108" calcext:value="formula-is( ISEVEN(ROW(())))"/>
          </calcext:conditional-format>
          <calcext:conditional-format calcext:target-range-address="E110:E111">
            <calcext:condition calcext:base-cell-address="items_equipment.E110"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 G111">
            <calcext:condition calcext:base-cell-address="items_equipment.G G108111" calcext:value="formula-is( ISEVEN(ROW(())))"/>
          </calcext:conditional-format>
          <calcext:conditional-format calcext:target-range-address="G108">
            <calcext:condition calcext:base-cell-address="items_equipment.G108" calcext:value="formula-is( ISEVEN(ROW(())))"/>
          </calcext:conditional-format>
          <calcext:conditional-format calcext:target-range-address="G111">
            <calcext:condition calcext:base-cell-address="items_equipment.G111"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I111">
            <calcext:condition calcext:base-cell-address="items_equipment.I108" calcext:value="formula-is( ISEVEN(ROW(())))"/>
          </calcext:conditional-format>
          <calcext:conditional-format calcext:target-range-address="I108:I109">
            <calcext:condition calcext:base-cell-address="items_equipment.I108" calcext:value="formula-is( ISEVEN(ROW(())))"/>
          </calcext:conditional-format>
          <calcext:conditional-format calcext:target-range-address="I110:I111">
            <calcext:condition calcext:base-cell-address="items_equipment.I110"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M108:M111">
            <calcext:condition calcext:base-cell-address="items_equipment.M108" calcext:value="formula-is( ISEVEN(ROW(())))"/>
          </calcext:conditional-format>
          <calcext:conditional-format calcext:target-range-address="M108:M109">
            <calcext:condition calcext:base-cell-address="items_equipment.M108" calcext:value="formula-is( ISEVEN(ROW(())))"/>
          </calcext:conditional-format>
          <calcext:conditional-format calcext:target-range-address="M110:M111">
            <calcext:condition calcext:base-cell-address="items_equipment.M110" calcext:value="formula-is( ISEVEN(ROW(())))"/>
          </calcext:conditional-format>
          <calcext:conditional-format calcext:target-range-address="T95:T97">
            <calcext:condition calcext:base-cell-address="items_equipment.T95" calcext:value="formula-is( ISEVEN(ROW(())))"/>
          </calcext:conditional-format>
          <calcext:conditional-format calcext:target-range-address="T100:T102">
            <calcext:condition calcext:base-cell-address="items_equipment.T100" calcext:value="formula-is( ISEVEN(ROW(())))"/>
          </calcext:conditional-format>
          <calcext:conditional-format calcext:target-range-address="T129">
            <calcext:condition calcext:base-cell-address="items_equipment.T129" calcext:value="formula-is( ISEVEN(ROW(())))"/>
          </calcext:conditional-format>
          <calcext:conditional-format calcext:target-range-address="T104:T106">
            <calcext:condition calcext:base-cell-address="items_equipment.T104" calcext:value="formula-is( ISEVEN(ROW(())))"/>
          </calcext:conditional-format>
          <calcext:conditional-format calcext:target-range-address="T99">
            <calcext:condition calcext:base-cell-address="items_equipment.T99" calcext:value="formula-is( ISEVEN(ROW(())))"/>
          </calcext:conditional-format>
          <calcext:conditional-format calcext:target-range-address="T103">
            <calcext:condition calcext:base-cell-address="items_equipment.T103" calcext:value="formula-is( ISEVEN(ROW(())))"/>
          </calcext:conditional-format>
          <calcext:conditional-format calcext:target-range-address="T107">
            <calcext:condition calcext:base-cell-address="items_equipment.T107" calcext:value="formula-is( ISEVEN(ROW(())))"/>
          </calcext:conditional-format>
          <calcext:conditional-format calcext:target-range-address="T123">
            <calcext:condition calcext:base-cell-address="items_equipment.T123" calcext:value="formula-is( ISEVEN(ROW(())))"/>
          </calcext:conditional-format>
          <calcext:conditional-format calcext:target-range-address="T108:T110">
            <calcext:condition calcext:base-cell-address="items_equipment.T108" calcext:value="formula-is( ISEVEN(ROW(())))"/>
          </calcext:conditional-format>
          <calcext:conditional-format calcext:target-range-address="T108:T110">
            <calcext:condition calcext:base-cell-address="items_equipment.T108" calcext:value="formula-is( ISEVEN(ROW(())))"/>
          </calcext:conditional-format>
          <calcext:conditional-format calcext:target-range-address="O96">
            <calcext:condition calcext:base-cell-address="items_equipment.O96" calcext:value="formula-is( ISEVEN(ROW(())))"/>
          </calcext:conditional-format>
          <calcext:conditional-format calcext:target-range-address="P100">
            <calcext:condition calcext:base-cell-address="items_equipment.P100" calcext:value="formula-is( ISEVEN(ROW(())))"/>
          </calcext:conditional-format>
          <calcext:conditional-format calcext:target-range-address="Q104">
            <calcext:condition calcext:base-cell-address="items_equipment.Q104" calcext:value="formula-is( ISEVEN(ROW(())))"/>
          </calcext:conditional-format>
          <calcext:conditional-format calcext:target-range-address="R108">
            <calcext:condition calcext:base-cell-address="items_equipment.R108" calcext:value="formula-is( ISEVEN(ROW(())))"/>
          </calcext:conditional-format>
          <calcext:conditional-format calcext:target-range-address="S95">
            <calcext:condition calcext:base-cell-address="items_equipment.S95" calcext:value="formula-is( ISEVEN(ROW(())))"/>
          </calcext:conditional-format>
          <calcext:conditional-format calcext:target-range-address="S95">
            <calcext:condition calcext:base-cell-address="items_equipment.S95"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S108">
            <calcext:condition calcext:base-cell-address="items_equipment.S108"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s>
      </table:table>
      <table:table table:name="items_consumable" table:style-name="ta3">
        <table:table-column table:style-name="co32" table:default-cell-style-name="Default"/>
        <table:table-header-columns/>
        <table:table-column table:style-name="co33" table:default-cell-style-name="Default"/>
        <table:table-header-columns/>
        <table:table-column table:style-name="co34" table:default-cell-style-name="Default"/>
        <table:table-header-columns/>
        <table:table-column table:style-name="co35" table:default-cell-style-name="Default"/>
        <table:table-header-columns/>
        <table:table-column table:style-name="co36" table:default-cell-style-name="Default"/>
        <table:table-header-columns/>
        <table:table-column table:style-name="co37" table:default-cell-style-name="Default"/>
        <table:table-header-columns/>
        <table:table-column table:style-name="co38" table:default-cell-style-name="Default"/>
        <table:table-header-columns/>
        <table:table-column table:number-columns-repeated="1016" table:style-name="co39" table:default-cell-style-name="Default"/>
        <table:table-header-columns/>
        <table:table-column table:number-columns-repeated="101" table:style-name="co40" table:default-cell-style-name="Default"/>
        <table:table-header-columns/>
        <table:table-column table:style-name="co31" table:default-cell-style-name="Default"/>
        <table:table-header-columns/>
        <table:table-row table:style-name="ro149">
          <table:table-cell office:value-type="string" calcext:value-type="string">
            <text:p><text:span text:style-name="T492">premade_id</text:span></text:p>
          </table:table-cell>
          <table:table-cell office:value-type="string" calcext:value-type="string">
            <text:p><text:span text:style-name="T493">name</text:span></text:p>
          </table:table-cell>
          <table:table-cell office:value-type="string" calcext:value-type="string">
            <text:p><text:span text:style-name="T494">skill</text:span></text:p>
          </table:table-cell>
          <table:table-cell table:style-name="ce9" office:value-type="string" calcext:value-type="string">
            <text:p><text:span text:style-name="T495">FOUND</text:span></text:p>
          </table:table-cell>
          <table:table-cell office:value-type="string" calcext:value-type="string">
            <text:p><text:span text:style-name="T496">use_perspectives</text:span></text:p>
          </table:table-cell>
          <table:table-cell table:style-name="ce9" office:value-type="string" calcext:value-type="string">
            <text:p><text:span text:style-name="T497">FOUND</text:span></text:p>
          </table:table-cell>
          <table:table-cell table:style-name="ce14" office:value-type="string" calcext:value-type="string">
            <text:p><text:span text:style-name="T498">DROPPED</text:span><text:span text:style-name="T499">
</text:span><text:span text:style-name="T500">BY X </text:span><text:span text:style-name="T501">
</text:span><text:span text:style-name="T502">MOBS</text:span></text:p>
          </table:table-cell>
          <table:table-cell office:value-type="string" calcext:value-type="string">
            <text:p><text:span text:style-name="T503">description</text:span></text:p>
          </table:table-cell>
          <table:table-cell table:number-columns-repeated="1024"/>
        </table:table-row>
        <table:table-row table:style-name="ro150">
          <table:table-cell office:value-type="string" calcext:value-type="string">
            <text:p><text:span text:style-name="T504">red potion</text:span></text:p>
          </table:table-cell>
          <table:table-cell office:value-type="string" calcext:value-type="string">
            <text:p><text:span text:style-name="T505">Red potion</text:span></text:p>
          </table:table-cell>
          <table:table-cell office:value-type="string" calcext:value-type="string">
            <text:p><text:span text:style-name="T506">regen_hp30</text:span></text:p>
          </table:table-cell>
          <table:table-cell table:style-name="ce9" table:formula="of:=VLOOKUP([.C2]; [$skills.A$1:$skills.B$1048576]; 2; 0)" office:value-type="string" calcext:value-type="string" office:string-value="Minor Health Regen">
            <text:p>Minor Health Regen</text:p>
          </table:table-cell>
          <table:table-cell office:value-type="string" calcext:value-type="string">
            <text:p><text:span text:style-name="T507">potion</text:span></text:p>
          </table:table-cell>
          <table:table-cell table:style-name="ce9" table:formula="of:=VLOOKUP([.E2];[$use_perspectives.A$1:$use_perspectives.B$1048576];2;0)" office:value-type="string" calcext:value-type="string" office:string-value="use_potion">
            <text:p>use_potion</text:p>
          </table:table-cell>
          <table:table-cell table:style-name="ce9" table:formula="of:=COUNTIF([loot.A:loot.A];[.A2])" office:value-type="float" calcext:value-type="float" office:value="21">
            <text:p>21</text:p>
          </table:table-cell>
          <table:table-cell office:value-type="string" calcext:value-type="string">
            <text:p><text:span text:style-name="T508">Just a bottle of cold tomato soup.</text:span></text:p>
          </table:table-cell>
          <table:table-cell table:number-columns-repeated="1024"/>
        </table:table-row>
        <table:table-row table:style-name="ro151">
          <table:table-cell office:value-type="string" calcext:value-type="string">
            <text:p><text:span text:style-name="T509">blue potion</text:span></text:p>
          </table:table-cell>
          <table:table-cell office:value-type="string" calcext:value-type="string">
            <text:p><text:span text:style-name="T510">Blue potion</text:span></text:p>
          </table:table-cell>
          <table:table-cell office:value-type="string" calcext:value-type="string">
            <text:p><text:span text:style-name="T511">regen_mp30</text:span></text:p>
          </table:table-cell>
          <table:table-cell table:style-name="ce9" table:formula="of:=VLOOKUP([.C3];[$skills.A$1:$skills.B$1048576];2;0)" office:value-type="string" calcext:value-type="string" office:string-value="Minor Magicka Regen">
            <text:p>Minor Magicka Regen</text:p>
          </table:table-cell>
          <table:table-cell office:value-type="string" calcext:value-type="string">
            <text:p><text:span text:style-name="T512">potion</text:span></text:p>
          </table:table-cell>
          <table:table-cell table:style-name="ce9" table:formula="of:=VLOOKUP([.E3];[use_perspectives.A:use_perspectives.B];2;0)" office:value-type="string" calcext:value-type="string" office:string-value="use_potion">
            <text:p>use_potion</text:p>
          </table:table-cell>
          <table:table-cell table:style-name="ce9" table:formula="of:=COUNTIF([loot.A:loot.A];[.A3])" office:value-type="float" calcext:value-type="float" office:value="21">
            <text:p>21</text:p>
          </table:table-cell>
          <table:table-cell office:value-type="string" calcext:value-type="string">
            <text:p><text:span text:style-name="T513">Just a bottle of REALLY cold tomato soup.</text:span></text:p>
          </table:table-cell>
          <table:table-cell table:number-columns-repeated="1024"/>
        </table:table-row>
        <table:table-row table:style-name="ro152">
          <table:table-cell office:value-type="string" calcext:value-type="string">
            <text:p><text:span text:style-name="T514">translucent scroll</text:span></text:p>
          </table:table-cell>
          <table:table-cell office:value-type="string" calcext:value-type="string">
            <text:p><text:span text:style-name="T515">Translucent Scroll</text:span></text:p>
          </table:table-cell>
          <table:table-cell office:value-type="string" calcext:value-type="string">
            <text:p><text:span text:style-name="T516">ethereal</text:span></text:p>
          </table:table-cell>
          <table:table-cell table:style-name="ce9" table:formula="of:=VLOOKUP([.C4];[skills.A:skills.B];2;0)" office:value-type="string" calcext:value-type="string" office:string-value="Become Ethereal">
            <text:p>Become Ethereal</text:p>
          </table:table-cell>
          <table:table-cell office:value-type="string" calcext:value-type="string">
            <text:p><text:span text:style-name="T517">scroll</text:span></text:p>
          </table:table-cell>
          <table:table-cell table:style-name="ce9" table:formula="of:=VLOOKUP([.E4];[use_perspectives.A:use_perspectives.B];2;0)" office:value-type="string" calcext:value-type="string" office:string-value="use_scroll">
            <text:p>use_scroll</text:p>
          </table:table-cell>
          <table:table-cell table:style-name="ce9" table:formula="of:=COUNTIF([loot.A:loot.A];[.A4])" office:value-type="float" calcext:value-type="float" office:value="0">
            <text:p>0</text:p>
          </table:table-cell>
          <table:table-cell office:value-type="string" calcext:value-type="string">
            <text:p><text:span text:style-name="T518">Its so hard to read this…</text:span></text:p>
          </table:table-cell>
          <table:table-cell table:number-columns-repeated="1024"/>
        </table:table-row>
        <table:table-row table:style-name="ro153">
          <table:table-cell table:number-columns-repeated="3"/>
          <table:table-cell table:style-name="ce9"/>
          <table:table-cell table:number-columns-repeated="1024"/>
        </table:table-row>
        <table:table-row table:style-name="ro154">
          <table:table-cell table:number-columns-repeated="3"/>
          <table:table-cell table:style-name="ce9"/>
          <table:table-cell table:number-columns-repeated="1024"/>
        </table:table-row>
        <table:table-row table:style-name="ro155">
          <table:table-cell table:number-columns-repeated="3"/>
          <table:table-cell table:style-name="ce9"/>
          <table:table-cell table:number-columns-repeated="1024"/>
        </table:table-row>
        <table:table-row table:style-name="ro156">
          <table:table-cell table:number-columns-repeated="3"/>
          <table:table-cell table:style-name="ce9"/>
          <table:table-cell table:number-columns-repeated="1024"/>
        </table:table-row>
        <table:table-row table:style-name="ro157">
          <table:table-cell table:number-columns-repeated="3"/>
          <table:table-cell table:style-name="ce9"/>
          <table:table-cell table:number-columns-repeated="1024"/>
        </table:table-row>
        <table:table-row table:style-name="ro158">
          <table:table-cell table:number-columns-repeated="3"/>
          <table:table-cell table:style-name="ce9"/>
          <table:table-cell table:number-columns-repeated="1024"/>
        </table:table-row>
        <table:table-row table:style-name="ro159">
          <table:table-cell table:number-columns-repeated="3"/>
          <table:table-cell table:style-name="ce9"/>
          <table:table-cell table:number-columns-repeated="1024"/>
        </table:table-row>
        <table:table-row table:style-name="ro160">
          <table:table-cell table:number-columns-repeated="3"/>
          <table:table-cell table:style-name="ce9"/>
          <table:table-cell table:number-columns-repeated="1024"/>
        </table:table-row>
        <table:table-row table:style-name="ro161">
          <table:table-cell table:number-columns-repeated="3"/>
          <table:table-cell table:style-name="ce9"/>
          <table:table-cell table:number-columns-repeated="1024"/>
        </table:table-row>
        <table:table-row table:style-name="ro162">
          <table:table-cell table:number-columns-repeated="1024"/>
        </table:table-row>
        <table:table-row table:number-rows-repeated="50" table:style-name="ro148">
          <table:table-cell table:number-columns-repeated="1024"/>
        </table:table-row>
      </table:table>
      <table:table table:name="items_misc" table:style-name="ta4">
        <table:table-column table:style-name="co42" table:default-cell-style-name="Default"/>
        <table:table-header-columns/>
        <table:table-column table:style-name="co43" table:default-cell-style-name="Default"/>
        <table:table-header-columns/>
        <table:table-column table:style-name="co44" table:default-cell-style-name="Default"/>
        <table:table-header-columns/>
        <table:table-column table:style-name="co45" table:default-cell-style-name="Default"/>
        <table:table-header-columns/>
        <table:table-column table:number-columns-repeated="1019" table:style-name="co46" table:default-cell-style-name="Default"/>
        <table:table-header-columns/>
        <table:table-column table:number-columns-repeated="101" table:style-name="co47" table:default-cell-style-name="Default"/>
        <table:table-header-columns/>
        <table:table-column table:style-name="co41" table:default-cell-style-name="Default"/>
        <table:table-header-columns/>
        <table:table-row table:style-name="ro164">
          <table:table-cell office:value-type="string" calcext:value-type="string">
            <text:p><text:span text:style-name="T519">premade_id</text:span></text:p>
          </table:table-cell>
          <table:table-cell office:value-type="string" calcext:value-type="string">
            <text:p><text:span text:style-name="T520">name</text:span></text:p>
          </table:table-cell>
          <table:table-cell table:style-name="ce14" office:value-type="string" calcext:value-type="string">
            <text:p><text:span text:style-name="T521">DROPPED</text:span><text:span text:style-name="T522">
</text:span><text:span text:style-name="T523">BY X </text:span><text:span text:style-name="T524">
</text:span><text:span text:style-name="T525">MOBS</text:span></text:p>
          </table:table-cell>
          <table:table-cell office:value-type="string" calcext:value-type="string">
            <text:p><text:span text:style-name="T526">description</text:span></text:p>
          </table:table-cell>
          <table:table-cell table:number-columns-repeated="1024"/>
        </table:table-row>
        <table:table-row table:style-name="ro165">
          <table:table-cell office:value-type="string" calcext:value-type="string">
            <text:p><text:span text:style-name="T527">rock</text:span></text:p>
          </table:table-cell>
          <table:table-cell office:value-type="string" calcext:value-type="string">
            <text:p><text:span text:style-name="T528">Rock</text:span></text:p>
          </table:table-cell>
          <table:table-cell table:style-name="ce9" table:formula="of:=COUNTIF([loot.A:loot.A];[.A2])" office:value-type="float" calcext:value-type="float" office:value="0">
            <text:p>0</text:p>
          </table:table-cell>
          <table:table-cell office:value-type="string" calcext:value-type="string">
            <text:p><text:span text:style-name="T529">Just a rock</text:span></text:p>
          </table:table-cell>
          <table:table-cell table:number-columns-repeated="1024"/>
        </table:table-row>
        <table:table-row table:style-name="ro166">
          <table:table-cell office:value-type="string" calcext:value-type="string">
            <text:p><text:span text:style-name="T530">tutorial_paper_1</text:span></text:p>
          </table:table-cell>
          <table:table-cell office:value-type="string" calcext:value-type="string">
            <text:p><text:span text:style-name="T531">A piece of paper</text:span></text:p>
          </table:table-cell>
          <table:table-cell table:style-name="ce9" table:formula="of:=COUNTIF([loot.A:loot.A];[.A3])" office:value-type="float" calcext:value-type="float" office:value="0">
            <text:p>0</text:p>
          </table:table-cell>
          <table:table-cell table:style-name="ce25" office:value-type="string" calcext:value-type="string">
            <text:p><text:span text:style-name="T532">This little note reads</text:span><text:span text:style-name="T533">
</text:span><text:span text:style-name="T534">"not all exits are obvious, some are hidden, go east to proceed"</text:span></text:p>
          </table:table-cell>
          <table:table-cell table:number-columns-repeated="1024"/>
        </table:table-row>
        <table:table-row table:style-name="ro167">
          <table:table-cell office:value-type="string" calcext:value-type="string">
            <text:p><text:span text:style-name="T535">tutorial_paper_2</text:span></text:p>
          </table:table-cell>
          <table:table-cell office:value-type="string" calcext:value-type="string">
            <text:p><text:span text:style-name="T536">Another piece of paper</text:span></text:p>
          </table:table-cell>
          <table:table-cell table:style-name="ce9" table:formula="of:=COUNTIF([loot.A:loot.A];[.A4])" office:value-type="float" calcext:value-type="float" office:value="0">
            <text:p>0</text:p>
          </table:table-cell>
          <table:table-cell table:style-name="ce25" office:value-type="string" calcext:value-type="string">
            <text:p><text:span text:style-name="T537">This little note reads</text:span><text:span text:style-name="T538">
</text:span><text:span text:style-name="T539">“You probably already figured it out, but loot dropped from enemies goes</text:span><text:span text:style-name="T540">
</text:span><text:span text:style-name="T541">directly into your inventory, you also got a weapon!</text:span><text:span text:style-name="T542">
</text:span><text:span text:style-name="T543">Identify it and equip it with “equip [item name]” then proceed north"</text:span></text:p>
          </table:table-cell>
          <table:table-cell table:number-columns-repeated="1024"/>
        </table:table-row>
        <table:table-row table:style-name="ro168">
          <table:table-cell office:value-type="string" calcext:value-type="string">
            <text:p><text:span text:style-name="T544">stone</text:span></text:p>
          </table:table-cell>
          <table:table-cell office:value-type="string" calcext:value-type="string">
            <text:p><text:span text:style-name="T545">Stone</text:span></text:p>
          </table:table-cell>
          <table:table-cell table:style-name="ce9" table:formula="of:=COUNTIF([loot.A:loot.A];[.A5])" office:value-type="float" calcext:value-type="float" office:value="0">
            <text:p>0</text:p>
          </table:table-cell>
          <table:table-cell office:value-type="string" calcext:value-type="string">
            <text:p><text:span text:style-name="T546">Its a stone, what did you expect a jade?</text:span></text:p>
          </table:table-cell>
          <table:table-cell table:number-columns-repeated="1024"/>
        </table:table-row>
        <table:table-row table:style-name="ro169">
          <table:table-cell table:style-name="ce15" office:value-type="string" calcext:value-type="string">
            <text:p>copper_metal</text:p>
          </table:table-cell>
          <table:table-cell table:style-name="ce15" office:value-type="string" calcext:value-type="string">
            <text:p>Copper metal</text:p>
          </table:table-cell>
          <table:table-cell table:style-name="ce9" table:formula="of:=COUNTIF([loot.A:loot.A];[.A6])" office:value-type="float" calcext:value-type="float" office:value="0">
            <text:p>0</text:p>
          </table:table-cell>
          <table:table-cell office:value-type="string" calcext:value-type="string">
            <text:p><text:span text:style-name="T547">Copper some of it is green from oxidation.</text:span></text:p>
          </table:table-cell>
          <table:table-cell table:number-columns-repeated="1024"/>
        </table:table-row>
        <table:table-row table:style-name="ro170">
          <table:table-cell office:value-type="string" calcext:value-type="string">
            <text:p>bronze_metal</text:p>
          </table:table-cell>
          <table:table-cell office:value-type="string" calcext:value-type="string">
            <text:p>Bronze metal</text:p>
          </table:table-cell>
          <table:table-cell table:style-name="ce9" table:formula="of:=COUNTIF([loot.A:loot.A];[.A7])" office:value-type="float" calcext:value-type="float" office:value="0">
            <text:p>0</text:p>
          </table:table-cell>
          <table:table-cell office:value-type="string" calcext:value-type="string">
            <text:p>A golden-brown bronze ingot, it has a slight glow to it.</text:p>
          </table:table-cell>
          <table:table-cell table:number-columns-repeated="1024"/>
        </table:table-row>
        <table:table-row table:style-name="ro171">
          <table:table-cell office:value-type="string" calcext:value-type="string">
            <text:p>iron_metal</text:p>
          </table:table-cell>
          <table:table-cell office:value-type="string" calcext:value-type="string">
            <text:p>Iron metal</text:p>
          </table:table-cell>
          <table:table-cell table:style-name="ce9" table:formula="of:=COUNTIF([loot.A:loot.A];[.A8])" office:value-type="float" calcext:value-type="float" office:value="0">
            <text:p>0</text:p>
          </table:table-cell>
          <table:table-cell office:value-type="string" calcext:value-type="string">
            <text:p>A cold sturdy piece of iron perfect for both wepons and armor.</text:p>
          </table:table-cell>
          <table:table-cell table:number-columns-repeated="1024"/>
        </table:table-row>
        <table:table-row table:style-name="ro172">
          <table:table-cell office:value-type="string" calcext:value-type="string">
            <text:p>mana_iron_metal</text:p>
          </table:table-cell>
          <table:table-cell office:value-type="string" calcext:value-type="string">
            <text:p>Mana iron metal</text:p>
          </table:table-cell>
          <table:table-cell table:style-name="ce9" table:formula="of:=COUNTIF([loot.A:loot.A];[.A9])" office:value-type="float" calcext:value-type="float" office:value="0">
            <text:p>0</text:p>
          </table:table-cell>
          <table:table-cell office:value-type="string" calcext:value-type="string">
            <text:p>A warm piece of mana iron, it has a slight blue glow.</text:p>
          </table:table-cell>
          <table:table-cell table:number-columns-repeated="1024"/>
        </table:table-row>
        <table:table-row table:style-name="ro173">
          <table:table-cell office:value-type="string" calcext:value-type="string">
            <text:p>steel_metal</text:p>
          </table:table-cell>
          <table:table-cell office:value-type="string" calcext:value-type="string">
            <text:p>Steel metal</text:p>
          </table:table-cell>
          <table:table-cell table:style-name="ce9" table:formula="of:=COUNTIF([loot.A:loot.A];[.A10])" office:value-type="float" calcext:value-type="float" office:value="0">
            <text:p>0</text:p>
          </table:table-cell>
          <table:table-cell office:value-type="string" calcext:value-type="string">
            <text:p>A cold heavy piece of steel, the cold lingers after touch.</text:p>
          </table:table-cell>
          <table:table-cell table:number-columns-repeated="1024"/>
        </table:table-row>
        <table:table-row table:style-name="ro174">
          <table:table-cell office:value-type="string" calcext:value-type="string">
            <text:p>mana_steel_metal</text:p>
          </table:table-cell>
          <table:table-cell office:value-type="string" calcext:value-type="string">
            <text:p>Mana steel metal</text:p>
          </table:table-cell>
          <table:table-cell table:style-name="ce9" table:formula="of:=COUNTIF([loot.A:loot.A];[.A11])" office:value-type="float" calcext:value-type="float" office:value="0">
            <text:p>0</text:p>
          </table:table-cell>
          <table:table-cell office:value-type="string" calcext:value-type="string">
            <text:p>A hard, light blue piece of mana steel.</text:p>
          </table:table-cell>
          <table:table-cell table:number-columns-repeated="1024"/>
        </table:table-row>
        <table:table-row table:style-name="ro175">
          <table:table-cell office:value-type="string" calcext:value-type="string">
            <text:p>gold_metal</text:p>
          </table:table-cell>
          <table:table-cell office:value-type="string" calcext:value-type="string">
            <text:p>Gold metal</text:p>
          </table:table-cell>
          <table:table-cell table:style-name="ce9" table:formula="of:=COUNTIF([loot.A:loot.A];[.A12])" office:value-type="float" calcext:value-type="float" office:value="0">
            <text:p>0</text:p>
          </table:table-cell>
          <table:table-cell office:value-type="string" calcext:value-type="string">
            <text:p>A warm shiny piece of gold that seemingly glows.</text:p>
          </table:table-cell>
          <table:table-cell table:number-columns-repeated="1024"/>
        </table:table-row>
        <table:table-row table:style-name="ro176">
          <table:table-cell office:value-type="string" calcext:value-type="string">
            <text:p>titanium_metal</text:p>
          </table:table-cell>
          <table:table-cell office:value-type="string" calcext:value-type="string">
            <text:p>Titanium metal</text:p>
          </table:table-cell>
          <table:table-cell table:style-name="ce9" table:formula="of:=COUNTIF([loot.A:loot.A];[.A13])" office:value-type="float" calcext:value-type="float" office:value="0">
            <text:p>0</text:p>
          </table:table-cell>
          <table:table-cell office:value-type="string" calcext:value-type="string">
            <text:p>A hard dark sturdy piece of metal cold.</text:p>
          </table:table-cell>
          <table:table-cell table:number-columns-repeated="1024"/>
        </table:table-row>
        <table:table-row table:style-name="ro177">
          <table:table-cell office:value-type="string" calcext:value-type="string">
            <text:p>palladium_metal</text:p>
          </table:table-cell>
          <table:table-cell office:value-type="string" calcext:value-type="string">
            <text:p>Palladium metal</text:p>
          </table:table-cell>
          <table:table-cell table:style-name="ce9" table:formula="of:=COUNTIF([loot.A:loot.A];[.A14])" office:value-type="float" calcext:value-type="float" office:value="0">
            <text:p>0</text:p>
          </table:table-cell>
          <table:table-cell office:value-type="string" calcext:value-type="string">
            <text:p>A sturdy yet malleable piece of metal.</text:p>
          </table:table-cell>
          <table:table-cell table:number-columns-repeated="1024"/>
        </table:table-row>
        <table:table-row table:style-name="ro178">
          <table:table-cell office:value-type="string" calcext:value-type="string">
            <text:p>mythril_metal</text:p>
          </table:table-cell>
          <table:table-cell office:value-type="string" calcext:value-type="string">
            <text:p>Mythril metal</text:p>
          </table:table-cell>
          <table:table-cell table:style-name="ce9" table:formula="of:=COUNTIF([loot.A:loot.A];[.A15])" office:value-type="float" calcext:value-type="float" office:value="0">
            <text:p>0</text:p>
          </table:table-cell>
          <table:table-cell office:value-type="string" calcext:value-type="string">
            <text:p>A warm green malleable piece of metal.</text:p>
          </table:table-cell>
          <table:table-cell table:number-columns-repeated="1024"/>
        </table:table-row>
        <table:table-row table:style-name="ro179">
          <table:table-cell office:value-type="string" calcext:value-type="string">
            <text:p>orichalcum_metal</text:p>
          </table:table-cell>
          <table:table-cell office:value-type="string" calcext:value-type="string">
            <text:p>Orichalcum metal</text:p>
          </table:table-cell>
          <table:table-cell table:style-name="ce9" table:formula="of:=COUNTIF([loot.A:loot.A];[.A16])" office:value-type="float" calcext:value-type="float" office:value="0">
            <text:p>0</text:p>
          </table:table-cell>
          <table:table-cell office:value-type="string" calcext:value-type="string">
            <text:p>A warm dark gold piece of metal with a nice glow.</text:p>
          </table:table-cell>
          <table:table-cell table:number-columns-repeated="1024"/>
        </table:table-row>
        <table:table-row table:style-name="ro180">
          <table:table-cell office:value-type="string" calcext:value-type="string">
            <text:p>tree_branch</text:p>
          </table:table-cell>
          <table:table-cell office:value-type="string" calcext:value-type="string">
            <text:p>Tree branch</text:p>
          </table:table-cell>
          <table:table-cell table:style-name="ce9" table:formula="of:=COUNTIF([loot.A:loot.A];[.A17])" office:value-type="float" calcext:value-type="float" office:value="1">
            <text:p>1</text:p>
          </table:table-cell>
          <table:table-cell office:value-type="string" calcext:value-type="string">
            <text:p>A gnarled, weathered tree branch. The bark is rough to the touch, and small splinters protrude from its surface.</text:p>
          </table:table-cell>
          <table:table-cell table:number-columns-repeated="1024"/>
        </table:table-row>
        <table:table-row table:style-name="ro181">
          <table:table-cell table:style-name="ce24" office:value-type="string" calcext:value-type="string">
            <text:p>tree_root</text:p>
          </table:table-cell>
          <table:table-cell table:style-name="ce24" office:value-type="string" calcext:value-type="string">
            <text:p>Tree root</text:p>
          </table:table-cell>
          <table:table-cell table:style-name="ce9" table:formula="of:=COUNTIF([loot.A:loot.A];[.A18])" office:value-type="float" calcext:value-type="float" office:value="2">
            <text:p>2</text:p>
          </table:table-cell>
          <table:table-cell office:value-type="string" calcext:value-type="string">
            <text:p>This root's surface is rough and twisted, covered in patches of dirt and moss, it has a faint earthy smell to it.</text:p>
          </table:table-cell>
          <table:table-cell table:number-columns-repeated="1024"/>
        </table:table-row>
        <table:table-row table:style-name="ro182">
          <table:table-cell office:value-type="string" calcext:value-type="string">
            <text:p><text:span text:style-name="T548">bark</text:span></text:p>
          </table:table-cell>
          <table:table-cell office:value-type="string" calcext:value-type="string">
            <text:p><text:span text:style-name="T549">Bark</text:span></text:p>
          </table:table-cell>
          <table:table-cell table:style-name="ce9" table:formula="of:=COUNTIF([loot.A:loot.A];[.A19])" office:value-type="float" calcext:value-type="float" office:value="0">
            <text:p>0</text:p>
          </table:table-cell>
          <table:table-cell office:value-type="string" calcext:value-type="string">
            <text:p><text:span text:style-name="T550">Some tree bark, wonder what this could be used for?</text:span></text:p>
          </table:table-cell>
          <table:table-cell table:number-columns-repeated="1024"/>
        </table:table-row>
        <table:table-row table:style-name="ro183">
          <table:table-cell table:style-name="ce15" office:value-type="string" calcext:value-type="string">
            <text:p>simple_wood</text:p>
          </table:table-cell>
          <table:table-cell office:value-type="string" calcext:value-type="string">
            <text:p><text:span text:style-name="T551">Simple wood</text:span></text:p>
          </table:table-cell>
          <table:table-cell table:style-name="ce9" table:formula="of:=COUNTIF([loot.A:loot.A];[.A20])" office:value-type="float" calcext:value-type="float" office:value="0">
            <text:p>0</text:p>
          </table:table-cell>
          <table:table-cell office:value-type="string" calcext:value-type="string">
            <text:p><text:span text:style-name="T552">Some simple wood, maybe make a wood sword with it?</text:span></text:p>
          </table:table-cell>
          <table:table-cell table:number-columns-repeated="1024"/>
        </table:table-row>
        <table:table-row table:style-name="ro184">
          <table:table-cell office:value-type="string" calcext:value-type="string">
            <text:p>oak_wood</text:p>
          </table:table-cell>
          <table:table-cell table:style-name="ce24" office:value-type="string" calcext:value-type="string">
            <text:p>Oak wood</text:p>
          </table:table-cell>
          <table:table-cell table:style-name="ce9" table:formula="of:=COUNTIF([loot.A:loot.A];[.A21])" office:value-type="float" calcext:value-type="float" office:value="0">
            <text:p>0</text:p>
          </table:table-cell>
          <table:table-cell office:value-type="string" calcext:value-type="string">
            <text:p>wood sturdy</text:p>
          </table:table-cell>
          <table:table-cell table:number-columns-repeated="1024"/>
        </table:table-row>
        <table:table-row table:style-name="ro185">
          <table:table-cell office:value-type="string" calcext:value-type="string">
            <text:p>pine_wood</text:p>
          </table:table-cell>
          <table:table-cell table:style-name="ce24" office:value-type="string" calcext:value-type="string">
            <text:p>Pine wood</text:p>
          </table:table-cell>
          <table:table-cell table:style-name="ce9" table:formula="of:=COUNTIF([loot.A:loot.A];[.A22])" office:value-type="float" calcext:value-type="float" office:value="0">
            <text:p>0</text:p>
          </table:table-cell>
          <table:table-cell office:value-type="string" calcext:value-type="string">
            <text:p>wood bendy</text:p>
          </table:table-cell>
          <table:table-cell table:number-columns-repeated="1024"/>
        </table:table-row>
        <table:table-row table:style-name="ro186">
          <table:table-cell office:value-type="string" calcext:value-type="string">
            <text:p>maple_wood</text:p>
          </table:table-cell>
          <table:table-cell table:style-name="ce24" office:value-type="string" calcext:value-type="string">
            <text:p>Maple wood</text:p>
          </table:table-cell>
          <table:table-cell table:style-name="ce9" table:formula="of:=COUNTIF([loot.A:loot.A];[.A23])" office:value-type="float" calcext:value-type="float" office:value="0">
            <text:p>0</text:p>
          </table:table-cell>
          <table:table-cell office:value-type="string" calcext:value-type="string">
            <text:p>wood mana ?</text:p>
          </table:table-cell>
          <table:table-cell table:number-columns-repeated="1024"/>
        </table:table-row>
        <table:table-row table:style-name="ro187">
          <table:table-cell office:value-type="string" calcext:value-type="string">
            <text:p>birch_wood</text:p>
          </table:table-cell>
          <table:table-cell table:style-name="ce24" office:value-type="string" calcext:value-type="string">
            <text:p>Birch wood</text:p>
          </table:table-cell>
          <table:table-cell table:style-name="ce9" table:formula="of:=COUNTIF([loot.A:loot.A];[.A24])" office:value-type="float" calcext:value-type="float" office:value="0">
            <text:p>0</text:p>
          </table:table-cell>
          <table:table-cell office:value-type="string" calcext:value-type="string">
            <text:p>wood warm</text:p>
          </table:table-cell>
          <table:table-cell table:number-columns-repeated="1024"/>
        </table:table-row>
        <table:table-row table:style-name="ro188">
          <table:table-cell office:value-type="string" calcext:value-type="string">
            <text:p>walnut_wood</text:p>
          </table:table-cell>
          <table:table-cell table:style-name="ce24" office:value-type="string" calcext:value-type="string">
            <text:p>Walnut wood</text:p>
          </table:table-cell>
          <table:table-cell table:style-name="ce9" table:formula="of:=COUNTIF([loot.A:loot.A];[.A25])" office:value-type="float" calcext:value-type="float" office:value="0">
            <text:p>0</text:p>
          </table:table-cell>
          <table:table-cell office:value-type="string" calcext:value-type="string">
            <text:p>wood hard</text:p>
          </table:table-cell>
          <table:table-cell table:number-columns-repeated="1024"/>
        </table:table-row>
        <table:table-row table:style-name="ro189">
          <table:table-cell office:value-type="string" calcext:value-type="string">
            <text:p>spruce_wood</text:p>
          </table:table-cell>
          <table:table-cell table:style-name="ce24" office:value-type="string" calcext:value-type="string">
            <text:p>Spruce wood</text:p>
          </table:table-cell>
          <table:table-cell table:style-name="ce9" table:formula="of:=COUNTIF([loot.A:loot.A];[.A26])" office:value-type="float" calcext:value-type="float" office:value="0">
            <text:p>0</text:p>
          </table:table-cell>
          <table:table-cell office:value-type="string" calcext:value-type="string">
            <text:p>wood malleable</text:p>
          </table:table-cell>
          <table:table-cell table:number-columns-repeated="1024"/>
        </table:table-row>
        <table:table-row table:style-name="ro190">
          <table:table-cell office:value-type="string" calcext:value-type="string">
            <text:p>elm_wood</text:p>
          </table:table-cell>
          <table:table-cell table:style-name="ce24" office:value-type="string" calcext:value-type="string">
            <text:p>Elm wood</text:p>
          </table:table-cell>
          <table:table-cell table:style-name="ce9" table:formula="of:=COUNTIF([loot.A:loot.A];[.A27])" office:value-type="float" calcext:value-type="float" office:value="0">
            <text:p>0</text:p>
          </table:table-cell>
          <table:table-cell office:value-type="string" calcext:value-type="string">
            <text:p>wood mana ?</text:p>
          </table:table-cell>
          <table:table-cell table:number-columns-repeated="1024"/>
        </table:table-row>
        <table:table-row table:style-name="ro191">
          <table:table-cell office:value-type="string" calcext:value-type="string">
            <text:p>fir_wood</text:p>
          </table:table-cell>
          <table:table-cell table:style-name="ce24" office:value-type="string" calcext:value-type="string">
            <text:p>Fir wood</text:p>
          </table:table-cell>
          <table:table-cell table:style-name="ce9" table:formula="of:=COUNTIF([loot.A:loot.A];[.A28])" office:value-type="float" calcext:value-type="float" office:value="0">
            <text:p>0</text:p>
          </table:table-cell>
          <table:table-cell office:value-type="string" calcext:value-type="string">
            <text:p>wood warm</text:p>
          </table:table-cell>
          <table:table-cell table:number-columns-repeated="1024"/>
        </table:table-row>
        <table:table-row table:style-name="ro192">
          <table:table-cell office:value-type="string" calcext:value-type="string">
            <text:p>cactus_wood</text:p>
          </table:table-cell>
          <table:table-cell table:style-name="ce24" office:value-type="string" calcext:value-type="string">
            <text:p>Cactus wood</text:p>
          </table:table-cell>
          <table:table-cell table:style-name="ce9" table:formula="of:=COUNTIF([loot.A:loot.A];[.A29])" office:value-type="float" calcext:value-type="float" office:value="0">
            <text:p>0</text:p>
          </table:table-cell>
          <table:table-cell table:style-name="ce24" office:value-type="string" calcext:value-type="string">
            <text:p>wood spiky</text:p>
          </table:table-cell>
          <table:table-cell table:number-columns-repeated="1024"/>
        </table:table-row>
        <table:table-row table:style-name="ro193">
          <table:table-cell office:value-type="string" calcext:value-type="string">
            <text:p>bamboo_wood</text:p>
          </table:table-cell>
          <table:table-cell table:style-name="ce24" office:value-type="string" calcext:value-type="string">
            <text:p>Bamboo wood</text:p>
          </table:table-cell>
          <table:table-cell table:style-name="ce9" table:formula="of:=COUNTIF([loot.A:loot.A];[.A30])" office:value-type="float" calcext:value-type="float" office:value="0">
            <text:p>0</text:p>
          </table:table-cell>
          <table:table-cell table:style-name="ce24" office:value-type="string" calcext:value-type="string">
            <text:p>wood cool</text:p>
          </table:table-cell>
          <table:table-cell table:number-columns-repeated="1024"/>
        </table:table-row>
        <table:table-row table:style-name="ro194">
          <table:table-cell office:value-type="string" calcext:value-type="string">
            <text:p>magnolia_wood</text:p>
          </table:table-cell>
          <table:table-cell table:style-name="ce24" office:value-type="string" calcext:value-type="string">
            <text:p>Magnolia wood</text:p>
          </table:table-cell>
          <table:table-cell table:style-name="ce9" table:formula="of:=COUNTIF([loot.A:loot.A];[.A31])" office:value-type="float" calcext:value-type="float" office:value="0">
            <text:p>0</text:p>
          </table:table-cell>
          <table:table-cell table:style-name="ce24" office:value-type="string" calcext:value-type="string">
            <text:p>wood mana huh ?</text:p>
          </table:table-cell>
          <table:table-cell table:number-columns-repeated="1024"/>
        </table:table-row>
        <table:table-row table:style-name="ro195">
          <table:table-cell office:value-type="string" calcext:value-type="string">
            <text:p>cherry_wood</text:p>
          </table:table-cell>
          <table:table-cell table:style-name="ce24" office:value-type="string" calcext:value-type="string">
            <text:p>Cherry wood</text:p>
          </table:table-cell>
          <table:table-cell table:style-name="ce9" table:formula="of:=COUNTIF([loot.A:loot.A];[.A32])" office:value-type="float" calcext:value-type="float" office:value="0">
            <text:p>0</text:p>
          </table:table-cell>
          <table:table-cell table:style-name="ce24" office:value-type="string" calcext:value-type="string">
            <text:p>wood pink</text:p>
          </table:table-cell>
          <table:table-cell table:number-columns-repeated="1024"/>
        </table:table-row>
        <table:table-row table:style-name="ro196">
          <table:table-cell office:value-type="string" calcext:value-type="string">
            <text:p><text:span text:style-name="T553">mana_crystal</text:span></text:p>
          </table:table-cell>
          <table:table-cell office:value-type="string" calcext:value-type="string">
            <text:p><text:span text:style-name="T554">Mana crystal</text:span></text:p>
          </table:table-cell>
          <table:table-cell table:style-name="ce9" table:formula="of:=COUNTIF([loot.A:loot.A];[.A33])" office:value-type="float" calcext:value-type="float" office:value="0">
            <text:p>0</text:p>
          </table:table-cell>
          <table:table-cell office:value-type="string" calcext:value-type="string">
            <text:p><text:span text:style-name="T555">A mana crystal, it has a soft blue glow.</text:span></text:p>
          </table:table-cell>
          <table:table-cell table:number-columns-repeated="1024"/>
        </table:table-row>
        <table:table-row table:style-name="ro197">
          <table:table-cell office:value-type="string" calcext:value-type="string">
            <text:p><text:span text:style-name="T556">simple_bone</text:span></text:p>
          </table:table-cell>
          <table:table-cell office:value-type="string" calcext:value-type="string">
            <text:p><text:span text:style-name="T557">Simple bone</text:span></text:p>
          </table:table-cell>
          <table:table-cell table:style-name="ce9" table:formula="of:=COUNTIF([loot.A:loot.A];[.A34])" office:value-type="float" calcext:value-type="float" office:value="0">
            <text:p>0</text:p>
          </table:table-cell>
          <table:table-cell office:value-type="string" calcext:value-type="string">
            <text:p><text:span text:style-name="T558">The simple bone of some animal... i hope.</text:span></text:p>
          </table:table-cell>
          <table:table-cell table:number-columns-repeated="1024"/>
        </table:table-row>
        <table:table-row table:style-name="ro198">
          <table:table-cell office:value-type="string" calcext:value-type="string">
            <text:p><text:span text:style-name="T559">small_skull</text:span></text:p>
          </table:table-cell>
          <table:table-cell office:value-type="string" calcext:value-type="string">
            <text:p><text:span text:style-name="T560">Small skull</text:span></text:p>
          </table:table-cell>
          <table:table-cell table:style-name="ce9" table:formula="of:=COUNTIF([loot.A:loot.A];[.A35])" office:value-type="float" calcext:value-type="float" office:value="0">
            <text:p>0</text:p>
          </table:table-cell>
          <table:table-cell office:value-type="string" calcext:value-type="string">
            <text:p><text:span text:style-name="T561">The small skull of some creature.</text:span></text:p>
          </table:table-cell>
          <table:table-cell table:number-columns-repeated="1024"/>
        </table:table-row>
        <table:table-row table:style-name="ro199">
          <table:table-cell office:value-type="string" calcext:value-type="string">
            <text:p><text:span text:style-name="T562">skull</text:span></text:p>
          </table:table-cell>
          <table:table-cell office:value-type="string" calcext:value-type="string">
            <text:p><text:span text:style-name="T563">Skull</text:span></text:p>
          </table:table-cell>
          <table:table-cell table:style-name="ce9" table:formula="of:=COUNTIF([loot.A:loot.A];[.A36])" office:value-type="float" calcext:value-type="float" office:value="0">
            <text:p>0</text:p>
          </table:table-cell>
          <table:table-cell office:value-type="string" calcext:value-type="string">
            <text:p><text:span text:style-name="T564">The skull of some poor soul.</text:span></text:p>
          </table:table-cell>
          <table:table-cell table:number-columns-repeated="1024"/>
        </table:table-row>
        <table:table-row table:style-name="ro200">
          <table:table-cell office:value-type="string" calcext:value-type="string">
            <text:p><text:span text:style-name="T565">bone</text:span></text:p>
          </table:table-cell>
          <table:table-cell office:value-type="string" calcext:value-type="string">
            <text:p><text:span text:style-name="T566">Bone</text:span></text:p>
          </table:table-cell>
          <table:table-cell table:style-name="ce9" table:formula="of:=COUNTIF([loot.A:loot.A];[.A37])" office:value-type="float" calcext:value-type="float" office:value="0">
            <text:p>0</text:p>
          </table:table-cell>
          <table:table-cell office:value-type="string" calcext:value-type="string">
            <text:p><text:span text:style-name="T567">The bone of some poor soul.</text:span></text:p>
          </table:table-cell>
          <table:table-cell table:number-columns-repeated="1024"/>
        </table:table-row>
        <table:table-row table:style-name="ro201">
          <table:table-cell office:value-type="string" calcext:value-type="string">
            <text:p><text:span text:style-name="T568">hard_bone</text:span></text:p>
          </table:table-cell>
          <table:table-cell office:value-type="string" calcext:value-type="string">
            <text:p><text:span text:style-name="T569">Hard bone</text:span></text:p>
          </table:table-cell>
          <table:table-cell table:style-name="ce9" table:formula="of:=COUNTIF([loot.A:loot.A];[.A38])" office:value-type="float" calcext:value-type="float" office:value="0">
            <text:p>0</text:p>
          </table:table-cell>
          <table:table-cell office:value-type="string" calcext:value-type="string">
            <text:p><text:span text:style-name="T570">The femur of some creature.</text:span></text:p>
          </table:table-cell>
          <table:table-cell table:number-columns-repeated="1024"/>
        </table:table-row>
        <table:table-row table:style-name="ro202">
          <table:table-cell office:value-type="string" calcext:value-type="string">
            <text:p><text:span text:style-name="T571">corpse</text:span></text:p>
          </table:table-cell>
          <table:table-cell office:value-type="string" calcext:value-type="string">
            <text:p><text:span text:style-name="T572">Rotten corpse</text:span></text:p>
          </table:table-cell>
          <table:table-cell table:style-name="ce9" table:formula="of:=COUNTIF([loot.A:loot.A];[.A39])" office:value-type="float" calcext:value-type="float" office:value="0">
            <text:p>0</text:p>
          </table:table-cell>
          <table:table-cell office:value-type="string" calcext:value-type="string">
            <text:p><text:span text:style-name="T573">This corpse has rotted beyond recognition.</text:span></text:p>
          </table:table-cell>
          <table:table-cell table:number-columns-repeated="1024"/>
        </table:table-row>
        <table:table-row table:style-name="ro203">
          <table:table-cell office:value-type="string" calcext:value-type="string">
            <text:p><text:span text:style-name="T574">rat_tail</text:span></text:p>
          </table:table-cell>
          <table:table-cell office:value-type="string" calcext:value-type="string">
            <text:p><text:span text:style-name="T575">Rat tail</text:span></text:p>
          </table:table-cell>
          <table:table-cell table:style-name="ce9" table:formula="of:=COUNTIF([loot.A:loot.A];[.A40])" office:value-type="float" calcext:value-type="float" office:value="0">
            <text:p>0</text:p>
          </table:table-cell>
          <table:table-cell office:value-type="string" calcext:value-type="string">
            <text:p><text:span text:style-name="T576">The tail of a rat, odly smooth.</text:span></text:p>
          </table:table-cell>
          <table:table-cell table:number-columns-repeated="1024"/>
        </table:table-row>
        <table:table-row table:style-name="ro204">
          <table:table-cell office:value-type="string" calcext:value-type="string">
            <text:p><text:span text:style-name="T577">rat_tooth</text:span></text:p>
          </table:table-cell>
          <table:table-cell office:value-type="string" calcext:value-type="string">
            <text:p><text:span text:style-name="T578">Rat tooth</text:span></text:p>
          </table:table-cell>
          <table:table-cell table:style-name="ce9" table:formula="of:=COUNTIF([loot.A:loot.A];[.A41])" office:value-type="float" calcext:value-type="float" office:value="0">
            <text:p>0</text:p>
          </table:table-cell>
          <table:table-cell office:value-type="string" calcext:value-type="string">
            <text:p><text:span text:style-name="T579">The tooth of a rat, why would you take this?</text:span></text:p>
          </table:table-cell>
          <table:table-cell table:number-columns-repeated="1024"/>
        </table:table-row>
        <table:table-row table:style-name="ro205">
          <table:table-cell office:value-type="string" calcext:value-type="string">
            <text:p><text:span text:style-name="T580">spider_thread</text:span></text:p>
          </table:table-cell>
          <table:table-cell office:value-type="string" calcext:value-type="string">
            <text:p><text:span text:style-name="T581">Spider thread</text:span></text:p>
          </table:table-cell>
          <table:table-cell table:style-name="ce9" table:formula="of:=COUNTIF([loot.A:loot.A];[.A42])" office:value-type="float" calcext:value-type="float" office:value="0">
            <text:p>0</text:p>
          </table:table-cell>
          <table:table-cell office:value-type="string" calcext:value-type="string">
            <text:p><text:span text:style-name="T582">Spider thread, some say its stronger then steel.</text:span></text:p>
          </table:table-cell>
          <table:table-cell table:number-columns-repeated="1024"/>
        </table:table-row>
        <table:table-row table:style-name="ro206">
          <table:table-cell office:value-type="string" calcext:value-type="string">
            <text:p><text:span text:style-name="T583">spider_leg</text:span></text:p>
          </table:table-cell>
          <table:table-cell office:value-type="string" calcext:value-type="string">
            <text:p><text:span text:style-name="T584">Spider leg</text:span></text:p>
          </table:table-cell>
          <table:table-cell table:style-name="ce9" table:formula="of:=COUNTIF([loot.A:loot.A];[.A43])" office:value-type="float" calcext:value-type="float" office:value="0">
            <text:p>0</text:p>
          </table:table-cell>
          <table:table-cell office:value-type="string" calcext:value-type="string">
            <text:p><text:span text:style-name="T585">Spider leg, strangly hairy.</text:span></text:p>
          </table:table-cell>
          <table:table-cell table:number-columns-repeated="1024"/>
        </table:table-row>
        <table:table-row table:style-name="ro207">
          <table:table-cell office:value-type="string" calcext:value-type="string">
            <text:p><text:span text:style-name="T586">spider_eye</text:span></text:p>
          </table:table-cell>
          <table:table-cell office:value-type="string" calcext:value-type="string">
            <text:p><text:span text:style-name="T587">Spider eye</text:span></text:p>
          </table:table-cell>
          <table:table-cell table:style-name="ce9" table:formula="of:=COUNTIF([loot.A:loot.A];[.A44])" office:value-type="float" calcext:value-type="float" office:value="0">
            <text:p>0</text:p>
          </table:table-cell>
          <table:table-cell office:value-type="string" calcext:value-type="string">
            <text:p><text:span text:style-name="T588">Spider eye, almost like a black pearl.</text:span></text:p>
          </table:table-cell>
          <table:table-cell table:number-columns-repeated="1024"/>
        </table:table-row>
        <table:table-row table:style-name="ro208">
          <table:table-cell office:value-type="string" calcext:value-type="string">
            <text:p><text:span text:style-name="T589">pig_tail</text:span></text:p>
          </table:table-cell>
          <table:table-cell office:value-type="string" calcext:value-type="string">
            <text:p><text:span text:style-name="T590">Pig tail</text:span></text:p>
          </table:table-cell>
          <table:table-cell table:style-name="ce9" table:formula="of:=COUNTIF([loot.A:loot.A];[.A45])" office:value-type="float" calcext:value-type="float" office:value="0">
            <text:p>0</text:p>
          </table:table-cell>
          <table:table-cell office:value-type="string" calcext:value-type="string">
            <text:p><text:span text:style-name="T591">The tail of a pig.</text:span></text:p>
          </table:table-cell>
          <table:table-cell table:number-columns-repeated="1024"/>
        </table:table-row>
        <table:table-row table:style-name="ro209">
          <table:table-cell office:value-type="string" calcext:value-type="string">
            <text:p><text:span text:style-name="T592">strange_eye</text:span></text:p>
          </table:table-cell>
          <table:table-cell office:value-type="string" calcext:value-type="string">
            <text:p><text:span text:style-name="T593">Strange eye</text:span></text:p>
          </table:table-cell>
          <table:table-cell table:style-name="ce9" table:formula="of:=COUNTIF([loot.A:loot.A];[.A46])" office:value-type="float" calcext:value-type="float" office:value="0">
            <text:p>0</text:p>
          </table:table-cell>
          <table:table-cell office:value-type="string" calcext:value-type="string">
            <text:p><text:span text:style-name="T594">A strange eye, it keeps looking at you.</text:span></text:p>
          </table:table-cell>
          <table:table-cell table:number-columns-repeated="1024"/>
        </table:table-row>
        <table:table-row table:style-name="ro210">
          <table:table-cell office:value-type="string" calcext:value-type="string">
            <text:p><text:span text:style-name="T595">strange_tail</text:span></text:p>
          </table:table-cell>
          <table:table-cell office:value-type="string" calcext:value-type="string">
            <text:p><text:span text:style-name="T596">Strange tail</text:span></text:p>
          </table:table-cell>
          <table:table-cell table:style-name="ce9" table:formula="of:=COUNTIF([loot.A:loot.A];[.A47])" office:value-type="float" calcext:value-type="float" office:value="0">
            <text:p>0</text:p>
          </table:table-cell>
          <table:table-cell office:value-type="string" calcext:value-type="string">
            <text:p><text:span text:style-name="T597">A strange tail, did it just move?</text:span></text:p>
          </table:table-cell>
          <table:table-cell table:number-columns-repeated="1024"/>
        </table:table-row>
        <table:table-row table:style-name="ro211">
          <table:table-cell office:value-type="string" calcext:value-type="string">
            <text:p><text:span text:style-name="T598">green_sludge</text:span></text:p>
          </table:table-cell>
          <table:table-cell office:value-type="string" calcext:value-type="string">
            <text:p><text:span text:style-name="T599">Green sludge</text:span></text:p>
          </table:table-cell>
          <table:table-cell table:style-name="ce9" table:formula="of:=COUNTIF([loot.A:loot.A];[.A48])" office:value-type="float" calcext:value-type="float" office:value="0">
            <text:p>0</text:p>
          </table:table-cell>
          <table:table-cell office:value-type="string" calcext:value-type="string">
            <text:p><text:span text:style-name="T600">The sludge of a green slime.</text:span></text:p>
          </table:table-cell>
          <table:table-cell table:number-columns-repeated="1024"/>
        </table:table-row>
        <table:table-row table:style-name="ro212">
          <table:table-cell office:value-type="string" calcext:value-type="string">
            <text:p><text:span text:style-name="T601">green_slime_core</text:span></text:p>
          </table:table-cell>
          <table:table-cell office:value-type="string" calcext:value-type="string">
            <text:p><text:span text:style-name="T602">Green slime core</text:span></text:p>
          </table:table-cell>
          <table:table-cell table:style-name="ce9" table:formula="of:=COUNTIF([loot.A:loot.A];[.A49])" office:value-type="float" calcext:value-type="float" office:value="0">
            <text:p>0</text:p>
          </table:table-cell>
          <table:table-cell office:value-type="string" calcext:value-type="string">
            <text:p><text:span text:style-name="T603">The core of a green slime.</text:span></text:p>
          </table:table-cell>
          <table:table-cell table:number-columns-repeated="1024"/>
        </table:table-row>
        <table:table-row table:style-name="ro213">
          <table:table-cell office:value-type="string" calcext:value-type="string">
            <text:p><text:span text:style-name="T604">blue_sludge</text:span></text:p>
          </table:table-cell>
          <table:table-cell office:value-type="string" calcext:value-type="string">
            <text:p><text:span text:style-name="T605">Blue sludge</text:span></text:p>
          </table:table-cell>
          <table:table-cell table:style-name="ce9" table:formula="of:=COUNTIF([loot.A:loot.A];[.A50])" office:value-type="float" calcext:value-type="float" office:value="0">
            <text:p>0</text:p>
          </table:table-cell>
          <table:table-cell office:value-type="string" calcext:value-type="string">
            <text:p><text:span text:style-name="T606">The sludge of a blue slime.</text:span></text:p>
          </table:table-cell>
          <table:table-cell table:number-columns-repeated="1024"/>
        </table:table-row>
        <table:table-row table:style-name="ro214">
          <table:table-cell office:value-type="string" calcext:value-type="string">
            <text:p><text:span text:style-name="T607">blue_slime_core</text:span></text:p>
          </table:table-cell>
          <table:table-cell office:value-type="string" calcext:value-type="string">
            <text:p><text:span text:style-name="T608">Blue slime core</text:span></text:p>
          </table:table-cell>
          <table:table-cell table:style-name="ce9" table:formula="of:=COUNTIF([loot.A:loot.A];[.A51])" office:value-type="float" calcext:value-type="float" office:value="0">
            <text:p>0</text:p>
          </table:table-cell>
          <table:table-cell office:value-type="string" calcext:value-type="string">
            <text:p><text:span text:style-name="T609">The core of a blue slime.</text:span></text:p>
          </table:table-cell>
          <table:table-cell table:number-columns-repeated="1024"/>
        </table:table-row>
        <table:table-row table:style-name="ro215">
          <table:table-cell office:value-type="string" calcext:value-type="string">
            <text:p><text:span text:style-name="T610">red_sludge</text:span></text:p>
          </table:table-cell>
          <table:table-cell office:value-type="string" calcext:value-type="string">
            <text:p><text:span text:style-name="T611">Red sludge</text:span></text:p>
          </table:table-cell>
          <table:table-cell table:style-name="ce9" table:formula="of:=COUNTIF([loot.A:loot.A];[.A52])" office:value-type="float" calcext:value-type="float" office:value="0">
            <text:p>0</text:p>
          </table:table-cell>
          <table:table-cell office:value-type="string" calcext:value-type="string">
            <text:p><text:span text:style-name="T612">The sludge of a red slime.</text:span></text:p>
          </table:table-cell>
          <table:table-cell table:number-columns-repeated="1024"/>
        </table:table-row>
        <table:table-row table:style-name="ro216">
          <table:table-cell office:value-type="string" calcext:value-type="string">
            <text:p><text:span text:style-name="T613">red_slime_core</text:span></text:p>
          </table:table-cell>
          <table:table-cell office:value-type="string" calcext:value-type="string">
            <text:p><text:span text:style-name="T614">Red slime core</text:span></text:p>
          </table:table-cell>
          <table:table-cell table:style-name="ce9" table:formula="of:=COUNTIF([loot.A:loot.A];[.A53])" office:value-type="float" calcext:value-type="float" office:value="0">
            <text:p>0</text:p>
          </table:table-cell>
          <table:table-cell office:value-type="string" calcext:value-type="string">
            <text:p><text:span text:style-name="T615">The core of a red slime.</text:span></text:p>
          </table:table-cell>
          <table:table-cell table:number-columns-repeated="1024"/>
        </table:table-row>
        <table:table-row table:style-name="ro217">
          <table:table-cell office:value-type="string" calcext:value-type="string">
            <text:p><text:span text:style-name="T616">fairy_wings</text:span></text:p>
          </table:table-cell>
          <table:table-cell office:value-type="string" calcext:value-type="string">
            <text:p><text:span text:style-name="T617">Fairy wings</text:span></text:p>
          </table:table-cell>
          <table:table-cell table:style-name="ce9" table:formula="of:=COUNTIF([loot.A:loot.A];[.A54])" office:value-type="float" calcext:value-type="float" office:value="0">
            <text:p>0</text:p>
          </table:table-cell>
          <table:table-cell office:value-type="string" calcext:value-type="string">
            <text:p><text:span text:style-name="T618">The wings of a fairy, some glitter keeps falling of it? Its everywhere!</text:span></text:p>
          </table:table-cell>
          <table:table-cell table:number-columns-repeated="1024"/>
        </table:table-row>
        <table:table-row table:style-name="ro218">
          <table:table-cell office:value-type="string" calcext:value-type="string">
            <text:p><text:span text:style-name="T619">fairy_dust</text:span></text:p>
          </table:table-cell>
          <table:table-cell office:value-type="string" calcext:value-type="string">
            <text:p><text:span text:style-name="T620">Fairy dust</text:span></text:p>
          </table:table-cell>
          <table:table-cell table:style-name="ce9" table:formula="of:=COUNTIF([loot.A:loot.A];[.A55])" office:value-type="float" calcext:value-type="float" office:value="0">
            <text:p>0</text:p>
          </table:table-cell>
          <table:table-cell office:value-type="string" calcext:value-type="string">
            <text:p><text:span text:style-name="T621">The dust of a fairy, keep it in a bag or it will be everywhere!</text:span></text:p>
          </table:table-cell>
          <table:table-cell table:number-columns-repeated="1024"/>
        </table:table-row>
        <table:table-row table:style-name="ro219">
          <table:table-cell office:value-type="string" calcext:value-type="string">
            <text:p><text:span text:style-name="T622">grass_seeds</text:span></text:p>
          </table:table-cell>
          <table:table-cell office:value-type="string" calcext:value-type="string">
            <text:p><text:span text:style-name="T623">Grass seeds</text:span></text:p>
          </table:table-cell>
          <table:table-cell table:style-name="ce9" table:formula="of:=COUNTIF([loot.A:loot.A];[.A56])" office:value-type="float" calcext:value-type="float" office:value="0">
            <text:p>0</text:p>
          </table:table-cell>
          <table:table-cell office:value-type="string" calcext:value-type="string">
            <text:p><text:span text:style-name="T624">Grass seeds, maybe usefull if you had a backyard.</text:span></text:p>
          </table:table-cell>
          <table:table-cell table:number-columns-repeated="1024"/>
        </table:table-row>
        <table:table-row table:style-name="ro220">
          <table:table-cell office:value-type="string" calcext:value-type="string">
            <text:p><text:span text:style-name="T625">mushroom_seeds</text:span></text:p>
          </table:table-cell>
          <table:table-cell office:value-type="string" calcext:value-type="string">
            <text:p><text:span text:style-name="T626">Mushroom seeds</text:span></text:p>
          </table:table-cell>
          <table:table-cell table:style-name="ce9" table:formula="of:=COUNTIF([loot.A:loot.A];[.A57])" office:value-type="float" calcext:value-type="float" office:value="0">
            <text:p>0</text:p>
          </table:table-cell>
          <table:table-cell office:value-type="string" calcext:value-type="string">
            <text:p><text:span text:style-name="T627">Mushroom seeds, if only you had somewhere to plant this.</text:span></text:p>
          </table:table-cell>
          <table:table-cell table:number-columns-repeated="1024"/>
        </table:table-row>
        <table:table-row table:style-name="ro221">
          <table:table-cell office:value-type="string" calcext:value-type="string">
            <text:p><text:span text:style-name="T628">shroom_cap</text:span></text:p>
          </table:table-cell>
          <table:table-cell office:value-type="string" calcext:value-type="string">
            <text:p><text:span text:style-name="T629">Shroom cap</text:span></text:p>
          </table:table-cell>
          <table:table-cell table:style-name="ce9" table:formula="of:=COUNTIF([loot.A:loot.A];[.A58])" office:value-type="float" calcext:value-type="float" office:value="0">
            <text:p>0</text:p>
          </table:table-cell>
          <table:table-cell office:value-type="string" calcext:value-type="string">
            <text:p><text:span text:style-name="T630">A simple shroom cap, locals use it to make potions.</text:span></text:p>
          </table:table-cell>
          <table:table-cell table:number-columns-repeated="1024"/>
        </table:table-row>
        <table:table-row table:style-name="ro222">
          <table:table-cell office:value-type="string" calcext:value-type="string">
            <text:p><text:span text:style-name="T631">orange_mushroom_cap</text:span></text:p>
          </table:table-cell>
          <table:table-cell office:value-type="string" calcext:value-type="string">
            <text:p><text:span text:style-name="T632">Orange mushroom cap</text:span></text:p>
          </table:table-cell>
          <table:table-cell table:style-name="ce9" table:formula="of:=COUNTIF([loot.A:loot.A];[.A59])" office:value-type="float" calcext:value-type="float" office:value="0">
            <text:p>0</text:p>
          </table:table-cell>
          <table:table-cell office:value-type="string" calcext:value-type="string">
            <text:p><text:span text:style-name="T633">A orange mushroom cap.</text:span></text:p>
          </table:table-cell>
          <table:table-cell table:number-columns-repeated="1024"/>
        </table:table-row>
        <table:table-row table:style-name="ro223">
          <table:table-cell office:value-type="string" calcext:value-type="string">
            <text:p><text:span text:style-name="T634">red_mushroom_cap</text:span></text:p>
          </table:table-cell>
          <table:table-cell office:value-type="string" calcext:value-type="string">
            <text:p><text:span text:style-name="T635">Red mushroom cap</text:span></text:p>
          </table:table-cell>
          <table:table-cell table:style-name="ce9" table:formula="of:=COUNTIF([loot.A:loot.A];[.A60])" office:value-type="float" calcext:value-type="float" office:value="0">
            <text:p>0</text:p>
          </table:table-cell>
          <table:table-cell office:value-type="string" calcext:value-type="string">
            <text:p><text:span text:style-name="T636">A red mushroom cap, maybe this is also some alchemy ingredient.</text:span></text:p>
          </table:table-cell>
          <table:table-cell table:number-columns-repeated="1024"/>
        </table:table-row>
        <table:table-row table:style-name="ro224">
          <table:table-cell office:value-type="string" calcext:value-type="string">
            <text:p><text:span text:style-name="T637">blue_mushroom_cap</text:span></text:p>
          </table:table-cell>
          <table:table-cell office:value-type="string" calcext:value-type="string">
            <text:p><text:span text:style-name="T638">Blue muchroom cap</text:span></text:p>
          </table:table-cell>
          <table:table-cell table:style-name="ce9" table:formula="of:=COUNTIF([loot.A:loot.A];[.A61])" office:value-type="float" calcext:value-type="float" office:value="0">
            <text:p>0</text:p>
          </table:table-cell>
          <table:table-cell office:value-type="string" calcext:value-type="string">
            <text:p><text:span text:style-name="T639">A blue mushroom cap.</text:span></text:p>
          </table:table-cell>
          <table:table-cell table:number-columns-repeated="1024"/>
        </table:table-row>
        <table:table-row table:style-name="ro225">
          <table:table-cell office:value-type="string" calcext:value-type="string">
            <text:p><text:span text:style-name="T640">spiky_mushroom_cap</text:span></text:p>
          </table:table-cell>
          <table:table-cell office:value-type="string" calcext:value-type="string">
            <text:p><text:span text:style-name="T641">Spiky mushroom cap</text:span></text:p>
          </table:table-cell>
          <table:table-cell table:style-name="ce9" table:formula="of:=COUNTIF([loot.A:loot.A];[.A62])" office:value-type="float" calcext:value-type="float" office:value="0">
            <text:p>0</text:p>
          </table:table-cell>
          <table:table-cell office:value-type="string" calcext:value-type="string">
            <text:p><text:span text:style-name="T642">A grey spicky mushroom cap, careful handeling it.</text:span></text:p>
          </table:table-cell>
          <table:table-cell table:number-columns-repeated="1024"/>
        </table:table-row>
        <table:table-row table:style-name="ro226">
          <table:table-cell office:value-type="string" calcext:value-type="string">
            <text:p><text:span text:style-name="T643">hard_mushroom_cap</text:span></text:p>
          </table:table-cell>
          <table:table-cell office:value-type="string" calcext:value-type="string">
            <text:p><text:span text:style-name="T644">Hard mushroom cap</text:span></text:p>
          </table:table-cell>
          <table:table-cell table:style-name="ce9" table:formula="of:=COUNTIF([loot.A:loot.A];[.A63])" office:value-type="float" calcext:value-type="float" office:value="0">
            <text:p>0</text:p>
          </table:table-cell>
          <table:table-cell office:value-type="string" calcext:value-type="string">
            <text:p><text:span text:style-name="T645">A hard mushroom cap, has a orange hue to it.</text:span></text:p>
          </table:table-cell>
          <table:table-cell table:number-columns-repeated="1024"/>
        </table:table-row>
        <table:table-row table:style-name="ro227">
          <table:table-cell office:value-type="string" calcext:value-type="string">
            <text:p><text:span text:style-name="T646">grey_mushroom_cap</text:span></text:p>
          </table:table-cell>
          <table:table-cell office:value-type="string" calcext:value-type="string">
            <text:p><text:span text:style-name="T647">Grey mushroom cap</text:span></text:p>
          </table:table-cell>
          <table:table-cell table:style-name="ce9" table:formula="of:=COUNTIF([loot.A:loot.A];[.A64])" office:value-type="float" calcext:value-type="float" office:value="0">
            <text:p>0</text:p>
          </table:table-cell>
          <table:table-cell office:value-type="string" calcext:value-type="string">
            <text:p><text:span text:style-name="T648">A grey mushroom cap, soft and smooth.</text:span></text:p>
          </table:table-cell>
          <table:table-cell table:number-columns-repeated="1024"/>
        </table:table-row>
        <table:table-row table:style-name="ro228">
          <table:table-cell office:value-type="string" calcext:value-type="string">
            <text:p><text:span text:style-name="T649">purple_mushroom_cap</text:span></text:p>
          </table:table-cell>
          <table:table-cell office:value-type="string" calcext:value-type="string">
            <text:p><text:span text:style-name="T650">Purple mushroom cap</text:span></text:p>
          </table:table-cell>
          <table:table-cell table:style-name="ce9" table:formula="of:=COUNTIF([loot.A:loot.A];[.A65])" office:value-type="float" calcext:value-type="float" office:value="0">
            <text:p>0</text:p>
          </table:table-cell>
          <table:table-cell office:value-type="string" calcext:value-type="string">
            <text:p><text:span text:style-name="T651">A purple mushroom cap, it has a subtle glow.</text:span></text:p>
          </table:table-cell>
          <table:table-cell table:number-columns-repeated="1024"/>
        </table:table-row>
        <table:table-row table:style-name="ro229">
          <table:table-cell office:value-type="string" calcext:value-type="string">
            <text:p><text:span text:style-name="T652">yellow_mushroom_cap</text:span></text:p>
          </table:table-cell>
          <table:table-cell office:value-type="string" calcext:value-type="string">
            <text:p><text:span text:style-name="T653">Yellow mushroom cap</text:span></text:p>
          </table:table-cell>
          <table:table-cell table:style-name="ce9" table:formula="of:=COUNTIF([loot.A:loot.A];[.A66])" office:value-type="float" calcext:value-type="float" office:value="0">
            <text:p>0</text:p>
          </table:table-cell>
          <table:table-cell office:value-type="string" calcext:value-type="string">
            <text:p><text:span text:style-name="T654">A yellow mushroom cap, that definitely glows.</text:span></text:p>
          </table:table-cell>
          <table:table-cell table:number-columns-repeated="1024"/>
        </table:table-row>
        <table:table-row table:style-name="ro230">
          <table:table-cell office:value-type="string" calcext:value-type="string">
            <text:p><text:span text:style-name="T655">rotten_mushroom_cap</text:span></text:p>
          </table:table-cell>
          <table:table-cell office:value-type="string" calcext:value-type="string">
            <text:p><text:span text:style-name="T656">Rotten mushroom cap</text:span></text:p>
          </table:table-cell>
          <table:table-cell table:style-name="ce9" table:formula="of:=COUNTIF([loot.A:loot.A];[.A67])" office:value-type="float" calcext:value-type="float" office:value="0">
            <text:p>0</text:p>
          </table:table-cell>
          <table:table-cell office:value-type="string" calcext:value-type="string">
            <text:p><text:span text:style-name="T657">A rotten mushroom cap, all mushy and stinks.</text:span></text:p>
          </table:table-cell>
          <table:table-cell table:number-columns-repeated="1024"/>
        </table:table-row>
        <table:table-row table:style-name="ro231">
          <table:table-cell office:value-type="string" calcext:value-type="string">
            <text:p><text:span text:style-name="T658">tattered_cloth</text:span></text:p>
          </table:table-cell>
          <table:table-cell office:value-type="string" calcext:value-type="string">
            <text:p><text:span text:style-name="T659">Tattered cloth</text:span></text:p>
          </table:table-cell>
          <table:table-cell table:style-name="ce9" table:formula="of:=COUNTIF([loot.A:loot.A];[.A68])" office:value-type="float" calcext:value-type="float" office:value="0">
            <text:p>0</text:p>
          </table:table-cell>
          <table:table-cell office:value-type="string" calcext:value-type="string">
            <text:p><text:span text:style-name="T660">A tattered cloth, rough to the touch and a lot of holes.</text:span></text:p>
          </table:table-cell>
          <table:table-cell table:number-columns-repeated="1024"/>
        </table:table-row>
        <table:table-row table:style-name="ro232">
          <table:table-cell office:value-type="string" calcext:value-type="string">
            <text:p><text:span text:style-name="T661">simple_cloth</text:span></text:p>
          </table:table-cell>
          <table:table-cell office:value-type="string" calcext:value-type="string">
            <text:p><text:span text:style-name="T662">Simple cloth</text:span></text:p>
          </table:table-cell>
          <table:table-cell table:style-name="ce9" table:formula="of:=COUNTIF([loot.A:loot.A];[.A69])" office:value-type="float" calcext:value-type="float" office:value="0">
            <text:p>0</text:p>
          </table:table-cell>
          <table:table-cell office:value-type="string" calcext:value-type="string">
            <text:p><text:span text:style-name="T663">A simple cloth, a little prickly.</text:span></text:p>
          </table:table-cell>
          <table:table-cell table:number-columns-repeated="1024"/>
        </table:table-row>
        <table:table-row table:style-name="ro233">
          <table:table-cell office:value-type="string" calcext:value-type="string">
            <text:p><text:span text:style-name="T664">cloth</text:span></text:p>
          </table:table-cell>
          <table:table-cell office:value-type="string" calcext:value-type="string">
            <text:p><text:span text:style-name="T665">Cloth</text:span></text:p>
          </table:table-cell>
          <table:table-cell table:style-name="ce9" table:formula="of:=COUNTIF([loot.A:loot.A];[.A70])" office:value-type="float" calcext:value-type="float" office:value="0">
            <text:p>0</text:p>
          </table:table-cell>
          <table:table-cell office:value-type="string" calcext:value-type="string">
            <text:p><text:span text:style-name="T666">Cloth soft to the touch.</text:span></text:p>
          </table:table-cell>
          <table:table-cell table:number-columns-repeated="1024"/>
        </table:table-row>
        <table:table-row table:style-name="ro234">
          <table:table-cell office:value-type="string" calcext:value-type="string">
            <text:p><text:span text:style-name="T667">rat_fur</text:span></text:p>
          </table:table-cell>
          <table:table-cell office:value-type="string" calcext:value-type="string">
            <text:p><text:span text:style-name="T668">Rat fur</text:span></text:p>
          </table:table-cell>
          <table:table-cell table:style-name="ce9" table:formula="of:=COUNTIF([loot.A:loot.A];[.A71])" office:value-type="float" calcext:value-type="float" office:value="0">
            <text:p>0</text:p>
          </table:table-cell>
          <table:table-cell office:value-type="string" calcext:value-type="string">
            <text:p><text:span text:style-name="T669">The fur of a rat, kinda soft.</text:span></text:p>
          </table:table-cell>
          <table:table-cell table:number-columns-repeated="1024"/>
        </table:table-row>
        <table:table-row table:style-name="ro235">
          <table:table-cell office:value-type="string" calcext:value-type="string">
            <text:p><text:span text:style-name="T670">pig_leather</text:span></text:p>
          </table:table-cell>
          <table:table-cell office:value-type="string" calcext:value-type="string">
            <text:p><text:span text:style-name="T671">Pig leather</text:span></text:p>
          </table:table-cell>
          <table:table-cell table:style-name="ce9" table:formula="of:=COUNTIF([loot.A:loot.A];[.A72])" office:value-type="float" calcext:value-type="float" office:value="0">
            <text:p>0</text:p>
          </table:table-cell>
          <table:table-cell office:value-type="string" calcext:value-type="string">
            <text:p><text:span text:style-name="T672">The leather of a pig, maybe make some armor with it?</text:span></text:p>
          </table:table-cell>
          <table:table-cell table:number-columns-repeated="1024"/>
        </table:table-row>
        <table:table-row table:style-name="ro236">
          <table:table-cell office:value-type="string" calcext:value-type="string">
            <text:p><text:span text:style-name="T673">tutorial_quest_item_1</text:span></text:p>
          </table:table-cell>
          <table:table-cell office:value-type="string" calcext:value-type="string">
            <text:p><text:span text:style-name="T674">Mouse corpse</text:span></text:p>
          </table:table-cell>
          <table:table-cell table:style-name="ce9" table:formula="of:=COUNTIF([loot.A:loot.A];[.A73])" office:value-type="float" calcext:value-type="float" office:value="1">
            <text:p>1</text:p>
          </table:table-cell>
          <table:table-cell office:value-type="string" calcext:value-type="string">
            <text:p><text:span text:style-name="T675">I wonder what they need a mouse for.</text:span></text:p>
          </table:table-cell>
          <table:table-cell table:number-columns-repeated="1024"/>
        </table:table-row>
        <table:table-row table:style-name="ro237">
          <table:table-cell table:number-columns-repeated="1024"/>
        </table:table-row>
        <table:table-row table:style-name="ro163">
          <table:table-cell table:number-columns-repeated="1024"/>
        </table:table-row>
      </table:table>
      <table:table table:name="loot" table:style-name="ta5">
        <table:shapes>
          <draw:frame draw:name="Text Frame 1" draw:style-name="gr2" svg:width="7.312cm" svg:height="6.946cm" svg:x="21.87cm" svg:y="2.019cm">
            <draw:text-box fo:min-height="6.946cm">
              <text:p text:style-name="P1"><text:span text:style-name="T1123">=IFERROR(<text:s text:c="2"/>IFERROR(<text:s text:c="3"/>VLOOKUP(</text:span><text:span text:style-name="T1124">A2</text:span><text:span text:style-name="T1125">, </text:span><text:span text:style-name="T1126">items_equipment.A:B</text:span><text:span text:style-name="T1127">, 2, 0),<text:s text:c="3"/>VLOOKUP(</text:span><text:span text:style-name="T1128">A2</text:span><text:span text:style-name="T1129">, </text:span><text:span text:style-name="T1130">items_misc.A:B</text:span><text:span text:style-name="T1131">, 2, 0)<text:s text:c="3"/>),<text:s text:c="2"/>VLOOKUP(</text:span><text:span text:style-name="T1132">A2</text:span><text:span text:style-name="T1133">, </text:span><text:span text:style-name="T1134">items_consumable.A:B</text:span><text:span text:style-name="T1135">, 2, 0)<text:s text:c="2"/>)</text:span></text:p>
              <text:p text:style-name="P2"><text:span/></text:p>
            </draw:text-box>
          </draw:frame>
        </table:shapes>
        <table:table-column table:style-name="co49" table:default-cell-style-name="Default"/>
        <table:table-header-columns/>
        <table:table-column table:style-name="co50" table:default-cell-style-name="Default"/>
        <table:table-header-columns/>
        <table:table-column table:style-name="co51" table:default-cell-style-name="ce5"/>
        <table:table-header-columns/>
        <table:table-column table:style-name="co52" table:default-cell-style-name="Default"/>
        <table:table-header-columns/>
        <table:table-column table:style-name="co53" table:default-cell-style-name="ce26"/>
        <table:table-header-columns/>
        <table:table-column table:number-columns-repeated="1018" table:style-name="co54" table:default-cell-style-name="Default"/>
        <table:table-header-columns/>
        <table:table-column table:number-columns-repeated="101" table:style-name="co55" table:default-cell-style-name="Default"/>
        <table:table-header-columns/>
        <table:table-column table:style-name="co48" table:default-cell-style-name="Default"/>
        <table:table-header-columns/>
        <table:table-row table:style-name="ro239">
          <table:table-cell office:value-type="string" calcext:value-type="string">
            <text:p><text:span text:style-name="T676">item_id</text:span></text:p>
          </table:table-cell>
          <table:table-cell table:style-name="ce27" office:value-type="string" calcext:value-type="string">
            <text:p><text:span text:style-name="T677">FOUND</text:span></text:p>
          </table:table-cell>
          <table:table-cell office:value-type="string" calcext:value-type="string">
            <text:p>enemy_id</text:p>
          </table:table-cell>
          <table:table-cell table:style-name="ce27" office:value-type="string" calcext:value-type="string">
            <text:p><text:span text:style-name="T678">FOUND</text:span></text:p>
          </table:table-cell>
          <table:table-cell office:value-type="string" calcext:value-type="string">
            <text:p>drop_rate</text:p>
          </table:table-cell>
          <table:table-cell table:style-name="ce9" office:value-type="string" calcext:value-type="string">
            <text:p><text:span text:style-name="T679">ENEMY LVL</text:span></text:p>
          </table:table-cell>
          <table:table-cell table:number-columns-repeated="1024"/>
        </table:table-row>
        <table:table-row table:style-name="ro240">
          <table:table-cell office:value-type="string" calcext:value-type="string">
            <text:p><text:span text:style-name="T680">blue potion</text:span></text:p>
          </table:table-cell>
          <table:table-cell table:style-name="ce27" table:formula="of:=IFERROR(IFERROR(VLOOKUP([.A2];[items_equipment.A:items_equipment.B];2;0);VLOOKUP([.A2];[items_misc.A:items_misc.B];2;0));VLOOKUP([.A2];[$items_consumable.A$1:$items_consumable.B$1048576];2;0))" office:value-type="string" calcext:value-type="string" office:string-value="Blue potion">
            <text:p>Blue potion</text:p>
          </table:table-cell>
          <table:table-cell office:value-type="string" calcext:value-type="string">
            <text:p>rat</text:p>
          </table:table-cell>
          <table:table-cell table:style-name="ce27" table:formula="of:=VLOOKUP([.C2];[$enemies.A$1:$enemies.B$1048576];2;0)" office:value-type="string" calcext:value-type="string" office:string-value="Rat">
            <text:p>Rat</text:p>
          </table:table-cell>
          <table:table-cell office:value-type="float" calcext:value-type="float" office:value="0.01">
            <text:p>0.01</text:p>
          </table:table-cell>
          <table:table-cell table:style-name="ce28" table:formula="of:=IFERROR(VLOOKUP([.C2];[$enemies.A$1:$enemies.L$1048576];12;0);&quot;&quot;)" office:value-type="float" calcext:value-type="float" office:value="1">
            <text:p>1</text:p>
          </table:table-cell>
          <table:table-cell table:number-columns-repeated="1024"/>
        </table:table-row>
        <table:table-row table:style-name="ro241">
          <table:table-cell office:value-type="string" calcext:value-type="string">
            <text:p><text:span text:style-name="T681">flow body 1</text:span></text:p>
          </table:table-cell>
          <table:table-cell table:style-name="ce27" table:formula="of:=IFERROR(IFERROR(VLOOKUP([.A3];[items_equipment.A:items_equipment.B];2;0);VLOOKUP([.A3];[items_misc.A:items_misc.B];2;0));VLOOKUP([.A3];[items_consumable.A:items_consumable.B];2;0))" office:value-type="string" calcext:value-type="string" office:string-value="Ragged shirt">
            <text:p>Ragged shirt</text:p>
          </table:table-cell>
          <table:table-cell office:value-type="string" calcext:value-type="string">
            <text:p>rat</text:p>
          </table:table-cell>
          <table:table-cell table:style-name="ce27" table:formula="of:=VLOOKUP([.C3];[enemies.A:enemies.B];2;0)" office:value-type="string" calcext:value-type="string" office:string-value="Rat">
            <text:p>Rat</text:p>
          </table:table-cell>
          <table:table-cell office:value-type="float" calcext:value-type="float" office:value="0.01">
            <text:p>0.01</text:p>
          </table:table-cell>
          <table:table-cell table:style-name="ce28" table:formula="of:=IFERROR(VLOOKUP([.C3];[enemies.A:enemies.L];12;0);&quot;&quot;)" office:value-type="float" calcext:value-type="float" office:value="1">
            <text:p>1</text:p>
          </table:table-cell>
          <table:table-cell table:number-columns-repeated="1024"/>
        </table:table-row>
        <table:table-row table:style-name="ro242">
          <table:table-cell office:value-type="string" calcext:value-type="string">
            <text:p><text:span text:style-name="T682">flow head 1</text:span></text:p>
          </table:table-cell>
          <table:table-cell table:style-name="ce27" table:formula="of:=IFERROR(IFERROR(VLOOKUP([.A4];[items_equipment.A:items_equipment.B];2;0);VLOOKUP([.A4];[items_misc.A:items_misc.B];2;0));VLOOKUP([.A4];[items_consumable.A:items_consumable.B];2;0))" office:value-type="string" calcext:value-type="string" office:string-value="Ragged hood">
            <text:p>Ragged hood</text:p>
          </table:table-cell>
          <table:table-cell office:value-type="string" calcext:value-type="string">
            <text:p>rat</text:p>
          </table:table-cell>
          <table:table-cell table:style-name="ce27" table:formula="of:=VLOOKUP([.C4];[enemies.A:enemies.B];2;0)" office:value-type="string" calcext:value-type="string" office:string-value="Rat">
            <text:p>Rat</text:p>
          </table:table-cell>
          <table:table-cell office:value-type="float" calcext:value-type="float" office:value="0.01">
            <text:p>0.01</text:p>
          </table:table-cell>
          <table:table-cell table:style-name="ce28" table:formula="of:=IFERROR(VLOOKUP([.C4];[enemies.A:enemies.L];12;0);&quot;&quot;)" office:value-type="float" calcext:value-type="float" office:value="1">
            <text:p>1</text:p>
          </table:table-cell>
          <table:table-cell table:number-columns-repeated="1024"/>
        </table:table-row>
        <table:table-row table:style-name="ro243">
          <table:table-cell office:value-type="string" calcext:value-type="string">
            <text:p><text:span text:style-name="T683">flow trinket 1</text:span></text:p>
          </table:table-cell>
          <table:table-cell table:style-name="ce27" table:formula="of:=IFERROR(IFERROR(VLOOKUP([.A5];[items_equipment.A:items_equipment.B];2;0);VLOOKUP([.A5];[items_misc.A:items_misc.B];2;0));VLOOKUP([.A5];[items_consumable.A:items_consumable.B];2;0))" office:value-type="string" calcext:value-type="string" office:string-value="Pocket knife">
            <text:p>Pocket knife</text:p>
          </table:table-cell>
          <table:table-cell office:value-type="string" calcext:value-type="string">
            <text:p>rat</text:p>
          </table:table-cell>
          <table:table-cell table:style-name="ce27" table:formula="of:=VLOOKUP([.C5];[enemies.A:enemies.B];2;0)" office:value-type="string" calcext:value-type="string" office:string-value="Rat">
            <text:p>Rat</text:p>
          </table:table-cell>
          <table:table-cell office:value-type="float" calcext:value-type="float" office:value="0.01">
            <text:p>0.01</text:p>
          </table:table-cell>
          <table:table-cell table:style-name="ce28" table:formula="of:=IFERROR(VLOOKUP([.C5];[enemies.A:enemies.L];12;0);&quot;&quot;)" office:value-type="float" calcext:value-type="float" office:value="1">
            <text:p>1</text:p>
          </table:table-cell>
          <table:table-cell table:number-columns-repeated="1024"/>
        </table:table-row>
        <table:table-row table:style-name="ro244">
          <table:table-cell office:value-type="string" calcext:value-type="string">
            <text:p><text:span text:style-name="T684">flow weapon 1</text:span></text:p>
          </table:table-cell>
          <table:table-cell table:style-name="ce27" table:formula="of:=IFERROR(IFERROR(VLOOKUP([.A6];[items_equipment.A:items_equipment.B];2;0);VLOOKUP([.A6];[items_misc.A:items_misc.B];2;0));VLOOKUP([.A6];[items_consumable.A:items_consumable.B];2;0))" office:value-type="string" calcext:value-type="string" office:string-value="Dirk">
            <text:p>Dirk</text:p>
          </table:table-cell>
          <table:table-cell office:value-type="string" calcext:value-type="string">
            <text:p>rat</text:p>
          </table:table-cell>
          <table:table-cell table:style-name="ce27" table:formula="of:=VLOOKUP([.C6];[enemies.A:enemies.B];2;0)" office:value-type="string" calcext:value-type="string" office:string-value="Rat">
            <text:p>Rat</text:p>
          </table:table-cell>
          <table:table-cell office:value-type="float" calcext:value-type="float" office:value="0.01">
            <text:p>0.01</text:p>
          </table:table-cell>
          <table:table-cell table:style-name="ce28" table:formula="of:=IFERROR(VLOOKUP([.C6];[enemies.A:enemies.L];12;0);&quot;&quot;)" office:value-type="float" calcext:value-type="float" office:value="1">
            <text:p>1</text:p>
          </table:table-cell>
          <table:table-cell table:number-columns-repeated="1024"/>
        </table:table-row>
        <table:table-row table:style-name="ro245">
          <table:table-cell office:value-type="string" calcext:value-type="string">
            <text:p><text:span text:style-name="T685">grit body 1</text:span></text:p>
          </table:table-cell>
          <table:table-cell table:style-name="ce27" table:formula="of:=IFERROR(IFERROR(VLOOKUP([.A7];[items_equipment.A:items_equipment.B];2;0);VLOOKUP([.A7];[items_misc.A:items_misc.B];2;0));VLOOKUP([.A7];[items_consumable.A:items_consumable.B];2;0))" office:value-type="string" calcext:value-type="string" office:string-value="Leather tunic">
            <text:p>Leather tunic</text:p>
          </table:table-cell>
          <table:table-cell office:value-type="string" calcext:value-type="string">
            <text:p>rat</text:p>
          </table:table-cell>
          <table:table-cell table:style-name="ce27" table:formula="of:=VLOOKUP([.C7];[enemies.A:enemies.B];2;0)" office:value-type="string" calcext:value-type="string" office:string-value="Rat">
            <text:p>Rat</text:p>
          </table:table-cell>
          <table:table-cell office:value-type="float" calcext:value-type="float" office:value="0.01">
            <text:p>0.01</text:p>
          </table:table-cell>
          <table:table-cell table:style-name="ce28" table:formula="of:=IFERROR(VLOOKUP([.C7];[enemies.A:enemies.L];12;0);&quot;&quot;)" office:value-type="float" calcext:value-type="float" office:value="1">
            <text:p>1</text:p>
          </table:table-cell>
          <table:table-cell table:number-columns-repeated="1024"/>
        </table:table-row>
        <table:table-row table:style-name="ro246">
          <table:table-cell office:value-type="string" calcext:value-type="string">
            <text:p><text:span text:style-name="T686">grit head 1</text:span></text:p>
          </table:table-cell>
          <table:table-cell table:style-name="ce27" table:formula="of:=IFERROR(IFERROR(VLOOKUP([.A8];[items_equipment.A:items_equipment.B];2;0);VLOOKUP([.A8];[items_misc.A:items_misc.B];2;0));VLOOKUP([.A8];[items_consumable.A:items_consumable.B];2;0))" office:value-type="string" calcext:value-type="string" office:string-value="Leather hat">
            <text:p>Leather hat</text:p>
          </table:table-cell>
          <table:table-cell office:value-type="string" calcext:value-type="string">
            <text:p>rat</text:p>
          </table:table-cell>
          <table:table-cell table:style-name="ce27" table:formula="of:=VLOOKUP([.C8];[enemies.A:enemies.B];2;0)" office:value-type="string" calcext:value-type="string" office:string-value="Rat">
            <text:p>Rat</text:p>
          </table:table-cell>
          <table:table-cell office:value-type="float" calcext:value-type="float" office:value="0.01">
            <text:p>0.01</text:p>
          </table:table-cell>
          <table:table-cell table:style-name="ce28" table:formula="of:=IFERROR(VLOOKUP([.C8];[enemies.A:enemies.L];12;0);&quot;&quot;)" office:value-type="float" calcext:value-type="float" office:value="1">
            <text:p>1</text:p>
          </table:table-cell>
          <table:table-cell table:number-columns-repeated="1024"/>
        </table:table-row>
        <table:table-row table:style-name="ro247">
          <table:table-cell office:value-type="string" calcext:value-type="string">
            <text:p><text:span text:style-name="T687">grit trinket 1</text:span></text:p>
          </table:table-cell>
          <table:table-cell table:style-name="ce27" table:formula="of:=IFERROR(IFERROR(VLOOKUP([.A9];[items_equipment.A:items_equipment.B];2;0);VLOOKUP([.A9];[items_misc.A:items_misc.B];2;0));VLOOKUP([.A9];[items_consumable.A:items_consumable.B];2;0))" office:value-type="string" calcext:value-type="string" office:string-value="Wood shield">
            <text:p>Wood shield</text:p>
          </table:table-cell>
          <table:table-cell office:value-type="string" calcext:value-type="string">
            <text:p>rat</text:p>
          </table:table-cell>
          <table:table-cell table:style-name="ce27" table:formula="of:=VLOOKUP([.C9];[enemies.A:enemies.B];2;0)" office:value-type="string" calcext:value-type="string" office:string-value="Rat">
            <text:p>Rat</text:p>
          </table:table-cell>
          <table:table-cell office:value-type="float" calcext:value-type="float" office:value="0.01">
            <text:p>0.01</text:p>
          </table:table-cell>
          <table:table-cell table:style-name="ce28" table:formula="of:=IFERROR(VLOOKUP([.C9];[enemies.A:enemies.L];12;0);&quot;&quot;)" office:value-type="float" calcext:value-type="float" office:value="1">
            <text:p>1</text:p>
          </table:table-cell>
          <table:table-cell table:number-columns-repeated="1024"/>
        </table:table-row>
        <table:table-row table:style-name="ro248">
          <table:table-cell office:value-type="string" calcext:value-type="string">
            <text:p><text:span text:style-name="T688">grit weapon 1</text:span></text:p>
          </table:table-cell>
          <table:table-cell table:style-name="ce27" table:formula="of:=IFERROR(IFERROR(VLOOKUP([.A10];[items_equipment.A:items_equipment.B];2;0);VLOOKUP([.A10];[items_misc.A:items_misc.B];2;0));VLOOKUP([.A10];[$items_consumable.A$1:$items_consumable.B$1048576];2;0))" office:value-type="string" calcext:value-type="string" office:string-value="Pitchfork">
            <text:p>Pitchfork</text:p>
          </table:table-cell>
          <table:table-cell office:value-type="string" calcext:value-type="string">
            <text:p>rat</text:p>
          </table:table-cell>
          <table:table-cell table:style-name="ce27" table:formula="of:=VLOOKUP([.C10];[$enemies.A$1:$enemies.B$1048576];2;0)" office:value-type="string" calcext:value-type="string" office:string-value="Rat">
            <text:p>Rat</text:p>
          </table:table-cell>
          <table:table-cell office:value-type="float" calcext:value-type="float" office:value="0.01">
            <text:p>0.01</text:p>
          </table:table-cell>
          <table:table-cell table:style-name="ce28" table:formula="of:=IFERROR(VLOOKUP([.C10];[$enemies.A$1:$enemies.L$1048576];12;0);&quot;&quot;)" office:value-type="float" calcext:value-type="float" office:value="1">
            <text:p>1</text:p>
          </table:table-cell>
          <table:table-cell table:number-columns-repeated="1024"/>
        </table:table-row>
        <table:table-row table:style-name="ro249">
          <table:table-cell office:value-type="string" calcext:value-type="string">
            <text:p><text:span text:style-name="T689">mind body 1</text:span></text:p>
          </table:table-cell>
          <table:table-cell table:style-name="ce27" table:formula="of:=IFERROR(IFERROR(VLOOKUP([.A11];[items_equipment.A:items_equipment.B];2;0);VLOOKUP([.A11];[items_misc.A:items_misc.B];2;0));VLOOKUP([.A11];[items_consumable.A:items_consumable.B];2;0))" office:value-type="string" calcext:value-type="string" office:string-value="Robe">
            <text:p>Robe</text:p>
          </table:table-cell>
          <table:table-cell office:value-type="string" calcext:value-type="string">
            <text:p>rat</text:p>
          </table:table-cell>
          <table:table-cell table:style-name="ce27" table:formula="of:=VLOOKUP([.C11];[enemies.A:enemies.B];2;0)" office:value-type="string" calcext:value-type="string" office:string-value="Rat">
            <text:p>Rat</text:p>
          </table:table-cell>
          <table:table-cell office:value-type="float" calcext:value-type="float" office:value="0.01">
            <text:p>0.01</text:p>
          </table:table-cell>
          <table:table-cell table:style-name="ce28" table:formula="of:=IFERROR(VLOOKUP([.C11];[enemies.A:enemies.L];12;0);&quot;&quot;)" office:value-type="float" calcext:value-type="float" office:value="1">
            <text:p>1</text:p>
          </table:table-cell>
          <table:table-cell table:number-columns-repeated="1024"/>
        </table:table-row>
        <table:table-row table:style-name="ro250">
          <table:table-cell office:value-type="string" calcext:value-type="string">
            <text:p><text:span text:style-name="T690">mind head 1</text:span></text:p>
          </table:table-cell>
          <table:table-cell table:style-name="ce27" table:formula="of:=IFERROR(IFERROR(VLOOKUP([.A12];[items_equipment.A:items_equipment.B];2;0);VLOOKUP([.A12];[items_misc.A:items_misc.B];2;0));VLOOKUP([.A12];[items_consumable.A:items_consumable.B];2;0))" office:value-type="string" calcext:value-type="string" office:string-value="Pointy hat">
            <text:p>Pointy hat</text:p>
          </table:table-cell>
          <table:table-cell office:value-type="string" calcext:value-type="string">
            <text:p>rat</text:p>
          </table:table-cell>
          <table:table-cell table:style-name="ce27" table:formula="of:=VLOOKUP([.C12];[enemies.A:enemies.B];2;0)" office:value-type="string" calcext:value-type="string" office:string-value="Rat">
            <text:p>Rat</text:p>
          </table:table-cell>
          <table:table-cell office:value-type="float" calcext:value-type="float" office:value="0.01">
            <text:p>0.01</text:p>
          </table:table-cell>
          <table:table-cell table:style-name="ce28" table:formula="of:=IFERROR(VLOOKUP([.C12];[enemies.A:enemies.L];12;0);&quot;&quot;)" office:value-type="float" calcext:value-type="float" office:value="1">
            <text:p>1</text:p>
          </table:table-cell>
          <table:table-cell table:number-columns-repeated="1024"/>
        </table:table-row>
        <table:table-row table:style-name="ro251">
          <table:table-cell office:value-type="string" calcext:value-type="string">
            <text:p><text:span text:style-name="T691">mind trinket 1</text:span></text:p>
          </table:table-cell>
          <table:table-cell table:style-name="ce27" table:formula="of:=IFERROR(IFERROR(VLOOKUP([.A13];[items_equipment.A:items_equipment.B];2;0);VLOOKUP([.A13];[items_misc.A:items_misc.B];2;0));VLOOKUP([.A13];[items_consumable.A:items_consumable.B];2;0))" office:value-type="string" calcext:value-type="string" office:string-value="Piece of paper">
            <text:p>Piece of paper</text:p>
          </table:table-cell>
          <table:table-cell office:value-type="string" calcext:value-type="string">
            <text:p>rat</text:p>
          </table:table-cell>
          <table:table-cell table:style-name="ce27" table:formula="of:=VLOOKUP([.C13];[enemies.A:enemies.B];2;0)" office:value-type="string" calcext:value-type="string" office:string-value="Rat">
            <text:p>Rat</text:p>
          </table:table-cell>
          <table:table-cell office:value-type="float" calcext:value-type="float" office:value="0.01">
            <text:p>0.01</text:p>
          </table:table-cell>
          <table:table-cell table:style-name="ce28" table:formula="of:=IFERROR(VLOOKUP([.C13];[enemies.A:enemies.L];12;0);&quot;&quot;)" office:value-type="float" calcext:value-type="float" office:value="1">
            <text:p>1</text:p>
          </table:table-cell>
          <table:table-cell table:number-columns-repeated="1024"/>
        </table:table-row>
        <table:table-row table:style-name="ro252">
          <table:table-cell office:value-type="string" calcext:value-type="string">
            <text:p><text:span text:style-name="T692">mind weapon 1</text:span></text:p>
          </table:table-cell>
          <table:table-cell table:style-name="ce27" table:formula="of:=IFERROR(IFERROR(VLOOKUP([.A14];[items_equipment.A:items_equipment.B];2;0);VLOOKUP([.A14];[items_misc.A:items_misc.B];2;0));VLOOKUP([.A14];[items_consumable.A:items_consumable.B];2;0))" office:value-type="string" calcext:value-type="string" office:string-value="Stick">
            <text:p>Stick</text:p>
          </table:table-cell>
          <table:table-cell office:value-type="string" calcext:value-type="string">
            <text:p>rat</text:p>
          </table:table-cell>
          <table:table-cell table:style-name="ce27" table:formula="of:=VLOOKUP([.C14];[enemies.A:enemies.B];2;0)" office:value-type="string" calcext:value-type="string" office:string-value="Rat">
            <text:p>Rat</text:p>
          </table:table-cell>
          <table:table-cell office:value-type="float" calcext:value-type="float" office:value="0.01">
            <text:p>0.01</text:p>
          </table:table-cell>
          <table:table-cell table:style-name="ce28" table:formula="of:=IFERROR(VLOOKUP([.C14];[enemies.A:enemies.L];12;0);&quot;&quot;)" office:value-type="float" calcext:value-type="float" office:value="1">
            <text:p>1</text:p>
          </table:table-cell>
          <table:table-cell table:number-columns-repeated="1024"/>
        </table:table-row>
        <table:table-row table:style-name="ro253">
          <table:table-cell office:value-type="string" calcext:value-type="string">
            <text:p><text:span text:style-name="T693">red potion</text:span></text:p>
          </table:table-cell>
          <table:table-cell table:style-name="ce27" table:formula="of:=IFERROR(IFERROR(VLOOKUP([.A15];[items_equipment.A:items_equipment.B];2;0);VLOOKUP([.A15];[items_misc.A:items_misc.B];2;0));VLOOKUP([.A15];[items_consumable.A:items_consumable.B];2;0))" office:value-type="string" calcext:value-type="string" office:string-value="Red potion">
            <text:p>Red potion</text:p>
          </table:table-cell>
          <table:table-cell office:value-type="string" calcext:value-type="string">
            <text:p>rat</text:p>
          </table:table-cell>
          <table:table-cell table:style-name="ce27" table:formula="of:=VLOOKUP([.C15];[enemies.A:enemies.B];2;0)" office:value-type="string" calcext:value-type="string" office:string-value="Rat">
            <text:p>Rat</text:p>
          </table:table-cell>
          <table:table-cell office:value-type="float" calcext:value-type="float" office:value="0.01">
            <text:p>0.01</text:p>
          </table:table-cell>
          <table:table-cell table:style-name="ce28" table:formula="of:=IFERROR(VLOOKUP([.C15];[enemies.A:enemies.L];12;0);&quot;&quot;)" office:value-type="float" calcext:value-type="float" office:value="1">
            <text:p>1</text:p>
          </table:table-cell>
          <table:table-cell table:number-columns-repeated="1024"/>
        </table:table-row>
        <table:table-row table:style-name="ro254">
          <table:table-cell office:value-type="string" calcext:value-type="string">
            <text:p><text:span text:style-name="T694">soul body 1</text:span></text:p>
          </table:table-cell>
          <table:table-cell table:style-name="ce27" table:formula="of:=IFERROR(IFERROR(VLOOKUP([.A16];[items_equipment.A:items_equipment.B];2;0);VLOOKUP([.A16];[items_misc.A:items_misc.B];2;0));VLOOKUP([.A16];[items_consumable.A:items_consumable.B];2;0))" office:value-type="string" calcext:value-type="string" office:string-value="Brown monk robe">
            <text:p>Brown monk robe</text:p>
          </table:table-cell>
          <table:table-cell office:value-type="string" calcext:value-type="string">
            <text:p>rat</text:p>
          </table:table-cell>
          <table:table-cell table:style-name="ce27" table:formula="of:=VLOOKUP([.C16];[enemies.A:enemies.B];2;0)" office:value-type="string" calcext:value-type="string" office:string-value="Rat">
            <text:p>Rat</text:p>
          </table:table-cell>
          <table:table-cell office:value-type="float" calcext:value-type="float" office:value="0.01">
            <text:p>0.01</text:p>
          </table:table-cell>
          <table:table-cell table:style-name="ce28" table:formula="of:=IFERROR(VLOOKUP([.C16];[enemies.A:enemies.L];12;0);&quot;&quot;)" office:value-type="float" calcext:value-type="float" office:value="1">
            <text:p>1</text:p>
          </table:table-cell>
          <table:table-cell table:number-columns-repeated="1024"/>
        </table:table-row>
        <table:table-row table:style-name="ro255">
          <table:table-cell office:value-type="string" calcext:value-type="string">
            <text:p><text:span text:style-name="T695">soul head 1</text:span></text:p>
          </table:table-cell>
          <table:table-cell table:style-name="ce27" table:formula="of:=IFERROR(IFERROR(VLOOKUP([.A17];[items_equipment.A:items_equipment.B];2;0);VLOOKUP([.A17];[items_misc.A:items_misc.B];2;0));VLOOKUP([.A17];[items_consumable.A:items_consumable.B];2;0))" office:value-type="string" calcext:value-type="string" office:string-value="Bald cap">
            <text:p>Bald cap</text:p>
          </table:table-cell>
          <table:table-cell office:value-type="string" calcext:value-type="string">
            <text:p>rat</text:p>
          </table:table-cell>
          <table:table-cell table:style-name="ce27" table:formula="of:=VLOOKUP([.C17];[enemies.A:enemies.B];2;0)" office:value-type="string" calcext:value-type="string" office:string-value="Rat">
            <text:p>Rat</text:p>
          </table:table-cell>
          <table:table-cell office:value-type="float" calcext:value-type="float" office:value="0.01">
            <text:p>0.01</text:p>
          </table:table-cell>
          <table:table-cell table:style-name="ce28" table:formula="of:=IFERROR(VLOOKUP([.C17];[enemies.A:enemies.L];12;0);&quot;&quot;)" office:value-type="float" calcext:value-type="float" office:value="1">
            <text:p>1</text:p>
          </table:table-cell>
          <table:table-cell table:number-columns-repeated="1024"/>
        </table:table-row>
        <table:table-row table:style-name="ro256">
          <table:table-cell office:value-type="string" calcext:value-type="string">
            <text:p><text:span text:style-name="T696">soul trinket 1</text:span></text:p>
          </table:table-cell>
          <table:table-cell table:style-name="ce27" table:formula="of:=IFERROR(IFERROR(VLOOKUP([.A18];[items_equipment.A:items_equipment.B];2;0);VLOOKUP([.A18];[items_misc.A:items_misc.B];2;0));VLOOKUP([.A18];[items_consumable.A:items_consumable.B];2;0))" office:value-type="string" calcext:value-type="string" office:string-value="Tiny bell">
            <text:p>Tiny bell</text:p>
          </table:table-cell>
          <table:table-cell office:value-type="string" calcext:value-type="string">
            <text:p>rat</text:p>
          </table:table-cell>
          <table:table-cell table:style-name="ce27" table:formula="of:=VLOOKUP([.C18];[enemies.A:enemies.B];2;0)" office:value-type="string" calcext:value-type="string" office:string-value="Rat">
            <text:p>Rat</text:p>
          </table:table-cell>
          <table:table-cell office:value-type="float" calcext:value-type="float" office:value="0.01">
            <text:p>0.01</text:p>
          </table:table-cell>
          <table:table-cell table:style-name="ce28" table:formula="of:=IFERROR(VLOOKUP([.C18];[enemies.A:enemies.L];12;0);&quot;&quot;)" office:value-type="float" calcext:value-type="float" office:value="1">
            <text:p>1</text:p>
          </table:table-cell>
          <table:table-cell table:number-columns-repeated="1024"/>
        </table:table-row>
        <table:table-row table:style-name="ro257">
          <table:table-cell office:value-type="string" calcext:value-type="string">
            <text:p><text:span text:style-name="T697">soul weapon 1</text:span></text:p>
          </table:table-cell>
          <table:table-cell table:style-name="ce27" table:formula="of:=IFERROR(IFERROR(VLOOKUP([.A19];[items_equipment.A:items_equipment.B];2;0);VLOOKUP([.A19];[items_misc.A:items_misc.B];2;0));VLOOKUP([.A19];[items_consumable.A:items_consumable.B];2;0))" office:value-type="string" calcext:value-type="string" office:string-value="Prayer beads">
            <text:p>Prayer beads</text:p>
          </table:table-cell>
          <table:table-cell office:value-type="string" calcext:value-type="string">
            <text:p>rat</text:p>
          </table:table-cell>
          <table:table-cell table:style-name="ce27" table:formula="of:=VLOOKUP([.C19];[enemies.A:enemies.B];2;0)" office:value-type="string" calcext:value-type="string" office:string-value="Rat">
            <text:p>Rat</text:p>
          </table:table-cell>
          <table:table-cell office:value-type="float" calcext:value-type="float" office:value="0.01">
            <text:p>0.01</text:p>
          </table:table-cell>
          <table:table-cell table:style-name="ce28" table:formula="of:=IFERROR(VLOOKUP([.C19];[enemies.A:enemies.L];12;0);&quot;&quot;)" office:value-type="float" calcext:value-type="float" office:value="1">
            <text:p>1</text:p>
          </table:table-cell>
          <table:table-cell table:number-columns-repeated="1024"/>
        </table:table-row>
        <table:table-row table:style-name="ro258">
          <table:table-cell office:value-type="string" calcext:value-type="string">
            <text:p><text:span text:style-name="T698">blue potion</text:span></text:p>
          </table:table-cell>
          <table:table-cell table:style-name="ce27" table:formula="of:=IFERROR(IFERROR(VLOOKUP([.A20];[items_equipment.A:items_equipment.B];2;0);VLOOKUP([.A20];[items_misc.A:items_misc.B];2;0));VLOOKUP([.A20];[items_consumable.A:items_consumable.B];2;0))" office:value-type="string" calcext:value-type="string" office:string-value="Blue potion">
            <text:p>Blue potion</text:p>
          </table:table-cell>
          <table:table-cell office:value-type="string" calcext:value-type="string">
            <text:p>shroom</text:p>
          </table:table-cell>
          <table:table-cell table:style-name="ce27" table:formula="of:=VLOOKUP([.C20];[enemies.A:enemies.B];2;0)" office:value-type="string" calcext:value-type="string" office:string-value="Shroom">
            <text:p>Shroom</text:p>
          </table:table-cell>
          <table:table-cell office:value-type="float" calcext:value-type="float" office:value="0.01">
            <text:p>0.01</text:p>
          </table:table-cell>
          <table:table-cell table:style-name="ce28" table:formula="of:=IFERROR(VLOOKUP([.C20];[enemies.A:enemies.L];12;0);&quot;&quot;)" office:value-type="float" calcext:value-type="float" office:value="1">
            <text:p>1</text:p>
          </table:table-cell>
          <table:table-cell table:number-columns-repeated="1024"/>
        </table:table-row>
        <table:table-row table:style-name="ro259">
          <table:table-cell office:value-type="string" calcext:value-type="string">
            <text:p><text:span text:style-name="T699">flow body 1</text:span></text:p>
          </table:table-cell>
          <table:table-cell table:style-name="ce27" table:formula="of:=IFERROR(IFERROR(VLOOKUP([.A21];[items_equipment.A:items_equipment.B];2;0);VLOOKUP([.A21];[items_misc.A:items_misc.B];2;0));VLOOKUP([.A21];[items_consumable.A:items_consumable.B];2;0))" office:value-type="string" calcext:value-type="string" office:string-value="Ragged shirt">
            <text:p>Ragged shirt</text:p>
          </table:table-cell>
          <table:table-cell office:value-type="string" calcext:value-type="string">
            <text:p>shroom</text:p>
          </table:table-cell>
          <table:table-cell table:style-name="ce27" table:formula="of:=VLOOKUP([.C21];[enemies.A:enemies.B];2;0)" office:value-type="string" calcext:value-type="string" office:string-value="Shroom">
            <text:p>Shroom</text:p>
          </table:table-cell>
          <table:table-cell office:value-type="float" calcext:value-type="float" office:value="0.01">
            <text:p>0.01</text:p>
          </table:table-cell>
          <table:table-cell table:style-name="ce28" table:formula="of:=IFERROR(VLOOKUP([.C21];[enemies.A:enemies.L];12;0);&quot;&quot;)" office:value-type="float" calcext:value-type="float" office:value="1">
            <text:p>1</text:p>
          </table:table-cell>
          <table:table-cell table:number-columns-repeated="1024"/>
        </table:table-row>
        <table:table-row table:style-name="ro260">
          <table:table-cell office:value-type="string" calcext:value-type="string">
            <text:p><text:span text:style-name="T700">flow head 1</text:span></text:p>
          </table:table-cell>
          <table:table-cell table:style-name="ce27" table:formula="of:=IFERROR(IFERROR(VLOOKUP([.A22];[items_equipment.A:items_equipment.B];2;0);VLOOKUP([.A22];[items_misc.A:items_misc.B];2;0));VLOOKUP([.A22];[items_consumable.A:items_consumable.B];2;0))" office:value-type="string" calcext:value-type="string" office:string-value="Ragged hood">
            <text:p>Ragged hood</text:p>
          </table:table-cell>
          <table:table-cell office:value-type="string" calcext:value-type="string">
            <text:p>shroom</text:p>
          </table:table-cell>
          <table:table-cell table:style-name="ce27" table:formula="of:=VLOOKUP([.C22];[enemies.A:enemies.B];2;0)" office:value-type="string" calcext:value-type="string" office:string-value="Shroom">
            <text:p>Shroom</text:p>
          </table:table-cell>
          <table:table-cell office:value-type="float" calcext:value-type="float" office:value="0.01">
            <text:p>0.01</text:p>
          </table:table-cell>
          <table:table-cell table:style-name="ce28" table:formula="of:=IFERROR(VLOOKUP([.C22];[enemies.A:enemies.L];12;0);&quot;&quot;)" office:value-type="float" calcext:value-type="float" office:value="1">
            <text:p>1</text:p>
          </table:table-cell>
          <table:table-cell table:number-columns-repeated="1024"/>
        </table:table-row>
        <table:table-row table:style-name="ro261">
          <table:table-cell office:value-type="string" calcext:value-type="string">
            <text:p><text:span text:style-name="T701">flow trinket 1</text:span></text:p>
          </table:table-cell>
          <table:table-cell table:style-name="ce27" table:formula="of:=IFERROR(IFERROR(VLOOKUP([.A23];[items_equipment.A:items_equipment.B];2;0);VLOOKUP([.A23];[items_misc.A:items_misc.B];2;0));VLOOKUP([.A23];[items_consumable.A:items_consumable.B];2;0))" office:value-type="string" calcext:value-type="string" office:string-value="Pocket knife">
            <text:p>Pocket knife</text:p>
          </table:table-cell>
          <table:table-cell office:value-type="string" calcext:value-type="string">
            <text:p>shroom</text:p>
          </table:table-cell>
          <table:table-cell table:style-name="ce27" table:formula="of:=VLOOKUP([.C23];[enemies.A:enemies.B];2;0)" office:value-type="string" calcext:value-type="string" office:string-value="Shroom">
            <text:p>Shroom</text:p>
          </table:table-cell>
          <table:table-cell office:value-type="float" calcext:value-type="float" office:value="0.01">
            <text:p>0.01</text:p>
          </table:table-cell>
          <table:table-cell table:style-name="ce28" table:formula="of:=IFERROR(VLOOKUP([.C23];[enemies.A:enemies.L];12;0);&quot;&quot;)" office:value-type="float" calcext:value-type="float" office:value="1">
            <text:p>1</text:p>
          </table:table-cell>
          <table:table-cell table:number-columns-repeated="1024"/>
        </table:table-row>
        <table:table-row table:style-name="ro262">
          <table:table-cell office:value-type="string" calcext:value-type="string">
            <text:p><text:span text:style-name="T702">flow weapon 1</text:span></text:p>
          </table:table-cell>
          <table:table-cell table:style-name="ce27" table:formula="of:=IFERROR(IFERROR(VLOOKUP([.A24];[items_equipment.A:items_equipment.B];2;0);VLOOKUP([.A24];[items_misc.A:items_misc.B];2;0));VLOOKUP([.A24];[items_consumable.A:items_consumable.B];2;0))" office:value-type="string" calcext:value-type="string" office:string-value="Dirk">
            <text:p>Dirk</text:p>
          </table:table-cell>
          <table:table-cell office:value-type="string" calcext:value-type="string">
            <text:p>shroom</text:p>
          </table:table-cell>
          <table:table-cell table:style-name="ce27" table:formula="of:=VLOOKUP([.C24];[enemies.A:enemies.B];2;0)" office:value-type="string" calcext:value-type="string" office:string-value="Shroom">
            <text:p>Shroom</text:p>
          </table:table-cell>
          <table:table-cell office:value-type="float" calcext:value-type="float" office:value="0.01">
            <text:p>0.01</text:p>
          </table:table-cell>
          <table:table-cell table:style-name="ce28" table:formula="of:=IFERROR(VLOOKUP([.C24];[enemies.A:enemies.L];12;0);&quot;&quot;)" office:value-type="float" calcext:value-type="float" office:value="1">
            <text:p>1</text:p>
          </table:table-cell>
          <table:table-cell table:number-columns-repeated="1024"/>
        </table:table-row>
        <table:table-row table:style-name="ro263">
          <table:table-cell office:value-type="string" calcext:value-type="string">
            <text:p><text:span text:style-name="T703">grit body 1</text:span></text:p>
          </table:table-cell>
          <table:table-cell table:style-name="ce27" table:formula="of:=IFERROR(IFERROR(VLOOKUP([.A25];[items_equipment.A:items_equipment.B];2;0);VLOOKUP([.A25];[items_misc.A:items_misc.B];2;0));VLOOKUP([.A25];[items_consumable.A:items_consumable.B];2;0))" office:value-type="string" calcext:value-type="string" office:string-value="Leather tunic">
            <text:p>Leather tunic</text:p>
          </table:table-cell>
          <table:table-cell office:value-type="string" calcext:value-type="string">
            <text:p>shroom</text:p>
          </table:table-cell>
          <table:table-cell table:style-name="ce27" table:formula="of:=VLOOKUP([.C25];[enemies.A:enemies.B];2;0)" office:value-type="string" calcext:value-type="string" office:string-value="Shroom">
            <text:p>Shroom</text:p>
          </table:table-cell>
          <table:table-cell office:value-type="float" calcext:value-type="float" office:value="0.01">
            <text:p>0.01</text:p>
          </table:table-cell>
          <table:table-cell table:style-name="ce28" table:formula="of:=IFERROR(VLOOKUP([.C25];[enemies.A:enemies.L];12;0);&quot;&quot;)" office:value-type="float" calcext:value-type="float" office:value="1">
            <text:p>1</text:p>
          </table:table-cell>
          <table:table-cell table:number-columns-repeated="1024"/>
        </table:table-row>
        <table:table-row table:style-name="ro264">
          <table:table-cell office:value-type="string" calcext:value-type="string">
            <text:p><text:span text:style-name="T704">grit head 1</text:span></text:p>
          </table:table-cell>
          <table:table-cell table:style-name="ce27" table:formula="of:=IFERROR(IFERROR(VLOOKUP([.A26];[items_equipment.A:items_equipment.B];2;0);VLOOKUP([.A26];[items_misc.A:items_misc.B];2;0));VLOOKUP([.A26];[items_consumable.A:items_consumable.B];2;0))" office:value-type="string" calcext:value-type="string" office:string-value="Leather hat">
            <text:p>Leather hat</text:p>
          </table:table-cell>
          <table:table-cell office:value-type="string" calcext:value-type="string">
            <text:p>shroom</text:p>
          </table:table-cell>
          <table:table-cell table:style-name="ce27" table:formula="of:=VLOOKUP([.C26];[enemies.A:enemies.B];2;0)" office:value-type="string" calcext:value-type="string" office:string-value="Shroom">
            <text:p>Shroom</text:p>
          </table:table-cell>
          <table:table-cell office:value-type="float" calcext:value-type="float" office:value="0.01">
            <text:p>0.01</text:p>
          </table:table-cell>
          <table:table-cell table:style-name="ce28" table:formula="of:=IFERROR(VLOOKUP([.C26];[enemies.A:enemies.L];12;0);&quot;&quot;)" office:value-type="float" calcext:value-type="float" office:value="1">
            <text:p>1</text:p>
          </table:table-cell>
          <table:table-cell table:number-columns-repeated="1024"/>
        </table:table-row>
        <table:table-row table:style-name="ro265">
          <table:table-cell office:value-type="string" calcext:value-type="string">
            <text:p><text:span text:style-name="T705">grit trinket 1</text:span></text:p>
          </table:table-cell>
          <table:table-cell table:style-name="ce27" table:formula="of:=IFERROR(IFERROR(VLOOKUP([.A27];[items_equipment.A:items_equipment.B];2;0);VLOOKUP([.A27];[items_misc.A:items_misc.B];2;0));VLOOKUP([.A27];[items_consumable.A:items_consumable.B];2;0))" office:value-type="string" calcext:value-type="string" office:string-value="Wood shield">
            <text:p>Wood shield</text:p>
          </table:table-cell>
          <table:table-cell office:value-type="string" calcext:value-type="string">
            <text:p>shroom</text:p>
          </table:table-cell>
          <table:table-cell table:style-name="ce27" table:formula="of:=VLOOKUP([.C27];[enemies.A:enemies.B];2;0)" office:value-type="string" calcext:value-type="string" office:string-value="Shroom">
            <text:p>Shroom</text:p>
          </table:table-cell>
          <table:table-cell office:value-type="float" calcext:value-type="float" office:value="0.01">
            <text:p>0.01</text:p>
          </table:table-cell>
          <table:table-cell table:style-name="ce28" table:formula="of:=IFERROR(VLOOKUP([.C27];[enemies.A:enemies.L];12;0);&quot;&quot;)" office:value-type="float" calcext:value-type="float" office:value="1">
            <text:p>1</text:p>
          </table:table-cell>
          <table:table-cell table:number-columns-repeated="1024"/>
        </table:table-row>
        <table:table-row table:style-name="ro266">
          <table:table-cell office:value-type="string" calcext:value-type="string">
            <text:p><text:span text:style-name="T706">grit weapon 1</text:span></text:p>
          </table:table-cell>
          <table:table-cell table:style-name="ce27" table:formula="of:=IFERROR(IFERROR(VLOOKUP([.A28];[items_equipment.A:items_equipment.B];2;0);VLOOKUP([.A28];[items_misc.A:items_misc.B];2;0));VLOOKUP([.A28];[items_consumable.A:items_consumable.B];2;0))" office:value-type="string" calcext:value-type="string" office:string-value="Pitchfork">
            <text:p>Pitchfork</text:p>
          </table:table-cell>
          <table:table-cell office:value-type="string" calcext:value-type="string">
            <text:p>shroom</text:p>
          </table:table-cell>
          <table:table-cell table:style-name="ce27" table:formula="of:=VLOOKUP([.C28];[enemies.A:enemies.B];2;0)" office:value-type="string" calcext:value-type="string" office:string-value="Shroom">
            <text:p>Shroom</text:p>
          </table:table-cell>
          <table:table-cell office:value-type="float" calcext:value-type="float" office:value="0.01">
            <text:p>0.01</text:p>
          </table:table-cell>
          <table:table-cell table:style-name="ce28" table:formula="of:=IFERROR(VLOOKUP([.C28];[enemies.A:enemies.L];12;0);&quot;&quot;)" office:value-type="float" calcext:value-type="float" office:value="1">
            <text:p>1</text:p>
          </table:table-cell>
          <table:table-cell table:number-columns-repeated="1024"/>
        </table:table-row>
        <table:table-row table:style-name="ro267">
          <table:table-cell office:value-type="string" calcext:value-type="string">
            <text:p><text:span text:style-name="T707">mind body 1</text:span></text:p>
          </table:table-cell>
          <table:table-cell table:style-name="ce27" table:formula="of:=IFERROR(IFERROR(VLOOKUP([.A29];[items_equipment.A:items_equipment.B];2;0);VLOOKUP([.A29];[items_misc.A:items_misc.B];2;0));VLOOKUP([.A29];[items_consumable.A:items_consumable.B];2;0))" office:value-type="string" calcext:value-type="string" office:string-value="Robe">
            <text:p>Robe</text:p>
          </table:table-cell>
          <table:table-cell office:value-type="string" calcext:value-type="string">
            <text:p>shroom</text:p>
          </table:table-cell>
          <table:table-cell table:style-name="ce27" table:formula="of:=VLOOKUP([.C29];[enemies.A:enemies.B];2;0)" office:value-type="string" calcext:value-type="string" office:string-value="Shroom">
            <text:p>Shroom</text:p>
          </table:table-cell>
          <table:table-cell office:value-type="float" calcext:value-type="float" office:value="0.01">
            <text:p>0.01</text:p>
          </table:table-cell>
          <table:table-cell table:style-name="ce28" table:formula="of:=IFERROR(VLOOKUP([.C29];[enemies.A:enemies.L];12;0);&quot;&quot;)" office:value-type="float" calcext:value-type="float" office:value="1">
            <text:p>1</text:p>
          </table:table-cell>
          <table:table-cell table:number-columns-repeated="1024"/>
        </table:table-row>
        <table:table-row table:style-name="ro268">
          <table:table-cell office:value-type="string" calcext:value-type="string">
            <text:p><text:span text:style-name="T708">mind head 1</text:span></text:p>
          </table:table-cell>
          <table:table-cell table:style-name="ce27" table:formula="of:=IFERROR(IFERROR(VLOOKUP([.A30];[items_equipment.A:items_equipment.B];2;0);VLOOKUP([.A30];[items_misc.A:items_misc.B];2;0));VLOOKUP([.A30];[items_consumable.A:items_consumable.B];2;0))" office:value-type="string" calcext:value-type="string" office:string-value="Pointy hat">
            <text:p>Pointy hat</text:p>
          </table:table-cell>
          <table:table-cell office:value-type="string" calcext:value-type="string">
            <text:p>shroom</text:p>
          </table:table-cell>
          <table:table-cell table:style-name="ce27" table:formula="of:=VLOOKUP([.C30];[enemies.A:enemies.B];2;0)" office:value-type="string" calcext:value-type="string" office:string-value="Shroom">
            <text:p>Shroom</text:p>
          </table:table-cell>
          <table:table-cell office:value-type="float" calcext:value-type="float" office:value="0.01">
            <text:p>0.01</text:p>
          </table:table-cell>
          <table:table-cell table:style-name="ce28" table:formula="of:=IFERROR(VLOOKUP([.C30];[enemies.A:enemies.L];12;0);&quot;&quot;)" office:value-type="float" calcext:value-type="float" office:value="1">
            <text:p>1</text:p>
          </table:table-cell>
          <table:table-cell table:number-columns-repeated="1024"/>
        </table:table-row>
        <table:table-row table:style-name="ro269">
          <table:table-cell office:value-type="string" calcext:value-type="string">
            <text:p><text:span text:style-name="T709">mind trinket 1</text:span></text:p>
          </table:table-cell>
          <table:table-cell table:style-name="ce27" table:formula="of:=IFERROR(IFERROR(VLOOKUP([.A31];[items_equipment.A:items_equipment.B];2;0);VLOOKUP([.A31];[items_misc.A:items_misc.B];2;0));VLOOKUP([.A31];[items_consumable.A:items_consumable.B];2;0))" office:value-type="string" calcext:value-type="string" office:string-value="Piece of paper">
            <text:p>Piece of paper</text:p>
          </table:table-cell>
          <table:table-cell office:value-type="string" calcext:value-type="string">
            <text:p>shroom</text:p>
          </table:table-cell>
          <table:table-cell table:style-name="ce27" table:formula="of:=VLOOKUP([.C31];[enemies.A:enemies.B];2;0)" office:value-type="string" calcext:value-type="string" office:string-value="Shroom">
            <text:p>Shroom</text:p>
          </table:table-cell>
          <table:table-cell office:value-type="float" calcext:value-type="float" office:value="0.01">
            <text:p>0.01</text:p>
          </table:table-cell>
          <table:table-cell table:style-name="ce28" table:formula="of:=IFERROR(VLOOKUP([.C31];[enemies.A:enemies.L];12;0);&quot;&quot;)" office:value-type="float" calcext:value-type="float" office:value="1">
            <text:p>1</text:p>
          </table:table-cell>
          <table:table-cell table:number-columns-repeated="1024"/>
        </table:table-row>
        <table:table-row table:style-name="ro270">
          <table:table-cell office:value-type="string" calcext:value-type="string">
            <text:p><text:span text:style-name="T710">mind weapon 1</text:span></text:p>
          </table:table-cell>
          <table:table-cell table:style-name="ce27" table:formula="of:=IFERROR(IFERROR(VLOOKUP([.A32];[items_equipment.A:items_equipment.B];2;0);VLOOKUP([.A32];[items_misc.A:items_misc.B];2;0));VLOOKUP([.A32];[items_consumable.A:items_consumable.B];2;0))" office:value-type="string" calcext:value-type="string" office:string-value="Stick">
            <text:p>Stick</text:p>
          </table:table-cell>
          <table:table-cell office:value-type="string" calcext:value-type="string">
            <text:p>shroom</text:p>
          </table:table-cell>
          <table:table-cell table:style-name="ce27" table:formula="of:=VLOOKUP([.C32];[enemies.A:enemies.B];2;0)" office:value-type="string" calcext:value-type="string" office:string-value="Shroom">
            <text:p>Shroom</text:p>
          </table:table-cell>
          <table:table-cell office:value-type="float" calcext:value-type="float" office:value="0.01">
            <text:p>0.01</text:p>
          </table:table-cell>
          <table:table-cell table:style-name="ce28" table:formula="of:=IFERROR(VLOOKUP([.C32];[enemies.A:enemies.L];12;0);&quot;&quot;)" office:value-type="float" calcext:value-type="float" office:value="1">
            <text:p>1</text:p>
          </table:table-cell>
          <table:table-cell table:number-columns-repeated="1024"/>
        </table:table-row>
        <table:table-row table:style-name="ro271">
          <table:table-cell office:value-type="string" calcext:value-type="string">
            <text:p><text:span text:style-name="T711">red potion</text:span></text:p>
          </table:table-cell>
          <table:table-cell table:style-name="ce27" table:formula="of:=IFERROR(IFERROR(VLOOKUP([.A33];[items_equipment.A:items_equipment.B];2;0);VLOOKUP([.A33];[items_misc.A:items_misc.B];2;0));VLOOKUP([.A33];[items_consumable.A:items_consumable.B];2;0))" office:value-type="string" calcext:value-type="string" office:string-value="Red potion">
            <text:p>Red potion</text:p>
          </table:table-cell>
          <table:table-cell office:value-type="string" calcext:value-type="string">
            <text:p>shroom</text:p>
          </table:table-cell>
          <table:table-cell table:style-name="ce27" table:formula="of:=VLOOKUP([.C33];[enemies.A:enemies.B];2;0)" office:value-type="string" calcext:value-type="string" office:string-value="Shroom">
            <text:p>Shroom</text:p>
          </table:table-cell>
          <table:table-cell office:value-type="float" calcext:value-type="float" office:value="0.01">
            <text:p>0.01</text:p>
          </table:table-cell>
          <table:table-cell table:style-name="ce28" table:formula="of:=IFERROR(VLOOKUP([.C33];[enemies.A:enemies.L];12;0);&quot;&quot;)" office:value-type="float" calcext:value-type="float" office:value="1">
            <text:p>1</text:p>
          </table:table-cell>
          <table:table-cell table:number-columns-repeated="1024"/>
        </table:table-row>
        <table:table-row table:style-name="ro272">
          <table:table-cell office:value-type="string" calcext:value-type="string">
            <text:p><text:span text:style-name="T712">soul body 1</text:span></text:p>
          </table:table-cell>
          <table:table-cell table:style-name="ce27" table:formula="of:=IFERROR(IFERROR(VLOOKUP([.A34];[items_equipment.A:items_equipment.B];2;0);VLOOKUP([.A34];[items_misc.A:items_misc.B];2;0));VLOOKUP([.A34];[items_consumable.A:items_consumable.B];2;0))" office:value-type="string" calcext:value-type="string" office:string-value="Brown monk robe">
            <text:p>Brown monk robe</text:p>
          </table:table-cell>
          <table:table-cell office:value-type="string" calcext:value-type="string">
            <text:p>shroom</text:p>
          </table:table-cell>
          <table:table-cell table:style-name="ce27" table:formula="of:=VLOOKUP([.C34];[enemies.A:enemies.B];2;0)" office:value-type="string" calcext:value-type="string" office:string-value="Shroom">
            <text:p>Shroom</text:p>
          </table:table-cell>
          <table:table-cell office:value-type="float" calcext:value-type="float" office:value="0.01">
            <text:p>0.01</text:p>
          </table:table-cell>
          <table:table-cell table:style-name="ce28" table:formula="of:=IFERROR(VLOOKUP([.C34];[enemies.A:enemies.L];12;0);&quot;&quot;)" office:value-type="float" calcext:value-type="float" office:value="1">
            <text:p>1</text:p>
          </table:table-cell>
          <table:table-cell table:number-columns-repeated="1024"/>
        </table:table-row>
        <table:table-row table:style-name="ro273">
          <table:table-cell office:value-type="string" calcext:value-type="string">
            <text:p><text:span text:style-name="T713">soul head 1</text:span></text:p>
          </table:table-cell>
          <table:table-cell table:style-name="ce27" table:formula="of:=IFERROR(IFERROR(VLOOKUP([.A35];[items_equipment.A:items_equipment.B];2;0);VLOOKUP([.A35];[items_misc.A:items_misc.B];2;0));VLOOKUP([.A35];[items_consumable.A:items_consumable.B];2;0))" office:value-type="string" calcext:value-type="string" office:string-value="Bald cap">
            <text:p>Bald cap</text:p>
          </table:table-cell>
          <table:table-cell office:value-type="string" calcext:value-type="string">
            <text:p>shroom</text:p>
          </table:table-cell>
          <table:table-cell table:style-name="ce27" table:formula="of:=VLOOKUP([.C35];[enemies.A:enemies.B];2;0)" office:value-type="string" calcext:value-type="string" office:string-value="Shroom">
            <text:p>Shroom</text:p>
          </table:table-cell>
          <table:table-cell office:value-type="float" calcext:value-type="float" office:value="0.01">
            <text:p>0.01</text:p>
          </table:table-cell>
          <table:table-cell table:style-name="ce28" table:formula="of:=IFERROR(VLOOKUP([.C35];[enemies.A:enemies.L];12;0);&quot;&quot;)" office:value-type="float" calcext:value-type="float" office:value="1">
            <text:p>1</text:p>
          </table:table-cell>
          <table:table-cell table:number-columns-repeated="1024"/>
        </table:table-row>
        <table:table-row table:style-name="ro274">
          <table:table-cell office:value-type="string" calcext:value-type="string">
            <text:p><text:span text:style-name="T714">soul trinket 1</text:span></text:p>
          </table:table-cell>
          <table:table-cell table:style-name="ce27" table:formula="of:=IFERROR(IFERROR(VLOOKUP([.A36];[items_equipment.A:items_equipment.B];2;0);VLOOKUP([.A36];[items_misc.A:items_misc.B];2;0));VLOOKUP([.A36];[items_consumable.A:items_consumable.B];2;0))" office:value-type="string" calcext:value-type="string" office:string-value="Tiny bell">
            <text:p>Tiny bell</text:p>
          </table:table-cell>
          <table:table-cell office:value-type="string" calcext:value-type="string">
            <text:p>shroom</text:p>
          </table:table-cell>
          <table:table-cell table:style-name="ce27" table:formula="of:=VLOOKUP([.C36];[enemies.A:enemies.B];2;0)" office:value-type="string" calcext:value-type="string" office:string-value="Shroom">
            <text:p>Shroom</text:p>
          </table:table-cell>
          <table:table-cell office:value-type="float" calcext:value-type="float" office:value="0.01">
            <text:p>0.01</text:p>
          </table:table-cell>
          <table:table-cell table:style-name="ce28" table:formula="of:=IFERROR(VLOOKUP([.C36];[enemies.A:enemies.L];12;0);&quot;&quot;)" office:value-type="float" calcext:value-type="float" office:value="1">
            <text:p>1</text:p>
          </table:table-cell>
          <table:table-cell table:number-columns-repeated="1024"/>
        </table:table-row>
        <table:table-row table:style-name="ro275">
          <table:table-cell office:value-type="string" calcext:value-type="string">
            <text:p><text:span text:style-name="T715">soul weapon 1</text:span></text:p>
          </table:table-cell>
          <table:table-cell table:style-name="ce27" table:formula="of:=IFERROR(IFERROR(VLOOKUP([.A37];[items_equipment.A:items_equipment.B];2;0);VLOOKUP([.A37];[items_misc.A:items_misc.B];2;0));VLOOKUP([.A37];[items_consumable.A:items_consumable.B];2;0))" office:value-type="string" calcext:value-type="string" office:string-value="Prayer beads">
            <text:p>Prayer beads</text:p>
          </table:table-cell>
          <table:table-cell office:value-type="string" calcext:value-type="string">
            <text:p>shroom</text:p>
          </table:table-cell>
          <table:table-cell table:style-name="ce27" table:formula="of:=VLOOKUP([.C37];[enemies.A:enemies.B];2;0)" office:value-type="string" calcext:value-type="string" office:string-value="Shroom">
            <text:p>Shroom</text:p>
          </table:table-cell>
          <table:table-cell office:value-type="float" calcext:value-type="float" office:value="0.01">
            <text:p>0.01</text:p>
          </table:table-cell>
          <table:table-cell table:style-name="ce28" table:formula="of:=IFERROR(VLOOKUP([.C37];[enemies.A:enemies.L];12;0);&quot;&quot;)" office:value-type="float" calcext:value-type="float" office:value="1">
            <text:p>1</text:p>
          </table:table-cell>
          <table:table-cell table:number-columns-repeated="1024"/>
        </table:table-row>
        <table:table-row table:style-name="ro276">
          <table:table-cell office:value-type="string" calcext:value-type="string">
            <text:p><text:span text:style-name="T716">blue potion</text:span></text:p>
          </table:table-cell>
          <table:table-cell table:style-name="ce27" table:formula="of:=IFERROR(IFERROR(VLOOKUP([.A38];[items_equipment.A:items_equipment.B];2;0);VLOOKUP([.A38];[items_misc.A:items_misc.B];2;0));VLOOKUP([.A38];[items_consumable.A:items_consumable.B];2;0))" office:value-type="string" calcext:value-type="string" office:string-value="Blue potion">
            <text:p>Blue potion</text:p>
          </table:table-cell>
          <table:table-cell office:value-type="string" calcext:value-type="string">
            <text:p>snail</text:p>
          </table:table-cell>
          <table:table-cell table:style-name="ce27" table:formula="of:=VLOOKUP([.C38];[enemies.A:enemies.B];2;0)" office:value-type="string" calcext:value-type="string" office:string-value="Snail">
            <text:p>Snail</text:p>
          </table:table-cell>
          <table:table-cell office:value-type="float" calcext:value-type="float" office:value="0.01">
            <text:p>0.01</text:p>
          </table:table-cell>
          <table:table-cell table:style-name="ce28" table:formula="of:=IFERROR(VLOOKUP([.C38];[enemies.A:enemies.L];12;0);&quot;&quot;)" office:value-type="float" calcext:value-type="float" office:value="1">
            <text:p>1</text:p>
          </table:table-cell>
          <table:table-cell table:number-columns-repeated="6"/>
          <table:table-cell table:style-name="ce9"/>
          <table:table-cell table:number-columns-repeated="1024"/>
        </table:table-row>
        <table:table-row table:style-name="ro277">
          <table:table-cell office:value-type="string" calcext:value-type="string">
            <text:p><text:span text:style-name="T717">flow body 1</text:span></text:p>
          </table:table-cell>
          <table:table-cell table:style-name="ce27" table:formula="of:=IFERROR(IFERROR(VLOOKUP([.A39];[items_equipment.A:items_equipment.B];2;0);VLOOKUP([.A39];[items_misc.A:items_misc.B];2;0));VLOOKUP([.A39];[items_consumable.A:items_consumable.B];2;0))" office:value-type="string" calcext:value-type="string" office:string-value="Ragged shirt">
            <text:p>Ragged shirt</text:p>
          </table:table-cell>
          <table:table-cell office:value-type="string" calcext:value-type="string">
            <text:p>snail</text:p>
          </table:table-cell>
          <table:table-cell table:style-name="ce27" table:formula="of:=VLOOKUP([.C39];[enemies.A:enemies.B];2;0)" office:value-type="string" calcext:value-type="string" office:string-value="Snail">
            <text:p>Snail</text:p>
          </table:table-cell>
          <table:table-cell office:value-type="float" calcext:value-type="float" office:value="0.01">
            <text:p>0.01</text:p>
          </table:table-cell>
          <table:table-cell table:style-name="ce28" table:formula="of:=IFERROR(VLOOKUP([.C39];[enemies.A:enemies.L];12;0);&quot;&quot;)" office:value-type="float" calcext:value-type="float" office:value="1">
            <text:p>1</text:p>
          </table:table-cell>
          <table:table-cell table:number-columns-repeated="1024"/>
        </table:table-row>
        <table:table-row table:style-name="ro278">
          <table:table-cell office:value-type="string" calcext:value-type="string">
            <text:p><text:span text:style-name="T718">flow head 1</text:span></text:p>
          </table:table-cell>
          <table:table-cell table:style-name="ce27" table:formula="of:=IFERROR(IFERROR(VLOOKUP([.A40];[items_equipment.A:items_equipment.B];2;0);VLOOKUP([.A40];[items_misc.A:items_misc.B];2;0));VLOOKUP([.A40];[items_consumable.A:items_consumable.B];2;0))" office:value-type="string" calcext:value-type="string" office:string-value="Ragged hood">
            <text:p>Ragged hood</text:p>
          </table:table-cell>
          <table:table-cell office:value-type="string" calcext:value-type="string">
            <text:p>snail</text:p>
          </table:table-cell>
          <table:table-cell table:style-name="ce27" table:formula="of:=VLOOKUP([.C40];[enemies.A:enemies.B];2;0)" office:value-type="string" calcext:value-type="string" office:string-value="Snail">
            <text:p>Snail</text:p>
          </table:table-cell>
          <table:table-cell office:value-type="float" calcext:value-type="float" office:value="0.01">
            <text:p>0.01</text:p>
          </table:table-cell>
          <table:table-cell table:style-name="ce28" table:formula="of:=IFERROR(VLOOKUP([.C40];[enemies.A:enemies.L];12;0);&quot;&quot;)" office:value-type="float" calcext:value-type="float" office:value="1">
            <text:p>1</text:p>
          </table:table-cell>
          <table:table-cell table:number-columns-repeated="1024"/>
        </table:table-row>
        <table:table-row table:style-name="ro279">
          <table:table-cell office:value-type="string" calcext:value-type="string">
            <text:p><text:span text:style-name="T719">flow trinket 1</text:span></text:p>
          </table:table-cell>
          <table:table-cell table:style-name="ce27" table:formula="of:=IFERROR(IFERROR(VLOOKUP([.A41];[items_equipment.A:items_equipment.B];2;0);VLOOKUP([.A41];[items_misc.A:items_misc.B];2;0));VLOOKUP([.A41];[items_consumable.A:items_consumable.B];2;0))" office:value-type="string" calcext:value-type="string" office:string-value="Pocket knife">
            <text:p>Pocket knife</text:p>
          </table:table-cell>
          <table:table-cell office:value-type="string" calcext:value-type="string">
            <text:p>snail</text:p>
          </table:table-cell>
          <table:table-cell table:style-name="ce27" table:formula="of:=VLOOKUP([.C41];[enemies.A:enemies.B];2;0)" office:value-type="string" calcext:value-type="string" office:string-value="Snail">
            <text:p>Snail</text:p>
          </table:table-cell>
          <table:table-cell office:value-type="float" calcext:value-type="float" office:value="0.01">
            <text:p>0.01</text:p>
          </table:table-cell>
          <table:table-cell table:style-name="ce28" table:formula="of:=IFERROR(VLOOKUP([.C41];[enemies.A:enemies.L];12;0);&quot;&quot;)" office:value-type="float" calcext:value-type="float" office:value="1">
            <text:p>1</text:p>
          </table:table-cell>
          <table:table-cell table:number-columns-repeated="1024"/>
        </table:table-row>
        <table:table-row table:style-name="ro280">
          <table:table-cell office:value-type="string" calcext:value-type="string">
            <text:p><text:span text:style-name="T720">flow weapon 1</text:span></text:p>
          </table:table-cell>
          <table:table-cell table:style-name="ce27" table:formula="of:=IFERROR(IFERROR(VLOOKUP([.A42];[items_equipment.A:items_equipment.B];2;0);VLOOKUP([.A42];[items_misc.A:items_misc.B];2;0));VLOOKUP([.A42];[items_consumable.A:items_consumable.B];2;0))" office:value-type="string" calcext:value-type="string" office:string-value="Dirk">
            <text:p>Dirk</text:p>
          </table:table-cell>
          <table:table-cell office:value-type="string" calcext:value-type="string">
            <text:p>snail</text:p>
          </table:table-cell>
          <table:table-cell table:style-name="ce27" table:formula="of:=VLOOKUP([.C42];[enemies.A:enemies.B];2;0)" office:value-type="string" calcext:value-type="string" office:string-value="Snail">
            <text:p>Snail</text:p>
          </table:table-cell>
          <table:table-cell office:value-type="float" calcext:value-type="float" office:value="0.01">
            <text:p>0.01</text:p>
          </table:table-cell>
          <table:table-cell table:style-name="ce28" table:formula="of:=IFERROR(VLOOKUP([.C42];[enemies.A:enemies.L];12;0);&quot;&quot;)" office:value-type="float" calcext:value-type="float" office:value="1">
            <text:p>1</text:p>
          </table:table-cell>
          <table:table-cell table:number-columns-repeated="1024"/>
        </table:table-row>
        <table:table-row table:style-name="ro281">
          <table:table-cell office:value-type="string" calcext:value-type="string">
            <text:p><text:span text:style-name="T721">grit body 1</text:span></text:p>
          </table:table-cell>
          <table:table-cell table:style-name="ce27" table:formula="of:=IFERROR(IFERROR(VLOOKUP([.A43];[items_equipment.A:items_equipment.B];2;0);VLOOKUP([.A43];[items_misc.A:items_misc.B];2;0));VLOOKUP([.A43];[items_consumable.A:items_consumable.B];2;0))" office:value-type="string" calcext:value-type="string" office:string-value="Leather tunic">
            <text:p>Leather tunic</text:p>
          </table:table-cell>
          <table:table-cell office:value-type="string" calcext:value-type="string">
            <text:p>snail</text:p>
          </table:table-cell>
          <table:table-cell table:style-name="ce27" table:formula="of:=VLOOKUP([.C43];[enemies.A:enemies.B];2;0)" office:value-type="string" calcext:value-type="string" office:string-value="Snail">
            <text:p>Snail</text:p>
          </table:table-cell>
          <table:table-cell office:value-type="float" calcext:value-type="float" office:value="0.01">
            <text:p>0.01</text:p>
          </table:table-cell>
          <table:table-cell table:style-name="ce28" table:formula="of:=IFERROR(VLOOKUP([.C43];[enemies.A:enemies.L];12;0);&quot;&quot;)" office:value-type="float" calcext:value-type="float" office:value="1">
            <text:p>1</text:p>
          </table:table-cell>
          <table:table-cell table:number-columns-repeated="1024"/>
        </table:table-row>
        <table:table-row table:style-name="ro282">
          <table:table-cell office:value-type="string" calcext:value-type="string">
            <text:p><text:span text:style-name="T722">grit head 1</text:span></text:p>
          </table:table-cell>
          <table:table-cell table:style-name="ce27" table:formula="of:=IFERROR(IFERROR(VLOOKUP([.A44];[items_equipment.A:items_equipment.B];2;0);VLOOKUP([.A44];[items_misc.A:items_misc.B];2;0));VLOOKUP([.A44];[items_consumable.A:items_consumable.B];2;0))" office:value-type="string" calcext:value-type="string" office:string-value="Leather hat">
            <text:p>Leather hat</text:p>
          </table:table-cell>
          <table:table-cell office:value-type="string" calcext:value-type="string">
            <text:p>snail</text:p>
          </table:table-cell>
          <table:table-cell table:style-name="ce27" table:formula="of:=VLOOKUP([.C44];[enemies.A:enemies.B];2;0)" office:value-type="string" calcext:value-type="string" office:string-value="Snail">
            <text:p>Snail</text:p>
          </table:table-cell>
          <table:table-cell office:value-type="float" calcext:value-type="float" office:value="0.01">
            <text:p>0.01</text:p>
          </table:table-cell>
          <table:table-cell table:style-name="ce28" table:formula="of:=IFERROR(VLOOKUP([.C44];[enemies.A:enemies.L];12;0);&quot;&quot;)" office:value-type="float" calcext:value-type="float" office:value="1">
            <text:p>1</text:p>
          </table:table-cell>
          <table:table-cell table:number-columns-repeated="1024"/>
        </table:table-row>
        <table:table-row table:style-name="ro283">
          <table:table-cell office:value-type="string" calcext:value-type="string">
            <text:p><text:span text:style-name="T723">grit trinket 1</text:span></text:p>
          </table:table-cell>
          <table:table-cell table:style-name="ce27" table:formula="of:=IFERROR(IFERROR(VLOOKUP([.A45];[items_equipment.A:items_equipment.B];2;0);VLOOKUP([.A45];[items_misc.A:items_misc.B];2;0));VLOOKUP([.A45];[items_consumable.A:items_consumable.B];2;0))" office:value-type="string" calcext:value-type="string" office:string-value="Wood shield">
            <text:p>Wood shield</text:p>
          </table:table-cell>
          <table:table-cell office:value-type="string" calcext:value-type="string">
            <text:p>snail</text:p>
          </table:table-cell>
          <table:table-cell table:style-name="ce27" table:formula="of:=VLOOKUP([.C45];[enemies.A:enemies.B];2;0)" office:value-type="string" calcext:value-type="string" office:string-value="Snail">
            <text:p>Snail</text:p>
          </table:table-cell>
          <table:table-cell office:value-type="float" calcext:value-type="float" office:value="0.01">
            <text:p>0.01</text:p>
          </table:table-cell>
          <table:table-cell table:style-name="ce28" table:formula="of:=IFERROR(VLOOKUP([.C45];[enemies.A:enemies.L];12;0);&quot;&quot;)" office:value-type="float" calcext:value-type="float" office:value="1">
            <text:p>1</text:p>
          </table:table-cell>
          <table:table-cell table:number-columns-repeated="1024"/>
        </table:table-row>
        <table:table-row table:style-name="ro284">
          <table:table-cell office:value-type="string" calcext:value-type="string">
            <text:p><text:span text:style-name="T724">grit weapon 1</text:span></text:p>
          </table:table-cell>
          <table:table-cell table:style-name="ce27" table:formula="of:=IFERROR(IFERROR(VLOOKUP([.A46];[items_equipment.A:items_equipment.B];2;0);VLOOKUP([.A46];[items_misc.A:items_misc.B];2;0));VLOOKUP([.A46];[items_consumable.A:items_consumable.B];2;0))" office:value-type="string" calcext:value-type="string" office:string-value="Pitchfork">
            <text:p>Pitchfork</text:p>
          </table:table-cell>
          <table:table-cell office:value-type="string" calcext:value-type="string">
            <text:p>snail</text:p>
          </table:table-cell>
          <table:table-cell table:style-name="ce27" table:formula="of:=VLOOKUP([.C46];[enemies.A:enemies.B];2;0)" office:value-type="string" calcext:value-type="string" office:string-value="Snail">
            <text:p>Snail</text:p>
          </table:table-cell>
          <table:table-cell office:value-type="float" calcext:value-type="float" office:value="0.01">
            <text:p>0.01</text:p>
          </table:table-cell>
          <table:table-cell table:style-name="ce28" table:formula="of:=IFERROR(VLOOKUP([.C46];[enemies.A:enemies.L];12;0);&quot;&quot;)" office:value-type="float" calcext:value-type="float" office:value="1">
            <text:p>1</text:p>
          </table:table-cell>
          <table:table-cell table:number-columns-repeated="1024"/>
        </table:table-row>
        <table:table-row table:style-name="ro285">
          <table:table-cell office:value-type="string" calcext:value-type="string">
            <text:p><text:span text:style-name="T725">mind body 1</text:span></text:p>
          </table:table-cell>
          <table:table-cell table:style-name="ce27" table:formula="of:=IFERROR(IFERROR(VLOOKUP([.A47];[items_equipment.A:items_equipment.B];2;0);VLOOKUP([.A47];[items_misc.A:items_misc.B];2;0));VLOOKUP([.A47];[items_consumable.A:items_consumable.B];2;0))" office:value-type="string" calcext:value-type="string" office:string-value="Robe">
            <text:p>Robe</text:p>
          </table:table-cell>
          <table:table-cell office:value-type="string" calcext:value-type="string">
            <text:p>snail</text:p>
          </table:table-cell>
          <table:table-cell table:style-name="ce27" table:formula="of:=VLOOKUP([.C47];[enemies.A:enemies.B];2;0)" office:value-type="string" calcext:value-type="string" office:string-value="Snail">
            <text:p>Snail</text:p>
          </table:table-cell>
          <table:table-cell office:value-type="float" calcext:value-type="float" office:value="0.01">
            <text:p>0.01</text:p>
          </table:table-cell>
          <table:table-cell table:style-name="ce28" table:formula="of:=IFERROR(VLOOKUP([.C47];[enemies.A:enemies.L];12;0);&quot;&quot;)" office:value-type="float" calcext:value-type="float" office:value="1">
            <text:p>1</text:p>
          </table:table-cell>
          <table:table-cell table:number-columns-repeated="1024"/>
        </table:table-row>
        <table:table-row table:style-name="ro286">
          <table:table-cell office:value-type="string" calcext:value-type="string">
            <text:p><text:span text:style-name="T726">mind head 1</text:span></text:p>
          </table:table-cell>
          <table:table-cell table:style-name="ce27" table:formula="of:=IFERROR(IFERROR(VLOOKUP([.A48];[items_equipment.A:items_equipment.B];2;0);VLOOKUP([.A48];[items_misc.A:items_misc.B];2;0));VLOOKUP([.A48];[items_consumable.A:items_consumable.B];2;0))" office:value-type="string" calcext:value-type="string" office:string-value="Pointy hat">
            <text:p>Pointy hat</text:p>
          </table:table-cell>
          <table:table-cell office:value-type="string" calcext:value-type="string">
            <text:p>snail</text:p>
          </table:table-cell>
          <table:table-cell table:style-name="ce27" table:formula="of:=VLOOKUP([.C48];[enemies.A:enemies.B];2;0)" office:value-type="string" calcext:value-type="string" office:string-value="Snail">
            <text:p>Snail</text:p>
          </table:table-cell>
          <table:table-cell office:value-type="float" calcext:value-type="float" office:value="0.01">
            <text:p>0.01</text:p>
          </table:table-cell>
          <table:table-cell table:style-name="ce28" table:formula="of:=IFERROR(VLOOKUP([.C48];[enemies.A:enemies.L];12;0);&quot;&quot;)" office:value-type="float" calcext:value-type="float" office:value="1">
            <text:p>1</text:p>
          </table:table-cell>
          <table:table-cell table:number-columns-repeated="1024"/>
        </table:table-row>
        <table:table-row table:style-name="ro287">
          <table:table-cell office:value-type="string" calcext:value-type="string">
            <text:p><text:span text:style-name="T727">mind trinket 1</text:span></text:p>
          </table:table-cell>
          <table:table-cell table:style-name="ce27" table:formula="of:=IFERROR(IFERROR(VLOOKUP([.A49];[items_equipment.A:items_equipment.B];2;0);VLOOKUP([.A49];[items_misc.A:items_misc.B];2;0));VLOOKUP([.A49];[items_consumable.A:items_consumable.B];2;0))" office:value-type="string" calcext:value-type="string" office:string-value="Piece of paper">
            <text:p>Piece of paper</text:p>
          </table:table-cell>
          <table:table-cell office:value-type="string" calcext:value-type="string">
            <text:p>snail</text:p>
          </table:table-cell>
          <table:table-cell table:style-name="ce27" table:formula="of:=VLOOKUP([.C49];[enemies.A:enemies.B];2;0)" office:value-type="string" calcext:value-type="string" office:string-value="Snail">
            <text:p>Snail</text:p>
          </table:table-cell>
          <table:table-cell office:value-type="float" calcext:value-type="float" office:value="0.01">
            <text:p>0.01</text:p>
          </table:table-cell>
          <table:table-cell table:style-name="ce28" table:formula="of:=IFERROR(VLOOKUP([.C49];[enemies.A:enemies.L];12;0);&quot;&quot;)" office:value-type="float" calcext:value-type="float" office:value="1">
            <text:p>1</text:p>
          </table:table-cell>
          <table:table-cell table:number-columns-repeated="1024"/>
        </table:table-row>
        <table:table-row table:style-name="ro288">
          <table:table-cell office:value-type="string" calcext:value-type="string">
            <text:p><text:span text:style-name="T728">mind weapon 1</text:span></text:p>
          </table:table-cell>
          <table:table-cell table:style-name="ce27" table:formula="of:=IFERROR(IFERROR(VLOOKUP([.A50];[items_equipment.A:items_equipment.B];2;0);VLOOKUP([.A50];[items_misc.A:items_misc.B];2;0));VLOOKUP([.A50];[items_consumable.A:items_consumable.B];2;0))" office:value-type="string" calcext:value-type="string" office:string-value="Stick">
            <text:p>Stick</text:p>
          </table:table-cell>
          <table:table-cell office:value-type="string" calcext:value-type="string">
            <text:p>snail</text:p>
          </table:table-cell>
          <table:table-cell table:style-name="ce27" table:formula="of:=VLOOKUP([.C50];[enemies.A:enemies.B];2;0)" office:value-type="string" calcext:value-type="string" office:string-value="Snail">
            <text:p>Snail</text:p>
          </table:table-cell>
          <table:table-cell office:value-type="float" calcext:value-type="float" office:value="0.01">
            <text:p>0.01</text:p>
          </table:table-cell>
          <table:table-cell table:style-name="ce28" table:formula="of:=IFERROR(VLOOKUP([.C50];[enemies.A:enemies.L];12;0);&quot;&quot;)" office:value-type="float" calcext:value-type="float" office:value="1">
            <text:p>1</text:p>
          </table:table-cell>
          <table:table-cell table:number-columns-repeated="1024"/>
        </table:table-row>
        <table:table-row table:style-name="ro289">
          <table:table-cell office:value-type="string" calcext:value-type="string">
            <text:p><text:span text:style-name="T729">red potion</text:span></text:p>
          </table:table-cell>
          <table:table-cell table:style-name="ce27" table:formula="of:=IFERROR(IFERROR(VLOOKUP([.A51];[items_equipment.A:items_equipment.B];2;0);VLOOKUP([.A51];[items_misc.A:items_misc.B];2;0));VLOOKUP([.A51];[items_consumable.A:items_consumable.B];2;0))" office:value-type="string" calcext:value-type="string" office:string-value="Red potion">
            <text:p>Red potion</text:p>
          </table:table-cell>
          <table:table-cell office:value-type="string" calcext:value-type="string">
            <text:p>snail</text:p>
          </table:table-cell>
          <table:table-cell table:style-name="ce27" table:formula="of:=VLOOKUP([.C51];[enemies.A:enemies.B];2;0)" office:value-type="string" calcext:value-type="string" office:string-value="Snail">
            <text:p>Snail</text:p>
          </table:table-cell>
          <table:table-cell office:value-type="float" calcext:value-type="float" office:value="0.01">
            <text:p>0.01</text:p>
          </table:table-cell>
          <table:table-cell table:style-name="ce28" table:formula="of:=IFERROR(VLOOKUP([.C51];[enemies.A:enemies.L];12;0);&quot;&quot;)" office:value-type="float" calcext:value-type="float" office:value="1">
            <text:p>1</text:p>
          </table:table-cell>
          <table:table-cell table:number-columns-repeated="1024"/>
        </table:table-row>
        <table:table-row table:style-name="ro290">
          <table:table-cell office:value-type="string" calcext:value-type="string">
            <text:p><text:span text:style-name="T730">soul body 1</text:span></text:p>
          </table:table-cell>
          <table:table-cell table:style-name="ce27" table:formula="of:=IFERROR(IFERROR(VLOOKUP([.A52];[items_equipment.A:items_equipment.B];2;0);VLOOKUP([.A52];[items_misc.A:items_misc.B];2;0));VLOOKUP([.A52];[items_consumable.A:items_consumable.B];2;0))" office:value-type="string" calcext:value-type="string" office:string-value="Brown monk robe">
            <text:p>Brown monk robe</text:p>
          </table:table-cell>
          <table:table-cell office:value-type="string" calcext:value-type="string">
            <text:p>snail</text:p>
          </table:table-cell>
          <table:table-cell table:style-name="ce27" table:formula="of:=VLOOKUP([.C52];[enemies.A:enemies.B];2;0)" office:value-type="string" calcext:value-type="string" office:string-value="Snail">
            <text:p>Snail</text:p>
          </table:table-cell>
          <table:table-cell office:value-type="float" calcext:value-type="float" office:value="0.01">
            <text:p>0.01</text:p>
          </table:table-cell>
          <table:table-cell table:style-name="ce28" table:formula="of:=IFERROR(VLOOKUP([.C52];[enemies.A:enemies.L];12;0);&quot;&quot;)" office:value-type="float" calcext:value-type="float" office:value="1">
            <text:p>1</text:p>
          </table:table-cell>
          <table:table-cell table:number-columns-repeated="1024"/>
        </table:table-row>
        <table:table-row table:style-name="ro291">
          <table:table-cell office:value-type="string" calcext:value-type="string">
            <text:p><text:span text:style-name="T731">soul head 1</text:span></text:p>
          </table:table-cell>
          <table:table-cell table:style-name="ce27" table:formula="of:=IFERROR(IFERROR(VLOOKUP([.A53];[items_equipment.A:items_equipment.B];2;0);VLOOKUP([.A53];[items_misc.A:items_misc.B];2;0));VLOOKUP([.A53];[items_consumable.A:items_consumable.B];2;0))" office:value-type="string" calcext:value-type="string" office:string-value="Bald cap">
            <text:p>Bald cap</text:p>
          </table:table-cell>
          <table:table-cell office:value-type="string" calcext:value-type="string">
            <text:p>snail</text:p>
          </table:table-cell>
          <table:table-cell table:style-name="ce27" table:formula="of:=VLOOKUP([.C53];[enemies.A:enemies.B];2;0)" office:value-type="string" calcext:value-type="string" office:string-value="Snail">
            <text:p>Snail</text:p>
          </table:table-cell>
          <table:table-cell office:value-type="float" calcext:value-type="float" office:value="0.01">
            <text:p>0.01</text:p>
          </table:table-cell>
          <table:table-cell table:style-name="ce28" table:formula="of:=IFERROR(VLOOKUP([.C53];[enemies.A:enemies.L];12;0);&quot;&quot;)" office:value-type="float" calcext:value-type="float" office:value="1">
            <text:p>1</text:p>
          </table:table-cell>
          <table:table-cell table:number-columns-repeated="1024"/>
        </table:table-row>
        <table:table-row table:style-name="ro292">
          <table:table-cell office:value-type="string" calcext:value-type="string">
            <text:p><text:span text:style-name="T732">soul trinket 1</text:span></text:p>
          </table:table-cell>
          <table:table-cell table:style-name="ce27" table:formula="of:=IFERROR(IFERROR(VLOOKUP([.A54];[items_equipment.A:items_equipment.B];2;0);VLOOKUP([.A54];[items_misc.A:items_misc.B];2;0));VLOOKUP([.A54];[items_consumable.A:items_consumable.B];2;0))" office:value-type="string" calcext:value-type="string" office:string-value="Tiny bell">
            <text:p>Tiny bell</text:p>
          </table:table-cell>
          <table:table-cell office:value-type="string" calcext:value-type="string">
            <text:p>snail</text:p>
          </table:table-cell>
          <table:table-cell table:style-name="ce27" table:formula="of:=VLOOKUP([.C54];[enemies.A:enemies.B];2;0)" office:value-type="string" calcext:value-type="string" office:string-value="Snail">
            <text:p>Snail</text:p>
          </table:table-cell>
          <table:table-cell office:value-type="float" calcext:value-type="float" office:value="0.01">
            <text:p>0.01</text:p>
          </table:table-cell>
          <table:table-cell table:style-name="ce28" table:formula="of:=IFERROR(VLOOKUP([.C54];[enemies.A:enemies.L];12;0);&quot;&quot;)" office:value-type="float" calcext:value-type="float" office:value="1">
            <text:p>1</text:p>
          </table:table-cell>
          <table:table-cell table:number-columns-repeated="1024"/>
        </table:table-row>
        <table:table-row table:style-name="ro293">
          <table:table-cell office:value-type="string" calcext:value-type="string">
            <text:p><text:span text:style-name="T733">soul weapon 1</text:span></text:p>
          </table:table-cell>
          <table:table-cell table:style-name="ce27" table:formula="of:=IFERROR(IFERROR(VLOOKUP([.A55];[items_equipment.A:items_equipment.B];2;0);VLOOKUP([.A55];[items_misc.A:items_misc.B];2;0));VLOOKUP([.A55];[items_consumable.A:items_consumable.B];2;0))" office:value-type="string" calcext:value-type="string" office:string-value="Prayer beads">
            <text:p>Prayer beads</text:p>
          </table:table-cell>
          <table:table-cell office:value-type="string" calcext:value-type="string">
            <text:p>snail</text:p>
          </table:table-cell>
          <table:table-cell table:style-name="ce27" table:formula="of:=VLOOKUP([.C55];[enemies.A:enemies.B];2;0)" office:value-type="string" calcext:value-type="string" office:string-value="Snail">
            <text:p>Snail</text:p>
          </table:table-cell>
          <table:table-cell office:value-type="float" calcext:value-type="float" office:value="0.01">
            <text:p>0.01</text:p>
          </table:table-cell>
          <table:table-cell table:style-name="ce28" table:formula="of:=IFERROR(VLOOKUP([.C55];[enemies.A:enemies.L];12;0);&quot;&quot;)" office:value-type="float" calcext:value-type="float" office:value="1">
            <text:p>1</text:p>
          </table:table-cell>
          <table:table-cell table:number-columns-repeated="1024"/>
        </table:table-row>
        <table:table-row table:style-name="ro294">
          <table:table-cell office:value-type="string" calcext:value-type="string">
            <text:p><text:span text:style-name="T734">soul head 1</text:span></text:p>
          </table:table-cell>
          <table:table-cell table:style-name="ce27" table:formula="of:=IFERROR(IFERROR(VLOOKUP([.A56];[items_equipment.A:items_equipment.B];2;0);VLOOKUP([.A56];[items_misc.A:items_misc.B];2;0));VLOOKUP([.A56];[items_consumable.A:items_consumable.B];2;0))" office:value-type="string" calcext:value-type="string" office:string-value="Bald cap">
            <text:p>Bald cap</text:p>
          </table:table-cell>
          <table:table-cell office:value-type="string" calcext:value-type="string">
            <text:p>spore</text:p>
          </table:table-cell>
          <table:table-cell table:style-name="ce27" table:formula="of:=VLOOKUP([.C56];[enemies.A:enemies.B];2;0)" office:value-type="string" calcext:value-type="string" office:string-value="Spore">
            <text:p>Spore</text:p>
          </table:table-cell>
          <table:table-cell office:value-type="float" calcext:value-type="float" office:value="0.01">
            <text:p>0.01</text:p>
          </table:table-cell>
          <table:table-cell table:style-name="ce28" table:formula="of:=IFERROR(VLOOKUP([.C56];[enemies.A:enemies.L];12;0);&quot;&quot;)" office:value-type="float" calcext:value-type="float" office:value="1">
            <text:p>1</text:p>
          </table:table-cell>
          <table:table-cell table:number-columns-repeated="1024"/>
        </table:table-row>
        <table:table-row table:style-name="ro295">
          <table:table-cell office:value-type="string" calcext:value-type="string">
            <text:p><text:span text:style-name="T735">soul trinket 1</text:span></text:p>
          </table:table-cell>
          <table:table-cell table:style-name="ce27" table:formula="of:=IFERROR(IFERROR(VLOOKUP([.A57];[items_equipment.A:items_equipment.B];2;0);VLOOKUP([.A57];[items_misc.A:items_misc.B];2;0));VLOOKUP([.A57];[items_consumable.A:items_consumable.B];2;0))" office:value-type="string" calcext:value-type="string" office:string-value="Tiny bell">
            <text:p>Tiny bell</text:p>
          </table:table-cell>
          <table:table-cell office:value-type="string" calcext:value-type="string">
            <text:p>spore</text:p>
          </table:table-cell>
          <table:table-cell table:style-name="ce27" table:formula="of:=VLOOKUP([.C57];[enemies.A:enemies.B];2;0)" office:value-type="string" calcext:value-type="string" office:string-value="Spore">
            <text:p>Spore</text:p>
          </table:table-cell>
          <table:table-cell office:value-type="float" calcext:value-type="float" office:value="0.01">
            <text:p>0.01</text:p>
          </table:table-cell>
          <table:table-cell table:style-name="ce28" table:formula="of:=IFERROR(VLOOKUP([.C57];[enemies.A:enemies.L];12;0);&quot;&quot;)" office:value-type="float" calcext:value-type="float" office:value="1">
            <text:p>1</text:p>
          </table:table-cell>
          <table:table-cell table:number-columns-repeated="1024"/>
        </table:table-row>
        <table:table-row table:style-name="ro296">
          <table:table-cell office:value-type="string" calcext:value-type="string">
            <text:p><text:span text:style-name="T736">soul weapon 1</text:span></text:p>
          </table:table-cell>
          <table:table-cell table:style-name="ce27" table:formula="of:=IFERROR(IFERROR(VLOOKUP([.A58];[items_equipment.A:items_equipment.B];2;0);VLOOKUP([.A58];[items_misc.A:items_misc.B];2;0));VLOOKUP([.A58];[items_consumable.A:items_consumable.B];2;0))" office:value-type="string" calcext:value-type="string" office:string-value="Prayer beads">
            <text:p>Prayer beads</text:p>
          </table:table-cell>
          <table:table-cell office:value-type="string" calcext:value-type="string">
            <text:p>spore</text:p>
          </table:table-cell>
          <table:table-cell table:style-name="ce27" table:formula="of:=VLOOKUP([.C58];[enemies.A:enemies.B];2;0)" office:value-type="string" calcext:value-type="string" office:string-value="Spore">
            <text:p>Spore</text:p>
          </table:table-cell>
          <table:table-cell office:value-type="float" calcext:value-type="float" office:value="0.01">
            <text:p>0.01</text:p>
          </table:table-cell>
          <table:table-cell table:style-name="ce28" table:formula="of:=IFERROR(VLOOKUP([.C58];[enemies.A:enemies.L];12;0);&quot;&quot;)" office:value-type="float" calcext:value-type="float" office:value="1">
            <text:p>1</text:p>
          </table:table-cell>
          <table:table-cell table:number-columns-repeated="1024"/>
        </table:table-row>
        <table:table-row table:style-name="ro297">
          <table:table-cell office:value-type="string" calcext:value-type="string">
            <text:p><text:span text:style-name="T737">blue potion</text:span></text:p>
          </table:table-cell>
          <table:table-cell table:style-name="ce27" table:formula="of:=IFERROR(IFERROR(VLOOKUP([.A59];[items_equipment.A:items_equipment.B];2;0);VLOOKUP([.A59];[items_misc.A:items_misc.B];2;0));VLOOKUP([.A59];[items_consumable.A:items_consumable.B];2;0))" office:value-type="string" calcext:value-type="string" office:string-value="Blue potion">
            <text:p>Blue potion</text:p>
          </table:table-cell>
          <table:table-cell office:value-type="string" calcext:value-type="string">
            <text:p>spore</text:p>
          </table:table-cell>
          <table:table-cell table:style-name="ce27" table:formula="of:=VLOOKUP([.C59];[enemies.A:enemies.B];2;0)" office:value-type="string" calcext:value-type="string" office:string-value="Spore">
            <text:p>Spore</text:p>
          </table:table-cell>
          <table:table-cell office:value-type="float" calcext:value-type="float" office:value="0.01">
            <text:p>0.01</text:p>
          </table:table-cell>
          <table:table-cell table:style-name="ce28" table:formula="of:=IFERROR(VLOOKUP([.C59];[enemies.A:enemies.L];12;0);&quot;&quot;)" office:value-type="float" calcext:value-type="float" office:value="1">
            <text:p>1</text:p>
          </table:table-cell>
          <table:table-cell table:number-columns-repeated="1024"/>
        </table:table-row>
        <table:table-row table:style-name="ro298">
          <table:table-cell office:value-type="string" calcext:value-type="string">
            <text:p><text:span text:style-name="T738">flow body 1</text:span></text:p>
          </table:table-cell>
          <table:table-cell table:style-name="ce27" table:formula="of:=IFERROR(IFERROR(VLOOKUP([.A60];[items_equipment.A:items_equipment.B];2;0);VLOOKUP([.A60];[items_misc.A:items_misc.B];2;0));VLOOKUP([.A60];[items_consumable.A:items_consumable.B];2;0))" office:value-type="string" calcext:value-type="string" office:string-value="Ragged shirt">
            <text:p>Ragged shirt</text:p>
          </table:table-cell>
          <table:table-cell office:value-type="string" calcext:value-type="string">
            <text:p>spore</text:p>
          </table:table-cell>
          <table:table-cell table:style-name="ce27" table:formula="of:=VLOOKUP([.C60];[enemies.A:enemies.B];2;0)" office:value-type="string" calcext:value-type="string" office:string-value="Spore">
            <text:p>Spore</text:p>
          </table:table-cell>
          <table:table-cell office:value-type="float" calcext:value-type="float" office:value="0.01">
            <text:p>0.01</text:p>
          </table:table-cell>
          <table:table-cell table:style-name="ce28" table:formula="of:=IFERROR(VLOOKUP([.C60];[enemies.A:enemies.L];12;0);&quot;&quot;)" office:value-type="float" calcext:value-type="float" office:value="1">
            <text:p>1</text:p>
          </table:table-cell>
          <table:table-cell table:number-columns-repeated="1024"/>
        </table:table-row>
        <table:table-row table:style-name="ro299">
          <table:table-cell office:value-type="string" calcext:value-type="string">
            <text:p><text:span text:style-name="T739">flow head 1</text:span></text:p>
          </table:table-cell>
          <table:table-cell table:style-name="ce27" table:formula="of:=IFERROR(IFERROR(VLOOKUP([.A61];[items_equipment.A:items_equipment.B];2;0);VLOOKUP([.A61];[items_misc.A:items_misc.B];2;0));VLOOKUP([.A61];[items_consumable.A:items_consumable.B];2;0))" office:value-type="string" calcext:value-type="string" office:string-value="Ragged hood">
            <text:p>Ragged hood</text:p>
          </table:table-cell>
          <table:table-cell office:value-type="string" calcext:value-type="string">
            <text:p>spore</text:p>
          </table:table-cell>
          <table:table-cell table:style-name="ce27" table:formula="of:=VLOOKUP([.C61];[enemies.A:enemies.B];2;0)" office:value-type="string" calcext:value-type="string" office:string-value="Spore">
            <text:p>Spore</text:p>
          </table:table-cell>
          <table:table-cell office:value-type="float" calcext:value-type="float" office:value="0.01">
            <text:p>0.01</text:p>
          </table:table-cell>
          <table:table-cell table:style-name="ce28" table:formula="of:=IFERROR(VLOOKUP([.C61];[enemies.A:enemies.L];12;0);&quot;&quot;)" office:value-type="float" calcext:value-type="float" office:value="1">
            <text:p>1</text:p>
          </table:table-cell>
          <table:table-cell table:number-columns-repeated="1024"/>
        </table:table-row>
        <table:table-row table:style-name="ro300">
          <table:table-cell office:value-type="string" calcext:value-type="string">
            <text:p><text:span text:style-name="T740">flow trinket 1</text:span></text:p>
          </table:table-cell>
          <table:table-cell table:style-name="ce27" table:formula="of:=IFERROR(IFERROR(VLOOKUP([.A62];[items_equipment.A:items_equipment.B];2;0);VLOOKUP([.A62];[items_misc.A:items_misc.B];2;0));VLOOKUP([.A62];[items_consumable.A:items_consumable.B];2;0))" office:value-type="string" calcext:value-type="string" office:string-value="Pocket knife">
            <text:p>Pocket knife</text:p>
          </table:table-cell>
          <table:table-cell office:value-type="string" calcext:value-type="string">
            <text:p>spore</text:p>
          </table:table-cell>
          <table:table-cell table:style-name="ce27" table:formula="of:=VLOOKUP([.C62];[enemies.A:enemies.B];2;0)" office:value-type="string" calcext:value-type="string" office:string-value="Spore">
            <text:p>Spore</text:p>
          </table:table-cell>
          <table:table-cell office:value-type="float" calcext:value-type="float" office:value="0.01">
            <text:p>0.01</text:p>
          </table:table-cell>
          <table:table-cell table:style-name="ce28" table:formula="of:=IFERROR(VLOOKUP([.C62];[enemies.A:enemies.L];12;0);&quot;&quot;)" office:value-type="float" calcext:value-type="float" office:value="1">
            <text:p>1</text:p>
          </table:table-cell>
          <table:table-cell table:number-columns-repeated="1024"/>
        </table:table-row>
        <table:table-row table:style-name="ro301">
          <table:table-cell office:value-type="string" calcext:value-type="string">
            <text:p><text:span text:style-name="T741">flow weapon 1</text:span></text:p>
          </table:table-cell>
          <table:table-cell table:style-name="ce27" table:formula="of:=IFERROR(IFERROR(VLOOKUP([.A63];[items_equipment.A:items_equipment.B];2;0);VLOOKUP([.A63];[items_misc.A:items_misc.B];2;0));VLOOKUP([.A63];[items_consumable.A:items_consumable.B];2;0))" office:value-type="string" calcext:value-type="string" office:string-value="Dirk">
            <text:p>Dirk</text:p>
          </table:table-cell>
          <table:table-cell office:value-type="string" calcext:value-type="string">
            <text:p>spore</text:p>
          </table:table-cell>
          <table:table-cell table:style-name="ce27" table:formula="of:=VLOOKUP([.C63];[enemies.A:enemies.B];2;0)" office:value-type="string" calcext:value-type="string" office:string-value="Spore">
            <text:p>Spore</text:p>
          </table:table-cell>
          <table:table-cell office:value-type="float" calcext:value-type="float" office:value="0.01">
            <text:p>0.01</text:p>
          </table:table-cell>
          <table:table-cell table:style-name="ce28" table:formula="of:=IFERROR(VLOOKUP([.C63];[enemies.A:enemies.L];12;0);&quot;&quot;)" office:value-type="float" calcext:value-type="float" office:value="1">
            <text:p>1</text:p>
          </table:table-cell>
          <table:table-cell table:number-columns-repeated="1024"/>
        </table:table-row>
        <table:table-row table:style-name="ro302">
          <table:table-cell office:value-type="string" calcext:value-type="string">
            <text:p><text:span text:style-name="T742">grit body 1</text:span></text:p>
          </table:table-cell>
          <table:table-cell table:style-name="ce27" table:formula="of:=IFERROR(IFERROR(VLOOKUP([.A64];[items_equipment.A:items_equipment.B];2;0);VLOOKUP([.A64];[items_misc.A:items_misc.B];2;0));VLOOKUP([.A64];[items_consumable.A:items_consumable.B];2;0))" office:value-type="string" calcext:value-type="string" office:string-value="Leather tunic">
            <text:p>Leather tunic</text:p>
          </table:table-cell>
          <table:table-cell office:value-type="string" calcext:value-type="string">
            <text:p>spore</text:p>
          </table:table-cell>
          <table:table-cell table:style-name="ce27" table:formula="of:=VLOOKUP([.C64];[enemies.A:enemies.B];2;0)" office:value-type="string" calcext:value-type="string" office:string-value="Spore">
            <text:p>Spore</text:p>
          </table:table-cell>
          <table:table-cell office:value-type="float" calcext:value-type="float" office:value="0.01">
            <text:p>0.01</text:p>
          </table:table-cell>
          <table:table-cell table:style-name="ce28" table:formula="of:=IFERROR(VLOOKUP([.C64];[enemies.A:enemies.L];12;0);&quot;&quot;)" office:value-type="float" calcext:value-type="float" office:value="1">
            <text:p>1</text:p>
          </table:table-cell>
          <table:table-cell table:number-columns-repeated="1024"/>
        </table:table-row>
        <table:table-row table:style-name="ro303">
          <table:table-cell office:value-type="string" calcext:value-type="string">
            <text:p><text:span text:style-name="T743">grit head 1</text:span></text:p>
          </table:table-cell>
          <table:table-cell table:style-name="ce27" table:formula="of:=IFERROR(IFERROR(VLOOKUP([.A65];[items_equipment.A:items_equipment.B];2;0);VLOOKUP([.A65];[items_misc.A:items_misc.B];2;0));VLOOKUP([.A65];[items_consumable.A:items_consumable.B];2;0))" office:value-type="string" calcext:value-type="string" office:string-value="Leather hat">
            <text:p>Leather hat</text:p>
          </table:table-cell>
          <table:table-cell office:value-type="string" calcext:value-type="string">
            <text:p>spore</text:p>
          </table:table-cell>
          <table:table-cell table:style-name="ce27" table:formula="of:=VLOOKUP([.C65];[enemies.A:enemies.B];2;0)" office:value-type="string" calcext:value-type="string" office:string-value="Spore">
            <text:p>Spore</text:p>
          </table:table-cell>
          <table:table-cell office:value-type="float" calcext:value-type="float" office:value="0.01">
            <text:p>0.01</text:p>
          </table:table-cell>
          <table:table-cell table:style-name="ce28" table:formula="of:=IFERROR(VLOOKUP([.C65];[enemies.A:enemies.L];12;0);&quot;&quot;)" office:value-type="float" calcext:value-type="float" office:value="1">
            <text:p>1</text:p>
          </table:table-cell>
          <table:table-cell table:number-columns-repeated="1024"/>
        </table:table-row>
        <table:table-row table:style-name="ro304">
          <table:table-cell office:value-type="string" calcext:value-type="string">
            <text:p><text:span text:style-name="T744">grit trinket 1</text:span></text:p>
          </table:table-cell>
          <table:table-cell table:style-name="ce27" table:formula="of:=IFERROR(IFERROR(VLOOKUP([.A66];[items_equipment.A:items_equipment.B];2;0);VLOOKUP([.A66];[items_misc.A:items_misc.B];2;0));VLOOKUP([.A66];[items_consumable.A:items_consumable.B];2;0))" office:value-type="string" calcext:value-type="string" office:string-value="Wood shield">
            <text:p>Wood shield</text:p>
          </table:table-cell>
          <table:table-cell office:value-type="string" calcext:value-type="string">
            <text:p>spore</text:p>
          </table:table-cell>
          <table:table-cell table:style-name="ce27" table:formula="of:=VLOOKUP([.C66];[enemies.A:enemies.B];2;0)" office:value-type="string" calcext:value-type="string" office:string-value="Spore">
            <text:p>Spore</text:p>
          </table:table-cell>
          <table:table-cell office:value-type="float" calcext:value-type="float" office:value="0.01">
            <text:p>0.01</text:p>
          </table:table-cell>
          <table:table-cell table:style-name="ce28" table:formula="of:=IFERROR(VLOOKUP([.C66];[enemies.A:enemies.L];12;0);&quot;&quot;)" office:value-type="float" calcext:value-type="float" office:value="1">
            <text:p>1</text:p>
          </table:table-cell>
          <table:table-cell table:number-columns-repeated="1024"/>
        </table:table-row>
        <table:table-row table:style-name="ro305">
          <table:table-cell office:value-type="string" calcext:value-type="string">
            <text:p><text:span text:style-name="T745">grit weapon 1</text:span></text:p>
          </table:table-cell>
          <table:table-cell table:style-name="ce27" table:formula="of:=IFERROR(IFERROR(VLOOKUP([.A67];[items_equipment.A:items_equipment.B];2;0);VLOOKUP([.A67];[items_misc.A:items_misc.B];2;0));VLOOKUP([.A67];[items_consumable.A:items_consumable.B];2;0))" office:value-type="string" calcext:value-type="string" office:string-value="Pitchfork">
            <text:p>Pitchfork</text:p>
          </table:table-cell>
          <table:table-cell office:value-type="string" calcext:value-type="string">
            <text:p>spore</text:p>
          </table:table-cell>
          <table:table-cell table:style-name="ce27" table:formula="of:=VLOOKUP([.C67];[enemies.A:enemies.B];2;0)" office:value-type="string" calcext:value-type="string" office:string-value="Spore">
            <text:p>Spore</text:p>
          </table:table-cell>
          <table:table-cell office:value-type="float" calcext:value-type="float" office:value="0.01">
            <text:p>0.01</text:p>
          </table:table-cell>
          <table:table-cell table:style-name="ce28" table:formula="of:=IFERROR(VLOOKUP([.C67];[enemies.A:enemies.L];12;0);&quot;&quot;)" office:value-type="float" calcext:value-type="float" office:value="1">
            <text:p>1</text:p>
          </table:table-cell>
          <table:table-cell table:number-columns-repeated="1024"/>
        </table:table-row>
        <table:table-row table:style-name="ro306">
          <table:table-cell office:value-type="string" calcext:value-type="string">
            <text:p><text:span text:style-name="T746">mind body 1</text:span></text:p>
          </table:table-cell>
          <table:table-cell table:style-name="ce27" table:formula="of:=IFERROR(IFERROR(VLOOKUP([.A68];[items_equipment.A:items_equipment.B];2;0);VLOOKUP([.A68];[items_misc.A:items_misc.B];2;0));VLOOKUP([.A68];[items_consumable.A:items_consumable.B];2;0))" office:value-type="string" calcext:value-type="string" office:string-value="Robe">
            <text:p>Robe</text:p>
          </table:table-cell>
          <table:table-cell office:value-type="string" calcext:value-type="string">
            <text:p>spore</text:p>
          </table:table-cell>
          <table:table-cell table:style-name="ce27" table:formula="of:=VLOOKUP([.C68];[enemies.A:enemies.B];2;0)" office:value-type="string" calcext:value-type="string" office:string-value="Spore">
            <text:p>Spore</text:p>
          </table:table-cell>
          <table:table-cell office:value-type="float" calcext:value-type="float" office:value="0.01">
            <text:p>0.01</text:p>
          </table:table-cell>
          <table:table-cell table:style-name="ce28" table:formula="of:=IFERROR(VLOOKUP([.C68];[enemies.A:enemies.L];12;0);&quot;&quot;)" office:value-type="float" calcext:value-type="float" office:value="1">
            <text:p>1</text:p>
          </table:table-cell>
          <table:table-cell table:number-columns-repeated="1024"/>
        </table:table-row>
        <table:table-row table:style-name="ro307">
          <table:table-cell office:value-type="string" calcext:value-type="string">
            <text:p><text:span text:style-name="T747">mind head 1</text:span></text:p>
          </table:table-cell>
          <table:table-cell table:style-name="ce27" table:formula="of:=IFERROR(IFERROR(VLOOKUP([.A69];[items_equipment.A:items_equipment.B];2;0);VLOOKUP([.A69];[items_misc.A:items_misc.B];2;0));VLOOKUP([.A69];[items_consumable.A:items_consumable.B];2;0))" office:value-type="string" calcext:value-type="string" office:string-value="Pointy hat">
            <text:p>Pointy hat</text:p>
          </table:table-cell>
          <table:table-cell office:value-type="string" calcext:value-type="string">
            <text:p>spore</text:p>
          </table:table-cell>
          <table:table-cell table:style-name="ce27" table:formula="of:=VLOOKUP([.C69];[enemies.A:enemies.B];2;0)" office:value-type="string" calcext:value-type="string" office:string-value="Spore">
            <text:p>Spore</text:p>
          </table:table-cell>
          <table:table-cell office:value-type="float" calcext:value-type="float" office:value="0.01">
            <text:p>0.01</text:p>
          </table:table-cell>
          <table:table-cell table:style-name="ce28" table:formula="of:=IFERROR(VLOOKUP([.C69];[enemies.A:enemies.L];12;0);&quot;&quot;)" office:value-type="float" calcext:value-type="float" office:value="1">
            <text:p>1</text:p>
          </table:table-cell>
          <table:table-cell table:number-columns-repeated="1024"/>
        </table:table-row>
        <table:table-row table:style-name="ro308">
          <table:table-cell office:value-type="string" calcext:value-type="string">
            <text:p><text:span text:style-name="T748">mind trinket 1</text:span></text:p>
          </table:table-cell>
          <table:table-cell table:style-name="ce27" table:formula="of:=IFERROR(IFERROR(VLOOKUP([.A70];[items_equipment.A:items_equipment.B];2;0);VLOOKUP([.A70];[items_misc.A:items_misc.B];2;0));VLOOKUP([.A70];[items_consumable.A:items_consumable.B];2;0))" office:value-type="string" calcext:value-type="string" office:string-value="Piece of paper">
            <text:p>Piece of paper</text:p>
          </table:table-cell>
          <table:table-cell office:value-type="string" calcext:value-type="string">
            <text:p>spore</text:p>
          </table:table-cell>
          <table:table-cell table:style-name="ce27" table:formula="of:=VLOOKUP([.C70];[enemies.A:enemies.B];2;0)" office:value-type="string" calcext:value-type="string" office:string-value="Spore">
            <text:p>Spore</text:p>
          </table:table-cell>
          <table:table-cell office:value-type="float" calcext:value-type="float" office:value="0.01">
            <text:p>0.01</text:p>
          </table:table-cell>
          <table:table-cell table:style-name="ce28" table:formula="of:=IFERROR(VLOOKUP([.C70];[enemies.A:enemies.L];12;0);&quot;&quot;)" office:value-type="float" calcext:value-type="float" office:value="1">
            <text:p>1</text:p>
          </table:table-cell>
          <table:table-cell table:number-columns-repeated="1024"/>
        </table:table-row>
        <table:table-row table:style-name="ro309">
          <table:table-cell office:value-type="string" calcext:value-type="string">
            <text:p><text:span text:style-name="T749">mind weapon 1</text:span></text:p>
          </table:table-cell>
          <table:table-cell table:style-name="ce27" table:formula="of:=IFERROR(IFERROR(VLOOKUP([.A71];[items_equipment.A:items_equipment.B];2;0);VLOOKUP([.A71];[items_misc.A:items_misc.B];2;0));VLOOKUP([.A71];[items_consumable.A:items_consumable.B];2;0))" office:value-type="string" calcext:value-type="string" office:string-value="Stick">
            <text:p>Stick</text:p>
          </table:table-cell>
          <table:table-cell office:value-type="string" calcext:value-type="string">
            <text:p>spore</text:p>
          </table:table-cell>
          <table:table-cell table:style-name="ce27" table:formula="of:=VLOOKUP([.C71];[enemies.A:enemies.B];2;0)" office:value-type="string" calcext:value-type="string" office:string-value="Spore">
            <text:p>Spore</text:p>
          </table:table-cell>
          <table:table-cell office:value-type="float" calcext:value-type="float" office:value="0.01">
            <text:p>0.01</text:p>
          </table:table-cell>
          <table:table-cell table:style-name="ce28" table:formula="of:=IFERROR(VLOOKUP([.C71];[enemies.A:enemies.L];12;0);&quot;&quot;)" office:value-type="float" calcext:value-type="float" office:value="1">
            <text:p>1</text:p>
          </table:table-cell>
          <table:table-cell table:number-columns-repeated="1024"/>
        </table:table-row>
        <table:table-row table:style-name="ro310">
          <table:table-cell office:value-type="string" calcext:value-type="string">
            <text:p><text:span text:style-name="T750">red potion</text:span></text:p>
          </table:table-cell>
          <table:table-cell table:style-name="ce27" table:formula="of:=IFERROR(IFERROR(VLOOKUP([.A72];[items_equipment.A:items_equipment.B];2;0);VLOOKUP([.A72];[items_misc.A:items_misc.B];2;0));VLOOKUP([.A72];[items_consumable.A:items_consumable.B];2;0))" office:value-type="string" calcext:value-type="string" office:string-value="Red potion">
            <text:p>Red potion</text:p>
          </table:table-cell>
          <table:table-cell office:value-type="string" calcext:value-type="string">
            <text:p>spore</text:p>
          </table:table-cell>
          <table:table-cell table:style-name="ce27" table:formula="of:=VLOOKUP([.C72];[enemies.A:enemies.B];2;0)" office:value-type="string" calcext:value-type="string" office:string-value="Spore">
            <text:p>Spore</text:p>
          </table:table-cell>
          <table:table-cell office:value-type="float" calcext:value-type="float" office:value="0.01">
            <text:p>0.01</text:p>
          </table:table-cell>
          <table:table-cell table:style-name="ce28" table:formula="of:=IFERROR(VLOOKUP([.C72];[enemies.A:enemies.L];12;0);&quot;&quot;)" office:value-type="float" calcext:value-type="float" office:value="1">
            <text:p>1</text:p>
          </table:table-cell>
          <table:table-cell table:number-columns-repeated="1024"/>
        </table:table-row>
        <table:table-row table:style-name="ro311">
          <table:table-cell office:value-type="string" calcext:value-type="string">
            <text:p><text:span text:style-name="T751">soul body 1</text:span></text:p>
          </table:table-cell>
          <table:table-cell table:style-name="ce27" table:formula="of:=IFERROR(IFERROR(VLOOKUP([.A73];[items_equipment.A:items_equipment.B];2;0);VLOOKUP([.A73];[items_misc.A:items_misc.B];2;0));VLOOKUP([.A73];[items_consumable.A:items_consumable.B];2;0))" office:value-type="string" calcext:value-type="string" office:string-value="Brown monk robe">
            <text:p>Brown monk robe</text:p>
          </table:table-cell>
          <table:table-cell office:value-type="string" calcext:value-type="string">
            <text:p>spore</text:p>
          </table:table-cell>
          <table:table-cell table:style-name="ce27" table:formula="of:=VLOOKUP([.C73];[enemies.A:enemies.B];2;0)" office:value-type="string" calcext:value-type="string" office:string-value="Spore">
            <text:p>Spore</text:p>
          </table:table-cell>
          <table:table-cell office:value-type="float" calcext:value-type="float" office:value="0.01">
            <text:p>0.01</text:p>
          </table:table-cell>
          <table:table-cell table:style-name="ce28" table:formula="of:=IFERROR(VLOOKUP([.C73];[enemies.A:enemies.L];12;0);&quot;&quot;)" office:value-type="float" calcext:value-type="float" office:value="1">
            <text:p>1</text:p>
          </table:table-cell>
          <table:table-cell table:number-columns-repeated="1024"/>
        </table:table-row>
        <table:table-row table:style-name="ro312">
          <table:table-cell office:value-type="string" calcext:value-type="string">
            <text:p><text:span text:style-name="T752">blue potion</text:span></text:p>
          </table:table-cell>
          <table:table-cell table:style-name="ce27" table:formula="of:=IFERROR(IFERROR(VLOOKUP([.A74];[items_equipment.A:items_equipment.B];2;0);VLOOKUP([.A74];[items_misc.A:items_misc.B];2;0));VLOOKUP([.A74];[items_consumable.A:items_consumable.B];2;0))" office:value-type="string" calcext:value-type="string" office:string-value="Blue potion">
            <text:p>Blue potion</text:p>
          </table:table-cell>
          <table:table-cell office:value-type="string" calcext:value-type="string">
            <text:p>wood_stump</text:p>
          </table:table-cell>
          <table:table-cell table:style-name="ce27" table:formula="of:=VLOOKUP([.C74];[enemies.A:enemies.B];2;0)" office:value-type="string" calcext:value-type="string" office:string-value="Wood Stump">
            <text:p>Wood Stump</text:p>
          </table:table-cell>
          <table:table-cell office:value-type="float" calcext:value-type="float" office:value="0.01">
            <text:p>0.01</text:p>
          </table:table-cell>
          <table:table-cell table:style-name="ce28" table:formula="of:=IFERROR(VLOOKUP([.C74];[enemies.A:enemies.L];12;0);&quot;&quot;)" office:value-type="float" calcext:value-type="float" office:value="1">
            <text:p>1</text:p>
          </table:table-cell>
          <table:table-cell table:number-columns-repeated="1024"/>
        </table:table-row>
        <table:table-row table:style-name="ro313">
          <table:table-cell office:value-type="string" calcext:value-type="string">
            <text:p><text:span text:style-name="T753">flow body 1</text:span></text:p>
          </table:table-cell>
          <table:table-cell table:style-name="ce27" table:formula="of:=IFERROR(IFERROR(VLOOKUP([.A75];[items_equipment.A:items_equipment.B];2;0);VLOOKUP([.A75];[items_misc.A:items_misc.B];2;0));VLOOKUP([.A75];[items_consumable.A:items_consumable.B];2;0))" office:value-type="string" calcext:value-type="string" office:string-value="Ragged shirt">
            <text:p>Ragged shirt</text:p>
          </table:table-cell>
          <table:table-cell office:value-type="string" calcext:value-type="string">
            <text:p>wood_stump</text:p>
          </table:table-cell>
          <table:table-cell table:style-name="ce27" table:formula="of:=VLOOKUP([.C75];[enemies.A:enemies.B];2;0)" office:value-type="string" calcext:value-type="string" office:string-value="Wood Stump">
            <text:p>Wood Stump</text:p>
          </table:table-cell>
          <table:table-cell office:value-type="float" calcext:value-type="float" office:value="0.01">
            <text:p>0.01</text:p>
          </table:table-cell>
          <table:table-cell table:style-name="ce28" table:formula="of:=IFERROR(VLOOKUP([.C75];[enemies.A:enemies.L];12;0);&quot;&quot;)" office:value-type="float" calcext:value-type="float" office:value="1">
            <text:p>1</text:p>
          </table:table-cell>
          <table:table-cell table:number-columns-repeated="1024"/>
        </table:table-row>
        <table:table-row table:style-name="ro314">
          <table:table-cell office:value-type="string" calcext:value-type="string">
            <text:p><text:span text:style-name="T754">flow head 1</text:span></text:p>
          </table:table-cell>
          <table:table-cell table:style-name="ce27" table:formula="of:=IFERROR(IFERROR(VLOOKUP([.A76];[items_equipment.A:items_equipment.B];2;0);VLOOKUP([.A76];[items_misc.A:items_misc.B];2;0));VLOOKUP([.A76];[items_consumable.A:items_consumable.B];2;0))" office:value-type="string" calcext:value-type="string" office:string-value="Ragged hood">
            <text:p>Ragged hood</text:p>
          </table:table-cell>
          <table:table-cell office:value-type="string" calcext:value-type="string">
            <text:p>wood_stump</text:p>
          </table:table-cell>
          <table:table-cell table:style-name="ce27" table:formula="of:=VLOOKUP([.C76];[enemies.A:enemies.B];2;0)" office:value-type="string" calcext:value-type="string" office:string-value="Wood Stump">
            <text:p>Wood Stump</text:p>
          </table:table-cell>
          <table:table-cell office:value-type="float" calcext:value-type="float" office:value="0.01">
            <text:p>0.01</text:p>
          </table:table-cell>
          <table:table-cell table:style-name="ce28" table:formula="of:=IFERROR(VLOOKUP([.C76];[enemies.A:enemies.L];12;0);&quot;&quot;)" office:value-type="float" calcext:value-type="float" office:value="1">
            <text:p>1</text:p>
          </table:table-cell>
          <table:table-cell table:number-columns-repeated="1024"/>
        </table:table-row>
        <table:table-row table:style-name="ro315">
          <table:table-cell office:value-type="string" calcext:value-type="string">
            <text:p><text:span text:style-name="T755">flow trinket 1</text:span></text:p>
          </table:table-cell>
          <table:table-cell table:style-name="ce27" table:formula="of:=IFERROR(IFERROR(VLOOKUP([.A77];[items_equipment.A:items_equipment.B];2;0);VLOOKUP([.A77];[items_misc.A:items_misc.B];2;0));VLOOKUP([.A77];[items_consumable.A:items_consumable.B];2;0))" office:value-type="string" calcext:value-type="string" office:string-value="Pocket knife">
            <text:p>Pocket knife</text:p>
          </table:table-cell>
          <table:table-cell office:value-type="string" calcext:value-type="string">
            <text:p>wood_stump</text:p>
          </table:table-cell>
          <table:table-cell table:style-name="ce27" table:formula="of:=VLOOKUP([.C77];[enemies.A:enemies.B];2;0)" office:value-type="string" calcext:value-type="string" office:string-value="Wood Stump">
            <text:p>Wood Stump</text:p>
          </table:table-cell>
          <table:table-cell office:value-type="float" calcext:value-type="float" office:value="0.01">
            <text:p>0.01</text:p>
          </table:table-cell>
          <table:table-cell table:style-name="ce28" table:formula="of:=IFERROR(VLOOKUP([.C77];[enemies.A:enemies.L];12;0);&quot;&quot;)" office:value-type="float" calcext:value-type="float" office:value="1">
            <text:p>1</text:p>
          </table:table-cell>
          <table:table-cell table:number-columns-repeated="1024"/>
        </table:table-row>
        <table:table-row table:style-name="ro316">
          <table:table-cell office:value-type="string" calcext:value-type="string">
            <text:p><text:span text:style-name="T756">flow weapon 1</text:span></text:p>
          </table:table-cell>
          <table:table-cell table:style-name="ce27" table:formula="of:=IFERROR(IFERROR(VLOOKUP([.A78];[items_equipment.A:items_equipment.B];2;0);VLOOKUP([.A78];[items_misc.A:items_misc.B];2;0));VLOOKUP([.A78];[items_consumable.A:items_consumable.B];2;0))" office:value-type="string" calcext:value-type="string" office:string-value="Dirk">
            <text:p>Dirk</text:p>
          </table:table-cell>
          <table:table-cell office:value-type="string" calcext:value-type="string">
            <text:p>wood_stump</text:p>
          </table:table-cell>
          <table:table-cell table:style-name="ce27" table:formula="of:=VLOOKUP([.C78];[enemies.A:enemies.B];2;0)" office:value-type="string" calcext:value-type="string" office:string-value="Wood Stump">
            <text:p>Wood Stump</text:p>
          </table:table-cell>
          <table:table-cell office:value-type="float" calcext:value-type="float" office:value="0.01">
            <text:p>0.01</text:p>
          </table:table-cell>
          <table:table-cell table:style-name="ce28" table:formula="of:=IFERROR(VLOOKUP([.C78];[enemies.A:enemies.L];12;0);&quot;&quot;)" office:value-type="float" calcext:value-type="float" office:value="1">
            <text:p>1</text:p>
          </table:table-cell>
          <table:table-cell table:number-columns-repeated="1024"/>
        </table:table-row>
        <table:table-row table:style-name="ro317">
          <table:table-cell office:value-type="string" calcext:value-type="string">
            <text:p><text:span text:style-name="T757">grit body 1</text:span></text:p>
          </table:table-cell>
          <table:table-cell table:style-name="ce27" table:formula="of:=IFERROR(IFERROR(VLOOKUP([.A79];[items_equipment.A:items_equipment.B];2;0);VLOOKUP([.A79];[items_misc.A:items_misc.B];2;0));VLOOKUP([.A79];[items_consumable.A:items_consumable.B];2;0))" office:value-type="string" calcext:value-type="string" office:string-value="Leather tunic">
            <text:p>Leather tunic</text:p>
          </table:table-cell>
          <table:table-cell office:value-type="string" calcext:value-type="string">
            <text:p>wood_stump</text:p>
          </table:table-cell>
          <table:table-cell table:style-name="ce27" table:formula="of:=VLOOKUP([.C79];[enemies.A:enemies.B];2;0)" office:value-type="string" calcext:value-type="string" office:string-value="Wood Stump">
            <text:p>Wood Stump</text:p>
          </table:table-cell>
          <table:table-cell office:value-type="float" calcext:value-type="float" office:value="0.01">
            <text:p>0.01</text:p>
          </table:table-cell>
          <table:table-cell table:style-name="ce28" table:formula="of:=IFERROR(VLOOKUP([.C79];[enemies.A:enemies.L];12;0);&quot;&quot;)" office:value-type="float" calcext:value-type="float" office:value="1">
            <text:p>1</text:p>
          </table:table-cell>
          <table:table-cell table:number-columns-repeated="1024"/>
        </table:table-row>
        <table:table-row table:style-name="ro318">
          <table:table-cell office:value-type="string" calcext:value-type="string">
            <text:p><text:span text:style-name="T758">grit head 1</text:span></text:p>
          </table:table-cell>
          <table:table-cell table:style-name="ce27" table:formula="of:=IFERROR(IFERROR(VLOOKUP([.A80];[items_equipment.A:items_equipment.B];2;0);VLOOKUP([.A80];[items_misc.A:items_misc.B];2;0));VLOOKUP([.A80];[items_consumable.A:items_consumable.B];2;0))" office:value-type="string" calcext:value-type="string" office:string-value="Leather hat">
            <text:p>Leather hat</text:p>
          </table:table-cell>
          <table:table-cell office:value-type="string" calcext:value-type="string">
            <text:p>wood_stump</text:p>
          </table:table-cell>
          <table:table-cell table:style-name="ce27" table:formula="of:=VLOOKUP([.C80];[enemies.A:enemies.B];2;0)" office:value-type="string" calcext:value-type="string" office:string-value="Wood Stump">
            <text:p>Wood Stump</text:p>
          </table:table-cell>
          <table:table-cell office:value-type="float" calcext:value-type="float" office:value="0.01">
            <text:p>0.01</text:p>
          </table:table-cell>
          <table:table-cell table:style-name="ce28" table:formula="of:=IFERROR(VLOOKUP([.C80];[enemies.A:enemies.L];12;0);&quot;&quot;)" office:value-type="float" calcext:value-type="float" office:value="1">
            <text:p>1</text:p>
          </table:table-cell>
          <table:table-cell table:number-columns-repeated="1024"/>
        </table:table-row>
        <table:table-row table:style-name="ro319">
          <table:table-cell office:value-type="string" calcext:value-type="string">
            <text:p><text:span text:style-name="T759">grit trinket 1</text:span></text:p>
          </table:table-cell>
          <table:table-cell table:style-name="ce27" table:formula="of:=IFERROR(IFERROR(VLOOKUP([.A81];[items_equipment.A:items_equipment.B];2;0);VLOOKUP([.A81];[items_misc.A:items_misc.B];2;0));VLOOKUP([.A81];[items_consumable.A:items_consumable.B];2;0))" office:value-type="string" calcext:value-type="string" office:string-value="Wood shield">
            <text:p>Wood shield</text:p>
          </table:table-cell>
          <table:table-cell office:value-type="string" calcext:value-type="string">
            <text:p>wood_stump</text:p>
          </table:table-cell>
          <table:table-cell table:style-name="ce27" table:formula="of:=VLOOKUP([.C81];[enemies.A:enemies.B];2;0)" office:value-type="string" calcext:value-type="string" office:string-value="Wood Stump">
            <text:p>Wood Stump</text:p>
          </table:table-cell>
          <table:table-cell office:value-type="float" calcext:value-type="float" office:value="0.01">
            <text:p>0.01</text:p>
          </table:table-cell>
          <table:table-cell table:style-name="ce28" table:formula="of:=IFERROR(VLOOKUP([.C81];[enemies.A:enemies.L];12;0);&quot;&quot;)" office:value-type="float" calcext:value-type="float" office:value="1">
            <text:p>1</text:p>
          </table:table-cell>
          <table:table-cell table:number-columns-repeated="1024"/>
        </table:table-row>
        <table:table-row table:style-name="ro320">
          <table:table-cell office:value-type="string" calcext:value-type="string">
            <text:p><text:span text:style-name="T760">grit weapon 1</text:span></text:p>
          </table:table-cell>
          <table:table-cell table:style-name="ce27" table:formula="of:=IFERROR(IFERROR(VLOOKUP([.A82];[items_equipment.A:items_equipment.B];2;0);VLOOKUP([.A82];[items_misc.A:items_misc.B];2;0));VLOOKUP([.A82];[items_consumable.A:items_consumable.B];2;0))" office:value-type="string" calcext:value-type="string" office:string-value="Pitchfork">
            <text:p>Pitchfork</text:p>
          </table:table-cell>
          <table:table-cell office:value-type="string" calcext:value-type="string">
            <text:p>wood_stump</text:p>
          </table:table-cell>
          <table:table-cell table:style-name="ce27" table:formula="of:=VLOOKUP([.C82];[enemies.A:enemies.B];2;0)" office:value-type="string" calcext:value-type="string" office:string-value="Wood Stump">
            <text:p>Wood Stump</text:p>
          </table:table-cell>
          <table:table-cell office:value-type="float" calcext:value-type="float" office:value="0.01">
            <text:p>0.01</text:p>
          </table:table-cell>
          <table:table-cell table:style-name="ce28" table:formula="of:=IFERROR(VLOOKUP([.C82];[enemies.A:enemies.L];12;0);&quot;&quot;)" office:value-type="float" calcext:value-type="float" office:value="1">
            <text:p>1</text:p>
          </table:table-cell>
          <table:table-cell table:number-columns-repeated="1024"/>
        </table:table-row>
        <table:table-row table:style-name="ro321">
          <table:table-cell office:value-type="string" calcext:value-type="string">
            <text:p><text:span text:style-name="T761">mind body 1</text:span></text:p>
          </table:table-cell>
          <table:table-cell table:style-name="ce27" table:formula="of:=IFERROR(IFERROR(VLOOKUP([.A83];[items_equipment.A:items_equipment.B];2;0);VLOOKUP([.A83];[items_misc.A:items_misc.B];2;0));VLOOKUP([.A83];[items_consumable.A:items_consumable.B];2;0))" office:value-type="string" calcext:value-type="string" office:string-value="Robe">
            <text:p>Robe</text:p>
          </table:table-cell>
          <table:table-cell office:value-type="string" calcext:value-type="string">
            <text:p>wood_stump</text:p>
          </table:table-cell>
          <table:table-cell table:style-name="ce27" table:formula="of:=VLOOKUP([.C83];[enemies.A:enemies.B];2;0)" office:value-type="string" calcext:value-type="string" office:string-value="Wood Stump">
            <text:p>Wood Stump</text:p>
          </table:table-cell>
          <table:table-cell office:value-type="float" calcext:value-type="float" office:value="0.01">
            <text:p>0.01</text:p>
          </table:table-cell>
          <table:table-cell table:style-name="ce28" table:formula="of:=IFERROR(VLOOKUP([.C83];[enemies.A:enemies.L];12;0);&quot;&quot;)" office:value-type="float" calcext:value-type="float" office:value="1">
            <text:p>1</text:p>
          </table:table-cell>
          <table:table-cell table:number-columns-repeated="1024"/>
        </table:table-row>
        <table:table-row table:style-name="ro322">
          <table:table-cell office:value-type="string" calcext:value-type="string">
            <text:p><text:span text:style-name="T762">mind head 1</text:span></text:p>
          </table:table-cell>
          <table:table-cell table:style-name="ce27" table:formula="of:=IFERROR(IFERROR(VLOOKUP([.A84];[items_equipment.A:items_equipment.B];2;0);VLOOKUP([.A84];[items_misc.A:items_misc.B];2;0));VLOOKUP([.A84];[items_consumable.A:items_consumable.B];2;0))" office:value-type="string" calcext:value-type="string" office:string-value="Pointy hat">
            <text:p>Pointy hat</text:p>
          </table:table-cell>
          <table:table-cell office:value-type="string" calcext:value-type="string">
            <text:p>wood_stump</text:p>
          </table:table-cell>
          <table:table-cell table:style-name="ce27" table:formula="of:=VLOOKUP([.C84];[enemies.A:enemies.B];2;0)" office:value-type="string" calcext:value-type="string" office:string-value="Wood Stump">
            <text:p>Wood Stump</text:p>
          </table:table-cell>
          <table:table-cell office:value-type="float" calcext:value-type="float" office:value="0.01">
            <text:p>0.01</text:p>
          </table:table-cell>
          <table:table-cell table:style-name="ce28" table:formula="of:=IFERROR(VLOOKUP([.C84];[enemies.A:enemies.L];12;0);&quot;&quot;)" office:value-type="float" calcext:value-type="float" office:value="1">
            <text:p>1</text:p>
          </table:table-cell>
          <table:table-cell table:number-columns-repeated="1024"/>
        </table:table-row>
        <table:table-row table:style-name="ro323">
          <table:table-cell office:value-type="string" calcext:value-type="string">
            <text:p><text:span text:style-name="T763">mind trinket 1</text:span></text:p>
          </table:table-cell>
          <table:table-cell table:style-name="ce27" table:formula="of:=IFERROR(IFERROR(VLOOKUP([.A85];[items_equipment.A:items_equipment.B];2;0);VLOOKUP([.A85];[items_misc.A:items_misc.B];2;0));VLOOKUP([.A85];[items_consumable.A:items_consumable.B];2;0))" office:value-type="string" calcext:value-type="string" office:string-value="Piece of paper">
            <text:p>Piece of paper</text:p>
          </table:table-cell>
          <table:table-cell office:value-type="string" calcext:value-type="string">
            <text:p>wood_stump</text:p>
          </table:table-cell>
          <table:table-cell table:style-name="ce27" table:formula="of:=VLOOKUP([.C85];[enemies.A:enemies.B];2;0)" office:value-type="string" calcext:value-type="string" office:string-value="Wood Stump">
            <text:p>Wood Stump</text:p>
          </table:table-cell>
          <table:table-cell office:value-type="float" calcext:value-type="float" office:value="0.01">
            <text:p>0.01</text:p>
          </table:table-cell>
          <table:table-cell table:style-name="ce28" table:formula="of:=IFERROR(VLOOKUP([.C85];[enemies.A:enemies.L];12;0);&quot;&quot;)" office:value-type="float" calcext:value-type="float" office:value="1">
            <text:p>1</text:p>
          </table:table-cell>
          <table:table-cell table:number-columns-repeated="1024"/>
        </table:table-row>
        <table:table-row table:style-name="ro324">
          <table:table-cell office:value-type="string" calcext:value-type="string">
            <text:p><text:span text:style-name="T764">mind weapon 1</text:span></text:p>
          </table:table-cell>
          <table:table-cell table:style-name="ce27" table:formula="of:=IFERROR(IFERROR(VLOOKUP([.A86];[items_equipment.A:items_equipment.B];2;0);VLOOKUP([.A86];[items_misc.A:items_misc.B];2;0));VLOOKUP([.A86];[items_consumable.A:items_consumable.B];2;0))" office:value-type="string" calcext:value-type="string" office:string-value="Stick">
            <text:p>Stick</text:p>
          </table:table-cell>
          <table:table-cell office:value-type="string" calcext:value-type="string">
            <text:p>wood_stump</text:p>
          </table:table-cell>
          <table:table-cell table:style-name="ce27" table:formula="of:=VLOOKUP([.C86];[enemies.A:enemies.B];2;0)" office:value-type="string" calcext:value-type="string" office:string-value="Wood Stump">
            <text:p>Wood Stump</text:p>
          </table:table-cell>
          <table:table-cell office:value-type="float" calcext:value-type="float" office:value="0.01">
            <text:p>0.01</text:p>
          </table:table-cell>
          <table:table-cell table:style-name="ce28" table:formula="of:=IFERROR(VLOOKUP([.C86];[enemies.A:enemies.L];12;0);&quot;&quot;)" office:value-type="float" calcext:value-type="float" office:value="1">
            <text:p>1</text:p>
          </table:table-cell>
          <table:table-cell table:number-columns-repeated="1024"/>
        </table:table-row>
        <table:table-row table:style-name="ro325">
          <table:table-cell office:value-type="string" calcext:value-type="string">
            <text:p><text:span text:style-name="T765">red potion</text:span></text:p>
          </table:table-cell>
          <table:table-cell table:style-name="ce27" table:formula="of:=IFERROR(IFERROR(VLOOKUP([.A87];[items_equipment.A:items_equipment.B];2;0);VLOOKUP([.A87];[items_misc.A:items_misc.B];2;0));VLOOKUP([.A87];[items_consumable.A:items_consumable.B];2;0))" office:value-type="string" calcext:value-type="string" office:string-value="Red potion">
            <text:p>Red potion</text:p>
          </table:table-cell>
          <table:table-cell office:value-type="string" calcext:value-type="string">
            <text:p>wood_stump</text:p>
          </table:table-cell>
          <table:table-cell table:style-name="ce27" table:formula="of:=VLOOKUP([.C87];[enemies.A:enemies.B];2;0)" office:value-type="string" calcext:value-type="string" office:string-value="Wood Stump">
            <text:p>Wood Stump</text:p>
          </table:table-cell>
          <table:table-cell office:value-type="float" calcext:value-type="float" office:value="0.01">
            <text:p>0.01</text:p>
          </table:table-cell>
          <table:table-cell table:style-name="ce28" table:formula="of:=IFERROR(VLOOKUP([.C87];[enemies.A:enemies.L];12;0);&quot;&quot;)" office:value-type="float" calcext:value-type="float" office:value="1">
            <text:p>1</text:p>
          </table:table-cell>
          <table:table-cell table:number-columns-repeated="1024"/>
        </table:table-row>
        <table:table-row table:style-name="ro326">
          <table:table-cell office:value-type="string" calcext:value-type="string">
            <text:p><text:span text:style-name="T766">soul body 1</text:span></text:p>
          </table:table-cell>
          <table:table-cell table:style-name="ce27" table:formula="of:=IFERROR(IFERROR(VLOOKUP([.A88];[items_equipment.A:items_equipment.B];2;0);VLOOKUP([.A88];[items_misc.A:items_misc.B];2;0));VLOOKUP([.A88];[items_consumable.A:items_consumable.B];2;0))" office:value-type="string" calcext:value-type="string" office:string-value="Brown monk robe">
            <text:p>Brown monk robe</text:p>
          </table:table-cell>
          <table:table-cell office:value-type="string" calcext:value-type="string">
            <text:p>wood_stump</text:p>
          </table:table-cell>
          <table:table-cell table:style-name="ce27" table:formula="of:=VLOOKUP([.C88];[enemies.A:enemies.B];2;0)" office:value-type="string" calcext:value-type="string" office:string-value="Wood Stump">
            <text:p>Wood Stump</text:p>
          </table:table-cell>
          <table:table-cell office:value-type="float" calcext:value-type="float" office:value="0.01">
            <text:p>0.01</text:p>
          </table:table-cell>
          <table:table-cell table:style-name="ce28" table:formula="of:=IFERROR(VLOOKUP([.C88];[enemies.A:enemies.L];12;0);&quot;&quot;)" office:value-type="float" calcext:value-type="float" office:value="1">
            <text:p>1</text:p>
          </table:table-cell>
          <table:table-cell table:number-columns-repeated="1024"/>
        </table:table-row>
        <table:table-row table:style-name="ro327">
          <table:table-cell office:value-type="string" calcext:value-type="string">
            <text:p><text:span text:style-name="T767">soul head 1</text:span></text:p>
          </table:table-cell>
          <table:table-cell table:style-name="ce27" table:formula="of:=IFERROR(IFERROR(VLOOKUP([.A89];[items_equipment.A:items_equipment.B];2;0);VLOOKUP([.A89];[items_misc.A:items_misc.B];2;0));VLOOKUP([.A89];[items_consumable.A:items_consumable.B];2;0))" office:value-type="string" calcext:value-type="string" office:string-value="Bald cap">
            <text:p>Bald cap</text:p>
          </table:table-cell>
          <table:table-cell office:value-type="string" calcext:value-type="string">
            <text:p>wood_stump</text:p>
          </table:table-cell>
          <table:table-cell table:style-name="ce27" table:formula="of:=VLOOKUP([.C89];[enemies.A:enemies.B];2;0)" office:value-type="string" calcext:value-type="string" office:string-value="Wood Stump">
            <text:p>Wood Stump</text:p>
          </table:table-cell>
          <table:table-cell office:value-type="float" calcext:value-type="float" office:value="0.01">
            <text:p>0.01</text:p>
          </table:table-cell>
          <table:table-cell table:style-name="ce28" table:formula="of:=IFERROR(VLOOKUP([.C89];[enemies.A:enemies.L];12;0);&quot;&quot;)" office:value-type="float" calcext:value-type="float" office:value="1">
            <text:p>1</text:p>
          </table:table-cell>
          <table:table-cell table:number-columns-repeated="1024"/>
        </table:table-row>
        <table:table-row table:style-name="ro328">
          <table:table-cell office:value-type="string" calcext:value-type="string">
            <text:p><text:span text:style-name="T768">soul trinket 1</text:span></text:p>
          </table:table-cell>
          <table:table-cell table:style-name="ce27" table:formula="of:=IFERROR(IFERROR(VLOOKUP([.A90];[items_equipment.A:items_equipment.B];2;0);VLOOKUP([.A90];[items_misc.A:items_misc.B];2;0));VLOOKUP([.A90];[items_consumable.A:items_consumable.B];2;0))" office:value-type="string" calcext:value-type="string" office:string-value="Tiny bell">
            <text:p>Tiny bell</text:p>
          </table:table-cell>
          <table:table-cell office:value-type="string" calcext:value-type="string">
            <text:p>wood_stump</text:p>
          </table:table-cell>
          <table:table-cell table:style-name="ce27" table:formula="of:=VLOOKUP([.C90];[enemies.A:enemies.B];2;0)" office:value-type="string" calcext:value-type="string" office:string-value="Wood Stump">
            <text:p>Wood Stump</text:p>
          </table:table-cell>
          <table:table-cell office:value-type="float" calcext:value-type="float" office:value="0.01">
            <text:p>0.01</text:p>
          </table:table-cell>
          <table:table-cell table:style-name="ce28" table:formula="of:=IFERROR(VLOOKUP([.C90];[enemies.A:enemies.L];12;0);&quot;&quot;)" office:value-type="float" calcext:value-type="float" office:value="1">
            <text:p>1</text:p>
          </table:table-cell>
          <table:table-cell table:number-columns-repeated="1024"/>
        </table:table-row>
        <table:table-row table:style-name="ro329">
          <table:table-cell office:value-type="string" calcext:value-type="string">
            <text:p><text:span text:style-name="T769">soul weapon 1</text:span></text:p>
          </table:table-cell>
          <table:table-cell table:style-name="ce27" table:formula="of:=IFERROR(IFERROR(VLOOKUP([.A91];[items_equipment.A:items_equipment.B];2;0);VLOOKUP([.A91];[items_misc.A:items_misc.B];2;0));VLOOKUP([.A91];[items_consumable.A:items_consumable.B];2;0))" office:value-type="string" calcext:value-type="string" office:string-value="Prayer beads">
            <text:p>Prayer beads</text:p>
          </table:table-cell>
          <table:table-cell office:value-type="string" calcext:value-type="string">
            <text:p>wood_stump</text:p>
          </table:table-cell>
          <table:table-cell table:style-name="ce27" table:formula="of:=VLOOKUP([.C91];[enemies.A:enemies.B];2;0)" office:value-type="string" calcext:value-type="string" office:string-value="Wood Stump">
            <text:p>Wood Stump</text:p>
          </table:table-cell>
          <table:table-cell office:value-type="float" calcext:value-type="float" office:value="0.01">
            <text:p>0.01</text:p>
          </table:table-cell>
          <table:table-cell table:style-name="ce28" table:formula="of:=IFERROR(VLOOKUP([.C91];[enemies.A:enemies.L];12;0);&quot;&quot;)" office:value-type="float" calcext:value-type="float" office:value="1">
            <text:p>1</text:p>
          </table:table-cell>
          <table:table-cell table:number-columns-repeated="1024"/>
        </table:table-row>
        <table:table-row table:style-name="ro330">
          <table:table-cell office:value-type="string" calcext:value-type="string">
            <text:p><text:span text:style-name="T770">blue potion</text:span></text:p>
          </table:table-cell>
          <table:table-cell table:style-name="ce27" table:formula="of:=IFERROR(IFERROR(VLOOKUP([.A92];[items_equipment.A:items_equipment.B];2;0);VLOOKUP([.A92];[items_misc.A:items_misc.B];2;0));VLOOKUP([.A92];[items_consumable.A:items_consumable.B];2;0))" office:value-type="string" calcext:value-type="string" office:string-value="Blue potion">
            <text:p>Blue potion</text:p>
          </table:table-cell>
          <table:table-cell office:value-type="string" calcext:value-type="string">
            <text:p>green_slime</text:p>
          </table:table-cell>
          <table:table-cell table:style-name="ce27" table:formula="of:=VLOOKUP([.C92];[enemies.A:enemies.B];2;0)" office:value-type="string" calcext:value-type="string" office:string-value="Green Slime">
            <text:p>Green Slime</text:p>
          </table:table-cell>
          <table:table-cell office:value-type="float" calcext:value-type="float" office:value="0.01">
            <text:p>0.01</text:p>
          </table:table-cell>
          <table:table-cell table:style-name="ce28" table:formula="of:=IFERROR(VLOOKUP([.C92];[enemies.A:enemies.L];12;0);&quot;&quot;)" office:value-type="float" calcext:value-type="float" office:value="3">
            <text:p>3</text:p>
          </table:table-cell>
          <table:table-cell table:number-columns-repeated="1024"/>
        </table:table-row>
        <table:table-row table:style-name="ro331">
          <table:table-cell office:value-type="string" calcext:value-type="string">
            <text:p><text:span text:style-name="T771">flow body 3</text:span></text:p>
          </table:table-cell>
          <table:table-cell table:style-name="ce27" table:formula="of:=IFERROR(IFERROR(VLOOKUP([.A93];[items_equipment.A:items_equipment.B];2;0);VLOOKUP([.A93];[items_misc.A:items_misc.B];2;0));VLOOKUP([.A93];[items_consumable.A:items_consumable.B];2;0))" office:value-type="string" calcext:value-type="string" office:string-value="Cloth shirt">
            <text:p>Cloth shirt</text:p>
          </table:table-cell>
          <table:table-cell office:value-type="string" calcext:value-type="string">
            <text:p>green_slime</text:p>
          </table:table-cell>
          <table:table-cell table:style-name="ce27" table:formula="of:=VLOOKUP([.C93];[enemies.A:enemies.B];2;0)" office:value-type="string" calcext:value-type="string" office:string-value="Green Slime">
            <text:p>Green Slime</text:p>
          </table:table-cell>
          <table:table-cell office:value-type="float" calcext:value-type="float" office:value="0.01">
            <text:p>0.01</text:p>
          </table:table-cell>
          <table:table-cell table:style-name="ce28" table:formula="of:=IFERROR(VLOOKUP([.C93];[enemies.A:enemies.L];12;0);&quot;&quot;)" office:value-type="float" calcext:value-type="float" office:value="3">
            <text:p>3</text:p>
          </table:table-cell>
          <table:table-cell table:number-columns-repeated="1024"/>
        </table:table-row>
        <table:table-row table:style-name="ro332">
          <table:table-cell office:value-type="string" calcext:value-type="string">
            <text:p><text:span text:style-name="T772">flow head 3</text:span></text:p>
          </table:table-cell>
          <table:table-cell table:style-name="ce27" table:formula="of:=IFERROR(IFERROR(VLOOKUP([.A94];[items_equipment.A:items_equipment.B];2;0);VLOOKUP([.A94];[items_misc.A:items_misc.B];2;0));VLOOKUP([.A94];[items_consumable.A:items_consumable.B];2;0))" office:value-type="string" calcext:value-type="string" office:string-value="Cloth hood">
            <text:p>Cloth hood</text:p>
          </table:table-cell>
          <table:table-cell office:value-type="string" calcext:value-type="string">
            <text:p>green_slime</text:p>
          </table:table-cell>
          <table:table-cell table:style-name="ce27" table:formula="of:=VLOOKUP([.C94];[enemies.A:enemies.B];2;0)" office:value-type="string" calcext:value-type="string" office:string-value="Green Slime">
            <text:p>Green Slime</text:p>
          </table:table-cell>
          <table:table-cell office:value-type="float" calcext:value-type="float" office:value="0.01">
            <text:p>0.01</text:p>
          </table:table-cell>
          <table:table-cell table:style-name="ce28" table:formula="of:=IFERROR(VLOOKUP([.C94];[enemies.A:enemies.L];12;0);&quot;&quot;)" office:value-type="float" calcext:value-type="float" office:value="3">
            <text:p>3</text:p>
          </table:table-cell>
          <table:table-cell table:number-columns-repeated="1024"/>
        </table:table-row>
        <table:table-row table:style-name="ro333">
          <table:table-cell office:value-type="string" calcext:value-type="string">
            <text:p><text:span text:style-name="T773">flow trinket 3</text:span></text:p>
          </table:table-cell>
          <table:table-cell table:style-name="ce27" table:formula="of:=IFERROR(IFERROR(VLOOKUP([.A95];[items_equipment.A:items_equipment.B];2;0);VLOOKUP([.A95];[items_misc.A:items_misc.B];2;0));VLOOKUP([.A95];[items_consumable.A:items_consumable.B];2;0))" office:value-type="string" calcext:value-type="string" office:string-value="Dagger">
            <text:p>Dagger</text:p>
          </table:table-cell>
          <table:table-cell office:value-type="string" calcext:value-type="string">
            <text:p>green_slime</text:p>
          </table:table-cell>
          <table:table-cell table:style-name="ce27" table:formula="of:=VLOOKUP([.C95];[enemies.A:enemies.B];2;0)" office:value-type="string" calcext:value-type="string" office:string-value="Green Slime">
            <text:p>Green Slime</text:p>
          </table:table-cell>
          <table:table-cell office:value-type="float" calcext:value-type="float" office:value="0.01">
            <text:p>0.01</text:p>
          </table:table-cell>
          <table:table-cell table:style-name="ce28" table:formula="of:=IFERROR(VLOOKUP([.C95];[enemies.A:enemies.L];12;0);&quot;&quot;)" office:value-type="float" calcext:value-type="float" office:value="3">
            <text:p>3</text:p>
          </table:table-cell>
          <table:table-cell table:number-columns-repeated="1024"/>
        </table:table-row>
        <table:table-row table:style-name="ro334">
          <table:table-cell office:value-type="string" calcext:value-type="string">
            <text:p><text:span text:style-name="T774">flow weapon 3</text:span></text:p>
          </table:table-cell>
          <table:table-cell table:style-name="ce27" table:formula="of:=IFERROR(IFERROR(VLOOKUP([.A96];[items_equipment.A:items_equipment.B];2;0);VLOOKUP([.A96];[items_misc.A:items_misc.B];2;0));VLOOKUP([.A96];[items_consumable.A:items_consumable.B];2;0))" office:value-type="string" calcext:value-type="string" office:string-value="Knife">
            <text:p>Knife</text:p>
          </table:table-cell>
          <table:table-cell office:value-type="string" calcext:value-type="string">
            <text:p>green_slime</text:p>
          </table:table-cell>
          <table:table-cell table:style-name="ce27" table:formula="of:=VLOOKUP([.C96];[enemies.A:enemies.B];2;0)" office:value-type="string" calcext:value-type="string" office:string-value="Green Slime">
            <text:p>Green Slime</text:p>
          </table:table-cell>
          <table:table-cell office:value-type="float" calcext:value-type="float" office:value="0.01">
            <text:p>0.01</text:p>
          </table:table-cell>
          <table:table-cell table:style-name="ce28" table:formula="of:=IFERROR(VLOOKUP([.C96];[enemies.A:enemies.L];12;0);&quot;&quot;)" office:value-type="float" calcext:value-type="float" office:value="3">
            <text:p>3</text:p>
          </table:table-cell>
          <table:table-cell table:number-columns-repeated="1024"/>
        </table:table-row>
        <table:table-row table:style-name="ro335">
          <table:table-cell office:value-type="string" calcext:value-type="string">
            <text:p><text:span text:style-name="T775">grit body 3</text:span></text:p>
          </table:table-cell>
          <table:table-cell table:style-name="ce27" table:formula="of:=IFERROR(IFERROR(VLOOKUP([.A97];[items_equipment.A:items_equipment.B];2;0);VLOOKUP([.A97];[items_misc.A:items_misc.B];2;0));VLOOKUP([.A97];[items_consumable.A:items_consumable.B];2;0))" office:value-type="string" calcext:value-type="string" office:string-value="Hard leather tunic">
            <text:p>Hard leather tunic</text:p>
          </table:table-cell>
          <table:table-cell office:value-type="string" calcext:value-type="string">
            <text:p>green_slime</text:p>
          </table:table-cell>
          <table:table-cell table:style-name="ce27" table:formula="of:=VLOOKUP([.C97];[enemies.A:enemies.B];2;0)" office:value-type="string" calcext:value-type="string" office:string-value="Green Slime">
            <text:p>Green Slime</text:p>
          </table:table-cell>
          <table:table-cell office:value-type="float" calcext:value-type="float" office:value="0.01">
            <text:p>0.01</text:p>
          </table:table-cell>
          <table:table-cell table:style-name="ce28" table:formula="of:=IFERROR(VLOOKUP([.C97];[enemies.A:enemies.L];12;0);&quot;&quot;)" office:value-type="float" calcext:value-type="float" office:value="3">
            <text:p>3</text:p>
          </table:table-cell>
          <table:table-cell table:number-columns-repeated="1024"/>
        </table:table-row>
        <table:table-row table:style-name="ro336">
          <table:table-cell office:value-type="string" calcext:value-type="string">
            <text:p><text:span text:style-name="T776">grit head 3</text:span></text:p>
          </table:table-cell>
          <table:table-cell table:style-name="ce27" table:formula="of:=IFERROR(IFERROR(VLOOKUP([.A98];[items_equipment.A:items_equipment.B];2;0);VLOOKUP([.A98];[items_misc.A:items_misc.B];2;0));VLOOKUP([.A98];[items_consumable.A:items_consumable.B];2;0))" office:value-type="string" calcext:value-type="string" office:string-value="Hard leather helmet">
            <text:p>Hard leather helmet</text:p>
          </table:table-cell>
          <table:table-cell office:value-type="string" calcext:value-type="string">
            <text:p>green_slime</text:p>
          </table:table-cell>
          <table:table-cell table:style-name="ce27" table:formula="of:=VLOOKUP([.C98];[enemies.A:enemies.B];2;0)" office:value-type="string" calcext:value-type="string" office:string-value="Green Slime">
            <text:p>Green Slime</text:p>
          </table:table-cell>
          <table:table-cell office:value-type="float" calcext:value-type="float" office:value="0.01">
            <text:p>0.01</text:p>
          </table:table-cell>
          <table:table-cell table:style-name="ce28" table:formula="of:=IFERROR(VLOOKUP([.C98];[enemies.A:enemies.L];12;0);&quot;&quot;)" office:value-type="float" calcext:value-type="float" office:value="3">
            <text:p>3</text:p>
          </table:table-cell>
          <table:table-cell table:number-columns-repeated="1024"/>
        </table:table-row>
        <table:table-row table:style-name="ro337">
          <table:table-cell office:value-type="string" calcext:value-type="string">
            <text:p><text:span text:style-name="T777">grit trinket 3</text:span></text:p>
          </table:table-cell>
          <table:table-cell table:style-name="ce27" table:formula="of:=IFERROR(IFERROR(VLOOKUP([.A99];[items_equipment.A:items_equipment.B];2;0);VLOOKUP([.A99];[items_misc.A:items_misc.B];2;0));VLOOKUP([.A99];[items_consumable.A:items_consumable.B];2;0))" office:value-type="string" calcext:value-type="string" office:string-value="Shield">
            <text:p>Shield</text:p>
          </table:table-cell>
          <table:table-cell office:value-type="string" calcext:value-type="string">
            <text:p>green_slime</text:p>
          </table:table-cell>
          <table:table-cell table:style-name="ce27" table:formula="of:=VLOOKUP([.C99];[enemies.A:enemies.B];2;0)" office:value-type="string" calcext:value-type="string" office:string-value="Green Slime">
            <text:p>Green Slime</text:p>
          </table:table-cell>
          <table:table-cell office:value-type="float" calcext:value-type="float" office:value="0.01">
            <text:p>0.01</text:p>
          </table:table-cell>
          <table:table-cell table:style-name="ce28" table:formula="of:=IFERROR(VLOOKUP([.C99];[enemies.A:enemies.L];12;0);&quot;&quot;)" office:value-type="float" calcext:value-type="float" office:value="3">
            <text:p>3</text:p>
          </table:table-cell>
          <table:table-cell table:number-columns-repeated="1024"/>
        </table:table-row>
        <table:table-row table:style-name="ro338">
          <table:table-cell office:value-type="string" calcext:value-type="string">
            <text:p><text:span text:style-name="T778">grit weapon 3</text:span></text:p>
          </table:table-cell>
          <table:table-cell table:style-name="ce27" table:formula="of:=IFERROR(IFERROR(VLOOKUP([.A100];[items_equipment.A:items_equipment.B];2;0);VLOOKUP([.A100];[items_misc.A:items_misc.B];2;0));VLOOKUP([.A100];[$items_consumable.A$1:$items_consumable.B$1048576];2;0))" office:value-type="string" calcext:value-type="string" office:string-value="Spear">
            <text:p>Spear</text:p>
          </table:table-cell>
          <table:table-cell office:value-type="string" calcext:value-type="string">
            <text:p>green_slime</text:p>
          </table:table-cell>
          <table:table-cell table:style-name="ce27" table:formula="of:=VLOOKUP([.C100];[$enemies.A$1:$enemies.B$1048576];2;0)" office:value-type="string" calcext:value-type="string" office:string-value="Green Slime">
            <text:p>Green Slime</text:p>
          </table:table-cell>
          <table:table-cell office:value-type="float" calcext:value-type="float" office:value="0.01">
            <text:p>0.01</text:p>
          </table:table-cell>
          <table:table-cell table:style-name="ce28" table:formula="of:=IFERROR(VLOOKUP([.C100];[$enemies.A$1:$enemies.L$1048576];12;0);&quot;&quot;)" office:value-type="float" calcext:value-type="float" office:value="3">
            <text:p>3</text:p>
          </table:table-cell>
          <table:table-cell table:number-columns-repeated="1024"/>
        </table:table-row>
        <table:table-row table:style-name="ro339">
          <table:table-cell office:value-type="string" calcext:value-type="string">
            <text:p><text:span text:style-name="T779">mind body 3</text:span></text:p>
          </table:table-cell>
          <table:table-cell table:style-name="ce27" table:formula="of:=IFERROR(IFERROR(VLOOKUP([.A101];[items_equipment.A:items_equipment.B];2;0);VLOOKUP([.A101];[items_misc.A:items_misc.B];2;0));VLOOKUP([.A101];[items_consumable.A:items_consumable.B];2;0))" office:value-type="string" calcext:value-type="string" office:string-value="Fine robe">
            <text:p>Fine robe</text:p>
          </table:table-cell>
          <table:table-cell office:value-type="string" calcext:value-type="string">
            <text:p>green_slime</text:p>
          </table:table-cell>
          <table:table-cell table:style-name="ce27" table:formula="of:=VLOOKUP([.C101];[enemies.A:enemies.B];2;0)" office:value-type="string" calcext:value-type="string" office:string-value="Green Slime">
            <text:p>Green Slime</text:p>
          </table:table-cell>
          <table:table-cell office:value-type="float" calcext:value-type="float" office:value="0.01">
            <text:p>0.01</text:p>
          </table:table-cell>
          <table:table-cell table:style-name="ce28" table:formula="of:=IFERROR(VLOOKUP([.C101];[enemies.A:enemies.L];12;0);&quot;&quot;)" office:value-type="float" calcext:value-type="float" office:value="3">
            <text:p>3</text:p>
          </table:table-cell>
          <table:table-cell table:number-columns-repeated="1024"/>
        </table:table-row>
        <table:table-row table:style-name="ro340">
          <table:table-cell office:value-type="string" calcext:value-type="string">
            <text:p><text:span text:style-name="T780">mind head 3</text:span></text:p>
          </table:table-cell>
          <table:table-cell table:style-name="ce27" table:formula="of:=IFERROR(IFERROR(VLOOKUP([.A102];[items_equipment.A:items_equipment.B];2;0);VLOOKUP([.A102];[items_misc.A:items_misc.B];2;0));VLOOKUP([.A102];[items_consumable.A:items_consumable.B];2;0))" office:value-type="string" calcext:value-type="string" office:string-value="Fine pointy hat">
            <text:p>Fine pointy hat</text:p>
          </table:table-cell>
          <table:table-cell office:value-type="string" calcext:value-type="string">
            <text:p>green_slime</text:p>
          </table:table-cell>
          <table:table-cell table:style-name="ce27" table:formula="of:=VLOOKUP([.C102];[enemies.A:enemies.B];2;0)" office:value-type="string" calcext:value-type="string" office:string-value="Green Slime">
            <text:p>Green Slime</text:p>
          </table:table-cell>
          <table:table-cell office:value-type="float" calcext:value-type="float" office:value="0.01">
            <text:p>0.01</text:p>
          </table:table-cell>
          <table:table-cell table:style-name="ce28" table:formula="of:=IFERROR(VLOOKUP([.C102];[enemies.A:enemies.L];12;0);&quot;&quot;)" office:value-type="float" calcext:value-type="float" office:value="3">
            <text:p>3</text:p>
          </table:table-cell>
          <table:table-cell table:number-columns-repeated="1024"/>
        </table:table-row>
        <table:table-row table:style-name="ro341">
          <table:table-cell office:value-type="string" calcext:value-type="string">
            <text:p><text:span text:style-name="T781">mind trinket 3</text:span></text:p>
          </table:table-cell>
          <table:table-cell table:style-name="ce27" table:formula="of:=IFERROR(IFERROR(VLOOKUP([.A103];[items_equipment.A:items_equipment.B];2;0);VLOOKUP([.A103];[items_misc.A:items_misc.B];2;0));VLOOKUP([.A103];[items_consumable.A:items_consumable.B];2;0))" office:value-type="string" calcext:value-type="string" office:string-value="Notebook">
            <text:p>Notebook</text:p>
          </table:table-cell>
          <table:table-cell office:value-type="string" calcext:value-type="string">
            <text:p>green_slime</text:p>
          </table:table-cell>
          <table:table-cell table:style-name="ce27" table:formula="of:=VLOOKUP([.C103];[enemies.A:enemies.B];2;0)" office:value-type="string" calcext:value-type="string" office:string-value="Green Slime">
            <text:p>Green Slime</text:p>
          </table:table-cell>
          <table:table-cell office:value-type="float" calcext:value-type="float" office:value="0.01">
            <text:p>0.01</text:p>
          </table:table-cell>
          <table:table-cell table:style-name="ce28" table:formula="of:=IFERROR(VLOOKUP([.C103];[enemies.A:enemies.L];12;0);&quot;&quot;)" office:value-type="float" calcext:value-type="float" office:value="3">
            <text:p>3</text:p>
          </table:table-cell>
          <table:table-cell table:number-columns-repeated="1024"/>
        </table:table-row>
        <table:table-row table:style-name="ro342">
          <table:table-cell office:value-type="string" calcext:value-type="string">
            <text:p><text:span text:style-name="T782">mind weapon 3</text:span></text:p>
          </table:table-cell>
          <table:table-cell table:style-name="ce27" table:formula="of:=IFERROR(IFERROR(VLOOKUP([.A104];[items_equipment.A:items_equipment.B];2;0);VLOOKUP([.A104];[items_misc.A:items_misc.B];2;0));VLOOKUP([.A104];[items_consumable.A:items_consumable.B];2;0))" office:value-type="string" calcext:value-type="string" office:string-value="Simple wand">
            <text:p>Simple wand</text:p>
          </table:table-cell>
          <table:table-cell office:value-type="string" calcext:value-type="string">
            <text:p>green_slime</text:p>
          </table:table-cell>
          <table:table-cell table:style-name="ce27" table:formula="of:=VLOOKUP([.C104];[enemies.A:enemies.B];2;0)" office:value-type="string" calcext:value-type="string" office:string-value="Green Slime">
            <text:p>Green Slime</text:p>
          </table:table-cell>
          <table:table-cell office:value-type="float" calcext:value-type="float" office:value="0.01">
            <text:p>0.01</text:p>
          </table:table-cell>
          <table:table-cell table:style-name="ce28" table:formula="of:=IFERROR(VLOOKUP([.C104];[enemies.A:enemies.L];12;0);&quot;&quot;)" office:value-type="float" calcext:value-type="float" office:value="3">
            <text:p>3</text:p>
          </table:table-cell>
          <table:table-cell table:number-columns-repeated="1024"/>
        </table:table-row>
        <table:table-row table:style-name="ro343">
          <table:table-cell office:value-type="string" calcext:value-type="string">
            <text:p><text:span text:style-name="T783">red potion</text:span></text:p>
          </table:table-cell>
          <table:table-cell table:style-name="ce27" table:formula="of:=IFERROR(IFERROR(VLOOKUP([.A105];[items_equipment.A:items_equipment.B];2;0);VLOOKUP([.A105];[items_misc.A:items_misc.B];2;0));VLOOKUP([.A105];[items_consumable.A:items_consumable.B];2;0))" office:value-type="string" calcext:value-type="string" office:string-value="Red potion">
            <text:p>Red potion</text:p>
          </table:table-cell>
          <table:table-cell office:value-type="string" calcext:value-type="string">
            <text:p>green_slime</text:p>
          </table:table-cell>
          <table:table-cell table:style-name="ce27" table:formula="of:=VLOOKUP([.C105];[enemies.A:enemies.B];2;0)" office:value-type="string" calcext:value-type="string" office:string-value="Green Slime">
            <text:p>Green Slime</text:p>
          </table:table-cell>
          <table:table-cell office:value-type="float" calcext:value-type="float" office:value="0.01">
            <text:p>0.01</text:p>
          </table:table-cell>
          <table:table-cell table:style-name="ce28" table:formula="of:=IFERROR(VLOOKUP([.C105];[enemies.A:enemies.L];12;0);&quot;&quot;)" office:value-type="float" calcext:value-type="float" office:value="3">
            <text:p>3</text:p>
          </table:table-cell>
          <table:table-cell table:number-columns-repeated="1024"/>
        </table:table-row>
        <table:table-row table:style-name="ro344">
          <table:table-cell office:value-type="string" calcext:value-type="string">
            <text:p><text:span text:style-name="T784">soul body 3</text:span></text:p>
          </table:table-cell>
          <table:table-cell table:style-name="ce27" table:formula="of:=IFERROR(IFERROR(VLOOKUP([.A106];[items_equipment.A:items_equipment.B];2;0);VLOOKUP([.A106];[items_misc.A:items_misc.B];2;0));VLOOKUP([.A106];[items_consumable.A:items_consumable.B];2;0))" office:value-type="string" calcext:value-type="string" office:string-value="Fine silk robe">
            <text:p>Fine silk robe</text:p>
          </table:table-cell>
          <table:table-cell office:value-type="string" calcext:value-type="string">
            <text:p>green_slime</text:p>
          </table:table-cell>
          <table:table-cell table:style-name="ce27" table:formula="of:=VLOOKUP([.C106];[enemies.A:enemies.B];2;0)" office:value-type="string" calcext:value-type="string" office:string-value="Green Slime">
            <text:p>Green Slime</text:p>
          </table:table-cell>
          <table:table-cell office:value-type="float" calcext:value-type="float" office:value="0.01">
            <text:p>0.01</text:p>
          </table:table-cell>
          <table:table-cell table:style-name="ce28" table:formula="of:=IFERROR(VLOOKUP([.C106];[enemies.A:enemies.L];12;0);&quot;&quot;)" office:value-type="float" calcext:value-type="float" office:value="3">
            <text:p>3</text:p>
          </table:table-cell>
          <table:table-cell table:number-columns-repeated="1024"/>
        </table:table-row>
        <table:table-row table:style-name="ro345">
          <table:table-cell office:value-type="string" calcext:value-type="string">
            <text:p><text:span text:style-name="T785">soul head 3</text:span></text:p>
          </table:table-cell>
          <table:table-cell table:style-name="ce27" table:formula="of:=IFERROR(IFERROR(VLOOKUP([.A107];[items_equipment.A:items_equipment.B];2;0);VLOOKUP([.A107];[items_misc.A:items_misc.B];2;0));VLOOKUP([.A107];[items_consumable.A:items_consumable.B];2;0))" office:value-type="string" calcext:value-type="string" office:string-value="Fine silk hood">
            <text:p>Fine silk hood</text:p>
          </table:table-cell>
          <table:table-cell office:value-type="string" calcext:value-type="string">
            <text:p>green_slime</text:p>
          </table:table-cell>
          <table:table-cell table:style-name="ce27" table:formula="of:=VLOOKUP([.C107];[enemies.A:enemies.B];2;0)" office:value-type="string" calcext:value-type="string" office:string-value="Green Slime">
            <text:p>Green Slime</text:p>
          </table:table-cell>
          <table:table-cell office:value-type="float" calcext:value-type="float" office:value="0.01">
            <text:p>0.01</text:p>
          </table:table-cell>
          <table:table-cell table:style-name="ce28" table:formula="of:=IFERROR(VLOOKUP([.C107];[enemies.A:enemies.L];12;0);&quot;&quot;)" office:value-type="float" calcext:value-type="float" office:value="3">
            <text:p>3</text:p>
          </table:table-cell>
          <table:table-cell table:number-columns-repeated="1024"/>
        </table:table-row>
        <table:table-row table:style-name="ro346">
          <table:table-cell office:value-type="string" calcext:value-type="string">
            <text:p><text:span text:style-name="T786">soul trinket 3</text:span></text:p>
          </table:table-cell>
          <table:table-cell table:style-name="ce27" table:formula="of:=IFERROR(IFERROR(VLOOKUP([.A108];[items_equipment.A:items_equipment.B];2;0);VLOOKUP([.A108];[items_misc.A:items_misc.B];2;0));VLOOKUP([.A108];[items_consumable.A:items_consumable.B];2;0))" office:value-type="string" calcext:value-type="string" office:string-value="Sigil">
            <text:p>Sigil</text:p>
          </table:table-cell>
          <table:table-cell office:value-type="string" calcext:value-type="string">
            <text:p>green_slime</text:p>
          </table:table-cell>
          <table:table-cell table:style-name="ce27" table:formula="of:=VLOOKUP([.C108];[enemies.A:enemies.B];2;0)" office:value-type="string" calcext:value-type="string" office:string-value="Green Slime">
            <text:p>Green Slime</text:p>
          </table:table-cell>
          <table:table-cell office:value-type="float" calcext:value-type="float" office:value="0.01">
            <text:p>0.01</text:p>
          </table:table-cell>
          <table:table-cell table:style-name="ce28" table:formula="of:=IFERROR(VLOOKUP([.C108];[enemies.A:enemies.L];12;0);&quot;&quot;)" office:value-type="float" calcext:value-type="float" office:value="3">
            <text:p>3</text:p>
          </table:table-cell>
          <table:table-cell table:number-columns-repeated="1024"/>
        </table:table-row>
        <table:table-row table:style-name="ro347">
          <table:table-cell office:value-type="string" calcext:value-type="string">
            <text:p><text:span text:style-name="T787">soul weapon 3</text:span></text:p>
          </table:table-cell>
          <table:table-cell table:style-name="ce27" table:formula="of:=IFERROR(IFERROR(VLOOKUP([.A109];[items_equipment.A:items_equipment.B];2;0);VLOOKUP([.A109];[items_misc.A:items_misc.B];2;0));VLOOKUP([.A109];[items_consumable.A:items_consumable.B];2;0))" office:value-type="string" calcext:value-type="string" office:string-value="Holy emblem">
            <text:p>Holy emblem</text:p>
          </table:table-cell>
          <table:table-cell office:value-type="string" calcext:value-type="string">
            <text:p>green_slime</text:p>
          </table:table-cell>
          <table:table-cell table:style-name="ce27" table:formula="of:=VLOOKUP([.C109];[enemies.A:enemies.B];2;0)" office:value-type="string" calcext:value-type="string" office:string-value="Green Slime">
            <text:p>Green Slime</text:p>
          </table:table-cell>
          <table:table-cell office:value-type="float" calcext:value-type="float" office:value="0.01">
            <text:p>0.01</text:p>
          </table:table-cell>
          <table:table-cell table:style-name="ce28" table:formula="of:=IFERROR(VLOOKUP([.C109];[enemies.A:enemies.L];12;0);&quot;&quot;)" office:value-type="float" calcext:value-type="float" office:value="3">
            <text:p>3</text:p>
          </table:table-cell>
          <table:table-cell table:number-columns-repeated="1024"/>
        </table:table-row>
        <table:table-row table:style-name="ro348">
          <table:table-cell office:value-type="string" calcext:value-type="string">
            <text:p><text:span text:style-name="T788">blue potion</text:span></text:p>
          </table:table-cell>
          <table:table-cell table:style-name="ce27" table:formula="of:=IFERROR(IFERROR(VLOOKUP([.A110];[items_equipment.A:items_equipment.B];2;0);VLOOKUP([.A110];[items_misc.A:items_misc.B];2;0));VLOOKUP([.A110];[items_consumable.A:items_consumable.B];2;0))" office:value-type="string" calcext:value-type="string" office:string-value="Blue potion">
            <text:p>Blue potion</text:p>
          </table:table-cell>
          <table:table-cell office:value-type="string" calcext:value-type="string">
            <text:p>orange_mushroom</text:p>
          </table:table-cell>
          <table:table-cell table:style-name="ce27" table:formula="of:=VLOOKUP([.C110];[enemies.A:enemies.B];2;0)" office:value-type="string" calcext:value-type="string" office:string-value="Orange Mushroom">
            <text:p>Orange Mushroom</text:p>
          </table:table-cell>
          <table:table-cell office:value-type="float" calcext:value-type="float" office:value="0.01">
            <text:p>0.01</text:p>
          </table:table-cell>
          <table:table-cell table:style-name="ce28" table:formula="of:=IFERROR(VLOOKUP([.C110];[enemies.A:enemies.L];12;0);&quot;&quot;)" office:value-type="float" calcext:value-type="float" office:value="3">
            <text:p>3</text:p>
          </table:table-cell>
          <table:table-cell table:number-columns-repeated="1024"/>
        </table:table-row>
        <table:table-row table:style-name="ro349">
          <table:table-cell office:value-type="string" calcext:value-type="string">
            <text:p><text:span text:style-name="T789">flow body 3</text:span></text:p>
          </table:table-cell>
          <table:table-cell table:style-name="ce27" table:formula="of:=IFERROR(IFERROR(VLOOKUP([.A111];[items_equipment.A:items_equipment.B];2;0);VLOOKUP([.A111];[items_misc.A:items_misc.B];2;0));VLOOKUP([.A111];[items_consumable.A:items_consumable.B];2;0))" office:value-type="string" calcext:value-type="string" office:string-value="Cloth shirt">
            <text:p>Cloth shirt</text:p>
          </table:table-cell>
          <table:table-cell office:value-type="string" calcext:value-type="string">
            <text:p>orange_mushroom</text:p>
          </table:table-cell>
          <table:table-cell table:style-name="ce27" table:formula="of:=VLOOKUP([.C111];[enemies.A:enemies.B];2;0)" office:value-type="string" calcext:value-type="string" office:string-value="Orange Mushroom">
            <text:p>Orange Mushroom</text:p>
          </table:table-cell>
          <table:table-cell office:value-type="float" calcext:value-type="float" office:value="0.01">
            <text:p>0.01</text:p>
          </table:table-cell>
          <table:table-cell table:style-name="ce28" table:formula="of:=IFERROR(VLOOKUP([.C111];[enemies.A:enemies.L];12;0);&quot;&quot;)" office:value-type="float" calcext:value-type="float" office:value="3">
            <text:p>3</text:p>
          </table:table-cell>
          <table:table-cell table:number-columns-repeated="1024"/>
        </table:table-row>
        <table:table-row table:style-name="ro350">
          <table:table-cell office:value-type="string" calcext:value-type="string">
            <text:p><text:span text:style-name="T790">flow head 3</text:span></text:p>
          </table:table-cell>
          <table:table-cell table:style-name="ce27" table:formula="of:=IFERROR(IFERROR(VLOOKUP([.A112];[items_equipment.A:items_equipment.B];2;0);VLOOKUP([.A112];[items_misc.A:items_misc.B];2;0));VLOOKUP([.A112];[items_consumable.A:items_consumable.B];2;0))" office:value-type="string" calcext:value-type="string" office:string-value="Cloth hood">
            <text:p>Cloth hood</text:p>
          </table:table-cell>
          <table:table-cell office:value-type="string" calcext:value-type="string">
            <text:p>orange_mushroom</text:p>
          </table:table-cell>
          <table:table-cell table:style-name="ce27" table:formula="of:=VLOOKUP([.C112];[enemies.A:enemies.B];2;0)" office:value-type="string" calcext:value-type="string" office:string-value="Orange Mushroom">
            <text:p>Orange Mushroom</text:p>
          </table:table-cell>
          <table:table-cell office:value-type="float" calcext:value-type="float" office:value="0.01">
            <text:p>0.01</text:p>
          </table:table-cell>
          <table:table-cell table:style-name="ce28" table:formula="of:=IFERROR(VLOOKUP([.C112];[enemies.A:enemies.L];12;0);&quot;&quot;)" office:value-type="float" calcext:value-type="float" office:value="3">
            <text:p>3</text:p>
          </table:table-cell>
          <table:table-cell table:number-columns-repeated="1024"/>
        </table:table-row>
        <table:table-row table:style-name="ro351">
          <table:table-cell office:value-type="string" calcext:value-type="string">
            <text:p><text:span text:style-name="T791">flow trinket 3</text:span></text:p>
          </table:table-cell>
          <table:table-cell table:style-name="ce27" table:formula="of:=IFERROR(IFERROR(VLOOKUP([.A113];[items_equipment.A:items_equipment.B];2;0);VLOOKUP([.A113];[items_misc.A:items_misc.B];2;0));VLOOKUP([.A113];[items_consumable.A:items_consumable.B];2;0))" office:value-type="string" calcext:value-type="string" office:string-value="Dagger">
            <text:p>Dagger</text:p>
          </table:table-cell>
          <table:table-cell office:value-type="string" calcext:value-type="string">
            <text:p>orange_mushroom</text:p>
          </table:table-cell>
          <table:table-cell table:style-name="ce27" table:formula="of:=VLOOKUP([.C113];[enemies.A:enemies.B];2;0)" office:value-type="string" calcext:value-type="string" office:string-value="Orange Mushroom">
            <text:p>Orange Mushroom</text:p>
          </table:table-cell>
          <table:table-cell office:value-type="float" calcext:value-type="float" office:value="0.01">
            <text:p>0.01</text:p>
          </table:table-cell>
          <table:table-cell table:style-name="ce28" table:formula="of:=IFERROR(VLOOKUP([.C113];[enemies.A:enemies.L];12;0);&quot;&quot;)" office:value-type="float" calcext:value-type="float" office:value="3">
            <text:p>3</text:p>
          </table:table-cell>
          <table:table-cell table:number-columns-repeated="1024"/>
        </table:table-row>
        <table:table-row table:style-name="ro352">
          <table:table-cell office:value-type="string" calcext:value-type="string">
            <text:p><text:span text:style-name="T792">flow weapon 3</text:span></text:p>
          </table:table-cell>
          <table:table-cell table:style-name="ce27" table:formula="of:=IFERROR(IFERROR(VLOOKUP([.A114];[items_equipment.A:items_equipment.B];2;0);VLOOKUP([.A114];[items_misc.A:items_misc.B];2;0));VLOOKUP([.A114];[items_consumable.A:items_consumable.B];2;0))" office:value-type="string" calcext:value-type="string" office:string-value="Knife">
            <text:p>Knife</text:p>
          </table:table-cell>
          <table:table-cell office:value-type="string" calcext:value-type="string">
            <text:p>orange_mushroom</text:p>
          </table:table-cell>
          <table:table-cell table:style-name="ce27" table:formula="of:=VLOOKUP([.C114];[enemies.A:enemies.B];2;0)" office:value-type="string" calcext:value-type="string" office:string-value="Orange Mushroom">
            <text:p>Orange Mushroom</text:p>
          </table:table-cell>
          <table:table-cell office:value-type="float" calcext:value-type="float" office:value="0.01">
            <text:p>0.01</text:p>
          </table:table-cell>
          <table:table-cell table:style-name="ce28" table:formula="of:=IFERROR(VLOOKUP([.C114];[enemies.A:enemies.L];12;0);&quot;&quot;)" office:value-type="float" calcext:value-type="float" office:value="3">
            <text:p>3</text:p>
          </table:table-cell>
          <table:table-cell table:number-columns-repeated="1024"/>
        </table:table-row>
        <table:table-row table:style-name="ro353">
          <table:table-cell office:value-type="string" calcext:value-type="string">
            <text:p><text:span text:style-name="T793">grit body 3</text:span></text:p>
          </table:table-cell>
          <table:table-cell table:style-name="ce27" table:formula="of:=IFERROR(IFERROR(VLOOKUP([.A115];[items_equipment.A:items_equipment.B];2;0);VLOOKUP([.A115];[items_misc.A:items_misc.B];2;0));VLOOKUP([.A115];[items_consumable.A:items_consumable.B];2;0))" office:value-type="string" calcext:value-type="string" office:string-value="Hard leather tunic">
            <text:p>Hard leather tunic</text:p>
          </table:table-cell>
          <table:table-cell office:value-type="string" calcext:value-type="string">
            <text:p>orange_mushroom</text:p>
          </table:table-cell>
          <table:table-cell table:style-name="ce27" table:formula="of:=VLOOKUP([.C115];[enemies.A:enemies.B];2;0)" office:value-type="string" calcext:value-type="string" office:string-value="Orange Mushroom">
            <text:p>Orange Mushroom</text:p>
          </table:table-cell>
          <table:table-cell office:value-type="float" calcext:value-type="float" office:value="0.01">
            <text:p>0.01</text:p>
          </table:table-cell>
          <table:table-cell table:style-name="ce28" table:formula="of:=IFERROR(VLOOKUP([.C115];[enemies.A:enemies.L];12;0);&quot;&quot;)" office:value-type="float" calcext:value-type="float" office:value="3">
            <text:p>3</text:p>
          </table:table-cell>
          <table:table-cell table:number-columns-repeated="1024"/>
        </table:table-row>
        <table:table-row table:style-name="ro354">
          <table:table-cell office:value-type="string" calcext:value-type="string">
            <text:p><text:span text:style-name="T794">grit head 3</text:span></text:p>
          </table:table-cell>
          <table:table-cell table:style-name="ce27" table:formula="of:=IFERROR(IFERROR(VLOOKUP([.A116];[items_equipment.A:items_equipment.B];2;0);VLOOKUP([.A116];[items_misc.A:items_misc.B];2;0));VLOOKUP([.A116];[items_consumable.A:items_consumable.B];2;0))" office:value-type="string" calcext:value-type="string" office:string-value="Hard leather helmet">
            <text:p>Hard leather helmet</text:p>
          </table:table-cell>
          <table:table-cell office:value-type="string" calcext:value-type="string">
            <text:p>orange_mushroom</text:p>
          </table:table-cell>
          <table:table-cell table:style-name="ce27" table:formula="of:=VLOOKUP([.C116];[enemies.A:enemies.B];2;0)" office:value-type="string" calcext:value-type="string" office:string-value="Orange Mushroom">
            <text:p>Orange Mushroom</text:p>
          </table:table-cell>
          <table:table-cell office:value-type="float" calcext:value-type="float" office:value="0.01">
            <text:p>0.01</text:p>
          </table:table-cell>
          <table:table-cell table:style-name="ce28" table:formula="of:=IFERROR(VLOOKUP([.C116];[enemies.A:enemies.L];12;0);&quot;&quot;)" office:value-type="float" calcext:value-type="float" office:value="3">
            <text:p>3</text:p>
          </table:table-cell>
          <table:table-cell table:number-columns-repeated="1024"/>
        </table:table-row>
        <table:table-row table:style-name="ro355">
          <table:table-cell office:value-type="string" calcext:value-type="string">
            <text:p><text:span text:style-name="T795">grit trinket 3</text:span></text:p>
          </table:table-cell>
          <table:table-cell table:style-name="ce27" table:formula="of:=IFERROR(IFERROR(VLOOKUP([.A117];[items_equipment.A:items_equipment.B];2;0);VLOOKUP([.A117];[items_misc.A:items_misc.B];2;0));VLOOKUP([.A117];[items_consumable.A:items_consumable.B];2;0))" office:value-type="string" calcext:value-type="string" office:string-value="Shield">
            <text:p>Shield</text:p>
          </table:table-cell>
          <table:table-cell office:value-type="string" calcext:value-type="string">
            <text:p>orange_mushroom</text:p>
          </table:table-cell>
          <table:table-cell table:style-name="ce27" table:formula="of:=VLOOKUP([.C117];[enemies.A:enemies.B];2;0)" office:value-type="string" calcext:value-type="string" office:string-value="Orange Mushroom">
            <text:p>Orange Mushroom</text:p>
          </table:table-cell>
          <table:table-cell office:value-type="float" calcext:value-type="float" office:value="0.01">
            <text:p>0.01</text:p>
          </table:table-cell>
          <table:table-cell table:style-name="ce28" table:formula="of:=IFERROR(VLOOKUP([.C117];[enemies.A:enemies.L];12;0);&quot;&quot;)" office:value-type="float" calcext:value-type="float" office:value="3">
            <text:p>3</text:p>
          </table:table-cell>
          <table:table-cell table:number-columns-repeated="1024"/>
        </table:table-row>
        <table:table-row table:style-name="ro356">
          <table:table-cell office:value-type="string" calcext:value-type="string">
            <text:p><text:span text:style-name="T796">grit weapon 3</text:span></text:p>
          </table:table-cell>
          <table:table-cell table:style-name="ce27" table:formula="of:=IFERROR(IFERROR(VLOOKUP([.A118];[items_equipment.A:items_equipment.B];2;0);VLOOKUP([.A118];[items_misc.A:items_misc.B];2;0));VLOOKUP([.A118];[items_consumable.A:items_consumable.B];2;0))" office:value-type="string" calcext:value-type="string" office:string-value="Spear">
            <text:p>Spear</text:p>
          </table:table-cell>
          <table:table-cell office:value-type="string" calcext:value-type="string">
            <text:p>orange_mushroom</text:p>
          </table:table-cell>
          <table:table-cell table:style-name="ce27" table:formula="of:=VLOOKUP([.C118];[enemies.A:enemies.B];2;0)" office:value-type="string" calcext:value-type="string" office:string-value="Orange Mushroom">
            <text:p>Orange Mushroom</text:p>
          </table:table-cell>
          <table:table-cell office:value-type="float" calcext:value-type="float" office:value="0.01">
            <text:p>0.01</text:p>
          </table:table-cell>
          <table:table-cell table:style-name="ce28" table:formula="of:=IFERROR(VLOOKUP([.C118];[enemies.A:enemies.L];12;0);&quot;&quot;)" office:value-type="float" calcext:value-type="float" office:value="3">
            <text:p>3</text:p>
          </table:table-cell>
          <table:table-cell table:number-columns-repeated="1024"/>
        </table:table-row>
        <table:table-row table:style-name="ro357">
          <table:table-cell office:value-type="string" calcext:value-type="string">
            <text:p><text:span text:style-name="T797">mind body 3</text:span></text:p>
          </table:table-cell>
          <table:table-cell table:style-name="ce27" table:formula="of:=IFERROR(IFERROR(VLOOKUP([.A119];[items_equipment.A:items_equipment.B];2;0);VLOOKUP([.A119];[items_misc.A:items_misc.B];2;0));VLOOKUP([.A119];[items_consumable.A:items_consumable.B];2;0))" office:value-type="string" calcext:value-type="string" office:string-value="Fine robe">
            <text:p>Fine robe</text:p>
          </table:table-cell>
          <table:table-cell office:value-type="string" calcext:value-type="string">
            <text:p>orange_mushroom</text:p>
          </table:table-cell>
          <table:table-cell table:style-name="ce27" table:formula="of:=VLOOKUP([.C119];[enemies.A:enemies.B];2;0)" office:value-type="string" calcext:value-type="string" office:string-value="Orange Mushroom">
            <text:p>Orange Mushroom</text:p>
          </table:table-cell>
          <table:table-cell office:value-type="float" calcext:value-type="float" office:value="0.01">
            <text:p>0.01</text:p>
          </table:table-cell>
          <table:table-cell table:style-name="ce28" table:formula="of:=IFERROR(VLOOKUP([.C119];[enemies.A:enemies.L];12;0);&quot;&quot;)" office:value-type="float" calcext:value-type="float" office:value="3">
            <text:p>3</text:p>
          </table:table-cell>
          <table:table-cell table:number-columns-repeated="1024"/>
        </table:table-row>
        <table:table-row table:style-name="ro358">
          <table:table-cell office:value-type="string" calcext:value-type="string">
            <text:p><text:span text:style-name="T798">mind head 3</text:span></text:p>
          </table:table-cell>
          <table:table-cell table:style-name="ce27" table:formula="of:=IFERROR(IFERROR(VLOOKUP([.A120];[items_equipment.A:items_equipment.B];2;0);VLOOKUP([.A120];[items_misc.A:items_misc.B];2;0));VLOOKUP([.A120];[items_consumable.A:items_consumable.B];2;0))" office:value-type="string" calcext:value-type="string" office:string-value="Fine pointy hat">
            <text:p>Fine pointy hat</text:p>
          </table:table-cell>
          <table:table-cell office:value-type="string" calcext:value-type="string">
            <text:p>orange_mushroom</text:p>
          </table:table-cell>
          <table:table-cell table:style-name="ce27" table:formula="of:=VLOOKUP([.C120];[enemies.A:enemies.B];2;0)" office:value-type="string" calcext:value-type="string" office:string-value="Orange Mushroom">
            <text:p>Orange Mushroom</text:p>
          </table:table-cell>
          <table:table-cell office:value-type="float" calcext:value-type="float" office:value="0.01">
            <text:p>0.01</text:p>
          </table:table-cell>
          <table:table-cell table:style-name="ce28" table:formula="of:=IFERROR(VLOOKUP([.C120];[enemies.A:enemies.L];12;0);&quot;&quot;)" office:value-type="float" calcext:value-type="float" office:value="3">
            <text:p>3</text:p>
          </table:table-cell>
          <table:table-cell table:number-columns-repeated="1024"/>
        </table:table-row>
        <table:table-row table:style-name="ro359">
          <table:table-cell office:value-type="string" calcext:value-type="string">
            <text:p><text:span text:style-name="T799">mind trinket 3</text:span></text:p>
          </table:table-cell>
          <table:table-cell table:style-name="ce27" table:formula="of:=IFERROR(IFERROR(VLOOKUP([.A121];[items_equipment.A:items_equipment.B];2;0);VLOOKUP([.A121];[items_misc.A:items_misc.B];2;0));VLOOKUP([.A121];[items_consumable.A:items_consumable.B];2;0))" office:value-type="string" calcext:value-type="string" office:string-value="Notebook">
            <text:p>Notebook</text:p>
          </table:table-cell>
          <table:table-cell office:value-type="string" calcext:value-type="string">
            <text:p>orange_mushroom</text:p>
          </table:table-cell>
          <table:table-cell table:style-name="ce27" table:formula="of:=VLOOKUP([.C121];[enemies.A:enemies.B];2;0)" office:value-type="string" calcext:value-type="string" office:string-value="Orange Mushroom">
            <text:p>Orange Mushroom</text:p>
          </table:table-cell>
          <table:table-cell office:value-type="float" calcext:value-type="float" office:value="0.01">
            <text:p>0.01</text:p>
          </table:table-cell>
          <table:table-cell table:style-name="ce28" table:formula="of:=IFERROR(VLOOKUP([.C121];[enemies.A:enemies.L];12;0);&quot;&quot;)" office:value-type="float" calcext:value-type="float" office:value="3">
            <text:p>3</text:p>
          </table:table-cell>
          <table:table-cell table:number-columns-repeated="1024"/>
        </table:table-row>
        <table:table-row table:style-name="ro360">
          <table:table-cell office:value-type="string" calcext:value-type="string">
            <text:p><text:span text:style-name="T800">mind weapon 3</text:span></text:p>
          </table:table-cell>
          <table:table-cell table:style-name="ce27" table:formula="of:=IFERROR(IFERROR(VLOOKUP([.A122];[items_equipment.A:items_equipment.B];2;0);VLOOKUP([.A122];[items_misc.A:items_misc.B];2;0));VLOOKUP([.A122];[items_consumable.A:items_consumable.B];2;0))" office:value-type="string" calcext:value-type="string" office:string-value="Simple wand">
            <text:p>Simple wand</text:p>
          </table:table-cell>
          <table:table-cell office:value-type="string" calcext:value-type="string">
            <text:p>orange_mushroom</text:p>
          </table:table-cell>
          <table:table-cell table:style-name="ce27" table:formula="of:=VLOOKUP([.C122];[enemies.A:enemies.B];2;0)" office:value-type="string" calcext:value-type="string" office:string-value="Orange Mushroom">
            <text:p>Orange Mushroom</text:p>
          </table:table-cell>
          <table:table-cell office:value-type="float" calcext:value-type="float" office:value="0.01">
            <text:p>0.01</text:p>
          </table:table-cell>
          <table:table-cell table:style-name="ce28" table:formula="of:=IFERROR(VLOOKUP([.C122];[enemies.A:enemies.L];12;0);&quot;&quot;)" office:value-type="float" calcext:value-type="float" office:value="3">
            <text:p>3</text:p>
          </table:table-cell>
          <table:table-cell table:number-columns-repeated="1024"/>
        </table:table-row>
        <table:table-row table:style-name="ro361">
          <table:table-cell office:value-type="string" calcext:value-type="string">
            <text:p><text:span text:style-name="T801">red potion</text:span></text:p>
          </table:table-cell>
          <table:table-cell table:style-name="ce27" table:formula="of:=IFERROR(IFERROR(VLOOKUP([.A123];[items_equipment.A:items_equipment.B];2;0);VLOOKUP([.A123];[items_misc.A:items_misc.B];2;0));VLOOKUP([.A123];[items_consumable.A:items_consumable.B];2;0))" office:value-type="string" calcext:value-type="string" office:string-value="Red potion">
            <text:p>Red potion</text:p>
          </table:table-cell>
          <table:table-cell office:value-type="string" calcext:value-type="string">
            <text:p>orange_mushroom</text:p>
          </table:table-cell>
          <table:table-cell table:style-name="ce27" table:formula="of:=VLOOKUP([.C123];[enemies.A:enemies.B];2;0)" office:value-type="string" calcext:value-type="string" office:string-value="Orange Mushroom">
            <text:p>Orange Mushroom</text:p>
          </table:table-cell>
          <table:table-cell office:value-type="float" calcext:value-type="float" office:value="0.01">
            <text:p>0.01</text:p>
          </table:table-cell>
          <table:table-cell table:style-name="ce28" table:formula="of:=IFERROR(VLOOKUP([.C123];[enemies.A:enemies.L];12;0);&quot;&quot;)" office:value-type="float" calcext:value-type="float" office:value="3">
            <text:p>3</text:p>
          </table:table-cell>
          <table:table-cell table:number-columns-repeated="1024"/>
        </table:table-row>
        <table:table-row table:style-name="ro362">
          <table:table-cell office:value-type="string" calcext:value-type="string">
            <text:p><text:span text:style-name="T802">soul body 3</text:span></text:p>
          </table:table-cell>
          <table:table-cell table:style-name="ce27" table:formula="of:=IFERROR(IFERROR(VLOOKUP([.A124];[items_equipment.A:items_equipment.B];2;0);VLOOKUP([.A124];[items_misc.A:items_misc.B];2;0));VLOOKUP([.A124];[items_consumable.A:items_consumable.B];2;0))" office:value-type="string" calcext:value-type="string" office:string-value="Fine silk robe">
            <text:p>Fine silk robe</text:p>
          </table:table-cell>
          <table:table-cell office:value-type="string" calcext:value-type="string">
            <text:p>orange_mushroom</text:p>
          </table:table-cell>
          <table:table-cell table:style-name="ce27" table:formula="of:=VLOOKUP([.C124];[enemies.A:enemies.B];2;0)" office:value-type="string" calcext:value-type="string" office:string-value="Orange Mushroom">
            <text:p>Orange Mushroom</text:p>
          </table:table-cell>
          <table:table-cell office:value-type="float" calcext:value-type="float" office:value="0.01">
            <text:p>0.01</text:p>
          </table:table-cell>
          <table:table-cell table:style-name="ce28" table:formula="of:=IFERROR(VLOOKUP([.C124];[enemies.A:enemies.L];12;0);&quot;&quot;)" office:value-type="float" calcext:value-type="float" office:value="3">
            <text:p>3</text:p>
          </table:table-cell>
          <table:table-cell table:number-columns-repeated="1024"/>
        </table:table-row>
        <table:table-row table:style-name="ro363">
          <table:table-cell office:value-type="string" calcext:value-type="string">
            <text:p><text:span text:style-name="T803">soul head 3</text:span></text:p>
          </table:table-cell>
          <table:table-cell table:style-name="ce27" table:formula="of:=IFERROR(IFERROR(VLOOKUP([.A125];[items_equipment.A:items_equipment.B];2;0);VLOOKUP([.A125];[items_misc.A:items_misc.B];2;0));VLOOKUP([.A125];[items_consumable.A:items_consumable.B];2;0))" office:value-type="string" calcext:value-type="string" office:string-value="Fine silk hood">
            <text:p>Fine silk hood</text:p>
          </table:table-cell>
          <table:table-cell office:value-type="string" calcext:value-type="string">
            <text:p>orange_mushroom</text:p>
          </table:table-cell>
          <table:table-cell table:style-name="ce27" table:formula="of:=VLOOKUP([.C125];[enemies.A:enemies.B];2;0)" office:value-type="string" calcext:value-type="string" office:string-value="Orange Mushroom">
            <text:p>Orange Mushroom</text:p>
          </table:table-cell>
          <table:table-cell office:value-type="float" calcext:value-type="float" office:value="0.01">
            <text:p>0.01</text:p>
          </table:table-cell>
          <table:table-cell table:style-name="ce28" table:formula="of:=IFERROR(VLOOKUP([.C125];[enemies.A:enemies.L];12;0);&quot;&quot;)" office:value-type="float" calcext:value-type="float" office:value="3">
            <text:p>3</text:p>
          </table:table-cell>
          <table:table-cell table:number-columns-repeated="1024"/>
        </table:table-row>
        <table:table-row table:style-name="ro364">
          <table:table-cell office:value-type="string" calcext:value-type="string">
            <text:p><text:span text:style-name="T804">soul trinket 3</text:span></text:p>
          </table:table-cell>
          <table:table-cell table:style-name="ce27" table:formula="of:=IFERROR(IFERROR(VLOOKUP([.A126];[items_equipment.A:items_equipment.B];2;0);VLOOKUP([.A126];[items_misc.A:items_misc.B];2;0));VLOOKUP([.A126];[items_consumable.A:items_consumable.B];2;0))" office:value-type="string" calcext:value-type="string" office:string-value="Sigil">
            <text:p>Sigil</text:p>
          </table:table-cell>
          <table:table-cell office:value-type="string" calcext:value-type="string">
            <text:p>orange_mushroom</text:p>
          </table:table-cell>
          <table:table-cell table:style-name="ce27" table:formula="of:=VLOOKUP([.C126];[enemies.A:enemies.B];2;0)" office:value-type="string" calcext:value-type="string" office:string-value="Orange Mushroom">
            <text:p>Orange Mushroom</text:p>
          </table:table-cell>
          <table:table-cell office:value-type="float" calcext:value-type="float" office:value="0.01">
            <text:p>0.01</text:p>
          </table:table-cell>
          <table:table-cell table:style-name="ce28" table:formula="of:=IFERROR(VLOOKUP([.C126];[enemies.A:enemies.L];12;0);&quot;&quot;)" office:value-type="float" calcext:value-type="float" office:value="3">
            <text:p>3</text:p>
          </table:table-cell>
          <table:table-cell table:number-columns-repeated="1024"/>
        </table:table-row>
        <table:table-row table:style-name="ro365">
          <table:table-cell office:value-type="string" calcext:value-type="string">
            <text:p><text:span text:style-name="T805">soul weapon 3</text:span></text:p>
          </table:table-cell>
          <table:table-cell table:style-name="ce27" table:formula="of:=IFERROR(IFERROR(VLOOKUP([.A127];[items_equipment.A:items_equipment.B];2;0);VLOOKUP([.A127];[items_misc.A:items_misc.B];2;0));VLOOKUP([.A127];[items_consumable.A:items_consumable.B];2;0))" office:value-type="string" calcext:value-type="string" office:string-value="Holy emblem">
            <text:p>Holy emblem</text:p>
          </table:table-cell>
          <table:table-cell office:value-type="string" calcext:value-type="string">
            <text:p>orange_mushroom</text:p>
          </table:table-cell>
          <table:table-cell table:style-name="ce27" table:formula="of:=VLOOKUP([.C127];[enemies.A:enemies.B];2;0)" office:value-type="string" calcext:value-type="string" office:string-value="Orange Mushroom">
            <text:p>Orange Mushroom</text:p>
          </table:table-cell>
          <table:table-cell office:value-type="float" calcext:value-type="float" office:value="0.01">
            <text:p>0.01</text:p>
          </table:table-cell>
          <table:table-cell table:style-name="ce28" table:formula="of:=IFERROR(VLOOKUP([.C127];[enemies.A:enemies.L];12;0);&quot;&quot;)" office:value-type="float" calcext:value-type="float" office:value="3">
            <text:p>3</text:p>
          </table:table-cell>
          <table:table-cell table:number-columns-repeated="1024"/>
        </table:table-row>
        <table:table-row table:style-name="ro366">
          <table:table-cell office:value-type="string" calcext:value-type="string">
            <text:p><text:span text:style-name="T806">blue potion</text:span></text:p>
          </table:table-cell>
          <table:table-cell table:style-name="ce27" table:formula="of:=IFERROR(IFERROR(VLOOKUP([.A128];[items_equipment.A:items_equipment.B];2;0);VLOOKUP([.A128];[items_misc.A:items_misc.B];2;0));VLOOKUP([.A128];[items_consumable.A:items_consumable.B];2;0))" office:value-type="string" calcext:value-type="string" office:string-value="Blue potion">
            <text:p>Blue potion</text:p>
          </table:table-cell>
          <table:table-cell office:value-type="string" calcext:value-type="string">
            <text:p>pig</text:p>
          </table:table-cell>
          <table:table-cell table:style-name="ce27" table:formula="of:=VLOOKUP([.C128];[enemies.A:enemies.B];2;0)" office:value-type="string" calcext:value-type="string" office:string-value="Pig">
            <text:p>Pig</text:p>
          </table:table-cell>
          <table:table-cell office:value-type="float" calcext:value-type="float" office:value="0.01">
            <text:p>0.01</text:p>
          </table:table-cell>
          <table:table-cell table:style-name="ce28" table:formula="of:=IFERROR(VLOOKUP([.C128];[enemies.A:enemies.L];12;0);&quot;&quot;)" office:value-type="float" calcext:value-type="float" office:value="3">
            <text:p>3</text:p>
          </table:table-cell>
          <table:table-cell table:number-columns-repeated="1024"/>
        </table:table-row>
        <table:table-row table:style-name="ro367">
          <table:table-cell office:value-type="string" calcext:value-type="string">
            <text:p><text:span text:style-name="T807">flow body 3</text:span></text:p>
          </table:table-cell>
          <table:table-cell table:style-name="ce27" table:formula="of:=IFERROR(IFERROR(VLOOKUP([.A129];[items_equipment.A:items_equipment.B];2;0);VLOOKUP([.A129];[items_misc.A:items_misc.B];2;0));VLOOKUP([.A129];[items_consumable.A:items_consumable.B];2;0))" office:value-type="string" calcext:value-type="string" office:string-value="Cloth shirt">
            <text:p>Cloth shirt</text:p>
          </table:table-cell>
          <table:table-cell office:value-type="string" calcext:value-type="string">
            <text:p>pig</text:p>
          </table:table-cell>
          <table:table-cell table:style-name="ce27" table:formula="of:=VLOOKUP([.C129];[enemies.A:enemies.B];2;0)" office:value-type="string" calcext:value-type="string" office:string-value="Pig">
            <text:p>Pig</text:p>
          </table:table-cell>
          <table:table-cell office:value-type="float" calcext:value-type="float" office:value="0.01">
            <text:p>0.01</text:p>
          </table:table-cell>
          <table:table-cell table:style-name="ce28" table:formula="of:=IFERROR(VLOOKUP([.C129];[enemies.A:enemies.L];12;0);&quot;&quot;)" office:value-type="float" calcext:value-type="float" office:value="3">
            <text:p>3</text:p>
          </table:table-cell>
          <table:table-cell table:number-columns-repeated="1024"/>
        </table:table-row>
        <table:table-row table:style-name="ro368">
          <table:table-cell office:value-type="string" calcext:value-type="string">
            <text:p><text:span text:style-name="T808">flow head 3</text:span></text:p>
          </table:table-cell>
          <table:table-cell table:style-name="ce27" table:formula="of:=IFERROR(IFERROR(VLOOKUP([.A130];[items_equipment.A:items_equipment.B];2;0);VLOOKUP([.A130];[items_misc.A:items_misc.B];2;0));VLOOKUP([.A130];[items_consumable.A:items_consumable.B];2;0))" office:value-type="string" calcext:value-type="string" office:string-value="Cloth hood">
            <text:p>Cloth hood</text:p>
          </table:table-cell>
          <table:table-cell office:value-type="string" calcext:value-type="string">
            <text:p>pig</text:p>
          </table:table-cell>
          <table:table-cell table:style-name="ce27" table:formula="of:=VLOOKUP([.C130];[enemies.A:enemies.B];2;0)" office:value-type="string" calcext:value-type="string" office:string-value="Pig">
            <text:p>Pig</text:p>
          </table:table-cell>
          <table:table-cell office:value-type="float" calcext:value-type="float" office:value="0.01">
            <text:p>0.01</text:p>
          </table:table-cell>
          <table:table-cell table:style-name="ce28" table:formula="of:=IFERROR(VLOOKUP([.C130];[enemies.A:enemies.L];12;0);&quot;&quot;)" office:value-type="float" calcext:value-type="float" office:value="3">
            <text:p>3</text:p>
          </table:table-cell>
          <table:table-cell table:number-columns-repeated="1024"/>
        </table:table-row>
        <table:table-row table:style-name="ro369">
          <table:table-cell office:value-type="string" calcext:value-type="string">
            <text:p><text:span text:style-name="T809">flow trinket 3</text:span></text:p>
          </table:table-cell>
          <table:table-cell table:style-name="ce27" table:formula="of:=IFERROR(IFERROR(VLOOKUP([.A131];[items_equipment.A:items_equipment.B];2;0);VLOOKUP([.A131];[items_misc.A:items_misc.B];2;0));VLOOKUP([.A131];[items_consumable.A:items_consumable.B];2;0))" office:value-type="string" calcext:value-type="string" office:string-value="Dagger">
            <text:p>Dagger</text:p>
          </table:table-cell>
          <table:table-cell office:value-type="string" calcext:value-type="string">
            <text:p>pig</text:p>
          </table:table-cell>
          <table:table-cell table:style-name="ce27" table:formula="of:=VLOOKUP([.C131];[enemies.A:enemies.B];2;0)" office:value-type="string" calcext:value-type="string" office:string-value="Pig">
            <text:p>Pig</text:p>
          </table:table-cell>
          <table:table-cell office:value-type="float" calcext:value-type="float" office:value="0.01">
            <text:p>0.01</text:p>
          </table:table-cell>
          <table:table-cell table:style-name="ce28" table:formula="of:=IFERROR(VLOOKUP([.C131];[enemies.A:enemies.L];12;0);&quot;&quot;)" office:value-type="float" calcext:value-type="float" office:value="3">
            <text:p>3</text:p>
          </table:table-cell>
          <table:table-cell table:number-columns-repeated="1024"/>
        </table:table-row>
        <table:table-row table:style-name="ro370">
          <table:table-cell office:value-type="string" calcext:value-type="string">
            <text:p><text:span text:style-name="T810">flow weapon 3</text:span></text:p>
          </table:table-cell>
          <table:table-cell table:style-name="ce27" table:formula="of:=IFERROR(IFERROR(VLOOKUP([.A132];[items_equipment.A:items_equipment.B];2;0);VLOOKUP([.A132];[items_misc.A:items_misc.B];2;0));VLOOKUP([.A132];[items_consumable.A:items_consumable.B];2;0))" office:value-type="string" calcext:value-type="string" office:string-value="Knife">
            <text:p>Knife</text:p>
          </table:table-cell>
          <table:table-cell office:value-type="string" calcext:value-type="string">
            <text:p>pig</text:p>
          </table:table-cell>
          <table:table-cell table:style-name="ce27" table:formula="of:=VLOOKUP([.C132];[enemies.A:enemies.B];2;0)" office:value-type="string" calcext:value-type="string" office:string-value="Pig">
            <text:p>Pig</text:p>
          </table:table-cell>
          <table:table-cell office:value-type="float" calcext:value-type="float" office:value="0.01">
            <text:p>0.01</text:p>
          </table:table-cell>
          <table:table-cell table:style-name="ce28" table:formula="of:=IFERROR(VLOOKUP([.C132];[enemies.A:enemies.L];12;0);&quot;&quot;)" office:value-type="float" calcext:value-type="float" office:value="3">
            <text:p>3</text:p>
          </table:table-cell>
          <table:table-cell table:number-columns-repeated="1024"/>
        </table:table-row>
        <table:table-row table:style-name="ro371">
          <table:table-cell office:value-type="string" calcext:value-type="string">
            <text:p><text:span text:style-name="T811">grit body 3</text:span></text:p>
          </table:table-cell>
          <table:table-cell table:style-name="ce27" table:formula="of:=IFERROR(IFERROR(VLOOKUP([.A133];[items_equipment.A:items_equipment.B];2;0);VLOOKUP([.A133];[items_misc.A:items_misc.B];2;0));VLOOKUP([.A133];[items_consumable.A:items_consumable.B];2;0))" office:value-type="string" calcext:value-type="string" office:string-value="Hard leather tunic">
            <text:p>Hard leather tunic</text:p>
          </table:table-cell>
          <table:table-cell office:value-type="string" calcext:value-type="string">
            <text:p>pig</text:p>
          </table:table-cell>
          <table:table-cell table:style-name="ce27" table:formula="of:=VLOOKUP([.C133];[enemies.A:enemies.B];2;0)" office:value-type="string" calcext:value-type="string" office:string-value="Pig">
            <text:p>Pig</text:p>
          </table:table-cell>
          <table:table-cell office:value-type="float" calcext:value-type="float" office:value="0.01">
            <text:p>0.01</text:p>
          </table:table-cell>
          <table:table-cell table:style-name="ce28" table:formula="of:=IFERROR(VLOOKUP([.C133];[enemies.A:enemies.L];12;0);&quot;&quot;)" office:value-type="float" calcext:value-type="float" office:value="3">
            <text:p>3</text:p>
          </table:table-cell>
          <table:table-cell table:number-columns-repeated="1024"/>
        </table:table-row>
        <table:table-row table:style-name="ro372">
          <table:table-cell office:value-type="string" calcext:value-type="string">
            <text:p><text:span text:style-name="T812">grit head 3</text:span></text:p>
          </table:table-cell>
          <table:table-cell table:style-name="ce27" table:formula="of:=IFERROR(IFERROR(VLOOKUP([.A134];[items_equipment.A:items_equipment.B];2;0);VLOOKUP([.A134];[items_misc.A:items_misc.B];2;0));VLOOKUP([.A134];[items_consumable.A:items_consumable.B];2;0))" office:value-type="string" calcext:value-type="string" office:string-value="Hard leather helmet">
            <text:p>Hard leather helmet</text:p>
          </table:table-cell>
          <table:table-cell office:value-type="string" calcext:value-type="string">
            <text:p>pig</text:p>
          </table:table-cell>
          <table:table-cell table:style-name="ce27" table:formula="of:=VLOOKUP([.C134];[enemies.A:enemies.B];2;0)" office:value-type="string" calcext:value-type="string" office:string-value="Pig">
            <text:p>Pig</text:p>
          </table:table-cell>
          <table:table-cell office:value-type="float" calcext:value-type="float" office:value="0.01">
            <text:p>0.01</text:p>
          </table:table-cell>
          <table:table-cell table:style-name="ce28" table:formula="of:=IFERROR(VLOOKUP([.C134];[enemies.A:enemies.L];12;0);&quot;&quot;)" office:value-type="float" calcext:value-type="float" office:value="3">
            <text:p>3</text:p>
          </table:table-cell>
          <table:table-cell table:number-columns-repeated="1024"/>
        </table:table-row>
        <table:table-row table:style-name="ro373">
          <table:table-cell office:value-type="string" calcext:value-type="string">
            <text:p><text:span text:style-name="T813">grit trinket 3</text:span></text:p>
          </table:table-cell>
          <table:table-cell table:style-name="ce27" table:formula="of:=IFERROR(IFERROR(VLOOKUP([.A135];[items_equipment.A:items_equipment.B];2;0);VLOOKUP([.A135];[items_misc.A:items_misc.B];2;0));VLOOKUP([.A135];[items_consumable.A:items_consumable.B];2;0))" office:value-type="string" calcext:value-type="string" office:string-value="Shield">
            <text:p>Shield</text:p>
          </table:table-cell>
          <table:table-cell office:value-type="string" calcext:value-type="string">
            <text:p>pig</text:p>
          </table:table-cell>
          <table:table-cell table:style-name="ce27" table:formula="of:=VLOOKUP([.C135];[enemies.A:enemies.B];2;0)" office:value-type="string" calcext:value-type="string" office:string-value="Pig">
            <text:p>Pig</text:p>
          </table:table-cell>
          <table:table-cell office:value-type="float" calcext:value-type="float" office:value="0.01">
            <text:p>0.01</text:p>
          </table:table-cell>
          <table:table-cell table:style-name="ce28" table:formula="of:=IFERROR(VLOOKUP([.C135];[enemies.A:enemies.L];12;0);&quot;&quot;)" office:value-type="float" calcext:value-type="float" office:value="3">
            <text:p>3</text:p>
          </table:table-cell>
          <table:table-cell table:number-columns-repeated="1024"/>
        </table:table-row>
        <table:table-row table:style-name="ro374">
          <table:table-cell office:value-type="string" calcext:value-type="string">
            <text:p><text:span text:style-name="T814">grit weapon 3</text:span></text:p>
          </table:table-cell>
          <table:table-cell table:style-name="ce27" table:formula="of:=IFERROR(IFERROR(VLOOKUP([.A136];[items_equipment.A:items_equipment.B];2;0);VLOOKUP([.A136];[items_misc.A:items_misc.B];2;0));VLOOKUP([.A136];[items_consumable.A:items_consumable.B];2;0))" office:value-type="string" calcext:value-type="string" office:string-value="Spear">
            <text:p>Spear</text:p>
          </table:table-cell>
          <table:table-cell office:value-type="string" calcext:value-type="string">
            <text:p>pig</text:p>
          </table:table-cell>
          <table:table-cell table:style-name="ce27" table:formula="of:=VLOOKUP([.C136];[enemies.A:enemies.B];2;0)" office:value-type="string" calcext:value-type="string" office:string-value="Pig">
            <text:p>Pig</text:p>
          </table:table-cell>
          <table:table-cell office:value-type="float" calcext:value-type="float" office:value="0.01">
            <text:p>0.01</text:p>
          </table:table-cell>
          <table:table-cell table:style-name="ce28" table:formula="of:=IFERROR(VLOOKUP([.C136];[enemies.A:enemies.L];12;0);&quot;&quot;)" office:value-type="float" calcext:value-type="float" office:value="3">
            <text:p>3</text:p>
          </table:table-cell>
          <table:table-cell table:number-columns-repeated="1024"/>
        </table:table-row>
        <table:table-row table:style-name="ro375">
          <table:table-cell office:value-type="string" calcext:value-type="string">
            <text:p><text:span text:style-name="T815">mind body 3</text:span></text:p>
          </table:table-cell>
          <table:table-cell table:style-name="ce27" table:formula="of:=IFERROR(IFERROR(VLOOKUP([.A137];[items_equipment.A:items_equipment.B];2;0);VLOOKUP([.A137];[items_misc.A:items_misc.B];2;0));VLOOKUP([.A137];[items_consumable.A:items_consumable.B];2;0))" office:value-type="string" calcext:value-type="string" office:string-value="Fine robe">
            <text:p>Fine robe</text:p>
          </table:table-cell>
          <table:table-cell office:value-type="string" calcext:value-type="string">
            <text:p>pig</text:p>
          </table:table-cell>
          <table:table-cell table:style-name="ce27" table:formula="of:=VLOOKUP([.C137];[enemies.A:enemies.B];2;0)" office:value-type="string" calcext:value-type="string" office:string-value="Pig">
            <text:p>Pig</text:p>
          </table:table-cell>
          <table:table-cell office:value-type="float" calcext:value-type="float" office:value="0.01">
            <text:p>0.01</text:p>
          </table:table-cell>
          <table:table-cell table:style-name="ce28" table:formula="of:=IFERROR(VLOOKUP([.C137];[enemies.A:enemies.L];12;0);&quot;&quot;)" office:value-type="float" calcext:value-type="float" office:value="3">
            <text:p>3</text:p>
          </table:table-cell>
          <table:table-cell table:number-columns-repeated="1024"/>
        </table:table-row>
        <table:table-row table:style-name="ro376">
          <table:table-cell office:value-type="string" calcext:value-type="string">
            <text:p><text:span text:style-name="T816">mind head 3</text:span></text:p>
          </table:table-cell>
          <table:table-cell table:style-name="ce27" table:formula="of:=IFERROR(IFERROR(VLOOKUP([.A138];[items_equipment.A:items_equipment.B];2;0);VLOOKUP([.A138];[items_misc.A:items_misc.B];2;0));VLOOKUP([.A138];[items_consumable.A:items_consumable.B];2;0))" office:value-type="string" calcext:value-type="string" office:string-value="Fine pointy hat">
            <text:p>Fine pointy hat</text:p>
          </table:table-cell>
          <table:table-cell office:value-type="string" calcext:value-type="string">
            <text:p>pig</text:p>
          </table:table-cell>
          <table:table-cell table:style-name="ce27" table:formula="of:=VLOOKUP([.C138];[enemies.A:enemies.B];2;0)" office:value-type="string" calcext:value-type="string" office:string-value="Pig">
            <text:p>Pig</text:p>
          </table:table-cell>
          <table:table-cell office:value-type="float" calcext:value-type="float" office:value="0.01">
            <text:p>0.01</text:p>
          </table:table-cell>
          <table:table-cell table:style-name="ce28" table:formula="of:=IFERROR(VLOOKUP([.C138];[enemies.A:enemies.L];12;0);&quot;&quot;)" office:value-type="float" calcext:value-type="float" office:value="3">
            <text:p>3</text:p>
          </table:table-cell>
          <table:table-cell table:number-columns-repeated="1024"/>
        </table:table-row>
        <table:table-row table:style-name="ro377">
          <table:table-cell office:value-type="string" calcext:value-type="string">
            <text:p><text:span text:style-name="T817">mind trinket 3</text:span></text:p>
          </table:table-cell>
          <table:table-cell table:style-name="ce27" table:formula="of:=IFERROR(IFERROR(VLOOKUP([.A139];[items_equipment.A:items_equipment.B];2;0);VLOOKUP([.A139];[items_misc.A:items_misc.B];2;0));VLOOKUP([.A139];[items_consumable.A:items_consumable.B];2;0))" office:value-type="string" calcext:value-type="string" office:string-value="Notebook">
            <text:p>Notebook</text:p>
          </table:table-cell>
          <table:table-cell office:value-type="string" calcext:value-type="string">
            <text:p>pig</text:p>
          </table:table-cell>
          <table:table-cell table:style-name="ce27" table:formula="of:=VLOOKUP([.C139];[enemies.A:enemies.B];2;0)" office:value-type="string" calcext:value-type="string" office:string-value="Pig">
            <text:p>Pig</text:p>
          </table:table-cell>
          <table:table-cell office:value-type="float" calcext:value-type="float" office:value="0.01">
            <text:p>0.01</text:p>
          </table:table-cell>
          <table:table-cell table:style-name="ce28" table:formula="of:=IFERROR(VLOOKUP([.C139];[enemies.A:enemies.L];12;0);&quot;&quot;)" office:value-type="float" calcext:value-type="float" office:value="3">
            <text:p>3</text:p>
          </table:table-cell>
          <table:table-cell table:number-columns-repeated="1024"/>
        </table:table-row>
        <table:table-row table:style-name="ro378">
          <table:table-cell office:value-type="string" calcext:value-type="string">
            <text:p><text:span text:style-name="T818">mind weapon 3</text:span></text:p>
          </table:table-cell>
          <table:table-cell table:style-name="ce27" table:formula="of:=IFERROR(IFERROR(VLOOKUP([.A140];[items_equipment.A:items_equipment.B];2;0);VLOOKUP([.A140];[items_misc.A:items_misc.B];2;0));VLOOKUP([.A140];[items_consumable.A:items_consumable.B];2;0))" office:value-type="string" calcext:value-type="string" office:string-value="Simple wand">
            <text:p>Simple wand</text:p>
          </table:table-cell>
          <table:table-cell office:value-type="string" calcext:value-type="string">
            <text:p>pig</text:p>
          </table:table-cell>
          <table:table-cell table:style-name="ce27" table:formula="of:=VLOOKUP([.C140];[enemies.A:enemies.B];2;0)" office:value-type="string" calcext:value-type="string" office:string-value="Pig">
            <text:p>Pig</text:p>
          </table:table-cell>
          <table:table-cell office:value-type="float" calcext:value-type="float" office:value="0.01">
            <text:p>0.01</text:p>
          </table:table-cell>
          <table:table-cell table:style-name="ce28" table:formula="of:=IFERROR(VLOOKUP([.C140];[enemies.A:enemies.L];12;0);&quot;&quot;)" office:value-type="float" calcext:value-type="float" office:value="3">
            <text:p>3</text:p>
          </table:table-cell>
          <table:table-cell table:number-columns-repeated="1024"/>
        </table:table-row>
        <table:table-row table:style-name="ro379">
          <table:table-cell office:value-type="string" calcext:value-type="string">
            <text:p><text:span text:style-name="T819">red potion</text:span></text:p>
          </table:table-cell>
          <table:table-cell table:style-name="ce27" table:formula="of:=IFERROR(IFERROR(VLOOKUP([.A141];[items_equipment.A:items_equipment.B];2;0);VLOOKUP([.A141];[items_misc.A:items_misc.B];2;0));VLOOKUP([.A141];[items_consumable.A:items_consumable.B];2;0))" office:value-type="string" calcext:value-type="string" office:string-value="Red potion">
            <text:p>Red potion</text:p>
          </table:table-cell>
          <table:table-cell office:value-type="string" calcext:value-type="string">
            <text:p>pig</text:p>
          </table:table-cell>
          <table:table-cell table:style-name="ce27" table:formula="of:=VLOOKUP([.C141];[enemies.A:enemies.B];2;0)" office:value-type="string" calcext:value-type="string" office:string-value="Pig">
            <text:p>Pig</text:p>
          </table:table-cell>
          <table:table-cell office:value-type="float" calcext:value-type="float" office:value="0.01">
            <text:p>0.01</text:p>
          </table:table-cell>
          <table:table-cell table:style-name="ce28" table:formula="of:=IFERROR(VLOOKUP([.C141];[enemies.A:enemies.L];12;0);&quot;&quot;)" office:value-type="float" calcext:value-type="float" office:value="3">
            <text:p>3</text:p>
          </table:table-cell>
          <table:table-cell table:number-columns-repeated="1024"/>
        </table:table-row>
        <table:table-row table:style-name="ro380">
          <table:table-cell office:value-type="string" calcext:value-type="string">
            <text:p><text:span text:style-name="T820">soul body 3</text:span></text:p>
          </table:table-cell>
          <table:table-cell table:style-name="ce27" table:formula="of:=IFERROR(IFERROR(VLOOKUP([.A142];[items_equipment.A:items_equipment.B];2;0);VLOOKUP([.A142];[items_misc.A:items_misc.B];2;0));VLOOKUP([.A142];[items_consumable.A:items_consumable.B];2;0))" office:value-type="string" calcext:value-type="string" office:string-value="Fine silk robe">
            <text:p>Fine silk robe</text:p>
          </table:table-cell>
          <table:table-cell office:value-type="string" calcext:value-type="string">
            <text:p>pig</text:p>
          </table:table-cell>
          <table:table-cell table:style-name="ce27" table:formula="of:=VLOOKUP([.C142];[enemies.A:enemies.B];2;0)" office:value-type="string" calcext:value-type="string" office:string-value="Pig">
            <text:p>Pig</text:p>
          </table:table-cell>
          <table:table-cell office:value-type="float" calcext:value-type="float" office:value="0.01">
            <text:p>0.01</text:p>
          </table:table-cell>
          <table:table-cell table:style-name="ce28" table:formula="of:=IFERROR(VLOOKUP([.C142];[enemies.A:enemies.L];12;0);&quot;&quot;)" office:value-type="float" calcext:value-type="float" office:value="3">
            <text:p>3</text:p>
          </table:table-cell>
          <table:table-cell table:number-columns-repeated="1024"/>
        </table:table-row>
        <table:table-row table:style-name="ro381">
          <table:table-cell office:value-type="string" calcext:value-type="string">
            <text:p><text:span text:style-name="T821">soul head 3</text:span></text:p>
          </table:table-cell>
          <table:table-cell table:style-name="ce27" table:formula="of:=IFERROR(IFERROR(VLOOKUP([.A143];[items_equipment.A:items_equipment.B];2;0);VLOOKUP([.A143];[items_misc.A:items_misc.B];2;0));VLOOKUP([.A143];[items_consumable.A:items_consumable.B];2;0))" office:value-type="string" calcext:value-type="string" office:string-value="Fine silk hood">
            <text:p>Fine silk hood</text:p>
          </table:table-cell>
          <table:table-cell office:value-type="string" calcext:value-type="string">
            <text:p>pig</text:p>
          </table:table-cell>
          <table:table-cell table:style-name="ce27" table:formula="of:=VLOOKUP([.C143];[enemies.A:enemies.B];2;0)" office:value-type="string" calcext:value-type="string" office:string-value="Pig">
            <text:p>Pig</text:p>
          </table:table-cell>
          <table:table-cell office:value-type="float" calcext:value-type="float" office:value="0.01">
            <text:p>0.01</text:p>
          </table:table-cell>
          <table:table-cell table:style-name="ce28" table:formula="of:=IFERROR(VLOOKUP([.C143];[enemies.A:enemies.L];12;0);&quot;&quot;)" office:value-type="float" calcext:value-type="float" office:value="3">
            <text:p>3</text:p>
          </table:table-cell>
          <table:table-cell table:number-columns-repeated="1024"/>
        </table:table-row>
        <table:table-row table:style-name="ro382">
          <table:table-cell office:value-type="string" calcext:value-type="string">
            <text:p><text:span text:style-name="T822">soul trinket 3</text:span></text:p>
          </table:table-cell>
          <table:table-cell table:style-name="ce27" table:formula="of:=IFERROR(IFERROR(VLOOKUP([.A144];[items_equipment.A:items_equipment.B];2;0);VLOOKUP([.A144];[items_misc.A:items_misc.B];2;0));VLOOKUP([.A144];[items_consumable.A:items_consumable.B];2;0))" office:value-type="string" calcext:value-type="string" office:string-value="Sigil">
            <text:p>Sigil</text:p>
          </table:table-cell>
          <table:table-cell office:value-type="string" calcext:value-type="string">
            <text:p>pig</text:p>
          </table:table-cell>
          <table:table-cell table:style-name="ce27" table:formula="of:=VLOOKUP([.C144];[enemies.A:enemies.B];2;0)" office:value-type="string" calcext:value-type="string" office:string-value="Pig">
            <text:p>Pig</text:p>
          </table:table-cell>
          <table:table-cell office:value-type="float" calcext:value-type="float" office:value="0.01">
            <text:p>0.01</text:p>
          </table:table-cell>
          <table:table-cell table:style-name="ce28" table:formula="of:=IFERROR(VLOOKUP([.C144];[enemies.A:enemies.L];12;0);&quot;&quot;)" office:value-type="float" calcext:value-type="float" office:value="3">
            <text:p>3</text:p>
          </table:table-cell>
          <table:table-cell table:number-columns-repeated="1024"/>
        </table:table-row>
        <table:table-row table:style-name="ro383">
          <table:table-cell office:value-type="string" calcext:value-type="string">
            <text:p><text:span text:style-name="T823">soul weapon 3</text:span></text:p>
          </table:table-cell>
          <table:table-cell table:style-name="ce27" table:formula="of:=IFERROR(IFERROR(VLOOKUP([.A145];[items_equipment.A:items_equipment.B];2;0);VLOOKUP([.A145];[items_misc.A:items_misc.B];2;0));VLOOKUP([.A145];[items_consumable.A:items_consumable.B];2;0))" office:value-type="string" calcext:value-type="string" office:string-value="Holy emblem">
            <text:p>Holy emblem</text:p>
          </table:table-cell>
          <table:table-cell office:value-type="string" calcext:value-type="string">
            <text:p>pig</text:p>
          </table:table-cell>
          <table:table-cell table:style-name="ce27" table:formula="of:=VLOOKUP([.C145];[enemies.A:enemies.B];2;0)" office:value-type="string" calcext:value-type="string" office:string-value="Pig">
            <text:p>Pig</text:p>
          </table:table-cell>
          <table:table-cell office:value-type="float" calcext:value-type="float" office:value="0.01">
            <text:p>0.01</text:p>
          </table:table-cell>
          <table:table-cell table:style-name="ce28" table:formula="of:=IFERROR(VLOOKUP([.C145];[enemies.A:enemies.L];12;0);&quot;&quot;)" office:value-type="float" calcext:value-type="float" office:value="3">
            <text:p>3</text:p>
          </table:table-cell>
          <table:table-cell table:number-columns-repeated="1024"/>
        </table:table-row>
        <table:table-row table:style-name="ro384">
          <table:table-cell office:value-type="string" calcext:value-type="string">
            <text:p><text:span text:style-name="T824">soul head 3</text:span></text:p>
          </table:table-cell>
          <table:table-cell table:style-name="ce27" table:formula="of:=IFERROR(IFERROR(VLOOKUP([.A146];[items_equipment.A:items_equipment.B];2;0);VLOOKUP([.A146];[items_misc.A:items_misc.B];2;0));VLOOKUP([.A146];[items_consumable.A:items_consumable.B];2;0))" office:value-type="string" calcext:value-type="string" office:string-value="Fine silk hood">
            <text:p>Fine silk hood</text:p>
          </table:table-cell>
          <table:table-cell office:value-type="string" calcext:value-type="string">
            <text:p>spider</text:p>
          </table:table-cell>
          <table:table-cell table:style-name="ce27" table:formula="of:=VLOOKUP([.C146];[enemies.A:enemies.B];2;0)" office:value-type="string" calcext:value-type="string" office:string-value="Spider">
            <text:p>Spider</text:p>
          </table:table-cell>
          <table:table-cell office:value-type="float" calcext:value-type="float" office:value="0.01">
            <text:p>0.01</text:p>
          </table:table-cell>
          <table:table-cell table:style-name="ce28" table:formula="of:=IFERROR(VLOOKUP([.C146];[enemies.A:enemies.L];12;0);&quot;&quot;)" office:value-type="float" calcext:value-type="float" office:value="3">
            <text:p>3</text:p>
          </table:table-cell>
          <table:table-cell table:number-columns-repeated="1024"/>
        </table:table-row>
        <table:table-row table:style-name="ro385">
          <table:table-cell office:value-type="string" calcext:value-type="string">
            <text:p><text:span text:style-name="T825">soul trinket 3</text:span></text:p>
          </table:table-cell>
          <table:table-cell table:style-name="ce27" table:formula="of:=IFERROR(IFERROR(VLOOKUP([.A147];[items_equipment.A:items_equipment.B];2;0);VLOOKUP([.A147];[items_misc.A:items_misc.B];2;0));VLOOKUP([.A147];[items_consumable.A:items_consumable.B];2;0))" office:value-type="string" calcext:value-type="string" office:string-value="Sigil">
            <text:p>Sigil</text:p>
          </table:table-cell>
          <table:table-cell office:value-type="string" calcext:value-type="string">
            <text:p>spider</text:p>
          </table:table-cell>
          <table:table-cell table:style-name="ce27" table:formula="of:=VLOOKUP([.C147];[enemies.A:enemies.B];2;0)" office:value-type="string" calcext:value-type="string" office:string-value="Spider">
            <text:p>Spider</text:p>
          </table:table-cell>
          <table:table-cell office:value-type="float" calcext:value-type="float" office:value="0.01">
            <text:p>0.01</text:p>
          </table:table-cell>
          <table:table-cell table:style-name="ce28" table:formula="of:=IFERROR(VLOOKUP([.C147];[enemies.A:enemies.L];12;0);&quot;&quot;)" office:value-type="float" calcext:value-type="float" office:value="3">
            <text:p>3</text:p>
          </table:table-cell>
          <table:table-cell table:number-columns-repeated="1024"/>
        </table:table-row>
        <table:table-row table:style-name="ro386">
          <table:table-cell office:value-type="string" calcext:value-type="string">
            <text:p><text:span text:style-name="T826">soul weapon 3</text:span></text:p>
          </table:table-cell>
          <table:table-cell table:style-name="ce27" table:formula="of:=IFERROR(IFERROR(VLOOKUP([.A148];[items_equipment.A:items_equipment.B];2;0);VLOOKUP([.A148];[items_misc.A:items_misc.B];2;0));VLOOKUP([.A148];[items_consumable.A:items_consumable.B];2;0))" office:value-type="string" calcext:value-type="string" office:string-value="Holy emblem">
            <text:p>Holy emblem</text:p>
          </table:table-cell>
          <table:table-cell office:value-type="string" calcext:value-type="string">
            <text:p>spider</text:p>
          </table:table-cell>
          <table:table-cell table:style-name="ce27" table:formula="of:=VLOOKUP([.C148];[enemies.A:enemies.B];2;0)" office:value-type="string" calcext:value-type="string" office:string-value="Spider">
            <text:p>Spider</text:p>
          </table:table-cell>
          <table:table-cell office:value-type="float" calcext:value-type="float" office:value="0.01">
            <text:p>0.01</text:p>
          </table:table-cell>
          <table:table-cell table:style-name="ce28" table:formula="of:=IFERROR(VLOOKUP([.C148];[enemies.A:enemies.L];12;0);&quot;&quot;)" office:value-type="float" calcext:value-type="float" office:value="3">
            <text:p>3</text:p>
          </table:table-cell>
          <table:table-cell table:number-columns-repeated="1024"/>
        </table:table-row>
        <table:table-row table:style-name="ro387">
          <table:table-cell office:value-type="string" calcext:value-type="string">
            <text:p><text:span text:style-name="T827">blue potion</text:span></text:p>
          </table:table-cell>
          <table:table-cell table:style-name="ce27" table:formula="of:=IFERROR(IFERROR(VLOOKUP([.A149];[items_equipment.A:items_equipment.B];2;0);VLOOKUP([.A149];[items_misc.A:items_misc.B];2;0));VLOOKUP([.A149];[items_consumable.A:items_consumable.B];2;0))" office:value-type="string" calcext:value-type="string" office:string-value="Blue potion">
            <text:p>Blue potion</text:p>
          </table:table-cell>
          <table:table-cell office:value-type="string" calcext:value-type="string">
            <text:p>spider</text:p>
          </table:table-cell>
          <table:table-cell table:style-name="ce27" table:formula="of:=VLOOKUP([.C149];[enemies.A:enemies.B];2;0)" office:value-type="string" calcext:value-type="string" office:string-value="Spider">
            <text:p>Spider</text:p>
          </table:table-cell>
          <table:table-cell office:value-type="float" calcext:value-type="float" office:value="0.01">
            <text:p>0.01</text:p>
          </table:table-cell>
          <table:table-cell table:style-name="ce28" table:formula="of:=IFERROR(VLOOKUP([.C149];[enemies.A:enemies.L];12;0);&quot;&quot;)" office:value-type="float" calcext:value-type="float" office:value="3">
            <text:p>3</text:p>
          </table:table-cell>
          <table:table-cell table:number-columns-repeated="1024"/>
        </table:table-row>
        <table:table-row table:style-name="ro388">
          <table:table-cell office:value-type="string" calcext:value-type="string">
            <text:p><text:span text:style-name="T828">flow body 3</text:span></text:p>
          </table:table-cell>
          <table:table-cell table:style-name="ce27" table:formula="of:=IFERROR(IFERROR(VLOOKUP([.A150];[items_equipment.A:items_equipment.B];2;0);VLOOKUP([.A150];[items_misc.A:items_misc.B];2;0));VLOOKUP([.A150];[items_consumable.A:items_consumable.B];2;0))" office:value-type="string" calcext:value-type="string" office:string-value="Cloth shirt">
            <text:p>Cloth shirt</text:p>
          </table:table-cell>
          <table:table-cell office:value-type="string" calcext:value-type="string">
            <text:p>spider</text:p>
          </table:table-cell>
          <table:table-cell table:style-name="ce27" table:formula="of:=VLOOKUP([.C150];[enemies.A:enemies.B];2;0)" office:value-type="string" calcext:value-type="string" office:string-value="Spider">
            <text:p>Spider</text:p>
          </table:table-cell>
          <table:table-cell office:value-type="float" calcext:value-type="float" office:value="0.01">
            <text:p>0.01</text:p>
          </table:table-cell>
          <table:table-cell table:style-name="ce28" table:formula="of:=IFERROR(VLOOKUP([.C150];[enemies.A:enemies.L];12;0);&quot;&quot;)" office:value-type="float" calcext:value-type="float" office:value="3">
            <text:p>3</text:p>
          </table:table-cell>
          <table:table-cell table:number-columns-repeated="1024"/>
        </table:table-row>
        <table:table-row table:style-name="ro389">
          <table:table-cell office:value-type="string" calcext:value-type="string">
            <text:p><text:span text:style-name="T829">flow head 3</text:span></text:p>
          </table:table-cell>
          <table:table-cell table:style-name="ce27" table:formula="of:=IFERROR(IFERROR(VLOOKUP([.A151];[items_equipment.A:items_equipment.B];2;0);VLOOKUP([.A151];[items_misc.A:items_misc.B];2;0));VLOOKUP([.A151];[items_consumable.A:items_consumable.B];2;0))" office:value-type="string" calcext:value-type="string" office:string-value="Cloth hood">
            <text:p>Cloth hood</text:p>
          </table:table-cell>
          <table:table-cell office:value-type="string" calcext:value-type="string">
            <text:p>spider</text:p>
          </table:table-cell>
          <table:table-cell table:style-name="ce27" table:formula="of:=VLOOKUP([.C151];[enemies.A:enemies.B];2;0)" office:value-type="string" calcext:value-type="string" office:string-value="Spider">
            <text:p>Spider</text:p>
          </table:table-cell>
          <table:table-cell office:value-type="float" calcext:value-type="float" office:value="0.01">
            <text:p>0.01</text:p>
          </table:table-cell>
          <table:table-cell table:style-name="ce28" table:formula="of:=IFERROR(VLOOKUP([.C151];[enemies.A:enemies.L];12;0);&quot;&quot;)" office:value-type="float" calcext:value-type="float" office:value="3">
            <text:p>3</text:p>
          </table:table-cell>
          <table:table-cell table:number-columns-repeated="1024"/>
        </table:table-row>
        <table:table-row table:style-name="ro390">
          <table:table-cell office:value-type="string" calcext:value-type="string">
            <text:p><text:span text:style-name="T830">flow trinket 3</text:span></text:p>
          </table:table-cell>
          <table:table-cell table:style-name="ce27" table:formula="of:=IFERROR(IFERROR(VLOOKUP([.A152];[items_equipment.A:items_equipment.B];2;0);VLOOKUP([.A152];[items_misc.A:items_misc.B];2;0));VLOOKUP([.A152];[items_consumable.A:items_consumable.B];2;0))" office:value-type="string" calcext:value-type="string" office:string-value="Dagger">
            <text:p>Dagger</text:p>
          </table:table-cell>
          <table:table-cell office:value-type="string" calcext:value-type="string">
            <text:p>spider</text:p>
          </table:table-cell>
          <table:table-cell table:style-name="ce27" table:formula="of:=VLOOKUP([.C152];[enemies.A:enemies.B];2;0)" office:value-type="string" calcext:value-type="string" office:string-value="Spider">
            <text:p>Spider</text:p>
          </table:table-cell>
          <table:table-cell office:value-type="float" calcext:value-type="float" office:value="0.01">
            <text:p>0.01</text:p>
          </table:table-cell>
          <table:table-cell table:style-name="ce28" table:formula="of:=IFERROR(VLOOKUP([.C152];[enemies.A:enemies.L];12;0);&quot;&quot;)" office:value-type="float" calcext:value-type="float" office:value="3">
            <text:p>3</text:p>
          </table:table-cell>
          <table:table-cell table:number-columns-repeated="1024"/>
        </table:table-row>
        <table:table-row table:style-name="ro391">
          <table:table-cell office:value-type="string" calcext:value-type="string">
            <text:p><text:span text:style-name="T831">flow weapon 3</text:span></text:p>
          </table:table-cell>
          <table:table-cell table:style-name="ce27" table:formula="of:=IFERROR(IFERROR(VLOOKUP([.A153];[items_equipment.A:items_equipment.B];2;0);VLOOKUP([.A153];[items_misc.A:items_misc.B];2;0));VLOOKUP([.A153];[items_consumable.A:items_consumable.B];2;0))" office:value-type="string" calcext:value-type="string" office:string-value="Knife">
            <text:p>Knife</text:p>
          </table:table-cell>
          <table:table-cell office:value-type="string" calcext:value-type="string">
            <text:p>spider</text:p>
          </table:table-cell>
          <table:table-cell table:style-name="ce27" table:formula="of:=VLOOKUP([.C153];[enemies.A:enemies.B];2;0)" office:value-type="string" calcext:value-type="string" office:string-value="Spider">
            <text:p>Spider</text:p>
          </table:table-cell>
          <table:table-cell office:value-type="float" calcext:value-type="float" office:value="0.01">
            <text:p>0.01</text:p>
          </table:table-cell>
          <table:table-cell table:style-name="ce28" table:formula="of:=IFERROR(VLOOKUP([.C153];[enemies.A:enemies.L];12;0);&quot;&quot;)" office:value-type="float" calcext:value-type="float" office:value="3">
            <text:p>3</text:p>
          </table:table-cell>
          <table:table-cell table:number-columns-repeated="1024"/>
        </table:table-row>
        <table:table-row table:style-name="ro392">
          <table:table-cell office:value-type="string" calcext:value-type="string">
            <text:p><text:span text:style-name="T832">grit body 3</text:span></text:p>
          </table:table-cell>
          <table:table-cell table:style-name="ce27" table:formula="of:=IFERROR(IFERROR(VLOOKUP([.A154];[items_equipment.A:items_equipment.B];2;0);VLOOKUP([.A154];[items_misc.A:items_misc.B];2;0));VLOOKUP([.A154];[items_consumable.A:items_consumable.B];2;0))" office:value-type="string" calcext:value-type="string" office:string-value="Hard leather tunic">
            <text:p>Hard leather tunic</text:p>
          </table:table-cell>
          <table:table-cell office:value-type="string" calcext:value-type="string">
            <text:p>spider</text:p>
          </table:table-cell>
          <table:table-cell table:style-name="ce27" table:formula="of:=VLOOKUP([.C154];[enemies.A:enemies.B];2;0)" office:value-type="string" calcext:value-type="string" office:string-value="Spider">
            <text:p>Spider</text:p>
          </table:table-cell>
          <table:table-cell office:value-type="float" calcext:value-type="float" office:value="0.01">
            <text:p>0.01</text:p>
          </table:table-cell>
          <table:table-cell table:style-name="ce28" table:formula="of:=IFERROR(VLOOKUP([.C154];[enemies.A:enemies.L];12;0);&quot;&quot;)" office:value-type="float" calcext:value-type="float" office:value="3">
            <text:p>3</text:p>
          </table:table-cell>
          <table:table-cell table:number-columns-repeated="1024"/>
        </table:table-row>
        <table:table-row table:style-name="ro393">
          <table:table-cell office:value-type="string" calcext:value-type="string">
            <text:p><text:span text:style-name="T833">grit head 3</text:span></text:p>
          </table:table-cell>
          <table:table-cell table:style-name="ce27" table:formula="of:=IFERROR(IFERROR(VLOOKUP([.A155];[items_equipment.A:items_equipment.B];2;0);VLOOKUP([.A155];[items_misc.A:items_misc.B];2;0));VLOOKUP([.A155];[items_consumable.A:items_consumable.B];2;0))" office:value-type="string" calcext:value-type="string" office:string-value="Hard leather helmet">
            <text:p>Hard leather helmet</text:p>
          </table:table-cell>
          <table:table-cell office:value-type="string" calcext:value-type="string">
            <text:p>spider</text:p>
          </table:table-cell>
          <table:table-cell table:style-name="ce27" table:formula="of:=VLOOKUP([.C155];[enemies.A:enemies.B];2;0)" office:value-type="string" calcext:value-type="string" office:string-value="Spider">
            <text:p>Spider</text:p>
          </table:table-cell>
          <table:table-cell office:value-type="float" calcext:value-type="float" office:value="0.01">
            <text:p>0.01</text:p>
          </table:table-cell>
          <table:table-cell table:style-name="ce28" table:formula="of:=IFERROR(VLOOKUP([.C155];[enemies.A:enemies.L];12;0);&quot;&quot;)" office:value-type="float" calcext:value-type="float" office:value="3">
            <text:p>3</text:p>
          </table:table-cell>
          <table:table-cell table:number-columns-repeated="1024"/>
        </table:table-row>
        <table:table-row table:style-name="ro394">
          <table:table-cell office:value-type="string" calcext:value-type="string">
            <text:p><text:span text:style-name="T834">grit trinket 3</text:span></text:p>
          </table:table-cell>
          <table:table-cell table:style-name="ce27" table:formula="of:=IFERROR(IFERROR(VLOOKUP([.A156];[items_equipment.A:items_equipment.B];2;0);VLOOKUP([.A156];[items_misc.A:items_misc.B];2;0));VLOOKUP([.A156];[items_consumable.A:items_consumable.B];2;0))" office:value-type="string" calcext:value-type="string" office:string-value="Shield">
            <text:p>Shield</text:p>
          </table:table-cell>
          <table:table-cell office:value-type="string" calcext:value-type="string">
            <text:p>spider</text:p>
          </table:table-cell>
          <table:table-cell table:style-name="ce27" table:formula="of:=VLOOKUP([.C156];[enemies.A:enemies.B];2;0)" office:value-type="string" calcext:value-type="string" office:string-value="Spider">
            <text:p>Spider</text:p>
          </table:table-cell>
          <table:table-cell office:value-type="float" calcext:value-type="float" office:value="0.01">
            <text:p>0.01</text:p>
          </table:table-cell>
          <table:table-cell table:style-name="ce28" table:formula="of:=IFERROR(VLOOKUP([.C156];[enemies.A:enemies.L];12;0);&quot;&quot;)" office:value-type="float" calcext:value-type="float" office:value="3">
            <text:p>3</text:p>
          </table:table-cell>
          <table:table-cell table:number-columns-repeated="1024"/>
        </table:table-row>
        <table:table-row table:style-name="ro395">
          <table:table-cell office:value-type="string" calcext:value-type="string">
            <text:p><text:span text:style-name="T835">grit weapon 3</text:span></text:p>
          </table:table-cell>
          <table:table-cell table:style-name="ce27" table:formula="of:=IFERROR(IFERROR(VLOOKUP([.A157];[items_equipment.A:items_equipment.B];2;0);VLOOKUP([.A157];[items_misc.A:items_misc.B];2;0));VLOOKUP([.A157];[items_consumable.A:items_consumable.B];2;0))" office:value-type="string" calcext:value-type="string" office:string-value="Spear">
            <text:p>Spear</text:p>
          </table:table-cell>
          <table:table-cell office:value-type="string" calcext:value-type="string">
            <text:p>spider</text:p>
          </table:table-cell>
          <table:table-cell table:style-name="ce27" table:formula="of:=VLOOKUP([.C157];[enemies.A:enemies.B];2;0)" office:value-type="string" calcext:value-type="string" office:string-value="Spider">
            <text:p>Spider</text:p>
          </table:table-cell>
          <table:table-cell office:value-type="float" calcext:value-type="float" office:value="0.01">
            <text:p>0.01</text:p>
          </table:table-cell>
          <table:table-cell table:style-name="ce28" table:formula="of:=IFERROR(VLOOKUP([.C157];[enemies.A:enemies.L];12;0);&quot;&quot;)" office:value-type="float" calcext:value-type="float" office:value="3">
            <text:p>3</text:p>
          </table:table-cell>
          <table:table-cell table:number-columns-repeated="1024"/>
        </table:table-row>
        <table:table-row table:style-name="ro396">
          <table:table-cell office:value-type="string" calcext:value-type="string">
            <text:p><text:span text:style-name="T836">mind body 3</text:span></text:p>
          </table:table-cell>
          <table:table-cell table:style-name="ce27" table:formula="of:=IFERROR(IFERROR(VLOOKUP([.A158];[items_equipment.A:items_equipment.B];2;0);VLOOKUP([.A158];[items_misc.A:items_misc.B];2;0));VLOOKUP([.A158];[items_consumable.A:items_consumable.B];2;0))" office:value-type="string" calcext:value-type="string" office:string-value="Fine robe">
            <text:p>Fine robe</text:p>
          </table:table-cell>
          <table:table-cell office:value-type="string" calcext:value-type="string">
            <text:p>spider</text:p>
          </table:table-cell>
          <table:table-cell table:style-name="ce27" table:formula="of:=VLOOKUP([.C158];[enemies.A:enemies.B];2;0)" office:value-type="string" calcext:value-type="string" office:string-value="Spider">
            <text:p>Spider</text:p>
          </table:table-cell>
          <table:table-cell office:value-type="float" calcext:value-type="float" office:value="0.01">
            <text:p>0.01</text:p>
          </table:table-cell>
          <table:table-cell table:style-name="ce28" table:formula="of:=IFERROR(VLOOKUP([.C158];[enemies.A:enemies.L];12;0);&quot;&quot;)" office:value-type="float" calcext:value-type="float" office:value="3">
            <text:p>3</text:p>
          </table:table-cell>
          <table:table-cell table:number-columns-repeated="1024"/>
        </table:table-row>
        <table:table-row table:style-name="ro397">
          <table:table-cell office:value-type="string" calcext:value-type="string">
            <text:p><text:span text:style-name="T837">mind head 3</text:span></text:p>
          </table:table-cell>
          <table:table-cell table:style-name="ce27" table:formula="of:=IFERROR(IFERROR(VLOOKUP([.A159];[items_equipment.A:items_equipment.B];2;0);VLOOKUP([.A159];[items_misc.A:items_misc.B];2;0));VLOOKUP([.A159];[items_consumable.A:items_consumable.B];2;0))" office:value-type="string" calcext:value-type="string" office:string-value="Fine pointy hat">
            <text:p>Fine pointy hat</text:p>
          </table:table-cell>
          <table:table-cell office:value-type="string" calcext:value-type="string">
            <text:p>spider</text:p>
          </table:table-cell>
          <table:table-cell table:style-name="ce27" table:formula="of:=VLOOKUP([.C159];[enemies.A:enemies.B];2;0)" office:value-type="string" calcext:value-type="string" office:string-value="Spider">
            <text:p>Spider</text:p>
          </table:table-cell>
          <table:table-cell office:value-type="float" calcext:value-type="float" office:value="0.01">
            <text:p>0.01</text:p>
          </table:table-cell>
          <table:table-cell table:style-name="ce28" table:formula="of:=IFERROR(VLOOKUP([.C159];[enemies.A:enemies.L];12;0);&quot;&quot;)" office:value-type="float" calcext:value-type="float" office:value="3">
            <text:p>3</text:p>
          </table:table-cell>
          <table:table-cell table:number-columns-repeated="1024"/>
        </table:table-row>
        <table:table-row table:style-name="ro398">
          <table:table-cell office:value-type="string" calcext:value-type="string">
            <text:p><text:span text:style-name="T838">mind trinket 3</text:span></text:p>
          </table:table-cell>
          <table:table-cell table:style-name="ce27" table:formula="of:=IFERROR(IFERROR(VLOOKUP([.A160];[items_equipment.A:items_equipment.B];2;0);VLOOKUP([.A160];[items_misc.A:items_misc.B];2;0));VLOOKUP([.A160];[items_consumable.A:items_consumable.B];2;0))" office:value-type="string" calcext:value-type="string" office:string-value="Notebook">
            <text:p>Notebook</text:p>
          </table:table-cell>
          <table:table-cell office:value-type="string" calcext:value-type="string">
            <text:p>spider</text:p>
          </table:table-cell>
          <table:table-cell table:style-name="ce27" table:formula="of:=VLOOKUP([.C160];[enemies.A:enemies.B];2;0)" office:value-type="string" calcext:value-type="string" office:string-value="Spider">
            <text:p>Spider</text:p>
          </table:table-cell>
          <table:table-cell office:value-type="float" calcext:value-type="float" office:value="0.01">
            <text:p>0.01</text:p>
          </table:table-cell>
          <table:table-cell table:style-name="ce28" table:formula="of:=IFERROR(VLOOKUP([.C160];[enemies.A:enemies.L];12;0);&quot;&quot;)" office:value-type="float" calcext:value-type="float" office:value="3">
            <text:p>3</text:p>
          </table:table-cell>
          <table:table-cell table:number-columns-repeated="1024"/>
        </table:table-row>
        <table:table-row table:style-name="ro399">
          <table:table-cell office:value-type="string" calcext:value-type="string">
            <text:p><text:span text:style-name="T839">mind weapon 3</text:span></text:p>
          </table:table-cell>
          <table:table-cell table:style-name="ce27" table:formula="of:=IFERROR(IFERROR(VLOOKUP([.A161];[items_equipment.A:items_equipment.B];2;0);VLOOKUP([.A161];[items_misc.A:items_misc.B];2;0));VLOOKUP([.A161];[items_consumable.A:items_consumable.B];2;0))" office:value-type="string" calcext:value-type="string" office:string-value="Simple wand">
            <text:p>Simple wand</text:p>
          </table:table-cell>
          <table:table-cell office:value-type="string" calcext:value-type="string">
            <text:p>spider</text:p>
          </table:table-cell>
          <table:table-cell table:style-name="ce27" table:formula="of:=VLOOKUP([.C161];[enemies.A:enemies.B];2;0)" office:value-type="string" calcext:value-type="string" office:string-value="Spider">
            <text:p>Spider</text:p>
          </table:table-cell>
          <table:table-cell office:value-type="float" calcext:value-type="float" office:value="0.01">
            <text:p>0.01</text:p>
          </table:table-cell>
          <table:table-cell table:style-name="ce28" table:formula="of:=IFERROR(VLOOKUP([.C161];[enemies.A:enemies.L];12;0);&quot;&quot;)" office:value-type="float" calcext:value-type="float" office:value="3">
            <text:p>3</text:p>
          </table:table-cell>
          <table:table-cell table:number-columns-repeated="1024"/>
        </table:table-row>
        <table:table-row table:style-name="ro400">
          <table:table-cell office:value-type="string" calcext:value-type="string">
            <text:p><text:span text:style-name="T840">red potion</text:span></text:p>
          </table:table-cell>
          <table:table-cell table:style-name="ce27" table:formula="of:=IFERROR(IFERROR(VLOOKUP([.A162];[items_equipment.A:items_equipment.B];2;0);VLOOKUP([.A162];[items_misc.A:items_misc.B];2;0));VLOOKUP([.A162];[items_consumable.A:items_consumable.B];2;0))" office:value-type="string" calcext:value-type="string" office:string-value="Red potion">
            <text:p>Red potion</text:p>
          </table:table-cell>
          <table:table-cell office:value-type="string" calcext:value-type="string">
            <text:p>spider</text:p>
          </table:table-cell>
          <table:table-cell table:style-name="ce27" table:formula="of:=VLOOKUP([.C162];[enemies.A:enemies.B];2;0)" office:value-type="string" calcext:value-type="string" office:string-value="Spider">
            <text:p>Spider</text:p>
          </table:table-cell>
          <table:table-cell office:value-type="float" calcext:value-type="float" office:value="0.01">
            <text:p>0.01</text:p>
          </table:table-cell>
          <table:table-cell table:style-name="ce28" table:formula="of:=IFERROR(VLOOKUP([.C162];[enemies.A:enemies.L];12;0);&quot;&quot;)" office:value-type="float" calcext:value-type="float" office:value="3">
            <text:p>3</text:p>
          </table:table-cell>
          <table:table-cell table:number-columns-repeated="1024"/>
        </table:table-row>
        <table:table-row table:style-name="ro401">
          <table:table-cell office:value-type="string" calcext:value-type="string">
            <text:p><text:span text:style-name="T841">soul body 3</text:span></text:p>
          </table:table-cell>
          <table:table-cell table:style-name="ce27" table:formula="of:=IFERROR(IFERROR(VLOOKUP([.A163];[items_equipment.A:items_equipment.B];2;0);VLOOKUP([.A163];[items_misc.A:items_misc.B];2;0));VLOOKUP([.A163];[items_consumable.A:items_consumable.B];2;0))" office:value-type="string" calcext:value-type="string" office:string-value="Fine silk robe">
            <text:p>Fine silk robe</text:p>
          </table:table-cell>
          <table:table-cell office:value-type="string" calcext:value-type="string">
            <text:p>spider</text:p>
          </table:table-cell>
          <table:table-cell table:style-name="ce27" table:formula="of:=VLOOKUP([.C163];[enemies.A:enemies.B];2;0)" office:value-type="string" calcext:value-type="string" office:string-value="Spider">
            <text:p>Spider</text:p>
          </table:table-cell>
          <table:table-cell office:value-type="float" calcext:value-type="float" office:value="0.01">
            <text:p>0.01</text:p>
          </table:table-cell>
          <table:table-cell table:style-name="ce28" table:formula="of:=IFERROR(VLOOKUP([.C163];[enemies.A:enemies.L];12;0);&quot;&quot;)" office:value-type="float" calcext:value-type="float" office:value="3">
            <text:p>3</text:p>
          </table:table-cell>
          <table:table-cell table:number-columns-repeated="1024"/>
        </table:table-row>
        <table:table-row table:style-name="ro402">
          <table:table-cell office:value-type="string" calcext:value-type="string">
            <text:p><text:span text:style-name="T842">blue potion</text:span></text:p>
          </table:table-cell>
          <table:table-cell table:style-name="ce27" table:formula="of:=IFERROR(IFERROR(VLOOKUP([.A164];[items_equipment.A:items_equipment.B];2;0);VLOOKUP([.A164];[items_misc.A:items_misc.B];2;0));VLOOKUP([.A164];[items_consumable.A:items_consumable.B];2;0))" office:value-type="string" calcext:value-type="string" office:string-value="Blue potion">
            <text:p>Blue potion</text:p>
          </table:table-cell>
          <table:table-cell office:value-type="string" calcext:value-type="string">
            <text:p>wandering_rock</text:p>
          </table:table-cell>
          <table:table-cell table:style-name="ce27" table:formula="of:=VLOOKUP([.C164];[enemies.A:enemies.B];2;0)" office:value-type="string" calcext:value-type="string" office:string-value="Wandering Rock">
            <text:p>Wandering Rock</text:p>
          </table:table-cell>
          <table:table-cell office:value-type="float" calcext:value-type="float" office:value="0.01">
            <text:p>0.01</text:p>
          </table:table-cell>
          <table:table-cell table:style-name="ce28" table:formula="of:=IFERROR(VLOOKUP([.C164];[enemies.A:enemies.L];12;0);&quot;&quot;)" office:value-type="float" calcext:value-type="float" office:value="3">
            <text:p>3</text:p>
          </table:table-cell>
          <table:table-cell table:number-columns-repeated="1024"/>
        </table:table-row>
        <table:table-row table:style-name="ro403">
          <table:table-cell office:value-type="string" calcext:value-type="string">
            <text:p><text:span text:style-name="T843">flow body 3</text:span></text:p>
          </table:table-cell>
          <table:table-cell table:style-name="ce27" table:formula="of:=IFERROR(IFERROR(VLOOKUP([.A165];[items_equipment.A:items_equipment.B];2;0);VLOOKUP([.A165];[items_misc.A:items_misc.B];2;0));VLOOKUP([.A165];[items_consumable.A:items_consumable.B];2;0))" office:value-type="string" calcext:value-type="string" office:string-value="Cloth shirt">
            <text:p>Cloth shirt</text:p>
          </table:table-cell>
          <table:table-cell office:value-type="string" calcext:value-type="string">
            <text:p>wandering_rock</text:p>
          </table:table-cell>
          <table:table-cell table:style-name="ce27" table:formula="of:=VLOOKUP([.C165];[enemies.A:enemies.B];2;0)" office:value-type="string" calcext:value-type="string" office:string-value="Wandering Rock">
            <text:p>Wandering Rock</text:p>
          </table:table-cell>
          <table:table-cell office:value-type="float" calcext:value-type="float" office:value="0.01">
            <text:p>0.01</text:p>
          </table:table-cell>
          <table:table-cell table:style-name="ce28" table:formula="of:=IFERROR(VLOOKUP([.C165];[enemies.A:enemies.L];12;0);&quot;&quot;)" office:value-type="float" calcext:value-type="float" office:value="3">
            <text:p>3</text:p>
          </table:table-cell>
          <table:table-cell table:number-columns-repeated="1024"/>
        </table:table-row>
        <table:table-row table:style-name="ro404">
          <table:table-cell office:value-type="string" calcext:value-type="string">
            <text:p><text:span text:style-name="T844">flow head 3</text:span></text:p>
          </table:table-cell>
          <table:table-cell table:style-name="ce27" table:formula="of:=IFERROR(IFERROR(VLOOKUP([.A166];[items_equipment.A:items_equipment.B];2;0);VLOOKUP([.A166];[items_misc.A:items_misc.B];2;0));VLOOKUP([.A166];[items_consumable.A:items_consumable.B];2;0))" office:value-type="string" calcext:value-type="string" office:string-value="Cloth hood">
            <text:p>Cloth hood</text:p>
          </table:table-cell>
          <table:table-cell office:value-type="string" calcext:value-type="string">
            <text:p>wandering_rock</text:p>
          </table:table-cell>
          <table:table-cell table:style-name="ce27" table:formula="of:=VLOOKUP([.C166];[enemies.A:enemies.B];2;0)" office:value-type="string" calcext:value-type="string" office:string-value="Wandering Rock">
            <text:p>Wandering Rock</text:p>
          </table:table-cell>
          <table:table-cell office:value-type="float" calcext:value-type="float" office:value="0.01">
            <text:p>0.01</text:p>
          </table:table-cell>
          <table:table-cell table:style-name="ce28" table:formula="of:=IFERROR(VLOOKUP([.C166];[enemies.A:enemies.L];12;0);&quot;&quot;)" office:value-type="float" calcext:value-type="float" office:value="3">
            <text:p>3</text:p>
          </table:table-cell>
          <table:table-cell table:number-columns-repeated="1024"/>
        </table:table-row>
        <table:table-row table:style-name="ro405">
          <table:table-cell office:value-type="string" calcext:value-type="string">
            <text:p><text:span text:style-name="T845">flow trinket 3</text:span></text:p>
          </table:table-cell>
          <table:table-cell table:style-name="ce27" table:formula="of:=IFERROR(IFERROR(VLOOKUP([.A167];[items_equipment.A:items_equipment.B];2;0);VLOOKUP([.A167];[items_misc.A:items_misc.B];2;0));VLOOKUP([.A167];[items_consumable.A:items_consumable.B];2;0))" office:value-type="string" calcext:value-type="string" office:string-value="Dagger">
            <text:p>Dagger</text:p>
          </table:table-cell>
          <table:table-cell office:value-type="string" calcext:value-type="string">
            <text:p>wandering_rock</text:p>
          </table:table-cell>
          <table:table-cell table:style-name="ce27" table:formula="of:=VLOOKUP([.C167];[enemies.A:enemies.B];2;0)" office:value-type="string" calcext:value-type="string" office:string-value="Wandering Rock">
            <text:p>Wandering Rock</text:p>
          </table:table-cell>
          <table:table-cell office:value-type="float" calcext:value-type="float" office:value="0.01">
            <text:p>0.01</text:p>
          </table:table-cell>
          <table:table-cell table:style-name="ce28" table:formula="of:=IFERROR(VLOOKUP([.C167];[enemies.A:enemies.L];12;0);&quot;&quot;)" office:value-type="float" calcext:value-type="float" office:value="3">
            <text:p>3</text:p>
          </table:table-cell>
          <table:table-cell table:number-columns-repeated="1024"/>
        </table:table-row>
        <table:table-row table:style-name="ro406">
          <table:table-cell office:value-type="string" calcext:value-type="string">
            <text:p><text:span text:style-name="T846">flow weapon 3</text:span></text:p>
          </table:table-cell>
          <table:table-cell table:style-name="ce27" table:formula="of:=IFERROR(IFERROR(VLOOKUP([.A168];[items_equipment.A:items_equipment.B];2;0);VLOOKUP([.A168];[items_misc.A:items_misc.B];2;0));VLOOKUP([.A168];[items_consumable.A:items_consumable.B];2;0))" office:value-type="string" calcext:value-type="string" office:string-value="Knife">
            <text:p>Knife</text:p>
          </table:table-cell>
          <table:table-cell office:value-type="string" calcext:value-type="string">
            <text:p>wandering_rock</text:p>
          </table:table-cell>
          <table:table-cell table:style-name="ce27" table:formula="of:=VLOOKUP([.C168];[enemies.A:enemies.B];2;0)" office:value-type="string" calcext:value-type="string" office:string-value="Wandering Rock">
            <text:p>Wandering Rock</text:p>
          </table:table-cell>
          <table:table-cell office:value-type="float" calcext:value-type="float" office:value="0.01">
            <text:p>0.01</text:p>
          </table:table-cell>
          <table:table-cell table:style-name="ce28" table:formula="of:=IFERROR(VLOOKUP([.C168];[enemies.A:enemies.L];12;0);&quot;&quot;)" office:value-type="float" calcext:value-type="float" office:value="3">
            <text:p>3</text:p>
          </table:table-cell>
          <table:table-cell table:number-columns-repeated="1024"/>
        </table:table-row>
        <table:table-row table:style-name="ro407">
          <table:table-cell office:value-type="string" calcext:value-type="string">
            <text:p><text:span text:style-name="T847">grit body 3</text:span></text:p>
          </table:table-cell>
          <table:table-cell table:style-name="ce27" table:formula="of:=IFERROR(IFERROR(VLOOKUP([.A169];[items_equipment.A:items_equipment.B];2;0);VLOOKUP([.A169];[items_misc.A:items_misc.B];2;0));VLOOKUP([.A169];[items_consumable.A:items_consumable.B];2;0))" office:value-type="string" calcext:value-type="string" office:string-value="Hard leather tunic">
            <text:p>Hard leather tunic</text:p>
          </table:table-cell>
          <table:table-cell office:value-type="string" calcext:value-type="string">
            <text:p>wandering_rock</text:p>
          </table:table-cell>
          <table:table-cell table:style-name="ce27" table:formula="of:=VLOOKUP([.C169];[enemies.A:enemies.B];2;0)" office:value-type="string" calcext:value-type="string" office:string-value="Wandering Rock">
            <text:p>Wandering Rock</text:p>
          </table:table-cell>
          <table:table-cell office:value-type="float" calcext:value-type="float" office:value="0.01">
            <text:p>0.01</text:p>
          </table:table-cell>
          <table:table-cell table:style-name="ce28" table:formula="of:=IFERROR(VLOOKUP([.C169];[enemies.A:enemies.L];12;0);&quot;&quot;)" office:value-type="float" calcext:value-type="float" office:value="3">
            <text:p>3</text:p>
          </table:table-cell>
          <table:table-cell table:number-columns-repeated="1024"/>
        </table:table-row>
        <table:table-row table:style-name="ro408">
          <table:table-cell office:value-type="string" calcext:value-type="string">
            <text:p><text:span text:style-name="T848">grit head 3</text:span></text:p>
          </table:table-cell>
          <table:table-cell table:style-name="ce27" table:formula="of:=IFERROR(IFERROR(VLOOKUP([.A170];[items_equipment.A:items_equipment.B];2;0);VLOOKUP([.A170];[items_misc.A:items_misc.B];2;0));VLOOKUP([.A170];[items_consumable.A:items_consumable.B];2;0))" office:value-type="string" calcext:value-type="string" office:string-value="Hard leather helmet">
            <text:p>Hard leather helmet</text:p>
          </table:table-cell>
          <table:table-cell office:value-type="string" calcext:value-type="string">
            <text:p>wandering_rock</text:p>
          </table:table-cell>
          <table:table-cell table:style-name="ce27" table:formula="of:=VLOOKUP([.C170];[enemies.A:enemies.B];2;0)" office:value-type="string" calcext:value-type="string" office:string-value="Wandering Rock">
            <text:p>Wandering Rock</text:p>
          </table:table-cell>
          <table:table-cell office:value-type="float" calcext:value-type="float" office:value="0.01">
            <text:p>0.01</text:p>
          </table:table-cell>
          <table:table-cell table:style-name="ce28" table:formula="of:=IFERROR(VLOOKUP([.C170];[enemies.A:enemies.L];12;0);&quot;&quot;)" office:value-type="float" calcext:value-type="float" office:value="3">
            <text:p>3</text:p>
          </table:table-cell>
          <table:table-cell table:number-columns-repeated="1024"/>
        </table:table-row>
        <table:table-row table:style-name="ro409">
          <table:table-cell office:value-type="string" calcext:value-type="string">
            <text:p><text:span text:style-name="T849">grit trinket 3</text:span></text:p>
          </table:table-cell>
          <table:table-cell table:style-name="ce27" table:formula="of:=IFERROR(IFERROR(VLOOKUP([.A171];[items_equipment.A:items_equipment.B];2;0);VLOOKUP([.A171];[items_misc.A:items_misc.B];2;0));VLOOKUP([.A171];[items_consumable.A:items_consumable.B];2;0))" office:value-type="string" calcext:value-type="string" office:string-value="Shield">
            <text:p>Shield</text:p>
          </table:table-cell>
          <table:table-cell office:value-type="string" calcext:value-type="string">
            <text:p>wandering_rock</text:p>
          </table:table-cell>
          <table:table-cell table:style-name="ce27" table:formula="of:=VLOOKUP([.C171];[enemies.A:enemies.B];2;0)" office:value-type="string" calcext:value-type="string" office:string-value="Wandering Rock">
            <text:p>Wandering Rock</text:p>
          </table:table-cell>
          <table:table-cell office:value-type="float" calcext:value-type="float" office:value="0.01">
            <text:p>0.01</text:p>
          </table:table-cell>
          <table:table-cell table:style-name="ce28" table:formula="of:=IFERROR(VLOOKUP([.C171];[enemies.A:enemies.L];12;0);&quot;&quot;)" office:value-type="float" calcext:value-type="float" office:value="3">
            <text:p>3</text:p>
          </table:table-cell>
          <table:table-cell table:number-columns-repeated="1024"/>
        </table:table-row>
        <table:table-row table:style-name="ro410">
          <table:table-cell office:value-type="string" calcext:value-type="string">
            <text:p><text:span text:style-name="T850">grit weapon 3</text:span></text:p>
          </table:table-cell>
          <table:table-cell table:style-name="ce27" table:formula="of:=IFERROR(IFERROR(VLOOKUP([.A172];[items_equipment.A:items_equipment.B];2;0);VLOOKUP([.A172];[items_misc.A:items_misc.B];2;0));VLOOKUP([.A172];[items_consumable.A:items_consumable.B];2;0))" office:value-type="string" calcext:value-type="string" office:string-value="Spear">
            <text:p>Spear</text:p>
          </table:table-cell>
          <table:table-cell office:value-type="string" calcext:value-type="string">
            <text:p>wandering_rock</text:p>
          </table:table-cell>
          <table:table-cell table:style-name="ce27" table:formula="of:=VLOOKUP([.C172];[enemies.A:enemies.B];2;0)" office:value-type="string" calcext:value-type="string" office:string-value="Wandering Rock">
            <text:p>Wandering Rock</text:p>
          </table:table-cell>
          <table:table-cell office:value-type="float" calcext:value-type="float" office:value="0.01">
            <text:p>0.01</text:p>
          </table:table-cell>
          <table:table-cell table:style-name="ce28" table:formula="of:=IFERROR(VLOOKUP([.C172];[enemies.A:enemies.L];12;0);&quot;&quot;)" office:value-type="float" calcext:value-type="float" office:value="3">
            <text:p>3</text:p>
          </table:table-cell>
          <table:table-cell table:number-columns-repeated="1024"/>
        </table:table-row>
        <table:table-row table:style-name="ro411">
          <table:table-cell office:value-type="string" calcext:value-type="string">
            <text:p><text:span text:style-name="T851">mind body 3</text:span></text:p>
          </table:table-cell>
          <table:table-cell table:style-name="ce27" table:formula="of:=IFERROR(IFERROR(VLOOKUP([.A173];[items_equipment.A:items_equipment.B];2;0);VLOOKUP([.A173];[items_misc.A:items_misc.B];2;0));VLOOKUP([.A173];[items_consumable.A:items_consumable.B];2;0))" office:value-type="string" calcext:value-type="string" office:string-value="Fine robe">
            <text:p>Fine robe</text:p>
          </table:table-cell>
          <table:table-cell office:value-type="string" calcext:value-type="string">
            <text:p>wandering_rock</text:p>
          </table:table-cell>
          <table:table-cell table:style-name="ce27" table:formula="of:=VLOOKUP([.C173];[enemies.A:enemies.B];2;0)" office:value-type="string" calcext:value-type="string" office:string-value="Wandering Rock">
            <text:p>Wandering Rock</text:p>
          </table:table-cell>
          <table:table-cell office:value-type="float" calcext:value-type="float" office:value="0.01">
            <text:p>0.01</text:p>
          </table:table-cell>
          <table:table-cell table:style-name="ce28" table:formula="of:=IFERROR(VLOOKUP([.C173];[enemies.A:enemies.L];12;0);&quot;&quot;)" office:value-type="float" calcext:value-type="float" office:value="3">
            <text:p>3</text:p>
          </table:table-cell>
          <table:table-cell table:number-columns-repeated="1024"/>
        </table:table-row>
        <table:table-row table:style-name="ro412">
          <table:table-cell office:value-type="string" calcext:value-type="string">
            <text:p><text:span text:style-name="T852">mind head 3</text:span></text:p>
          </table:table-cell>
          <table:table-cell table:style-name="ce27" table:formula="of:=IFERROR(IFERROR(VLOOKUP([.A174];[items_equipment.A:items_equipment.B];2;0);VLOOKUP([.A174];[items_misc.A:items_misc.B];2;0));VLOOKUP([.A174];[items_consumable.A:items_consumable.B];2;0))" office:value-type="string" calcext:value-type="string" office:string-value="Fine pointy hat">
            <text:p>Fine pointy hat</text:p>
          </table:table-cell>
          <table:table-cell office:value-type="string" calcext:value-type="string">
            <text:p>wandering_rock</text:p>
          </table:table-cell>
          <table:table-cell table:style-name="ce27" table:formula="of:=VLOOKUP([.C174];[enemies.A:enemies.B];2;0)" office:value-type="string" calcext:value-type="string" office:string-value="Wandering Rock">
            <text:p>Wandering Rock</text:p>
          </table:table-cell>
          <table:table-cell office:value-type="float" calcext:value-type="float" office:value="0.01">
            <text:p>0.01</text:p>
          </table:table-cell>
          <table:table-cell table:style-name="ce28" table:formula="of:=IFERROR(VLOOKUP([.C174];[enemies.A:enemies.L];12;0);&quot;&quot;)" office:value-type="float" calcext:value-type="float" office:value="3">
            <text:p>3</text:p>
          </table:table-cell>
          <table:table-cell table:number-columns-repeated="1024"/>
        </table:table-row>
        <table:table-row table:style-name="ro413">
          <table:table-cell office:value-type="string" calcext:value-type="string">
            <text:p><text:span text:style-name="T853">mind trinket 3</text:span></text:p>
          </table:table-cell>
          <table:table-cell table:style-name="ce27" table:formula="of:=IFERROR(IFERROR(VLOOKUP([.A175];[items_equipment.A:items_equipment.B];2;0);VLOOKUP([.A175];[items_misc.A:items_misc.B];2;0));VLOOKUP([.A175];[items_consumable.A:items_consumable.B];2;0))" office:value-type="string" calcext:value-type="string" office:string-value="Notebook">
            <text:p>Notebook</text:p>
          </table:table-cell>
          <table:table-cell office:value-type="string" calcext:value-type="string">
            <text:p>wandering_rock</text:p>
          </table:table-cell>
          <table:table-cell table:style-name="ce27" table:formula="of:=VLOOKUP([.C175];[enemies.A:enemies.B];2;0)" office:value-type="string" calcext:value-type="string" office:string-value="Wandering Rock">
            <text:p>Wandering Rock</text:p>
          </table:table-cell>
          <table:table-cell office:value-type="float" calcext:value-type="float" office:value="0.01">
            <text:p>0.01</text:p>
          </table:table-cell>
          <table:table-cell table:style-name="ce28" table:formula="of:=IFERROR(VLOOKUP([.C175];[enemies.A:enemies.L];12;0);&quot;&quot;)" office:value-type="float" calcext:value-type="float" office:value="3">
            <text:p>3</text:p>
          </table:table-cell>
          <table:table-cell table:number-columns-repeated="1024"/>
        </table:table-row>
        <table:table-row table:style-name="ro414">
          <table:table-cell office:value-type="string" calcext:value-type="string">
            <text:p><text:span text:style-name="T854">mind weapon 3</text:span></text:p>
          </table:table-cell>
          <table:table-cell table:style-name="ce27" table:formula="of:=IFERROR(IFERROR(VLOOKUP([.A176];[items_equipment.A:items_equipment.B];2;0);VLOOKUP([.A176];[items_misc.A:items_misc.B];2;0));VLOOKUP([.A176];[items_consumable.A:items_consumable.B];2;0))" office:value-type="string" calcext:value-type="string" office:string-value="Simple wand">
            <text:p>Simple wand</text:p>
          </table:table-cell>
          <table:table-cell office:value-type="string" calcext:value-type="string">
            <text:p>wandering_rock</text:p>
          </table:table-cell>
          <table:table-cell table:style-name="ce27" table:formula="of:=VLOOKUP([.C176];[enemies.A:enemies.B];2;0)" office:value-type="string" calcext:value-type="string" office:string-value="Wandering Rock">
            <text:p>Wandering Rock</text:p>
          </table:table-cell>
          <table:table-cell office:value-type="float" calcext:value-type="float" office:value="0.01">
            <text:p>0.01</text:p>
          </table:table-cell>
          <table:table-cell table:style-name="ce28" table:formula="of:=IFERROR(VLOOKUP([.C176];[enemies.A:enemies.L];12;0);&quot;&quot;)" office:value-type="float" calcext:value-type="float" office:value="3">
            <text:p>3</text:p>
          </table:table-cell>
          <table:table-cell table:number-columns-repeated="1024"/>
        </table:table-row>
        <table:table-row table:style-name="ro415">
          <table:table-cell office:value-type="string" calcext:value-type="string">
            <text:p><text:span text:style-name="T855">red potion</text:span></text:p>
          </table:table-cell>
          <table:table-cell table:style-name="ce27" table:formula="of:=IFERROR(IFERROR(VLOOKUP([.A177];[items_equipment.A:items_equipment.B];2;0);VLOOKUP([.A177];[items_misc.A:items_misc.B];2;0));VLOOKUP([.A177];[items_consumable.A:items_consumable.B];2;0))" office:value-type="string" calcext:value-type="string" office:string-value="Red potion">
            <text:p>Red potion</text:p>
          </table:table-cell>
          <table:table-cell office:value-type="string" calcext:value-type="string">
            <text:p>wandering_rock</text:p>
          </table:table-cell>
          <table:table-cell table:style-name="ce27" table:formula="of:=VLOOKUP([.C177];[enemies.A:enemies.B];2;0)" office:value-type="string" calcext:value-type="string" office:string-value="Wandering Rock">
            <text:p>Wandering Rock</text:p>
          </table:table-cell>
          <table:table-cell office:value-type="float" calcext:value-type="float" office:value="0.01">
            <text:p>0.01</text:p>
          </table:table-cell>
          <table:table-cell table:style-name="ce28" table:formula="of:=IFERROR(VLOOKUP([.C177];[enemies.A:enemies.L];12;0);&quot;&quot;)" office:value-type="float" calcext:value-type="float" office:value="3">
            <text:p>3</text:p>
          </table:table-cell>
          <table:table-cell table:number-columns-repeated="1024"/>
        </table:table-row>
        <table:table-row table:style-name="ro416">
          <table:table-cell office:value-type="string" calcext:value-type="string">
            <text:p><text:span text:style-name="T856">soul body 3</text:span></text:p>
          </table:table-cell>
          <table:table-cell table:style-name="ce27" table:formula="of:=IFERROR(IFERROR(VLOOKUP([.A178];[items_equipment.A:items_equipment.B];2;0);VLOOKUP([.A178];[items_misc.A:items_misc.B];2;0));VLOOKUP([.A178];[items_consumable.A:items_consumable.B];2;0))" office:value-type="string" calcext:value-type="string" office:string-value="Fine silk robe">
            <text:p>Fine silk robe</text:p>
          </table:table-cell>
          <table:table-cell office:value-type="string" calcext:value-type="string">
            <text:p>wandering_rock</text:p>
          </table:table-cell>
          <table:table-cell table:style-name="ce27" table:formula="of:=VLOOKUP([.C178];[enemies.A:enemies.B];2;0)" office:value-type="string" calcext:value-type="string" office:string-value="Wandering Rock">
            <text:p>Wandering Rock</text:p>
          </table:table-cell>
          <table:table-cell office:value-type="float" calcext:value-type="float" office:value="0.01">
            <text:p>0.01</text:p>
          </table:table-cell>
          <table:table-cell table:style-name="ce28" table:formula="of:=IFERROR(VLOOKUP([.C178];[enemies.A:enemies.L];12;0);&quot;&quot;)" office:value-type="float" calcext:value-type="float" office:value="3">
            <text:p>3</text:p>
          </table:table-cell>
          <table:table-cell table:number-columns-repeated="1024"/>
        </table:table-row>
        <table:table-row table:style-name="ro417">
          <table:table-cell office:value-type="string" calcext:value-type="string">
            <text:p><text:span text:style-name="T857">soul head 3</text:span></text:p>
          </table:table-cell>
          <table:table-cell table:style-name="ce27" table:formula="of:=IFERROR(IFERROR(VLOOKUP([.A179];[items_equipment.A:items_equipment.B];2;0);VLOOKUP([.A179];[items_misc.A:items_misc.B];2;0));VLOOKUP([.A179];[items_consumable.A:items_consumable.B];2;0))" office:value-type="string" calcext:value-type="string" office:string-value="Fine silk hood">
            <text:p>Fine silk hood</text:p>
          </table:table-cell>
          <table:table-cell office:value-type="string" calcext:value-type="string">
            <text:p>wandering_rock</text:p>
          </table:table-cell>
          <table:table-cell table:style-name="ce27" table:formula="of:=VLOOKUP([.C179];[enemies.A:enemies.B];2;0)" office:value-type="string" calcext:value-type="string" office:string-value="Wandering Rock">
            <text:p>Wandering Rock</text:p>
          </table:table-cell>
          <table:table-cell office:value-type="float" calcext:value-type="float" office:value="0.01">
            <text:p>0.01</text:p>
          </table:table-cell>
          <table:table-cell table:style-name="ce28" table:formula="of:=IFERROR(VLOOKUP([.C179];[enemies.A:enemies.L];12;0);&quot;&quot;)" office:value-type="float" calcext:value-type="float" office:value="3">
            <text:p>3</text:p>
          </table:table-cell>
          <table:table-cell table:number-columns-repeated="1024"/>
        </table:table-row>
        <table:table-row table:style-name="ro418">
          <table:table-cell office:value-type="string" calcext:value-type="string">
            <text:p><text:span text:style-name="T858">soul trinket 3</text:span></text:p>
          </table:table-cell>
          <table:table-cell table:style-name="ce27" table:formula="of:=IFERROR(IFERROR(VLOOKUP([.A180];[items_equipment.A:items_equipment.B];2;0);VLOOKUP([.A180];[items_misc.A:items_misc.B];2;0));VLOOKUP([.A180];[items_consumable.A:items_consumable.B];2;0))" office:value-type="string" calcext:value-type="string" office:string-value="Sigil">
            <text:p>Sigil</text:p>
          </table:table-cell>
          <table:table-cell office:value-type="string" calcext:value-type="string">
            <text:p>wandering_rock</text:p>
          </table:table-cell>
          <table:table-cell table:style-name="ce27" table:formula="of:=VLOOKUP([.C180];[enemies.A:enemies.B];2;0)" office:value-type="string" calcext:value-type="string" office:string-value="Wandering Rock">
            <text:p>Wandering Rock</text:p>
          </table:table-cell>
          <table:table-cell office:value-type="float" calcext:value-type="float" office:value="0.01">
            <text:p>0.01</text:p>
          </table:table-cell>
          <table:table-cell table:style-name="ce28" table:formula="of:=IFERROR(VLOOKUP([.C180];[enemies.A:enemies.L];12;0);&quot;&quot;)" office:value-type="float" calcext:value-type="float" office:value="3">
            <text:p>3</text:p>
          </table:table-cell>
          <table:table-cell table:number-columns-repeated="1024"/>
        </table:table-row>
        <table:table-row table:style-name="ro419">
          <table:table-cell office:value-type="string" calcext:value-type="string">
            <text:p><text:span text:style-name="T859">soul weapon 3</text:span></text:p>
          </table:table-cell>
          <table:table-cell table:style-name="ce27" table:formula="of:=IFERROR(IFERROR(VLOOKUP([.A181];[items_equipment.A:items_equipment.B];2;0);VLOOKUP([.A181];[items_misc.A:items_misc.B];2;0));VLOOKUP([.A181];[items_consumable.A:items_consumable.B];2;0))" office:value-type="string" calcext:value-type="string" office:string-value="Holy emblem">
            <text:p>Holy emblem</text:p>
          </table:table-cell>
          <table:table-cell office:value-type="string" calcext:value-type="string">
            <text:p>wandering_rock</text:p>
          </table:table-cell>
          <table:table-cell table:style-name="ce27" table:formula="of:=VLOOKUP([.C181];[enemies.A:enemies.B];2;0)" office:value-type="string" calcext:value-type="string" office:string-value="Wandering Rock">
            <text:p>Wandering Rock</text:p>
          </table:table-cell>
          <table:table-cell office:value-type="float" calcext:value-type="float" office:value="0.01">
            <text:p>0.01</text:p>
          </table:table-cell>
          <table:table-cell table:style-name="ce28" table:formula="of:=IFERROR(VLOOKUP([.C181];[enemies.A:enemies.L];12;0);&quot;&quot;)" office:value-type="float" calcext:value-type="float" office:value="3">
            <text:p>3</text:p>
          </table:table-cell>
          <table:table-cell table:number-columns-repeated="1024"/>
        </table:table-row>
        <table:table-row table:style-name="ro420">
          <table:table-cell office:value-type="string" calcext:value-type="string">
            <text:p><text:span text:style-name="T860">blue potion</text:span></text:p>
          </table:table-cell>
          <table:table-cell table:style-name="ce27" table:formula="of:=IFERROR(IFERROR(VLOOKUP([.A182];[items_equipment.A:items_equipment.B];2;0);VLOOKUP([.A182];[items_misc.A:items_misc.B];2;0));VLOOKUP([.A182];[items_consumable.A:items_consumable.B];2;0))" office:value-type="string" calcext:value-type="string" office:string-value="Blue potion">
            <text:p>Blue potion</text:p>
          </table:table-cell>
          <table:table-cell office:value-type="string" calcext:value-type="string">
            <text:p>blue_mushroom</text:p>
          </table:table-cell>
          <table:table-cell table:style-name="ce27" table:formula="of:=VLOOKUP([.C182];[enemies.A:enemies.B];2;0)" office:value-type="string" calcext:value-type="string" office:string-value="Blue Mushroom">
            <text:p>Blue Mushroom</text:p>
          </table:table-cell>
          <table:table-cell office:value-type="float" calcext:value-type="float" office:value="0.01">
            <text:p>0.01</text:p>
          </table:table-cell>
          <table:table-cell table:style-name="ce28" table:formula="of:=IFERROR(VLOOKUP([.C182];[enemies.A:enemies.L];12;0);&quot;&quot;)" office:value-type="float" calcext:value-type="float" office:value="6">
            <text:p>6</text:p>
          </table:table-cell>
          <table:table-cell table:number-columns-repeated="1024"/>
        </table:table-row>
        <table:table-row table:style-name="ro421">
          <table:table-cell office:value-type="string" calcext:value-type="string">
            <text:p><text:span text:style-name="T861">flow body 6</text:span></text:p>
          </table:table-cell>
          <table:table-cell table:style-name="ce27" table:formula="of:=IFERROR(IFERROR(VLOOKUP([.A183];[items_equipment.A:items_equipment.B];2;0);VLOOKUP([.A183];[items_misc.A:items_misc.B];2;0));VLOOKUP([.A183];[items_consumable.A:items_consumable.B];2;0))" office:value-type="string" calcext:value-type="string" office:string-value="Fine cloth cloak">
            <text:p>Fine cloth cloak</text:p>
          </table:table-cell>
          <table:table-cell office:value-type="string" calcext:value-type="string">
            <text:p>blue_mushroom</text:p>
          </table:table-cell>
          <table:table-cell table:style-name="ce27" table:formula="of:=VLOOKUP([.C183];[enemies.A:enemies.B];2;0)" office:value-type="string" calcext:value-type="string" office:string-value="Blue Mushroom">
            <text:p>Blue Mushroom</text:p>
          </table:table-cell>
          <table:table-cell office:value-type="float" calcext:value-type="float" office:value="0.01">
            <text:p>0.01</text:p>
          </table:table-cell>
          <table:table-cell table:style-name="ce28" table:formula="of:=IFERROR(VLOOKUP([.C183];[enemies.A:enemies.L];12;0);&quot;&quot;)" office:value-type="float" calcext:value-type="float" office:value="6">
            <text:p>6</text:p>
          </table:table-cell>
          <table:table-cell table:number-columns-repeated="1024"/>
        </table:table-row>
        <table:table-row table:style-name="ro422">
          <table:table-cell office:value-type="string" calcext:value-type="string">
            <text:p><text:span text:style-name="T862">flow head 6</text:span></text:p>
          </table:table-cell>
          <table:table-cell table:style-name="ce27" table:formula="of:=IFERROR(IFERROR(VLOOKUP([.A184];[items_equipment.A:items_equipment.B];2;0);VLOOKUP([.A184];[items_misc.A:items_misc.B];2;0));VLOOKUP([.A184];[items_consumable.A:items_consumable.B];2;0))" office:value-type="string" calcext:value-type="string" office:string-value="Fine cloth hood">
            <text:p>Fine cloth hood</text:p>
          </table:table-cell>
          <table:table-cell office:value-type="string" calcext:value-type="string">
            <text:p>blue_mushroom</text:p>
          </table:table-cell>
          <table:table-cell table:style-name="ce27" table:formula="of:=VLOOKUP([.C184];[enemies.A:enemies.B];2;0)" office:value-type="string" calcext:value-type="string" office:string-value="Blue Mushroom">
            <text:p>Blue Mushroom</text:p>
          </table:table-cell>
          <table:table-cell office:value-type="float" calcext:value-type="float" office:value="0.01">
            <text:p>0.01</text:p>
          </table:table-cell>
          <table:table-cell table:style-name="ce28" table:formula="of:=IFERROR(VLOOKUP([.C184];[enemies.A:enemies.L];12;0);&quot;&quot;)" office:value-type="float" calcext:value-type="float" office:value="6">
            <text:p>6</text:p>
          </table:table-cell>
          <table:table-cell table:number-columns-repeated="1024"/>
        </table:table-row>
        <table:table-row table:style-name="ro423">
          <table:table-cell office:value-type="string" calcext:value-type="string">
            <text:p><text:span text:style-name="T863">flow trinket 6</text:span></text:p>
          </table:table-cell>
          <table:table-cell table:style-name="ce27" table:formula="of:=IFERROR(IFERROR(VLOOKUP([.A185];[items_equipment.A:items_equipment.B];2;0);VLOOKUP([.A185];[items_misc.A:items_misc.B];2;0));VLOOKUP([.A185];[items_consumable.A:items_consumable.B];2;0))" office:value-type="string" calcext:value-type="string" office:string-value="Field dagger">
            <text:p>Field dagger</text:p>
          </table:table-cell>
          <table:table-cell office:value-type="string" calcext:value-type="string">
            <text:p>blue_mushroom</text:p>
          </table:table-cell>
          <table:table-cell table:style-name="ce27" table:formula="of:=VLOOKUP([.C185];[enemies.A:enemies.B];2;0)" office:value-type="string" calcext:value-type="string" office:string-value="Blue Mushroom">
            <text:p>Blue Mushroom</text:p>
          </table:table-cell>
          <table:table-cell office:value-type="float" calcext:value-type="float" office:value="0.01">
            <text:p>0.01</text:p>
          </table:table-cell>
          <table:table-cell table:style-name="ce28" table:formula="of:=IFERROR(VLOOKUP([.C185];[enemies.A:enemies.L];12;0);&quot;&quot;)" office:value-type="float" calcext:value-type="float" office:value="6">
            <text:p>6</text:p>
          </table:table-cell>
          <table:table-cell table:number-columns-repeated="1024"/>
        </table:table-row>
        <table:table-row table:style-name="ro424">
          <table:table-cell office:value-type="string" calcext:value-type="string">
            <text:p><text:span text:style-name="T864">flow weapon 6</text:span></text:p>
          </table:table-cell>
          <table:table-cell table:style-name="ce27" table:formula="of:=IFERROR(IFERROR(VLOOKUP([.A186];[items_equipment.A:items_equipment.B];2;0);VLOOKUP([.A186];[items_misc.A:items_misc.B];2;0));VLOOKUP([.A186];[items_consumable.A:items_consumable.B];2;0))" office:value-type="string" calcext:value-type="string" office:string-value="Short sword">
            <text:p>Short sword</text:p>
          </table:table-cell>
          <table:table-cell office:value-type="string" calcext:value-type="string">
            <text:p>blue_mushroom</text:p>
          </table:table-cell>
          <table:table-cell table:style-name="ce27" table:formula="of:=VLOOKUP([.C186];[enemies.A:enemies.B];2;0)" office:value-type="string" calcext:value-type="string" office:string-value="Blue Mushroom">
            <text:p>Blue Mushroom</text:p>
          </table:table-cell>
          <table:table-cell office:value-type="float" calcext:value-type="float" office:value="0.01">
            <text:p>0.01</text:p>
          </table:table-cell>
          <table:table-cell table:style-name="ce28" table:formula="of:=IFERROR(VLOOKUP([.C186];[enemies.A:enemies.L];12;0);&quot;&quot;)" office:value-type="float" calcext:value-type="float" office:value="6">
            <text:p>6</text:p>
          </table:table-cell>
          <table:table-cell table:number-columns-repeated="1024"/>
        </table:table-row>
        <table:table-row table:style-name="ro425">
          <table:table-cell office:value-type="string" calcext:value-type="string">
            <text:p><text:span text:style-name="T865">grit body 6</text:span></text:p>
          </table:table-cell>
          <table:table-cell table:style-name="ce27" table:formula="of:=IFERROR(IFERROR(VLOOKUP([.A187];[items_equipment.A:items_equipment.B];2;0);VLOOKUP([.A187];[items_misc.A:items_misc.B];2;0));VLOOKUP([.A187];[items_consumable.A:items_consumable.B];2;0))" office:value-type="string" calcext:value-type="string" office:string-value="Iron chainmail">
            <text:p>Iron chainmail</text:p>
          </table:table-cell>
          <table:table-cell office:value-type="string" calcext:value-type="string">
            <text:p>blue_mushroom</text:p>
          </table:table-cell>
          <table:table-cell table:style-name="ce27" table:formula="of:=VLOOKUP([.C187];[enemies.A:enemies.B];2;0)" office:value-type="string" calcext:value-type="string" office:string-value="Blue Mushroom">
            <text:p>Blue Mushroom</text:p>
          </table:table-cell>
          <table:table-cell office:value-type="float" calcext:value-type="float" office:value="0.01">
            <text:p>0.01</text:p>
          </table:table-cell>
          <table:table-cell table:style-name="ce28" table:formula="of:=IFERROR(VLOOKUP([.C187];[enemies.A:enemies.L];12;0);&quot;&quot;)" office:value-type="float" calcext:value-type="float" office:value="6">
            <text:p>6</text:p>
          </table:table-cell>
          <table:table-cell table:number-columns-repeated="1024"/>
        </table:table-row>
        <table:table-row table:style-name="ro426">
          <table:table-cell office:value-type="string" calcext:value-type="string">
            <text:p><text:span text:style-name="T866">grit head 6</text:span></text:p>
          </table:table-cell>
          <table:table-cell table:style-name="ce27" table:formula="of:=IFERROR(IFERROR(VLOOKUP([.A188];[items_equipment.A:items_equipment.B];2;0);VLOOKUP([.A188];[items_misc.A:items_misc.B];2;0));VLOOKUP([.A188];[items_consumable.A:items_consumable.B];2;0))" office:value-type="string" calcext:value-type="string" office:string-value="Iron cap">
            <text:p>Iron cap</text:p>
          </table:table-cell>
          <table:table-cell office:value-type="string" calcext:value-type="string">
            <text:p>blue_mushroom</text:p>
          </table:table-cell>
          <table:table-cell table:style-name="ce27" table:formula="of:=VLOOKUP([.C188];[enemies.A:enemies.B];2;0)" office:value-type="string" calcext:value-type="string" office:string-value="Blue Mushroom">
            <text:p>Blue Mushroom</text:p>
          </table:table-cell>
          <table:table-cell office:value-type="float" calcext:value-type="float" office:value="0.01">
            <text:p>0.01</text:p>
          </table:table-cell>
          <table:table-cell table:style-name="ce28" table:formula="of:=IFERROR(VLOOKUP([.C188];[enemies.A:enemies.L];12;0);&quot;&quot;)" office:value-type="float" calcext:value-type="float" office:value="6">
            <text:p>6</text:p>
          </table:table-cell>
          <table:table-cell table:number-columns-repeated="1024"/>
        </table:table-row>
        <table:table-row table:style-name="ro427">
          <table:table-cell office:value-type="string" calcext:value-type="string">
            <text:p><text:span text:style-name="T867">grit trinket 6</text:span></text:p>
          </table:table-cell>
          <table:table-cell table:style-name="ce27" table:formula="of:=IFERROR(IFERROR(VLOOKUP([.A189];[items_equipment.A:items_equipment.B];2;0);VLOOKUP([.A189];[items_misc.A:items_misc.B];2;0));VLOOKUP([.A189];[items_consumable.A:items_consumable.B];2;0))" office:value-type="string" calcext:value-type="string" office:string-value="Iron shield">
            <text:p>Iron shield</text:p>
          </table:table-cell>
          <table:table-cell office:value-type="string" calcext:value-type="string">
            <text:p>blue_mushroom</text:p>
          </table:table-cell>
          <table:table-cell table:style-name="ce27" table:formula="of:=VLOOKUP([.C189];[enemies.A:enemies.B];2;0)" office:value-type="string" calcext:value-type="string" office:string-value="Blue Mushroom">
            <text:p>Blue Mushroom</text:p>
          </table:table-cell>
          <table:table-cell office:value-type="float" calcext:value-type="float" office:value="0.01">
            <text:p>0.01</text:p>
          </table:table-cell>
          <table:table-cell table:style-name="ce28" table:formula="of:=IFERROR(VLOOKUP([.C189];[enemies.A:enemies.L];12;0);&quot;&quot;)" office:value-type="float" calcext:value-type="float" office:value="6">
            <text:p>6</text:p>
          </table:table-cell>
          <table:table-cell table:number-columns-repeated="1024"/>
        </table:table-row>
        <table:table-row table:style-name="ro428">
          <table:table-cell office:value-type="string" calcext:value-type="string">
            <text:p><text:span text:style-name="T868">grit weapon 6</text:span></text:p>
          </table:table-cell>
          <table:table-cell table:style-name="ce27" table:formula="of:=IFERROR(IFERROR(VLOOKUP([.A190];[items_equipment.A:items_equipment.B];2;0);VLOOKUP([.A190];[items_misc.A:items_misc.B];2;0));VLOOKUP([.A190];[items_consumable.A:items_consumable.B];2;0))" office:value-type="string" calcext:value-type="string" office:string-value="Longsword">
            <text:p>Longsword</text:p>
          </table:table-cell>
          <table:table-cell office:value-type="string" calcext:value-type="string">
            <text:p>blue_mushroom</text:p>
          </table:table-cell>
          <table:table-cell table:style-name="ce27" table:formula="of:=VLOOKUP([.C190];[enemies.A:enemies.B];2;0)" office:value-type="string" calcext:value-type="string" office:string-value="Blue Mushroom">
            <text:p>Blue Mushroom</text:p>
          </table:table-cell>
          <table:table-cell office:value-type="float" calcext:value-type="float" office:value="0.01">
            <text:p>0.01</text:p>
          </table:table-cell>
          <table:table-cell table:style-name="ce28" table:formula="of:=IFERROR(VLOOKUP([.C190];[enemies.A:enemies.L];12;0);&quot;&quot;)" office:value-type="float" calcext:value-type="float" office:value="6">
            <text:p>6</text:p>
          </table:table-cell>
          <table:table-cell table:number-columns-repeated="1024"/>
        </table:table-row>
        <table:table-row table:style-name="ro429">
          <table:table-cell office:value-type="string" calcext:value-type="string">
            <text:p><text:span text:style-name="T869">mind body 6</text:span></text:p>
          </table:table-cell>
          <table:table-cell table:style-name="ce27" table:formula="of:=IFERROR(IFERROR(VLOOKUP([.A191];[items_equipment.A:items_equipment.B];2;0);VLOOKUP([.A191];[items_misc.A:items_misc.B];2;0));VLOOKUP([.A191];[items_consumable.A:items_consumable.B];2;0))" office:value-type="string" calcext:value-type="string" office:string-value="Apprentice robe">
            <text:p>Apprentice robe</text:p>
          </table:table-cell>
          <table:table-cell office:value-type="string" calcext:value-type="string">
            <text:p>blue_mushroom</text:p>
          </table:table-cell>
          <table:table-cell table:style-name="ce27" table:formula="of:=VLOOKUP([.C191];[enemies.A:enemies.B];2;0)" office:value-type="string" calcext:value-type="string" office:string-value="Blue Mushroom">
            <text:p>Blue Mushroom</text:p>
          </table:table-cell>
          <table:table-cell office:value-type="float" calcext:value-type="float" office:value="0.01">
            <text:p>0.01</text:p>
          </table:table-cell>
          <table:table-cell table:style-name="ce28" table:formula="of:=IFERROR(VLOOKUP([.C191];[enemies.A:enemies.L];12;0);&quot;&quot;)" office:value-type="float" calcext:value-type="float" office:value="6">
            <text:p>6</text:p>
          </table:table-cell>
          <table:table-cell table:number-columns-repeated="1024"/>
        </table:table-row>
        <table:table-row table:style-name="ro430">
          <table:table-cell office:value-type="string" calcext:value-type="string">
            <text:p><text:span text:style-name="T870">mind head 6</text:span></text:p>
          </table:table-cell>
          <table:table-cell table:style-name="ce27" table:formula="of:=IFERROR(IFERROR(VLOOKUP([.A192];[items_equipment.A:items_equipment.B];2;0);VLOOKUP([.A192];[items_misc.A:items_misc.B];2;0));VLOOKUP([.A192];[items_consumable.A:items_consumable.B];2;0))" office:value-type="string" calcext:value-type="string" office:string-value="Apprentice hat">
            <text:p>Apprentice hat</text:p>
          </table:table-cell>
          <table:table-cell office:value-type="string" calcext:value-type="string">
            <text:p>blue_mushroom</text:p>
          </table:table-cell>
          <table:table-cell table:style-name="ce27" table:formula="of:=VLOOKUP([.C192];[enemies.A:enemies.B];2;0)" office:value-type="string" calcext:value-type="string" office:string-value="Blue Mushroom">
            <text:p>Blue Mushroom</text:p>
          </table:table-cell>
          <table:table-cell office:value-type="float" calcext:value-type="float" office:value="0.01">
            <text:p>0.01</text:p>
          </table:table-cell>
          <table:table-cell table:style-name="ce28" table:formula="of:=IFERROR(VLOOKUP([.C192];[enemies.A:enemies.L];12;0);&quot;&quot;)" office:value-type="float" calcext:value-type="float" office:value="6">
            <text:p>6</text:p>
          </table:table-cell>
          <table:table-cell table:number-columns-repeated="1024"/>
        </table:table-row>
        <table:table-row table:style-name="ro431">
          <table:table-cell office:value-type="string" calcext:value-type="string">
            <text:p><text:span text:style-name="T871">mind trinket 6</text:span></text:p>
          </table:table-cell>
          <table:table-cell table:style-name="ce27" table:formula="of:=IFERROR(IFERROR(VLOOKUP([.A193];[items_equipment.A:items_equipment.B];2;0);VLOOKUP([.A193];[items_misc.A:items_misc.B];2;0));VLOOKUP([.A193];[items_consumable.A:items_consumable.B];2;0))" office:value-type="string" calcext:value-type="string" office:string-value="Book">
            <text:p>Book</text:p>
          </table:table-cell>
          <table:table-cell office:value-type="string" calcext:value-type="string">
            <text:p>blue_mushroom</text:p>
          </table:table-cell>
          <table:table-cell table:style-name="ce27" table:formula="of:=VLOOKUP([.C193];[enemies.A:enemies.B];2;0)" office:value-type="string" calcext:value-type="string" office:string-value="Blue Mushroom">
            <text:p>Blue Mushroom</text:p>
          </table:table-cell>
          <table:table-cell office:value-type="float" calcext:value-type="float" office:value="0.01">
            <text:p>0.01</text:p>
          </table:table-cell>
          <table:table-cell table:style-name="ce28" table:formula="of:=IFERROR(VLOOKUP([.C193];[enemies.A:enemies.L];12;0);&quot;&quot;)" office:value-type="float" calcext:value-type="float" office:value="6">
            <text:p>6</text:p>
          </table:table-cell>
          <table:table-cell table:number-columns-repeated="1024"/>
        </table:table-row>
        <table:table-row table:style-name="ro432">
          <table:table-cell office:value-type="string" calcext:value-type="string">
            <text:p><text:span text:style-name="T872">mind weapon 6</text:span></text:p>
          </table:table-cell>
          <table:table-cell table:style-name="ce27" table:formula="of:=IFERROR(IFERROR(VLOOKUP([.A194];[items_equipment.A:items_equipment.B];2;0);VLOOKUP([.A194];[items_misc.A:items_misc.B];2;0));VLOOKUP([.A194];[items_consumable.A:items_consumable.B];2;0))" office:value-type="string" calcext:value-type="string" office:string-value="Wand">
            <text:p>Wand</text:p>
          </table:table-cell>
          <table:table-cell office:value-type="string" calcext:value-type="string">
            <text:p>blue_mushroom</text:p>
          </table:table-cell>
          <table:table-cell table:style-name="ce27" table:formula="of:=VLOOKUP([.C194];[enemies.A:enemies.B];2;0)" office:value-type="string" calcext:value-type="string" office:string-value="Blue Mushroom">
            <text:p>Blue Mushroom</text:p>
          </table:table-cell>
          <table:table-cell office:value-type="float" calcext:value-type="float" office:value="0.01">
            <text:p>0.01</text:p>
          </table:table-cell>
          <table:table-cell table:style-name="ce28" table:formula="of:=IFERROR(VLOOKUP([.C194];[enemies.A:enemies.L];12;0);&quot;&quot;)" office:value-type="float" calcext:value-type="float" office:value="6">
            <text:p>6</text:p>
          </table:table-cell>
          <table:table-cell table:number-columns-repeated="1024"/>
        </table:table-row>
        <table:table-row table:style-name="ro433">
          <table:table-cell office:value-type="string" calcext:value-type="string">
            <text:p><text:span text:style-name="T873">red potion</text:span></text:p>
          </table:table-cell>
          <table:table-cell table:style-name="ce27" table:formula="of:=IFERROR(IFERROR(VLOOKUP([.A195];[items_equipment.A:items_equipment.B];2;0);VLOOKUP([.A195];[items_misc.A:items_misc.B];2;0));VLOOKUP([.A195];[items_consumable.A:items_consumable.B];2;0))" office:value-type="string" calcext:value-type="string" office:string-value="Red potion">
            <text:p>Red potion</text:p>
          </table:table-cell>
          <table:table-cell office:value-type="string" calcext:value-type="string">
            <text:p>blue_mushroom</text:p>
          </table:table-cell>
          <table:table-cell table:style-name="ce27" table:formula="of:=VLOOKUP([.C195];[enemies.A:enemies.B];2;0)" office:value-type="string" calcext:value-type="string" office:string-value="Blue Mushroom">
            <text:p>Blue Mushroom</text:p>
          </table:table-cell>
          <table:table-cell office:value-type="float" calcext:value-type="float" office:value="0.01">
            <text:p>0.01</text:p>
          </table:table-cell>
          <table:table-cell table:style-name="ce28" table:formula="of:=IFERROR(VLOOKUP([.C195];[enemies.A:enemies.L];12;0);&quot;&quot;)" office:value-type="float" calcext:value-type="float" office:value="6">
            <text:p>6</text:p>
          </table:table-cell>
          <table:table-cell table:number-columns-repeated="1024"/>
        </table:table-row>
        <table:table-row table:style-name="ro434">
          <table:table-cell office:value-type="string" calcext:value-type="string">
            <text:p><text:span text:style-name="T874">soul body 6</text:span></text:p>
          </table:table-cell>
          <table:table-cell table:style-name="ce27" table:formula="of:=IFERROR(IFERROR(VLOOKUP([.A196];[items_equipment.A:items_equipment.B];2;0);VLOOKUP([.A196];[items_misc.A:items_misc.B];2;0));VLOOKUP([.A196];[items_consumable.A:items_consumable.B];2;0))" office:value-type="string" calcext:value-type="string" office:string-value="White robe">
            <text:p>White robe</text:p>
          </table:table-cell>
          <table:table-cell office:value-type="string" calcext:value-type="string">
            <text:p>blue_mushroom</text:p>
          </table:table-cell>
          <table:table-cell table:style-name="ce27" table:formula="of:=VLOOKUP([.C196];[enemies.A:enemies.B];2;0)" office:value-type="string" calcext:value-type="string" office:string-value="Blue Mushroom">
            <text:p>Blue Mushroom</text:p>
          </table:table-cell>
          <table:table-cell office:value-type="float" calcext:value-type="float" office:value="0.01">
            <text:p>0.01</text:p>
          </table:table-cell>
          <table:table-cell table:style-name="ce28" table:formula="of:=IFERROR(VLOOKUP([.C196];[enemies.A:enemies.L];12;0);&quot;&quot;)" office:value-type="float" calcext:value-type="float" office:value="6">
            <text:p>6</text:p>
          </table:table-cell>
          <table:table-cell table:number-columns-repeated="1024"/>
        </table:table-row>
        <table:table-row table:style-name="ro435">
          <table:table-cell office:value-type="string" calcext:value-type="string">
            <text:p><text:span text:style-name="T875">soul head 6</text:span></text:p>
          </table:table-cell>
          <table:table-cell table:style-name="ce27" table:formula="of:=IFERROR(IFERROR(VLOOKUP([.A197];[items_equipment.A:items_equipment.B];2;0);VLOOKUP([.A197];[items_misc.A:items_misc.B];2;0));VLOOKUP([.A197];[items_consumable.A:items_consumable.B];2;0))" office:value-type="string" calcext:value-type="string" office:string-value="Circlet">
            <text:p>Circlet</text:p>
          </table:table-cell>
          <table:table-cell office:value-type="string" calcext:value-type="string">
            <text:p>blue_mushroom</text:p>
          </table:table-cell>
          <table:table-cell table:style-name="ce27" table:formula="of:=VLOOKUP([.C197];[enemies.A:enemies.B];2;0)" office:value-type="string" calcext:value-type="string" office:string-value="Blue Mushroom">
            <text:p>Blue Mushroom</text:p>
          </table:table-cell>
          <table:table-cell office:value-type="float" calcext:value-type="float" office:value="0.01">
            <text:p>0.01</text:p>
          </table:table-cell>
          <table:table-cell table:style-name="ce28" table:formula="of:=IFERROR(VLOOKUP([.C197];[enemies.A:enemies.L];12;0);&quot;&quot;)" office:value-type="float" calcext:value-type="float" office:value="6">
            <text:p>6</text:p>
          </table:table-cell>
          <table:table-cell table:number-columns-repeated="1024"/>
        </table:table-row>
        <table:table-row table:style-name="ro436">
          <table:table-cell office:value-type="string" calcext:value-type="string">
            <text:p><text:span text:style-name="T876">soul trinket 6</text:span></text:p>
          </table:table-cell>
          <table:table-cell table:style-name="ce27" table:formula="of:=IFERROR(IFERROR(VLOOKUP([.A198];[items_equipment.A:items_equipment.B];2;0);VLOOKUP([.A198];[items_misc.A:items_misc.B];2;0));VLOOKUP([.A198];[items_consumable.A:items_consumable.B];2;0))" office:value-type="string" calcext:value-type="string" office:string-value="Embellished Sigil">
            <text:p>Embellished Sigil</text:p>
          </table:table-cell>
          <table:table-cell office:value-type="string" calcext:value-type="string">
            <text:p>blue_mushroom</text:p>
          </table:table-cell>
          <table:table-cell table:style-name="ce27" table:formula="of:=VLOOKUP([.C198];[enemies.A:enemies.B];2;0)" office:value-type="string" calcext:value-type="string" office:string-value="Blue Mushroom">
            <text:p>Blue Mushroom</text:p>
          </table:table-cell>
          <table:table-cell office:value-type="float" calcext:value-type="float" office:value="0.01">
            <text:p>0.01</text:p>
          </table:table-cell>
          <table:table-cell table:style-name="ce28" table:formula="of:=IFERROR(VLOOKUP([.C198];[enemies.A:enemies.L];12;0);&quot;&quot;)" office:value-type="float" calcext:value-type="float" office:value="6">
            <text:p>6</text:p>
          </table:table-cell>
          <table:table-cell table:number-columns-repeated="1024"/>
        </table:table-row>
        <table:table-row table:style-name="ro437">
          <table:table-cell office:value-type="string" calcext:value-type="string">
            <text:p><text:span text:style-name="T877">soul weapon 6</text:span></text:p>
          </table:table-cell>
          <table:table-cell table:style-name="ce27" table:formula="of:=IFERROR(IFERROR(VLOOKUP([.A199];[items_equipment.A:items_equipment.B];2;0);VLOOKUP([.A199];[items_misc.A:items_misc.B];2;0));VLOOKUP([.A199];[items_consumable.A:items_consumable.B];2;0))" office:value-type="string" calcext:value-type="string" office:string-value="Clerics mace">
            <text:p>Clerics mace</text:p>
          </table:table-cell>
          <table:table-cell office:value-type="string" calcext:value-type="string">
            <text:p>blue_mushroom</text:p>
          </table:table-cell>
          <table:table-cell table:style-name="ce27" table:formula="of:=VLOOKUP([.C199];[enemies.A:enemies.B];2;0)" office:value-type="string" calcext:value-type="string" office:string-value="Blue Mushroom">
            <text:p>Blue Mushroom</text:p>
          </table:table-cell>
          <table:table-cell office:value-type="float" calcext:value-type="float" office:value="0.01">
            <text:p>0.01</text:p>
          </table:table-cell>
          <table:table-cell table:style-name="ce28" table:formula="of:=IFERROR(VLOOKUP([.C199];[enemies.A:enemies.L];12;0);&quot;&quot;)" office:value-type="float" calcext:value-type="float" office:value="6">
            <text:p>6</text:p>
          </table:table-cell>
          <table:table-cell table:number-columns-repeated="1024"/>
        </table:table-row>
        <table:table-row table:style-name="ro438">
          <table:table-cell office:value-type="string" calcext:value-type="string">
            <text:p><text:span text:style-name="T878">blue potion</text:span></text:p>
          </table:table-cell>
          <table:table-cell table:style-name="ce27" table:formula="of:=IFERROR(IFERROR(VLOOKUP([.A200];[items_equipment.A:items_equipment.B];2;0);VLOOKUP([.A200];[items_misc.A:items_misc.B];2;0));VLOOKUP([.A200];[items_consumable.A:items_consumable.B];2;0))" office:value-type="string" calcext:value-type="string" office:string-value="Blue potion">
            <text:p>Blue potion</text:p>
          </table:table-cell>
          <table:table-cell office:value-type="string" calcext:value-type="string">
            <text:p>blue_slime</text:p>
          </table:table-cell>
          <table:table-cell table:style-name="ce27" table:formula="of:=VLOOKUP([.C200];[enemies.A:enemies.B];2;0)" office:value-type="string" calcext:value-type="string" office:string-value="Blue Slime">
            <text:p>Blue Slime</text:p>
          </table:table-cell>
          <table:table-cell office:value-type="float" calcext:value-type="float" office:value="0.01">
            <text:p>0.01</text:p>
          </table:table-cell>
          <table:table-cell table:style-name="ce28" table:formula="of:=IFERROR(VLOOKUP([.C200];[enemies.A:enemies.L];12;0);&quot;&quot;)" office:value-type="float" calcext:value-type="float" office:value="6">
            <text:p>6</text:p>
          </table:table-cell>
          <table:table-cell table:number-columns-repeated="1024"/>
        </table:table-row>
        <table:table-row table:style-name="ro439">
          <table:table-cell office:value-type="string" calcext:value-type="string">
            <text:p><text:span text:style-name="T879">flow body 6</text:span></text:p>
          </table:table-cell>
          <table:table-cell table:style-name="ce27" table:formula="of:=IFERROR(IFERROR(VLOOKUP([.A201];[items_equipment.A:items_equipment.B];2;0);VLOOKUP([.A201];[items_misc.A:items_misc.B];2;0));VLOOKUP([.A201];[items_consumable.A:items_consumable.B];2;0))" office:value-type="string" calcext:value-type="string" office:string-value="Fine cloth cloak">
            <text:p>Fine cloth cloak</text:p>
          </table:table-cell>
          <table:table-cell office:value-type="string" calcext:value-type="string">
            <text:p>blue_slime</text:p>
          </table:table-cell>
          <table:table-cell table:style-name="ce27" table:formula="of:=VLOOKUP([.C201];[enemies.A:enemies.B];2;0)" office:value-type="string" calcext:value-type="string" office:string-value="Blue Slime">
            <text:p>Blue Slime</text:p>
          </table:table-cell>
          <table:table-cell office:value-type="float" calcext:value-type="float" office:value="0.01">
            <text:p>0.01</text:p>
          </table:table-cell>
          <table:table-cell table:style-name="ce28" table:formula="of:=IFERROR(VLOOKUP([.C201];[enemies.A:enemies.L];12;0);&quot;&quot;)" office:value-type="float" calcext:value-type="float" office:value="6">
            <text:p>6</text:p>
          </table:table-cell>
          <table:table-cell table:number-columns-repeated="1024"/>
        </table:table-row>
        <table:table-row table:style-name="ro440">
          <table:table-cell office:value-type="string" calcext:value-type="string">
            <text:p><text:span text:style-name="T880">flow head 6</text:span></text:p>
          </table:table-cell>
          <table:table-cell table:style-name="ce27" table:formula="of:=IFERROR(IFERROR(VLOOKUP([.A202];[items_equipment.A:items_equipment.B];2;0);VLOOKUP([.A202];[items_misc.A:items_misc.B];2;0));VLOOKUP([.A202];[items_consumable.A:items_consumable.B];2;0))" office:value-type="string" calcext:value-type="string" office:string-value="Fine cloth hood">
            <text:p>Fine cloth hood</text:p>
          </table:table-cell>
          <table:table-cell office:value-type="string" calcext:value-type="string">
            <text:p>blue_slime</text:p>
          </table:table-cell>
          <table:table-cell table:style-name="ce27" table:formula="of:=VLOOKUP([.C202];[enemies.A:enemies.B];2;0)" office:value-type="string" calcext:value-type="string" office:string-value="Blue Slime">
            <text:p>Blue Slime</text:p>
          </table:table-cell>
          <table:table-cell office:value-type="float" calcext:value-type="float" office:value="0.01">
            <text:p>0.01</text:p>
          </table:table-cell>
          <table:table-cell table:style-name="ce28" table:formula="of:=IFERROR(VLOOKUP([.C202];[enemies.A:enemies.L];12;0);&quot;&quot;)" office:value-type="float" calcext:value-type="float" office:value="6">
            <text:p>6</text:p>
          </table:table-cell>
          <table:table-cell table:number-columns-repeated="1024"/>
        </table:table-row>
        <table:table-row table:style-name="ro441">
          <table:table-cell office:value-type="string" calcext:value-type="string">
            <text:p><text:span text:style-name="T881">flow trinket 6</text:span></text:p>
          </table:table-cell>
          <table:table-cell table:style-name="ce27" table:formula="of:=IFERROR(IFERROR(VLOOKUP([.A203];[items_equipment.A:items_equipment.B];2;0);VLOOKUP([.A203];[items_misc.A:items_misc.B];2;0));VLOOKUP([.A203];[items_consumable.A:items_consumable.B];2;0))" office:value-type="string" calcext:value-type="string" office:string-value="Field dagger">
            <text:p>Field dagger</text:p>
          </table:table-cell>
          <table:table-cell office:value-type="string" calcext:value-type="string">
            <text:p>blue_slime</text:p>
          </table:table-cell>
          <table:table-cell table:style-name="ce27" table:formula="of:=VLOOKUP([.C203];[enemies.A:enemies.B];2;0)" office:value-type="string" calcext:value-type="string" office:string-value="Blue Slime">
            <text:p>Blue Slime</text:p>
          </table:table-cell>
          <table:table-cell office:value-type="float" calcext:value-type="float" office:value="0.01">
            <text:p>0.01</text:p>
          </table:table-cell>
          <table:table-cell table:style-name="ce28" table:formula="of:=IFERROR(VLOOKUP([.C203];[enemies.A:enemies.L];12;0);&quot;&quot;)" office:value-type="float" calcext:value-type="float" office:value="6">
            <text:p>6</text:p>
          </table:table-cell>
          <table:table-cell table:number-columns-repeated="1024"/>
        </table:table-row>
        <table:table-row table:style-name="ro442">
          <table:table-cell office:value-type="string" calcext:value-type="string">
            <text:p><text:span text:style-name="T882">flow weapon 6</text:span></text:p>
          </table:table-cell>
          <table:table-cell table:style-name="ce27" table:formula="of:=IFERROR(IFERROR(VLOOKUP([.A204];[items_equipment.A:items_equipment.B];2;0);VLOOKUP([.A204];[items_misc.A:items_misc.B];2;0));VLOOKUP([.A204];[items_consumable.A:items_consumable.B];2;0))" office:value-type="string" calcext:value-type="string" office:string-value="Short sword">
            <text:p>Short sword</text:p>
          </table:table-cell>
          <table:table-cell office:value-type="string" calcext:value-type="string">
            <text:p>blue_slime</text:p>
          </table:table-cell>
          <table:table-cell table:style-name="ce27" table:formula="of:=VLOOKUP([.C204];[enemies.A:enemies.B];2;0)" office:value-type="string" calcext:value-type="string" office:string-value="Blue Slime">
            <text:p>Blue Slime</text:p>
          </table:table-cell>
          <table:table-cell office:value-type="float" calcext:value-type="float" office:value="0.01">
            <text:p>0.01</text:p>
          </table:table-cell>
          <table:table-cell table:style-name="ce28" table:formula="of:=IFERROR(VLOOKUP([.C204];[enemies.A:enemies.L];12;0);&quot;&quot;)" office:value-type="float" calcext:value-type="float" office:value="6">
            <text:p>6</text:p>
          </table:table-cell>
          <table:table-cell table:number-columns-repeated="1024"/>
        </table:table-row>
        <table:table-row table:style-name="ro443">
          <table:table-cell office:value-type="string" calcext:value-type="string">
            <text:p><text:span text:style-name="T883">grit body 6</text:span></text:p>
          </table:table-cell>
          <table:table-cell table:style-name="ce27" table:formula="of:=IFERROR(IFERROR(VLOOKUP([.A205];[items_equipment.A:items_equipment.B];2;0);VLOOKUP([.A205];[items_misc.A:items_misc.B];2;0));VLOOKUP([.A205];[items_consumable.A:items_consumable.B];2;0))" office:value-type="string" calcext:value-type="string" office:string-value="Iron chainmail">
            <text:p>Iron chainmail</text:p>
          </table:table-cell>
          <table:table-cell office:value-type="string" calcext:value-type="string">
            <text:p>blue_slime</text:p>
          </table:table-cell>
          <table:table-cell table:style-name="ce27" table:formula="of:=VLOOKUP([.C205];[enemies.A:enemies.B];2;0)" office:value-type="string" calcext:value-type="string" office:string-value="Blue Slime">
            <text:p>Blue Slime</text:p>
          </table:table-cell>
          <table:table-cell office:value-type="float" calcext:value-type="float" office:value="0.01">
            <text:p>0.01</text:p>
          </table:table-cell>
          <table:table-cell table:style-name="ce28" table:formula="of:=IFERROR(VLOOKUP([.C205];[enemies.A:enemies.L];12;0);&quot;&quot;)" office:value-type="float" calcext:value-type="float" office:value="6">
            <text:p>6</text:p>
          </table:table-cell>
          <table:table-cell table:number-columns-repeated="1024"/>
        </table:table-row>
        <table:table-row table:style-name="ro444">
          <table:table-cell office:value-type="string" calcext:value-type="string">
            <text:p><text:span text:style-name="T884">grit head 6</text:span></text:p>
          </table:table-cell>
          <table:table-cell table:style-name="ce27" table:formula="of:=IFERROR(IFERROR(VLOOKUP([.A206];[items_equipment.A:items_equipment.B];2;0);VLOOKUP([.A206];[items_misc.A:items_misc.B];2;0));VLOOKUP([.A206];[items_consumable.A:items_consumable.B];2;0))" office:value-type="string" calcext:value-type="string" office:string-value="Iron cap">
            <text:p>Iron cap</text:p>
          </table:table-cell>
          <table:table-cell office:value-type="string" calcext:value-type="string">
            <text:p>blue_slime</text:p>
          </table:table-cell>
          <table:table-cell table:style-name="ce27" table:formula="of:=VLOOKUP([.C206];[enemies.A:enemies.B];2;0)" office:value-type="string" calcext:value-type="string" office:string-value="Blue Slime">
            <text:p>Blue Slime</text:p>
          </table:table-cell>
          <table:table-cell office:value-type="float" calcext:value-type="float" office:value="0.01">
            <text:p>0.01</text:p>
          </table:table-cell>
          <table:table-cell table:style-name="ce28" table:formula="of:=IFERROR(VLOOKUP([.C206];[enemies.A:enemies.L];12;0);&quot;&quot;)" office:value-type="float" calcext:value-type="float" office:value="6">
            <text:p>6</text:p>
          </table:table-cell>
          <table:table-cell table:number-columns-repeated="1024"/>
        </table:table-row>
        <table:table-row table:style-name="ro445">
          <table:table-cell office:value-type="string" calcext:value-type="string">
            <text:p><text:span text:style-name="T885">grit trinket 6</text:span></text:p>
          </table:table-cell>
          <table:table-cell table:style-name="ce27" table:formula="of:=IFERROR(IFERROR(VLOOKUP([.A207];[items_equipment.A:items_equipment.B];2;0);VLOOKUP([.A207];[items_misc.A:items_misc.B];2;0));VLOOKUP([.A207];[items_consumable.A:items_consumable.B];2;0))" office:value-type="string" calcext:value-type="string" office:string-value="Iron shield">
            <text:p>Iron shield</text:p>
          </table:table-cell>
          <table:table-cell office:value-type="string" calcext:value-type="string">
            <text:p>blue_slime</text:p>
          </table:table-cell>
          <table:table-cell table:style-name="ce27" table:formula="of:=VLOOKUP([.C207];[enemies.A:enemies.B];2;0)" office:value-type="string" calcext:value-type="string" office:string-value="Blue Slime">
            <text:p>Blue Slime</text:p>
          </table:table-cell>
          <table:table-cell office:value-type="float" calcext:value-type="float" office:value="0.01">
            <text:p>0.01</text:p>
          </table:table-cell>
          <table:table-cell table:style-name="ce28" table:formula="of:=IFERROR(VLOOKUP([.C207];[enemies.A:enemies.L];12;0);&quot;&quot;)" office:value-type="float" calcext:value-type="float" office:value="6">
            <text:p>6</text:p>
          </table:table-cell>
          <table:table-cell table:number-columns-repeated="1024"/>
        </table:table-row>
        <table:table-row table:style-name="ro446">
          <table:table-cell office:value-type="string" calcext:value-type="string">
            <text:p><text:span text:style-name="T886">grit weapon 6</text:span></text:p>
          </table:table-cell>
          <table:table-cell table:style-name="ce27" table:formula="of:=IFERROR(IFERROR(VLOOKUP([.A208];[items_equipment.A:items_equipment.B];2;0);VLOOKUP([.A208];[items_misc.A:items_misc.B];2;0));VLOOKUP([.A208];[items_consumable.A:items_consumable.B];2;0))" office:value-type="string" calcext:value-type="string" office:string-value="Longsword">
            <text:p>Longsword</text:p>
          </table:table-cell>
          <table:table-cell office:value-type="string" calcext:value-type="string">
            <text:p>blue_slime</text:p>
          </table:table-cell>
          <table:table-cell table:style-name="ce27" table:formula="of:=VLOOKUP([.C208];[enemies.A:enemies.B];2;0)" office:value-type="string" calcext:value-type="string" office:string-value="Blue Slime">
            <text:p>Blue Slime</text:p>
          </table:table-cell>
          <table:table-cell office:value-type="float" calcext:value-type="float" office:value="0.01">
            <text:p>0.01</text:p>
          </table:table-cell>
          <table:table-cell table:style-name="ce28" table:formula="of:=IFERROR(VLOOKUP([.C208];[enemies.A:enemies.L];12;0);&quot;&quot;)" office:value-type="float" calcext:value-type="float" office:value="6">
            <text:p>6</text:p>
          </table:table-cell>
          <table:table-cell table:number-columns-repeated="1024"/>
        </table:table-row>
        <table:table-row table:style-name="ro447">
          <table:table-cell office:value-type="string" calcext:value-type="string">
            <text:p><text:span text:style-name="T887">mind body 6</text:span></text:p>
          </table:table-cell>
          <table:table-cell table:style-name="ce27" table:formula="of:=IFERROR(IFERROR(VLOOKUP([.A209];[items_equipment.A:items_equipment.B];2;0);VLOOKUP([.A209];[items_misc.A:items_misc.B];2;0));VLOOKUP([.A209];[items_consumable.A:items_consumable.B];2;0))" office:value-type="string" calcext:value-type="string" office:string-value="Apprentice robe">
            <text:p>Apprentice robe</text:p>
          </table:table-cell>
          <table:table-cell office:value-type="string" calcext:value-type="string">
            <text:p>blue_slime</text:p>
          </table:table-cell>
          <table:table-cell table:style-name="ce27" table:formula="of:=VLOOKUP([.C209];[enemies.A:enemies.B];2;0)" office:value-type="string" calcext:value-type="string" office:string-value="Blue Slime">
            <text:p>Blue Slime</text:p>
          </table:table-cell>
          <table:table-cell office:value-type="float" calcext:value-type="float" office:value="0.01">
            <text:p>0.01</text:p>
          </table:table-cell>
          <table:table-cell table:style-name="ce28" table:formula="of:=IFERROR(VLOOKUP([.C209];[enemies.A:enemies.L];12;0);&quot;&quot;)" office:value-type="float" calcext:value-type="float" office:value="6">
            <text:p>6</text:p>
          </table:table-cell>
          <table:table-cell table:number-columns-repeated="1024"/>
        </table:table-row>
        <table:table-row table:style-name="ro448">
          <table:table-cell office:value-type="string" calcext:value-type="string">
            <text:p><text:span text:style-name="T888">mind head 6</text:span></text:p>
          </table:table-cell>
          <table:table-cell table:style-name="ce27" table:formula="of:=IFERROR(IFERROR(VLOOKUP([.A210];[items_equipment.A:items_equipment.B];2;0);VLOOKUP([.A210];[items_misc.A:items_misc.B];2;0));VLOOKUP([.A210];[items_consumable.A:items_consumable.B];2;0))" office:value-type="string" calcext:value-type="string" office:string-value="Apprentice hat">
            <text:p>Apprentice hat</text:p>
          </table:table-cell>
          <table:table-cell office:value-type="string" calcext:value-type="string">
            <text:p>blue_slime</text:p>
          </table:table-cell>
          <table:table-cell table:style-name="ce27" table:formula="of:=VLOOKUP([.C210];[enemies.A:enemies.B];2;0)" office:value-type="string" calcext:value-type="string" office:string-value="Blue Slime">
            <text:p>Blue Slime</text:p>
          </table:table-cell>
          <table:table-cell office:value-type="float" calcext:value-type="float" office:value="0.01">
            <text:p>0.01</text:p>
          </table:table-cell>
          <table:table-cell table:style-name="ce28" table:formula="of:=IFERROR(VLOOKUP([.C210];[enemies.A:enemies.L];12;0);&quot;&quot;)" office:value-type="float" calcext:value-type="float" office:value="6">
            <text:p>6</text:p>
          </table:table-cell>
          <table:table-cell table:number-columns-repeated="1024"/>
        </table:table-row>
        <table:table-row table:style-name="ro449">
          <table:table-cell office:value-type="string" calcext:value-type="string">
            <text:p><text:span text:style-name="T889">mind trinket 6</text:span></text:p>
          </table:table-cell>
          <table:table-cell table:style-name="ce27" table:formula="of:=IFERROR(IFERROR(VLOOKUP([.A211];[items_equipment.A:items_equipment.B];2;0);VLOOKUP([.A211];[items_misc.A:items_misc.B];2;0));VLOOKUP([.A211];[items_consumable.A:items_consumable.B];2;0))" office:value-type="string" calcext:value-type="string" office:string-value="Book">
            <text:p>Book</text:p>
          </table:table-cell>
          <table:table-cell office:value-type="string" calcext:value-type="string">
            <text:p>blue_slime</text:p>
          </table:table-cell>
          <table:table-cell table:style-name="ce27" table:formula="of:=VLOOKUP([.C211];[enemies.A:enemies.B];2;0)" office:value-type="string" calcext:value-type="string" office:string-value="Blue Slime">
            <text:p>Blue Slime</text:p>
          </table:table-cell>
          <table:table-cell office:value-type="float" calcext:value-type="float" office:value="0.01">
            <text:p>0.01</text:p>
          </table:table-cell>
          <table:table-cell table:style-name="ce28" table:formula="of:=IFERROR(VLOOKUP([.C211];[enemies.A:enemies.L];12;0);&quot;&quot;)" office:value-type="float" calcext:value-type="float" office:value="6">
            <text:p>6</text:p>
          </table:table-cell>
          <table:table-cell table:number-columns-repeated="1024"/>
        </table:table-row>
        <table:table-row table:style-name="ro450">
          <table:table-cell office:value-type="string" calcext:value-type="string">
            <text:p><text:span text:style-name="T890">mind weapon 6</text:span></text:p>
          </table:table-cell>
          <table:table-cell table:style-name="ce27" table:formula="of:=IFERROR(IFERROR(VLOOKUP([.A212];[items_equipment.A:items_equipment.B];2;0);VLOOKUP([.A212];[items_misc.A:items_misc.B];2;0));VLOOKUP([.A212];[items_consumable.A:items_consumable.B];2;0))" office:value-type="string" calcext:value-type="string" office:string-value="Wand">
            <text:p>Wand</text:p>
          </table:table-cell>
          <table:table-cell office:value-type="string" calcext:value-type="string">
            <text:p>blue_slime</text:p>
          </table:table-cell>
          <table:table-cell table:style-name="ce27" table:formula="of:=VLOOKUP([.C212];[enemies.A:enemies.B];2;0)" office:value-type="string" calcext:value-type="string" office:string-value="Blue Slime">
            <text:p>Blue Slime</text:p>
          </table:table-cell>
          <table:table-cell office:value-type="float" calcext:value-type="float" office:value="0.01">
            <text:p>0.01</text:p>
          </table:table-cell>
          <table:table-cell table:style-name="ce28" table:formula="of:=IFERROR(VLOOKUP([.C212];[enemies.A:enemies.L];12;0);&quot;&quot;)" office:value-type="float" calcext:value-type="float" office:value="6">
            <text:p>6</text:p>
          </table:table-cell>
          <table:table-cell table:number-columns-repeated="1024"/>
        </table:table-row>
        <table:table-row table:style-name="ro451">
          <table:table-cell office:value-type="string" calcext:value-type="string">
            <text:p><text:span text:style-name="T891">red potion</text:span></text:p>
          </table:table-cell>
          <table:table-cell table:style-name="ce27" table:formula="of:=IFERROR(IFERROR(VLOOKUP([.A213];[items_equipment.A:items_equipment.B];2;0);VLOOKUP([.A213];[items_misc.A:items_misc.B];2;0));VLOOKUP([.A213];[items_consumable.A:items_consumable.B];2;0))" office:value-type="string" calcext:value-type="string" office:string-value="Red potion">
            <text:p>Red potion</text:p>
          </table:table-cell>
          <table:table-cell office:value-type="string" calcext:value-type="string">
            <text:p>blue_slime</text:p>
          </table:table-cell>
          <table:table-cell table:style-name="ce27" table:formula="of:=VLOOKUP([.C213];[enemies.A:enemies.B];2;0)" office:value-type="string" calcext:value-type="string" office:string-value="Blue Slime">
            <text:p>Blue Slime</text:p>
          </table:table-cell>
          <table:table-cell office:value-type="float" calcext:value-type="float" office:value="0.01">
            <text:p>0.01</text:p>
          </table:table-cell>
          <table:table-cell table:style-name="ce28" table:formula="of:=IFERROR(VLOOKUP([.C213];[enemies.A:enemies.L];12;0);&quot;&quot;)" office:value-type="float" calcext:value-type="float" office:value="6">
            <text:p>6</text:p>
          </table:table-cell>
          <table:table-cell table:number-columns-repeated="1024"/>
        </table:table-row>
        <table:table-row table:style-name="ro452">
          <table:table-cell office:value-type="string" calcext:value-type="string">
            <text:p><text:span text:style-name="T892">soul body 6</text:span></text:p>
          </table:table-cell>
          <table:table-cell table:style-name="ce27" table:formula="of:=IFERROR(IFERROR(VLOOKUP([.A214];[items_equipment.A:items_equipment.B];2;0);VLOOKUP([.A214];[items_misc.A:items_misc.B];2;0));VLOOKUP([.A214];[items_consumable.A:items_consumable.B];2;0))" office:value-type="string" calcext:value-type="string" office:string-value="White robe">
            <text:p>White robe</text:p>
          </table:table-cell>
          <table:table-cell office:value-type="string" calcext:value-type="string">
            <text:p>blue_slime</text:p>
          </table:table-cell>
          <table:table-cell table:style-name="ce27" table:formula="of:=VLOOKUP([.C214];[enemies.A:enemies.B];2;0)" office:value-type="string" calcext:value-type="string" office:string-value="Blue Slime">
            <text:p>Blue Slime</text:p>
          </table:table-cell>
          <table:table-cell office:value-type="float" calcext:value-type="float" office:value="0.01">
            <text:p>0.01</text:p>
          </table:table-cell>
          <table:table-cell table:style-name="ce28" table:formula="of:=IFERROR(VLOOKUP([.C214];[enemies.A:enemies.L];12;0);&quot;&quot;)" office:value-type="float" calcext:value-type="float" office:value="6">
            <text:p>6</text:p>
          </table:table-cell>
          <table:table-cell table:number-columns-repeated="1024"/>
        </table:table-row>
        <table:table-row table:style-name="ro453">
          <table:table-cell office:value-type="string" calcext:value-type="string">
            <text:p><text:span text:style-name="T893">soul head 6</text:span></text:p>
          </table:table-cell>
          <table:table-cell table:style-name="ce27" table:formula="of:=IFERROR(IFERROR(VLOOKUP([.A215];[items_equipment.A:items_equipment.B];2;0);VLOOKUP([.A215];[items_misc.A:items_misc.B];2;0));VLOOKUP([.A215];[items_consumable.A:items_consumable.B];2;0))" office:value-type="string" calcext:value-type="string" office:string-value="Circlet">
            <text:p>Circlet</text:p>
          </table:table-cell>
          <table:table-cell office:value-type="string" calcext:value-type="string">
            <text:p>blue_slime</text:p>
          </table:table-cell>
          <table:table-cell table:style-name="ce27" table:formula="of:=VLOOKUP([.C215];[enemies.A:enemies.B];2;0)" office:value-type="string" calcext:value-type="string" office:string-value="Blue Slime">
            <text:p>Blue Slime</text:p>
          </table:table-cell>
          <table:table-cell office:value-type="float" calcext:value-type="float" office:value="0.01">
            <text:p>0.01</text:p>
          </table:table-cell>
          <table:table-cell table:style-name="ce28" table:formula="of:=IFERROR(VLOOKUP([.C215];[enemies.A:enemies.L];12;0);&quot;&quot;)" office:value-type="float" calcext:value-type="float" office:value="6">
            <text:p>6</text:p>
          </table:table-cell>
          <table:table-cell table:number-columns-repeated="1024"/>
        </table:table-row>
        <table:table-row table:style-name="ro454">
          <table:table-cell office:value-type="string" calcext:value-type="string">
            <text:p><text:span text:style-name="T894">soul trinket 6</text:span></text:p>
          </table:table-cell>
          <table:table-cell table:style-name="ce27" table:formula="of:=IFERROR(IFERROR(VLOOKUP([.A216];[items_equipment.A:items_equipment.B];2;0);VLOOKUP([.A216];[items_misc.A:items_misc.B];2;0));VLOOKUP([.A216];[items_consumable.A:items_consumable.B];2;0))" office:value-type="string" calcext:value-type="string" office:string-value="Embellished Sigil">
            <text:p>Embellished Sigil</text:p>
          </table:table-cell>
          <table:table-cell office:value-type="string" calcext:value-type="string">
            <text:p>blue_slime</text:p>
          </table:table-cell>
          <table:table-cell table:style-name="ce27" table:formula="of:=VLOOKUP([.C216];[enemies.A:enemies.B];2;0)" office:value-type="string" calcext:value-type="string" office:string-value="Blue Slime">
            <text:p>Blue Slime</text:p>
          </table:table-cell>
          <table:table-cell office:value-type="float" calcext:value-type="float" office:value="0.01">
            <text:p>0.01</text:p>
          </table:table-cell>
          <table:table-cell table:style-name="ce28" table:formula="of:=IFERROR(VLOOKUP([.C216];[enemies.A:enemies.L];12;0);&quot;&quot;)" office:value-type="float" calcext:value-type="float" office:value="6">
            <text:p>6</text:p>
          </table:table-cell>
          <table:table-cell table:number-columns-repeated="1024"/>
        </table:table-row>
        <table:table-row table:style-name="ro455">
          <table:table-cell office:value-type="string" calcext:value-type="string">
            <text:p><text:span text:style-name="T895">soul weapon 6</text:span></text:p>
          </table:table-cell>
          <table:table-cell table:style-name="ce27" table:formula="of:=IFERROR(IFERROR(VLOOKUP([.A217];[items_equipment.A:items_equipment.B];2;0);VLOOKUP([.A217];[items_misc.A:items_misc.B];2;0));VLOOKUP([.A217];[items_consumable.A:items_consumable.B];2;0))" office:value-type="string" calcext:value-type="string" office:string-value="Clerics mace">
            <text:p>Clerics mace</text:p>
          </table:table-cell>
          <table:table-cell office:value-type="string" calcext:value-type="string">
            <text:p>blue_slime</text:p>
          </table:table-cell>
          <table:table-cell table:style-name="ce27" table:formula="of:=VLOOKUP([.C217];[enemies.A:enemies.B];2;0)" office:value-type="string" calcext:value-type="string" office:string-value="Blue Slime">
            <text:p>Blue Slime</text:p>
          </table:table-cell>
          <table:table-cell office:value-type="float" calcext:value-type="float" office:value="0.01">
            <text:p>0.01</text:p>
          </table:table-cell>
          <table:table-cell table:style-name="ce28" table:formula="of:=IFERROR(VLOOKUP([.C217];[enemies.A:enemies.L];12;0);&quot;&quot;)" office:value-type="float" calcext:value-type="float" office:value="6">
            <text:p>6</text:p>
          </table:table-cell>
          <table:table-cell table:number-columns-repeated="1024"/>
        </table:table-row>
        <table:table-row table:style-name="ro456">
          <table:table-cell office:value-type="string" calcext:value-type="string">
            <text:p><text:span text:style-name="T896">blue potion</text:span></text:p>
          </table:table-cell>
          <table:table-cell table:style-name="ce27" table:formula="of:=IFERROR(IFERROR(VLOOKUP([.A218];[items_equipment.A:items_equipment.B];2;0);VLOOKUP([.A218];[items_misc.A:items_misc.B];2;0));VLOOKUP([.A218];[items_consumable.A:items_consumable.B];2;0))" office:value-type="string" calcext:value-type="string" office:string-value="Blue potion">
            <text:p>Blue potion</text:p>
          </table:table-cell>
          <table:table-cell office:value-type="string" calcext:value-type="string">
            <text:p>octopus</text:p>
          </table:table-cell>
          <table:table-cell table:style-name="ce27" table:formula="of:=VLOOKUP([.C218];[enemies.A:enemies.B];2;0)" office:value-type="string" calcext:value-type="string" office:string-value="Octopus">
            <text:p>Octopus</text:p>
          </table:table-cell>
          <table:table-cell office:value-type="float" calcext:value-type="float" office:value="0.01">
            <text:p>0.01</text:p>
          </table:table-cell>
          <table:table-cell table:style-name="ce28" table:formula="of:=IFERROR(VLOOKUP([.C218];[enemies.A:enemies.L];12;0);&quot;&quot;)" office:value-type="float" calcext:value-type="float" office:value="6">
            <text:p>6</text:p>
          </table:table-cell>
          <table:table-cell table:number-columns-repeated="1024"/>
        </table:table-row>
        <table:table-row table:style-name="ro457">
          <table:table-cell office:value-type="string" calcext:value-type="string">
            <text:p><text:span text:style-name="T897">flow body 6</text:span></text:p>
          </table:table-cell>
          <table:table-cell table:style-name="ce27" table:formula="of:=IFERROR(IFERROR(VLOOKUP([.A219];[items_equipment.A:items_equipment.B];2;0);VLOOKUP([.A219];[items_misc.A:items_misc.B];2;0));VLOOKUP([.A219];[items_consumable.A:items_consumable.B];2;0))" office:value-type="string" calcext:value-type="string" office:string-value="Fine cloth cloak">
            <text:p>Fine cloth cloak</text:p>
          </table:table-cell>
          <table:table-cell office:value-type="string" calcext:value-type="string">
            <text:p>octopus</text:p>
          </table:table-cell>
          <table:table-cell table:style-name="ce27" table:formula="of:=VLOOKUP([.C219];[enemies.A:enemies.B];2;0)" office:value-type="string" calcext:value-type="string" office:string-value="Octopus">
            <text:p>Octopus</text:p>
          </table:table-cell>
          <table:table-cell office:value-type="float" calcext:value-type="float" office:value="0.01">
            <text:p>0.01</text:p>
          </table:table-cell>
          <table:table-cell table:style-name="ce28" table:formula="of:=IFERROR(VLOOKUP([.C219];[enemies.A:enemies.L];12;0);&quot;&quot;)" office:value-type="float" calcext:value-type="float" office:value="6">
            <text:p>6</text:p>
          </table:table-cell>
          <table:table-cell table:number-columns-repeated="1024"/>
        </table:table-row>
        <table:table-row table:style-name="ro458">
          <table:table-cell office:value-type="string" calcext:value-type="string">
            <text:p><text:span text:style-name="T898">flow head 6</text:span></text:p>
          </table:table-cell>
          <table:table-cell table:style-name="ce27" table:formula="of:=IFERROR(IFERROR(VLOOKUP([.A220];[items_equipment.A:items_equipment.B];2;0);VLOOKUP([.A220];[items_misc.A:items_misc.B];2;0));VLOOKUP([.A220];[items_consumable.A:items_consumable.B];2;0))" office:value-type="string" calcext:value-type="string" office:string-value="Fine cloth hood">
            <text:p>Fine cloth hood</text:p>
          </table:table-cell>
          <table:table-cell office:value-type="string" calcext:value-type="string">
            <text:p>octopus</text:p>
          </table:table-cell>
          <table:table-cell table:style-name="ce27" table:formula="of:=VLOOKUP([.C220];[enemies.A:enemies.B];2;0)" office:value-type="string" calcext:value-type="string" office:string-value="Octopus">
            <text:p>Octopus</text:p>
          </table:table-cell>
          <table:table-cell office:value-type="float" calcext:value-type="float" office:value="0.01">
            <text:p>0.01</text:p>
          </table:table-cell>
          <table:table-cell table:style-name="ce28" table:formula="of:=IFERROR(VLOOKUP([.C220];[enemies.A:enemies.L];12;0);&quot;&quot;)" office:value-type="float" calcext:value-type="float" office:value="6">
            <text:p>6</text:p>
          </table:table-cell>
          <table:table-cell table:number-columns-repeated="1024"/>
        </table:table-row>
        <table:table-row table:style-name="ro459">
          <table:table-cell office:value-type="string" calcext:value-type="string">
            <text:p><text:span text:style-name="T899">flow trinket 6</text:span></text:p>
          </table:table-cell>
          <table:table-cell table:style-name="ce27" table:formula="of:=IFERROR(IFERROR(VLOOKUP([.A221];[items_equipment.A:items_equipment.B];2;0);VLOOKUP([.A221];[items_misc.A:items_misc.B];2;0));VLOOKUP([.A221];[items_consumable.A:items_consumable.B];2;0))" office:value-type="string" calcext:value-type="string" office:string-value="Field dagger">
            <text:p>Field dagger</text:p>
          </table:table-cell>
          <table:table-cell office:value-type="string" calcext:value-type="string">
            <text:p>octopus</text:p>
          </table:table-cell>
          <table:table-cell table:style-name="ce27" table:formula="of:=VLOOKUP([.C221];[enemies.A:enemies.B];2;0)" office:value-type="string" calcext:value-type="string" office:string-value="Octopus">
            <text:p>Octopus</text:p>
          </table:table-cell>
          <table:table-cell office:value-type="float" calcext:value-type="float" office:value="0.01">
            <text:p>0.01</text:p>
          </table:table-cell>
          <table:table-cell table:style-name="ce28" table:formula="of:=IFERROR(VLOOKUP([.C221];[enemies.A:enemies.L];12;0);&quot;&quot;)" office:value-type="float" calcext:value-type="float" office:value="6">
            <text:p>6</text:p>
          </table:table-cell>
          <table:table-cell table:number-columns-repeated="1024"/>
        </table:table-row>
        <table:table-row table:style-name="ro460">
          <table:table-cell office:value-type="string" calcext:value-type="string">
            <text:p><text:span text:style-name="T900">flow weapon 6</text:span></text:p>
          </table:table-cell>
          <table:table-cell table:style-name="ce27" table:formula="of:=IFERROR(IFERROR(VLOOKUP([.A222];[items_equipment.A:items_equipment.B];2;0);VLOOKUP([.A222];[items_misc.A:items_misc.B];2;0));VLOOKUP([.A222];[items_consumable.A:items_consumable.B];2;0))" office:value-type="string" calcext:value-type="string" office:string-value="Short sword">
            <text:p>Short sword</text:p>
          </table:table-cell>
          <table:table-cell office:value-type="string" calcext:value-type="string">
            <text:p>octopus</text:p>
          </table:table-cell>
          <table:table-cell table:style-name="ce27" table:formula="of:=VLOOKUP([.C222];[enemies.A:enemies.B];2;0)" office:value-type="string" calcext:value-type="string" office:string-value="Octopus">
            <text:p>Octopus</text:p>
          </table:table-cell>
          <table:table-cell office:value-type="float" calcext:value-type="float" office:value="0.01">
            <text:p>0.01</text:p>
          </table:table-cell>
          <table:table-cell table:style-name="ce28" table:formula="of:=IFERROR(VLOOKUP([.C222];[enemies.A:enemies.L];12;0);&quot;&quot;)" office:value-type="float" calcext:value-type="float" office:value="6">
            <text:p>6</text:p>
          </table:table-cell>
          <table:table-cell table:number-columns-repeated="1024"/>
        </table:table-row>
        <table:table-row table:style-name="ro461">
          <table:table-cell office:value-type="string" calcext:value-type="string">
            <text:p><text:span text:style-name="T901">grit body 6</text:span></text:p>
          </table:table-cell>
          <table:table-cell table:style-name="ce27" table:formula="of:=IFERROR(IFERROR(VLOOKUP([.A223];[items_equipment.A:items_equipment.B];2;0);VLOOKUP([.A223];[items_misc.A:items_misc.B];2;0));VLOOKUP([.A223];[items_consumable.A:items_consumable.B];2;0))" office:value-type="string" calcext:value-type="string" office:string-value="Iron chainmail">
            <text:p>Iron chainmail</text:p>
          </table:table-cell>
          <table:table-cell office:value-type="string" calcext:value-type="string">
            <text:p>octopus</text:p>
          </table:table-cell>
          <table:table-cell table:style-name="ce27" table:formula="of:=VLOOKUP([.C223];[enemies.A:enemies.B];2;0)" office:value-type="string" calcext:value-type="string" office:string-value="Octopus">
            <text:p>Octopus</text:p>
          </table:table-cell>
          <table:table-cell office:value-type="float" calcext:value-type="float" office:value="0.01">
            <text:p>0.01</text:p>
          </table:table-cell>
          <table:table-cell table:style-name="ce28" table:formula="of:=IFERROR(VLOOKUP([.C223];[enemies.A:enemies.L];12;0);&quot;&quot;)" office:value-type="float" calcext:value-type="float" office:value="6">
            <text:p>6</text:p>
          </table:table-cell>
          <table:table-cell table:number-columns-repeated="1024"/>
        </table:table-row>
        <table:table-row table:style-name="ro462">
          <table:table-cell office:value-type="string" calcext:value-type="string">
            <text:p><text:span text:style-name="T902">grit head 6</text:span></text:p>
          </table:table-cell>
          <table:table-cell table:style-name="ce27" table:formula="of:=IFERROR(IFERROR(VLOOKUP([.A224];[items_equipment.A:items_equipment.B];2;0);VLOOKUP([.A224];[items_misc.A:items_misc.B];2;0));VLOOKUP([.A224];[items_consumable.A:items_consumable.B];2;0))" office:value-type="string" calcext:value-type="string" office:string-value="Iron cap">
            <text:p>Iron cap</text:p>
          </table:table-cell>
          <table:table-cell office:value-type="string" calcext:value-type="string">
            <text:p>octopus</text:p>
          </table:table-cell>
          <table:table-cell table:style-name="ce27" table:formula="of:=VLOOKUP([.C224];[enemies.A:enemies.B];2;0)" office:value-type="string" calcext:value-type="string" office:string-value="Octopus">
            <text:p>Octopus</text:p>
          </table:table-cell>
          <table:table-cell office:value-type="float" calcext:value-type="float" office:value="0.01">
            <text:p>0.01</text:p>
          </table:table-cell>
          <table:table-cell table:style-name="ce28" table:formula="of:=IFERROR(VLOOKUP([.C224];[enemies.A:enemies.L];12;0);&quot;&quot;)" office:value-type="float" calcext:value-type="float" office:value="6">
            <text:p>6</text:p>
          </table:table-cell>
          <table:table-cell table:number-columns-repeated="1024"/>
        </table:table-row>
        <table:table-row table:style-name="ro463">
          <table:table-cell office:value-type="string" calcext:value-type="string">
            <text:p><text:span text:style-name="T903">grit trinket 6</text:span></text:p>
          </table:table-cell>
          <table:table-cell table:style-name="ce27" table:formula="of:=IFERROR(IFERROR(VLOOKUP([.A225];[items_equipment.A:items_equipment.B];2;0);VLOOKUP([.A225];[items_misc.A:items_misc.B];2;0));VLOOKUP([.A225];[items_consumable.A:items_consumable.B];2;0))" office:value-type="string" calcext:value-type="string" office:string-value="Iron shield">
            <text:p>Iron shield</text:p>
          </table:table-cell>
          <table:table-cell office:value-type="string" calcext:value-type="string">
            <text:p>octopus</text:p>
          </table:table-cell>
          <table:table-cell table:style-name="ce27" table:formula="of:=VLOOKUP([.C225];[enemies.A:enemies.B];2;0)" office:value-type="string" calcext:value-type="string" office:string-value="Octopus">
            <text:p>Octopus</text:p>
          </table:table-cell>
          <table:table-cell office:value-type="float" calcext:value-type="float" office:value="0.01">
            <text:p>0.01</text:p>
          </table:table-cell>
          <table:table-cell table:style-name="ce28" table:formula="of:=IFERROR(VLOOKUP([.C225];[enemies.A:enemies.L];12;0);&quot;&quot;)" office:value-type="float" calcext:value-type="float" office:value="6">
            <text:p>6</text:p>
          </table:table-cell>
          <table:table-cell table:number-columns-repeated="1024"/>
        </table:table-row>
        <table:table-row table:style-name="ro464">
          <table:table-cell office:value-type="string" calcext:value-type="string">
            <text:p><text:span text:style-name="T904">grit weapon 6</text:span></text:p>
          </table:table-cell>
          <table:table-cell table:style-name="ce27" table:formula="of:=IFERROR(IFERROR(VLOOKUP([.A226];[items_equipment.A:items_equipment.B];2;0);VLOOKUP([.A226];[items_misc.A:items_misc.B];2;0));VLOOKUP([.A226];[items_consumable.A:items_consumable.B];2;0))" office:value-type="string" calcext:value-type="string" office:string-value="Longsword">
            <text:p>Longsword</text:p>
          </table:table-cell>
          <table:table-cell office:value-type="string" calcext:value-type="string">
            <text:p>octopus</text:p>
          </table:table-cell>
          <table:table-cell table:style-name="ce27" table:formula="of:=VLOOKUP([.C226];[enemies.A:enemies.B];2;0)" office:value-type="string" calcext:value-type="string" office:string-value="Octopus">
            <text:p>Octopus</text:p>
          </table:table-cell>
          <table:table-cell office:value-type="float" calcext:value-type="float" office:value="0.01">
            <text:p>0.01</text:p>
          </table:table-cell>
          <table:table-cell table:style-name="ce28" table:formula="of:=IFERROR(VLOOKUP([.C226];[enemies.A:enemies.L];12;0);&quot;&quot;)" office:value-type="float" calcext:value-type="float" office:value="6">
            <text:p>6</text:p>
          </table:table-cell>
          <table:table-cell table:number-columns-repeated="1024"/>
        </table:table-row>
        <table:table-row table:style-name="ro465">
          <table:table-cell office:value-type="string" calcext:value-type="string">
            <text:p><text:span text:style-name="T905">mind body 6</text:span></text:p>
          </table:table-cell>
          <table:table-cell table:style-name="ce27" table:formula="of:=IFERROR(IFERROR(VLOOKUP([.A227];[items_equipment.A:items_equipment.B];2;0);VLOOKUP([.A227];[items_misc.A:items_misc.B];2;0));VLOOKUP([.A227];[items_consumable.A:items_consumable.B];2;0))" office:value-type="string" calcext:value-type="string" office:string-value="Apprentice robe">
            <text:p>Apprentice robe</text:p>
          </table:table-cell>
          <table:table-cell office:value-type="string" calcext:value-type="string">
            <text:p>octopus</text:p>
          </table:table-cell>
          <table:table-cell table:style-name="ce27" table:formula="of:=VLOOKUP([.C227];[enemies.A:enemies.B];2;0)" office:value-type="string" calcext:value-type="string" office:string-value="Octopus">
            <text:p>Octopus</text:p>
          </table:table-cell>
          <table:table-cell office:value-type="float" calcext:value-type="float" office:value="0.01">
            <text:p>0.01</text:p>
          </table:table-cell>
          <table:table-cell table:style-name="ce28" table:formula="of:=IFERROR(VLOOKUP([.C227];[enemies.A:enemies.L];12;0);&quot;&quot;)" office:value-type="float" calcext:value-type="float" office:value="6">
            <text:p>6</text:p>
          </table:table-cell>
          <table:table-cell table:number-columns-repeated="1024"/>
        </table:table-row>
        <table:table-row table:style-name="ro466">
          <table:table-cell office:value-type="string" calcext:value-type="string">
            <text:p><text:span text:style-name="T906">mind head 6</text:span></text:p>
          </table:table-cell>
          <table:table-cell table:style-name="ce27" table:formula="of:=IFERROR(IFERROR(VLOOKUP([.A228];[items_equipment.A:items_equipment.B];2;0);VLOOKUP([.A228];[items_misc.A:items_misc.B];2;0));VLOOKUP([.A228];[items_consumable.A:items_consumable.B];2;0))" office:value-type="string" calcext:value-type="string" office:string-value="Apprentice hat">
            <text:p>Apprentice hat</text:p>
          </table:table-cell>
          <table:table-cell office:value-type="string" calcext:value-type="string">
            <text:p>octopus</text:p>
          </table:table-cell>
          <table:table-cell table:style-name="ce27" table:formula="of:=VLOOKUP([.C228];[enemies.A:enemies.B];2;0)" office:value-type="string" calcext:value-type="string" office:string-value="Octopus">
            <text:p>Octopus</text:p>
          </table:table-cell>
          <table:table-cell office:value-type="float" calcext:value-type="float" office:value="0.01">
            <text:p>0.01</text:p>
          </table:table-cell>
          <table:table-cell table:style-name="ce28" table:formula="of:=IFERROR(VLOOKUP([.C228];[enemies.A:enemies.L];12;0);&quot;&quot;)" office:value-type="float" calcext:value-type="float" office:value="6">
            <text:p>6</text:p>
          </table:table-cell>
          <table:table-cell table:number-columns-repeated="1024"/>
        </table:table-row>
        <table:table-row table:style-name="ro467">
          <table:table-cell office:value-type="string" calcext:value-type="string">
            <text:p><text:span text:style-name="T907">mind trinket 6</text:span></text:p>
          </table:table-cell>
          <table:table-cell table:style-name="ce27" table:formula="of:=IFERROR(IFERROR(VLOOKUP([.A229];[items_equipment.A:items_equipment.B];2;0);VLOOKUP([.A229];[items_misc.A:items_misc.B];2;0));VLOOKUP([.A229];[items_consumable.A:items_consumable.B];2;0))" office:value-type="string" calcext:value-type="string" office:string-value="Book">
            <text:p>Book</text:p>
          </table:table-cell>
          <table:table-cell office:value-type="string" calcext:value-type="string">
            <text:p>octopus</text:p>
          </table:table-cell>
          <table:table-cell table:style-name="ce27" table:formula="of:=VLOOKUP([.C229];[enemies.A:enemies.B];2;0)" office:value-type="string" calcext:value-type="string" office:string-value="Octopus">
            <text:p>Octopus</text:p>
          </table:table-cell>
          <table:table-cell office:value-type="float" calcext:value-type="float" office:value="0.01">
            <text:p>0.01</text:p>
          </table:table-cell>
          <table:table-cell table:style-name="ce28" table:formula="of:=IFERROR(VLOOKUP([.C229];[enemies.A:enemies.L];12;0);&quot;&quot;)" office:value-type="float" calcext:value-type="float" office:value="6">
            <text:p>6</text:p>
          </table:table-cell>
          <table:table-cell table:number-columns-repeated="1024"/>
        </table:table-row>
        <table:table-row table:style-name="ro468">
          <table:table-cell office:value-type="string" calcext:value-type="string">
            <text:p><text:span text:style-name="T908">mind weapon 6</text:span></text:p>
          </table:table-cell>
          <table:table-cell table:style-name="ce27" table:formula="of:=IFERROR(IFERROR(VLOOKUP([.A230];[items_equipment.A:items_equipment.B];2;0);VLOOKUP([.A230];[items_misc.A:items_misc.B];2;0));VLOOKUP([.A230];[items_consumable.A:items_consumable.B];2;0))" office:value-type="string" calcext:value-type="string" office:string-value="Wand">
            <text:p>Wand</text:p>
          </table:table-cell>
          <table:table-cell office:value-type="string" calcext:value-type="string">
            <text:p>octopus</text:p>
          </table:table-cell>
          <table:table-cell table:style-name="ce27" table:formula="of:=VLOOKUP([.C230];[enemies.A:enemies.B];2;0)" office:value-type="string" calcext:value-type="string" office:string-value="Octopus">
            <text:p>Octopus</text:p>
          </table:table-cell>
          <table:table-cell office:value-type="float" calcext:value-type="float" office:value="0.01">
            <text:p>0.01</text:p>
          </table:table-cell>
          <table:table-cell table:style-name="ce28" table:formula="of:=IFERROR(VLOOKUP([.C230];[enemies.A:enemies.L];12;0);&quot;&quot;)" office:value-type="float" calcext:value-type="float" office:value="6">
            <text:p>6</text:p>
          </table:table-cell>
          <table:table-cell table:number-columns-repeated="1024"/>
        </table:table-row>
        <table:table-row table:style-name="ro469">
          <table:table-cell office:value-type="string" calcext:value-type="string">
            <text:p><text:span text:style-name="T909">red potion</text:span></text:p>
          </table:table-cell>
          <table:table-cell table:style-name="ce27" table:formula="of:=IFERROR(IFERROR(VLOOKUP([.A231];[items_equipment.A:items_equipment.B];2;0);VLOOKUP([.A231];[items_misc.A:items_misc.B];2;0));VLOOKUP([.A231];[items_consumable.A:items_consumable.B];2;0))" office:value-type="string" calcext:value-type="string" office:string-value="Red potion">
            <text:p>Red potion</text:p>
          </table:table-cell>
          <table:table-cell office:value-type="string" calcext:value-type="string">
            <text:p>octopus</text:p>
          </table:table-cell>
          <table:table-cell table:style-name="ce27" table:formula="of:=VLOOKUP([.C231];[enemies.A:enemies.B];2;0)" office:value-type="string" calcext:value-type="string" office:string-value="Octopus">
            <text:p>Octopus</text:p>
          </table:table-cell>
          <table:table-cell office:value-type="float" calcext:value-type="float" office:value="0.01">
            <text:p>0.01</text:p>
          </table:table-cell>
          <table:table-cell table:style-name="ce28" table:formula="of:=IFERROR(VLOOKUP([.C231];[enemies.A:enemies.L];12;0);&quot;&quot;)" office:value-type="float" calcext:value-type="float" office:value="6">
            <text:p>6</text:p>
          </table:table-cell>
          <table:table-cell table:number-columns-repeated="1024"/>
        </table:table-row>
        <table:table-row table:style-name="ro470">
          <table:table-cell office:value-type="string" calcext:value-type="string">
            <text:p><text:span text:style-name="T910">soul body 6</text:span></text:p>
          </table:table-cell>
          <table:table-cell table:style-name="ce27" table:formula="of:=IFERROR(IFERROR(VLOOKUP([.A232];[items_equipment.A:items_equipment.B];2;0);VLOOKUP([.A232];[items_misc.A:items_misc.B];2;0));VLOOKUP([.A232];[items_consumable.A:items_consumable.B];2;0))" office:value-type="string" calcext:value-type="string" office:string-value="White robe">
            <text:p>White robe</text:p>
          </table:table-cell>
          <table:table-cell office:value-type="string" calcext:value-type="string">
            <text:p>octopus</text:p>
          </table:table-cell>
          <table:table-cell table:style-name="ce27" table:formula="of:=VLOOKUP([.C232];[enemies.A:enemies.B];2;0)" office:value-type="string" calcext:value-type="string" office:string-value="Octopus">
            <text:p>Octopus</text:p>
          </table:table-cell>
          <table:table-cell office:value-type="float" calcext:value-type="float" office:value="0.01">
            <text:p>0.01</text:p>
          </table:table-cell>
          <table:table-cell table:style-name="ce28" table:formula="of:=IFERROR(VLOOKUP([.C232];[enemies.A:enemies.L];12;0);&quot;&quot;)" office:value-type="float" calcext:value-type="float" office:value="6">
            <text:p>6</text:p>
          </table:table-cell>
          <table:table-cell table:number-columns-repeated="1024"/>
        </table:table-row>
        <table:table-row table:style-name="ro471">
          <table:table-cell office:value-type="string" calcext:value-type="string">
            <text:p><text:span text:style-name="T911">soul head 6</text:span></text:p>
          </table:table-cell>
          <table:table-cell table:style-name="ce27" table:formula="of:=IFERROR(IFERROR(VLOOKUP([.A233];[items_equipment.A:items_equipment.B];2;0);VLOOKUP([.A233];[items_misc.A:items_misc.B];2;0));VLOOKUP([.A233];[items_consumable.A:items_consumable.B];2;0))" office:value-type="string" calcext:value-type="string" office:string-value="Circlet">
            <text:p>Circlet</text:p>
          </table:table-cell>
          <table:table-cell office:value-type="string" calcext:value-type="string">
            <text:p>octopus</text:p>
          </table:table-cell>
          <table:table-cell table:style-name="ce27" table:formula="of:=VLOOKUP([.C233];[enemies.A:enemies.B];2;0)" office:value-type="string" calcext:value-type="string" office:string-value="Octopus">
            <text:p>Octopus</text:p>
          </table:table-cell>
          <table:table-cell office:value-type="float" calcext:value-type="float" office:value="0.01">
            <text:p>0.01</text:p>
          </table:table-cell>
          <table:table-cell table:style-name="ce28" table:formula="of:=IFERROR(VLOOKUP([.C233];[enemies.A:enemies.L];12;0);&quot;&quot;)" office:value-type="float" calcext:value-type="float" office:value="6">
            <text:p>6</text:p>
          </table:table-cell>
          <table:table-cell table:number-columns-repeated="1024"/>
        </table:table-row>
        <table:table-row table:style-name="ro472">
          <table:table-cell office:value-type="string" calcext:value-type="string">
            <text:p><text:span text:style-name="T912">soul trinket 6</text:span></text:p>
          </table:table-cell>
          <table:table-cell table:style-name="ce27" table:formula="of:=IFERROR(IFERROR(VLOOKUP([.A234];[items_equipment.A:items_equipment.B];2;0);VLOOKUP([.A234];[items_misc.A:items_misc.B];2;0));VLOOKUP([.A234];[items_consumable.A:items_consumable.B];2;0))" office:value-type="string" calcext:value-type="string" office:string-value="Embellished Sigil">
            <text:p>Embellished Sigil</text:p>
          </table:table-cell>
          <table:table-cell office:value-type="string" calcext:value-type="string">
            <text:p>octopus</text:p>
          </table:table-cell>
          <table:table-cell table:style-name="ce27" table:formula="of:=VLOOKUP([.C234];[enemies.A:enemies.B];2;0)" office:value-type="string" calcext:value-type="string" office:string-value="Octopus">
            <text:p>Octopus</text:p>
          </table:table-cell>
          <table:table-cell office:value-type="float" calcext:value-type="float" office:value="0.01">
            <text:p>0.01</text:p>
          </table:table-cell>
          <table:table-cell table:style-name="ce28" table:formula="of:=IFERROR(VLOOKUP([.C234];[enemies.A:enemies.L];12;0);&quot;&quot;)" office:value-type="float" calcext:value-type="float" office:value="6">
            <text:p>6</text:p>
          </table:table-cell>
          <table:table-cell table:number-columns-repeated="1024"/>
        </table:table-row>
        <table:table-row table:style-name="ro473">
          <table:table-cell office:value-type="string" calcext:value-type="string">
            <text:p><text:span text:style-name="T913">soul weapon 6</text:span></text:p>
          </table:table-cell>
          <table:table-cell table:style-name="ce27" table:formula="of:=IFERROR(IFERROR(VLOOKUP([.A235];[items_equipment.A:items_equipment.B];2;0);VLOOKUP([.A235];[items_misc.A:items_misc.B];2;0));VLOOKUP([.A235];[items_consumable.A:items_consumable.B];2;0))" office:value-type="string" calcext:value-type="string" office:string-value="Clerics mace">
            <text:p>Clerics mace</text:p>
          </table:table-cell>
          <table:table-cell office:value-type="string" calcext:value-type="string">
            <text:p>octopus</text:p>
          </table:table-cell>
          <table:table-cell table:style-name="ce27" table:formula="of:=VLOOKUP([.C235];[enemies.A:enemies.B];2;0)" office:value-type="string" calcext:value-type="string" office:string-value="Octopus">
            <text:p>Octopus</text:p>
          </table:table-cell>
          <table:table-cell office:value-type="float" calcext:value-type="float" office:value="0.01">
            <text:p>0.01</text:p>
          </table:table-cell>
          <table:table-cell table:style-name="ce28" table:formula="of:=IFERROR(VLOOKUP([.C235];[enemies.A:enemies.L];12;0);&quot;&quot;)" office:value-type="float" calcext:value-type="float" office:value="6">
            <text:p>6</text:p>
          </table:table-cell>
          <table:table-cell table:number-columns-repeated="1024"/>
        </table:table-row>
        <table:table-row table:style-name="ro474">
          <table:table-cell office:value-type="string" calcext:value-type="string">
            <text:p><text:span text:style-name="T914">soul head 6</text:span></text:p>
          </table:table-cell>
          <table:table-cell table:style-name="ce27" table:formula="of:=IFERROR(IFERROR(VLOOKUP([.A236];[items_equipment.A:items_equipment.B];2;0);VLOOKUP([.A236];[items_misc.A:items_misc.B];2;0));VLOOKUP([.A236];[items_consumable.A:items_consumable.B];2;0))" office:value-type="string" calcext:value-type="string" office:string-value="Circlet">
            <text:p>Circlet</text:p>
          </table:table-cell>
          <table:table-cell office:value-type="string" calcext:value-type="string">
            <text:p>red_cap</text:p>
          </table:table-cell>
          <table:table-cell table:style-name="ce27" table:formula="of:=VLOOKUP([.C236];[enemies.A:enemies.B];2;0)" office:value-type="string" calcext:value-type="string" office:string-value="Red Cap">
            <text:p>Red Cap</text:p>
          </table:table-cell>
          <table:table-cell office:value-type="float" calcext:value-type="float" office:value="0.01">
            <text:p>0.01</text:p>
          </table:table-cell>
          <table:table-cell table:style-name="ce28" table:formula="of:=IFERROR(VLOOKUP([.C236];[enemies.A:enemies.L];12;0);&quot;&quot;)" office:value-type="float" calcext:value-type="float" office:value="6">
            <text:p>6</text:p>
          </table:table-cell>
          <table:table-cell table:number-columns-repeated="1024"/>
        </table:table-row>
        <table:table-row table:style-name="ro475">
          <table:table-cell office:value-type="string" calcext:value-type="string">
            <text:p><text:span text:style-name="T915">soul trinket 6</text:span></text:p>
          </table:table-cell>
          <table:table-cell table:style-name="ce27" table:formula="of:=IFERROR(IFERROR(VLOOKUP([.A237];[items_equipment.A:items_equipment.B];2;0);VLOOKUP([.A237];[items_misc.A:items_misc.B];2;0));VLOOKUP([.A237];[items_consumable.A:items_consumable.B];2;0))" office:value-type="string" calcext:value-type="string" office:string-value="Embellished Sigil">
            <text:p>Embellished Sigil</text:p>
          </table:table-cell>
          <table:table-cell office:value-type="string" calcext:value-type="string">
            <text:p>red_cap</text:p>
          </table:table-cell>
          <table:table-cell table:style-name="ce27" table:formula="of:=VLOOKUP([.C237];[enemies.A:enemies.B];2;0)" office:value-type="string" calcext:value-type="string" office:string-value="Red Cap">
            <text:p>Red Cap</text:p>
          </table:table-cell>
          <table:table-cell office:value-type="float" calcext:value-type="float" office:value="0.01">
            <text:p>0.01</text:p>
          </table:table-cell>
          <table:table-cell table:style-name="ce28" table:formula="of:=IFERROR(VLOOKUP([.C237];[enemies.A:enemies.L];12;0);&quot;&quot;)" office:value-type="float" calcext:value-type="float" office:value="6">
            <text:p>6</text:p>
          </table:table-cell>
          <table:table-cell table:number-columns-repeated="1024"/>
        </table:table-row>
        <table:table-row table:style-name="ro476">
          <table:table-cell office:value-type="string" calcext:value-type="string">
            <text:p><text:span text:style-name="T916">soul weapon 6</text:span></text:p>
          </table:table-cell>
          <table:table-cell table:style-name="ce27" table:formula="of:=IFERROR(IFERROR(VLOOKUP([.A238];[items_equipment.A:items_equipment.B];2;0);VLOOKUP([.A238];[items_misc.A:items_misc.B];2;0));VLOOKUP([.A238];[items_consumable.A:items_consumable.B];2;0))" office:value-type="string" calcext:value-type="string" office:string-value="Clerics mace">
            <text:p>Clerics mace</text:p>
          </table:table-cell>
          <table:table-cell office:value-type="string" calcext:value-type="string">
            <text:p>red_cap</text:p>
          </table:table-cell>
          <table:table-cell table:style-name="ce27" table:formula="of:=VLOOKUP([.C238];[enemies.A:enemies.B];2;0)" office:value-type="string" calcext:value-type="string" office:string-value="Red Cap">
            <text:p>Red Cap</text:p>
          </table:table-cell>
          <table:table-cell office:value-type="float" calcext:value-type="float" office:value="0.01">
            <text:p>0.01</text:p>
          </table:table-cell>
          <table:table-cell table:style-name="ce28" table:formula="of:=IFERROR(VLOOKUP([.C238];[enemies.A:enemies.L];12;0);&quot;&quot;)" office:value-type="float" calcext:value-type="float" office:value="6">
            <text:p>6</text:p>
          </table:table-cell>
          <table:table-cell table:number-columns-repeated="1024"/>
        </table:table-row>
        <table:table-row table:style-name="ro477">
          <table:table-cell office:value-type="string" calcext:value-type="string">
            <text:p><text:span text:style-name="T917">blue potion</text:span></text:p>
          </table:table-cell>
          <table:table-cell table:style-name="ce27" table:formula="of:=IFERROR(IFERROR(VLOOKUP([.A239];[items_equipment.A:items_equipment.B];2;0);VLOOKUP([.A239];[items_misc.A:items_misc.B];2;0));VLOOKUP([.A239];[items_consumable.A:items_consumable.B];2;0))" office:value-type="string" calcext:value-type="string" office:string-value="Blue potion">
            <text:p>Blue potion</text:p>
          </table:table-cell>
          <table:table-cell office:value-type="string" calcext:value-type="string">
            <text:p>red_cap</text:p>
          </table:table-cell>
          <table:table-cell table:style-name="ce27" table:formula="of:=VLOOKUP([.C239];[enemies.A:enemies.B];2;0)" office:value-type="string" calcext:value-type="string" office:string-value="Red Cap">
            <text:p>Red Cap</text:p>
          </table:table-cell>
          <table:table-cell office:value-type="float" calcext:value-type="float" office:value="0.01">
            <text:p>0.01</text:p>
          </table:table-cell>
          <table:table-cell table:style-name="ce28" table:formula="of:=IFERROR(VLOOKUP([.C239];[enemies.A:enemies.L];12;0);&quot;&quot;)" office:value-type="float" calcext:value-type="float" office:value="6">
            <text:p>6</text:p>
          </table:table-cell>
          <table:table-cell table:number-columns-repeated="1024"/>
        </table:table-row>
        <table:table-row table:style-name="ro478">
          <table:table-cell office:value-type="string" calcext:value-type="string">
            <text:p><text:span text:style-name="T918">flow body 6</text:span></text:p>
          </table:table-cell>
          <table:table-cell table:style-name="ce27" table:formula="of:=IFERROR(IFERROR(VLOOKUP([.A240];[items_equipment.A:items_equipment.B];2;0);VLOOKUP([.A240];[items_misc.A:items_misc.B];2;0));VLOOKUP([.A240];[items_consumable.A:items_consumable.B];2;0))" office:value-type="string" calcext:value-type="string" office:string-value="Fine cloth cloak">
            <text:p>Fine cloth cloak</text:p>
          </table:table-cell>
          <table:table-cell office:value-type="string" calcext:value-type="string">
            <text:p>red_cap</text:p>
          </table:table-cell>
          <table:table-cell table:style-name="ce27" table:formula="of:=VLOOKUP([.C240];[enemies.A:enemies.B];2;0)" office:value-type="string" calcext:value-type="string" office:string-value="Red Cap">
            <text:p>Red Cap</text:p>
          </table:table-cell>
          <table:table-cell office:value-type="float" calcext:value-type="float" office:value="0.01">
            <text:p>0.01</text:p>
          </table:table-cell>
          <table:table-cell table:style-name="ce28" table:formula="of:=IFERROR(VLOOKUP([.C240];[enemies.A:enemies.L];12;0);&quot;&quot;)" office:value-type="float" calcext:value-type="float" office:value="6">
            <text:p>6</text:p>
          </table:table-cell>
          <table:table-cell table:number-columns-repeated="1024"/>
        </table:table-row>
        <table:table-row table:style-name="ro479">
          <table:table-cell office:value-type="string" calcext:value-type="string">
            <text:p><text:span text:style-name="T919">flow head 6</text:span></text:p>
          </table:table-cell>
          <table:table-cell table:style-name="ce27" table:formula="of:=IFERROR(IFERROR(VLOOKUP([.A241];[items_equipment.A:items_equipment.B];2;0);VLOOKUP([.A241];[items_misc.A:items_misc.B];2;0));VLOOKUP([.A241];[items_consumable.A:items_consumable.B];2;0))" office:value-type="string" calcext:value-type="string" office:string-value="Fine cloth hood">
            <text:p>Fine cloth hood</text:p>
          </table:table-cell>
          <table:table-cell office:value-type="string" calcext:value-type="string">
            <text:p>red_cap</text:p>
          </table:table-cell>
          <table:table-cell table:style-name="ce27" table:formula="of:=VLOOKUP([.C241];[enemies.A:enemies.B];2;0)" office:value-type="string" calcext:value-type="string" office:string-value="Red Cap">
            <text:p>Red Cap</text:p>
          </table:table-cell>
          <table:table-cell office:value-type="float" calcext:value-type="float" office:value="0.01">
            <text:p>0.01</text:p>
          </table:table-cell>
          <table:table-cell table:style-name="ce28" table:formula="of:=IFERROR(VLOOKUP([.C241];[enemies.A:enemies.L];12;0);&quot;&quot;)" office:value-type="float" calcext:value-type="float" office:value="6">
            <text:p>6</text:p>
          </table:table-cell>
          <table:table-cell table:number-columns-repeated="1024"/>
        </table:table-row>
        <table:table-row table:style-name="ro480">
          <table:table-cell office:value-type="string" calcext:value-type="string">
            <text:p><text:span text:style-name="T920">flow trinket 6</text:span></text:p>
          </table:table-cell>
          <table:table-cell table:style-name="ce27" table:formula="of:=IFERROR(IFERROR(VLOOKUP([.A242];[items_equipment.A:items_equipment.B];2;0);VLOOKUP([.A242];[items_misc.A:items_misc.B];2;0));VLOOKUP([.A242];[items_consumable.A:items_consumable.B];2;0))" office:value-type="string" calcext:value-type="string" office:string-value="Field dagger">
            <text:p>Field dagger</text:p>
          </table:table-cell>
          <table:table-cell office:value-type="string" calcext:value-type="string">
            <text:p>red_cap</text:p>
          </table:table-cell>
          <table:table-cell table:style-name="ce27" table:formula="of:=VLOOKUP([.C242];[enemies.A:enemies.B];2;0)" office:value-type="string" calcext:value-type="string" office:string-value="Red Cap">
            <text:p>Red Cap</text:p>
          </table:table-cell>
          <table:table-cell office:value-type="float" calcext:value-type="float" office:value="0.01">
            <text:p>0.01</text:p>
          </table:table-cell>
          <table:table-cell table:style-name="ce28" table:formula="of:=IFERROR(VLOOKUP([.C242];[enemies.A:enemies.L];12;0);&quot;&quot;)" office:value-type="float" calcext:value-type="float" office:value="6">
            <text:p>6</text:p>
          </table:table-cell>
          <table:table-cell table:number-columns-repeated="1024"/>
        </table:table-row>
        <table:table-row table:style-name="ro481">
          <table:table-cell office:value-type="string" calcext:value-type="string">
            <text:p><text:span text:style-name="T921">flow weapon 6</text:span></text:p>
          </table:table-cell>
          <table:table-cell table:style-name="ce27" table:formula="of:=IFERROR(IFERROR(VLOOKUP([.A243];[items_equipment.A:items_equipment.B];2;0);VLOOKUP([.A243];[items_misc.A:items_misc.B];2;0));VLOOKUP([.A243];[items_consumable.A:items_consumable.B];2;0))" office:value-type="string" calcext:value-type="string" office:string-value="Short sword">
            <text:p>Short sword</text:p>
          </table:table-cell>
          <table:table-cell office:value-type="string" calcext:value-type="string">
            <text:p>red_cap</text:p>
          </table:table-cell>
          <table:table-cell table:style-name="ce27" table:formula="of:=VLOOKUP([.C243];[enemies.A:enemies.B];2;0)" office:value-type="string" calcext:value-type="string" office:string-value="Red Cap">
            <text:p>Red Cap</text:p>
          </table:table-cell>
          <table:table-cell office:value-type="float" calcext:value-type="float" office:value="0.01">
            <text:p>0.01</text:p>
          </table:table-cell>
          <table:table-cell table:style-name="ce28" table:formula="of:=IFERROR(VLOOKUP([.C243];[enemies.A:enemies.L];12;0);&quot;&quot;)" office:value-type="float" calcext:value-type="float" office:value="6">
            <text:p>6</text:p>
          </table:table-cell>
          <table:table-cell table:number-columns-repeated="1024"/>
        </table:table-row>
        <table:table-row table:style-name="ro482">
          <table:table-cell office:value-type="string" calcext:value-type="string">
            <text:p><text:span text:style-name="T922">grit body 6</text:span></text:p>
          </table:table-cell>
          <table:table-cell table:style-name="ce27" table:formula="of:=IFERROR(IFERROR(VLOOKUP([.A244];[items_equipment.A:items_equipment.B];2;0);VLOOKUP([.A244];[items_misc.A:items_misc.B];2;0));VLOOKUP([.A244];[items_consumable.A:items_consumable.B];2;0))" office:value-type="string" calcext:value-type="string" office:string-value="Iron chainmail">
            <text:p>Iron chainmail</text:p>
          </table:table-cell>
          <table:table-cell office:value-type="string" calcext:value-type="string">
            <text:p>red_cap</text:p>
          </table:table-cell>
          <table:table-cell table:style-name="ce27" table:formula="of:=VLOOKUP([.C244];[enemies.A:enemies.B];2;0)" office:value-type="string" calcext:value-type="string" office:string-value="Red Cap">
            <text:p>Red Cap</text:p>
          </table:table-cell>
          <table:table-cell office:value-type="float" calcext:value-type="float" office:value="0.01">
            <text:p>0.01</text:p>
          </table:table-cell>
          <table:table-cell table:style-name="ce28" table:formula="of:=IFERROR(VLOOKUP([.C244];[enemies.A:enemies.L];12;0);&quot;&quot;)" office:value-type="float" calcext:value-type="float" office:value="6">
            <text:p>6</text:p>
          </table:table-cell>
          <table:table-cell table:number-columns-repeated="1024"/>
        </table:table-row>
        <table:table-row table:style-name="ro483">
          <table:table-cell office:value-type="string" calcext:value-type="string">
            <text:p><text:span text:style-name="T923">grit head 6</text:span></text:p>
          </table:table-cell>
          <table:table-cell table:style-name="ce27" table:formula="of:=IFERROR(IFERROR(VLOOKUP([.A245];[items_equipment.A:items_equipment.B];2;0);VLOOKUP([.A245];[items_misc.A:items_misc.B];2;0));VLOOKUP([.A245];[items_consumable.A:items_consumable.B];2;0))" office:value-type="string" calcext:value-type="string" office:string-value="Iron cap">
            <text:p>Iron cap</text:p>
          </table:table-cell>
          <table:table-cell office:value-type="string" calcext:value-type="string">
            <text:p>red_cap</text:p>
          </table:table-cell>
          <table:table-cell table:style-name="ce27" table:formula="of:=VLOOKUP([.C245];[enemies.A:enemies.B];2;0)" office:value-type="string" calcext:value-type="string" office:string-value="Red Cap">
            <text:p>Red Cap</text:p>
          </table:table-cell>
          <table:table-cell office:value-type="float" calcext:value-type="float" office:value="0.01">
            <text:p>0.01</text:p>
          </table:table-cell>
          <table:table-cell table:style-name="ce28" table:formula="of:=IFERROR(VLOOKUP([.C245];[enemies.A:enemies.L];12;0);&quot;&quot;)" office:value-type="float" calcext:value-type="float" office:value="6">
            <text:p>6</text:p>
          </table:table-cell>
          <table:table-cell table:number-columns-repeated="1024"/>
        </table:table-row>
        <table:table-row table:style-name="ro484">
          <table:table-cell office:value-type="string" calcext:value-type="string">
            <text:p><text:span text:style-name="T924">grit trinket 6</text:span></text:p>
          </table:table-cell>
          <table:table-cell table:style-name="ce27" table:formula="of:=IFERROR(IFERROR(VLOOKUP([.A246];[items_equipment.A:items_equipment.B];2;0);VLOOKUP([.A246];[items_misc.A:items_misc.B];2;0));VLOOKUP([.A246];[items_consumable.A:items_consumable.B];2;0))" office:value-type="string" calcext:value-type="string" office:string-value="Iron shield">
            <text:p>Iron shield</text:p>
          </table:table-cell>
          <table:table-cell office:value-type="string" calcext:value-type="string">
            <text:p>red_cap</text:p>
          </table:table-cell>
          <table:table-cell table:style-name="ce27" table:formula="of:=VLOOKUP([.C246];[enemies.A:enemies.B];2;0)" office:value-type="string" calcext:value-type="string" office:string-value="Red Cap">
            <text:p>Red Cap</text:p>
          </table:table-cell>
          <table:table-cell office:value-type="float" calcext:value-type="float" office:value="0.01">
            <text:p>0.01</text:p>
          </table:table-cell>
          <table:table-cell table:style-name="ce28" table:formula="of:=IFERROR(VLOOKUP([.C246];[enemies.A:enemies.L];12;0);&quot;&quot;)" office:value-type="float" calcext:value-type="float" office:value="6">
            <text:p>6</text:p>
          </table:table-cell>
          <table:table-cell table:number-columns-repeated="1024"/>
        </table:table-row>
        <table:table-row table:style-name="ro485">
          <table:table-cell office:value-type="string" calcext:value-type="string">
            <text:p><text:span text:style-name="T925">grit weapon 6</text:span></text:p>
          </table:table-cell>
          <table:table-cell table:style-name="ce27" table:formula="of:=IFERROR(IFERROR(VLOOKUP([.A247];[items_equipment.A:items_equipment.B];2;0);VLOOKUP([.A247];[items_misc.A:items_misc.B];2;0));VLOOKUP([.A247];[items_consumable.A:items_consumable.B];2;0))" office:value-type="string" calcext:value-type="string" office:string-value="Longsword">
            <text:p>Longsword</text:p>
          </table:table-cell>
          <table:table-cell office:value-type="string" calcext:value-type="string">
            <text:p>red_cap</text:p>
          </table:table-cell>
          <table:table-cell table:style-name="ce27" table:formula="of:=VLOOKUP([.C247];[enemies.A:enemies.B];2;0)" office:value-type="string" calcext:value-type="string" office:string-value="Red Cap">
            <text:p>Red Cap</text:p>
          </table:table-cell>
          <table:table-cell office:value-type="float" calcext:value-type="float" office:value="0.01">
            <text:p>0.01</text:p>
          </table:table-cell>
          <table:table-cell table:style-name="ce28" table:formula="of:=IFERROR(VLOOKUP([.C247];[enemies.A:enemies.L];12;0);&quot;&quot;)" office:value-type="float" calcext:value-type="float" office:value="6">
            <text:p>6</text:p>
          </table:table-cell>
          <table:table-cell table:number-columns-repeated="1024"/>
        </table:table-row>
        <table:table-row table:style-name="ro486">
          <table:table-cell office:value-type="string" calcext:value-type="string">
            <text:p><text:span text:style-name="T926">mind body 6</text:span></text:p>
          </table:table-cell>
          <table:table-cell table:style-name="ce27" table:formula="of:=IFERROR(IFERROR(VLOOKUP([.A248];[items_equipment.A:items_equipment.B];2;0);VLOOKUP([.A248];[items_misc.A:items_misc.B];2;0));VLOOKUP([.A248];[items_consumable.A:items_consumable.B];2;0))" office:value-type="string" calcext:value-type="string" office:string-value="Apprentice robe">
            <text:p>Apprentice robe</text:p>
          </table:table-cell>
          <table:table-cell office:value-type="string" calcext:value-type="string">
            <text:p>red_cap</text:p>
          </table:table-cell>
          <table:table-cell table:style-name="ce27" table:formula="of:=VLOOKUP([.C248];[enemies.A:enemies.B];2;0)" office:value-type="string" calcext:value-type="string" office:string-value="Red Cap">
            <text:p>Red Cap</text:p>
          </table:table-cell>
          <table:table-cell office:value-type="float" calcext:value-type="float" office:value="0.01">
            <text:p>0.01</text:p>
          </table:table-cell>
          <table:table-cell table:style-name="ce28" table:formula="of:=IFERROR(VLOOKUP([.C248];[enemies.A:enemies.L];12;0);&quot;&quot;)" office:value-type="float" calcext:value-type="float" office:value="6">
            <text:p>6</text:p>
          </table:table-cell>
          <table:table-cell table:number-columns-repeated="1024"/>
        </table:table-row>
        <table:table-row table:style-name="ro487">
          <table:table-cell office:value-type="string" calcext:value-type="string">
            <text:p><text:span text:style-name="T927">mind head 6</text:span></text:p>
          </table:table-cell>
          <table:table-cell table:style-name="ce27" table:formula="of:=IFERROR(IFERROR(VLOOKUP([.A249];[items_equipment.A:items_equipment.B];2;0);VLOOKUP([.A249];[items_misc.A:items_misc.B];2;0));VLOOKUP([.A249];[items_consumable.A:items_consumable.B];2;0))" office:value-type="string" calcext:value-type="string" office:string-value="Apprentice hat">
            <text:p>Apprentice hat</text:p>
          </table:table-cell>
          <table:table-cell office:value-type="string" calcext:value-type="string">
            <text:p>red_cap</text:p>
          </table:table-cell>
          <table:table-cell table:style-name="ce27" table:formula="of:=VLOOKUP([.C249];[enemies.A:enemies.B];2;0)" office:value-type="string" calcext:value-type="string" office:string-value="Red Cap">
            <text:p>Red Cap</text:p>
          </table:table-cell>
          <table:table-cell office:value-type="float" calcext:value-type="float" office:value="0.01">
            <text:p>0.01</text:p>
          </table:table-cell>
          <table:table-cell table:style-name="ce28" table:formula="of:=IFERROR(VLOOKUP([.C249];[enemies.A:enemies.L];12;0);&quot;&quot;)" office:value-type="float" calcext:value-type="float" office:value="6">
            <text:p>6</text:p>
          </table:table-cell>
          <table:table-cell table:number-columns-repeated="1024"/>
        </table:table-row>
        <table:table-row table:style-name="ro488">
          <table:table-cell office:value-type="string" calcext:value-type="string">
            <text:p><text:span text:style-name="T928">mind trinket 6</text:span></text:p>
          </table:table-cell>
          <table:table-cell table:style-name="ce27" table:formula="of:=IFERROR(IFERROR(VLOOKUP([.A250];[items_equipment.A:items_equipment.B];2;0);VLOOKUP([.A250];[items_misc.A:items_misc.B];2;0));VLOOKUP([.A250];[items_consumable.A:items_consumable.B];2;0))" office:value-type="string" calcext:value-type="string" office:string-value="Book">
            <text:p>Book</text:p>
          </table:table-cell>
          <table:table-cell office:value-type="string" calcext:value-type="string">
            <text:p>red_cap</text:p>
          </table:table-cell>
          <table:table-cell table:style-name="ce27" table:formula="of:=VLOOKUP([.C250];[enemies.A:enemies.B];2;0)" office:value-type="string" calcext:value-type="string" office:string-value="Red Cap">
            <text:p>Red Cap</text:p>
          </table:table-cell>
          <table:table-cell office:value-type="float" calcext:value-type="float" office:value="0.01">
            <text:p>0.01</text:p>
          </table:table-cell>
          <table:table-cell table:style-name="ce28" table:formula="of:=IFERROR(VLOOKUP([.C250];[enemies.A:enemies.L];12;0);&quot;&quot;)" office:value-type="float" calcext:value-type="float" office:value="6">
            <text:p>6</text:p>
          </table:table-cell>
          <table:table-cell table:number-columns-repeated="1024"/>
        </table:table-row>
        <table:table-row table:style-name="ro489">
          <table:table-cell office:value-type="string" calcext:value-type="string">
            <text:p><text:span text:style-name="T929">mind weapon 6</text:span></text:p>
          </table:table-cell>
          <table:table-cell table:style-name="ce27" table:formula="of:=IFERROR(IFERROR(VLOOKUP([.A251];[items_equipment.A:items_equipment.B];2;0);VLOOKUP([.A251];[items_misc.A:items_misc.B];2;0));VLOOKUP([.A251];[items_consumable.A:items_consumable.B];2;0))" office:value-type="string" calcext:value-type="string" office:string-value="Wand">
            <text:p>Wand</text:p>
          </table:table-cell>
          <table:table-cell office:value-type="string" calcext:value-type="string">
            <text:p>red_cap</text:p>
          </table:table-cell>
          <table:table-cell table:style-name="ce27" table:formula="of:=VLOOKUP([.C251];[enemies.A:enemies.B];2;0)" office:value-type="string" calcext:value-type="string" office:string-value="Red Cap">
            <text:p>Red Cap</text:p>
          </table:table-cell>
          <table:table-cell office:value-type="float" calcext:value-type="float" office:value="0.01">
            <text:p>0.01</text:p>
          </table:table-cell>
          <table:table-cell table:style-name="ce28" table:formula="of:=IFERROR(VLOOKUP([.C251];[enemies.A:enemies.L];12;0);&quot;&quot;)" office:value-type="float" calcext:value-type="float" office:value="6">
            <text:p>6</text:p>
          </table:table-cell>
          <table:table-cell table:number-columns-repeated="1024"/>
        </table:table-row>
        <table:table-row table:style-name="ro490">
          <table:table-cell office:value-type="string" calcext:value-type="string">
            <text:p><text:span text:style-name="T930">red potion</text:span></text:p>
          </table:table-cell>
          <table:table-cell table:style-name="ce27" table:formula="of:=IFERROR(IFERROR(VLOOKUP([.A252];[items_equipment.A:items_equipment.B];2;0);VLOOKUP([.A252];[items_misc.A:items_misc.B];2;0));VLOOKUP([.A252];[items_consumable.A:items_consumable.B];2;0))" office:value-type="string" calcext:value-type="string" office:string-value="Red potion">
            <text:p>Red potion</text:p>
          </table:table-cell>
          <table:table-cell office:value-type="string" calcext:value-type="string">
            <text:p>red_cap</text:p>
          </table:table-cell>
          <table:table-cell table:style-name="ce27" table:formula="of:=VLOOKUP([.C252];[enemies.A:enemies.B];2;0)" office:value-type="string" calcext:value-type="string" office:string-value="Red Cap">
            <text:p>Red Cap</text:p>
          </table:table-cell>
          <table:table-cell office:value-type="float" calcext:value-type="float" office:value="0.01">
            <text:p>0.01</text:p>
          </table:table-cell>
          <table:table-cell table:style-name="ce28" table:formula="of:=IFERROR(VLOOKUP([.C252];[enemies.A:enemies.L];12;0);&quot;&quot;)" office:value-type="float" calcext:value-type="float" office:value="6">
            <text:p>6</text:p>
          </table:table-cell>
          <table:table-cell table:number-columns-repeated="1024"/>
        </table:table-row>
        <table:table-row table:style-name="ro491">
          <table:table-cell office:value-type="string" calcext:value-type="string">
            <text:p><text:span text:style-name="T931">soul body 6</text:span></text:p>
          </table:table-cell>
          <table:table-cell table:style-name="ce27" table:formula="of:=IFERROR(IFERROR(VLOOKUP([.A253];[items_equipment.A:items_equipment.B];2;0);VLOOKUP([.A253];[items_misc.A:items_misc.B];2;0));VLOOKUP([.A253];[items_consumable.A:items_consumable.B];2;0))" office:value-type="string" calcext:value-type="string" office:string-value="White robe">
            <text:p>White robe</text:p>
          </table:table-cell>
          <table:table-cell office:value-type="string" calcext:value-type="string">
            <text:p>red_cap</text:p>
          </table:table-cell>
          <table:table-cell table:style-name="ce27" table:formula="of:=VLOOKUP([.C253];[enemies.A:enemies.B];2;0)" office:value-type="string" calcext:value-type="string" office:string-value="Red Cap">
            <text:p>Red Cap</text:p>
          </table:table-cell>
          <table:table-cell office:value-type="float" calcext:value-type="float" office:value="0.01">
            <text:p>0.01</text:p>
          </table:table-cell>
          <table:table-cell table:style-name="ce28" table:formula="of:=IFERROR(VLOOKUP([.C253];[enemies.A:enemies.L];12;0);&quot;&quot;)" office:value-type="float" calcext:value-type="float" office:value="6">
            <text:p>6</text:p>
          </table:table-cell>
          <table:table-cell table:number-columns-repeated="1024"/>
        </table:table-row>
        <table:table-row table:style-name="ro492">
          <table:table-cell office:value-type="string" calcext:value-type="string">
            <text:p><text:span text:style-name="T932">blue potion</text:span></text:p>
          </table:table-cell>
          <table:table-cell table:style-name="ce27" table:formula="of:=IFERROR(IFERROR(VLOOKUP([.A254];[items_equipment.A:items_equipment.B];2;0);VLOOKUP([.A254];[items_misc.A:items_misc.B];2;0));VLOOKUP([.A254];[items_consumable.A:items_consumable.B];2;0))" office:value-type="string" calcext:value-type="string" office:string-value="Blue potion">
            <text:p>Blue potion</text:p>
          </table:table-cell>
          <table:table-cell office:value-type="string" calcext:value-type="string">
            <text:p>red_slime</text:p>
          </table:table-cell>
          <table:table-cell table:style-name="ce27" table:formula="of:=VLOOKUP([.C254];[enemies.A:enemies.B];2;0)" office:value-type="string" calcext:value-type="string" office:string-value="Red Slime">
            <text:p>Red Slime</text:p>
          </table:table-cell>
          <table:table-cell office:value-type="float" calcext:value-type="float" office:value="0.01">
            <text:p>0.01</text:p>
          </table:table-cell>
          <table:table-cell table:style-name="ce28" table:formula="of:=IFERROR(VLOOKUP([.C254];[enemies.A:enemies.L];12;0);&quot;&quot;)" office:value-type="float" calcext:value-type="float" office:value="6">
            <text:p>6</text:p>
          </table:table-cell>
          <table:table-cell table:number-columns-repeated="1024"/>
        </table:table-row>
        <table:table-row table:style-name="ro493">
          <table:table-cell office:value-type="string" calcext:value-type="string">
            <text:p><text:span text:style-name="T933">flow body 6</text:span></text:p>
          </table:table-cell>
          <table:table-cell table:style-name="ce27" table:formula="of:=IFERROR(IFERROR(VLOOKUP([.A255];[items_equipment.A:items_equipment.B];2;0);VLOOKUP([.A255];[items_misc.A:items_misc.B];2;0));VLOOKUP([.A255];[items_consumable.A:items_consumable.B];2;0))" office:value-type="string" calcext:value-type="string" office:string-value="Fine cloth cloak">
            <text:p>Fine cloth cloak</text:p>
          </table:table-cell>
          <table:table-cell office:value-type="string" calcext:value-type="string">
            <text:p>red_slime</text:p>
          </table:table-cell>
          <table:table-cell table:style-name="ce27" table:formula="of:=VLOOKUP([.C255];[enemies.A:enemies.B];2;0)" office:value-type="string" calcext:value-type="string" office:string-value="Red Slime">
            <text:p>Red Slime</text:p>
          </table:table-cell>
          <table:table-cell office:value-type="float" calcext:value-type="float" office:value="0.01">
            <text:p>0.01</text:p>
          </table:table-cell>
          <table:table-cell table:style-name="ce28" table:formula="of:=IFERROR(VLOOKUP([.C255];[enemies.A:enemies.L];12;0);&quot;&quot;)" office:value-type="float" calcext:value-type="float" office:value="6">
            <text:p>6</text:p>
          </table:table-cell>
          <table:table-cell table:number-columns-repeated="1024"/>
        </table:table-row>
        <table:table-row table:style-name="ro494">
          <table:table-cell office:value-type="string" calcext:value-type="string">
            <text:p><text:span text:style-name="T934">flow head 6</text:span></text:p>
          </table:table-cell>
          <table:table-cell table:style-name="ce27" table:formula="of:=IFERROR(IFERROR(VLOOKUP([.A256];[items_equipment.A:items_equipment.B];2;0);VLOOKUP([.A256];[items_misc.A:items_misc.B];2;0));VLOOKUP([.A256];[items_consumable.A:items_consumable.B];2;0))" office:value-type="string" calcext:value-type="string" office:string-value="Fine cloth hood">
            <text:p>Fine cloth hood</text:p>
          </table:table-cell>
          <table:table-cell office:value-type="string" calcext:value-type="string">
            <text:p>red_slime</text:p>
          </table:table-cell>
          <table:table-cell table:style-name="ce27" table:formula="of:=VLOOKUP([.C256];[enemies.A:enemies.B];2;0)" office:value-type="string" calcext:value-type="string" office:string-value="Red Slime">
            <text:p>Red Slime</text:p>
          </table:table-cell>
          <table:table-cell office:value-type="float" calcext:value-type="float" office:value="0.01">
            <text:p>0.01</text:p>
          </table:table-cell>
          <table:table-cell table:style-name="ce28" table:formula="of:=IFERROR(VLOOKUP([.C256];[enemies.A:enemies.L];12;0);&quot;&quot;)" office:value-type="float" calcext:value-type="float" office:value="6">
            <text:p>6</text:p>
          </table:table-cell>
          <table:table-cell table:number-columns-repeated="1024"/>
        </table:table-row>
        <table:table-row table:style-name="ro495">
          <table:table-cell office:value-type="string" calcext:value-type="string">
            <text:p><text:span text:style-name="T935">flow trinket 6</text:span></text:p>
          </table:table-cell>
          <table:table-cell table:style-name="ce27" table:formula="of:=IFERROR(IFERROR(VLOOKUP([.A257];[items_equipment.A:items_equipment.B];2;0);VLOOKUP([.A257];[items_misc.A:items_misc.B];2;0));VLOOKUP([.A257];[items_consumable.A:items_consumable.B];2;0))" office:value-type="string" calcext:value-type="string" office:string-value="Field dagger">
            <text:p>Field dagger</text:p>
          </table:table-cell>
          <table:table-cell office:value-type="string" calcext:value-type="string">
            <text:p>red_slime</text:p>
          </table:table-cell>
          <table:table-cell table:style-name="ce27" table:formula="of:=VLOOKUP([.C257];[enemies.A:enemies.B];2;0)" office:value-type="string" calcext:value-type="string" office:string-value="Red Slime">
            <text:p>Red Slime</text:p>
          </table:table-cell>
          <table:table-cell office:value-type="float" calcext:value-type="float" office:value="0.01">
            <text:p>0.01</text:p>
          </table:table-cell>
          <table:table-cell table:style-name="ce28" table:formula="of:=IFERROR(VLOOKUP([.C257];[enemies.A:enemies.L];12;0);&quot;&quot;)" office:value-type="float" calcext:value-type="float" office:value="6">
            <text:p>6</text:p>
          </table:table-cell>
          <table:table-cell table:number-columns-repeated="1024"/>
        </table:table-row>
        <table:table-row table:style-name="ro496">
          <table:table-cell office:value-type="string" calcext:value-type="string">
            <text:p><text:span text:style-name="T936">flow weapon 6</text:span></text:p>
          </table:table-cell>
          <table:table-cell table:style-name="ce27" table:formula="of:=IFERROR(IFERROR(VLOOKUP([.A258];[items_equipment.A:items_equipment.B];2;0);VLOOKUP([.A258];[items_misc.A:items_misc.B];2;0));VLOOKUP([.A258];[items_consumable.A:items_consumable.B];2;0))" office:value-type="string" calcext:value-type="string" office:string-value="Short sword">
            <text:p>Short sword</text:p>
          </table:table-cell>
          <table:table-cell office:value-type="string" calcext:value-type="string">
            <text:p>red_slime</text:p>
          </table:table-cell>
          <table:table-cell table:style-name="ce27" table:formula="of:=VLOOKUP([.C258];[enemies.A:enemies.B];2;0)" office:value-type="string" calcext:value-type="string" office:string-value="Red Slime">
            <text:p>Red Slime</text:p>
          </table:table-cell>
          <table:table-cell office:value-type="float" calcext:value-type="float" office:value="0.01">
            <text:p>0.01</text:p>
          </table:table-cell>
          <table:table-cell table:style-name="ce28" table:formula="of:=IFERROR(VLOOKUP([.C258];[enemies.A:enemies.L];12;0);&quot;&quot;)" office:value-type="float" calcext:value-type="float" office:value="6">
            <text:p>6</text:p>
          </table:table-cell>
          <table:table-cell table:number-columns-repeated="1024"/>
        </table:table-row>
        <table:table-row table:style-name="ro497">
          <table:table-cell office:value-type="string" calcext:value-type="string">
            <text:p><text:span text:style-name="T937">grit body 6</text:span></text:p>
          </table:table-cell>
          <table:table-cell table:style-name="ce27" table:formula="of:=IFERROR(IFERROR(VLOOKUP([.A259];[items_equipment.A:items_equipment.B];2;0);VLOOKUP([.A259];[items_misc.A:items_misc.B];2;0));VLOOKUP([.A259];[items_consumable.A:items_consumable.B];2;0))" office:value-type="string" calcext:value-type="string" office:string-value="Iron chainmail">
            <text:p>Iron chainmail</text:p>
          </table:table-cell>
          <table:table-cell office:value-type="string" calcext:value-type="string">
            <text:p>red_slime</text:p>
          </table:table-cell>
          <table:table-cell table:style-name="ce27" table:formula="of:=VLOOKUP([.C259];[enemies.A:enemies.B];2;0)" office:value-type="string" calcext:value-type="string" office:string-value="Red Slime">
            <text:p>Red Slime</text:p>
          </table:table-cell>
          <table:table-cell office:value-type="float" calcext:value-type="float" office:value="0.01">
            <text:p>0.01</text:p>
          </table:table-cell>
          <table:table-cell table:style-name="ce28" table:formula="of:=IFERROR(VLOOKUP([.C259];[enemies.A:enemies.L];12;0);&quot;&quot;)" office:value-type="float" calcext:value-type="float" office:value="6">
            <text:p>6</text:p>
          </table:table-cell>
          <table:table-cell table:number-columns-repeated="1024"/>
        </table:table-row>
        <table:table-row table:style-name="ro498">
          <table:table-cell office:value-type="string" calcext:value-type="string">
            <text:p><text:span text:style-name="T938">grit head 6</text:span></text:p>
          </table:table-cell>
          <table:table-cell table:style-name="ce27" table:formula="of:=IFERROR(IFERROR(VLOOKUP([.A260];[items_equipment.A:items_equipment.B];2;0);VLOOKUP([.A260];[items_misc.A:items_misc.B];2;0));VLOOKUP([.A260];[items_consumable.A:items_consumable.B];2;0))" office:value-type="string" calcext:value-type="string" office:string-value="Iron cap">
            <text:p>Iron cap</text:p>
          </table:table-cell>
          <table:table-cell office:value-type="string" calcext:value-type="string">
            <text:p>red_slime</text:p>
          </table:table-cell>
          <table:table-cell table:style-name="ce27" table:formula="of:=VLOOKUP([.C260];[enemies.A:enemies.B];2;0)" office:value-type="string" calcext:value-type="string" office:string-value="Red Slime">
            <text:p>Red Slime</text:p>
          </table:table-cell>
          <table:table-cell office:value-type="float" calcext:value-type="float" office:value="0.01">
            <text:p>0.01</text:p>
          </table:table-cell>
          <table:table-cell table:style-name="ce28" table:formula="of:=IFERROR(VLOOKUP([.C260];[enemies.A:enemies.L];12;0);&quot;&quot;)" office:value-type="float" calcext:value-type="float" office:value="6">
            <text:p>6</text:p>
          </table:table-cell>
          <table:table-cell table:number-columns-repeated="1024"/>
        </table:table-row>
        <table:table-row table:style-name="ro499">
          <table:table-cell office:value-type="string" calcext:value-type="string">
            <text:p><text:span text:style-name="T939">grit trinket 6</text:span></text:p>
          </table:table-cell>
          <table:table-cell table:style-name="ce27" table:formula="of:=IFERROR(IFERROR(VLOOKUP([.A261];[items_equipment.A:items_equipment.B];2;0);VLOOKUP([.A261];[items_misc.A:items_misc.B];2;0));VLOOKUP([.A261];[items_consumable.A:items_consumable.B];2;0))" office:value-type="string" calcext:value-type="string" office:string-value="Iron shield">
            <text:p>Iron shield</text:p>
          </table:table-cell>
          <table:table-cell office:value-type="string" calcext:value-type="string">
            <text:p>red_slime</text:p>
          </table:table-cell>
          <table:table-cell table:style-name="ce27" table:formula="of:=VLOOKUP([.C261];[enemies.A:enemies.B];2;0)" office:value-type="string" calcext:value-type="string" office:string-value="Red Slime">
            <text:p>Red Slime</text:p>
          </table:table-cell>
          <table:table-cell office:value-type="float" calcext:value-type="float" office:value="0.01">
            <text:p>0.01</text:p>
          </table:table-cell>
          <table:table-cell table:style-name="ce28" table:formula="of:=IFERROR(VLOOKUP([.C261];[enemies.A:enemies.L];12;0);&quot;&quot;)" office:value-type="float" calcext:value-type="float" office:value="6">
            <text:p>6</text:p>
          </table:table-cell>
          <table:table-cell table:number-columns-repeated="1024"/>
        </table:table-row>
        <table:table-row table:style-name="ro500">
          <table:table-cell office:value-type="string" calcext:value-type="string">
            <text:p><text:span text:style-name="T940">grit weapon 6</text:span></text:p>
          </table:table-cell>
          <table:table-cell table:style-name="ce27" table:formula="of:=IFERROR(IFERROR(VLOOKUP([.A262];[items_equipment.A:items_equipment.B];2;0);VLOOKUP([.A262];[items_misc.A:items_misc.B];2;0));VLOOKUP([.A262];[items_consumable.A:items_consumable.B];2;0))" office:value-type="string" calcext:value-type="string" office:string-value="Longsword">
            <text:p>Longsword</text:p>
          </table:table-cell>
          <table:table-cell office:value-type="string" calcext:value-type="string">
            <text:p>red_slime</text:p>
          </table:table-cell>
          <table:table-cell table:style-name="ce27" table:formula="of:=VLOOKUP([.C262];[enemies.A:enemies.B];2;0)" office:value-type="string" calcext:value-type="string" office:string-value="Red Slime">
            <text:p>Red Slime</text:p>
          </table:table-cell>
          <table:table-cell office:value-type="float" calcext:value-type="float" office:value="0.01">
            <text:p>0.01</text:p>
          </table:table-cell>
          <table:table-cell table:style-name="ce28" table:formula="of:=IFERROR(VLOOKUP([.C262];[enemies.A:enemies.L];12;0);&quot;&quot;)" office:value-type="float" calcext:value-type="float" office:value="6">
            <text:p>6</text:p>
          </table:table-cell>
          <table:table-cell table:number-columns-repeated="1024"/>
        </table:table-row>
        <table:table-row table:style-name="ro501">
          <table:table-cell office:value-type="string" calcext:value-type="string">
            <text:p><text:span text:style-name="T941">mind body 6</text:span></text:p>
          </table:table-cell>
          <table:table-cell table:style-name="ce27" table:formula="of:=IFERROR(IFERROR(VLOOKUP([.A263];[items_equipment.A:items_equipment.B];2;0);VLOOKUP([.A263];[items_misc.A:items_misc.B];2;0));VLOOKUP([.A263];[items_consumable.A:items_consumable.B];2;0))" office:value-type="string" calcext:value-type="string" office:string-value="Apprentice robe">
            <text:p>Apprentice robe</text:p>
          </table:table-cell>
          <table:table-cell office:value-type="string" calcext:value-type="string">
            <text:p>red_slime</text:p>
          </table:table-cell>
          <table:table-cell table:style-name="ce27" table:formula="of:=VLOOKUP([.C263];[enemies.A:enemies.B];2;0)" office:value-type="string" calcext:value-type="string" office:string-value="Red Slime">
            <text:p>Red Slime</text:p>
          </table:table-cell>
          <table:table-cell office:value-type="float" calcext:value-type="float" office:value="0.01">
            <text:p>0.01</text:p>
          </table:table-cell>
          <table:table-cell table:style-name="ce28" table:formula="of:=IFERROR(VLOOKUP([.C263];[enemies.A:enemies.L];12;0);&quot;&quot;)" office:value-type="float" calcext:value-type="float" office:value="6">
            <text:p>6</text:p>
          </table:table-cell>
          <table:table-cell table:number-columns-repeated="1024"/>
        </table:table-row>
        <table:table-row table:style-name="ro502">
          <table:table-cell office:value-type="string" calcext:value-type="string">
            <text:p><text:span text:style-name="T942">mind head 6</text:span></text:p>
          </table:table-cell>
          <table:table-cell table:style-name="ce27" table:formula="of:=IFERROR(IFERROR(VLOOKUP([.A264];[items_equipment.A:items_equipment.B];2;0);VLOOKUP([.A264];[items_misc.A:items_misc.B];2;0));VLOOKUP([.A264];[items_consumable.A:items_consumable.B];2;0))" office:value-type="string" calcext:value-type="string" office:string-value="Apprentice hat">
            <text:p>Apprentice hat</text:p>
          </table:table-cell>
          <table:table-cell office:value-type="string" calcext:value-type="string">
            <text:p>red_slime</text:p>
          </table:table-cell>
          <table:table-cell table:style-name="ce27" table:formula="of:=VLOOKUP([.C264];[enemies.A:enemies.B];2;0)" office:value-type="string" calcext:value-type="string" office:string-value="Red Slime">
            <text:p>Red Slime</text:p>
          </table:table-cell>
          <table:table-cell office:value-type="float" calcext:value-type="float" office:value="0.01">
            <text:p>0.01</text:p>
          </table:table-cell>
          <table:table-cell table:style-name="ce28" table:formula="of:=IFERROR(VLOOKUP([.C264];[enemies.A:enemies.L];12;0);&quot;&quot;)" office:value-type="float" calcext:value-type="float" office:value="6">
            <text:p>6</text:p>
          </table:table-cell>
          <table:table-cell table:number-columns-repeated="1024"/>
        </table:table-row>
        <table:table-row table:style-name="ro503">
          <table:table-cell office:value-type="string" calcext:value-type="string">
            <text:p><text:span text:style-name="T943">mind trinket 6</text:span></text:p>
          </table:table-cell>
          <table:table-cell table:style-name="ce27" table:formula="of:=IFERROR(IFERROR(VLOOKUP([.A265];[items_equipment.A:items_equipment.B];2;0);VLOOKUP([.A265];[items_misc.A:items_misc.B];2;0));VLOOKUP([.A265];[items_consumable.A:items_consumable.B];2;0))" office:value-type="string" calcext:value-type="string" office:string-value="Book">
            <text:p>Book</text:p>
          </table:table-cell>
          <table:table-cell office:value-type="string" calcext:value-type="string">
            <text:p>red_slime</text:p>
          </table:table-cell>
          <table:table-cell table:style-name="ce27" table:formula="of:=VLOOKUP([.C265];[enemies.A:enemies.B];2;0)" office:value-type="string" calcext:value-type="string" office:string-value="Red Slime">
            <text:p>Red Slime</text:p>
          </table:table-cell>
          <table:table-cell office:value-type="float" calcext:value-type="float" office:value="0.01">
            <text:p>0.01</text:p>
          </table:table-cell>
          <table:table-cell table:style-name="ce28" table:formula="of:=IFERROR(VLOOKUP([.C265];[enemies.A:enemies.L];12;0);&quot;&quot;)" office:value-type="float" calcext:value-type="float" office:value="6">
            <text:p>6</text:p>
          </table:table-cell>
          <table:table-cell table:number-columns-repeated="1024"/>
        </table:table-row>
        <table:table-row table:style-name="ro504">
          <table:table-cell office:value-type="string" calcext:value-type="string">
            <text:p><text:span text:style-name="T944">mind weapon 6</text:span></text:p>
          </table:table-cell>
          <table:table-cell table:style-name="ce27" table:formula="of:=IFERROR(IFERROR(VLOOKUP([.A266];[items_equipment.A:items_equipment.B];2;0);VLOOKUP([.A266];[items_misc.A:items_misc.B];2;0));VLOOKUP([.A266];[items_consumable.A:items_consumable.B];2;0))" office:value-type="string" calcext:value-type="string" office:string-value="Wand">
            <text:p>Wand</text:p>
          </table:table-cell>
          <table:table-cell office:value-type="string" calcext:value-type="string">
            <text:p>red_slime</text:p>
          </table:table-cell>
          <table:table-cell table:style-name="ce27" table:formula="of:=VLOOKUP([.C266];[enemies.A:enemies.B];2;0)" office:value-type="string" calcext:value-type="string" office:string-value="Red Slime">
            <text:p>Red Slime</text:p>
          </table:table-cell>
          <table:table-cell office:value-type="float" calcext:value-type="float" office:value="0.01">
            <text:p>0.01</text:p>
          </table:table-cell>
          <table:table-cell table:style-name="ce28" table:formula="of:=IFERROR(VLOOKUP([.C266];[enemies.A:enemies.L];12;0);&quot;&quot;)" office:value-type="float" calcext:value-type="float" office:value="6">
            <text:p>6</text:p>
          </table:table-cell>
          <table:table-cell table:number-columns-repeated="1024"/>
        </table:table-row>
        <table:table-row table:style-name="ro505">
          <table:table-cell office:value-type="string" calcext:value-type="string">
            <text:p><text:span text:style-name="T945">red potion</text:span></text:p>
          </table:table-cell>
          <table:table-cell table:style-name="ce27" table:formula="of:=IFERROR(IFERROR(VLOOKUP([.A267];[items_equipment.A:items_equipment.B];2;0);VLOOKUP([.A267];[items_misc.A:items_misc.B];2;0));VLOOKUP([.A267];[items_consumable.A:items_consumable.B];2;0))" office:value-type="string" calcext:value-type="string" office:string-value="Red potion">
            <text:p>Red potion</text:p>
          </table:table-cell>
          <table:table-cell office:value-type="string" calcext:value-type="string">
            <text:p>red_slime</text:p>
          </table:table-cell>
          <table:table-cell table:style-name="ce27" table:formula="of:=VLOOKUP([.C267];[enemies.A:enemies.B];2;0)" office:value-type="string" calcext:value-type="string" office:string-value="Red Slime">
            <text:p>Red Slime</text:p>
          </table:table-cell>
          <table:table-cell office:value-type="float" calcext:value-type="float" office:value="0.01">
            <text:p>0.01</text:p>
          </table:table-cell>
          <table:table-cell table:style-name="ce28" table:formula="of:=IFERROR(VLOOKUP([.C267];[enemies.A:enemies.L];12;0);&quot;&quot;)" office:value-type="float" calcext:value-type="float" office:value="6">
            <text:p>6</text:p>
          </table:table-cell>
          <table:table-cell table:number-columns-repeated="1024"/>
        </table:table-row>
        <table:table-row table:style-name="ro506">
          <table:table-cell office:value-type="string" calcext:value-type="string">
            <text:p><text:span text:style-name="T946">soul body 6</text:span></text:p>
          </table:table-cell>
          <table:table-cell table:style-name="ce27" table:formula="of:=IFERROR(IFERROR(VLOOKUP([.A268];[items_equipment.A:items_equipment.B];2;0);VLOOKUP([.A268];[items_misc.A:items_misc.B];2;0));VLOOKUP([.A268];[items_consumable.A:items_consumable.B];2;0))" office:value-type="string" calcext:value-type="string" office:string-value="White robe">
            <text:p>White robe</text:p>
          </table:table-cell>
          <table:table-cell office:value-type="string" calcext:value-type="string">
            <text:p>red_slime</text:p>
          </table:table-cell>
          <table:table-cell table:style-name="ce27" table:formula="of:=VLOOKUP([.C268];[enemies.A:enemies.B];2;0)" office:value-type="string" calcext:value-type="string" office:string-value="Red Slime">
            <text:p>Red Slime</text:p>
          </table:table-cell>
          <table:table-cell office:value-type="float" calcext:value-type="float" office:value="0.01">
            <text:p>0.01</text:p>
          </table:table-cell>
          <table:table-cell table:style-name="ce28" table:formula="of:=IFERROR(VLOOKUP([.C268];[enemies.A:enemies.L];12;0);&quot;&quot;)" office:value-type="float" calcext:value-type="float" office:value="6">
            <text:p>6</text:p>
          </table:table-cell>
          <table:table-cell table:number-columns-repeated="1024"/>
        </table:table-row>
        <table:table-row table:style-name="ro507">
          <table:table-cell office:value-type="string" calcext:value-type="string">
            <text:p><text:span text:style-name="T947">soul head 6</text:span></text:p>
          </table:table-cell>
          <table:table-cell table:style-name="ce27" table:formula="of:=IFERROR(IFERROR(VLOOKUP([.A269];[items_equipment.A:items_equipment.B];2;0);VLOOKUP([.A269];[items_misc.A:items_misc.B];2;0));VLOOKUP([.A269];[items_consumable.A:items_consumable.B];2;0))" office:value-type="string" calcext:value-type="string" office:string-value="Circlet">
            <text:p>Circlet</text:p>
          </table:table-cell>
          <table:table-cell office:value-type="string" calcext:value-type="string">
            <text:p>red_slime</text:p>
          </table:table-cell>
          <table:table-cell table:style-name="ce27" table:formula="of:=VLOOKUP([.C269];[enemies.A:enemies.B];2;0)" office:value-type="string" calcext:value-type="string" office:string-value="Red Slime">
            <text:p>Red Slime</text:p>
          </table:table-cell>
          <table:table-cell office:value-type="float" calcext:value-type="float" office:value="0.01">
            <text:p>0.01</text:p>
          </table:table-cell>
          <table:table-cell table:style-name="ce28" table:formula="of:=IFERROR(VLOOKUP([.C269];[enemies.A:enemies.L];12;0);&quot;&quot;)" office:value-type="float" calcext:value-type="float" office:value="6">
            <text:p>6</text:p>
          </table:table-cell>
          <table:table-cell table:number-columns-repeated="1024"/>
        </table:table-row>
        <table:table-row table:style-name="ro508">
          <table:table-cell office:value-type="string" calcext:value-type="string">
            <text:p><text:span text:style-name="T948">soul trinket 6</text:span></text:p>
          </table:table-cell>
          <table:table-cell table:style-name="ce27" table:formula="of:=IFERROR(IFERROR(VLOOKUP([.A270];[items_equipment.A:items_equipment.B];2;0);VLOOKUP([.A270];[items_misc.A:items_misc.B];2;0));VLOOKUP([.A270];[items_consumable.A:items_consumable.B];2;0))" office:value-type="string" calcext:value-type="string" office:string-value="Embellished Sigil">
            <text:p>Embellished Sigil</text:p>
          </table:table-cell>
          <table:table-cell office:value-type="string" calcext:value-type="string">
            <text:p>red_slime</text:p>
          </table:table-cell>
          <table:table-cell table:style-name="ce27" table:formula="of:=VLOOKUP([.C270];[enemies.A:enemies.B];2;0)" office:value-type="string" calcext:value-type="string" office:string-value="Red Slime">
            <text:p>Red Slime</text:p>
          </table:table-cell>
          <table:table-cell office:value-type="float" calcext:value-type="float" office:value="0.01">
            <text:p>0.01</text:p>
          </table:table-cell>
          <table:table-cell table:style-name="ce28" table:formula="of:=IFERROR(VLOOKUP([.C270];[enemies.A:enemies.L];12;0);&quot;&quot;)" office:value-type="float" calcext:value-type="float" office:value="6">
            <text:p>6</text:p>
          </table:table-cell>
          <table:table-cell table:number-columns-repeated="1024"/>
        </table:table-row>
        <table:table-row table:style-name="ro509">
          <table:table-cell office:value-type="string" calcext:value-type="string">
            <text:p><text:span text:style-name="T949">soul weapon 6</text:span></text:p>
          </table:table-cell>
          <table:table-cell table:style-name="ce27" table:formula="of:=IFERROR(IFERROR(VLOOKUP([.A271];[items_equipment.A:items_equipment.B];2;0);VLOOKUP([.A271];[items_misc.A:items_misc.B];2;0));VLOOKUP([.A271];[items_consumable.A:items_consumable.B];2;0))" office:value-type="string" calcext:value-type="string" office:string-value="Clerics mace">
            <text:p>Clerics mace</text:p>
          </table:table-cell>
          <table:table-cell office:value-type="string" calcext:value-type="string">
            <text:p>red_slime</text:p>
          </table:table-cell>
          <table:table-cell table:style-name="ce27" table:formula="of:=VLOOKUP([.C271];[enemies.A:enemies.B];2;0)" office:value-type="string" calcext:value-type="string" office:string-value="Red Slime">
            <text:p>Red Slime</text:p>
          </table:table-cell>
          <table:table-cell office:value-type="float" calcext:value-type="float" office:value="0.01">
            <text:p>0.01</text:p>
          </table:table-cell>
          <table:table-cell table:style-name="ce28" table:formula="of:=IFERROR(VLOOKUP([.C271];[enemies.A:enemies.L];12;0);&quot;&quot;)" office:value-type="float" calcext:value-type="float" office:value="6">
            <text:p>6</text:p>
          </table:table-cell>
          <table:table-cell table:number-columns-repeated="1024"/>
        </table:table-row>
        <table:table-row table:style-name="ro510">
          <table:table-cell office:value-type="string" calcext:value-type="string">
            <text:p><text:span text:style-name="T950">blue potion</text:span></text:p>
          </table:table-cell>
          <table:table-cell table:style-name="ce27" table:formula="of:=IFERROR(IFERROR(VLOOKUP([.A272];[items_equipment.A:items_equipment.B];2;0);VLOOKUP([.A272];[items_misc.A:items_misc.B];2;0));VLOOKUP([.A272];[items_consumable.A:items_consumable.B];2;0))" office:value-type="string" calcext:value-type="string" office:string-value="Blue potion">
            <text:p>Blue potion</text:p>
          </table:table-cell>
          <table:table-cell office:value-type="string" calcext:value-type="string">
            <text:p>evil_eye</text:p>
          </table:table-cell>
          <table:table-cell table:style-name="ce27" table:formula="of:=VLOOKUP([.C272];[enemies.A:enemies.B];2;0)" office:value-type="string" calcext:value-type="string" office:string-value="Evil Eye">
            <text:p>Evil Eye</text:p>
          </table:table-cell>
          <table:table-cell office:value-type="float" calcext:value-type="float" office:value="0.01">
            <text:p>0.01</text:p>
          </table:table-cell>
          <table:table-cell table:style-name="ce28" table:formula="of:=IFERROR(VLOOKUP([.C272];[enemies.A:enemies.L];12;0);&quot;&quot;)" office:value-type="float" calcext:value-type="float" office:value="9">
            <text:p>9</text:p>
          </table:table-cell>
          <table:table-cell table:number-columns-repeated="1024"/>
        </table:table-row>
        <table:table-row table:style-name="ro511">
          <table:table-cell office:value-type="string" calcext:value-type="string">
            <text:p><text:span text:style-name="T951">flow body 9</text:span></text:p>
          </table:table-cell>
          <table:table-cell table:style-name="ce27" table:formula="of:=IFERROR(IFERROR(VLOOKUP([.A273];[items_equipment.A:items_equipment.B];2;0);VLOOKUP([.A273];[items_misc.A:items_misc.B];2;0));VLOOKUP([.A273];[items_consumable.A:items_consumable.B];2;0))" office:value-type="string" calcext:value-type="string" office:string-value="Rogue uniform">
            <text:p>Rogue uniform</text:p>
          </table:table-cell>
          <table:table-cell office:value-type="string" calcext:value-type="string">
            <text:p>evil_eye</text:p>
          </table:table-cell>
          <table:table-cell table:style-name="ce27" table:formula="of:=VLOOKUP([.C273];[enemies.A:enemies.B];2;0)" office:value-type="string" calcext:value-type="string" office:string-value="Evil Eye">
            <text:p>Evil Eye</text:p>
          </table:table-cell>
          <table:table-cell office:value-type="float" calcext:value-type="float" office:value="0.01">
            <text:p>0.01</text:p>
          </table:table-cell>
          <table:table-cell table:style-name="ce28" table:formula="of:=IFERROR(VLOOKUP([.C273];[enemies.A:enemies.L];12;0);&quot;&quot;)" office:value-type="float" calcext:value-type="float" office:value="9">
            <text:p>9</text:p>
          </table:table-cell>
          <table:table-cell table:number-columns-repeated="1024"/>
        </table:table-row>
        <table:table-row table:style-name="ro512">
          <table:table-cell office:value-type="string" calcext:value-type="string">
            <text:p><text:span text:style-name="T952">flow head 9</text:span></text:p>
          </table:table-cell>
          <table:table-cell table:style-name="ce27" table:formula="of:=IFERROR(IFERROR(VLOOKUP([.A274];[items_equipment.A:items_equipment.B];2;0);VLOOKUP([.A274];[items_misc.A:items_misc.B];2;0));VLOOKUP([.A274];[items_consumable.A:items_consumable.B];2;0))" office:value-type="string" calcext:value-type="string" office:string-value="Rogue hood">
            <text:p>Rogue hood</text:p>
          </table:table-cell>
          <table:table-cell office:value-type="string" calcext:value-type="string">
            <text:p>evil_eye</text:p>
          </table:table-cell>
          <table:table-cell table:style-name="ce27" table:formula="of:=VLOOKUP([.C274];[enemies.A:enemies.B];2;0)" office:value-type="string" calcext:value-type="string" office:string-value="Evil Eye">
            <text:p>Evil Eye</text:p>
          </table:table-cell>
          <table:table-cell office:value-type="float" calcext:value-type="float" office:value="0.01">
            <text:p>0.01</text:p>
          </table:table-cell>
          <table:table-cell table:style-name="ce28" table:formula="of:=IFERROR(VLOOKUP([.C274];[enemies.A:enemies.L];12;0);&quot;&quot;)" office:value-type="float" calcext:value-type="float" office:value="9">
            <text:p>9</text:p>
          </table:table-cell>
          <table:table-cell table:number-columns-repeated="1024"/>
        </table:table-row>
        <table:table-row table:style-name="ro513">
          <table:table-cell office:value-type="string" calcext:value-type="string">
            <text:p><text:span text:style-name="T953">flow trinket 9</text:span></text:p>
          </table:table-cell>
          <table:table-cell table:style-name="ce27" table:formula="of:=IFERROR(IFERROR(VLOOKUP([.A275];[items_equipment.A:items_equipment.B];2;0);VLOOKUP([.A275];[items_misc.A:items_misc.B];2;0));VLOOKUP([.A275];[items_consumable.A:items_consumable.B];2;0))" office:value-type="string" calcext:value-type="string" office:string-value="Bag of marbles">
            <text:p>Bag of marbles</text:p>
          </table:table-cell>
          <table:table-cell office:value-type="string" calcext:value-type="string">
            <text:p>evil_eye</text:p>
          </table:table-cell>
          <table:table-cell table:style-name="ce27" table:formula="of:=VLOOKUP([.C275];[enemies.A:enemies.B];2;0)" office:value-type="string" calcext:value-type="string" office:string-value="Evil Eye">
            <text:p>Evil Eye</text:p>
          </table:table-cell>
          <table:table-cell office:value-type="float" calcext:value-type="float" office:value="0.01">
            <text:p>0.01</text:p>
          </table:table-cell>
          <table:table-cell table:style-name="ce28" table:formula="of:=IFERROR(VLOOKUP([.C275];[enemies.A:enemies.L];12;0);&quot;&quot;)" office:value-type="float" calcext:value-type="float" office:value="9">
            <text:p>9</text:p>
          </table:table-cell>
          <table:table-cell table:number-columns-repeated="1024"/>
        </table:table-row>
        <table:table-row table:style-name="ro514">
          <table:table-cell office:value-type="string" calcext:value-type="string">
            <text:p><text:span text:style-name="T954">flow weapon 9</text:span></text:p>
          </table:table-cell>
          <table:table-cell table:style-name="ce27" table:formula="of:=IFERROR(IFERROR(VLOOKUP([.A276];[items_equipment.A:items_equipment.B];2;0);VLOOKUP([.A276];[items_misc.A:items_misc.B];2;0));VLOOKUP([.A276];[items_consumable.A:items_consumable.B];2;0))" office:value-type="string" calcext:value-type="string" office:string-value="Rogue knife">
            <text:p>Rogue knife</text:p>
          </table:table-cell>
          <table:table-cell office:value-type="string" calcext:value-type="string">
            <text:p>evil_eye</text:p>
          </table:table-cell>
          <table:table-cell table:style-name="ce27" table:formula="of:=VLOOKUP([.C276];[enemies.A:enemies.B];2;0)" office:value-type="string" calcext:value-type="string" office:string-value="Evil Eye">
            <text:p>Evil Eye</text:p>
          </table:table-cell>
          <table:table-cell office:value-type="float" calcext:value-type="float" office:value="0.01">
            <text:p>0.01</text:p>
          </table:table-cell>
          <table:table-cell table:style-name="ce28" table:formula="of:=IFERROR(VLOOKUP([.C276];[enemies.A:enemies.L];12;0);&quot;&quot;)" office:value-type="float" calcext:value-type="float" office:value="9">
            <text:p>9</text:p>
          </table:table-cell>
          <table:table-cell table:number-columns-repeated="1024"/>
        </table:table-row>
        <table:table-row table:style-name="ro515">
          <table:table-cell office:value-type="string" calcext:value-type="string">
            <text:p><text:span text:style-name="T955">grit body 9</text:span></text:p>
          </table:table-cell>
          <table:table-cell table:style-name="ce27" table:formula="of:=IFERROR(IFERROR(VLOOKUP([.A277];[items_equipment.A:items_equipment.B];2;0);VLOOKUP([.A277];[items_misc.A:items_misc.B];2;0));VLOOKUP([.A277];[items_consumable.A:items_consumable.B];2;0))" office:value-type="string" calcext:value-type="string" office:string-value="Steel chestplate">
            <text:p>Steel chestplate</text:p>
          </table:table-cell>
          <table:table-cell office:value-type="string" calcext:value-type="string">
            <text:p>evil_eye</text:p>
          </table:table-cell>
          <table:table-cell table:style-name="ce27" table:formula="of:=VLOOKUP([.C277];[enemies.A:enemies.B];2;0)" office:value-type="string" calcext:value-type="string" office:string-value="Evil Eye">
            <text:p>Evil Eye</text:p>
          </table:table-cell>
          <table:table-cell office:value-type="float" calcext:value-type="float" office:value="0.01">
            <text:p>0.01</text:p>
          </table:table-cell>
          <table:table-cell table:style-name="ce28" table:formula="of:=IFERROR(VLOOKUP([.C277];[enemies.A:enemies.L];12;0);&quot;&quot;)" office:value-type="float" calcext:value-type="float" office:value="9">
            <text:p>9</text:p>
          </table:table-cell>
          <table:table-cell table:number-columns-repeated="1024"/>
        </table:table-row>
        <table:table-row table:style-name="ro516">
          <table:table-cell office:value-type="string" calcext:value-type="string">
            <text:p><text:span text:style-name="T956">grit head 9</text:span></text:p>
          </table:table-cell>
          <table:table-cell table:style-name="ce27" table:formula="of:=IFERROR(IFERROR(VLOOKUP([.A278];[items_equipment.A:items_equipment.B];2;0);VLOOKUP([.A278];[items_misc.A:items_misc.B];2;0));VLOOKUP([.A278];[items_consumable.A:items_consumable.B];2;0))" office:value-type="string" calcext:value-type="string" office:string-value="Steel helmet">
            <text:p>Steel helmet</text:p>
          </table:table-cell>
          <table:table-cell office:value-type="string" calcext:value-type="string">
            <text:p>evil_eye</text:p>
          </table:table-cell>
          <table:table-cell table:style-name="ce27" table:formula="of:=VLOOKUP([.C278];[enemies.A:enemies.B];2;0)" office:value-type="string" calcext:value-type="string" office:string-value="Evil Eye">
            <text:p>Evil Eye</text:p>
          </table:table-cell>
          <table:table-cell office:value-type="float" calcext:value-type="float" office:value="0.01">
            <text:p>0.01</text:p>
          </table:table-cell>
          <table:table-cell table:style-name="ce28" table:formula="of:=IFERROR(VLOOKUP([.C278];[enemies.A:enemies.L];12;0);&quot;&quot;)" office:value-type="float" calcext:value-type="float" office:value="9">
            <text:p>9</text:p>
          </table:table-cell>
          <table:table-cell table:number-columns-repeated="1024"/>
        </table:table-row>
        <table:table-row table:style-name="ro517">
          <table:table-cell office:value-type="string" calcext:value-type="string">
            <text:p><text:span text:style-name="T957">grit trinket 9</text:span></text:p>
          </table:table-cell>
          <table:table-cell table:style-name="ce27" table:formula="of:=IFERROR(IFERROR(VLOOKUP([.A279];[items_equipment.A:items_equipment.B];2;0);VLOOKUP([.A279];[items_misc.A:items_misc.B];2;0));VLOOKUP([.A279];[items_consumable.A:items_consumable.B];2;0))" office:value-type="string" calcext:value-type="string" office:string-value="Steel Buckler">
            <text:p>Steel Buckler</text:p>
          </table:table-cell>
          <table:table-cell office:value-type="string" calcext:value-type="string">
            <text:p>evil_eye</text:p>
          </table:table-cell>
          <table:table-cell table:style-name="ce27" table:formula="of:=VLOOKUP([.C279];[enemies.A:enemies.B];2;0)" office:value-type="string" calcext:value-type="string" office:string-value="Evil Eye">
            <text:p>Evil Eye</text:p>
          </table:table-cell>
          <table:table-cell office:value-type="float" calcext:value-type="float" office:value="0.01">
            <text:p>0.01</text:p>
          </table:table-cell>
          <table:table-cell table:style-name="ce28" table:formula="of:=IFERROR(VLOOKUP([.C279];[enemies.A:enemies.L];12;0);&quot;&quot;)" office:value-type="float" calcext:value-type="float" office:value="9">
            <text:p>9</text:p>
          </table:table-cell>
          <table:table-cell table:number-columns-repeated="1024"/>
        </table:table-row>
        <table:table-row table:style-name="ro518">
          <table:table-cell office:value-type="string" calcext:value-type="string">
            <text:p><text:span text:style-name="T958">grit weapon 9</text:span></text:p>
          </table:table-cell>
          <table:table-cell table:style-name="ce27" table:formula="of:=IFERROR(IFERROR(VLOOKUP([.A280];[items_equipment.A:items_equipment.B];2;0);VLOOKUP([.A280];[items_misc.A:items_misc.B];2;0));VLOOKUP([.A280];[items_consumable.A:items_consumable.B];2;0))" office:value-type="string" calcext:value-type="string" office:string-value="Steel longsword">
            <text:p>Steel longsword</text:p>
          </table:table-cell>
          <table:table-cell office:value-type="string" calcext:value-type="string">
            <text:p>evil_eye</text:p>
          </table:table-cell>
          <table:table-cell table:style-name="ce27" table:formula="of:=VLOOKUP([.C280];[enemies.A:enemies.B];2;0)" office:value-type="string" calcext:value-type="string" office:string-value="Evil Eye">
            <text:p>Evil Eye</text:p>
          </table:table-cell>
          <table:table-cell office:value-type="float" calcext:value-type="float" office:value="0.01">
            <text:p>0.01</text:p>
          </table:table-cell>
          <table:table-cell table:style-name="ce28" table:formula="of:=IFERROR(VLOOKUP([.C280];[enemies.A:enemies.L];12;0);&quot;&quot;)" office:value-type="float" calcext:value-type="float" office:value="9">
            <text:p>9</text:p>
          </table:table-cell>
          <table:table-cell table:number-columns-repeated="1024"/>
        </table:table-row>
        <table:table-row table:style-name="ro519">
          <table:table-cell office:value-type="string" calcext:value-type="string">
            <text:p><text:span text:style-name="T959">mind body 9</text:span></text:p>
          </table:table-cell>
          <table:table-cell table:style-name="ce27" table:formula="of:=IFERROR(IFERROR(VLOOKUP([.A281];[items_equipment.A:items_equipment.B];2;0);VLOOKUP([.A281];[items_misc.A:items_misc.B];2;0));VLOOKUP([.A281];[items_consumable.A:items_consumable.B];2;0))" office:value-type="string" calcext:value-type="string" office:string-value="Mage robe">
            <text:p>Mage robe</text:p>
          </table:table-cell>
          <table:table-cell office:value-type="string" calcext:value-type="string">
            <text:p>evil_eye</text:p>
          </table:table-cell>
          <table:table-cell table:style-name="ce27" table:formula="of:=VLOOKUP([.C281];[enemies.A:enemies.B];2;0)" office:value-type="string" calcext:value-type="string" office:string-value="Evil Eye">
            <text:p>Evil Eye</text:p>
          </table:table-cell>
          <table:table-cell office:value-type="float" calcext:value-type="float" office:value="0.01">
            <text:p>0.01</text:p>
          </table:table-cell>
          <table:table-cell table:style-name="ce28" table:formula="of:=IFERROR(VLOOKUP([.C281];[enemies.A:enemies.L];12;0);&quot;&quot;)" office:value-type="float" calcext:value-type="float" office:value="9">
            <text:p>9</text:p>
          </table:table-cell>
          <table:table-cell table:number-columns-repeated="1024"/>
        </table:table-row>
        <table:table-row table:style-name="ro520">
          <table:table-cell office:value-type="string" calcext:value-type="string">
            <text:p><text:span text:style-name="T960">mind head 9</text:span></text:p>
          </table:table-cell>
          <table:table-cell table:style-name="ce27" table:formula="of:=IFERROR(IFERROR(VLOOKUP([.A282];[items_equipment.A:items_equipment.B];2;0);VLOOKUP([.A282];[items_misc.A:items_misc.B];2;0));VLOOKUP([.A282];[items_consumable.A:items_consumable.B];2;0))" office:value-type="string" calcext:value-type="string" office:string-value="Mage hat">
            <text:p>Mage hat</text:p>
          </table:table-cell>
          <table:table-cell office:value-type="string" calcext:value-type="string">
            <text:p>evil_eye</text:p>
          </table:table-cell>
          <table:table-cell table:style-name="ce27" table:formula="of:=VLOOKUP([.C282];[enemies.A:enemies.B];2;0)" office:value-type="string" calcext:value-type="string" office:string-value="Evil Eye">
            <text:p>Evil Eye</text:p>
          </table:table-cell>
          <table:table-cell office:value-type="float" calcext:value-type="float" office:value="0.01">
            <text:p>0.01</text:p>
          </table:table-cell>
          <table:table-cell table:style-name="ce28" table:formula="of:=IFERROR(VLOOKUP([.C282];[enemies.A:enemies.L];12;0);&quot;&quot;)" office:value-type="float" calcext:value-type="float" office:value="9">
            <text:p>9</text:p>
          </table:table-cell>
          <table:table-cell table:number-columns-repeated="1024"/>
        </table:table-row>
        <table:table-row table:style-name="ro521">
          <table:table-cell office:value-type="string" calcext:value-type="string">
            <text:p><text:span text:style-name="T961">mind trinket 9</text:span></text:p>
          </table:table-cell>
          <table:table-cell table:style-name="ce27" table:formula="of:=IFERROR(IFERROR(VLOOKUP([.A283];[items_equipment.A:items_equipment.B];2;0);VLOOKUP([.A283];[items_misc.A:items_misc.B];2;0));VLOOKUP([.A283];[items_consumable.A:items_consumable.B];2;0))" office:value-type="string" calcext:value-type="string" office:string-value="Ink and quill">
            <text:p>Ink and quill</text:p>
          </table:table-cell>
          <table:table-cell office:value-type="string" calcext:value-type="string">
            <text:p>evil_eye</text:p>
          </table:table-cell>
          <table:table-cell table:style-name="ce27" table:formula="of:=VLOOKUP([.C283];[enemies.A:enemies.B];2;0)" office:value-type="string" calcext:value-type="string" office:string-value="Evil Eye">
            <text:p>Evil Eye</text:p>
          </table:table-cell>
          <table:table-cell office:value-type="float" calcext:value-type="float" office:value="0.01">
            <text:p>0.01</text:p>
          </table:table-cell>
          <table:table-cell table:style-name="ce28" table:formula="of:=IFERROR(VLOOKUP([.C283];[enemies.A:enemies.L];12;0);&quot;&quot;)" office:value-type="float" calcext:value-type="float" office:value="9">
            <text:p>9</text:p>
          </table:table-cell>
          <table:table-cell table:number-columns-repeated="1024"/>
        </table:table-row>
        <table:table-row table:style-name="ro522">
          <table:table-cell office:value-type="string" calcext:value-type="string">
            <text:p><text:span text:style-name="T962">mind weapon 9</text:span></text:p>
          </table:table-cell>
          <table:table-cell table:style-name="ce27" table:formula="of:=IFERROR(IFERROR(VLOOKUP([.A284];[items_equipment.A:items_equipment.B];2;0);VLOOKUP([.A284];[items_misc.A:items_misc.B];2;0));VLOOKUP([.A284];[items_consumable.A:items_consumable.B];2;0))" office:value-type="string" calcext:value-type="string" office:string-value="Mage wand">
            <text:p>Mage wand</text:p>
          </table:table-cell>
          <table:table-cell office:value-type="string" calcext:value-type="string">
            <text:p>evil_eye</text:p>
          </table:table-cell>
          <table:table-cell table:style-name="ce27" table:formula="of:=VLOOKUP([.C284];[enemies.A:enemies.B];2;0)" office:value-type="string" calcext:value-type="string" office:string-value="Evil Eye">
            <text:p>Evil Eye</text:p>
          </table:table-cell>
          <table:table-cell office:value-type="float" calcext:value-type="float" office:value="0.01">
            <text:p>0.01</text:p>
          </table:table-cell>
          <table:table-cell table:style-name="ce28" table:formula="of:=IFERROR(VLOOKUP([.C284];[enemies.A:enemies.L];12;0);&quot;&quot;)" office:value-type="float" calcext:value-type="float" office:value="9">
            <text:p>9</text:p>
          </table:table-cell>
          <table:table-cell table:number-columns-repeated="1024"/>
        </table:table-row>
        <table:table-row table:style-name="ro523">
          <table:table-cell office:value-type="string" calcext:value-type="string">
            <text:p><text:span text:style-name="T963">red potion</text:span></text:p>
          </table:table-cell>
          <table:table-cell table:style-name="ce27" table:formula="of:=IFERROR(IFERROR(VLOOKUP([.A285];[items_equipment.A:items_equipment.B];2;0);VLOOKUP([.A285];[items_misc.A:items_misc.B];2;0));VLOOKUP([.A285];[items_consumable.A:items_consumable.B];2;0))" office:value-type="string" calcext:value-type="string" office:string-value="Red potion">
            <text:p>Red potion</text:p>
          </table:table-cell>
          <table:table-cell office:value-type="string" calcext:value-type="string">
            <text:p>evil_eye</text:p>
          </table:table-cell>
          <table:table-cell table:style-name="ce27" table:formula="of:=VLOOKUP([.C285];[enemies.A:enemies.B];2;0)" office:value-type="string" calcext:value-type="string" office:string-value="Evil Eye">
            <text:p>Evil Eye</text:p>
          </table:table-cell>
          <table:table-cell office:value-type="float" calcext:value-type="float" office:value="0.01">
            <text:p>0.01</text:p>
          </table:table-cell>
          <table:table-cell table:style-name="ce28" table:formula="of:=IFERROR(VLOOKUP([.C285];[enemies.A:enemies.L];12;0);&quot;&quot;)" office:value-type="float" calcext:value-type="float" office:value="9">
            <text:p>9</text:p>
          </table:table-cell>
          <table:table-cell table:number-columns-repeated="1024"/>
        </table:table-row>
        <table:table-row table:style-name="ro524">
          <table:table-cell office:value-type="string" calcext:value-type="string">
            <text:p><text:span text:style-name="T964">soul body 9</text:span></text:p>
          </table:table-cell>
          <table:table-cell table:style-name="ce27" table:formula="of:=IFERROR(IFERROR(VLOOKUP([.A286];[items_equipment.A:items_equipment.B];2;0);VLOOKUP([.A286];[items_misc.A:items_misc.B];2;0));VLOOKUP([.A286];[items_consumable.A:items_consumable.B];2;0))" office:value-type="string" calcext:value-type="string" office:string-value="White cloak">
            <text:p>White cloak</text:p>
          </table:table-cell>
          <table:table-cell office:value-type="string" calcext:value-type="string">
            <text:p>evil_eye</text:p>
          </table:table-cell>
          <table:table-cell table:style-name="ce27" table:formula="of:=VLOOKUP([.C286];[enemies.A:enemies.B];2;0)" office:value-type="string" calcext:value-type="string" office:string-value="Evil Eye">
            <text:p>Evil Eye</text:p>
          </table:table-cell>
          <table:table-cell office:value-type="float" calcext:value-type="float" office:value="0.01">
            <text:p>0.01</text:p>
          </table:table-cell>
          <table:table-cell table:style-name="ce28" table:formula="of:=IFERROR(VLOOKUP([.C286];[enemies.A:enemies.L];12;0);&quot;&quot;)" office:value-type="float" calcext:value-type="float" office:value="9">
            <text:p>9</text:p>
          </table:table-cell>
          <table:table-cell table:number-columns-repeated="1024"/>
        </table:table-row>
        <table:table-row table:style-name="ro525">
          <table:table-cell office:value-type="string" calcext:value-type="string">
            <text:p><text:span text:style-name="T965">soul head 9</text:span></text:p>
          </table:table-cell>
          <table:table-cell table:style-name="ce27" table:formula="of:=IFERROR(IFERROR(VLOOKUP([.A287];[items_equipment.A:items_equipment.B];2;0);VLOOKUP([.A287];[items_misc.A:items_misc.B];2;0));VLOOKUP([.A287];[items_consumable.A:items_consumable.B];2;0))" office:value-type="string" calcext:value-type="string" office:string-value="Mitre">
            <text:p>Mitre</text:p>
          </table:table-cell>
          <table:table-cell office:value-type="string" calcext:value-type="string">
            <text:p>evil_eye</text:p>
          </table:table-cell>
          <table:table-cell table:style-name="ce27" table:formula="of:=VLOOKUP([.C287];[enemies.A:enemies.B];2;0)" office:value-type="string" calcext:value-type="string" office:string-value="Evil Eye">
            <text:p>Evil Eye</text:p>
          </table:table-cell>
          <table:table-cell office:value-type="float" calcext:value-type="float" office:value="0.01">
            <text:p>0.01</text:p>
          </table:table-cell>
          <table:table-cell table:style-name="ce28" table:formula="of:=IFERROR(VLOOKUP([.C287];[enemies.A:enemies.L];12;0);&quot;&quot;)" office:value-type="float" calcext:value-type="float" office:value="9">
            <text:p>9</text:p>
          </table:table-cell>
          <table:table-cell table:number-columns-repeated="1024"/>
        </table:table-row>
        <table:table-row table:style-name="ro526">
          <table:table-cell office:value-type="string" calcext:value-type="string">
            <text:p><text:span text:style-name="T966">soul trinket 9</text:span></text:p>
          </table:table-cell>
          <table:table-cell table:style-name="ce27" table:formula="of:=IFERROR(IFERROR(VLOOKUP([.A288];[items_equipment.A:items_equipment.B];2;0);VLOOKUP([.A288];[items_misc.A:items_misc.B];2;0));VLOOKUP([.A288];[items_consumable.A:items_consumable.B];2;0))" office:value-type="string" calcext:value-type="string" office:string-value="Totem of undying">
            <text:p>Totem of undying</text:p>
          </table:table-cell>
          <table:table-cell office:value-type="string" calcext:value-type="string">
            <text:p>evil_eye</text:p>
          </table:table-cell>
          <table:table-cell table:style-name="ce27" table:formula="of:=VLOOKUP([.C288];[enemies.A:enemies.B];2;0)" office:value-type="string" calcext:value-type="string" office:string-value="Evil Eye">
            <text:p>Evil Eye</text:p>
          </table:table-cell>
          <table:table-cell office:value-type="float" calcext:value-type="float" office:value="0.01">
            <text:p>0.01</text:p>
          </table:table-cell>
          <table:table-cell table:style-name="ce28" table:formula="of:=IFERROR(VLOOKUP([.C288];[enemies.A:enemies.L];12;0);&quot;&quot;)" office:value-type="float" calcext:value-type="float" office:value="9">
            <text:p>9</text:p>
          </table:table-cell>
          <table:table-cell table:number-columns-repeated="1024"/>
        </table:table-row>
        <table:table-row table:style-name="ro527">
          <table:table-cell office:value-type="string" calcext:value-type="string">
            <text:p><text:span text:style-name="T967">soul weapon 9</text:span></text:p>
          </table:table-cell>
          <table:table-cell table:style-name="ce27" table:formula="of:=IFERROR(IFERROR(VLOOKUP([.A289];[items_equipment.A:items_equipment.B];2;0);VLOOKUP([.A289];[items_misc.A:items_misc.B];2;0));VLOOKUP([.A289];[items_consumable.A:items_consumable.B];2;0))" office:value-type="string" calcext:value-type="string" office:string-value="White scepter">
            <text:p>White scepter</text:p>
          </table:table-cell>
          <table:table-cell office:value-type="string" calcext:value-type="string">
            <text:p>evil_eye</text:p>
          </table:table-cell>
          <table:table-cell table:style-name="ce27" table:formula="of:=VLOOKUP([.C289];[enemies.A:enemies.B];2;0)" office:value-type="string" calcext:value-type="string" office:string-value="Evil Eye">
            <text:p>Evil Eye</text:p>
          </table:table-cell>
          <table:table-cell office:value-type="float" calcext:value-type="float" office:value="0.01">
            <text:p>0.01</text:p>
          </table:table-cell>
          <table:table-cell table:style-name="ce28" table:formula="of:=IFERROR(VLOOKUP([.C289];[enemies.A:enemies.L];12;0);&quot;&quot;)" office:value-type="float" calcext:value-type="float" office:value="9">
            <text:p>9</text:p>
          </table:table-cell>
          <table:table-cell table:number-columns-repeated="1024"/>
        </table:table-row>
        <table:table-row table:style-name="ro528">
          <table:table-cell office:value-type="string" calcext:value-type="string">
            <text:p><text:span text:style-name="T968">blue potion</text:span></text:p>
          </table:table-cell>
          <table:table-cell table:style-name="ce27" table:formula="of:=IFERROR(IFERROR(VLOOKUP([.A290];[items_equipment.A:items_equipment.B];2;0);VLOOKUP([.A290];[items_misc.A:items_misc.B];2;0));VLOOKUP([.A290];[items_consumable.A:items_consumable.B];2;0))" office:value-type="string" calcext:value-type="string" office:string-value="Blue potion">
            <text:p>Blue potion</text:p>
          </table:table-cell>
          <table:table-cell office:value-type="string" calcext:value-type="string">
            <text:p>horned_mushroom</text:p>
          </table:table-cell>
          <table:table-cell table:style-name="ce27" table:formula="of:=VLOOKUP([.C290];[enemies.A:enemies.B];2;0)" office:value-type="string" calcext:value-type="string" office:string-value="Horned Mushroom">
            <text:p>Horned Mushroom</text:p>
          </table:table-cell>
          <table:table-cell office:value-type="float" calcext:value-type="float" office:value="0.01">
            <text:p>0.01</text:p>
          </table:table-cell>
          <table:table-cell table:style-name="ce28" table:formula="of:=IFERROR(VLOOKUP([.C290];[enemies.A:enemies.L];12;0);&quot;&quot;)" office:value-type="float" calcext:value-type="float" office:value="9">
            <text:p>9</text:p>
          </table:table-cell>
          <table:table-cell table:number-columns-repeated="1024"/>
        </table:table-row>
        <table:table-row table:style-name="ro529">
          <table:table-cell office:value-type="string" calcext:value-type="string">
            <text:p><text:span text:style-name="T969">flow body 9</text:span></text:p>
          </table:table-cell>
          <table:table-cell table:style-name="ce27" table:formula="of:=IFERROR(IFERROR(VLOOKUP([.A291];[items_equipment.A:items_equipment.B];2;0);VLOOKUP([.A291];[items_misc.A:items_misc.B];2;0));VLOOKUP([.A291];[items_consumable.A:items_consumable.B];2;0))" office:value-type="string" calcext:value-type="string" office:string-value="Rogue uniform">
            <text:p>Rogue uniform</text:p>
          </table:table-cell>
          <table:table-cell office:value-type="string" calcext:value-type="string">
            <text:p>horned_mushroom</text:p>
          </table:table-cell>
          <table:table-cell table:style-name="ce27" table:formula="of:=VLOOKUP([.C291];[enemies.A:enemies.B];2;0)" office:value-type="string" calcext:value-type="string" office:string-value="Horned Mushroom">
            <text:p>Horned Mushroom</text:p>
          </table:table-cell>
          <table:table-cell office:value-type="float" calcext:value-type="float" office:value="0.01">
            <text:p>0.01</text:p>
          </table:table-cell>
          <table:table-cell table:style-name="ce28" table:formula="of:=IFERROR(VLOOKUP([.C291];[enemies.A:enemies.L];12;0);&quot;&quot;)" office:value-type="float" calcext:value-type="float" office:value="9">
            <text:p>9</text:p>
          </table:table-cell>
          <table:table-cell table:number-columns-repeated="1024"/>
        </table:table-row>
        <table:table-row table:style-name="ro530">
          <table:table-cell office:value-type="string" calcext:value-type="string">
            <text:p><text:span text:style-name="T970">flow head 9</text:span></text:p>
          </table:table-cell>
          <table:table-cell table:style-name="ce27" table:formula="of:=IFERROR(IFERROR(VLOOKUP([.A292];[items_equipment.A:items_equipment.B];2;0);VLOOKUP([.A292];[items_misc.A:items_misc.B];2;0));VLOOKUP([.A292];[items_consumable.A:items_consumable.B];2;0))" office:value-type="string" calcext:value-type="string" office:string-value="Rogue hood">
            <text:p>Rogue hood</text:p>
          </table:table-cell>
          <table:table-cell office:value-type="string" calcext:value-type="string">
            <text:p>horned_mushroom</text:p>
          </table:table-cell>
          <table:table-cell table:style-name="ce27" table:formula="of:=VLOOKUP([.C292];[enemies.A:enemies.B];2;0)" office:value-type="string" calcext:value-type="string" office:string-value="Horned Mushroom">
            <text:p>Horned Mushroom</text:p>
          </table:table-cell>
          <table:table-cell office:value-type="float" calcext:value-type="float" office:value="0.01">
            <text:p>0.01</text:p>
          </table:table-cell>
          <table:table-cell table:style-name="ce28" table:formula="of:=IFERROR(VLOOKUP([.C292];[enemies.A:enemies.L];12;0);&quot;&quot;)" office:value-type="float" calcext:value-type="float" office:value="9">
            <text:p>9</text:p>
          </table:table-cell>
          <table:table-cell table:number-columns-repeated="1024"/>
        </table:table-row>
        <table:table-row table:style-name="ro531">
          <table:table-cell office:value-type="string" calcext:value-type="string">
            <text:p><text:span text:style-name="T971">flow trinket 9</text:span></text:p>
          </table:table-cell>
          <table:table-cell table:style-name="ce27" table:formula="of:=IFERROR(IFERROR(VLOOKUP([.A293];[items_equipment.A:items_equipment.B];2;0);VLOOKUP([.A293];[items_misc.A:items_misc.B];2;0));VLOOKUP([.A293];[items_consumable.A:items_consumable.B];2;0))" office:value-type="string" calcext:value-type="string" office:string-value="Bag of marbles">
            <text:p>Bag of marbles</text:p>
          </table:table-cell>
          <table:table-cell office:value-type="string" calcext:value-type="string">
            <text:p>horned_mushroom</text:p>
          </table:table-cell>
          <table:table-cell table:style-name="ce27" table:formula="of:=VLOOKUP([.C293];[enemies.A:enemies.B];2;0)" office:value-type="string" calcext:value-type="string" office:string-value="Horned Mushroom">
            <text:p>Horned Mushroom</text:p>
          </table:table-cell>
          <table:table-cell office:value-type="float" calcext:value-type="float" office:value="0.01">
            <text:p>0.01</text:p>
          </table:table-cell>
          <table:table-cell table:style-name="ce28" table:formula="of:=IFERROR(VLOOKUP([.C293];[enemies.A:enemies.L];12;0);&quot;&quot;)" office:value-type="float" calcext:value-type="float" office:value="9">
            <text:p>9</text:p>
          </table:table-cell>
          <table:table-cell table:number-columns-repeated="1024"/>
        </table:table-row>
        <table:table-row table:style-name="ro532">
          <table:table-cell office:value-type="string" calcext:value-type="string">
            <text:p><text:span text:style-name="T972">flow weapon 9</text:span></text:p>
          </table:table-cell>
          <table:table-cell table:style-name="ce27" table:formula="of:=IFERROR(IFERROR(VLOOKUP([.A294];[items_equipment.A:items_equipment.B];2;0);VLOOKUP([.A294];[items_misc.A:items_misc.B];2;0));VLOOKUP([.A294];[items_consumable.A:items_consumable.B];2;0))" office:value-type="string" calcext:value-type="string" office:string-value="Rogue knife">
            <text:p>Rogue knife</text:p>
          </table:table-cell>
          <table:table-cell office:value-type="string" calcext:value-type="string">
            <text:p>horned_mushroom</text:p>
          </table:table-cell>
          <table:table-cell table:style-name="ce27" table:formula="of:=VLOOKUP([.C294];[enemies.A:enemies.B];2;0)" office:value-type="string" calcext:value-type="string" office:string-value="Horned Mushroom">
            <text:p>Horned Mushroom</text:p>
          </table:table-cell>
          <table:table-cell office:value-type="float" calcext:value-type="float" office:value="0.01">
            <text:p>0.01</text:p>
          </table:table-cell>
          <table:table-cell table:style-name="ce28" table:formula="of:=IFERROR(VLOOKUP([.C294];[enemies.A:enemies.L];12;0);&quot;&quot;)" office:value-type="float" calcext:value-type="float" office:value="9">
            <text:p>9</text:p>
          </table:table-cell>
          <table:table-cell table:number-columns-repeated="1024"/>
        </table:table-row>
        <table:table-row table:style-name="ro533">
          <table:table-cell office:value-type="string" calcext:value-type="string">
            <text:p><text:span text:style-name="T973">grit body 9</text:span></text:p>
          </table:table-cell>
          <table:table-cell table:style-name="ce27" table:formula="of:=IFERROR(IFERROR(VLOOKUP([.A295];[items_equipment.A:items_equipment.B];2;0);VLOOKUP([.A295];[items_misc.A:items_misc.B];2;0));VLOOKUP([.A295];[items_consumable.A:items_consumable.B];2;0))" office:value-type="string" calcext:value-type="string" office:string-value="Steel chestplate">
            <text:p>Steel chestplate</text:p>
          </table:table-cell>
          <table:table-cell office:value-type="string" calcext:value-type="string">
            <text:p>horned_mushroom</text:p>
          </table:table-cell>
          <table:table-cell table:style-name="ce27" table:formula="of:=VLOOKUP([.C295];[enemies.A:enemies.B];2;0)" office:value-type="string" calcext:value-type="string" office:string-value="Horned Mushroom">
            <text:p>Horned Mushroom</text:p>
          </table:table-cell>
          <table:table-cell office:value-type="float" calcext:value-type="float" office:value="0.01">
            <text:p>0.01</text:p>
          </table:table-cell>
          <table:table-cell table:style-name="ce28" table:formula="of:=IFERROR(VLOOKUP([.C295];[enemies.A:enemies.L];12;0);&quot;&quot;)" office:value-type="float" calcext:value-type="float" office:value="9">
            <text:p>9</text:p>
          </table:table-cell>
          <table:table-cell table:number-columns-repeated="1024"/>
        </table:table-row>
        <table:table-row table:style-name="ro534">
          <table:table-cell office:value-type="string" calcext:value-type="string">
            <text:p><text:span text:style-name="T974">grit head 9</text:span></text:p>
          </table:table-cell>
          <table:table-cell table:style-name="ce27" table:formula="of:=IFERROR(IFERROR(VLOOKUP([.A296];[items_equipment.A:items_equipment.B];2;0);VLOOKUP([.A296];[items_misc.A:items_misc.B];2;0));VLOOKUP([.A296];[items_consumable.A:items_consumable.B];2;0))" office:value-type="string" calcext:value-type="string" office:string-value="Steel helmet">
            <text:p>Steel helmet</text:p>
          </table:table-cell>
          <table:table-cell office:value-type="string" calcext:value-type="string">
            <text:p>horned_mushroom</text:p>
          </table:table-cell>
          <table:table-cell table:style-name="ce27" table:formula="of:=VLOOKUP([.C296];[enemies.A:enemies.B];2;0)" office:value-type="string" calcext:value-type="string" office:string-value="Horned Mushroom">
            <text:p>Horned Mushroom</text:p>
          </table:table-cell>
          <table:table-cell office:value-type="float" calcext:value-type="float" office:value="0.01">
            <text:p>0.01</text:p>
          </table:table-cell>
          <table:table-cell table:style-name="ce28" table:formula="of:=IFERROR(VLOOKUP([.C296];[enemies.A:enemies.L];12;0);&quot;&quot;)" office:value-type="float" calcext:value-type="float" office:value="9">
            <text:p>9</text:p>
          </table:table-cell>
          <table:table-cell table:number-columns-repeated="1024"/>
        </table:table-row>
        <table:table-row table:style-name="ro535">
          <table:table-cell office:value-type="string" calcext:value-type="string">
            <text:p><text:span text:style-name="T975">grit trinket 9</text:span></text:p>
          </table:table-cell>
          <table:table-cell table:style-name="ce27" table:formula="of:=IFERROR(IFERROR(VLOOKUP([.A297];[items_equipment.A:items_equipment.B];2;0);VLOOKUP([.A297];[items_misc.A:items_misc.B];2;0));VLOOKUP([.A297];[items_consumable.A:items_consumable.B];2;0))" office:value-type="string" calcext:value-type="string" office:string-value="Steel Buckler">
            <text:p>Steel Buckler</text:p>
          </table:table-cell>
          <table:table-cell office:value-type="string" calcext:value-type="string">
            <text:p>horned_mushroom</text:p>
          </table:table-cell>
          <table:table-cell table:style-name="ce27" table:formula="of:=VLOOKUP([.C297];[enemies.A:enemies.B];2;0)" office:value-type="string" calcext:value-type="string" office:string-value="Horned Mushroom">
            <text:p>Horned Mushroom</text:p>
          </table:table-cell>
          <table:table-cell office:value-type="float" calcext:value-type="float" office:value="0.01">
            <text:p>0.01</text:p>
          </table:table-cell>
          <table:table-cell table:style-name="ce28" table:formula="of:=IFERROR(VLOOKUP([.C297];[enemies.A:enemies.L];12;0);&quot;&quot;)" office:value-type="float" calcext:value-type="float" office:value="9">
            <text:p>9</text:p>
          </table:table-cell>
          <table:table-cell table:number-columns-repeated="1024"/>
        </table:table-row>
        <table:table-row table:style-name="ro536">
          <table:table-cell office:value-type="string" calcext:value-type="string">
            <text:p><text:span text:style-name="T976">grit weapon 9</text:span></text:p>
          </table:table-cell>
          <table:table-cell table:style-name="ce27" table:formula="of:=IFERROR(IFERROR(VLOOKUP([.A298];[items_equipment.A:items_equipment.B];2;0);VLOOKUP([.A298];[items_misc.A:items_misc.B];2;0));VLOOKUP([.A298];[items_consumable.A:items_consumable.B];2;0))" office:value-type="string" calcext:value-type="string" office:string-value="Steel longsword">
            <text:p>Steel longsword</text:p>
          </table:table-cell>
          <table:table-cell office:value-type="string" calcext:value-type="string">
            <text:p>horned_mushroom</text:p>
          </table:table-cell>
          <table:table-cell table:style-name="ce27" table:formula="of:=VLOOKUP([.C298];[enemies.A:enemies.B];2;0)" office:value-type="string" calcext:value-type="string" office:string-value="Horned Mushroom">
            <text:p>Horned Mushroom</text:p>
          </table:table-cell>
          <table:table-cell office:value-type="float" calcext:value-type="float" office:value="0.01">
            <text:p>0.01</text:p>
          </table:table-cell>
          <table:table-cell table:style-name="ce28" table:formula="of:=IFERROR(VLOOKUP([.C298];[enemies.A:enemies.L];12;0);&quot;&quot;)" office:value-type="float" calcext:value-type="float" office:value="9">
            <text:p>9</text:p>
          </table:table-cell>
          <table:table-cell table:number-columns-repeated="1024"/>
        </table:table-row>
        <table:table-row table:style-name="ro537">
          <table:table-cell office:value-type="string" calcext:value-type="string">
            <text:p><text:span text:style-name="T977">mind body 9</text:span></text:p>
          </table:table-cell>
          <table:table-cell table:style-name="ce27" table:formula="of:=IFERROR(IFERROR(VLOOKUP([.A299];[items_equipment.A:items_equipment.B];2;0);VLOOKUP([.A299];[items_misc.A:items_misc.B];2;0));VLOOKUP([.A299];[items_consumable.A:items_consumable.B];2;0))" office:value-type="string" calcext:value-type="string" office:string-value="Mage robe">
            <text:p>Mage robe</text:p>
          </table:table-cell>
          <table:table-cell office:value-type="string" calcext:value-type="string">
            <text:p>horned_mushroom</text:p>
          </table:table-cell>
          <table:table-cell table:style-name="ce27" table:formula="of:=VLOOKUP([.C299];[enemies.A:enemies.B];2;0)" office:value-type="string" calcext:value-type="string" office:string-value="Horned Mushroom">
            <text:p>Horned Mushroom</text:p>
          </table:table-cell>
          <table:table-cell office:value-type="float" calcext:value-type="float" office:value="0.01">
            <text:p>0.01</text:p>
          </table:table-cell>
          <table:table-cell table:style-name="ce28" table:formula="of:=IFERROR(VLOOKUP([.C299];[enemies.A:enemies.L];12;0);&quot;&quot;)" office:value-type="float" calcext:value-type="float" office:value="9">
            <text:p>9</text:p>
          </table:table-cell>
          <table:table-cell table:number-columns-repeated="1024"/>
        </table:table-row>
        <table:table-row table:style-name="ro538">
          <table:table-cell office:value-type="string" calcext:value-type="string">
            <text:p><text:span text:style-name="T978">mind head 9</text:span></text:p>
          </table:table-cell>
          <table:table-cell table:style-name="ce27" table:formula="of:=IFERROR(IFERROR(VLOOKUP([.A300];[items_equipment.A:items_equipment.B];2;0);VLOOKUP([.A300];[items_misc.A:items_misc.B];2;0));VLOOKUP([.A300];[items_consumable.A:items_consumable.B];2;0))" office:value-type="string" calcext:value-type="string" office:string-value="Mage hat">
            <text:p>Mage hat</text:p>
          </table:table-cell>
          <table:table-cell office:value-type="string" calcext:value-type="string">
            <text:p>horned_mushroom</text:p>
          </table:table-cell>
          <table:table-cell table:style-name="ce27" table:formula="of:=VLOOKUP([.C300];[enemies.A:enemies.B];2;0)" office:value-type="string" calcext:value-type="string" office:string-value="Horned Mushroom">
            <text:p>Horned Mushroom</text:p>
          </table:table-cell>
          <table:table-cell office:value-type="float" calcext:value-type="float" office:value="0.01">
            <text:p>0.01</text:p>
          </table:table-cell>
          <table:table-cell table:style-name="ce28" table:formula="of:=IFERROR(VLOOKUP([.C300];[enemies.A:enemies.L];12;0);&quot;&quot;)" office:value-type="float" calcext:value-type="float" office:value="9">
            <text:p>9</text:p>
          </table:table-cell>
          <table:table-cell table:number-columns-repeated="1024"/>
        </table:table-row>
        <table:table-row table:style-name="ro539">
          <table:table-cell office:value-type="string" calcext:value-type="string">
            <text:p><text:span text:style-name="T979">mind trinket 9</text:span></text:p>
          </table:table-cell>
          <table:table-cell table:style-name="ce27" table:formula="of:=IFERROR(IFERROR(VLOOKUP([.A301];[items_equipment.A:items_equipment.B];2;0);VLOOKUP([.A301];[items_misc.A:items_misc.B];2;0));VLOOKUP([.A301];[items_consumable.A:items_consumable.B];2;0))" office:value-type="string" calcext:value-type="string" office:string-value="Ink and quill">
            <text:p>Ink and quill</text:p>
          </table:table-cell>
          <table:table-cell office:value-type="string" calcext:value-type="string">
            <text:p>horned_mushroom</text:p>
          </table:table-cell>
          <table:table-cell table:style-name="ce27" table:formula="of:=VLOOKUP([.C301];[enemies.A:enemies.B];2;0)" office:value-type="string" calcext:value-type="string" office:string-value="Horned Mushroom">
            <text:p>Horned Mushroom</text:p>
          </table:table-cell>
          <table:table-cell office:value-type="float" calcext:value-type="float" office:value="0.01">
            <text:p>0.01</text:p>
          </table:table-cell>
          <table:table-cell table:style-name="ce28" table:formula="of:=IFERROR(VLOOKUP([.C301];[enemies.A:enemies.L];12;0);&quot;&quot;)" office:value-type="float" calcext:value-type="float" office:value="9">
            <text:p>9</text:p>
          </table:table-cell>
          <table:table-cell table:number-columns-repeated="1024"/>
        </table:table-row>
        <table:table-row table:style-name="ro540">
          <table:table-cell office:value-type="string" calcext:value-type="string">
            <text:p><text:span text:style-name="T980">mind weapon 9</text:span></text:p>
          </table:table-cell>
          <table:table-cell table:style-name="ce27" table:formula="of:=IFERROR(IFERROR(VLOOKUP([.A302];[items_equipment.A:items_equipment.B];2;0);VLOOKUP([.A302];[items_misc.A:items_misc.B];2;0));VLOOKUP([.A302];[items_consumable.A:items_consumable.B];2;0))" office:value-type="string" calcext:value-type="string" office:string-value="Mage wand">
            <text:p>Mage wand</text:p>
          </table:table-cell>
          <table:table-cell office:value-type="string" calcext:value-type="string">
            <text:p>horned_mushroom</text:p>
          </table:table-cell>
          <table:table-cell table:style-name="ce27" table:formula="of:=VLOOKUP([.C302];[enemies.A:enemies.B];2;0)" office:value-type="string" calcext:value-type="string" office:string-value="Horned Mushroom">
            <text:p>Horned Mushroom</text:p>
          </table:table-cell>
          <table:table-cell office:value-type="float" calcext:value-type="float" office:value="0.01">
            <text:p>0.01</text:p>
          </table:table-cell>
          <table:table-cell table:style-name="ce28" table:formula="of:=IFERROR(VLOOKUP([.C302];[enemies.A:enemies.L];12;0);&quot;&quot;)" office:value-type="float" calcext:value-type="float" office:value="9">
            <text:p>9</text:p>
          </table:table-cell>
          <table:table-cell table:number-columns-repeated="1024"/>
        </table:table-row>
        <table:table-row table:style-name="ro541">
          <table:table-cell office:value-type="string" calcext:value-type="string">
            <text:p><text:span text:style-name="T981">red potion</text:span></text:p>
          </table:table-cell>
          <table:table-cell table:style-name="ce27" table:formula="of:=IFERROR(IFERROR(VLOOKUP([.A303];[items_equipment.A:items_equipment.B];2;0);VLOOKUP([.A303];[items_misc.A:items_misc.B];2;0));VLOOKUP([.A303];[items_consumable.A:items_consumable.B];2;0))" office:value-type="string" calcext:value-type="string" office:string-value="Red potion">
            <text:p>Red potion</text:p>
          </table:table-cell>
          <table:table-cell office:value-type="string" calcext:value-type="string">
            <text:p>horned_mushroom</text:p>
          </table:table-cell>
          <table:table-cell table:style-name="ce27" table:formula="of:=VLOOKUP([.C303];[enemies.A:enemies.B];2;0)" office:value-type="string" calcext:value-type="string" office:string-value="Horned Mushroom">
            <text:p>Horned Mushroom</text:p>
          </table:table-cell>
          <table:table-cell office:value-type="float" calcext:value-type="float" office:value="0.01">
            <text:p>0.01</text:p>
          </table:table-cell>
          <table:table-cell table:style-name="ce28" table:formula="of:=IFERROR(VLOOKUP([.C303];[enemies.A:enemies.L];12;0);&quot;&quot;)" office:value-type="float" calcext:value-type="float" office:value="9">
            <text:p>9</text:p>
          </table:table-cell>
          <table:table-cell table:number-columns-repeated="1024"/>
        </table:table-row>
        <table:table-row table:style-name="ro542">
          <table:table-cell office:value-type="string" calcext:value-type="string">
            <text:p><text:span text:style-name="T982">soul body 9</text:span></text:p>
          </table:table-cell>
          <table:table-cell table:style-name="ce27" table:formula="of:=IFERROR(IFERROR(VLOOKUP([.A304];[items_equipment.A:items_equipment.B];2;0);VLOOKUP([.A304];[items_misc.A:items_misc.B];2;0));VLOOKUP([.A304];[items_consumable.A:items_consumable.B];2;0))" office:value-type="string" calcext:value-type="string" office:string-value="White cloak">
            <text:p>White cloak</text:p>
          </table:table-cell>
          <table:table-cell office:value-type="string" calcext:value-type="string">
            <text:p>horned_mushroom</text:p>
          </table:table-cell>
          <table:table-cell table:style-name="ce27" table:formula="of:=VLOOKUP([.C304];[enemies.A:enemies.B];2;0)" office:value-type="string" calcext:value-type="string" office:string-value="Horned Mushroom">
            <text:p>Horned Mushroom</text:p>
          </table:table-cell>
          <table:table-cell office:value-type="float" calcext:value-type="float" office:value="0.01">
            <text:p>0.01</text:p>
          </table:table-cell>
          <table:table-cell table:style-name="ce28" table:formula="of:=IFERROR(VLOOKUP([.C304];[enemies.A:enemies.L];12;0);&quot;&quot;)" office:value-type="float" calcext:value-type="float" office:value="9">
            <text:p>9</text:p>
          </table:table-cell>
          <table:table-cell table:number-columns-repeated="1024"/>
        </table:table-row>
        <table:table-row table:style-name="ro543">
          <table:table-cell office:value-type="string" calcext:value-type="string">
            <text:p><text:span text:style-name="T983">soul head 9</text:span></text:p>
          </table:table-cell>
          <table:table-cell table:style-name="ce27" table:formula="of:=IFERROR(IFERROR(VLOOKUP([.A305];[items_equipment.A:items_equipment.B];2;0);VLOOKUP([.A305];[items_misc.A:items_misc.B];2;0));VLOOKUP([.A305];[items_consumable.A:items_consumable.B];2;0))" office:value-type="string" calcext:value-type="string" office:string-value="Mitre">
            <text:p>Mitre</text:p>
          </table:table-cell>
          <table:table-cell office:value-type="string" calcext:value-type="string">
            <text:p>horned_mushroom</text:p>
          </table:table-cell>
          <table:table-cell table:style-name="ce27" table:formula="of:=VLOOKUP([.C305];[enemies.A:enemies.B];2;0)" office:value-type="string" calcext:value-type="string" office:string-value="Horned Mushroom">
            <text:p>Horned Mushroom</text:p>
          </table:table-cell>
          <table:table-cell office:value-type="float" calcext:value-type="float" office:value="0.01">
            <text:p>0.01</text:p>
          </table:table-cell>
          <table:table-cell table:style-name="ce28" table:formula="of:=IFERROR(VLOOKUP([.C305];[enemies.A:enemies.L];12;0);&quot;&quot;)" office:value-type="float" calcext:value-type="float" office:value="9">
            <text:p>9</text:p>
          </table:table-cell>
          <table:table-cell table:number-columns-repeated="1024"/>
        </table:table-row>
        <table:table-row table:style-name="ro544">
          <table:table-cell office:value-type="string" calcext:value-type="string">
            <text:p><text:span text:style-name="T984">soul trinket 9</text:span></text:p>
          </table:table-cell>
          <table:table-cell table:style-name="ce27" table:formula="of:=IFERROR(IFERROR(VLOOKUP([.A306];[items_equipment.A:items_equipment.B];2;0);VLOOKUP([.A306];[items_misc.A:items_misc.B];2;0));VLOOKUP([.A306];[items_consumable.A:items_consumable.B];2;0))" office:value-type="string" calcext:value-type="string" office:string-value="Totem of undying">
            <text:p>Totem of undying</text:p>
          </table:table-cell>
          <table:table-cell office:value-type="string" calcext:value-type="string">
            <text:p>horned_mushroom</text:p>
          </table:table-cell>
          <table:table-cell table:style-name="ce27" table:formula="of:=VLOOKUP([.C306];[enemies.A:enemies.B];2;0)" office:value-type="string" calcext:value-type="string" office:string-value="Horned Mushroom">
            <text:p>Horned Mushroom</text:p>
          </table:table-cell>
          <table:table-cell office:value-type="float" calcext:value-type="float" office:value="0.01">
            <text:p>0.01</text:p>
          </table:table-cell>
          <table:table-cell table:style-name="ce28" table:formula="of:=IFERROR(VLOOKUP([.C306];[enemies.A:enemies.L];12;0);&quot;&quot;)" office:value-type="float" calcext:value-type="float" office:value="9">
            <text:p>9</text:p>
          </table:table-cell>
          <table:table-cell table:number-columns-repeated="1024"/>
        </table:table-row>
        <table:table-row table:style-name="ro545">
          <table:table-cell office:value-type="string" calcext:value-type="string">
            <text:p><text:span text:style-name="T985">soul weapon 9</text:span></text:p>
          </table:table-cell>
          <table:table-cell table:style-name="ce27" table:formula="of:=IFERROR(IFERROR(VLOOKUP([.A307];[items_equipment.A:items_equipment.B];2;0);VLOOKUP([.A307];[items_misc.A:items_misc.B];2;0));VLOOKUP([.A307];[items_consumable.A:items_consumable.B];2;0))" office:value-type="string" calcext:value-type="string" office:string-value="White scepter">
            <text:p>White scepter</text:p>
          </table:table-cell>
          <table:table-cell office:value-type="string" calcext:value-type="string">
            <text:p>horned_mushroom</text:p>
          </table:table-cell>
          <table:table-cell table:style-name="ce27" table:formula="of:=VLOOKUP([.C307];[enemies.A:enemies.B];2;0)" office:value-type="string" calcext:value-type="string" office:string-value="Horned Mushroom">
            <text:p>Horned Mushroom</text:p>
          </table:table-cell>
          <table:table-cell office:value-type="float" calcext:value-type="float" office:value="0.01">
            <text:p>0.01</text:p>
          </table:table-cell>
          <table:table-cell table:style-name="ce28" table:formula="of:=IFERROR(VLOOKUP([.C307];[enemies.A:enemies.L];12;0);&quot;&quot;)" office:value-type="float" calcext:value-type="float" office:value="9">
            <text:p>9</text:p>
          </table:table-cell>
          <table:table-cell table:number-columns-repeated="1024"/>
        </table:table-row>
        <table:table-row table:style-name="ro546">
          <table:table-cell office:value-type="string" calcext:value-type="string">
            <text:p><text:span text:style-name="T986">blue potion</text:span></text:p>
          </table:table-cell>
          <table:table-cell table:style-name="ce27" table:formula="of:=IFERROR(IFERROR(VLOOKUP([.A308];[items_equipment.A:items_equipment.B];2;0);VLOOKUP([.A308];[items_misc.A:items_misc.B];2;0));VLOOKUP([.A308];[items_consumable.A:items_consumable.B];2;0))" office:value-type="string" calcext:value-type="string" office:string-value="Blue potion">
            <text:p>Blue potion</text:p>
          </table:table-cell>
          <table:table-cell office:value-type="string" calcext:value-type="string">
            <text:p>thief</text:p>
          </table:table-cell>
          <table:table-cell table:style-name="ce27" table:formula="of:=VLOOKUP([.C308];[enemies.A:enemies.B];2;0)" office:value-type="string" calcext:value-type="string" office:string-value="Thief">
            <text:p>Thief</text:p>
          </table:table-cell>
          <table:table-cell office:value-type="float" calcext:value-type="float" office:value="0.01">
            <text:p>0.01</text:p>
          </table:table-cell>
          <table:table-cell table:style-name="ce28" table:formula="of:=IFERROR(VLOOKUP([.C308];[enemies.A:enemies.L];12;0);&quot;&quot;)" office:value-type="float" calcext:value-type="float" office:value="9">
            <text:p>9</text:p>
          </table:table-cell>
          <table:table-cell table:number-columns-repeated="1024"/>
        </table:table-row>
        <table:table-row table:style-name="ro547">
          <table:table-cell office:value-type="string" calcext:value-type="string">
            <text:p><text:span text:style-name="T987">flow body 9</text:span></text:p>
          </table:table-cell>
          <table:table-cell table:style-name="ce27" table:formula="of:=IFERROR(IFERROR(VLOOKUP([.A309];[items_equipment.A:items_equipment.B];2;0);VLOOKUP([.A309];[items_misc.A:items_misc.B];2;0));VLOOKUP([.A309];[items_consumable.A:items_consumable.B];2;0))" office:value-type="string" calcext:value-type="string" office:string-value="Rogue uniform">
            <text:p>Rogue uniform</text:p>
          </table:table-cell>
          <table:table-cell office:value-type="string" calcext:value-type="string">
            <text:p>thief</text:p>
          </table:table-cell>
          <table:table-cell table:style-name="ce27" table:formula="of:=VLOOKUP([.C309];[enemies.A:enemies.B];2;0)" office:value-type="string" calcext:value-type="string" office:string-value="Thief">
            <text:p>Thief</text:p>
          </table:table-cell>
          <table:table-cell office:value-type="float" calcext:value-type="float" office:value="0.01">
            <text:p>0.01</text:p>
          </table:table-cell>
          <table:table-cell table:style-name="ce28" table:formula="of:=IFERROR(VLOOKUP([.C309];[enemies.A:enemies.L];12;0);&quot;&quot;)" office:value-type="float" calcext:value-type="float" office:value="9">
            <text:p>9</text:p>
          </table:table-cell>
          <table:table-cell table:number-columns-repeated="1024"/>
        </table:table-row>
        <table:table-row table:style-name="ro548">
          <table:table-cell office:value-type="string" calcext:value-type="string">
            <text:p><text:span text:style-name="T988">flow head 9</text:span></text:p>
          </table:table-cell>
          <table:table-cell table:style-name="ce27" table:formula="of:=IFERROR(IFERROR(VLOOKUP([.A310];[items_equipment.A:items_equipment.B];2;0);VLOOKUP([.A310];[items_misc.A:items_misc.B];2;0));VLOOKUP([.A310];[items_consumable.A:items_consumable.B];2;0))" office:value-type="string" calcext:value-type="string" office:string-value="Rogue hood">
            <text:p>Rogue hood</text:p>
          </table:table-cell>
          <table:table-cell office:value-type="string" calcext:value-type="string">
            <text:p>thief</text:p>
          </table:table-cell>
          <table:table-cell table:style-name="ce27" table:formula="of:=VLOOKUP([.C310];[enemies.A:enemies.B];2;0)" office:value-type="string" calcext:value-type="string" office:string-value="Thief">
            <text:p>Thief</text:p>
          </table:table-cell>
          <table:table-cell office:value-type="float" calcext:value-type="float" office:value="0.01">
            <text:p>0.01</text:p>
          </table:table-cell>
          <table:table-cell table:style-name="ce28" table:formula="of:=IFERROR(VLOOKUP([.C310];[enemies.A:enemies.L];12;0);&quot;&quot;)" office:value-type="float" calcext:value-type="float" office:value="9">
            <text:p>9</text:p>
          </table:table-cell>
          <table:table-cell table:number-columns-repeated="1024"/>
        </table:table-row>
        <table:table-row table:style-name="ro549">
          <table:table-cell office:value-type="string" calcext:value-type="string">
            <text:p><text:span text:style-name="T989">flow trinket 9</text:span></text:p>
          </table:table-cell>
          <table:table-cell table:style-name="ce27" table:formula="of:=IFERROR(IFERROR(VLOOKUP([.A311];[items_equipment.A:items_equipment.B];2;0);VLOOKUP([.A311];[items_misc.A:items_misc.B];2;0));VLOOKUP([.A311];[items_consumable.A:items_consumable.B];2;0))" office:value-type="string" calcext:value-type="string" office:string-value="Bag of marbles">
            <text:p>Bag of marbles</text:p>
          </table:table-cell>
          <table:table-cell office:value-type="string" calcext:value-type="string">
            <text:p>thief</text:p>
          </table:table-cell>
          <table:table-cell table:style-name="ce27" table:formula="of:=VLOOKUP([.C311];[enemies.A:enemies.B];2;0)" office:value-type="string" calcext:value-type="string" office:string-value="Thief">
            <text:p>Thief</text:p>
          </table:table-cell>
          <table:table-cell office:value-type="float" calcext:value-type="float" office:value="0.01">
            <text:p>0.01</text:p>
          </table:table-cell>
          <table:table-cell table:style-name="ce28" table:formula="of:=IFERROR(VLOOKUP([.C311];[enemies.A:enemies.L];12;0);&quot;&quot;)" office:value-type="float" calcext:value-type="float" office:value="9">
            <text:p>9</text:p>
          </table:table-cell>
          <table:table-cell table:number-columns-repeated="1024"/>
        </table:table-row>
        <table:table-row table:style-name="ro550">
          <table:table-cell office:value-type="string" calcext:value-type="string">
            <text:p><text:span text:style-name="T990">flow weapon 9</text:span></text:p>
          </table:table-cell>
          <table:table-cell table:style-name="ce27" table:formula="of:=IFERROR(IFERROR(VLOOKUP([.A312];[items_equipment.A:items_equipment.B];2;0);VLOOKUP([.A312];[items_misc.A:items_misc.B];2;0));VLOOKUP([.A312];[items_consumable.A:items_consumable.B];2;0))" office:value-type="string" calcext:value-type="string" office:string-value="Rogue knife">
            <text:p>Rogue knife</text:p>
          </table:table-cell>
          <table:table-cell office:value-type="string" calcext:value-type="string">
            <text:p>thief</text:p>
          </table:table-cell>
          <table:table-cell table:style-name="ce27" table:formula="of:=VLOOKUP([.C312];[enemies.A:enemies.B];2;0)" office:value-type="string" calcext:value-type="string" office:string-value="Thief">
            <text:p>Thief</text:p>
          </table:table-cell>
          <table:table-cell office:value-type="float" calcext:value-type="float" office:value="0.01">
            <text:p>0.01</text:p>
          </table:table-cell>
          <table:table-cell table:style-name="ce28" table:formula="of:=IFERROR(VLOOKUP([.C312];[enemies.A:enemies.L];12;0);&quot;&quot;)" office:value-type="float" calcext:value-type="float" office:value="9">
            <text:p>9</text:p>
          </table:table-cell>
          <table:table-cell table:number-columns-repeated="1024"/>
        </table:table-row>
        <table:table-row table:style-name="ro551">
          <table:table-cell office:value-type="string" calcext:value-type="string">
            <text:p><text:span text:style-name="T991">grit body 9</text:span></text:p>
          </table:table-cell>
          <table:table-cell table:style-name="ce27" table:formula="of:=IFERROR(IFERROR(VLOOKUP([.A313];[items_equipment.A:items_equipment.B];2;0);VLOOKUP([.A313];[items_misc.A:items_misc.B];2;0));VLOOKUP([.A313];[items_consumable.A:items_consumable.B];2;0))" office:value-type="string" calcext:value-type="string" office:string-value="Steel chestplate">
            <text:p>Steel chestplate</text:p>
          </table:table-cell>
          <table:table-cell office:value-type="string" calcext:value-type="string">
            <text:p>thief</text:p>
          </table:table-cell>
          <table:table-cell table:style-name="ce27" table:formula="of:=VLOOKUP([.C313];[enemies.A:enemies.B];2;0)" office:value-type="string" calcext:value-type="string" office:string-value="Thief">
            <text:p>Thief</text:p>
          </table:table-cell>
          <table:table-cell office:value-type="float" calcext:value-type="float" office:value="0.01">
            <text:p>0.01</text:p>
          </table:table-cell>
          <table:table-cell table:style-name="ce28" table:formula="of:=IFERROR(VLOOKUP([.C313];[enemies.A:enemies.L];12;0);&quot;&quot;)" office:value-type="float" calcext:value-type="float" office:value="9">
            <text:p>9</text:p>
          </table:table-cell>
          <table:table-cell table:number-columns-repeated="1024"/>
        </table:table-row>
        <table:table-row table:style-name="ro552">
          <table:table-cell office:value-type="string" calcext:value-type="string">
            <text:p><text:span text:style-name="T992">grit head 9</text:span></text:p>
          </table:table-cell>
          <table:table-cell table:style-name="ce27" table:formula="of:=IFERROR(IFERROR(VLOOKUP([.A314];[items_equipment.A:items_equipment.B];2;0);VLOOKUP([.A314];[items_misc.A:items_misc.B];2;0));VLOOKUP([.A314];[items_consumable.A:items_consumable.B];2;0))" office:value-type="string" calcext:value-type="string" office:string-value="Steel helmet">
            <text:p>Steel helmet</text:p>
          </table:table-cell>
          <table:table-cell office:value-type="string" calcext:value-type="string">
            <text:p>thief</text:p>
          </table:table-cell>
          <table:table-cell table:style-name="ce27" table:formula="of:=VLOOKUP([.C314];[enemies.A:enemies.B];2;0)" office:value-type="string" calcext:value-type="string" office:string-value="Thief">
            <text:p>Thief</text:p>
          </table:table-cell>
          <table:table-cell office:value-type="float" calcext:value-type="float" office:value="0.01">
            <text:p>0.01</text:p>
          </table:table-cell>
          <table:table-cell table:style-name="ce28" table:formula="of:=IFERROR(VLOOKUP([.C314];[enemies.A:enemies.L];12;0);&quot;&quot;)" office:value-type="float" calcext:value-type="float" office:value="9">
            <text:p>9</text:p>
          </table:table-cell>
          <table:table-cell table:number-columns-repeated="1024"/>
        </table:table-row>
        <table:table-row table:style-name="ro553">
          <table:table-cell office:value-type="string" calcext:value-type="string">
            <text:p><text:span text:style-name="T993">grit trinket 9</text:span></text:p>
          </table:table-cell>
          <table:table-cell table:style-name="ce27" table:formula="of:=IFERROR(IFERROR(VLOOKUP([.A315];[items_equipment.A:items_equipment.B];2;0);VLOOKUP([.A315];[items_misc.A:items_misc.B];2;0));VLOOKUP([.A315];[items_consumable.A:items_consumable.B];2;0))" office:value-type="string" calcext:value-type="string" office:string-value="Steel Buckler">
            <text:p>Steel Buckler</text:p>
          </table:table-cell>
          <table:table-cell office:value-type="string" calcext:value-type="string">
            <text:p>thief</text:p>
          </table:table-cell>
          <table:table-cell table:style-name="ce27" table:formula="of:=VLOOKUP([.C315];[enemies.A:enemies.B];2;0)" office:value-type="string" calcext:value-type="string" office:string-value="Thief">
            <text:p>Thief</text:p>
          </table:table-cell>
          <table:table-cell office:value-type="float" calcext:value-type="float" office:value="0.01">
            <text:p>0.01</text:p>
          </table:table-cell>
          <table:table-cell table:style-name="ce28" table:formula="of:=IFERROR(VLOOKUP([.C315];[enemies.A:enemies.L];12;0);&quot;&quot;)" office:value-type="float" calcext:value-type="float" office:value="9">
            <text:p>9</text:p>
          </table:table-cell>
          <table:table-cell table:number-columns-repeated="1024"/>
        </table:table-row>
        <table:table-row table:style-name="ro554">
          <table:table-cell office:value-type="string" calcext:value-type="string">
            <text:p><text:span text:style-name="T994">grit weapon 9</text:span></text:p>
          </table:table-cell>
          <table:table-cell table:style-name="ce27" table:formula="of:=IFERROR(IFERROR(VLOOKUP([.A316];[items_equipment.A:items_equipment.B];2;0);VLOOKUP([.A316];[items_misc.A:items_misc.B];2;0));VLOOKUP([.A316];[items_consumable.A:items_consumable.B];2;0))" office:value-type="string" calcext:value-type="string" office:string-value="Steel longsword">
            <text:p>Steel longsword</text:p>
          </table:table-cell>
          <table:table-cell office:value-type="string" calcext:value-type="string">
            <text:p>thief</text:p>
          </table:table-cell>
          <table:table-cell table:style-name="ce27" table:formula="of:=VLOOKUP([.C316];[enemies.A:enemies.B];2;0)" office:value-type="string" calcext:value-type="string" office:string-value="Thief">
            <text:p>Thief</text:p>
          </table:table-cell>
          <table:table-cell office:value-type="float" calcext:value-type="float" office:value="0.01">
            <text:p>0.01</text:p>
          </table:table-cell>
          <table:table-cell table:style-name="ce28" table:formula="of:=IFERROR(VLOOKUP([.C316];[enemies.A:enemies.L];12;0);&quot;&quot;)" office:value-type="float" calcext:value-type="float" office:value="9">
            <text:p>9</text:p>
          </table:table-cell>
          <table:table-cell table:number-columns-repeated="1024"/>
        </table:table-row>
        <table:table-row table:style-name="ro555">
          <table:table-cell office:value-type="string" calcext:value-type="string">
            <text:p><text:span text:style-name="T995">mind body 9</text:span></text:p>
          </table:table-cell>
          <table:table-cell table:style-name="ce27" table:formula="of:=IFERROR(IFERROR(VLOOKUP([.A317];[items_equipment.A:items_equipment.B];2;0);VLOOKUP([.A317];[items_misc.A:items_misc.B];2;0));VLOOKUP([.A317];[items_consumable.A:items_consumable.B];2;0))" office:value-type="string" calcext:value-type="string" office:string-value="Mage robe">
            <text:p>Mage robe</text:p>
          </table:table-cell>
          <table:table-cell office:value-type="string" calcext:value-type="string">
            <text:p>thief</text:p>
          </table:table-cell>
          <table:table-cell table:style-name="ce27" table:formula="of:=VLOOKUP([.C317];[enemies.A:enemies.B];2;0)" office:value-type="string" calcext:value-type="string" office:string-value="Thief">
            <text:p>Thief</text:p>
          </table:table-cell>
          <table:table-cell office:value-type="float" calcext:value-type="float" office:value="0.01">
            <text:p>0.01</text:p>
          </table:table-cell>
          <table:table-cell table:style-name="ce28" table:formula="of:=IFERROR(VLOOKUP([.C317];[enemies.A:enemies.L];12;0);&quot;&quot;)" office:value-type="float" calcext:value-type="float" office:value="9">
            <text:p>9</text:p>
          </table:table-cell>
          <table:table-cell table:number-columns-repeated="1024"/>
        </table:table-row>
        <table:table-row table:style-name="ro556">
          <table:table-cell office:value-type="string" calcext:value-type="string">
            <text:p><text:span text:style-name="T996">mind head 9</text:span></text:p>
          </table:table-cell>
          <table:table-cell table:style-name="ce27" table:formula="of:=IFERROR(IFERROR(VLOOKUP([.A318];[items_equipment.A:items_equipment.B];2;0);VLOOKUP([.A318];[items_misc.A:items_misc.B];2;0));VLOOKUP([.A318];[items_consumable.A:items_consumable.B];2;0))" office:value-type="string" calcext:value-type="string" office:string-value="Mage hat">
            <text:p>Mage hat</text:p>
          </table:table-cell>
          <table:table-cell office:value-type="string" calcext:value-type="string">
            <text:p>thief</text:p>
          </table:table-cell>
          <table:table-cell table:style-name="ce27" table:formula="of:=VLOOKUP([.C318];[enemies.A:enemies.B];2;0)" office:value-type="string" calcext:value-type="string" office:string-value="Thief">
            <text:p>Thief</text:p>
          </table:table-cell>
          <table:table-cell office:value-type="float" calcext:value-type="float" office:value="0.01">
            <text:p>0.01</text:p>
          </table:table-cell>
          <table:table-cell table:style-name="ce28" table:formula="of:=IFERROR(VLOOKUP([.C318];[enemies.A:enemies.L];12;0);&quot;&quot;)" office:value-type="float" calcext:value-type="float" office:value="9">
            <text:p>9</text:p>
          </table:table-cell>
          <table:table-cell table:number-columns-repeated="1024"/>
        </table:table-row>
        <table:table-row table:style-name="ro557">
          <table:table-cell office:value-type="string" calcext:value-type="string">
            <text:p><text:span text:style-name="T997">mind trinket 9</text:span></text:p>
          </table:table-cell>
          <table:table-cell table:style-name="ce27" table:formula="of:=IFERROR(IFERROR(VLOOKUP([.A319];[items_equipment.A:items_equipment.B];2;0);VLOOKUP([.A319];[items_misc.A:items_misc.B];2;0));VLOOKUP([.A319];[items_consumable.A:items_consumable.B];2;0))" office:value-type="string" calcext:value-type="string" office:string-value="Ink and quill">
            <text:p>Ink and quill</text:p>
          </table:table-cell>
          <table:table-cell office:value-type="string" calcext:value-type="string">
            <text:p>thief</text:p>
          </table:table-cell>
          <table:table-cell table:style-name="ce27" table:formula="of:=VLOOKUP([.C319];[enemies.A:enemies.B];2;0)" office:value-type="string" calcext:value-type="string" office:string-value="Thief">
            <text:p>Thief</text:p>
          </table:table-cell>
          <table:table-cell office:value-type="float" calcext:value-type="float" office:value="0.01">
            <text:p>0.01</text:p>
          </table:table-cell>
          <table:table-cell table:style-name="ce28" table:formula="of:=IFERROR(VLOOKUP([.C319];[enemies.A:enemies.L];12;0);&quot;&quot;)" office:value-type="float" calcext:value-type="float" office:value="9">
            <text:p>9</text:p>
          </table:table-cell>
          <table:table-cell table:number-columns-repeated="1024"/>
        </table:table-row>
        <table:table-row table:style-name="ro558">
          <table:table-cell office:value-type="string" calcext:value-type="string">
            <text:p><text:span text:style-name="T998">mind weapon 9</text:span></text:p>
          </table:table-cell>
          <table:table-cell table:style-name="ce27" table:formula="of:=IFERROR(IFERROR(VLOOKUP([.A320];[items_equipment.A:items_equipment.B];2;0);VLOOKUP([.A320];[items_misc.A:items_misc.B];2;0));VLOOKUP([.A320];[items_consumable.A:items_consumable.B];2;0))" office:value-type="string" calcext:value-type="string" office:string-value="Mage wand">
            <text:p>Mage wand</text:p>
          </table:table-cell>
          <table:table-cell office:value-type="string" calcext:value-type="string">
            <text:p>thief</text:p>
          </table:table-cell>
          <table:table-cell table:style-name="ce27" table:formula="of:=VLOOKUP([.C320];[enemies.A:enemies.B];2;0)" office:value-type="string" calcext:value-type="string" office:string-value="Thief">
            <text:p>Thief</text:p>
          </table:table-cell>
          <table:table-cell office:value-type="float" calcext:value-type="float" office:value="0.01">
            <text:p>0.01</text:p>
          </table:table-cell>
          <table:table-cell table:style-name="ce28" table:formula="of:=IFERROR(VLOOKUP([.C320];[enemies.A:enemies.L];12;0);&quot;&quot;)" office:value-type="float" calcext:value-type="float" office:value="9">
            <text:p>9</text:p>
          </table:table-cell>
          <table:table-cell table:number-columns-repeated="1024"/>
        </table:table-row>
        <table:table-row table:style-name="ro559">
          <table:table-cell office:value-type="string" calcext:value-type="string">
            <text:p><text:span text:style-name="T999">red potion</text:span></text:p>
          </table:table-cell>
          <table:table-cell table:style-name="ce27" table:formula="of:=IFERROR(IFERROR(VLOOKUP([.A321];[items_equipment.A:items_equipment.B];2;0);VLOOKUP([.A321];[items_misc.A:items_misc.B];2;0));VLOOKUP([.A321];[items_consumable.A:items_consumable.B];2;0))" office:value-type="string" calcext:value-type="string" office:string-value="Red potion">
            <text:p>Red potion</text:p>
          </table:table-cell>
          <table:table-cell office:value-type="string" calcext:value-type="string">
            <text:p>thief</text:p>
          </table:table-cell>
          <table:table-cell table:style-name="ce27" table:formula="of:=VLOOKUP([.C321];[enemies.A:enemies.B];2;0)" office:value-type="string" calcext:value-type="string" office:string-value="Thief">
            <text:p>Thief</text:p>
          </table:table-cell>
          <table:table-cell office:value-type="float" calcext:value-type="float" office:value="0.01">
            <text:p>0.01</text:p>
          </table:table-cell>
          <table:table-cell table:style-name="ce28" table:formula="of:=IFERROR(VLOOKUP([.C321];[enemies.A:enemies.L];12;0);&quot;&quot;)" office:value-type="float" calcext:value-type="float" office:value="9">
            <text:p>9</text:p>
          </table:table-cell>
          <table:table-cell table:number-columns-repeated="1024"/>
        </table:table-row>
        <table:table-row table:style-name="ro560">
          <table:table-cell office:value-type="string" calcext:value-type="string">
            <text:p><text:span text:style-name="T1000">soul body 9</text:span></text:p>
          </table:table-cell>
          <table:table-cell table:style-name="ce27" table:formula="of:=IFERROR(IFERROR(VLOOKUP([.A322];[items_equipment.A:items_equipment.B];2;0);VLOOKUP([.A322];[items_misc.A:items_misc.B];2;0));VLOOKUP([.A322];[items_consumable.A:items_consumable.B];2;0))" office:value-type="string" calcext:value-type="string" office:string-value="White cloak">
            <text:p>White cloak</text:p>
          </table:table-cell>
          <table:table-cell office:value-type="string" calcext:value-type="string">
            <text:p>thief</text:p>
          </table:table-cell>
          <table:table-cell table:style-name="ce27" table:formula="of:=VLOOKUP([.C322];[enemies.A:enemies.B];2;0)" office:value-type="string" calcext:value-type="string" office:string-value="Thief">
            <text:p>Thief</text:p>
          </table:table-cell>
          <table:table-cell office:value-type="float" calcext:value-type="float" office:value="0.01">
            <text:p>0.01</text:p>
          </table:table-cell>
          <table:table-cell table:style-name="ce28" table:formula="of:=IFERROR(VLOOKUP([.C322];[enemies.A:enemies.L];12;0);&quot;&quot;)" office:value-type="float" calcext:value-type="float" office:value="9">
            <text:p>9</text:p>
          </table:table-cell>
          <table:table-cell table:number-columns-repeated="1024"/>
        </table:table-row>
        <table:table-row table:style-name="ro561">
          <table:table-cell office:value-type="string" calcext:value-type="string">
            <text:p><text:span text:style-name="T1001">soul head 9</text:span></text:p>
          </table:table-cell>
          <table:table-cell table:style-name="ce27" table:formula="of:=IFERROR(IFERROR(VLOOKUP([.A323];[items_equipment.A:items_equipment.B];2;0);VLOOKUP([.A323];[items_misc.A:items_misc.B];2;0));VLOOKUP([.A323];[items_consumable.A:items_consumable.B];2;0))" office:value-type="string" calcext:value-type="string" office:string-value="Mitre">
            <text:p>Mitre</text:p>
          </table:table-cell>
          <table:table-cell office:value-type="string" calcext:value-type="string">
            <text:p>thief</text:p>
          </table:table-cell>
          <table:table-cell table:style-name="ce27" table:formula="of:=VLOOKUP([.C323];[enemies.A:enemies.B];2;0)" office:value-type="string" calcext:value-type="string" office:string-value="Thief">
            <text:p>Thief</text:p>
          </table:table-cell>
          <table:table-cell office:value-type="float" calcext:value-type="float" office:value="0.01">
            <text:p>0.01</text:p>
          </table:table-cell>
          <table:table-cell table:style-name="ce28" table:formula="of:=IFERROR(VLOOKUP([.C323];[enemies.A:enemies.L];12;0);&quot;&quot;)" office:value-type="float" calcext:value-type="float" office:value="9">
            <text:p>9</text:p>
          </table:table-cell>
          <table:table-cell table:number-columns-repeated="1024"/>
        </table:table-row>
        <table:table-row table:style-name="ro562">
          <table:table-cell office:value-type="string" calcext:value-type="string">
            <text:p><text:span text:style-name="T1002">soul trinket 9</text:span></text:p>
          </table:table-cell>
          <table:table-cell table:style-name="ce27" table:formula="of:=IFERROR(IFERROR(VLOOKUP([.A324];[items_equipment.A:items_equipment.B];2;0);VLOOKUP([.A324];[items_misc.A:items_misc.B];2;0));VLOOKUP([.A324];[items_consumable.A:items_consumable.B];2;0))" office:value-type="string" calcext:value-type="string" office:string-value="Totem of undying">
            <text:p>Totem of undying</text:p>
          </table:table-cell>
          <table:table-cell office:value-type="string" calcext:value-type="string">
            <text:p>thief</text:p>
          </table:table-cell>
          <table:table-cell table:style-name="ce27" table:formula="of:=VLOOKUP([.C324];[enemies.A:enemies.B];2;0)" office:value-type="string" calcext:value-type="string" office:string-value="Thief">
            <text:p>Thief</text:p>
          </table:table-cell>
          <table:table-cell office:value-type="float" calcext:value-type="float" office:value="0.01">
            <text:p>0.01</text:p>
          </table:table-cell>
          <table:table-cell table:style-name="ce28" table:formula="of:=IFERROR(VLOOKUP([.C324];[enemies.A:enemies.L];12;0);&quot;&quot;)" office:value-type="float" calcext:value-type="float" office:value="9">
            <text:p>9</text:p>
          </table:table-cell>
          <table:table-cell table:number-columns-repeated="1024"/>
        </table:table-row>
        <table:table-row table:style-name="ro563">
          <table:table-cell office:value-type="string" calcext:value-type="string">
            <text:p><text:span text:style-name="T1003">soul weapon 9</text:span></text:p>
          </table:table-cell>
          <table:table-cell table:style-name="ce27" table:formula="of:=IFERROR(IFERROR(VLOOKUP([.A325];[items_equipment.A:items_equipment.B];2;0);VLOOKUP([.A325];[items_misc.A:items_misc.B];2;0));VLOOKUP([.A325];[items_consumable.A:items_consumable.B];2;0))" office:value-type="string" calcext:value-type="string" office:string-value="White scepter">
            <text:p>White scepter</text:p>
          </table:table-cell>
          <table:table-cell office:value-type="string" calcext:value-type="string">
            <text:p>thief</text:p>
          </table:table-cell>
          <table:table-cell table:style-name="ce27" table:formula="of:=VLOOKUP([.C325];[enemies.A:enemies.B];2;0)" office:value-type="string" calcext:value-type="string" office:string-value="Thief">
            <text:p>Thief</text:p>
          </table:table-cell>
          <table:table-cell office:value-type="float" calcext:value-type="float" office:value="0.01">
            <text:p>0.01</text:p>
          </table:table-cell>
          <table:table-cell table:style-name="ce28" table:formula="of:=IFERROR(VLOOKUP([.C325];[enemies.A:enemies.L];12;0);&quot;&quot;)" office:value-type="float" calcext:value-type="float" office:value="9">
            <text:p>9</text:p>
          </table:table-cell>
          <table:table-cell table:number-columns-repeated="1024"/>
        </table:table-row>
        <table:table-row table:style-name="ro564">
          <table:table-cell office:value-type="string" calcext:value-type="string">
            <text:p><text:span text:style-name="T1004">blue potion</text:span></text:p>
          </table:table-cell>
          <table:table-cell table:style-name="ce27" table:formula="of:=IFERROR(IFERROR(VLOOKUP([.A326];[items_equipment.A:items_equipment.B];2;0);VLOOKUP([.A326];[items_misc.A:items_misc.B];2;0));VLOOKUP([.A326];[items_consumable.A:items_consumable.B];2;0))" office:value-type="string" calcext:value-type="string" office:string-value="Blue potion">
            <text:p>Blue potion</text:p>
          </table:table-cell>
          <table:table-cell office:value-type="string" calcext:value-type="string">
            <text:p>skeleton_1</text:p>
          </table:table-cell>
          <table:table-cell table:style-name="ce27" table:formula="of:=VLOOKUP([.C326];[enemies.A:enemies.B];2;0)" office:value-type="string" calcext:value-type="string" office:string-value="Skeleton">
            <text:p>Skeleton</text:p>
          </table:table-cell>
          <table:table-cell office:value-type="float" calcext:value-type="float" office:value="0.01">
            <text:p>0.01</text:p>
          </table:table-cell>
          <table:table-cell table:style-name="ce28" table:formula="of:=IFERROR(VLOOKUP([.C326];[enemies.A:enemies.L];12;0);&quot;&quot;)" office:value-type="float" calcext:value-type="float" office:value="9">
            <text:p>9</text:p>
          </table:table-cell>
          <table:table-cell table:number-columns-repeated="1024"/>
        </table:table-row>
        <table:table-row table:style-name="ro565">
          <table:table-cell office:value-type="string" calcext:value-type="string">
            <text:p><text:span text:style-name="T1005">flow body 9</text:span></text:p>
          </table:table-cell>
          <table:table-cell table:style-name="ce27" table:formula="of:=IFERROR(IFERROR(VLOOKUP([.A327];[items_equipment.A:items_equipment.B];2;0);VLOOKUP([.A327];[items_misc.A:items_misc.B];2;0));VLOOKUP([.A327];[items_consumable.A:items_consumable.B];2;0))" office:value-type="string" calcext:value-type="string" office:string-value="Rogue uniform">
            <text:p>Rogue uniform</text:p>
          </table:table-cell>
          <table:table-cell office:value-type="string" calcext:value-type="string">
            <text:p>skeleton_1</text:p>
          </table:table-cell>
          <table:table-cell table:style-name="ce27" table:formula="of:=VLOOKUP([.C327];[enemies.A:enemies.B];2;0)" office:value-type="string" calcext:value-type="string" office:string-value="Skeleton">
            <text:p>Skeleton</text:p>
          </table:table-cell>
          <table:table-cell office:value-type="float" calcext:value-type="float" office:value="0.01">
            <text:p>0.01</text:p>
          </table:table-cell>
          <table:table-cell table:style-name="ce28" table:formula="of:=IFERROR(VLOOKUP([.C327];[enemies.A:enemies.L];12;0);&quot;&quot;)" office:value-type="float" calcext:value-type="float" office:value="9">
            <text:p>9</text:p>
          </table:table-cell>
          <table:table-cell table:number-columns-repeated="1024"/>
        </table:table-row>
        <table:table-row table:style-name="ro566">
          <table:table-cell office:value-type="string" calcext:value-type="string">
            <text:p><text:span text:style-name="T1006">flow head 9</text:span></text:p>
          </table:table-cell>
          <table:table-cell table:style-name="ce27" table:formula="of:=IFERROR(IFERROR(VLOOKUP([.A328];[items_equipment.A:items_equipment.B];2;0);VLOOKUP([.A328];[items_misc.A:items_misc.B];2;0));VLOOKUP([.A328];[items_consumable.A:items_consumable.B];2;0))" office:value-type="string" calcext:value-type="string" office:string-value="Rogue hood">
            <text:p>Rogue hood</text:p>
          </table:table-cell>
          <table:table-cell office:value-type="string" calcext:value-type="string">
            <text:p>skeleton_1</text:p>
          </table:table-cell>
          <table:table-cell table:style-name="ce27" table:formula="of:=VLOOKUP([.C328];[enemies.A:enemies.B];2;0)" office:value-type="string" calcext:value-type="string" office:string-value="Skeleton">
            <text:p>Skeleton</text:p>
          </table:table-cell>
          <table:table-cell office:value-type="float" calcext:value-type="float" office:value="0.01">
            <text:p>0.01</text:p>
          </table:table-cell>
          <table:table-cell table:style-name="ce28" table:formula="of:=IFERROR(VLOOKUP([.C328];[enemies.A:enemies.L];12;0);&quot;&quot;)" office:value-type="float" calcext:value-type="float" office:value="9">
            <text:p>9</text:p>
          </table:table-cell>
          <table:table-cell table:number-columns-repeated="1024"/>
        </table:table-row>
        <table:table-row table:style-name="ro567">
          <table:table-cell office:value-type="string" calcext:value-type="string">
            <text:p><text:span text:style-name="T1007">flow trinket 9</text:span></text:p>
          </table:table-cell>
          <table:table-cell table:style-name="ce27" table:formula="of:=IFERROR(IFERROR(VLOOKUP([.A329];[items_equipment.A:items_equipment.B];2;0);VLOOKUP([.A329];[items_misc.A:items_misc.B];2;0));VLOOKUP([.A329];[items_consumable.A:items_consumable.B];2;0))" office:value-type="string" calcext:value-type="string" office:string-value="Bag of marbles">
            <text:p>Bag of marbles</text:p>
          </table:table-cell>
          <table:table-cell office:value-type="string" calcext:value-type="string">
            <text:p>skeleton_1</text:p>
          </table:table-cell>
          <table:table-cell table:style-name="ce27" table:formula="of:=VLOOKUP([.C329];[enemies.A:enemies.B];2;0)" office:value-type="string" calcext:value-type="string" office:string-value="Skeleton">
            <text:p>Skeleton</text:p>
          </table:table-cell>
          <table:table-cell office:value-type="float" calcext:value-type="float" office:value="0.01">
            <text:p>0.01</text:p>
          </table:table-cell>
          <table:table-cell table:style-name="ce28" table:formula="of:=IFERROR(VLOOKUP([.C329];[enemies.A:enemies.L];12;0);&quot;&quot;)" office:value-type="float" calcext:value-type="float" office:value="9">
            <text:p>9</text:p>
          </table:table-cell>
          <table:table-cell table:number-columns-repeated="1024"/>
        </table:table-row>
        <table:table-row table:style-name="ro568">
          <table:table-cell office:value-type="string" calcext:value-type="string">
            <text:p><text:span text:style-name="T1008">flow weapon 9</text:span></text:p>
          </table:table-cell>
          <table:table-cell table:style-name="ce27" table:formula="of:=IFERROR(IFERROR(VLOOKUP([.A330];[items_equipment.A:items_equipment.B];2;0);VLOOKUP([.A330];[items_misc.A:items_misc.B];2;0));VLOOKUP([.A330];[items_consumable.A:items_consumable.B];2;0))" office:value-type="string" calcext:value-type="string" office:string-value="Rogue knife">
            <text:p>Rogue knife</text:p>
          </table:table-cell>
          <table:table-cell office:value-type="string" calcext:value-type="string">
            <text:p>skeleton_1</text:p>
          </table:table-cell>
          <table:table-cell table:style-name="ce27" table:formula="of:=VLOOKUP([.C330];[enemies.A:enemies.B];2;0)" office:value-type="string" calcext:value-type="string" office:string-value="Skeleton">
            <text:p>Skeleton</text:p>
          </table:table-cell>
          <table:table-cell office:value-type="float" calcext:value-type="float" office:value="0.01">
            <text:p>0.01</text:p>
          </table:table-cell>
          <table:table-cell table:style-name="ce28" table:formula="of:=IFERROR(VLOOKUP([.C330];[enemies.A:enemies.L];12;0);&quot;&quot;)" office:value-type="float" calcext:value-type="float" office:value="9">
            <text:p>9</text:p>
          </table:table-cell>
          <table:table-cell table:number-columns-repeated="1024"/>
        </table:table-row>
        <table:table-row table:style-name="ro569">
          <table:table-cell office:value-type="string" calcext:value-type="string">
            <text:p><text:span text:style-name="T1009">grit body 9</text:span></text:p>
          </table:table-cell>
          <table:table-cell table:style-name="ce27" table:formula="of:=IFERROR(IFERROR(VLOOKUP([.A331];[items_equipment.A:items_equipment.B];2;0);VLOOKUP([.A331];[items_misc.A:items_misc.B];2;0));VLOOKUP([.A331];[items_consumable.A:items_consumable.B];2;0))" office:value-type="string" calcext:value-type="string" office:string-value="Steel chestplate">
            <text:p>Steel chestplate</text:p>
          </table:table-cell>
          <table:table-cell office:value-type="string" calcext:value-type="string">
            <text:p>skeleton_1</text:p>
          </table:table-cell>
          <table:table-cell table:style-name="ce27" table:formula="of:=VLOOKUP([.C331];[enemies.A:enemies.B];2;0)" office:value-type="string" calcext:value-type="string" office:string-value="Skeleton">
            <text:p>Skeleton</text:p>
          </table:table-cell>
          <table:table-cell office:value-type="float" calcext:value-type="float" office:value="0.01">
            <text:p>0.01</text:p>
          </table:table-cell>
          <table:table-cell table:style-name="ce28" table:formula="of:=IFERROR(VLOOKUP([.C331];[enemies.A:enemies.L];12;0);&quot;&quot;)" office:value-type="float" calcext:value-type="float" office:value="9">
            <text:p>9</text:p>
          </table:table-cell>
          <table:table-cell table:number-columns-repeated="1024"/>
        </table:table-row>
        <table:table-row table:style-name="ro570">
          <table:table-cell office:value-type="string" calcext:value-type="string">
            <text:p><text:span text:style-name="T1010">grit head 9</text:span></text:p>
          </table:table-cell>
          <table:table-cell table:style-name="ce27" table:formula="of:=IFERROR(IFERROR(VLOOKUP([.A332];[items_equipment.A:items_equipment.B];2;0);VLOOKUP([.A332];[items_misc.A:items_misc.B];2;0));VLOOKUP([.A332];[items_consumable.A:items_consumable.B];2;0))" office:value-type="string" calcext:value-type="string" office:string-value="Steel helmet">
            <text:p>Steel helmet</text:p>
          </table:table-cell>
          <table:table-cell office:value-type="string" calcext:value-type="string">
            <text:p>skeleton_1</text:p>
          </table:table-cell>
          <table:table-cell table:style-name="ce27" table:formula="of:=VLOOKUP([.C332];[enemies.A:enemies.B];2;0)" office:value-type="string" calcext:value-type="string" office:string-value="Skeleton">
            <text:p>Skeleton</text:p>
          </table:table-cell>
          <table:table-cell office:value-type="float" calcext:value-type="float" office:value="0.01">
            <text:p>0.01</text:p>
          </table:table-cell>
          <table:table-cell table:style-name="ce28" table:formula="of:=IFERROR(VLOOKUP([.C332];[enemies.A:enemies.L];12;0);&quot;&quot;)" office:value-type="float" calcext:value-type="float" office:value="9">
            <text:p>9</text:p>
          </table:table-cell>
          <table:table-cell table:number-columns-repeated="1024"/>
        </table:table-row>
        <table:table-row table:style-name="ro571">
          <table:table-cell office:value-type="string" calcext:value-type="string">
            <text:p><text:span text:style-name="T1011">grit trinket 9</text:span></text:p>
          </table:table-cell>
          <table:table-cell table:style-name="ce27" table:formula="of:=IFERROR(IFERROR(VLOOKUP([.A333];[items_equipment.A:items_equipment.B];2;0);VLOOKUP([.A333];[items_misc.A:items_misc.B];2;0));VLOOKUP([.A333];[items_consumable.A:items_consumable.B];2;0))" office:value-type="string" calcext:value-type="string" office:string-value="Steel Buckler">
            <text:p>Steel Buckler</text:p>
          </table:table-cell>
          <table:table-cell office:value-type="string" calcext:value-type="string">
            <text:p>skeleton_1</text:p>
          </table:table-cell>
          <table:table-cell table:style-name="ce27" table:formula="of:=VLOOKUP([.C333];[enemies.A:enemies.B];2;0)" office:value-type="string" calcext:value-type="string" office:string-value="Skeleton">
            <text:p>Skeleton</text:p>
          </table:table-cell>
          <table:table-cell office:value-type="float" calcext:value-type="float" office:value="0.01">
            <text:p>0.01</text:p>
          </table:table-cell>
          <table:table-cell table:style-name="ce28" table:formula="of:=IFERROR(VLOOKUP([.C333];[enemies.A:enemies.L];12;0);&quot;&quot;)" office:value-type="float" calcext:value-type="float" office:value="9">
            <text:p>9</text:p>
          </table:table-cell>
          <table:table-cell table:number-columns-repeated="1024"/>
        </table:table-row>
        <table:table-row table:style-name="ro572">
          <table:table-cell office:value-type="string" calcext:value-type="string">
            <text:p><text:span text:style-name="T1012">grit weapon 9</text:span></text:p>
          </table:table-cell>
          <table:table-cell table:style-name="ce27" table:formula="of:=IFERROR(IFERROR(VLOOKUP([.A334];[items_equipment.A:items_equipment.B];2;0);VLOOKUP([.A334];[items_misc.A:items_misc.B];2;0));VLOOKUP([.A334];[items_consumable.A:items_consumable.B];2;0))" office:value-type="string" calcext:value-type="string" office:string-value="Steel longsword">
            <text:p>Steel longsword</text:p>
          </table:table-cell>
          <table:table-cell office:value-type="string" calcext:value-type="string">
            <text:p>skeleton_1</text:p>
          </table:table-cell>
          <table:table-cell table:style-name="ce27" table:formula="of:=VLOOKUP([.C334];[enemies.A:enemies.B];2;0)" office:value-type="string" calcext:value-type="string" office:string-value="Skeleton">
            <text:p>Skeleton</text:p>
          </table:table-cell>
          <table:table-cell office:value-type="float" calcext:value-type="float" office:value="0.01">
            <text:p>0.01</text:p>
          </table:table-cell>
          <table:table-cell table:style-name="ce28" table:formula="of:=IFERROR(VLOOKUP([.C334];[enemies.A:enemies.L];12;0);&quot;&quot;)" office:value-type="float" calcext:value-type="float" office:value="9">
            <text:p>9</text:p>
          </table:table-cell>
          <table:table-cell table:number-columns-repeated="1024"/>
        </table:table-row>
        <table:table-row table:style-name="ro573">
          <table:table-cell office:value-type="string" calcext:value-type="string">
            <text:p><text:span text:style-name="T1013">mind body 9</text:span></text:p>
          </table:table-cell>
          <table:table-cell table:style-name="ce27" table:formula="of:=IFERROR(IFERROR(VLOOKUP([.A335];[items_equipment.A:items_equipment.B];2;0);VLOOKUP([.A335];[items_misc.A:items_misc.B];2;0));VLOOKUP([.A335];[items_consumable.A:items_consumable.B];2;0))" office:value-type="string" calcext:value-type="string" office:string-value="Mage robe">
            <text:p>Mage robe</text:p>
          </table:table-cell>
          <table:table-cell office:value-type="string" calcext:value-type="string">
            <text:p>skeleton_1</text:p>
          </table:table-cell>
          <table:table-cell table:style-name="ce27" table:formula="of:=VLOOKUP([.C335];[enemies.A:enemies.B];2;0)" office:value-type="string" calcext:value-type="string" office:string-value="Skeleton">
            <text:p>Skeleton</text:p>
          </table:table-cell>
          <table:table-cell office:value-type="float" calcext:value-type="float" office:value="0.01">
            <text:p>0.01</text:p>
          </table:table-cell>
          <table:table-cell table:style-name="ce28" table:formula="of:=IFERROR(VLOOKUP([.C335];[enemies.A:enemies.L];12;0);&quot;&quot;)" office:value-type="float" calcext:value-type="float" office:value="9">
            <text:p>9</text:p>
          </table:table-cell>
          <table:table-cell table:number-columns-repeated="1024"/>
        </table:table-row>
        <table:table-row table:style-name="ro574">
          <table:table-cell office:value-type="string" calcext:value-type="string">
            <text:p><text:span text:style-name="T1014">mind head 9</text:span></text:p>
          </table:table-cell>
          <table:table-cell table:style-name="ce27" table:formula="of:=IFERROR(IFERROR(VLOOKUP([.A336];[items_equipment.A:items_equipment.B];2;0);VLOOKUP([.A336];[items_misc.A:items_misc.B];2;0));VLOOKUP([.A336];[items_consumable.A:items_consumable.B];2;0))" office:value-type="string" calcext:value-type="string" office:string-value="Mage hat">
            <text:p>Mage hat</text:p>
          </table:table-cell>
          <table:table-cell office:value-type="string" calcext:value-type="string">
            <text:p>skeleton_1</text:p>
          </table:table-cell>
          <table:table-cell table:style-name="ce27" table:formula="of:=VLOOKUP([.C336];[enemies.A:enemies.B];2;0)" office:value-type="string" calcext:value-type="string" office:string-value="Skeleton">
            <text:p>Skeleton</text:p>
          </table:table-cell>
          <table:table-cell office:value-type="float" calcext:value-type="float" office:value="0.01">
            <text:p>0.01</text:p>
          </table:table-cell>
          <table:table-cell table:style-name="ce28" table:formula="of:=IFERROR(VLOOKUP([.C336];[enemies.A:enemies.L];12;0);&quot;&quot;)" office:value-type="float" calcext:value-type="float" office:value="9">
            <text:p>9</text:p>
          </table:table-cell>
          <table:table-cell table:number-columns-repeated="1024"/>
        </table:table-row>
        <table:table-row table:style-name="ro575">
          <table:table-cell office:value-type="string" calcext:value-type="string">
            <text:p><text:span text:style-name="T1015">mind trinket 9</text:span></text:p>
          </table:table-cell>
          <table:table-cell table:style-name="ce27" table:formula="of:=IFERROR(IFERROR(VLOOKUP([.A337];[items_equipment.A:items_equipment.B];2;0);VLOOKUP([.A337];[items_misc.A:items_misc.B];2;0));VLOOKUP([.A337];[items_consumable.A:items_consumable.B];2;0))" office:value-type="string" calcext:value-type="string" office:string-value="Ink and quill">
            <text:p>Ink and quill</text:p>
          </table:table-cell>
          <table:table-cell office:value-type="string" calcext:value-type="string">
            <text:p>skeleton_1</text:p>
          </table:table-cell>
          <table:table-cell table:style-name="ce27" table:formula="of:=VLOOKUP([.C337];[enemies.A:enemies.B];2;0)" office:value-type="string" calcext:value-type="string" office:string-value="Skeleton">
            <text:p>Skeleton</text:p>
          </table:table-cell>
          <table:table-cell office:value-type="float" calcext:value-type="float" office:value="0.01">
            <text:p>0.01</text:p>
          </table:table-cell>
          <table:table-cell table:style-name="ce28" table:formula="of:=IFERROR(VLOOKUP([.C337];[enemies.A:enemies.L];12;0);&quot;&quot;)" office:value-type="float" calcext:value-type="float" office:value="9">
            <text:p>9</text:p>
          </table:table-cell>
          <table:table-cell table:number-columns-repeated="1024"/>
        </table:table-row>
        <table:table-row table:style-name="ro576">
          <table:table-cell office:value-type="string" calcext:value-type="string">
            <text:p><text:span text:style-name="T1016">mind weapon 9</text:span></text:p>
          </table:table-cell>
          <table:table-cell table:style-name="ce27" table:formula="of:=IFERROR(IFERROR(VLOOKUP([.A338];[items_equipment.A:items_equipment.B];2;0);VLOOKUP([.A338];[items_misc.A:items_misc.B];2;0));VLOOKUP([.A338];[items_consumable.A:items_consumable.B];2;0))" office:value-type="string" calcext:value-type="string" office:string-value="Mage wand">
            <text:p>Mage wand</text:p>
          </table:table-cell>
          <table:table-cell office:value-type="string" calcext:value-type="string">
            <text:p>skeleton_1</text:p>
          </table:table-cell>
          <table:table-cell table:style-name="ce27" table:formula="of:=VLOOKUP([.C338];[enemies.A:enemies.B];2;0)" office:value-type="string" calcext:value-type="string" office:string-value="Skeleton">
            <text:p>Skeleton</text:p>
          </table:table-cell>
          <table:table-cell office:value-type="float" calcext:value-type="float" office:value="0.01">
            <text:p>0.01</text:p>
          </table:table-cell>
          <table:table-cell table:style-name="ce28" table:formula="of:=IFERROR(VLOOKUP([.C338];[enemies.A:enemies.L];12;0);&quot;&quot;)" office:value-type="float" calcext:value-type="float" office:value="9">
            <text:p>9</text:p>
          </table:table-cell>
          <table:table-cell table:number-columns-repeated="1024"/>
        </table:table-row>
        <table:table-row table:style-name="ro577">
          <table:table-cell office:value-type="string" calcext:value-type="string">
            <text:p><text:span text:style-name="T1017">red potion</text:span></text:p>
          </table:table-cell>
          <table:table-cell table:style-name="ce27" table:formula="of:=IFERROR(IFERROR(VLOOKUP([.A339];[items_equipment.A:items_equipment.B];2;0);VLOOKUP([.A339];[items_misc.A:items_misc.B];2;0));VLOOKUP([.A339];[items_consumable.A:items_consumable.B];2;0))" office:value-type="string" calcext:value-type="string" office:string-value="Red potion">
            <text:p>Red potion</text:p>
          </table:table-cell>
          <table:table-cell office:value-type="string" calcext:value-type="string">
            <text:p>skeleton_1</text:p>
          </table:table-cell>
          <table:table-cell table:style-name="ce27" table:formula="of:=VLOOKUP([.C339];[enemies.A:enemies.B];2;0)" office:value-type="string" calcext:value-type="string" office:string-value="Skeleton">
            <text:p>Skeleton</text:p>
          </table:table-cell>
          <table:table-cell office:value-type="float" calcext:value-type="float" office:value="0.01">
            <text:p>0.01</text:p>
          </table:table-cell>
          <table:table-cell table:style-name="ce28" table:formula="of:=IFERROR(VLOOKUP([.C339];[enemies.A:enemies.L];12;0);&quot;&quot;)" office:value-type="float" calcext:value-type="float" office:value="9">
            <text:p>9</text:p>
          </table:table-cell>
          <table:table-cell table:number-columns-repeated="1024"/>
        </table:table-row>
        <table:table-row table:style-name="ro578">
          <table:table-cell office:value-type="string" calcext:value-type="string">
            <text:p><text:span text:style-name="T1018">soul body 9</text:span></text:p>
          </table:table-cell>
          <table:table-cell table:style-name="ce27" table:formula="of:=IFERROR(IFERROR(VLOOKUP([.A340];[items_equipment.A:items_equipment.B];2;0);VLOOKUP([.A340];[items_misc.A:items_misc.B];2;0));VLOOKUP([.A340];[items_consumable.A:items_consumable.B];2;0))" office:value-type="string" calcext:value-type="string" office:string-value="White cloak">
            <text:p>White cloak</text:p>
          </table:table-cell>
          <table:table-cell office:value-type="string" calcext:value-type="string">
            <text:p>skeleton_1</text:p>
          </table:table-cell>
          <table:table-cell table:style-name="ce27" table:formula="of:=VLOOKUP([.C340];[enemies.A:enemies.B];2;0)" office:value-type="string" calcext:value-type="string" office:string-value="Skeleton">
            <text:p>Skeleton</text:p>
          </table:table-cell>
          <table:table-cell office:value-type="float" calcext:value-type="float" office:value="0.01">
            <text:p>0.01</text:p>
          </table:table-cell>
          <table:table-cell table:style-name="ce28" table:formula="of:=IFERROR(VLOOKUP([.C340];[enemies.A:enemies.L];12;0);&quot;&quot;)" office:value-type="float" calcext:value-type="float" office:value="9">
            <text:p>9</text:p>
          </table:table-cell>
          <table:table-cell table:number-columns-repeated="1024"/>
        </table:table-row>
        <table:table-row table:style-name="ro579">
          <table:table-cell office:value-type="string" calcext:value-type="string">
            <text:p><text:span text:style-name="T1019">soul head 9</text:span></text:p>
          </table:table-cell>
          <table:table-cell table:style-name="ce27" table:formula="of:=IFERROR(IFERROR(VLOOKUP([.A341];[items_equipment.A:items_equipment.B];2;0);VLOOKUP([.A341];[items_misc.A:items_misc.B];2;0));VLOOKUP([.A341];[items_consumable.A:items_consumable.B];2;0))" office:value-type="string" calcext:value-type="string" office:string-value="Mitre">
            <text:p>Mitre</text:p>
          </table:table-cell>
          <table:table-cell office:value-type="string" calcext:value-type="string">
            <text:p>skeleton_1</text:p>
          </table:table-cell>
          <table:table-cell table:style-name="ce27" table:formula="of:=VLOOKUP([.C341];[enemies.A:enemies.B];2;0)" office:value-type="string" calcext:value-type="string" office:string-value="Skeleton">
            <text:p>Skeleton</text:p>
          </table:table-cell>
          <table:table-cell office:value-type="float" calcext:value-type="float" office:value="0.01">
            <text:p>0.01</text:p>
          </table:table-cell>
          <table:table-cell table:style-name="ce28" table:formula="of:=IFERROR(VLOOKUP([.C341];[enemies.A:enemies.L];12;0);&quot;&quot;)" office:value-type="float" calcext:value-type="float" office:value="9">
            <text:p>9</text:p>
          </table:table-cell>
          <table:table-cell table:number-columns-repeated="1024"/>
        </table:table-row>
        <table:table-row table:style-name="ro580">
          <table:table-cell office:value-type="string" calcext:value-type="string">
            <text:p><text:span text:style-name="T1020">soul trinket 9</text:span></text:p>
          </table:table-cell>
          <table:table-cell table:style-name="ce27" table:formula="of:=IFERROR(IFERROR(VLOOKUP([.A342];[items_equipment.A:items_equipment.B];2;0);VLOOKUP([.A342];[items_misc.A:items_misc.B];2;0));VLOOKUP([.A342];[items_consumable.A:items_consumable.B];2;0))" office:value-type="string" calcext:value-type="string" office:string-value="Totem of undying">
            <text:p>Totem of undying</text:p>
          </table:table-cell>
          <table:table-cell office:value-type="string" calcext:value-type="string">
            <text:p>skeleton_1</text:p>
          </table:table-cell>
          <table:table-cell table:style-name="ce27" table:formula="of:=VLOOKUP([.C342];[enemies.A:enemies.B];2;0)" office:value-type="string" calcext:value-type="string" office:string-value="Skeleton">
            <text:p>Skeleton</text:p>
          </table:table-cell>
          <table:table-cell office:value-type="float" calcext:value-type="float" office:value="0.01">
            <text:p>0.01</text:p>
          </table:table-cell>
          <table:table-cell table:style-name="ce28" table:formula="of:=IFERROR(VLOOKUP([.C342];[enemies.A:enemies.L];12;0);&quot;&quot;)" office:value-type="float" calcext:value-type="float" office:value="9">
            <text:p>9</text:p>
          </table:table-cell>
          <table:table-cell table:number-columns-repeated="1024"/>
        </table:table-row>
        <table:table-row table:style-name="ro581">
          <table:table-cell office:value-type="string" calcext:value-type="string">
            <text:p><text:span text:style-name="T1021">soul weapon 9</text:span></text:p>
          </table:table-cell>
          <table:table-cell table:style-name="ce27" table:formula="of:=IFERROR(IFERROR(VLOOKUP([.A343];[items_equipment.A:items_equipment.B];2;0);VLOOKUP([.A343];[items_misc.A:items_misc.B];2;0));VLOOKUP([.A343];[items_consumable.A:items_consumable.B];2;0))" office:value-type="string" calcext:value-type="string" office:string-value="White scepter">
            <text:p>White scepter</text:p>
          </table:table-cell>
          <table:table-cell office:value-type="string" calcext:value-type="string">
            <text:p>skeleton_1</text:p>
          </table:table-cell>
          <table:table-cell table:style-name="ce27" table:formula="of:=VLOOKUP([.C343];[enemies.A:enemies.B];2;0)" office:value-type="string" calcext:value-type="string" office:string-value="Skeleton">
            <text:p>Skeleton</text:p>
          </table:table-cell>
          <table:table-cell office:value-type="float" calcext:value-type="float" office:value="0.01">
            <text:p>0.01</text:p>
          </table:table-cell>
          <table:table-cell table:style-name="ce28" table:formula="of:=IFERROR(VLOOKUP([.C343];[enemies.A:enemies.L];12;0);&quot;&quot;)" office:value-type="float" calcext:value-type="float" office:value="9">
            <text:p>9</text:p>
          </table:table-cell>
          <table:table-cell table:number-columns-repeated="1024"/>
        </table:table-row>
        <table:table-row table:style-name="ro582">
          <table:table-cell office:value-type="string" calcext:value-type="string">
            <text:p><text:span text:style-name="T1022">grit head 9 bone</text:span></text:p>
          </table:table-cell>
          <table:table-cell table:style-name="ce27" table:formula="of:=IFERROR(IFERROR(VLOOKUP([.A344];[items_equipment.A:items_equipment.B];2;0);VLOOKUP([.A344];[items_misc.A:items_misc.B];2;0));VLOOKUP([.A344];[items_consumable.A:items_consumable.B];2;0))" office:value-type="string" calcext:value-type="string" office:string-value="Skullcap">
            <text:p>Skullcap</text:p>
          </table:table-cell>
          <table:table-cell office:value-type="string" calcext:value-type="string">
            <text:p>skeleton_1</text:p>
          </table:table-cell>
          <table:table-cell table:style-name="ce27" table:formula="of:=VLOOKUP([.C344];[enemies.A:enemies.B];2;0)" office:value-type="string" calcext:value-type="string" office:string-value="Skeleton">
            <text:p>Skeleton</text:p>
          </table:table-cell>
          <table:table-cell office:value-type="float" calcext:value-type="float" office:value="0.01">
            <text:p>0.01</text:p>
          </table:table-cell>
          <table:table-cell table:style-name="ce28" table:formula="of:=IFERROR(VLOOKUP([.C344];[enemies.A:enemies.L];12;0);&quot;&quot;)" office:value-type="float" calcext:value-type="float" office:value="9">
            <text:p>9</text:p>
          </table:table-cell>
          <table:table-cell table:number-columns-repeated="1024"/>
        </table:table-row>
        <table:table-row table:style-name="ro583">
          <table:table-cell office:value-type="string" calcext:value-type="string">
            <text:p><text:span text:style-name="T1023">grit body 9 bone</text:span></text:p>
          </table:table-cell>
          <table:table-cell table:style-name="ce27" table:formula="of:=IFERROR(IFERROR(VLOOKUP([.A345];[items_equipment.A:items_equipment.B];2;0);VLOOKUP([.A345];[items_misc.A:items_misc.B];2;0));VLOOKUP([.A345];[items_consumable.A:items_consumable.B];2;0))" office:value-type="string" calcext:value-type="string" office:string-value="Bonemail">
            <text:p>Bonemail</text:p>
          </table:table-cell>
          <table:table-cell office:value-type="string" calcext:value-type="string">
            <text:p>skeleton_1</text:p>
          </table:table-cell>
          <table:table-cell table:style-name="ce27" table:formula="of:=VLOOKUP([.C345];[enemies.A:enemies.B];2;0)" office:value-type="string" calcext:value-type="string" office:string-value="Skeleton">
            <text:p>Skeleton</text:p>
          </table:table-cell>
          <table:table-cell office:value-type="float" calcext:value-type="float" office:value="0.01">
            <text:p>0.01</text:p>
          </table:table-cell>
          <table:table-cell table:style-name="ce28" table:formula="of:=IFERROR(VLOOKUP([.C345];[enemies.A:enemies.L];12;0);&quot;&quot;)" office:value-type="float" calcext:value-type="float" office:value="9">
            <text:p>9</text:p>
          </table:table-cell>
          <table:table-cell table:number-columns-repeated="1024"/>
        </table:table-row>
        <table:table-row table:style-name="ro584">
          <table:table-cell office:value-type="string" calcext:value-type="string">
            <text:p><text:span text:style-name="T1024">grit weapon 9 bone</text:span></text:p>
          </table:table-cell>
          <table:table-cell table:style-name="ce27" table:formula="of:=IFERROR(IFERROR(VLOOKUP([.A346];[items_equipment.A:items_equipment.B];2;0);VLOOKUP([.A346];[items_misc.A:items_misc.B];2;0));VLOOKUP([.A346];[items_consumable.A:items_consumable.B];2;0))" office:value-type="string" calcext:value-type="string" office:string-value="Skull flail">
            <text:p>Skull flail</text:p>
          </table:table-cell>
          <table:table-cell office:value-type="string" calcext:value-type="string">
            <text:p>skeleton_1</text:p>
          </table:table-cell>
          <table:table-cell table:style-name="ce27" table:formula="of:=VLOOKUP([.C346];[enemies.A:enemies.B];2;0)" office:value-type="string" calcext:value-type="string" office:string-value="Skeleton">
            <text:p>Skeleton</text:p>
          </table:table-cell>
          <table:table-cell office:value-type="float" calcext:value-type="float" office:value="0.01">
            <text:p>0.01</text:p>
          </table:table-cell>
          <table:table-cell table:style-name="ce28" table:formula="of:=IFERROR(VLOOKUP([.C346];[enemies.A:enemies.L];12;0);&quot;&quot;)" office:value-type="float" calcext:value-type="float" office:value="9">
            <text:p>9</text:p>
          </table:table-cell>
          <table:table-cell table:number-columns-repeated="1024"/>
        </table:table-row>
        <table:table-row table:style-name="ro585">
          <table:table-cell office:value-type="string" calcext:value-type="string">
            <text:p><text:span text:style-name="T1025">flow weapon 9 bone</text:span></text:p>
          </table:table-cell>
          <table:table-cell table:style-name="ce27" table:formula="of:=IFERROR(IFERROR(VLOOKUP([.A347];[items_equipment.A:items_equipment.B];2;0);VLOOKUP([.A347];[items_misc.A:items_misc.B];2;0));VLOOKUP([.A347];[items_consumable.A:items_consumable.B];2;0))" office:value-type="string" calcext:value-type="string" office:string-value="Bone dirk">
            <text:p>Bone dirk</text:p>
          </table:table-cell>
          <table:table-cell office:value-type="string" calcext:value-type="string">
            <text:p>skeleton_1</text:p>
          </table:table-cell>
          <table:table-cell table:style-name="ce27" table:formula="of:=VLOOKUP([.C347];[enemies.A:enemies.B];2;0)" office:value-type="string" calcext:value-type="string" office:string-value="Skeleton">
            <text:p>Skeleton</text:p>
          </table:table-cell>
          <table:table-cell office:value-type="float" calcext:value-type="float" office:value="0.01">
            <text:p>0.01</text:p>
          </table:table-cell>
          <table:table-cell table:style-name="ce28" table:formula="of:=IFERROR(VLOOKUP([.C347];[enemies.A:enemies.L];12;0);&quot;&quot;)" office:value-type="float" calcext:value-type="float" office:value="9">
            <text:p>9</text:p>
          </table:table-cell>
          <table:table-cell table:number-columns-repeated="1024"/>
        </table:table-row>
        <table:table-row table:style-name="ro586">
          <table:table-cell office:value-type="string" calcext:value-type="string">
            <text:p><text:span text:style-name="T1026">mind head 9 bone</text:span></text:p>
          </table:table-cell>
          <table:table-cell table:style-name="ce27" table:formula="of:=IFERROR(IFERROR(VLOOKUP([.A348];[items_equipment.A:items_equipment.B];2;0);VLOOKUP([.A348];[items_misc.A:items_misc.B];2;0));VLOOKUP([.A348];[items_consumable.A:items_consumable.B];2;0))" office:value-type="string" calcext:value-type="string" office:string-value="Bone headdress">
            <text:p>Bone headdress</text:p>
          </table:table-cell>
          <table:table-cell office:value-type="string" calcext:value-type="string">
            <text:p>skeleton_1</text:p>
          </table:table-cell>
          <table:table-cell table:style-name="ce27" table:formula="of:=VLOOKUP([.C348];[enemies.A:enemies.B];2;0)" office:value-type="string" calcext:value-type="string" office:string-value="Skeleton">
            <text:p>Skeleton</text:p>
          </table:table-cell>
          <table:table-cell office:value-type="float" calcext:value-type="float" office:value="0.01">
            <text:p>0.01</text:p>
          </table:table-cell>
          <table:table-cell table:style-name="ce28" table:formula="of:=IFERROR(VLOOKUP([.C348];[enemies.A:enemies.L];12;0);&quot;&quot;)" office:value-type="float" calcext:value-type="float" office:value="9">
            <text:p>9</text:p>
          </table:table-cell>
          <table:table-cell table:number-columns-repeated="1024"/>
        </table:table-row>
        <table:table-row table:style-name="ro587">
          <table:table-cell office:value-type="string" calcext:value-type="string">
            <text:p><text:span text:style-name="T1027">soul wepaon 9 bone</text:span></text:p>
          </table:table-cell>
          <table:table-cell table:style-name="ce27" table:formula="of:=IFERROR(IFERROR(VLOOKUP([.A349];[items_equipment.A:items_equipment.B];2;0);VLOOKUP([.A349];[items_misc.A:items_misc.B];2;0));VLOOKUP([.A349];[items_consumable.A:items_consumable.B];2;0))" office:value-type="string" calcext:value-type="string" office:string-value="Femur mace">
            <text:p>Femur mace</text:p>
          </table:table-cell>
          <table:table-cell office:value-type="string" calcext:value-type="string">
            <text:p>skeleton_1</text:p>
          </table:table-cell>
          <table:table-cell table:style-name="ce27" table:formula="of:=VLOOKUP([.C349];[enemies.A:enemies.B];2;0)" office:value-type="string" calcext:value-type="string" office:string-value="Skeleton">
            <text:p>Skeleton</text:p>
          </table:table-cell>
          <table:table-cell office:value-type="float" calcext:value-type="float" office:value="0.01">
            <text:p>0.01</text:p>
          </table:table-cell>
          <table:table-cell table:style-name="ce28" table:formula="of:=IFERROR(VLOOKUP([.C349];[enemies.A:enemies.L];12;0);&quot;&quot;)" office:value-type="float" calcext:value-type="float" office:value="9">
            <text:p>9</text:p>
          </table:table-cell>
          <table:table-cell table:number-columns-repeated="1024"/>
        </table:table-row>
        <table:table-row table:style-name="ro588">
          <table:table-cell office:value-type="string" calcext:value-type="string">
            <text:p><text:span text:style-name="T1028">blue potion</text:span></text:p>
          </table:table-cell>
          <table:table-cell table:style-name="ce27" table:formula="of:=IFERROR(IFERROR(VLOOKUP([.A350];[items_equipment.A:items_equipment.B];2;0);VLOOKUP([.A350];[items_misc.A:items_misc.B];2;0));VLOOKUP([.A350];[items_consumable.A:items_consumable.B];2;0))" office:value-type="string" calcext:value-type="string" office:string-value="Blue potion">
            <text:p>Blue potion</text:p>
          </table:table-cell>
          <table:table-cell office:value-type="string" calcext:value-type="string">
            <text:p>skeleton_mage</text:p>
          </table:table-cell>
          <table:table-cell table:style-name="ce27" table:formula="of:=VLOOKUP([.C350];[enemies.A:enemies.B];2;0)" office:value-type="string" calcext:value-type="string" office:string-value="Skeletal Sourcerer">
            <text:p>Skeletal Sourcerer</text:p>
          </table:table-cell>
          <table:table-cell office:value-type="float" calcext:value-type="float" office:value="0.01">
            <text:p>0.01</text:p>
          </table:table-cell>
          <table:table-cell table:style-name="ce28" table:formula="of:=IFERROR(VLOOKUP([.C350];[enemies.A:enemies.L];12;0);&quot;&quot;)" office:value-type="float" calcext:value-type="float" office:value="9">
            <text:p>9</text:p>
          </table:table-cell>
          <table:table-cell table:number-columns-repeated="1024"/>
        </table:table-row>
        <table:table-row table:style-name="ro589">
          <table:table-cell office:value-type="string" calcext:value-type="string">
            <text:p><text:span text:style-name="T1029">red potion</text:span></text:p>
          </table:table-cell>
          <table:table-cell table:style-name="ce27" table:formula="of:=IFERROR(IFERROR(VLOOKUP([.A351];[items_equipment.A:items_equipment.B];2;0);VLOOKUP([.A351];[items_misc.A:items_misc.B];2;0));VLOOKUP([.A351];[items_consumable.A:items_consumable.B];2;0))" office:value-type="string" calcext:value-type="string" office:string-value="Red potion">
            <text:p>Red potion</text:p>
          </table:table-cell>
          <table:table-cell office:value-type="string" calcext:value-type="string">
            <text:p>skeleton_mage</text:p>
          </table:table-cell>
          <table:table-cell table:style-name="ce27" table:formula="of:=VLOOKUP([.C351];[enemies.A:enemies.B];2;0)" office:value-type="string" calcext:value-type="string" office:string-value="Skeletal Sourcerer">
            <text:p>Skeletal Sourcerer</text:p>
          </table:table-cell>
          <table:table-cell office:value-type="float" calcext:value-type="float" office:value="0.01">
            <text:p>0.01</text:p>
          </table:table-cell>
          <table:table-cell table:style-name="ce28" table:formula="of:=IFERROR(VLOOKUP([.C351];[enemies.A:enemies.L];12;0);&quot;&quot;)" office:value-type="float" calcext:value-type="float" office:value="9">
            <text:p>9</text:p>
          </table:table-cell>
          <table:table-cell table:number-columns-repeated="1024"/>
        </table:table-row>
        <table:table-row table:style-name="ro590">
          <table:table-cell office:value-type="string" calcext:value-type="string">
            <text:p><text:span text:style-name="T1030">soul body 9</text:span></text:p>
          </table:table-cell>
          <table:table-cell table:style-name="ce27" table:formula="of:=IFERROR(IFERROR(VLOOKUP([.A352];[items_equipment.A:items_equipment.B];2;0);VLOOKUP([.A352];[items_misc.A:items_misc.B];2;0));VLOOKUP([.A352];[items_consumable.A:items_consumable.B];2;0))" office:value-type="string" calcext:value-type="string" office:string-value="White cloak">
            <text:p>White cloak</text:p>
          </table:table-cell>
          <table:table-cell office:value-type="string" calcext:value-type="string">
            <text:p>skeleton_mage</text:p>
          </table:table-cell>
          <table:table-cell table:style-name="ce27" table:formula="of:=VLOOKUP([.C352];[enemies.A:enemies.B];2;0)" office:value-type="string" calcext:value-type="string" office:string-value="Skeletal Sourcerer">
            <text:p>Skeletal Sourcerer</text:p>
          </table:table-cell>
          <table:table-cell office:value-type="float" calcext:value-type="float" office:value="0.01">
            <text:p>0.01</text:p>
          </table:table-cell>
          <table:table-cell table:style-name="ce28" table:formula="of:=IFERROR(VLOOKUP([.C352];[enemies.A:enemies.L];12;0);&quot;&quot;)" office:value-type="float" calcext:value-type="float" office:value="9">
            <text:p>9</text:p>
          </table:table-cell>
          <table:table-cell table:number-columns-repeated="1024"/>
        </table:table-row>
        <table:table-row table:style-name="ro591">
          <table:table-cell office:value-type="string" calcext:value-type="string">
            <text:p><text:span text:style-name="T1031">soul head 9</text:span></text:p>
          </table:table-cell>
          <table:table-cell table:style-name="ce27" table:formula="of:=IFERROR(IFERROR(VLOOKUP([.A353];[items_equipment.A:items_equipment.B];2;0);VLOOKUP([.A353];[items_misc.A:items_misc.B];2;0));VLOOKUP([.A353];[items_consumable.A:items_consumable.B];2;0))" office:value-type="string" calcext:value-type="string" office:string-value="Mitre">
            <text:p>Mitre</text:p>
          </table:table-cell>
          <table:table-cell office:value-type="string" calcext:value-type="string">
            <text:p>skeleton_mage</text:p>
          </table:table-cell>
          <table:table-cell table:style-name="ce27" table:formula="of:=VLOOKUP([.C353];[enemies.A:enemies.B];2;0)" office:value-type="string" calcext:value-type="string" office:string-value="Skeletal Sourcerer">
            <text:p>Skeletal Sourcerer</text:p>
          </table:table-cell>
          <table:table-cell office:value-type="float" calcext:value-type="float" office:value="0.01">
            <text:p>0.01</text:p>
          </table:table-cell>
          <table:table-cell table:style-name="ce28" table:formula="of:=IFERROR(VLOOKUP([.C353];[enemies.A:enemies.L];12;0);&quot;&quot;)" office:value-type="float" calcext:value-type="float" office:value="9">
            <text:p>9</text:p>
          </table:table-cell>
          <table:table-cell table:number-columns-repeated="1024"/>
        </table:table-row>
        <table:table-row table:style-name="ro592">
          <table:table-cell office:value-type="string" calcext:value-type="string">
            <text:p><text:span text:style-name="T1032">soul trinket 9</text:span></text:p>
          </table:table-cell>
          <table:table-cell table:style-name="ce27" table:formula="of:=IFERROR(IFERROR(VLOOKUP([.A354];[items_equipment.A:items_equipment.B];2;0);VLOOKUP([.A354];[items_misc.A:items_misc.B];2;0));VLOOKUP([.A354];[items_consumable.A:items_consumable.B];2;0))" office:value-type="string" calcext:value-type="string" office:string-value="Totem of undying">
            <text:p>Totem of undying</text:p>
          </table:table-cell>
          <table:table-cell office:value-type="string" calcext:value-type="string">
            <text:p>skeleton_mage</text:p>
          </table:table-cell>
          <table:table-cell table:style-name="ce27" table:formula="of:=VLOOKUP([.C354];[enemies.A:enemies.B];2;0)" office:value-type="string" calcext:value-type="string" office:string-value="Skeletal Sourcerer">
            <text:p>Skeletal Sourcerer</text:p>
          </table:table-cell>
          <table:table-cell office:value-type="float" calcext:value-type="float" office:value="0.01">
            <text:p>0.01</text:p>
          </table:table-cell>
          <table:table-cell table:style-name="ce28" table:formula="of:=IFERROR(VLOOKUP([.C354];[enemies.A:enemies.L];12;0);&quot;&quot;)" office:value-type="float" calcext:value-type="float" office:value="9">
            <text:p>9</text:p>
          </table:table-cell>
          <table:table-cell table:number-columns-repeated="1024"/>
        </table:table-row>
        <table:table-row table:style-name="ro593">
          <table:table-cell office:value-type="string" calcext:value-type="string">
            <text:p><text:span text:style-name="T1033">soul weapon 9</text:span></text:p>
          </table:table-cell>
          <table:table-cell table:style-name="ce27" table:formula="of:=IFERROR(IFERROR(VLOOKUP([.A355];[items_equipment.A:items_equipment.B];2;0);VLOOKUP([.A355];[items_misc.A:items_misc.B];2;0));VLOOKUP([.A355];[items_consumable.A:items_consumable.B];2;0))" office:value-type="string" calcext:value-type="string" office:string-value="White scepter">
            <text:p>White scepter</text:p>
          </table:table-cell>
          <table:table-cell office:value-type="string" calcext:value-type="string">
            <text:p>skeleton_mage</text:p>
          </table:table-cell>
          <table:table-cell table:style-name="ce27" table:formula="of:=VLOOKUP([.C355];[enemies.A:enemies.B];2;0)" office:value-type="string" calcext:value-type="string" office:string-value="Skeletal Sourcerer">
            <text:p>Skeletal Sourcerer</text:p>
          </table:table-cell>
          <table:table-cell office:value-type="float" calcext:value-type="float" office:value="0.01">
            <text:p>0.01</text:p>
          </table:table-cell>
          <table:table-cell table:style-name="ce28" table:formula="of:=IFERROR(VLOOKUP([.C355];[enemies.A:enemies.L];12;0);&quot;&quot;)" office:value-type="float" calcext:value-type="float" office:value="9">
            <text:p>9</text:p>
          </table:table-cell>
          <table:table-cell table:number-columns-repeated="1024"/>
        </table:table-row>
        <table:table-row table:style-name="ro594">
          <table:table-cell office:value-type="string" calcext:value-type="string">
            <text:p><text:span text:style-name="T1034">grit head 9 bone</text:span></text:p>
          </table:table-cell>
          <table:table-cell table:style-name="ce27" table:formula="of:=IFERROR(IFERROR(VLOOKUP([.A356];[items_equipment.A:items_equipment.B];2;0);VLOOKUP([.A356];[items_misc.A:items_misc.B];2;0));VLOOKUP([.A356];[items_consumable.A:items_consumable.B];2;0))" office:value-type="string" calcext:value-type="string" office:string-value="Skullcap">
            <text:p>Skullcap</text:p>
          </table:table-cell>
          <table:table-cell office:value-type="string" calcext:value-type="string">
            <text:p>skeleton_mage</text:p>
          </table:table-cell>
          <table:table-cell table:style-name="ce27" table:formula="of:=VLOOKUP([.C356];[enemies.A:enemies.B];2;0)" office:value-type="string" calcext:value-type="string" office:string-value="Skeletal Sourcerer">
            <text:p>Skeletal Sourcerer</text:p>
          </table:table-cell>
          <table:table-cell office:value-type="float" calcext:value-type="float" office:value="0.01">
            <text:p>0.01</text:p>
          </table:table-cell>
          <table:table-cell table:style-name="ce28" table:formula="of:=IFERROR(VLOOKUP([.C356];[enemies.A:enemies.L];12;0);&quot;&quot;)" office:value-type="float" calcext:value-type="float" office:value="9">
            <text:p>9</text:p>
          </table:table-cell>
          <table:table-cell table:number-columns-repeated="1024"/>
        </table:table-row>
        <table:table-row table:style-name="ro595">
          <table:table-cell office:value-type="string" calcext:value-type="string">
            <text:p><text:span text:style-name="T1035">grit body 9 bone</text:span></text:p>
          </table:table-cell>
          <table:table-cell table:style-name="ce27" table:formula="of:=IFERROR(IFERROR(VLOOKUP([.A357];[items_equipment.A:items_equipment.B];2;0);VLOOKUP([.A357];[items_misc.A:items_misc.B];2;0));VLOOKUP([.A357];[items_consumable.A:items_consumable.B];2;0))" office:value-type="string" calcext:value-type="string" office:string-value="Bonemail">
            <text:p>Bonemail</text:p>
          </table:table-cell>
          <table:table-cell office:value-type="string" calcext:value-type="string">
            <text:p>skeleton_mage</text:p>
          </table:table-cell>
          <table:table-cell table:style-name="ce27" table:formula="of:=VLOOKUP([.C357];[enemies.A:enemies.B];2;0)" office:value-type="string" calcext:value-type="string" office:string-value="Skeletal Sourcerer">
            <text:p>Skeletal Sourcerer</text:p>
          </table:table-cell>
          <table:table-cell office:value-type="float" calcext:value-type="float" office:value="0.01">
            <text:p>0.01</text:p>
          </table:table-cell>
          <table:table-cell table:style-name="ce28" table:formula="of:=IFERROR(VLOOKUP([.C357];[enemies.A:enemies.L];12;0);&quot;&quot;)" office:value-type="float" calcext:value-type="float" office:value="9">
            <text:p>9</text:p>
          </table:table-cell>
          <table:table-cell table:number-columns-repeated="1024"/>
        </table:table-row>
        <table:table-row table:style-name="ro596">
          <table:table-cell office:value-type="string" calcext:value-type="string">
            <text:p><text:span text:style-name="T1036">grit weapon 9 bone</text:span></text:p>
          </table:table-cell>
          <table:table-cell table:style-name="ce27" table:formula="of:=IFERROR(IFERROR(VLOOKUP([.A358];[items_equipment.A:items_equipment.B];2;0);VLOOKUP([.A358];[items_misc.A:items_misc.B];2;0));VLOOKUP([.A358];[items_consumable.A:items_consumable.B];2;0))" office:value-type="string" calcext:value-type="string" office:string-value="Skull flail">
            <text:p>Skull flail</text:p>
          </table:table-cell>
          <table:table-cell office:value-type="string" calcext:value-type="string">
            <text:p>skeleton_mage</text:p>
          </table:table-cell>
          <table:table-cell table:style-name="ce27" table:formula="of:=VLOOKUP([.C358];[enemies.A:enemies.B];2;0)" office:value-type="string" calcext:value-type="string" office:string-value="Skeletal Sourcerer">
            <text:p>Skeletal Sourcerer</text:p>
          </table:table-cell>
          <table:table-cell office:value-type="float" calcext:value-type="float" office:value="0.01">
            <text:p>0.01</text:p>
          </table:table-cell>
          <table:table-cell table:style-name="ce28" table:formula="of:=IFERROR(VLOOKUP([.C358];[enemies.A:enemies.L];12;0);&quot;&quot;)" office:value-type="float" calcext:value-type="float" office:value="9">
            <text:p>9</text:p>
          </table:table-cell>
          <table:table-cell table:number-columns-repeated="1024"/>
        </table:table-row>
        <table:table-row table:style-name="ro597">
          <table:table-cell office:value-type="string" calcext:value-type="string">
            <text:p><text:span text:style-name="T1037">flow weapon 9 bone</text:span></text:p>
          </table:table-cell>
          <table:table-cell table:style-name="ce27" table:formula="of:=IFERROR(IFERROR(VLOOKUP([.A359];[items_equipment.A:items_equipment.B];2;0);VLOOKUP([.A359];[items_misc.A:items_misc.B];2;0));VLOOKUP([.A359];[items_consumable.A:items_consumable.B];2;0))" office:value-type="string" calcext:value-type="string" office:string-value="Bone dirk">
            <text:p>Bone dirk</text:p>
          </table:table-cell>
          <table:table-cell office:value-type="string" calcext:value-type="string">
            <text:p>skeleton_mage</text:p>
          </table:table-cell>
          <table:table-cell table:style-name="ce27" table:formula="of:=VLOOKUP([.C359];[enemies.A:enemies.B];2;0)" office:value-type="string" calcext:value-type="string" office:string-value="Skeletal Sourcerer">
            <text:p>Skeletal Sourcerer</text:p>
          </table:table-cell>
          <table:table-cell office:value-type="float" calcext:value-type="float" office:value="0.01">
            <text:p>0.01</text:p>
          </table:table-cell>
          <table:table-cell table:style-name="ce28" table:formula="of:=IFERROR(VLOOKUP([.C359];[enemies.A:enemies.L];12;0);&quot;&quot;)" office:value-type="float" calcext:value-type="float" office:value="9">
            <text:p>9</text:p>
          </table:table-cell>
          <table:table-cell table:number-columns-repeated="1024"/>
        </table:table-row>
        <table:table-row table:style-name="ro598">
          <table:table-cell office:value-type="string" calcext:value-type="string">
            <text:p><text:span text:style-name="T1038">mind head 9 bone</text:span></text:p>
          </table:table-cell>
          <table:table-cell table:style-name="ce27" table:formula="of:=IFERROR(IFERROR(VLOOKUP([.A360];[items_equipment.A:items_equipment.B];2;0);VLOOKUP([.A360];[items_misc.A:items_misc.B];2;0));VLOOKUP([.A360];[items_consumable.A:items_consumable.B];2;0))" office:value-type="string" calcext:value-type="string" office:string-value="Bone headdress">
            <text:p>Bone headdress</text:p>
          </table:table-cell>
          <table:table-cell office:value-type="string" calcext:value-type="string">
            <text:p>skeleton_mage</text:p>
          </table:table-cell>
          <table:table-cell table:style-name="ce27" table:formula="of:=VLOOKUP([.C360];[enemies.A:enemies.B];2;0)" office:value-type="string" calcext:value-type="string" office:string-value="Skeletal Sourcerer">
            <text:p>Skeletal Sourcerer</text:p>
          </table:table-cell>
          <table:table-cell office:value-type="float" calcext:value-type="float" office:value="0.01">
            <text:p>0.01</text:p>
          </table:table-cell>
          <table:table-cell table:style-name="ce28" table:formula="of:=IFERROR(VLOOKUP([.C360];[enemies.A:enemies.L];12;0);&quot;&quot;)" office:value-type="float" calcext:value-type="float" office:value="9">
            <text:p>9</text:p>
          </table:table-cell>
          <table:table-cell table:number-columns-repeated="1024"/>
        </table:table-row>
        <table:table-row table:style-name="ro599">
          <table:table-cell office:value-type="string" calcext:value-type="string">
            <text:p><text:span text:style-name="T1039">soul wepaon 9 bone</text:span></text:p>
          </table:table-cell>
          <table:table-cell table:style-name="ce27" table:formula="of:=IFERROR(IFERROR(VLOOKUP([.A361];[items_equipment.A:items_equipment.B];2;0);VLOOKUP([.A361];[items_misc.A:items_misc.B];2;0));VLOOKUP([.A361];[items_consumable.A:items_consumable.B];2;0))" office:value-type="string" calcext:value-type="string" office:string-value="Femur mace">
            <text:p>Femur mace</text:p>
          </table:table-cell>
          <table:table-cell office:value-type="string" calcext:value-type="string">
            <text:p>skeleton_mage</text:p>
          </table:table-cell>
          <table:table-cell table:style-name="ce27" table:formula="of:=VLOOKUP([.C361];[enemies.A:enemies.B];2;0)" office:value-type="string" calcext:value-type="string" office:string-value="Skeletal Sourcerer">
            <text:p>Skeletal Sourcerer</text:p>
          </table:table-cell>
          <table:table-cell office:value-type="float" calcext:value-type="float" office:value="0.01">
            <text:p>0.01</text:p>
          </table:table-cell>
          <table:table-cell table:style-name="ce28" table:formula="of:=IFERROR(VLOOKUP([.C361];[enemies.A:enemies.L];12;0);&quot;&quot;)" office:value-type="float" calcext:value-type="float" office:value="9">
            <text:p>9</text:p>
          </table:table-cell>
          <table:table-cell table:number-columns-repeated="1024"/>
        </table:table-row>
        <table:table-row table:style-name="ro600">
          <table:table-cell office:value-type="string" calcext:value-type="string">
            <text:p><text:span text:style-name="T1040">tutorial_quest_item_1</text:span></text:p>
          </table:table-cell>
          <table:table-cell table:style-name="ce27" table:formula="of:=IFERROR(IFERROR(VLOOKUP([.A362];[items_equipment.A:items_equipment.B];2;0);VLOOKUP([.A362];[items_misc.A:items_misc.B];2;0));VLOOKUP([.A362];[items_consumable.A:items_consumable.B];2;0))" office:value-type="string" calcext:value-type="string" office:string-value="Mouse corpse">
            <text:p>Mouse corpse</text:p>
          </table:table-cell>
          <table:table-cell office:value-type="string" calcext:value-type="string">
            <text:p>tutorial_enemy_1</text:p>
          </table:table-cell>
          <table:table-cell table:style-name="ce27" table:formula="of:=VLOOKUP([.C362];[enemies.A:enemies.B];2;0)" office:value-type="string" calcext:value-type="string" office:string-value="Tiny mouse">
            <text:p>Tiny mouse</text:p>
          </table:table-cell>
          <table:table-cell office:value-type="float" calcext:value-type="float" office:value="1">
            <text:p>1</text:p>
          </table:table-cell>
          <table:table-cell table:style-name="ce28" table:formula="of:=IFERROR(VLOOKUP([.C362];[enemies.A:enemies.L];12;0);&quot;&quot;)" office:value-type="float" calcext:value-type="float" office:value="0">
            <text:p>0</text:p>
          </table:table-cell>
          <table:table-cell table:number-columns-repeated="1024"/>
        </table:table-row>
        <table:table-row table:style-name="ro601">
          <table:table-cell office:value-type="string" calcext:value-type="string">
            <text:p><text:span text:style-name="T1041">grit weapon 9 bone</text:span></text:p>
          </table:table-cell>
          <table:table-cell table:style-name="ce27" table:formula="of:=IFERROR(IFERROR(VLOOKUP([.A363];[items_equipment.A:items_equipment.B];2;0);VLOOKUP([.A363];[items_misc.A:items_misc.B];2;0));VLOOKUP([.A363];[items_consumable.A:items_consumable.B];2;0))" office:value-type="string" calcext:value-type="string" office:string-value="Skull flail">
            <text:p>Skull flail</text:p>
          </table:table-cell>
          <table:table-cell office:value-type="string" calcext:value-type="string">
            <text:p>skeleton_mage</text:p>
          </table:table-cell>
          <table:table-cell table:style-name="ce27" table:formula="of:=VLOOKUP([.C363];[enemies.A:enemies.B];2;0)" office:value-type="string" calcext:value-type="string" office:string-value="Skeletal Sourcerer">
            <text:p>Skeletal Sourcerer</text:p>
          </table:table-cell>
          <table:table-cell office:value-type="float" calcext:value-type="float" office:value="0.01">
            <text:p>0.01</text:p>
          </table:table-cell>
          <table:table-cell table:style-name="ce28" table:formula="of:=IFERROR(VLOOKUP([.C363];[enemies.A:enemies.L];12;0);&quot;&quot;)" office:value-type="float" calcext:value-type="float" office:value="9">
            <text:p>9</text:p>
          </table:table-cell>
          <table:table-cell table:number-columns-repeated="1024"/>
        </table:table-row>
        <table:table-row table:style-name="ro602">
          <table:table-cell office:value-type="string" calcext:value-type="string">
            <text:p><text:span text:style-name="T1042">grit weapon 12</text:span></text:p>
          </table:table-cell>
          <table:table-cell table:style-name="ce27" table:formula="of:=IFERROR(IFERROR(VLOOKUP([.A364];[items_equipment.A:items_equipment.B];2;0);VLOOKUP([.A364];[items_misc.A:items_misc.B];2;0));VLOOKUP([.A364];[items_consumable.A:items_consumable.B];2;0))" office:value-type="string" calcext:value-type="string" office:string-value="Halberd">
            <text:p>Halberd</text:p>
          </table:table-cell>
          <table:table-cell office:value-type="string" calcext:value-type="string">
            <text:p>mushroom_soldier</text:p>
          </table:table-cell>
          <table:table-cell table:style-name="ce27" table:formula="of:=VLOOKUP([.C364];[enemies.A:enemies.B];2;0)" office:value-type="string" calcext:value-type="string" office:string-value="Mushroom Soldier">
            <text:p>Mushroom Soldier</text:p>
          </table:table-cell>
          <table:table-cell office:value-type="float" calcext:value-type="float" office:value="0.01">
            <text:p>0.01</text:p>
          </table:table-cell>
          <table:table-cell table:style-name="ce28" table:formula="of:=IFERROR(VLOOKUP([.C364];[enemies.A:enemies.L];12;0);&quot;&quot;)" office:value-type="float" calcext:value-type="float" office:value="12">
            <text:p>12</text:p>
          </table:table-cell>
          <table:table-cell table:number-columns-repeated="1024"/>
        </table:table-row>
        <table:table-row table:style-name="ro603">
          <table:table-cell office:value-type="string" calcext:value-type="string">
            <text:p><text:span text:style-name="T1043">grit head 12</text:span></text:p>
          </table:table-cell>
          <table:table-cell table:style-name="ce27" table:formula="of:=IFERROR(IFERROR(VLOOKUP([.A365];[items_equipment.A:items_equipment.B];2;0);VLOOKUP([.A365];[items_misc.A:items_misc.B];2;0));VLOOKUP([.A365];[items_consumable.A:items_consumable.B];2;0))" office:value-type="string" calcext:value-type="string" office:string-value="Bucket helmet">
            <text:p>Bucket helmet</text:p>
          </table:table-cell>
          <table:table-cell office:value-type="string" calcext:value-type="string">
            <text:p>mushroom_soldier</text:p>
          </table:table-cell>
          <table:table-cell table:style-name="ce27" table:formula="of:=VLOOKUP([.C365];[enemies.A:enemies.B];2;0)" office:value-type="string" calcext:value-type="string" office:string-value="Mushroom Soldier">
            <text:p>Mushroom Soldier</text:p>
          </table:table-cell>
          <table:table-cell office:value-type="float" calcext:value-type="float" office:value="0.01">
            <text:p>0.01</text:p>
          </table:table-cell>
          <table:table-cell table:style-name="ce28" table:formula="of:=IFERROR(VLOOKUP([.C365];[enemies.A:enemies.L];12;0);&quot;&quot;)" office:value-type="float" calcext:value-type="float" office:value="12">
            <text:p>12</text:p>
          </table:table-cell>
          <table:table-cell table:number-columns-repeated="1024"/>
        </table:table-row>
        <table:table-row table:style-name="ro604">
          <table:table-cell office:value-type="string" calcext:value-type="string">
            <text:p><text:span text:style-name="T1044">grit body 12</text:span></text:p>
          </table:table-cell>
          <table:table-cell table:style-name="ce27" table:formula="of:=IFERROR(IFERROR(VLOOKUP([.A366];[items_equipment.A:items_equipment.B];2;0);VLOOKUP([.A366];[items_misc.A:items_misc.B];2;0));VLOOKUP([.A366];[items_consumable.A:items_consumable.B];2;0))" office:value-type="string" calcext:value-type="string" office:string-value="Plate armour">
            <text:p>Plate armour</text:p>
          </table:table-cell>
          <table:table-cell office:value-type="string" calcext:value-type="string">
            <text:p>mushroom_soldier</text:p>
          </table:table-cell>
          <table:table-cell table:style-name="ce27" table:formula="of:=VLOOKUP([.C366];[enemies.A:enemies.B];2;0)" office:value-type="string" calcext:value-type="string" office:string-value="Mushroom Soldier">
            <text:p>Mushroom Soldier</text:p>
          </table:table-cell>
          <table:table-cell office:value-type="float" calcext:value-type="float" office:value="0.01">
            <text:p>0.01</text:p>
          </table:table-cell>
          <table:table-cell table:style-name="ce28" table:formula="of:=IFERROR(VLOOKUP([.C366];[enemies.A:enemies.L];12;0);&quot;&quot;)" office:value-type="float" calcext:value-type="float" office:value="12">
            <text:p>12</text:p>
          </table:table-cell>
          <table:table-cell table:number-columns-repeated="1024"/>
        </table:table-row>
        <table:table-row table:style-name="ro605">
          <table:table-cell table:style-name="ce15" office:value-type="string" calcext:value-type="string">
            <text:p>grit trinket 12 sword</text:p>
          </table:table-cell>
          <table:table-cell table:style-name="ce27" table:formula="of:=IFERROR(IFERROR(VLOOKUP([.A367];[items_equipment.A:items_equipment.B];2;0);VLOOKUP([.A367];[items_misc.A:items_misc.B];2;0));VLOOKUP([.A367];[items_consumable.A:items_consumable.B];2;0))" office:value-type="string" calcext:value-type="string" office:string-value="Sword necklace">
            <text:p>Sword necklace</text:p>
          </table:table-cell>
          <table:table-cell office:value-type="string" calcext:value-type="string">
            <text:p>mushroom_soldier</text:p>
          </table:table-cell>
          <table:table-cell table:style-name="ce27" table:formula="of:=VLOOKUP([.C367];[enemies.A:enemies.B];2;0)" office:value-type="string" calcext:value-type="string" office:string-value="Mushroom Soldier">
            <text:p>Mushroom Soldier</text:p>
          </table:table-cell>
          <table:table-cell office:value-type="float" calcext:value-type="float" office:value="0.01">
            <text:p>0.01</text:p>
          </table:table-cell>
          <table:table-cell table:style-name="ce28" table:formula="of:=IFERROR(VLOOKUP([.C367];[enemies.A:enemies.L];12;0);&quot;&quot;)" office:value-type="float" calcext:value-type="float" office:value="12">
            <text:p>12</text:p>
          </table:table-cell>
          <table:table-cell table:number-columns-repeated="1024"/>
        </table:table-row>
        <table:table-row table:style-name="ro606">
          <table:table-cell table:style-name="ce15" office:value-type="string" calcext:value-type="string">
            <text:p>grit trinket 12 shield </text:p>
          </table:table-cell>
          <table:table-cell table:style-name="ce27" table:formula="of:=IFERROR(IFERROR(VLOOKUP([.A368];[items_equipment.A:items_equipment.B];2;0);VLOOKUP([.A368];[items_misc.A:items_misc.B];2;0));VLOOKUP([.A368];[items_consumable.A:items_consumable.B];2;0))" office:value-type="string" calcext:value-type="string" office:string-value="Shield necklace">
            <text:p>Shield necklace</text:p>
          </table:table-cell>
          <table:table-cell office:value-type="string" calcext:value-type="string">
            <text:p>mushroom_soldier</text:p>
          </table:table-cell>
          <table:table-cell table:style-name="ce27" table:formula="of:=VLOOKUP([.C368];[enemies.A:enemies.B];2;0)" office:value-type="string" calcext:value-type="string" office:string-value="Mushroom Soldier">
            <text:p>Mushroom Soldier</text:p>
          </table:table-cell>
          <table:table-cell office:value-type="float" calcext:value-type="float" office:value="0.01">
            <text:p>0.01</text:p>
          </table:table-cell>
          <table:table-cell table:style-name="ce28" table:formula="of:=IFERROR(VLOOKUP([.C368];[enemies.A:enemies.L];12;0);&quot;&quot;)" office:value-type="float" calcext:value-type="float" office:value="12">
            <text:p>12</text:p>
          </table:table-cell>
          <table:table-cell table:number-columns-repeated="1024"/>
        </table:table-row>
        <table:table-row table:style-name="ro607">
          <table:table-cell office:value-type="string" calcext:value-type="string">
            <text:p><text:span text:style-name="T1045">flow weapon 12</text:span></text:p>
          </table:table-cell>
          <table:table-cell table:style-name="ce27" table:formula="of:=IFERROR(IFERROR(VLOOKUP([.A369];[items_equipment.A:items_equipment.B];2;0);VLOOKUP([.A369];[items_misc.A:items_misc.B];2;0));VLOOKUP([.A369];[items_consumable.A:items_consumable.B];2;0))" office:value-type="string" calcext:value-type="string" office:string-value="Scimitar">
            <text:p>Scimitar</text:p>
          </table:table-cell>
          <table:table-cell office:value-type="string" calcext:value-type="string">
            <text:p>mushroom_thief</text:p>
          </table:table-cell>
          <table:table-cell table:style-name="ce27" table:formula="of:=VLOOKUP([.C369];[enemies.A:enemies.B];2;0)" office:value-type="string" calcext:value-type="string" office:string-value="Mushroom Thief">
            <text:p>Mushroom Thief</text:p>
          </table:table-cell>
          <table:table-cell office:value-type="float" calcext:value-type="float" office:value="0.01">
            <text:p>0.01</text:p>
          </table:table-cell>
          <table:table-cell table:style-name="ce28" table:formula="of:=IFERROR(VLOOKUP([.C369];[enemies.A:enemies.L];12;0);&quot;&quot;)" office:value-type="float" calcext:value-type="float" office:value="12">
            <text:p>12</text:p>
          </table:table-cell>
          <table:table-cell table:number-columns-repeated="1024"/>
        </table:table-row>
        <table:table-row table:style-name="ro608">
          <table:table-cell office:value-type="string" calcext:value-type="string">
            <text:p><text:span text:style-name="T1046">flow head 12</text:span></text:p>
          </table:table-cell>
          <table:table-cell table:style-name="ce27" table:formula="of:=IFERROR(IFERROR(VLOOKUP([.A370];[items_equipment.A:items_equipment.B];2;0);VLOOKUP([.A370];[items_misc.A:items_misc.B];2;0));VLOOKUP([.A370];[items_consumable.A:items_consumable.B];2;0))" office:value-type="string" calcext:value-type="string" office:string-value="Night cloth hood">
            <text:p>Night cloth hood</text:p>
          </table:table-cell>
          <table:table-cell office:value-type="string" calcext:value-type="string">
            <text:p>mushroom_thief</text:p>
          </table:table-cell>
          <table:table-cell table:style-name="ce27" table:formula="of:=VLOOKUP([.C370];[enemies.A:enemies.B];2;0)" office:value-type="string" calcext:value-type="string" office:string-value="Mushroom Thief">
            <text:p>Mushroom Thief</text:p>
          </table:table-cell>
          <table:table-cell office:value-type="float" calcext:value-type="float" office:value="0.01">
            <text:p>0.01</text:p>
          </table:table-cell>
          <table:table-cell table:style-name="ce28" table:formula="of:=IFERROR(VLOOKUP([.C370];[enemies.A:enemies.L];12;0);&quot;&quot;)" office:value-type="float" calcext:value-type="float" office:value="12">
            <text:p>12</text:p>
          </table:table-cell>
          <table:table-cell table:number-columns-repeated="1024"/>
        </table:table-row>
        <table:table-row table:style-name="ro609">
          <table:table-cell office:value-type="string" calcext:value-type="string">
            <text:p><text:span text:style-name="T1047">flow body 12</text:span></text:p>
          </table:table-cell>
          <table:table-cell table:style-name="ce27" table:formula="of:=IFERROR(IFERROR(VLOOKUP([.A371];[items_equipment.A:items_equipment.B];2;0);VLOOKUP([.A371];[items_misc.A:items_misc.B];2;0));VLOOKUP([.A371];[items_consumable.A:items_consumable.B];2;0))" office:value-type="string" calcext:value-type="string" office:string-value="Night cloth uniform">
            <text:p>Night cloth uniform</text:p>
          </table:table-cell>
          <table:table-cell office:value-type="string" calcext:value-type="string">
            <text:p>mushroom_thief</text:p>
          </table:table-cell>
          <table:table-cell table:style-name="ce27" table:formula="of:=VLOOKUP([.C371];[enemies.A:enemies.B];2;0)" office:value-type="string" calcext:value-type="string" office:string-value="Mushroom Thief">
            <text:p>Mushroom Thief</text:p>
          </table:table-cell>
          <table:table-cell office:value-type="float" calcext:value-type="float" office:value="0.01">
            <text:p>0.01</text:p>
          </table:table-cell>
          <table:table-cell table:style-name="ce28" table:formula="of:=IFERROR(VLOOKUP([.C371];[enemies.A:enemies.L];12;0);&quot;&quot;)" office:value-type="float" calcext:value-type="float" office:value="12">
            <text:p>12</text:p>
          </table:table-cell>
          <table:table-cell table:number-columns-repeated="1024"/>
        </table:table-row>
        <table:table-row table:style-name="ro610">
          <table:table-cell office:value-type="string" calcext:value-type="string">
            <text:p><text:span text:style-name="T1048">flow trinket 12</text:span></text:p>
          </table:table-cell>
          <table:table-cell table:style-name="ce27" table:formula="of:=IFERROR(IFERROR(VLOOKUP([.A372];[items_equipment.A:items_equipment.B];2;0);VLOOKUP([.A372];[items_misc.A:items_misc.B];2;0));VLOOKUP([.A372];[items_consumable.A:items_consumable.B];2;0))" office:value-type="string" calcext:value-type="string" office:string-value="Dagger necklace">
            <text:p>Dagger necklace</text:p>
          </table:table-cell>
          <table:table-cell office:value-type="string" calcext:value-type="string">
            <text:p>mushroom_thief</text:p>
          </table:table-cell>
          <table:table-cell table:style-name="ce27" table:formula="of:=VLOOKUP([.C372];[enemies.A:enemies.B];2;0)" office:value-type="string" calcext:value-type="string" office:string-value="Mushroom Thief">
            <text:p>Mushroom Thief</text:p>
          </table:table-cell>
          <table:table-cell office:value-type="float" calcext:value-type="float" office:value="0.01">
            <text:p>0.01</text:p>
          </table:table-cell>
          <table:table-cell table:style-name="ce28" table:formula="of:=IFERROR(VLOOKUP([.C372];[enemies.A:enemies.L];12;0);&quot;&quot;)" office:value-type="float" calcext:value-type="float" office:value="12">
            <text:p>12</text:p>
          </table:table-cell>
          <table:table-cell table:number-columns-repeated="1024"/>
        </table:table-row>
        <table:table-row table:style-name="ro611">
          <table:table-cell office:value-type="string" calcext:value-type="string">
            <text:p><text:span text:style-name="T1049">mind weapon 12</text:span></text:p>
          </table:table-cell>
          <table:table-cell table:style-name="ce27" table:formula="of:=IFERROR(IFERROR(VLOOKUP([.A373];[items_equipment.A:items_equipment.B];2;0);VLOOKUP([.A373];[items_misc.A:items_misc.B];2;0));VLOOKUP([.A373];[items_consumable.A:items_consumable.B];2;0))" office:value-type="string" calcext:value-type="string" office:string-value="Staff">
            <text:p>Staff</text:p>
          </table:table-cell>
          <table:table-cell office:value-type="string" calcext:value-type="string">
            <text:p>mushroom_mage</text:p>
          </table:table-cell>
          <table:table-cell table:style-name="ce27" table:formula="of:=VLOOKUP([.C373];[enemies.A:enemies.B];2;0)" office:value-type="string" calcext:value-type="string" office:string-value="Mushroom Mage">
            <text:p>Mushroom Mage</text:p>
          </table:table-cell>
          <table:table-cell office:value-type="float" calcext:value-type="float" office:value="0.01">
            <text:p>0.01</text:p>
          </table:table-cell>
          <table:table-cell table:style-name="ce28" table:formula="of:=IFERROR(VLOOKUP([.C373];[enemies.A:enemies.L];12;0);&quot;&quot;)" office:value-type="float" calcext:value-type="float" office:value="12">
            <text:p>12</text:p>
          </table:table-cell>
          <table:table-cell table:number-columns-repeated="1024"/>
        </table:table-row>
        <table:table-row table:style-name="ro612">
          <table:table-cell office:value-type="string" calcext:value-type="string">
            <text:p><text:span text:style-name="T1050">mind head 12</text:span></text:p>
          </table:table-cell>
          <table:table-cell table:style-name="ce27" table:formula="of:=IFERROR(IFERROR(VLOOKUP([.A374];[items_equipment.A:items_equipment.B];2;0);VLOOKUP([.A374];[items_misc.A:items_misc.B];2;0));VLOOKUP([.A374];[items_consumable.A:items_consumable.B];2;0))" office:value-type="string" calcext:value-type="string" office:string-value="Enchanted mage hat">
            <text:p>Enchanted mage hat</text:p>
          </table:table-cell>
          <table:table-cell office:value-type="string" calcext:value-type="string">
            <text:p>mushroom_mage</text:p>
          </table:table-cell>
          <table:table-cell table:style-name="ce27" table:formula="of:=VLOOKUP([.C374];[enemies.A:enemies.B];2;0)" office:value-type="string" calcext:value-type="string" office:string-value="Mushroom Mage">
            <text:p>Mushroom Mage</text:p>
          </table:table-cell>
          <table:table-cell office:value-type="float" calcext:value-type="float" office:value="0.01">
            <text:p>0.01</text:p>
          </table:table-cell>
          <table:table-cell table:style-name="ce28" table:formula="of:=IFERROR(VLOOKUP([.C374];[enemies.A:enemies.L];12;0);&quot;&quot;)" office:value-type="float" calcext:value-type="float" office:value="12">
            <text:p>12</text:p>
          </table:table-cell>
          <table:table-cell table:number-columns-repeated="1024"/>
        </table:table-row>
        <table:table-row table:style-name="ro613">
          <table:table-cell office:value-type="string" calcext:value-type="string">
            <text:p><text:span text:style-name="T1051">mind body 12</text:span></text:p>
          </table:table-cell>
          <table:table-cell table:style-name="ce27" table:formula="of:=IFERROR(IFERROR(VLOOKUP([.A375];[items_equipment.A:items_equipment.B];2;0);VLOOKUP([.A375];[items_misc.A:items_misc.B];2;0));VLOOKUP([.A375];[items_consumable.A:items_consumable.B];2;0))" office:value-type="string" calcext:value-type="string" office:string-value="Enchanted mage suit">
            <text:p>Enchanted mage suit</text:p>
          </table:table-cell>
          <table:table-cell office:value-type="string" calcext:value-type="string">
            <text:p>mushroom_mage</text:p>
          </table:table-cell>
          <table:table-cell table:style-name="ce27" table:formula="of:=VLOOKUP([.C375];[enemies.A:enemies.B];2;0)" office:value-type="string" calcext:value-type="string" office:string-value="Mushroom Mage">
            <text:p>Mushroom Mage</text:p>
          </table:table-cell>
          <table:table-cell office:value-type="float" calcext:value-type="float" office:value="0.01">
            <text:p>0.01</text:p>
          </table:table-cell>
          <table:table-cell table:style-name="ce28" table:formula="of:=IFERROR(VLOOKUP([.C375];[enemies.A:enemies.L];12;0);&quot;&quot;)" office:value-type="float" calcext:value-type="float" office:value="12">
            <text:p>12</text:p>
          </table:table-cell>
          <table:table-cell table:number-columns-repeated="1024"/>
        </table:table-row>
        <table:table-row table:style-name="ro614">
          <table:table-cell office:value-type="string" calcext:value-type="string">
            <text:p><text:span text:style-name="T1052">mind trinket 12</text:span></text:p>
          </table:table-cell>
          <table:table-cell table:style-name="ce27" table:formula="of:=IFERROR(IFERROR(VLOOKUP([.A376];[items_equipment.A:items_equipment.B];2;0);VLOOKUP([.A376];[items_misc.A:items_misc.B];2;0));VLOOKUP([.A376];[items_consumable.A:items_consumable.B];2;0))" office:value-type="string" calcext:value-type="string" office:string-value="Enchanted necklace">
            <text:p>Enchanted necklace</text:p>
          </table:table-cell>
          <table:table-cell office:value-type="string" calcext:value-type="string">
            <text:p>mushroom_mage</text:p>
          </table:table-cell>
          <table:table-cell table:style-name="ce27" table:formula="of:=VLOOKUP([.C376];[enemies.A:enemies.B];2;0)" office:value-type="string" calcext:value-type="string" office:string-value="Mushroom Mage">
            <text:p>Mushroom Mage</text:p>
          </table:table-cell>
          <table:table-cell office:value-type="float" calcext:value-type="float" office:value="0.01">
            <text:p>0.01</text:p>
          </table:table-cell>
          <table:table-cell table:style-name="ce28" table:formula="of:=IFERROR(VLOOKUP([.C376];[enemies.A:enemies.L];12;0);&quot;&quot;)" office:value-type="float" calcext:value-type="float" office:value="12">
            <text:p>12</text:p>
          </table:table-cell>
          <table:table-cell table:number-columns-repeated="1024"/>
        </table:table-row>
        <table:table-row table:style-name="ro615">
          <table:table-cell office:value-type="string" calcext:value-type="string">
            <text:p><text:span text:style-name="T1053">soul weapon 12</text:span></text:p>
          </table:table-cell>
          <table:table-cell table:style-name="ce27" table:formula="of:=IFERROR(IFERROR(VLOOKUP([.A377];[items_equipment.A:items_equipment.B];2;0);VLOOKUP([.A377];[items_misc.A:items_misc.B];2;0));VLOOKUP([.A377];[items_consumable.A:items_consumable.B];2;0))" office:value-type="string" calcext:value-type="string" office:string-value="Holy mace">
            <text:p>Holy mace</text:p>
          </table:table-cell>
          <table:table-cell office:value-type="string" calcext:value-type="string">
            <text:p>mushroom_cleric</text:p>
          </table:table-cell>
          <table:table-cell table:style-name="ce27" table:formula="of:=VLOOKUP([.C377];[enemies.A:enemies.B];2;0)" office:value-type="string" calcext:value-type="string" office:string-value="Mushroom Cleric">
            <text:p>Mushroom Cleric</text:p>
          </table:table-cell>
          <table:table-cell office:value-type="float" calcext:value-type="float" office:value="0.01">
            <text:p>0.01</text:p>
          </table:table-cell>
          <table:table-cell table:style-name="ce28" table:formula="of:=IFERROR(VLOOKUP([.C377];[enemies.A:enemies.L];12;0);&quot;&quot;)" office:value-type="float" calcext:value-type="float" office:value="12">
            <text:p>12</text:p>
          </table:table-cell>
          <table:table-cell table:number-columns-repeated="1024"/>
        </table:table-row>
        <table:table-row table:style-name="ro616">
          <table:table-cell office:value-type="string" calcext:value-type="string">
            <text:p><text:span text:style-name="T1054">soul head 12</text:span></text:p>
          </table:table-cell>
          <table:table-cell table:style-name="ce27" table:formula="of:=IFERROR(IFERROR(VLOOKUP([.A378];[items_equipment.A:items_equipment.B];2;0);VLOOKUP([.A378];[items_misc.A:items_misc.B];2;0));VLOOKUP([.A378];[items_consumable.A:items_consumable.B];2;0))" office:value-type="string" calcext:value-type="string" office:string-value="Plastic halo">
            <text:p>Plastic halo</text:p>
          </table:table-cell>
          <table:table-cell office:value-type="string" calcext:value-type="string">
            <text:p>mushroom_cleric</text:p>
          </table:table-cell>
          <table:table-cell table:style-name="ce27" table:formula="of:=VLOOKUP([.C378];[enemies.A:enemies.B];2;0)" office:value-type="string" calcext:value-type="string" office:string-value="Mushroom Cleric">
            <text:p>Mushroom Cleric</text:p>
          </table:table-cell>
          <table:table-cell office:value-type="float" calcext:value-type="float" office:value="0.01">
            <text:p>0.01</text:p>
          </table:table-cell>
          <table:table-cell table:style-name="ce28" table:formula="of:=IFERROR(VLOOKUP([.C378];[enemies.A:enemies.L];12;0);&quot;&quot;)" office:value-type="float" calcext:value-type="float" office:value="12">
            <text:p>12</text:p>
          </table:table-cell>
          <table:table-cell table:number-columns-repeated="1024"/>
        </table:table-row>
        <table:table-row table:style-name="ro617">
          <table:table-cell office:value-type="string" calcext:value-type="string">
            <text:p><text:span text:style-name="T1055">soul body 12</text:span></text:p>
          </table:table-cell>
          <table:table-cell table:style-name="ce27" table:formula="of:=IFERROR(IFERROR(VLOOKUP([.A379];[items_equipment.A:items_equipment.B];2;0);VLOOKUP([.A379];[items_misc.A:items_misc.B];2;0));VLOOKUP([.A379];[items_consumable.A:items_consumable.B];2;0))" office:value-type="string" calcext:value-type="string" office:string-value="Plastic wings">
            <text:p>Plastic wings</text:p>
          </table:table-cell>
          <table:table-cell office:value-type="string" calcext:value-type="string">
            <text:p>mushroom_cleric</text:p>
          </table:table-cell>
          <table:table-cell table:style-name="ce27" table:formula="of:=VLOOKUP([.C379];[enemies.A:enemies.B];2;0)" office:value-type="string" calcext:value-type="string" office:string-value="Mushroom Cleric">
            <text:p>Mushroom Cleric</text:p>
          </table:table-cell>
          <table:table-cell office:value-type="float" calcext:value-type="float" office:value="0.01">
            <text:p>0.01</text:p>
          </table:table-cell>
          <table:table-cell table:style-name="ce28" table:formula="of:=IFERROR(VLOOKUP([.C379];[enemies.A:enemies.L];12;0);&quot;&quot;)" office:value-type="float" calcext:value-type="float" office:value="12">
            <text:p>12</text:p>
          </table:table-cell>
          <table:table-cell table:number-columns-repeated="1024"/>
        </table:table-row>
        <table:table-row table:style-name="ro618">
          <table:table-cell office:value-type="string" calcext:value-type="string">
            <text:p><text:span text:style-name="T1056">soul trinket 12</text:span></text:p>
          </table:table-cell>
          <table:table-cell table:style-name="ce27" table:formula="of:=IFERROR(IFERROR(VLOOKUP([.A380];[items_equipment.A:items_equipment.B];2;0);VLOOKUP([.A380];[items_misc.A:items_misc.B];2;0));VLOOKUP([.A380];[items_consumable.A:items_consumable.B];2;0))" office:value-type="string" calcext:value-type="string" office:string-value="Holy necklace">
            <text:p>Holy necklace</text:p>
          </table:table-cell>
          <table:table-cell office:value-type="string" calcext:value-type="string">
            <text:p>mushroom_cleric</text:p>
          </table:table-cell>
          <table:table-cell table:style-name="ce27" table:formula="of:=VLOOKUP([.C380];[enemies.A:enemies.B];2;0)" office:value-type="string" calcext:value-type="string" office:string-value="Mushroom Cleric">
            <text:p>Mushroom Cleric</text:p>
          </table:table-cell>
          <table:table-cell office:value-type="float" calcext:value-type="float" office:value="0.01">
            <text:p>0.01</text:p>
          </table:table-cell>
          <table:table-cell table:style-name="ce28" table:formula="of:=IFERROR(VLOOKUP([.C380];[enemies.A:enemies.L];12;0);&quot;&quot;)" office:value-type="float" calcext:value-type="float" office:value="12">
            <text:p>12</text:p>
          </table:table-cell>
          <table:table-cell table:number-columns-repeated="1024"/>
        </table:table-row>
        <table:table-row table:style-name="ro619">
          <table:table-cell office:value-type="string" calcext:value-type="string">
            <text:p><text:span text:style-name="T1057">grit weapon 12</text:span></text:p>
          </table:table-cell>
          <table:table-cell table:style-name="ce27" table:formula="of:=IFERROR(IFERROR(VLOOKUP([.A381];[items_equipment.A:items_equipment.B];2;0);VLOOKUP([.A381];[items_misc.A:items_misc.B];2;0));VLOOKUP([.A381];[items_consumable.A:items_consumable.B];2;0))" office:value-type="string" calcext:value-type="string" office:string-value="Halberd">
            <text:p>Halberd</text:p>
          </table:table-cell>
          <table:table-cell office:value-type="string" calcext:value-type="string">
            <text:p>mushroom_zombie</text:p>
          </table:table-cell>
          <table:table-cell table:style-name="ce27" table:formula="of:=VLOOKUP([.C381];[enemies.A:enemies.B];2;0)" office:value-type="string" calcext:value-type="string" office:string-value="Mushroom zombie">
            <text:p>Mushroom zombie</text:p>
          </table:table-cell>
          <table:table-cell office:value-type="float" calcext:value-type="float" office:value="0.001">
            <text:p>0.001</text:p>
          </table:table-cell>
          <table:table-cell table:style-name="ce28" table:formula="of:=IFERROR(VLOOKUP([.C381];[enemies.A:enemies.L];12;0);&quot;&quot;)" office:value-type="float" calcext:value-type="float" office:value="12">
            <text:p>12</text:p>
          </table:table-cell>
          <table:table-cell table:number-columns-repeated="1024"/>
        </table:table-row>
        <table:table-row table:style-name="ro620">
          <table:table-cell office:value-type="string" calcext:value-type="string">
            <text:p><text:span text:style-name="T1058">grit head 12</text:span></text:p>
          </table:table-cell>
          <table:table-cell table:style-name="ce27" table:formula="of:=IFERROR(IFERROR(VLOOKUP([.A382];[items_equipment.A:items_equipment.B];2;0);VLOOKUP([.A382];[items_misc.A:items_misc.B];2;0));VLOOKUP([.A382];[items_consumable.A:items_consumable.B];2;0))" office:value-type="string" calcext:value-type="string" office:string-value="Bucket helmet">
            <text:p>Bucket helmet</text:p>
          </table:table-cell>
          <table:table-cell office:value-type="string" calcext:value-type="string">
            <text:p>mushroom_zombie</text:p>
          </table:table-cell>
          <table:table-cell table:style-name="ce27" table:formula="of:=VLOOKUP([.C382];[enemies.A:enemies.B];2;0)" office:value-type="string" calcext:value-type="string" office:string-value="Mushroom zombie">
            <text:p>Mushroom zombie</text:p>
          </table:table-cell>
          <table:table-cell office:value-type="float" calcext:value-type="float" office:value="0.001">
            <text:p>0.001</text:p>
          </table:table-cell>
          <table:table-cell table:style-name="ce28" table:formula="of:=IFERROR(VLOOKUP([.C382];[enemies.A:enemies.L];12;0);&quot;&quot;)" office:value-type="float" calcext:value-type="float" office:value="12">
            <text:p>12</text:p>
          </table:table-cell>
          <table:table-cell table:number-columns-repeated="1024"/>
        </table:table-row>
        <table:table-row table:style-name="ro621">
          <table:table-cell office:value-type="string" calcext:value-type="string">
            <text:p><text:span text:style-name="T1059">grit body 12</text:span></text:p>
          </table:table-cell>
          <table:table-cell table:style-name="ce27" table:formula="of:=IFERROR(IFERROR(VLOOKUP([.A383];[items_equipment.A:items_equipment.B];2;0);VLOOKUP([.A383];[items_misc.A:items_misc.B];2;0));VLOOKUP([.A383];[items_consumable.A:items_consumable.B];2;0))" office:value-type="string" calcext:value-type="string" office:string-value="Plate armour">
            <text:p>Plate armour</text:p>
          </table:table-cell>
          <table:table-cell office:value-type="string" calcext:value-type="string">
            <text:p>mushroom_zombie</text:p>
          </table:table-cell>
          <table:table-cell table:style-name="ce27" table:formula="of:=VLOOKUP([.C383];[enemies.A:enemies.B];2;0)" office:value-type="string" calcext:value-type="string" office:string-value="Mushroom zombie">
            <text:p>Mushroom zombie</text:p>
          </table:table-cell>
          <table:table-cell office:value-type="float" calcext:value-type="float" office:value="0.001">
            <text:p>0.001</text:p>
          </table:table-cell>
          <table:table-cell table:style-name="ce28" table:formula="of:=IFERROR(VLOOKUP([.C383];[enemies.A:enemies.L];12;0);&quot;&quot;)" office:value-type="float" calcext:value-type="float" office:value="12">
            <text:p>12</text:p>
          </table:table-cell>
          <table:table-cell table:number-columns-repeated="1024"/>
        </table:table-row>
        <table:table-row table:style-name="ro622">
          <table:table-cell table:style-name="ce15" office:value-type="string" calcext:value-type="string">
            <text:p>grit trinket 12 sword</text:p>
          </table:table-cell>
          <table:table-cell table:style-name="ce27" table:formula="of:=IFERROR(IFERROR(VLOOKUP([.A384];[items_equipment.A:items_equipment.B];2;0);VLOOKUP([.A384];[items_misc.A:items_misc.B];2;0));VLOOKUP([.A384];[items_consumable.A:items_consumable.B];2;0))" office:value-type="string" calcext:value-type="string" office:string-value="Sword necklace">
            <text:p>Sword necklace</text:p>
          </table:table-cell>
          <table:table-cell office:value-type="string" calcext:value-type="string">
            <text:p>mushroom_zombie</text:p>
          </table:table-cell>
          <table:table-cell table:style-name="ce27" table:formula="of:=VLOOKUP([.C384];[enemies.A:enemies.B];2;0)" office:value-type="string" calcext:value-type="string" office:string-value="Mushroom zombie">
            <text:p>Mushroom zombie</text:p>
          </table:table-cell>
          <table:table-cell office:value-type="float" calcext:value-type="float" office:value="0.001">
            <text:p>0.001</text:p>
          </table:table-cell>
          <table:table-cell table:style-name="ce28" table:formula="of:=IFERROR(VLOOKUP([.C384];[enemies.A:enemies.L];12;0);&quot;&quot;)" office:value-type="float" calcext:value-type="float" office:value="12">
            <text:p>12</text:p>
          </table:table-cell>
          <table:table-cell table:number-columns-repeated="1024"/>
        </table:table-row>
        <table:table-row table:style-name="ro623">
          <table:table-cell table:style-name="ce15" office:value-type="string" calcext:value-type="string">
            <text:p>grit trinket 12 shield </text:p>
          </table:table-cell>
          <table:table-cell table:style-name="ce27" table:formula="of:=IFERROR(IFERROR(VLOOKUP([.A385];[items_equipment.A:items_equipment.B];2;0);VLOOKUP([.A385];[items_misc.A:items_misc.B];2;0));VLOOKUP([.A385];[items_consumable.A:items_consumable.B];2;0))" office:value-type="string" calcext:value-type="string" office:string-value="Shield necklace">
            <text:p>Shield necklace</text:p>
          </table:table-cell>
          <table:table-cell office:value-type="string" calcext:value-type="string">
            <text:p>mushroom_zombie</text:p>
          </table:table-cell>
          <table:table-cell table:style-name="ce27" table:formula="of:=VLOOKUP([.C385];[enemies.A:enemies.B];2;0)" office:value-type="string" calcext:value-type="string" office:string-value="Mushroom zombie">
            <text:p>Mushroom zombie</text:p>
          </table:table-cell>
          <table:table-cell office:value-type="float" calcext:value-type="float" office:value="0.001">
            <text:p>0.001</text:p>
          </table:table-cell>
          <table:table-cell table:style-name="ce28" table:formula="of:=IFERROR(VLOOKUP([.C385];[enemies.A:enemies.L];12;0);&quot;&quot;)" office:value-type="float" calcext:value-type="float" office:value="12">
            <text:p>12</text:p>
          </table:table-cell>
          <table:table-cell table:number-columns-repeated="1024"/>
        </table:table-row>
        <table:table-row table:style-name="ro624">
          <table:table-cell office:value-type="string" calcext:value-type="string">
            <text:p><text:span text:style-name="T1060">flow weapon 12</text:span></text:p>
          </table:table-cell>
          <table:table-cell table:style-name="ce27" table:formula="of:=IFERROR(IFERROR(VLOOKUP([.A386];[items_equipment.A:items_equipment.B];2;0);VLOOKUP([.A386];[items_misc.A:items_misc.B];2;0));VLOOKUP([.A386];[items_consumable.A:items_consumable.B];2;0))" office:value-type="string" calcext:value-type="string" office:string-value="Scimitar">
            <text:p>Scimitar</text:p>
          </table:table-cell>
          <table:table-cell office:value-type="string" calcext:value-type="string">
            <text:p>mushroom_zombie</text:p>
          </table:table-cell>
          <table:table-cell table:style-name="ce27" table:formula="of:=VLOOKUP([.C386];[enemies.A:enemies.B];2;0)" office:value-type="string" calcext:value-type="string" office:string-value="Mushroom zombie">
            <text:p>Mushroom zombie</text:p>
          </table:table-cell>
          <table:table-cell office:value-type="float" calcext:value-type="float" office:value="0.001">
            <text:p>0.001</text:p>
          </table:table-cell>
          <table:table-cell table:style-name="ce28" table:formula="of:=IFERROR(VLOOKUP([.C386];[enemies.A:enemies.L];12;0);&quot;&quot;)" office:value-type="float" calcext:value-type="float" office:value="12">
            <text:p>12</text:p>
          </table:table-cell>
          <table:table-cell table:number-columns-repeated="1024"/>
        </table:table-row>
        <table:table-row table:style-name="ro625">
          <table:table-cell office:value-type="string" calcext:value-type="string">
            <text:p><text:span text:style-name="T1061">flow head 12</text:span></text:p>
          </table:table-cell>
          <table:table-cell table:style-name="ce27" table:formula="of:=IFERROR(IFERROR(VLOOKUP([.A387];[items_equipment.A:items_equipment.B];2;0);VLOOKUP([.A387];[items_misc.A:items_misc.B];2;0));VLOOKUP([.A387];[items_consumable.A:items_consumable.B];2;0))" office:value-type="string" calcext:value-type="string" office:string-value="Night cloth hood">
            <text:p>Night cloth hood</text:p>
          </table:table-cell>
          <table:table-cell office:value-type="string" calcext:value-type="string">
            <text:p>mushroom_zombie</text:p>
          </table:table-cell>
          <table:table-cell table:style-name="ce27" table:formula="of:=VLOOKUP([.C387];[enemies.A:enemies.B];2;0)" office:value-type="string" calcext:value-type="string" office:string-value="Mushroom zombie">
            <text:p>Mushroom zombie</text:p>
          </table:table-cell>
          <table:table-cell office:value-type="float" calcext:value-type="float" office:value="0.001">
            <text:p>0.001</text:p>
          </table:table-cell>
          <table:table-cell table:style-name="ce28" table:formula="of:=IFERROR(VLOOKUP([.C387];[enemies.A:enemies.L];12;0);&quot;&quot;)" office:value-type="float" calcext:value-type="float" office:value="12">
            <text:p>12</text:p>
          </table:table-cell>
          <table:table-cell table:number-columns-repeated="1024"/>
        </table:table-row>
        <table:table-row table:style-name="ro626">
          <table:table-cell office:value-type="string" calcext:value-type="string">
            <text:p><text:span text:style-name="T1062">flow body 12</text:span></text:p>
          </table:table-cell>
          <table:table-cell table:style-name="ce27" table:formula="of:=IFERROR(IFERROR(VLOOKUP([.A388];[items_equipment.A:items_equipment.B];2;0);VLOOKUP([.A388];[items_misc.A:items_misc.B];2;0));VLOOKUP([.A388];[items_consumable.A:items_consumable.B];2;0))" office:value-type="string" calcext:value-type="string" office:string-value="Night cloth uniform">
            <text:p>Night cloth uniform</text:p>
          </table:table-cell>
          <table:table-cell office:value-type="string" calcext:value-type="string">
            <text:p>mushroom_zombie</text:p>
          </table:table-cell>
          <table:table-cell table:style-name="ce27" table:formula="of:=VLOOKUP([.C388];[enemies.A:enemies.B];2;0)" office:value-type="string" calcext:value-type="string" office:string-value="Mushroom zombie">
            <text:p>Mushroom zombie</text:p>
          </table:table-cell>
          <table:table-cell office:value-type="float" calcext:value-type="float" office:value="0.001">
            <text:p>0.001</text:p>
          </table:table-cell>
          <table:table-cell table:style-name="ce28" table:formula="of:=IFERROR(VLOOKUP([.C388];[enemies.A:enemies.L];12;0);&quot;&quot;)" office:value-type="float" calcext:value-type="float" office:value="12">
            <text:p>12</text:p>
          </table:table-cell>
          <table:table-cell table:number-columns-repeated="1024"/>
        </table:table-row>
        <table:table-row table:style-name="ro627">
          <table:table-cell office:value-type="string" calcext:value-type="string">
            <text:p><text:span text:style-name="T1063">flow trinket 12</text:span></text:p>
          </table:table-cell>
          <table:table-cell table:style-name="ce27" table:formula="of:=IFERROR(IFERROR(VLOOKUP([.A389];[items_equipment.A:items_equipment.B];2;0);VLOOKUP([.A389];[items_misc.A:items_misc.B];2;0));VLOOKUP([.A389];[items_consumable.A:items_consumable.B];2;0))" office:value-type="string" calcext:value-type="string" office:string-value="Dagger necklace">
            <text:p>Dagger necklace</text:p>
          </table:table-cell>
          <table:table-cell office:value-type="string" calcext:value-type="string">
            <text:p>mushroom_zombie</text:p>
          </table:table-cell>
          <table:table-cell table:style-name="ce27" table:formula="of:=VLOOKUP([.C389];[enemies.A:enemies.B];2;0)" office:value-type="string" calcext:value-type="string" office:string-value="Mushroom zombie">
            <text:p>Mushroom zombie</text:p>
          </table:table-cell>
          <table:table-cell office:value-type="float" calcext:value-type="float" office:value="0.001">
            <text:p>0.001</text:p>
          </table:table-cell>
          <table:table-cell table:style-name="ce28" table:formula="of:=IFERROR(VLOOKUP([.C389];[enemies.A:enemies.L];12;0);&quot;&quot;)" office:value-type="float" calcext:value-type="float" office:value="12">
            <text:p>12</text:p>
          </table:table-cell>
          <table:table-cell table:number-columns-repeated="1024"/>
        </table:table-row>
        <table:table-row table:style-name="ro628">
          <table:table-cell office:value-type="string" calcext:value-type="string">
            <text:p><text:span text:style-name="T1064">mind weapon 12</text:span></text:p>
          </table:table-cell>
          <table:table-cell table:style-name="ce27" table:formula="of:=IFERROR(IFERROR(VLOOKUP([.A390];[items_equipment.A:items_equipment.B];2;0);VLOOKUP([.A390];[items_misc.A:items_misc.B];2;0));VLOOKUP([.A390];[items_consumable.A:items_consumable.B];2;0))" office:value-type="string" calcext:value-type="string" office:string-value="Staff">
            <text:p>Staff</text:p>
          </table:table-cell>
          <table:table-cell office:value-type="string" calcext:value-type="string">
            <text:p>mushroom_zombie</text:p>
          </table:table-cell>
          <table:table-cell table:style-name="ce27" table:formula="of:=VLOOKUP([.C390];[enemies.A:enemies.B];2;0)" office:value-type="string" calcext:value-type="string" office:string-value="Mushroom zombie">
            <text:p>Mushroom zombie</text:p>
          </table:table-cell>
          <table:table-cell office:value-type="float" calcext:value-type="float" office:value="0.001">
            <text:p>0.001</text:p>
          </table:table-cell>
          <table:table-cell table:style-name="ce28" table:formula="of:=IFERROR(VLOOKUP([.C390];[enemies.A:enemies.L];12;0);&quot;&quot;)" office:value-type="float" calcext:value-type="float" office:value="12">
            <text:p>12</text:p>
          </table:table-cell>
          <table:table-cell table:number-columns-repeated="1024"/>
        </table:table-row>
        <table:table-row table:style-name="ro629">
          <table:table-cell office:value-type="string" calcext:value-type="string">
            <text:p><text:span text:style-name="T1065">mind head 12</text:span></text:p>
          </table:table-cell>
          <table:table-cell table:style-name="ce27" table:formula="of:=IFERROR(IFERROR(VLOOKUP([.A391];[items_equipment.A:items_equipment.B];2;0);VLOOKUP([.A391];[items_misc.A:items_misc.B];2;0));VLOOKUP([.A391];[items_consumable.A:items_consumable.B];2;0))" office:value-type="string" calcext:value-type="string" office:string-value="Enchanted mage hat">
            <text:p>Enchanted mage hat</text:p>
          </table:table-cell>
          <table:table-cell office:value-type="string" calcext:value-type="string">
            <text:p>mushroom_zombie</text:p>
          </table:table-cell>
          <table:table-cell table:style-name="ce27" table:formula="of:=VLOOKUP([.C391];[enemies.A:enemies.B];2;0)" office:value-type="string" calcext:value-type="string" office:string-value="Mushroom zombie">
            <text:p>Mushroom zombie</text:p>
          </table:table-cell>
          <table:table-cell office:value-type="float" calcext:value-type="float" office:value="0.001">
            <text:p>0.001</text:p>
          </table:table-cell>
          <table:table-cell table:style-name="ce28" table:formula="of:=IFERROR(VLOOKUP([.C391];[enemies.A:enemies.L];12;0);&quot;&quot;)" office:value-type="float" calcext:value-type="float" office:value="12">
            <text:p>12</text:p>
          </table:table-cell>
          <table:table-cell table:number-columns-repeated="1024"/>
        </table:table-row>
        <table:table-row table:style-name="ro630">
          <table:table-cell office:value-type="string" calcext:value-type="string">
            <text:p><text:span text:style-name="T1066">mind body 12</text:span></text:p>
          </table:table-cell>
          <table:table-cell table:style-name="ce27" table:formula="of:=IFERROR(IFERROR(VLOOKUP([.A392];[items_equipment.A:items_equipment.B];2;0);VLOOKUP([.A392];[items_misc.A:items_misc.B];2;0));VLOOKUP([.A392];[items_consumable.A:items_consumable.B];2;0))" office:value-type="string" calcext:value-type="string" office:string-value="Enchanted mage suit">
            <text:p>Enchanted mage suit</text:p>
          </table:table-cell>
          <table:table-cell office:value-type="string" calcext:value-type="string">
            <text:p>mushroom_zombie</text:p>
          </table:table-cell>
          <table:table-cell table:style-name="ce27" table:formula="of:=VLOOKUP([.C392];[enemies.A:enemies.B];2;0)" office:value-type="string" calcext:value-type="string" office:string-value="Mushroom zombie">
            <text:p>Mushroom zombie</text:p>
          </table:table-cell>
          <table:table-cell office:value-type="float" calcext:value-type="float" office:value="0.001">
            <text:p>0.001</text:p>
          </table:table-cell>
          <table:table-cell table:style-name="ce28" table:formula="of:=IFERROR(VLOOKUP([.C392];[enemies.A:enemies.L];12;0);&quot;&quot;)" office:value-type="float" calcext:value-type="float" office:value="12">
            <text:p>12</text:p>
          </table:table-cell>
          <table:table-cell table:number-columns-repeated="1024"/>
        </table:table-row>
        <table:table-row table:style-name="ro631">
          <table:table-cell office:value-type="string" calcext:value-type="string">
            <text:p><text:span text:style-name="T1067">mind trinket 12</text:span></text:p>
          </table:table-cell>
          <table:table-cell table:style-name="ce27" table:formula="of:=IFERROR(IFERROR(VLOOKUP([.A393];[items_equipment.A:items_equipment.B];2;0);VLOOKUP([.A393];[items_misc.A:items_misc.B];2;0));VLOOKUP([.A393];[items_consumable.A:items_consumable.B];2;0))" office:value-type="string" calcext:value-type="string" office:string-value="Enchanted necklace">
            <text:p>Enchanted necklace</text:p>
          </table:table-cell>
          <table:table-cell office:value-type="string" calcext:value-type="string">
            <text:p>mushroom_zombie</text:p>
          </table:table-cell>
          <table:table-cell table:style-name="ce27" table:formula="of:=VLOOKUP([.C393];[enemies.A:enemies.B];2;0)" office:value-type="string" calcext:value-type="string" office:string-value="Mushroom zombie">
            <text:p>Mushroom zombie</text:p>
          </table:table-cell>
          <table:table-cell office:value-type="float" calcext:value-type="float" office:value="0.001">
            <text:p>0.001</text:p>
          </table:table-cell>
          <table:table-cell table:style-name="ce28" table:formula="of:=IFERROR(VLOOKUP([.C393];[enemies.A:enemies.L];12;0);&quot;&quot;)" office:value-type="float" calcext:value-type="float" office:value="12">
            <text:p>12</text:p>
          </table:table-cell>
          <table:table-cell table:number-columns-repeated="1024"/>
        </table:table-row>
        <table:table-row table:style-name="ro632">
          <table:table-cell office:value-type="string" calcext:value-type="string">
            <text:p><text:span text:style-name="T1068">soul weapon 12</text:span></text:p>
          </table:table-cell>
          <table:table-cell table:style-name="ce27" table:formula="of:=IFERROR(IFERROR(VLOOKUP([.A394];[items_equipment.A:items_equipment.B];2;0);VLOOKUP([.A394];[items_misc.A:items_misc.B];2;0));VLOOKUP([.A394];[items_consumable.A:items_consumable.B];2;0))" office:value-type="string" calcext:value-type="string" office:string-value="Holy mace">
            <text:p>Holy mace</text:p>
          </table:table-cell>
          <table:table-cell office:value-type="string" calcext:value-type="string">
            <text:p>mushroom_zombie</text:p>
          </table:table-cell>
          <table:table-cell table:style-name="ce27" table:formula="of:=VLOOKUP([.C394];[enemies.A:enemies.B];2;0)" office:value-type="string" calcext:value-type="string" office:string-value="Mushroom zombie">
            <text:p>Mushroom zombie</text:p>
          </table:table-cell>
          <table:table-cell office:value-type="float" calcext:value-type="float" office:value="0.001">
            <text:p>0.001</text:p>
          </table:table-cell>
          <table:table-cell table:style-name="ce28" table:formula="of:=IFERROR(VLOOKUP([.C394];[enemies.A:enemies.L];12;0);&quot;&quot;)" office:value-type="float" calcext:value-type="float" office:value="12">
            <text:p>12</text:p>
          </table:table-cell>
          <table:table-cell table:number-columns-repeated="1024"/>
        </table:table-row>
        <table:table-row table:style-name="ro633">
          <table:table-cell office:value-type="string" calcext:value-type="string">
            <text:p><text:span text:style-name="T1069">soul head 12</text:span></text:p>
          </table:table-cell>
          <table:table-cell table:style-name="ce27" table:formula="of:=IFERROR(IFERROR(VLOOKUP([.A395];[items_equipment.A:items_equipment.B];2;0);VLOOKUP([.A395];[items_misc.A:items_misc.B];2;0));VLOOKUP([.A395];[items_consumable.A:items_consumable.B];2;0))" office:value-type="string" calcext:value-type="string" office:string-value="Plastic halo">
            <text:p>Plastic halo</text:p>
          </table:table-cell>
          <table:table-cell office:value-type="string" calcext:value-type="string">
            <text:p>mushroom_zombie</text:p>
          </table:table-cell>
          <table:table-cell table:style-name="ce27" table:formula="of:=VLOOKUP([.C395];[enemies.A:enemies.B];2;0)" office:value-type="string" calcext:value-type="string" office:string-value="Mushroom zombie">
            <text:p>Mushroom zombie</text:p>
          </table:table-cell>
          <table:table-cell office:value-type="float" calcext:value-type="float" office:value="0.001">
            <text:p>0.001</text:p>
          </table:table-cell>
          <table:table-cell table:style-name="ce28" table:formula="of:=IFERROR(VLOOKUP([.C395];[enemies.A:enemies.L];12;0);&quot;&quot;)" office:value-type="float" calcext:value-type="float" office:value="12">
            <text:p>12</text:p>
          </table:table-cell>
          <table:table-cell table:number-columns-repeated="1024"/>
        </table:table-row>
        <table:table-row table:style-name="ro634">
          <table:table-cell office:value-type="string" calcext:value-type="string">
            <text:p><text:span text:style-name="T1070">soul body 12</text:span></text:p>
          </table:table-cell>
          <table:table-cell table:style-name="ce27" table:formula="of:=IFERROR(IFERROR(VLOOKUP([.A396];[items_equipment.A:items_equipment.B];2;0);VLOOKUP([.A396];[items_misc.A:items_misc.B];2;0));VLOOKUP([.A396];[items_consumable.A:items_consumable.B];2;0))" office:value-type="string" calcext:value-type="string" office:string-value="Plastic wings">
            <text:p>Plastic wings</text:p>
          </table:table-cell>
          <table:table-cell office:value-type="string" calcext:value-type="string">
            <text:p>mushroom_zombie</text:p>
          </table:table-cell>
          <table:table-cell table:style-name="ce27" table:formula="of:=VLOOKUP([.C396];[enemies.A:enemies.B];2;0)" office:value-type="string" calcext:value-type="string" office:string-value="Mushroom zombie">
            <text:p>Mushroom zombie</text:p>
          </table:table-cell>
          <table:table-cell office:value-type="float" calcext:value-type="float" office:value="0.001">
            <text:p>0.001</text:p>
          </table:table-cell>
          <table:table-cell table:style-name="ce28" table:formula="of:=IFERROR(VLOOKUP([.C396];[enemies.A:enemies.L];12;0);&quot;&quot;)" office:value-type="float" calcext:value-type="float" office:value="12">
            <text:p>12</text:p>
          </table:table-cell>
          <table:table-cell table:number-columns-repeated="1024"/>
        </table:table-row>
        <table:table-row table:style-name="ro635">
          <table:table-cell office:value-type="string" calcext:value-type="string">
            <text:p><text:span text:style-name="T1071">soul trinket 12</text:span></text:p>
          </table:table-cell>
          <table:table-cell table:style-name="ce27" table:formula="of:=IFERROR(IFERROR(VLOOKUP([.A397];[items_equipment.A:items_equipment.B];2;0);VLOOKUP([.A397];[items_misc.A:items_misc.B];2;0));VLOOKUP([.A397];[items_consumable.A:items_consumable.B];2;0))" office:value-type="string" calcext:value-type="string" office:string-value="Holy necklace">
            <text:p>Holy necklace</text:p>
          </table:table-cell>
          <table:table-cell office:value-type="string" calcext:value-type="string">
            <text:p>mushroom_zombie</text:p>
          </table:table-cell>
          <table:table-cell table:style-name="ce27" table:formula="of:=VLOOKUP([.C397];[enemies.A:enemies.B];2;0)" office:value-type="string" calcext:value-type="string" office:string-value="Mushroom zombie">
            <text:p>Mushroom zombie</text:p>
          </table:table-cell>
          <table:table-cell office:value-type="float" calcext:value-type="float" office:value="0.001">
            <text:p>0.001</text:p>
          </table:table-cell>
          <table:table-cell table:style-name="ce28" table:formula="of:=IFERROR(VLOOKUP([.C397];[enemies.A:enemies.L];12;0);&quot;&quot;)" office:value-type="float" calcext:value-type="float" office:value="12">
            <text:p>12</text:p>
          </table:table-cell>
          <table:table-cell table:number-columns-repeated="1024"/>
        </table:table-row>
        <table:table-row table:style-name="ro636">
          <table:table-cell office:value-type="string" calcext:value-type="string">
            <text:p><text:span text:style-name="T1072">grit weapon 12</text:span></text:p>
          </table:table-cell>
          <table:table-cell table:style-name="ce27" table:formula="of:=IFERROR(IFERROR(VLOOKUP([.A398];[items_equipment.A:items_equipment.B];2;0);VLOOKUP([.A398];[items_misc.A:items_misc.B];2;0));VLOOKUP([.A398];[items_consumable.A:items_consumable.B];2;0))" office:value-type="string" calcext:value-type="string" office:string-value="Halberd">
            <text:p>Halberd</text:p>
          </table:table-cell>
          <table:table-cell office:value-type="string" calcext:value-type="string">
            <text:p>zombie</text:p>
          </table:table-cell>
          <table:table-cell table:style-name="ce27" table:formula="of:=VLOOKUP([.C398];[enemies.A:enemies.B];2;0)" office:value-type="string" calcext:value-type="string" office:string-value="Zombie">
            <text:p>Zombie</text:p>
          </table:table-cell>
          <table:table-cell office:value-type="float" calcext:value-type="float" office:value="0.001">
            <text:p>0.001</text:p>
          </table:table-cell>
          <table:table-cell table:style-name="ce28" table:formula="of:=IFERROR(VLOOKUP([.C398];[enemies.A:enemies.L];12;0);&quot;&quot;)" office:value-type="float" calcext:value-type="float" office:value="12">
            <text:p>12</text:p>
          </table:table-cell>
          <table:table-cell table:number-columns-repeated="1024"/>
        </table:table-row>
        <table:table-row table:style-name="ro637">
          <table:table-cell office:value-type="string" calcext:value-type="string">
            <text:p><text:span text:style-name="T1073">grit head 12</text:span></text:p>
          </table:table-cell>
          <table:table-cell table:style-name="ce27" table:formula="of:=IFERROR(IFERROR(VLOOKUP([.A399];[items_equipment.A:items_equipment.B];2;0);VLOOKUP([.A399];[items_misc.A:items_misc.B];2;0));VLOOKUP([.A399];[items_consumable.A:items_consumable.B];2;0))" office:value-type="string" calcext:value-type="string" office:string-value="Bucket helmet">
            <text:p>Bucket helmet</text:p>
          </table:table-cell>
          <table:table-cell office:value-type="string" calcext:value-type="string">
            <text:p>zombie</text:p>
          </table:table-cell>
          <table:table-cell table:style-name="ce27" table:formula="of:=VLOOKUP([.C399];[enemies.A:enemies.B];2;0)" office:value-type="string" calcext:value-type="string" office:string-value="Zombie">
            <text:p>Zombie</text:p>
          </table:table-cell>
          <table:table-cell office:value-type="float" calcext:value-type="float" office:value="0.001">
            <text:p>0.001</text:p>
          </table:table-cell>
          <table:table-cell table:style-name="ce28" table:formula="of:=IFERROR(VLOOKUP([.C399];[enemies.A:enemies.L];12;0);&quot;&quot;)" office:value-type="float" calcext:value-type="float" office:value="12">
            <text:p>12</text:p>
          </table:table-cell>
          <table:table-cell table:number-columns-repeated="1024"/>
        </table:table-row>
        <table:table-row table:style-name="ro638">
          <table:table-cell office:value-type="string" calcext:value-type="string">
            <text:p><text:span text:style-name="T1074">grit body 12</text:span></text:p>
          </table:table-cell>
          <table:table-cell table:style-name="ce27" table:formula="of:=IFERROR(IFERROR(VLOOKUP([.A400];[items_equipment.A:items_equipment.B];2;0);VLOOKUP([.A400];[items_misc.A:items_misc.B];2;0));VLOOKUP([.A400];[items_consumable.A:items_consumable.B];2;0))" office:value-type="string" calcext:value-type="string" office:string-value="Plate armour">
            <text:p>Plate armour</text:p>
          </table:table-cell>
          <table:table-cell office:value-type="string" calcext:value-type="string">
            <text:p>zombie</text:p>
          </table:table-cell>
          <table:table-cell table:style-name="ce27" table:formula="of:=VLOOKUP([.C400];[enemies.A:enemies.B];2;0)" office:value-type="string" calcext:value-type="string" office:string-value="Zombie">
            <text:p>Zombie</text:p>
          </table:table-cell>
          <table:table-cell office:value-type="float" calcext:value-type="float" office:value="0.001">
            <text:p>0.001</text:p>
          </table:table-cell>
          <table:table-cell table:style-name="ce28" table:formula="of:=IFERROR(VLOOKUP([.C400];[enemies.A:enemies.L];12;0);&quot;&quot;)" office:value-type="float" calcext:value-type="float" office:value="12">
            <text:p>12</text:p>
          </table:table-cell>
          <table:table-cell table:number-columns-repeated="1024"/>
        </table:table-row>
        <table:table-row table:style-name="ro639">
          <table:table-cell table:style-name="ce15" office:value-type="string" calcext:value-type="string">
            <text:p>grit trinket 12 sword</text:p>
          </table:table-cell>
          <table:table-cell table:style-name="ce27" table:formula="of:=IFERROR(IFERROR(VLOOKUP([.A401];[items_equipment.A:items_equipment.B];2;0);VLOOKUP([.A401];[items_misc.A:items_misc.B];2;0));VLOOKUP([.A401];[items_consumable.A:items_consumable.B];2;0))" office:value-type="string" calcext:value-type="string" office:string-value="Sword necklace">
            <text:p>Sword necklace</text:p>
          </table:table-cell>
          <table:table-cell office:value-type="string" calcext:value-type="string">
            <text:p>zombie</text:p>
          </table:table-cell>
          <table:table-cell table:style-name="ce27" table:formula="of:=VLOOKUP([.C401];[enemies.A:enemies.B];2;0)" office:value-type="string" calcext:value-type="string" office:string-value="Zombie">
            <text:p>Zombie</text:p>
          </table:table-cell>
          <table:table-cell office:value-type="float" calcext:value-type="float" office:value="0.001">
            <text:p>0.001</text:p>
          </table:table-cell>
          <table:table-cell table:style-name="ce28" table:formula="of:=IFERROR(VLOOKUP([.C401];[enemies.A:enemies.L];12;0);&quot;&quot;)" office:value-type="float" calcext:value-type="float" office:value="12">
            <text:p>12</text:p>
          </table:table-cell>
          <table:table-cell table:number-columns-repeated="1024"/>
        </table:table-row>
        <table:table-row table:style-name="ro640">
          <table:table-cell table:style-name="ce15" office:value-type="string" calcext:value-type="string">
            <text:p>grit trinket 12 shield </text:p>
          </table:table-cell>
          <table:table-cell table:style-name="ce27" table:formula="of:=IFERROR(IFERROR(VLOOKUP([.A402];[items_equipment.A:items_equipment.B];2;0);VLOOKUP([.A402];[items_misc.A:items_misc.B];2;0));VLOOKUP([.A402];[items_consumable.A:items_consumable.B];2;0))" office:value-type="string" calcext:value-type="string" office:string-value="Shield necklace">
            <text:p>Shield necklace</text:p>
          </table:table-cell>
          <table:table-cell office:value-type="string" calcext:value-type="string">
            <text:p>zombie</text:p>
          </table:table-cell>
          <table:table-cell table:style-name="ce27" table:formula="of:=VLOOKUP([.C402];[enemies.A:enemies.B];2;0)" office:value-type="string" calcext:value-type="string" office:string-value="Zombie">
            <text:p>Zombie</text:p>
          </table:table-cell>
          <table:table-cell office:value-type="float" calcext:value-type="float" office:value="0.001">
            <text:p>0.001</text:p>
          </table:table-cell>
          <table:table-cell table:style-name="ce28" table:formula="of:=IFERROR(VLOOKUP([.C402];[enemies.A:enemies.L];12;0);&quot;&quot;)" office:value-type="float" calcext:value-type="float" office:value="12">
            <text:p>12</text:p>
          </table:table-cell>
          <table:table-cell table:number-columns-repeated="1024"/>
        </table:table-row>
        <table:table-row table:style-name="ro641">
          <table:table-cell table:style-name="ce20" office:value-type="string" calcext:value-type="string">
            <text:p><text:span text:style-name="T1075">flow weapon 12</text:span></text:p>
          </table:table-cell>
          <table:table-cell table:style-name="ce27" table:formula="of:=IFERROR(IFERROR(VLOOKUP([.A403];[items_equipment.A:items_equipment.B];2;0);VLOOKUP([.A403];[items_misc.A:items_misc.B];2;0));VLOOKUP([.A403];[items_consumable.A:items_consumable.B];2;0))" office:value-type="string" calcext:value-type="string" office:string-value="Scimitar">
            <text:p>Scimitar</text:p>
          </table:table-cell>
          <table:table-cell office:value-type="string" calcext:value-type="string">
            <text:p>zombie</text:p>
          </table:table-cell>
          <table:table-cell table:style-name="ce27" table:formula="of:=VLOOKUP([.C403];[enemies.A:enemies.B];2;0)" office:value-type="string" calcext:value-type="string" office:string-value="Zombie">
            <text:p>Zombie</text:p>
          </table:table-cell>
          <table:table-cell office:value-type="float" calcext:value-type="float" office:value="0.001">
            <text:p>0.001</text:p>
          </table:table-cell>
          <table:table-cell table:style-name="ce28" table:formula="of:=IFERROR(VLOOKUP([.C403];[enemies.A:enemies.L];12;0);&quot;&quot;)" office:value-type="float" calcext:value-type="float" office:value="12">
            <text:p>12</text:p>
          </table:table-cell>
          <table:table-cell table:number-columns-repeated="1024"/>
        </table:table-row>
        <table:table-row table:style-name="ro642">
          <table:table-cell office:value-type="string" calcext:value-type="string">
            <text:p><text:span text:style-name="T1076">flow head 12</text:span></text:p>
          </table:table-cell>
          <table:table-cell table:style-name="ce27" table:formula="of:=IFERROR(IFERROR(VLOOKUP([.A404];[items_equipment.A:items_equipment.B];2;0);VLOOKUP([.A404];[items_misc.A:items_misc.B];2;0));VLOOKUP([.A404];[items_consumable.A:items_consumable.B];2;0))" office:value-type="string" calcext:value-type="string" office:string-value="Night cloth hood">
            <text:p>Night cloth hood</text:p>
          </table:table-cell>
          <table:table-cell office:value-type="string" calcext:value-type="string">
            <text:p>zombie</text:p>
          </table:table-cell>
          <table:table-cell table:style-name="ce27" table:formula="of:=VLOOKUP([.C404];[enemies.A:enemies.B];2;0)" office:value-type="string" calcext:value-type="string" office:string-value="Zombie">
            <text:p>Zombie</text:p>
          </table:table-cell>
          <table:table-cell office:value-type="float" calcext:value-type="float" office:value="0.001">
            <text:p>0.001</text:p>
          </table:table-cell>
          <table:table-cell table:style-name="ce28" table:formula="of:=IFERROR(VLOOKUP([.C404];[enemies.A:enemies.L];12;0);&quot;&quot;)" office:value-type="float" calcext:value-type="float" office:value="12">
            <text:p>12</text:p>
          </table:table-cell>
          <table:table-cell table:number-columns-repeated="1024"/>
        </table:table-row>
        <table:table-row table:style-name="ro643">
          <table:table-cell office:value-type="string" calcext:value-type="string">
            <text:p><text:span text:style-name="T1077">flow body 12</text:span></text:p>
          </table:table-cell>
          <table:table-cell table:style-name="ce27" table:formula="of:=IFERROR(IFERROR(VLOOKUP([.A405];[items_equipment.A:items_equipment.B];2;0);VLOOKUP([.A405];[items_misc.A:items_misc.B];2;0));VLOOKUP([.A405];[items_consumable.A:items_consumable.B];2;0))" office:value-type="string" calcext:value-type="string" office:string-value="Night cloth uniform">
            <text:p>Night cloth uniform</text:p>
          </table:table-cell>
          <table:table-cell office:value-type="string" calcext:value-type="string">
            <text:p>zombie</text:p>
          </table:table-cell>
          <table:table-cell table:style-name="ce27" table:formula="of:=VLOOKUP([.C405];[enemies.A:enemies.B];2;0)" office:value-type="string" calcext:value-type="string" office:string-value="Zombie">
            <text:p>Zombie</text:p>
          </table:table-cell>
          <table:table-cell office:value-type="float" calcext:value-type="float" office:value="0.001">
            <text:p>0.001</text:p>
          </table:table-cell>
          <table:table-cell table:style-name="ce28" table:formula="of:=IFERROR(VLOOKUP([.C405];[enemies.A:enemies.L];12;0);&quot;&quot;)" office:value-type="float" calcext:value-type="float" office:value="12">
            <text:p>12</text:p>
          </table:table-cell>
          <table:table-cell table:number-columns-repeated="1024"/>
        </table:table-row>
        <table:table-row table:style-name="ro644">
          <table:table-cell office:value-type="string" calcext:value-type="string">
            <text:p><text:span text:style-name="T1078">flow trinket 12</text:span></text:p>
          </table:table-cell>
          <table:table-cell table:style-name="ce27" table:formula="of:=IFERROR(IFERROR(VLOOKUP([.A406];[items_equipment.A:items_equipment.B];2;0);VLOOKUP([.A406];[items_misc.A:items_misc.B];2;0));VLOOKUP([.A406];[items_consumable.A:items_consumable.B];2;0))" office:value-type="string" calcext:value-type="string" office:string-value="Dagger necklace">
            <text:p>Dagger necklace</text:p>
          </table:table-cell>
          <table:table-cell office:value-type="string" calcext:value-type="string">
            <text:p>zombie</text:p>
          </table:table-cell>
          <table:table-cell table:style-name="ce27" table:formula="of:=VLOOKUP([.C406];[enemies.A:enemies.B];2;0)" office:value-type="string" calcext:value-type="string" office:string-value="Zombie">
            <text:p>Zombie</text:p>
          </table:table-cell>
          <table:table-cell office:value-type="float" calcext:value-type="float" office:value="0.001">
            <text:p>0.001</text:p>
          </table:table-cell>
          <table:table-cell table:style-name="ce28" table:formula="of:=IFERROR(VLOOKUP([.C406];[enemies.A:enemies.L];12;0);&quot;&quot;)" office:value-type="float" calcext:value-type="float" office:value="12">
            <text:p>12</text:p>
          </table:table-cell>
          <table:table-cell table:number-columns-repeated="1024"/>
        </table:table-row>
        <table:table-row table:style-name="ro645">
          <table:table-cell office:value-type="string" calcext:value-type="string">
            <text:p><text:span text:style-name="T1079">mind weapon 12</text:span></text:p>
          </table:table-cell>
          <table:table-cell table:style-name="ce27" table:formula="of:=IFERROR(IFERROR(VLOOKUP([.A407];[items_equipment.A:items_equipment.B];2;0);VLOOKUP([.A407];[items_misc.A:items_misc.B];2;0));VLOOKUP([.A407];[items_consumable.A:items_consumable.B];2;0))" office:value-type="string" calcext:value-type="string" office:string-value="Staff">
            <text:p>Staff</text:p>
          </table:table-cell>
          <table:table-cell office:value-type="string" calcext:value-type="string">
            <text:p>zombie</text:p>
          </table:table-cell>
          <table:table-cell table:style-name="ce27" table:formula="of:=VLOOKUP([.C407];[enemies.A:enemies.B];2;0)" office:value-type="string" calcext:value-type="string" office:string-value="Zombie">
            <text:p>Zombie</text:p>
          </table:table-cell>
          <table:table-cell office:value-type="float" calcext:value-type="float" office:value="0.001">
            <text:p>0.001</text:p>
          </table:table-cell>
          <table:table-cell table:style-name="ce28" table:formula="of:=IFERROR(VLOOKUP([.C407];[enemies.A:enemies.L];12;0);&quot;&quot;)" office:value-type="float" calcext:value-type="float" office:value="12">
            <text:p>12</text:p>
          </table:table-cell>
          <table:table-cell table:number-columns-repeated="1024"/>
        </table:table-row>
        <table:table-row table:style-name="ro646">
          <table:table-cell office:value-type="string" calcext:value-type="string">
            <text:p><text:span text:style-name="T1080">mind head 12</text:span></text:p>
          </table:table-cell>
          <table:table-cell table:style-name="ce27" table:formula="of:=IFERROR(IFERROR(VLOOKUP([.A408];[items_equipment.A:items_equipment.B];2;0);VLOOKUP([.A408];[items_misc.A:items_misc.B];2;0));VLOOKUP([.A408];[items_consumable.A:items_consumable.B];2;0))" office:value-type="string" calcext:value-type="string" office:string-value="Enchanted mage hat">
            <text:p>Enchanted mage hat</text:p>
          </table:table-cell>
          <table:table-cell office:value-type="string" calcext:value-type="string">
            <text:p>zombie</text:p>
          </table:table-cell>
          <table:table-cell table:style-name="ce27" table:formula="of:=VLOOKUP([.C408];[enemies.A:enemies.B];2;0)" office:value-type="string" calcext:value-type="string" office:string-value="Zombie">
            <text:p>Zombie</text:p>
          </table:table-cell>
          <table:table-cell office:value-type="float" calcext:value-type="float" office:value="0.001">
            <text:p>0.001</text:p>
          </table:table-cell>
          <table:table-cell table:style-name="ce28" table:formula="of:=IFERROR(VLOOKUP([.C408];[enemies.A:enemies.L];12;0);&quot;&quot;)" office:value-type="float" calcext:value-type="float" office:value="12">
            <text:p>12</text:p>
          </table:table-cell>
          <table:table-cell table:number-columns-repeated="1024"/>
        </table:table-row>
        <table:table-row table:style-name="ro647">
          <table:table-cell office:value-type="string" calcext:value-type="string">
            <text:p><text:span text:style-name="T1081">mind body 12</text:span></text:p>
          </table:table-cell>
          <table:table-cell table:style-name="ce27" table:formula="of:=IFERROR(IFERROR(VLOOKUP([.A409];[items_equipment.A:items_equipment.B];2;0);VLOOKUP([.A409];[items_misc.A:items_misc.B];2;0));VLOOKUP([.A409];[items_consumable.A:items_consumable.B];2;0))" office:value-type="string" calcext:value-type="string" office:string-value="Enchanted mage suit">
            <text:p>Enchanted mage suit</text:p>
          </table:table-cell>
          <table:table-cell office:value-type="string" calcext:value-type="string">
            <text:p>zombie</text:p>
          </table:table-cell>
          <table:table-cell table:style-name="ce27" table:formula="of:=VLOOKUP([.C409];[enemies.A:enemies.B];2;0)" office:value-type="string" calcext:value-type="string" office:string-value="Zombie">
            <text:p>Zombie</text:p>
          </table:table-cell>
          <table:table-cell office:value-type="float" calcext:value-type="float" office:value="0.001">
            <text:p>0.001</text:p>
          </table:table-cell>
          <table:table-cell table:style-name="ce28" table:formula="of:=IFERROR(VLOOKUP([.C409];[enemies.A:enemies.L];12;0);&quot;&quot;)" office:value-type="float" calcext:value-type="float" office:value="12">
            <text:p>12</text:p>
          </table:table-cell>
          <table:table-cell table:number-columns-repeated="1024"/>
        </table:table-row>
        <table:table-row table:style-name="ro648">
          <table:table-cell office:value-type="string" calcext:value-type="string">
            <text:p><text:span text:style-name="T1082">mind trinket 12</text:span></text:p>
          </table:table-cell>
          <table:table-cell table:style-name="ce27" table:formula="of:=IFERROR(IFERROR(VLOOKUP([.A410];[items_equipment.A:items_equipment.B];2;0);VLOOKUP([.A410];[items_misc.A:items_misc.B];2;0));VLOOKUP([.A410];[items_consumable.A:items_consumable.B];2;0))" office:value-type="string" calcext:value-type="string" office:string-value="Enchanted necklace">
            <text:p>Enchanted necklace</text:p>
          </table:table-cell>
          <table:table-cell office:value-type="string" calcext:value-type="string">
            <text:p>zombie</text:p>
          </table:table-cell>
          <table:table-cell table:style-name="ce27" table:formula="of:=VLOOKUP([.C410];[enemies.A:enemies.B];2;0)" office:value-type="string" calcext:value-type="string" office:string-value="Zombie">
            <text:p>Zombie</text:p>
          </table:table-cell>
          <table:table-cell office:value-type="float" calcext:value-type="float" office:value="0.001">
            <text:p>0.001</text:p>
          </table:table-cell>
          <table:table-cell table:style-name="ce28" table:formula="of:=IFERROR(VLOOKUP([.C410];[enemies.A:enemies.L];12;0);&quot;&quot;)" office:value-type="float" calcext:value-type="float" office:value="12">
            <text:p>12</text:p>
          </table:table-cell>
          <table:table-cell table:number-columns-repeated="1024"/>
        </table:table-row>
        <table:table-row table:style-name="ro649">
          <table:table-cell office:value-type="string" calcext:value-type="string">
            <text:p><text:span text:style-name="T1083">soul weapon 12</text:span></text:p>
          </table:table-cell>
          <table:table-cell table:style-name="ce27" table:formula="of:=IFERROR(IFERROR(VLOOKUP([.A411];[items_equipment.A:items_equipment.B];2;0);VLOOKUP([.A411];[items_misc.A:items_misc.B];2;0));VLOOKUP([.A411];[items_consumable.A:items_consumable.B];2;0))" office:value-type="string" calcext:value-type="string" office:string-value="Holy mace">
            <text:p>Holy mace</text:p>
          </table:table-cell>
          <table:table-cell office:value-type="string" calcext:value-type="string">
            <text:p>zombie</text:p>
          </table:table-cell>
          <table:table-cell table:style-name="ce27" table:formula="of:=VLOOKUP([.C411];[enemies.A:enemies.B];2;0)" office:value-type="string" calcext:value-type="string" office:string-value="Zombie">
            <text:p>Zombie</text:p>
          </table:table-cell>
          <table:table-cell office:value-type="float" calcext:value-type="float" office:value="0.001">
            <text:p>0.001</text:p>
          </table:table-cell>
          <table:table-cell table:style-name="ce28" table:formula="of:=IFERROR(VLOOKUP([.C411];[enemies.A:enemies.L];12;0);&quot;&quot;)" office:value-type="float" calcext:value-type="float" office:value="12">
            <text:p>12</text:p>
          </table:table-cell>
          <table:table-cell table:number-columns-repeated="1024"/>
        </table:table-row>
        <table:table-row table:style-name="ro650">
          <table:table-cell office:value-type="string" calcext:value-type="string">
            <text:p><text:span text:style-name="T1084">soul head 12</text:span></text:p>
          </table:table-cell>
          <table:table-cell table:style-name="ce27" table:formula="of:=IFERROR(IFERROR(VLOOKUP([.A412];[items_equipment.A:items_equipment.B];2;0);VLOOKUP([.A412];[items_misc.A:items_misc.B];2;0));VLOOKUP([.A412];[items_consumable.A:items_consumable.B];2;0))" office:value-type="string" calcext:value-type="string" office:string-value="Plastic halo">
            <text:p>Plastic halo</text:p>
          </table:table-cell>
          <table:table-cell office:value-type="string" calcext:value-type="string">
            <text:p>zombie</text:p>
          </table:table-cell>
          <table:table-cell table:style-name="ce27" table:formula="of:=VLOOKUP([.C412];[enemies.A:enemies.B];2;0)" office:value-type="string" calcext:value-type="string" office:string-value="Zombie">
            <text:p>Zombie</text:p>
          </table:table-cell>
          <table:table-cell office:value-type="float" calcext:value-type="float" office:value="0.001">
            <text:p>0.001</text:p>
          </table:table-cell>
          <table:table-cell table:style-name="ce28" table:formula="of:=IFERROR(VLOOKUP([.C412];[enemies.A:enemies.L];12;0);&quot;&quot;)" office:value-type="float" calcext:value-type="float" office:value="12">
            <text:p>12</text:p>
          </table:table-cell>
          <table:table-cell table:number-columns-repeated="1024"/>
        </table:table-row>
        <table:table-row table:style-name="ro651">
          <table:table-cell office:value-type="string" calcext:value-type="string">
            <text:p><text:span text:style-name="T1085">soul body 12</text:span></text:p>
          </table:table-cell>
          <table:table-cell table:style-name="ce27" table:formula="of:=IFERROR(IFERROR(VLOOKUP([.A413];[items_equipment.A:items_equipment.B];2;0);VLOOKUP([.A413];[items_misc.A:items_misc.B];2;0));VLOOKUP([.A413];[items_consumable.A:items_consumable.B];2;0))" office:value-type="string" calcext:value-type="string" office:string-value="Plastic wings">
            <text:p>Plastic wings</text:p>
          </table:table-cell>
          <table:table-cell office:value-type="string" calcext:value-type="string">
            <text:p>zombie</text:p>
          </table:table-cell>
          <table:table-cell table:style-name="ce27" table:formula="of:=VLOOKUP([.C413];[enemies.A:enemies.B];2;0)" office:value-type="string" calcext:value-type="string" office:string-value="Zombie">
            <text:p>Zombie</text:p>
          </table:table-cell>
          <table:table-cell office:value-type="float" calcext:value-type="float" office:value="0.001">
            <text:p>0.001</text:p>
          </table:table-cell>
          <table:table-cell table:style-name="ce28" table:formula="of:=IFERROR(VLOOKUP([.C413];[enemies.A:enemies.L];12;0);&quot;&quot;)" office:value-type="float" calcext:value-type="float" office:value="12">
            <text:p>12</text:p>
          </table:table-cell>
          <table:table-cell table:number-columns-repeated="1024"/>
        </table:table-row>
        <table:table-row table:style-name="ro652">
          <table:table-cell office:value-type="string" calcext:value-type="string">
            <text:p><text:span text:style-name="T1086">soul trinket 12</text:span></text:p>
          </table:table-cell>
          <table:table-cell table:style-name="ce27" table:formula="of:=IFERROR(IFERROR(VLOOKUP([.A414];[items_equipment.A:items_equipment.B];2;0);VLOOKUP([.A414];[items_misc.A:items_misc.B];2;0));VLOOKUP([.A414];[items_consumable.A:items_consumable.B];2;0))" office:value-type="string" calcext:value-type="string" office:string-value="Holy necklace">
            <text:p>Holy necklace</text:p>
          </table:table-cell>
          <table:table-cell office:value-type="string" calcext:value-type="string">
            <text:p>zombie</text:p>
          </table:table-cell>
          <table:table-cell table:style-name="ce27" table:formula="of:=VLOOKUP([.C414];[enemies.A:enemies.B];2;0)" office:value-type="string" calcext:value-type="string" office:string-value="Zombie">
            <text:p>Zombie</text:p>
          </table:table-cell>
          <table:table-cell office:value-type="float" calcext:value-type="float" office:value="0.001">
            <text:p>0.001</text:p>
          </table:table-cell>
          <table:table-cell table:style-name="ce28" table:formula="of:=IFERROR(VLOOKUP([.C414];[enemies.A:enemies.L];12;0);&quot;&quot;)" office:value-type="float" calcext:value-type="float" office:value="12">
            <text:p>12</text:p>
          </table:table-cell>
          <table:table-cell table:number-columns-repeated="1024"/>
        </table:table-row>
        <table:table-row table:style-name="ro653">
          <table:table-cell office:value-type="string" calcext:value-type="string">
            <text:p><text:span text:style-name="T1087">grit weapon 12</text:span></text:p>
          </table:table-cell>
          <table:table-cell table:style-name="ce27" table:formula="of:=IFERROR(IFERROR(VLOOKUP([.A415];[items_equipment.A:items_equipment.B];2;0);VLOOKUP([.A415];[items_misc.A:items_misc.B];2;0));VLOOKUP([.A415];[items_consumable.A:items_consumable.B];2;0))" office:value-type="string" calcext:value-type="string" office:string-value="Halberd">
            <text:p>Halberd</text:p>
          </table:table-cell>
          <table:table-cell office:value-type="string" calcext:value-type="string">
            <text:p>crocodile</text:p>
          </table:table-cell>
          <table:table-cell table:style-name="ce27" table:formula="of:=VLOOKUP([.C41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28" table:formula="of:=IFERROR(VLOOKUP([.C415];[enemies.A:enemies.L];12;0);&quot;&quot;)" office:value-type="float" calcext:value-type="float" office:value="12">
            <text:p>12</text:p>
          </table:table-cell>
          <table:table-cell table:number-columns-repeated="1024"/>
        </table:table-row>
        <table:table-row table:style-name="ro654">
          <table:table-cell office:value-type="string" calcext:value-type="string">
            <text:p><text:span text:style-name="T1088">grit head 12</text:span></text:p>
          </table:table-cell>
          <table:table-cell table:style-name="ce27" table:formula="of:=IFERROR(IFERROR(VLOOKUP([.A416];[items_equipment.A:items_equipment.B];2;0);VLOOKUP([.A416];[items_misc.A:items_misc.B];2;0));VLOOKUP([.A416];[items_consumable.A:items_consumable.B];2;0))" office:value-type="string" calcext:value-type="string" office:string-value="Bucket helmet">
            <text:p>Bucket helmet</text:p>
          </table:table-cell>
          <table:table-cell office:value-type="string" calcext:value-type="string">
            <text:p>crocodile</text:p>
          </table:table-cell>
          <table:table-cell table:style-name="ce27" table:formula="of:=VLOOKUP([.C41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28" table:formula="of:=IFERROR(VLOOKUP([.C416];[enemies.A:enemies.L];12;0);&quot;&quot;)" office:value-type="float" calcext:value-type="float" office:value="12">
            <text:p>12</text:p>
          </table:table-cell>
          <table:table-cell table:number-columns-repeated="1024"/>
        </table:table-row>
        <table:table-row table:style-name="ro655">
          <table:table-cell office:value-type="string" calcext:value-type="string">
            <text:p><text:span text:style-name="T1089">grit body 12</text:span></text:p>
          </table:table-cell>
          <table:table-cell table:style-name="ce27" table:formula="of:=IFERROR(IFERROR(VLOOKUP([.A417];[items_equipment.A:items_equipment.B];2;0);VLOOKUP([.A417];[items_misc.A:items_misc.B];2;0));VLOOKUP([.A417];[items_consumable.A:items_consumable.B];2;0))" office:value-type="string" calcext:value-type="string" office:string-value="Plate armour">
            <text:p>Plate armour</text:p>
          </table:table-cell>
          <table:table-cell office:value-type="string" calcext:value-type="string">
            <text:p>crocodile</text:p>
          </table:table-cell>
          <table:table-cell table:style-name="ce27" table:formula="of:=VLOOKUP([.C41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28" table:formula="of:=IFERROR(VLOOKUP([.C417];[enemies.A:enemies.L];12;0);&quot;&quot;)" office:value-type="float" calcext:value-type="float" office:value="12">
            <text:p>12</text:p>
          </table:table-cell>
          <table:table-cell table:number-columns-repeated="1024"/>
        </table:table-row>
        <table:table-row table:style-name="ro656">
          <table:table-cell table:style-name="ce15" office:value-type="string" calcext:value-type="string">
            <text:p>grit trinket 12 sword</text:p>
          </table:table-cell>
          <table:table-cell table:style-name="ce27" table:formula="of:=IFERROR(IFERROR(VLOOKUP([.A418];[items_equipment.A:items_equipment.B];2;0);VLOOKUP([.A418];[items_misc.A:items_misc.B];2;0));VLOOKUP([.A418];[items_consumable.A:items_consumable.B];2;0))" office:value-type="string" calcext:value-type="string" office:string-value="Sword necklace">
            <text:p>Sword necklace</text:p>
          </table:table-cell>
          <table:table-cell office:value-type="string" calcext:value-type="string">
            <text:p>crocodile</text:p>
          </table:table-cell>
          <table:table-cell table:style-name="ce27" table:formula="of:=VLOOKUP([.C41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28" table:formula="of:=IFERROR(VLOOKUP([.C418];[enemies.A:enemies.L];12;0);&quot;&quot;)" office:value-type="float" calcext:value-type="float" office:value="12">
            <text:p>12</text:p>
          </table:table-cell>
          <table:table-cell table:number-columns-repeated="1024"/>
        </table:table-row>
        <table:table-row table:style-name="ro657">
          <table:table-cell table:style-name="ce15" office:value-type="string" calcext:value-type="string">
            <text:p>grit trinket 12 shield </text:p>
          </table:table-cell>
          <table:table-cell table:style-name="ce27" table:formula="of:=IFERROR(IFERROR(VLOOKUP([.A419];[items_equipment.A:items_equipment.B];2;0);VLOOKUP([.A419];[items_misc.A:items_misc.B];2;0));VLOOKUP([.A419];[items_consumable.A:items_consumable.B];2;0))" office:value-type="string" calcext:value-type="string" office:string-value="Shield necklace">
            <text:p>Shield necklace</text:p>
          </table:table-cell>
          <table:table-cell office:value-type="string" calcext:value-type="string">
            <text:p>crocodile</text:p>
          </table:table-cell>
          <table:table-cell table:style-name="ce27" table:formula="of:=VLOOKUP([.C41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28" table:formula="of:=IFERROR(VLOOKUP([.C419];[enemies.A:enemies.L];12;0);&quot;&quot;)" office:value-type="float" calcext:value-type="float" office:value="12">
            <text:p>12</text:p>
          </table:table-cell>
          <table:table-cell table:number-columns-repeated="1024"/>
        </table:table-row>
        <table:table-row table:style-name="ro658">
          <table:table-cell office:value-type="string" calcext:value-type="string">
            <text:p><text:span text:style-name="T1090">flow weapon 12</text:span></text:p>
          </table:table-cell>
          <table:table-cell table:style-name="ce27" table:formula="of:=IFERROR(IFERROR(VLOOKUP([.A420];[items_equipment.A:items_equipment.B];2;0);VLOOKUP([.A420];[items_misc.A:items_misc.B];2;0));VLOOKUP([.A420];[items_consumable.A:items_consumable.B];2;0))" office:value-type="string" calcext:value-type="string" office:string-value="Scimitar">
            <text:p>Scimitar</text:p>
          </table:table-cell>
          <table:table-cell office:value-type="string" calcext:value-type="string">
            <text:p>crocodile</text:p>
          </table:table-cell>
          <table:table-cell table:style-name="ce27" table:formula="of:=VLOOKUP([.C42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28" table:formula="of:=IFERROR(VLOOKUP([.C420];[enemies.A:enemies.L];12;0);&quot;&quot;)" office:value-type="float" calcext:value-type="float" office:value="12">
            <text:p>12</text:p>
          </table:table-cell>
          <table:table-cell table:number-columns-repeated="1024"/>
        </table:table-row>
        <table:table-row table:style-name="ro659">
          <table:table-cell office:value-type="string" calcext:value-type="string">
            <text:p><text:span text:style-name="T1091">flow head 12</text:span></text:p>
          </table:table-cell>
          <table:table-cell table:style-name="ce27" table:formula="of:=IFERROR(IFERROR(VLOOKUP([.A421];[items_equipment.A:items_equipment.B];2;0);VLOOKUP([.A421];[items_misc.A:items_misc.B];2;0));VLOOKUP([.A421];[items_consumable.A:items_consumable.B];2;0))" office:value-type="string" calcext:value-type="string" office:string-value="Night cloth hood">
            <text:p>Night cloth hood</text:p>
          </table:table-cell>
          <table:table-cell office:value-type="string" calcext:value-type="string">
            <text:p>crocodile</text:p>
          </table:table-cell>
          <table:table-cell table:style-name="ce27" table:formula="of:=VLOOKUP([.C42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28" table:formula="of:=IFERROR(VLOOKUP([.C421];[enemies.A:enemies.L];12;0);&quot;&quot;)" office:value-type="float" calcext:value-type="float" office:value="12">
            <text:p>12</text:p>
          </table:table-cell>
          <table:table-cell table:number-columns-repeated="1024"/>
        </table:table-row>
        <table:table-row table:style-name="ro660">
          <table:table-cell office:value-type="string" calcext:value-type="string">
            <text:p><text:span text:style-name="T1092">flow body 12</text:span></text:p>
          </table:table-cell>
          <table:table-cell table:style-name="ce27" table:formula="of:=IFERROR(IFERROR(VLOOKUP([.A422];[items_equipment.A:items_equipment.B];2;0);VLOOKUP([.A422];[items_misc.A:items_misc.B];2;0));VLOOKUP([.A422];[items_consumable.A:items_consumable.B];2;0))" office:value-type="string" calcext:value-type="string" office:string-value="Night cloth uniform">
            <text:p>Night cloth uniform</text:p>
          </table:table-cell>
          <table:table-cell office:value-type="string" calcext:value-type="string">
            <text:p>crocodile</text:p>
          </table:table-cell>
          <table:table-cell table:style-name="ce27" table:formula="of:=VLOOKUP([.C422];[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28" table:formula="of:=IFERROR(VLOOKUP([.C422];[enemies.A:enemies.L];12;0);&quot;&quot;)" office:value-type="float" calcext:value-type="float" office:value="12">
            <text:p>12</text:p>
          </table:table-cell>
          <table:table-cell table:number-columns-repeated="1024"/>
        </table:table-row>
        <table:table-row table:style-name="ro661">
          <table:table-cell office:value-type="string" calcext:value-type="string">
            <text:p><text:span text:style-name="T1093">flow trinket 12</text:span></text:p>
          </table:table-cell>
          <table:table-cell table:style-name="ce27" table:formula="of:=IFERROR(IFERROR(VLOOKUP([.A423];[items_equipment.A:items_equipment.B];2;0);VLOOKUP([.A423];[items_misc.A:items_misc.B];2;0));VLOOKUP([.A423];[items_consumable.A:items_consumable.B];2;0))" office:value-type="string" calcext:value-type="string" office:string-value="Dagger necklace">
            <text:p>Dagger necklace</text:p>
          </table:table-cell>
          <table:table-cell office:value-type="string" calcext:value-type="string">
            <text:p>crocodile</text:p>
          </table:table-cell>
          <table:table-cell table:style-name="ce27" table:formula="of:=VLOOKUP([.C423];[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28" table:formula="of:=IFERROR(VLOOKUP([.C423];[enemies.A:enemies.L];12;0);&quot;&quot;)" office:value-type="float" calcext:value-type="float" office:value="12">
            <text:p>12</text:p>
          </table:table-cell>
          <table:table-cell table:number-columns-repeated="1024"/>
        </table:table-row>
        <table:table-row table:style-name="ro662">
          <table:table-cell office:value-type="string" calcext:value-type="string">
            <text:p><text:span text:style-name="T1094">mind weapon 12</text:span></text:p>
          </table:table-cell>
          <table:table-cell table:style-name="ce27" table:formula="of:=IFERROR(IFERROR(VLOOKUP([.A424];[items_equipment.A:items_equipment.B];2;0);VLOOKUP([.A424];[items_misc.A:items_misc.B];2;0));VLOOKUP([.A424];[items_consumable.A:items_consumable.B];2;0))" office:value-type="string" calcext:value-type="string" office:string-value="Staff">
            <text:p>Staff</text:p>
          </table:table-cell>
          <table:table-cell office:value-type="string" calcext:value-type="string">
            <text:p>crocodile</text:p>
          </table:table-cell>
          <table:table-cell table:style-name="ce27" table:formula="of:=VLOOKUP([.C424];[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28" table:formula="of:=IFERROR(VLOOKUP([.C424];[enemies.A:enemies.L];12;0);&quot;&quot;)" office:value-type="float" calcext:value-type="float" office:value="12">
            <text:p>12</text:p>
          </table:table-cell>
          <table:table-cell table:number-columns-repeated="1024"/>
        </table:table-row>
        <table:table-row table:style-name="ro663">
          <table:table-cell office:value-type="string" calcext:value-type="string">
            <text:p><text:span text:style-name="T1095">mind head 12</text:span></text:p>
          </table:table-cell>
          <table:table-cell table:style-name="ce27" table:formula="of:=IFERROR(IFERROR(VLOOKUP([.A425];[items_equipment.A:items_equipment.B];2;0);VLOOKUP([.A425];[items_misc.A:items_misc.B];2;0));VLOOKUP([.A425];[items_consumable.A:items_consumable.B];2;0))" office:value-type="string" calcext:value-type="string" office:string-value="Enchanted mage hat">
            <text:p>Enchanted mage hat</text:p>
          </table:table-cell>
          <table:table-cell office:value-type="string" calcext:value-type="string">
            <text:p>crocodile</text:p>
          </table:table-cell>
          <table:table-cell table:style-name="ce27" table:formula="of:=VLOOKUP([.C42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28" table:formula="of:=IFERROR(VLOOKUP([.C425];[enemies.A:enemies.L];12;0);&quot;&quot;)" office:value-type="float" calcext:value-type="float" office:value="12">
            <text:p>12</text:p>
          </table:table-cell>
          <table:table-cell table:number-columns-repeated="1024"/>
        </table:table-row>
        <table:table-row table:style-name="ro664">
          <table:table-cell office:value-type="string" calcext:value-type="string">
            <text:p><text:span text:style-name="T1096">mind body 12</text:span></text:p>
          </table:table-cell>
          <table:table-cell table:style-name="ce27" table:formula="of:=IFERROR(IFERROR(VLOOKUP([.A426];[items_equipment.A:items_equipment.B];2;0);VLOOKUP([.A426];[items_misc.A:items_misc.B];2;0));VLOOKUP([.A426];[items_consumable.A:items_consumable.B];2;0))" office:value-type="string" calcext:value-type="string" office:string-value="Enchanted mage suit">
            <text:p>Enchanted mage suit</text:p>
          </table:table-cell>
          <table:table-cell office:value-type="string" calcext:value-type="string">
            <text:p>crocodile</text:p>
          </table:table-cell>
          <table:table-cell table:style-name="ce27" table:formula="of:=VLOOKUP([.C42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28" table:formula="of:=IFERROR(VLOOKUP([.C426];[enemies.A:enemies.L];12;0);&quot;&quot;)" office:value-type="float" calcext:value-type="float" office:value="12">
            <text:p>12</text:p>
          </table:table-cell>
          <table:table-cell table:number-columns-repeated="1024"/>
        </table:table-row>
        <table:table-row table:style-name="ro665">
          <table:table-cell office:value-type="string" calcext:value-type="string">
            <text:p><text:span text:style-name="T1097">mind trinket 12</text:span></text:p>
          </table:table-cell>
          <table:table-cell table:style-name="ce27" table:formula="of:=IFERROR(IFERROR(VLOOKUP([.A427];[items_equipment.A:items_equipment.B];2;0);VLOOKUP([.A427];[items_misc.A:items_misc.B];2;0));VLOOKUP([.A427];[items_consumable.A:items_consumable.B];2;0))" office:value-type="string" calcext:value-type="string" office:string-value="Enchanted necklace">
            <text:p>Enchanted necklace</text:p>
          </table:table-cell>
          <table:table-cell office:value-type="string" calcext:value-type="string">
            <text:p>crocodile</text:p>
          </table:table-cell>
          <table:table-cell table:style-name="ce27" table:formula="of:=VLOOKUP([.C42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28" table:formula="of:=IFERROR(VLOOKUP([.C427];[enemies.A:enemies.L];12;0);&quot;&quot;)" office:value-type="float" calcext:value-type="float" office:value="12">
            <text:p>12</text:p>
          </table:table-cell>
          <table:table-cell table:number-columns-repeated="1024"/>
        </table:table-row>
        <table:table-row table:style-name="ro666">
          <table:table-cell office:value-type="string" calcext:value-type="string">
            <text:p><text:span text:style-name="T1098">soul weapon 12</text:span></text:p>
          </table:table-cell>
          <table:table-cell table:style-name="ce27" table:formula="of:=IFERROR(IFERROR(VLOOKUP([.A428];[items_equipment.A:items_equipment.B];2;0);VLOOKUP([.A428];[items_misc.A:items_misc.B];2;0));VLOOKUP([.A428];[items_consumable.A:items_consumable.B];2;0))" office:value-type="string" calcext:value-type="string" office:string-value="Holy mace">
            <text:p>Holy mace</text:p>
          </table:table-cell>
          <table:table-cell office:value-type="string" calcext:value-type="string">
            <text:p>crocodile</text:p>
          </table:table-cell>
          <table:table-cell table:style-name="ce27" table:formula="of:=VLOOKUP([.C42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28" table:formula="of:=IFERROR(VLOOKUP([.C428];[enemies.A:enemies.L];12;0);&quot;&quot;)" office:value-type="float" calcext:value-type="float" office:value="12">
            <text:p>12</text:p>
          </table:table-cell>
          <table:table-cell table:number-columns-repeated="1024"/>
        </table:table-row>
        <table:table-row table:style-name="ro667">
          <table:table-cell office:value-type="string" calcext:value-type="string">
            <text:p><text:span text:style-name="T1099">soul head 12</text:span></text:p>
          </table:table-cell>
          <table:table-cell table:style-name="ce27" table:formula="of:=IFERROR(IFERROR(VLOOKUP([.A429];[items_equipment.A:items_equipment.B];2;0);VLOOKUP([.A429];[items_misc.A:items_misc.B];2;0));VLOOKUP([.A429];[items_consumable.A:items_consumable.B];2;0))" office:value-type="string" calcext:value-type="string" office:string-value="Plastic halo">
            <text:p>Plastic halo</text:p>
          </table:table-cell>
          <table:table-cell office:value-type="string" calcext:value-type="string">
            <text:p>crocodile</text:p>
          </table:table-cell>
          <table:table-cell table:style-name="ce27" table:formula="of:=VLOOKUP([.C42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28" table:formula="of:=IFERROR(VLOOKUP([.C429];[enemies.A:enemies.L];12;0);&quot;&quot;)" office:value-type="float" calcext:value-type="float" office:value="12">
            <text:p>12</text:p>
          </table:table-cell>
          <table:table-cell table:number-columns-repeated="1024"/>
        </table:table-row>
        <table:table-row table:style-name="ro668">
          <table:table-cell office:value-type="string" calcext:value-type="string">
            <text:p><text:span text:style-name="T1100">soul body 12</text:span></text:p>
          </table:table-cell>
          <table:table-cell table:style-name="ce27" table:formula="of:=IFERROR(IFERROR(VLOOKUP([.A430];[items_equipment.A:items_equipment.B];2;0);VLOOKUP([.A430];[items_misc.A:items_misc.B];2;0));VLOOKUP([.A430];[items_consumable.A:items_consumable.B];2;0))" office:value-type="string" calcext:value-type="string" office:string-value="Plastic wings">
            <text:p>Plastic wings</text:p>
          </table:table-cell>
          <table:table-cell office:value-type="string" calcext:value-type="string">
            <text:p>crocodile</text:p>
          </table:table-cell>
          <table:table-cell table:style-name="ce27" table:formula="of:=VLOOKUP([.C43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28" table:formula="of:=IFERROR(VLOOKUP([.C430];[enemies.A:enemies.L];12;0);&quot;&quot;)" office:value-type="float" calcext:value-type="float" office:value="12">
            <text:p>12</text:p>
          </table:table-cell>
          <table:table-cell table:number-columns-repeated="1024"/>
        </table:table-row>
        <table:table-row table:style-name="ro669">
          <table:table-cell office:value-type="string" calcext:value-type="string">
            <text:p><text:span text:style-name="T1101">soul trinket 12</text:span></text:p>
          </table:table-cell>
          <table:table-cell table:style-name="ce27" table:formula="of:=IFERROR(IFERROR(VLOOKUP([.A431];[items_equipment.A:items_equipment.B];2;0);VLOOKUP([.A431];[items_misc.A:items_misc.B];2;0));VLOOKUP([.A431];[items_consumable.A:items_consumable.B];2;0))" office:value-type="string" calcext:value-type="string" office:string-value="Holy necklace">
            <text:p>Holy necklace</text:p>
          </table:table-cell>
          <table:table-cell office:value-type="string" calcext:value-type="string">
            <text:p>crocodile</text:p>
          </table:table-cell>
          <table:table-cell table:style-name="ce27" table:formula="of:=VLOOKUP([.C43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28" table:formula="of:=IFERROR(VLOOKUP([.C431];[enemies.A:enemies.L];12;0);&quot;&quot;)" office:value-type="float" calcext:value-type="float" office:value="12">
            <text:p>12</text:p>
          </table:table-cell>
          <table:table-cell table:number-columns-repeated="1024"/>
        </table:table-row>
        <table:table-row table:style-name="ro670">
          <table:table-cell office:value-type="string" calcext:value-type="string">
            <text:p><text:span text:style-name="T1102">grit weapon 12</text:span></text:p>
          </table:table-cell>
          <table:table-cell table:style-name="ce27" table:formula="of:=IFERROR(IFERROR(VLOOKUP([.A432];[items_equipment.A:items_equipment.B];2;0);VLOOKUP([.A432];[items_misc.A:items_misc.B];2;0));VLOOKUP([.A432];[items_consumable.A:items_consumable.B];2;0))" office:value-type="string" calcext:value-type="string" office:string-value="Halberd">
            <text:p>Halberd</text:p>
          </table:table-cell>
          <table:table-cell office:value-type="string" calcext:value-type="string">
            <text:p>skeleton_soldier</text:p>
          </table:table-cell>
          <table:table-cell table:style-name="ce27" table:formula="of:=VLOOKUP([.C432];[enemies.A:enemies.B];2;0)" office:value-type="string" calcext:value-type="string" office:string-value="Skeleton Soldier">
            <text:p>Skeleton Soldier</text:p>
          </table:table-cell>
          <table:table-cell office:value-type="float" calcext:value-type="float" office:value="0.01">
            <text:p>0.01</text:p>
          </table:table-cell>
          <table:table-cell table:style-name="ce28" table:formula="of:=IFERROR(VLOOKUP([.C432];[enemies.A:enemies.L];12;0);&quot;&quot;)" office:value-type="float" calcext:value-type="float" office:value="12">
            <text:p>12</text:p>
          </table:table-cell>
          <table:table-cell table:number-columns-repeated="1024"/>
        </table:table-row>
        <table:table-row table:style-name="ro671">
          <table:table-cell office:value-type="string" calcext:value-type="string">
            <text:p><text:span text:style-name="T1103">grit head 12</text:span></text:p>
          </table:table-cell>
          <table:table-cell table:style-name="ce27" table:formula="of:=IFERROR(IFERROR(VLOOKUP([.A433];[items_equipment.A:items_equipment.B];2;0);VLOOKUP([.A433];[items_misc.A:items_misc.B];2;0));VLOOKUP([.A433];[items_consumable.A:items_consumable.B];2;0))" office:value-type="string" calcext:value-type="string" office:string-value="Bucket helmet">
            <text:p>Bucket helmet</text:p>
          </table:table-cell>
          <table:table-cell office:value-type="string" calcext:value-type="string">
            <text:p>skeleton_soldier</text:p>
          </table:table-cell>
          <table:table-cell table:style-name="ce27" table:formula="of:=VLOOKUP([.C433];[enemies.A:enemies.B];2;0)" office:value-type="string" calcext:value-type="string" office:string-value="Skeleton Soldier">
            <text:p>Skeleton Soldier</text:p>
          </table:table-cell>
          <table:table-cell office:value-type="float" calcext:value-type="float" office:value="0.01">
            <text:p>0.01</text:p>
          </table:table-cell>
          <table:table-cell table:style-name="ce28" table:formula="of:=IFERROR(VLOOKUP([.C433];[enemies.A:enemies.L];12;0);&quot;&quot;)" office:value-type="float" calcext:value-type="float" office:value="12">
            <text:p>12</text:p>
          </table:table-cell>
          <table:table-cell table:number-columns-repeated="1024"/>
        </table:table-row>
        <table:table-row table:style-name="ro672">
          <table:table-cell office:value-type="string" calcext:value-type="string">
            <text:p><text:span text:style-name="T1104">grit body 12</text:span></text:p>
          </table:table-cell>
          <table:table-cell table:style-name="ce27" table:formula="of:=IFERROR(IFERROR(VLOOKUP([.A434];[items_equipment.A:items_equipment.B];2;0);VLOOKUP([.A434];[items_misc.A:items_misc.B];2;0));VLOOKUP([.A434];[items_consumable.A:items_consumable.B];2;0))" office:value-type="string" calcext:value-type="string" office:string-value="Plate armour">
            <text:p>Plate armour</text:p>
          </table:table-cell>
          <table:table-cell office:value-type="string" calcext:value-type="string">
            <text:p>skeleton_soldier</text:p>
          </table:table-cell>
          <table:table-cell table:style-name="ce27" table:formula="of:=VLOOKUP([.C434];[enemies.A:enemies.B];2;0)" office:value-type="string" calcext:value-type="string" office:string-value="Skeleton Soldier">
            <text:p>Skeleton Soldier</text:p>
          </table:table-cell>
          <table:table-cell office:value-type="float" calcext:value-type="float" office:value="0.01">
            <text:p>0.01</text:p>
          </table:table-cell>
          <table:table-cell table:style-name="ce28" table:formula="of:=IFERROR(VLOOKUP([.C434];[enemies.A:enemies.L];12;0);&quot;&quot;)" office:value-type="float" calcext:value-type="float" office:value="12">
            <text:p>12</text:p>
          </table:table-cell>
          <table:table-cell table:number-columns-repeated="1024"/>
        </table:table-row>
        <table:table-row table:style-name="ro673">
          <table:table-cell table:style-name="ce15" office:value-type="string" calcext:value-type="string">
            <text:p>grit trinket 12 sword</text:p>
          </table:table-cell>
          <table:table-cell table:style-name="ce27" table:formula="of:=IFERROR(IFERROR(VLOOKUP([.A435];[items_equipment.A:items_equipment.B];2;0);VLOOKUP([.A435];[items_misc.A:items_misc.B];2;0));VLOOKUP([.A435];[items_consumable.A:items_consumable.B];2;0))" office:value-type="string" calcext:value-type="string" office:string-value="Sword necklace">
            <text:p>Sword necklace</text:p>
          </table:table-cell>
          <table:table-cell office:value-type="string" calcext:value-type="string">
            <text:p>skeleton_soldier</text:p>
          </table:table-cell>
          <table:table-cell table:style-name="ce27" table:formula="of:=VLOOKUP([.C435];[enemies.A:enemies.B];2;0)" office:value-type="string" calcext:value-type="string" office:string-value="Skeleton Soldier">
            <text:p>Skeleton Soldier</text:p>
          </table:table-cell>
          <table:table-cell office:value-type="float" calcext:value-type="float" office:value="0.01">
            <text:p>0.01</text:p>
          </table:table-cell>
          <table:table-cell table:style-name="ce28" table:formula="of:=IFERROR(VLOOKUP([.C435];[enemies.A:enemies.L];12;0);&quot;&quot;)" office:value-type="float" calcext:value-type="float" office:value="12">
            <text:p>12</text:p>
          </table:table-cell>
          <table:table-cell table:number-columns-repeated="1024"/>
        </table:table-row>
        <table:table-row table:style-name="ro674">
          <table:table-cell table:style-name="ce15" office:value-type="string" calcext:value-type="string">
            <text:p>grit trinket 12 shield </text:p>
          </table:table-cell>
          <table:table-cell table:style-name="ce27" table:formula="of:=IFERROR(IFERROR(VLOOKUP([.A436];[items_equipment.A:items_equipment.B];2;0);VLOOKUP([.A436];[items_misc.A:items_misc.B];2;0));VLOOKUP([.A436];[items_consumable.A:items_consumable.B];2;0))" office:value-type="string" calcext:value-type="string" office:string-value="Shield necklace">
            <text:p>Shield necklace</text:p>
          </table:table-cell>
          <table:table-cell office:value-type="string" calcext:value-type="string">
            <text:p>skeleton_soldier</text:p>
          </table:table-cell>
          <table:table-cell table:style-name="ce27" table:formula="of:=VLOOKUP([.C436];[enemies.A:enemies.B];2;0)" office:value-type="string" calcext:value-type="string" office:string-value="Skeleton Soldier">
            <text:p>Skeleton Soldier</text:p>
          </table:table-cell>
          <table:table-cell office:value-type="float" calcext:value-type="float" office:value="0.01">
            <text:p>0.01</text:p>
          </table:table-cell>
          <table:table-cell table:style-name="ce28" table:formula="of:=IFERROR(VLOOKUP([.C436];[enemies.A:enemies.L];12;0);&quot;&quot;)" office:value-type="float" calcext:value-type="float" office:value="12">
            <text:p>12</text:p>
          </table:table-cell>
          <table:table-cell table:number-columns-repeated="1024"/>
        </table:table-row>
        <table:table-row table:style-name="ro675">
          <table:table-cell office:value-type="string" calcext:value-type="string">
            <text:p><text:span text:style-name="T1105">flow weapon 12</text:span></text:p>
          </table:table-cell>
          <table:table-cell table:style-name="ce27" table:formula="of:=IFERROR(IFERROR(VLOOKUP([.A437];[items_equipment.A:items_equipment.B];2;0);VLOOKUP([.A437];[items_misc.A:items_misc.B];2;0));VLOOKUP([.A437];[items_consumable.A:items_consumable.B];2;0))" office:value-type="string" calcext:value-type="string" office:string-value="Scimitar">
            <text:p>Scimitar</text:p>
          </table:table-cell>
          <table:table-cell office:value-type="string" calcext:value-type="string">
            <text:p>skeleton_soldier</text:p>
          </table:table-cell>
          <table:table-cell table:style-name="ce27" table:formula="of:=VLOOKUP([.C437];[enemies.A:enemies.B];2;0)" office:value-type="string" calcext:value-type="string" office:string-value="Skeleton Soldier">
            <text:p>Skeleton Soldier</text:p>
          </table:table-cell>
          <table:table-cell office:value-type="float" calcext:value-type="float" office:value="0.01">
            <text:p>0.01</text:p>
          </table:table-cell>
          <table:table-cell table:style-name="ce28" table:formula="of:=IFERROR(VLOOKUP([.C437];[enemies.A:enemies.L];12;0);&quot;&quot;)" office:value-type="float" calcext:value-type="float" office:value="12">
            <text:p>12</text:p>
          </table:table-cell>
          <table:table-cell table:number-columns-repeated="1024"/>
        </table:table-row>
        <table:table-row table:style-name="ro676">
          <table:table-cell office:value-type="string" calcext:value-type="string">
            <text:p><text:span text:style-name="T1106">flow head 12</text:span></text:p>
          </table:table-cell>
          <table:table-cell table:style-name="ce27" table:formula="of:=IFERROR(IFERROR(VLOOKUP([.A438];[items_equipment.A:items_equipment.B];2;0);VLOOKUP([.A438];[items_misc.A:items_misc.B];2;0));VLOOKUP([.A438];[items_consumable.A:items_consumable.B];2;0))" office:value-type="string" calcext:value-type="string" office:string-value="Night cloth hood">
            <text:p>Night cloth hood</text:p>
          </table:table-cell>
          <table:table-cell office:value-type="string" calcext:value-type="string">
            <text:p>skeleton_soldier</text:p>
          </table:table-cell>
          <table:table-cell table:style-name="ce27" table:formula="of:=VLOOKUP([.C438];[enemies.A:enemies.B];2;0)" office:value-type="string" calcext:value-type="string" office:string-value="Skeleton Soldier">
            <text:p>Skeleton Soldier</text:p>
          </table:table-cell>
          <table:table-cell office:value-type="float" calcext:value-type="float" office:value="0.01">
            <text:p>0.01</text:p>
          </table:table-cell>
          <table:table-cell table:style-name="ce28" table:formula="of:=IFERROR(VLOOKUP([.C438];[enemies.A:enemies.L];12;0);&quot;&quot;)" office:value-type="float" calcext:value-type="float" office:value="12">
            <text:p>12</text:p>
          </table:table-cell>
          <table:table-cell table:number-columns-repeated="1024"/>
        </table:table-row>
        <table:table-row table:style-name="ro677">
          <table:table-cell office:value-type="string" calcext:value-type="string">
            <text:p><text:span text:style-name="T1107">flow body 12</text:span></text:p>
          </table:table-cell>
          <table:table-cell table:style-name="ce27" table:formula="of:=IFERROR(IFERROR(VLOOKUP([.A439];[items_equipment.A:items_equipment.B];2;0);VLOOKUP([.A439];[items_misc.A:items_misc.B];2;0));VLOOKUP([.A439];[items_consumable.A:items_consumable.B];2;0))" office:value-type="string" calcext:value-type="string" office:string-value="Night cloth uniform">
            <text:p>Night cloth uniform</text:p>
          </table:table-cell>
          <table:table-cell office:value-type="string" calcext:value-type="string">
            <text:p>skeleton_soldier</text:p>
          </table:table-cell>
          <table:table-cell table:style-name="ce27" table:formula="of:=VLOOKUP([.C439];[enemies.A:enemies.B];2;0)" office:value-type="string" calcext:value-type="string" office:string-value="Skeleton Soldier">
            <text:p>Skeleton Soldier</text:p>
          </table:table-cell>
          <table:table-cell office:value-type="float" calcext:value-type="float" office:value="0.01">
            <text:p>0.01</text:p>
          </table:table-cell>
          <table:table-cell table:style-name="ce28" table:formula="of:=IFERROR(VLOOKUP([.C439];[enemies.A:enemies.L];12;0);&quot;&quot;)" office:value-type="float" calcext:value-type="float" office:value="12">
            <text:p>12</text:p>
          </table:table-cell>
          <table:table-cell table:number-columns-repeated="1024"/>
        </table:table-row>
        <table:table-row table:style-name="ro678">
          <table:table-cell office:value-type="string" calcext:value-type="string">
            <text:p><text:span text:style-name="T1108">flow trinket 12</text:span></text:p>
          </table:table-cell>
          <table:table-cell table:style-name="ce27" table:formula="of:=IFERROR(IFERROR(VLOOKUP([.A440];[items_equipment.A:items_equipment.B];2;0);VLOOKUP([.A440];[items_misc.A:items_misc.B];2;0));VLOOKUP([.A440];[items_consumable.A:items_consumable.B];2;0))" office:value-type="string" calcext:value-type="string" office:string-value="Dagger necklace">
            <text:p>Dagger necklace</text:p>
          </table:table-cell>
          <table:table-cell office:value-type="string" calcext:value-type="string">
            <text:p>skeleton_soldier</text:p>
          </table:table-cell>
          <table:table-cell table:style-name="ce27" table:formula="of:=VLOOKUP([.C440];[enemies.A:enemies.B];2;0)" office:value-type="string" calcext:value-type="string" office:string-value="Skeleton Soldier">
            <text:p>Skeleton Soldier</text:p>
          </table:table-cell>
          <table:table-cell office:value-type="float" calcext:value-type="float" office:value="0.01">
            <text:p>0.01</text:p>
          </table:table-cell>
          <table:table-cell table:style-name="ce28" table:formula="of:=IFERROR(VLOOKUP([.C440];[enemies.A:enemies.L];12;0);&quot;&quot;)" office:value-type="float" calcext:value-type="float" office:value="12">
            <text:p>12</text:p>
          </table:table-cell>
          <table:table-cell table:number-columns-repeated="1024"/>
        </table:table-row>
        <table:table-row table:style-name="ro679">
          <table:table-cell office:value-type="string" calcext:value-type="string">
            <text:p><text:span text:style-name="T1109">mind weapon 12</text:span></text:p>
          </table:table-cell>
          <table:table-cell table:style-name="ce27" table:formula="of:=IFERROR(IFERROR(VLOOKUP([.A441];[items_equipment.A:items_equipment.B];2;0);VLOOKUP([.A441];[items_misc.A:items_misc.B];2;0));VLOOKUP([.A441];[items_consumable.A:items_consumable.B];2;0))" office:value-type="string" calcext:value-type="string" office:string-value="Staff">
            <text:p>Staff</text:p>
          </table:table-cell>
          <table:table-cell office:value-type="string" calcext:value-type="string">
            <text:p>fairy</text:p>
          </table:table-cell>
          <table:table-cell table:style-name="ce27" table:formula="of:=VLOOKUP([.C441];[enemies.A:enemies.B];2;0)" office:value-type="string" calcext:value-type="string" office:string-value="Fairy">
            <text:p>Fairy</text:p>
          </table:table-cell>
          <table:table-cell office:value-type="float" calcext:value-type="float" office:value="0.01">
            <text:p>0.01</text:p>
          </table:table-cell>
          <table:table-cell table:style-name="ce28" table:formula="of:=IFERROR(VLOOKUP([.C441];[enemies.A:enemies.L];12;0);&quot;&quot;)" office:value-type="float" calcext:value-type="float" office:value="12">
            <text:p>12</text:p>
          </table:table-cell>
          <table:table-cell table:number-columns-repeated="1024"/>
        </table:table-row>
        <table:table-row table:style-name="ro680">
          <table:table-cell office:value-type="string" calcext:value-type="string">
            <text:p><text:span text:style-name="T1110">mind head 12</text:span></text:p>
          </table:table-cell>
          <table:table-cell table:style-name="ce27" table:formula="of:=IFERROR(IFERROR(VLOOKUP([.A442];[items_equipment.A:items_equipment.B];2;0);VLOOKUP([.A442];[items_misc.A:items_misc.B];2;0));VLOOKUP([.A442];[items_consumable.A:items_consumable.B];2;0))" office:value-type="string" calcext:value-type="string" office:string-value="Enchanted mage hat">
            <text:p>Enchanted mage hat</text:p>
          </table:table-cell>
          <table:table-cell office:value-type="string" calcext:value-type="string">
            <text:p>fairy</text:p>
          </table:table-cell>
          <table:table-cell table:style-name="ce27" table:formula="of:=VLOOKUP([.C442];[enemies.A:enemies.B];2;0)" office:value-type="string" calcext:value-type="string" office:string-value="Fairy">
            <text:p>Fairy</text:p>
          </table:table-cell>
          <table:table-cell office:value-type="float" calcext:value-type="float" office:value="0.01">
            <text:p>0.01</text:p>
          </table:table-cell>
          <table:table-cell table:style-name="ce28" table:formula="of:=IFERROR(VLOOKUP([.C442];[enemies.A:enemies.L];12;0);&quot;&quot;)" office:value-type="float" calcext:value-type="float" office:value="12">
            <text:p>12</text:p>
          </table:table-cell>
          <table:table-cell table:number-columns-repeated="1024"/>
        </table:table-row>
        <table:table-row table:style-name="ro681">
          <table:table-cell office:value-type="string" calcext:value-type="string">
            <text:p><text:span text:style-name="T1111">mind body 12</text:span></text:p>
          </table:table-cell>
          <table:table-cell table:style-name="ce27" table:formula="of:=IFERROR(IFERROR(VLOOKUP([.A443];[items_equipment.A:items_equipment.B];2;0);VLOOKUP([.A443];[items_misc.A:items_misc.B];2;0));VLOOKUP([.A443];[items_consumable.A:items_consumable.B];2;0))" office:value-type="string" calcext:value-type="string" office:string-value="Enchanted mage suit">
            <text:p>Enchanted mage suit</text:p>
          </table:table-cell>
          <table:table-cell office:value-type="string" calcext:value-type="string">
            <text:p>fairy</text:p>
          </table:table-cell>
          <table:table-cell table:style-name="ce27" table:formula="of:=VLOOKUP([.C443];[enemies.A:enemies.B];2;0)" office:value-type="string" calcext:value-type="string" office:string-value="Fairy">
            <text:p>Fairy</text:p>
          </table:table-cell>
          <table:table-cell office:value-type="float" calcext:value-type="float" office:value="0.01">
            <text:p>0.01</text:p>
          </table:table-cell>
          <table:table-cell table:style-name="ce28" table:formula="of:=IFERROR(VLOOKUP([.C443];[enemies.A:enemies.L];12;0);&quot;&quot;)" office:value-type="float" calcext:value-type="float" office:value="12">
            <text:p>12</text:p>
          </table:table-cell>
          <table:table-cell table:number-columns-repeated="1024"/>
        </table:table-row>
        <table:table-row table:style-name="ro682">
          <table:table-cell office:value-type="string" calcext:value-type="string">
            <text:p><text:span text:style-name="T1112">mind trinket 12</text:span></text:p>
          </table:table-cell>
          <table:table-cell table:style-name="ce27" table:formula="of:=IFERROR(IFERROR(VLOOKUP([.A444];[items_equipment.A:items_equipment.B];2;0);VLOOKUP([.A444];[items_misc.A:items_misc.B];2;0));VLOOKUP([.A444];[items_consumable.A:items_consumable.B];2;0))" office:value-type="string" calcext:value-type="string" office:string-value="Enchanted necklace">
            <text:p>Enchanted necklace</text:p>
          </table:table-cell>
          <table:table-cell office:value-type="string" calcext:value-type="string">
            <text:p>fairy</text:p>
          </table:table-cell>
          <table:table-cell table:style-name="ce27" table:formula="of:=VLOOKUP([.C444];[enemies.A:enemies.B];2;0)" office:value-type="string" calcext:value-type="string" office:string-value="Fairy">
            <text:p>Fairy</text:p>
          </table:table-cell>
          <table:table-cell office:value-type="float" calcext:value-type="float" office:value="0.01">
            <text:p>0.01</text:p>
          </table:table-cell>
          <table:table-cell table:style-name="ce28" table:formula="of:=IFERROR(VLOOKUP([.C444];[enemies.A:enemies.L];12;0);&quot;&quot;)" office:value-type="float" calcext:value-type="float" office:value="12">
            <text:p>12</text:p>
          </table:table-cell>
          <table:table-cell table:number-columns-repeated="1024"/>
        </table:table-row>
        <table:table-row table:style-name="ro683">
          <table:table-cell office:value-type="string" calcext:value-type="string">
            <text:p><text:span text:style-name="T1113">soul weapon 12</text:span></text:p>
          </table:table-cell>
          <table:table-cell table:style-name="ce27" table:formula="of:=IFERROR(IFERROR(VLOOKUP([.A445];[items_equipment.A:items_equipment.B];2;0);VLOOKUP([.A445];[items_misc.A:items_misc.B];2;0));VLOOKUP([.A445];[items_consumable.A:items_consumable.B];2;0))" office:value-type="string" calcext:value-type="string" office:string-value="Holy mace">
            <text:p>Holy mace</text:p>
          </table:table-cell>
          <table:table-cell office:value-type="string" calcext:value-type="string">
            <text:p>fairy</text:p>
          </table:table-cell>
          <table:table-cell table:style-name="ce27" table:formula="of:=VLOOKUP([.C445];[enemies.A:enemies.B];2;0)" office:value-type="string" calcext:value-type="string" office:string-value="Fairy">
            <text:p>Fairy</text:p>
          </table:table-cell>
          <table:table-cell office:value-type="float" calcext:value-type="float" office:value="0.01">
            <text:p>0.01</text:p>
          </table:table-cell>
          <table:table-cell table:style-name="ce28" table:formula="of:=IFERROR(VLOOKUP([.C445];[enemies.A:enemies.L];12;0);&quot;&quot;)" office:value-type="float" calcext:value-type="float" office:value="12">
            <text:p>12</text:p>
          </table:table-cell>
          <table:table-cell table:number-columns-repeated="1024"/>
        </table:table-row>
        <table:table-row table:style-name="ro684">
          <table:table-cell office:value-type="string" calcext:value-type="string">
            <text:p><text:span text:style-name="T1114">soul head 12</text:span></text:p>
          </table:table-cell>
          <table:table-cell table:style-name="ce27" table:formula="of:=IFERROR(IFERROR(VLOOKUP([.A446];[items_equipment.A:items_equipment.B];2;0);VLOOKUP([.A446];[items_misc.A:items_misc.B];2;0));VLOOKUP([.A446];[items_consumable.A:items_consumable.B];2;0))" office:value-type="string" calcext:value-type="string" office:string-value="Plastic halo">
            <text:p>Plastic halo</text:p>
          </table:table-cell>
          <table:table-cell office:value-type="string" calcext:value-type="string">
            <text:p>fairy</text:p>
          </table:table-cell>
          <table:table-cell table:style-name="ce27" table:formula="of:=VLOOKUP([.C446];[enemies.A:enemies.B];2;0)" office:value-type="string" calcext:value-type="string" office:string-value="Fairy">
            <text:p>Fairy</text:p>
          </table:table-cell>
          <table:table-cell office:value-type="float" calcext:value-type="float" office:value="0.01">
            <text:p>0.01</text:p>
          </table:table-cell>
          <table:table-cell table:style-name="ce28" table:formula="of:=IFERROR(VLOOKUP([.C446];[enemies.A:enemies.L];12;0);&quot;&quot;)" office:value-type="float" calcext:value-type="float" office:value="12">
            <text:p>12</text:p>
          </table:table-cell>
          <table:table-cell table:number-columns-repeated="1024"/>
        </table:table-row>
        <table:table-row table:style-name="ro685">
          <table:table-cell office:value-type="string" calcext:value-type="string">
            <text:p><text:span text:style-name="T1115">soul body 12</text:span></text:p>
          </table:table-cell>
          <table:table-cell table:style-name="ce27" table:formula="of:=IFERROR(IFERROR(VLOOKUP([.A447];[items_equipment.A:items_equipment.B];2;0);VLOOKUP([.A447];[items_misc.A:items_misc.B];2;0));VLOOKUP([.A447];[items_consumable.A:items_consumable.B];2;0))" office:value-type="string" calcext:value-type="string" office:string-value="Plastic wings">
            <text:p>Plastic wings</text:p>
          </table:table-cell>
          <table:table-cell office:value-type="string" calcext:value-type="string">
            <text:p>fairy</text:p>
          </table:table-cell>
          <table:table-cell table:style-name="ce27" table:formula="of:=VLOOKUP([.C447];[enemies.A:enemies.B];2;0)" office:value-type="string" calcext:value-type="string" office:string-value="Fairy">
            <text:p>Fairy</text:p>
          </table:table-cell>
          <table:table-cell office:value-type="float" calcext:value-type="float" office:value="0.01">
            <text:p>0.01</text:p>
          </table:table-cell>
          <table:table-cell table:style-name="ce28" table:formula="of:=IFERROR(VLOOKUP([.C447];[enemies.A:enemies.L];12;0);&quot;&quot;)" office:value-type="float" calcext:value-type="float" office:value="12">
            <text:p>12</text:p>
          </table:table-cell>
          <table:table-cell table:number-columns-repeated="1024"/>
        </table:table-row>
        <table:table-row table:style-name="ro686">
          <table:table-cell office:value-type="string" calcext:value-type="string">
            <text:p><text:span text:style-name="T1116">soul trinket 12</text:span></text:p>
          </table:table-cell>
          <table:table-cell table:style-name="ce27" table:formula="of:=IFERROR(IFERROR(VLOOKUP([.A448];[items_equipment.A:items_equipment.B];2;0);VLOOKUP([.A448];[items_misc.A:items_misc.B];2;0));VLOOKUP([.A448];[items_consumable.A:items_consumable.B];2;0))" office:value-type="string" calcext:value-type="string" office:string-value="Holy necklace">
            <text:p>Holy necklace</text:p>
          </table:table-cell>
          <table:table-cell office:value-type="string" calcext:value-type="string">
            <text:p>fairy</text:p>
          </table:table-cell>
          <table:table-cell table:style-name="ce27" table:formula="of:=VLOOKUP([.C448];[enemies.A:enemies.B];2;0)" office:value-type="string" calcext:value-type="string" office:string-value="Fairy">
            <text:p>Fairy</text:p>
          </table:table-cell>
          <table:table-cell office:value-type="float" calcext:value-type="float" office:value="0.01">
            <text:p>0.01</text:p>
          </table:table-cell>
          <table:table-cell table:style-name="ce28" table:formula="of:=IFERROR(VLOOKUP([.C448];[enemies.A:enemies.L];12;0);&quot;&quot;)" office:value-type="float" calcext:value-type="float" office:value="12">
            <text:p>12</text:p>
          </table:table-cell>
          <table:table-cell table:number-columns-repeated="1024"/>
        </table:table-row>
        <table:table-row table:style-name="ro687">
          <table:table-cell table:style-name="ce20" office:value-type="string" calcext:value-type="string">
            <text:p><text:span text:style-name="T1117">blue potion</text:span></text:p>
          </table:table-cell>
          <table:table-cell table:style-name="ce27" table:formula="of:=IFERROR(IFERROR(VLOOKUP([.A449];[items_equipment.A:items_equipment.B];2;0);VLOOKUP([.A449];[items_misc.A:items_misc.B];2;0));VLOOKUP([.A449];[items_consumable.A:items_consumable.B];2;0))" office:value-type="string" calcext:value-type="string" office:string-value="Blue potion">
            <text:p>Blue potion</text:p>
          </table:table-cell>
          <table:table-cell office:value-type="string" calcext:value-type="string">
            <text:p>fairy_drunk</text:p>
          </table:table-cell>
          <table:table-cell table:style-name="ce27" table:formula="of:=VLOOKUP([.C449];[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28" table:formula="of:=IFERROR(VLOOKUP([.C449];[enemies.A:enemies.L];12;0);&quot;&quot;)" office:value-type="float" calcext:value-type="float" office:value="3">
            <text:p>3</text:p>
          </table:table-cell>
          <table:table-cell table:number-columns-repeated="1024"/>
        </table:table-row>
        <table:table-row table:style-name="ro688">
          <table:table-cell table:style-name="ce20" office:value-type="string" calcext:value-type="string">
            <text:p><text:span text:style-name="T1118">mind body 3</text:span></text:p>
          </table:table-cell>
          <table:table-cell table:style-name="ce27" table:formula="of:=IFERROR(IFERROR(VLOOKUP([.A450];[items_equipment.A:items_equipment.B];2;0);VLOOKUP([.A450];[items_misc.A:items_misc.B];2;0));VLOOKUP([.A450];[items_consumable.A:items_consumable.B];2;0))" office:value-type="string" calcext:value-type="string" office:string-value="Fine robe">
            <text:p>Fine robe</text:p>
          </table:table-cell>
          <table:table-cell office:value-type="string" calcext:value-type="string">
            <text:p>fairy_drunk</text:p>
          </table:table-cell>
          <table:table-cell table:style-name="ce27" table:formula="of:=VLOOKUP([.C450];[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28" table:formula="of:=IFERROR(VLOOKUP([.C450];[enemies.A:enemies.L];12;0);&quot;&quot;)" office:value-type="float" calcext:value-type="float" office:value="3">
            <text:p>3</text:p>
          </table:table-cell>
          <table:table-cell table:number-columns-repeated="1024"/>
        </table:table-row>
        <table:table-row table:style-name="ro689">
          <table:table-cell table:style-name="ce20" office:value-type="string" calcext:value-type="string">
            <text:p><text:span text:style-name="T1119">mind head 3</text:span></text:p>
          </table:table-cell>
          <table:table-cell table:style-name="ce27" table:formula="of:=IFERROR(IFERROR(VLOOKUP([.A451];[items_equipment.A:items_equipment.B];2;0);VLOOKUP([.A451];[items_misc.A:items_misc.B];2;0));VLOOKUP([.A451];[items_consumable.A:items_consumable.B];2;0))" office:value-type="string" calcext:value-type="string" office:string-value="Fine pointy hat">
            <text:p>Fine pointy hat</text:p>
          </table:table-cell>
          <table:table-cell office:value-type="string" calcext:value-type="string">
            <text:p>fairy_drunk</text:p>
          </table:table-cell>
          <table:table-cell table:style-name="ce27" table:formula="of:=VLOOKUP([.C451];[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28" table:formula="of:=IFERROR(VLOOKUP([.C451];[enemies.A:enemies.L];12;0);&quot;&quot;)" office:value-type="float" calcext:value-type="float" office:value="3">
            <text:p>3</text:p>
          </table:table-cell>
          <table:table-cell table:number-columns-repeated="1024"/>
        </table:table-row>
        <table:table-row table:style-name="ro690">
          <table:table-cell table:style-name="ce20" office:value-type="string" calcext:value-type="string">
            <text:p><text:span text:style-name="T1120">mind trinket 3</text:span></text:p>
          </table:table-cell>
          <table:table-cell table:style-name="ce27" table:formula="of:=IFERROR(IFERROR(VLOOKUP([.A452];[items_equipment.A:items_equipment.B];2;0);VLOOKUP([.A452];[items_misc.A:items_misc.B];2;0));VLOOKUP([.A452];[items_consumable.A:items_consumable.B];2;0))" office:value-type="string" calcext:value-type="string" office:string-value="Notebook">
            <text:p>Notebook</text:p>
          </table:table-cell>
          <table:table-cell office:value-type="string" calcext:value-type="string">
            <text:p>fairy_drunk</text:p>
          </table:table-cell>
          <table:table-cell table:style-name="ce27" table:formula="of:=VLOOKUP([.C452];[enemies.A:enemies.B];2;0)" office:value-type="string" calcext:value-type="string" office:string-value="Drunk fairy">
            <text:p>Drunk fairy</text:p>
          </table:table-cell>
          <table:table-cell office:value-type="float" calcext:value-type="float" office:value="0.010000000000000014">
            <text:p>0.010000000000000014</text:p>
          </table:table-cell>
          <table:table-cell table:style-name="ce28" table:formula="of:=IFERROR(VLOOKUP([.C452];[enemies.A:enemies.L];12;0);&quot;&quot;)" office:value-type="float" calcext:value-type="float" office:value="3">
            <text:p>3</text:p>
          </table:table-cell>
          <table:table-cell table:number-columns-repeated="1024"/>
        </table:table-row>
        <table:table-row table:style-name="ro691">
          <table:table-cell table:style-name="ce20" office:value-type="string" calcext:value-type="string">
            <text:p><text:span text:style-name="T1121">mind weapon 3</text:span></text:p>
          </table:table-cell>
          <table:table-cell table:style-name="ce27" table:formula="of:=IFERROR(IFERROR(VLOOKUP([.A453];[items_equipment.A:items_equipment.B];2;0);VLOOKUP([.A453];[items_misc.A:items_misc.B];2;0));VLOOKUP([.A453];[items_consumable.A:items_consumable.B];2;0))" office:value-type="string" calcext:value-type="string" office:string-value="Simple wand">
            <text:p>Simple wand</text:p>
          </table:table-cell>
          <table:table-cell office:value-type="string" calcext:value-type="string">
            <text:p>fairy_drunk</text:p>
          </table:table-cell>
          <table:table-cell table:style-name="ce27" table:formula="of:=VLOOKUP([.C453];[enemies.A:enemies.B];2;0)" office:value-type="string" calcext:value-type="string" office:string-value="Drunk fairy">
            <text:p>Drunk fairy</text:p>
          </table:table-cell>
          <table:table-cell office:value-type="float" calcext:value-type="float" office:value="0.010000000000000016">
            <text:p>0.010000000000000016</text:p>
          </table:table-cell>
          <table:table-cell table:style-name="ce28" table:formula="of:=IFERROR(VLOOKUP([.C453];[enemies.A:enemies.L];12;0);&quot;&quot;)" office:value-type="float" calcext:value-type="float" office:value="3">
            <text:p>3</text:p>
          </table:table-cell>
          <table:table-cell table:number-columns-repeated="1024"/>
        </table:table-row>
        <table:table-row table:style-name="ro692">
          <table:table-cell table:style-name="ce20" office:value-type="string" calcext:value-type="string">
            <text:p><text:span text:style-name="T1122">red potion</text:span></text:p>
          </table:table-cell>
          <table:table-cell table:style-name="ce27" table:formula="of:=IFERROR(IFERROR(VLOOKUP([.A454];[items_equipment.A:items_equipment.B];2;0);VLOOKUP([.A454];[items_misc.A:items_misc.B];2;0));VLOOKUP([.A454];[items_consumable.A:items_consumable.B];2;0))" office:value-type="string" calcext:value-type="string" office:string-value="Red potion">
            <text:p>Red potion</text:p>
          </table:table-cell>
          <table:table-cell office:value-type="string" calcext:value-type="string">
            <text:p>fairy_drunk</text:p>
          </table:table-cell>
          <table:table-cell table:style-name="ce27" table:formula="of:=VLOOKUP([.C454];[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28" table:formula="of:=IFERROR(VLOOKUP([.C454];[enemies.A:enemies.L];12;0);&quot;&quot;)" office:value-type="float" calcext:value-type="float" office:value="3">
            <text:p>3</text:p>
          </table:table-cell>
          <table:table-cell table:number-columns-repeated="1024"/>
        </table:table-row>
        <table:table-row table:style-name="ro693">
          <table:table-cell table:style-name="ce20" office:value-type="string" calcext:value-type="string">
            <text:p>tree_branch</text:p>
          </table:table-cell>
          <table:table-cell table:style-name="ce27" table:formula="of:=IFERROR(IFERROR(VLOOKUP([.A455];[items_equipment.A:items_equipment.B];2;0);VLOOKUP([.A455];[items_misc.A:items_misc.B];2;0));VLOOKUP([.A455];[items_consumable.A:items_consumable.B];2;0))" office:value-type="string" calcext:value-type="string" office:string-value="Tree branch">
            <text:p>Tree branch</text:p>
          </table:table-cell>
          <table:table-cell office:value-type="string" calcext:value-type="string">
            <text:p>wood_stump</text:p>
          </table:table-cell>
          <table:table-cell table:style-name="ce27" table:formula="of:=VLOOKUP([.C455];[enemies.A:enemies.B];2;0)" office:value-type="string" calcext:value-type="string" office:string-value="Wood Stump">
            <text:p>Wood Stump</text:p>
          </table:table-cell>
          <table:table-cell office:value-type="float" calcext:value-type="float" office:value="0.10000000000000001">
            <text:p>0.10000000000000001</text:p>
          </table:table-cell>
          <table:table-cell table:style-name="ce28" table:formula="of:=IFERROR(VLOOKUP([.C455];[enemies.A:enemies.L];12;0);&quot;&quot;)" office:value-type="float" calcext:value-type="float" office:value="1">
            <text:p>1</text:p>
          </table:table-cell>
          <table:table-cell table:number-columns-repeated="1024"/>
        </table:table-row>
        <table:table-row table:style-name="ro694">
          <table:table-cell table:style-name="ce20" office:value-type="string" calcext:value-type="string">
            <text:p>tree_root</text:p>
          </table:table-cell>
          <table:table-cell table:style-name="ce27" table:formula="of:=IFERROR(IFERROR(VLOOKUP([.A456];[items_equipment.A:items_equipment.B];2;0);VLOOKUP([.A456];[items_misc.A:items_misc.B];2;0));VLOOKUP([.A456];[items_consumable.A:items_consumable.B];2;0))" office:value-type="string" calcext:value-type="string" office:string-value="Tree root">
            <text:p>Tree root</text:p>
          </table:table-cell>
          <table:table-cell table:style-name="ce20" office:value-type="string" calcext:value-type="string">
            <text:p>wood_stump</text:p>
          </table:table-cell>
          <table:table-cell table:style-name="ce27" table:formula="of:=VLOOKUP([.C456];[enemies.A:enemies.B];2;0)" office:value-type="string" calcext:value-type="string" office:string-value="Wood Stump">
            <text:p>Wood Stump</text:p>
          </table:table-cell>
          <table:table-cell office:value-type="float" calcext:value-type="float" office:value="0.01">
            <text:p>0.01</text:p>
          </table:table-cell>
          <table:table-cell table:style-name="ce28" table:formula="of:=IFERROR(VLOOKUP([.C456];[enemies.A:enemies.L];12;0);&quot;&quot;)" office:value-type="float" calcext:value-type="float" office:value="1">
            <text:p>1</text:p>
          </table:table-cell>
          <table:table-cell table:number-columns-repeated="1024"/>
        </table:table-row>
        <table:table-row table:style-name="ro695">
          <table:table-cell table:style-name="ce20" office:value-type="string" calcext:value-type="string">
            <text:p>tree_root</text:p>
          </table:table-cell>
          <table:table-cell table:style-name="ce27" table:formula="of:=IFERROR(IFERROR(VLOOKUP([.A457];[items_equipment.A:items_equipment.B];2;0);VLOOKUP([.A457];[items_misc.A:items_misc.B];2;0));VLOOKUP([.A457];[items_consumable.A:items_consumable.B];2;0))" office:value-type="string" calcext:value-type="string" office:string-value="Tree root">
            <text:p>Tree root</text:p>
          </table:table-cell>
          <table:table-cell office:value-type="string" calcext:value-type="string">
            <text:p>wood_stump_large</text:p>
          </table:table-cell>
          <table:table-cell table:style-name="ce27" table:formula="of:=VLOOKUP([.C457];[enemies.A:enemies.B];2;0)" office:value-type="string" calcext:value-type="string" office:string-value="Large Wood Stump">
            <text:p>Large Wood Stump</text:p>
          </table:table-cell>
          <table:table-cell office:value-type="float" calcext:value-type="float" office:value="1">
            <text:p>1</text:p>
          </table:table-cell>
          <table:table-cell table:style-name="ce28" table:formula="of:=IFERROR(VLOOKUP([.C457];[enemies.A:enemies.L];12;0);&quot;&quot;)" office:value-type="float" calcext:value-type="float" office:value="7">
            <text:p>7</text:p>
          </table:table-cell>
          <table:table-cell table:number-columns-repeated="1024"/>
        </table:table-row>
        <table:table-row table:style-name="ro696">
          <table:table-cell table:style-name="ce20" office:value-type="string" calcext:value-type="string">
            <text:p>rusty_axe</text:p>
          </table:table-cell>
          <table:table-cell table:style-name="ce27" table:formula="of:=IFERROR(IFERROR(VLOOKUP([.A458];[items_equipment.A:items_equipment.B];2;0);VLOOKUP([.A458];[items_misc.A:items_misc.B];2;0));VLOOKUP([.A458];[items_consumable.A:items_consumable.B];2;0))" office:value-type="string" calcext:value-type="string" office:string-value="Rusty axe">
            <text:p>Rusty axe</text:p>
          </table:table-cell>
          <table:table-cell table:style-name="ce24" office:value-type="string" calcext:value-type="string">
            <text:p>wood_stump_large</text:p>
          </table:table-cell>
          <table:table-cell table:style-name="ce27" table:formula="of:=VLOOKUP([.C458];[enemies.A:enemies.B];2;0)" office:value-type="string" calcext:value-type="string" office:string-value="Large Wood Stump">
            <text:p>Large Wood Stump</text:p>
          </table:table-cell>
          <table:table-cell office:value-type="float" calcext:value-type="float" office:value="0.10000000000000001">
            <text:p>0.10000000000000001</text:p>
          </table:table-cell>
          <table:table-cell table:style-name="ce28" table:formula="of:=IFERROR(VLOOKUP([.C458];[enemies.A:enemies.L];12;0);&quot;&quot;)" office:value-type="float" calcext:value-type="float" office:value="7">
            <text:p>7</text:p>
          </table:table-cell>
          <table:table-cell table:number-columns-repeated="1024"/>
        </table:table-row>
        <table:table-row table:style-name="ro697">
          <table:table-cell table:number-columns-repeated="2"/>
          <table:table-cell/>
          <table:table-cell/>
          <table:table-cell table:style-name="ce26"/>
          <table:table-cell table:number-columns-repeated="1024"/>
        </table:table-row>
        <table:table-row table:style-name="ro698">
          <table:table-cell table:number-columns-repeated="2"/>
          <table:table-cell/>
          <table:table-cell/>
          <table:table-cell table:style-name="ce26"/>
          <table:table-cell table:number-columns-repeated="1024"/>
        </table:table-row>
        <table:table-row table:style-name="ro699">
          <table:table-cell table:number-columns-repeated="2"/>
          <table:table-cell/>
          <table:table-cell/>
          <table:table-cell table:style-name="ce26"/>
          <table:table-cell table:number-columns-repeated="1024"/>
        </table:table-row>
        <table:table-row table:style-name="ro700">
          <table:table-cell table:number-columns-repeated="2"/>
          <table:table-cell/>
          <table:table-cell/>
          <table:table-cell table:style-name="ce26"/>
          <table:table-cell table:number-columns-repeated="1024"/>
        </table:table-row>
        <table:table-row table:style-name="ro701">
          <table:table-cell table:style-name="ce20"/>
          <table:table-cell table:style-name="ce27"/>
          <table:table-cell/>
          <table:table-cell table:style-name="ce27"/>
          <table:table-cell/>
          <table:table-cell table:style-name="ce28"/>
          <table:table-cell table:number-columns-repeated="1024"/>
        </table:table-row>
        <table:table-row table:style-name="ro702">
          <table:table-cell table:style-name="ce20"/>
          <table:table-cell table:style-name="ce27"/>
          <table:table-cell/>
          <table:table-cell table:style-name="ce27"/>
          <table:table-cell/>
          <table:table-cell table:style-name="ce28"/>
          <table:table-cell table:number-columns-repeated="1024"/>
        </table:table-row>
        <table:table-row table:style-name="ro703">
          <table:table-cell table:style-name="ce20"/>
          <table:table-cell table:style-name="ce27"/>
          <table:table-cell/>
          <table:table-cell table:style-name="ce27"/>
          <table:table-cell/>
          <table:table-cell table:style-name="ce28"/>
          <table:table-cell table:number-columns-repeated="1024"/>
        </table:table-row>
        <table:table-row table:style-name="ro704">
          <table:table-cell table:style-name="ce20"/>
          <table:table-cell table:style-name="ce27"/>
          <table:table-cell/>
          <table:table-cell table:style-name="ce27"/>
          <table:table-cell/>
          <table:table-cell table:style-name="ce28"/>
          <table:table-cell table:number-columns-repeated="1024"/>
        </table:table-row>
        <table:table-row table:style-name="ro705">
          <table:table-cell/>
          <table:table-cell table:style-name="ce27"/>
          <table:table-cell/>
          <table:table-cell table:style-name="ce27"/>
          <table:table-cell/>
          <table:table-cell table:style-name="ce28"/>
          <table:table-cell table:number-columns-repeated="1024"/>
        </table:table-row>
        <table:table-row table:style-name="ro238">
          <table:table-cell table:number-columns-repeated="1024"/>
        </table:table-row>
        <calcext:conditional-formats>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s>
      </table:table>
      <table:table table:name="enemies" table:style-name="ta6">
        <table:table-column table:style-name="co57" table:default-cell-style-name="Default"/>
        <table:table-header-columns/>
        <table:table-column table:style-name="co58" table:default-cell-style-name="Default"/>
        <table:table-header-columns/>
        <table:table-column table:style-name="co59" table:default-cell-style-name="Default"/>
        <table:table-header-columns/>
        <table:table-column table:style-name="co60" table:default-cell-style-name="Default"/>
        <table:table-header-columns/>
        <table:table-column table:style-name="co61" table:default-cell-style-name="Default"/>
        <table:table-header-columns/>
        <table:table-column table:style-name="co62" table:default-cell-style-name="Default"/>
        <table:table-header-columns/>
        <table:table-column table:style-name="co63" table:default-cell-style-name="Default"/>
        <table:table-header-columns/>
        <table:table-column table:style-name="co64" table:default-cell-style-name="Default"/>
        <table:table-header-columns/>
        <table:table-column table:style-name="co65" table:default-cell-style-name="Default"/>
        <table:table-header-columns/>
        <table:table-column table:style-name="co66" table:default-cell-style-name="Default"/>
        <table:table-header-columns/>
        <table:table-column table:style-name="co67" table:default-cell-style-name="Default"/>
        <table:table-header-columns/>
        <table:table-column table:style-name="co68" table:default-cell-style-name="Default"/>
        <table:table-header-columns/>
        <table:table-column table:style-name="co69" table:default-cell-style-name="Default"/>
        <table:table-header-columns/>
        <table:table-column table:style-name="co70" table:default-cell-style-name="Default"/>
        <table:table-header-columns/>
        <table:table-column table:style-name="co71" table:default-cell-style-name="Default"/>
        <table:table-header-columns/>
        <table:table-column table:style-name="co72" table:default-cell-style-name="Default"/>
        <table:table-header-columns/>
        <table:table-column table:number-columns-repeated="1007" table:style-name="co73" table:default-cell-style-name="Default"/>
        <table:table-header-columns/>
        <table:table-column table:number-columns-repeated="101" table:style-name="co74" table:default-cell-style-name="Default"/>
        <table:table-header-columns/>
        <table:table-column table:style-name="co56" table:default-cell-style-name="Default"/>
        <table:table-header-columns/>
        <table:table-row table:style-name="ro707">
          <table:table-cell office:value-type="string" calcext:value-type="string">
            <text:p><text:span text:style-name="T1136">enemy_id</text:span></text:p>
          </table:table-cell>
          <table:table-cell office:value-type="string" calcext:value-type="string">
            <text:p><text:span text:style-name="T1137">name</text:span></text:p>
          </table:table-cell>
          <table:table-cell office:value-type="string" calcext:value-type="string">
            <text:p><text:span text:style-name="T1138">hp_max</text:span></text:p>
          </table:table-cell>
          <table:table-cell office:value-type="string" calcext:value-type="string">
            <text:p><text:span text:style-name="T1139">mp_max</text:span></text:p>
          </table:table-cell>
          <table:table-cell office:value-type="string" calcext:value-type="string">
            <text:p><text:span text:style-name="T1140">grit</text:span></text:p>
          </table:table-cell>
          <table:table-cell office:value-type="string" calcext:value-type="string">
            <text:p><text:span text:style-name="T1141">flow</text:span></text:p>
          </table:table-cell>
          <table:table-cell office:value-type="string" calcext:value-type="string">
            <text:p><text:span text:style-name="T1142">mind</text:span></text:p>
          </table:table-cell>
          <table:table-cell office:value-type="string" calcext:value-type="string">
            <text:p><text:span text:style-name="T1143">soul</text:span></text:p>
          </table:table-cell>
          <table:table-cell office:value-type="string" calcext:value-type="string">
            <text:p><text:span text:style-name="T1144">armor</text:span></text:p>
          </table:table-cell>
          <table:table-cell office:value-type="string" calcext:value-type="string">
            <text:p><text:span text:style-name="T1145">marmor</text:span></text:p>
          </table:table-cell>
          <table:table-cell office:value-type="string" calcext:value-type="string">
            <text:p><text:span text:style-name="T1146">exp</text:span></text:p>
          </table:table-cell>
          <table:table-cell office:value-type="string" calcext:value-type="string">
            <text:p><text:span text:style-name="T1147">lvl</text:span></text:p>
          </table:table-cell>
          <table:table-cell table:style-name="ce14" office:value-type="string" calcext:value-type="string">
            <text:p><text:span text:style-name="T1148">LOOT</text:span><text:span text:style-name="T1149">
</text:span><text:span text:style-name="T1150">AMOUT</text:span></text:p>
          </table:table-cell>
          <table:table-cell table:style-name="ce29" office:value-type="string" calcext:value-type="string">
            <text:p>SKILL AMOUNT </text:p>
          </table:table-cell>
          <table:table-cell office:value-type="string" calcext:value-type="string">
            <text:p><text:span text:style-name="T1151">description</text:span></text:p>
          </table:table-cell>
          <table:table-cell table:number-columns-repeated="1024"/>
        </table:table-row>
        <table:table-row table:style-name="ro708">
          <table:table-cell office:value-type="string" calcext:value-type="string">
            <text:p><text:span text:style-name="T1152">tutorial_enemy_1</text:span></text:p>
          </table:table-cell>
          <table:table-cell office:value-type="string" calcext:value-type="string">
            <text:p><text:span text:style-name="T1153">Tiny mouse</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table:style-name="ce9" table:formula="of:=COUNTIF([loot.C:loot.C];[.A2])" office:value-type="float" calcext:value-type="float" office:value="1">
            <text:p>1</text:p>
          </table:table-cell>
          <table:table-cell table:style-name="ce9" table:formula="of:=COUNTIF([enemy_skills.A:enemy_skills.A];[.A2])" office:value-type="float" calcext:value-type="float" office:value="1">
            <text:p>1</text:p>
          </table:table-cell>
          <table:table-cell office:value-type="string" calcext:value-type="string">
            <text:p><text:span text:style-name="T1154">Such a tiny cute creature has to die huh?</text:span></text:p>
          </table:table-cell>
          <table:table-cell table:number-columns-repeated="1024"/>
        </table:table-row>
        <table:table-row table:style-name="ro709">
          <table:table-cell office:value-type="string" calcext:value-type="string">
            <text:p><text:span text:style-name="T1155">shroom</text:span></text:p>
          </table:table-cell>
          <table:table-cell office:value-type="string" calcext:value-type="string">
            <text:p><text:span text:style-name="T1156">Shroom</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9" table:formula="of:=COUNTIF([loot.C:loot.C];[.A3])" office:value-type="float" calcext:value-type="float" office:value="18">
            <text:p>18</text:p>
          </table:table-cell>
          <table:table-cell table:style-name="ce9" table:formula="of:=COUNTIF([enemy_skills.A:enemy_skills.A];[.A3])" office:value-type="float" calcext:value-type="float" office:value="1">
            <text:p>1</text:p>
          </table:table-cell>
          <table:table-cell office:value-type="string" calcext:value-type="string">
            <text:p><text:span text:style-name="T1157">A tiny orange mushroom. How cute!</text:span></text:p>
          </table:table-cell>
          <table:table-cell table:number-columns-repeated="1024"/>
        </table:table-row>
        <table:table-row table:style-name="ro710">
          <table:table-cell office:value-type="string" calcext:value-type="string">
            <text:p><text:span text:style-name="T1158">rat</text:span></text:p>
          </table:table-cell>
          <table:table-cell office:value-type="string" calcext:value-type="string">
            <text:p><text:span text:style-name="T1159">Rat</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9" table:formula="of:=COUNTIF([loot.C:loot.C];[.A4])" office:value-type="float" calcext:value-type="float" office:value="18">
            <text:p>18</text:p>
          </table:table-cell>
          <table:table-cell table:style-name="ce9" table:formula="of:=COUNTIF([enemy_skills.A:enemy_skills.A];[.A4])" office:value-type="float" calcext:value-type="float" office:value="1">
            <text:p>1</text:p>
          </table:table-cell>
          <table:table-cell office:value-type="string" calcext:value-type="string">
            <text:p><text:span text:style-name="T1160">A small stinky rat. Ew!</text:span></text:p>
          </table:table-cell>
          <table:table-cell table:number-columns-repeated="1024"/>
        </table:table-row>
        <table:table-row table:style-name="ro711">
          <table:table-cell office:value-type="string" calcext:value-type="string">
            <text:p><text:span text:style-name="T1161">spore</text:span></text:p>
          </table:table-cell>
          <table:table-cell office:value-type="string" calcext:value-type="string">
            <text:p><text:span text:style-name="T1162">Spore</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9" table:formula="of:=COUNTIF([loot.C:loot.C];[.A5])" office:value-type="float" calcext:value-type="float" office:value="18">
            <text:p>18</text:p>
          </table:table-cell>
          <table:table-cell table:style-name="ce9" table:formula="of:=COUNTIF([enemy_skills.A:enemy_skills.A];[.A5])" office:value-type="float" calcext:value-type="float" office:value="1">
            <text:p>1</text:p>
          </table:table-cell>
          <table:table-cell office:value-type="string" calcext:value-type="string">
            <text:p><text:span text:style-name="T1163">A ball of fluff.</text:span></text:p>
          </table:table-cell>
          <table:table-cell table:number-columns-repeated="1024"/>
        </table:table-row>
        <table:table-row table:style-name="ro712">
          <table:table-cell table:style-name="ce15" office:value-type="string" calcext:value-type="string">
            <text:p>wood_stump</text:p>
          </table:table-cell>
          <table:table-cell office:value-type="string" calcext:value-type="string">
            <text:p><text:span text:style-name="T1164">Wood Stump</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9" table:formula="of:=COUNTIF([loot.C:loot.C];[.A6])" office:value-type="float" calcext:value-type="float" office:value="20">
            <text:p>20</text:p>
          </table:table-cell>
          <table:table-cell table:style-name="ce9" table:formula="of:=COUNTIF([enemy_skills.A:enemy_skills.A];[.A6])" office:value-type="float" calcext:value-type="float" office:value="1">
            <text:p>1</text:p>
          </table:table-cell>
          <table:table-cell office:value-type="string" calcext:value-type="string">
            <text:p><text:span text:style-name="T1165">A moving table?</text:span></text:p>
          </table:table-cell>
          <table:table-cell table:number-columns-repeated="1024"/>
        </table:table-row>
        <table:table-row table:style-name="ro713">
          <table:table-cell office:value-type="string" calcext:value-type="string">
            <text:p><text:span text:style-name="T1166">snail</text:span></text:p>
          </table:table-cell>
          <table:table-cell office:value-type="string" calcext:value-type="string">
            <text:p><text:span text:style-name="T1167">Snail</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9" table:formula="of:=COUNTIF([loot.C:loot.C];[.A7])" office:value-type="float" calcext:value-type="float" office:value="18">
            <text:p>18</text:p>
          </table:table-cell>
          <table:table-cell table:style-name="ce9" table:formula="of:=COUNTIF([enemy_skills.A:enemy_skills.A];[.A7])" office:value-type="float" calcext:value-type="float" office:value="1">
            <text:p>1</text:p>
          </table:table-cell>
          <table:table-cell office:value-type="string" calcext:value-type="string">
            <text:p><text:span text:style-name="T1168">A slow moving house.</text:span></text:p>
          </table:table-cell>
          <table:table-cell table:number-columns-repeated="1024"/>
        </table:table-row>
        <table:table-row table:style-name="ro714">
          <table:table-cell office:value-type="string" calcext:value-type="string">
            <text:p><text:span text:style-name="T1169">orange_mushroom</text:span></text:p>
          </table:table-cell>
          <table:table-cell office:value-type="string" calcext:value-type="string">
            <text:p><text:span text:style-name="T1170">Orange Mushroom</text:span></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9" table:formula="of:=COUNTIF([loot.C:loot.C];[.A8])" office:value-type="float" calcext:value-type="float" office:value="18">
            <text:p>18</text:p>
          </table:table-cell>
          <table:table-cell table:style-name="ce9" table:formula="of:=COUNTIF([enemy_skills.A:enemy_skills.A];[.A8])" office:value-type="float" calcext:value-type="float" office:value="1">
            <text:p>1</text:p>
          </table:table-cell>
          <table:table-cell office:value-type="string" calcext:value-type="string">
            <text:p><text:span text:style-name="T1171">A larger orange mushroom, this one is feisty!</text:span></text:p>
          </table:table-cell>
          <table:table-cell table:number-columns-repeated="1024"/>
        </table:table-row>
        <table:table-row table:style-name="ro715">
          <table:table-cell office:value-type="string" calcext:value-type="string">
            <text:p><text:span text:style-name="T1172">green_slime</text:span></text:p>
          </table:table-cell>
          <table:table-cell office:value-type="string" calcext:value-type="string">
            <text:p><text:span text:style-name="T1173">Green Slime</text:span></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9" table:formula="of:=COUNTIF([loot.C:loot.C];[.A9])" office:value-type="float" calcext:value-type="float" office:value="18">
            <text:p>18</text:p>
          </table:table-cell>
          <table:table-cell table:style-name="ce9" table:formula="of:=COUNTIF([enemy_skills.A:enemy_skills.A];[.A9])" office:value-type="float" calcext:value-type="float" office:value="1">
            <text:p>1</text:p>
          </table:table-cell>
          <table:table-cell office:value-type="string" calcext:value-type="string">
            <text:p><text:span text:style-name="T1174">A small glob of goo.</text:span></text:p>
          </table:table-cell>
          <table:table-cell table:number-columns-repeated="1024"/>
        </table:table-row>
        <table:table-row table:style-name="ro716">
          <table:table-cell office:value-type="string" calcext:value-type="string">
            <text:p><text:span text:style-name="T1175">spider</text:span></text:p>
          </table:table-cell>
          <table:table-cell office:value-type="string" calcext:value-type="string">
            <text:p><text:span text:style-name="T1176">Spider</text:span></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9" table:formula="of:=COUNTIF([loot.C:loot.C];[.A10])" office:value-type="float" calcext:value-type="float" office:value="18">
            <text:p>18</text:p>
          </table:table-cell>
          <table:table-cell table:style-name="ce9" table:formula="of:=COUNTIF([enemy_skills.A:enemy_skills.A];[.A10])" office:value-type="float" calcext:value-type="float" office:value="1">
            <text:p>1</text:p>
          </table:table-cell>
          <table:table-cell office:value-type="string" calcext:value-type="string">
            <text:p><text:span text:style-name="T1177">A eight eyed, eight legged creature. What more to say?</text:span></text:p>
          </table:table-cell>
          <table:table-cell table:number-columns-repeated="1024"/>
        </table:table-row>
        <table:table-row table:style-name="ro717">
          <table:table-cell office:value-type="string" calcext:value-type="string">
            <text:p><text:span text:style-name="T1178">wandering_rock</text:span></text:p>
          </table:table-cell>
          <table:table-cell office:value-type="string" calcext:value-type="string">
            <text:p><text:span text:style-name="T1179">Wandering Rock</text:span></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9" table:formula="of:=COUNTIF([loot.C:loot.C];[.A11])" office:value-type="float" calcext:value-type="float" office:value="18">
            <text:p>18</text:p>
          </table:table-cell>
          <table:table-cell table:style-name="ce9" table:formula="of:=COUNTIF([enemy_skills.A:enemy_skills.A];[.A11])" office:value-type="float" calcext:value-type="float" office:value="1">
            <text:p>1</text:p>
          </table:table-cell>
          <table:table-cell office:value-type="string" calcext:value-type="string">
            <text:p><text:span text:style-name="T1180">A pile of rocks seemingly glued together. Wait its moving?!</text:span></text:p>
          </table:table-cell>
          <table:table-cell table:number-columns-repeated="1024"/>
        </table:table-row>
        <table:table-row table:style-name="ro718">
          <table:table-cell office:value-type="string" calcext:value-type="string">
            <text:p><text:span text:style-name="T1181">pig</text:span></text:p>
          </table:table-cell>
          <table:table-cell office:value-type="string" calcext:value-type="string">
            <text:p><text:span text:style-name="T1182">Pig</text:span></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9" table:formula="of:=COUNTIF([loot.C:loot.C];[.A12])" office:value-type="float" calcext:value-type="float" office:value="18">
            <text:p>18</text:p>
          </table:table-cell>
          <table:table-cell table:style-name="ce9" table:formula="of:=COUNTIF([enemy_skills.A:enemy_skills.A];[.A12])" office:value-type="float" calcext:value-type="float" office:value="1">
            <text:p>1</text:p>
          </table:table-cell>
          <table:table-cell office:value-type="string" calcext:value-type="string">
            <text:p><text:span text:style-name="T1183">A pink rotunt dog.</text:span></text:p>
          </table:table-cell>
          <table:table-cell table:number-columns-repeated="1024"/>
        </table:table-row>
        <table:table-row table:style-name="ro719">
          <table:table-cell office:value-type="string" calcext:value-type="string">
            <text:p><text:span text:style-name="T1184">blue_mushroom</text:span></text:p>
          </table:table-cell>
          <table:table-cell office:value-type="string" calcext:value-type="string">
            <text:p><text:span text:style-name="T1185">Blue Mushroom</text:span></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9" table:formula="of:=COUNTIF([loot.C:loot.C];[.A13])" office:value-type="float" calcext:value-type="float" office:value="18">
            <text:p>18</text:p>
          </table:table-cell>
          <table:table-cell table:style-name="ce9" table:formula="of:=COUNTIF([enemy_skills.A:enemy_skills.A];[.A13])" office:value-type="float" calcext:value-type="float" office:value="1">
            <text:p>1</text:p>
          </table:table-cell>
          <table:table-cell office:value-type="string" calcext:value-type="string">
            <text:p><text:span text:style-name="T1186">A bulky blue mushroom.</text:span></text:p>
          </table:table-cell>
          <table:table-cell table:number-columns-repeated="1024"/>
        </table:table-row>
        <table:table-row table:style-name="ro720">
          <table:table-cell office:value-type="string" calcext:value-type="string">
            <text:p><text:span text:style-name="T1187">octopus</text:span></text:p>
          </table:table-cell>
          <table:table-cell office:value-type="string" calcext:value-type="string">
            <text:p><text:span text:style-name="T1188">Octopus</text:span></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9" table:formula="of:=COUNTIF([loot.C:loot.C];[.A14])" office:value-type="float" calcext:value-type="float" office:value="18">
            <text:p>18</text:p>
          </table:table-cell>
          <table:table-cell table:style-name="ce9" table:formula="of:=COUNTIF([enemy_skills.A:enemy_skills.A];[.A14])" office:value-type="float" calcext:value-type="float" office:value="1">
            <text:p>1</text:p>
          </table:table-cell>
          <table:table-cell office:value-type="string" calcext:value-type="string">
            <text:p><text:span text:style-name="T1189">A big slimy floating octopus, atleast you are 50% certain its not a beholder.</text:span></text:p>
          </table:table-cell>
          <table:table-cell table:number-columns-repeated="1024"/>
        </table:table-row>
        <table:table-row table:style-name="ro721">
          <table:table-cell office:value-type="string" calcext:value-type="string">
            <text:p><text:span text:style-name="T1190">blue_slime</text:span></text:p>
          </table:table-cell>
          <table:table-cell office:value-type="string" calcext:value-type="string">
            <text:p><text:span text:style-name="T1191">Blue Slime</text:span></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9" table:formula="of:=COUNTIF([loot.C:loot.C];[.A15])" office:value-type="float" calcext:value-type="float" office:value="18">
            <text:p>18</text:p>
          </table:table-cell>
          <table:table-cell table:style-name="ce9" table:formula="of:=COUNTIF([enemy_skills.A:enemy_skills.A];[.A15])" office:value-type="float" calcext:value-type="float" office:value="1">
            <text:p>1</text:p>
          </table:table-cell>
          <table:table-cell office:value-type="string" calcext:value-type="string">
            <text:p><text:span text:style-name="T1192">A slimy blue glob stinks of sewage.</text:span></text:p>
          </table:table-cell>
          <table:table-cell table:number-columns-repeated="1024"/>
        </table:table-row>
        <table:table-row table:style-name="ro722">
          <table:table-cell office:value-type="string" calcext:value-type="string">
            <text:p><text:span text:style-name="T1193">red_slime</text:span></text:p>
          </table:table-cell>
          <table:table-cell office:value-type="string" calcext:value-type="string">
            <text:p><text:span text:style-name="T1194">Red Slime</text:span></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9" table:formula="of:=COUNTIF([loot.C:loot.C];[.A16])" office:value-type="float" calcext:value-type="float" office:value="18">
            <text:p>18</text:p>
          </table:table-cell>
          <table:table-cell table:style-name="ce9" table:formula="of:=COUNTIF([enemy_skills.A:enemy_skills.A];[.A16])" office:value-type="float" calcext:value-type="float" office:value="1">
            <text:p>1</text:p>
          </table:table-cell>
          <table:table-cell office:value-type="string" calcext:value-type="string">
            <text:p><text:span text:style-name="T1195">A red glob of heat. Is it on fire?</text:span></text:p>
          </table:table-cell>
          <table:table-cell table:number-columns-repeated="1024"/>
        </table:table-row>
        <table:table-row table:style-name="ro723">
          <table:table-cell office:value-type="string" calcext:value-type="string">
            <text:p><text:span text:style-name="T1196">red_cap</text:span></text:p>
          </table:table-cell>
          <table:table-cell office:value-type="string" calcext:value-type="string">
            <text:p><text:span text:style-name="T1197">Red Cap</text:span></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9" table:formula="of:=COUNTIF([loot.C:loot.C];[.A17])" office:value-type="float" calcext:value-type="float" office:value="18">
            <text:p>18</text:p>
          </table:table-cell>
          <table:table-cell table:style-name="ce9" table:formula="of:=COUNTIF([enemy_skills.A:enemy_skills.A];[.A17])" office:value-type="float" calcext:value-type="float" office:value="1">
            <text:p>1</text:p>
          </table:table-cell>
          <table:table-cell office:value-type="string" calcext:value-type="string">
            <text:p><text:span text:style-name="T1198">Is this a reskin of orange mushroom?</text:span></text:p>
          </table:table-cell>
          <table:table-cell table:number-columns-repeated="1024"/>
        </table:table-row>
        <table:table-row table:style-name="ro724">
          <table:table-cell office:value-type="string" calcext:value-type="string">
            <text:p><text:span text:style-name="T1199">evil_eye</text:span></text:p>
          </table:table-cell>
          <table:table-cell office:value-type="string" calcext:value-type="string">
            <text:p><text:span text:style-name="T1200">Evil Eye</text:span></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9" table:formula="of:=COUNTIF([loot.C:loot.C];[.A18])" office:value-type="float" calcext:value-type="float" office:value="18">
            <text:p>18</text:p>
          </table:table-cell>
          <table:table-cell table:style-name="ce9" table:formula="of:=COUNTIF([enemy_skills.A:enemy_skills.A];[.A18])" office:value-type="float" calcext:value-type="float" office:value="1">
            <text:p>1</text:p>
          </table:table-cell>
          <table:table-cell office:value-type="string" calcext:value-type="string">
            <text:p><text:span text:style-name="T1201">A one eyed snake with two arms.</text:span></text:p>
          </table:table-cell>
          <table:table-cell table:number-columns-repeated="1024"/>
        </table:table-row>
        <table:table-row table:style-name="ro725">
          <table:table-cell office:value-type="string" calcext:value-type="string">
            <text:p><text:span text:style-name="T1202">thief</text:span></text:p>
          </table:table-cell>
          <table:table-cell office:value-type="string" calcext:value-type="string">
            <text:p><text:span text:style-name="T1203">Thief</text:span></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9" table:formula="of:=COUNTIF([loot.C:loot.C];[.A19])" office:value-type="float" calcext:value-type="float" office:value="18">
            <text:p>18</text:p>
          </table:table-cell>
          <table:table-cell table:style-name="ce9" table:formula="of:=COUNTIF([enemy_skills.A:enemy_skills.A];[.A19])" office:value-type="float" calcext:value-type="float" office:value="1">
            <text:p>1</text:p>
          </table:table-cell>
          <table:table-cell office:value-type="string" calcext:value-type="string">
            <text:p><text:span text:style-name="T1204">A ragged man with a dull knife.</text:span></text:p>
          </table:table-cell>
          <table:table-cell table:number-columns-repeated="1024"/>
        </table:table-row>
        <table:table-row table:style-name="ro726">
          <table:table-cell office:value-type="string" calcext:value-type="string">
            <text:p><text:span text:style-name="T1205">horned_mushroom</text:span></text:p>
          </table:table-cell>
          <table:table-cell office:value-type="string" calcext:value-type="string">
            <text:p><text:span text:style-name="T1206">Horned Mushroom</text:span></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9" table:formula="of:=COUNTIF([loot.C:loot.C];[.A20])" office:value-type="float" calcext:value-type="float" office:value="18">
            <text:p>18</text:p>
          </table:table-cell>
          <table:table-cell table:style-name="ce9" table:formula="of:=COUNTIF([enemy_skills.A:enemy_skills.A];[.A20])" office:value-type="float" calcext:value-type="float" office:value="1">
            <text:p>1</text:p>
          </table:table-cell>
          <table:table-cell office:value-type="string" calcext:value-type="string">
            <text:p><text:span text:style-name="T1207">A big mushroom with spiky horns growing out of its blue cap.</text:span></text:p>
          </table:table-cell>
          <table:table-cell table:number-columns-repeated="1024"/>
        </table:table-row>
        <table:table-row table:style-name="ro727">
          <table:table-cell office:value-type="string" calcext:value-type="string">
            <text:p><text:span text:style-name="T1208">skeleton_1</text:span></text:p>
          </table:table-cell>
          <table:table-cell office:value-type="string" calcext:value-type="string">
            <text:p><text:span text:style-name="T1209">Skeleton</text:span></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9" table:formula="of:=COUNTIF([loot.C:loot.C];[.A21])" office:value-type="float" calcext:value-type="float" office:value="24">
            <text:p>24</text:p>
          </table:table-cell>
          <table:table-cell table:style-name="ce9" table:formula="of:=COUNTIF([enemy_skills.A:enemy_skills.A];[.A21])" office:value-type="float" calcext:value-type="float" office:value="1">
            <text:p>1</text:p>
          </table:table-cell>
          <table:table-cell office:value-type="string" calcext:value-type="string">
            <text:p><text:span text:style-name="T1210">The moving skeletal remains of some humanoid creature.</text:span></text:p>
          </table:table-cell>
          <table:table-cell table:number-columns-repeated="1024"/>
        </table:table-row>
        <table:table-row table:style-name="ro728">
          <table:table-cell office:value-type="string" calcext:value-type="string">
            <text:p><text:span text:style-name="T1211">skeleton_mage</text:span></text:p>
          </table:table-cell>
          <table:table-cell office:value-type="string" calcext:value-type="string">
            <text:p><text:span text:style-name="T1212">Skeletal Sourcerer</text:span></text:p>
          </table:table-cell>
          <table:table-cell office:value-type="float" calcext:value-type="float" office:value="150">
            <text:p>150</text:p>
          </table:table-cell>
          <table:table-cell office:value-type="float" calcext:value-type="float" office:value="300">
            <text:p>30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float" calcext:value-type="float" office:value="9">
            <text:p>9</text:p>
          </table:table-cell>
          <table:table-cell table:style-name="ce9" table:formula="of:=COUNTIF([loot.C:loot.C];[.A22])" office:value-type="float" calcext:value-type="float" office:value="13">
            <text:p>13</text:p>
          </table:table-cell>
          <table:table-cell table:style-name="ce9" table:formula="of:=COUNTIF([enemy_skills.A:enemy_skills.A];[.A22])" office:value-type="float" calcext:value-type="float" office:value="1">
            <text:p>1</text:p>
          </table:table-cell>
          <table:table-cell office:value-type="string" calcext:value-type="string">
            <text:p><text:span text:style-name="T1213">The moving skeletal remains of some humanoid creature, dressed in a robe this time.</text:span></text:p>
          </table:table-cell>
          <table:table-cell table:number-columns-repeated="1024"/>
        </table:table-row>
        <table:table-row table:style-name="ro729">
          <table:table-cell office:value-type="string" calcext:value-type="string">
            <text:p><text:span text:style-name="T1214">mushroom_soldier</text:span></text:p>
          </table:table-cell>
          <table:table-cell office:value-type="string" calcext:value-type="string">
            <text:p><text:span text:style-name="T1215">Mushroom Soldier</text:span></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9" table:formula="of:=COUNTIF([loot.C:loot.C];[.A23])" office:value-type="float" calcext:value-type="float" office:value="5">
            <text:p>5</text:p>
          </table:table-cell>
          <table:table-cell table:style-name="ce9" table:formula="of:=COUNTIF([enemy_skills.A:enemy_skills.A];[.A23])" office:value-type="float" calcext:value-type="float" office:value="1">
            <text:p>1</text:p>
          </table:table-cell>
          <table:table-cell office:value-type="string" calcext:value-type="string">
            <text:p><text:span text:style-name="T1216">A red cap mushroom with a sword and shield.</text:span></text:p>
          </table:table-cell>
          <table:table-cell table:number-columns-repeated="1024"/>
        </table:table-row>
        <table:table-row table:style-name="ro730">
          <table:table-cell office:value-type="string" calcext:value-type="string">
            <text:p><text:span text:style-name="T1217">mushroom_thief</text:span></text:p>
          </table:table-cell>
          <table:table-cell office:value-type="string" calcext:value-type="string">
            <text:p><text:span text:style-name="T1218">Mushroom Thief</text:span></text:p>
          </table:table-cell>
          <table:table-cell office:value-type="float" calcext:value-type="float" office:value="140">
            <text:p>14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9" table:formula="of:=COUNTIF([loot.C:loot.C];[.A24])" office:value-type="float" calcext:value-type="float" office:value="4">
            <text:p>4</text:p>
          </table:table-cell>
          <table:table-cell table:style-name="ce9" table:formula="of:=COUNTIF([enemy_skills.A:enemy_skills.A];[.A24])" office:value-type="float" calcext:value-type="float" office:value="1">
            <text:p>1</text:p>
          </table:table-cell>
          <table:table-cell office:value-type="string" calcext:value-type="string">
            <text:p><text:span text:style-name="T1219">A purple cap mushroom with a dagger.</text:span></text:p>
          </table:table-cell>
          <table:table-cell table:number-columns-repeated="1024"/>
        </table:table-row>
        <table:table-row table:style-name="ro731">
          <table:table-cell office:value-type="string" calcext:value-type="string">
            <text:p><text:span text:style-name="T1220">mushroom_mage</text:span></text:p>
          </table:table-cell>
          <table:table-cell office:value-type="string" calcext:value-type="string">
            <text:p><text:span text:style-name="T1221">Mushroom Mage</text:span></text:p>
          </table:table-cell>
          <table:table-cell office:value-type="float" calcext:value-type="float" office:value="120">
            <text:p>120</text:p>
          </table:table-cell>
          <table:table-cell office:value-type="float" calcext:value-type="float" office:value="400">
            <text:p>40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6">
            <text:p>6</text:p>
          </table:table-cell>
          <table:table-cell office:value-type="float" calcext:value-type="float" office:value="12">
            <text:p>12</text:p>
          </table:table-cell>
          <table:table-cell office:value-type="float" calcext:value-type="float" office:value="12">
            <text:p>12</text:p>
          </table:table-cell>
          <table:table-cell table:style-name="ce9" table:formula="of:=COUNTIF([loot.C:loot.C];[.A25])" office:value-type="float" calcext:value-type="float" office:value="4">
            <text:p>4</text:p>
          </table:table-cell>
          <table:table-cell table:style-name="ce9" table:formula="of:=COUNTIF([enemy_skills.A:enemy_skills.A];[.A25])" office:value-type="float" calcext:value-type="float" office:value="1">
            <text:p>1</text:p>
          </table:table-cell>
          <table:table-cell office:value-type="string" calcext:value-type="string">
            <text:p><text:span text:style-name="T1222">A blue cap mushroom with a wand.</text:span></text:p>
          </table:table-cell>
          <table:table-cell table:number-columns-repeated="1024"/>
        </table:table-row>
        <table:table-row table:style-name="ro732">
          <table:table-cell office:value-type="string" calcext:value-type="string">
            <text:p><text:span text:style-name="T1223">mushroom_cleric</text:span></text:p>
          </table:table-cell>
          <table:table-cell office:value-type="string" calcext:value-type="string">
            <text:p><text:span text:style-name="T1224">Mushroom Cleric</text:span></text:p>
          </table:table-cell>
          <table:table-cell office:value-type="float" calcext:value-type="float" office:value="160">
            <text:p>160</text:p>
          </table:table-cell>
          <table:table-cell office:value-type="float" calcext:value-type="float" office:value="250">
            <text:p>2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2">
            <text:p>12</text:p>
          </table:table-cell>
          <table:table-cell office:value-type="float" calcext:value-type="float" office:value="12">
            <text:p>12</text:p>
          </table:table-cell>
          <table:table-cell table:style-name="ce9" table:formula="of:=COUNTIF([loot.C:loot.C];[.A26])" office:value-type="float" calcext:value-type="float" office:value="4">
            <text:p>4</text:p>
          </table:table-cell>
          <table:table-cell table:style-name="ce9" table:formula="of:=COUNTIF([enemy_skills.A:enemy_skills.A];[.A26])" office:value-type="float" calcext:value-type="float" office:value="1">
            <text:p>1</text:p>
          </table:table-cell>
          <table:table-cell office:value-type="string" calcext:value-type="string">
            <text:p><text:span text:style-name="T1225">A yellow cap mushroom with a mace.</text:span></text:p>
          </table:table-cell>
          <table:table-cell table:number-columns-repeated="1024"/>
        </table:table-row>
        <table:table-row table:style-name="ro733">
          <table:table-cell office:value-type="string" calcext:value-type="string">
            <text:p><text:span text:style-name="T1226">mushroom_zombie</text:span></text:p>
          </table:table-cell>
          <table:table-cell office:value-type="string" calcext:value-type="string">
            <text:p><text:span text:style-name="T1227">Mushroom zombie</text:span></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9" table:formula="of:=COUNTIF([loot.C:loot.C];[.A27])" office:value-type="float" calcext:value-type="float" office:value="17">
            <text:p>17</text:p>
          </table:table-cell>
          <table:table-cell table:style-name="ce9" table:formula="of:=COUNTIF([enemy_skills.A:enemy_skills.A];[.A27])" office:value-type="float" calcext:value-type="float" office:value="1">
            <text:p>1</text:p>
          </table:table-cell>
          <table:table-cell office:value-type="string" calcext:value-type="string">
            <text:p><text:span text:style-name="T1228">A greenish-bronze cap mushroom smells rotten.</text:span></text:p>
          </table:table-cell>
          <table:table-cell table:number-columns-repeated="1024"/>
        </table:table-row>
        <table:table-row table:style-name="ro734">
          <table:table-cell office:value-type="string" calcext:value-type="string">
            <text:p><text:span text:style-name="T1229">zombie</text:span></text:p>
          </table:table-cell>
          <table:table-cell office:value-type="string" calcext:value-type="string">
            <text:p><text:span text:style-name="T1230">Zombie</text:span></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9" table:formula="of:=COUNTIF([loot.C:loot.C];[.A28])" office:value-type="float" calcext:value-type="float" office:value="17">
            <text:p>17</text:p>
          </table:table-cell>
          <table:table-cell table:style-name="ce9" table:formula="of:=COUNTIF([enemy_skills.A:enemy_skills.A];[.A28])" office:value-type="float" calcext:value-type="float" office:value="1">
            <text:p>1</text:p>
          </table:table-cell>
          <table:table-cell office:value-type="string" calcext:value-type="string">
            <text:p><text:span text:style-name="T1231">A rotting corps. It moves! kill it again!</text:span></text:p>
          </table:table-cell>
          <table:table-cell table:number-columns-repeated="1024"/>
        </table:table-row>
        <table:table-row table:style-name="ro735">
          <table:table-cell office:value-type="string" calcext:value-type="string">
            <text:p><text:span text:style-name="T1232">crocodile</text:span></text:p>
          </table:table-cell>
          <table:table-cell office:value-type="string" calcext:value-type="string">
            <text:p><text:span text:style-name="T1233">Crocodile</text:span></text:p>
          </table:table-cell>
          <table:table-cell office:value-type="float" calcext:value-type="float" office:value="300">
            <text:p>300</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2">
            <text:p>12</text:p>
          </table:table-cell>
          <table:table-cell office:value-type="float" calcext:value-type="float" office:value="12">
            <text:p>12</text:p>
          </table:table-cell>
          <table:table-cell table:style-name="ce9" table:formula="of:=COUNTIF([loot.C:loot.C];[.A29])" office:value-type="float" calcext:value-type="float" office:value="17">
            <text:p>17</text:p>
          </table:table-cell>
          <table:table-cell table:style-name="ce9" table:formula="of:=COUNTIF([enemy_skills.A:enemy_skills.A];[.A29])" office:value-type="float" calcext:value-type="float" office:value="1">
            <text:p>1</text:p>
          </table:table-cell>
          <table:table-cell office:value-type="string" calcext:value-type="string">
            <text:p><text:span text:style-name="T1234">A overgrown lizard with the bite force of 1,680 kg.</text:span></text:p>
          </table:table-cell>
          <table:table-cell table:number-columns-repeated="1024"/>
        </table:table-row>
        <table:table-row table:style-name="ro736">
          <table:table-cell office:value-type="string" calcext:value-type="string">
            <text:p><text:span text:style-name="T1235">skeleton_soldier</text:span></text:p>
          </table:table-cell>
          <table:table-cell office:value-type="string" calcext:value-type="string">
            <text:p><text:span text:style-name="T1236">Skeleton Soldier</text:span></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9" table:formula="of:=COUNTIF([loot.C:loot.C];[.A30])" office:value-type="float" calcext:value-type="float" office:value="9">
            <text:p>9</text:p>
          </table:table-cell>
          <table:table-cell table:style-name="ce9" table:formula="of:=COUNTIF([enemy_skills.A:enemy_skills.A];[.A30])" office:value-type="float" calcext:value-type="float" office:value="1">
            <text:p>1</text:p>
          </table:table-cell>
          <table:table-cell office:value-type="string" calcext:value-type="string">
            <text:p><text:span text:style-name="T1237">The moving skeletal remains of some humanoid creature, with a sword.</text:span></text:p>
          </table:table-cell>
          <table:table-cell table:number-columns-repeated="1024"/>
        </table:table-row>
        <table:table-row table:style-name="ro737">
          <table:table-cell office:value-type="string" calcext:value-type="string">
            <text:p><text:span text:style-name="T1238">fairy</text:span></text:p>
          </table:table-cell>
          <table:table-cell table:style-name="ce15" office:value-type="string" calcext:value-type="string">
            <text:p>Fairy</text:p>
          </table:table-cell>
          <table:table-cell office:value-type="float" calcext:value-type="float" office:value="150">
            <text:p>150</text:p>
          </table:table-cell>
          <table:table-cell office:value-type="float" calcext:value-type="float" office:value="350">
            <text:p>3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9" table:formula="of:=COUNTIF([loot.C:loot.C];[.A31])" office:value-type="float" calcext:value-type="float" office:value="8">
            <text:p>8</text:p>
          </table:table-cell>
          <table:table-cell table:style-name="ce9" table:formula="of:=COUNTIF([enemy_skills.A:enemy_skills.A];[.A31])" office:value-type="float" calcext:value-type="float" office:value="3">
            <text:p>3</text:p>
          </table:table-cell>
          <table:table-cell table:style-name="ce15" office:value-type="string" calcext:value-type="string">
            <text:p>A tiny fairy flits through the air, its wings shimmering with a soft, magical glow.</text:p>
          </table:table-cell>
          <table:table-cell table:number-columns-repeated="1024"/>
        </table:table-row>
        <table:table-row table:style-name="ro738">
          <table:table-cell office:value-type="string" calcext:value-type="string">
            <text:p>fairy_drunk</text:p>
          </table:table-cell>
          <table:table-cell office:value-type="string" calcext:value-type="string">
            <text:p>Drunk fair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3">
            <text:p>3</text:p>
          </table:table-cell>
          <table:table-cell table:style-name="ce9" table:formula="of:=COUNTIF([loot.C:loot.C];[.A32])" office:value-type="float" calcext:value-type="float" office:value="6">
            <text:p>6</text:p>
          </table:table-cell>
          <table:table-cell table:style-name="ce9" table:formula="of:=COUNTIF([enemy_skills.A:enemy_skills.A];[.A32])" office:value-type="float" calcext:value-type="float" office:value="2">
            <text:p>2</text:p>
          </table:table-cell>
          <table:table-cell table:style-name="ce15" office:value-type="string" calcext:value-type="string">
            <text:p>The small fairy wobbles in the air, its wings fluttering unevenly as it giggles uncontrollably.</text:p>
          </table:table-cell>
          <table:table-cell table:number-columns-repeated="1024"/>
        </table:table-row>
        <table:table-row table:style-name="ro739">
          <table:table-cell office:value-type="string" calcext:value-type="string">
            <text:p>wood_stump_large</text:p>
          </table:table-cell>
          <table:table-cell office:value-type="string" calcext:value-type="string">
            <text:p>Large Wood Stump</text:p>
          </table:table-cell>
          <table:table-cell office:value-type="float" calcext:value-type="float" office:value="150">
            <text:p>150</text:p>
          </table:table-cell>
          <table:table-cell office:value-type="float" calcext:value-type="float" office:value="100">
            <text:p>10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7">
            <text:p>7</text:p>
          </table:table-cell>
          <table:table-cell table:style-name="ce9" table:formula="of:=COUNTIF([loot.C:loot.C];[.A33])" office:value-type="float" calcext:value-type="float" office:value="2">
            <text:p>2</text:p>
          </table:table-cell>
          <table:table-cell table:style-name="ce9" table:formula="of:=COUNTIF([enemy_skills.A:enemy_skills.A];[.A33])" office:value-type="float" calcext:value-type="float" office:value="1">
            <text:p>1</text:p>
          </table:table-cell>
          <table:table-cell office:value-type="string" calcext:value-type="string">
            <text:p>A giant wooden stump with roots that move like legs. It has one big glowing eye and a rusty axe stuck in its side. The stump shifts and attacks with its roots, watching you carefully.</text:p>
          </table:table-cell>
          <table:table-cell table:number-columns-repeated="1024"/>
        </table:table-row>
        <table:table-row table:number-rows-repeated="31" table:style-name="ro706">
          <table:table-cell table:number-columns-repeated="1024"/>
        </table:table-row>
      </table:table>
      <table:table table:name="enemy_skills" table:style-name="ta7">
        <table:table-column table:style-name="co76" table:default-cell-style-name="Default"/>
        <table:table-header-columns/>
        <table:table-column table:style-name="co77" table:default-cell-style-name="Default"/>
        <table:table-header-columns/>
        <table:table-column table:style-name="co78" table:default-cell-style-name="Default"/>
        <table:table-header-columns/>
        <table:table-column table:style-name="co79" table:default-cell-style-name="ce5"/>
        <table:table-header-columns/>
        <table:table-column table:style-name="co80" table:default-cell-style-name="Default"/>
        <table:table-header-columns/>
        <table:table-column table:number-columns-repeated="1018" table:style-name="co81" table:default-cell-style-name="Default"/>
        <table:table-header-columns/>
        <table:table-column table:number-columns-repeated="101" table:style-name="co82" table:default-cell-style-name="Default"/>
        <table:table-header-columns/>
        <table:table-column table:style-name="co75" table:default-cell-style-name="Default"/>
        <table:table-header-columns/>
        <table:table-row table:style-name="ro741">
          <table:table-cell office:value-type="string" calcext:value-type="string">
            <text:p><text:span text:style-name="T1239">enemy_id</text:span></text:p>
          </table:table-cell>
          <table:table-cell table:style-name="ce16" office:value-type="string" calcext:value-type="string">
            <text:p><text:span text:style-name="T1240">FOUND</text:span></text:p>
          </table:table-cell>
          <table:table-cell office:value-type="string" calcext:value-type="string">
            <text:p><text:span text:style-name="T1241">LVL</text:span></text:p>
          </table:table-cell>
          <table:table-cell office:value-type="string" calcext:value-type="string">
            <text:p>skill_id</text:p>
          </table:table-cell>
          <table:table-cell table:style-name="ce16" office:value-type="string" calcext:value-type="string">
            <text:p><text:span text:style-name="T1242">FOUND</text:span></text:p>
          </table:table-cell>
          <table:table-cell office:value-type="string" calcext:value-type="string">
            <text:p><text:span text:style-name="T1243">practice</text:span></text:p>
          </table:table-cell>
          <table:table-cell table:number-columns-repeated="1024"/>
        </table:table-row>
        <table:table-row table:style-name="ro742">
          <table:table-cell office:value-type="string" calcext:value-type="string">
            <text:p><text:span text:style-name="T1244">shroom</text:span></text:p>
          </table:table-cell>
          <table:table-cell table:style-name="ce16" table:formula="of:=VLOOKUP([.A2];[$enemies.A$1:$enemies.B$1048576];2;0)" office:value-type="string" calcext:value-type="string" office:string-value="Shroom">
            <text:p>Shroom</text:p>
          </table:table-cell>
          <table:table-cell table:style-name="ce16" table:formula="of:=VLOOKUP([.A2];[$enemies.A$1:$enemies.L$1048576];12;FALSE())" office:value-type="float" calcext:value-type="float" office:value="1">
            <text:p>1</text:p>
          </table:table-cell>
          <table:table-cell office:value-type="string" calcext:value-type="string">
            <text:p>nudge</text:p>
          </table:table-cell>
          <table:table-cell table:style-name="ce16" table:formula="of:=VLOOKUP([.D2];[$skills.A$1:$skills.B$1048576];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43">
          <table:table-cell office:value-type="string" calcext:value-type="string">
            <text:p><text:span text:style-name="T1245">rat</text:span></text:p>
          </table:table-cell>
          <table:table-cell table:style-name="ce16" table:formula="of:=VLOOKUP([.A3];[enemies.A:enemies.B];2;0)" office:value-type="string" calcext:value-type="string" office:string-value="Rat">
            <text:p>Rat</text:p>
          </table:table-cell>
          <table:table-cell table:style-name="ce16" table:formula="of:=VLOOKUP([.A3];[enemies.A:enemies.L];12;FALSE())" office:value-type="float" calcext:value-type="float" office:value="1">
            <text:p>1</text:p>
          </table:table-cell>
          <table:table-cell office:value-type="string" calcext:value-type="string">
            <text:p>nudge</text:p>
          </table:table-cell>
          <table:table-cell table:style-name="ce16" table:formula="of:=VLOOKUP([.D3];[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44">
          <table:table-cell office:value-type="string" calcext:value-type="string">
            <text:p><text:span text:style-name="T1246">spore</text:span></text:p>
          </table:table-cell>
          <table:table-cell table:style-name="ce16" table:formula="of:=VLOOKUP([.A4];[enemies.A:enemies.B];2;0)" office:value-type="string" calcext:value-type="string" office:string-value="Spore">
            <text:p>Spore</text:p>
          </table:table-cell>
          <table:table-cell table:style-name="ce16" table:formula="of:=VLOOKUP([.A4];[enemies.A:enemies.L];12;FALSE())" office:value-type="float" calcext:value-type="float" office:value="1">
            <text:p>1</text:p>
          </table:table-cell>
          <table:table-cell office:value-type="string" calcext:value-type="string">
            <text:p>nudge</text:p>
          </table:table-cell>
          <table:table-cell table:style-name="ce16" table:formula="of:=VLOOKUP([.D4];[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45">
          <table:table-cell office:value-type="string" calcext:value-type="string">
            <text:p><text:span text:style-name="T1247">wood_stump</text:span></text:p>
          </table:table-cell>
          <table:table-cell table:style-name="ce16" table:formula="of:=VLOOKUP([.A5];[enemies.A:enemies.B];2;0)" office:value-type="string" calcext:value-type="string" office:string-value="Wood Stump">
            <text:p>Wood Stump</text:p>
          </table:table-cell>
          <table:table-cell table:style-name="ce16" table:formula="of:=VLOOKUP([.A5];[enemies.A:enemies.L];12;FALSE())" office:value-type="float" calcext:value-type="float" office:value="1">
            <text:p>1</text:p>
          </table:table-cell>
          <table:table-cell office:value-type="string" calcext:value-type="string">
            <text:p>nudge</text:p>
          </table:table-cell>
          <table:table-cell table:style-name="ce16" table:formula="of:=VLOOKUP([.D5];[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46">
          <table:table-cell office:value-type="string" calcext:value-type="string">
            <text:p><text:span text:style-name="T1248">snail</text:span></text:p>
          </table:table-cell>
          <table:table-cell table:style-name="ce16" table:formula="of:=VLOOKUP([.A6];[enemies.A:enemies.B];2;0)" office:value-type="string" calcext:value-type="string" office:string-value="Snail">
            <text:p>Snail</text:p>
          </table:table-cell>
          <table:table-cell table:style-name="ce16" table:formula="of:=VLOOKUP([.A6];[enemies.A:enemies.L];12;FALSE())" office:value-type="float" calcext:value-type="float" office:value="1">
            <text:p>1</text:p>
          </table:table-cell>
          <table:table-cell office:value-type="string" calcext:value-type="string">
            <text:p>nudge</text:p>
          </table:table-cell>
          <table:table-cell table:style-name="ce16" table:formula="of:=VLOOKUP([.D6];[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47">
          <table:table-cell office:value-type="string" calcext:value-type="string">
            <text:p><text:span text:style-name="T1249">orange_mushroom</text:span></text:p>
          </table:table-cell>
          <table:table-cell table:style-name="ce16" table:formula="of:=VLOOKUP([.A7];[enemies.A:enemies.B];2;0)" office:value-type="string" calcext:value-type="string" office:string-value="Orange Mushroom">
            <text:p>Orange Mushroom</text:p>
          </table:table-cell>
          <table:table-cell table:style-name="ce16" table:formula="of:=VLOOKUP([.A7];[enemies.A:enemies.L];12;FALSE())" office:value-type="float" calcext:value-type="float" office:value="3">
            <text:p>3</text:p>
          </table:table-cell>
          <table:table-cell office:value-type="string" calcext:value-type="string">
            <text:p>nudge</text:p>
          </table:table-cell>
          <table:table-cell table:style-name="ce16" table:formula="of:=VLOOKUP([.D7];[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48">
          <table:table-cell office:value-type="string" calcext:value-type="string">
            <text:p><text:span text:style-name="T1250">green_slime</text:span></text:p>
          </table:table-cell>
          <table:table-cell table:style-name="ce16" table:formula="of:=VLOOKUP([.A8];[enemies.A:enemies.B];2;0)" office:value-type="string" calcext:value-type="string" office:string-value="Green Slime">
            <text:p>Green Slime</text:p>
          </table:table-cell>
          <table:table-cell table:style-name="ce16" table:formula="of:=VLOOKUP([.A8];[enemies.A:enemies.L];12;FALSE())" office:value-type="float" calcext:value-type="float" office:value="3">
            <text:p>3</text:p>
          </table:table-cell>
          <table:table-cell office:value-type="string" calcext:value-type="string">
            <text:p>nudge</text:p>
          </table:table-cell>
          <table:table-cell table:style-name="ce16" table:formula="of:=VLOOKUP([.D8];[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49">
          <table:table-cell office:value-type="string" calcext:value-type="string">
            <text:p><text:span text:style-name="T1251">spider</text:span></text:p>
          </table:table-cell>
          <table:table-cell table:style-name="ce16" table:formula="of:=VLOOKUP([.A9];[enemies.A:enemies.B];2;0)" office:value-type="string" calcext:value-type="string" office:string-value="Spider">
            <text:p>Spider</text:p>
          </table:table-cell>
          <table:table-cell table:style-name="ce16" table:formula="of:=VLOOKUP([.A9];[enemies.A:enemies.L];12;FALSE())" office:value-type="float" calcext:value-type="float" office:value="3">
            <text:p>3</text:p>
          </table:table-cell>
          <table:table-cell office:value-type="string" calcext:value-type="string">
            <text:p>nudge</text:p>
          </table:table-cell>
          <table:table-cell table:style-name="ce16" table:formula="of:=VLOOKUP([.D9];[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50">
          <table:table-cell office:value-type="string" calcext:value-type="string">
            <text:p><text:span text:style-name="T1252">wandering_rock</text:span></text:p>
          </table:table-cell>
          <table:table-cell table:style-name="ce16" table:formula="of:=VLOOKUP([.A10];[$enemies.A$1:$enemies.B$1048576];2;0)" office:value-type="string" calcext:value-type="string" office:string-value="Wandering Rock">
            <text:p>Wandering Rock</text:p>
          </table:table-cell>
          <table:table-cell table:style-name="ce16" table:formula="of:=VLOOKUP([.A10];[$enemies.A$1:$enemies.L$1048576];12;FALSE())" office:value-type="float" calcext:value-type="float" office:value="3">
            <text:p>3</text:p>
          </table:table-cell>
          <table:table-cell office:value-type="string" calcext:value-type="string">
            <text:p>nudge</text:p>
          </table:table-cell>
          <table:table-cell table:style-name="ce16" table:formula="of:=VLOOKUP([.D10];[$skills.A$1:$skills.B$1048576];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51">
          <table:table-cell office:value-type="string" calcext:value-type="string">
            <text:p><text:span text:style-name="T1253">pig</text:span></text:p>
          </table:table-cell>
          <table:table-cell table:style-name="ce16" table:formula="of:=VLOOKUP([.A11];[enemies.A:enemies.B];2;0)" office:value-type="string" calcext:value-type="string" office:string-value="Pig">
            <text:p>Pig</text:p>
          </table:table-cell>
          <table:table-cell table:style-name="ce16" table:formula="of:=VLOOKUP([.A11];[enemies.A:enemies.L];12;FALSE())" office:value-type="float" calcext:value-type="float" office:value="3">
            <text:p>3</text:p>
          </table:table-cell>
          <table:table-cell office:value-type="string" calcext:value-type="string">
            <text:p>nudge</text:p>
          </table:table-cell>
          <table:table-cell table:style-name="ce16" table:formula="of:=VLOOKUP([.D11];[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52">
          <table:table-cell office:value-type="string" calcext:value-type="string">
            <text:p><text:span text:style-name="T1254">tutorial_enemy_1</text:span></text:p>
          </table:table-cell>
          <table:table-cell table:style-name="ce16" table:formula="of:=VLOOKUP([.A12];[enemies.A:enemies.B];2;0)" office:value-type="string" calcext:value-type="string" office:string-value="Tiny mouse">
            <text:p>Tiny mouse</text:p>
          </table:table-cell>
          <table:table-cell table:style-name="ce16" table:formula="of:=VLOOKUP([.A12];[enemies.A:enemies.L];12;FALSE())" office:value-type="float" calcext:value-type="float" office:value="0">
            <text:p>0</text:p>
          </table:table-cell>
          <table:table-cell office:value-type="string" calcext:value-type="string">
            <text:p>nudge</text:p>
          </table:table-cell>
          <table:table-cell table:style-name="ce16" table:formula="of:=VLOOKUP([.D12];[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53">
          <table:table-cell office:value-type="string" calcext:value-type="string">
            <text:p><text:span text:style-name="T1255">blue_mushroom</text:span></text:p>
          </table:table-cell>
          <table:table-cell table:style-name="ce16" table:formula="of:=VLOOKUP([.A13];[enemies.A:enemies.B];2;0)" office:value-type="string" calcext:value-type="string" office:string-value="Blue Mushroom">
            <text:p>Blue Mushroom</text:p>
          </table:table-cell>
          <table:table-cell table:style-name="ce16" table:formula="of:=VLOOKUP([.A13];[enemies.A:enemies.L];12;FALSE())" office:value-type="float" calcext:value-type="float" office:value="6">
            <text:p>6</text:p>
          </table:table-cell>
          <table:table-cell office:value-type="string" calcext:value-type="string">
            <text:p>nudge</text:p>
          </table:table-cell>
          <table:table-cell table:style-name="ce16" table:formula="of:=VLOOKUP([.D13];[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54">
          <table:table-cell office:value-type="string" calcext:value-type="string">
            <text:p><text:span text:style-name="T1256">octopus</text:span></text:p>
          </table:table-cell>
          <table:table-cell table:style-name="ce16" table:formula="of:=VLOOKUP([.A14];[enemies.A:enemies.B];2;0)" office:value-type="string" calcext:value-type="string" office:string-value="Octopus">
            <text:p>Octopus</text:p>
          </table:table-cell>
          <table:table-cell table:style-name="ce16" table:formula="of:=VLOOKUP([.A14];[enemies.A:enemies.L];12;FALSE())" office:value-type="float" calcext:value-type="float" office:value="6">
            <text:p>6</text:p>
          </table:table-cell>
          <table:table-cell office:value-type="string" calcext:value-type="string">
            <text:p>nudge</text:p>
          </table:table-cell>
          <table:table-cell table:style-name="ce16" table:formula="of:=VLOOKUP([.D14];[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55">
          <table:table-cell office:value-type="string" calcext:value-type="string">
            <text:p><text:span text:style-name="T1257">blue_slime</text:span></text:p>
          </table:table-cell>
          <table:table-cell table:style-name="ce16" table:formula="of:=VLOOKUP([.A15];[enemies.A:enemies.B];2;0)" office:value-type="string" calcext:value-type="string" office:string-value="Blue Slime">
            <text:p>Blue Slime</text:p>
          </table:table-cell>
          <table:table-cell table:style-name="ce16" table:formula="of:=VLOOKUP([.A15];[enemies.A:enemies.L];12;FALSE())" office:value-type="float" calcext:value-type="float" office:value="6">
            <text:p>6</text:p>
          </table:table-cell>
          <table:table-cell office:value-type="string" calcext:value-type="string">
            <text:p>nudge</text:p>
          </table:table-cell>
          <table:table-cell table:style-name="ce16" table:formula="of:=VLOOKUP([.D15];[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56">
          <table:table-cell office:value-type="string" calcext:value-type="string">
            <text:p><text:span text:style-name="T1258">red_slime</text:span></text:p>
          </table:table-cell>
          <table:table-cell table:style-name="ce16" table:formula="of:=VLOOKUP([.A16];[enemies.A:enemies.B];2;0)" office:value-type="string" calcext:value-type="string" office:string-value="Red Slime">
            <text:p>Red Slime</text:p>
          </table:table-cell>
          <table:table-cell table:style-name="ce16" table:formula="of:=VLOOKUP([.A16];[enemies.A:enemies.L];12;FALSE())" office:value-type="float" calcext:value-type="float" office:value="6">
            <text:p>6</text:p>
          </table:table-cell>
          <table:table-cell office:value-type="string" calcext:value-type="string">
            <text:p>nudge</text:p>
          </table:table-cell>
          <table:table-cell table:style-name="ce16" table:formula="of:=VLOOKUP([.D16];[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57">
          <table:table-cell office:value-type="string" calcext:value-type="string">
            <text:p><text:span text:style-name="T1259">red_cap</text:span></text:p>
          </table:table-cell>
          <table:table-cell table:style-name="ce16" table:formula="of:=VLOOKUP([.A17];[enemies.A:enemies.B];2;0)" office:value-type="string" calcext:value-type="string" office:string-value="Red Cap">
            <text:p>Red Cap</text:p>
          </table:table-cell>
          <table:table-cell table:style-name="ce16" table:formula="of:=VLOOKUP([.A17];[enemies.A:enemies.L];12;FALSE())" office:value-type="float" calcext:value-type="float" office:value="6">
            <text:p>6</text:p>
          </table:table-cell>
          <table:table-cell office:value-type="string" calcext:value-type="string">
            <text:p>nudge</text:p>
          </table:table-cell>
          <table:table-cell table:style-name="ce16" table:formula="of:=VLOOKUP([.D17];[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58">
          <table:table-cell office:value-type="string" calcext:value-type="string">
            <text:p><text:span text:style-name="T1260">evil_eye</text:span></text:p>
          </table:table-cell>
          <table:table-cell table:style-name="ce16" table:formula="of:=VLOOKUP([.A18];[enemies.A:enemies.B];2;0)" office:value-type="string" calcext:value-type="string" office:string-value="Evil Eye">
            <text:p>Evil Eye</text:p>
          </table:table-cell>
          <table:table-cell table:style-name="ce16" table:formula="of:=VLOOKUP([.A18];[enemies.A:enemies.L];12;FALSE())" office:value-type="float" calcext:value-type="float" office:value="9">
            <text:p>9</text:p>
          </table:table-cell>
          <table:table-cell office:value-type="string" calcext:value-type="string">
            <text:p>nudge</text:p>
          </table:table-cell>
          <table:table-cell table:style-name="ce16" table:formula="of:=VLOOKUP([.D18];[skills.A:skills.B];2;0)" office:value-type="string" calcext:value-type="string" office:string-value="Nudge">
            <text:p>Nudge</text:p>
          </table:table-cell>
          <table:table-cell office:value-type="float" calcext:value-type="float" office:value="4">
            <text:p>4</text:p>
          </table:table-cell>
          <table:table-cell table:number-columns-repeated="1024"/>
        </table:table-row>
        <table:table-row table:style-name="ro759">
          <table:table-cell office:value-type="string" calcext:value-type="string">
            <text:p><text:span text:style-name="T1261">thief</text:span></text:p>
          </table:table-cell>
          <table:table-cell table:style-name="ce16" table:formula="of:=VLOOKUP([.A19];[enemies.A:enemies.B];2;0)" office:value-type="string" calcext:value-type="string" office:string-value="Thief">
            <text:p>Thief</text:p>
          </table:table-cell>
          <table:table-cell table:style-name="ce16" table:formula="of:=VLOOKUP([.A19];[enemies.A:enemies.L];12;FALSE())" office:value-type="float" calcext:value-type="float" office:value="9">
            <text:p>9</text:p>
          </table:table-cell>
          <table:table-cell office:value-type="string" calcext:value-type="string">
            <text:p>nudge</text:p>
          </table:table-cell>
          <table:table-cell table:style-name="ce16" table:formula="of:=VLOOKUP([.D19];[skills.A:skills.B];2;0)" office:value-type="string" calcext:value-type="string" office:string-value="Nudge">
            <text:p>Nudge</text:p>
          </table:table-cell>
          <table:table-cell office:value-type="float" calcext:value-type="float" office:value="4">
            <text:p>4</text:p>
          </table:table-cell>
          <table:table-cell table:number-columns-repeated="1024"/>
        </table:table-row>
        <table:table-row table:style-name="ro760">
          <table:table-cell office:value-type="string" calcext:value-type="string">
            <text:p><text:span text:style-name="T1262">horned_mushroom</text:span></text:p>
          </table:table-cell>
          <table:table-cell table:style-name="ce16" table:formula="of:=VLOOKUP([.A20];[enemies.A:enemies.B];2;0)" office:value-type="string" calcext:value-type="string" office:string-value="Horned Mushroom">
            <text:p>Horned Mushroom</text:p>
          </table:table-cell>
          <table:table-cell table:style-name="ce16" table:formula="of:=VLOOKUP([.A20];[enemies.A:enemies.L];12;FALSE())" office:value-type="float" calcext:value-type="float" office:value="9">
            <text:p>9</text:p>
          </table:table-cell>
          <table:table-cell office:value-type="string" calcext:value-type="string">
            <text:p>nudge</text:p>
          </table:table-cell>
          <table:table-cell table:style-name="ce16" table:formula="of:=VLOOKUP([.D20];[skills.A:skills.B];2;0)" office:value-type="string" calcext:value-type="string" office:string-value="Nudge">
            <text:p>Nudge</text:p>
          </table:table-cell>
          <table:table-cell office:value-type="float" calcext:value-type="float" office:value="4">
            <text:p>4</text:p>
          </table:table-cell>
          <table:table-cell table:number-columns-repeated="1024"/>
        </table:table-row>
        <table:table-row table:style-name="ro761">
          <table:table-cell office:value-type="string" calcext:value-type="string">
            <text:p><text:span text:style-name="T1263">skeleton_1</text:span></text:p>
          </table:table-cell>
          <table:table-cell table:style-name="ce16" table:formula="of:=VLOOKUP([.A21];[enemies.A:enemies.B];2;0)" office:value-type="string" calcext:value-type="string" office:string-value="Skeleton">
            <text:p>Skeleton</text:p>
          </table:table-cell>
          <table:table-cell table:style-name="ce16" table:formula="of:=VLOOKUP([.A21];[enemies.A:enemies.L];12;FALSE())" office:value-type="float" calcext:value-type="float" office:value="9">
            <text:p>9</text:p>
          </table:table-cell>
          <table:table-cell office:value-type="string" calcext:value-type="string">
            <text:p>swing</text:p>
          </table:table-cell>
          <table:table-cell table:style-name="ce16" table:formula="of:=VLOOKUP([.D21];[skills.A:skills.B];2;0)" office:value-type="string" calcext:value-type="string" office:string-value="Swing">
            <text:p>Swing</text:p>
          </table:table-cell>
          <table:table-cell office:value-type="float" calcext:value-type="float" office:value="3">
            <text:p>3</text:p>
          </table:table-cell>
          <table:table-cell table:number-columns-repeated="1024"/>
        </table:table-row>
        <table:table-row table:style-name="ro762">
          <table:table-cell office:value-type="string" calcext:value-type="string">
            <text:p><text:span text:style-name="T1264">skeleton_mage</text:span></text:p>
          </table:table-cell>
          <table:table-cell table:style-name="ce16" table:formula="of:=VLOOKUP([.A22];[enemies.A:enemies.B];2;0)" office:value-type="string" calcext:value-type="string" office:string-value="Skeletal Sourcerer">
            <text:p>Skeletal Sourcerer</text:p>
          </table:table-cell>
          <table:table-cell table:style-name="ce16" table:formula="of:=VLOOKUP([.A22];[enemies.A:enemies.L];12;FALSE())" office:value-type="float" calcext:value-type="float" office:value="9">
            <text:p>9</text:p>
          </table:table-cell>
          <table:table-cell office:value-type="string" calcext:value-type="string">
            <text:p>magic missile</text:p>
          </table:table-cell>
          <table:table-cell table:style-name="ce16" table:formula="of:=VLOOKUP([.D22];[skills.A:skills.B];2;0)" office:value-type="string" calcext:value-type="string" office:string-value="Magic Missile">
            <text:p>Magic Missile</text:p>
          </table:table-cell>
          <table:table-cell office:value-type="float" calcext:value-type="float" office:value="3">
            <text:p>3</text:p>
          </table:table-cell>
          <table:table-cell table:number-columns-repeated="1024"/>
        </table:table-row>
        <table:table-row table:style-name="ro763">
          <table:table-cell office:value-type="string" calcext:value-type="string">
            <text:p><text:span text:style-name="T1265">skeleton_soldier</text:span></text:p>
          </table:table-cell>
          <table:table-cell table:style-name="ce16" table:formula="of:=VLOOKUP([.A23];[enemies.A:enemies.B];2;0)" office:value-type="string" calcext:value-type="string" office:string-value="Skeleton Soldier">
            <text:p>Skeleton Soldier</text:p>
          </table:table-cell>
          <table:table-cell table:style-name="ce16" table:formula="of:=VLOOKUP([.A23];[enemies.A:enemies.L];12;FALSE())" office:value-type="float" calcext:value-type="float" office:value="12">
            <text:p>12</text:p>
          </table:table-cell>
          <table:table-cell office:value-type="string" calcext:value-type="string">
            <text:p>swing</text:p>
          </table:table-cell>
          <table:table-cell table:style-name="ce16" table:formula="of:=VLOOKUP([.D23];[skills.A:skills.B];2;0)" office:value-type="string" calcext:value-type="string" office:string-value="Swing">
            <text:p>Swing</text:p>
          </table:table-cell>
          <table:table-cell office:value-type="float" calcext:value-type="float" office:value="3">
            <text:p>3</text:p>
          </table:table-cell>
          <table:table-cell table:number-columns-repeated="1024"/>
        </table:table-row>
        <table:table-row table:style-name="ro764">
          <table:table-cell office:value-type="string" calcext:value-type="string">
            <text:p><text:span text:style-name="T1266">mushroom_soldier</text:span></text:p>
          </table:table-cell>
          <table:table-cell table:style-name="ce16" table:formula="of:=VLOOKUP([.A24];[enemies.A:enemies.B];2;0)" office:value-type="string" calcext:value-type="string" office:string-value="Mushroom Soldier">
            <text:p>Mushroom Soldier</text:p>
          </table:table-cell>
          <table:table-cell table:style-name="ce16" table:formula="of:=VLOOKUP([.A24];[enemies.A:enemies.L];12;FALSE())" office:value-type="float" calcext:value-type="float" office:value="12">
            <text:p>12</text:p>
          </table:table-cell>
          <table:table-cell office:value-type="string" calcext:value-type="string">
            <text:p>heavy hit</text:p>
          </table:table-cell>
          <table:table-cell table:style-name="ce16" table:formula="of:=VLOOKUP([.D24];[skills.A:skills.B];2;0)" office:value-type="string" calcext:value-type="string" office:string-value="Heavy Hit">
            <text:p>Heavy Hit</text:p>
          </table:table-cell>
          <table:table-cell office:value-type="float" calcext:value-type="float" office:value="3">
            <text:p>3</text:p>
          </table:table-cell>
          <table:table-cell table:number-columns-repeated="1024"/>
        </table:table-row>
        <table:table-row table:style-name="ro765">
          <table:table-cell office:value-type="string" calcext:value-type="string">
            <text:p><text:span text:style-name="T1267">mushroom_thief</text:span></text:p>
          </table:table-cell>
          <table:table-cell table:style-name="ce16" table:formula="of:=VLOOKUP([.A25];[enemies.A:enemies.B];2;0)" office:value-type="string" calcext:value-type="string" office:string-value="Mushroom Thief">
            <text:p>Mushroom Thief</text:p>
          </table:table-cell>
          <table:table-cell table:style-name="ce16" table:formula="of:=VLOOKUP([.A25];[enemies.A:enemies.L];12;FALSE())" office:value-type="float" calcext:value-type="float" office:value="12">
            <text:p>12</text:p>
          </table:table-cell>
          <table:table-cell office:value-type="string" calcext:value-type="string">
            <text:p>double whack</text:p>
          </table:table-cell>
          <table:table-cell table:style-name="ce16" table:formula="of:=VLOOKUP([.D25];[skills.A:skills.B];2;0)" office:value-type="string" calcext:value-type="string" office:string-value="Double Whack">
            <text:p>Double Whack</text:p>
          </table:table-cell>
          <table:table-cell office:value-type="float" calcext:value-type="float" office:value="1">
            <text:p>1</text:p>
          </table:table-cell>
          <table:table-cell table:number-columns-repeated="1024"/>
        </table:table-row>
        <table:table-row table:style-name="ro766">
          <table:table-cell office:value-type="string" calcext:value-type="string">
            <text:p><text:span text:style-name="T1268">mushroom_mage</text:span></text:p>
          </table:table-cell>
          <table:table-cell table:style-name="ce16" table:formula="of:=VLOOKUP([.A26];[enemies.A:enemies.B];2;0)" office:value-type="string" calcext:value-type="string" office:string-value="Mushroom Mage">
            <text:p>Mushroom Mage</text:p>
          </table:table-cell>
          <table:table-cell table:style-name="ce16" table:formula="of:=VLOOKUP([.A26];[enemies.A:enemies.L];12;FALSE())" office:value-type="float" calcext:value-type="float" office:value="12">
            <text:p>12</text:p>
          </table:table-cell>
          <table:table-cell office:value-type="string" calcext:value-type="string">
            <text:p>mana bolt</text:p>
          </table:table-cell>
          <table:table-cell table:style-name="ce16" table:formula="of:=VLOOKUP([.D26];[skills.A:skills.B];2;0)" office:value-type="string" calcext:value-type="string" office:string-value="Mana Bolt">
            <text:p>Mana Bolt</text:p>
          </table:table-cell>
          <table:table-cell office:value-type="float" calcext:value-type="float" office:value="3">
            <text:p>3</text:p>
          </table:table-cell>
          <table:table-cell table:number-columns-repeated="1024"/>
        </table:table-row>
        <table:table-row table:style-name="ro767">
          <table:table-cell office:value-type="string" calcext:value-type="string">
            <text:p><text:span text:style-name="T1269">mushroom_cleric</text:span></text:p>
          </table:table-cell>
          <table:table-cell table:style-name="ce16" table:formula="of:=VLOOKUP([.A27];[enemies.A:enemies.B];2;0)" office:value-type="string" calcext:value-type="string" office:string-value="Mushroom Cleric">
            <text:p>Mushroom Cleric</text:p>
          </table:table-cell>
          <table:table-cell table:style-name="ce16" table:formula="of:=VLOOKUP([.A27];[enemies.A:enemies.L];12;FALSE())" office:value-type="float" calcext:value-type="float" office:value="12">
            <text:p>12</text:p>
          </table:table-cell>
          <table:table-cell office:value-type="string" calcext:value-type="string">
            <text:p>holy arrow</text:p>
          </table:table-cell>
          <table:table-cell table:style-name="ce16" table:formula="of:=VLOOKUP([.D27];[skills.A:skills.B];2;0)" office:value-type="string" calcext:value-type="string" office:string-value="Holy Arrow">
            <text:p>Holy Arrow</text:p>
          </table:table-cell>
          <table:table-cell office:value-type="float" calcext:value-type="float" office:value="3">
            <text:p>3</text:p>
          </table:table-cell>
          <table:table-cell table:number-columns-repeated="1024"/>
        </table:table-row>
        <table:table-row table:style-name="ro768">
          <table:table-cell office:value-type="string" calcext:value-type="string">
            <text:p><text:span text:style-name="T1270">mushroom_zombie</text:span></text:p>
          </table:table-cell>
          <table:table-cell table:style-name="ce16" table:formula="of:=VLOOKUP([.A28];[enemies.A:enemies.B];2;0)" office:value-type="string" calcext:value-type="string" office:string-value="Mushroom zombie">
            <text:p>Mushroom zombie</text:p>
          </table:table-cell>
          <table:table-cell table:style-name="ce16" table:formula="of:=VLOOKUP([.A28];[enemies.A:enemies.L];12;FALSE())" office:value-type="float" calcext:value-type="float" office:value="12">
            <text:p>12</text:p>
          </table:table-cell>
          <table:table-cell office:value-type="string" calcext:value-type="string">
            <text:p>bite</text:p>
          </table:table-cell>
          <table:table-cell table:style-name="ce16" table:formula="of:=VLOOKUP([.D28];[skills.A:skills.B];2;0)" office:value-type="string" calcext:value-type="string" office:string-value="Bite">
            <text:p>Bite</text:p>
          </table:table-cell>
          <table:table-cell office:value-type="float" calcext:value-type="float" office:value="3">
            <text:p>3</text:p>
          </table:table-cell>
          <table:table-cell table:number-columns-repeated="1024"/>
        </table:table-row>
        <table:table-row table:style-name="ro769">
          <table:table-cell office:value-type="string" calcext:value-type="string">
            <text:p><text:span text:style-name="T1271">zombie</text:span></text:p>
          </table:table-cell>
          <table:table-cell table:style-name="ce16" table:formula="of:=VLOOKUP([.A29];[enemies.A:enemies.B];2;0)" office:value-type="string" calcext:value-type="string" office:string-value="Zombie">
            <text:p>Zombie</text:p>
          </table:table-cell>
          <table:table-cell table:style-name="ce16" table:formula="of:=VLOOKUP([.A29];[enemies.A:enemies.L];12;FALSE())" office:value-type="float" calcext:value-type="float" office:value="12">
            <text:p>12</text:p>
          </table:table-cell>
          <table:table-cell office:value-type="string" calcext:value-type="string">
            <text:p>bite</text:p>
          </table:table-cell>
          <table:table-cell table:style-name="ce16" table:formula="of:=VLOOKUP([.D29];[skills.A:skills.B];2;0)" office:value-type="string" calcext:value-type="string" office:string-value="Bite">
            <text:p>Bite</text:p>
          </table:table-cell>
          <table:table-cell office:value-type="float" calcext:value-type="float" office:value="3">
            <text:p>3</text:p>
          </table:table-cell>
          <table:table-cell table:number-columns-repeated="1024"/>
        </table:table-row>
        <table:table-row table:style-name="ro770">
          <table:table-cell office:value-type="string" calcext:value-type="string">
            <text:p><text:span text:style-name="T1272">crocodile</text:span></text:p>
          </table:table-cell>
          <table:table-cell table:style-name="ce16" table:formula="of:=VLOOKUP([.A30];[enemies.A:enemies.B];2;0)" office:value-type="string" calcext:value-type="string" office:string-value="Crocodile">
            <text:p>Crocodile</text:p>
          </table:table-cell>
          <table:table-cell table:style-name="ce16" table:formula="of:=VLOOKUP([.A30];[enemies.A:enemies.L];12;FALSE())" office:value-type="float" calcext:value-type="float" office:value="12">
            <text:p>12</text:p>
          </table:table-cell>
          <table:table-cell office:value-type="string" calcext:value-type="string">
            <text:p>bite</text:p>
          </table:table-cell>
          <table:table-cell table:style-name="ce16" table:formula="of:=VLOOKUP([.D30];[skills.A:skills.B];2;0)" office:value-type="string" calcext:value-type="string" office:string-value="Bite">
            <text:p>Bite</text:p>
          </table:table-cell>
          <table:table-cell office:value-type="float" calcext:value-type="float" office:value="3">
            <text:p>3</text:p>
          </table:table-cell>
          <table:table-cell table:number-columns-repeated="1024"/>
        </table:table-row>
        <table:table-row table:style-name="ro771">
          <table:table-cell office:value-type="string" calcext:value-type="string">
            <text:p><text:span text:style-name="T1273">fairy</text:span></text:p>
          </table:table-cell>
          <table:table-cell table:style-name="ce16" table:formula="of:=VLOOKUP([.A31];[enemies.A:enemies.B];2;0)" office:value-type="string" calcext:value-type="string" office:string-value="Fairy">
            <text:p>Fairy</text:p>
          </table:table-cell>
          <table:table-cell table:style-name="ce16" table:formula="of:=VLOOKUP([.A31];[enemies.A:enemies.L];12;FALSE())" office:value-type="float" calcext:value-type="float" office:value="12">
            <text:p>12</text:p>
          </table:table-cell>
          <table:table-cell office:value-type="string" calcext:value-type="string">
            <text:p>mana bolt</text:p>
          </table:table-cell>
          <table:table-cell table:style-name="ce16" table:formula="of:=VLOOKUP([.D31];[skills.A:skills.B];2;0)" office:value-type="string" calcext:value-type="string" office:string-value="Mana Bolt">
            <text:p>Mana Bolt</text:p>
          </table:table-cell>
          <table:table-cell office:value-type="float" calcext:value-type="float" office:value="2">
            <text:p>2</text:p>
          </table:table-cell>
          <table:table-cell table:number-columns-repeated="1024"/>
        </table:table-row>
        <table:table-row table:style-name="ro772">
          <table:table-cell office:value-type="string" calcext:value-type="string">
            <text:p><text:span text:style-name="T1274">fairy</text:span></text:p>
          </table:table-cell>
          <table:table-cell table:style-name="ce16" table:formula="of:=VLOOKUP([.A32];[enemies.A:enemies.B];2;0)" office:value-type="string" calcext:value-type="string" office:string-value="Fairy">
            <text:p>Fairy</text:p>
          </table:table-cell>
          <table:table-cell table:style-name="ce16" table:formula="of:=VLOOKUP([.A32];[enemies.A:enemies.L];12;FALSE())" office:value-type="float" calcext:value-type="float" office:value="12">
            <text:p>12</text:p>
          </table:table-cell>
          <table:table-cell office:value-type="string" calcext:value-type="string">
            <text:p>cure light wounds</text:p>
          </table:table-cell>
          <table:table-cell table:style-name="ce16" table:formula="of:=VLOOKUP([.D32];[skills.A:skills.B];2;0)" office:value-type="string" calcext:value-type="string" office:string-value="Cure Light Wounds">
            <text:p>Cure Light Wounds</text:p>
          </table:table-cell>
          <table:table-cell office:value-type="float" calcext:value-type="float" office:value="2">
            <text:p>2</text:p>
          </table:table-cell>
          <table:table-cell table:number-columns-repeated="1024"/>
        </table:table-row>
        <table:table-row table:style-name="ro773">
          <table:table-cell office:value-type="string" calcext:value-type="string">
            <text:p><text:span text:style-name="T1275">fairy</text:span></text:p>
          </table:table-cell>
          <table:table-cell table:style-name="ce16" table:formula="of:=VLOOKUP([.A33];[enemies.A:enemies.B];2;0)" office:value-type="string" calcext:value-type="string" office:string-value="Fairy">
            <text:p>Fairy</text:p>
          </table:table-cell>
          <table:table-cell table:style-name="ce16" table:formula="of:=VLOOKUP([.A33];[enemies.A:enemies.L];12;FALSE())" office:value-type="float" calcext:value-type="float" office:value="12">
            <text:p>12</text:p>
          </table:table-cell>
          <table:table-cell office:value-type="string" calcext:value-type="string">
            <text:p>leech</text:p>
          </table:table-cell>
          <table:table-cell table:style-name="ce16" table:formula="of:=VLOOKUP([.D33];[skills.A:skills.B];2;0)" office:value-type="string" calcext:value-type="string" office:string-value="Leech">
            <text:p>Leech</text:p>
          </table:table-cell>
          <table:table-cell office:value-type="float" calcext:value-type="float" office:value="2">
            <text:p>2</text:p>
          </table:table-cell>
          <table:table-cell table:number-columns-repeated="1024"/>
        </table:table-row>
        <table:table-row table:style-name="ro774">
          <table:table-cell office:value-type="string" calcext:value-type="string">
            <text:p>fairy_drunk</text:p>
          </table:table-cell>
          <table:table-cell table:style-name="ce16" table:formula="of:=VLOOKUP([.A34];[enemies.A:enemies.B];2;0)" office:value-type="string" calcext:value-type="string" office:string-value="Drunk fairy">
            <text:p>Drunk fairy</text:p>
          </table:table-cell>
          <table:table-cell table:style-name="ce16" table:formula="of:=VLOOKUP([.A34];[enemies.A:enemies.L];12;FALSE())" office:value-type="float" calcext:value-type="float" office:value="3">
            <text:p>3</text:p>
          </table:table-cell>
          <table:table-cell office:value-type="string" calcext:value-type="string">
            <text:p>magic missile</text:p>
          </table:table-cell>
          <table:table-cell table:style-name="ce16" table:formula="of:=VLOOKUP([.D34];[skills.A:skills.B];2;0)" office:value-type="string" calcext:value-type="string" office:string-value="Magic Missile">
            <text:p>Magic Missile</text:p>
          </table:table-cell>
          <table:table-cell office:value-type="float" calcext:value-type="float" office:value="3">
            <text:p>3</text:p>
          </table:table-cell>
          <table:table-cell table:number-columns-repeated="1024"/>
        </table:table-row>
        <table:table-row table:style-name="ro775">
          <table:table-cell office:value-type="string" calcext:value-type="string">
            <text:p>fairy_drunk</text:p>
          </table:table-cell>
          <table:table-cell table:style-name="ce16" table:formula="of:=VLOOKUP([.A35];[enemies.A:enemies.B];2;0)" office:value-type="string" calcext:value-type="string" office:string-value="Drunk fairy">
            <text:p>Drunk fairy</text:p>
          </table:table-cell>
          <table:table-cell table:style-name="ce16" table:formula="of:=VLOOKUP([.A35];[enemies.A:enemies.L];12;FALSE())" office:value-type="float" calcext:value-type="float" office:value="3">
            <text:p>3</text:p>
          </table:table-cell>
          <table:table-cell table:style-name="ce24" office:value-type="string" calcext:value-type="string">
            <text:p>nudge</text:p>
          </table:table-cell>
          <table:table-cell table:style-name="ce16" table:formula="of:=VLOOKUP([.D35];[skills.A:skills.B];2;0)" office:value-type="string" calcext:value-type="string" office:string-value="Nudge">
            <text:p>Nudge</text:p>
          </table:table-cell>
          <table:table-cell table:style-name="ce20" office:value-type="float" calcext:value-type="float" office:value="3">
            <text:p>3</text:p>
          </table:table-cell>
          <table:table-cell table:number-columns-repeated="1024"/>
        </table:table-row>
        <table:table-row table:style-name="ro776">
          <table:table-cell office:value-type="string" calcext:value-type="string">
            <text:p>wood_stump_large</text:p>
          </table:table-cell>
          <table:table-cell table:style-name="ce16" table:formula="of:=VLOOKUP([.A36];[enemies.A:enemies.B];2;0)" office:value-type="string" calcext:value-type="string" office:string-value="Large Wood Stump">
            <text:p>Large Wood Stump</text:p>
          </table:table-cell>
          <table:table-cell table:style-name="ce16" table:formula="of:=VLOOKUP([.A36];[enemies.A:enemies.L];12;FALSE())" office:value-type="float" calcext:value-type="float" office:value="7">
            <text:p>7</text:p>
          </table:table-cell>
          <table:table-cell table:style-name="ce24" office:value-type="string" calcext:value-type="string">
            <text:p>swing</text:p>
          </table:table-cell>
          <table:table-cell table:style-name="ce16" table:formula="of:=VLOOKUP([.D36];[skills.A:skills.B];2;0)" office:value-type="string" calcext:value-type="string" office:string-value="Swing">
            <text:p>Swing</text:p>
          </table:table-cell>
          <table:table-cell table:style-name="ce20" office:value-type="float" calcext:value-type="float" office:value="3">
            <text:p>3</text:p>
          </table:table-cell>
          <table:table-cell table:number-columns-repeated="1024"/>
        </table:table-row>
        <table:table-row table:style-name="ro777">
          <table:table-cell table:number-columns-repeated="1024"/>
        </table:table-row>
        <table:table-row table:style-name="ro778">
          <table:table-cell table:number-columns-repeated="1024"/>
        </table:table-row>
        <table:table-row table:style-name="ro779">
          <table:table-cell table:number-columns-repeated="1024"/>
        </table:table-row>
        <table:table-row table:style-name="ro780">
          <table:table-cell table:number-columns-repeated="1024"/>
        </table:table-row>
        <table:table-row table:number-rows-repeated="2" table:style-name="ro740">
          <table:table-cell table:number-columns-repeated="1024"/>
        </table:table-row>
        <table:table-row table:style-name="ro781">
          <table:table-cell table:number-columns-repeated="1024"/>
        </table:table-row>
        <table:table-row table:style-name="ro782">
          <table:table-cell table:number-columns-repeated="1024"/>
        </table:table-row>
        <table:table-row table:style-name="ro783">
          <table:table-cell table:number-columns-repeated="1024"/>
        </table:table-row>
        <table:table-row table:style-name="ro784">
          <table:table-cell table:number-columns-repeated="1024"/>
        </table:table-row>
        <table:table-row table:style-name="ro785">
          <table:table-cell table:number-columns-repeated="1024"/>
        </table:table-row>
        <table:table-row table:number-rows-repeated="17" table:style-name="ro740">
          <table:table-cell table:number-columns-repeated="1024"/>
        </table:table-row>
      </table:table>
      <table:table table:name="deprecated_enemy_combat_loop" table:style-name="ta8">
        <table:table-column table:number-columns-repeated="2" table:style-name="co84" table:default-cell-style-name="Default"/>
        <table:table-header-columns/>
        <table:table-column table:style-name="co85" table:default-cell-style-name="Default"/>
        <table:table-header-columns/>
        <table:table-column table:style-name="co86" table:default-cell-style-name="Default"/>
        <table:table-header-columns/>
        <table:table-column table:style-name="co87" table:default-cell-style-name="Default"/>
        <table:table-header-columns/>
        <table:table-column table:style-name="co88" table:default-cell-style-name="Default"/>
        <table:table-header-columns/>
        <table:table-column table:style-name="co89" table:default-cell-style-name="Default"/>
        <table:table-header-columns/>
        <table:table-column table:number-columns-repeated="1016" table:style-name="co90" table:default-cell-style-name="Default"/>
        <table:table-header-columns/>
        <table:table-column table:number-columns-repeated="101" table:style-name="co91" table:default-cell-style-name="Default"/>
        <table:table-header-columns/>
        <table:table-column table:style-name="co83" table:default-cell-style-name="Default"/>
        <table:table-header-columns/>
        <table:table-row table:style-name="ro787">
          <table:table-cell office:value-type="string" calcext:value-type="string">
            <text:p><text:span text:style-name="T1276">enemy_id</text:span></text:p>
          </table:table-cell>
          <table:table-cell table:style-name="ce9" office:value-type="string" calcext:value-type="string">
            <text:p><text:span text:style-name="T1277">FOUND</text:span></text:p>
          </table:table-cell>
          <table:table-cell office:value-type="string" calcext:value-type="string">
            <text:p><text:span text:style-name="T1278">skill_id</text:span></text:p>
          </table:table-cell>
          <table:table-cell table:style-name="ce9" office:value-type="string" calcext:value-type="string">
            <text:p><text:span text:style-name="T1279">FOUND</text:span></text:p>
          </table:table-cell>
          <table:table-cell office:value-type="string" calcext:value-type="string">
            <text:p><text:span text:style-name="T1280">target</text:span></text:p>
          </table:table-cell>
          <table:table-cell office:value-type="string" calcext:value-type="string">
            <text:p><text:span text:style-name="T1281">order</text:span></text:p>
          </table:table-cell>
          <table:table-cell table:number-columns-repeated="1024"/>
        </table:table-row>
        <table:table-row table:style-name="ro788">
          <table:table-cell office:value-type="string" calcext:value-type="string">
            <text:p><text:span text:style-name="T1282">blue_mushroom</text:span></text:p>
          </table:table-cell>
          <table:table-cell table:style-name="ce9" table:formula="of:=VLOOKUP([.A2];[$enemies.A$1:$enemies.B$1048576];2;0)" office:value-type="string" calcext:value-type="string" office:string-value="Blue Mushroom">
            <text:p>Blue Mushroom</text:p>
          </table:table-cell>
          <table:table-cell office:value-type="string" calcext:value-type="string">
            <text:p><text:span text:style-name="T1283">nudge</text:span></text:p>
          </table:table-cell>
          <table:table-cell table:style-name="ce9" table:formula="of:=VLOOKUP([.C2];[$skills.A$1:$skills.B$1048576];2;0)" office:value-type="string" calcext:value-type="string" office:string-value="Nudge">
            <text:p>Nudge</text:p>
          </table:table-cell>
          <table:table-cell office:value-type="string" calcext:value-type="string">
            <text:p><text:span text:style-name="T1284">EHT</text:span></text:p>
          </table:table-cell>
          <table:table-cell office:value-type="float" calcext:value-type="float" office:value="0">
            <text:p>0</text:p>
          </table:table-cell>
          <table:table-cell table:number-columns-repeated="1024"/>
        </table:table-row>
        <table:table-row table:style-name="ro789">
          <table:table-cell office:value-type="string" calcext:value-type="string">
            <text:p><text:span text:style-name="T1285">blue_slime</text:span></text:p>
          </table:table-cell>
          <table:table-cell table:style-name="ce9" table:formula="of:=VLOOKUP([.A3];[enemies.A:enemies.B];2;0)" office:value-type="string" calcext:value-type="string" office:string-value="Blue Slime">
            <text:p>Blue Slime</text:p>
          </table:table-cell>
          <table:table-cell office:value-type="string" calcext:value-type="string">
            <text:p><text:span text:style-name="T1286">nudge</text:span></text:p>
          </table:table-cell>
          <table:table-cell table:style-name="ce9" table:formula="of:=VLOOKUP([.C3];[skills.A:skills.B];2;0)" office:value-type="string" calcext:value-type="string" office:string-value="Nudge">
            <text:p>Nudge</text:p>
          </table:table-cell>
          <table:table-cell office:value-type="string" calcext:value-type="string">
            <text:p><text:span text:style-name="T1287">EHT</text:span></text:p>
          </table:table-cell>
          <table:table-cell office:value-type="float" calcext:value-type="float" office:value="0">
            <text:p>0</text:p>
          </table:table-cell>
          <table:table-cell table:number-columns-repeated="1024"/>
        </table:table-row>
        <table:table-row table:style-name="ro790">
          <table:table-cell office:value-type="string" calcext:value-type="string">
            <text:p><text:span text:style-name="T1288">evil_eye</text:span></text:p>
          </table:table-cell>
          <table:table-cell table:style-name="ce9" table:formula="of:=VLOOKUP([.A4];[enemies.A:enemies.B];2;0)" office:value-type="string" calcext:value-type="string" office:string-value="Evil Eye">
            <text:p>Evil Eye</text:p>
          </table:table-cell>
          <table:table-cell office:value-type="string" calcext:value-type="string">
            <text:p><text:span text:style-name="T1289">nudge</text:span></text:p>
          </table:table-cell>
          <table:table-cell table:style-name="ce9" table:formula="of:=VLOOKUP([.C4];[skills.A:skills.B];2;0)" office:value-type="string" calcext:value-type="string" office:string-value="Nudge">
            <text:p>Nudge</text:p>
          </table:table-cell>
          <table:table-cell office:value-type="string" calcext:value-type="string">
            <text:p><text:span text:style-name="T1290">EHT</text:span></text:p>
          </table:table-cell>
          <table:table-cell office:value-type="float" calcext:value-type="float" office:value="0">
            <text:p>0</text:p>
          </table:table-cell>
          <table:table-cell table:number-columns-repeated="1024"/>
        </table:table-row>
        <table:table-row table:style-name="ro791">
          <table:table-cell office:value-type="string" calcext:value-type="string">
            <text:p><text:span text:style-name="T1291">green_slime</text:span></text:p>
          </table:table-cell>
          <table:table-cell table:style-name="ce9" table:formula="of:=VLOOKUP([.A5];[enemies.A:enemies.B];2;0)" office:value-type="string" calcext:value-type="string" office:string-value="Green Slime">
            <text:p>Green Slime</text:p>
          </table:table-cell>
          <table:table-cell office:value-type="string" calcext:value-type="string">
            <text:p><text:span text:style-name="T1292">nudge</text:span></text:p>
          </table:table-cell>
          <table:table-cell table:style-name="ce9" table:formula="of:=VLOOKUP([.C5];[skills.A:skills.B];2;0)" office:value-type="string" calcext:value-type="string" office:string-value="Nudge">
            <text:p>Nudge</text:p>
          </table:table-cell>
          <table:table-cell office:value-type="string" calcext:value-type="string">
            <text:p><text:span text:style-name="T1293">EHT</text:span></text:p>
          </table:table-cell>
          <table:table-cell office:value-type="float" calcext:value-type="float" office:value="0">
            <text:p>0</text:p>
          </table:table-cell>
          <table:table-cell table:number-columns-repeated="1024"/>
        </table:table-row>
        <table:table-row table:style-name="ro792">
          <table:table-cell office:value-type="string" calcext:value-type="string">
            <text:p><text:span text:style-name="T1294">horned_mushroom</text:span></text:p>
          </table:table-cell>
          <table:table-cell table:style-name="ce9" table:formula="of:=VLOOKUP([.A6];[enemies.A:enemies.B];2;0)" office:value-type="string" calcext:value-type="string" office:string-value="Horned Mushroom">
            <text:p>Horned Mushroom</text:p>
          </table:table-cell>
          <table:table-cell office:value-type="string" calcext:value-type="string">
            <text:p><text:span text:style-name="T1295">nudge</text:span></text:p>
          </table:table-cell>
          <table:table-cell table:style-name="ce9" table:formula="of:=VLOOKUP([.C6];[skills.A:skills.B];2;0)" office:value-type="string" calcext:value-type="string" office:string-value="Nudge">
            <text:p>Nudge</text:p>
          </table:table-cell>
          <table:table-cell office:value-type="string" calcext:value-type="string">
            <text:p><text:span text:style-name="T1296">EHT</text:span></text:p>
          </table:table-cell>
          <table:table-cell office:value-type="float" calcext:value-type="float" office:value="0">
            <text:p>0</text:p>
          </table:table-cell>
          <table:table-cell table:number-columns-repeated="1024"/>
        </table:table-row>
        <table:table-row table:style-name="ro793">
          <table:table-cell office:value-type="string" calcext:value-type="string">
            <text:p><text:span text:style-name="T1297">octopus</text:span></text:p>
          </table:table-cell>
          <table:table-cell table:style-name="ce9" table:formula="of:=VLOOKUP([.A7];[enemies.A:enemies.B];2;0)" office:value-type="string" calcext:value-type="string" office:string-value="Octopus">
            <text:p>Octopus</text:p>
          </table:table-cell>
          <table:table-cell office:value-type="string" calcext:value-type="string">
            <text:p><text:span text:style-name="T1298">nudge</text:span></text:p>
          </table:table-cell>
          <table:table-cell table:style-name="ce9" table:formula="of:=VLOOKUP([.C7];[skills.A:skills.B];2;0)" office:value-type="string" calcext:value-type="string" office:string-value="Nudge">
            <text:p>Nudge</text:p>
          </table:table-cell>
          <table:table-cell office:value-type="string" calcext:value-type="string">
            <text:p><text:span text:style-name="T1299">EHT</text:span></text:p>
          </table:table-cell>
          <table:table-cell office:value-type="float" calcext:value-type="float" office:value="0">
            <text:p>0</text:p>
          </table:table-cell>
          <table:table-cell table:number-columns-repeated="1024"/>
        </table:table-row>
        <table:table-row table:style-name="ro794">
          <table:table-cell office:value-type="string" calcext:value-type="string">
            <text:p><text:span text:style-name="T1300">orange_mushroom</text:span></text:p>
          </table:table-cell>
          <table:table-cell table:style-name="ce9" table:formula="of:=VLOOKUP([.A8];[enemies.A:enemies.B];2;0)" office:value-type="string" calcext:value-type="string" office:string-value="Orange Mushroom">
            <text:p>Orange Mushroom</text:p>
          </table:table-cell>
          <table:table-cell office:value-type="string" calcext:value-type="string">
            <text:p><text:span text:style-name="T1301">nudge</text:span></text:p>
          </table:table-cell>
          <table:table-cell table:style-name="ce9" table:formula="of:=VLOOKUP([.C8];[skills.A:skills.B];2;0)" office:value-type="string" calcext:value-type="string" office:string-value="Nudge">
            <text:p>Nudge</text:p>
          </table:table-cell>
          <table:table-cell office:value-type="string" calcext:value-type="string">
            <text:p><text:span text:style-name="T1302">EHT</text:span></text:p>
          </table:table-cell>
          <table:table-cell office:value-type="float" calcext:value-type="float" office:value="0">
            <text:p>0</text:p>
          </table:table-cell>
          <table:table-cell table:number-columns-repeated="1024"/>
        </table:table-row>
        <table:table-row table:style-name="ro795">
          <table:table-cell office:value-type="string" calcext:value-type="string">
            <text:p><text:span text:style-name="T1303">pig</text:span></text:p>
          </table:table-cell>
          <table:table-cell table:style-name="ce9" table:formula="of:=VLOOKUP([.A9];[enemies.A:enemies.B];2;0)" office:value-type="string" calcext:value-type="string" office:string-value="Pig">
            <text:p>Pig</text:p>
          </table:table-cell>
          <table:table-cell office:value-type="string" calcext:value-type="string">
            <text:p><text:span text:style-name="T1304">nudge</text:span></text:p>
          </table:table-cell>
          <table:table-cell table:style-name="ce9" table:formula="of:=VLOOKUP([.C9];[skills.A:skills.B];2;0)" office:value-type="string" calcext:value-type="string" office:string-value="Nudge">
            <text:p>Nudge</text:p>
          </table:table-cell>
          <table:table-cell office:value-type="string" calcext:value-type="string">
            <text:p><text:span text:style-name="T1305">EHT</text:span></text:p>
          </table:table-cell>
          <table:table-cell office:value-type="float" calcext:value-type="float" office:value="0">
            <text:p>0</text:p>
          </table:table-cell>
          <table:table-cell table:number-columns-repeated="1024"/>
        </table:table-row>
        <table:table-row table:style-name="ro796">
          <table:table-cell office:value-type="string" calcext:value-type="string">
            <text:p><text:span text:style-name="T1306">rat</text:span></text:p>
          </table:table-cell>
          <table:table-cell table:style-name="ce9" table:formula="of:=VLOOKUP([.A10];[$enemies.A$1:$enemies.B$1048576];2;0)" office:value-type="string" calcext:value-type="string" office:string-value="Rat">
            <text:p>Rat</text:p>
          </table:table-cell>
          <table:table-cell office:value-type="string" calcext:value-type="string">
            <text:p><text:span text:style-name="T1307">nudge</text:span></text:p>
          </table:table-cell>
          <table:table-cell table:style-name="ce9" table:formula="of:=VLOOKUP([.C10];[$skills.A$1:$skills.B$1048576];2;0)" office:value-type="string" calcext:value-type="string" office:string-value="Nudge">
            <text:p>Nudge</text:p>
          </table:table-cell>
          <table:table-cell office:value-type="string" calcext:value-type="string">
            <text:p><text:span text:style-name="T1308">EHT</text:span></text:p>
          </table:table-cell>
          <table:table-cell office:value-type="float" calcext:value-type="float" office:value="0">
            <text:p>0</text:p>
          </table:table-cell>
          <table:table-cell table:number-columns-repeated="1024"/>
        </table:table-row>
        <table:table-row table:style-name="ro797">
          <table:table-cell office:value-type="string" calcext:value-type="string">
            <text:p><text:span text:style-name="T1309">red_cap</text:span></text:p>
          </table:table-cell>
          <table:table-cell table:style-name="ce9" table:formula="of:=VLOOKUP([.A11];[enemies.A:enemies.B];2;0)" office:value-type="string" calcext:value-type="string" office:string-value="Red Cap">
            <text:p>Red Cap</text:p>
          </table:table-cell>
          <table:table-cell office:value-type="string" calcext:value-type="string">
            <text:p><text:span text:style-name="T1310">nudge</text:span></text:p>
          </table:table-cell>
          <table:table-cell table:style-name="ce9" table:formula="of:=VLOOKUP([.C11];[skills.A:skills.B];2;0)" office:value-type="string" calcext:value-type="string" office:string-value="Nudge">
            <text:p>Nudge</text:p>
          </table:table-cell>
          <table:table-cell office:value-type="string" calcext:value-type="string">
            <text:p><text:span text:style-name="T1311">EHT</text:span></text:p>
          </table:table-cell>
          <table:table-cell office:value-type="float" calcext:value-type="float" office:value="0">
            <text:p>0</text:p>
          </table:table-cell>
          <table:table-cell table:number-columns-repeated="1024"/>
        </table:table-row>
        <table:table-row table:style-name="ro798">
          <table:table-cell office:value-type="string" calcext:value-type="string">
            <text:p><text:span text:style-name="T1312">red_slime</text:span></text:p>
          </table:table-cell>
          <table:table-cell table:style-name="ce9" table:formula="of:=VLOOKUP([.A12];[enemies.A:enemies.B];2;0)" office:value-type="string" calcext:value-type="string" office:string-value="Red Slime">
            <text:p>Red Slime</text:p>
          </table:table-cell>
          <table:table-cell office:value-type="string" calcext:value-type="string">
            <text:p><text:span text:style-name="T1313">nudge</text:span></text:p>
          </table:table-cell>
          <table:table-cell table:style-name="ce9" table:formula="of:=VLOOKUP([.C12];[skills.A:skills.B];2;0)" office:value-type="string" calcext:value-type="string" office:string-value="Nudge">
            <text:p>Nudge</text:p>
          </table:table-cell>
          <table:table-cell office:value-type="string" calcext:value-type="string">
            <text:p><text:span text:style-name="T1314">EHT</text:span></text:p>
          </table:table-cell>
          <table:table-cell office:value-type="float" calcext:value-type="float" office:value="0">
            <text:p>0</text:p>
          </table:table-cell>
          <table:table-cell table:number-columns-repeated="1024"/>
        </table:table-row>
        <table:table-row table:style-name="ro799">
          <table:table-cell office:value-type="string" calcext:value-type="string">
            <text:p><text:span text:style-name="T1315">shroom</text:span></text:p>
          </table:table-cell>
          <table:table-cell table:style-name="ce9" table:formula="of:=VLOOKUP([.A13];[enemies.A:enemies.B];2;0)" office:value-type="string" calcext:value-type="string" office:string-value="Shroom">
            <text:p>Shroom</text:p>
          </table:table-cell>
          <table:table-cell office:value-type="string" calcext:value-type="string">
            <text:p><text:span text:style-name="T1316">nudge</text:span></text:p>
          </table:table-cell>
          <table:table-cell table:style-name="ce9" table:formula="of:=VLOOKUP([.C13];[skills.A:skills.B];2;0)" office:value-type="string" calcext:value-type="string" office:string-value="Nudge">
            <text:p>Nudge</text:p>
          </table:table-cell>
          <table:table-cell office:value-type="string" calcext:value-type="string">
            <text:p><text:span text:style-name="T1317">EHT</text:span></text:p>
          </table:table-cell>
          <table:table-cell office:value-type="float" calcext:value-type="float" office:value="0">
            <text:p>0</text:p>
          </table:table-cell>
          <table:table-cell table:number-columns-repeated="1024"/>
        </table:table-row>
        <table:table-row table:style-name="ro800">
          <table:table-cell office:value-type="string" calcext:value-type="string">
            <text:p><text:span text:style-name="T1318">snail</text:span></text:p>
          </table:table-cell>
          <table:table-cell table:style-name="ce9" table:formula="of:=VLOOKUP([.A14];[enemies.A:enemies.B];2;0)" office:value-type="string" calcext:value-type="string" office:string-value="Snail">
            <text:p>Snail</text:p>
          </table:table-cell>
          <table:table-cell office:value-type="string" calcext:value-type="string">
            <text:p><text:span text:style-name="T1319">nudge</text:span></text:p>
          </table:table-cell>
          <table:table-cell table:style-name="ce9" table:formula="of:=VLOOKUP([.C14];[skills.A:skills.B];2;0)" office:value-type="string" calcext:value-type="string" office:string-value="Nudge">
            <text:p>Nudge</text:p>
          </table:table-cell>
          <table:table-cell office:value-type="string" calcext:value-type="string">
            <text:p><text:span text:style-name="T1320">EHT</text:span></text:p>
          </table:table-cell>
          <table:table-cell office:value-type="float" calcext:value-type="float" office:value="0">
            <text:p>0</text:p>
          </table:table-cell>
          <table:table-cell table:number-columns-repeated="1024"/>
        </table:table-row>
        <table:table-row table:style-name="ro801">
          <table:table-cell office:value-type="string" calcext:value-type="string">
            <text:p><text:span text:style-name="T1321">spider</text:span></text:p>
          </table:table-cell>
          <table:table-cell table:style-name="ce9" table:formula="of:=VLOOKUP([.A15];[enemies.A:enemies.B];2;0)" office:value-type="string" calcext:value-type="string" office:string-value="Spider">
            <text:p>Spider</text:p>
          </table:table-cell>
          <table:table-cell office:value-type="string" calcext:value-type="string">
            <text:p><text:span text:style-name="T1322">nudge</text:span></text:p>
          </table:table-cell>
          <table:table-cell table:style-name="ce9" table:formula="of:=VLOOKUP([.C15];[skills.A:skills.B];2;0)" office:value-type="string" calcext:value-type="string" office:string-value="Nudge">
            <text:p>Nudge</text:p>
          </table:table-cell>
          <table:table-cell office:value-type="string" calcext:value-type="string">
            <text:p><text:span text:style-name="T1323">EHT</text:span></text:p>
          </table:table-cell>
          <table:table-cell office:value-type="float" calcext:value-type="float" office:value="0">
            <text:p>0</text:p>
          </table:table-cell>
          <table:table-cell table:number-columns-repeated="1024"/>
        </table:table-row>
        <table:table-row table:style-name="ro802">
          <table:table-cell office:value-type="string" calcext:value-type="string">
            <text:p><text:span text:style-name="T1324">spore</text:span></text:p>
          </table:table-cell>
          <table:table-cell table:style-name="ce9" table:formula="of:=VLOOKUP([.A16];[enemies.A:enemies.B];2;0)" office:value-type="string" calcext:value-type="string" office:string-value="Spore">
            <text:p>Spore</text:p>
          </table:table-cell>
          <table:table-cell office:value-type="string" calcext:value-type="string">
            <text:p><text:span text:style-name="T1325">nudge</text:span></text:p>
          </table:table-cell>
          <table:table-cell table:style-name="ce9" table:formula="of:=VLOOKUP([.C16];[skills.A:skills.B];2;0)" office:value-type="string" calcext:value-type="string" office:string-value="Nudge">
            <text:p>Nudge</text:p>
          </table:table-cell>
          <table:table-cell office:value-type="string" calcext:value-type="string">
            <text:p><text:span text:style-name="T1326">EHT</text:span></text:p>
          </table:table-cell>
          <table:table-cell office:value-type="float" calcext:value-type="float" office:value="0">
            <text:p>0</text:p>
          </table:table-cell>
          <table:table-cell table:number-columns-repeated="1024"/>
        </table:table-row>
        <table:table-row table:style-name="ro803">
          <table:table-cell office:value-type="string" calcext:value-type="string">
            <text:p><text:span text:style-name="T1327">thief</text:span></text:p>
          </table:table-cell>
          <table:table-cell table:style-name="ce9" table:formula="of:=VLOOKUP([.A17];[enemies.A:enemies.B];2;0)" office:value-type="string" calcext:value-type="string" office:string-value="Thief">
            <text:p>Thief</text:p>
          </table:table-cell>
          <table:table-cell office:value-type="string" calcext:value-type="string">
            <text:p><text:span text:style-name="T1328">nudge</text:span></text:p>
          </table:table-cell>
          <table:table-cell table:style-name="ce9" table:formula="of:=VLOOKUP([.C17];[skills.A:skills.B];2;0)" office:value-type="string" calcext:value-type="string" office:string-value="Nudge">
            <text:p>Nudge</text:p>
          </table:table-cell>
          <table:table-cell office:value-type="string" calcext:value-type="string">
            <text:p><text:span text:style-name="T1329">EHT</text:span></text:p>
          </table:table-cell>
          <table:table-cell office:value-type="float" calcext:value-type="float" office:value="0">
            <text:p>0</text:p>
          </table:table-cell>
          <table:table-cell table:number-columns-repeated="1024"/>
        </table:table-row>
        <table:table-row table:style-name="ro804">
          <table:table-cell office:value-type="string" calcext:value-type="string">
            <text:p><text:span text:style-name="T1330">tutorial_enemy_1</text:span></text:p>
          </table:table-cell>
          <table:table-cell table:style-name="ce9" table:formula="of:=VLOOKUP([.A18];[enemies.A:enemies.B];2;0)" office:value-type="string" calcext:value-type="string" office:string-value="Tiny mouse">
            <text:p>Tiny mouse</text:p>
          </table:table-cell>
          <table:table-cell office:value-type="string" calcext:value-type="string">
            <text:p><text:span text:style-name="T1331">nudge</text:span></text:p>
          </table:table-cell>
          <table:table-cell table:style-name="ce9" table:formula="of:=VLOOKUP([.C18];[skills.A:skills.B];2;0)" office:value-type="string" calcext:value-type="string" office:string-value="Nudge">
            <text:p>Nudge</text:p>
          </table:table-cell>
          <table:table-cell office:value-type="string" calcext:value-type="string">
            <text:p><text:span text:style-name="T1332">EHT</text:span></text:p>
          </table:table-cell>
          <table:table-cell office:value-type="float" calcext:value-type="float" office:value="0">
            <text:p>0</text:p>
          </table:table-cell>
          <table:table-cell table:number-columns-repeated="1024"/>
        </table:table-row>
        <table:table-row table:style-name="ro805">
          <table:table-cell office:value-type="string" calcext:value-type="string">
            <text:p><text:span text:style-name="T1333">wandering_rock</text:span></text:p>
          </table:table-cell>
          <table:table-cell table:style-name="ce9" table:formula="of:=VLOOKUP([.A19];[enemies.A:enemies.B];2;0)" office:value-type="string" calcext:value-type="string" office:string-value="Wandering Rock">
            <text:p>Wandering Rock</text:p>
          </table:table-cell>
          <table:table-cell office:value-type="string" calcext:value-type="string">
            <text:p><text:span text:style-name="T1334">nudge</text:span></text:p>
          </table:table-cell>
          <table:table-cell table:style-name="ce9" table:formula="of:=VLOOKUP([.C19];[skills.A:skills.B];2;0)" office:value-type="string" calcext:value-type="string" office:string-value="Nudge">
            <text:p>Nudge</text:p>
          </table:table-cell>
          <table:table-cell office:value-type="string" calcext:value-type="string">
            <text:p><text:span text:style-name="T1335">EHT</text:span></text:p>
          </table:table-cell>
          <table:table-cell office:value-type="float" calcext:value-type="float" office:value="0">
            <text:p>0</text:p>
          </table:table-cell>
          <table:table-cell table:number-columns-repeated="1024"/>
        </table:table-row>
        <table:table-row table:style-name="ro806">
          <table:table-cell office:value-type="string" calcext:value-type="string">
            <text:p><text:span text:style-name="T1336">wood_stump</text:span></text:p>
          </table:table-cell>
          <table:table-cell table:style-name="ce9" table:formula="of:=VLOOKUP([.A20];[enemies.A:enemies.B];2;0)" office:value-type="string" calcext:value-type="string" office:string-value="Wood Stump">
            <text:p>Wood Stump</text:p>
          </table:table-cell>
          <table:table-cell office:value-type="string" calcext:value-type="string">
            <text:p><text:span text:style-name="T1337">nudge</text:span></text:p>
          </table:table-cell>
          <table:table-cell table:style-name="ce9" table:formula="of:=VLOOKUP([.C20];[skills.A:skills.B];2;0)" office:value-type="string" calcext:value-type="string" office:string-value="Nudge">
            <text:p>Nudge</text:p>
          </table:table-cell>
          <table:table-cell office:value-type="string" calcext:value-type="string">
            <text:p><text:span text:style-name="T1338">EHT</text:span></text:p>
          </table:table-cell>
          <table:table-cell office:value-type="float" calcext:value-type="float" office:value="0">
            <text:p>0</text:p>
          </table:table-cell>
          <table:table-cell table:number-columns-repeated="1024"/>
        </table:table-row>
        <table:table-row table:style-name="ro807">
          <table:table-cell office:value-type="string" calcext:value-type="string">
            <text:p><text:span text:style-name="T1339">skeleton_1</text:span></text:p>
          </table:table-cell>
          <table:table-cell table:style-name="ce9" table:formula="of:=VLOOKUP([.A21];[enemies.A:enemies.B];2;0)" office:value-type="string" calcext:value-type="string" office:string-value="Skeleton">
            <text:p>Skeleton</text:p>
          </table:table-cell>
          <table:table-cell office:value-type="string" calcext:value-type="string">
            <text:p><text:span text:style-name="T1340">swing</text:span></text:p>
          </table:table-cell>
          <table:table-cell table:style-name="ce9" table:formula="of:=VLOOKUP([.C21];[skills.A:skills.B];2;0)" office:value-type="string" calcext:value-type="string" office:string-value="Swing">
            <text:p>Swing</text:p>
          </table:table-cell>
          <table:table-cell office:value-type="string" calcext:value-type="string">
            <text:p><text:span text:style-name="T1341">EHT</text:span></text:p>
          </table:table-cell>
          <table:table-cell office:value-type="float" calcext:value-type="float" office:value="0">
            <text:p>0</text:p>
          </table:table-cell>
          <table:table-cell table:number-columns-repeated="1024"/>
        </table:table-row>
        <table:table-row table:style-name="ro808">
          <table:table-cell office:value-type="string" calcext:value-type="string">
            <text:p><text:span text:style-name="T1342">skeleton_mage</text:span></text:p>
          </table:table-cell>
          <table:table-cell table:style-name="ce9" table:formula="of:=VLOOKUP([.A22];[enemies.A:enemies.B];2;0)" office:value-type="string" calcext:value-type="string" office:string-value="Skeletal Sourcerer">
            <text:p>Skeletal Sourcerer</text:p>
          </table:table-cell>
          <table:table-cell office:value-type="string" calcext:value-type="string">
            <text:p><text:span text:style-name="T1343">magic missile</text:span></text:p>
          </table:table-cell>
          <table:table-cell table:style-name="ce9" table:formula="of:=VLOOKUP([.C22];[skills.A:skills.B];2;0)" office:value-type="string" calcext:value-type="string" office:string-value="Magic Missile">
            <text:p>Magic Missile</text:p>
          </table:table-cell>
          <table:table-cell office:value-type="string" calcext:value-type="string">
            <text:p><text:span text:style-name="T1344">EHT</text:span></text:p>
          </table:table-cell>
          <table:table-cell office:value-type="float" calcext:value-type="float" office:value="0">
            <text:p>0</text:p>
          </table:table-cell>
          <table:table-cell table:number-columns-repeated="1024"/>
        </table:table-row>
        <table:table-row table:style-name="ro809">
          <table:table-cell office:value-type="string" calcext:value-type="string">
            <text:p><text:span text:style-name="T1345">skeleton_mage</text:span></text:p>
          </table:table-cell>
          <table:table-cell table:style-name="ce9" table:formula="of:=VLOOKUP([.A23];[enemies.A:enemies.B];2;0)" office:value-type="string" calcext:value-type="string" office:string-value="Skeletal Sourcerer">
            <text:p>Skeletal Sourcerer</text:p>
          </table:table-cell>
          <table:table-cell office:value-type="string" calcext:value-type="string">
            <text:p><text:span text:style-name="T1346">swing</text:span></text:p>
          </table:table-cell>
          <table:table-cell table:style-name="ce9" table:formula="of:=VLOOKUP([.C23];[skills.A:skills.B];2;0)" office:value-type="string" calcext:value-type="string" office:string-value="Swing">
            <text:p>Swing</text:p>
          </table:table-cell>
          <table:table-cell office:value-type="string" calcext:value-type="string">
            <text:p><text:span text:style-name="T1347">EHT</text:span></text:p>
          </table:table-cell>
          <table:table-cell office:value-type="float" calcext:value-type="float" office:value="1">
            <text:p>1</text:p>
          </table:table-cell>
          <table:table-cell table:number-columns-repeated="1024"/>
        </table:table-row>
        <table:table-row table:style-name="ro810">
          <table:table-cell office:value-type="string" calcext:value-type="string">
            <text:p><text:span text:style-name="T1348">mushroom_soldier</text:span></text:p>
          </table:table-cell>
          <table:table-cell table:style-name="ce9" table:formula="of:=VLOOKUP([.A24];[enemies.A:enemies.B];2;0)" office:value-type="string" calcext:value-type="string" office:string-value="Mushroom Soldier">
            <text:p>Mushroom Soldier</text:p>
          </table:table-cell>
          <table:table-cell office:value-type="string" calcext:value-type="string">
            <text:p><text:span text:style-name="T1349">swing</text:span></text:p>
          </table:table-cell>
          <table:table-cell table:style-name="ce9" table:formula="of:=VLOOKUP([.C24];[skills.A:skills.B];2;0)" office:value-type="string" calcext:value-type="string" office:string-value="Swing">
            <text:p>Swing</text:p>
          </table:table-cell>
          <table:table-cell office:value-type="string" calcext:value-type="string">
            <text:p><text:span text:style-name="T1350">EHT</text:span></text:p>
          </table:table-cell>
          <table:table-cell office:value-type="float" calcext:value-type="float" office:value="0">
            <text:p>0</text:p>
          </table:table-cell>
          <table:table-cell table:number-columns-repeated="1024"/>
        </table:table-row>
        <table:table-row table:style-name="ro811">
          <table:table-cell office:value-type="string" calcext:value-type="string">
            <text:p><text:span text:style-name="T1351">mushroom_thief</text:span></text:p>
          </table:table-cell>
          <table:table-cell table:style-name="ce9" table:formula="of:=VLOOKUP([.A25];[enemies.A:enemies.B];2;0)" office:value-type="string" calcext:value-type="string" office:string-value="Mushroom Thief">
            <text:p>Mushroom Thief</text:p>
          </table:table-cell>
          <table:table-cell office:value-type="string" calcext:value-type="string">
            <text:p><text:span text:style-name="T1352">double whack</text:span></text:p>
          </table:table-cell>
          <table:table-cell table:style-name="ce9" table:formula="of:=VLOOKUP([.C25];[skills.A:skills.B];2;0)" office:value-type="string" calcext:value-type="string" office:string-value="Double Whack">
            <text:p>Double Whack</text:p>
          </table:table-cell>
          <table:table-cell office:value-type="string" calcext:value-type="string">
            <text:p><text:span text:style-name="T1353">EHT</text:span></text:p>
          </table:table-cell>
          <table:table-cell office:value-type="float" calcext:value-type="float" office:value="0">
            <text:p>0</text:p>
          </table:table-cell>
          <table:table-cell table:number-columns-repeated="1024"/>
        </table:table-row>
        <table:table-row table:style-name="ro812">
          <table:table-cell office:value-type="string" calcext:value-type="string">
            <text:p><text:span text:style-name="T1354">mushroom_mage</text:span></text:p>
          </table:table-cell>
          <table:table-cell table:style-name="ce9" table:formula="of:=VLOOKUP([.A26];[enemies.A:enemies.B];2;0)" office:value-type="string" calcext:value-type="string" office:string-value="Mushroom Mage">
            <text:p>Mushroom Mage</text:p>
          </table:table-cell>
          <table:table-cell office:value-type="string" calcext:value-type="string">
            <text:p><text:span text:style-name="T1355">magic missile</text:span></text:p>
          </table:table-cell>
          <table:table-cell table:style-name="ce9" table:formula="of:=VLOOKUP([.C26];[skills.A:skills.B];2;0)" office:value-type="string" calcext:value-type="string" office:string-value="Magic Missile">
            <text:p>Magic Missile</text:p>
          </table:table-cell>
          <table:table-cell office:value-type="string" calcext:value-type="string">
            <text:p><text:span text:style-name="T1356">EHT</text:span></text:p>
          </table:table-cell>
          <table:table-cell office:value-type="float" calcext:value-type="float" office:value="0">
            <text:p>0</text:p>
          </table:table-cell>
          <table:table-cell table:number-columns-repeated="1024"/>
        </table:table-row>
        <table:table-row table:style-name="ro813">
          <table:table-cell office:value-type="string" calcext:value-type="string">
            <text:p><text:span text:style-name="T1357">mushroom_cleric</text:span></text:p>
          </table:table-cell>
          <table:table-cell table:style-name="ce9" table:formula="of:=VLOOKUP([.A27];[enemies.A:enemies.B];2;0)" office:value-type="string" calcext:value-type="string" office:string-value="Mushroom Cleric">
            <text:p>Mushroom Cleric</text:p>
          </table:table-cell>
          <table:table-cell office:value-type="string" calcext:value-type="string">
            <text:p><text:span text:style-name="T1358">smite</text:span></text:p>
          </table:table-cell>
          <table:table-cell table:style-name="ce9" table:formula="of:=VLOOKUP([.C27];[skills.A:skills.B];2;0)" office:value-type="string" calcext:value-type="string" office:string-value="Smite">
            <text:p>Smite</text:p>
          </table:table-cell>
          <table:table-cell office:value-type="string" calcext:value-type="string">
            <text:p><text:span text:style-name="T1359">EHT</text:span></text:p>
          </table:table-cell>
          <table:table-cell office:value-type="float" calcext:value-type="float" office:value="0">
            <text:p>0</text:p>
          </table:table-cell>
          <table:table-cell table:number-columns-repeated="1024"/>
        </table:table-row>
        <table:table-row table:style-name="ro814">
          <table:table-cell office:value-type="string" calcext:value-type="string">
            <text:p><text:span text:style-name="T1360">mushroom_zombie</text:span></text:p>
          </table:table-cell>
          <table:table-cell table:style-name="ce9" table:formula="of:=VLOOKUP([.A28];[enemies.A:enemies.B];2;0)" office:value-type="string" calcext:value-type="string" office:string-value="Mushroom zombie">
            <text:p>Mushroom zombie</text:p>
          </table:table-cell>
          <table:table-cell office:value-type="string" calcext:value-type="string">
            <text:p><text:span text:style-name="T1361">bite</text:span></text:p>
          </table:table-cell>
          <table:table-cell table:style-name="ce9" table:formula="of:=VLOOKUP([.C28];[skills.A:skills.B];2;0)" office:value-type="string" calcext:value-type="string" office:string-value="Bite">
            <text:p>Bite</text:p>
          </table:table-cell>
          <table:table-cell office:value-type="string" calcext:value-type="string">
            <text:p><text:span text:style-name="T1362">EHT</text:span></text:p>
          </table:table-cell>
          <table:table-cell office:value-type="float" calcext:value-type="float" office:value="0">
            <text:p>0</text:p>
          </table:table-cell>
          <table:table-cell table:number-columns-repeated="1024"/>
        </table:table-row>
        <table:table-row table:style-name="ro815">
          <table:table-cell office:value-type="string" calcext:value-type="string">
            <text:p><text:span text:style-name="T1363">zombie</text:span></text:p>
          </table:table-cell>
          <table:table-cell table:style-name="ce9" table:formula="of:=VLOOKUP([.A29];[enemies.A:enemies.B];2;0)" office:value-type="string" calcext:value-type="string" office:string-value="Zombie">
            <text:p>Zombie</text:p>
          </table:table-cell>
          <table:table-cell office:value-type="string" calcext:value-type="string">
            <text:p><text:span text:style-name="T1364">bite</text:span></text:p>
          </table:table-cell>
          <table:table-cell table:style-name="ce9" table:formula="of:=VLOOKUP([.C29];[skills.A:skills.B];2;0)" office:value-type="string" calcext:value-type="string" office:string-value="Bite">
            <text:p>Bite</text:p>
          </table:table-cell>
          <table:table-cell office:value-type="string" calcext:value-type="string">
            <text:p><text:span text:style-name="T1365">EHT</text:span></text:p>
          </table:table-cell>
          <table:table-cell office:value-type="float" calcext:value-type="float" office:value="0">
            <text:p>0</text:p>
          </table:table-cell>
          <table:table-cell table:number-columns-repeated="1024"/>
        </table:table-row>
        <table:table-row table:style-name="ro816">
          <table:table-cell office:value-type="string" calcext:value-type="string">
            <text:p><text:span text:style-name="T1366">crocodile</text:span></text:p>
          </table:table-cell>
          <table:table-cell table:style-name="ce9" table:formula="of:=VLOOKUP([.A30];[enemies.A:enemies.B];2;0)" office:value-type="string" calcext:value-type="string" office:string-value="Crocodile">
            <text:p>Crocodile</text:p>
          </table:table-cell>
          <table:table-cell office:value-type="string" calcext:value-type="string">
            <text:p><text:span text:style-name="T1367">bite</text:span></text:p>
          </table:table-cell>
          <table:table-cell table:style-name="ce9" table:formula="of:=VLOOKUP([.C30];[skills.A:skills.B];2;0)" office:value-type="string" calcext:value-type="string" office:string-value="Bite">
            <text:p>Bite</text:p>
          </table:table-cell>
          <table:table-cell office:value-type="string" calcext:value-type="string">
            <text:p><text:span text:style-name="T1368">EHT</text:span></text:p>
          </table:table-cell>
          <table:table-cell office:value-type="float" calcext:value-type="float" office:value="0">
            <text:p>0</text:p>
          </table:table-cell>
          <table:table-cell table:number-columns-repeated="1024"/>
        </table:table-row>
        <table:table-row table:style-name="ro817">
          <table:table-cell table:number-columns-repeated="1024"/>
        </table:table-row>
        <table:table-row table:number-rows-repeated="33" table:style-name="ro786">
          <table:table-cell table:number-columns-repeated="1024"/>
        </table:table-row>
      </table:table>
      <table:table table:name="skills" table:style-name="ta9">
        <table:table-column table:style-name="co93" table:default-cell-style-name="Default"/>
        <table:table-header-columns/>
        <table:table-column table:style-name="co94" table:default-cell-style-name="Default"/>
        <table:table-header-columns/>
        <table:table-column table:style-name="co95" table:default-cell-style-name="Default"/>
        <table:table-header-columns/>
        <table:table-column table:style-name="co96" table:default-cell-style-name="Default"/>
        <table:table-header-columns/>
        <table:table-column table:style-name="co97" table:default-cell-style-name="Default"/>
        <table:table-header-columns/>
        <table:table-column table:style-name="co98" table:default-cell-style-name="Default"/>
        <table:table-header-columns/>
        <table:table-column table:style-name="co99" table:default-cell-style-name="Default"/>
        <table:table-header-columns/>
        <table:table-column table:style-name="co100" table:default-cell-style-name="Default"/>
        <table:table-header-columns/>
        <table:table-column table:style-name="co101" table:default-cell-style-name="Default"/>
        <table:table-header-columns/>
        <table:table-column table:style-name="co102" table:default-cell-style-name="Default"/>
        <table:table-header-columns/>
        <table:table-column table:style-name="co103" table:default-cell-style-name="Default"/>
        <table:table-header-columns/>
        <table:table-column table:style-name="co104" table:default-cell-style-name="Default"/>
        <table:table-header-columns/>
        <table:table-column table:style-name="co105" table:default-cell-style-name="Default"/>
        <table:table-header-columns/>
        <table:table-column table:style-name="co106" table:default-cell-style-name="Default"/>
        <table:table-header-columns/>
        <table:table-column table:style-name="co107" table:default-cell-style-name="Default"/>
        <table:table-header-columns/>
        <table:table-column table:style-name="co108" table:default-cell-style-name="Default"/>
        <table:table-header-columns/>
        <table:table-column table:number-columns-repeated="1007" table:style-name="co109" table:default-cell-style-name="Default"/>
        <table:table-header-columns/>
        <table:table-column table:number-columns-repeated="101" table:style-name="co110" table:default-cell-style-name="Default"/>
        <table:table-header-columns/>
        <table:table-column table:style-name="co92" table:default-cell-style-name="Default"/>
        <table:table-header-columns/>
        <table:table-row table:style-name="ro819">
          <table:table-cell office:value-type="string" calcext:value-type="string">
            <text:p><text:span text:style-name="T1369">skill_id</text:span></text:p>
          </table:table-cell>
          <table:table-cell office:value-type="string" calcext:value-type="string">
            <text:p><text:span text:style-name="T1370">name</text:span></text:p>
          </table:table-cell>
          <table:table-cell office:value-type="string" calcext:value-type="string">
            <text:p><text:span text:style-name="T1371">script_to_run</text:span></text:p>
          </table:table-cell>
          <table:table-cell office:value-type="string" calcext:value-type="string">
            <text:p><text:span text:style-name="T1372">is_offensive</text:span></text:p>
          </table:table-cell>
          <table:table-cell office:value-type="string" calcext:value-type="string">
            <text:p><text:span text:style-name="T1373">target_self_is_valid</text:span></text:p>
          </table:table-cell>
          <table:table-cell office:value-type="string" calcext:value-type="string">
            <text:p><text:span text:style-name="T1374">target_others_is_valid</text:span></text:p>
          </table:table-cell>
          <table:table-cell office:value-type="string" calcext:value-type="string">
            <text:p><text:span text:style-name="T1375">must_be_fighting</text:span></text:p>
          </table:table-cell>
          <table:table-cell office:value-type="string" calcext:value-type="string">
            <text:p><text:span text:style-name="T1376">can_be_practiced</text:span></text:p>
          </table:table-cell>
          <table:table-cell office:value-type="string" calcext:value-type="string">
            <text:p><text:span text:style-name="T1377">level_req</text:span></text:p>
          </table:table-cell>
          <table:table-cell office:value-type="string" calcext:value-type="string">
            <text:p><text:span text:style-name="T1378">use_perspectives</text:span></text:p>
          </table:table-cell>
          <table:table-cell table:style-name="ce9" office:value-type="string" calcext:value-type="string">
            <text:p><text:span text:style-name="T1379">FOUND</text:span></text:p>
          </table:table-cell>
          <table:table-cell office:value-type="string" calcext:value-type="string">
            <text:p><text:span text:style-name="T1380">description</text:span></text:p>
          </table:table-cell>
          <table:table-cell table:number-columns-repeated="1024"/>
        </table:table-row>
        <table:table-row table:style-name="ro820">
          <table:table-cell table:style-name="ce30" office:value-type="string" calcext:value-type="string">
            <text:p><text:span text:style-name="T1381">swing</text:span></text:p>
          </table:table-cell>
          <table:table-cell table:style-name="ce30" office:value-type="string" calcext:value-type="string">
            <text:p><text:span text:style-name="T1382">Swing</text:span></text:p>
          </table:table-cell>
          <table:table-cell table:style-name="ce30" office:value-type="string" calcext:value-type="string">
            <text:p><text:span text:style-name="T1383">Swing</text:span></text:p>
          </table:table-cell>
          <table:table-cell table:style-name="ce30"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384">swing</text:span></text:p>
          </table:table-cell>
          <table:table-cell table:style-name="ce9" table:formula="of:=VLOOKUP([.J2];[$use_perspectives.A$1:$use_perspectives.B$1048576];2;0)" office:value-type="string" calcext:value-type="string" office:string-value="use_swing">
            <text:p>use_swing</text:p>
          </table:table-cell>
          <table:table-cell office:value-type="string" calcext:value-type="string">
            <text:p><text:span text:style-name="T1385">Deal physical damage based on the highest stat between your grit or flow.#END#</text:span></text:p>
          </table:table-cell>
          <table:table-cell table:number-columns-repeated="1024"/>
        </table:table-row>
        <table:table-row table:style-name="ro821">
          <table:table-cell table:style-name="ce31" office:value-type="string" calcext:value-type="string">
            <text:p><text:span text:style-name="T1386">ethereal</text:span></text:p>
          </table:table-cell>
          <table:table-cell table:style-name="ce31" office:value-type="string" calcext:value-type="string">
            <text:p><text:span text:style-name="T1387">Become Ethereal</text:span></text:p>
          </table:table-cell>
          <table:table-cell table:style-name="ce31" office:value-type="string" calcext:value-type="string">
            <text:p><text:span text:style-name="T1388">BecomeEthereal</text:span></text:p>
          </table:table-cell>
          <table:table-cell table:style-name="ce31"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8">
            <text:p>8</text:p>
          </table:table-cell>
          <table:table-cell office:value-type="string" calcext:value-type="string">
            <text:p><text:span text:style-name="T1389">ethereal</text:span></text:p>
          </table:table-cell>
          <table:table-cell table:style-name="ce9" table:formula="of:=VLOOKUP([.J3];[use_perspectives.A:use_perspectives.B];2;0)" office:value-type="string" calcext:value-type="string" office:string-value="use_ethereal">
            <text:p>use_ethereal</text:p>
          </table:table-cell>
          <table:table-cell office:value-type="string" calcext:value-type="string">
            <text:p><text:span text:style-name="T1390">Become ethereal, unable to be attacked physically.#END#But take amplified magical damage.#END#</text:span></text:p>
          </table:table-cell>
          <table:table-cell table:number-columns-repeated="1024"/>
        </table:table-row>
        <table:table-row table:style-name="ro822">
          <table:table-cell table:style-name="ce32" office:value-type="string" calcext:value-type="string">
            <text:p><text:span text:style-name="T1391">cure light wounds</text:span></text:p>
          </table:table-cell>
          <table:table-cell table:style-name="ce32" office:value-type="string" calcext:value-type="string">
            <text:p><text:span text:style-name="T1392">Cure Light Wounds</text:span></text:p>
          </table:table-cell>
          <table:table-cell table:style-name="ce32" office:value-type="string" calcext:value-type="string">
            <text:p><text:span text:style-name="T1393">CureLightWounds</text:span></text:p>
          </table:table-cell>
          <table:table-cell table:style-name="ce32"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394">cure light wounds</text:span></text:p>
          </table:table-cell>
          <table:table-cell table:style-name="ce9" table:formula="of:=VLOOKUP([.J4];[use_perspectives.A:use_perspectives.B];2;0)" office:value-type="string" calcext:value-type="string" office:string-value="use_cure_light_wounds">
            <text:p>use_cure_light_wounds</text:p>
          </table:table-cell>
          <table:table-cell office:value-type="string" calcext:value-type="string">
            <text:p><text:span text:style-name="T1395">Heal yourself or an ally.#END#</text:span></text:p>
          </table:table-cell>
          <table:table-cell table:number-columns-repeated="1024"/>
        </table:table-row>
        <table:table-row table:style-name="ro823">
          <table:table-cell office:value-type="string" calcext:value-type="string">
            <text:p><text:span text:style-name="T1396">bash</text:span></text:p>
          </table:table-cell>
          <table:table-cell office:value-type="string" calcext:value-type="string">
            <text:p><text:span text:style-name="T1397">Bash</text:span></text:p>
          </table:table-cell>
          <table:table-cell office:value-type="string" calcext:value-type="string">
            <text:p><text:span text:style-name="T1398">Bash</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8">
            <text:p>8</text:p>
          </table:table-cell>
          <table:table-cell office:value-type="string" calcext:value-type="string">
            <text:p><text:span text:style-name="T1399">bash</text:span></text:p>
          </table:table-cell>
          <table:table-cell table:style-name="ce9" table:formula="of:=VLOOKUP([.J5];[use_perspectives.A:use_perspectives.B];2;0)" office:value-type="string" calcext:value-type="string" office:string-value="use_bash">
            <text:p>use_bash</text:p>
          </table:table-cell>
          <table:table-cell office:value-type="string" calcext:value-type="string">
            <text:p><text:span text:style-name="T1400">Deal physcal damage based on your grit.#END#If you deal any damage, stun the target.#END#</text:span></text:p>
          </table:table-cell>
          <table:table-cell table:number-columns-repeated="1024"/>
        </table:table-row>
        <table:table-row table:style-name="ro824">
          <table:table-cell office:value-type="string" calcext:value-type="string">
            <text:p><text:span text:style-name="T1401">double whack</text:span></text:p>
          </table:table-cell>
          <table:table-cell office:value-type="string" calcext:value-type="string">
            <text:p><text:span text:style-name="T1402">Double Whack</text:span></text:p>
          </table:table-cell>
          <table:table-cell office:value-type="string" calcext:value-type="string">
            <text:p><text:span text:style-name="T1403">DoubleWhack</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4">
            <text:p>4</text:p>
          </table:table-cell>
          <table:table-cell office:value-type="string" calcext:value-type="string">
            <text:p><text:span text:style-name="T1404">double whack</text:span></text:p>
          </table:table-cell>
          <table:table-cell table:style-name="ce9" table:formula="of:=VLOOKUP([.J6];[use_perspectives.A:use_perspectives.B];2;0)" office:value-type="string" calcext:value-type="string" office:string-value="use_double_whack">
            <text:p>use_double_whack</text:p>
          </table:table-cell>
          <table:table-cell table:style-name="ce33" office:value-type="string" calcext:value-type="string">
            <text:p><text:span text:style-name="T1405">Deal physical damage based on Flow.#END# Then do it again!#END#</text:span></text:p>
          </table:table-cell>
          <table:table-cell table:number-columns-repeated="1024"/>
        </table:table-row>
        <table:table-row table:style-name="ro825">
          <table:table-cell office:value-type="string" calcext:value-type="string">
            <text:p><text:span text:style-name="T1406">smite</text:span></text:p>
          </table:table-cell>
          <table:table-cell office:value-type="string" calcext:value-type="string">
            <text:p><text:span text:style-name="T1407">Smite</text:span></text:p>
          </table:table-cell>
          <table:table-cell office:value-type="string" calcext:value-type="string">
            <text:p><text:span text:style-name="T1408">DamageBySoul</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09">smite</text:span></text:p>
          </table:table-cell>
          <table:table-cell table:style-name="ce9" table:formula="of:=VLOOKUP([.J7];[use_perspectives.A:use_perspectives.B];2;0)" office:value-type="string" calcext:value-type="string" office:string-value="use_smite">
            <text:p>use_smite</text:p>
          </table:table-cell>
          <table:table-cell office:value-type="string" calcext:value-type="string">
            <text:p><text:span text:style-name="T1410">Smite your target, dealing Magical damage based on soul.#END#</text:span></text:p>
          </table:table-cell>
          <table:table-cell table:number-columns-repeated="1024"/>
        </table:table-row>
        <table:table-row table:style-name="ro826">
          <table:table-cell office:value-type="string" calcext:value-type="string">
            <text:p><text:span text:style-name="T1411">mage armor</text:span></text:p>
          </table:table-cell>
          <table:table-cell office:value-type="string" calcext:value-type="string">
            <text:p><text:span text:style-name="T1412">Mage Armor</text:span></text:p>
          </table:table-cell>
          <table:table-cell office:value-type="string" calcext:value-type="string">
            <text:p><text:span text:style-name="T1413">MageArmor</text:span></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14">mage armor</text:span></text:p>
          </table:table-cell>
          <table:table-cell table:style-name="ce9" table:formula="of:=VLOOKUP([.J8];[use_perspectives.A:use_perspectives.B];2;0)" office:value-type="string" calcext:value-type="string" office:string-value="use_mage_armor">
            <text:p>use_mage_armor</text:p>
          </table:table-cell>
          <table:table-cell table:style-name="ce33" office:value-type="string" calcext:value-type="string">
            <text:p><text:span text:style-name="T1415">Convert a percentage of damage received to mana drain instead.#END#</text:span></text:p>
          </table:table-cell>
          <table:table-cell table:number-columns-repeated="1024"/>
        </table:table-row>
        <table:table-row table:style-name="ro827">
          <table:table-cell office:value-type="string" calcext:value-type="string">
            <text:p><text:span text:style-name="T1416">magic missile</text:span></text:p>
          </table:table-cell>
          <table:table-cell office:value-type="string" calcext:value-type="string">
            <text:p><text:span text:style-name="T1417">Magic Missile</text:span></text:p>
          </table:table-cell>
          <table:table-cell office:value-type="string" calcext:value-type="string">
            <text:p><text:span text:style-name="T1418">DamageByMind</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19">magic missile</text:span></text:p>
          </table:table-cell>
          <table:table-cell table:style-name="ce9" table:formula="of:=VLOOKUP([.J9];[use_perspectives.A:use_perspectives.B];2;0)" office:value-type="string" calcext:value-type="string" office:string-value="use_magic_missile">
            <text:p>use_magic_missile</text:p>
          </table:table-cell>
          <table:table-cell table:style-name="ce33" office:value-type="string" calcext:value-type="string">
            <text:p><text:span text:style-name="T1420">Deal magical damage based on mind.#END#</text:span></text:p>
          </table:table-cell>
          <table:table-cell table:number-columns-repeated="1024"/>
        </table:table-row>
        <table:table-row table:style-name="ro828">
          <table:table-cell table:style-name="ce30" office:value-type="string" calcext:value-type="string">
            <text:p><text:span text:style-name="T1421">nudge</text:span></text:p>
          </table:table-cell>
          <table:table-cell table:style-name="ce30" office:value-type="string" calcext:value-type="string">
            <text:p><text:span text:style-name="T1422">Nudge</text:span></text:p>
          </table:table-cell>
          <table:table-cell table:style-name="ce30" office:value-type="string" calcext:value-type="string">
            <text:p><text:span text:style-name="T1423">Swing</text:span></text:p>
          </table:table-cell>
          <table:table-cell table:style-name="ce30"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string" calcext:value-type="string">
            <text:p><text:span text:style-name="T1424">nudge</text:span></text:p>
          </table:table-cell>
          <table:table-cell table:style-name="ce9" table:formula="of:=VLOOKUP([.J10];[$use_perspectives.A$1:$use_perspectives.B$1048576];2;0)" office:value-type="string" calcext:value-type="string" office:string-value="use_nudge">
            <text:p>use_nudge</text:p>
          </table:table-cell>
          <table:table-cell office:value-type="string" calcext:value-type="string">
            <text:p><text:span text:style-name="T1425">The monster variant of a swing.#END#</text:span></text:p>
          </table:table-cell>
          <table:table-cell table:number-columns-repeated="1024"/>
        </table:table-row>
        <table:table-row table:style-name="ro829">
          <table:table-cell table:style-name="ce32" office:value-type="string" calcext:value-type="string">
            <text:p><text:span text:style-name="T1426">regen_hp30</text:span></text:p>
          </table:table-cell>
          <table:table-cell table:style-name="ce32" office:value-type="string" calcext:value-type="string">
            <text:p><text:span text:style-name="T1427">Minor Health Regen</text:span></text:p>
          </table:table-cell>
          <table:table-cell table:style-name="ce32" office:value-type="string" calcext:value-type="string">
            <text:p><text:span text:style-name="T1428">RegenHP30</text:span></text:p>
          </table:table-cell>
          <table:table-cell table:style-name="ce32"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string" calcext:value-type="string">
            <text:p><text:span text:style-name="T1429">cure light wounds</text:span></text:p>
          </table:table-cell>
          <table:table-cell table:style-name="ce9" table:formula="of:=VLOOKUP([.J11];[use_perspectives.A:use_perspectives.B];2;0)" office:value-type="string" calcext:value-type="string" office:string-value="use_cure_light_wounds">
            <text:p>use_cure_light_wounds</text:p>
          </table:table-cell>
          <table:table-cell office:value-type="string" calcext:value-type="string">
            <text:p><text:span text:style-name="T1430">Regenerate 30% Health.#END#</text:span></text:p>
          </table:table-cell>
          <table:table-cell table:number-columns-repeated="1024"/>
        </table:table-row>
        <table:table-row table:style-name="ro830">
          <table:table-cell office:value-type="string" calcext:value-type="string">
            <text:p><text:span text:style-name="T1431">regen_mp30</text:span></text:p>
          </table:table-cell>
          <table:table-cell office:value-type="string" calcext:value-type="string">
            <text:p><text:span text:style-name="T1432">Minor Magicka Regen</text:span></text:p>
          </table:table-cell>
          <table:table-cell office:value-type="string" calcext:value-type="string">
            <text:p><text:span text:style-name="T1433">RegenMP30</text:span></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string" calcext:value-type="string">
            <text:p><text:span text:style-name="T1434">cure light wounds</text:span></text:p>
          </table:table-cell>
          <table:table-cell table:style-name="ce9" table:formula="of:=VLOOKUP([.J12];[use_perspectives.A:use_perspectives.B];2;0)" office:value-type="string" calcext:value-type="string" office:string-value="use_cure_light_wounds">
            <text:p>use_cure_light_wounds</text:p>
          </table:table-cell>
          <table:table-cell office:value-type="string" calcext:value-type="string">
            <text:p><text:span text:style-name="T1435">Regenerate 30% Magicka.#END#</text:span></text:p>
          </table:table-cell>
          <table:table-cell table:number-columns-repeated="1024"/>
        </table:table-row>
        <table:table-row table:style-name="ro831">
          <table:table-cell office:value-type="string" calcext:value-type="string">
            <text:p><text:span text:style-name="T1436">heavy hit</text:span></text:p>
          </table:table-cell>
          <table:table-cell office:value-type="string" calcext:value-type="string">
            <text:p><text:span text:style-name="T1437">Heavy Hit</text:span></text:p>
          </table:table-cell>
          <table:table-cell office:value-type="string" calcext:value-type="string">
            <text:p><text:span text:style-name="T1438">DamageByGrit</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39">swing</text:span></text:p>
          </table:table-cell>
          <table:table-cell table:style-name="ce9" table:formula="of:=VLOOKUP([.J13];[use_perspectives.A:use_perspectives.B];2;0)" office:value-type="string" calcext:value-type="string" office:string-value="use_swing">
            <text:p>use_swing</text:p>
          </table:table-cell>
          <table:table-cell office:value-type="string" calcext:value-type="string">
            <text:p><text:span text:style-name="T1440">Deal physcal damage based on your grit.#END#</text:span></text:p>
          </table:table-cell>
          <table:table-cell table:number-columns-repeated="1024"/>
        </table:table-row>
        <table:table-row table:style-name="ro832">
          <table:table-cell office:value-type="string" calcext:value-type="string">
            <text:p><text:span text:style-name="T1441">fast strike</text:span></text:p>
          </table:table-cell>
          <table:table-cell office:value-type="string" calcext:value-type="string">
            <text:p><text:span text:style-name="T1442">Fast Strike</text:span></text:p>
          </table:table-cell>
          <table:table-cell office:value-type="string" calcext:value-type="string">
            <text:p><text:span text:style-name="T1443">DamageByFlow</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44">swing</text:span></text:p>
          </table:table-cell>
          <table:table-cell table:style-name="ce9" table:formula="of:=VLOOKUP([.J14];[use_perspectives.A:use_perspectives.B];2;0)" office:value-type="string" calcext:value-type="string" office:string-value="use_swing">
            <text:p>use_swing</text:p>
          </table:table-cell>
          <table:table-cell office:value-type="string" calcext:value-type="string">
            <text:p><text:span text:style-name="T1445">Deal physcal damage based on your flow.#END#</text:span></text:p>
          </table:table-cell>
          <table:table-cell table:number-columns-repeated="1024"/>
        </table:table-row>
        <table:table-row table:style-name="ro833">
          <table:table-cell office:value-type="string" calcext:value-type="string">
            <text:p><text:span text:style-name="T1446">holy arrow</text:span></text:p>
          </table:table-cell>
          <table:table-cell office:value-type="string" calcext:value-type="string">
            <text:p><text:span text:style-name="T1447">Holy Arrow</text:span></text:p>
          </table:table-cell>
          <table:table-cell office:value-type="string" calcext:value-type="string">
            <text:p><text:span text:style-name="T1448">DamageBySoul</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49">holy arrow</text:span></text:p>
          </table:table-cell>
          <table:table-cell table:style-name="ce9" table:formula="of:=VLOOKUP([.J15];[use_perspectives.A:use_perspectives.B];2;0)" office:value-type="string" calcext:value-type="string" office:string-value="use_holy_arrow">
            <text:p>use_holy_arrow</text:p>
          </table:table-cell>
          <table:table-cell office:value-type="string" calcext:value-type="string">
            <text:p><text:span text:style-name="T1450">Deal magical damage based on your soul.#END#</text:span></text:p>
          </table:table-cell>
          <table:table-cell table:number-columns-repeated="1024"/>
        </table:table-row>
        <table:table-row table:style-name="ro834">
          <table:table-cell office:value-type="string" calcext:value-type="string">
            <text:p><text:span text:style-name="T1451">mana bolt</text:span></text:p>
          </table:table-cell>
          <table:table-cell office:value-type="string" calcext:value-type="string">
            <text:p><text:span text:style-name="T1452">Mana Bolt</text:span></text:p>
          </table:table-cell>
          <table:table-cell office:value-type="string" calcext:value-type="string">
            <text:p><text:span text:style-name="T1453">DamageByMind</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54">mana bolt</text:span></text:p>
          </table:table-cell>
          <table:table-cell table:style-name="ce9" table:formula="of:=VLOOKUP([.J16];[use_perspectives.A:use_perspectives.B];2;0)" office:value-type="string" calcext:value-type="string" office:string-value="use_mana_bolt">
            <text:p>use_mana_bolt</text:p>
          </table:table-cell>
          <table:table-cell office:value-type="string" calcext:value-type="string">
            <text:p><text:span text:style-name="T1455">Deal magical damage based on your mind.#END#</text:span></text:p>
          </table:table-cell>
          <table:table-cell table:number-columns-repeated="1024"/>
        </table:table-row>
        <table:table-row table:style-name="ro835">
          <table:table-cell table:style-name="ce31" office:value-type="string" calcext:value-type="string">
            <text:p><text:span text:style-name="T1456">enrage</text:span></text:p>
          </table:table-cell>
          <table:table-cell table:style-name="ce31" office:value-type="string" calcext:value-type="string">
            <text:p><text:span text:style-name="T1457">Enrage</text:span></text:p>
          </table:table-cell>
          <table:table-cell table:style-name="ce31" office:value-type="string" calcext:value-type="string">
            <text:p><text:span text:style-name="T1458">Enrage</text:span></text:p>
          </table:table-cell>
          <table:table-cell table:style-name="ce31"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59">ethereal</text:span></text:p>
          </table:table-cell>
          <table:table-cell table:style-name="ce9" table:formula="of:=VLOOKUP([.J17];[use_perspectives.A:use_perspectives.B];2;0)" office:value-type="string" calcext:value-type="string" office:string-value="use_ethereal">
            <text:p>use_ethereal</text:p>
          </table:table-cell>
          <table:table-cell office:value-type="string" calcext:value-type="string">
            <text:p><text:span text:style-name="T1460">Become enraged, gaining max health based on your max health.#END#</text:span></text:p>
          </table:table-cell>
          <table:table-cell table:number-columns-repeated="1024"/>
        </table:table-row>
        <table:table-row table:style-name="ro836">
          <table:table-cell office:value-type="string" calcext:value-type="string">
            <text:p><text:span text:style-name="T1461">bite</text:span></text:p>
          </table:table-cell>
          <table:table-cell office:value-type="string" calcext:value-type="string">
            <text:p><text:span text:style-name="T1462">Bite</text:span></text:p>
          </table:table-cell>
          <table:table-cell office:value-type="string" calcext:value-type="string">
            <text:p><text:span text:style-name="T1463">Swing</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table:style-name="ce15" office:value-type="string" calcext:value-type="string">
            <text:p>bite</text:p>
          </table:table-cell>
          <table:table-cell table:style-name="ce9" table:formula="of:=VLOOKUP([.J18];[use_perspectives.A:use_perspectives.B];2;0)" office:value-type="string" calcext:value-type="string" office:string-value="use_bite">
            <text:p>use_bite</text:p>
          </table:table-cell>
          <table:table-cell office:value-type="string" calcext:value-type="string">
            <text:p><text:span text:style-name="T1464">Bite your target.#END#</text:span></text:p>
          </table:table-cell>
          <table:table-cell table:number-columns-repeated="1024"/>
        </table:table-row>
        <table:table-row table:style-name="ro837">
          <table:table-cell table:style-name="ce32" office:value-type="string" calcext:value-type="string">
            <text:p><text:span text:style-name="T1465">leech</text:span></text:p>
          </table:table-cell>
          <table:table-cell table:style-name="ce32" office:value-type="string" calcext:value-type="string">
            <text:p><text:span text:style-name="T1466">Leech</text:span></text:p>
          </table:table-cell>
          <table:table-cell table:style-name="ce32" office:value-type="string" calcext:value-type="string">
            <text:p><text:span text:style-name="T1467">Leech</text:span></text:p>
          </table:table-cell>
          <table:table-cell table:style-name="ce32"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table:style-name="ce15" office:value-type="string" calcext:value-type="string">
            <text:p>generic</text:p>
          </table:table-cell>
          <table:table-cell table:style-name="ce9" table:formula="of:=VLOOKUP([.J19];[use_perspectives.A:use_perspectives.B];2;0)" office:value-type="string" calcext:value-type="string" office:string-value="use_generic">
            <text:p>use_generic</text:p>
          </table:table-cell>
          <table:table-cell office:value-type="string" calcext:value-type="string">
            <text:p><text:span text:style-name="T1468">Become blood thirsty, converting a percentage of physical damage dealt#END#to self healing.#END#</text:span></text:p>
          </table:table-cell>
          <table:table-cell table:number-columns-repeated="1024"/>
        </table:table-row>
        <table:table-row table:style-name="ro838">
          <table:table-cell table:style-name="ce31" office:value-type="string" calcext:value-type="string">
            <text:p><text:span text:style-name="T1469">thorns</text:span></text:p>
          </table:table-cell>
          <table:table-cell table:style-name="ce31" office:value-type="string" calcext:value-type="string">
            <text:p><text:span text:style-name="T1470">Thorns</text:span></text:p>
          </table:table-cell>
          <table:table-cell table:style-name="ce31" office:value-type="string" calcext:value-type="string">
            <text:p><text:span text:style-name="T1471">Thorns</text:span></text:p>
          </table:table-cell>
          <table:table-cell table:style-name="ce31"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table:style-name="ce15" office:value-type="string" calcext:value-type="string">
            <text:p>generic</text:p>
          </table:table-cell>
          <table:table-cell table:style-name="ce9" table:formula="of:=VLOOKUP([.J20];[use_perspectives.A:use_perspectives.B];2;0)" office:value-type="string" calcext:value-type="string" office:string-value="use_generic">
            <text:p>use_generic</text:p>
          </table:table-cell>
          <table:table-cell office:value-type="string" calcext:value-type="string">
            <text:p><text:span text:style-name="T1472">Reflect a percentage of physical damage received back.#END#</text:span></text:p>
          </table:table-cell>
          <table:table-cell table:number-columns-repeated="1024"/>
        </table:table-row>
        <table:table-row table:style-name="ro839">
          <table:table-cell table:number-columns-repeated="1024"/>
        </table:table-row>
        <table:table-row table:number-rows-repeated="43" table:style-name="ro818">
          <table:table-cell table:number-columns-repeated="1024"/>
        </table:table-row>
      </table:table>
      <table:table table:name="skill_script_values" table:style-name="ta10">
        <table:table-header-columns>
          <table:table-column table:style-name="co112" table:default-cell-style-name="Default"/>
        </table:table-header-columns>
        <table:table-column table:style-name="co112" table:default-cell-style-name="Default"/>
        <table:table-header-columns/>
        <table:table-column table:style-name="co113" table:default-cell-style-name="Default"/>
        <table:table-header-columns/>
        <table:table-column table:style-name="co114" table:default-cell-style-name="Default"/>
        <table:table-header-columns/>
        <table:table-column table:number-columns-repeated="1020" table:style-name="co115" table:default-cell-style-name="Default"/>
        <table:table-header-columns/>
        <table:table-column table:number-columns-repeated="101" table:style-name="co116" table:default-cell-style-name="Default"/>
        <table:table-header-columns/>
        <table:table-column table:style-name="co111" table:default-cell-style-name="Default"/>
        <table:table-header-columns/>
        <table:table-header-rows>
          <table:table-row table:style-name="ro841">
            <table:table-cell table:style-name="ce25" office:value-type="string" calcext:value-type="string">
              <text:p><text:span text:style-name="T1473">skill_id</text:span></text:p>
            </table:table-cell>
            <table:table-cell table:style-name="ce25" office:value-type="string" calcext:value-type="string">
              <text:p><text:span text:style-name="T1474">FOUND</text:span></text:p>
            </table:table-cell>
            <table:table-cell table:style-name="ce25" office:value-type="string" calcext:value-type="string">
              <text:p><text:span text:style-name="T1475">value_name</text:span></text:p>
            </table:table-cell>
            <table:table-cell table:style-name="ce25" office:value-type="string" calcext:value-type="string">
              <text:p><text:span text:style-name="T1476">value0</text:span></text:p>
            </table:table-cell>
            <table:table-cell table:style-name="ce25" office:value-type="string" calcext:value-type="string">
              <text:p><text:span text:style-name="T1477">value1</text:span></text:p>
            </table:table-cell>
            <table:table-cell table:style-name="ce25" office:value-type="string" calcext:value-type="string">
              <text:p><text:span text:style-name="T1478">value2</text:span></text:p>
            </table:table-cell>
            <table:table-cell table:style-name="ce25" office:value-type="string" calcext:value-type="string">
              <text:p><text:span text:style-name="T1479">value3</text:span></text:p>
            </table:table-cell>
            <table:table-cell table:style-name="ce25" office:value-type="string" calcext:value-type="string">
              <text:p><text:span text:style-name="T1480">value4</text:span></text:p>
            </table:table-cell>
            <table:table-cell table:style-name="ce25" office:value-type="string" calcext:value-type="string">
              <text:p><text:span text:style-name="T1481">value5</text:span></text:p>
            </table:table-cell>
            <table:table-cell office:value-type="string" calcext:value-type="string">
              <text:p><text:span text:style-name="T1482">value6</text:span></text:p>
            </table:table-cell>
            <table:table-cell office:value-type="string" calcext:value-type="string">
              <text:p><text:span text:style-name="T1483">value7</text:span></text:p>
            </table:table-cell>
            <table:table-cell office:value-type="string" calcext:value-type="string">
              <text:p><text:span text:style-name="T1484">value8</text:span></text:p>
            </table:table-cell>
            <table:table-cell office:value-type="string" calcext:value-type="string">
              <text:p><text:span text:style-name="T1485">value9</text:span></text:p>
            </table:table-cell>
            <table:table-cell table:number-columns-repeated="1024"/>
          </table:table-row>
        </table:table-header-rows>
        <table:table-rows>
          <table:table-row table:style-name="ro842">
            <table:table-cell table:style-name="ce34" office:value-type="string" calcext:value-type="string">
              <text:p><text:span text:style-name="T1486">nudge</text:span></text:p>
            </table:table-cell>
            <table:table-cell table:style-name="ce35" table:formula="of:=VLOOKUP([.A2];[$skills.A$1:$skills.B$1048576];2;0)" office:value-type="string" calcext:value-type="string" office:string-value="Nudge">
              <text:p>Nudge</text:p>
            </table:table-cell>
            <table:table-cell table:style-name="ce34" office:value-type="string" calcext:value-type="string">
              <text:p><text:span text:style-name="T1487">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43">
            <table:table-cell table:style-name="ce34" office:value-type="string" calcext:value-type="string">
              <text:p><text:span text:style-name="T1488">nudge</text:span></text:p>
            </table:table-cell>
            <table:table-cell table:style-name="ce35" table:formula="of:=VLOOKUP([.A3];[skills.A:skills.B];2;0)" office:value-type="string" calcext:value-type="string" office:string-value="Nudge">
              <text:p>Nudge</text:p>
            </table:table-cell>
            <table:table-cell table:style-name="ce34" office:value-type="string" calcext:value-type="string">
              <text:p><text:span text:style-name="T1489">levels</text:span></text:p>
            </table:table-cell>
            <table:table-cell table:style-name="ce36" office:value-type="float" calcext:value-type="float" office:value="1">
              <text:p>1</text:p>
            </table:table-cell>
            <table:table-cell table:style-name="ce36" office:value-type="float" calcext:value-type="float" office:value="2">
              <text:p>2</text:p>
            </table:table-cell>
            <table:table-cell table:style-name="ce36" office:value-type="float" calcext:value-type="float" office:value="3">
              <text:p>3</text:p>
            </table:table-cell>
            <table:table-cell table:style-name="ce36" office:value-type="float" calcext:value-type="float" office:value="4">
              <text:p>4</text:p>
            </table:table-cell>
            <table:table-cell table:style-name="ce36" office:value-type="float" calcext:value-type="float" office:value="5">
              <text:p>5</text:p>
            </table:table-cell>
            <table:table-cell table:style-name="ce36" office:value-type="float" calcext:value-type="float" office:value="6">
              <text:p>6</text:p>
            </table:table-cell>
            <table:table-cell office:value-type="float" calcext:value-type="float" office:value="7">
              <text:p>7</text:p>
            </table:table-cell>
            <table:table-cell office:value-type="float" calcext:value-type="float" office:value="8">
              <text:p>8</text:p>
            </table:table-cell>
            <table:table-cell office:value-type="float" calcext:value-type="float" office:value="9">
              <text:p>9</text:p>
            </table:table-cell>
            <table:table-cell office:value-type="float" calcext:value-type="float" office:value="10">
              <text:p>10</text:p>
            </table:table-cell>
            <table:table-cell table:number-columns-repeated="1024"/>
          </table:table-row>
          <table:table-row table:style-name="ro844">
            <table:table-cell table:style-name="ce34" office:value-type="string" calcext:value-type="string">
              <text:p><text:span text:style-name="T1490">nudge</text:span></text:p>
            </table:table-cell>
            <table:table-cell table:style-name="ce35" table:formula="of:=VLOOKUP([.A4];[skills.A:skills.B];2;0)" office:value-type="string" calcext:value-type="string" office:string-value="Nudge">
              <text:p>Nudge</text:p>
            </table:table-cell>
            <table:table-cell table:style-name="ce34" office:value-type="string" calcext:value-type="string">
              <text:p><text:span text:style-name="T1491">damage</text:span></text:p>
            </table:table-cell>
            <table:table-cell table:style-name="ce37" office:value-type="float" calcext:value-type="float" office:value="1">
              <text:p>1</text:p>
            </table:table-cell>
            <table:table-cell table:style-name="ce37" office:value-type="float" calcext:value-type="float" office:value="5">
              <text:p>5</text:p>
            </table:table-cell>
            <table:table-cell table:style-name="ce37" office:value-type="float" calcext:value-type="float" office:value="10">
              <text:p>10</text:p>
            </table:table-cell>
            <table:table-cell table:style-name="ce37" office:value-type="float" calcext:value-type="float" office:value="15">
              <text:p>15</text:p>
            </table:table-cell>
            <table:table-cell table:style-name="ce25" office:value-type="float" calcext:value-type="float" office:value="20">
              <text:p>20</text:p>
            </table:table-cell>
            <table:table-cell table:style-name="ce25" office:value-type="float" calcext:value-type="float" office:value="25">
              <text:p>25</text:p>
            </table:table-cell>
            <table:table-cell office:value-type="float" calcext:value-type="float" office:value="30">
              <text:p>30</text:p>
            </table:table-cell>
            <table:table-cell office:value-type="float" calcext:value-type="float" office:value="35">
              <text:p>35</text:p>
            </table:table-cell>
            <table:table-cell office:value-type="float" calcext:value-type="float" office:value="40">
              <text:p>40</text:p>
            </table:table-cell>
            <table:table-cell office:value-type="float" calcext:value-type="float" office:value="50">
              <text:p>50</text:p>
            </table:table-cell>
            <table:table-cell table:number-columns-repeated="1024"/>
          </table:table-row>
          <table:table-row table:style-name="ro845">
            <table:table-cell table:style-name="ce34" office:value-type="string" calcext:value-type="string">
              <text:p><text:span text:style-name="T1492">nudge</text:span></text:p>
            </table:table-cell>
            <table:table-cell table:style-name="ce35" table:formula="of:=VLOOKUP([.A5];[skills.A:skills.B];2;0)" office:value-type="string" calcext:value-type="string" office:string-value="Nudge">
              <text:p>Nudge</text:p>
            </table:table-cell>
            <table:table-cell table:style-name="ce34" office:value-type="string" calcext:value-type="string">
              <text:p><text:span text:style-name="T1493">crit</text:span></text:p>
            </table:table-cell>
            <table:table-cell table:style-name="ce36" office:value-type="string" calcext:value-type="string">
              <text:p><text:span text:style-name="T1494">0,65</text:span></text:p>
            </table:table-cell>
            <table:table-cell table:style-name="ce36" office:value-type="string" calcext:value-type="string">
              <text:p><text:span text:style-name="T1495">0,70</text:span></text:p>
            </table:table-cell>
            <table:table-cell table:style-name="ce36" office:value-type="string" calcext:value-type="string">
              <text:p><text:span text:style-name="T1496">0,75</text:span></text:p>
            </table:table-cell>
            <table:table-cell table:style-name="ce36" office:value-type="string" calcext:value-type="string">
              <text:p><text:span text:style-name="T1497">0,80</text:span></text:p>
            </table:table-cell>
            <table:table-cell table:style-name="ce36" office:value-type="string" calcext:value-type="string">
              <text:p><text:span text:style-name="T1498">0,85</text:span></text:p>
            </table:table-cell>
            <table:table-cell table:style-name="ce36" office:value-type="string" calcext:value-type="string">
              <text:p><text:span text:style-name="T1499">0,90</text:span></text:p>
            </table:table-cell>
            <table:table-cell table:style-name="ce36" office:value-type="string" calcext:value-type="string">
              <text:p><text:span text:style-name="T1500">0,90</text:span></text:p>
            </table:table-cell>
            <table:table-cell table:style-name="ce36" office:value-type="string" calcext:value-type="string">
              <text:p><text:span text:style-name="T1501">0,90</text:span></text:p>
            </table:table-cell>
            <table:table-cell table:style-name="ce36" office:value-type="string" calcext:value-type="string">
              <text:p><text:span text:style-name="T1502">0,90</text:span></text:p>
            </table:table-cell>
            <table:table-cell table:style-name="ce36" office:value-type="string" calcext:value-type="string">
              <text:p><text:span text:style-name="T1503">0,90</text:span></text:p>
            </table:table-cell>
            <table:table-cell table:number-columns-repeated="1024"/>
          </table:table-row>
          <table:table-row table:style-name="ro846">
            <table:table-cell table:style-name="ce34" office:value-type="string" calcext:value-type="string">
              <text:p><text:span text:style-name="T1504">bash</text:span></text:p>
            </table:table-cell>
            <table:table-cell table:style-name="ce35" table:formula="of:=VLOOKUP([.A6];[skills.A:skills.B];2;0)" office:value-type="string" calcext:value-type="string" office:string-value="Bash">
              <text:p>Bash</text:p>
            </table:table-cell>
            <table:table-cell table:style-name="ce34" office:value-type="string" calcext:value-type="string">
              <text:p><text:span text:style-name="T1505">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style-name="ce36" office:value-type="float" calcext:value-type="float" office:value="4">
              <text:p>4</text:p>
            </table:table-cell>
            <table:table-cell table:number-columns-repeated="1024"/>
          </table:table-row>
          <table:table-row table:style-name="ro847">
            <table:table-cell table:style-name="ce34" office:value-type="string" calcext:value-type="string">
              <text:p><text:span text:style-name="T1506">bash</text:span></text:p>
            </table:table-cell>
            <table:table-cell table:style-name="ce35" table:formula="of:=VLOOKUP([.A7];[skills.A:skills.B];2;0)" office:value-type="string" calcext:value-type="string" office:string-value="Bash">
              <text:p>Bash</text:p>
            </table:table-cell>
            <table:table-cell table:style-name="ce34" office:value-type="string" calcext:value-type="string">
              <text:p><text:span text:style-name="T1507">crit</text:span></text:p>
            </table:table-cell>
            <table:table-cell table:style-name="ce36" office:value-type="string" calcext:value-type="string">
              <text:p><text:span text:style-name="T1508">0,60</text:span></text:p>
            </table:table-cell>
            <table:table-cell table:style-name="ce36" office:value-type="string" calcext:value-type="string">
              <text:p><text:span text:style-name="T1509">0,65</text:span></text:p>
            </table:table-cell>
            <table:table-cell table:style-name="ce36" office:value-type="string" calcext:value-type="string">
              <text:p><text:span text:style-name="T1510">0,65</text:span></text:p>
            </table:table-cell>
            <table:table-cell table:style-name="ce36" office:value-type="string" calcext:value-type="string">
              <text:p><text:span text:style-name="T1511">0,75</text:span></text:p>
            </table:table-cell>
            <table:table-cell table:style-name="ce36" office:value-type="string" calcext:value-type="string">
              <text:p><text:span text:style-name="T1512">0,80</text:span></text:p>
            </table:table-cell>
            <table:table-cell table:style-name="ce36" office:value-type="string" calcext:value-type="string">
              <text:p><text:span text:style-name="T1513">0,85</text:span></text:p>
            </table:table-cell>
            <table:table-cell table:number-columns-repeated="1024"/>
          </table:table-row>
          <table:table-row table:style-name="ro848">
            <table:table-cell table:style-name="ce34" office:value-type="string" calcext:value-type="string">
              <text:p><text:span text:style-name="T1514">bash</text:span></text:p>
            </table:table-cell>
            <table:table-cell table:style-name="ce35" table:formula="of:=VLOOKUP([.A8];[skills.A:skills.B];2;0)" office:value-type="string" calcext:value-type="string" office:string-value="Bash">
              <text:p>Bash</text:p>
            </table:table-cell>
            <table:table-cell table:style-name="ce34" office:value-type="string" calcext:value-type="string">
              <text:p><text:span text:style-name="T1515">damage</text:span></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table:style-name="ce36" office:value-type="float" calcext:value-type="float" office:value="8">
              <text:p>8</text:p>
            </table:table-cell>
            <table:table-cell table:number-columns-repeated="1024"/>
          </table:table-row>
          <table:table-row table:style-name="ro849">
            <table:table-cell table:style-name="ce34" office:value-type="string" calcext:value-type="string">
              <text:p><text:span text:style-name="T1516">bash</text:span></text:p>
            </table:table-cell>
            <table:table-cell table:style-name="ce35" table:formula="of:=VLOOKUP([.A9];[skills.A:skills.B];2;0)" office:value-type="string" calcext:value-type="string" office:string-value="Bash">
              <text:p>Bash</text:p>
            </table:table-cell>
            <table:table-cell table:style-name="ce34" office:value-type="string" calcext:value-type="string">
              <text:p><text:span text:style-name="T1517">duration</text:span></text:p>
            </table:table-cell>
            <table:table-cell office:value-type="float" calcext:value-type="float" office:value="1">
              <text:p>1</text:p>
            </table:table-cell>
            <table:table-cell office:value-type="float" calcext:value-type="float" office:value="1">
              <text:p>1</text:p>
            </table:table-cell>
            <table:table-cell table:style-name="ce36"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style-name="ce36" office:value-type="float" calcext:value-type="float" office:value="3">
              <text:p>3</text:p>
            </table:table-cell>
            <table:table-cell table:number-columns-repeated="1024"/>
          </table:table-row>
          <table:table-row table:style-name="ro850">
            <table:table-cell table:style-name="ce34" office:value-type="string" calcext:value-type="string">
              <text:p><text:span text:style-name="T1518">bash</text:span></text:p>
            </table:table-cell>
            <table:table-cell table:style-name="ce35" table:formula="of:=VLOOKUP([.A10];[$skills.A$1:$skills.B$1048576];2;0)" office:value-type="string" calcext:value-type="string" office:string-value="Bash">
              <text:p>Bash</text:p>
            </table:table-cell>
            <table:table-cell table:style-name="ce34" office:value-type="string" calcext:value-type="string">
              <text:p><text:span text:style-name="T1519">levels</text:span></text:p>
            </table:table-cell>
            <table:table-cell table:style-name="ce36" office:value-type="float" calcext:value-type="float" office:value="1">
              <text:p>1</text:p>
            </table:table-cell>
            <table:table-cell table:style-name="ce36" office:value-type="float" calcext:value-type="float" office:value="2">
              <text:p>2</text:p>
            </table:table-cell>
            <table:table-cell table:style-name="ce36" office:value-type="float" calcext:value-type="float" office:value="3">
              <text:p>3</text:p>
            </table:table-cell>
            <table:table-cell table:style-name="ce36" office:value-type="float" calcext:value-type="float" office:value="4">
              <text:p>4</text:p>
            </table:table-cell>
            <table:table-cell table:style-name="ce36" office:value-type="float" calcext:value-type="float" office:value="5">
              <text:p>5</text:p>
            </table:table-cell>
            <table:table-cell table:style-name="ce36" office:value-type="float" calcext:value-type="float" office:value="6">
              <text:p>6</text:p>
            </table:table-cell>
            <table:table-cell table:number-columns-repeated="1024"/>
          </table:table-row>
          <table:table-row table:style-name="ro851">
            <table:table-cell table:style-name="ce34" office:value-type="string" calcext:value-type="string">
              <text:p><text:span text:style-name="T1520">bash</text:span></text:p>
            </table:table-cell>
            <table:table-cell table:style-name="ce35" table:formula="of:=VLOOKUP([.A11];[skills.A:skills.B];2;0)" office:value-type="string" calcext:value-type="string" office:string-value="Bash">
              <text:p>Bash</text:p>
            </table:table-cell>
            <table:table-cell table:style-name="ce34" office:value-type="string" calcext:value-type="string">
              <text:p><text:span text:style-name="T1521">mp_cost</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table:style-name="ce36" office:value-type="float" calcext:value-type="float" office:value="10">
              <text:p>10</text:p>
            </table:table-cell>
            <table:table-cell table:style-name="ce36" office:value-type="float" calcext:value-type="float" office:value="15">
              <text:p>15</text:p>
            </table:table-cell>
            <table:table-cell table:number-columns-repeated="1024"/>
          </table:table-row>
          <table:table-row table:style-name="ro852">
            <table:table-cell table:style-name="ce34" office:value-type="string" calcext:value-type="string">
              <text:p><text:span text:style-name="T1522">bite</text:span></text:p>
            </table:table-cell>
            <table:table-cell table:style-name="ce35" table:formula="of:=VLOOKUP([.A12];[skills.A:skills.B];2;0)" office:value-type="string" calcext:value-type="string" office:string-value="Bite">
              <text:p>Bite</text:p>
            </table:table-cell>
            <table:table-cell table:style-name="ce34" office:value-type="string" calcext:value-type="string">
              <text:p><text:span text:style-name="T1523">cooldown</text:span></text:p>
            </table:table-cell>
            <table:table-cell table:style-name="ce36" office:value-type="float" calcext:value-type="float" office:value="1">
              <text:p>1</text:p>
            </table:table-cell>
            <table:table-cell table:style-name="ce36" office:value-type="float" calcext:value-type="float" office:value="1">
              <text:p>1</text:p>
            </table:table-cell>
            <table:table-cell table:style-name="ce36" office:value-type="float" calcext:value-type="float" office:value="1">
              <text:p>1</text:p>
            </table:table-cell>
            <table:table-cell table:style-name="ce36" office:value-type="float" calcext:value-type="float" office:value="1">
              <text:p>1</text:p>
            </table:table-cell>
            <table:table-cell table:style-name="ce36" office:value-type="float" calcext:value-type="float" office:value="1">
              <text:p>1</text:p>
            </table:table-cell>
            <table:table-cell table:style-name="ce36" office:value-type="float" calcext:value-type="float" office:value="1">
              <text:p>1</text:p>
            </table:table-cell>
            <table:table-cell table:number-columns-repeated="1024"/>
          </table:table-row>
          <table:table-row table:style-name="ro853">
            <table:table-cell table:style-name="ce34" office:value-type="string" calcext:value-type="string">
              <text:p><text:span text:style-name="T1524">bite</text:span></text:p>
            </table:table-cell>
            <table:table-cell table:style-name="ce35" table:formula="of:=VLOOKUP([.A13];[skills.A:skills.B];2;0)" office:value-type="string" calcext:value-type="string" office:string-value="Bite">
              <text:p>Bite</text:p>
            </table:table-cell>
            <table:table-cell table:style-name="ce34" office:value-type="string" calcext:value-type="string">
              <text:p><text:span text:style-name="T1525">crit</text:span></text:p>
            </table:table-cell>
            <table:table-cell table:style-name="ce36" office:value-type="string" calcext:value-type="string">
              <text:p><text:span text:style-name="T1526">0,65</text:span></text:p>
            </table:table-cell>
            <table:table-cell table:style-name="ce36" office:value-type="string" calcext:value-type="string">
              <text:p><text:span text:style-name="T1527">0,70</text:span></text:p>
            </table:table-cell>
            <table:table-cell table:style-name="ce36" office:value-type="string" calcext:value-type="string">
              <text:p><text:span text:style-name="T1528">0,75</text:span></text:p>
            </table:table-cell>
            <table:table-cell table:style-name="ce36" office:value-type="string" calcext:value-type="string">
              <text:p><text:span text:style-name="T1529">0,80</text:span></text:p>
            </table:table-cell>
            <table:table-cell table:style-name="ce36" office:value-type="string" calcext:value-type="string">
              <text:p><text:span text:style-name="T1530">0,85</text:span></text:p>
            </table:table-cell>
            <table:table-cell table:style-name="ce36" office:value-type="string" calcext:value-type="string">
              <text:p><text:span text:style-name="T1531">0,90</text:span></text:p>
            </table:table-cell>
            <table:table-cell table:number-columns-repeated="1024"/>
          </table:table-row>
          <table:table-row table:style-name="ro854">
            <table:table-cell table:style-name="ce34" office:value-type="string" calcext:value-type="string">
              <text:p><text:span text:style-name="T1532">bite</text:span></text:p>
            </table:table-cell>
            <table:table-cell table:style-name="ce35" table:formula="of:=VLOOKUP([.A14];[skills.A:skills.B];2;0)" office:value-type="string" calcext:value-type="string" office:string-value="Bite">
              <text:p>Bite</text:p>
            </table:table-cell>
            <table:table-cell table:style-name="ce34" office:value-type="string" calcext:value-type="string">
              <text:p><text:span text:style-name="T1533">damage</text:span></text:p>
            </table:table-cell>
            <table:table-cell table:style-name="ce37" office:value-type="float" calcext:value-type="float" office:value="1">
              <text:p>1</text:p>
            </table:table-cell>
            <table:table-cell table:style-name="ce37" office:value-type="float" calcext:value-type="float" office:value="20">
              <text:p>20</text:p>
            </table:table-cell>
            <table:table-cell table:style-name="ce37" office:value-type="float" calcext:value-type="float" office:value="25">
              <text:p>25</text:p>
            </table:table-cell>
            <table:table-cell table:style-name="ce37" office:value-type="float" calcext:value-type="float" office:value="30">
              <text:p>30</text:p>
            </table:table-cell>
            <table:table-cell table:style-name="ce37" office:value-type="float" calcext:value-type="float" office:value="35">
              <text:p>35</text:p>
            </table:table-cell>
            <table:table-cell table:style-name="ce37" office:value-type="float" calcext:value-type="float" office:value="40">
              <text:p>40</text:p>
            </table:table-cell>
            <table:table-cell table:number-columns-repeated="1024"/>
          </table:table-row>
          <table:table-row table:style-name="ro855">
            <table:table-cell table:style-name="ce34" office:value-type="string" calcext:value-type="string">
              <text:p><text:span text:style-name="T1534">bite</text:span></text:p>
            </table:table-cell>
            <table:table-cell table:style-name="ce35" table:formula="of:=VLOOKUP([.A15];[skills.A:skills.B];2;0)" office:value-type="string" calcext:value-type="string" office:string-value="Bite">
              <text:p>Bite</text:p>
            </table:table-cell>
            <table:table-cell table:style-name="ce34" office:value-type="string" calcext:value-type="string">
              <text:p><text:span text:style-name="T1535">levels</text:span></text:p>
            </table:table-cell>
            <table:table-cell table:style-name="ce36" office:value-type="float" calcext:value-type="float" office:value="1">
              <text:p>1</text:p>
            </table:table-cell>
            <table:table-cell table:style-name="ce36" office:value-type="float" calcext:value-type="float" office:value="2">
              <text:p>2</text:p>
            </table:table-cell>
            <table:table-cell table:style-name="ce36" office:value-type="float" calcext:value-type="float" office:value="3">
              <text:p>3</text:p>
            </table:table-cell>
            <table:table-cell table:style-name="ce36" office:value-type="float" calcext:value-type="float" office:value="4">
              <text:p>4</text:p>
            </table:table-cell>
            <table:table-cell table:style-name="ce36" office:value-type="float" calcext:value-type="float" office:value="5">
              <text:p>5</text:p>
            </table:table-cell>
            <table:table-cell table:style-name="ce36" office:value-type="float" calcext:value-type="float" office:value="6">
              <text:p>6</text:p>
            </table:table-cell>
            <table:table-cell table:number-columns-repeated="1024"/>
          </table:table-row>
          <table:table-row table:style-name="ro856">
            <table:table-cell table:style-name="ce34" office:value-type="string" calcext:value-type="string">
              <text:p><text:span text:style-name="T1536">cure light wounds</text:span></text:p>
            </table:table-cell>
            <table:table-cell table:style-name="ce35" table:formula="of:=VLOOKUP([.A16];[skills.A:skills.B];2;0)" office:value-type="string" calcext:value-type="string" office:string-value="Cure Light Wounds">
              <text:p>Cure Light Wounds</text:p>
            </table:table-cell>
            <table:table-cell table:style-name="ce34" office:value-type="string" calcext:value-type="string">
              <text:p><text:span text:style-name="T1537">cooldown</text:span></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table:style-name="ce34"/>
            <table:table-cell table:number-columns-repeated="1024"/>
          </table:table-row>
          <table:table-row table:style-name="ro857">
            <table:table-cell table:style-name="ce34" office:value-type="string" calcext:value-type="string">
              <text:p><text:span text:style-name="T1538">cure light wounds</text:span></text:p>
            </table:table-cell>
            <table:table-cell table:style-name="ce35" table:formula="of:=VLOOKUP([.A17];[skills.A:skills.B];2;0)" office:value-type="string" calcext:value-type="string" office:string-value="Cure Light Wounds">
              <text:p>Cure Light Wounds</text:p>
            </table:table-cell>
            <table:table-cell table:style-name="ce34" office:value-type="string" calcext:value-type="string">
              <text:p><text:span text:style-name="T1539">crit</text:span></text:p>
            </table:table-cell>
            <table:table-cell table:style-name="ce38" office:value-type="string" calcext:value-type="string">
              <text:p>0,20</text:p>
            </table:table-cell>
            <table:table-cell table:style-name="ce38" office:value-type="string" calcext:value-type="string">
              <text:p>0,30</text:p>
            </table:table-cell>
            <table:table-cell table:style-name="ce38" office:value-type="string" calcext:value-type="string">
              <text:p>0,40</text:p>
            </table:table-cell>
            <table:table-cell table:style-name="ce38" office:value-type="string" calcext:value-type="string">
              <text:p>0,50</text:p>
            </table:table-cell>
            <table:table-cell table:style-name="ce34"/>
            <table:table-cell table:number-columns-repeated="1024"/>
          </table:table-row>
          <table:table-row table:style-name="ro858">
            <table:table-cell table:style-name="ce34" office:value-type="string" calcext:value-type="string">
              <text:p><text:span text:style-name="T1540">cure light wounds</text:span></text:p>
            </table:table-cell>
            <table:table-cell table:style-name="ce35" table:formula="of:=VLOOKUP([.A18];[skills.A:skills.B];2;0)" office:value-type="string" calcext:value-type="string" office:string-value="Cure Light Wounds">
              <text:p>Cure Light Wounds</text:p>
            </table:table-cell>
            <table:table-cell office:value-type="string" calcext:value-type="string">
              <text:p><text:span text:style-name="T1541">damage</text:span></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20">
              <text:p>20</text:p>
            </table:table-cell>
            <table:table-cell office:value-type="float" calcext:value-type="float" office:value="30">
              <text:p>30</text:p>
            </table:table-cell>
            <table:table-cell table:number-columns-repeated="1024"/>
          </table:table-row>
          <table:table-row table:style-name="ro859">
            <table:table-cell table:style-name="ce34" office:value-type="string" calcext:value-type="string">
              <text:p><text:span text:style-name="T1542">cure light wounds</text:span></text:p>
            </table:table-cell>
            <table:table-cell table:style-name="ce35" table:formula="of:=VLOOKUP([.A19];[skills.A:skills.B];2;0)" office:value-type="string" calcext:value-type="string" office:string-value="Cure Light Wounds">
              <text:p>Cure Light Wounds</text:p>
            </table:table-cell>
            <table:table-cell table:style-name="ce34" office:value-type="string" calcext:value-type="string">
              <text:p><text:span text:style-name="T1543">levels</text:span></text:p>
            </table:table-cell>
            <table:table-cell table:style-name="ce36" office:value-type="float" calcext:value-type="float" office:value="1">
              <text:p>1</text:p>
            </table:table-cell>
            <table:table-cell table:style-name="ce36" office:value-type="float" calcext:value-type="float" office:value="2">
              <text:p>2</text:p>
            </table:table-cell>
            <table:table-cell table:style-name="ce36" office:value-type="float" calcext:value-type="float" office:value="3">
              <text:p>3</text:p>
            </table:table-cell>
            <table:table-cell table:style-name="ce36" office:value-type="float" calcext:value-type="float" office:value="4">
              <text:p>4</text:p>
            </table:table-cell>
            <table:table-cell table:style-name="ce34"/>
            <table:table-cell table:number-columns-repeated="1024"/>
          </table:table-row>
          <table:table-row table:style-name="ro860">
            <table:table-cell table:style-name="ce34" office:value-type="string" calcext:value-type="string">
              <text:p><text:span text:style-name="T1544">cure light wounds</text:span></text:p>
            </table:table-cell>
            <table:table-cell table:style-name="ce35" table:formula="of:=VLOOKUP([.A20];[skills.A:skills.B];2;0)" office:value-type="string" calcext:value-type="string" office:string-value="Cure Light Wounds">
              <text:p>Cure Light Wounds</text:p>
            </table:table-cell>
            <table:table-cell table:style-name="ce34" office:value-type="string" calcext:value-type="string">
              <text:p><text:span text:style-name="T1545">mp_cost</text:span></text:p>
            </table:table-cell>
            <table:table-cell table:style-name="ce36" office:value-type="float" calcext:value-type="float" office:value="2">
              <text:p>2</text:p>
            </table:table-cell>
            <table:table-cell table:style-name="ce36" office:value-type="float" calcext:value-type="float" office:value="4">
              <text:p>4</text:p>
            </table:table-cell>
            <table:table-cell table:style-name="ce36" office:value-type="float" calcext:value-type="float" office:value="6">
              <text:p>6</text:p>
            </table:table-cell>
            <table:table-cell table:style-name="ce36" office:value-type="float" calcext:value-type="float" office:value="8">
              <text:p>8</text:p>
            </table:table-cell>
            <table:table-cell table:style-name="ce34"/>
            <table:table-cell table:number-columns-repeated="1024"/>
          </table:table-row>
          <table:table-row table:style-name="ro861">
            <table:table-cell table:style-name="ce34" office:value-type="string" calcext:value-type="string">
              <text:p><text:span text:style-name="T1546">double whack</text:span></text:p>
            </table:table-cell>
            <table:table-cell table:style-name="ce35" table:formula="of:=VLOOKUP([.A21];[skills.A:skills.B];2;0)" office:value-type="string" calcext:value-type="string" office:string-value="Double Whack">
              <text:p>Double Whack</text:p>
            </table:table-cell>
            <table:table-cell table:style-name="ce34" office:value-type="string" calcext:value-type="string">
              <text:p><text:span text:style-name="T1547">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62">
            <table:table-cell table:style-name="ce34" office:value-type="string" calcext:value-type="string">
              <text:p><text:span text:style-name="T1548">double whack</text:span></text:p>
            </table:table-cell>
            <table:table-cell table:style-name="ce35" table:formula="of:=VLOOKUP([.A22];[skills.A:skills.B];2;0)" office:value-type="string" calcext:value-type="string" office:string-value="Double Whack">
              <text:p>Double Whack</text:p>
            </table:table-cell>
            <table:table-cell table:style-name="ce34" office:value-type="string" calcext:value-type="string">
              <text:p><text:span text:style-name="T1549">crit</text:span></text:p>
            </table:table-cell>
            <table:table-cell table:style-name="ce36" office:value-type="string" calcext:value-type="string">
              <text:p><text:span text:style-name="T1550">0,70</text:span></text:p>
            </table:table-cell>
            <table:table-cell table:style-name="ce36" office:value-type="string" calcext:value-type="string">
              <text:p><text:span text:style-name="T1551">0,75</text:span></text:p>
            </table:table-cell>
            <table:table-cell table:style-name="ce36" office:value-type="string" calcext:value-type="string">
              <text:p><text:span text:style-name="T1552">0,80</text:span></text:p>
            </table:table-cell>
            <table:table-cell table:style-name="ce36" office:value-type="string" calcext:value-type="string">
              <text:p><text:span text:style-name="T1553">0,80</text:span></text:p>
            </table:table-cell>
            <table:table-cell table:style-name="ce36" office:value-type="string" calcext:value-type="string">
              <text:p><text:span text:style-name="T1554">0,85</text:span></text:p>
            </table:table-cell>
            <table:table-cell table:style-name="ce36" office:value-type="string" calcext:value-type="string">
              <text:p><text:span text:style-name="T1555">0,90</text:span></text:p>
            </table:table-cell>
            <table:table-cell table:number-columns-repeated="1024"/>
          </table:table-row>
          <table:table-row table:style-name="ro863">
            <table:table-cell table:style-name="ce34" office:value-type="string" calcext:value-type="string">
              <text:p><text:span text:style-name="T1556">double whack</text:span></text:p>
            </table:table-cell>
            <table:table-cell table:style-name="ce35" table:formula="of:=VLOOKUP([.A23];[skills.A:skills.B];2;0)" office:value-type="string" calcext:value-type="string" office:string-value="Double Whack">
              <text:p>Double Whack</text:p>
            </table:table-cell>
            <table:table-cell table:style-name="ce34" office:value-type="string" calcext:value-type="string">
              <text:p><text:span text:style-name="T1557">damage</text:span></text:p>
            </table:table-cell>
            <table:table-cell table:style-name="ce36" office:value-type="float" calcext:value-type="float" office:value="10">
              <text:p>10</text:p>
            </table:table-cell>
            <table:table-cell table:style-name="ce36" office:value-type="float" calcext:value-type="float" office:value="11">
              <text:p>11</text:p>
            </table:table-cell>
            <table:table-cell table:style-name="ce36" office:value-type="float" calcext:value-type="float" office:value="12">
              <text:p>12</text:p>
            </table:table-cell>
            <table:table-cell table:style-name="ce36" office:value-type="float" calcext:value-type="float" office:value="13">
              <text:p>13</text:p>
            </table:table-cell>
            <table:table-cell table:style-name="ce36" office:value-type="float" calcext:value-type="float" office:value="14">
              <text:p>14</text:p>
            </table:table-cell>
            <table:table-cell table:style-name="ce36" office:value-type="float" calcext:value-type="float" office:value="15">
              <text:p>15</text:p>
            </table:table-cell>
            <table:table-cell table:number-columns-repeated="1024"/>
          </table:table-row>
          <table:table-row table:style-name="ro864">
            <table:table-cell table:style-name="ce34" office:value-type="string" calcext:value-type="string">
              <text:p><text:span text:style-name="T1558">double whack</text:span></text:p>
            </table:table-cell>
            <table:table-cell table:style-name="ce35" table:formula="of:=VLOOKUP([.A24];[skills.A:skills.B];2;0)" office:value-type="string" calcext:value-type="string" office:string-value="Double Whack">
              <text:p>Double Whack</text:p>
            </table:table-cell>
            <table:table-cell table:style-name="ce34" office:value-type="string" calcext:value-type="string">
              <text:p><text:span text:style-name="T1559">levels</text:span></text:p>
            </table:table-cell>
            <table:table-cell table:style-name="ce36" office:value-type="float" calcext:value-type="float" office:value="1">
              <text:p>1</text:p>
            </table:table-cell>
            <table:table-cell table:style-name="ce36" office:value-type="float" calcext:value-type="float" office:value="2">
              <text:p>2</text:p>
            </table:table-cell>
            <table:table-cell table:style-name="ce36" office:value-type="float" calcext:value-type="float" office:value="3">
              <text:p>3</text:p>
            </table:table-cell>
            <table:table-cell table:style-name="ce36" office:value-type="float" calcext:value-type="float" office:value="4">
              <text:p>4</text:p>
            </table:table-cell>
            <table:table-cell table:style-name="ce36" office:value-type="float" calcext:value-type="float" office:value="5">
              <text:p>5</text:p>
            </table:table-cell>
            <table:table-cell table:style-name="ce36" office:value-type="float" calcext:value-type="float" office:value="6">
              <text:p>6</text:p>
            </table:table-cell>
            <table:table-cell table:number-columns-repeated="1024"/>
          </table:table-row>
          <table:table-row table:style-name="ro865">
            <table:table-cell table:style-name="ce34" office:value-type="string" calcext:value-type="string">
              <text:p><text:span text:style-name="T1560">double whack</text:span></text:p>
            </table:table-cell>
            <table:table-cell table:style-name="ce35" table:formula="of:=VLOOKUP([.A25];[skills.A:skills.B];2;0)" office:value-type="string" calcext:value-type="string" office:string-value="Double Whack">
              <text:p>Double Whack</text:p>
            </table:table-cell>
            <table:table-cell table:style-name="ce34" office:value-type="string" calcext:value-type="string">
              <text:p><text:span text:style-name="T1561">mp_cost</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5">
              <text:p>15</text:p>
            </table:table-cell>
            <table:table-cell table:number-columns-repeated="1024"/>
          </table:table-row>
          <table:table-row table:style-name="ro866">
            <table:table-cell table:style-name="ce34" office:value-type="string" calcext:value-type="string">
              <text:p><text:span text:style-name="T1562">enrage</text:span></text:p>
            </table:table-cell>
            <table:table-cell table:style-name="ce35" table:formula="of:=VLOOKUP([.A26];[skills.A:skills.B];2;0)" office:value-type="string" calcext:value-type="string" office:string-value="Enrage">
              <text:p>Enrage</text:p>
            </table:table-cell>
            <table:table-cell table:style-name="ce34" office:value-type="string" calcext:value-type="string">
              <text:p><text:span text:style-name="T1563">bonus</text:span></text:p>
            </table:table-cell>
            <table:table-cell table:style-name="ce36" office:value-type="float" calcext:value-type="float" office:value="0.5">
              <text:p>0.5</text:p>
            </table:table-cell>
            <table:table-cell table:style-name="ce36" office:value-type="string" calcext:value-type="string">
              <text:p>0,6</text:p>
            </table:table-cell>
            <table:table-cell table:style-name="ce36" office:value-type="string" calcext:value-type="string">
              <text:p>0,7</text:p>
            </table:table-cell>
            <table:table-cell table:style-name="ce36" office:value-type="string" calcext:value-type="string">
              <text:p>0,8</text:p>
            </table:table-cell>
            <table:table-cell table:style-name="ce39" office:value-type="string" calcext:value-type="string">
              <text:p>0,9</text:p>
            </table:table-cell>
            <table:table-cell office:value-type="float" calcext:value-type="float" office:value="1">
              <text:p>1</text:p>
            </table:table-cell>
            <table:table-cell table:number-columns-repeated="1024"/>
          </table:table-row>
          <table:table-row table:style-name="ro867">
            <table:table-cell table:style-name="ce34" office:value-type="string" calcext:value-type="string">
              <text:p><text:span text:style-name="T1564">enrage</text:span></text:p>
            </table:table-cell>
            <table:table-cell table:style-name="ce35" table:formula="of:=VLOOKUP([.A27];[skills.A:skills.B];2;0)" office:value-type="string" calcext:value-type="string" office:string-value="Enrage">
              <text:p>Enrage</text:p>
            </table:table-cell>
            <table:table-cell table:style-name="ce34" office:value-type="string" calcext:value-type="string">
              <text:p><text:span text:style-name="T1565">cooldown</text:span></text:p>
            </table:table-cell>
            <table:table-cell office:value-type="float" calcext:value-type="float" office:value="7">
              <text:p>7</text:p>
            </table:table-cell>
            <table:table-cell office:value-type="float" calcext:value-type="float" office:value="7">
              <text:p>7</text:p>
            </table:table-cell>
            <table:table-cell office:value-type="float" calcext:value-type="float" office:value="9">
              <text:p>9</text:p>
            </table:table-cell>
            <table:table-cell office:value-type="float" calcext:value-type="float" office:value="9">
              <text:p>9</text:p>
            </table:table-cell>
            <table:table-cell office:value-type="float" calcext:value-type="float" office:value="11">
              <text:p>11</text:p>
            </table:table-cell>
            <table:table-cell office:value-type="float" calcext:value-type="float" office:value="11">
              <text:p>11</text:p>
            </table:table-cell>
            <table:table-cell table:number-columns-repeated="1024"/>
          </table:table-row>
          <table:table-row table:style-name="ro868">
            <table:table-cell table:style-name="ce34" office:value-type="string" calcext:value-type="string">
              <text:p><text:span text:style-name="T1566">enrage</text:span></text:p>
            </table:table-cell>
            <table:table-cell table:style-name="ce35" table:formula="of:=VLOOKUP([.A28];[skills.A:skills.B];2;0)" office:value-type="string" calcext:value-type="string" office:string-value="Enrage">
              <text:p>Enrage</text:p>
            </table:table-cell>
            <table:table-cell table:style-name="ce34" office:value-type="string" calcext:value-type="string">
              <text:p><text:span text:style-name="T1567">duration</text:span></text:p>
            </table:table-cell>
            <table:table-cell table:style-name="ce37" office:value-type="float" calcext:value-type="float" office:value="8">
              <text:p>8</text:p>
            </table:table-cell>
            <table:table-cell table:style-name="ce37" office:value-type="float" calcext:value-type="float" office:value="8">
              <text:p>8</text:p>
            </table:table-cell>
            <table:table-cell table:style-name="ce37" office:value-type="float" calcext:value-type="float" office:value="10">
              <text:p>10</text:p>
            </table:table-cell>
            <table:table-cell table:style-name="ce37" office:value-type="float" calcext:value-type="float" office:value="10">
              <text:p>10</text:p>
            </table:table-cell>
            <table:table-cell table:style-name="ce37" office:value-type="float" calcext:value-type="float" office:value="12">
              <text:p>12</text:p>
            </table:table-cell>
            <table:table-cell table:style-name="ce37" office:value-type="float" calcext:value-type="float" office:value="12">
              <text:p>12</text:p>
            </table:table-cell>
            <table:table-cell table:number-columns-repeated="1024"/>
          </table:table-row>
          <table:table-row table:style-name="ro869">
            <table:table-cell table:style-name="ce34" office:value-type="string" calcext:value-type="string">
              <text:p><text:span text:style-name="T1568">enrage</text:span></text:p>
            </table:table-cell>
            <table:table-cell table:style-name="ce35" table:formula="of:=VLOOKUP([.A29];[skills.A:skills.B];2;0)" office:value-type="string" calcext:value-type="string" office:string-value="Enrage">
              <text:p>Enrage</text:p>
            </table:table-cell>
            <table:table-cell table:style-name="ce34" office:value-type="string" calcext:value-type="string">
              <text:p><text:span text:style-name="T1569">hp_cost</text:span></text:p>
            </table:table-cell>
            <table:table-cell table:style-name="ce36" office:value-type="float" calcext:value-type="float" office:value="2">
              <text:p>2</text:p>
            </table:table-cell>
            <table:table-cell table:style-name="ce36" office:value-type="float" calcext:value-type="float" office:value="4">
              <text:p>4</text:p>
            </table:table-cell>
            <table:table-cell table:style-name="ce36" office:value-type="float" calcext:value-type="float" office:value="8">
              <text:p>8</text:p>
            </table:table-cell>
            <table:table-cell table:style-name="ce36" office:value-type="float" calcext:value-type="float" office:value="16">
              <text:p>16</text:p>
            </table:table-cell>
            <table:table-cell table:style-name="ce36" office:value-type="float" calcext:value-type="float" office:value="32">
              <text:p>32</text:p>
            </table:table-cell>
            <table:table-cell table:style-name="ce36" office:value-type="float" calcext:value-type="float" office:value="64">
              <text:p>64</text:p>
            </table:table-cell>
            <table:table-cell table:number-columns-repeated="1024"/>
          </table:table-row>
          <table:table-row table:style-name="ro870">
            <table:table-cell table:style-name="ce34" office:value-type="string" calcext:value-type="string">
              <text:p><text:span text:style-name="T1570">enrage</text:span></text:p>
            </table:table-cell>
            <table:table-cell table:style-name="ce35" table:formula="of:=VLOOKUP([.A30];[skills.A:skills.B];2;0)" office:value-type="string" calcext:value-type="string" office:string-value="Enrage">
              <text:p>Enrage</text:p>
            </table:table-cell>
            <table:table-cell table:style-name="ce34" office:value-type="string" calcext:value-type="string">
              <text:p><text:span text:style-name="T1571">levels</text:span></text:p>
            </table:table-cell>
            <table:table-cell table:style-name="ce36" office:value-type="float" calcext:value-type="float" office:value="1">
              <text:p>1</text:p>
            </table:table-cell>
            <table:table-cell table:style-name="ce36" office:value-type="float" calcext:value-type="float" office:value="2">
              <text:p>2</text:p>
            </table:table-cell>
            <table:table-cell table:style-name="ce36" office:value-type="float" calcext:value-type="float" office:value="3">
              <text:p>3</text:p>
            </table:table-cell>
            <table:table-cell table:style-name="ce36" office:value-type="float" calcext:value-type="float" office:value="4">
              <text:p>4</text:p>
            </table:table-cell>
            <table:table-cell table:style-name="ce36" office:value-type="float" calcext:value-type="float" office:value="5">
              <text:p>5</text:p>
            </table:table-cell>
            <table:table-cell table:style-name="ce36" office:value-type="float" calcext:value-type="float" office:value="6">
              <text:p>6</text:p>
            </table:table-cell>
            <table:table-cell table:number-columns-repeated="1024"/>
          </table:table-row>
          <table:table-row table:style-name="ro871">
            <table:table-cell table:style-name="ce34" office:value-type="string" calcext:value-type="string">
              <text:p><text:span text:style-name="T1572">ethereal</text:span></text:p>
            </table:table-cell>
            <table:table-cell table:style-name="ce35" table:formula="of:=VLOOKUP([.A31];[skills.A:skills.B];2;0)" office:value-type="string" calcext:value-type="string" office:string-value="Become Ethereal">
              <text:p>Become Ethereal</text:p>
            </table:table-cell>
            <table:table-cell table:style-name="ce34" office:value-type="string" calcext:value-type="string">
              <text:p><text:span text:style-name="T1573">bonus</text:span></text:p>
            </table:table-cell>
            <table:table-cell table:style-name="ce36" office:value-type="string" calcext:value-type="string">
              <text:p><text:span text:style-name="T1574">3,00</text:span></text:p>
            </table:table-cell>
            <table:table-cell table:style-name="ce36" office:value-type="string" calcext:value-type="string">
              <text:p><text:span text:style-name="T1575">2,50</text:span></text:p>
            </table:table-cell>
            <table:table-cell table:style-name="ce36" office:value-type="float" calcext:value-type="float" office:value="2">
              <text:p>2</text:p>
            </table:table-cell>
            <table:table-cell table:style-name="ce36" office:value-type="string" calcext:value-type="string">
              <text:p><text:span text:style-name="T1576">1,50</text:span></text:p>
            </table:table-cell>
            <table:table-cell table:style-name="ce40"/>
            <table:table-cell table:number-columns-repeated="1024"/>
          </table:table-row>
          <table:table-row table:style-name="ro872">
            <table:table-cell table:style-name="ce34" office:value-type="string" calcext:value-type="string">
              <text:p><text:span text:style-name="T1577">ethereal</text:span></text:p>
            </table:table-cell>
            <table:table-cell table:style-name="ce35" table:formula="of:=VLOOKUP([.A32];[skills.A:skills.B];2;0)" office:value-type="string" calcext:value-type="string" office:string-value="Become Ethereal">
              <text:p>Become Ethereal</text:p>
            </table:table-cell>
            <table:table-cell table:style-name="ce34" office:value-type="string" calcext:value-type="string">
              <text:p><text:span text:style-name="T1578">cooldown</text:span></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5">
              <text:p>5</text:p>
            </table:table-cell>
            <table:table-cell table:style-name="ce36" office:value-type="float" calcext:value-type="float" office:value="6">
              <text:p>6</text:p>
            </table:table-cell>
            <table:table-cell table:style-name="ce34"/>
            <table:table-cell table:number-columns-repeated="1024"/>
          </table:table-row>
          <table:table-row table:style-name="ro873">
            <table:table-cell table:style-name="ce34" office:value-type="string" calcext:value-type="string">
              <text:p><text:span text:style-name="T1579">ethereal</text:span></text:p>
            </table:table-cell>
            <table:table-cell table:style-name="ce35" table:formula="of:=VLOOKUP([.A33];[skills.A:skills.B];2;0)" office:value-type="string" calcext:value-type="string" office:string-value="Become Ethereal">
              <text:p>Become Ethereal</text:p>
            </table:table-cell>
            <table:table-cell table:style-name="ce34" office:value-type="string" calcext:value-type="string">
              <text:p><text:span text:style-name="T1580">duration</text:span></text:p>
            </table:table-cell>
            <table:table-cell table:style-name="ce36" office:value-type="float" calcext:value-type="float" office:value="4">
              <text:p>4</text:p>
            </table:table-cell>
            <table:table-cell table:style-name="ce36" office:value-type="float" calcext:value-type="float" office:value="5">
              <text:p>5</text:p>
            </table:table-cell>
            <table:table-cell table:style-name="ce36" office:value-type="float" calcext:value-type="float" office:value="6">
              <text:p>6</text:p>
            </table:table-cell>
            <table:table-cell table:style-name="ce36" office:value-type="float" calcext:value-type="float" office:value="7">
              <text:p>7</text:p>
            </table:table-cell>
            <table:table-cell table:style-name="ce34"/>
            <table:table-cell table:number-columns-repeated="1024"/>
          </table:table-row>
          <table:table-row table:style-name="ro874">
            <table:table-cell table:style-name="ce34" office:value-type="string" calcext:value-type="string">
              <text:p><text:span text:style-name="T1581">ethereal</text:span></text:p>
            </table:table-cell>
            <table:table-cell table:style-name="ce35" table:formula="of:=VLOOKUP([.A34];[skills.A:skills.B];2;0)" office:value-type="string" calcext:value-type="string" office:string-value="Become Ethereal">
              <text:p>Become Ethereal</text:p>
            </table:table-cell>
            <table:table-cell table:style-name="ce34" office:value-type="string" calcext:value-type="string">
              <text:p><text:span text:style-name="T1582">levels</text:span></text:p>
            </table:table-cell>
            <table:table-cell table:style-name="ce36" office:value-type="float" calcext:value-type="float" office:value="1">
              <text:p>1</text:p>
            </table:table-cell>
            <table:table-cell table:style-name="ce36" office:value-type="float" calcext:value-type="float" office:value="2">
              <text:p>2</text:p>
            </table:table-cell>
            <table:table-cell table:style-name="ce36" office:value-type="float" calcext:value-type="float" office:value="3">
              <text:p>3</text:p>
            </table:table-cell>
            <table:table-cell table:style-name="ce36" office:value-type="float" calcext:value-type="float" office:value="4">
              <text:p>4</text:p>
            </table:table-cell>
            <table:table-cell table:style-name="ce36"/>
            <table:table-cell table:number-columns-repeated="1024"/>
          </table:table-row>
          <table:table-row table:style-name="ro875">
            <table:table-cell table:style-name="ce34" office:value-type="string" calcext:value-type="string">
              <text:p><text:span text:style-name="T1583">ethereal</text:span></text:p>
            </table:table-cell>
            <table:table-cell table:style-name="ce35" table:formula="of:=VLOOKUP([.A35];[skills.A:skills.B];2;0)" office:value-type="string" calcext:value-type="string" office:string-value="Become Ethereal">
              <text:p>Become Ethereal</text:p>
            </table:table-cell>
            <table:table-cell table:style-name="ce34" office:value-type="string" calcext:value-type="string">
              <text:p><text:span text:style-name="T1584">mp_cost</text:span></text:p>
            </table:table-cell>
            <table:table-cell office:value-type="float" calcext:value-type="float" office:value="0">
              <text:p>0</text:p>
            </table:table-cell>
            <table:table-cell office:value-type="float" calcext:value-type="float" office:value="0">
              <text:p>0</text:p>
            </table:table-cell>
            <table:table-cell table:style-name="ce36" office:value-type="float" calcext:value-type="float" office:value="5">
              <text:p>5</text:p>
            </table:table-cell>
            <table:table-cell table:style-name="ce36" office:value-type="float" calcext:value-type="float" office:value="10">
              <text:p>10</text:p>
            </table:table-cell>
            <table:table-cell table:style-name="ce34"/>
            <table:table-cell table:number-columns-repeated="1024"/>
          </table:table-row>
          <table:table-row table:style-name="ro876">
            <table:table-cell table:style-name="ce34" office:value-type="string" calcext:value-type="string">
              <text:p><text:span text:style-name="T1585">fast strike</text:span></text:p>
            </table:table-cell>
            <table:table-cell table:style-name="ce35" table:formula="of:=VLOOKUP([.A36];[skills.A:skills.B];2;0)" office:value-type="string" calcext:value-type="string" office:string-value="Fast Strike">
              <text:p>Fast Strike</text:p>
            </table:table-cell>
            <table:table-cell table:style-name="ce34" office:value-type="string" calcext:value-type="string">
              <text:p><text:span text:style-name="T1586">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style-name="ce36" office:value-type="float" calcext:value-type="float" office:value="1">
              <text:p>1</text:p>
            </table:table-cell>
            <table:table-cell table:number-columns-repeated="1024"/>
          </table:table-row>
          <table:table-row table:style-name="ro877">
            <table:table-cell table:style-name="ce34" office:value-type="string" calcext:value-type="string">
              <text:p><text:span text:style-name="T1587">fast strike</text:span></text:p>
            </table:table-cell>
            <table:table-cell table:style-name="ce35" table:formula="of:=VLOOKUP([.A37];[skills.A:skills.B];2;0)" office:value-type="string" calcext:value-type="string" office:string-value="Fast Strike">
              <text:p>Fast Strike</text:p>
            </table:table-cell>
            <table:table-cell table:style-name="ce34" office:value-type="string" calcext:value-type="string">
              <text:p><text:span text:style-name="T1588">crit</text:span></text:p>
            </table:table-cell>
            <table:table-cell table:style-name="ce36" office:value-type="string" calcext:value-type="string">
              <text:p><text:span text:style-name="T1589">0,80</text:span></text:p>
            </table:table-cell>
            <table:table-cell table:style-name="ce36" office:value-type="string" calcext:value-type="string">
              <text:p><text:span text:style-name="T1590">0,80</text:span></text:p>
            </table:table-cell>
            <table:table-cell table:style-name="ce36" office:value-type="string" calcext:value-type="string">
              <text:p><text:span text:style-name="T1591">0,85</text:span></text:p>
            </table:table-cell>
            <table:table-cell table:style-name="ce36" office:value-type="string" calcext:value-type="string">
              <text:p><text:span text:style-name="T1592">0,85</text:span></text:p>
            </table:table-cell>
            <table:table-cell table:style-name="ce36" office:value-type="string" calcext:value-type="string">
              <text:p><text:span text:style-name="T1593">0,90</text:span></text:p>
            </table:table-cell>
            <table:table-cell table:style-name="ce36" office:value-type="string" calcext:value-type="string">
              <text:p><text:span text:style-name="T1594">0,95</text:span></text:p>
            </table:table-cell>
            <table:table-cell table:number-columns-repeated="1024"/>
          </table:table-row>
          <table:table-row table:style-name="ro878">
            <table:table-cell table:style-name="ce34" office:value-type="string" calcext:value-type="string">
              <text:p><text:span text:style-name="T1595">fast strike</text:span></text:p>
            </table:table-cell>
            <table:table-cell table:style-name="ce35" table:formula="of:=VLOOKUP([.A38];[skills.A:skills.B];2;0)" office:value-type="string" calcext:value-type="string" office:string-value="Fast Strike">
              <text:p>Fast Strike</text:p>
            </table:table-cell>
            <table:table-cell table:style-name="ce34" office:value-type="string" calcext:value-type="string">
              <text:p><text:span text:style-name="T1596">damage</text:span></text:p>
            </table:table-cell>
            <table:table-cell table:style-name="ce37" office:value-type="float" calcext:value-type="float" office:value="10">
              <text:p>10</text:p>
            </table:table-cell>
            <table:table-cell table:style-name="ce37" office:value-type="float" calcext:value-type="float" office:value="11">
              <text:p>11</text:p>
            </table:table-cell>
            <table:table-cell table:style-name="ce37" office:value-type="float" calcext:value-type="float" office:value="12">
              <text:p>12</text:p>
            </table:table-cell>
            <table:table-cell table:style-name="ce37" office:value-type="float" calcext:value-type="float" office:value="13">
              <text:p>13</text:p>
            </table:table-cell>
            <table:table-cell table:style-name="ce37" office:value-type="float" calcext:value-type="float" office:value="14">
              <text:p>14</text:p>
            </table:table-cell>
            <table:table-cell table:style-name="ce37" office:value-type="float" calcext:value-type="float" office:value="15">
              <text:p>15</text:p>
            </table:table-cell>
            <table:table-cell table:number-columns-repeated="1024"/>
          </table:table-row>
          <table:table-row table:style-name="ro879">
            <table:table-cell table:style-name="ce34" office:value-type="string" calcext:value-type="string">
              <text:p><text:span text:style-name="T1597">fast strike</text:span></text:p>
            </table:table-cell>
            <table:table-cell table:style-name="ce35" table:formula="of:=VLOOKUP([.A39];[skills.A:skills.B];2;0)" office:value-type="string" calcext:value-type="string" office:string-value="Fast Strike">
              <text:p>Fast Strike</text:p>
            </table:table-cell>
            <table:table-cell table:style-name="ce34" office:value-type="string" calcext:value-type="string">
              <text:p><text:span text:style-name="T1598">levels</text:span></text:p>
            </table:table-cell>
            <table:table-cell table:style-name="ce36" office:value-type="float" calcext:value-type="float" office:value="1">
              <text:p>1</text:p>
            </table:table-cell>
            <table:table-cell table:style-name="ce36" office:value-type="float" calcext:value-type="float" office:value="2">
              <text:p>2</text:p>
            </table:table-cell>
            <table:table-cell table:style-name="ce36" office:value-type="float" calcext:value-type="float" office:value="3">
              <text:p>3</text:p>
            </table:table-cell>
            <table:table-cell table:style-name="ce36" office:value-type="float" calcext:value-type="float" office:value="4">
              <text:p>4</text:p>
            </table:table-cell>
            <table:table-cell table:style-name="ce36" office:value-type="float" calcext:value-type="float" office:value="5">
              <text:p>5</text:p>
            </table:table-cell>
            <table:table-cell table:style-name="ce36" office:value-type="float" calcext:value-type="float" office:value="6">
              <text:p>6</text:p>
            </table:table-cell>
            <table:table-cell table:number-columns-repeated="1024"/>
          </table:table-row>
          <table:table-row table:style-name="ro880">
            <table:table-cell table:style-name="ce34" office:value-type="string" calcext:value-type="string">
              <text:p><text:span text:style-name="T1599">heavy hit</text:span></text:p>
            </table:table-cell>
            <table:table-cell table:style-name="ce35" table:formula="of:=VLOOKUP([.A40];[skills.A:skills.B];2;0)" office:value-type="string" calcext:value-type="string" office:string-value="Heavy Hit">
              <text:p>Heavy Hit</text:p>
            </table:table-cell>
            <table:table-cell table:style-name="ce34" office:value-type="string" calcext:value-type="string">
              <text:p><text:span text:style-name="T1600">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style-name="ce36" office:value-type="float" calcext:value-type="float" office:value="1">
              <text:p>1</text:p>
            </table:table-cell>
            <table:table-cell table:number-columns-repeated="1024"/>
          </table:table-row>
          <table:table-row table:style-name="ro881">
            <table:table-cell table:style-name="ce34" office:value-type="string" calcext:value-type="string">
              <text:p><text:span text:style-name="T1601">heavy hit</text:span></text:p>
            </table:table-cell>
            <table:table-cell table:style-name="ce35" table:formula="of:=VLOOKUP([.A41];[skills.A:skills.B];2;0)" office:value-type="string" calcext:value-type="string" office:string-value="Heavy Hit">
              <text:p>Heavy Hit</text:p>
            </table:table-cell>
            <table:table-cell table:style-name="ce34" office:value-type="string" calcext:value-type="string">
              <text:p><text:span text:style-name="T1602">crit</text:span></text:p>
            </table:table-cell>
            <table:table-cell table:style-name="ce36" office:value-type="string" calcext:value-type="string">
              <text:p><text:span text:style-name="T1603">0,80</text:span></text:p>
            </table:table-cell>
            <table:table-cell table:style-name="ce36" office:value-type="string" calcext:value-type="string">
              <text:p><text:span text:style-name="T1604">0,80</text:span></text:p>
            </table:table-cell>
            <table:table-cell table:style-name="ce36" office:value-type="string" calcext:value-type="string">
              <text:p><text:span text:style-name="T1605">0,85</text:span></text:p>
            </table:table-cell>
            <table:table-cell table:style-name="ce36" office:value-type="string" calcext:value-type="string">
              <text:p><text:span text:style-name="T1606">0,85</text:span></text:p>
            </table:table-cell>
            <table:table-cell table:style-name="ce36" office:value-type="string" calcext:value-type="string">
              <text:p><text:span text:style-name="T1607">0,90</text:span></text:p>
            </table:table-cell>
            <table:table-cell table:style-name="ce36" office:value-type="string" calcext:value-type="string">
              <text:p><text:span text:style-name="T1608">0,95</text:span></text:p>
            </table:table-cell>
            <table:table-cell table:number-columns-repeated="1024"/>
          </table:table-row>
          <table:table-row table:style-name="ro882">
            <table:table-cell table:style-name="ce34" office:value-type="string" calcext:value-type="string">
              <text:p><text:span text:style-name="T1609">heavy hit</text:span></text:p>
            </table:table-cell>
            <table:table-cell table:style-name="ce35" table:formula="of:=VLOOKUP([.A42];[skills.A:skills.B];2;0)" office:value-type="string" calcext:value-type="string" office:string-value="Heavy Hit">
              <text:p>Heavy Hit</text:p>
            </table:table-cell>
            <table:table-cell table:style-name="ce34" office:value-type="string" calcext:value-type="string">
              <text:p><text:span text:style-name="T1610">damage</text:span></text:p>
            </table:table-cell>
            <table:table-cell table:style-name="ce37" office:value-type="float" calcext:value-type="float" office:value="10">
              <text:p>10</text:p>
            </table:table-cell>
            <table:table-cell table:style-name="ce37" office:value-type="float" calcext:value-type="float" office:value="11">
              <text:p>11</text:p>
            </table:table-cell>
            <table:table-cell table:style-name="ce37" office:value-type="float" calcext:value-type="float" office:value="12">
              <text:p>12</text:p>
            </table:table-cell>
            <table:table-cell table:style-name="ce37" office:value-type="float" calcext:value-type="float" office:value="13">
              <text:p>13</text:p>
            </table:table-cell>
            <table:table-cell table:style-name="ce37" office:value-type="float" calcext:value-type="float" office:value="14">
              <text:p>14</text:p>
            </table:table-cell>
            <table:table-cell table:style-name="ce37" office:value-type="float" calcext:value-type="float" office:value="15">
              <text:p>15</text:p>
            </table:table-cell>
            <table:table-cell table:number-columns-repeated="1024"/>
          </table:table-row>
          <table:table-row table:style-name="ro883">
            <table:table-cell table:style-name="ce34" office:value-type="string" calcext:value-type="string">
              <text:p><text:span text:style-name="T1611">heavy hit</text:span></text:p>
            </table:table-cell>
            <table:table-cell table:style-name="ce35" table:formula="of:=VLOOKUP([.A43];[skills.A:skills.B];2;0)" office:value-type="string" calcext:value-type="string" office:string-value="Heavy Hit">
              <text:p>Heavy Hit</text:p>
            </table:table-cell>
            <table:table-cell table:style-name="ce34" office:value-type="string" calcext:value-type="string">
              <text:p><text:span text:style-name="T1612">levels</text:span></text:p>
            </table:table-cell>
            <table:table-cell table:style-name="ce36" office:value-type="float" calcext:value-type="float" office:value="1">
              <text:p>1</text:p>
            </table:table-cell>
            <table:table-cell table:style-name="ce36" office:value-type="float" calcext:value-type="float" office:value="2">
              <text:p>2</text:p>
            </table:table-cell>
            <table:table-cell table:style-name="ce36" office:value-type="float" calcext:value-type="float" office:value="3">
              <text:p>3</text:p>
            </table:table-cell>
            <table:table-cell table:style-name="ce36" office:value-type="float" calcext:value-type="float" office:value="4">
              <text:p>4</text:p>
            </table:table-cell>
            <table:table-cell table:style-name="ce36" office:value-type="float" calcext:value-type="float" office:value="5">
              <text:p>5</text:p>
            </table:table-cell>
            <table:table-cell table:style-name="ce36" office:value-type="float" calcext:value-type="float" office:value="6">
              <text:p>6</text:p>
            </table:table-cell>
            <table:table-cell table:number-columns-repeated="1024"/>
          </table:table-row>
          <table:table-row table:style-name="ro884">
            <table:table-cell table:style-name="ce34" office:value-type="string" calcext:value-type="string">
              <text:p><text:span text:style-name="T1613">holy arrow</text:span></text:p>
            </table:table-cell>
            <table:table-cell table:style-name="ce35" table:formula="of:=VLOOKUP([.A44];[skills.A:skills.B];2;0)" office:value-type="string" calcext:value-type="string" office:string-value="Holy Arrow">
              <text:p>Holy Arrow</text:p>
            </table:table-cell>
            <table:table-cell table:style-name="ce34" office:value-type="string" calcext:value-type="string">
              <text:p><text:span text:style-name="T1614">cooldown</text:span></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style-name="ce36" office:value-type="float" calcext:value-type="float" office:value="2">
              <text:p>2</text:p>
            </table:table-cell>
            <table:table-cell table:number-columns-repeated="1024"/>
          </table:table-row>
          <table:table-row table:style-name="ro885">
            <table:table-cell table:style-name="ce34" office:value-type="string" calcext:value-type="string">
              <text:p><text:span text:style-name="T1615">holy arrow</text:span></text:p>
            </table:table-cell>
            <table:table-cell table:style-name="ce35" table:formula="of:=VLOOKUP([.A45];[skills.A:skills.B];2;0)" office:value-type="string" calcext:value-type="string" office:string-value="Holy Arrow">
              <text:p>Holy Arrow</text:p>
            </table:table-cell>
            <table:table-cell table:style-name="ce34" office:value-type="string" calcext:value-type="string">
              <text:p><text:span text:style-name="T1616">crit</text:span></text:p>
            </table:table-cell>
            <table:table-cell table:style-name="ce36" office:value-type="string" calcext:value-type="string">
              <text:p><text:span text:style-name="T1617">0,80</text:span></text:p>
            </table:table-cell>
            <table:table-cell table:style-name="ce36" office:value-type="string" calcext:value-type="string">
              <text:p><text:span text:style-name="T1618">0,80</text:span></text:p>
            </table:table-cell>
            <table:table-cell table:style-name="ce36" office:value-type="string" calcext:value-type="string">
              <text:p><text:span text:style-name="T1619">0,85</text:span></text:p>
            </table:table-cell>
            <table:table-cell table:style-name="ce36" office:value-type="string" calcext:value-type="string">
              <text:p><text:span text:style-name="T1620">0,85</text:span></text:p>
            </table:table-cell>
            <table:table-cell table:style-name="ce36" office:value-type="string" calcext:value-type="string">
              <text:p><text:span text:style-name="T1621">0,90</text:span></text:p>
            </table:table-cell>
            <table:table-cell table:style-name="ce36" office:value-type="string" calcext:value-type="string">
              <text:p><text:span text:style-name="T1622">0,95</text:span></text:p>
            </table:table-cell>
            <table:table-cell table:number-columns-repeated="1024"/>
          </table:table-row>
          <table:table-row table:style-name="ro886">
            <table:table-cell table:style-name="ce34" office:value-type="string" calcext:value-type="string">
              <text:p><text:span text:style-name="T1623">holy arrow</text:span></text:p>
            </table:table-cell>
            <table:table-cell table:style-name="ce35" table:formula="of:=VLOOKUP([.A46];[skills.A:skills.B];2;0)" office:value-type="string" calcext:value-type="string" office:string-value="Holy Arrow">
              <text:p>Holy Arrow</text:p>
            </table:table-cell>
            <table:table-cell table:style-name="ce34" office:value-type="string" calcext:value-type="string">
              <text:p><text:span text:style-name="T1624">damage</text:span></text:p>
            </table:table-cell>
            <table:table-cell table:style-name="ce37" office:value-type="float" calcext:value-type="float" office:value="10">
              <text:p>10</text:p>
            </table:table-cell>
            <table:table-cell table:style-name="ce37" office:value-type="float" calcext:value-type="float" office:value="10">
              <text:p>10</text:p>
            </table:table-cell>
            <table:table-cell table:style-name="ce37" office:value-type="float" calcext:value-type="float" office:value="12">
              <text:p>12</text:p>
            </table:table-cell>
            <table:table-cell table:style-name="ce37" office:value-type="float" calcext:value-type="float" office:value="12">
              <text:p>12</text:p>
            </table:table-cell>
            <table:table-cell table:style-name="ce37" office:value-type="float" calcext:value-type="float" office:value="15">
              <text:p>15</text:p>
            </table:table-cell>
            <table:table-cell table:style-name="ce37" office:value-type="float" calcext:value-type="float" office:value="15">
              <text:p>15</text:p>
            </table:table-cell>
            <table:table-cell table:number-columns-repeated="1024"/>
          </table:table-row>
          <table:table-row table:style-name="ro887">
            <table:table-cell table:style-name="ce34" office:value-type="string" calcext:value-type="string">
              <text:p><text:span text:style-name="T1625">holy arrow</text:span></text:p>
            </table:table-cell>
            <table:table-cell table:style-name="ce35" table:formula="of:=VLOOKUP([.A47];[skills.A:skills.B];2;0)" office:value-type="string" calcext:value-type="string" office:string-value="Holy Arrow">
              <text:p>Holy Arrow</text:p>
            </table:table-cell>
            <table:table-cell table:style-name="ce34" office:value-type="string" calcext:value-type="string">
              <text:p><text:span text:style-name="T1626">levels</text:span></text:p>
            </table:table-cell>
            <table:table-cell table:style-name="ce36" office:value-type="float" calcext:value-type="float" office:value="1">
              <text:p>1</text:p>
            </table:table-cell>
            <table:table-cell table:style-name="ce36" office:value-type="float" calcext:value-type="float" office:value="2">
              <text:p>2</text:p>
            </table:table-cell>
            <table:table-cell table:style-name="ce36" office:value-type="float" calcext:value-type="float" office:value="3">
              <text:p>3</text:p>
            </table:table-cell>
            <table:table-cell table:style-name="ce36" office:value-type="float" calcext:value-type="float" office:value="4">
              <text:p>4</text:p>
            </table:table-cell>
            <table:table-cell table:style-name="ce36" office:value-type="float" calcext:value-type="float" office:value="5">
              <text:p>5</text:p>
            </table:table-cell>
            <table:table-cell table:style-name="ce36" office:value-type="float" calcext:value-type="float" office:value="6">
              <text:p>6</text:p>
            </table:table-cell>
            <table:table-cell table:number-columns-repeated="1024"/>
          </table:table-row>
          <table:table-row table:style-name="ro888">
            <table:table-cell table:style-name="ce34" office:value-type="string" calcext:value-type="string">
              <text:p><text:span text:style-name="T1627">holy arrow</text:span></text:p>
            </table:table-cell>
            <table:table-cell table:style-name="ce35" table:formula="of:=VLOOKUP([.A48];[skills.A:skills.B];2;0)" office:value-type="string" calcext:value-type="string" office:string-value="Holy Arrow">
              <text:p>Holy Arrow</text:p>
            </table:table-cell>
            <table:table-cell table:style-name="ce34" office:value-type="string" calcext:value-type="string">
              <text:p><text:span text:style-name="T1628">mp_cost</text:span></text:p>
            </table:table-cell>
            <table:table-cell table:style-name="ce36" office:value-type="float" calcext:value-type="float" office:value="4">
              <text:p>4</text:p>
            </table:table-cell>
            <table:table-cell table:style-name="ce36" office:value-type="float" calcext:value-type="float" office:value="8">
              <text:p>8</text:p>
            </table:table-cell>
            <table:table-cell table:style-name="ce36" office:value-type="float" calcext:value-type="float" office:value="12">
              <text:p>12</text:p>
            </table:table-cell>
            <table:table-cell table:style-name="ce36" office:value-type="float" calcext:value-type="float" office:value="16">
              <text:p>16</text:p>
            </table:table-cell>
            <table:table-cell table:style-name="ce36" office:value-type="float" calcext:value-type="float" office:value="20">
              <text:p>20</text:p>
            </table:table-cell>
            <table:table-cell table:style-name="ce36" office:value-type="float" calcext:value-type="float" office:value="26">
              <text:p>26</text:p>
            </table:table-cell>
            <table:table-cell table:number-columns-repeated="1024"/>
          </table:table-row>
          <table:table-row table:style-name="ro889">
            <table:table-cell office:value-type="string" calcext:value-type="string">
              <text:p><text:span text:style-name="T1629">leech</text:span></text:p>
            </table:table-cell>
            <table:table-cell table:style-name="ce35" table:formula="of:=VLOOKUP([.A49];[skills.A:skills.B];2;0)" office:value-type="string" calcext:value-type="string" office:string-value="Leech">
              <text:p>Leech</text:p>
            </table:table-cell>
            <table:table-cell office:value-type="string" calcext:value-type="string">
              <text:p><text:span text:style-name="T1630">bonus</text:span></text:p>
            </table:table-cell>
            <table:table-cell table:style-name="ce41" office:value-type="string" calcext:value-type="string">
              <text:p>0,1</text:p>
            </table:table-cell>
            <table:table-cell table:style-name="ce41" office:value-type="string" calcext:value-type="string">
              <text:p>0,2</text:p>
            </table:table-cell>
            <table:table-cell table:style-name="ce41" office:value-type="string" calcext:value-type="string">
              <text:p>0,3</text:p>
            </table:table-cell>
            <table:table-cell table:number-columns-repeated="1024"/>
          </table:table-row>
          <table:table-row table:style-name="ro890">
            <table:table-cell office:value-type="string" calcext:value-type="string">
              <text:p><text:span text:style-name="T1631">leech</text:span></text:p>
            </table:table-cell>
            <table:table-cell table:style-name="ce35" table:formula="of:=VLOOKUP([.A50];[skills.A:skills.B];2;0)" office:value-type="string" calcext:value-type="string" office:string-value="Leech">
              <text:p>Leech</text:p>
            </table:table-cell>
            <table:table-cell office:value-type="string" calcext:value-type="string">
              <text:p><text:span text:style-name="T1632">cooldow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891">
            <table:table-cell office:value-type="string" calcext:value-type="string">
              <text:p><text:span text:style-name="T1633">leech</text:span></text:p>
            </table:table-cell>
            <table:table-cell table:style-name="ce35" table:formula="of:=VLOOKUP([.A51];[skills.A:skills.B];2;0)" office:value-type="string" calcext:value-type="string" office:string-value="Leech">
              <text:p>Leech</text:p>
            </table:table-cell>
            <table:table-cell office:value-type="string" calcext:value-type="string">
              <text:p><text:span text:style-name="T1634">duration</text:span></text:p>
            </table:table-cell>
            <table:table-cell office:value-type="float" calcext:value-type="float" office:value="6">
              <text:p>6</text:p>
            </table:table-cell>
            <table:table-cell office:value-type="float" calcext:value-type="float" office:value="6">
              <text:p>6</text:p>
            </table:table-cell>
            <table:table-cell office:value-type="float" calcext:value-type="float" office:value="6">
              <text:p>6</text:p>
            </table:table-cell>
            <table:table-cell table:number-columns-repeated="1024"/>
          </table:table-row>
          <table:table-row table:style-name="ro892">
            <table:table-cell office:value-type="string" calcext:value-type="string">
              <text:p><text:span text:style-name="T1635">leech</text:span></text:p>
            </table:table-cell>
            <table:table-cell table:style-name="ce35" table:formula="of:=VLOOKUP([.A52];[skills.A:skills.B];2;0)" office:value-type="string" calcext:value-type="string" office:string-value="Leech">
              <text:p>Leech</text:p>
            </table:table-cell>
            <table:table-cell office:value-type="string" calcext:value-type="string">
              <text:p><text:span text:style-name="T1636">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893">
            <table:table-cell table:style-name="ce34" office:value-type="string" calcext:value-type="string">
              <text:p><text:span text:style-name="T1637">mage armor</text:span></text:p>
            </table:table-cell>
            <table:table-cell table:style-name="ce35" table:formula="of:=VLOOKUP([.A53];[skills.A:skills.B];2;0)" office:value-type="string" calcext:value-type="string" office:string-value="Mage Armor">
              <text:p>Mage Armor</text:p>
            </table:table-cell>
            <table:table-cell table:style-name="ce34" office:value-type="string" calcext:value-type="string">
              <text:p><text:span text:style-name="T1638">bonus</text:span></text:p>
            </table:table-cell>
            <table:table-cell table:style-name="ce36" office:value-type="string" calcext:value-type="string">
              <text:p><text:span text:style-name="T1639">0,50</text:span></text:p>
            </table:table-cell>
            <table:table-cell table:style-name="ce36" office:value-type="string" calcext:value-type="string">
              <text:p><text:span text:style-name="T1640">0,70</text:span></text:p>
            </table:table-cell>
            <table:table-cell table:style-name="ce36" office:value-type="string" calcext:value-type="string">
              <text:p><text:span text:style-name="T1641">0,80</text:span></text:p>
            </table:table-cell>
            <table:table-cell table:style-name="ce40"/>
            <table:table-cell table:number-columns-repeated="1024"/>
          </table:table-row>
          <table:table-row table:style-name="ro894">
            <table:table-cell table:style-name="ce34" office:value-type="string" calcext:value-type="string">
              <text:p><text:span text:style-name="T1642">mage armor</text:span></text:p>
            </table:table-cell>
            <table:table-cell table:style-name="ce35" table:formula="of:=VLOOKUP([.A54];[skills.A:skills.B];2;0)" office:value-type="string" calcext:value-type="string" office:string-value="Mage Armor">
              <text:p>Mage Armor</text:p>
            </table:table-cell>
            <table:table-cell table:style-name="ce34" office:value-type="string" calcext:value-type="string">
              <text:p><text:span text:style-name="T1643">cooldown</text:span></text:p>
            </table:table-cell>
            <table:table-cell table:style-name="ce36" office:value-type="float" calcext:value-type="float" office:value="8">
              <text:p>8</text:p>
            </table:table-cell>
            <table:table-cell table:style-name="ce36" office:value-type="float" calcext:value-type="float" office:value="7">
              <text:p>7</text:p>
            </table:table-cell>
            <table:table-cell table:style-name="ce36" office:value-type="float" calcext:value-type="float" office:value="6">
              <text:p>6</text:p>
            </table:table-cell>
            <table:table-cell table:style-name="ce34"/>
            <table:table-cell table:number-columns-repeated="1024"/>
          </table:table-row>
          <table:table-row table:style-name="ro895">
            <table:table-cell table:style-name="ce34" office:value-type="string" calcext:value-type="string">
              <text:p><text:span text:style-name="T1644">mage armor</text:span></text:p>
            </table:table-cell>
            <table:table-cell table:style-name="ce35" table:formula="of:=VLOOKUP([.A55];[skills.A:skills.B];2;0)" office:value-type="string" calcext:value-type="string" office:string-value="Mage Armor">
              <text:p>Mage Armor</text:p>
            </table:table-cell>
            <table:table-cell table:style-name="ce34" office:value-type="string" calcext:value-type="string">
              <text:p><text:span text:style-name="T1645">duration</text:span></text:p>
            </table:table-cell>
            <table:table-cell table:style-name="ce36" office:value-type="float" calcext:value-type="float" office:value="4">
              <text:p>4</text:p>
            </table:table-cell>
            <table:table-cell table:style-name="ce36" office:value-type="float" calcext:value-type="float" office:value="5">
              <text:p>5</text:p>
            </table:table-cell>
            <table:table-cell table:style-name="ce36" office:value-type="float" calcext:value-type="float" office:value="6">
              <text:p>6</text:p>
            </table:table-cell>
            <table:table-cell table:style-name="ce34"/>
            <table:table-cell table:number-columns-repeated="1024"/>
          </table:table-row>
          <table:table-row table:style-name="ro896">
            <table:table-cell table:style-name="ce34" office:value-type="string" calcext:value-type="string">
              <text:p><text:span text:style-name="T1646">mage armor</text:span></text:p>
            </table:table-cell>
            <table:table-cell table:style-name="ce35" table:formula="of:=VLOOKUP([.A56];[skills.A:skills.B];2;0)" office:value-type="string" calcext:value-type="string" office:string-value="Mage Armor">
              <text:p>Mage Armor</text:p>
            </table:table-cell>
            <table:table-cell table:style-name="ce34" office:value-type="string" calcext:value-type="string">
              <text:p><text:span text:style-name="T1647">levels</text:span></text:p>
            </table:table-cell>
            <table:table-cell table:style-name="ce36" office:value-type="float" calcext:value-type="float" office:value="1">
              <text:p>1</text:p>
            </table:table-cell>
            <table:table-cell table:style-name="ce36" office:value-type="float" calcext:value-type="float" office:value="2">
              <text:p>2</text:p>
            </table:table-cell>
            <table:table-cell table:style-name="ce36" office:value-type="float" calcext:value-type="float" office:value="3">
              <text:p>3</text:p>
            </table:table-cell>
            <table:table-cell table:style-name="ce36"/>
            <table:table-cell table:number-columns-repeated="1024"/>
          </table:table-row>
          <table:table-row table:style-name="ro897">
            <table:table-cell table:style-name="ce34" office:value-type="string" calcext:value-type="string">
              <text:p><text:span text:style-name="T1648">mage armor</text:span></text:p>
            </table:table-cell>
            <table:table-cell table:style-name="ce35" table:formula="of:=VLOOKUP([.A57];[skills.A:skills.B];2;0)" office:value-type="string" calcext:value-type="string" office:string-value="Mage Armor">
              <text:p>Mage Armor</text:p>
            </table:table-cell>
            <table:table-cell table:style-name="ce34" office:value-type="string" calcext:value-type="string">
              <text:p><text:span text:style-name="T1649">mp_cost</text:span></text:p>
            </table:table-cell>
            <table:table-cell table:style-name="ce36" office:value-type="float" calcext:value-type="float" office:value="20">
              <text:p>20</text:p>
            </table:table-cell>
            <table:table-cell table:style-name="ce36" office:value-type="float" calcext:value-type="float" office:value="30">
              <text:p>30</text:p>
            </table:table-cell>
            <table:table-cell table:style-name="ce36" office:value-type="float" calcext:value-type="float" office:value="40">
              <text:p>40</text:p>
            </table:table-cell>
            <table:table-cell table:style-name="ce34"/>
            <table:table-cell table:number-columns-repeated="1024"/>
          </table:table-row>
          <table:table-row table:style-name="ro898">
            <table:table-cell table:style-name="ce34" office:value-type="string" calcext:value-type="string">
              <text:p><text:span text:style-name="T1650">magic missile</text:span></text:p>
            </table:table-cell>
            <table:table-cell table:style-name="ce35" table:formula="of:=VLOOKUP([.A58];[skills.A:skills.B];2;0)" office:value-type="string" calcext:value-type="string" office:string-value="Magic Missile">
              <text:p>Magic Missile</text:p>
            </table:table-cell>
            <table:table-cell table:style-name="ce34" office:value-type="string" calcext:value-type="string">
              <text:p><text:span text:style-name="T1651">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99">
            <table:table-cell table:style-name="ce34" office:value-type="string" calcext:value-type="string">
              <text:p><text:span text:style-name="T1652">magic missile</text:span></text:p>
            </table:table-cell>
            <table:table-cell table:style-name="ce35" table:formula="of:=VLOOKUP([.A59];[skills.A:skills.B];2;0)" office:value-type="string" calcext:value-type="string" office:string-value="Magic Missile">
              <text:p>Magic Missile</text:p>
            </table:table-cell>
            <table:table-cell table:style-name="ce34" office:value-type="string" calcext:value-type="string">
              <text:p><text:span text:style-name="T1653">crit</text:span></text:p>
            </table:table-cell>
            <table:table-cell table:style-name="ce36" office:value-type="string" calcext:value-type="string">
              <text:p><text:span text:style-name="T1654">0,75</text:span></text:p>
            </table:table-cell>
            <table:table-cell table:style-name="ce36" office:value-type="string" calcext:value-type="string">
              <text:p><text:span text:style-name="T1655">0,80</text:span></text:p>
            </table:table-cell>
            <table:table-cell table:style-name="ce36" office:value-type="string" calcext:value-type="string">
              <text:p><text:span text:style-name="T1656">0,85</text:span></text:p>
            </table:table-cell>
            <table:table-cell table:style-name="ce36" office:value-type="string" calcext:value-type="string">
              <text:p><text:span text:style-name="T1657">0,90</text:span></text:p>
            </table:table-cell>
            <table:table-cell table:style-name="ce36" office:value-type="string" calcext:value-type="string">
              <text:p><text:span text:style-name="T1658">0,95</text:span></text:p>
            </table:table-cell>
            <table:table-cell table:style-name="ce36" office:value-type="string" calcext:value-type="string">
              <text:p><text:span text:style-name="T1659">1,00</text:span></text:p>
            </table:table-cell>
            <table:table-cell table:number-columns-repeated="1024"/>
          </table:table-row>
          <table:table-row table:style-name="ro900">
            <table:table-cell table:style-name="ce34" office:value-type="string" calcext:value-type="string">
              <text:p><text:span text:style-name="T1660">magic missile</text:span></text:p>
            </table:table-cell>
            <table:table-cell table:style-name="ce35" table:formula="of:=VLOOKUP([.A60];[skills.A:skills.B];2;0)" office:value-type="string" calcext:value-type="string" office:string-value="Magic Missile">
              <text:p>Magic Missile</text:p>
            </table:table-cell>
            <table:table-cell table:style-name="ce34" office:value-type="string" calcext:value-type="string">
              <text:p><text:span text:style-name="T1661">damage</text:span></text:p>
            </table:table-cell>
            <table:table-cell table:style-name="ce37" office:value-type="float" calcext:value-type="float" office:value="5">
              <text:p>5</text:p>
            </table:table-cell>
            <table:table-cell table:style-name="ce37" office:value-type="float" calcext:value-type="float" office:value="7">
              <text:p>7</text:p>
            </table:table-cell>
            <table:table-cell table:style-name="ce37" office:value-type="float" calcext:value-type="float" office:value="9">
              <text:p>9</text:p>
            </table:table-cell>
            <table:table-cell table:style-name="ce37" office:value-type="float" calcext:value-type="float" office:value="11">
              <text:p>11</text:p>
            </table:table-cell>
            <table:table-cell table:style-name="ce25" office:value-type="float" calcext:value-type="float" office:value="13">
              <text:p>13</text:p>
            </table:table-cell>
            <table:table-cell office:value-type="float" calcext:value-type="float" office:value="15">
              <text:p>15</text:p>
            </table:table-cell>
            <table:table-cell table:number-columns-repeated="1024"/>
          </table:table-row>
          <table:table-row table:style-name="ro901">
            <table:table-cell table:style-name="ce34" office:value-type="string" calcext:value-type="string">
              <text:p><text:span text:style-name="T1662">magic missile</text:span></text:p>
            </table:table-cell>
            <table:table-cell table:style-name="ce35" table:formula="of:=VLOOKUP([.A61];[skills.A:skills.B];2;0)" office:value-type="string" calcext:value-type="string" office:string-value="Magic Missile">
              <text:p>Magic Missile</text:p>
            </table:table-cell>
            <table:table-cell table:style-name="ce34" office:value-type="string" calcext:value-type="string">
              <text:p><text:span text:style-name="T1663">levels</text:span></text:p>
            </table:table-cell>
            <table:table-cell table:style-name="ce36" office:value-type="float" calcext:value-type="float" office:value="1">
              <text:p>1</text:p>
            </table:table-cell>
            <table:table-cell table:style-name="ce36" office:value-type="float" calcext:value-type="float" office:value="2">
              <text:p>2</text:p>
            </table:table-cell>
            <table:table-cell table:style-name="ce36" office:value-type="float" calcext:value-type="float" office:value="3">
              <text:p>3</text:p>
            </table:table-cell>
            <table:table-cell table:style-name="ce36" office:value-type="float" calcext:value-type="float" office:value="4">
              <text:p>4</text:p>
            </table:table-cell>
            <table:table-cell table:style-name="ce36" office:value-type="float" calcext:value-type="float" office:value="5">
              <text:p>5</text:p>
            </table:table-cell>
            <table:table-cell table:style-name="ce36" office:value-type="float" calcext:value-type="float" office:value="6">
              <text:p>6</text:p>
            </table:table-cell>
            <table:table-cell table:number-columns-repeated="1024"/>
          </table:table-row>
          <table:table-row table:style-name="ro902">
            <table:table-cell table:style-name="ce34" office:value-type="string" calcext:value-type="string">
              <text:p><text:span text:style-name="T1664">magic missile</text:span></text:p>
            </table:table-cell>
            <table:table-cell table:style-name="ce35" table:formula="of:=VLOOKUP([.A62];[skills.A:skills.B];2;0)" office:value-type="string" calcext:value-type="string" office:string-value="Magic Missile">
              <text:p>Magic Missile</text:p>
            </table:table-cell>
            <table:table-cell table:style-name="ce34" office:value-type="string" calcext:value-type="string">
              <text:p><text:span text:style-name="T1665">mp_cost</text:span></text:p>
            </table:table-cell>
            <table:table-cell office:value-type="float" calcext:value-type="float" office:value="5">
              <text:p>5</text:p>
            </table:table-cell>
            <table:table-cell office:value-type="float" calcext:value-type="float" office:value="5">
              <text:p>5</text:p>
            </table:table-cell>
            <table:table-cell table:style-name="ce36" office:value-type="float" calcext:value-type="float" office:value="10">
              <text:p>10</text:p>
            </table:table-cell>
            <table:table-cell table:style-name="ce36" office:value-type="float" calcext:value-type="float" office:value="15">
              <text:p>15</text:p>
            </table:table-cell>
            <table:table-cell table:style-name="ce36" office:value-type="float" calcext:value-type="float" office:value="20">
              <text:p>20</text:p>
            </table:table-cell>
            <table:table-cell table:style-name="ce36" office:value-type="float" calcext:value-type="float" office:value="25">
              <text:p>25</text:p>
            </table:table-cell>
            <table:table-cell table:number-columns-repeated="1024"/>
          </table:table-row>
          <table:table-row table:style-name="ro903">
            <table:table-cell table:style-name="ce34" office:value-type="string" calcext:value-type="string">
              <text:p><text:span text:style-name="T1666">mana bolt</text:span></text:p>
            </table:table-cell>
            <table:table-cell table:style-name="ce35" table:formula="of:=VLOOKUP([.A63];[skills.A:skills.B];2;0)" office:value-type="string" calcext:value-type="string" office:string-value="Mana Bolt">
              <text:p>Mana Bolt</text:p>
            </table:table-cell>
            <table:table-cell table:style-name="ce34" office:value-type="string" calcext:value-type="string">
              <text:p><text:span text:style-name="T1667">cooldown</text:span></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number-columns-repeated="1024"/>
          </table:table-row>
          <table:table-row table:style-name="ro904">
            <table:table-cell table:style-name="ce34" office:value-type="string" calcext:value-type="string">
              <text:p><text:span text:style-name="T1668">mana bolt</text:span></text:p>
            </table:table-cell>
            <table:table-cell table:style-name="ce35" table:formula="of:=VLOOKUP([.A64];[skills.A:skills.B];2;0)" office:value-type="string" calcext:value-type="string" office:string-value="Mana Bolt">
              <text:p>Mana Bolt</text:p>
            </table:table-cell>
            <table:table-cell table:style-name="ce34" office:value-type="string" calcext:value-type="string">
              <text:p><text:span text:style-name="T1669">crit</text:span></text:p>
            </table:table-cell>
            <table:table-cell table:style-name="ce36" office:value-type="string" calcext:value-type="string">
              <text:p><text:span text:style-name="T1670">0,80</text:span></text:p>
            </table:table-cell>
            <table:table-cell table:style-name="ce36" office:value-type="string" calcext:value-type="string">
              <text:p><text:span text:style-name="T1671">0,80</text:span></text:p>
            </table:table-cell>
            <table:table-cell table:style-name="ce36" office:value-type="string" calcext:value-type="string">
              <text:p><text:span text:style-name="T1672">0,85</text:span></text:p>
            </table:table-cell>
            <table:table-cell table:style-name="ce36" office:value-type="string" calcext:value-type="string">
              <text:p><text:span text:style-name="T1673">0,85</text:span></text:p>
            </table:table-cell>
            <table:table-cell table:style-name="ce36" office:value-type="string" calcext:value-type="string">
              <text:p><text:span text:style-name="T1674">0,90</text:span></text:p>
            </table:table-cell>
            <table:table-cell table:style-name="ce36" office:value-type="string" calcext:value-type="string">
              <text:p><text:span text:style-name="T1675">0,95</text:span></text:p>
            </table:table-cell>
            <table:table-cell table:number-columns-repeated="1024"/>
          </table:table-row>
          <table:table-row table:style-name="ro905">
            <table:table-cell table:style-name="ce34" office:value-type="string" calcext:value-type="string">
              <text:p><text:span text:style-name="T1676">mana bolt</text:span></text:p>
            </table:table-cell>
            <table:table-cell table:style-name="ce35" table:formula="of:=VLOOKUP([.A65];[skills.A:skills.B];2;0)" office:value-type="string" calcext:value-type="string" office:string-value="Mana Bolt">
              <text:p>Mana Bolt</text:p>
            </table:table-cell>
            <table:table-cell table:style-name="ce34" office:value-type="string" calcext:value-type="string">
              <text:p><text:span text:style-name="T1677">damage</text:span></text:p>
            </table:table-cell>
            <table:table-cell table:style-name="ce37" office:value-type="float" calcext:value-type="float" office:value="11">
              <text:p>11</text:p>
            </table:table-cell>
            <table:table-cell table:style-name="ce37" office:value-type="float" calcext:value-type="float" office:value="12">
              <text:p>12</text:p>
            </table:table-cell>
            <table:table-cell table:style-name="ce37" office:value-type="float" calcext:value-type="float" office:value="13">
              <text:p>13</text:p>
            </table:table-cell>
            <table:table-cell table:style-name="ce37" office:value-type="float" calcext:value-type="float" office:value="14">
              <text:p>14</text:p>
            </table:table-cell>
            <table:table-cell table:style-name="ce37" office:value-type="float" calcext:value-type="float" office:value="15">
              <text:p>15</text:p>
            </table:table-cell>
            <table:table-cell table:style-name="ce37" office:value-type="float" calcext:value-type="float" office:value="16">
              <text:p>16</text:p>
            </table:table-cell>
            <table:table-cell table:number-columns-repeated="1024"/>
          </table:table-row>
          <table:table-row table:style-name="ro906">
            <table:table-cell table:style-name="ce34" office:value-type="string" calcext:value-type="string">
              <text:p><text:span text:style-name="T1678">mana bolt</text:span></text:p>
            </table:table-cell>
            <table:table-cell table:style-name="ce35" table:formula="of:=VLOOKUP([.A66];[skills.A:skills.B];2;0)" office:value-type="string" calcext:value-type="string" office:string-value="Mana Bolt">
              <text:p>Mana Bolt</text:p>
            </table:table-cell>
            <table:table-cell table:style-name="ce34" office:value-type="string" calcext:value-type="string">
              <text:p><text:span text:style-name="T1679">levels</text:span></text:p>
            </table:table-cell>
            <table:table-cell table:style-name="ce36" office:value-type="float" calcext:value-type="float" office:value="1">
              <text:p>1</text:p>
            </table:table-cell>
            <table:table-cell table:style-name="ce36" office:value-type="float" calcext:value-type="float" office:value="2">
              <text:p>2</text:p>
            </table:table-cell>
            <table:table-cell table:style-name="ce36" office:value-type="float" calcext:value-type="float" office:value="3">
              <text:p>3</text:p>
            </table:table-cell>
            <table:table-cell table:style-name="ce36" office:value-type="float" calcext:value-type="float" office:value="4">
              <text:p>4</text:p>
            </table:table-cell>
            <table:table-cell table:style-name="ce36" office:value-type="float" calcext:value-type="float" office:value="5">
              <text:p>5</text:p>
            </table:table-cell>
            <table:table-cell table:style-name="ce36" office:value-type="float" calcext:value-type="float" office:value="6">
              <text:p>6</text:p>
            </table:table-cell>
            <table:table-cell table:number-columns-repeated="1024"/>
          </table:table-row>
          <table:table-row table:style-name="ro907">
            <table:table-cell table:style-name="ce34" office:value-type="string" calcext:value-type="string">
              <text:p><text:span text:style-name="T1680">mana bolt</text:span></text:p>
            </table:table-cell>
            <table:table-cell table:style-name="ce35" table:formula="of:=VLOOKUP([.A67];[skills.A:skills.B];2;0)" office:value-type="string" calcext:value-type="string" office:string-value="Mana Bolt">
              <text:p>Mana Bolt</text:p>
            </table:table-cell>
            <table:table-cell table:style-name="ce34" office:value-type="string" calcext:value-type="string">
              <text:p><text:span text:style-name="T1681">mp_cost</text:span></text:p>
            </table:table-cell>
            <table:table-cell table:style-name="ce36" office:value-type="float" calcext:value-type="float" office:value="10">
              <text:p>10</text:p>
            </table:table-cell>
            <table:table-cell table:style-name="ce36" office:value-type="float" calcext:value-type="float" office:value="15">
              <text:p>15</text:p>
            </table:table-cell>
            <table:table-cell table:style-name="ce36" office:value-type="float" calcext:value-type="float" office:value="20">
              <text:p>20</text:p>
            </table:table-cell>
            <table:table-cell table:style-name="ce36" office:value-type="float" calcext:value-type="float" office:value="25">
              <text:p>25</text:p>
            </table:table-cell>
            <table:table-cell table:style-name="ce36" office:value-type="float" calcext:value-type="float" office:value="30">
              <text:p>30</text:p>
            </table:table-cell>
            <table:table-cell table:style-name="ce36" office:value-type="float" calcext:value-type="float" office:value="35">
              <text:p>35</text:p>
            </table:table-cell>
            <table:table-cell table:number-columns-repeated="1024"/>
          </table:table-row>
          <table:table-row table:style-name="ro908">
            <table:table-cell table:style-name="ce34" office:value-type="string" calcext:value-type="string">
              <text:p><text:span text:style-name="T1682">regen_hp30</text:span></text:p>
            </table:table-cell>
            <table:table-cell table:style-name="ce35" table:formula="of:=VLOOKUP([.A68];[skills.A:skills.B];2;0)" office:value-type="string" calcext:value-type="string" office:string-value="Minor Health Regen">
              <text:p>Minor Health Regen</text:p>
            </table:table-cell>
            <table:table-cell table:style-name="ce34" office:value-type="string" calcext:value-type="string">
              <text:p><text:span text:style-name="T1683">cooldown</text:span></text:p>
            </table:table-cell>
            <table:table-cell table:style-name="ce36" office:value-type="float" calcext:value-type="float" office:value="1">
              <text:p>1</text:p>
            </table:table-cell>
            <table:table-cell table:style-name="ce34"/>
            <table:table-cell table:number-columns-repeated="1024"/>
          </table:table-row>
          <table:table-row table:style-name="ro909">
            <table:table-cell table:style-name="ce34" office:value-type="string" calcext:value-type="string">
              <text:p><text:span text:style-name="T1684">regen_hp30</text:span></text:p>
            </table:table-cell>
            <table:table-cell table:style-name="ce35" table:formula="of:=VLOOKUP([.A69];[skills.A:skills.B];2;0)" office:value-type="string" calcext:value-type="string" office:string-value="Minor Health Regen">
              <text:p>Minor Health Regen</text:p>
            </table:table-cell>
            <table:table-cell table:style-name="ce34" office:value-type="string" calcext:value-type="string">
              <text:p><text:span text:style-name="T1685">levels</text:span></text:p>
            </table:table-cell>
            <table:table-cell table:style-name="ce36" office:value-type="float" calcext:value-type="float" office:value="1">
              <text:p>1</text:p>
            </table:table-cell>
            <table:table-cell table:style-name="ce34"/>
            <table:table-cell table:number-columns-repeated="1024"/>
          </table:table-row>
          <table:table-row table:style-name="ro910">
            <table:table-cell table:style-name="ce34" office:value-type="string" calcext:value-type="string">
              <text:p><text:span text:style-name="T1686">regen_mp30</text:span></text:p>
            </table:table-cell>
            <table:table-cell table:style-name="ce35" table:formula="of:=VLOOKUP([.A70];[skills.A:skills.B];2;0)" office:value-type="string" calcext:value-type="string" office:string-value="Minor Magicka Regen">
              <text:p>Minor Magicka Regen</text:p>
            </table:table-cell>
            <table:table-cell table:style-name="ce34" office:value-type="string" calcext:value-type="string">
              <text:p><text:span text:style-name="T1687">cooldown</text:span></text:p>
            </table:table-cell>
            <table:table-cell table:style-name="ce36" office:value-type="float" calcext:value-type="float" office:value="1">
              <text:p>1</text:p>
            </table:table-cell>
            <table:table-cell table:style-name="ce34"/>
            <table:table-cell table:number-columns-repeated="1024"/>
          </table:table-row>
          <table:table-row table:style-name="ro911">
            <table:table-cell table:style-name="ce34" office:value-type="string" calcext:value-type="string">
              <text:p><text:span text:style-name="T1688">regen_mp30</text:span></text:p>
            </table:table-cell>
            <table:table-cell table:style-name="ce35" table:formula="of:=VLOOKUP([.A71];[skills.A:skills.B];2;0)" office:value-type="string" calcext:value-type="string" office:string-value="Minor Magicka Regen">
              <text:p>Minor Magicka Regen</text:p>
            </table:table-cell>
            <table:table-cell table:style-name="ce34" office:value-type="string" calcext:value-type="string">
              <text:p><text:span text:style-name="T1689">levels</text:span></text:p>
            </table:table-cell>
            <table:table-cell table:style-name="ce36" office:value-type="float" calcext:value-type="float" office:value="1">
              <text:p>1</text:p>
            </table:table-cell>
            <table:table-cell table:style-name="ce34"/>
            <table:table-cell table:number-columns-repeated="1024"/>
          </table:table-row>
          <table:table-row table:style-name="ro912">
            <table:table-cell table:style-name="ce34" office:value-type="string" calcext:value-type="string">
              <text:p><text:span text:style-name="T1690">smite</text:span></text:p>
            </table:table-cell>
            <table:table-cell table:style-name="ce35" table:formula="of:=VLOOKUP([.A72];[skills.A:skills.B];2;0)" office:value-type="string" calcext:value-type="string" office:string-value="Smite">
              <text:p>Smite</text:p>
            </table:table-cell>
            <table:table-cell table:style-name="ce34" office:value-type="string" calcext:value-type="string">
              <text:p><text:span text:style-name="T1691">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13">
            <table:table-cell table:style-name="ce34" office:value-type="string" calcext:value-type="string">
              <text:p><text:span text:style-name="T1692">smite</text:span></text:p>
            </table:table-cell>
            <table:table-cell table:style-name="ce35" table:formula="of:=VLOOKUP([.A73];[skills.A:skills.B];2;0)" office:value-type="string" calcext:value-type="string" office:string-value="Smite">
              <text:p>Smite</text:p>
            </table:table-cell>
            <table:table-cell table:style-name="ce34" office:value-type="string" calcext:value-type="string">
              <text:p><text:span text:style-name="T1693">crit</text:span></text:p>
            </table:table-cell>
            <table:table-cell table:style-name="ce36" office:value-type="string" calcext:value-type="string">
              <text:p><text:span text:style-name="T1694">0,75</text:span></text:p>
            </table:table-cell>
            <table:table-cell table:style-name="ce36" office:value-type="string" calcext:value-type="string">
              <text:p><text:span text:style-name="T1695">0,80</text:span></text:p>
            </table:table-cell>
            <table:table-cell table:style-name="ce36" office:value-type="string" calcext:value-type="string">
              <text:p><text:span text:style-name="T1696">0,80</text:span></text:p>
            </table:table-cell>
            <table:table-cell table:style-name="ce36" office:value-type="string" calcext:value-type="string">
              <text:p><text:span text:style-name="T1697">0,85</text:span></text:p>
            </table:table-cell>
            <table:table-cell table:style-name="ce36" office:value-type="string" calcext:value-type="string">
              <text:p><text:span text:style-name="T1698">0,90</text:span></text:p>
            </table:table-cell>
            <table:table-cell table:style-name="ce36" office:value-type="string" calcext:value-type="string">
              <text:p><text:span text:style-name="T1699">0,95</text:span></text:p>
            </table:table-cell>
            <table:table-cell table:number-columns-repeated="1024"/>
          </table:table-row>
          <table:table-row table:style-name="ro914">
            <table:table-cell table:style-name="ce34" office:value-type="string" calcext:value-type="string">
              <text:p><text:span text:style-name="T1700">smite</text:span></text:p>
            </table:table-cell>
            <table:table-cell table:style-name="ce35" table:formula="of:=VLOOKUP([.A74];[skills.A:skills.B];2;0)" office:value-type="string" calcext:value-type="string" office:string-value="Smite">
              <text:p>Smite</text:p>
            </table:table-cell>
            <table:table-cell table:style-name="ce34" office:value-type="string" calcext:value-type="string">
              <text:p><text:span text:style-name="T1701">damage</text:span></text:p>
            </table:table-cell>
            <table:table-cell table:style-name="ce37" office:value-type="float" calcext:value-type="float" office:value="10">
              <text:p>10</text:p>
            </table:table-cell>
            <table:table-cell table:style-name="ce37" office:value-type="float" calcext:value-type="float" office:value="10">
              <text:p>10</text:p>
            </table:table-cell>
            <table:table-cell table:style-name="ce37" office:value-type="float" calcext:value-type="float" office:value="15">
              <text:p>15</text:p>
            </table:table-cell>
            <table:table-cell table:style-name="ce37" office:value-type="float" calcext:value-type="float" office:value="15">
              <text:p>15</text:p>
            </table:table-cell>
            <table:table-cell table:style-name="ce37" office:value-type="float" calcext:value-type="float" office:value="20">
              <text:p>20</text:p>
            </table:table-cell>
            <table:table-cell table:style-name="ce37" office:value-type="float" calcext:value-type="float" office:value="20">
              <text:p>20</text:p>
            </table:table-cell>
            <table:table-cell table:number-columns-repeated="1024"/>
          </table:table-row>
          <table:table-row table:style-name="ro915">
            <table:table-cell table:style-name="ce34" office:value-type="string" calcext:value-type="string">
              <text:p><text:span text:style-name="T1702">smite</text:span></text:p>
            </table:table-cell>
            <table:table-cell table:style-name="ce35" table:formula="of:=VLOOKUP([.A75];[skills.A:skills.B];2;0)" office:value-type="string" calcext:value-type="string" office:string-value="Smite">
              <text:p>Smite</text:p>
            </table:table-cell>
            <table:table-cell table:style-name="ce34" office:value-type="string" calcext:value-type="string">
              <text:p><text:span text:style-name="T1703">levels</text:span></text:p>
            </table:table-cell>
            <table:table-cell table:style-name="ce36" office:value-type="float" calcext:value-type="float" office:value="1">
              <text:p>1</text:p>
            </table:table-cell>
            <table:table-cell table:style-name="ce36" office:value-type="float" calcext:value-type="float" office:value="2">
              <text:p>2</text:p>
            </table:table-cell>
            <table:table-cell table:style-name="ce36" office:value-type="float" calcext:value-type="float" office:value="3">
              <text:p>3</text:p>
            </table:table-cell>
            <table:table-cell table:style-name="ce36" office:value-type="float" calcext:value-type="float" office:value="4">
              <text:p>4</text:p>
            </table:table-cell>
            <table:table-cell table:style-name="ce36" office:value-type="float" calcext:value-type="float" office:value="5">
              <text:p>5</text:p>
            </table:table-cell>
            <table:table-cell table:style-name="ce36" office:value-type="float" calcext:value-type="float" office:value="6">
              <text:p>6</text:p>
            </table:table-cell>
            <table:table-cell table:number-columns-repeated="1024"/>
          </table:table-row>
          <table:table-row table:style-name="ro916">
            <table:table-cell table:style-name="ce34" office:value-type="string" calcext:value-type="string">
              <text:p><text:span text:style-name="T1704">smite</text:span></text:p>
            </table:table-cell>
            <table:table-cell table:style-name="ce35" table:formula="of:=VLOOKUP([.A76];[skills.A:skills.B];2;0)" office:value-type="string" calcext:value-type="string" office:string-value="Smite">
              <text:p>Smite</text:p>
            </table:table-cell>
            <table:table-cell table:style-name="ce34" office:value-type="string" calcext:value-type="string">
              <text:p><text:span text:style-name="T1705">mp_cost</text:span></text:p>
            </table:table-cell>
            <table:table-cell table:style-name="ce36" office:value-type="float" calcext:value-type="float" office:value="2">
              <text:p>2</text:p>
            </table:table-cell>
            <table:table-cell table:style-name="ce36" office:value-type="float" calcext:value-type="float" office:value="4">
              <text:p>4</text:p>
            </table:table-cell>
            <table:table-cell table:style-name="ce36" office:value-type="float" calcext:value-type="float" office:value="8">
              <text:p>8</text:p>
            </table:table-cell>
            <table:table-cell table:style-name="ce36" office:value-type="float" calcext:value-type="float" office:value="12">
              <text:p>12</text:p>
            </table:table-cell>
            <table:table-cell table:style-name="ce36" office:value-type="float" calcext:value-type="float" office:value="16">
              <text:p>16</text:p>
            </table:table-cell>
            <table:table-cell table:style-name="ce36" office:value-type="float" calcext:value-type="float" office:value="20">
              <text:p>20</text:p>
            </table:table-cell>
            <table:table-cell table:number-columns-repeated="1024"/>
          </table:table-row>
          <table:table-row table:style-name="ro917">
            <table:table-cell table:style-name="ce34" office:value-type="string" calcext:value-type="string">
              <text:p><text:span text:style-name="T1706">swing</text:span></text:p>
            </table:table-cell>
            <table:table-cell table:style-name="ce35" table:formula="of:=VLOOKUP([.A77];[skills.A:skills.B];2;0)" office:value-type="string" calcext:value-type="string" office:string-value="Swing">
              <text:p>Swing</text:p>
            </table:table-cell>
            <table:table-cell table:style-name="ce34" office:value-type="string" calcext:value-type="string">
              <text:p><text:span text:style-name="T1707">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18">
            <table:table-cell table:style-name="ce34" office:value-type="string" calcext:value-type="string">
              <text:p><text:span text:style-name="T1708">swing</text:span></text:p>
            </table:table-cell>
            <table:table-cell table:style-name="ce35" table:formula="of:=VLOOKUP([.A78];[skills.A:skills.B];2;0)" office:value-type="string" calcext:value-type="string" office:string-value="Swing">
              <text:p>Swing</text:p>
            </table:table-cell>
            <table:table-cell table:style-name="ce34" office:value-type="string" calcext:value-type="string">
              <text:p><text:span text:style-name="T1709">crit</text:span></text:p>
            </table:table-cell>
            <table:table-cell table:style-name="ce36" office:value-type="string" calcext:value-type="string">
              <text:p><text:span text:style-name="T1710">0,75</text:span></text:p>
            </table:table-cell>
            <table:table-cell table:style-name="ce36" office:value-type="string" calcext:value-type="string">
              <text:p><text:span text:style-name="T1711">0,75</text:span></text:p>
            </table:table-cell>
            <table:table-cell table:style-name="ce36" office:value-type="string" calcext:value-type="string">
              <text:p><text:span text:style-name="T1712">0,80</text:span></text:p>
            </table:table-cell>
            <table:table-cell table:style-name="ce36" office:value-type="string" calcext:value-type="string">
              <text:p><text:span text:style-name="T1713">0,85</text:span></text:p>
            </table:table-cell>
            <table:table-cell table:style-name="ce36" office:value-type="string" calcext:value-type="string">
              <text:p><text:span text:style-name="T1714">0,90</text:span></text:p>
            </table:table-cell>
            <table:table-cell table:style-name="ce36" office:value-type="string" calcext:value-type="string">
              <text:p><text:span text:style-name="T1715">0,95</text:span></text:p>
            </table:table-cell>
            <table:table-cell table:number-columns-repeated="1024"/>
          </table:table-row>
          <table:table-row table:style-name="ro919">
            <table:table-cell table:style-name="ce34" office:value-type="string" calcext:value-type="string">
              <text:p><text:span text:style-name="T1716">swing</text:span></text:p>
            </table:table-cell>
            <table:table-cell table:style-name="ce35" table:formula="of:=VLOOKUP([.A79];[skills.A:skills.B];2;0)" office:value-type="string" calcext:value-type="string" office:string-value="Swing">
              <text:p>Swing</text:p>
            </table:table-cell>
            <table:table-cell table:style-name="ce34" office:value-type="string" calcext:value-type="string">
              <text:p><text:span text:style-name="T1717">damage</text:span></text:p>
            </table:table-cell>
            <table:table-cell table:style-name="ce37" office:value-type="float" calcext:value-type="float" office:value="5">
              <text:p>5</text:p>
            </table:table-cell>
            <table:table-cell table:style-name="ce37" office:value-type="float" calcext:value-type="float" office:value="7">
              <text:p>7</text:p>
            </table:table-cell>
            <table:table-cell table:style-name="ce37" office:value-type="float" calcext:value-type="float" office:value="9">
              <text:p>9</text:p>
            </table:table-cell>
            <table:table-cell table:style-name="ce37" office:value-type="float" calcext:value-type="float" office:value="11">
              <text:p>11</text:p>
            </table:table-cell>
            <table:table-cell office:value-type="float" calcext:value-type="float" office:value="13">
              <text:p>13</text:p>
            </table:table-cell>
            <table:table-cell office:value-type="float" calcext:value-type="float" office:value="15">
              <text:p>15</text:p>
            </table:table-cell>
            <table:table-cell table:number-columns-repeated="1024"/>
          </table:table-row>
          <table:table-row table:style-name="ro920">
            <table:table-cell table:style-name="ce34" office:value-type="string" calcext:value-type="string">
              <text:p><text:span text:style-name="T1718">swing</text:span></text:p>
            </table:table-cell>
            <table:table-cell table:style-name="ce35" table:formula="of:=VLOOKUP([.A80];[skills.A:skills.B];2;0)" office:value-type="string" calcext:value-type="string" office:string-value="Swing">
              <text:p>Swing</text:p>
            </table:table-cell>
            <table:table-cell table:style-name="ce34" office:value-type="string" calcext:value-type="string">
              <text:p><text:span text:style-name="T1719">levels</text:span></text:p>
            </table:table-cell>
            <table:table-cell table:style-name="ce36" office:value-type="float" calcext:value-type="float" office:value="1">
              <text:p>1</text:p>
            </table:table-cell>
            <table:table-cell table:style-name="ce36" office:value-type="float" calcext:value-type="float" office:value="2">
              <text:p>2</text:p>
            </table:table-cell>
            <table:table-cell table:style-name="ce36" office:value-type="float" calcext:value-type="float" office:value="3">
              <text:p>3</text:p>
            </table:table-cell>
            <table:table-cell table:style-name="ce36" office:value-type="float" calcext:value-type="float" office:value="4">
              <text:p>4</text:p>
            </table:table-cell>
            <table:table-cell table:style-name="ce36" office:value-type="float" calcext:value-type="float" office:value="5">
              <text:p>5</text:p>
            </table:table-cell>
            <table:table-cell table:style-name="ce36" office:value-type="float" calcext:value-type="float" office:value="6">
              <text:p>6</text:p>
            </table:table-cell>
            <table:table-cell table:number-columns-repeated="1024"/>
          </table:table-row>
          <table:table-row table:style-name="ro921">
            <table:table-cell office:value-type="string" calcext:value-type="string">
              <text:p><text:span text:style-name="T1720">thorns</text:span></text:p>
            </table:table-cell>
            <table:table-cell table:style-name="ce35" table:formula="of:=VLOOKUP([.A81];[skills.A:skills.B];2;0)" office:value-type="string" calcext:value-type="string" office:string-value="Thorns">
              <text:p>Thorns</text:p>
            </table:table-cell>
            <table:table-cell office:value-type="string" calcext:value-type="string">
              <text:p><text:span text:style-name="T1721">bonus</text:span></text:p>
            </table:table-cell>
            <table:table-cell office:value-type="float" calcext:value-type="float" office:value="0.5">
              <text:p>0.5</text:p>
            </table:table-cell>
            <table:table-cell office:value-type="float" calcext:value-type="float" office:value="0.75">
              <text:p>0.75</text:p>
            </table:table-cell>
            <table:table-cell office:value-type="float" calcext:value-type="float" office:value="0.94999999999999996">
              <text:p>0.94999999999999996</text:p>
            </table:table-cell>
            <table:table-cell table:number-columns-repeated="1024"/>
          </table:table-row>
          <table:table-row table:style-name="ro922">
            <table:table-cell office:value-type="string" calcext:value-type="string">
              <text:p><text:span text:style-name="T1722">thorns</text:span></text:p>
            </table:table-cell>
            <table:table-cell table:style-name="ce35" table:formula="of:=VLOOKUP([.A82];[skills.A:skills.B];2;0)" office:value-type="string" calcext:value-type="string" office:string-value="Thorns">
              <text:p>Thorns</text:p>
            </table:table-cell>
            <table:table-cell office:value-type="string" calcext:value-type="string">
              <text:p><text:span text:style-name="T1723">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number-columns-repeated="1024"/>
          </table:table-row>
          <table:table-row table:style-name="ro923">
            <table:table-cell office:value-type="string" calcext:value-type="string">
              <text:p><text:span text:style-name="T1724">thorns</text:span></text:p>
            </table:table-cell>
            <table:table-cell table:style-name="ce35" table:formula="of:=VLOOKUP([.A83];[skills.A:skills.B];2;0)" office:value-type="string" calcext:value-type="string" office:string-value="Thorns">
              <text:p>Thorns</text:p>
            </table:table-cell>
            <table:table-cell office:value-type="string" calcext:value-type="string">
              <text:p><text:span text:style-name="T1725">duratio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924">
            <table:table-cell office:value-type="string" calcext:value-type="string">
              <text:p><text:span text:style-name="T1726">thorns</text:span></text:p>
            </table:table-cell>
            <table:table-cell table:style-name="ce35" table:formula="of:=VLOOKUP([.A84];[skills.A:skills.B];2;0)" office:value-type="string" calcext:value-type="string" office:string-value="Thorns">
              <text:p>Thorns</text:p>
            </table:table-cell>
            <table:table-cell office:value-type="string" calcext:value-type="string">
              <text:p><text:span text:style-name="T1727">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925">
            <table:table-cell table:number-columns-repeated="1024"/>
          </table:table-row>
          <table:table-row table:style-name="ro926">
            <table:table-cell table:number-columns-repeated="6"/>
            <table:table-cell table:style-name="ce40"/>
            <table:table-cell table:number-columns-repeated="1024"/>
          </table:table-row>
          <table:table-row table:style-name="ro927">
            <table:table-cell table:number-columns-repeated="1024"/>
          </table:table-row>
          <table:table-row table:number-rows-repeated="4" table:style-name="ro840">
            <table:table-cell table:number-columns-repeated="1024"/>
          </table:table-row>
          <table:table-row table:style-name="ro928">
            <table:table-cell/>
            <table:table-cell table:style-name="ce35"/>
            <table:table-cell table:number-columns-repeated="1024"/>
          </table:table-row>
          <table:table-row table:style-name="ro929">
            <table:table-cell table:number-columns-repeated="1024"/>
          </table:table-row>
          <table:table-row table:style-name="ro930">
            <table:table-cell table:number-columns-repeated="1024"/>
          </table:table-row>
          <table:table-row table:style-name="ro931">
            <table:table-cell table:number-columns-repeated="1024"/>
          </table:table-row>
          <table:table-row table:style-name="ro840">
            <table:table-cell table:number-columns-repeated="1024"/>
          </table:table-row>
        </table:table-rows>
      </table:table>
      <table:table table:name="use_perspectives" table:style-name="ta11">
        <table:table-column table:style-name="co118" table:default-cell-style-name="Default"/>
        <table:table-header-columns/>
        <table:table-column table:style-name="co119" table:default-cell-style-name="Default"/>
        <table:table-header-columns/>
        <table:table-column table:style-name="co120" table:default-cell-style-name="Default"/>
        <table:table-header-columns/>
        <table:table-column table:number-columns-repeated="9" table:style-name="co121" table:default-cell-style-name="Default"/>
        <table:table-header-columns/>
        <table:table-column table:number-columns-repeated="1011" table:style-name="co122" table:default-cell-style-name="Default"/>
        <table:table-header-columns/>
        <table:table-column table:number-columns-repeated="101" table:style-name="co123" table:default-cell-style-name="Default"/>
        <table:table-header-columns/>
        <table:table-column table:style-name="co117" table:default-cell-style-name="Default"/>
        <table:table-header-columns/>
        <table:table-row table:style-name="ro933">
          <table:table-cell office:value-type="string" calcext:value-type="string">
            <text:p><text:span text:style-name="T1728">use_case_id</text:span></text:p>
          </table:table-cell>
          <table:table-cell office:value-type="string" calcext:value-type="string">
            <text:p><text:span text:style-name="T1729">use_case_name</text:span></text:p>
          </table:table-cell>
          <table:table-cell office:value-type="string" calcext:value-type="string">
            <text:p><text:span text:style-name="T1730">key</text:span></text:p>
          </table:table-cell>
          <table:table-cell office:value-type="string" calcext:value-type="string">
            <text:p><text:span text:style-name="T1731">value</text:span></text:p>
          </table:table-cell>
          <table:table-cell table:number-columns-repeated="1024"/>
        </table:table-row>
        <table:table-row table:style-name="ro934">
          <table:table-cell office:value-type="string" calcext:value-type="string">
            <text:p><text:span text:style-name="T1732">swing</text:span></text:p>
          </table:table-cell>
          <table:table-cell office:value-type="string" calcext:value-type="string">
            <text:p><text:span text:style-name="T1733">use_swing</text:span></text:p>
          </table:table-cell>
          <table:table-cell office:value-type="string" calcext:value-type="string">
            <text:p><text:span text:style-name="T1734">you on you</text:span></text:p>
          </table:table-cell>
          <table:table-cell office:value-type="string" calcext:value-type="string">
            <text:p><text:span text:style-name="T1735">You swing and hit yourself!</text:span></text:p>
          </table:table-cell>
          <table:table-cell table:number-columns-repeated="1024"/>
        </table:table-row>
        <table:table-row table:style-name="ro935">
          <table:table-cell office:value-type="string" calcext:value-type="string">
            <text:p><text:span text:style-name="T1736">swing</text:span></text:p>
          </table:table-cell>
          <table:table-cell office:value-type="string" calcext:value-type="string">
            <text:p><text:span text:style-name="T1737">use_swing</text:span></text:p>
          </table:table-cell>
          <table:table-cell office:value-type="string" calcext:value-type="string">
            <text:p><text:span text:style-name="T1738">you on other</text:span></text:p>
          </table:table-cell>
          <table:table-cell office:value-type="string" calcext:value-type="string">
            <text:p><text:span text:style-name="T1739">You swing and hit #OTHER#</text:span></text:p>
          </table:table-cell>
          <table:table-cell table:number-columns-repeated="1024"/>
        </table:table-row>
        <table:table-row table:style-name="ro936">
          <table:table-cell office:value-type="string" calcext:value-type="string">
            <text:p><text:span text:style-name="T1740">swing</text:span></text:p>
          </table:table-cell>
          <table:table-cell office:value-type="string" calcext:value-type="string">
            <text:p><text:span text:style-name="T1741">use_swing</text:span></text:p>
          </table:table-cell>
          <table:table-cell office:value-type="string" calcext:value-type="string">
            <text:p><text:span text:style-name="T1742">user on user</text:span></text:p>
          </table:table-cell>
          <table:table-cell office:value-type="string" calcext:value-type="string">
            <text:p><text:span text:style-name="T1743">#USER# swings and hits themselves!</text:span></text:p>
          </table:table-cell>
          <table:table-cell table:number-columns-repeated="1024"/>
        </table:table-row>
        <table:table-row table:style-name="ro937">
          <table:table-cell office:value-type="string" calcext:value-type="string">
            <text:p><text:span text:style-name="T1744">swing</text:span></text:p>
          </table:table-cell>
          <table:table-cell office:value-type="string" calcext:value-type="string">
            <text:p><text:span text:style-name="T1745">use_swing</text:span></text:p>
          </table:table-cell>
          <table:table-cell office:value-type="string" calcext:value-type="string">
            <text:p><text:span text:style-name="T1746">user on you</text:span></text:p>
          </table:table-cell>
          <table:table-cell office:value-type="string" calcext:value-type="string">
            <text:p><text:span text:style-name="T1747">#USER# swings and hits you!</text:span></text:p>
          </table:table-cell>
          <table:table-cell table:number-columns-repeated="1024"/>
        </table:table-row>
        <table:table-row table:style-name="ro938">
          <table:table-cell office:value-type="string" calcext:value-type="string">
            <text:p><text:span text:style-name="T1748">swing</text:span></text:p>
          </table:table-cell>
          <table:table-cell office:value-type="string" calcext:value-type="string">
            <text:p><text:span text:style-name="T1749">use_swing</text:span></text:p>
          </table:table-cell>
          <table:table-cell office:value-type="string" calcext:value-type="string">
            <text:p><text:span text:style-name="T1750">user on other</text:span></text:p>
          </table:table-cell>
          <table:table-cell office:value-type="string" calcext:value-type="string">
            <text:p><text:span text:style-name="T1751">#USER# swings and hits #OTHER#</text:span></text:p>
          </table:table-cell>
          <table:table-cell table:number-columns-repeated="1024"/>
        </table:table-row>
        <table:table-row table:style-name="ro939">
          <table:table-cell office:value-type="string" calcext:value-type="string">
            <text:p><text:span text:style-name="T1752">swing</text:span></text:p>
          </table:table-cell>
          <table:table-cell office:value-type="string" calcext:value-type="string">
            <text:p><text:span text:style-name="T1753">use_swing</text:span></text:p>
          </table:table-cell>
          <table:table-cell office:value-type="string" calcext:value-type="string">
            <text:p><text:span text:style-name="T1754">you on you fail</text:span></text:p>
          </table:table-cell>
          <table:table-cell office:value-type="string" calcext:value-type="string">
            <text:p><text:span text:style-name="T1755">You lose your footing while swinging at yourself!</text:span></text:p>
          </table:table-cell>
          <table:table-cell table:number-columns-repeated="1024"/>
        </table:table-row>
        <table:table-row table:style-name="ro940">
          <table:table-cell office:value-type="string" calcext:value-type="string">
            <text:p><text:span text:style-name="T1756">swing</text:span></text:p>
          </table:table-cell>
          <table:table-cell office:value-type="string" calcext:value-type="string">
            <text:p><text:span text:style-name="T1757">use_swing</text:span></text:p>
          </table:table-cell>
          <table:table-cell office:value-type="string" calcext:value-type="string">
            <text:p><text:span text:style-name="T1758">you on other fail</text:span></text:p>
          </table:table-cell>
          <table:table-cell office:value-type="string" calcext:value-type="string">
            <text:p><text:span text:style-name="T1759">You lose your footing while swinging at #OTHER#</text:span></text:p>
          </table:table-cell>
          <table:table-cell table:number-columns-repeated="1024"/>
        </table:table-row>
        <table:table-row table:style-name="ro941">
          <table:table-cell office:value-type="string" calcext:value-type="string">
            <text:p><text:span text:style-name="T1760">swing</text:span></text:p>
          </table:table-cell>
          <table:table-cell office:value-type="string" calcext:value-type="string">
            <text:p><text:span text:style-name="T1761">use_swing</text:span></text:p>
          </table:table-cell>
          <table:table-cell office:value-type="string" calcext:value-type="string">
            <text:p><text:span text:style-name="T1762">user on user fail</text:span></text:p>
          </table:table-cell>
          <table:table-cell office:value-type="string" calcext:value-type="string">
            <text:p><text:span text:style-name="T1763">#USER# loses their footing while swinging at themselves</text:span></text:p>
          </table:table-cell>
          <table:table-cell table:number-columns-repeated="1024"/>
        </table:table-row>
        <table:table-row table:style-name="ro942">
          <table:table-cell office:value-type="string" calcext:value-type="string">
            <text:p><text:span text:style-name="T1764">swing</text:span></text:p>
          </table:table-cell>
          <table:table-cell office:value-type="string" calcext:value-type="string">
            <text:p><text:span text:style-name="T1765">use_swing</text:span></text:p>
          </table:table-cell>
          <table:table-cell office:value-type="string" calcext:value-type="string">
            <text:p><text:span text:style-name="T1766">user on you fail</text:span></text:p>
          </table:table-cell>
          <table:table-cell office:value-type="string" calcext:value-type="string">
            <text:p><text:span text:style-name="T1767">#USER# loses their footing while swinging at you!</text:span></text:p>
          </table:table-cell>
          <table:table-cell table:number-columns-repeated="1024"/>
        </table:table-row>
        <table:table-row table:style-name="ro943">
          <table:table-cell office:value-type="string" calcext:value-type="string">
            <text:p><text:span text:style-name="T1768">swing</text:span></text:p>
          </table:table-cell>
          <table:table-cell office:value-type="string" calcext:value-type="string">
            <text:p><text:span text:style-name="T1769">use_swing</text:span></text:p>
          </table:table-cell>
          <table:table-cell office:value-type="string" calcext:value-type="string">
            <text:p><text:span text:style-name="T1770">user on other fail</text:span></text:p>
          </table:table-cell>
          <table:table-cell office:value-type="string" calcext:value-type="string">
            <text:p><text:span text:style-name="T1771">#USER# loses their footing while swinging at #OTHER#</text:span></text:p>
          </table:table-cell>
          <table:table-cell table:number-columns-repeated="1024"/>
        </table:table-row>
        <table:table-row table:style-name="ro944">
          <table:table-cell office:value-type="string" calcext:value-type="string">
            <text:p><text:span text:style-name="T1772">ethereal</text:span></text:p>
          </table:table-cell>
          <table:table-cell office:value-type="string" calcext:value-type="string">
            <text:p><text:span text:style-name="T1773">use_ethereal</text:span></text:p>
          </table:table-cell>
          <table:table-cell office:value-type="string" calcext:value-type="string">
            <text:p><text:span text:style-name="T1774">you on you</text:span></text:p>
          </table:table-cell>
          <table:table-cell office:value-type="string" calcext:value-type="string">
            <text:p><text:span text:style-name="T1775">You focus, and begin to fade</text:span></text:p>
          </table:table-cell>
          <table:table-cell table:number-columns-repeated="1024"/>
        </table:table-row>
        <table:table-row table:style-name="ro945">
          <table:table-cell office:value-type="string" calcext:value-type="string">
            <text:p><text:span text:style-name="T1776">ethereal</text:span></text:p>
          </table:table-cell>
          <table:table-cell office:value-type="string" calcext:value-type="string">
            <text:p><text:span text:style-name="T1777">use_ethereal</text:span></text:p>
          </table:table-cell>
          <table:table-cell office:value-type="string" calcext:value-type="string">
            <text:p><text:span text:style-name="T1778">you on other</text:span></text:p>
          </table:table-cell>
          <table:table-cell office:value-type="string" calcext:value-type="string">
            <text:p><text:span text:style-name="T1779">You focus, and #OTHER# begins to fade</text:span></text:p>
          </table:table-cell>
          <table:table-cell table:number-columns-repeated="1024"/>
        </table:table-row>
        <table:table-row table:style-name="ro946">
          <table:table-cell office:value-type="string" calcext:value-type="string">
            <text:p><text:span text:style-name="T1780">ethereal</text:span></text:p>
          </table:table-cell>
          <table:table-cell office:value-type="string" calcext:value-type="string">
            <text:p><text:span text:style-name="T1781">use_ethereal</text:span></text:p>
          </table:table-cell>
          <table:table-cell office:value-type="string" calcext:value-type="string">
            <text:p><text:span text:style-name="T1782">user on user</text:span></text:p>
          </table:table-cell>
          <table:table-cell office:value-type="string" calcext:value-type="string">
            <text:p><text:span text:style-name="T1783">#USER# focuses, and begins to fade</text:span></text:p>
          </table:table-cell>
          <table:table-cell table:number-columns-repeated="1024"/>
        </table:table-row>
        <table:table-row table:style-name="ro947">
          <table:table-cell office:value-type="string" calcext:value-type="string">
            <text:p><text:span text:style-name="T1784">ethereal</text:span></text:p>
          </table:table-cell>
          <table:table-cell office:value-type="string" calcext:value-type="string">
            <text:p><text:span text:style-name="T1785">use_ethereal</text:span></text:p>
          </table:table-cell>
          <table:table-cell office:value-type="string" calcext:value-type="string">
            <text:p><text:span text:style-name="T1786">user on you</text:span></text:p>
          </table:table-cell>
          <table:table-cell office:value-type="string" calcext:value-type="string">
            <text:p><text:span text:style-name="T1787">#USER# focuses, and you begin to fade</text:span></text:p>
          </table:table-cell>
          <table:table-cell table:number-columns-repeated="1024"/>
        </table:table-row>
        <table:table-row table:style-name="ro948">
          <table:table-cell office:value-type="string" calcext:value-type="string">
            <text:p><text:span text:style-name="T1788">ethereal</text:span></text:p>
          </table:table-cell>
          <table:table-cell office:value-type="string" calcext:value-type="string">
            <text:p><text:span text:style-name="T1789">use_ethereal</text:span></text:p>
          </table:table-cell>
          <table:table-cell office:value-type="string" calcext:value-type="string">
            <text:p><text:span text:style-name="T1790">user on other</text:span></text:p>
          </table:table-cell>
          <table:table-cell office:value-type="string" calcext:value-type="string">
            <text:p><text:span text:style-name="T1791">#USER# focuses, and #OTHER# begins to fade</text:span></text:p>
          </table:table-cell>
          <table:table-cell table:number-columns-repeated="1024"/>
        </table:table-row>
        <table:table-row table:style-name="ro949">
          <table:table-cell office:value-type="string" calcext:value-type="string">
            <text:p><text:span text:style-name="T1792">ethereal</text:span></text:p>
          </table:table-cell>
          <table:table-cell office:value-type="string" calcext:value-type="string">
            <text:p><text:span text:style-name="T1793">use_ethereal</text:span></text:p>
          </table:table-cell>
          <table:table-cell office:value-type="string" calcext:value-type="string">
            <text:p><text:span text:style-name="T1794">you on you fail</text:span></text:p>
          </table:table-cell>
          <table:table-cell office:value-type="string" calcext:value-type="string">
            <text:p><text:span text:style-name="T1795">You lose your focus</text:span></text:p>
          </table:table-cell>
          <table:table-cell table:number-columns-repeated="1024"/>
        </table:table-row>
        <table:table-row table:style-name="ro950">
          <table:table-cell office:value-type="string" calcext:value-type="string">
            <text:p><text:span text:style-name="T1796">ethereal</text:span></text:p>
          </table:table-cell>
          <table:table-cell office:value-type="string" calcext:value-type="string">
            <text:p><text:span text:style-name="T1797">use_ethereal</text:span></text:p>
          </table:table-cell>
          <table:table-cell office:value-type="string" calcext:value-type="string">
            <text:p><text:span text:style-name="T1798">you on other fail</text:span></text:p>
          </table:table-cell>
          <table:table-cell office:value-type="string" calcext:value-type="string">
            <text:p><text:span text:style-name="T1799">You lose your focus on #OTHER#</text:span></text:p>
          </table:table-cell>
          <table:table-cell table:number-columns-repeated="1024"/>
        </table:table-row>
        <table:table-row table:style-name="ro951">
          <table:table-cell office:value-type="string" calcext:value-type="string">
            <text:p><text:span text:style-name="T1800">ethereal</text:span></text:p>
          </table:table-cell>
          <table:table-cell office:value-type="string" calcext:value-type="string">
            <text:p><text:span text:style-name="T1801">use_ethereal</text:span></text:p>
          </table:table-cell>
          <table:table-cell office:value-type="string" calcext:value-type="string">
            <text:p><text:span text:style-name="T1802">user on user fail</text:span></text:p>
          </table:table-cell>
          <table:table-cell office:value-type="string" calcext:value-type="string">
            <text:p><text:span text:style-name="T1803">#USER# loses their focus</text:span></text:p>
          </table:table-cell>
          <table:table-cell table:number-columns-repeated="1024"/>
        </table:table-row>
        <table:table-row table:style-name="ro952">
          <table:table-cell office:value-type="string" calcext:value-type="string">
            <text:p><text:span text:style-name="T1804">ethereal</text:span></text:p>
          </table:table-cell>
          <table:table-cell office:value-type="string" calcext:value-type="string">
            <text:p><text:span text:style-name="T1805">use_ethereal</text:span></text:p>
          </table:table-cell>
          <table:table-cell office:value-type="string" calcext:value-type="string">
            <text:p><text:span text:style-name="T1806">user on you fail</text:span></text:p>
          </table:table-cell>
          <table:table-cell office:value-type="string" calcext:value-type="string">
            <text:p><text:span text:style-name="T1807">#USER# loses their focus on you</text:span></text:p>
          </table:table-cell>
          <table:table-cell table:number-columns-repeated="1024"/>
        </table:table-row>
        <table:table-row table:style-name="ro953">
          <table:table-cell office:value-type="string" calcext:value-type="string">
            <text:p><text:span text:style-name="T1808">ethereal</text:span></text:p>
          </table:table-cell>
          <table:table-cell office:value-type="string" calcext:value-type="string">
            <text:p><text:span text:style-name="T1809">use_ethereal</text:span></text:p>
          </table:table-cell>
          <table:table-cell office:value-type="string" calcext:value-type="string">
            <text:p><text:span text:style-name="T1810">user on other fail</text:span></text:p>
          </table:table-cell>
          <table:table-cell office:value-type="string" calcext:value-type="string">
            <text:p><text:span text:style-name="T1811">#USER# loses their focus on #OTHER#</text:span></text:p>
          </table:table-cell>
          <table:table-cell table:number-columns-repeated="1024"/>
        </table:table-row>
        <table:table-row table:style-name="ro954">
          <table:table-cell office:value-type="string" calcext:value-type="string">
            <text:p><text:span text:style-name="T1812">bash</text:span></text:p>
          </table:table-cell>
          <table:table-cell office:value-type="string" calcext:value-type="string">
            <text:p><text:span text:style-name="T1813">use_bash</text:span></text:p>
          </table:table-cell>
          <table:table-cell office:value-type="string" calcext:value-type="string">
            <text:p><text:span text:style-name="T1814">you on you</text:span></text:p>
          </table:table-cell>
          <table:table-cell office:value-type="string" calcext:value-type="string">
            <text:p><text:span text:style-name="T1815">You bash yourself</text:span></text:p>
          </table:table-cell>
          <table:table-cell table:number-columns-repeated="1024"/>
        </table:table-row>
        <table:table-row table:style-name="ro955">
          <table:table-cell office:value-type="string" calcext:value-type="string">
            <text:p><text:span text:style-name="T1816">bash</text:span></text:p>
          </table:table-cell>
          <table:table-cell office:value-type="string" calcext:value-type="string">
            <text:p><text:span text:style-name="T1817">use_bash</text:span></text:p>
          </table:table-cell>
          <table:table-cell office:value-type="string" calcext:value-type="string">
            <text:p><text:span text:style-name="T1818">you on other</text:span></text:p>
          </table:table-cell>
          <table:table-cell office:value-type="string" calcext:value-type="string">
            <text:p><text:span text:style-name="T1819">You bash #OTHER#</text:span></text:p>
          </table:table-cell>
          <table:table-cell table:number-columns-repeated="1024"/>
        </table:table-row>
        <table:table-row table:style-name="ro956">
          <table:table-cell office:value-type="string" calcext:value-type="string">
            <text:p><text:span text:style-name="T1820">bash</text:span></text:p>
          </table:table-cell>
          <table:table-cell office:value-type="string" calcext:value-type="string">
            <text:p><text:span text:style-name="T1821">use_bash</text:span></text:p>
          </table:table-cell>
          <table:table-cell office:value-type="string" calcext:value-type="string">
            <text:p><text:span text:style-name="T1822">user on user</text:span></text:p>
          </table:table-cell>
          <table:table-cell office:value-type="string" calcext:value-type="string">
            <text:p><text:span text:style-name="T1823">#USER# bashes themselves</text:span></text:p>
          </table:table-cell>
          <table:table-cell table:number-columns-repeated="1024"/>
        </table:table-row>
        <table:table-row table:style-name="ro957">
          <table:table-cell office:value-type="string" calcext:value-type="string">
            <text:p><text:span text:style-name="T1824">bash</text:span></text:p>
          </table:table-cell>
          <table:table-cell office:value-type="string" calcext:value-type="string">
            <text:p><text:span text:style-name="T1825">use_bash</text:span></text:p>
          </table:table-cell>
          <table:table-cell office:value-type="string" calcext:value-type="string">
            <text:p><text:span text:style-name="T1826">user on you</text:span></text:p>
          </table:table-cell>
          <table:table-cell office:value-type="string" calcext:value-type="string">
            <text:p><text:span text:style-name="T1827">#USER# bashes you</text:span></text:p>
          </table:table-cell>
          <table:table-cell table:number-columns-repeated="1024"/>
        </table:table-row>
        <table:table-row table:style-name="ro958">
          <table:table-cell office:value-type="string" calcext:value-type="string">
            <text:p><text:span text:style-name="T1828">bash</text:span></text:p>
          </table:table-cell>
          <table:table-cell office:value-type="string" calcext:value-type="string">
            <text:p><text:span text:style-name="T1829">use_bash</text:span></text:p>
          </table:table-cell>
          <table:table-cell office:value-type="string" calcext:value-type="string">
            <text:p><text:span text:style-name="T1830">user on other</text:span></text:p>
          </table:table-cell>
          <table:table-cell office:value-type="string" calcext:value-type="string">
            <text:p><text:span text:style-name="T1831">#USER# bashes #OTHER#</text:span></text:p>
          </table:table-cell>
          <table:table-cell table:number-columns-repeated="1024"/>
        </table:table-row>
        <table:table-row table:style-name="ro959">
          <table:table-cell office:value-type="string" calcext:value-type="string">
            <text:p><text:span text:style-name="T1832">bash</text:span></text:p>
          </table:table-cell>
          <table:table-cell office:value-type="string" calcext:value-type="string">
            <text:p><text:span text:style-name="T1833">use_bash</text:span></text:p>
          </table:table-cell>
          <table:table-cell office:value-type="string" calcext:value-type="string">
            <text:p><text:span text:style-name="T1834">you on you fail</text:span></text:p>
          </table:table-cell>
          <table:table-cell office:value-type="string" calcext:value-type="string">
            <text:p><text:span text:style-name="T1835">You fail to bash yourself</text:span></text:p>
          </table:table-cell>
          <table:table-cell table:number-columns-repeated="1024"/>
        </table:table-row>
        <table:table-row table:style-name="ro960">
          <table:table-cell office:value-type="string" calcext:value-type="string">
            <text:p><text:span text:style-name="T1836">bash</text:span></text:p>
          </table:table-cell>
          <table:table-cell office:value-type="string" calcext:value-type="string">
            <text:p><text:span text:style-name="T1837">use_bash</text:span></text:p>
          </table:table-cell>
          <table:table-cell office:value-type="string" calcext:value-type="string">
            <text:p><text:span text:style-name="T1838">you on other fail</text:span></text:p>
          </table:table-cell>
          <table:table-cell office:value-type="string" calcext:value-type="string">
            <text:p><text:span text:style-name="T1839">You fail to bash #OTHER#</text:span></text:p>
          </table:table-cell>
          <table:table-cell table:number-columns-repeated="1024"/>
        </table:table-row>
        <table:table-row table:style-name="ro961">
          <table:table-cell office:value-type="string" calcext:value-type="string">
            <text:p><text:span text:style-name="T1840">bash</text:span></text:p>
          </table:table-cell>
          <table:table-cell office:value-type="string" calcext:value-type="string">
            <text:p><text:span text:style-name="T1841">use_bash</text:span></text:p>
          </table:table-cell>
          <table:table-cell office:value-type="string" calcext:value-type="string">
            <text:p><text:span text:style-name="T1842">user on user fail</text:span></text:p>
          </table:table-cell>
          <table:table-cell office:value-type="string" calcext:value-type="string">
            <text:p><text:span text:style-name="T1843">#USER# fails to bash themselves</text:span></text:p>
          </table:table-cell>
          <table:table-cell table:number-columns-repeated="1024"/>
        </table:table-row>
        <table:table-row table:style-name="ro962">
          <table:table-cell office:value-type="string" calcext:value-type="string">
            <text:p><text:span text:style-name="T1844">bash</text:span></text:p>
          </table:table-cell>
          <table:table-cell office:value-type="string" calcext:value-type="string">
            <text:p><text:span text:style-name="T1845">use_bash</text:span></text:p>
          </table:table-cell>
          <table:table-cell office:value-type="string" calcext:value-type="string">
            <text:p><text:span text:style-name="T1846">user on you fail</text:span></text:p>
          </table:table-cell>
          <table:table-cell office:value-type="string" calcext:value-type="string">
            <text:p><text:span text:style-name="T1847">#USER# fails to bash you</text:span></text:p>
          </table:table-cell>
          <table:table-cell table:number-columns-repeated="1024"/>
        </table:table-row>
        <table:table-row table:style-name="ro963">
          <table:table-cell office:value-type="string" calcext:value-type="string">
            <text:p><text:span text:style-name="T1848">bash</text:span></text:p>
          </table:table-cell>
          <table:table-cell office:value-type="string" calcext:value-type="string">
            <text:p><text:span text:style-name="T1849">use_bash</text:span></text:p>
          </table:table-cell>
          <table:table-cell office:value-type="string" calcext:value-type="string">
            <text:p><text:span text:style-name="T1850">user on other fail</text:span></text:p>
          </table:table-cell>
          <table:table-cell office:value-type="string" calcext:value-type="string">
            <text:p><text:span text:style-name="T1851">#USER# fails to bash #OTHER#</text:span></text:p>
          </table:table-cell>
          <table:table-cell table:number-columns-repeated="1024"/>
        </table:table-row>
        <table:table-row table:style-name="ro964">
          <table:table-cell office:value-type="string" calcext:value-type="string">
            <text:p><text:span text:style-name="T1852">double whack</text:span></text:p>
          </table:table-cell>
          <table:table-cell office:value-type="string" calcext:value-type="string">
            <text:p><text:span text:style-name="T1853">use_double_whack</text:span></text:p>
          </table:table-cell>
          <table:table-cell office:value-type="string" calcext:value-type="string">
            <text:p><text:span text:style-name="T1854">you on you</text:span></text:p>
          </table:table-cell>
          <table:table-cell office:value-type="string" calcext:value-type="string">
            <text:p><text:span text:style-name="T1855">You whack and hit yourself!</text:span></text:p>
          </table:table-cell>
          <table:table-cell table:number-columns-repeated="1024"/>
        </table:table-row>
        <table:table-row table:style-name="ro965">
          <table:table-cell office:value-type="string" calcext:value-type="string">
            <text:p><text:span text:style-name="T1856">double whack</text:span></text:p>
          </table:table-cell>
          <table:table-cell office:value-type="string" calcext:value-type="string">
            <text:p><text:span text:style-name="T1857">use_double_whack</text:span></text:p>
          </table:table-cell>
          <table:table-cell office:value-type="string" calcext:value-type="string">
            <text:p><text:span text:style-name="T1858">you on other</text:span></text:p>
          </table:table-cell>
          <table:table-cell office:value-type="string" calcext:value-type="string">
            <text:p><text:span text:style-name="T1859">You whack and hit #OTHER#</text:span></text:p>
          </table:table-cell>
          <table:table-cell table:number-columns-repeated="1024"/>
        </table:table-row>
        <table:table-row table:style-name="ro966">
          <table:table-cell office:value-type="string" calcext:value-type="string">
            <text:p><text:span text:style-name="T1860">double whack</text:span></text:p>
          </table:table-cell>
          <table:table-cell office:value-type="string" calcext:value-type="string">
            <text:p><text:span text:style-name="T1861">use_double_whack</text:span></text:p>
          </table:table-cell>
          <table:table-cell office:value-type="string" calcext:value-type="string">
            <text:p><text:span text:style-name="T1862">user on user</text:span></text:p>
          </table:table-cell>
          <table:table-cell office:value-type="string" calcext:value-type="string">
            <text:p><text:span text:style-name="T1863">#USER# whacks and hits themselves!</text:span></text:p>
          </table:table-cell>
          <table:table-cell table:number-columns-repeated="1024"/>
        </table:table-row>
        <table:table-row table:style-name="ro967">
          <table:table-cell office:value-type="string" calcext:value-type="string">
            <text:p><text:span text:style-name="T1864">double whack</text:span></text:p>
          </table:table-cell>
          <table:table-cell office:value-type="string" calcext:value-type="string">
            <text:p><text:span text:style-name="T1865">use_double_whack</text:span></text:p>
          </table:table-cell>
          <table:table-cell office:value-type="string" calcext:value-type="string">
            <text:p><text:span text:style-name="T1866">user on you</text:span></text:p>
          </table:table-cell>
          <table:table-cell office:value-type="string" calcext:value-type="string">
            <text:p><text:span text:style-name="T1867">#USER# whacks and hits you!</text:span></text:p>
          </table:table-cell>
          <table:table-cell table:number-columns-repeated="1024"/>
        </table:table-row>
        <table:table-row table:style-name="ro968">
          <table:table-cell office:value-type="string" calcext:value-type="string">
            <text:p><text:span text:style-name="T1868">double whack</text:span></text:p>
          </table:table-cell>
          <table:table-cell office:value-type="string" calcext:value-type="string">
            <text:p><text:span text:style-name="T1869">use_double_whack</text:span></text:p>
          </table:table-cell>
          <table:table-cell office:value-type="string" calcext:value-type="string">
            <text:p><text:span text:style-name="T1870">user on other</text:span></text:p>
          </table:table-cell>
          <table:table-cell office:value-type="string" calcext:value-type="string">
            <text:p><text:span text:style-name="T1871">#USER# whacks and hits #OTHER#</text:span></text:p>
          </table:table-cell>
          <table:table-cell table:number-columns-repeated="1024"/>
        </table:table-row>
        <table:table-row table:style-name="ro969">
          <table:table-cell office:value-type="string" calcext:value-type="string">
            <text:p><text:span text:style-name="T1872">double whack</text:span></text:p>
          </table:table-cell>
          <table:table-cell office:value-type="string" calcext:value-type="string">
            <text:p><text:span text:style-name="T1873">use_double_whack</text:span></text:p>
          </table:table-cell>
          <table:table-cell office:value-type="string" calcext:value-type="string">
            <text:p><text:span text:style-name="T1874">you on you fail</text:span></text:p>
          </table:table-cell>
          <table:table-cell office:value-type="string" calcext:value-type="string">
            <text:p><text:span text:style-name="T1875">You lose your footing while whacking at yourself!</text:span></text:p>
          </table:table-cell>
          <table:table-cell table:number-columns-repeated="1024"/>
        </table:table-row>
        <table:table-row table:style-name="ro970">
          <table:table-cell office:value-type="string" calcext:value-type="string">
            <text:p><text:span text:style-name="T1876">double whack</text:span></text:p>
          </table:table-cell>
          <table:table-cell office:value-type="string" calcext:value-type="string">
            <text:p><text:span text:style-name="T1877">use_double_whack</text:span></text:p>
          </table:table-cell>
          <table:table-cell office:value-type="string" calcext:value-type="string">
            <text:p><text:span text:style-name="T1878">you on other fail</text:span></text:p>
          </table:table-cell>
          <table:table-cell office:value-type="string" calcext:value-type="string">
            <text:p><text:span text:style-name="T1879">You lose your footing while whacking at #OTHER#</text:span></text:p>
          </table:table-cell>
          <table:table-cell table:number-columns-repeated="1024"/>
        </table:table-row>
        <table:table-row table:style-name="ro971">
          <table:table-cell office:value-type="string" calcext:value-type="string">
            <text:p><text:span text:style-name="T1880">double whack</text:span></text:p>
          </table:table-cell>
          <table:table-cell office:value-type="string" calcext:value-type="string">
            <text:p><text:span text:style-name="T1881">use_double_whack</text:span></text:p>
          </table:table-cell>
          <table:table-cell office:value-type="string" calcext:value-type="string">
            <text:p><text:span text:style-name="T1882">user on user fail</text:span></text:p>
          </table:table-cell>
          <table:table-cell office:value-type="string" calcext:value-type="string">
            <text:p><text:span text:style-name="T1883">#USER# loses their footing while whacking at themselves</text:span></text:p>
          </table:table-cell>
          <table:table-cell table:number-columns-repeated="1024"/>
        </table:table-row>
        <table:table-row table:style-name="ro972">
          <table:table-cell office:value-type="string" calcext:value-type="string">
            <text:p><text:span text:style-name="T1884">double whack</text:span></text:p>
          </table:table-cell>
          <table:table-cell office:value-type="string" calcext:value-type="string">
            <text:p><text:span text:style-name="T1885">use_double_whack</text:span></text:p>
          </table:table-cell>
          <table:table-cell office:value-type="string" calcext:value-type="string">
            <text:p><text:span text:style-name="T1886">user on you fail</text:span></text:p>
          </table:table-cell>
          <table:table-cell office:value-type="string" calcext:value-type="string">
            <text:p><text:span text:style-name="T1887">#USER# loses their footing while whacking at you!</text:span></text:p>
          </table:table-cell>
          <table:table-cell table:number-columns-repeated="1024"/>
        </table:table-row>
        <table:table-row table:style-name="ro973">
          <table:table-cell office:value-type="string" calcext:value-type="string">
            <text:p><text:span text:style-name="T1888">double whack</text:span></text:p>
          </table:table-cell>
          <table:table-cell office:value-type="string" calcext:value-type="string">
            <text:p><text:span text:style-name="T1889">use_double_whack</text:span></text:p>
          </table:table-cell>
          <table:table-cell office:value-type="string" calcext:value-type="string">
            <text:p><text:span text:style-name="T1890">user on other fail</text:span></text:p>
          </table:table-cell>
          <table:table-cell office:value-type="string" calcext:value-type="string">
            <text:p><text:span text:style-name="T1891">#USER# loses their footing while whacking at #OTHER#</text:span></text:p>
          </table:table-cell>
          <table:table-cell table:number-columns-repeated="1024"/>
        </table:table-row>
        <table:table-row table:style-name="ro974">
          <table:table-cell office:value-type="string" calcext:value-type="string">
            <text:p><text:span text:style-name="T1892">smite</text:span></text:p>
          </table:table-cell>
          <table:table-cell office:value-type="string" calcext:value-type="string">
            <text:p><text:span text:style-name="T1893">use_smite</text:span></text:p>
          </table:table-cell>
          <table:table-cell office:value-type="string" calcext:value-type="string">
            <text:p><text:span text:style-name="T1894">you on you</text:span></text:p>
          </table:table-cell>
          <table:table-cell office:value-type="string" calcext:value-type="string">
            <text:p><text:span text:style-name="T1895">You smite yourself!</text:span></text:p>
          </table:table-cell>
          <table:table-cell table:number-columns-repeated="1024"/>
        </table:table-row>
        <table:table-row table:style-name="ro975">
          <table:table-cell office:value-type="string" calcext:value-type="string">
            <text:p><text:span text:style-name="T1896">smite</text:span></text:p>
          </table:table-cell>
          <table:table-cell office:value-type="string" calcext:value-type="string">
            <text:p><text:span text:style-name="T1897">use_smite</text:span></text:p>
          </table:table-cell>
          <table:table-cell office:value-type="string" calcext:value-type="string">
            <text:p><text:span text:style-name="T1898">you on other</text:span></text:p>
          </table:table-cell>
          <table:table-cell office:value-type="string" calcext:value-type="string">
            <text:p><text:span text:style-name="T1899">You smite #OTHER#</text:span></text:p>
          </table:table-cell>
          <table:table-cell table:number-columns-repeated="1024"/>
        </table:table-row>
        <table:table-row table:style-name="ro976">
          <table:table-cell office:value-type="string" calcext:value-type="string">
            <text:p><text:span text:style-name="T1900">smite</text:span></text:p>
          </table:table-cell>
          <table:table-cell office:value-type="string" calcext:value-type="string">
            <text:p><text:span text:style-name="T1901">use_smite</text:span></text:p>
          </table:table-cell>
          <table:table-cell office:value-type="string" calcext:value-type="string">
            <text:p><text:span text:style-name="T1902">user on user</text:span></text:p>
          </table:table-cell>
          <table:table-cell office:value-type="string" calcext:value-type="string">
            <text:p><text:span text:style-name="T1903">#USER# smites themselves!</text:span></text:p>
          </table:table-cell>
          <table:table-cell table:number-columns-repeated="1024"/>
        </table:table-row>
        <table:table-row table:style-name="ro977">
          <table:table-cell office:value-type="string" calcext:value-type="string">
            <text:p><text:span text:style-name="T1904">smite</text:span></text:p>
          </table:table-cell>
          <table:table-cell office:value-type="string" calcext:value-type="string">
            <text:p><text:span text:style-name="T1905">use_smite</text:span></text:p>
          </table:table-cell>
          <table:table-cell office:value-type="string" calcext:value-type="string">
            <text:p><text:span text:style-name="T1906">user on you</text:span></text:p>
          </table:table-cell>
          <table:table-cell office:value-type="string" calcext:value-type="string">
            <text:p><text:span text:style-name="T1907">#USER# smites you!</text:span></text:p>
          </table:table-cell>
          <table:table-cell table:number-columns-repeated="1024"/>
        </table:table-row>
        <table:table-row table:style-name="ro978">
          <table:table-cell office:value-type="string" calcext:value-type="string">
            <text:p><text:span text:style-name="T1908">smite</text:span></text:p>
          </table:table-cell>
          <table:table-cell office:value-type="string" calcext:value-type="string">
            <text:p><text:span text:style-name="T1909">use_smite</text:span></text:p>
          </table:table-cell>
          <table:table-cell office:value-type="string" calcext:value-type="string">
            <text:p><text:span text:style-name="T1910">user on other</text:span></text:p>
          </table:table-cell>
          <table:table-cell office:value-type="string" calcext:value-type="string">
            <text:p><text:span text:style-name="T1911">#USER# smites #OTHER#</text:span></text:p>
          </table:table-cell>
          <table:table-cell table:number-columns-repeated="1024"/>
        </table:table-row>
        <table:table-row table:style-name="ro979">
          <table:table-cell office:value-type="string" calcext:value-type="string">
            <text:p><text:span text:style-name="T1912">smite</text:span></text:p>
          </table:table-cell>
          <table:table-cell office:value-type="string" calcext:value-type="string">
            <text:p><text:span text:style-name="T1913">use_smite</text:span></text:p>
          </table:table-cell>
          <table:table-cell office:value-type="string" calcext:value-type="string">
            <text:p><text:span text:style-name="T1914">you on you fail</text:span></text:p>
          </table:table-cell>
          <table:table-cell office:value-type="string" calcext:value-type="string">
            <text:p><text:span text:style-name="T1915">You fail to smite yourself!</text:span></text:p>
          </table:table-cell>
          <table:table-cell table:number-columns-repeated="1024"/>
        </table:table-row>
        <table:table-row table:style-name="ro980">
          <table:table-cell office:value-type="string" calcext:value-type="string">
            <text:p><text:span text:style-name="T1916">smite</text:span></text:p>
          </table:table-cell>
          <table:table-cell office:value-type="string" calcext:value-type="string">
            <text:p><text:span text:style-name="T1917">use_smite</text:span></text:p>
          </table:table-cell>
          <table:table-cell office:value-type="string" calcext:value-type="string">
            <text:p><text:span text:style-name="T1918">you on other fail</text:span></text:p>
          </table:table-cell>
          <table:table-cell office:value-type="string" calcext:value-type="string">
            <text:p><text:span text:style-name="T1919">You fail to smite #OTHER#</text:span></text:p>
          </table:table-cell>
          <table:table-cell table:number-columns-repeated="1024"/>
        </table:table-row>
        <table:table-row table:style-name="ro981">
          <table:table-cell office:value-type="string" calcext:value-type="string">
            <text:p><text:span text:style-name="T1920">smite</text:span></text:p>
          </table:table-cell>
          <table:table-cell office:value-type="string" calcext:value-type="string">
            <text:p><text:span text:style-name="T1921">use_smite</text:span></text:p>
          </table:table-cell>
          <table:table-cell office:value-type="string" calcext:value-type="string">
            <text:p><text:span text:style-name="T1922">user on user fail</text:span></text:p>
          </table:table-cell>
          <table:table-cell office:value-type="string" calcext:value-type="string">
            <text:p><text:span text:style-name="T1923">#USER# fails to smites themselves</text:span></text:p>
          </table:table-cell>
          <table:table-cell table:number-columns-repeated="1024"/>
        </table:table-row>
        <table:table-row table:style-name="ro982">
          <table:table-cell office:value-type="string" calcext:value-type="string">
            <text:p><text:span text:style-name="T1924">smite</text:span></text:p>
          </table:table-cell>
          <table:table-cell office:value-type="string" calcext:value-type="string">
            <text:p><text:span text:style-name="T1925">use_smite</text:span></text:p>
          </table:table-cell>
          <table:table-cell office:value-type="string" calcext:value-type="string">
            <text:p><text:span text:style-name="T1926">user on you fail</text:span></text:p>
          </table:table-cell>
          <table:table-cell office:value-type="string" calcext:value-type="string">
            <text:p><text:span text:style-name="T1927">#USER# fails to smites you!</text:span></text:p>
          </table:table-cell>
          <table:table-cell table:number-columns-repeated="1024"/>
        </table:table-row>
        <table:table-row table:style-name="ro983">
          <table:table-cell office:value-type="string" calcext:value-type="string">
            <text:p><text:span text:style-name="T1928">smite</text:span></text:p>
          </table:table-cell>
          <table:table-cell office:value-type="string" calcext:value-type="string">
            <text:p><text:span text:style-name="T1929">use_smite</text:span></text:p>
          </table:table-cell>
          <table:table-cell office:value-type="string" calcext:value-type="string">
            <text:p><text:span text:style-name="T1930">user on other fail</text:span></text:p>
          </table:table-cell>
          <table:table-cell office:value-type="string" calcext:value-type="string">
            <text:p><text:span text:style-name="T1931">#USER# fails to smites #OTHER#</text:span></text:p>
          </table:table-cell>
          <table:table-cell table:number-columns-repeated="1024"/>
        </table:table-row>
        <table:table-row table:style-name="ro984">
          <table:table-cell office:value-type="string" calcext:value-type="string">
            <text:p><text:span text:style-name="T1932">cure light wounds</text:span></text:p>
          </table:table-cell>
          <table:table-cell office:value-type="string" calcext:value-type="string">
            <text:p><text:span text:style-name="T1933">use_cure_light_wounds</text:span></text:p>
          </table:table-cell>
          <table:table-cell office:value-type="string" calcext:value-type="string">
            <text:p><text:span text:style-name="T1934">you on you</text:span></text:p>
          </table:table-cell>
          <table:table-cell office:value-type="string" calcext:value-type="string">
            <text:p><text:span text:style-name="T1935">You pray for yourself</text:span></text:p>
          </table:table-cell>
          <table:table-cell table:number-columns-repeated="1024"/>
        </table:table-row>
        <table:table-row table:style-name="ro985">
          <table:table-cell office:value-type="string" calcext:value-type="string">
            <text:p><text:span text:style-name="T1936">cure light wounds</text:span></text:p>
          </table:table-cell>
          <table:table-cell office:value-type="string" calcext:value-type="string">
            <text:p><text:span text:style-name="T1937">use_cure_light_wounds</text:span></text:p>
          </table:table-cell>
          <table:table-cell office:value-type="string" calcext:value-type="string">
            <text:p><text:span text:style-name="T1938">you on other</text:span></text:p>
          </table:table-cell>
          <table:table-cell office:value-type="string" calcext:value-type="string">
            <text:p><text:span text:style-name="T1939">You pray for #OTHER#</text:span></text:p>
          </table:table-cell>
          <table:table-cell table:number-columns-repeated="1024"/>
        </table:table-row>
        <table:table-row table:style-name="ro986">
          <table:table-cell office:value-type="string" calcext:value-type="string">
            <text:p><text:span text:style-name="T1940">cure light wounds</text:span></text:p>
          </table:table-cell>
          <table:table-cell office:value-type="string" calcext:value-type="string">
            <text:p><text:span text:style-name="T1941">use_cure_light_wounds</text:span></text:p>
          </table:table-cell>
          <table:table-cell office:value-type="string" calcext:value-type="string">
            <text:p><text:span text:style-name="T1942">user on user</text:span></text:p>
          </table:table-cell>
          <table:table-cell office:value-type="string" calcext:value-type="string">
            <text:p><text:span text:style-name="T1943">#USER# prays for themselves</text:span></text:p>
          </table:table-cell>
          <table:table-cell table:number-columns-repeated="1024"/>
        </table:table-row>
        <table:table-row table:style-name="ro987">
          <table:table-cell office:value-type="string" calcext:value-type="string">
            <text:p><text:span text:style-name="T1944">cure light wounds</text:span></text:p>
          </table:table-cell>
          <table:table-cell office:value-type="string" calcext:value-type="string">
            <text:p><text:span text:style-name="T1945">use_cure_light_wounds</text:span></text:p>
          </table:table-cell>
          <table:table-cell office:value-type="string" calcext:value-type="string">
            <text:p><text:span text:style-name="T1946">user on you</text:span></text:p>
          </table:table-cell>
          <table:table-cell office:value-type="string" calcext:value-type="string">
            <text:p><text:span text:style-name="T1947">#USER# prays for you</text:span></text:p>
          </table:table-cell>
          <table:table-cell table:number-columns-repeated="1024"/>
        </table:table-row>
        <table:table-row table:style-name="ro988">
          <table:table-cell office:value-type="string" calcext:value-type="string">
            <text:p><text:span text:style-name="T1948">cure light wounds</text:span></text:p>
          </table:table-cell>
          <table:table-cell office:value-type="string" calcext:value-type="string">
            <text:p><text:span text:style-name="T1949">use_cure_light_wounds</text:span></text:p>
          </table:table-cell>
          <table:table-cell office:value-type="string" calcext:value-type="string">
            <text:p><text:span text:style-name="T1950">user on other</text:span></text:p>
          </table:table-cell>
          <table:table-cell office:value-type="string" calcext:value-type="string">
            <text:p><text:span text:style-name="T1951">#USER# prays for #OTHER#</text:span></text:p>
          </table:table-cell>
          <table:table-cell table:number-columns-repeated="1024"/>
        </table:table-row>
        <table:table-row table:style-name="ro989">
          <table:table-cell office:value-type="string" calcext:value-type="string">
            <text:p><text:span text:style-name="T1952">cure light wounds</text:span></text:p>
          </table:table-cell>
          <table:table-cell office:value-type="string" calcext:value-type="string">
            <text:p><text:span text:style-name="T1953">use_cure_light_wounds</text:span></text:p>
          </table:table-cell>
          <table:table-cell office:value-type="string" calcext:value-type="string">
            <text:p><text:span text:style-name="T1954">you on you fail</text:span></text:p>
          </table:table-cell>
          <table:table-cell office:value-type="string" calcext:value-type="string">
            <text:p><text:span text:style-name="T1955">You lose concentration while praying for yourself</text:span></text:p>
          </table:table-cell>
          <table:table-cell table:number-columns-repeated="1024"/>
        </table:table-row>
        <table:table-row table:style-name="ro990">
          <table:table-cell office:value-type="string" calcext:value-type="string">
            <text:p><text:span text:style-name="T1956">cure light wounds</text:span></text:p>
          </table:table-cell>
          <table:table-cell office:value-type="string" calcext:value-type="string">
            <text:p><text:span text:style-name="T1957">use_cure_light_wounds</text:span></text:p>
          </table:table-cell>
          <table:table-cell office:value-type="string" calcext:value-type="string">
            <text:p><text:span text:style-name="T1958">you on other fail</text:span></text:p>
          </table:table-cell>
          <table:table-cell office:value-type="string" calcext:value-type="string">
            <text:p><text:span text:style-name="T1959">You lose concentration while praying for #OTHER#</text:span></text:p>
          </table:table-cell>
          <table:table-cell table:number-columns-repeated="1024"/>
        </table:table-row>
        <table:table-row table:style-name="ro991">
          <table:table-cell office:value-type="string" calcext:value-type="string">
            <text:p><text:span text:style-name="T1960">cure light wounds</text:span></text:p>
          </table:table-cell>
          <table:table-cell office:value-type="string" calcext:value-type="string">
            <text:p><text:span text:style-name="T1961">use_cure_light_wounds</text:span></text:p>
          </table:table-cell>
          <table:table-cell office:value-type="string" calcext:value-type="string">
            <text:p><text:span text:style-name="T1962">user on user fail</text:span></text:p>
          </table:table-cell>
          <table:table-cell office:value-type="string" calcext:value-type="string">
            <text:p><text:span text:style-name="T1963">#USER# loses their concentration while praying for themselves</text:span></text:p>
          </table:table-cell>
          <table:table-cell table:number-columns-repeated="1024"/>
        </table:table-row>
        <table:table-row table:style-name="ro992">
          <table:table-cell office:value-type="string" calcext:value-type="string">
            <text:p><text:span text:style-name="T1964">cure light wounds</text:span></text:p>
          </table:table-cell>
          <table:table-cell office:value-type="string" calcext:value-type="string">
            <text:p><text:span text:style-name="T1965">use_cure_light_wounds</text:span></text:p>
          </table:table-cell>
          <table:table-cell office:value-type="string" calcext:value-type="string">
            <text:p><text:span text:style-name="T1966">user on you fail</text:span></text:p>
          </table:table-cell>
          <table:table-cell office:value-type="string" calcext:value-type="string">
            <text:p><text:span text:style-name="T1967">#USER# loses their concentration while praying for you</text:span></text:p>
          </table:table-cell>
          <table:table-cell table:number-columns-repeated="1024"/>
        </table:table-row>
        <table:table-row table:style-name="ro993">
          <table:table-cell office:value-type="string" calcext:value-type="string">
            <text:p><text:span text:style-name="T1968">cure light wounds</text:span></text:p>
          </table:table-cell>
          <table:table-cell office:value-type="string" calcext:value-type="string">
            <text:p><text:span text:style-name="T1969">use_cure_light_wounds</text:span></text:p>
          </table:table-cell>
          <table:table-cell office:value-type="string" calcext:value-type="string">
            <text:p><text:span text:style-name="T1970">user on other fail</text:span></text:p>
          </table:table-cell>
          <table:table-cell office:value-type="string" calcext:value-type="string">
            <text:p><text:span text:style-name="T1971">#USER# loses their concentration while praying for #OTHER#</text:span></text:p>
          </table:table-cell>
          <table:table-cell table:number-columns-repeated="1024"/>
        </table:table-row>
        <table:table-row table:style-name="ro994">
          <table:table-cell office:value-type="string" calcext:value-type="string">
            <text:p><text:span text:style-name="T1972">mage armor</text:span></text:p>
          </table:table-cell>
          <table:table-cell office:value-type="string" calcext:value-type="string">
            <text:p><text:span text:style-name="T1973">use_mage_armor</text:span></text:p>
          </table:table-cell>
          <table:table-cell office:value-type="string" calcext:value-type="string">
            <text:p><text:span text:style-name="T1974">you on you</text:span></text:p>
          </table:table-cell>
          <table:table-cell office:value-type="string" calcext:value-type="string">
            <text:p><text:span text:style-name="T1975">You focus a layer of magicka surrounds you</text:span></text:p>
          </table:table-cell>
          <table:table-cell table:number-columns-repeated="1024"/>
        </table:table-row>
        <table:table-row table:style-name="ro995">
          <table:table-cell office:value-type="string" calcext:value-type="string">
            <text:p><text:span text:style-name="T1976">mage armor</text:span></text:p>
          </table:table-cell>
          <table:table-cell office:value-type="string" calcext:value-type="string">
            <text:p><text:span text:style-name="T1977">use_mage_armor</text:span></text:p>
          </table:table-cell>
          <table:table-cell office:value-type="string" calcext:value-type="string">
            <text:p><text:span text:style-name="T1978">you on other</text:span></text:p>
          </table:table-cell>
          <table:table-cell office:value-type="string" calcext:value-type="string">
            <text:p><text:span text:style-name="T1979">You focus and a layer of magicka surrounds #OTHER#</text:span></text:p>
          </table:table-cell>
          <table:table-cell table:number-columns-repeated="1024"/>
        </table:table-row>
        <table:table-row table:style-name="ro996">
          <table:table-cell office:value-type="string" calcext:value-type="string">
            <text:p><text:span text:style-name="T1980">mage armor</text:span></text:p>
          </table:table-cell>
          <table:table-cell office:value-type="string" calcext:value-type="string">
            <text:p><text:span text:style-name="T1981">use_mage_armor</text:span></text:p>
          </table:table-cell>
          <table:table-cell office:value-type="string" calcext:value-type="string">
            <text:p><text:span text:style-name="T1982">user on user</text:span></text:p>
          </table:table-cell>
          <table:table-cell office:value-type="string" calcext:value-type="string">
            <text:p><text:span text:style-name="T1983">#USER# focuses and a layer of magicka surrounds them</text:span></text:p>
          </table:table-cell>
          <table:table-cell table:number-columns-repeated="1024"/>
        </table:table-row>
        <table:table-row table:style-name="ro997">
          <table:table-cell office:value-type="string" calcext:value-type="string">
            <text:p><text:span text:style-name="T1984">mage armor</text:span></text:p>
          </table:table-cell>
          <table:table-cell office:value-type="string" calcext:value-type="string">
            <text:p><text:span text:style-name="T1985">use_mage_armor</text:span></text:p>
          </table:table-cell>
          <table:table-cell office:value-type="string" calcext:value-type="string">
            <text:p><text:span text:style-name="T1986">user on you</text:span></text:p>
          </table:table-cell>
          <table:table-cell office:value-type="string" calcext:value-type="string">
            <text:p><text:span text:style-name="T1987">#USER# focuses and a layer of magicka surrounds you</text:span></text:p>
          </table:table-cell>
          <table:table-cell table:number-columns-repeated="1024"/>
        </table:table-row>
        <table:table-row table:style-name="ro998">
          <table:table-cell office:value-type="string" calcext:value-type="string">
            <text:p><text:span text:style-name="T1988">mage armor</text:span></text:p>
          </table:table-cell>
          <table:table-cell office:value-type="string" calcext:value-type="string">
            <text:p><text:span text:style-name="T1989">use_mage_armor</text:span></text:p>
          </table:table-cell>
          <table:table-cell office:value-type="string" calcext:value-type="string">
            <text:p><text:span text:style-name="T1990">user on other</text:span></text:p>
          </table:table-cell>
          <table:table-cell office:value-type="string" calcext:value-type="string">
            <text:p><text:span text:style-name="T1991">#USER# focuses and a layer of magicka surrounds #OTHER#</text:span></text:p>
          </table:table-cell>
          <table:table-cell table:number-columns-repeated="1024"/>
        </table:table-row>
        <table:table-row table:style-name="ro999">
          <table:table-cell office:value-type="string" calcext:value-type="string">
            <text:p><text:span text:style-name="T1992">mage armor</text:span></text:p>
          </table:table-cell>
          <table:table-cell office:value-type="string" calcext:value-type="string">
            <text:p><text:span text:style-name="T1993">use_mage_armor</text:span></text:p>
          </table:table-cell>
          <table:table-cell office:value-type="string" calcext:value-type="string">
            <text:p><text:span text:style-name="T1994">you on you fail</text:span></text:p>
          </table:table-cell>
          <table:table-cell office:value-type="string" calcext:value-type="string">
            <text:p><text:span text:style-name="T1995">You lose your focus</text:span></text:p>
          </table:table-cell>
          <table:table-cell table:number-columns-repeated="1024"/>
        </table:table-row>
        <table:table-row table:style-name="ro1000">
          <table:table-cell office:value-type="string" calcext:value-type="string">
            <text:p><text:span text:style-name="T1996">mage armor</text:span></text:p>
          </table:table-cell>
          <table:table-cell office:value-type="string" calcext:value-type="string">
            <text:p><text:span text:style-name="T1997">use_mage_armor</text:span></text:p>
          </table:table-cell>
          <table:table-cell office:value-type="string" calcext:value-type="string">
            <text:p><text:span text:style-name="T1998">you on other fail</text:span></text:p>
          </table:table-cell>
          <table:table-cell office:value-type="string" calcext:value-type="string">
            <text:p><text:span text:style-name="T1999">You lose your focus on #OTHER#</text:span></text:p>
          </table:table-cell>
          <table:table-cell table:number-columns-repeated="1024"/>
        </table:table-row>
        <table:table-row table:style-name="ro1001">
          <table:table-cell office:value-type="string" calcext:value-type="string">
            <text:p><text:span text:style-name="T2000">mage armor</text:span></text:p>
          </table:table-cell>
          <table:table-cell office:value-type="string" calcext:value-type="string">
            <text:p><text:span text:style-name="T2001">use_mage_armor</text:span></text:p>
          </table:table-cell>
          <table:table-cell office:value-type="string" calcext:value-type="string">
            <text:p><text:span text:style-name="T2002">user on user fail</text:span></text:p>
          </table:table-cell>
          <table:table-cell office:value-type="string" calcext:value-type="string">
            <text:p><text:span text:style-name="T2003">#USER# loses their focus</text:span></text:p>
          </table:table-cell>
          <table:table-cell table:number-columns-repeated="1024"/>
        </table:table-row>
        <table:table-row table:style-name="ro1002">
          <table:table-cell office:value-type="string" calcext:value-type="string">
            <text:p><text:span text:style-name="T2004">mage armor</text:span></text:p>
          </table:table-cell>
          <table:table-cell office:value-type="string" calcext:value-type="string">
            <text:p><text:span text:style-name="T2005">use_mage_armor</text:span></text:p>
          </table:table-cell>
          <table:table-cell office:value-type="string" calcext:value-type="string">
            <text:p><text:span text:style-name="T2006">user on you fail</text:span></text:p>
          </table:table-cell>
          <table:table-cell office:value-type="string" calcext:value-type="string">
            <text:p><text:span text:style-name="T2007">#USER# loses their focus on you</text:span></text:p>
          </table:table-cell>
          <table:table-cell table:number-columns-repeated="1024"/>
        </table:table-row>
        <table:table-row table:style-name="ro1003">
          <table:table-cell office:value-type="string" calcext:value-type="string">
            <text:p><text:span text:style-name="T2008">mage armor</text:span></text:p>
          </table:table-cell>
          <table:table-cell office:value-type="string" calcext:value-type="string">
            <text:p><text:span text:style-name="T2009">use_mage_armor</text:span></text:p>
          </table:table-cell>
          <table:table-cell office:value-type="string" calcext:value-type="string">
            <text:p><text:span text:style-name="T2010">user on other fail</text:span></text:p>
          </table:table-cell>
          <table:table-cell office:value-type="string" calcext:value-type="string">
            <text:p><text:span text:style-name="T2011">#USER# loses their focus on #OTHER#</text:span></text:p>
          </table:table-cell>
          <table:table-cell table:number-columns-repeated="1024"/>
        </table:table-row>
        <table:table-row table:style-name="ro1004">
          <table:table-cell office:value-type="string" calcext:value-type="string">
            <text:p><text:span text:style-name="T2012">magic missile</text:span></text:p>
          </table:table-cell>
          <table:table-cell office:value-type="string" calcext:value-type="string">
            <text:p><text:span text:style-name="T2013">use_magic_missile</text:span></text:p>
          </table:table-cell>
          <table:table-cell office:value-type="string" calcext:value-type="string">
            <text:p><text:span text:style-name="T2014">you on you</text:span></text:p>
          </table:table-cell>
          <table:table-cell office:value-type="string" calcext:value-type="string">
            <text:p><text:span text:style-name="T2015">You point at yourself and fire a magical missile straight to your forehead!</text:span></text:p>
          </table:table-cell>
          <table:table-cell table:number-columns-repeated="1024"/>
        </table:table-row>
        <table:table-row table:style-name="ro1005">
          <table:table-cell office:value-type="string" calcext:value-type="string">
            <text:p><text:span text:style-name="T2016">magic missile</text:span></text:p>
          </table:table-cell>
          <table:table-cell office:value-type="string" calcext:value-type="string">
            <text:p><text:span text:style-name="T2017">use_magic_missile</text:span></text:p>
          </table:table-cell>
          <table:table-cell office:value-type="string" calcext:value-type="string">
            <text:p><text:span text:style-name="T2018">you on other</text:span></text:p>
          </table:table-cell>
          <table:table-cell office:value-type="string" calcext:value-type="string">
            <text:p><text:span text:style-name="T2019">You point at #OTHER# and fire a magical missile into their chest!</text:span></text:p>
          </table:table-cell>
          <table:table-cell table:number-columns-repeated="1024"/>
        </table:table-row>
        <table:table-row table:style-name="ro1006">
          <table:table-cell office:value-type="string" calcext:value-type="string">
            <text:p><text:span text:style-name="T2020">magic missile</text:span></text:p>
          </table:table-cell>
          <table:table-cell office:value-type="string" calcext:value-type="string">
            <text:p><text:span text:style-name="T2021">use_magic_missile</text:span></text:p>
          </table:table-cell>
          <table:table-cell office:value-type="string" calcext:value-type="string">
            <text:p><text:span text:style-name="T2022">user on user</text:span></text:p>
          </table:table-cell>
          <table:table-cell office:value-type="string" calcext:value-type="string">
            <text:p><text:span text:style-name="T2023">#USER# points at themselves and fires a magical missile straight into their forehead!</text:span></text:p>
          </table:table-cell>
          <table:table-cell table:number-columns-repeated="1024"/>
        </table:table-row>
        <table:table-row table:style-name="ro1007">
          <table:table-cell office:value-type="string" calcext:value-type="string">
            <text:p><text:span text:style-name="T2024">magic missile</text:span></text:p>
          </table:table-cell>
          <table:table-cell office:value-type="string" calcext:value-type="string">
            <text:p><text:span text:style-name="T2025">use_magic_missile</text:span></text:p>
          </table:table-cell>
          <table:table-cell office:value-type="string" calcext:value-type="string">
            <text:p><text:span text:style-name="T2026">user on you</text:span></text:p>
          </table:table-cell>
          <table:table-cell office:value-type="string" calcext:value-type="string">
            <text:p><text:span text:style-name="T2027">#USER# points at you and fires a magical missile straight into your chest!</text:span></text:p>
          </table:table-cell>
          <table:table-cell table:number-columns-repeated="1024"/>
        </table:table-row>
        <table:table-row table:style-name="ro1008">
          <table:table-cell office:value-type="string" calcext:value-type="string">
            <text:p><text:span text:style-name="T2028">magic missile</text:span></text:p>
          </table:table-cell>
          <table:table-cell office:value-type="string" calcext:value-type="string">
            <text:p><text:span text:style-name="T2029">use_magic_missile</text:span></text:p>
          </table:table-cell>
          <table:table-cell office:value-type="string" calcext:value-type="string">
            <text:p><text:span text:style-name="T2030">user on other</text:span></text:p>
          </table:table-cell>
          <table:table-cell office:value-type="string" calcext:value-type="string">
            <text:p><text:span text:style-name="T2031">#USER# points at #OTHER# and fires a magical missile straight into their chest!</text:span></text:p>
          </table:table-cell>
          <table:table-cell table:number-columns-repeated="1024"/>
        </table:table-row>
        <table:table-row table:style-name="ro1009">
          <table:table-cell office:value-type="string" calcext:value-type="string">
            <text:p><text:span text:style-name="T2032">magic missile</text:span></text:p>
          </table:table-cell>
          <table:table-cell office:value-type="string" calcext:value-type="string">
            <text:p><text:span text:style-name="T2033">use_magic_missile</text:span></text:p>
          </table:table-cell>
          <table:table-cell office:value-type="string" calcext:value-type="string">
            <text:p><text:span text:style-name="T2034">you on you fail</text:span></text:p>
          </table:table-cell>
          <table:table-cell office:value-type="string" calcext:value-type="string">
            <text:p><text:span text:style-name="T2035">You lose your concentration while gathering energy to shoot yourself in the face</text:span></text:p>
          </table:table-cell>
          <table:table-cell table:number-columns-repeated="1024"/>
        </table:table-row>
        <table:table-row table:style-name="ro1010">
          <table:table-cell office:value-type="string" calcext:value-type="string">
            <text:p><text:span text:style-name="T2036">magic missile</text:span></text:p>
          </table:table-cell>
          <table:table-cell office:value-type="string" calcext:value-type="string">
            <text:p><text:span text:style-name="T2037">use_magic_missile</text:span></text:p>
          </table:table-cell>
          <table:table-cell office:value-type="string" calcext:value-type="string">
            <text:p><text:span text:style-name="T2038">you on other fail</text:span></text:p>
          </table:table-cell>
          <table:table-cell office:value-type="string" calcext:value-type="string">
            <text:p><text:span text:style-name="T2039">You lose your concentration while gathering energy to fire a magical missile at #OTHER#</text:span></text:p>
          </table:table-cell>
          <table:table-cell table:number-columns-repeated="1024"/>
        </table:table-row>
        <table:table-row table:style-name="ro1011">
          <table:table-cell office:value-type="string" calcext:value-type="string">
            <text:p><text:span text:style-name="T2040">magic missile</text:span></text:p>
          </table:table-cell>
          <table:table-cell office:value-type="string" calcext:value-type="string">
            <text:p><text:span text:style-name="T2041">use_magic_missile</text:span></text:p>
          </table:table-cell>
          <table:table-cell office:value-type="string" calcext:value-type="string">
            <text:p><text:span text:style-name="T2042">user on user fail</text:span></text:p>
          </table:table-cell>
          <table:table-cell office:value-type="string" calcext:value-type="string">
            <text:p><text:span text:style-name="T2043">#USER# loses their concentration while gathering energy to fire a magical missile at themselves?</text:span></text:p>
          </table:table-cell>
          <table:table-cell table:number-columns-repeated="1024"/>
        </table:table-row>
        <table:table-row table:style-name="ro1012">
          <table:table-cell office:value-type="string" calcext:value-type="string">
            <text:p><text:span text:style-name="T2044">magic missile</text:span></text:p>
          </table:table-cell>
          <table:table-cell office:value-type="string" calcext:value-type="string">
            <text:p><text:span text:style-name="T2045">use_magic_missile</text:span></text:p>
          </table:table-cell>
          <table:table-cell office:value-type="string" calcext:value-type="string">
            <text:p><text:span text:style-name="T2046">user on you fail</text:span></text:p>
          </table:table-cell>
          <table:table-cell office:value-type="string" calcext:value-type="string">
            <text:p><text:span text:style-name="T2047">#USER# loses their concentration while attempting to fire a magical missile at you</text:span></text:p>
          </table:table-cell>
          <table:table-cell table:number-columns-repeated="1024"/>
        </table:table-row>
        <table:table-row table:style-name="ro1013">
          <table:table-cell office:value-type="string" calcext:value-type="string">
            <text:p><text:span text:style-name="T2048">magic missile</text:span></text:p>
          </table:table-cell>
          <table:table-cell office:value-type="string" calcext:value-type="string">
            <text:p><text:span text:style-name="T2049">use_magic_missile</text:span></text:p>
          </table:table-cell>
          <table:table-cell office:value-type="string" calcext:value-type="string">
            <text:p><text:span text:style-name="T2050">user on other fail</text:span></text:p>
          </table:table-cell>
          <table:table-cell office:value-type="string" calcext:value-type="string">
            <text:p><text:span text:style-name="T2051">#USER# loses their concentration while attempting to fire a magical missile at #OTHER#</text:span></text:p>
          </table:table-cell>
          <table:table-cell table:number-columns-repeated="1024"/>
        </table:table-row>
        <table:table-row table:style-name="ro1014">
          <table:table-cell office:value-type="string" calcext:value-type="string">
            <text:p><text:span text:style-name="T2052">nudge</text:span></text:p>
          </table:table-cell>
          <table:table-cell office:value-type="string" calcext:value-type="string">
            <text:p><text:span text:style-name="T2053">use_nudge</text:span></text:p>
          </table:table-cell>
          <table:table-cell office:value-type="string" calcext:value-type="string">
            <text:p><text:span text:style-name="T2054">you on you</text:span></text:p>
          </table:table-cell>
          <table:table-cell office:value-type="string" calcext:value-type="string">
            <text:p><text:span text:style-name="T2055">You nudge yourself!</text:span></text:p>
          </table:table-cell>
          <table:table-cell table:number-columns-repeated="1024"/>
        </table:table-row>
        <table:table-row table:style-name="ro1015">
          <table:table-cell office:value-type="string" calcext:value-type="string">
            <text:p><text:span text:style-name="T2056">nudge</text:span></text:p>
          </table:table-cell>
          <table:table-cell office:value-type="string" calcext:value-type="string">
            <text:p><text:span text:style-name="T2057">use_nudge</text:span></text:p>
          </table:table-cell>
          <table:table-cell office:value-type="string" calcext:value-type="string">
            <text:p><text:span text:style-name="T2058">you on other</text:span></text:p>
          </table:table-cell>
          <table:table-cell office:value-type="string" calcext:value-type="string">
            <text:p><text:span text:style-name="T2059">You nudge #OTHER#</text:span></text:p>
          </table:table-cell>
          <table:table-cell table:number-columns-repeated="1024"/>
        </table:table-row>
        <table:table-row table:style-name="ro1016">
          <table:table-cell office:value-type="string" calcext:value-type="string">
            <text:p><text:span text:style-name="T2060">nudge</text:span></text:p>
          </table:table-cell>
          <table:table-cell office:value-type="string" calcext:value-type="string">
            <text:p><text:span text:style-name="T2061">use_nudge</text:span></text:p>
          </table:table-cell>
          <table:table-cell office:value-type="string" calcext:value-type="string">
            <text:p><text:span text:style-name="T2062">user on user</text:span></text:p>
          </table:table-cell>
          <table:table-cell office:value-type="string" calcext:value-type="string">
            <text:p><text:span text:style-name="T2063">#USER# nudges themselves!</text:span></text:p>
          </table:table-cell>
          <table:table-cell table:number-columns-repeated="1024"/>
        </table:table-row>
        <table:table-row table:style-name="ro1017">
          <table:table-cell office:value-type="string" calcext:value-type="string">
            <text:p><text:span text:style-name="T2064">nudge</text:span></text:p>
          </table:table-cell>
          <table:table-cell office:value-type="string" calcext:value-type="string">
            <text:p><text:span text:style-name="T2065">use_nudge</text:span></text:p>
          </table:table-cell>
          <table:table-cell office:value-type="string" calcext:value-type="string">
            <text:p><text:span text:style-name="T2066">user on you</text:span></text:p>
          </table:table-cell>
          <table:table-cell office:value-type="string" calcext:value-type="string">
            <text:p><text:span text:style-name="T2067">#USER# nudges you!</text:span></text:p>
          </table:table-cell>
          <table:table-cell table:number-columns-repeated="1024"/>
        </table:table-row>
        <table:table-row table:style-name="ro1018">
          <table:table-cell office:value-type="string" calcext:value-type="string">
            <text:p><text:span text:style-name="T2068">nudge</text:span></text:p>
          </table:table-cell>
          <table:table-cell office:value-type="string" calcext:value-type="string">
            <text:p><text:span text:style-name="T2069">use_nudge</text:span></text:p>
          </table:table-cell>
          <table:table-cell office:value-type="string" calcext:value-type="string">
            <text:p><text:span text:style-name="T2070">user on other</text:span></text:p>
          </table:table-cell>
          <table:table-cell office:value-type="string" calcext:value-type="string">
            <text:p><text:span text:style-name="T2071">#USER# nudges #OTHER#</text:span></text:p>
          </table:table-cell>
          <table:table-cell table:number-columns-repeated="1024"/>
        </table:table-row>
        <table:table-row table:style-name="ro1019">
          <table:table-cell office:value-type="string" calcext:value-type="string">
            <text:p><text:span text:style-name="T2072">nudge</text:span></text:p>
          </table:table-cell>
          <table:table-cell office:value-type="string" calcext:value-type="string">
            <text:p><text:span text:style-name="T2073">use_nudge</text:span></text:p>
          </table:table-cell>
          <table:table-cell office:value-type="string" calcext:value-type="string">
            <text:p><text:span text:style-name="T2074">you on you fail</text:span></text:p>
          </table:table-cell>
          <table:table-cell office:value-type="string" calcext:value-type="string">
            <text:p><text:span text:style-name="T2075">You fails to nudge yourself!</text:span></text:p>
          </table:table-cell>
          <table:table-cell table:number-columns-repeated="1024"/>
        </table:table-row>
        <table:table-row table:style-name="ro1020">
          <table:table-cell office:value-type="string" calcext:value-type="string">
            <text:p><text:span text:style-name="T2076">nudge</text:span></text:p>
          </table:table-cell>
          <table:table-cell office:value-type="string" calcext:value-type="string">
            <text:p><text:span text:style-name="T2077">use_nudge</text:span></text:p>
          </table:table-cell>
          <table:table-cell office:value-type="string" calcext:value-type="string">
            <text:p><text:span text:style-name="T2078">you on other fail</text:span></text:p>
          </table:table-cell>
          <table:table-cell office:value-type="string" calcext:value-type="string">
            <text:p><text:span text:style-name="T2079">You fails to nudge #OTHER#</text:span></text:p>
          </table:table-cell>
          <table:table-cell table:number-columns-repeated="1024"/>
        </table:table-row>
        <table:table-row table:style-name="ro1021">
          <table:table-cell office:value-type="string" calcext:value-type="string">
            <text:p><text:span text:style-name="T2080">nudge</text:span></text:p>
          </table:table-cell>
          <table:table-cell office:value-type="string" calcext:value-type="string">
            <text:p><text:span text:style-name="T2081">use_nudge</text:span></text:p>
          </table:table-cell>
          <table:table-cell office:value-type="string" calcext:value-type="string">
            <text:p><text:span text:style-name="T2082">user on user fail</text:span></text:p>
          </table:table-cell>
          <table:table-cell office:value-type="string" calcext:value-type="string">
            <text:p><text:span text:style-name="T2083">#USER# fails to nudge themselves</text:span></text:p>
          </table:table-cell>
          <table:table-cell table:number-columns-repeated="1024"/>
        </table:table-row>
        <table:table-row table:style-name="ro1022">
          <table:table-cell office:value-type="string" calcext:value-type="string">
            <text:p><text:span text:style-name="T2084">nudge</text:span></text:p>
          </table:table-cell>
          <table:table-cell office:value-type="string" calcext:value-type="string">
            <text:p><text:span text:style-name="T2085">use_nudge</text:span></text:p>
          </table:table-cell>
          <table:table-cell office:value-type="string" calcext:value-type="string">
            <text:p><text:span text:style-name="T2086">user on you fail</text:span></text:p>
          </table:table-cell>
          <table:table-cell office:value-type="string" calcext:value-type="string">
            <text:p><text:span text:style-name="T2087">#USER# fails to nudge you!</text:span></text:p>
          </table:table-cell>
          <table:table-cell table:number-columns-repeated="1024"/>
        </table:table-row>
        <table:table-row table:style-name="ro1023">
          <table:table-cell office:value-type="string" calcext:value-type="string">
            <text:p><text:span text:style-name="T2088">nudge</text:span></text:p>
          </table:table-cell>
          <table:table-cell office:value-type="string" calcext:value-type="string">
            <text:p><text:span text:style-name="T2089">use_nudge</text:span></text:p>
          </table:table-cell>
          <table:table-cell office:value-type="string" calcext:value-type="string">
            <text:p><text:span text:style-name="T2090">user on other fail</text:span></text:p>
          </table:table-cell>
          <table:table-cell office:value-type="string" calcext:value-type="string">
            <text:p><text:span text:style-name="T2091">#USER# fails to nudge #OTHER#</text:span></text:p>
          </table:table-cell>
          <table:table-cell table:number-columns-repeated="1024"/>
        </table:table-row>
        <table:table-row table:style-name="ro1024">
          <table:table-cell office:value-type="string" calcext:value-type="string">
            <text:p><text:span text:style-name="T2092">potion</text:span></text:p>
          </table:table-cell>
          <table:table-cell office:value-type="string" calcext:value-type="string">
            <text:p><text:span text:style-name="T2093">use_potion</text:span></text:p>
          </table:table-cell>
          <table:table-cell office:value-type="string" calcext:value-type="string">
            <text:p><text:span text:style-name="T2094">you on you</text:span></text:p>
          </table:table-cell>
          <table:table-cell office:value-type="string" calcext:value-type="string">
            <text:p><text:span text:style-name="T2095">You drink the vile liquid</text:span></text:p>
          </table:table-cell>
          <table:table-cell table:number-columns-repeated="1024"/>
        </table:table-row>
        <table:table-row table:style-name="ro1025">
          <table:table-cell office:value-type="string" calcext:value-type="string">
            <text:p><text:span text:style-name="T2096">potion</text:span></text:p>
          </table:table-cell>
          <table:table-cell office:value-type="string" calcext:value-type="string">
            <text:p><text:span text:style-name="T2097">use_potion</text:span></text:p>
          </table:table-cell>
          <table:table-cell office:value-type="string" calcext:value-type="string">
            <text:p><text:span text:style-name="T2098">you on other</text:span></text:p>
          </table:table-cell>
          <table:table-cell office:value-type="string" calcext:value-type="string">
            <text:p><text:span text:style-name="T2099">You splash the vile liquid on #OTHER#</text:span></text:p>
          </table:table-cell>
          <table:table-cell table:number-columns-repeated="1024"/>
        </table:table-row>
        <table:table-row table:style-name="ro1026">
          <table:table-cell office:value-type="string" calcext:value-type="string">
            <text:p><text:span text:style-name="T2100">potion</text:span></text:p>
          </table:table-cell>
          <table:table-cell office:value-type="string" calcext:value-type="string">
            <text:p><text:span text:style-name="T2101">use_potion</text:span></text:p>
          </table:table-cell>
          <table:table-cell office:value-type="string" calcext:value-type="string">
            <text:p><text:span text:style-name="T2102">user on user</text:span></text:p>
          </table:table-cell>
          <table:table-cell office:value-type="string" calcext:value-type="string">
            <text:p><text:span text:style-name="T2103">#USER# drinks the vile liquid</text:span></text:p>
          </table:table-cell>
          <table:table-cell table:number-columns-repeated="1024"/>
        </table:table-row>
        <table:table-row table:style-name="ro1027">
          <table:table-cell office:value-type="string" calcext:value-type="string">
            <text:p><text:span text:style-name="T2104">potion</text:span></text:p>
          </table:table-cell>
          <table:table-cell office:value-type="string" calcext:value-type="string">
            <text:p><text:span text:style-name="T2105">use_potion</text:span></text:p>
          </table:table-cell>
          <table:table-cell office:value-type="string" calcext:value-type="string">
            <text:p><text:span text:style-name="T2106">user on you</text:span></text:p>
          </table:table-cell>
          <table:table-cell office:value-type="string" calcext:value-type="string">
            <text:p><text:span text:style-name="T2107">#USER# splashes the vile liquid on you</text:span></text:p>
          </table:table-cell>
          <table:table-cell table:number-columns-repeated="1024"/>
        </table:table-row>
        <table:table-row table:style-name="ro1028">
          <table:table-cell office:value-type="string" calcext:value-type="string">
            <text:p><text:span text:style-name="T2108">potion</text:span></text:p>
          </table:table-cell>
          <table:table-cell office:value-type="string" calcext:value-type="string">
            <text:p><text:span text:style-name="T2109">use_potion</text:span></text:p>
          </table:table-cell>
          <table:table-cell office:value-type="string" calcext:value-type="string">
            <text:p><text:span text:style-name="T2110">user on other</text:span></text:p>
          </table:table-cell>
          <table:table-cell office:value-type="string" calcext:value-type="string">
            <text:p><text:span text:style-name="T2111">#USER# splashes the vile liquid on #OTHER#</text:span></text:p>
          </table:table-cell>
          <table:table-cell table:number-columns-repeated="1024"/>
        </table:table-row>
        <table:table-row table:style-name="ro1029">
          <table:table-cell office:value-type="string" calcext:value-type="string">
            <text:p><text:span text:style-name="T2112">potion</text:span></text:p>
          </table:table-cell>
          <table:table-cell office:value-type="string" calcext:value-type="string">
            <text:p><text:span text:style-name="T2113">use_potion</text:span></text:p>
          </table:table-cell>
          <table:table-cell office:value-type="string" calcext:value-type="string">
            <text:p><text:span text:style-name="T2114">you on you fail</text:span></text:p>
          </table:table-cell>
          <table:table-cell office:value-type="string" calcext:value-type="string">
            <text:p><text:span text:style-name="T2115">You fumble and the vile liquid splashes onto the ground</text:span></text:p>
          </table:table-cell>
          <table:table-cell table:number-columns-repeated="1024"/>
        </table:table-row>
        <table:table-row table:style-name="ro1030">
          <table:table-cell office:value-type="string" calcext:value-type="string">
            <text:p><text:span text:style-name="T2116">potion</text:span></text:p>
          </table:table-cell>
          <table:table-cell office:value-type="string" calcext:value-type="string">
            <text:p><text:span text:style-name="T2117">use_potion</text:span></text:p>
          </table:table-cell>
          <table:table-cell office:value-type="string" calcext:value-type="string">
            <text:p><text:span text:style-name="T2118">you on other fail</text:span></text:p>
          </table:table-cell>
          <table:table-cell office:value-type="string" calcext:value-type="string">
            <text:p><text:span text:style-name="T2119">You fumble and the vile liquid splashes onto the ground</text:span></text:p>
          </table:table-cell>
          <table:table-cell table:number-columns-repeated="1024"/>
        </table:table-row>
        <table:table-row table:style-name="ro1031">
          <table:table-cell office:value-type="string" calcext:value-type="string">
            <text:p><text:span text:style-name="T2120">potion</text:span></text:p>
          </table:table-cell>
          <table:table-cell office:value-type="string" calcext:value-type="string">
            <text:p><text:span text:style-name="T2121">use_potion</text:span></text:p>
          </table:table-cell>
          <table:table-cell office:value-type="string" calcext:value-type="string">
            <text:p><text:span text:style-name="T2122">user on user fail</text:span></text:p>
          </table:table-cell>
          <table:table-cell office:value-type="string" calcext:value-type="string">
            <text:p><text:span text:style-name="T2123">#USER# fumbles and the vile liquid splashes onto the ground</text:span></text:p>
          </table:table-cell>
          <table:table-cell table:number-columns-repeated="1024"/>
        </table:table-row>
        <table:table-row table:style-name="ro1032">
          <table:table-cell office:value-type="string" calcext:value-type="string">
            <text:p><text:span text:style-name="T2124">potion</text:span></text:p>
          </table:table-cell>
          <table:table-cell office:value-type="string" calcext:value-type="string">
            <text:p><text:span text:style-name="T2125">use_potion</text:span></text:p>
          </table:table-cell>
          <table:table-cell office:value-type="string" calcext:value-type="string">
            <text:p><text:span text:style-name="T2126">user on you fail</text:span></text:p>
          </table:table-cell>
          <table:table-cell office:value-type="string" calcext:value-type="string">
            <text:p><text:span text:style-name="T2127">#USER# fumbles and the vile liquid splashes onto the ground</text:span></text:p>
          </table:table-cell>
          <table:table-cell table:number-columns-repeated="1024"/>
        </table:table-row>
        <table:table-row table:style-name="ro1033">
          <table:table-cell office:value-type="string" calcext:value-type="string">
            <text:p><text:span text:style-name="T2128">potion</text:span></text:p>
          </table:table-cell>
          <table:table-cell office:value-type="string" calcext:value-type="string">
            <text:p><text:span text:style-name="T2129">use_potion</text:span></text:p>
          </table:table-cell>
          <table:table-cell office:value-type="string" calcext:value-type="string">
            <text:p><text:span text:style-name="T2130">user on other fail</text:span></text:p>
          </table:table-cell>
          <table:table-cell office:value-type="string" calcext:value-type="string">
            <text:p><text:span text:style-name="T2131">#USER# fumbles and the vile liquid splashes onto the ground</text:span></text:p>
          </table:table-cell>
          <table:table-cell table:number-columns-repeated="1024"/>
        </table:table-row>
        <table:table-row table:style-name="ro1034">
          <table:table-cell office:value-type="string" calcext:value-type="string">
            <text:p><text:span text:style-name="T2132">scroll</text:span></text:p>
          </table:table-cell>
          <table:table-cell office:value-type="string" calcext:value-type="string">
            <text:p><text:span text:style-name="T2133">use_scroll</text:span></text:p>
          </table:table-cell>
          <table:table-cell office:value-type="string" calcext:value-type="string">
            <text:p><text:span text:style-name="T2134">you on you</text:span></text:p>
          </table:table-cell>
          <table:table-cell office:value-type="string" calcext:value-type="string">
            <text:p><text:span text:style-name="T2135">You recite the scroll</text:span></text:p>
          </table:table-cell>
          <table:table-cell table:number-columns-repeated="1024"/>
        </table:table-row>
        <table:table-row table:style-name="ro1035">
          <table:table-cell office:value-type="string" calcext:value-type="string">
            <text:p><text:span text:style-name="T2136">scroll</text:span></text:p>
          </table:table-cell>
          <table:table-cell office:value-type="string" calcext:value-type="string">
            <text:p><text:span text:style-name="T2137">use_scroll</text:span></text:p>
          </table:table-cell>
          <table:table-cell office:value-type="string" calcext:value-type="string">
            <text:p><text:span text:style-name="T2138">you on other</text:span></text:p>
          </table:table-cell>
          <table:table-cell office:value-type="string" calcext:value-type="string">
            <text:p><text:span text:style-name="T2139">You recite the scroll at #OTHER#</text:span></text:p>
          </table:table-cell>
          <table:table-cell table:number-columns-repeated="1024"/>
        </table:table-row>
        <table:table-row table:style-name="ro1036">
          <table:table-cell office:value-type="string" calcext:value-type="string">
            <text:p><text:span text:style-name="T2140">scroll</text:span></text:p>
          </table:table-cell>
          <table:table-cell office:value-type="string" calcext:value-type="string">
            <text:p><text:span text:style-name="T2141">use_scroll</text:span></text:p>
          </table:table-cell>
          <table:table-cell office:value-type="string" calcext:value-type="string">
            <text:p><text:span text:style-name="T2142">user on user</text:span></text:p>
          </table:table-cell>
          <table:table-cell office:value-type="string" calcext:value-type="string">
            <text:p><text:span text:style-name="T2143">#USER# recites a scroll</text:span></text:p>
          </table:table-cell>
          <table:table-cell table:number-columns-repeated="1024"/>
        </table:table-row>
        <table:table-row table:style-name="ro1037">
          <table:table-cell office:value-type="string" calcext:value-type="string">
            <text:p><text:span text:style-name="T2144">scroll</text:span></text:p>
          </table:table-cell>
          <table:table-cell office:value-type="string" calcext:value-type="string">
            <text:p><text:span text:style-name="T2145">use_scroll</text:span></text:p>
          </table:table-cell>
          <table:table-cell office:value-type="string" calcext:value-type="string">
            <text:p><text:span text:style-name="T2146">user on you</text:span></text:p>
          </table:table-cell>
          <table:table-cell office:value-type="string" calcext:value-type="string">
            <text:p><text:span text:style-name="T2147">#USER# recites a scroll at you</text:span></text:p>
          </table:table-cell>
          <table:table-cell table:number-columns-repeated="1024"/>
        </table:table-row>
        <table:table-row table:style-name="ro1038">
          <table:table-cell office:value-type="string" calcext:value-type="string">
            <text:p><text:span text:style-name="T2148">scroll</text:span></text:p>
          </table:table-cell>
          <table:table-cell office:value-type="string" calcext:value-type="string">
            <text:p><text:span text:style-name="T2149">use_scroll</text:span></text:p>
          </table:table-cell>
          <table:table-cell office:value-type="string" calcext:value-type="string">
            <text:p><text:span text:style-name="T2150">user on other</text:span></text:p>
          </table:table-cell>
          <table:table-cell office:value-type="string" calcext:value-type="string">
            <text:p><text:span text:style-name="T2151">#USER# recites the scroll at #OTHER#</text:span></text:p>
          </table:table-cell>
          <table:table-cell table:number-columns-repeated="1024"/>
        </table:table-row>
        <table:table-row table:style-name="ro1039">
          <table:table-cell office:value-type="string" calcext:value-type="string">
            <text:p><text:span text:style-name="T2152">scroll</text:span></text:p>
          </table:table-cell>
          <table:table-cell office:value-type="string" calcext:value-type="string">
            <text:p><text:span text:style-name="T2153">use_scroll</text:span></text:p>
          </table:table-cell>
          <table:table-cell office:value-type="string" calcext:value-type="string">
            <text:p><text:span text:style-name="T2154">you on you fail</text:span></text:p>
          </table:table-cell>
          <table:table-cell office:value-type="string" calcext:value-type="string">
            <text:p><text:span text:style-name="T2155">You choke on your words as you recite the scroll</text:span></text:p>
          </table:table-cell>
          <table:table-cell table:number-columns-repeated="1024"/>
        </table:table-row>
        <table:table-row table:style-name="ro1040">
          <table:table-cell office:value-type="string" calcext:value-type="string">
            <text:p><text:span text:style-name="T2156">scroll</text:span></text:p>
          </table:table-cell>
          <table:table-cell office:value-type="string" calcext:value-type="string">
            <text:p><text:span text:style-name="T2157">use_scroll</text:span></text:p>
          </table:table-cell>
          <table:table-cell office:value-type="string" calcext:value-type="string">
            <text:p><text:span text:style-name="T2158">you on other fail</text:span></text:p>
          </table:table-cell>
          <table:table-cell office:value-type="string" calcext:value-type="string">
            <text:p><text:span text:style-name="T2159">You choke on your words as you recite the scroll</text:span></text:p>
          </table:table-cell>
          <table:table-cell table:number-columns-repeated="1024"/>
        </table:table-row>
        <table:table-row table:style-name="ro1041">
          <table:table-cell office:value-type="string" calcext:value-type="string">
            <text:p><text:span text:style-name="T2160">scroll</text:span></text:p>
          </table:table-cell>
          <table:table-cell office:value-type="string" calcext:value-type="string">
            <text:p><text:span text:style-name="T2161">use_scroll</text:span></text:p>
          </table:table-cell>
          <table:table-cell office:value-type="string" calcext:value-type="string">
            <text:p><text:span text:style-name="T2162">user on user fail</text:span></text:p>
          </table:table-cell>
          <table:table-cell office:value-type="string" calcext:value-type="string">
            <text:p><text:span text:style-name="T2163">#USER# chokes on their words as they recite the scroll</text:span></text:p>
          </table:table-cell>
          <table:table-cell table:number-columns-repeated="1024"/>
        </table:table-row>
        <table:table-row table:style-name="ro1042">
          <table:table-cell office:value-type="string" calcext:value-type="string">
            <text:p><text:span text:style-name="T2164">scroll</text:span></text:p>
          </table:table-cell>
          <table:table-cell office:value-type="string" calcext:value-type="string">
            <text:p><text:span text:style-name="T2165">use_scroll</text:span></text:p>
          </table:table-cell>
          <table:table-cell office:value-type="string" calcext:value-type="string">
            <text:p><text:span text:style-name="T2166">user on you fail</text:span></text:p>
          </table:table-cell>
          <table:table-cell office:value-type="string" calcext:value-type="string">
            <text:p><text:span text:style-name="T2167">#USER# chokes on their words as they recite the scroll</text:span></text:p>
          </table:table-cell>
          <table:table-cell table:number-columns-repeated="1024"/>
        </table:table-row>
        <table:table-row table:style-name="ro1043">
          <table:table-cell office:value-type="string" calcext:value-type="string">
            <text:p><text:span text:style-name="T2168">scroll</text:span></text:p>
          </table:table-cell>
          <table:table-cell office:value-type="string" calcext:value-type="string">
            <text:p><text:span text:style-name="T2169">use_scroll</text:span></text:p>
          </table:table-cell>
          <table:table-cell office:value-type="string" calcext:value-type="string">
            <text:p><text:span text:style-name="T2170">user on other fail</text:span></text:p>
          </table:table-cell>
          <table:table-cell office:value-type="string" calcext:value-type="string">
            <text:p><text:span text:style-name="T2171">#USER# chokes on their words as they recite the scroll</text:span></text:p>
          </table:table-cell>
          <table:table-cell table:number-columns-repeated="1024"/>
        </table:table-row>
        <table:table-row table:style-name="ro1044">
          <table:table-cell office:value-type="string" calcext:value-type="string">
            <text:p><text:span text:style-name="T2172">holy arrow</text:span></text:p>
          </table:table-cell>
          <table:table-cell office:value-type="string" calcext:value-type="string">
            <text:p><text:span text:style-name="T2173">use_holy_arrow</text:span></text:p>
          </table:table-cell>
          <table:table-cell office:value-type="string" calcext:value-type="string">
            <text:p><text:span text:style-name="T2174">you on you</text:span></text:p>
          </table:table-cell>
          <table:table-cell office:value-type="string" calcext:value-type="string">
            <text:p><text:span text:style-name="T2175">You conjure a bow of holy flames, you fire straight down shooting yourself in the foot!</text:span></text:p>
          </table:table-cell>
          <table:table-cell table:number-columns-repeated="1024"/>
        </table:table-row>
        <table:table-row table:style-name="ro1045">
          <table:table-cell office:value-type="string" calcext:value-type="string">
            <text:p><text:span text:style-name="T2176">holy arrow</text:span></text:p>
          </table:table-cell>
          <table:table-cell office:value-type="string" calcext:value-type="string">
            <text:p><text:span text:style-name="T2177">use_holy_arrow</text:span></text:p>
          </table:table-cell>
          <table:table-cell office:value-type="string" calcext:value-type="string">
            <text:p><text:span text:style-name="T2178">you on other</text:span></text:p>
          </table:table-cell>
          <table:table-cell office:value-type="string" calcext:value-type="string">
            <text:p><text:span text:style-name="T2179">You conjure a bow of holy flames, you aim and hit #OTHER#!</text:span></text:p>
          </table:table-cell>
          <table:table-cell table:number-columns-repeated="1024"/>
        </table:table-row>
        <table:table-row table:style-name="ro1046">
          <table:table-cell office:value-type="string" calcext:value-type="string">
            <text:p><text:span text:style-name="T2180">holy arrow</text:span></text:p>
          </table:table-cell>
          <table:table-cell office:value-type="string" calcext:value-type="string">
            <text:p><text:span text:style-name="T2181">use_holy_arrow</text:span></text:p>
          </table:table-cell>
          <table:table-cell office:value-type="string" calcext:value-type="string">
            <text:p><text:span text:style-name="T2182">user on user</text:span></text:p>
          </table:table-cell>
          <table:table-cell office:value-type="string" calcext:value-type="string">
            <text:p><text:span text:style-name="T2183">#USER# conjures a bow of holy flames, they fire straight down and shoot themselves in the foot!</text:span></text:p>
          </table:table-cell>
          <table:table-cell table:number-columns-repeated="1024"/>
        </table:table-row>
        <table:table-row table:style-name="ro1047">
          <table:table-cell office:value-type="string" calcext:value-type="string">
            <text:p><text:span text:style-name="T2184">holy arrow</text:span></text:p>
          </table:table-cell>
          <table:table-cell office:value-type="string" calcext:value-type="string">
            <text:p><text:span text:style-name="T2185">use_holy_arrow</text:span></text:p>
          </table:table-cell>
          <table:table-cell office:value-type="string" calcext:value-type="string">
            <text:p><text:span text:style-name="T2186">user on you</text:span></text:p>
          </table:table-cell>
          <table:table-cell office:value-type="string" calcext:value-type="string">
            <text:p><text:span text:style-name="T2187">#USER# conjures a bow of holy flames, they aim and hit you!</text:span></text:p>
          </table:table-cell>
          <table:table-cell table:number-columns-repeated="1024"/>
        </table:table-row>
        <table:table-row table:style-name="ro1048">
          <table:table-cell office:value-type="string" calcext:value-type="string">
            <text:p><text:span text:style-name="T2188">holy arrow</text:span></text:p>
          </table:table-cell>
          <table:table-cell office:value-type="string" calcext:value-type="string">
            <text:p><text:span text:style-name="T2189">use_holy_arrow</text:span></text:p>
          </table:table-cell>
          <table:table-cell office:value-type="string" calcext:value-type="string">
            <text:p><text:span text:style-name="T2190">user on other</text:span></text:p>
          </table:table-cell>
          <table:table-cell office:value-type="string" calcext:value-type="string">
            <text:p><text:span text:style-name="T2191">#USER# conjures a bow of holy flames, they aim and hit #OTHER#!</text:span></text:p>
          </table:table-cell>
          <table:table-cell table:number-columns-repeated="1024"/>
        </table:table-row>
        <table:table-row table:style-name="ro1049">
          <table:table-cell office:value-type="string" calcext:value-type="string">
            <text:p><text:span text:style-name="T2192">holy arrow</text:span></text:p>
          </table:table-cell>
          <table:table-cell office:value-type="string" calcext:value-type="string">
            <text:p><text:span text:style-name="T2193">use_holy_arrow</text:span></text:p>
          </table:table-cell>
          <table:table-cell office:value-type="string" calcext:value-type="string">
            <text:p><text:span text:style-name="T2194">you on you fail</text:span></text:p>
          </table:table-cell>
          <table:table-cell office:value-type="string" calcext:value-type="string">
            <text:p><text:span text:style-name="T2195">You mimic the movements of an archer, but nothing happens.</text:span></text:p>
          </table:table-cell>
          <table:table-cell table:number-columns-repeated="1024"/>
        </table:table-row>
        <table:table-row table:style-name="ro1050">
          <table:table-cell office:value-type="string" calcext:value-type="string">
            <text:p><text:span text:style-name="T2196">holy arrow</text:span></text:p>
          </table:table-cell>
          <table:table-cell office:value-type="string" calcext:value-type="string">
            <text:p><text:span text:style-name="T2197">use_holy_arrow</text:span></text:p>
          </table:table-cell>
          <table:table-cell office:value-type="string" calcext:value-type="string">
            <text:p><text:span text:style-name="T2198">you on other fail</text:span></text:p>
          </table:table-cell>
          <table:table-cell office:value-type="string" calcext:value-type="string">
            <text:p><text:span text:style-name="T2199">You mimic the movements of an archer, but nothing happens.</text:span></text:p>
          </table:table-cell>
          <table:table-cell table:number-columns-repeated="1024"/>
        </table:table-row>
        <table:table-row table:style-name="ro1051">
          <table:table-cell office:value-type="string" calcext:value-type="string">
            <text:p><text:span text:style-name="T2200">holy arrow</text:span></text:p>
          </table:table-cell>
          <table:table-cell office:value-type="string" calcext:value-type="string">
            <text:p><text:span text:style-name="T2201">use_holy_arrow</text:span></text:p>
          </table:table-cell>
          <table:table-cell office:value-type="string" calcext:value-type="string">
            <text:p><text:span text:style-name="T2202">user on user fail</text:span></text:p>
          </table:table-cell>
          <table:table-cell office:value-type="string" calcext:value-type="string">
            <text:p><text:span text:style-name="T2203">#USER# mimics the movements of an archer.</text:span></text:p>
          </table:table-cell>
          <table:table-cell table:number-columns-repeated="1024"/>
        </table:table-row>
        <table:table-row table:style-name="ro1052">
          <table:table-cell office:value-type="string" calcext:value-type="string">
            <text:p><text:span text:style-name="T2204">holy arrow</text:span></text:p>
          </table:table-cell>
          <table:table-cell office:value-type="string" calcext:value-type="string">
            <text:p><text:span text:style-name="T2205">use_holy_arrow</text:span></text:p>
          </table:table-cell>
          <table:table-cell office:value-type="string" calcext:value-type="string">
            <text:p><text:span text:style-name="T2206">user on you fail</text:span></text:p>
          </table:table-cell>
          <table:table-cell office:value-type="string" calcext:value-type="string">
            <text:p><text:span text:style-name="T2207">#USER# mimics the movements of an archer.</text:span></text:p>
          </table:table-cell>
          <table:table-cell table:number-columns-repeated="1024"/>
        </table:table-row>
        <table:table-row table:style-name="ro1053">
          <table:table-cell office:value-type="string" calcext:value-type="string">
            <text:p><text:span text:style-name="T2208">holy arrow</text:span></text:p>
          </table:table-cell>
          <table:table-cell office:value-type="string" calcext:value-type="string">
            <text:p><text:span text:style-name="T2209">use_holy_arrow</text:span></text:p>
          </table:table-cell>
          <table:table-cell office:value-type="string" calcext:value-type="string">
            <text:p><text:span text:style-name="T2210">user on other fail</text:span></text:p>
          </table:table-cell>
          <table:table-cell office:value-type="string" calcext:value-type="string">
            <text:p><text:span text:style-name="T2211">#USER# mimics the movements of an archer.</text:span></text:p>
          </table:table-cell>
          <table:table-cell table:number-columns-repeated="1024"/>
        </table:table-row>
        <table:table-row table:style-name="ro1054">
          <table:table-cell office:value-type="string" calcext:value-type="string">
            <text:p><text:span text:style-name="T2212">mana bolt</text:span></text:p>
          </table:table-cell>
          <table:table-cell office:value-type="string" calcext:value-type="string">
            <text:p><text:span text:style-name="T2213">use_mana_bolt</text:span></text:p>
          </table:table-cell>
          <table:table-cell office:value-type="string" calcext:value-type="string">
            <text:p><text:span text:style-name="T2214">you on you</text:span></text:p>
          </table:table-cell>
          <table:table-cell office:value-type="string" calcext:value-type="string">
            <text:p><text:span text:style-name="T2215">You fire a mana bolt and hit yourself!</text:span></text:p>
          </table:table-cell>
          <table:table-cell table:number-columns-repeated="1024"/>
        </table:table-row>
        <table:table-row table:style-name="ro1055">
          <table:table-cell office:value-type="string" calcext:value-type="string">
            <text:p><text:span text:style-name="T2216">mana bolt</text:span></text:p>
          </table:table-cell>
          <table:table-cell office:value-type="string" calcext:value-type="string">
            <text:p><text:span text:style-name="T2217">use_mana_bolt</text:span></text:p>
          </table:table-cell>
          <table:table-cell office:value-type="string" calcext:value-type="string">
            <text:p><text:span text:style-name="T2218">you on other</text:span></text:p>
          </table:table-cell>
          <table:table-cell office:value-type="string" calcext:value-type="string">
            <text:p><text:span text:style-name="T2219">You fire a mana bolt and hit #OTHER#</text:span></text:p>
          </table:table-cell>
          <table:table-cell table:number-columns-repeated="1024"/>
        </table:table-row>
        <table:table-row table:style-name="ro1056">
          <table:table-cell office:value-type="string" calcext:value-type="string">
            <text:p><text:span text:style-name="T2220">mana bolt</text:span></text:p>
          </table:table-cell>
          <table:table-cell office:value-type="string" calcext:value-type="string">
            <text:p><text:span text:style-name="T2221">use_mana_bolt</text:span></text:p>
          </table:table-cell>
          <table:table-cell office:value-type="string" calcext:value-type="string">
            <text:p><text:span text:style-name="T2222">user on user</text:span></text:p>
          </table:table-cell>
          <table:table-cell office:value-type="string" calcext:value-type="string">
            <text:p><text:span text:style-name="T2223">#USER# fires a mana bolt and hits themselves!</text:span></text:p>
          </table:table-cell>
          <table:table-cell table:number-columns-repeated="1024"/>
        </table:table-row>
        <table:table-row table:style-name="ro1057">
          <table:table-cell office:value-type="string" calcext:value-type="string">
            <text:p><text:span text:style-name="T2224">mana bolt</text:span></text:p>
          </table:table-cell>
          <table:table-cell office:value-type="string" calcext:value-type="string">
            <text:p><text:span text:style-name="T2225">use_mana_bolt</text:span></text:p>
          </table:table-cell>
          <table:table-cell office:value-type="string" calcext:value-type="string">
            <text:p><text:span text:style-name="T2226">user on you</text:span></text:p>
          </table:table-cell>
          <table:table-cell office:value-type="string" calcext:value-type="string">
            <text:p><text:span text:style-name="T2227">#USER# fires a mana bolt and hits you!</text:span></text:p>
          </table:table-cell>
          <table:table-cell table:number-columns-repeated="1024"/>
        </table:table-row>
        <table:table-row table:style-name="ro1058">
          <table:table-cell office:value-type="string" calcext:value-type="string">
            <text:p><text:span text:style-name="T2228">mana bolt</text:span></text:p>
          </table:table-cell>
          <table:table-cell office:value-type="string" calcext:value-type="string">
            <text:p><text:span text:style-name="T2229">use_mana_bolt</text:span></text:p>
          </table:table-cell>
          <table:table-cell office:value-type="string" calcext:value-type="string">
            <text:p><text:span text:style-name="T2230">user on other</text:span></text:p>
          </table:table-cell>
          <table:table-cell office:value-type="string" calcext:value-type="string">
            <text:p><text:span text:style-name="T2231">#USER# fires a mana bolt and hits #OTHER#</text:span></text:p>
          </table:table-cell>
          <table:table-cell table:number-columns-repeated="1024"/>
        </table:table-row>
        <table:table-row table:style-name="ro1059">
          <table:table-cell office:value-type="string" calcext:value-type="string">
            <text:p><text:span text:style-name="T2232">mana bolt</text:span></text:p>
          </table:table-cell>
          <table:table-cell office:value-type="string" calcext:value-type="string">
            <text:p><text:span text:style-name="T2233">use_mana_bolt</text:span></text:p>
          </table:table-cell>
          <table:table-cell office:value-type="string" calcext:value-type="string">
            <text:p><text:span text:style-name="T2234">you on you fail</text:span></text:p>
          </table:table-cell>
          <table:table-cell office:value-type="string" calcext:value-type="string">
            <text:p><text:span text:style-name="T2235">You lose your concentration while gathering energy to shoot yourself in the face</text:span></text:p>
          </table:table-cell>
          <table:table-cell table:number-columns-repeated="1024"/>
        </table:table-row>
        <table:table-row table:style-name="ro1060">
          <table:table-cell office:value-type="string" calcext:value-type="string">
            <text:p><text:span text:style-name="T2236">mana bolt</text:span></text:p>
          </table:table-cell>
          <table:table-cell office:value-type="string" calcext:value-type="string">
            <text:p><text:span text:style-name="T2237">use_mana_bolt</text:span></text:p>
          </table:table-cell>
          <table:table-cell office:value-type="string" calcext:value-type="string">
            <text:p><text:span text:style-name="T2238">you on other fail</text:span></text:p>
          </table:table-cell>
          <table:table-cell office:value-type="string" calcext:value-type="string">
            <text:p><text:span text:style-name="T2239">You lose your concentration while gathering energy to fire a mana bolt at #OTHER#</text:span></text:p>
          </table:table-cell>
          <table:table-cell table:number-columns-repeated="1024"/>
        </table:table-row>
        <table:table-row table:style-name="ro1061">
          <table:table-cell office:value-type="string" calcext:value-type="string">
            <text:p><text:span text:style-name="T2240">mana bolt</text:span></text:p>
          </table:table-cell>
          <table:table-cell office:value-type="string" calcext:value-type="string">
            <text:p><text:span text:style-name="T2241">use_mana_bolt</text:span></text:p>
          </table:table-cell>
          <table:table-cell office:value-type="string" calcext:value-type="string">
            <text:p><text:span text:style-name="T2242">user on user fail</text:span></text:p>
          </table:table-cell>
          <table:table-cell office:value-type="string" calcext:value-type="string">
            <text:p><text:span text:style-name="T2243">#USER# loses their concentration while gathering energy to something at themselves?</text:span></text:p>
          </table:table-cell>
          <table:table-cell table:number-columns-repeated="1024"/>
        </table:table-row>
        <table:table-row table:style-name="ro1062">
          <table:table-cell office:value-type="string" calcext:value-type="string">
            <text:p><text:span text:style-name="T2244">mana bolt</text:span></text:p>
          </table:table-cell>
          <table:table-cell office:value-type="string" calcext:value-type="string">
            <text:p><text:span text:style-name="T2245">use_mana_bolt</text:span></text:p>
          </table:table-cell>
          <table:table-cell office:value-type="string" calcext:value-type="string">
            <text:p><text:span text:style-name="T2246">user on you fail</text:span></text:p>
          </table:table-cell>
          <table:table-cell office:value-type="string" calcext:value-type="string">
            <text:p><text:span text:style-name="T2247">#USER# loses their concentration while attempting something</text:span></text:p>
          </table:table-cell>
          <table:table-cell table:number-columns-repeated="1024"/>
        </table:table-row>
        <table:table-row table:style-name="ro1063">
          <table:table-cell office:value-type="string" calcext:value-type="string">
            <text:p><text:span text:style-name="T2248">mana bolt</text:span></text:p>
          </table:table-cell>
          <table:table-cell office:value-type="string" calcext:value-type="string">
            <text:p><text:span text:style-name="T2249">use_mana_bolt</text:span></text:p>
          </table:table-cell>
          <table:table-cell office:value-type="string" calcext:value-type="string">
            <text:p><text:span text:style-name="T2250">user on other fail</text:span></text:p>
          </table:table-cell>
          <table:table-cell office:value-type="string" calcext:value-type="string">
            <text:p><text:span text:style-name="T2251">#USER# loses their concentration while attempting something? at #OTHER#</text:span></text:p>
          </table:table-cell>
          <table:table-cell table:number-columns-repeated="1024"/>
        </table:table-row>
        <table:table-row table:style-name="ro1064">
          <table:table-cell office:value-type="string" calcext:value-type="string">
            <text:p><text:span text:style-name="T2252">bite</text:span></text:p>
          </table:table-cell>
          <table:table-cell office:value-type="string" calcext:value-type="string">
            <text:p><text:span text:style-name="T2253">use_bite</text:span></text:p>
          </table:table-cell>
          <table:table-cell office:value-type="string" calcext:value-type="string">
            <text:p><text:span text:style-name="T2254">you on you</text:span></text:p>
          </table:table-cell>
          <table:table-cell office:value-type="string" calcext:value-type="string">
            <text:p><text:span text:style-name="T2255">You bite yourself.</text:span></text:p>
          </table:table-cell>
          <table:table-cell table:number-columns-repeated="1024"/>
        </table:table-row>
        <table:table-row table:style-name="ro1065">
          <table:table-cell office:value-type="string" calcext:value-type="string">
            <text:p><text:span text:style-name="T2256">bite</text:span></text:p>
          </table:table-cell>
          <table:table-cell office:value-type="string" calcext:value-type="string">
            <text:p><text:span text:style-name="T2257">use_bite</text:span></text:p>
          </table:table-cell>
          <table:table-cell office:value-type="string" calcext:value-type="string">
            <text:p><text:span text:style-name="T2258">you on other</text:span></text:p>
          </table:table-cell>
          <table:table-cell office:value-type="string" calcext:value-type="string">
            <text:p><text:span text:style-name="T2259">You bite #OTHER#.</text:span></text:p>
          </table:table-cell>
          <table:table-cell table:number-columns-repeated="1024"/>
        </table:table-row>
        <table:table-row table:style-name="ro1066">
          <table:table-cell office:value-type="string" calcext:value-type="string">
            <text:p><text:span text:style-name="T2260">bite</text:span></text:p>
          </table:table-cell>
          <table:table-cell office:value-type="string" calcext:value-type="string">
            <text:p><text:span text:style-name="T2261">use_bite</text:span></text:p>
          </table:table-cell>
          <table:table-cell office:value-type="string" calcext:value-type="string">
            <text:p><text:span text:style-name="T2262">user on user</text:span></text:p>
          </table:table-cell>
          <table:table-cell office:value-type="string" calcext:value-type="string">
            <text:p><text:span text:style-name="T2263">#USER# bites themselves.</text:span></text:p>
          </table:table-cell>
          <table:table-cell table:number-columns-repeated="1024"/>
        </table:table-row>
        <table:table-row table:style-name="ro1067">
          <table:table-cell office:value-type="string" calcext:value-type="string">
            <text:p><text:span text:style-name="T2264">bite</text:span></text:p>
          </table:table-cell>
          <table:table-cell office:value-type="string" calcext:value-type="string">
            <text:p><text:span text:style-name="T2265">use_bite</text:span></text:p>
          </table:table-cell>
          <table:table-cell office:value-type="string" calcext:value-type="string">
            <text:p><text:span text:style-name="T2266">user on you</text:span></text:p>
          </table:table-cell>
          <table:table-cell office:value-type="string" calcext:value-type="string">
            <text:p><text:span text:style-name="T2267">#USER# bites you.</text:span></text:p>
          </table:table-cell>
          <table:table-cell table:number-columns-repeated="1024"/>
        </table:table-row>
        <table:table-row table:style-name="ro1068">
          <table:table-cell office:value-type="string" calcext:value-type="string">
            <text:p><text:span text:style-name="T2268">bite</text:span></text:p>
          </table:table-cell>
          <table:table-cell office:value-type="string" calcext:value-type="string">
            <text:p><text:span text:style-name="T2269">use_bite</text:span></text:p>
          </table:table-cell>
          <table:table-cell office:value-type="string" calcext:value-type="string">
            <text:p><text:span text:style-name="T2270">user on other</text:span></text:p>
          </table:table-cell>
          <table:table-cell office:value-type="string" calcext:value-type="string">
            <text:p><text:span text:style-name="T2271">#USER# bites #OTHER#.</text:span></text:p>
          </table:table-cell>
          <table:table-cell table:number-columns-repeated="1024"/>
        </table:table-row>
        <table:table-row table:style-name="ro1069">
          <table:table-cell office:value-type="string" calcext:value-type="string">
            <text:p><text:span text:style-name="T2272">bite</text:span></text:p>
          </table:table-cell>
          <table:table-cell office:value-type="string" calcext:value-type="string">
            <text:p><text:span text:style-name="T2273">use_bite</text:span></text:p>
          </table:table-cell>
          <table:table-cell office:value-type="string" calcext:value-type="string">
            <text:p><text:span text:style-name="T2274">you on you fail</text:span></text:p>
          </table:table-cell>
          <table:table-cell office:value-type="string" calcext:value-type="string">
            <text:p><text:span text:style-name="T2275">You fail to bite yourself.</text:span></text:p>
          </table:table-cell>
          <table:table-cell table:number-columns-repeated="1024"/>
        </table:table-row>
        <table:table-row table:style-name="ro1070">
          <table:table-cell office:value-type="string" calcext:value-type="string">
            <text:p><text:span text:style-name="T2276">bite</text:span></text:p>
          </table:table-cell>
          <table:table-cell office:value-type="string" calcext:value-type="string">
            <text:p><text:span text:style-name="T2277">use_bite</text:span></text:p>
          </table:table-cell>
          <table:table-cell office:value-type="string" calcext:value-type="string">
            <text:p><text:span text:style-name="T2278">you on other fail</text:span></text:p>
          </table:table-cell>
          <table:table-cell office:value-type="string" calcext:value-type="string">
            <text:p><text:span text:style-name="T2279">You fail to bite #OTHER#.</text:span></text:p>
          </table:table-cell>
          <table:table-cell table:number-columns-repeated="1024"/>
        </table:table-row>
        <table:table-row table:style-name="ro1071">
          <table:table-cell office:value-type="string" calcext:value-type="string">
            <text:p><text:span text:style-name="T2280">bite</text:span></text:p>
          </table:table-cell>
          <table:table-cell office:value-type="string" calcext:value-type="string">
            <text:p><text:span text:style-name="T2281">use_bite</text:span></text:p>
          </table:table-cell>
          <table:table-cell office:value-type="string" calcext:value-type="string">
            <text:p><text:span text:style-name="T2282">user on user fail</text:span></text:p>
          </table:table-cell>
          <table:table-cell office:value-type="string" calcext:value-type="string">
            <text:p><text:span text:style-name="T2283">#USER# fails to bite #USER#.</text:span></text:p>
          </table:table-cell>
          <table:table-cell table:number-columns-repeated="1024"/>
        </table:table-row>
        <table:table-row table:style-name="ro1072">
          <table:table-cell office:value-type="string" calcext:value-type="string">
            <text:p><text:span text:style-name="T2284">bite</text:span></text:p>
          </table:table-cell>
          <table:table-cell office:value-type="string" calcext:value-type="string">
            <text:p><text:span text:style-name="T2285">use_bite</text:span></text:p>
          </table:table-cell>
          <table:table-cell office:value-type="string" calcext:value-type="string">
            <text:p><text:span text:style-name="T2286">user on you fail</text:span></text:p>
          </table:table-cell>
          <table:table-cell office:value-type="string" calcext:value-type="string">
            <text:p><text:span text:style-name="T2287">#USER# fails to bite you.</text:span></text:p>
          </table:table-cell>
          <table:table-cell table:number-columns-repeated="1024"/>
        </table:table-row>
        <table:table-row table:style-name="ro1073">
          <table:table-cell office:value-type="string" calcext:value-type="string">
            <text:p><text:span text:style-name="T2288">bite</text:span></text:p>
          </table:table-cell>
          <table:table-cell office:value-type="string" calcext:value-type="string">
            <text:p><text:span text:style-name="T2289">use_bite</text:span></text:p>
          </table:table-cell>
          <table:table-cell office:value-type="string" calcext:value-type="string">
            <text:p><text:span text:style-name="T2290">user on other fail</text:span></text:p>
          </table:table-cell>
          <table:table-cell office:value-type="string" calcext:value-type="string">
            <text:p><text:span text:style-name="T2291">#USER# fails to bite #OTHER#.</text:span></text:p>
          </table:table-cell>
          <table:table-cell table:number-columns-repeated="1024"/>
        </table:table-row>
        <table:table-row table:style-name="ro1074">
          <table:table-cell office:value-type="string" calcext:value-type="string">
            <text:p>generic</text:p>
          </table:table-cell>
          <table:table-cell office:value-type="string" calcext:value-type="string">
            <text:p>use_generic</text:p>
          </table:table-cell>
          <table:table-cell table:style-name="ce20" office:value-type="string" calcext:value-type="string">
            <text:p><text:span text:style-name="T2292">you on you</text:span></text:p>
          </table:table-cell>
          <table:table-cell office:value-type="string" calcext:value-type="string">
            <text:p>You concentrate.</text:p>
          </table:table-cell>
          <table:table-cell table:number-columns-repeated="1024"/>
        </table:table-row>
        <table:table-row table:style-name="ro1075">
          <table:table-cell table:style-name="ce24" office:value-type="string" calcext:value-type="string">
            <text:p>generic</text:p>
          </table:table-cell>
          <table:table-cell table:style-name="ce24" office:value-type="string" calcext:value-type="string">
            <text:p>use_generic</text:p>
          </table:table-cell>
          <table:table-cell table:style-name="ce20" office:value-type="string" calcext:value-type="string">
            <text:p><text:span text:style-name="T2293">you on other</text:span></text:p>
          </table:table-cell>
          <table:table-cell office:value-type="string" calcext:value-type="string">
            <text:p>You concentrate on #OTHER#.</text:p>
          </table:table-cell>
          <table:table-cell table:number-columns-repeated="1024"/>
        </table:table-row>
        <table:table-row table:style-name="ro1076">
          <table:table-cell table:style-name="ce24" office:value-type="string" calcext:value-type="string">
            <text:p>generic</text:p>
          </table:table-cell>
          <table:table-cell table:style-name="ce24" office:value-type="string" calcext:value-type="string">
            <text:p>use_generic</text:p>
          </table:table-cell>
          <table:table-cell table:style-name="ce20" office:value-type="string" calcext:value-type="string">
            <text:p><text:span text:style-name="T2294">user on user</text:span></text:p>
          </table:table-cell>
          <table:table-cell office:value-type="string" calcext:value-type="string">
            <text:p>#USER# concentrates.</text:p>
          </table:table-cell>
          <table:table-cell table:number-columns-repeated="1024"/>
        </table:table-row>
        <table:table-row table:style-name="ro1077">
          <table:table-cell table:style-name="ce24" office:value-type="string" calcext:value-type="string">
            <text:p>generic</text:p>
          </table:table-cell>
          <table:table-cell table:style-name="ce24" office:value-type="string" calcext:value-type="string">
            <text:p>use_generic</text:p>
          </table:table-cell>
          <table:table-cell table:style-name="ce20" office:value-type="string" calcext:value-type="string">
            <text:p><text:span text:style-name="T2295">user on you</text:span></text:p>
          </table:table-cell>
          <table:table-cell office:value-type="string" calcext:value-type="string">
            <text:p>#USER# concentrates on you.</text:p>
          </table:table-cell>
          <table:table-cell table:number-columns-repeated="1024"/>
        </table:table-row>
        <table:table-row table:style-name="ro1078">
          <table:table-cell table:style-name="ce24" office:value-type="string" calcext:value-type="string">
            <text:p>generic</text:p>
          </table:table-cell>
          <table:table-cell table:style-name="ce24" office:value-type="string" calcext:value-type="string">
            <text:p>use_generic</text:p>
          </table:table-cell>
          <table:table-cell table:style-name="ce20" office:value-type="string" calcext:value-type="string">
            <text:p><text:span text:style-name="T2296">user on other</text:span></text:p>
          </table:table-cell>
          <table:table-cell office:value-type="string" calcext:value-type="string">
            <text:p>#USER# concentrates on #OTHER#.</text:p>
          </table:table-cell>
          <table:table-cell table:number-columns-repeated="1024"/>
        </table:table-row>
        <table:table-row table:style-name="ro1079">
          <table:table-cell table:style-name="ce24" office:value-type="string" calcext:value-type="string">
            <text:p>generic</text:p>
          </table:table-cell>
          <table:table-cell table:style-name="ce24" office:value-type="string" calcext:value-type="string">
            <text:p>use_generic</text:p>
          </table:table-cell>
          <table:table-cell table:style-name="ce20" office:value-type="string" calcext:value-type="string">
            <text:p><text:span text:style-name="T2297">you on you fail</text:span></text:p>
          </table:table-cell>
          <table:table-cell office:value-type="string" calcext:value-type="string">
            <text:p>You fail to concentrate.</text:p>
          </table:table-cell>
          <table:table-cell table:number-columns-repeated="1024"/>
        </table:table-row>
        <table:table-row table:style-name="ro1080">
          <table:table-cell table:style-name="ce24" office:value-type="string" calcext:value-type="string">
            <text:p>generic</text:p>
          </table:table-cell>
          <table:table-cell table:style-name="ce24" office:value-type="string" calcext:value-type="string">
            <text:p>use_generic</text:p>
          </table:table-cell>
          <table:table-cell table:style-name="ce20" office:value-type="string" calcext:value-type="string">
            <text:p><text:span text:style-name="T2298">you on other fail</text:span></text:p>
          </table:table-cell>
          <table:table-cell office:value-type="string" calcext:value-type="string">
            <text:p>You fail to concentrate on #OTHER#.</text:p>
          </table:table-cell>
          <table:table-cell table:number-columns-repeated="1024"/>
        </table:table-row>
        <table:table-row table:style-name="ro1081">
          <table:table-cell table:style-name="ce24" office:value-type="string" calcext:value-type="string">
            <text:p>generic</text:p>
          </table:table-cell>
          <table:table-cell table:style-name="ce24" office:value-type="string" calcext:value-type="string">
            <text:p>use_generic</text:p>
          </table:table-cell>
          <table:table-cell table:style-name="ce20" office:value-type="string" calcext:value-type="string">
            <text:p><text:span text:style-name="T2299">user on user fail</text:span></text:p>
          </table:table-cell>
          <table:table-cell office:value-type="string" calcext:value-type="string">
            <text:p>#USER# fails to concentrate.</text:p>
          </table:table-cell>
          <table:table-cell table:number-columns-repeated="1024"/>
        </table:table-row>
        <table:table-row table:style-name="ro1082">
          <table:table-cell table:style-name="ce24" office:value-type="string" calcext:value-type="string">
            <text:p>generic</text:p>
          </table:table-cell>
          <table:table-cell table:style-name="ce24" office:value-type="string" calcext:value-type="string">
            <text:p>use_generic</text:p>
          </table:table-cell>
          <table:table-cell table:style-name="ce20" office:value-type="string" calcext:value-type="string">
            <text:p><text:span text:style-name="T2300">user on you fail</text:span></text:p>
          </table:table-cell>
          <table:table-cell office:value-type="string" calcext:value-type="string">
            <text:p>#USER# fails to concentrate on you.</text:p>
          </table:table-cell>
          <table:table-cell table:number-columns-repeated="1024"/>
        </table:table-row>
        <table:table-row table:style-name="ro1083">
          <table:table-cell table:style-name="ce24" office:value-type="string" calcext:value-type="string">
            <text:p>generic</text:p>
          </table:table-cell>
          <table:table-cell table:style-name="ce24" office:value-type="string" calcext:value-type="string">
            <text:p>use_generic</text:p>
          </table:table-cell>
          <table:table-cell table:style-name="ce20" office:value-type="string" calcext:value-type="string">
            <text:p><text:span text:style-name="T2301">user on other fail</text:span></text:p>
          </table:table-cell>
          <table:table-cell office:value-type="string" calcext:value-type="string">
            <text:p>#USER# fails to concentrate on #OTHER#.</text:p>
          </table:table-cell>
          <table:table-cell table:number-columns-repeated="1024"/>
        </table:table-row>
        <table:table-row table:style-name="ro932">
          <table:table-cell table:number-columns-repeated="1024"/>
        </table:table-row>
      </table:table>
      <table:named-expressions>
        <table:named-expression table:name="__Anonymous_Sheet_DB__5" table:base-cell-address="$loot.$A$1" table:expression="of:=[loot.A:loot.F]"/>
        <table:named-expression table:name="__Anonymous_Sheet_DB__1" table:base-cell-address="$items_equipment.$A$1" table:expression="of:=[items_equipment.A:items_equipment.X]"/>
        <table:named-range table:name="__Anonymous_Sheet_DB__6" table:base-cell-address="$enemies.$A$1" table:cell-range-address="$enemies.A$1:$enemies.M$1048576"/>
        <table:named-range table:name="__Anonymous_Sheet_DB__8" table:base-cell-address="$deprecated_enemy_combat_loop.$A$1" table:cell-range-address="$deprecated_enemy_combat_loop.A$1:$deprecated_enemy_combat_loop.F$1048576"/>
      </table:named-expressions>
      <table:database-ranges>
        <table:database-range table:name="__Anonymous_Sheet_DB__10" table:target-range-address="skill_script_values.A:skill_script_values.M"/>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F" svg:font-family="F"/>
    <style:font-face style:name="Liberation Serif" svg:font-family="Liberation Serif"/>
    <style:font-face style:name="'Liberation Sans'" svg:font-family="'Liberation Sans'"/>
    <style:font-face style:name="Calibri" svg:font-family="Calibri"/>
    <style:font-face style:name="Liberation Sans" svg:font-family="Liberation Sans"/>
  </office:font-face-decls>
  <office:styles>
    <style:default-style style:family="table-cell"/>
    <number:number-style style:name="NF10001">
      <number:number number:decimal-places="3" number:min-integer-digits="1" number:grouping="true"/>
    </number:number-style>
    <number:number-style style:name="NF10003">
      <number:number number:decimal-places="0" number:min-integer-digits="1" number:grouping="true"/>
    </number:number-style>
    <number:number-style style:name="NF10004">
      <number:number number:decimal-places="2" number:min-integer-digits="1" number:grouping="true"/>
    </number:number-style>
    <style:style style:display-name="Default" style:family="table-cell" style:name="Default">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isplay-name="Bad" style:family="table-cell" style:name="Bad">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office:styles>
  <office:automatic-styles>
    <style:page-layout style:name="Mpm1">
      <style:page-layout-properties fo:page-width="21cm" fo:page-height="29.7cm" style:print-orientation="portrait" fo:margin-top="1.91cm" fo:margin-bottom="1.91cm" fo:margin-left="1.78cm" fo:margin-right="1.78cm" style:scale-to="100%"/>
    </style:page-layout>
    <style:page-layout style:name="Mpm2">
      <style:page-layout-properties fo:page-width="21cm" fo:page-height="29.7cm" style:print-orientation="portrait" fo:margin-top="1.91cm" fo:margin-bottom="1.91cm" fo:margin-left="1.78cm" fo:margin-right="1.78cm" style:scale-to="100%"/>
    </style:page-layout>
    <style:page-layout style:name="Mpm3">
      <style:page-layout-properties fo:page-width="21cm" fo:page-height="29.7cm" style:print-orientation="portrait" fo:margin-top="1.91cm" fo:margin-bottom="1.91cm" fo:margin-left="1.78cm" fo:margin-right="1.78cm" style:scale-to="100%"/>
    </style:page-layout>
    <style:page-layout style:name="Mpm4">
      <style:page-layout-properties fo:page-width="21cm" fo:page-height="29.7cm" style:print-orientation="portrait" fo:margin-top="1.91cm" fo:margin-bottom="1.91cm" fo:margin-left="1.78cm" fo:margin-right="1.78cm" style:scale-to="100%"/>
    </style:page-layout>
    <style:page-layout style:name="Mpm5">
      <style:page-layout-properties fo:page-width="21cm" fo:page-height="29.7cm" style:print-orientation="portrait" fo:margin-top="1.91cm" fo:margin-bottom="1.91cm" fo:margin-left="1.78cm" fo:margin-right="1.78cm" style:scale-to="100%"/>
    </style:page-layout>
    <style:page-layout style:name="Mpm6">
      <style:page-layout-properties fo:page-width="21cm" fo:page-height="29.7cm" style:print-orientation="portrait" fo:margin-top="1.91cm" fo:margin-bottom="1.91cm" fo:margin-left="1.78cm" fo:margin-right="1.78cm" style:scale-to="100%"/>
    </style:page-layout>
    <style:page-layout style:name="Mpm7">
      <style:page-layout-properties fo:page-width="21cm" fo:page-height="29.7cm" style:print-orientation="portrait" fo:margin-top="1.91cm" fo:margin-bottom="1.91cm" fo:margin-left="1.78cm" fo:margin-right="1.78cm" style:scale-to="100%"/>
    </style:page-layout>
    <style:page-layout style:name="Mpm8">
      <style:page-layout-properties fo:page-width="21cm" fo:page-height="29.7cm" style:print-orientation="portrait" fo:margin-top="1.91cm" fo:margin-bottom="1.91cm" fo:margin-left="1.78cm" fo:margin-right="1.78cm" style:scale-to="100%"/>
    </style:page-layout>
    <style:page-layout style:name="Mpm9">
      <style:page-layout-properties fo:page-width="21cm" fo:page-height="29.7cm" style:print-orientation="portrait" fo:margin-top="1.91cm" fo:margin-bottom="1.91cm" fo:margin-left="1.78cm" fo:margin-right="1.78cm" style:scale-to="100%"/>
    </style:page-layout>
    <style:page-layout style:name="Mpm10">
      <style:page-layout-properties fo:page-width="21cm" fo:page-height="29.7cm" style:print-orientation="portrait" fo:margin-top="1.91cm" fo:margin-bottom="1.91cm" fo:margin-left="1.78cm" fo:margin-right="1.78cm" style:scale-to="100%"/>
    </style:page-layout>
    <style:page-layout style:name="Mpm11">
      <style:page-layout-properties fo:page-width="21cm" fo:page-height="29.7cm" style:print-orientation="portrait" fo:margin-top="1.91cm" fo:margin-bottom="1.91cm" fo:margin-left="1.78cm" fo:margin-right="1.78cm" style:scale-to="100%"/>
    </style:page-layout>
    <style:style style:data-style-name="" style:family="table-cell" style:name="ce1">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ata-style-name="" style:family="table-cell" style:name="ce2">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office:automatic-styles>
  <office:master-styles>
    <style:master-page style:name="MasterPage1" style:page-layout-name="Mpm1"/>
    <style:master-page style:name="MasterPage2" style:page-layout-name="Mpm2"/>
    <style:master-page style:name="MasterPage3" style:page-layout-name="Mpm3"/>
    <style:master-page style:name="MasterPage4" style:page-layout-name="Mpm4"/>
    <style:master-page style:name="MasterPage5" style:page-layout-name="Mpm5"/>
    <style:master-page style:name="MasterPage6" style:page-layout-name="Mpm6"/>
    <style:master-page style:name="MasterPage7" style:page-layout-name="Mpm7"/>
    <style:master-page style:name="MasterPage8" style:page-layout-name="Mpm8"/>
    <style:master-page style:name="MasterPage9" style:page-layout-name="Mpm9"/>
    <style:master-page style:name="MasterPage10" style:page-layout-name="Mpm10"/>
    <style:master-page style:name="MasterPage11"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2.19</meta:generator>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family="chart" style:name="ch1">
      <style:graphic-properties draw:stroke="none"/>
      <style:chart-properties/>
    </style:style>
    <style:style style:family="chart" style:name="ch2">
      <style:graphic-properties draw:fill="none" draw:stroke="none"/>
      <style:paragraph-properties/>
      <style:chart-properties/>
      <style:text-properties style:text-line-through-type="none" fo:font-size="10pt" style:font-size-asian="10pt" style:font-size-complex="10pt"/>
    </style:style>
    <style:style style:family="chart" style:name="ch3">
      <style:graphic-properties/>
      <style:chart-properties chart:treat-empty-cells="true"/>
    </style:style>
    <style:style style:family="chart" style:name="ch4">
      <style:graphic-properties draw:fill-color="#355a86" draw:stroke="none" svg:stroke-color="#355a86"/>
      <style:chart-properties/>
    </style:style>
    <style:style style:family="chart" style:name="ch5">
      <style:graphic-properties draw:fill-color="#004586" draw:fill="solid"/>
      <style:chart-properties/>
      <style:text-properties/>
    </style:style>
    <style:style style:family="chart" style:name="ch6">
      <style:graphic-properties draw:fill-color="#FF420E" draw:fill="solid"/>
      <style:chart-properties/>
      <style:text-properties/>
    </style:style>
    <style:style style:family="chart" style:name="ch7">
      <style:graphic-properties draw:fill-color="#FFD320" draw:fill="solid"/>
      <style:chart-properties/>
      <style:text-properties/>
    </style:style>
    <style:style style:family="chart" style:name="ch8">
      <style:graphic-properties/>
      <style:chart-properties chart:reverse-direction="false"/>
    </style:style>
    <style:style style:family="chart" style:name="ch9">
      <style:graphic-properties/>
      <style:chart-properties chart:reverse-direction="false"/>
    </style:style>
    <style:style style:family="chart" style:name="ch10">
      <style:graphic-properties draw:fill="none"/>
      <style:chart-properties/>
    </style:style>
    <style:style style:family="chart" style:name="ch11">
      <style:graphic-properties draw:fill-color="#ffffff" draw:fill="none"/>
      <style:chart-properties/>
    </style:style>
    <text:list-style style:name="L1"/>
  </office:automatic-styles>
  <office:body>
    <office:chart>
      <chart:chart svg:width="7.766cm" svg:height="4.067cm" chart:style-name="ch1" chart:class="chart:circle">
        <chart:legend chart:legend-position="end" chart:style-name="ch2"/>
        <chart:plot-area chart:style-name="ch3" chart:data-source-has-labels="both">
          <chart:series chart:values-cell-range-address="overlook.A3:overlook.C3" chart:class="chart:circle" chart:style-name="ch4">
            <chart:data-point chart:repeated="1" chart:style-name="ch5"/>
            <chart:data-point chart:repeated="1" chart:style-name="ch6"/>
            <chart:data-point chart:repeated="1" chart:style-name="ch7"/>
          </chart:series>
          <chart:axis chart:dimension="x" chart:style-name="ch8">
            <chart:categories table:cell-range-address="overlook.A2:overlook.C2"/>
          </chart:axis>
          <chart:axis chart:dimension="y" chart:style-name="ch9"/>
          <chart:floor chart:style-name="ch10"/>
          <chart:wall chart:style-name="ch11"/>
        </chart:plot-area>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2.1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office:document-styles>
</file>